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7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06cm"/>
    </style:style>
    <style:style style:name="co4" style:family="table-column">
      <style:table-column-properties fo:break-before="auto" style:column-width="2.686cm"/>
    </style:style>
    <style:style style:name="co5" style:family="table-column">
      <style:table-column-properties fo:break-before="auto" style:column-width="2.581cm"/>
    </style:style>
    <style:style style:name="co6" style:family="table-column">
      <style:table-column-properties fo:break-before="auto" style:column-width="2.231cm"/>
    </style:style>
    <style:style style:name="co7" style:family="table-column">
      <style:table-column-properties fo:break-before="auto" style:column-width="4.251cm"/>
    </style:style>
    <style:style style:name="co8" style:family="table-column">
      <style:table-column-properties fo:break-before="auto" style:column-width="4.419cm"/>
    </style:style>
    <style:style style:name="co9" style:family="table-column">
      <style:table-column-properties fo:break-before="auto" style:column-width="4.9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0"/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0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1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3" style:family="table-cell" style:parent-style-name="Default" style:data-style-name="N11"/>
    <style:style style:name="ce14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1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6" style:family="table-cell" style:parent-style-name="Pivot_20_Table_20_Category" style:data-style-name="N36">
      <style:table-cell-properties fo:border-bottom="none" fo:border-left="0.99pt solid #000000" fo:border-right="0.99pt solid #000000" fo:border-top="0.99pt solid #000000"/>
    </style:style>
    <style:style style:name="ce17" style:family="table-cell" style:parent-style-name="Pivot_20_Table_20_Category" style:data-style-name="N36">
      <style:table-cell-properties fo:border-bottom="none" fo:border-left="0.99pt solid #000000" fo:border-right="0.99pt solid #000000" fo:border-top="none"/>
    </style:style>
    <style:style style:name="ce18" style:family="table-cell" style:parent-style-name="Pivot_20_Table_20_Category" style:data-style-name="N36">
      <style:table-cell-properties fo:border-bottom="2.01pt solid #000000" fo:border-left="0.99pt solid #000000" fo:border-right="0.99pt solid #000000" fo:border-top="none"/>
    </style:style>
    <style:style style:name="ce19" style:family="table-cell" style:parent-style-name="Pivot_20_Table_20_Value" style:data-style-name="N0">
      <style:table-cell-properties fo:border-bottom="2.01pt solid #000000" fo:border-left="0.99pt solid #000000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r_zamowienia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magazyn</text:p>
          </table:table-cell>
          <table:table-cell office:value-type="string" calcext:value-type="string">
            <text:p>wielkosc_zamowienia</text:p>
          </table:table-cell>
          <table:table-cell office:value-type="string" calcext:value-type="string">
            <text:p>dzien tygodnia</text:p>
          </table:table-cell>
          <table:table-cell office:value-type="string" calcext:value-type="string">
            <text:p>produkcja?</text:p>
          </table:table-cell>
          <table:table-cell office:value-type="string" calcext:value-type="string">
            <text:p>ile produkcja</text:p>
          </table:table-cell>
          <table:table-cell office:value-type="string" calcext:value-type="string">
            <text:p>magazyn przed</text:p>
          </table:table-cell>
          <table:table-cell office:value-type="string" calcext:value-type="string">
            <text:p>magazyn po</text:p>
          </table:table-cell>
          <table:table-cell office:value-type="string" calcext:value-type="string">
            <text:p>magazyn fakt</text:p>
          </table:table-cell>
          <table:table-cell office:value-type="string" calcext:value-type="string">
            <text:p>filia </text:p>
          </table:table-cell>
          <table:table-cell office:value-type="string" calcext:value-type="string">
            <text:p>ile filji</text:p>
          </table:table-cell>
          <table:table-cell table:style-name="ce1" office:value-type="date" office:date-value="2021-01-02" calcext:value-type="date">
            <text:p>2.01.2021</text:p>
          </table:table-cell>
          <table:table-cell office:value-type="string" calcext:value-type="string">
            <text:p>sobota</text:p>
          </table:table-cell>
          <table:table-cell/>
          <table:table-cell office:value-type="string" calcext:value-type="string">
            <text:p>liczba filii</text:p>
          </table:table-cell>
          <table:table-cell table:formula="of:=SUM([.K$1:.K$104857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2" calcext:value-type="date">
            <text:p>2.01.2021</text:p>
          </table:table-cell>
          <table:table-cell office:value-type="string" calcext:value-type="string">
            <text:p>Ogrodzieniec</text:p>
          </table:table-cell>
          <table:table-cell office:value-type="float" office:value="1290" calcext:value-type="float">
            <text:p>1290</text:p>
          </table:table-cell>
          <table:table-cell table:style-name="ce2" table:formula="of:=VLOOKUP([.B2];[.$M$1:.$N$1048576];2;0)" office:value-type="string" office:string-value="sobota" calcext:value-type="string">
            <text:p>sobota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35000" calcext:value-type="float">
            <text:p>35000</text:p>
          </table:table-cell>
          <table:table-cell table:formula="of:=[.H2]-[.D2]" office:value-type="float" office:value="33710" calcext:value-type="float">
            <text:p>33710</text:p>
          </table:table-cell>
          <table:table-cell table:formula="of:=IF([.I2]&lt;0;[.H2];[.I2])" office:value-type="float" office:value="33710" calcext:value-type="float">
            <text:p>33710</text:p>
          </table:table-cell>
          <table:table-cell table:formula="of:=IF([.I2]&lt;0;1;0)" office:value-type="float" office:value="0" calcext:value-type="float">
            <text:p>0</text:p>
          </table:table-cell>
          <table:table-cell table:formula="of:=IF([.K2]=1;[.D2];0)" office:value-type="float" office:value="0" calcext:value-type="float">
            <text:p>0</text:p>
          </table:table-cell>
          <table:table-cell table:style-name="ce1" office:value-type="date" office:date-value="2021-01-03" calcext:value-type="date">
            <text:p>3.01.2021</text:p>
          </table:table-cell>
          <table:table-cell office:value-type="string" calcext:value-type="string">
            <text:p>niedziela</text:p>
          </table:table-cell>
          <table:table-cell/>
          <table:table-cell office:value-type="string" calcext:value-type="string">
            <text:p>suma filii</text:p>
          </table:table-cell>
          <table:table-cell table:formula="of:=SUM([.L$1:.L$104857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1-02" calcext:value-type="date">
            <text:p>2.01.2021</text:p>
          </table:table-cell>
          <table:table-cell office:value-type="string" calcext:value-type="string">
            <text:p>Przemysl</text:p>
          </table:table-cell>
          <table:table-cell office:value-type="float" office:value="4420" calcext:value-type="float">
            <text:p>4420</text:p>
          </table:table-cell>
          <table:table-cell table:formula="of:=VLOOKUP([.B3];[.$M$1:.$N$1048576];2;0)" office:value-type="string" office:string-value="sobota" calcext:value-type="string">
            <text:p>sobota</text:p>
          </table:table-cell>
          <table:table-cell table:formula="of:=IF(NOT(DAY([.B2]) = DAY([.B3]));1;0)" office:value-type="float" office:value="0" calcext:value-type="float">
            <text:p>0</text:p>
          </table:table-cell>
          <table:table-cell table:formula="of:=IF([.F3] = 1;IF(OR([.E3] = &quot;sobota&quot;;[.E3] = &quot;niedziela&quot;);5000;[.$Q$4]);0)" office:value-type="float" office:value="0" calcext:value-type="float">
            <text:p>0</text:p>
          </table:table-cell>
          <table:table-cell table:formula="of:=[.J2]+[.G3]" office:value-type="float" office:value="33710" calcext:value-type="float">
            <text:p>33710</text:p>
          </table:table-cell>
          <table:table-cell table:formula="of:=[.H3]-[.D3]" office:value-type="float" office:value="29290" calcext:value-type="float">
            <text:p>29290</text:p>
          </table:table-cell>
          <table:table-cell table:formula="of:=IF([.I3]&lt;0;[.H3];[.I3])" office:value-type="float" office:value="29290" calcext:value-type="float">
            <text:p>29290</text:p>
          </table:table-cell>
          <table:table-cell table:formula="of:=IF([.I3]&lt;0;1;0)" office:value-type="float" office:value="0" calcext:value-type="float">
            <text:p>0</text:p>
          </table:table-cell>
          <table:table-cell table:formula="of:=IF([.K3]=1;[.D3];0)" office:value-type="float" office:value="0" calcext:value-type="float">
            <text:p>0</text:p>
          </table:table-cell>
          <table:table-cell table:style-name="ce1" office:value-type="date" office:date-value="2021-01-04" calcext:value-type="date">
            <text:p>4.01.2021</text:p>
          </table:table-cell>
          <table:table-cell office:value-type="string" calcext:value-type="string">
            <text:p>poniedziałe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1-02" calcext:value-type="date">
            <text:p>2.01.2021</text:p>
          </table:table-cell>
          <table:table-cell office:value-type="string" calcext:value-type="string">
            <text:p>Gniezno</text:p>
          </table:table-cell>
          <table:table-cell office:value-type="float" office:value="5190" calcext:value-type="float">
            <text:p>5190</text:p>
          </table:table-cell>
          <table:table-cell table:formula="of:=VLOOKUP([.B4];[.$M$1:.$N$1048576];2;0)" office:value-type="string" office:string-value="sobota" calcext:value-type="string">
            <text:p>sobota</text:p>
          </table:table-cell>
          <table:table-cell table:formula="of:=IF(NOT(DAY([.B3]) = DAY([.B4]));1;0)" office:value-type="float" office:value="0" calcext:value-type="float">
            <text:p>0</text:p>
          </table:table-cell>
          <table:table-cell table:formula="of:=IF([.F4] = 1;IF(OR([.E4] = &quot;sobota&quot;;[.E4] = &quot;niedziela&quot;);5000;[.$Q$4]);0)" office:value-type="float" office:value="0" calcext:value-type="float">
            <text:p>0</text:p>
          </table:table-cell>
          <table:table-cell table:formula="of:=[.J3]+[.G4]" office:value-type="float" office:value="29290" calcext:value-type="float">
            <text:p>29290</text:p>
          </table:table-cell>
          <table:table-cell table:formula="of:=[.H4]-[.D4]" office:value-type="float" office:value="24100" calcext:value-type="float">
            <text:p>24100</text:p>
          </table:table-cell>
          <table:table-cell table:formula="of:=IF([.I4]&lt;0;[.H4];[.I4])" office:value-type="float" office:value="24100" calcext:value-type="float">
            <text:p>24100</text:p>
          </table:table-cell>
          <table:table-cell table:formula="of:=IF([.I4]&lt;0;1;0)" office:value-type="float" office:value="0" calcext:value-type="float">
            <text:p>0</text:p>
          </table:table-cell>
          <table:table-cell table:formula="of:=IF([.K4]=1;[.D4];0)" office:value-type="float" office:value="0" calcext:value-type="float">
            <text:p>0</text:p>
          </table:table-cell>
          <table:table-cell table:style-name="ce1" office:value-type="date" office:date-value="2021-01-05" calcext:value-type="date">
            <text:p>5.01.2021</text:p>
          </table:table-cell>
          <table:table-cell office:value-type="string" calcext:value-type="string">
            <text:p>wtorek</text:p>
          </table:table-cell>
          <table:table-cell/>
          <table:table-cell office:value-type="string" calcext:value-type="string">
            <text:p>ile butelek <text:s/>w dni robocze</text:p>
          </table:table-cell>
          <table:table-cell table:style-name="ce3" office:value-type="float" office:value="13179" calcext:value-type="float">
            <text:p>1317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1-03" calcext:value-type="date">
            <text:p>3.01.2021</text:p>
          </table:table-cell>
          <table:table-cell office:value-type="string" calcext:value-type="string">
            <text:p>Malbork</text:p>
          </table:table-cell>
          <table:table-cell office:value-type="float" office:value="950" calcext:value-type="float">
            <text:p>950</text:p>
          </table:table-cell>
          <table:table-cell table:formula="of:=VLOOKUP([.B5];[.$M$1:.$N$1048576];2;0)" office:value-type="string" office:string-value="niedziela" calcext:value-type="string">
            <text:p>niedziela</text:p>
          </table:table-cell>
          <table:table-cell table:formula="of:=IF(NOT(DAY([.B4]) = DAY([.B5]));1;0)" office:value-type="float" office:value="1" calcext:value-type="float">
            <text:p>1</text:p>
          </table:table-cell>
          <table:table-cell table:formula="of:=IF([.F5] = 1;IF(OR([.E5] = &quot;sobota&quot;;[.E5] = &quot;niedziela&quot;);5000;[.$Q$4]);0)" office:value-type="float" office:value="5000" calcext:value-type="float">
            <text:p>5000</text:p>
          </table:table-cell>
          <table:table-cell table:formula="of:=[.J4]+[.G5]" office:value-type="float" office:value="29100" calcext:value-type="float">
            <text:p>29100</text:p>
          </table:table-cell>
          <table:table-cell table:formula="of:=[.H5]-[.D5]" office:value-type="float" office:value="28150" calcext:value-type="float">
            <text:p>28150</text:p>
          </table:table-cell>
          <table:table-cell table:formula="of:=IF([.I5]&lt;0;[.H5];[.I5])" office:value-type="float" office:value="28150" calcext:value-type="float">
            <text:p>28150</text:p>
          </table:table-cell>
          <table:table-cell table:formula="of:=IF([.I5]&lt;0;1;0)" office:value-type="float" office:value="0" calcext:value-type="float">
            <text:p>0</text:p>
          </table:table-cell>
          <table:table-cell table:formula="of:=IF([.K5]=1;[.D5];0)" office:value-type="float" office:value="0" calcext:value-type="float">
            <text:p>0</text:p>
          </table:table-cell>
          <table:table-cell table:style-name="ce1" office:value-type="date" office:date-value="2021-01-06" calcext:value-type="date">
            <text:p>6.01.2021</text:p>
          </table:table-cell>
          <table:table-cell office:value-type="string" calcext:value-type="string">
            <text:p>środa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1-01-03" calcext:value-type="date">
            <text:p>3.01.2021</text:p>
          </table:table-cell>
          <table:table-cell office:value-type="string" calcext:value-type="string">
            <text:p>Gniezno</text:p>
          </table:table-cell>
          <table:table-cell office:value-type="float" office:value="6000" calcext:value-type="float">
            <text:p>6000</text:p>
          </table:table-cell>
          <table:table-cell table:formula="of:=VLOOKUP([.B6];[.$M$1:.$N$1048576];2;0)" office:value-type="string" office:string-value="niedziela" calcext:value-type="string">
            <text:p>niedziela</text:p>
          </table:table-cell>
          <table:table-cell table:formula="of:=IF(NOT(DAY([.B5]) = DAY([.B6]));1;0)" office:value-type="float" office:value="0" calcext:value-type="float">
            <text:p>0</text:p>
          </table:table-cell>
          <table:table-cell table:formula="of:=IF([.F6] = 1;IF(OR([.E6] = &quot;sobota&quot;;[.E6] = &quot;niedziela&quot;);5000;[.$Q$4]);0)" office:value-type="float" office:value="0" calcext:value-type="float">
            <text:p>0</text:p>
          </table:table-cell>
          <table:table-cell table:formula="of:=[.J5]+[.G6]" office:value-type="float" office:value="28150" calcext:value-type="float">
            <text:p>28150</text:p>
          </table:table-cell>
          <table:table-cell table:formula="of:=[.H6]-[.D6]" office:value-type="float" office:value="22150" calcext:value-type="float">
            <text:p>22150</text:p>
          </table:table-cell>
          <table:table-cell table:formula="of:=IF([.I6]&lt;0;[.H6];[.I6])" office:value-type="float" office:value="22150" calcext:value-type="float">
            <text:p>22150</text:p>
          </table:table-cell>
          <table:table-cell table:formula="of:=IF([.I6]&lt;0;1;0)" office:value-type="float" office:value="0" calcext:value-type="float">
            <text:p>0</text:p>
          </table:table-cell>
          <table:table-cell table:formula="of:=IF([.K6]=1;[.D6];0)" office:value-type="float" office:value="0" calcext:value-type="float">
            <text:p>0</text:p>
          </table:table-cell>
          <table:table-cell table:style-name="ce1" office:value-type="date" office:date-value="2021-01-07" calcext:value-type="date">
            <text:p>7.01.2021</text:p>
          </table:table-cell>
          <table:table-cell office:value-type="string" calcext:value-type="string">
            <text:p>czwartek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01-03" calcext:value-type="date">
            <text:p>3.01.2021</text:p>
          </table:table-cell>
          <table:table-cell office:value-type="string" calcext:value-type="string">
            <text:p>Przemysl</text:p>
          </table:table-cell>
          <table:table-cell office:value-type="float" office:value="8530" calcext:value-type="float">
            <text:p>8530</text:p>
          </table:table-cell>
          <table:table-cell table:formula="of:=VLOOKUP([.B7];[.$M$1:.$N$1048576];2;0)" office:value-type="string" office:string-value="niedziela" calcext:value-type="string">
            <text:p>niedziela</text:p>
          </table:table-cell>
          <table:table-cell table:formula="of:=IF(NOT(DAY([.B6]) = DAY([.B7]));1;0)" office:value-type="float" office:value="0" calcext:value-type="float">
            <text:p>0</text:p>
          </table:table-cell>
          <table:table-cell table:formula="of:=IF([.F7] = 1;IF(OR([.E7] = &quot;sobota&quot;;[.E7] = &quot;niedziela&quot;);5000;[.$Q$4]);0)" office:value-type="float" office:value="0" calcext:value-type="float">
            <text:p>0</text:p>
          </table:table-cell>
          <table:table-cell table:formula="of:=[.J6]+[.G7]" office:value-type="float" office:value="22150" calcext:value-type="float">
            <text:p>22150</text:p>
          </table:table-cell>
          <table:table-cell table:formula="of:=[.H7]-[.D7]" office:value-type="float" office:value="13620" calcext:value-type="float">
            <text:p>13620</text:p>
          </table:table-cell>
          <table:table-cell table:formula="of:=IF([.I7]&lt;0;[.H7];[.I7])" office:value-type="float" office:value="13620" calcext:value-type="float">
            <text:p>13620</text:p>
          </table:table-cell>
          <table:table-cell table:formula="of:=IF([.I7]&lt;0;1;0)" office:value-type="float" office:value="0" calcext:value-type="float">
            <text:p>0</text:p>
          </table:table-cell>
          <table:table-cell table:formula="of:=IF([.K7]=1;[.D7];0)" office:value-type="float" office:value="0" calcext:value-type="float">
            <text:p>0</text:p>
          </table:table-cell>
          <table:table-cell table:style-name="ce1" office:value-type="date" office:date-value="2021-01-08" calcext:value-type="date">
            <text:p>8.01.2021</text:p>
          </table:table-cell>
          <table:table-cell office:value-type="string" calcext:value-type="string">
            <text:p>piątek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1-01-04" calcext:value-type="date">
            <text:p>4.01.2021</text:p>
          </table:table-cell>
          <table:table-cell office:value-type="string" calcext:value-type="string">
            <text:p>Malbork</text:p>
          </table:table-cell>
          <table:table-cell office:value-type="float" office:value="1140" calcext:value-type="float">
            <text:p>1140</text:p>
          </table:table-cell>
          <table:table-cell table:formula="of:=VLOOKUP([.B8];[.$M$1:.$N$1048576];2;0)" office:value-type="string" office:string-value="poniedziałek" calcext:value-type="string">
            <text:p>poniedziałek</text:p>
          </table:table-cell>
          <table:table-cell table:formula="of:=IF(NOT(DAY([.B7]) = DAY([.B8]));1;0)" office:value-type="float" office:value="1" calcext:value-type="float">
            <text:p>1</text:p>
          </table:table-cell>
          <table:table-cell table:formula="of:=IF([.F8] = 1;IF(OR([.E8] = &quot;sobota&quot;;[.E8] = &quot;niedziela&quot;);5000;[.$Q$4]);0)" office:value-type="float" office:value="13179" calcext:value-type="float">
            <text:p>13179</text:p>
          </table:table-cell>
          <table:table-cell table:formula="of:=[.J7]+[.G8]" office:value-type="float" office:value="26799" calcext:value-type="float">
            <text:p>26799</text:p>
          </table:table-cell>
          <table:table-cell table:formula="of:=[.H8]-[.D8]" office:value-type="float" office:value="25659" calcext:value-type="float">
            <text:p>25659</text:p>
          </table:table-cell>
          <table:table-cell table:formula="of:=IF([.I8]&lt;0;[.H8];[.I8])" office:value-type="float" office:value="25659" calcext:value-type="float">
            <text:p>25659</text:p>
          </table:table-cell>
          <table:table-cell table:formula="of:=IF([.I8]&lt;0;1;0)" office:value-type="float" office:value="0" calcext:value-type="float">
            <text:p>0</text:p>
          </table:table-cell>
          <table:table-cell table:formula="of:=IF([.K8]=1;[.D8];0)" office:value-type="float" office:value="0" calcext:value-type="float">
            <text:p>0</text:p>
          </table:table-cell>
          <table:table-cell table:style-name="ce1" office:value-type="date" office:date-value="2021-01-09" calcext:value-type="date">
            <text:p>9.01.2021</text:p>
          </table:table-cell>
          <table:table-cell office:value-type="string" calcext:value-type="string">
            <text:p>sobota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1-01-04" calcext:value-type="date">
            <text:p>4.01.2021</text:p>
          </table:table-cell>
          <table:table-cell office:value-type="string" calcext:value-type="string">
            <text:p>Przemysl</text:p>
          </table:table-cell>
          <table:table-cell office:value-type="float" office:value="2460" calcext:value-type="float">
            <text:p>2460</text:p>
          </table:table-cell>
          <table:table-cell table:formula="of:=VLOOKUP([.B9];[.$M$1:.$N$1048576];2;0)" office:value-type="string" office:string-value="poniedziałek" calcext:value-type="string">
            <text:p>poniedziałek</text:p>
          </table:table-cell>
          <table:table-cell table:formula="of:=IF(NOT(DAY([.B8]) = DAY([.B9]));1;0)" office:value-type="float" office:value="0" calcext:value-type="float">
            <text:p>0</text:p>
          </table:table-cell>
          <table:table-cell table:formula="of:=IF([.F9] = 1;IF(OR([.E9] = &quot;sobota&quot;;[.E9] = &quot;niedziela&quot;);5000;[.$Q$4]);0)" office:value-type="float" office:value="0" calcext:value-type="float">
            <text:p>0</text:p>
          </table:table-cell>
          <table:table-cell table:formula="of:=[.J8]+[.G9]" office:value-type="float" office:value="25659" calcext:value-type="float">
            <text:p>25659</text:p>
          </table:table-cell>
          <table:table-cell table:formula="of:=[.H9]-[.D9]" office:value-type="float" office:value="23199" calcext:value-type="float">
            <text:p>23199</text:p>
          </table:table-cell>
          <table:table-cell table:formula="of:=IF([.I9]&lt;0;[.H9];[.I9])" office:value-type="float" office:value="23199" calcext:value-type="float">
            <text:p>23199</text:p>
          </table:table-cell>
          <table:table-cell table:formula="of:=IF([.I9]&lt;0;1;0)" office:value-type="float" office:value="0" calcext:value-type="float">
            <text:p>0</text:p>
          </table:table-cell>
          <table:table-cell table:formula="of:=IF([.K9]=1;[.D9];0)" office:value-type="float" office:value="0" calcext:value-type="float">
            <text:p>0</text:p>
          </table:table-cell>
          <table:table-cell table:style-name="ce1" office:value-type="date" office:date-value="2021-01-10" calcext:value-type="date">
            <text:p>10.01.2021</text:p>
          </table:table-cell>
          <table:table-cell office:value-type="string" calcext:value-type="string">
            <text:p>niedziela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1-01-05" calcext:value-type="date">
            <text:p>5.01.2021</text:p>
          </table:table-cell>
          <table:table-cell office:value-type="string" calcext:value-type="string">
            <text:p>Gniezno</text:p>
          </table:table-cell>
          <table:table-cell office:value-type="float" office:value="7520" calcext:value-type="float">
            <text:p>7520</text:p>
          </table:table-cell>
          <table:table-cell table:formula="of:=VLOOKUP([.B10];[.$M$1:.$N$1048576];2;0)" office:value-type="string" office:string-value="wtorek" calcext:value-type="string">
            <text:p>wtorek</text:p>
          </table:table-cell>
          <table:table-cell table:formula="of:=IF(NOT(DAY([.B9]) = DAY([.B10]));1;0)" office:value-type="float" office:value="1" calcext:value-type="float">
            <text:p>1</text:p>
          </table:table-cell>
          <table:table-cell table:formula="of:=IF([.F10] = 1;IF(OR([.E10] = &quot;sobota&quot;;[.E10] = &quot;niedziela&quot;);5000;[.$Q$4]);0)" office:value-type="float" office:value="13179" calcext:value-type="float">
            <text:p>13179</text:p>
          </table:table-cell>
          <table:table-cell table:formula="of:=[.J9]+[.G10]" office:value-type="float" office:value="36378" calcext:value-type="float">
            <text:p>36378</text:p>
          </table:table-cell>
          <table:table-cell table:formula="of:=[.H10]-[.D10]" office:value-type="float" office:value="28858" calcext:value-type="float">
            <text:p>28858</text:p>
          </table:table-cell>
          <table:table-cell table:formula="of:=IF([.I10]&lt;0;[.H10];[.I10])" office:value-type="float" office:value="28858" calcext:value-type="float">
            <text:p>28858</text:p>
          </table:table-cell>
          <table:table-cell table:formula="of:=IF([.I10]&lt;0;1;0)" office:value-type="float" office:value="0" calcext:value-type="float">
            <text:p>0</text:p>
          </table:table-cell>
          <table:table-cell table:formula="of:=IF([.K10]=1;[.D10];0)" office:value-type="float" office:value="0" calcext:value-type="float">
            <text:p>0</text:p>
          </table:table-cell>
          <table:table-cell table:style-name="ce1" office:value-type="date" office:date-value="2021-01-11" calcext:value-type="date">
            <text:p>11.01.2021</text:p>
          </table:table-cell>
          <table:table-cell office:value-type="string" calcext:value-type="string">
            <text:p>poniedziałek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1-01-05" calcext:value-type="date">
            <text:p>5.01.2021</text:p>
          </table:table-cell>
          <table:table-cell office:value-type="string" calcext:value-type="string">
            <text:p>Przemysl</text:p>
          </table:table-cell>
          <table:table-cell office:value-type="float" office:value="7920" calcext:value-type="float">
            <text:p>7920</text:p>
          </table:table-cell>
          <table:table-cell table:formula="of:=VLOOKUP([.B11];[.$M$1:.$N$1048576];2;0)" office:value-type="string" office:string-value="wtorek" calcext:value-type="string">
            <text:p>wtorek</text:p>
          </table:table-cell>
          <table:table-cell table:formula="of:=IF(NOT(DAY([.B10]) = DAY([.B11]));1;0)" office:value-type="float" office:value="0" calcext:value-type="float">
            <text:p>0</text:p>
          </table:table-cell>
          <table:table-cell table:formula="of:=IF([.F11] = 1;IF(OR([.E11] = &quot;sobota&quot;;[.E11] = &quot;niedziela&quot;);5000;[.$Q$4]);0)" office:value-type="float" office:value="0" calcext:value-type="float">
            <text:p>0</text:p>
          </table:table-cell>
          <table:table-cell table:formula="of:=[.J10]+[.G11]" office:value-type="float" office:value="28858" calcext:value-type="float">
            <text:p>28858</text:p>
          </table:table-cell>
          <table:table-cell table:formula="of:=[.H11]-[.D11]" office:value-type="float" office:value="20938" calcext:value-type="float">
            <text:p>20938</text:p>
          </table:table-cell>
          <table:table-cell table:formula="of:=IF([.I11]&lt;0;[.H11];[.I11])" office:value-type="float" office:value="20938" calcext:value-type="float">
            <text:p>20938</text:p>
          </table:table-cell>
          <table:table-cell table:formula="of:=IF([.I11]&lt;0;1;0)" office:value-type="float" office:value="0" calcext:value-type="float">
            <text:p>0</text:p>
          </table:table-cell>
          <table:table-cell table:formula="of:=IF([.K11]=1;[.D11];0)" office:value-type="float" office:value="0" calcext:value-type="float">
            <text:p>0</text:p>
          </table:table-cell>
          <table:table-cell table:style-name="ce1" office:value-type="date" office:date-value="2021-01-12" calcext:value-type="date">
            <text:p>12.01.2021</text:p>
          </table:table-cell>
          <table:table-cell office:value-type="string" calcext:value-type="string">
            <text:p>wtorek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1-01-05" calcext:value-type="date">
            <text:p>5.01.2021</text:p>
          </table:table-cell>
          <table:table-cell office:value-type="string" calcext:value-type="string">
            <text:p>Ogrodzieniec</text:p>
          </table:table-cell>
          <table:table-cell office:value-type="float" office:value="1430" calcext:value-type="float">
            <text:p>1430</text:p>
          </table:table-cell>
          <table:table-cell table:formula="of:=VLOOKUP([.B12];[.$M$1:.$N$1048576];2;0)" office:value-type="string" office:string-value="wtorek" calcext:value-type="string">
            <text:p>wtorek</text:p>
          </table:table-cell>
          <table:table-cell table:formula="of:=IF(NOT(DAY([.B11]) = DAY([.B12]));1;0)" office:value-type="float" office:value="0" calcext:value-type="float">
            <text:p>0</text:p>
          </table:table-cell>
          <table:table-cell table:formula="of:=IF([.F12] = 1;IF(OR([.E12] = &quot;sobota&quot;;[.E12] = &quot;niedziela&quot;);5000;[.$Q$4]);0)" office:value-type="float" office:value="0" calcext:value-type="float">
            <text:p>0</text:p>
          </table:table-cell>
          <table:table-cell table:formula="of:=[.J11]+[.G12]" office:value-type="float" office:value="20938" calcext:value-type="float">
            <text:p>20938</text:p>
          </table:table-cell>
          <table:table-cell table:formula="of:=[.H12]-[.D12]" office:value-type="float" office:value="19508" calcext:value-type="float">
            <text:p>19508</text:p>
          </table:table-cell>
          <table:table-cell table:formula="of:=IF([.I12]&lt;0;[.H12];[.I12])" office:value-type="float" office:value="19508" calcext:value-type="float">
            <text:p>19508</text:p>
          </table:table-cell>
          <table:table-cell table:formula="of:=IF([.I12]&lt;0;1;0)" office:value-type="float" office:value="0" calcext:value-type="float">
            <text:p>0</text:p>
          </table:table-cell>
          <table:table-cell table:formula="of:=IF([.K12]=1;[.D12];0)" office:value-type="float" office:value="0" calcext:value-type="float">
            <text:p>0</text:p>
          </table:table-cell>
          <table:table-cell table:style-name="ce1" office:value-type="date" office:date-value="2021-01-13" calcext:value-type="date">
            <text:p>13.01.2021</text:p>
          </table:table-cell>
          <table:table-cell office:value-type="string" calcext:value-type="string">
            <text:p>środa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1-01-06" calcext:value-type="date">
            <text:p>6.01.2021</text:p>
          </table:table-cell>
          <table:table-cell office:value-type="string" calcext:value-type="string">
            <text:p>Malbork</text:p>
          </table:table-cell>
          <table:table-cell office:value-type="float" office:value="1500" calcext:value-type="float">
            <text:p>1500</text:p>
          </table:table-cell>
          <table:table-cell table:formula="of:=VLOOKUP([.B13];[.$M$1:.$N$1048576];2;0)" office:value-type="string" office:string-value="środa" calcext:value-type="string">
            <text:p>środa</text:p>
          </table:table-cell>
          <table:table-cell table:formula="of:=IF(NOT(DAY([.B12]) = DAY([.B13]));1;0)" office:value-type="float" office:value="1" calcext:value-type="float">
            <text:p>1</text:p>
          </table:table-cell>
          <table:table-cell table:formula="of:=IF([.F13] = 1;IF(OR([.E13] = &quot;sobota&quot;;[.E13] = &quot;niedziela&quot;);5000;[.$Q$4]);0)" office:value-type="float" office:value="13179" calcext:value-type="float">
            <text:p>13179</text:p>
          </table:table-cell>
          <table:table-cell table:formula="of:=[.J12]+[.G13]" office:value-type="float" office:value="32687" calcext:value-type="float">
            <text:p>32687</text:p>
          </table:table-cell>
          <table:table-cell table:formula="of:=[.H13]-[.D13]" office:value-type="float" office:value="31187" calcext:value-type="float">
            <text:p>31187</text:p>
          </table:table-cell>
          <table:table-cell table:formula="of:=IF([.I13]&lt;0;[.H13];[.I13])" office:value-type="float" office:value="31187" calcext:value-type="float">
            <text:p>31187</text:p>
          </table:table-cell>
          <table:table-cell table:formula="of:=IF([.I13]&lt;0;1;0)" office:value-type="float" office:value="0" calcext:value-type="float">
            <text:p>0</text:p>
          </table:table-cell>
          <table:table-cell table:formula="of:=IF([.K13]=1;[.D13];0)" office:value-type="float" office:value="0" calcext:value-type="float">
            <text:p>0</text:p>
          </table:table-cell>
          <table:table-cell table:style-name="ce1" office:value-type="date" office:date-value="2021-01-14" calcext:value-type="date">
            <text:p>14.01.2021</text:p>
          </table:table-cell>
          <table:table-cell office:value-type="string" calcext:value-type="string">
            <text:p>czwartek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1-01-06" calcext:value-type="date">
            <text:p>6.01.2021</text:p>
          </table:table-cell>
          <table:table-cell office:value-type="string" calcext:value-type="string">
            <text:p>Ogrodzieniec</text:p>
          </table:table-cell>
          <table:table-cell office:value-type="float" office:value="5540" calcext:value-type="float">
            <text:p>5540</text:p>
          </table:table-cell>
          <table:table-cell table:formula="of:=VLOOKUP([.B14];[.$M$1:.$N$1048576];2;0)" office:value-type="string" office:string-value="środa" calcext:value-type="string">
            <text:p>środa</text:p>
          </table:table-cell>
          <table:table-cell table:formula="of:=IF(NOT(DAY([.B13]) = DAY([.B14]));1;0)" office:value-type="float" office:value="0" calcext:value-type="float">
            <text:p>0</text:p>
          </table:table-cell>
          <table:table-cell table:formula="of:=IF([.F14] = 1;IF(OR([.E14] = &quot;sobota&quot;;[.E14] = &quot;niedziela&quot;);5000;[.$Q$4]);0)" office:value-type="float" office:value="0" calcext:value-type="float">
            <text:p>0</text:p>
          </table:table-cell>
          <table:table-cell table:formula="of:=[.J13]+[.G14]" office:value-type="float" office:value="31187" calcext:value-type="float">
            <text:p>31187</text:p>
          </table:table-cell>
          <table:table-cell table:formula="of:=[.H14]-[.D14]" office:value-type="float" office:value="25647" calcext:value-type="float">
            <text:p>25647</text:p>
          </table:table-cell>
          <table:table-cell table:formula="of:=IF([.I14]&lt;0;[.H14];[.I14])" office:value-type="float" office:value="25647" calcext:value-type="float">
            <text:p>25647</text:p>
          </table:table-cell>
          <table:table-cell table:formula="of:=IF([.I14]&lt;0;1;0)" office:value-type="float" office:value="0" calcext:value-type="float">
            <text:p>0</text:p>
          </table:table-cell>
          <table:table-cell table:formula="of:=IF([.K14]=1;[.D14];0)" office:value-type="float" office:value="0" calcext:value-type="float">
            <text:p>0</text:p>
          </table:table-cell>
          <table:table-cell table:style-name="ce1" office:value-type="date" office:date-value="2021-01-15" calcext:value-type="date">
            <text:p>15.01.2021</text:p>
          </table:table-cell>
          <table:table-cell office:value-type="string" calcext:value-type="string">
            <text:p>piątek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1-01-06" calcext:value-type="date">
            <text:p>6.01.2021</text:p>
          </table:table-cell>
          <table:table-cell office:value-type="string" calcext:value-type="string">
            <text:p>Gniezno</text:p>
          </table:table-cell>
          <table:table-cell office:value-type="float" office:value="7340" calcext:value-type="float">
            <text:p>7340</text:p>
          </table:table-cell>
          <table:table-cell table:formula="of:=VLOOKUP([.B15];[.$M$1:.$N$1048576];2;0)" office:value-type="string" office:string-value="środa" calcext:value-type="string">
            <text:p>środa</text:p>
          </table:table-cell>
          <table:table-cell table:formula="of:=IF(NOT(DAY([.B14]) = DAY([.B15]));1;0)" office:value-type="float" office:value="0" calcext:value-type="float">
            <text:p>0</text:p>
          </table:table-cell>
          <table:table-cell table:formula="of:=IF([.F15] = 1;IF(OR([.E15] = &quot;sobota&quot;;[.E15] = &quot;niedziela&quot;);5000;[.$Q$4]);0)" office:value-type="float" office:value="0" calcext:value-type="float">
            <text:p>0</text:p>
          </table:table-cell>
          <table:table-cell table:formula="of:=[.J14]+[.G15]" office:value-type="float" office:value="25647" calcext:value-type="float">
            <text:p>25647</text:p>
          </table:table-cell>
          <table:table-cell table:formula="of:=[.H15]-[.D15]" office:value-type="float" office:value="18307" calcext:value-type="float">
            <text:p>18307</text:p>
          </table:table-cell>
          <table:table-cell table:formula="of:=IF([.I15]&lt;0;[.H15];[.I15])" office:value-type="float" office:value="18307" calcext:value-type="float">
            <text:p>18307</text:p>
          </table:table-cell>
          <table:table-cell table:formula="of:=IF([.I15]&lt;0;1;0)" office:value-type="float" office:value="0" calcext:value-type="float">
            <text:p>0</text:p>
          </table:table-cell>
          <table:table-cell table:formula="of:=IF([.K15]=1;[.D15];0)" office:value-type="float" office:value="0" calcext:value-type="float">
            <text:p>0</text:p>
          </table:table-cell>
          <table:table-cell table:style-name="ce1" office:value-type="date" office:date-value="2021-01-16" calcext:value-type="date">
            <text:p>16.01.2021</text:p>
          </table:table-cell>
          <table:table-cell office:value-type="string" calcext:value-type="string">
            <text:p>sobota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1-01-07" calcext:value-type="date">
            <text:p>7.01.2021</text:p>
          </table:table-cell>
          <table:table-cell office:value-type="string" calcext:value-type="string">
            <text:p>Przemysl</text:p>
          </table:table-cell>
          <table:table-cell office:value-type="float" office:value="8170" calcext:value-type="float">
            <text:p>8170</text:p>
          </table:table-cell>
          <table:table-cell table:formula="of:=VLOOKUP([.B16];[.$M$1:.$N$1048576];2;0)" office:value-type="string" office:string-value="czwartek" calcext:value-type="string">
            <text:p>czwartek</text:p>
          </table:table-cell>
          <table:table-cell table:formula="of:=IF(NOT(DAY([.B15]) = DAY([.B16]));1;0)" office:value-type="float" office:value="1" calcext:value-type="float">
            <text:p>1</text:p>
          </table:table-cell>
          <table:table-cell table:formula="of:=IF([.F16] = 1;IF(OR([.E16] = &quot;sobota&quot;;[.E16] = &quot;niedziela&quot;);5000;[.$Q$4]);0)" office:value-type="float" office:value="13179" calcext:value-type="float">
            <text:p>13179</text:p>
          </table:table-cell>
          <table:table-cell table:formula="of:=[.J15]+[.G16]" office:value-type="float" office:value="31486" calcext:value-type="float">
            <text:p>31486</text:p>
          </table:table-cell>
          <table:table-cell table:formula="of:=[.H16]-[.D16]" office:value-type="float" office:value="23316" calcext:value-type="float">
            <text:p>23316</text:p>
          </table:table-cell>
          <table:table-cell table:formula="of:=IF([.I16]&lt;0;[.H16];[.I16])" office:value-type="float" office:value="23316" calcext:value-type="float">
            <text:p>23316</text:p>
          </table:table-cell>
          <table:table-cell table:formula="of:=IF([.I16]&lt;0;1;0)" office:value-type="float" office:value="0" calcext:value-type="float">
            <text:p>0</text:p>
          </table:table-cell>
          <table:table-cell table:formula="of:=IF([.K16]=1;[.D16];0)" office:value-type="float" office:value="0" calcext:value-type="float">
            <text:p>0</text:p>
          </table:table-cell>
          <table:table-cell table:style-name="ce1" office:value-type="date" office:date-value="2021-01-17" calcext:value-type="date">
            <text:p>17.01.2021</text:p>
          </table:table-cell>
          <table:table-cell office:value-type="string" calcext:value-type="string">
            <text:p>niedziela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1-01-08" calcext:value-type="date">
            <text:p>8.01.2021</text:p>
          </table:table-cell>
          <table:table-cell office:value-type="string" calcext:value-type="string">
            <text:p>Ogrodzieniec</text:p>
          </table:table-cell>
          <table:table-cell office:value-type="float" office:value="9410" calcext:value-type="float">
            <text:p>9410</text:p>
          </table:table-cell>
          <table:table-cell table:formula="of:=VLOOKUP([.B17];[.$M$1:.$N$1048576];2;0)" office:value-type="string" office:string-value="piątek" calcext:value-type="string">
            <text:p>piątek</text:p>
          </table:table-cell>
          <table:table-cell table:formula="of:=IF(NOT(DAY([.B16]) = DAY([.B17]));1;0)" office:value-type="float" office:value="1" calcext:value-type="float">
            <text:p>1</text:p>
          </table:table-cell>
          <table:table-cell table:formula="of:=IF([.F17] = 1;IF(OR([.E17] = &quot;sobota&quot;;[.E17] = &quot;niedziela&quot;);5000;[.$Q$4]);0)" office:value-type="float" office:value="13179" calcext:value-type="float">
            <text:p>13179</text:p>
          </table:table-cell>
          <table:table-cell table:formula="of:=[.J16]+[.G17]" office:value-type="float" office:value="36495" calcext:value-type="float">
            <text:p>36495</text:p>
          </table:table-cell>
          <table:table-cell table:formula="of:=[.H17]-[.D17]" office:value-type="float" office:value="27085" calcext:value-type="float">
            <text:p>27085</text:p>
          </table:table-cell>
          <table:table-cell table:formula="of:=IF([.I17]&lt;0;[.H17];[.I17])" office:value-type="float" office:value="27085" calcext:value-type="float">
            <text:p>27085</text:p>
          </table:table-cell>
          <table:table-cell table:formula="of:=IF([.I17]&lt;0;1;0)" office:value-type="float" office:value="0" calcext:value-type="float">
            <text:p>0</text:p>
          </table:table-cell>
          <table:table-cell table:formula="of:=IF([.K17]=1;[.D17];0)" office:value-type="float" office:value="0" calcext:value-type="float">
            <text:p>0</text:p>
          </table:table-cell>
          <table:table-cell table:style-name="ce1" office:value-type="date" office:date-value="2021-01-18" calcext:value-type="date">
            <text:p>18.01.2021</text:p>
          </table:table-cell>
          <table:table-cell office:value-type="string" calcext:value-type="string">
            <text:p>poniedziałek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1-01-08" calcext:value-type="date">
            <text:p>8.01.2021</text:p>
          </table:table-cell>
          <table:table-cell office:value-type="string" calcext:value-type="string">
            <text:p>Malbork</text:p>
          </table:table-cell>
          <table:table-cell office:value-type="float" office:value="4660" calcext:value-type="float">
            <text:p>4660</text:p>
          </table:table-cell>
          <table:table-cell table:formula="of:=VLOOKUP([.B18];[.$M$1:.$N$1048576];2;0)" office:value-type="string" office:string-value="piątek" calcext:value-type="string">
            <text:p>piątek</text:p>
          </table:table-cell>
          <table:table-cell table:formula="of:=IF(NOT(DAY([.B17]) = DAY([.B18]));1;0)" office:value-type="float" office:value="0" calcext:value-type="float">
            <text:p>0</text:p>
          </table:table-cell>
          <table:table-cell table:formula="of:=IF([.F18] = 1;IF(OR([.E18] = &quot;sobota&quot;;[.E18] = &quot;niedziela&quot;);5000;[.$Q$4]);0)" office:value-type="float" office:value="0" calcext:value-type="float">
            <text:p>0</text:p>
          </table:table-cell>
          <table:table-cell table:formula="of:=[.J17]+[.G18]" office:value-type="float" office:value="27085" calcext:value-type="float">
            <text:p>27085</text:p>
          </table:table-cell>
          <table:table-cell table:formula="of:=[.H18]-[.D18]" office:value-type="float" office:value="22425" calcext:value-type="float">
            <text:p>22425</text:p>
          </table:table-cell>
          <table:table-cell table:formula="of:=IF([.I18]&lt;0;[.H18];[.I18])" office:value-type="float" office:value="22425" calcext:value-type="float">
            <text:p>22425</text:p>
          </table:table-cell>
          <table:table-cell table:formula="of:=IF([.I18]&lt;0;1;0)" office:value-type="float" office:value="0" calcext:value-type="float">
            <text:p>0</text:p>
          </table:table-cell>
          <table:table-cell table:formula="of:=IF([.K18]=1;[.D18];0)" office:value-type="float" office:value="0" calcext:value-type="float">
            <text:p>0</text:p>
          </table:table-cell>
          <table:table-cell table:style-name="ce1" office:value-type="date" office:date-value="2021-01-19" calcext:value-type="date">
            <text:p>19.01.2021</text:p>
          </table:table-cell>
          <table:table-cell office:value-type="string" calcext:value-type="string">
            <text:p>wtorek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1-01-09" calcext:value-type="date">
            <text:p>9.01.2021</text:p>
          </table:table-cell>
          <table:table-cell office:value-type="string" calcext:value-type="string">
            <text:p>Ogrodzieniec</text:p>
          </table:table-cell>
          <table:table-cell office:value-type="float" office:value="2240" calcext:value-type="float">
            <text:p>2240</text:p>
          </table:table-cell>
          <table:table-cell table:formula="of:=VLOOKUP([.B19];[.$M$1:.$N$1048576];2;0)" office:value-type="string" office:string-value="sobota" calcext:value-type="string">
            <text:p>sobota</text:p>
          </table:table-cell>
          <table:table-cell table:formula="of:=IF(NOT(DAY([.B18]) = DAY([.B19]));1;0)" office:value-type="float" office:value="1" calcext:value-type="float">
            <text:p>1</text:p>
          </table:table-cell>
          <table:table-cell table:formula="of:=IF([.F19] = 1;IF(OR([.E19] = &quot;sobota&quot;;[.E19] = &quot;niedziela&quot;);5000;[.$Q$4]);0)" office:value-type="float" office:value="5000" calcext:value-type="float">
            <text:p>5000</text:p>
          </table:table-cell>
          <table:table-cell table:formula="of:=[.J18]+[.G19]" office:value-type="float" office:value="27425" calcext:value-type="float">
            <text:p>27425</text:p>
          </table:table-cell>
          <table:table-cell table:formula="of:=[.H19]-[.D19]" office:value-type="float" office:value="25185" calcext:value-type="float">
            <text:p>25185</text:p>
          </table:table-cell>
          <table:table-cell table:formula="of:=IF([.I19]&lt;0;[.H19];[.I19])" office:value-type="float" office:value="25185" calcext:value-type="float">
            <text:p>25185</text:p>
          </table:table-cell>
          <table:table-cell table:formula="of:=IF([.I19]&lt;0;1;0)" office:value-type="float" office:value="0" calcext:value-type="float">
            <text:p>0</text:p>
          </table:table-cell>
          <table:table-cell table:formula="of:=IF([.K19]=1;[.D19];0)" office:value-type="float" office:value="0" calcext:value-type="float">
            <text:p>0</text:p>
          </table:table-cell>
          <table:table-cell table:style-name="ce1" office:value-type="date" office:date-value="2021-01-20" calcext:value-type="date">
            <text:p>20.01.2021</text:p>
          </table:table-cell>
          <table:table-cell office:value-type="string" calcext:value-type="string">
            <text:p>środa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1-01-09" calcext:value-type="date">
            <text:p>9.01.2021</text:p>
          </table:table-cell>
          <table:table-cell office:value-type="string" calcext:value-type="string">
            <text:p>Przemysl</text:p>
          </table:table-cell>
          <table:table-cell office:value-type="float" office:value="6760" calcext:value-type="float">
            <text:p>6760</text:p>
          </table:table-cell>
          <table:table-cell table:formula="of:=VLOOKUP([.B20];[.$M$1:.$N$1048576];2;0)" office:value-type="string" office:string-value="sobota" calcext:value-type="string">
            <text:p>sobota</text:p>
          </table:table-cell>
          <table:table-cell table:formula="of:=IF(NOT(DAY([.B19]) = DAY([.B20]));1;0)" office:value-type="float" office:value="0" calcext:value-type="float">
            <text:p>0</text:p>
          </table:table-cell>
          <table:table-cell table:formula="of:=IF([.F20] = 1;IF(OR([.E20] = &quot;sobota&quot;;[.E20] = &quot;niedziela&quot;);5000;[.$Q$4]);0)" office:value-type="float" office:value="0" calcext:value-type="float">
            <text:p>0</text:p>
          </table:table-cell>
          <table:table-cell table:formula="of:=[.J19]+[.G20]" office:value-type="float" office:value="25185" calcext:value-type="float">
            <text:p>25185</text:p>
          </table:table-cell>
          <table:table-cell table:formula="of:=[.H20]-[.D20]" office:value-type="float" office:value="18425" calcext:value-type="float">
            <text:p>18425</text:p>
          </table:table-cell>
          <table:table-cell table:formula="of:=IF([.I20]&lt;0;[.H20];[.I20])" office:value-type="float" office:value="18425" calcext:value-type="float">
            <text:p>18425</text:p>
          </table:table-cell>
          <table:table-cell table:formula="of:=IF([.I20]&lt;0;1;0)" office:value-type="float" office:value="0" calcext:value-type="float">
            <text:p>0</text:p>
          </table:table-cell>
          <table:table-cell table:formula="of:=IF([.K20]=1;[.D20];0)" office:value-type="float" office:value="0" calcext:value-type="float">
            <text:p>0</text:p>
          </table:table-cell>
          <table:table-cell table:style-name="ce1" office:value-type="date" office:date-value="2021-01-21" calcext:value-type="date">
            <text:p>21.01.2021</text:p>
          </table:table-cell>
          <table:table-cell office:value-type="string" calcext:value-type="string">
            <text:p>czwartek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1-01-10" calcext:value-type="date">
            <text:p>10.01.2021</text:p>
          </table:table-cell>
          <table:table-cell office:value-type="string" calcext:value-type="string">
            <text:p>Gniezno</text:p>
          </table:table-cell>
          <table:table-cell office:value-type="float" office:value="7850" calcext:value-type="float">
            <text:p>7850</text:p>
          </table:table-cell>
          <table:table-cell table:formula="of:=VLOOKUP([.B21];[.$M$1:.$N$1048576];2;0)" office:value-type="string" office:string-value="niedziela" calcext:value-type="string">
            <text:p>niedziela</text:p>
          </table:table-cell>
          <table:table-cell table:formula="of:=IF(NOT(DAY([.B20]) = DAY([.B21]));1;0)" office:value-type="float" office:value="1" calcext:value-type="float">
            <text:p>1</text:p>
          </table:table-cell>
          <table:table-cell table:formula="of:=IF([.F21] = 1;IF(OR([.E21] = &quot;sobota&quot;;[.E21] = &quot;niedziela&quot;);5000;[.$Q$4]);0)" office:value-type="float" office:value="5000" calcext:value-type="float">
            <text:p>5000</text:p>
          </table:table-cell>
          <table:table-cell table:formula="of:=[.J20]+[.G21]" office:value-type="float" office:value="23425" calcext:value-type="float">
            <text:p>23425</text:p>
          </table:table-cell>
          <table:table-cell table:formula="of:=[.H21]-[.D21]" office:value-type="float" office:value="15575" calcext:value-type="float">
            <text:p>15575</text:p>
          </table:table-cell>
          <table:table-cell table:formula="of:=IF([.I21]&lt;0;[.H21];[.I21])" office:value-type="float" office:value="15575" calcext:value-type="float">
            <text:p>15575</text:p>
          </table:table-cell>
          <table:table-cell table:formula="of:=IF([.I21]&lt;0;1;0)" office:value-type="float" office:value="0" calcext:value-type="float">
            <text:p>0</text:p>
          </table:table-cell>
          <table:table-cell table:formula="of:=IF([.K21]=1;[.D21];0)" office:value-type="float" office:value="0" calcext:value-type="float">
            <text:p>0</text:p>
          </table:table-cell>
          <table:table-cell table:style-name="ce1" office:value-type="date" office:date-value="2021-01-22" calcext:value-type="date">
            <text:p>22.01.2021</text:p>
          </table:table-cell>
          <table:table-cell office:value-type="string" calcext:value-type="string">
            <text:p>piątek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1-01-11" calcext:value-type="date">
            <text:p>11.01.2021</text:p>
          </table:table-cell>
          <table:table-cell office:value-type="string" calcext:value-type="string">
            <text:p>Przemysl</text:p>
          </table:table-cell>
          <table:table-cell office:value-type="float" office:value="5440" calcext:value-type="float">
            <text:p>5440</text:p>
          </table:table-cell>
          <table:table-cell table:formula="of:=VLOOKUP([.B22];[.$M$1:.$N$1048576];2;0)" office:value-type="string" office:string-value="poniedziałek" calcext:value-type="string">
            <text:p>poniedziałek</text:p>
          </table:table-cell>
          <table:table-cell table:formula="of:=IF(NOT(DAY([.B21]) = DAY([.B22]));1;0)" office:value-type="float" office:value="1" calcext:value-type="float">
            <text:p>1</text:p>
          </table:table-cell>
          <table:table-cell table:formula="of:=IF([.F22] = 1;IF(OR([.E22] = &quot;sobota&quot;;[.E22] = &quot;niedziela&quot;);5000;[.$Q$4]);0)" office:value-type="float" office:value="13179" calcext:value-type="float">
            <text:p>13179</text:p>
          </table:table-cell>
          <table:table-cell table:formula="of:=[.J21]+[.G22]" office:value-type="float" office:value="28754" calcext:value-type="float">
            <text:p>28754</text:p>
          </table:table-cell>
          <table:table-cell table:formula="of:=[.H22]-[.D22]" office:value-type="float" office:value="23314" calcext:value-type="float">
            <text:p>23314</text:p>
          </table:table-cell>
          <table:table-cell table:formula="of:=IF([.I22]&lt;0;[.H22];[.I22])" office:value-type="float" office:value="23314" calcext:value-type="float">
            <text:p>23314</text:p>
          </table:table-cell>
          <table:table-cell table:formula="of:=IF([.I22]&lt;0;1;0)" office:value-type="float" office:value="0" calcext:value-type="float">
            <text:p>0</text:p>
          </table:table-cell>
          <table:table-cell table:formula="of:=IF([.K22]=1;[.D22];0)" office:value-type="float" office:value="0" calcext:value-type="float">
            <text:p>0</text:p>
          </table:table-cell>
          <table:table-cell table:style-name="ce1" office:value-type="date" office:date-value="2021-01-23" calcext:value-type="date">
            <text:p>23.01.2021</text:p>
          </table:table-cell>
          <table:table-cell office:value-type="string" calcext:value-type="string">
            <text:p>sobota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1-01-11" calcext:value-type="date">
            <text:p>11.01.2021</text:p>
          </table:table-cell>
          <table:table-cell office:value-type="string" calcext:value-type="string">
            <text:p>Malbork</text:p>
          </table:table-cell>
          <table:table-cell office:value-type="float" office:value="5230" calcext:value-type="float">
            <text:p>5230</text:p>
          </table:table-cell>
          <table:table-cell table:formula="of:=VLOOKUP([.B23];[.$M$1:.$N$1048576];2;0)" office:value-type="string" office:string-value="poniedziałek" calcext:value-type="string">
            <text:p>poniedziałek</text:p>
          </table:table-cell>
          <table:table-cell table:formula="of:=IF(NOT(DAY([.B22]) = DAY([.B23]));1;0)" office:value-type="float" office:value="0" calcext:value-type="float">
            <text:p>0</text:p>
          </table:table-cell>
          <table:table-cell table:formula="of:=IF([.F23] = 1;IF(OR([.E23] = &quot;sobota&quot;;[.E23] = &quot;niedziela&quot;);5000;[.$Q$4]);0)" office:value-type="float" office:value="0" calcext:value-type="float">
            <text:p>0</text:p>
          </table:table-cell>
          <table:table-cell table:formula="of:=[.J22]+[.G23]" office:value-type="float" office:value="23314" calcext:value-type="float">
            <text:p>23314</text:p>
          </table:table-cell>
          <table:table-cell table:formula="of:=[.H23]-[.D23]" office:value-type="float" office:value="18084" calcext:value-type="float">
            <text:p>18084</text:p>
          </table:table-cell>
          <table:table-cell table:formula="of:=IF([.I23]&lt;0;[.H23];[.I23])" office:value-type="float" office:value="18084" calcext:value-type="float">
            <text:p>18084</text:p>
          </table:table-cell>
          <table:table-cell table:formula="of:=IF([.I23]&lt;0;1;0)" office:value-type="float" office:value="0" calcext:value-type="float">
            <text:p>0</text:p>
          </table:table-cell>
          <table:table-cell table:formula="of:=IF([.K23]=1;[.D23];0)" office:value-type="float" office:value="0" calcext:value-type="float">
            <text:p>0</text:p>
          </table:table-cell>
          <table:table-cell table:style-name="ce1" office:value-type="date" office:date-value="2021-01-24" calcext:value-type="date">
            <text:p>24.01.2021</text:p>
          </table:table-cell>
          <table:table-cell office:value-type="string" calcext:value-type="string">
            <text:p>niedziela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1-01-11" calcext:value-type="date">
            <text:p>11.01.2021</text:p>
          </table:table-cell>
          <table:table-cell office:value-type="string" calcext:value-type="string">
            <text:p>Ogrodzieniec</text:p>
          </table:table-cell>
          <table:table-cell office:value-type="float" office:value="9750" calcext:value-type="float">
            <text:p>9750</text:p>
          </table:table-cell>
          <table:table-cell table:formula="of:=VLOOKUP([.B24];[.$M$1:.$N$1048576];2;0)" office:value-type="string" office:string-value="poniedziałek" calcext:value-type="string">
            <text:p>poniedziałek</text:p>
          </table:table-cell>
          <table:table-cell table:formula="of:=IF(NOT(DAY([.B23]) = DAY([.B24]));1;0)" office:value-type="float" office:value="0" calcext:value-type="float">
            <text:p>0</text:p>
          </table:table-cell>
          <table:table-cell table:formula="of:=IF([.F24] = 1;IF(OR([.E24] = &quot;sobota&quot;;[.E24] = &quot;niedziela&quot;);5000;[.$Q$4]);0)" office:value-type="float" office:value="0" calcext:value-type="float">
            <text:p>0</text:p>
          </table:table-cell>
          <table:table-cell table:formula="of:=[.J23]+[.G24]" office:value-type="float" office:value="18084" calcext:value-type="float">
            <text:p>18084</text:p>
          </table:table-cell>
          <table:table-cell table:formula="of:=[.H24]-[.D24]" office:value-type="float" office:value="8334" calcext:value-type="float">
            <text:p>8334</text:p>
          </table:table-cell>
          <table:table-cell table:formula="of:=IF([.I24]&lt;0;[.H24];[.I24])" office:value-type="float" office:value="8334" calcext:value-type="float">
            <text:p>8334</text:p>
          </table:table-cell>
          <table:table-cell table:formula="of:=IF([.I24]&lt;0;1;0)" office:value-type="float" office:value="0" calcext:value-type="float">
            <text:p>0</text:p>
          </table:table-cell>
          <table:table-cell table:formula="of:=IF([.K24]=1;[.D24];0)" office:value-type="float" office:value="0" calcext:value-type="float">
            <text:p>0</text:p>
          </table:table-cell>
          <table:table-cell table:style-name="ce1" office:value-type="date" office:date-value="2021-01-25" calcext:value-type="date">
            <text:p>25.01.2021</text:p>
          </table:table-cell>
          <table:table-cell office:value-type="string" calcext:value-type="string">
            <text:p>poniedziałek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1-01-12" calcext:value-type="date">
            <text:p>12.01.2021</text:p>
          </table:table-cell>
          <table:table-cell office:value-type="string" calcext:value-type="string">
            <text:p>Gniezno</text:p>
          </table:table-cell>
          <table:table-cell office:value-type="float" office:value="4800" calcext:value-type="float">
            <text:p>4800</text:p>
          </table:table-cell>
          <table:table-cell table:formula="of:=VLOOKUP([.B25];[.$M$1:.$N$1048576];2;0)" office:value-type="string" office:string-value="wtorek" calcext:value-type="string">
            <text:p>wtorek</text:p>
          </table:table-cell>
          <table:table-cell table:formula="of:=IF(NOT(DAY([.B24]) = DAY([.B25]));1;0)" office:value-type="float" office:value="1" calcext:value-type="float">
            <text:p>1</text:p>
          </table:table-cell>
          <table:table-cell table:formula="of:=IF([.F25] = 1;IF(OR([.E25] = &quot;sobota&quot;;[.E25] = &quot;niedziela&quot;);5000;[.$Q$4]);0)" office:value-type="float" office:value="13179" calcext:value-type="float">
            <text:p>13179</text:p>
          </table:table-cell>
          <table:table-cell table:formula="of:=[.J24]+[.G25]" office:value-type="float" office:value="21513" calcext:value-type="float">
            <text:p>21513</text:p>
          </table:table-cell>
          <table:table-cell table:formula="of:=[.H25]-[.D25]" office:value-type="float" office:value="16713" calcext:value-type="float">
            <text:p>16713</text:p>
          </table:table-cell>
          <table:table-cell table:formula="of:=IF([.I25]&lt;0;[.H25];[.I25])" office:value-type="float" office:value="16713" calcext:value-type="float">
            <text:p>16713</text:p>
          </table:table-cell>
          <table:table-cell table:formula="of:=IF([.I25]&lt;0;1;0)" office:value-type="float" office:value="0" calcext:value-type="float">
            <text:p>0</text:p>
          </table:table-cell>
          <table:table-cell table:formula="of:=IF([.K25]=1;[.D25];0)" office:value-type="float" office:value="0" calcext:value-type="float">
            <text:p>0</text:p>
          </table:table-cell>
          <table:table-cell table:style-name="ce1" office:value-type="date" office:date-value="2021-01-26" calcext:value-type="date">
            <text:p>26.01.2021</text:p>
          </table:table-cell>
          <table:table-cell office:value-type="string" calcext:value-type="string">
            <text:p>wtorek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1-01-13" calcext:value-type="date">
            <text:p>13.01.2021</text:p>
          </table:table-cell>
          <table:table-cell office:value-type="string" calcext:value-type="string">
            <text:p>Malbork</text:p>
          </table:table-cell>
          <table:table-cell office:value-type="float" office:value="8650" calcext:value-type="float">
            <text:p>8650</text:p>
          </table:table-cell>
          <table:table-cell table:formula="of:=VLOOKUP([.B26];[.$M$1:.$N$1048576];2;0)" office:value-type="string" office:string-value="środa" calcext:value-type="string">
            <text:p>środa</text:p>
          </table:table-cell>
          <table:table-cell table:formula="of:=IF(NOT(DAY([.B25]) = DAY([.B26]));1;0)" office:value-type="float" office:value="1" calcext:value-type="float">
            <text:p>1</text:p>
          </table:table-cell>
          <table:table-cell table:formula="of:=IF([.F26] = 1;IF(OR([.E26] = &quot;sobota&quot;;[.E26] = &quot;niedziela&quot;);5000;[.$Q$4]);0)" office:value-type="float" office:value="13179" calcext:value-type="float">
            <text:p>13179</text:p>
          </table:table-cell>
          <table:table-cell table:formula="of:=[.J25]+[.G26]" office:value-type="float" office:value="29892" calcext:value-type="float">
            <text:p>29892</text:p>
          </table:table-cell>
          <table:table-cell table:formula="of:=[.H26]-[.D26]" office:value-type="float" office:value="21242" calcext:value-type="float">
            <text:p>21242</text:p>
          </table:table-cell>
          <table:table-cell table:formula="of:=IF([.I26]&lt;0;[.H26];[.I26])" office:value-type="float" office:value="21242" calcext:value-type="float">
            <text:p>21242</text:p>
          </table:table-cell>
          <table:table-cell table:formula="of:=IF([.I26]&lt;0;1;0)" office:value-type="float" office:value="0" calcext:value-type="float">
            <text:p>0</text:p>
          </table:table-cell>
          <table:table-cell table:formula="of:=IF([.K26]=1;[.D26];0)" office:value-type="float" office:value="0" calcext:value-type="float">
            <text:p>0</text:p>
          </table:table-cell>
          <table:table-cell table:style-name="ce1" office:value-type="date" office:date-value="2021-01-27" calcext:value-type="date">
            <text:p>27.01.2021</text:p>
          </table:table-cell>
          <table:table-cell office:value-type="string" calcext:value-type="string">
            <text:p>środa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1-01-14" calcext:value-type="date">
            <text:p>14.01.2021</text:p>
          </table:table-cell>
          <table:table-cell office:value-type="string" calcext:value-type="string">
            <text:p>Ogrodzieniec</text:p>
          </table:table-cell>
          <table:table-cell office:value-type="float" office:value="2260" calcext:value-type="float">
            <text:p>2260</text:p>
          </table:table-cell>
          <table:table-cell table:formula="of:=VLOOKUP([.B27];[.$M$1:.$N$1048576];2;0)" office:value-type="string" office:string-value="czwartek" calcext:value-type="string">
            <text:p>czwartek</text:p>
          </table:table-cell>
          <table:table-cell table:formula="of:=IF(NOT(DAY([.B26]) = DAY([.B27]));1;0)" office:value-type="float" office:value="1" calcext:value-type="float">
            <text:p>1</text:p>
          </table:table-cell>
          <table:table-cell table:formula="of:=IF([.F27] = 1;IF(OR([.E27] = &quot;sobota&quot;;[.E27] = &quot;niedziela&quot;);5000;[.$Q$4]);0)" office:value-type="float" office:value="13179" calcext:value-type="float">
            <text:p>13179</text:p>
          </table:table-cell>
          <table:table-cell table:formula="of:=[.J26]+[.G27]" office:value-type="float" office:value="34421" calcext:value-type="float">
            <text:p>34421</text:p>
          </table:table-cell>
          <table:table-cell table:formula="of:=[.H27]-[.D27]" office:value-type="float" office:value="32161" calcext:value-type="float">
            <text:p>32161</text:p>
          </table:table-cell>
          <table:table-cell table:formula="of:=IF([.I27]&lt;0;[.H27];[.I27])" office:value-type="float" office:value="32161" calcext:value-type="float">
            <text:p>32161</text:p>
          </table:table-cell>
          <table:table-cell table:formula="of:=IF([.I27]&lt;0;1;0)" office:value-type="float" office:value="0" calcext:value-type="float">
            <text:p>0</text:p>
          </table:table-cell>
          <table:table-cell table:formula="of:=IF([.K27]=1;[.D27];0)" office:value-type="float" office:value="0" calcext:value-type="float">
            <text:p>0</text:p>
          </table:table-cell>
          <table:table-cell table:style-name="ce1" office:value-type="date" office:date-value="2021-01-28" calcext:value-type="date">
            <text:p>28.01.2021</text:p>
          </table:table-cell>
          <table:table-cell office:value-type="string" calcext:value-type="string">
            <text:p>czwartek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1-01-14" calcext:value-type="date">
            <text:p>14.01.2021</text:p>
          </table:table-cell>
          <table:table-cell office:value-type="string" calcext:value-type="string">
            <text:p>Przemysl</text:p>
          </table:table-cell>
          <table:table-cell office:value-type="float" office:value="5000" calcext:value-type="float">
            <text:p>5000</text:p>
          </table:table-cell>
          <table:table-cell table:formula="of:=VLOOKUP([.B28];[.$M$1:.$N$1048576];2;0)" office:value-type="string" office:string-value="czwartek" calcext:value-type="string">
            <text:p>czwartek</text:p>
          </table:table-cell>
          <table:table-cell table:formula="of:=IF(NOT(DAY([.B27]) = DAY([.B28]));1;0)" office:value-type="float" office:value="0" calcext:value-type="float">
            <text:p>0</text:p>
          </table:table-cell>
          <table:table-cell table:formula="of:=IF([.F28] = 1;IF(OR([.E28] = &quot;sobota&quot;;[.E28] = &quot;niedziela&quot;);5000;[.$Q$4]);0)" office:value-type="float" office:value="0" calcext:value-type="float">
            <text:p>0</text:p>
          </table:table-cell>
          <table:table-cell table:formula="of:=[.J27]+[.G28]" office:value-type="float" office:value="32161" calcext:value-type="float">
            <text:p>32161</text:p>
          </table:table-cell>
          <table:table-cell table:formula="of:=[.H28]-[.D28]" office:value-type="float" office:value="27161" calcext:value-type="float">
            <text:p>27161</text:p>
          </table:table-cell>
          <table:table-cell table:formula="of:=IF([.I28]&lt;0;[.H28];[.I28])" office:value-type="float" office:value="27161" calcext:value-type="float">
            <text:p>27161</text:p>
          </table:table-cell>
          <table:table-cell table:formula="of:=IF([.I28]&lt;0;1;0)" office:value-type="float" office:value="0" calcext:value-type="float">
            <text:p>0</text:p>
          </table:table-cell>
          <table:table-cell table:formula="of:=IF([.K28]=1;[.D28];0)" office:value-type="float" office:value="0" calcext:value-type="float">
            <text:p>0</text:p>
          </table:table-cell>
          <table:table-cell table:style-name="ce1" office:value-type="date" office:date-value="2021-01-29" calcext:value-type="date">
            <text:p>29.01.2021</text:p>
          </table:table-cell>
          <table:table-cell office:value-type="string" calcext:value-type="string">
            <text:p>piątek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1-01-14" calcext:value-type="date">
            <text:p>14.01.2021</text:p>
          </table:table-cell>
          <table:table-cell office:value-type="string" calcext:value-type="string">
            <text:p>Malbork</text:p>
          </table:table-cell>
          <table:table-cell office:value-type="float" office:value="1650" calcext:value-type="float">
            <text:p>1650</text:p>
          </table:table-cell>
          <table:table-cell table:formula="of:=VLOOKUP([.B29];[.$M$1:.$N$1048576];2;0)" office:value-type="string" office:string-value="czwartek" calcext:value-type="string">
            <text:p>czwartek</text:p>
          </table:table-cell>
          <table:table-cell table:formula="of:=IF(NOT(DAY([.B28]) = DAY([.B29]));1;0)" office:value-type="float" office:value="0" calcext:value-type="float">
            <text:p>0</text:p>
          </table:table-cell>
          <table:table-cell table:formula="of:=IF([.F29] = 1;IF(OR([.E29] = &quot;sobota&quot;;[.E29] = &quot;niedziela&quot;);5000;[.$Q$4]);0)" office:value-type="float" office:value="0" calcext:value-type="float">
            <text:p>0</text:p>
          </table:table-cell>
          <table:table-cell table:formula="of:=[.J28]+[.G29]" office:value-type="float" office:value="27161" calcext:value-type="float">
            <text:p>27161</text:p>
          </table:table-cell>
          <table:table-cell table:formula="of:=[.H29]-[.D29]" office:value-type="float" office:value="25511" calcext:value-type="float">
            <text:p>25511</text:p>
          </table:table-cell>
          <table:table-cell table:formula="of:=IF([.I29]&lt;0;[.H29];[.I29])" office:value-type="float" office:value="25511" calcext:value-type="float">
            <text:p>25511</text:p>
          </table:table-cell>
          <table:table-cell table:formula="of:=IF([.I29]&lt;0;1;0)" office:value-type="float" office:value="0" calcext:value-type="float">
            <text:p>0</text:p>
          </table:table-cell>
          <table:table-cell table:formula="of:=IF([.K29]=1;[.D29];0)" office:value-type="float" office:value="0" calcext:value-type="float">
            <text:p>0</text:p>
          </table:table-cell>
          <table:table-cell table:style-name="ce1" office:value-type="date" office:date-value="2021-01-30" calcext:value-type="date">
            <text:p>30.01.2021</text:p>
          </table:table-cell>
          <table:table-cell office:value-type="string" calcext:value-type="string">
            <text:p>sobota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1-01-15" calcext:value-type="date">
            <text:p>15.01.2021</text:p>
          </table:table-cell>
          <table:table-cell office:value-type="string" calcext:value-type="string">
            <text:p>Malbork</text:p>
          </table:table-cell>
          <table:table-cell office:value-type="float" office:value="7060" calcext:value-type="float">
            <text:p>7060</text:p>
          </table:table-cell>
          <table:table-cell table:formula="of:=VLOOKUP([.B30];[.$M$1:.$N$1048576];2;0)" office:value-type="string" office:string-value="piątek" calcext:value-type="string">
            <text:p>piątek</text:p>
          </table:table-cell>
          <table:table-cell table:formula="of:=IF(NOT(DAY([.B29]) = DAY([.B30]));1;0)" office:value-type="float" office:value="1" calcext:value-type="float">
            <text:p>1</text:p>
          </table:table-cell>
          <table:table-cell table:formula="of:=IF([.F30] = 1;IF(OR([.E30] = &quot;sobota&quot;;[.E30] = &quot;niedziela&quot;);5000;[.$Q$4]);0)" office:value-type="float" office:value="13179" calcext:value-type="float">
            <text:p>13179</text:p>
          </table:table-cell>
          <table:table-cell table:formula="of:=[.J29]+[.G30]" office:value-type="float" office:value="38690" calcext:value-type="float">
            <text:p>38690</text:p>
          </table:table-cell>
          <table:table-cell table:formula="of:=[.H30]-[.D30]" office:value-type="float" office:value="31630" calcext:value-type="float">
            <text:p>31630</text:p>
          </table:table-cell>
          <table:table-cell table:formula="of:=IF([.I30]&lt;0;[.H30];[.I30])" office:value-type="float" office:value="31630" calcext:value-type="float">
            <text:p>31630</text:p>
          </table:table-cell>
          <table:table-cell table:formula="of:=IF([.I30]&lt;0;1;0)" office:value-type="float" office:value="0" calcext:value-type="float">
            <text:p>0</text:p>
          </table:table-cell>
          <table:table-cell table:formula="of:=IF([.K30]=1;[.D30];0)" office:value-type="float" office:value="0" calcext:value-type="float">
            <text:p>0</text:p>
          </table:table-cell>
          <table:table-cell table:style-name="ce1" office:value-type="date" office:date-value="2021-01-31" calcext:value-type="date">
            <text:p>31.01.2021</text:p>
          </table:table-cell>
          <table:table-cell office:value-type="string" calcext:value-type="string">
            <text:p>niedziela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1-01-15" calcext:value-type="date">
            <text:p>15.01.2021</text:p>
          </table:table-cell>
          <table:table-cell office:value-type="string" calcext:value-type="string">
            <text:p>Ogrodzieniec</text:p>
          </table:table-cell>
          <table:table-cell office:value-type="float" office:value="3260" calcext:value-type="float">
            <text:p>3260</text:p>
          </table:table-cell>
          <table:table-cell table:formula="of:=VLOOKUP([.B31];[.$M$1:.$N$1048576];2;0)" office:value-type="string" office:string-value="piątek" calcext:value-type="string">
            <text:p>piątek</text:p>
          </table:table-cell>
          <table:table-cell table:formula="of:=IF(NOT(DAY([.B30]) = DAY([.B31]));1;0)" office:value-type="float" office:value="0" calcext:value-type="float">
            <text:p>0</text:p>
          </table:table-cell>
          <table:table-cell table:formula="of:=IF([.F31] = 1;IF(OR([.E31] = &quot;sobota&quot;;[.E31] = &quot;niedziela&quot;);5000;[.$Q$4]);0)" office:value-type="float" office:value="0" calcext:value-type="float">
            <text:p>0</text:p>
          </table:table-cell>
          <table:table-cell table:formula="of:=[.J30]+[.G31]" office:value-type="float" office:value="31630" calcext:value-type="float">
            <text:p>31630</text:p>
          </table:table-cell>
          <table:table-cell table:formula="of:=[.H31]-[.D31]" office:value-type="float" office:value="28370" calcext:value-type="float">
            <text:p>28370</text:p>
          </table:table-cell>
          <table:table-cell table:formula="of:=IF([.I31]&lt;0;[.H31];[.I31])" office:value-type="float" office:value="28370" calcext:value-type="float">
            <text:p>28370</text:p>
          </table:table-cell>
          <table:table-cell table:formula="of:=IF([.I31]&lt;0;1;0)" office:value-type="float" office:value="0" calcext:value-type="float">
            <text:p>0</text:p>
          </table:table-cell>
          <table:table-cell table:formula="of:=IF([.K31]=1;[.D31];0)" office:value-type="float" office:value="0" calcext:value-type="float">
            <text:p>0</text:p>
          </table:table-cell>
          <table:table-cell table:style-name="ce1" office:value-type="date" office:date-value="2021-02-01" calcext:value-type="date">
            <text:p>1.02.2021</text:p>
          </table:table-cell>
          <table:table-cell office:value-type="string" calcext:value-type="string">
            <text:p>poniedziałek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21-01-15" calcext:value-type="date">
            <text:p>15.01.2021</text:p>
          </table:table-cell>
          <table:table-cell office:value-type="string" calcext:value-type="string">
            <text:p>Gniezno</text:p>
          </table:table-cell>
          <table:table-cell office:value-type="float" office:value="5760" calcext:value-type="float">
            <text:p>5760</text:p>
          </table:table-cell>
          <table:table-cell table:formula="of:=VLOOKUP([.B32];[.$M$1:.$N$1048576];2;0)" office:value-type="string" office:string-value="piątek" calcext:value-type="string">
            <text:p>piątek</text:p>
          </table:table-cell>
          <table:table-cell table:formula="of:=IF(NOT(DAY([.B31]) = DAY([.B32]));1;0)" office:value-type="float" office:value="0" calcext:value-type="float">
            <text:p>0</text:p>
          </table:table-cell>
          <table:table-cell table:formula="of:=IF([.F32] = 1;IF(OR([.E32] = &quot;sobota&quot;;[.E32] = &quot;niedziela&quot;);5000;[.$Q$4]);0)" office:value-type="float" office:value="0" calcext:value-type="float">
            <text:p>0</text:p>
          </table:table-cell>
          <table:table-cell table:formula="of:=[.J31]+[.G32]" office:value-type="float" office:value="28370" calcext:value-type="float">
            <text:p>28370</text:p>
          </table:table-cell>
          <table:table-cell table:formula="of:=[.H32]-[.D32]" office:value-type="float" office:value="22610" calcext:value-type="float">
            <text:p>22610</text:p>
          </table:table-cell>
          <table:table-cell table:formula="of:=IF([.I32]&lt;0;[.H32];[.I32])" office:value-type="float" office:value="22610" calcext:value-type="float">
            <text:p>22610</text:p>
          </table:table-cell>
          <table:table-cell table:formula="of:=IF([.I32]&lt;0;1;0)" office:value-type="float" office:value="0" calcext:value-type="float">
            <text:p>0</text:p>
          </table:table-cell>
          <table:table-cell table:formula="of:=IF([.K32]=1;[.D32];0)" office:value-type="float" office:value="0" calcext:value-type="float">
            <text:p>0</text:p>
          </table:table-cell>
          <table:table-cell table:style-name="ce1" office:value-type="date" office:date-value="2021-02-02" calcext:value-type="date">
            <text:p>2.02.2021</text:p>
          </table:table-cell>
          <table:table-cell office:value-type="string" calcext:value-type="string">
            <text:p>wtorek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21-01-16" calcext:value-type="date">
            <text:p>16.01.2021</text:p>
          </table:table-cell>
          <table:table-cell office:value-type="string" calcext:value-type="string">
            <text:p>Przemysl</text:p>
          </table:table-cell>
          <table:table-cell office:value-type="float" office:value="1990" calcext:value-type="float">
            <text:p>1990</text:p>
          </table:table-cell>
          <table:table-cell table:formula="of:=VLOOKUP([.B33];[.$M$1:.$N$1048576];2;0)" office:value-type="string" office:string-value="sobota" calcext:value-type="string">
            <text:p>sobota</text:p>
          </table:table-cell>
          <table:table-cell table:formula="of:=IF(NOT(DAY([.B32]) = DAY([.B33]));1;0)" office:value-type="float" office:value="1" calcext:value-type="float">
            <text:p>1</text:p>
          </table:table-cell>
          <table:table-cell table:formula="of:=IF([.F33] = 1;IF(OR([.E33] = &quot;sobota&quot;;[.E33] = &quot;niedziela&quot;);5000;[.$Q$4]);0)" office:value-type="float" office:value="5000" calcext:value-type="float">
            <text:p>5000</text:p>
          </table:table-cell>
          <table:table-cell table:formula="of:=[.J32]+[.G33]" office:value-type="float" office:value="27610" calcext:value-type="float">
            <text:p>27610</text:p>
          </table:table-cell>
          <table:table-cell table:formula="of:=[.H33]-[.D33]" office:value-type="float" office:value="25620" calcext:value-type="float">
            <text:p>25620</text:p>
          </table:table-cell>
          <table:table-cell table:formula="of:=IF([.I33]&lt;0;[.H33];[.I33])" office:value-type="float" office:value="25620" calcext:value-type="float">
            <text:p>25620</text:p>
          </table:table-cell>
          <table:table-cell table:formula="of:=IF([.I33]&lt;0;1;0)" office:value-type="float" office:value="0" calcext:value-type="float">
            <text:p>0</text:p>
          </table:table-cell>
          <table:table-cell table:formula="of:=IF([.K33]=1;[.D33];0)" office:value-type="float" office:value="0" calcext:value-type="float">
            <text:p>0</text:p>
          </table:table-cell>
          <table:table-cell table:style-name="ce1" office:value-type="date" office:date-value="2021-02-03" calcext:value-type="date">
            <text:p>3.02.2021</text:p>
          </table:table-cell>
          <table:table-cell office:value-type="string" calcext:value-type="string">
            <text:p>środa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21-01-17" calcext:value-type="date">
            <text:p>17.01.2021</text:p>
          </table:table-cell>
          <table:table-cell office:value-type="string" calcext:value-type="string">
            <text:p>Malbork</text:p>
          </table:table-cell>
          <table:table-cell office:value-type="float" office:value="5240" calcext:value-type="float">
            <text:p>5240</text:p>
          </table:table-cell>
          <table:table-cell table:formula="of:=VLOOKUP([.B34];[.$M$1:.$N$1048576];2;0)" office:value-type="string" office:string-value="niedziela" calcext:value-type="string">
            <text:p>niedziela</text:p>
          </table:table-cell>
          <table:table-cell table:formula="of:=IF(NOT(DAY([.B33]) = DAY([.B34]));1;0)" office:value-type="float" office:value="1" calcext:value-type="float">
            <text:p>1</text:p>
          </table:table-cell>
          <table:table-cell table:formula="of:=IF([.F34] = 1;IF(OR([.E34] = &quot;sobota&quot;;[.E34] = &quot;niedziela&quot;);5000;[.$Q$4]);0)" office:value-type="float" office:value="5000" calcext:value-type="float">
            <text:p>5000</text:p>
          </table:table-cell>
          <table:table-cell table:formula="of:=[.J33]+[.G34]" office:value-type="float" office:value="30620" calcext:value-type="float">
            <text:p>30620</text:p>
          </table:table-cell>
          <table:table-cell table:formula="of:=[.H34]-[.D34]" office:value-type="float" office:value="25380" calcext:value-type="float">
            <text:p>25380</text:p>
          </table:table-cell>
          <table:table-cell table:formula="of:=IF([.I34]&lt;0;[.H34];[.I34])" office:value-type="float" office:value="25380" calcext:value-type="float">
            <text:p>25380</text:p>
          </table:table-cell>
          <table:table-cell table:formula="of:=IF([.I34]&lt;0;1;0)" office:value-type="float" office:value="0" calcext:value-type="float">
            <text:p>0</text:p>
          </table:table-cell>
          <table:table-cell table:formula="of:=IF([.K34]=1;[.D34];0)" office:value-type="float" office:value="0" calcext:value-type="float">
            <text:p>0</text:p>
          </table:table-cell>
          <table:table-cell table:style-name="ce1" office:value-type="date" office:date-value="2021-02-04" calcext:value-type="date">
            <text:p>4.02.2021</text:p>
          </table:table-cell>
          <table:table-cell office:value-type="string" calcext:value-type="string">
            <text:p>czwartek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1-01-17" calcext:value-type="date">
            <text:p>17.01.2021</text:p>
          </table:table-cell>
          <table:table-cell office:value-type="string" calcext:value-type="string">
            <text:p>Przemysl</text:p>
          </table:table-cell>
          <table:table-cell office:value-type="float" office:value="2720" calcext:value-type="float">
            <text:p>2720</text:p>
          </table:table-cell>
          <table:table-cell table:formula="of:=VLOOKUP([.B35];[.$M$1:.$N$1048576];2;0)" office:value-type="string" office:string-value="niedziela" calcext:value-type="string">
            <text:p>niedziela</text:p>
          </table:table-cell>
          <table:table-cell table:formula="of:=IF(NOT(DAY([.B34]) = DAY([.B35]));1;0)" office:value-type="float" office:value="0" calcext:value-type="float">
            <text:p>0</text:p>
          </table:table-cell>
          <table:table-cell table:formula="of:=IF([.F35] = 1;IF(OR([.E35] = &quot;sobota&quot;;[.E35] = &quot;niedziela&quot;);5000;[.$Q$4]);0)" office:value-type="float" office:value="0" calcext:value-type="float">
            <text:p>0</text:p>
          </table:table-cell>
          <table:table-cell table:formula="of:=[.J34]+[.G35]" office:value-type="float" office:value="25380" calcext:value-type="float">
            <text:p>25380</text:p>
          </table:table-cell>
          <table:table-cell table:formula="of:=[.H35]-[.D35]" office:value-type="float" office:value="22660" calcext:value-type="float">
            <text:p>22660</text:p>
          </table:table-cell>
          <table:table-cell table:formula="of:=IF([.I35]&lt;0;[.H35];[.I35])" office:value-type="float" office:value="22660" calcext:value-type="float">
            <text:p>22660</text:p>
          </table:table-cell>
          <table:table-cell table:formula="of:=IF([.I35]&lt;0;1;0)" office:value-type="float" office:value="0" calcext:value-type="float">
            <text:p>0</text:p>
          </table:table-cell>
          <table:table-cell table:formula="of:=IF([.K35]=1;[.D35];0)" office:value-type="float" office:value="0" calcext:value-type="float">
            <text:p>0</text:p>
          </table:table-cell>
          <table:table-cell table:style-name="ce1" office:value-type="date" office:date-value="2021-02-05" calcext:value-type="date">
            <text:p>5.02.2021</text:p>
          </table:table-cell>
          <table:table-cell office:value-type="string" calcext:value-type="string">
            <text:p>piątek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1-01-17" calcext:value-type="date">
            <text:p>17.01.2021</text:p>
          </table:table-cell>
          <table:table-cell office:value-type="string" calcext:value-type="string">
            <text:p>Gniezno</text:p>
          </table:table-cell>
          <table:table-cell office:value-type="float" office:value="3220" calcext:value-type="float">
            <text:p>3220</text:p>
          </table:table-cell>
          <table:table-cell table:formula="of:=VLOOKUP([.B36];[.$M$1:.$N$1048576];2;0)" office:value-type="string" office:string-value="niedziela" calcext:value-type="string">
            <text:p>niedziela</text:p>
          </table:table-cell>
          <table:table-cell table:formula="of:=IF(NOT(DAY([.B35]) = DAY([.B36]));1;0)" office:value-type="float" office:value="0" calcext:value-type="float">
            <text:p>0</text:p>
          </table:table-cell>
          <table:table-cell table:formula="of:=IF([.F36] = 1;IF(OR([.E36] = &quot;sobota&quot;;[.E36] = &quot;niedziela&quot;);5000;[.$Q$4]);0)" office:value-type="float" office:value="0" calcext:value-type="float">
            <text:p>0</text:p>
          </table:table-cell>
          <table:table-cell table:formula="of:=[.J35]+[.G36]" office:value-type="float" office:value="22660" calcext:value-type="float">
            <text:p>22660</text:p>
          </table:table-cell>
          <table:table-cell table:formula="of:=[.H36]-[.D36]" office:value-type="float" office:value="19440" calcext:value-type="float">
            <text:p>19440</text:p>
          </table:table-cell>
          <table:table-cell table:formula="of:=IF([.I36]&lt;0;[.H36];[.I36])" office:value-type="float" office:value="19440" calcext:value-type="float">
            <text:p>19440</text:p>
          </table:table-cell>
          <table:table-cell table:formula="of:=IF([.I36]&lt;0;1;0)" office:value-type="float" office:value="0" calcext:value-type="float">
            <text:p>0</text:p>
          </table:table-cell>
          <table:table-cell table:formula="of:=IF([.K36]=1;[.D36];0)" office:value-type="float" office:value="0" calcext:value-type="float">
            <text:p>0</text:p>
          </table:table-cell>
          <table:table-cell table:style-name="ce1" office:value-type="date" office:date-value="2021-02-06" calcext:value-type="date">
            <text:p>6.02.2021</text:p>
          </table:table-cell>
          <table:table-cell office:value-type="string" calcext:value-type="string">
            <text:p>sobota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1-01-17" calcext:value-type="date">
            <text:p>17.01.2021</text:p>
          </table:table-cell>
          <table:table-cell office:value-type="string" calcext:value-type="string">
            <text:p>Ogrodzieniec</text:p>
          </table:table-cell>
          <table:table-cell office:value-type="float" office:value="3140" calcext:value-type="float">
            <text:p>3140</text:p>
          </table:table-cell>
          <table:table-cell table:formula="of:=VLOOKUP([.B37];[.$M$1:.$N$1048576];2;0)" office:value-type="string" office:string-value="niedziela" calcext:value-type="string">
            <text:p>niedziela</text:p>
          </table:table-cell>
          <table:table-cell table:formula="of:=IF(NOT(DAY([.B36]) = DAY([.B37]));1;0)" office:value-type="float" office:value="0" calcext:value-type="float">
            <text:p>0</text:p>
          </table:table-cell>
          <table:table-cell table:formula="of:=IF([.F37] = 1;IF(OR([.E37] = &quot;sobota&quot;;[.E37] = &quot;niedziela&quot;);5000;[.$Q$4]);0)" office:value-type="float" office:value="0" calcext:value-type="float">
            <text:p>0</text:p>
          </table:table-cell>
          <table:table-cell table:formula="of:=[.J36]+[.G37]" office:value-type="float" office:value="19440" calcext:value-type="float">
            <text:p>19440</text:p>
          </table:table-cell>
          <table:table-cell table:formula="of:=[.H37]-[.D37]" office:value-type="float" office:value="16300" calcext:value-type="float">
            <text:p>16300</text:p>
          </table:table-cell>
          <table:table-cell table:formula="of:=IF([.I37]&lt;0;[.H37];[.I37])" office:value-type="float" office:value="16300" calcext:value-type="float">
            <text:p>16300</text:p>
          </table:table-cell>
          <table:table-cell table:formula="of:=IF([.I37]&lt;0;1;0)" office:value-type="float" office:value="0" calcext:value-type="float">
            <text:p>0</text:p>
          </table:table-cell>
          <table:table-cell table:formula="of:=IF([.K37]=1;[.D37];0)" office:value-type="float" office:value="0" calcext:value-type="float">
            <text:p>0</text:p>
          </table:table-cell>
          <table:table-cell table:style-name="ce1" office:value-type="date" office:date-value="2021-02-07" calcext:value-type="date">
            <text:p>7.02.2021</text:p>
          </table:table-cell>
          <table:table-cell office:value-type="string" calcext:value-type="string">
            <text:p>niedziela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1-01-18" calcext:value-type="date">
            <text:p>18.01.2021</text:p>
          </table:table-cell>
          <table:table-cell office:value-type="string" calcext:value-type="string">
            <text:p>Malbork</text:p>
          </table:table-cell>
          <table:table-cell office:value-type="float" office:value="4150" calcext:value-type="float">
            <text:p>4150</text:p>
          </table:table-cell>
          <table:table-cell table:formula="of:=VLOOKUP([.B38];[.$M$1:.$N$1048576];2;0)" office:value-type="string" office:string-value="poniedziałek" calcext:value-type="string">
            <text:p>poniedziałek</text:p>
          </table:table-cell>
          <table:table-cell table:formula="of:=IF(NOT(DAY([.B37]) = DAY([.B38]));1;0)" office:value-type="float" office:value="1" calcext:value-type="float">
            <text:p>1</text:p>
          </table:table-cell>
          <table:table-cell table:formula="of:=IF([.F38] = 1;IF(OR([.E38] = &quot;sobota&quot;;[.E38] = &quot;niedziela&quot;);5000;[.$Q$4]);0)" office:value-type="float" office:value="13179" calcext:value-type="float">
            <text:p>13179</text:p>
          </table:table-cell>
          <table:table-cell table:formula="of:=[.J37]+[.G38]" office:value-type="float" office:value="29479" calcext:value-type="float">
            <text:p>29479</text:p>
          </table:table-cell>
          <table:table-cell table:formula="of:=[.H38]-[.D38]" office:value-type="float" office:value="25329" calcext:value-type="float">
            <text:p>25329</text:p>
          </table:table-cell>
          <table:table-cell table:formula="of:=IF([.I38]&lt;0;[.H38];[.I38])" office:value-type="float" office:value="25329" calcext:value-type="float">
            <text:p>25329</text:p>
          </table:table-cell>
          <table:table-cell table:formula="of:=IF([.I38]&lt;0;1;0)" office:value-type="float" office:value="0" calcext:value-type="float">
            <text:p>0</text:p>
          </table:table-cell>
          <table:table-cell table:formula="of:=IF([.K38]=1;[.D38];0)" office:value-type="float" office:value="0" calcext:value-type="float">
            <text:p>0</text:p>
          </table:table-cell>
          <table:table-cell table:style-name="ce1" office:value-type="date" office:date-value="2021-02-08" calcext:value-type="date">
            <text:p>8.02.2021</text:p>
          </table:table-cell>
          <table:table-cell office:value-type="string" calcext:value-type="string">
            <text:p>poniedziałek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1-01-19" calcext:value-type="date">
            <text:p>19.01.2021</text:p>
          </table:table-cell>
          <table:table-cell office:value-type="string" calcext:value-type="string">
            <text:p>Malbork</text:p>
          </table:table-cell>
          <table:table-cell office:value-type="float" office:value="3870" calcext:value-type="float">
            <text:p>3870</text:p>
          </table:table-cell>
          <table:table-cell table:formula="of:=VLOOKUP([.B39];[.$M$1:.$N$1048576];2;0)" office:value-type="string" office:string-value="wtorek" calcext:value-type="string">
            <text:p>wtorek</text:p>
          </table:table-cell>
          <table:table-cell table:formula="of:=IF(NOT(DAY([.B38]) = DAY([.B39]));1;0)" office:value-type="float" office:value="1" calcext:value-type="float">
            <text:p>1</text:p>
          </table:table-cell>
          <table:table-cell table:formula="of:=IF([.F39] = 1;IF(OR([.E39] = &quot;sobota&quot;;[.E39] = &quot;niedziela&quot;);5000;[.$Q$4]);0)" office:value-type="float" office:value="13179" calcext:value-type="float">
            <text:p>13179</text:p>
          </table:table-cell>
          <table:table-cell table:formula="of:=[.J38]+[.G39]" office:value-type="float" office:value="38508" calcext:value-type="float">
            <text:p>38508</text:p>
          </table:table-cell>
          <table:table-cell table:formula="of:=[.H39]-[.D39]" office:value-type="float" office:value="34638" calcext:value-type="float">
            <text:p>34638</text:p>
          </table:table-cell>
          <table:table-cell table:formula="of:=IF([.I39]&lt;0;[.H39];[.I39])" office:value-type="float" office:value="34638" calcext:value-type="float">
            <text:p>34638</text:p>
          </table:table-cell>
          <table:table-cell table:formula="of:=IF([.I39]&lt;0;1;0)" office:value-type="float" office:value="0" calcext:value-type="float">
            <text:p>0</text:p>
          </table:table-cell>
          <table:table-cell table:formula="of:=IF([.K39]=1;[.D39];0)" office:value-type="float" office:value="0" calcext:value-type="float">
            <text:p>0</text:p>
          </table:table-cell>
          <table:table-cell table:style-name="ce1" office:value-type="date" office:date-value="2021-02-09" calcext:value-type="date">
            <text:p>9.02.2021</text:p>
          </table:table-cell>
          <table:table-cell office:value-type="string" calcext:value-type="string">
            <text:p>wtorek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1-01-19" calcext:value-type="date">
            <text:p>19.01.2021</text:p>
          </table:table-cell>
          <table:table-cell office:value-type="string" calcext:value-type="string">
            <text:p>Ogrodzieniec</text:p>
          </table:table-cell>
          <table:table-cell office:value-type="float" office:value="1170" calcext:value-type="float">
            <text:p>1170</text:p>
          </table:table-cell>
          <table:table-cell table:formula="of:=VLOOKUP([.B40];[.$M$1:.$N$1048576];2;0)" office:value-type="string" office:string-value="wtorek" calcext:value-type="string">
            <text:p>wtorek</text:p>
          </table:table-cell>
          <table:table-cell table:formula="of:=IF(NOT(DAY([.B39]) = DAY([.B40]));1;0)" office:value-type="float" office:value="0" calcext:value-type="float">
            <text:p>0</text:p>
          </table:table-cell>
          <table:table-cell table:formula="of:=IF([.F40] = 1;IF(OR([.E40] = &quot;sobota&quot;;[.E40] = &quot;niedziela&quot;);5000;[.$Q$4]);0)" office:value-type="float" office:value="0" calcext:value-type="float">
            <text:p>0</text:p>
          </table:table-cell>
          <table:table-cell table:formula="of:=[.J39]+[.G40]" office:value-type="float" office:value="34638" calcext:value-type="float">
            <text:p>34638</text:p>
          </table:table-cell>
          <table:table-cell table:formula="of:=[.H40]-[.D40]" office:value-type="float" office:value="33468" calcext:value-type="float">
            <text:p>33468</text:p>
          </table:table-cell>
          <table:table-cell table:formula="of:=IF([.I40]&lt;0;[.H40];[.I40])" office:value-type="float" office:value="33468" calcext:value-type="float">
            <text:p>33468</text:p>
          </table:table-cell>
          <table:table-cell table:formula="of:=IF([.I40]&lt;0;1;0)" office:value-type="float" office:value="0" calcext:value-type="float">
            <text:p>0</text:p>
          </table:table-cell>
          <table:table-cell table:formula="of:=IF([.K40]=1;[.D40];0)" office:value-type="float" office:value="0" calcext:value-type="float">
            <text:p>0</text:p>
          </table:table-cell>
          <table:table-cell table:style-name="ce1" office:value-type="date" office:date-value="2021-02-10" calcext:value-type="date">
            <text:p>10.02.2021</text:p>
          </table:table-cell>
          <table:table-cell office:value-type="string" calcext:value-type="string">
            <text:p>środa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1-01-20" calcext:value-type="date">
            <text:p>20.01.2021</text:p>
          </table:table-cell>
          <table:table-cell office:value-type="string" calcext:value-type="string">
            <text:p>Ogrodzieniec</text:p>
          </table:table-cell>
          <table:table-cell office:value-type="float" office:value="2350" calcext:value-type="float">
            <text:p>2350</text:p>
          </table:table-cell>
          <table:table-cell table:formula="of:=VLOOKUP([.B41];[.$M$1:.$N$1048576];2;0)" office:value-type="string" office:string-value="środa" calcext:value-type="string">
            <text:p>środa</text:p>
          </table:table-cell>
          <table:table-cell table:formula="of:=IF(NOT(DAY([.B40]) = DAY([.B41]));1;0)" office:value-type="float" office:value="1" calcext:value-type="float">
            <text:p>1</text:p>
          </table:table-cell>
          <table:table-cell table:formula="of:=IF([.F41] = 1;IF(OR([.E41] = &quot;sobota&quot;;[.E41] = &quot;niedziela&quot;);5000;[.$Q$4]);0)" office:value-type="float" office:value="13179" calcext:value-type="float">
            <text:p>13179</text:p>
          </table:table-cell>
          <table:table-cell table:formula="of:=[.J40]+[.G41]" office:value-type="float" office:value="46647" calcext:value-type="float">
            <text:p>46647</text:p>
          </table:table-cell>
          <table:table-cell table:formula="of:=[.H41]-[.D41]" office:value-type="float" office:value="44297" calcext:value-type="float">
            <text:p>44297</text:p>
          </table:table-cell>
          <table:table-cell table:formula="of:=IF([.I41]&lt;0;[.H41];[.I41])" office:value-type="float" office:value="44297" calcext:value-type="float">
            <text:p>44297</text:p>
          </table:table-cell>
          <table:table-cell table:formula="of:=IF([.I41]&lt;0;1;0)" office:value-type="float" office:value="0" calcext:value-type="float">
            <text:p>0</text:p>
          </table:table-cell>
          <table:table-cell table:formula="of:=IF([.K41]=1;[.D41];0)" office:value-type="float" office:value="0" calcext:value-type="float">
            <text:p>0</text:p>
          </table:table-cell>
          <table:table-cell table:style-name="ce1" office:value-type="date" office:date-value="2021-02-11" calcext:value-type="date">
            <text:p>11.02.2021</text:p>
          </table:table-cell>
          <table:table-cell office:value-type="string" calcext:value-type="string">
            <text:p>czwartek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1-01-20" calcext:value-type="date">
            <text:p>20.01.2021</text:p>
          </table:table-cell>
          <table:table-cell office:value-type="string" calcext:value-type="string">
            <text:p>Malbork</text:p>
          </table:table-cell>
          <table:table-cell office:value-type="float" office:value="7700" calcext:value-type="float">
            <text:p>7700</text:p>
          </table:table-cell>
          <table:table-cell table:formula="of:=VLOOKUP([.B42];[.$M$1:.$N$1048576];2;0)" office:value-type="string" office:string-value="środa" calcext:value-type="string">
            <text:p>środa</text:p>
          </table:table-cell>
          <table:table-cell table:formula="of:=IF(NOT(DAY([.B41]) = DAY([.B42]));1;0)" office:value-type="float" office:value="0" calcext:value-type="float">
            <text:p>0</text:p>
          </table:table-cell>
          <table:table-cell table:formula="of:=IF([.F42] = 1;IF(OR([.E42] = &quot;sobota&quot;;[.E42] = &quot;niedziela&quot;);5000;[.$Q$4]);0)" office:value-type="float" office:value="0" calcext:value-type="float">
            <text:p>0</text:p>
          </table:table-cell>
          <table:table-cell table:formula="of:=[.J41]+[.G42]" office:value-type="float" office:value="44297" calcext:value-type="float">
            <text:p>44297</text:p>
          </table:table-cell>
          <table:table-cell table:formula="of:=[.H42]-[.D42]" office:value-type="float" office:value="36597" calcext:value-type="float">
            <text:p>36597</text:p>
          </table:table-cell>
          <table:table-cell table:formula="of:=IF([.I42]&lt;0;[.H42];[.I42])" office:value-type="float" office:value="36597" calcext:value-type="float">
            <text:p>36597</text:p>
          </table:table-cell>
          <table:table-cell table:formula="of:=IF([.I42]&lt;0;1;0)" office:value-type="float" office:value="0" calcext:value-type="float">
            <text:p>0</text:p>
          </table:table-cell>
          <table:table-cell table:formula="of:=IF([.K42]=1;[.D42];0)" office:value-type="float" office:value="0" calcext:value-type="float">
            <text:p>0</text:p>
          </table:table-cell>
          <table:table-cell table:style-name="ce1" office:value-type="date" office:date-value="2021-02-12" calcext:value-type="date">
            <text:p>12.02.2021</text:p>
          </table:table-cell>
          <table:table-cell office:value-type="string" calcext:value-type="string">
            <text:p>piątek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1-01-21" calcext:value-type="date">
            <text:p>21.01.2021</text:p>
          </table:table-cell>
          <table:table-cell office:value-type="string" calcext:value-type="string">
            <text:p>Gniezno</text:p>
          </table:table-cell>
          <table:table-cell office:value-type="float" office:value="3210" calcext:value-type="float">
            <text:p>3210</text:p>
          </table:table-cell>
          <table:table-cell table:formula="of:=VLOOKUP([.B43];[.$M$1:.$N$1048576];2;0)" office:value-type="string" office:string-value="czwartek" calcext:value-type="string">
            <text:p>czwartek</text:p>
          </table:table-cell>
          <table:table-cell table:formula="of:=IF(NOT(DAY([.B42]) = DAY([.B43]));1;0)" office:value-type="float" office:value="1" calcext:value-type="float">
            <text:p>1</text:p>
          </table:table-cell>
          <table:table-cell table:formula="of:=IF([.F43] = 1;IF(OR([.E43] = &quot;sobota&quot;;[.E43] = &quot;niedziela&quot;);5000;[.$Q$4]);0)" office:value-type="float" office:value="13179" calcext:value-type="float">
            <text:p>13179</text:p>
          </table:table-cell>
          <table:table-cell table:formula="of:=[.J42]+[.G43]" office:value-type="float" office:value="49776" calcext:value-type="float">
            <text:p>49776</text:p>
          </table:table-cell>
          <table:table-cell table:formula="of:=[.H43]-[.D43]" office:value-type="float" office:value="46566" calcext:value-type="float">
            <text:p>46566</text:p>
          </table:table-cell>
          <table:table-cell table:formula="of:=IF([.I43]&lt;0;[.H43];[.I43])" office:value-type="float" office:value="46566" calcext:value-type="float">
            <text:p>46566</text:p>
          </table:table-cell>
          <table:table-cell table:formula="of:=IF([.I43]&lt;0;1;0)" office:value-type="float" office:value="0" calcext:value-type="float">
            <text:p>0</text:p>
          </table:table-cell>
          <table:table-cell table:formula="of:=IF([.K43]=1;[.D43];0)" office:value-type="float" office:value="0" calcext:value-type="float">
            <text:p>0</text:p>
          </table:table-cell>
          <table:table-cell table:style-name="ce1" office:value-type="date" office:date-value="2021-02-13" calcext:value-type="date">
            <text:p>13.02.2021</text:p>
          </table:table-cell>
          <table:table-cell office:value-type="string" calcext:value-type="string">
            <text:p>sobota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1-01-21" calcext:value-type="date">
            <text:p>21.01.2021</text:p>
          </table:table-cell>
          <table:table-cell office:value-type="string" calcext:value-type="string">
            <text:p>Malbork</text:p>
          </table:table-cell>
          <table:table-cell office:value-type="float" office:value="1060" calcext:value-type="float">
            <text:p>1060</text:p>
          </table:table-cell>
          <table:table-cell table:formula="of:=VLOOKUP([.B44];[.$M$1:.$N$1048576];2;0)" office:value-type="string" office:string-value="czwartek" calcext:value-type="string">
            <text:p>czwartek</text:p>
          </table:table-cell>
          <table:table-cell table:formula="of:=IF(NOT(DAY([.B43]) = DAY([.B44]));1;0)" office:value-type="float" office:value="0" calcext:value-type="float">
            <text:p>0</text:p>
          </table:table-cell>
          <table:table-cell table:formula="of:=IF([.F44] = 1;IF(OR([.E44] = &quot;sobota&quot;;[.E44] = &quot;niedziela&quot;);5000;[.$Q$4]);0)" office:value-type="float" office:value="0" calcext:value-type="float">
            <text:p>0</text:p>
          </table:table-cell>
          <table:table-cell table:formula="of:=[.J43]+[.G44]" office:value-type="float" office:value="46566" calcext:value-type="float">
            <text:p>46566</text:p>
          </table:table-cell>
          <table:table-cell table:formula="of:=[.H44]-[.D44]" office:value-type="float" office:value="45506" calcext:value-type="float">
            <text:p>45506</text:p>
          </table:table-cell>
          <table:table-cell table:formula="of:=IF([.I44]&lt;0;[.H44];[.I44])" office:value-type="float" office:value="45506" calcext:value-type="float">
            <text:p>45506</text:p>
          </table:table-cell>
          <table:table-cell table:formula="of:=IF([.I44]&lt;0;1;0)" office:value-type="float" office:value="0" calcext:value-type="float">
            <text:p>0</text:p>
          </table:table-cell>
          <table:table-cell table:formula="of:=IF([.K44]=1;[.D44];0)" office:value-type="float" office:value="0" calcext:value-type="float">
            <text:p>0</text:p>
          </table:table-cell>
          <table:table-cell table:style-name="ce1" office:value-type="date" office:date-value="2021-02-14" calcext:value-type="date">
            <text:p>14.02.2021</text:p>
          </table:table-cell>
          <table:table-cell office:value-type="string" calcext:value-type="string">
            <text:p>niedziela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1-01-22" calcext:value-type="date">
            <text:p>22.01.2021</text:p>
          </table:table-cell>
          <table:table-cell office:value-type="string" calcext:value-type="string">
            <text:p>Gniezno</text:p>
          </table:table-cell>
          <table:table-cell office:value-type="float" office:value="2300" calcext:value-type="float">
            <text:p>2300</text:p>
          </table:table-cell>
          <table:table-cell table:formula="of:=VLOOKUP([.B45];[.$M$1:.$N$1048576];2;0)" office:value-type="string" office:string-value="piątek" calcext:value-type="string">
            <text:p>piątek</text:p>
          </table:table-cell>
          <table:table-cell table:formula="of:=IF(NOT(DAY([.B44]) = DAY([.B45]));1;0)" office:value-type="float" office:value="1" calcext:value-type="float">
            <text:p>1</text:p>
          </table:table-cell>
          <table:table-cell table:formula="of:=IF([.F45] = 1;IF(OR([.E45] = &quot;sobota&quot;;[.E45] = &quot;niedziela&quot;);5000;[.$Q$4]);0)" office:value-type="float" office:value="13179" calcext:value-type="float">
            <text:p>13179</text:p>
          </table:table-cell>
          <table:table-cell table:formula="of:=[.J44]+[.G45]" office:value-type="float" office:value="58685" calcext:value-type="float">
            <text:p>58685</text:p>
          </table:table-cell>
          <table:table-cell table:formula="of:=[.H45]-[.D45]" office:value-type="float" office:value="56385" calcext:value-type="float">
            <text:p>56385</text:p>
          </table:table-cell>
          <table:table-cell table:formula="of:=IF([.I45]&lt;0;[.H45];[.I45])" office:value-type="float" office:value="56385" calcext:value-type="float">
            <text:p>56385</text:p>
          </table:table-cell>
          <table:table-cell table:formula="of:=IF([.I45]&lt;0;1;0)" office:value-type="float" office:value="0" calcext:value-type="float">
            <text:p>0</text:p>
          </table:table-cell>
          <table:table-cell table:formula="of:=IF([.K45]=1;[.D45];0)" office:value-type="float" office:value="0" calcext:value-type="float">
            <text:p>0</text:p>
          </table:table-cell>
          <table:table-cell table:style-name="ce1" office:value-type="date" office:date-value="2021-02-15" calcext:value-type="date">
            <text:p>15.02.2021</text:p>
          </table:table-cell>
          <table:table-cell office:value-type="string" calcext:value-type="string">
            <text:p>poniedziałek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1-01-22" calcext:value-type="date">
            <text:p>22.01.2021</text:p>
          </table:table-cell>
          <table:table-cell office:value-type="string" calcext:value-type="string">
            <text:p>Malbork</text:p>
          </table:table-cell>
          <table:table-cell office:value-type="float" office:value="7840" calcext:value-type="float">
            <text:p>7840</text:p>
          </table:table-cell>
          <table:table-cell table:formula="of:=VLOOKUP([.B46];[.$M$1:.$N$1048576];2;0)" office:value-type="string" office:string-value="piątek" calcext:value-type="string">
            <text:p>piątek</text:p>
          </table:table-cell>
          <table:table-cell table:formula="of:=IF(NOT(DAY([.B45]) = DAY([.B46]));1;0)" office:value-type="float" office:value="0" calcext:value-type="float">
            <text:p>0</text:p>
          </table:table-cell>
          <table:table-cell table:formula="of:=IF([.F46] = 1;IF(OR([.E46] = &quot;sobota&quot;;[.E46] = &quot;niedziela&quot;);5000;[.$Q$4]);0)" office:value-type="float" office:value="0" calcext:value-type="float">
            <text:p>0</text:p>
          </table:table-cell>
          <table:table-cell table:formula="of:=[.J45]+[.G46]" office:value-type="float" office:value="56385" calcext:value-type="float">
            <text:p>56385</text:p>
          </table:table-cell>
          <table:table-cell table:formula="of:=[.H46]-[.D46]" office:value-type="float" office:value="48545" calcext:value-type="float">
            <text:p>48545</text:p>
          </table:table-cell>
          <table:table-cell table:formula="of:=IF([.I46]&lt;0;[.H46];[.I46])" office:value-type="float" office:value="48545" calcext:value-type="float">
            <text:p>48545</text:p>
          </table:table-cell>
          <table:table-cell table:formula="of:=IF([.I46]&lt;0;1;0)" office:value-type="float" office:value="0" calcext:value-type="float">
            <text:p>0</text:p>
          </table:table-cell>
          <table:table-cell table:formula="of:=IF([.K46]=1;[.D46];0)" office:value-type="float" office:value="0" calcext:value-type="float">
            <text:p>0</text:p>
          </table:table-cell>
          <table:table-cell table:style-name="ce1" office:value-type="date" office:date-value="2021-02-16" calcext:value-type="date">
            <text:p>16.02.2021</text:p>
          </table:table-cell>
          <table:table-cell office:value-type="string" calcext:value-type="string">
            <text:p>wtorek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1-01-23" calcext:value-type="date">
            <text:p>23.01.2021</text:p>
          </table:table-cell>
          <table:table-cell office:value-type="string" calcext:value-type="string">
            <text:p>Ogrodzieniec</text:p>
          </table:table-cell>
          <table:table-cell office:value-type="float" office:value="2870" calcext:value-type="float">
            <text:p>2870</text:p>
          </table:table-cell>
          <table:table-cell table:formula="of:=VLOOKUP([.B47];[.$M$1:.$N$1048576];2;0)" office:value-type="string" office:string-value="sobota" calcext:value-type="string">
            <text:p>sobota</text:p>
          </table:table-cell>
          <table:table-cell table:formula="of:=IF(NOT(DAY([.B46]) = DAY([.B47]));1;0)" office:value-type="float" office:value="1" calcext:value-type="float">
            <text:p>1</text:p>
          </table:table-cell>
          <table:table-cell table:formula="of:=IF([.F47] = 1;IF(OR([.E47] = &quot;sobota&quot;;[.E47] = &quot;niedziela&quot;);5000;[.$Q$4]);0)" office:value-type="float" office:value="5000" calcext:value-type="float">
            <text:p>5000</text:p>
          </table:table-cell>
          <table:table-cell table:formula="of:=[.J46]+[.G47]" office:value-type="float" office:value="53545" calcext:value-type="float">
            <text:p>53545</text:p>
          </table:table-cell>
          <table:table-cell table:formula="of:=[.H47]-[.D47]" office:value-type="float" office:value="50675" calcext:value-type="float">
            <text:p>50675</text:p>
          </table:table-cell>
          <table:table-cell table:formula="of:=IF([.I47]&lt;0;[.H47];[.I47])" office:value-type="float" office:value="50675" calcext:value-type="float">
            <text:p>50675</text:p>
          </table:table-cell>
          <table:table-cell table:formula="of:=IF([.I47]&lt;0;1;0)" office:value-type="float" office:value="0" calcext:value-type="float">
            <text:p>0</text:p>
          </table:table-cell>
          <table:table-cell table:formula="of:=IF([.K47]=1;[.D47];0)" office:value-type="float" office:value="0" calcext:value-type="float">
            <text:p>0</text:p>
          </table:table-cell>
          <table:table-cell table:style-name="ce1" office:value-type="date" office:date-value="2021-02-17" calcext:value-type="date">
            <text:p>17.02.2021</text:p>
          </table:table-cell>
          <table:table-cell office:value-type="string" calcext:value-type="string">
            <text:p>środa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21-01-24" calcext:value-type="date">
            <text:p>24.01.2021</text:p>
          </table:table-cell>
          <table:table-cell office:value-type="string" calcext:value-type="string">
            <text:p>Ogrodzieniec</text:p>
          </table:table-cell>
          <table:table-cell office:value-type="float" office:value="8690" calcext:value-type="float">
            <text:p>8690</text:p>
          </table:table-cell>
          <table:table-cell table:formula="of:=VLOOKUP([.B48];[.$M$1:.$N$1048576];2;0)" office:value-type="string" office:string-value="niedziela" calcext:value-type="string">
            <text:p>niedziela</text:p>
          </table:table-cell>
          <table:table-cell table:formula="of:=IF(NOT(DAY([.B47]) = DAY([.B48]));1;0)" office:value-type="float" office:value="1" calcext:value-type="float">
            <text:p>1</text:p>
          </table:table-cell>
          <table:table-cell table:formula="of:=IF([.F48] = 1;IF(OR([.E48] = &quot;sobota&quot;;[.E48] = &quot;niedziela&quot;);5000;[.$Q$4]);0)" office:value-type="float" office:value="5000" calcext:value-type="float">
            <text:p>5000</text:p>
          </table:table-cell>
          <table:table-cell table:formula="of:=[.J47]+[.G48]" office:value-type="float" office:value="55675" calcext:value-type="float">
            <text:p>55675</text:p>
          </table:table-cell>
          <table:table-cell table:formula="of:=[.H48]-[.D48]" office:value-type="float" office:value="46985" calcext:value-type="float">
            <text:p>46985</text:p>
          </table:table-cell>
          <table:table-cell table:formula="of:=IF([.I48]&lt;0;[.H48];[.I48])" office:value-type="float" office:value="46985" calcext:value-type="float">
            <text:p>46985</text:p>
          </table:table-cell>
          <table:table-cell table:formula="of:=IF([.I48]&lt;0;1;0)" office:value-type="float" office:value="0" calcext:value-type="float">
            <text:p>0</text:p>
          </table:table-cell>
          <table:table-cell table:formula="of:=IF([.K48]=1;[.D48];0)" office:value-type="float" office:value="0" calcext:value-type="float">
            <text:p>0</text:p>
          </table:table-cell>
          <table:table-cell table:style-name="ce1" office:value-type="date" office:date-value="2021-02-18" calcext:value-type="date">
            <text:p>18.02.2021</text:p>
          </table:table-cell>
          <table:table-cell office:value-type="string" calcext:value-type="string">
            <text:p>czwartek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21-01-25" calcext:value-type="date">
            <text:p>25.01.2021</text:p>
          </table:table-cell>
          <table:table-cell office:value-type="string" calcext:value-type="string">
            <text:p>Gniezno</text:p>
          </table:table-cell>
          <table:table-cell office:value-type="float" office:value="6450" calcext:value-type="float">
            <text:p>6450</text:p>
          </table:table-cell>
          <table:table-cell table:formula="of:=VLOOKUP([.B49];[.$M$1:.$N$1048576];2;0)" office:value-type="string" office:string-value="poniedziałek" calcext:value-type="string">
            <text:p>poniedziałek</text:p>
          </table:table-cell>
          <table:table-cell table:formula="of:=IF(NOT(DAY([.B48]) = DAY([.B49]));1;0)" office:value-type="float" office:value="1" calcext:value-type="float">
            <text:p>1</text:p>
          </table:table-cell>
          <table:table-cell table:formula="of:=IF([.F49] = 1;IF(OR([.E49] = &quot;sobota&quot;;[.E49] = &quot;niedziela&quot;);5000;[.$Q$4]);0)" office:value-type="float" office:value="13179" calcext:value-type="float">
            <text:p>13179</text:p>
          </table:table-cell>
          <table:table-cell table:formula="of:=[.J48]+[.G49]" office:value-type="float" office:value="60164" calcext:value-type="float">
            <text:p>60164</text:p>
          </table:table-cell>
          <table:table-cell table:formula="of:=[.H49]-[.D49]" office:value-type="float" office:value="53714" calcext:value-type="float">
            <text:p>53714</text:p>
          </table:table-cell>
          <table:table-cell table:formula="of:=IF([.I49]&lt;0;[.H49];[.I49])" office:value-type="float" office:value="53714" calcext:value-type="float">
            <text:p>53714</text:p>
          </table:table-cell>
          <table:table-cell table:formula="of:=IF([.I49]&lt;0;1;0)" office:value-type="float" office:value="0" calcext:value-type="float">
            <text:p>0</text:p>
          </table:table-cell>
          <table:table-cell table:formula="of:=IF([.K49]=1;[.D49];0)" office:value-type="float" office:value="0" calcext:value-type="float">
            <text:p>0</text:p>
          </table:table-cell>
          <table:table-cell table:style-name="ce1" office:value-type="date" office:date-value="2021-02-19" calcext:value-type="date">
            <text:p>19.02.2021</text:p>
          </table:table-cell>
          <table:table-cell office:value-type="string" calcext:value-type="string">
            <text:p>piątek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21-01-26" calcext:value-type="date">
            <text:p>26.01.2021</text:p>
          </table:table-cell>
          <table:table-cell office:value-type="string" calcext:value-type="string">
            <text:p>Malbork</text:p>
          </table:table-cell>
          <table:table-cell office:value-type="float" office:value="3050" calcext:value-type="float">
            <text:p>3050</text:p>
          </table:table-cell>
          <table:table-cell table:formula="of:=VLOOKUP([.B50];[.$M$1:.$N$1048576];2;0)" office:value-type="string" office:string-value="wtorek" calcext:value-type="string">
            <text:p>wtorek</text:p>
          </table:table-cell>
          <table:table-cell table:formula="of:=IF(NOT(DAY([.B49]) = DAY([.B50]));1;0)" office:value-type="float" office:value="1" calcext:value-type="float">
            <text:p>1</text:p>
          </table:table-cell>
          <table:table-cell table:formula="of:=IF([.F50] = 1;IF(OR([.E50] = &quot;sobota&quot;;[.E50] = &quot;niedziela&quot;);5000;[.$Q$4]);0)" office:value-type="float" office:value="13179" calcext:value-type="float">
            <text:p>13179</text:p>
          </table:table-cell>
          <table:table-cell table:formula="of:=[.J49]+[.G50]" office:value-type="float" office:value="66893" calcext:value-type="float">
            <text:p>66893</text:p>
          </table:table-cell>
          <table:table-cell table:formula="of:=[.H50]-[.D50]" office:value-type="float" office:value="63843" calcext:value-type="float">
            <text:p>63843</text:p>
          </table:table-cell>
          <table:table-cell table:formula="of:=IF([.I50]&lt;0;[.H50];[.I50])" office:value-type="float" office:value="63843" calcext:value-type="float">
            <text:p>63843</text:p>
          </table:table-cell>
          <table:table-cell table:formula="of:=IF([.I50]&lt;0;1;0)" office:value-type="float" office:value="0" calcext:value-type="float">
            <text:p>0</text:p>
          </table:table-cell>
          <table:table-cell table:formula="of:=IF([.K50]=1;[.D50];0)" office:value-type="float" office:value="0" calcext:value-type="float">
            <text:p>0</text:p>
          </table:table-cell>
          <table:table-cell table:style-name="ce1" office:value-type="date" office:date-value="2021-02-20" calcext:value-type="date">
            <text:p>20.02.2021</text:p>
          </table:table-cell>
          <table:table-cell office:value-type="string" calcext:value-type="string">
            <text:p>sobota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21-01-26" calcext:value-type="date">
            <text:p>26.01.2021</text:p>
          </table:table-cell>
          <table:table-cell office:value-type="string" calcext:value-type="string">
            <text:p>Przemysl</text:p>
          </table:table-cell>
          <table:table-cell office:value-type="float" office:value="7170" calcext:value-type="float">
            <text:p>7170</text:p>
          </table:table-cell>
          <table:table-cell table:formula="of:=VLOOKUP([.B51];[.$M$1:.$N$1048576];2;0)" office:value-type="string" office:string-value="wtorek" calcext:value-type="string">
            <text:p>wtorek</text:p>
          </table:table-cell>
          <table:table-cell table:formula="of:=IF(NOT(DAY([.B50]) = DAY([.B51]));1;0)" office:value-type="float" office:value="0" calcext:value-type="float">
            <text:p>0</text:p>
          </table:table-cell>
          <table:table-cell table:formula="of:=IF([.F51] = 1;IF(OR([.E51] = &quot;sobota&quot;;[.E51] = &quot;niedziela&quot;);5000;[.$Q$4]);0)" office:value-type="float" office:value="0" calcext:value-type="float">
            <text:p>0</text:p>
          </table:table-cell>
          <table:table-cell table:formula="of:=[.J50]+[.G51]" office:value-type="float" office:value="63843" calcext:value-type="float">
            <text:p>63843</text:p>
          </table:table-cell>
          <table:table-cell table:formula="of:=[.H51]-[.D51]" office:value-type="float" office:value="56673" calcext:value-type="float">
            <text:p>56673</text:p>
          </table:table-cell>
          <table:table-cell table:formula="of:=IF([.I51]&lt;0;[.H51];[.I51])" office:value-type="float" office:value="56673" calcext:value-type="float">
            <text:p>56673</text:p>
          </table:table-cell>
          <table:table-cell table:formula="of:=IF([.I51]&lt;0;1;0)" office:value-type="float" office:value="0" calcext:value-type="float">
            <text:p>0</text:p>
          </table:table-cell>
          <table:table-cell table:formula="of:=IF([.K51]=1;[.D51];0)" office:value-type="float" office:value="0" calcext:value-type="float">
            <text:p>0</text:p>
          </table:table-cell>
          <table:table-cell table:style-name="ce1" office:value-type="date" office:date-value="2021-02-21" calcext:value-type="date">
            <text:p>21.02.2021</text:p>
          </table:table-cell>
          <table:table-cell office:value-type="string" calcext:value-type="string">
            <text:p>niedziela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2021-01-26" calcext:value-type="date">
            <text:p>26.01.2021</text:p>
          </table:table-cell>
          <table:table-cell office:value-type="string" calcext:value-type="string">
            <text:p>Gniezno</text:p>
          </table:table-cell>
          <table:table-cell office:value-type="float" office:value="1970" calcext:value-type="float">
            <text:p>1970</text:p>
          </table:table-cell>
          <table:table-cell table:formula="of:=VLOOKUP([.B52];[.$M$1:.$N$1048576];2;0)" office:value-type="string" office:string-value="wtorek" calcext:value-type="string">
            <text:p>wtorek</text:p>
          </table:table-cell>
          <table:table-cell table:formula="of:=IF(NOT(DAY([.B51]) = DAY([.B52]));1;0)" office:value-type="float" office:value="0" calcext:value-type="float">
            <text:p>0</text:p>
          </table:table-cell>
          <table:table-cell table:formula="of:=IF([.F52] = 1;IF(OR([.E52] = &quot;sobota&quot;;[.E52] = &quot;niedziela&quot;);5000;[.$Q$4]);0)" office:value-type="float" office:value="0" calcext:value-type="float">
            <text:p>0</text:p>
          </table:table-cell>
          <table:table-cell table:formula="of:=[.J51]+[.G52]" office:value-type="float" office:value="56673" calcext:value-type="float">
            <text:p>56673</text:p>
          </table:table-cell>
          <table:table-cell table:formula="of:=[.H52]-[.D52]" office:value-type="float" office:value="54703" calcext:value-type="float">
            <text:p>54703</text:p>
          </table:table-cell>
          <table:table-cell table:formula="of:=IF([.I52]&lt;0;[.H52];[.I52])" office:value-type="float" office:value="54703" calcext:value-type="float">
            <text:p>54703</text:p>
          </table:table-cell>
          <table:table-cell table:formula="of:=IF([.I52]&lt;0;1;0)" office:value-type="float" office:value="0" calcext:value-type="float">
            <text:p>0</text:p>
          </table:table-cell>
          <table:table-cell table:formula="of:=IF([.K52]=1;[.D52];0)" office:value-type="float" office:value="0" calcext:value-type="float">
            <text:p>0</text:p>
          </table:table-cell>
          <table:table-cell table:style-name="ce1" office:value-type="date" office:date-value="2021-02-22" calcext:value-type="date">
            <text:p>22.02.2021</text:p>
          </table:table-cell>
          <table:table-cell office:value-type="string" calcext:value-type="string">
            <text:p>poniedziałek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21-01-27" calcext:value-type="date">
            <text:p>27.01.2021</text:p>
          </table:table-cell>
          <table:table-cell office:value-type="string" calcext:value-type="string">
            <text:p>Gniezno</text:p>
          </table:table-cell>
          <table:table-cell office:value-type="float" office:value="3670" calcext:value-type="float">
            <text:p>3670</text:p>
          </table:table-cell>
          <table:table-cell table:formula="of:=VLOOKUP([.B53];[.$M$1:.$N$1048576];2;0)" office:value-type="string" office:string-value="środa" calcext:value-type="string">
            <text:p>środa</text:p>
          </table:table-cell>
          <table:table-cell table:formula="of:=IF(NOT(DAY([.B52]) = DAY([.B53]));1;0)" office:value-type="float" office:value="1" calcext:value-type="float">
            <text:p>1</text:p>
          </table:table-cell>
          <table:table-cell table:formula="of:=IF([.F53] = 1;IF(OR([.E53] = &quot;sobota&quot;;[.E53] = &quot;niedziela&quot;);5000;[.$Q$4]);0)" office:value-type="float" office:value="13179" calcext:value-type="float">
            <text:p>13179</text:p>
          </table:table-cell>
          <table:table-cell table:formula="of:=[.J52]+[.G53]" office:value-type="float" office:value="67882" calcext:value-type="float">
            <text:p>67882</text:p>
          </table:table-cell>
          <table:table-cell table:formula="of:=[.H53]-[.D53]" office:value-type="float" office:value="64212" calcext:value-type="float">
            <text:p>64212</text:p>
          </table:table-cell>
          <table:table-cell table:formula="of:=IF([.I53]&lt;0;[.H53];[.I53])" office:value-type="float" office:value="64212" calcext:value-type="float">
            <text:p>64212</text:p>
          </table:table-cell>
          <table:table-cell table:formula="of:=IF([.I53]&lt;0;1;0)" office:value-type="float" office:value="0" calcext:value-type="float">
            <text:p>0</text:p>
          </table:table-cell>
          <table:table-cell table:formula="of:=IF([.K53]=1;[.D53];0)" office:value-type="float" office:value="0" calcext:value-type="float">
            <text:p>0</text:p>
          </table:table-cell>
          <table:table-cell table:style-name="ce1" office:value-type="date" office:date-value="2021-02-23" calcext:value-type="date">
            <text:p>23.02.2021</text:p>
          </table:table-cell>
          <table:table-cell office:value-type="string" calcext:value-type="string">
            <text:p>wtorek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21-01-27" calcext:value-type="date">
            <text:p>27.01.2021</text:p>
          </table:table-cell>
          <table:table-cell office:value-type="string" calcext:value-type="string">
            <text:p>Ogrodzieniec</text:p>
          </table:table-cell>
          <table:table-cell office:value-type="float" office:value="7870" calcext:value-type="float">
            <text:p>7870</text:p>
          </table:table-cell>
          <table:table-cell table:formula="of:=VLOOKUP([.B54];[.$M$1:.$N$1048576];2;0)" office:value-type="string" office:string-value="środa" calcext:value-type="string">
            <text:p>środa</text:p>
          </table:table-cell>
          <table:table-cell table:formula="of:=IF(NOT(DAY([.B53]) = DAY([.B54]));1;0)" office:value-type="float" office:value="0" calcext:value-type="float">
            <text:p>0</text:p>
          </table:table-cell>
          <table:table-cell table:formula="of:=IF([.F54] = 1;IF(OR([.E54] = &quot;sobota&quot;;[.E54] = &quot;niedziela&quot;);5000;[.$Q$4]);0)" office:value-type="float" office:value="0" calcext:value-type="float">
            <text:p>0</text:p>
          </table:table-cell>
          <table:table-cell table:formula="of:=[.J53]+[.G54]" office:value-type="float" office:value="64212" calcext:value-type="float">
            <text:p>64212</text:p>
          </table:table-cell>
          <table:table-cell table:formula="of:=[.H54]-[.D54]" office:value-type="float" office:value="56342" calcext:value-type="float">
            <text:p>56342</text:p>
          </table:table-cell>
          <table:table-cell table:formula="of:=IF([.I54]&lt;0;[.H54];[.I54])" office:value-type="float" office:value="56342" calcext:value-type="float">
            <text:p>56342</text:p>
          </table:table-cell>
          <table:table-cell table:formula="of:=IF([.I54]&lt;0;1;0)" office:value-type="float" office:value="0" calcext:value-type="float">
            <text:p>0</text:p>
          </table:table-cell>
          <table:table-cell table:formula="of:=IF([.K54]=1;[.D54];0)" office:value-type="float" office:value="0" calcext:value-type="float">
            <text:p>0</text:p>
          </table:table-cell>
          <table:table-cell table:style-name="ce1" office:value-type="date" office:date-value="2021-02-24" calcext:value-type="date">
            <text:p>24.02.2021</text:p>
          </table:table-cell>
          <table:table-cell office:value-type="string" calcext:value-type="string">
            <text:p>środa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21-01-28" calcext:value-type="date">
            <text:p>28.01.2021</text:p>
          </table:table-cell>
          <table:table-cell office:value-type="string" calcext:value-type="string">
            <text:p>Przemysl</text:p>
          </table:table-cell>
          <table:table-cell office:value-type="float" office:value="7930" calcext:value-type="float">
            <text:p>7930</text:p>
          </table:table-cell>
          <table:table-cell table:formula="of:=VLOOKUP([.B55];[.$M$1:.$N$1048576];2;0)" office:value-type="string" office:string-value="czwartek" calcext:value-type="string">
            <text:p>czwartek</text:p>
          </table:table-cell>
          <table:table-cell table:formula="of:=IF(NOT(DAY([.B54]) = DAY([.B55]));1;0)" office:value-type="float" office:value="1" calcext:value-type="float">
            <text:p>1</text:p>
          </table:table-cell>
          <table:table-cell table:formula="of:=IF([.F55] = 1;IF(OR([.E55] = &quot;sobota&quot;;[.E55] = &quot;niedziela&quot;);5000;[.$Q$4]);0)" office:value-type="float" office:value="13179" calcext:value-type="float">
            <text:p>13179</text:p>
          </table:table-cell>
          <table:table-cell table:formula="of:=[.J54]+[.G55]" office:value-type="float" office:value="69521" calcext:value-type="float">
            <text:p>69521</text:p>
          </table:table-cell>
          <table:table-cell table:formula="of:=[.H55]-[.D55]" office:value-type="float" office:value="61591" calcext:value-type="float">
            <text:p>61591</text:p>
          </table:table-cell>
          <table:table-cell table:formula="of:=IF([.I55]&lt;0;[.H55];[.I55])" office:value-type="float" office:value="61591" calcext:value-type="float">
            <text:p>61591</text:p>
          </table:table-cell>
          <table:table-cell table:formula="of:=IF([.I55]&lt;0;1;0)" office:value-type="float" office:value="0" calcext:value-type="float">
            <text:p>0</text:p>
          </table:table-cell>
          <table:table-cell table:formula="of:=IF([.K55]=1;[.D55];0)" office:value-type="float" office:value="0" calcext:value-type="float">
            <text:p>0</text:p>
          </table:table-cell>
          <table:table-cell table:style-name="ce1" office:value-type="date" office:date-value="2021-02-25" calcext:value-type="date">
            <text:p>25.02.2021</text:p>
          </table:table-cell>
          <table:table-cell office:value-type="string" calcext:value-type="string">
            <text:p>czwartek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21-01-28" calcext:value-type="date">
            <text:p>28.01.2021</text:p>
          </table:table-cell>
          <table:table-cell office:value-type="string" calcext:value-type="string">
            <text:p>Ogrodzieniec</text:p>
          </table:table-cell>
          <table:table-cell office:value-type="float" office:value="1940" calcext:value-type="float">
            <text:p>1940</text:p>
          </table:table-cell>
          <table:table-cell table:formula="of:=VLOOKUP([.B56];[.$M$1:.$N$1048576];2;0)" office:value-type="string" office:string-value="czwartek" calcext:value-type="string">
            <text:p>czwartek</text:p>
          </table:table-cell>
          <table:table-cell table:formula="of:=IF(NOT(DAY([.B55]) = DAY([.B56]));1;0)" office:value-type="float" office:value="0" calcext:value-type="float">
            <text:p>0</text:p>
          </table:table-cell>
          <table:table-cell table:formula="of:=IF([.F56] = 1;IF(OR([.E56] = &quot;sobota&quot;;[.E56] = &quot;niedziela&quot;);5000;[.$Q$4]);0)" office:value-type="float" office:value="0" calcext:value-type="float">
            <text:p>0</text:p>
          </table:table-cell>
          <table:table-cell table:formula="of:=[.J55]+[.G56]" office:value-type="float" office:value="61591" calcext:value-type="float">
            <text:p>61591</text:p>
          </table:table-cell>
          <table:table-cell table:formula="of:=[.H56]-[.D56]" office:value-type="float" office:value="59651" calcext:value-type="float">
            <text:p>59651</text:p>
          </table:table-cell>
          <table:table-cell table:formula="of:=IF([.I56]&lt;0;[.H56];[.I56])" office:value-type="float" office:value="59651" calcext:value-type="float">
            <text:p>59651</text:p>
          </table:table-cell>
          <table:table-cell table:formula="of:=IF([.I56]&lt;0;1;0)" office:value-type="float" office:value="0" calcext:value-type="float">
            <text:p>0</text:p>
          </table:table-cell>
          <table:table-cell table:formula="of:=IF([.K56]=1;[.D56];0)" office:value-type="float" office:value="0" calcext:value-type="float">
            <text:p>0</text:p>
          </table:table-cell>
          <table:table-cell table:style-name="ce1" office:value-type="date" office:date-value="2021-02-26" calcext:value-type="date">
            <text:p>26.02.2021</text:p>
          </table:table-cell>
          <table:table-cell office:value-type="string" calcext:value-type="string">
            <text:p>piątek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21-01-28" calcext:value-type="date">
            <text:p>28.01.2021</text:p>
          </table:table-cell>
          <table:table-cell office:value-type="string" calcext:value-type="string">
            <text:p>Malbork</text:p>
          </table:table-cell>
          <table:table-cell office:value-type="float" office:value="2340" calcext:value-type="float">
            <text:p>2340</text:p>
          </table:table-cell>
          <table:table-cell table:formula="of:=VLOOKUP([.B57];[.$M$1:.$N$1048576];2;0)" office:value-type="string" office:string-value="czwartek" calcext:value-type="string">
            <text:p>czwartek</text:p>
          </table:table-cell>
          <table:table-cell table:formula="of:=IF(NOT(DAY([.B56]) = DAY([.B57]));1;0)" office:value-type="float" office:value="0" calcext:value-type="float">
            <text:p>0</text:p>
          </table:table-cell>
          <table:table-cell table:formula="of:=IF([.F57] = 1;IF(OR([.E57] = &quot;sobota&quot;;[.E57] = &quot;niedziela&quot;);5000;[.$Q$4]);0)" office:value-type="float" office:value="0" calcext:value-type="float">
            <text:p>0</text:p>
          </table:table-cell>
          <table:table-cell table:formula="of:=[.J56]+[.G57]" office:value-type="float" office:value="59651" calcext:value-type="float">
            <text:p>59651</text:p>
          </table:table-cell>
          <table:table-cell table:formula="of:=[.H57]-[.D57]" office:value-type="float" office:value="57311" calcext:value-type="float">
            <text:p>57311</text:p>
          </table:table-cell>
          <table:table-cell table:formula="of:=IF([.I57]&lt;0;[.H57];[.I57])" office:value-type="float" office:value="57311" calcext:value-type="float">
            <text:p>57311</text:p>
          </table:table-cell>
          <table:table-cell table:formula="of:=IF([.I57]&lt;0;1;0)" office:value-type="float" office:value="0" calcext:value-type="float">
            <text:p>0</text:p>
          </table:table-cell>
          <table:table-cell table:formula="of:=IF([.K57]=1;[.D57];0)" office:value-type="float" office:value="0" calcext:value-type="float">
            <text:p>0</text:p>
          </table:table-cell>
          <table:table-cell table:style-name="ce1" office:value-type="date" office:date-value="2021-02-27" calcext:value-type="date">
            <text:p>27.02.2021</text:p>
          </table:table-cell>
          <table:table-cell office:value-type="string" calcext:value-type="string">
            <text:p>sobota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21-01-29" calcext:value-type="date">
            <text:p>29.01.2021</text:p>
          </table:table-cell>
          <table:table-cell office:value-type="string" calcext:value-type="string">
            <text:p>Malbork</text:p>
          </table:table-cell>
          <table:table-cell office:value-type="float" office:value="8710" calcext:value-type="float">
            <text:p>8710</text:p>
          </table:table-cell>
          <table:table-cell table:formula="of:=VLOOKUP([.B58];[.$M$1:.$N$1048576];2;0)" office:value-type="string" office:string-value="piątek" calcext:value-type="string">
            <text:p>piątek</text:p>
          </table:table-cell>
          <table:table-cell table:formula="of:=IF(NOT(DAY([.B57]) = DAY([.B58]));1;0)" office:value-type="float" office:value="1" calcext:value-type="float">
            <text:p>1</text:p>
          </table:table-cell>
          <table:table-cell table:formula="of:=IF([.F58] = 1;IF(OR([.E58] = &quot;sobota&quot;;[.E58] = &quot;niedziela&quot;);5000;[.$Q$4]);0)" office:value-type="float" office:value="13179" calcext:value-type="float">
            <text:p>13179</text:p>
          </table:table-cell>
          <table:table-cell table:formula="of:=[.J57]+[.G58]" office:value-type="float" office:value="70490" calcext:value-type="float">
            <text:p>70490</text:p>
          </table:table-cell>
          <table:table-cell table:formula="of:=[.H58]-[.D58]" office:value-type="float" office:value="61780" calcext:value-type="float">
            <text:p>61780</text:p>
          </table:table-cell>
          <table:table-cell table:formula="of:=IF([.I58]&lt;0;[.H58];[.I58])" office:value-type="float" office:value="61780" calcext:value-type="float">
            <text:p>61780</text:p>
          </table:table-cell>
          <table:table-cell table:formula="of:=IF([.I58]&lt;0;1;0)" office:value-type="float" office:value="0" calcext:value-type="float">
            <text:p>0</text:p>
          </table:table-cell>
          <table:table-cell table:formula="of:=IF([.K58]=1;[.D58];0)" office:value-type="float" office:value="0" calcext:value-type="float">
            <text:p>0</text:p>
          </table:table-cell>
          <table:table-cell table:style-name="ce1" office:value-type="date" office:date-value="2021-02-28" calcext:value-type="date">
            <text:p>28.02.2021</text:p>
          </table:table-cell>
          <table:table-cell office:value-type="string" calcext:value-type="string">
            <text:p>niedziela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2021-01-29" calcext:value-type="date">
            <text:p>29.01.2021</text:p>
          </table:table-cell>
          <table:table-cell office:value-type="string" calcext:value-type="string">
            <text:p>Gniezno</text:p>
          </table:table-cell>
          <table:table-cell office:value-type="float" office:value="1360" calcext:value-type="float">
            <text:p>1360</text:p>
          </table:table-cell>
          <table:table-cell table:formula="of:=VLOOKUP([.B59];[.$M$1:.$N$1048576];2;0)" office:value-type="string" office:string-value="piątek" calcext:value-type="string">
            <text:p>piątek</text:p>
          </table:table-cell>
          <table:table-cell table:formula="of:=IF(NOT(DAY([.B58]) = DAY([.B59]));1;0)" office:value-type="float" office:value="0" calcext:value-type="float">
            <text:p>0</text:p>
          </table:table-cell>
          <table:table-cell table:formula="of:=IF([.F59] = 1;IF(OR([.E59] = &quot;sobota&quot;;[.E59] = &quot;niedziela&quot;);5000;[.$Q$4]);0)" office:value-type="float" office:value="0" calcext:value-type="float">
            <text:p>0</text:p>
          </table:table-cell>
          <table:table-cell table:formula="of:=[.J58]+[.G59]" office:value-type="float" office:value="61780" calcext:value-type="float">
            <text:p>61780</text:p>
          </table:table-cell>
          <table:table-cell table:formula="of:=[.H59]-[.D59]" office:value-type="float" office:value="60420" calcext:value-type="float">
            <text:p>60420</text:p>
          </table:table-cell>
          <table:table-cell table:formula="of:=IF([.I59]&lt;0;[.H59];[.I59])" office:value-type="float" office:value="60420" calcext:value-type="float">
            <text:p>60420</text:p>
          </table:table-cell>
          <table:table-cell table:formula="of:=IF([.I59]&lt;0;1;0)" office:value-type="float" office:value="0" calcext:value-type="float">
            <text:p>0</text:p>
          </table:table-cell>
          <table:table-cell table:formula="of:=IF([.K59]=1;[.D59];0)" office:value-type="float" office:value="0" calcext:value-type="float">
            <text:p>0</text:p>
          </table:table-cell>
          <table:table-cell table:style-name="ce1" office:value-type="date" office:date-value="2021-03-01" calcext:value-type="date">
            <text:p>1.03.2021</text:p>
          </table:table-cell>
          <table:table-cell office:value-type="string" calcext:value-type="string">
            <text:p>poniedziałek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21-01-30" calcext:value-type="date">
            <text:p>30.01.2021</text:p>
          </table:table-cell>
          <table:table-cell office:value-type="string" calcext:value-type="string">
            <text:p>Przemysl</text:p>
          </table:table-cell>
          <table:table-cell office:value-type="float" office:value="6820" calcext:value-type="float">
            <text:p>6820</text:p>
          </table:table-cell>
          <table:table-cell table:formula="of:=VLOOKUP([.B60];[.$M$1:.$N$1048576];2;0)" office:value-type="string" office:string-value="sobota" calcext:value-type="string">
            <text:p>sobota</text:p>
          </table:table-cell>
          <table:table-cell table:formula="of:=IF(NOT(DAY([.B59]) = DAY([.B60]));1;0)" office:value-type="float" office:value="1" calcext:value-type="float">
            <text:p>1</text:p>
          </table:table-cell>
          <table:table-cell table:formula="of:=IF([.F60] = 1;IF(OR([.E60] = &quot;sobota&quot;;[.E60] = &quot;niedziela&quot;);5000;[.$Q$4]);0)" office:value-type="float" office:value="5000" calcext:value-type="float">
            <text:p>5000</text:p>
          </table:table-cell>
          <table:table-cell table:formula="of:=[.J59]+[.G60]" office:value-type="float" office:value="65420" calcext:value-type="float">
            <text:p>65420</text:p>
          </table:table-cell>
          <table:table-cell table:formula="of:=[.H60]-[.D60]" office:value-type="float" office:value="58600" calcext:value-type="float">
            <text:p>58600</text:p>
          </table:table-cell>
          <table:table-cell table:formula="of:=IF([.I60]&lt;0;[.H60];[.I60])" office:value-type="float" office:value="58600" calcext:value-type="float">
            <text:p>58600</text:p>
          </table:table-cell>
          <table:table-cell table:formula="of:=IF([.I60]&lt;0;1;0)" office:value-type="float" office:value="0" calcext:value-type="float">
            <text:p>0</text:p>
          </table:table-cell>
          <table:table-cell table:formula="of:=IF([.K60]=1;[.D60];0)" office:value-type="float" office:value="0" calcext:value-type="float">
            <text:p>0</text:p>
          </table:table-cell>
          <table:table-cell table:style-name="ce1" office:value-type="date" office:date-value="2021-03-02" calcext:value-type="date">
            <text:p>2.03.2021</text:p>
          </table:table-cell>
          <table:table-cell office:value-type="string" calcext:value-type="string">
            <text:p>wtorek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21-01-30" calcext:value-type="date">
            <text:p>30.01.2021</text:p>
          </table:table-cell>
          <table:table-cell office:value-type="string" calcext:value-type="string">
            <text:p>Malbork</text:p>
          </table:table-cell>
          <table:table-cell office:value-type="float" office:value="9020" calcext:value-type="float">
            <text:p>9020</text:p>
          </table:table-cell>
          <table:table-cell table:formula="of:=VLOOKUP([.B61];[.$M$1:.$N$1048576];2;0)" office:value-type="string" office:string-value="sobota" calcext:value-type="string">
            <text:p>sobota</text:p>
          </table:table-cell>
          <table:table-cell table:formula="of:=IF(NOT(DAY([.B60]) = DAY([.B61]));1;0)" office:value-type="float" office:value="0" calcext:value-type="float">
            <text:p>0</text:p>
          </table:table-cell>
          <table:table-cell table:formula="of:=IF([.F61] = 1;IF(OR([.E61] = &quot;sobota&quot;;[.E61] = &quot;niedziela&quot;);5000;[.$Q$4]);0)" office:value-type="float" office:value="0" calcext:value-type="float">
            <text:p>0</text:p>
          </table:table-cell>
          <table:table-cell table:formula="of:=[.J60]+[.G61]" office:value-type="float" office:value="58600" calcext:value-type="float">
            <text:p>58600</text:p>
          </table:table-cell>
          <table:table-cell table:formula="of:=[.H61]-[.D61]" office:value-type="float" office:value="49580" calcext:value-type="float">
            <text:p>49580</text:p>
          </table:table-cell>
          <table:table-cell table:formula="of:=IF([.I61]&lt;0;[.H61];[.I61])" office:value-type="float" office:value="49580" calcext:value-type="float">
            <text:p>49580</text:p>
          </table:table-cell>
          <table:table-cell table:formula="of:=IF([.I61]&lt;0;1;0)" office:value-type="float" office:value="0" calcext:value-type="float">
            <text:p>0</text:p>
          </table:table-cell>
          <table:table-cell table:formula="of:=IF([.K61]=1;[.D61];0)" office:value-type="float" office:value="0" calcext:value-type="float">
            <text:p>0</text:p>
          </table:table-cell>
          <table:table-cell table:style-name="ce1" office:value-type="date" office:date-value="2021-03-03" calcext:value-type="date">
            <text:p>3.03.2021</text:p>
          </table:table-cell>
          <table:table-cell office:value-type="string" calcext:value-type="string">
            <text:p>środa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21-01-31" calcext:value-type="date">
            <text:p>31.01.2021</text:p>
          </table:table-cell>
          <table:table-cell office:value-type="string" calcext:value-type="string">
            <text:p>Ogrodzieniec</text:p>
          </table:table-cell>
          <table:table-cell office:value-type="float" office:value="6900" calcext:value-type="float">
            <text:p>6900</text:p>
          </table:table-cell>
          <table:table-cell table:formula="of:=VLOOKUP([.B62];[.$M$1:.$N$1048576];2;0)" office:value-type="string" office:string-value="niedziela" calcext:value-type="string">
            <text:p>niedziela</text:p>
          </table:table-cell>
          <table:table-cell table:formula="of:=IF(NOT(DAY([.B61]) = DAY([.B62]));1;0)" office:value-type="float" office:value="1" calcext:value-type="float">
            <text:p>1</text:p>
          </table:table-cell>
          <table:table-cell table:formula="of:=IF([.F62] = 1;IF(OR([.E62] = &quot;sobota&quot;;[.E62] = &quot;niedziela&quot;);5000;[.$Q$4]);0)" office:value-type="float" office:value="5000" calcext:value-type="float">
            <text:p>5000</text:p>
          </table:table-cell>
          <table:table-cell table:formula="of:=[.J61]+[.G62]" office:value-type="float" office:value="54580" calcext:value-type="float">
            <text:p>54580</text:p>
          </table:table-cell>
          <table:table-cell table:formula="of:=[.H62]-[.D62]" office:value-type="float" office:value="47680" calcext:value-type="float">
            <text:p>47680</text:p>
          </table:table-cell>
          <table:table-cell table:formula="of:=IF([.I62]&lt;0;[.H62];[.I62])" office:value-type="float" office:value="47680" calcext:value-type="float">
            <text:p>47680</text:p>
          </table:table-cell>
          <table:table-cell table:formula="of:=IF([.I62]&lt;0;1;0)" office:value-type="float" office:value="0" calcext:value-type="float">
            <text:p>0</text:p>
          </table:table-cell>
          <table:table-cell table:formula="of:=IF([.K62]=1;[.D62];0)" office:value-type="float" office:value="0" calcext:value-type="float">
            <text:p>0</text:p>
          </table:table-cell>
          <table:table-cell table:style-name="ce1" office:value-type="date" office:date-value="2021-03-04" calcext:value-type="date">
            <text:p>4.03.2021</text:p>
          </table:table-cell>
          <table:table-cell office:value-type="string" calcext:value-type="string">
            <text:p>czwartek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21-01-31" calcext:value-type="date">
            <text:p>31.01.2021</text:p>
          </table:table-cell>
          <table:table-cell office:value-type="string" calcext:value-type="string">
            <text:p>Przemysl</text:p>
          </table:table-cell>
          <table:table-cell office:value-type="float" office:value="9230" calcext:value-type="float">
            <text:p>9230</text:p>
          </table:table-cell>
          <table:table-cell table:formula="of:=VLOOKUP([.B63];[.$M$1:.$N$1048576];2;0)" office:value-type="string" office:string-value="niedziela" calcext:value-type="string">
            <text:p>niedziela</text:p>
          </table:table-cell>
          <table:table-cell table:formula="of:=IF(NOT(DAY([.B62]) = DAY([.B63]));1;0)" office:value-type="float" office:value="0" calcext:value-type="float">
            <text:p>0</text:p>
          </table:table-cell>
          <table:table-cell table:formula="of:=IF([.F63] = 1;IF(OR([.E63] = &quot;sobota&quot;;[.E63] = &quot;niedziela&quot;);5000;[.$Q$4]);0)" office:value-type="float" office:value="0" calcext:value-type="float">
            <text:p>0</text:p>
          </table:table-cell>
          <table:table-cell table:formula="of:=[.J62]+[.G63]" office:value-type="float" office:value="47680" calcext:value-type="float">
            <text:p>47680</text:p>
          </table:table-cell>
          <table:table-cell table:formula="of:=[.H63]-[.D63]" office:value-type="float" office:value="38450" calcext:value-type="float">
            <text:p>38450</text:p>
          </table:table-cell>
          <table:table-cell table:formula="of:=IF([.I63]&lt;0;[.H63];[.I63])" office:value-type="float" office:value="38450" calcext:value-type="float">
            <text:p>38450</text:p>
          </table:table-cell>
          <table:table-cell table:formula="of:=IF([.I63]&lt;0;1;0)" office:value-type="float" office:value="0" calcext:value-type="float">
            <text:p>0</text:p>
          </table:table-cell>
          <table:table-cell table:formula="of:=IF([.K63]=1;[.D63];0)" office:value-type="float" office:value="0" calcext:value-type="float">
            <text:p>0</text:p>
          </table:table-cell>
          <table:table-cell table:style-name="ce1" office:value-type="date" office:date-value="2021-03-05" calcext:value-type="date">
            <text:p>5.03.2021</text:p>
          </table:table-cell>
          <table:table-cell office:value-type="string" calcext:value-type="string">
            <text:p>piątek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21-01-31" calcext:value-type="date">
            <text:p>31.01.2021</text:p>
          </table:table-cell>
          <table:table-cell office:value-type="string" calcext:value-type="string">
            <text:p>Malbork</text:p>
          </table:table-cell>
          <table:table-cell office:value-type="float" office:value="790" calcext:value-type="float">
            <text:p>790</text:p>
          </table:table-cell>
          <table:table-cell table:formula="of:=VLOOKUP([.B64];[.$M$1:.$N$1048576];2;0)" office:value-type="string" office:string-value="niedziela" calcext:value-type="string">
            <text:p>niedziela</text:p>
          </table:table-cell>
          <table:table-cell table:formula="of:=IF(NOT(DAY([.B63]) = DAY([.B64]));1;0)" office:value-type="float" office:value="0" calcext:value-type="float">
            <text:p>0</text:p>
          </table:table-cell>
          <table:table-cell table:formula="of:=IF([.F64] = 1;IF(OR([.E64] = &quot;sobota&quot;;[.E64] = &quot;niedziela&quot;);5000;[.$Q$4]);0)" office:value-type="float" office:value="0" calcext:value-type="float">
            <text:p>0</text:p>
          </table:table-cell>
          <table:table-cell table:formula="of:=[.J63]+[.G64]" office:value-type="float" office:value="38450" calcext:value-type="float">
            <text:p>38450</text:p>
          </table:table-cell>
          <table:table-cell table:formula="of:=[.H64]-[.D64]" office:value-type="float" office:value="37660" calcext:value-type="float">
            <text:p>37660</text:p>
          </table:table-cell>
          <table:table-cell table:formula="of:=IF([.I64]&lt;0;[.H64];[.I64])" office:value-type="float" office:value="37660" calcext:value-type="float">
            <text:p>37660</text:p>
          </table:table-cell>
          <table:table-cell table:formula="of:=IF([.I64]&lt;0;1;0)" office:value-type="float" office:value="0" calcext:value-type="float">
            <text:p>0</text:p>
          </table:table-cell>
          <table:table-cell table:formula="of:=IF([.K64]=1;[.D64];0)" office:value-type="float" office:value="0" calcext:value-type="float">
            <text:p>0</text:p>
          </table:table-cell>
          <table:table-cell table:style-name="ce1" office:value-type="date" office:date-value="2021-03-06" calcext:value-type="date">
            <text:p>6.03.2021</text:p>
          </table:table-cell>
          <table:table-cell office:value-type="string" calcext:value-type="string">
            <text:p>sobota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21-02-01" calcext:value-type="date">
            <text:p>1.02.2021</text:p>
          </table:table-cell>
          <table:table-cell office:value-type="string" calcext:value-type="string">
            <text:p>Malbork</text:p>
          </table:table-cell>
          <table:table-cell office:value-type="float" office:value="7820" calcext:value-type="float">
            <text:p>7820</text:p>
          </table:table-cell>
          <table:table-cell table:formula="of:=VLOOKUP([.B65];[.$M$1:.$N$1048576];2;0)" office:value-type="string" office:string-value="poniedziałek" calcext:value-type="string">
            <text:p>poniedziałek</text:p>
          </table:table-cell>
          <table:table-cell table:formula="of:=IF(NOT(DAY([.B64]) = DAY([.B65]));1;0)" office:value-type="float" office:value="1" calcext:value-type="float">
            <text:p>1</text:p>
          </table:table-cell>
          <table:table-cell table:formula="of:=IF([.F65] = 1;IF(OR([.E65] = &quot;sobota&quot;;[.E65] = &quot;niedziela&quot;);5000;[.$Q$4]);0)" office:value-type="float" office:value="13179" calcext:value-type="float">
            <text:p>13179</text:p>
          </table:table-cell>
          <table:table-cell table:formula="of:=[.J64]+[.G65]" office:value-type="float" office:value="50839" calcext:value-type="float">
            <text:p>50839</text:p>
          </table:table-cell>
          <table:table-cell table:formula="of:=[.H65]-[.D65]" office:value-type="float" office:value="43019" calcext:value-type="float">
            <text:p>43019</text:p>
          </table:table-cell>
          <table:table-cell table:formula="of:=IF([.I65]&lt;0;[.H65];[.I65])" office:value-type="float" office:value="43019" calcext:value-type="float">
            <text:p>43019</text:p>
          </table:table-cell>
          <table:table-cell table:formula="of:=IF([.I65]&lt;0;1;0)" office:value-type="float" office:value="0" calcext:value-type="float">
            <text:p>0</text:p>
          </table:table-cell>
          <table:table-cell table:formula="of:=IF([.K65]=1;[.D65];0)" office:value-type="float" office:value="0" calcext:value-type="float">
            <text:p>0</text:p>
          </table:table-cell>
          <table:table-cell table:style-name="ce1" office:value-type="date" office:date-value="2021-03-07" calcext:value-type="date">
            <text:p>7.03.2021</text:p>
          </table:table-cell>
          <table:table-cell office:value-type="string" calcext:value-type="string">
            <text:p>niedziela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21-02-01" calcext:value-type="date">
            <text:p>1.02.2021</text:p>
          </table:table-cell>
          <table:table-cell office:value-type="string" calcext:value-type="string">
            <text:p>Gniezno</text:p>
          </table:table-cell>
          <table:table-cell office:value-type="float" office:value="2100" calcext:value-type="float">
            <text:p>2100</text:p>
          </table:table-cell>
          <table:table-cell table:formula="of:=VLOOKUP([.B66];[.$M$1:.$N$1048576];2;0)" office:value-type="string" office:string-value="poniedziałek" calcext:value-type="string">
            <text:p>poniedziałek</text:p>
          </table:table-cell>
          <table:table-cell table:formula="of:=IF(NOT(DAY([.B65]) = DAY([.B66]));1;0)" office:value-type="float" office:value="0" calcext:value-type="float">
            <text:p>0</text:p>
          </table:table-cell>
          <table:table-cell table:formula="of:=IF([.F66] = 1;IF(OR([.E66] = &quot;sobota&quot;;[.E66] = &quot;niedziela&quot;);5000;[.$Q$4]);0)" office:value-type="float" office:value="0" calcext:value-type="float">
            <text:p>0</text:p>
          </table:table-cell>
          <table:table-cell table:formula="of:=[.J65]+[.G66]" office:value-type="float" office:value="43019" calcext:value-type="float">
            <text:p>43019</text:p>
          </table:table-cell>
          <table:table-cell table:formula="of:=[.H66]-[.D66]" office:value-type="float" office:value="40919" calcext:value-type="float">
            <text:p>40919</text:p>
          </table:table-cell>
          <table:table-cell table:formula="of:=IF([.I66]&lt;0;[.H66];[.I66])" office:value-type="float" office:value="40919" calcext:value-type="float">
            <text:p>40919</text:p>
          </table:table-cell>
          <table:table-cell table:formula="of:=IF([.I66]&lt;0;1;0)" office:value-type="float" office:value="0" calcext:value-type="float">
            <text:p>0</text:p>
          </table:table-cell>
          <table:table-cell table:formula="of:=IF([.K66]=1;[.D66];0)" office:value-type="float" office:value="0" calcext:value-type="float">
            <text:p>0</text:p>
          </table:table-cell>
          <table:table-cell table:style-name="ce1" office:value-type="date" office:date-value="2021-03-08" calcext:value-type="date">
            <text:p>8.03.2021</text:p>
          </table:table-cell>
          <table:table-cell office:value-type="string" calcext:value-type="string">
            <text:p>poniedziałek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21-02-01" calcext:value-type="date">
            <text:p>1.02.2021</text:p>
          </table:table-cell>
          <table:table-cell office:value-type="string" calcext:value-type="string">
            <text:p>Ogrodzieniec</text:p>
          </table:table-cell>
          <table:table-cell office:value-type="float" office:value="6960" calcext:value-type="float">
            <text:p>6960</text:p>
          </table:table-cell>
          <table:table-cell table:formula="of:=VLOOKUP([.B67];[.$M$1:.$N$1048576];2;0)" office:value-type="string" office:string-value="poniedziałek" calcext:value-type="string">
            <text:p>poniedziałek</text:p>
          </table:table-cell>
          <table:table-cell table:formula="of:=IF(NOT(DAY([.B66]) = DAY([.B67]));1;0)" office:value-type="float" office:value="0" calcext:value-type="float">
            <text:p>0</text:p>
          </table:table-cell>
          <table:table-cell table:formula="of:=IF([.F67] = 1;IF(OR([.E67] = &quot;sobota&quot;;[.E67] = &quot;niedziela&quot;);5000;[.$Q$4]);0)" office:value-type="float" office:value="0" calcext:value-type="float">
            <text:p>0</text:p>
          </table:table-cell>
          <table:table-cell table:formula="of:=[.J66]+[.G67]" office:value-type="float" office:value="40919" calcext:value-type="float">
            <text:p>40919</text:p>
          </table:table-cell>
          <table:table-cell table:formula="of:=[.H67]-[.D67]" office:value-type="float" office:value="33959" calcext:value-type="float">
            <text:p>33959</text:p>
          </table:table-cell>
          <table:table-cell table:formula="of:=IF([.I67]&lt;0;[.H67];[.I67])" office:value-type="float" office:value="33959" calcext:value-type="float">
            <text:p>33959</text:p>
          </table:table-cell>
          <table:table-cell table:formula="of:=IF([.I67]&lt;0;1;0)" office:value-type="float" office:value="0" calcext:value-type="float">
            <text:p>0</text:p>
          </table:table-cell>
          <table:table-cell table:formula="of:=IF([.K67]=1;[.D67];0)" office:value-type="float" office:value="0" calcext:value-type="float">
            <text:p>0</text:p>
          </table:table-cell>
          <table:table-cell table:style-name="ce1" office:value-type="date" office:date-value="2021-03-09" calcext:value-type="date">
            <text:p>9.03.2021</text:p>
          </table:table-cell>
          <table:table-cell office:value-type="string" calcext:value-type="string">
            <text:p>wtorek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21-02-02" calcext:value-type="date">
            <text:p>2.02.2021</text:p>
          </table:table-cell>
          <table:table-cell office:value-type="string" calcext:value-type="string">
            <text:p>Przemysl</text:p>
          </table:table-cell>
          <table:table-cell office:value-type="float" office:value="2630" calcext:value-type="float">
            <text:p>2630</text:p>
          </table:table-cell>
          <table:table-cell table:formula="of:=VLOOKUP([.B68];[.$M$1:.$N$1048576];2;0)" office:value-type="string" office:string-value="wtorek" calcext:value-type="string">
            <text:p>wtorek</text:p>
          </table:table-cell>
          <table:table-cell table:formula="of:=IF(NOT(DAY([.B67]) = DAY([.B68]));1;0)" office:value-type="float" office:value="1" calcext:value-type="float">
            <text:p>1</text:p>
          </table:table-cell>
          <table:table-cell table:formula="of:=IF([.F68] = 1;IF(OR([.E68] = &quot;sobota&quot;;[.E68] = &quot;niedziela&quot;);5000;[.$Q$4]);0)" office:value-type="float" office:value="13179" calcext:value-type="float">
            <text:p>13179</text:p>
          </table:table-cell>
          <table:table-cell table:formula="of:=[.J67]+[.G68]" office:value-type="float" office:value="47138" calcext:value-type="float">
            <text:p>47138</text:p>
          </table:table-cell>
          <table:table-cell table:formula="of:=[.H68]-[.D68]" office:value-type="float" office:value="44508" calcext:value-type="float">
            <text:p>44508</text:p>
          </table:table-cell>
          <table:table-cell table:formula="of:=IF([.I68]&lt;0;[.H68];[.I68])" office:value-type="float" office:value="44508" calcext:value-type="float">
            <text:p>44508</text:p>
          </table:table-cell>
          <table:table-cell table:formula="of:=IF([.I68]&lt;0;1;0)" office:value-type="float" office:value="0" calcext:value-type="float">
            <text:p>0</text:p>
          </table:table-cell>
          <table:table-cell table:formula="of:=IF([.K68]=1;[.D68];0)" office:value-type="float" office:value="0" calcext:value-type="float">
            <text:p>0</text:p>
          </table:table-cell>
          <table:table-cell table:style-name="ce1" office:value-type="date" office:date-value="2021-03-10" calcext:value-type="date">
            <text:p>10.03.2021</text:p>
          </table:table-cell>
          <table:table-cell office:value-type="string" calcext:value-type="string">
            <text:p>środa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21-02-03" calcext:value-type="date">
            <text:p>3.02.2021</text:p>
          </table:table-cell>
          <table:table-cell office:value-type="string" calcext:value-type="string">
            <text:p>Gniezno</text:p>
          </table:table-cell>
          <table:table-cell office:value-type="float" office:value="9250" calcext:value-type="float">
            <text:p>9250</text:p>
          </table:table-cell>
          <table:table-cell table:formula="of:=VLOOKUP([.B69];[.$M$1:.$N$1048576];2;0)" office:value-type="string" office:string-value="środa" calcext:value-type="string">
            <text:p>środa</text:p>
          </table:table-cell>
          <table:table-cell table:formula="of:=IF(NOT(DAY([.B68]) = DAY([.B69]));1;0)" office:value-type="float" office:value="1" calcext:value-type="float">
            <text:p>1</text:p>
          </table:table-cell>
          <table:table-cell table:formula="of:=IF([.F69] = 1;IF(OR([.E69] = &quot;sobota&quot;;[.E69] = &quot;niedziela&quot;);5000;[.$Q$4]);0)" office:value-type="float" office:value="13179" calcext:value-type="float">
            <text:p>13179</text:p>
          </table:table-cell>
          <table:table-cell table:formula="of:=[.J68]+[.G69]" office:value-type="float" office:value="57687" calcext:value-type="float">
            <text:p>57687</text:p>
          </table:table-cell>
          <table:table-cell table:formula="of:=[.H69]-[.D69]" office:value-type="float" office:value="48437" calcext:value-type="float">
            <text:p>48437</text:p>
          </table:table-cell>
          <table:table-cell table:formula="of:=IF([.I69]&lt;0;[.H69];[.I69])" office:value-type="float" office:value="48437" calcext:value-type="float">
            <text:p>48437</text:p>
          </table:table-cell>
          <table:table-cell table:formula="of:=IF([.I69]&lt;0;1;0)" office:value-type="float" office:value="0" calcext:value-type="float">
            <text:p>0</text:p>
          </table:table-cell>
          <table:table-cell table:formula="of:=IF([.K69]=1;[.D69];0)" office:value-type="float" office:value="0" calcext:value-type="float">
            <text:p>0</text:p>
          </table:table-cell>
          <table:table-cell table:style-name="ce1" office:value-type="date" office:date-value="2021-03-11" calcext:value-type="date">
            <text:p>11.03.2021</text:p>
          </table:table-cell>
          <table:table-cell office:value-type="string" calcext:value-type="string">
            <text:p>czwartek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21-02-03" calcext:value-type="date">
            <text:p>3.02.2021</text:p>
          </table:table-cell>
          <table:table-cell office:value-type="string" calcext:value-type="string">
            <text:p>Przemysl</text:p>
          </table:table-cell>
          <table:table-cell office:value-type="float" office:value="6540" calcext:value-type="float">
            <text:p>6540</text:p>
          </table:table-cell>
          <table:table-cell table:formula="of:=VLOOKUP([.B70];[.$M$1:.$N$1048576];2;0)" office:value-type="string" office:string-value="środa" calcext:value-type="string">
            <text:p>środa</text:p>
          </table:table-cell>
          <table:table-cell table:formula="of:=IF(NOT(DAY([.B69]) = DAY([.B70]));1;0)" office:value-type="float" office:value="0" calcext:value-type="float">
            <text:p>0</text:p>
          </table:table-cell>
          <table:table-cell table:formula="of:=IF([.F70] = 1;IF(OR([.E70] = &quot;sobota&quot;;[.E70] = &quot;niedziela&quot;);5000;[.$Q$4]);0)" office:value-type="float" office:value="0" calcext:value-type="float">
            <text:p>0</text:p>
          </table:table-cell>
          <table:table-cell table:formula="of:=[.J69]+[.G70]" office:value-type="float" office:value="48437" calcext:value-type="float">
            <text:p>48437</text:p>
          </table:table-cell>
          <table:table-cell table:formula="of:=[.H70]-[.D70]" office:value-type="float" office:value="41897" calcext:value-type="float">
            <text:p>41897</text:p>
          </table:table-cell>
          <table:table-cell table:formula="of:=IF([.I70]&lt;0;[.H70];[.I70])" office:value-type="float" office:value="41897" calcext:value-type="float">
            <text:p>41897</text:p>
          </table:table-cell>
          <table:table-cell table:formula="of:=IF([.I70]&lt;0;1;0)" office:value-type="float" office:value="0" calcext:value-type="float">
            <text:p>0</text:p>
          </table:table-cell>
          <table:table-cell table:formula="of:=IF([.K70]=1;[.D70];0)" office:value-type="float" office:value="0" calcext:value-type="float">
            <text:p>0</text:p>
          </table:table-cell>
          <table:table-cell table:style-name="ce1" office:value-type="date" office:date-value="2021-03-12" calcext:value-type="date">
            <text:p>12.03.2021</text:p>
          </table:table-cell>
          <table:table-cell office:value-type="string" calcext:value-type="string">
            <text:p>piątek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21-02-04" calcext:value-type="date">
            <text:p>4.02.2021</text:p>
          </table:table-cell>
          <table:table-cell office:value-type="string" calcext:value-type="string">
            <text:p>Malbork</text:p>
          </table:table-cell>
          <table:table-cell office:value-type="float" office:value="8470" calcext:value-type="float">
            <text:p>8470</text:p>
          </table:table-cell>
          <table:table-cell table:formula="of:=VLOOKUP([.B71];[.$M$1:.$N$1048576];2;0)" office:value-type="string" office:string-value="czwartek" calcext:value-type="string">
            <text:p>czwartek</text:p>
          </table:table-cell>
          <table:table-cell table:formula="of:=IF(NOT(DAY([.B70]) = DAY([.B71]));1;0)" office:value-type="float" office:value="1" calcext:value-type="float">
            <text:p>1</text:p>
          </table:table-cell>
          <table:table-cell table:formula="of:=IF([.F71] = 1;IF(OR([.E71] = &quot;sobota&quot;;[.E71] = &quot;niedziela&quot;);5000;[.$Q$4]);0)" office:value-type="float" office:value="13179" calcext:value-type="float">
            <text:p>13179</text:p>
          </table:table-cell>
          <table:table-cell table:formula="of:=[.J70]+[.G71]" office:value-type="float" office:value="55076" calcext:value-type="float">
            <text:p>55076</text:p>
          </table:table-cell>
          <table:table-cell table:formula="of:=[.H71]-[.D71]" office:value-type="float" office:value="46606" calcext:value-type="float">
            <text:p>46606</text:p>
          </table:table-cell>
          <table:table-cell table:formula="of:=IF([.I71]&lt;0;[.H71];[.I71])" office:value-type="float" office:value="46606" calcext:value-type="float">
            <text:p>46606</text:p>
          </table:table-cell>
          <table:table-cell table:formula="of:=IF([.I71]&lt;0;1;0)" office:value-type="float" office:value="0" calcext:value-type="float">
            <text:p>0</text:p>
          </table:table-cell>
          <table:table-cell table:formula="of:=IF([.K71]=1;[.D71];0)" office:value-type="float" office:value="0" calcext:value-type="float">
            <text:p>0</text:p>
          </table:table-cell>
          <table:table-cell table:style-name="ce1" office:value-type="date" office:date-value="2021-03-13" calcext:value-type="date">
            <text:p>13.03.2021</text:p>
          </table:table-cell>
          <table:table-cell office:value-type="string" calcext:value-type="string">
            <text:p>sobota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21-02-04" calcext:value-type="date">
            <text:p>4.02.2021</text:p>
          </table:table-cell>
          <table:table-cell office:value-type="string" calcext:value-type="string">
            <text:p>Ogrodzieniec</text:p>
          </table:table-cell>
          <table:table-cell office:value-type="float" office:value="7770" calcext:value-type="float">
            <text:p>7770</text:p>
          </table:table-cell>
          <table:table-cell table:formula="of:=VLOOKUP([.B72];[.$M$1:.$N$1048576];2;0)" office:value-type="string" office:string-value="czwartek" calcext:value-type="string">
            <text:p>czwartek</text:p>
          </table:table-cell>
          <table:table-cell table:formula="of:=IF(NOT(DAY([.B71]) = DAY([.B72]));1;0)" office:value-type="float" office:value="0" calcext:value-type="float">
            <text:p>0</text:p>
          </table:table-cell>
          <table:table-cell table:formula="of:=IF([.F72] = 1;IF(OR([.E72] = &quot;sobota&quot;;[.E72] = &quot;niedziela&quot;);5000;[.$Q$4]);0)" office:value-type="float" office:value="0" calcext:value-type="float">
            <text:p>0</text:p>
          </table:table-cell>
          <table:table-cell table:formula="of:=[.J71]+[.G72]" office:value-type="float" office:value="46606" calcext:value-type="float">
            <text:p>46606</text:p>
          </table:table-cell>
          <table:table-cell table:formula="of:=[.H72]-[.D72]" office:value-type="float" office:value="38836" calcext:value-type="float">
            <text:p>38836</text:p>
          </table:table-cell>
          <table:table-cell table:formula="of:=IF([.I72]&lt;0;[.H72];[.I72])" office:value-type="float" office:value="38836" calcext:value-type="float">
            <text:p>38836</text:p>
          </table:table-cell>
          <table:table-cell table:formula="of:=IF([.I72]&lt;0;1;0)" office:value-type="float" office:value="0" calcext:value-type="float">
            <text:p>0</text:p>
          </table:table-cell>
          <table:table-cell table:formula="of:=IF([.K72]=1;[.D72];0)" office:value-type="float" office:value="0" calcext:value-type="float">
            <text:p>0</text:p>
          </table:table-cell>
          <table:table-cell table:style-name="ce1" office:value-type="date" office:date-value="2021-03-14" calcext:value-type="date">
            <text:p>14.03.2021</text:p>
          </table:table-cell>
          <table:table-cell office:value-type="string" calcext:value-type="string">
            <text:p>niedziela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21-02-04" calcext:value-type="date">
            <text:p>4.02.2021</text:p>
          </table:table-cell>
          <table:table-cell office:value-type="string" calcext:value-type="string">
            <text:p>Przemysl</text:p>
          </table:table-cell>
          <table:table-cell office:value-type="float" office:value="6270" calcext:value-type="float">
            <text:p>6270</text:p>
          </table:table-cell>
          <table:table-cell table:formula="of:=VLOOKUP([.B73];[.$M$1:.$N$1048576];2;0)" office:value-type="string" office:string-value="czwartek" calcext:value-type="string">
            <text:p>czwartek</text:p>
          </table:table-cell>
          <table:table-cell table:formula="of:=IF(NOT(DAY([.B72]) = DAY([.B73]));1;0)" office:value-type="float" office:value="0" calcext:value-type="float">
            <text:p>0</text:p>
          </table:table-cell>
          <table:table-cell table:formula="of:=IF([.F73] = 1;IF(OR([.E73] = &quot;sobota&quot;;[.E73] = &quot;niedziela&quot;);5000;[.$Q$4]);0)" office:value-type="float" office:value="0" calcext:value-type="float">
            <text:p>0</text:p>
          </table:table-cell>
          <table:table-cell table:formula="of:=[.J72]+[.G73]" office:value-type="float" office:value="38836" calcext:value-type="float">
            <text:p>38836</text:p>
          </table:table-cell>
          <table:table-cell table:formula="of:=[.H73]-[.D73]" office:value-type="float" office:value="32566" calcext:value-type="float">
            <text:p>32566</text:p>
          </table:table-cell>
          <table:table-cell table:formula="of:=IF([.I73]&lt;0;[.H73];[.I73])" office:value-type="float" office:value="32566" calcext:value-type="float">
            <text:p>32566</text:p>
          </table:table-cell>
          <table:table-cell table:formula="of:=IF([.I73]&lt;0;1;0)" office:value-type="float" office:value="0" calcext:value-type="float">
            <text:p>0</text:p>
          </table:table-cell>
          <table:table-cell table:formula="of:=IF([.K73]=1;[.D73];0)" office:value-type="float" office:value="0" calcext:value-type="float">
            <text:p>0</text:p>
          </table:table-cell>
          <table:table-cell table:style-name="ce1" office:value-type="date" office:date-value="2021-03-15" calcext:value-type="date">
            <text:p>15.03.2021</text:p>
          </table:table-cell>
          <table:table-cell office:value-type="string" calcext:value-type="string">
            <text:p>poniedziałek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21-02-05" calcext:value-type="date">
            <text:p>5.02.2021</text:p>
          </table:table-cell>
          <table:table-cell office:value-type="string" calcext:value-type="string">
            <text:p>Gniezno</text:p>
          </table:table-cell>
          <table:table-cell office:value-type="float" office:value="1480" calcext:value-type="float">
            <text:p>1480</text:p>
          </table:table-cell>
          <table:table-cell table:formula="of:=VLOOKUP([.B74];[.$M$1:.$N$1048576];2;0)" office:value-type="string" office:string-value="piątek" calcext:value-type="string">
            <text:p>piątek</text:p>
          </table:table-cell>
          <table:table-cell table:formula="of:=IF(NOT(DAY([.B73]) = DAY([.B74]));1;0)" office:value-type="float" office:value="1" calcext:value-type="float">
            <text:p>1</text:p>
          </table:table-cell>
          <table:table-cell table:formula="of:=IF([.F74] = 1;IF(OR([.E74] = &quot;sobota&quot;;[.E74] = &quot;niedziela&quot;);5000;[.$Q$4]);0)" office:value-type="float" office:value="13179" calcext:value-type="float">
            <text:p>13179</text:p>
          </table:table-cell>
          <table:table-cell table:formula="of:=[.J73]+[.G74]" office:value-type="float" office:value="45745" calcext:value-type="float">
            <text:p>45745</text:p>
          </table:table-cell>
          <table:table-cell table:formula="of:=[.H74]-[.D74]" office:value-type="float" office:value="44265" calcext:value-type="float">
            <text:p>44265</text:p>
          </table:table-cell>
          <table:table-cell table:formula="of:=IF([.I74]&lt;0;[.H74];[.I74])" office:value-type="float" office:value="44265" calcext:value-type="float">
            <text:p>44265</text:p>
          </table:table-cell>
          <table:table-cell table:formula="of:=IF([.I74]&lt;0;1;0)" office:value-type="float" office:value="0" calcext:value-type="float">
            <text:p>0</text:p>
          </table:table-cell>
          <table:table-cell table:formula="of:=IF([.K74]=1;[.D74];0)" office:value-type="float" office:value="0" calcext:value-type="float">
            <text:p>0</text:p>
          </table:table-cell>
          <table:table-cell table:style-name="ce1" office:value-type="date" office:date-value="2021-03-16" calcext:value-type="date">
            <text:p>16.03.2021</text:p>
          </table:table-cell>
          <table:table-cell office:value-type="string" calcext:value-type="string">
            <text:p>wtorek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21-02-06" calcext:value-type="date">
            <text:p>6.02.2021</text:p>
          </table:table-cell>
          <table:table-cell office:value-type="string" calcext:value-type="string">
            <text:p>Ogrodzieniec</text:p>
          </table:table-cell>
          <table:table-cell office:value-type="float" office:value="1820" calcext:value-type="float">
            <text:p>1820</text:p>
          </table:table-cell>
          <table:table-cell table:formula="of:=VLOOKUP([.B75];[.$M$1:.$N$1048576];2;0)" office:value-type="string" office:string-value="sobota" calcext:value-type="string">
            <text:p>sobota</text:p>
          </table:table-cell>
          <table:table-cell table:formula="of:=IF(NOT(DAY([.B74]) = DAY([.B75]));1;0)" office:value-type="float" office:value="1" calcext:value-type="float">
            <text:p>1</text:p>
          </table:table-cell>
          <table:table-cell table:formula="of:=IF([.F75] = 1;IF(OR([.E75] = &quot;sobota&quot;;[.E75] = &quot;niedziela&quot;);5000;[.$Q$4]);0)" office:value-type="float" office:value="5000" calcext:value-type="float">
            <text:p>5000</text:p>
          </table:table-cell>
          <table:table-cell table:formula="of:=[.J74]+[.G75]" office:value-type="float" office:value="49265" calcext:value-type="float">
            <text:p>49265</text:p>
          </table:table-cell>
          <table:table-cell table:formula="of:=[.H75]-[.D75]" office:value-type="float" office:value="47445" calcext:value-type="float">
            <text:p>47445</text:p>
          </table:table-cell>
          <table:table-cell table:formula="of:=IF([.I75]&lt;0;[.H75];[.I75])" office:value-type="float" office:value="47445" calcext:value-type="float">
            <text:p>47445</text:p>
          </table:table-cell>
          <table:table-cell table:formula="of:=IF([.I75]&lt;0;1;0)" office:value-type="float" office:value="0" calcext:value-type="float">
            <text:p>0</text:p>
          </table:table-cell>
          <table:table-cell table:formula="of:=IF([.K75]=1;[.D75];0)" office:value-type="float" office:value="0" calcext:value-type="float">
            <text:p>0</text:p>
          </table:table-cell>
          <table:table-cell table:style-name="ce1" office:value-type="date" office:date-value="2021-03-17" calcext:value-type="date">
            <text:p>17.03.2021</text:p>
          </table:table-cell>
          <table:table-cell office:value-type="string" calcext:value-type="string">
            <text:p>środa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21-02-06" calcext:value-type="date">
            <text:p>6.02.2021</text:p>
          </table:table-cell>
          <table:table-cell office:value-type="string" calcext:value-type="string">
            <text:p>Przemysl</text:p>
          </table:table-cell>
          <table:table-cell office:value-type="float" office:value="6460" calcext:value-type="float">
            <text:p>6460</text:p>
          </table:table-cell>
          <table:table-cell table:formula="of:=VLOOKUP([.B76];[.$M$1:.$N$1048576];2;0)" office:value-type="string" office:string-value="sobota" calcext:value-type="string">
            <text:p>sobota</text:p>
          </table:table-cell>
          <table:table-cell table:formula="of:=IF(NOT(DAY([.B75]) = DAY([.B76]));1;0)" office:value-type="float" office:value="0" calcext:value-type="float">
            <text:p>0</text:p>
          </table:table-cell>
          <table:table-cell table:formula="of:=IF([.F76] = 1;IF(OR([.E76] = &quot;sobota&quot;;[.E76] = &quot;niedziela&quot;);5000;[.$Q$4]);0)" office:value-type="float" office:value="0" calcext:value-type="float">
            <text:p>0</text:p>
          </table:table-cell>
          <table:table-cell table:formula="of:=[.J75]+[.G76]" office:value-type="float" office:value="47445" calcext:value-type="float">
            <text:p>47445</text:p>
          </table:table-cell>
          <table:table-cell table:formula="of:=[.H76]-[.D76]" office:value-type="float" office:value="40985" calcext:value-type="float">
            <text:p>40985</text:p>
          </table:table-cell>
          <table:table-cell table:formula="of:=IF([.I76]&lt;0;[.H76];[.I76])" office:value-type="float" office:value="40985" calcext:value-type="float">
            <text:p>40985</text:p>
          </table:table-cell>
          <table:table-cell table:formula="of:=IF([.I76]&lt;0;1;0)" office:value-type="float" office:value="0" calcext:value-type="float">
            <text:p>0</text:p>
          </table:table-cell>
          <table:table-cell table:formula="of:=IF([.K76]=1;[.D76];0)" office:value-type="float" office:value="0" calcext:value-type="float">
            <text:p>0</text:p>
          </table:table-cell>
          <table:table-cell table:style-name="ce1" office:value-type="date" office:date-value="2021-03-18" calcext:value-type="date">
            <text:p>18.03.2021</text:p>
          </table:table-cell>
          <table:table-cell office:value-type="string" calcext:value-type="string">
            <text:p>czwartek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21-02-07" calcext:value-type="date">
            <text:p>7.02.2021</text:p>
          </table:table-cell>
          <table:table-cell office:value-type="string" calcext:value-type="string">
            <text:p>Ogrodzieniec</text:p>
          </table:table-cell>
          <table:table-cell office:value-type="float" office:value="5920" calcext:value-type="float">
            <text:p>5920</text:p>
          </table:table-cell>
          <table:table-cell table:formula="of:=VLOOKUP([.B77];[.$M$1:.$N$1048576];2;0)" office:value-type="string" office:string-value="niedziela" calcext:value-type="string">
            <text:p>niedziela</text:p>
          </table:table-cell>
          <table:table-cell table:formula="of:=IF(NOT(DAY([.B76]) = DAY([.B77]));1;0)" office:value-type="float" office:value="1" calcext:value-type="float">
            <text:p>1</text:p>
          </table:table-cell>
          <table:table-cell table:formula="of:=IF([.F77] = 1;IF(OR([.E77] = &quot;sobota&quot;;[.E77] = &quot;niedziela&quot;);5000;[.$Q$4]);0)" office:value-type="float" office:value="5000" calcext:value-type="float">
            <text:p>5000</text:p>
          </table:table-cell>
          <table:table-cell table:formula="of:=[.J76]+[.G77]" office:value-type="float" office:value="45985" calcext:value-type="float">
            <text:p>45985</text:p>
          </table:table-cell>
          <table:table-cell table:formula="of:=[.H77]-[.D77]" office:value-type="float" office:value="40065" calcext:value-type="float">
            <text:p>40065</text:p>
          </table:table-cell>
          <table:table-cell table:formula="of:=IF([.I77]&lt;0;[.H77];[.I77])" office:value-type="float" office:value="40065" calcext:value-type="float">
            <text:p>40065</text:p>
          </table:table-cell>
          <table:table-cell table:formula="of:=IF([.I77]&lt;0;1;0)" office:value-type="float" office:value="0" calcext:value-type="float">
            <text:p>0</text:p>
          </table:table-cell>
          <table:table-cell table:formula="of:=IF([.K77]=1;[.D77];0)" office:value-type="float" office:value="0" calcext:value-type="float">
            <text:p>0</text:p>
          </table:table-cell>
          <table:table-cell table:style-name="ce1" office:value-type="date" office:date-value="2021-03-19" calcext:value-type="date">
            <text:p>19.03.2021</text:p>
          </table:table-cell>
          <table:table-cell office:value-type="string" calcext:value-type="string">
            <text:p>piątek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21-02-07" calcext:value-type="date">
            <text:p>7.02.2021</text:p>
          </table:table-cell>
          <table:table-cell office:value-type="string" calcext:value-type="string">
            <text:p>Malbork</text:p>
          </table:table-cell>
          <table:table-cell office:value-type="float" office:value="8900" calcext:value-type="float">
            <text:p>8900</text:p>
          </table:table-cell>
          <table:table-cell table:formula="of:=VLOOKUP([.B78];[.$M$1:.$N$1048576];2;0)" office:value-type="string" office:string-value="niedziela" calcext:value-type="string">
            <text:p>niedziela</text:p>
          </table:table-cell>
          <table:table-cell table:formula="of:=IF(NOT(DAY([.B77]) = DAY([.B78]));1;0)" office:value-type="float" office:value="0" calcext:value-type="float">
            <text:p>0</text:p>
          </table:table-cell>
          <table:table-cell table:formula="of:=IF([.F78] = 1;IF(OR([.E78] = &quot;sobota&quot;;[.E78] = &quot;niedziela&quot;);5000;[.$Q$4]);0)" office:value-type="float" office:value="0" calcext:value-type="float">
            <text:p>0</text:p>
          </table:table-cell>
          <table:table-cell table:formula="of:=[.J77]+[.G78]" office:value-type="float" office:value="40065" calcext:value-type="float">
            <text:p>40065</text:p>
          </table:table-cell>
          <table:table-cell table:formula="of:=[.H78]-[.D78]" office:value-type="float" office:value="31165" calcext:value-type="float">
            <text:p>31165</text:p>
          </table:table-cell>
          <table:table-cell table:formula="of:=IF([.I78]&lt;0;[.H78];[.I78])" office:value-type="float" office:value="31165" calcext:value-type="float">
            <text:p>31165</text:p>
          </table:table-cell>
          <table:table-cell table:formula="of:=IF([.I78]&lt;0;1;0)" office:value-type="float" office:value="0" calcext:value-type="float">
            <text:p>0</text:p>
          </table:table-cell>
          <table:table-cell table:formula="of:=IF([.K78]=1;[.D78];0)" office:value-type="float" office:value="0" calcext:value-type="float">
            <text:p>0</text:p>
          </table:table-cell>
          <table:table-cell table:style-name="ce1" office:value-type="date" office:date-value="2021-03-20" calcext:value-type="date">
            <text:p>20.03.2021</text:p>
          </table:table-cell>
          <table:table-cell office:value-type="string" calcext:value-type="string">
            <text:p>sobota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2021-02-08" calcext:value-type="date">
            <text:p>8.02.2021</text:p>
          </table:table-cell>
          <table:table-cell office:value-type="string" calcext:value-type="string">
            <text:p>Malbork</text:p>
          </table:table-cell>
          <table:table-cell office:value-type="float" office:value="7370" calcext:value-type="float">
            <text:p>7370</text:p>
          </table:table-cell>
          <table:table-cell table:formula="of:=VLOOKUP([.B79];[.$M$1:.$N$1048576];2;0)" office:value-type="string" office:string-value="poniedziałek" calcext:value-type="string">
            <text:p>poniedziałek</text:p>
          </table:table-cell>
          <table:table-cell table:formula="of:=IF(NOT(DAY([.B78]) = DAY([.B79]));1;0)" office:value-type="float" office:value="1" calcext:value-type="float">
            <text:p>1</text:p>
          </table:table-cell>
          <table:table-cell table:formula="of:=IF([.F79] = 1;IF(OR([.E79] = &quot;sobota&quot;;[.E79] = &quot;niedziela&quot;);5000;[.$Q$4]);0)" office:value-type="float" office:value="13179" calcext:value-type="float">
            <text:p>13179</text:p>
          </table:table-cell>
          <table:table-cell table:formula="of:=[.J78]+[.G79]" office:value-type="float" office:value="44344" calcext:value-type="float">
            <text:p>44344</text:p>
          </table:table-cell>
          <table:table-cell table:formula="of:=[.H79]-[.D79]" office:value-type="float" office:value="36974" calcext:value-type="float">
            <text:p>36974</text:p>
          </table:table-cell>
          <table:table-cell table:formula="of:=IF([.I79]&lt;0;[.H79];[.I79])" office:value-type="float" office:value="36974" calcext:value-type="float">
            <text:p>36974</text:p>
          </table:table-cell>
          <table:table-cell table:formula="of:=IF([.I79]&lt;0;1;0)" office:value-type="float" office:value="0" calcext:value-type="float">
            <text:p>0</text:p>
          </table:table-cell>
          <table:table-cell table:formula="of:=IF([.K79]=1;[.D79];0)" office:value-type="float" office:value="0" calcext:value-type="float">
            <text:p>0</text:p>
          </table:table-cell>
          <table:table-cell table:style-name="ce1" office:value-type="date" office:date-value="2021-03-21" calcext:value-type="date">
            <text:p>21.03.2021</text:p>
          </table:table-cell>
          <table:table-cell office:value-type="string" calcext:value-type="string">
            <text:p>niedziela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21-02-08" calcext:value-type="date">
            <text:p>8.02.2021</text:p>
          </table:table-cell>
          <table:table-cell office:value-type="string" calcext:value-type="string">
            <text:p>Ogrodzieniec</text:p>
          </table:table-cell>
          <table:table-cell office:value-type="float" office:value="1970" calcext:value-type="float">
            <text:p>1970</text:p>
          </table:table-cell>
          <table:table-cell table:formula="of:=VLOOKUP([.B80];[.$M$1:.$N$1048576];2;0)" office:value-type="string" office:string-value="poniedziałek" calcext:value-type="string">
            <text:p>poniedziałek</text:p>
          </table:table-cell>
          <table:table-cell table:formula="of:=IF(NOT(DAY([.B79]) = DAY([.B80]));1;0)" office:value-type="float" office:value="0" calcext:value-type="float">
            <text:p>0</text:p>
          </table:table-cell>
          <table:table-cell table:formula="of:=IF([.F80] = 1;IF(OR([.E80] = &quot;sobota&quot;;[.E80] = &quot;niedziela&quot;);5000;[.$Q$4]);0)" office:value-type="float" office:value="0" calcext:value-type="float">
            <text:p>0</text:p>
          </table:table-cell>
          <table:table-cell table:formula="of:=[.J79]+[.G80]" office:value-type="float" office:value="36974" calcext:value-type="float">
            <text:p>36974</text:p>
          </table:table-cell>
          <table:table-cell table:formula="of:=[.H80]-[.D80]" office:value-type="float" office:value="35004" calcext:value-type="float">
            <text:p>35004</text:p>
          </table:table-cell>
          <table:table-cell table:formula="of:=IF([.I80]&lt;0;[.H80];[.I80])" office:value-type="float" office:value="35004" calcext:value-type="float">
            <text:p>35004</text:p>
          </table:table-cell>
          <table:table-cell table:formula="of:=IF([.I80]&lt;0;1;0)" office:value-type="float" office:value="0" calcext:value-type="float">
            <text:p>0</text:p>
          </table:table-cell>
          <table:table-cell table:formula="of:=IF([.K80]=1;[.D80];0)" office:value-type="float" office:value="0" calcext:value-type="float">
            <text:p>0</text:p>
          </table:table-cell>
          <table:table-cell table:style-name="ce1" office:value-type="date" office:date-value="2021-03-22" calcext:value-type="date">
            <text:p>22.03.2021</text:p>
          </table:table-cell>
          <table:table-cell office:value-type="string" calcext:value-type="string">
            <text:p>poniedziałek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21-02-09" calcext:value-type="date">
            <text:p>9.02.2021</text:p>
          </table:table-cell>
          <table:table-cell office:value-type="string" calcext:value-type="string">
            <text:p>Malbork</text:p>
          </table:table-cell>
          <table:table-cell office:value-type="float" office:value="7030" calcext:value-type="float">
            <text:p>7030</text:p>
          </table:table-cell>
          <table:table-cell table:formula="of:=VLOOKUP([.B81];[.$M$1:.$N$1048576];2;0)" office:value-type="string" office:string-value="wtorek" calcext:value-type="string">
            <text:p>wtorek</text:p>
          </table:table-cell>
          <table:table-cell table:formula="of:=IF(NOT(DAY([.B80]) = DAY([.B81]));1;0)" office:value-type="float" office:value="1" calcext:value-type="float">
            <text:p>1</text:p>
          </table:table-cell>
          <table:table-cell table:formula="of:=IF([.F81] = 1;IF(OR([.E81] = &quot;sobota&quot;;[.E81] = &quot;niedziela&quot;);5000;[.$Q$4]);0)" office:value-type="float" office:value="13179" calcext:value-type="float">
            <text:p>13179</text:p>
          </table:table-cell>
          <table:table-cell table:formula="of:=[.J80]+[.G81]" office:value-type="float" office:value="48183" calcext:value-type="float">
            <text:p>48183</text:p>
          </table:table-cell>
          <table:table-cell table:formula="of:=[.H81]-[.D81]" office:value-type="float" office:value="41153" calcext:value-type="float">
            <text:p>41153</text:p>
          </table:table-cell>
          <table:table-cell table:formula="of:=IF([.I81]&lt;0;[.H81];[.I81])" office:value-type="float" office:value="41153" calcext:value-type="float">
            <text:p>41153</text:p>
          </table:table-cell>
          <table:table-cell table:formula="of:=IF([.I81]&lt;0;1;0)" office:value-type="float" office:value="0" calcext:value-type="float">
            <text:p>0</text:p>
          </table:table-cell>
          <table:table-cell table:formula="of:=IF([.K81]=1;[.D81];0)" office:value-type="float" office:value="0" calcext:value-type="float">
            <text:p>0</text:p>
          </table:table-cell>
          <table:table-cell table:style-name="ce1" office:value-type="date" office:date-value="2021-03-23" calcext:value-type="date">
            <text:p>23.03.2021</text:p>
          </table:table-cell>
          <table:table-cell office:value-type="string" calcext:value-type="string">
            <text:p>wtorek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21-02-10" calcext:value-type="date">
            <text:p>10.02.2021</text:p>
          </table:table-cell>
          <table:table-cell office:value-type="string" calcext:value-type="string">
            <text:p>Malbork</text:p>
          </table:table-cell>
          <table:table-cell office:value-type="float" office:value="1000" calcext:value-type="float">
            <text:p>1000</text:p>
          </table:table-cell>
          <table:table-cell table:formula="of:=VLOOKUP([.B82];[.$M$1:.$N$1048576];2;0)" office:value-type="string" office:string-value="środa" calcext:value-type="string">
            <text:p>środa</text:p>
          </table:table-cell>
          <table:table-cell table:formula="of:=IF(NOT(DAY([.B81]) = DAY([.B82]));1;0)" office:value-type="float" office:value="1" calcext:value-type="float">
            <text:p>1</text:p>
          </table:table-cell>
          <table:table-cell table:formula="of:=IF([.F82] = 1;IF(OR([.E82] = &quot;sobota&quot;;[.E82] = &quot;niedziela&quot;);5000;[.$Q$4]);0)" office:value-type="float" office:value="13179" calcext:value-type="float">
            <text:p>13179</text:p>
          </table:table-cell>
          <table:table-cell table:formula="of:=[.J81]+[.G82]" office:value-type="float" office:value="54332" calcext:value-type="float">
            <text:p>54332</text:p>
          </table:table-cell>
          <table:table-cell table:formula="of:=[.H82]-[.D82]" office:value-type="float" office:value="53332" calcext:value-type="float">
            <text:p>53332</text:p>
          </table:table-cell>
          <table:table-cell table:formula="of:=IF([.I82]&lt;0;[.H82];[.I82])" office:value-type="float" office:value="53332" calcext:value-type="float">
            <text:p>53332</text:p>
          </table:table-cell>
          <table:table-cell table:formula="of:=IF([.I82]&lt;0;1;0)" office:value-type="float" office:value="0" calcext:value-type="float">
            <text:p>0</text:p>
          </table:table-cell>
          <table:table-cell table:formula="of:=IF([.K82]=1;[.D82];0)" office:value-type="float" office:value="0" calcext:value-type="float">
            <text:p>0</text:p>
          </table:table-cell>
          <table:table-cell table:style-name="ce1" office:value-type="date" office:date-value="2021-03-24" calcext:value-type="date">
            <text:p>24.03.2021</text:p>
          </table:table-cell>
          <table:table-cell office:value-type="string" calcext:value-type="string">
            <text:p>środa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21-02-10" calcext:value-type="date">
            <text:p>10.02.2021</text:p>
          </table:table-cell>
          <table:table-cell office:value-type="string" calcext:value-type="string">
            <text:p>Ogrodzieniec</text:p>
          </table:table-cell>
          <table:table-cell office:value-type="float" office:value="2620" calcext:value-type="float">
            <text:p>2620</text:p>
          </table:table-cell>
          <table:table-cell table:formula="of:=VLOOKUP([.B83];[.$M$1:.$N$1048576];2;0)" office:value-type="string" office:string-value="środa" calcext:value-type="string">
            <text:p>środa</text:p>
          </table:table-cell>
          <table:table-cell table:formula="of:=IF(NOT(DAY([.B82]) = DAY([.B83]));1;0)" office:value-type="float" office:value="0" calcext:value-type="float">
            <text:p>0</text:p>
          </table:table-cell>
          <table:table-cell table:formula="of:=IF([.F83] = 1;IF(OR([.E83] = &quot;sobota&quot;;[.E83] = &quot;niedziela&quot;);5000;[.$Q$4]);0)" office:value-type="float" office:value="0" calcext:value-type="float">
            <text:p>0</text:p>
          </table:table-cell>
          <table:table-cell table:formula="of:=[.J82]+[.G83]" office:value-type="float" office:value="53332" calcext:value-type="float">
            <text:p>53332</text:p>
          </table:table-cell>
          <table:table-cell table:formula="of:=[.H83]-[.D83]" office:value-type="float" office:value="50712" calcext:value-type="float">
            <text:p>50712</text:p>
          </table:table-cell>
          <table:table-cell table:formula="of:=IF([.I83]&lt;0;[.H83];[.I83])" office:value-type="float" office:value="50712" calcext:value-type="float">
            <text:p>50712</text:p>
          </table:table-cell>
          <table:table-cell table:formula="of:=IF([.I83]&lt;0;1;0)" office:value-type="float" office:value="0" calcext:value-type="float">
            <text:p>0</text:p>
          </table:table-cell>
          <table:table-cell table:formula="of:=IF([.K83]=1;[.D83];0)" office:value-type="float" office:value="0" calcext:value-type="float">
            <text:p>0</text:p>
          </table:table-cell>
          <table:table-cell table:style-name="ce1" office:value-type="date" office:date-value="2021-03-25" calcext:value-type="date">
            <text:p>25.03.2021</text:p>
          </table:table-cell>
          <table:table-cell office:value-type="string" calcext:value-type="string">
            <text:p>czwartek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21-02-11" calcext:value-type="date">
            <text:p>11.02.2021</text:p>
          </table:table-cell>
          <table:table-cell office:value-type="string" calcext:value-type="string">
            <text:p>Malbork</text:p>
          </table:table-cell>
          <table:table-cell office:value-type="float" office:value="9440" calcext:value-type="float">
            <text:p>9440</text:p>
          </table:table-cell>
          <table:table-cell table:formula="of:=VLOOKUP([.B84];[.$M$1:.$N$1048576];2;0)" office:value-type="string" office:string-value="czwartek" calcext:value-type="string">
            <text:p>czwartek</text:p>
          </table:table-cell>
          <table:table-cell table:formula="of:=IF(NOT(DAY([.B83]) = DAY([.B84]));1;0)" office:value-type="float" office:value="1" calcext:value-type="float">
            <text:p>1</text:p>
          </table:table-cell>
          <table:table-cell table:formula="of:=IF([.F84] = 1;IF(OR([.E84] = &quot;sobota&quot;;[.E84] = &quot;niedziela&quot;);5000;[.$Q$4]);0)" office:value-type="float" office:value="13179" calcext:value-type="float">
            <text:p>13179</text:p>
          </table:table-cell>
          <table:table-cell table:formula="of:=[.J83]+[.G84]" office:value-type="float" office:value="63891" calcext:value-type="float">
            <text:p>63891</text:p>
          </table:table-cell>
          <table:table-cell table:formula="of:=[.H84]-[.D84]" office:value-type="float" office:value="54451" calcext:value-type="float">
            <text:p>54451</text:p>
          </table:table-cell>
          <table:table-cell table:formula="of:=IF([.I84]&lt;0;[.H84];[.I84])" office:value-type="float" office:value="54451" calcext:value-type="float">
            <text:p>54451</text:p>
          </table:table-cell>
          <table:table-cell table:formula="of:=IF([.I84]&lt;0;1;0)" office:value-type="float" office:value="0" calcext:value-type="float">
            <text:p>0</text:p>
          </table:table-cell>
          <table:table-cell table:formula="of:=IF([.K84]=1;[.D84];0)" office:value-type="float" office:value="0" calcext:value-type="float">
            <text:p>0</text:p>
          </table:table-cell>
          <table:table-cell table:style-name="ce1" office:value-type="date" office:date-value="2021-03-26" calcext:value-type="date">
            <text:p>26.03.2021</text:p>
          </table:table-cell>
          <table:table-cell office:value-type="string" calcext:value-type="string">
            <text:p>piątek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21-02-11" calcext:value-type="date">
            <text:p>11.02.2021</text:p>
          </table:table-cell>
          <table:table-cell office:value-type="string" calcext:value-type="string">
            <text:p>Przemysl</text:p>
          </table:table-cell>
          <table:table-cell office:value-type="float" office:value="8020" calcext:value-type="float">
            <text:p>8020</text:p>
          </table:table-cell>
          <table:table-cell table:formula="of:=VLOOKUP([.B85];[.$M$1:.$N$1048576];2;0)" office:value-type="string" office:string-value="czwartek" calcext:value-type="string">
            <text:p>czwartek</text:p>
          </table:table-cell>
          <table:table-cell table:formula="of:=IF(NOT(DAY([.B84]) = DAY([.B85]));1;0)" office:value-type="float" office:value="0" calcext:value-type="float">
            <text:p>0</text:p>
          </table:table-cell>
          <table:table-cell table:formula="of:=IF([.F85] = 1;IF(OR([.E85] = &quot;sobota&quot;;[.E85] = &quot;niedziela&quot;);5000;[.$Q$4]);0)" office:value-type="float" office:value="0" calcext:value-type="float">
            <text:p>0</text:p>
          </table:table-cell>
          <table:table-cell table:formula="of:=[.J84]+[.G85]" office:value-type="float" office:value="54451" calcext:value-type="float">
            <text:p>54451</text:p>
          </table:table-cell>
          <table:table-cell table:formula="of:=[.H85]-[.D85]" office:value-type="float" office:value="46431" calcext:value-type="float">
            <text:p>46431</text:p>
          </table:table-cell>
          <table:table-cell table:formula="of:=IF([.I85]&lt;0;[.H85];[.I85])" office:value-type="float" office:value="46431" calcext:value-type="float">
            <text:p>46431</text:p>
          </table:table-cell>
          <table:table-cell table:formula="of:=IF([.I85]&lt;0;1;0)" office:value-type="float" office:value="0" calcext:value-type="float">
            <text:p>0</text:p>
          </table:table-cell>
          <table:table-cell table:formula="of:=IF([.K85]=1;[.D85];0)" office:value-type="float" office:value="0" calcext:value-type="float">
            <text:p>0</text:p>
          </table:table-cell>
          <table:table-cell table:style-name="ce1" office:value-type="date" office:date-value="2021-03-27" calcext:value-type="date">
            <text:p>27.03.2021</text:p>
          </table:table-cell>
          <table:table-cell office:value-type="string" calcext:value-type="string">
            <text:p>sobota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21-02-11" calcext:value-type="date">
            <text:p>11.02.2021</text:p>
          </table:table-cell>
          <table:table-cell office:value-type="string" calcext:value-type="string">
            <text:p>Gniezno</text:p>
          </table:table-cell>
          <table:table-cell office:value-type="float" office:value="5820" calcext:value-type="float">
            <text:p>5820</text:p>
          </table:table-cell>
          <table:table-cell table:formula="of:=VLOOKUP([.B86];[.$M$1:.$N$1048576];2;0)" office:value-type="string" office:string-value="czwartek" calcext:value-type="string">
            <text:p>czwartek</text:p>
          </table:table-cell>
          <table:table-cell table:formula="of:=IF(NOT(DAY([.B85]) = DAY([.B86]));1;0)" office:value-type="float" office:value="0" calcext:value-type="float">
            <text:p>0</text:p>
          </table:table-cell>
          <table:table-cell table:formula="of:=IF([.F86] = 1;IF(OR([.E86] = &quot;sobota&quot;;[.E86] = &quot;niedziela&quot;);5000;[.$Q$4]);0)" office:value-type="float" office:value="0" calcext:value-type="float">
            <text:p>0</text:p>
          </table:table-cell>
          <table:table-cell table:formula="of:=[.J85]+[.G86]" office:value-type="float" office:value="46431" calcext:value-type="float">
            <text:p>46431</text:p>
          </table:table-cell>
          <table:table-cell table:formula="of:=[.H86]-[.D86]" office:value-type="float" office:value="40611" calcext:value-type="float">
            <text:p>40611</text:p>
          </table:table-cell>
          <table:table-cell table:formula="of:=IF([.I86]&lt;0;[.H86];[.I86])" office:value-type="float" office:value="40611" calcext:value-type="float">
            <text:p>40611</text:p>
          </table:table-cell>
          <table:table-cell table:formula="of:=IF([.I86]&lt;0;1;0)" office:value-type="float" office:value="0" calcext:value-type="float">
            <text:p>0</text:p>
          </table:table-cell>
          <table:table-cell table:formula="of:=IF([.K86]=1;[.D86];0)" office:value-type="float" office:value="0" calcext:value-type="float">
            <text:p>0</text:p>
          </table:table-cell>
          <table:table-cell table:style-name="ce1" office:value-type="date" office:date-value="2021-03-28" calcext:value-type="date">
            <text:p>28.03.2021</text:p>
          </table:table-cell>
          <table:table-cell office:value-type="string" calcext:value-type="string">
            <text:p>niedziela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21-02-12" calcext:value-type="date">
            <text:p>12.02.2021</text:p>
          </table:table-cell>
          <table:table-cell office:value-type="string" calcext:value-type="string">
            <text:p>Malbork</text:p>
          </table:table-cell>
          <table:table-cell office:value-type="float" office:value="4850" calcext:value-type="float">
            <text:p>4850</text:p>
          </table:table-cell>
          <table:table-cell table:formula="of:=VLOOKUP([.B87];[.$M$1:.$N$1048576];2;0)" office:value-type="string" office:string-value="piątek" calcext:value-type="string">
            <text:p>piątek</text:p>
          </table:table-cell>
          <table:table-cell table:formula="of:=IF(NOT(DAY([.B86]) = DAY([.B87]));1;0)" office:value-type="float" office:value="1" calcext:value-type="float">
            <text:p>1</text:p>
          </table:table-cell>
          <table:table-cell table:formula="of:=IF([.F87] = 1;IF(OR([.E87] = &quot;sobota&quot;;[.E87] = &quot;niedziela&quot;);5000;[.$Q$4]);0)" office:value-type="float" office:value="13179" calcext:value-type="float">
            <text:p>13179</text:p>
          </table:table-cell>
          <table:table-cell table:formula="of:=[.J86]+[.G87]" office:value-type="float" office:value="53790" calcext:value-type="float">
            <text:p>53790</text:p>
          </table:table-cell>
          <table:table-cell table:formula="of:=[.H87]-[.D87]" office:value-type="float" office:value="48940" calcext:value-type="float">
            <text:p>48940</text:p>
          </table:table-cell>
          <table:table-cell table:formula="of:=IF([.I87]&lt;0;[.H87];[.I87])" office:value-type="float" office:value="48940" calcext:value-type="float">
            <text:p>48940</text:p>
          </table:table-cell>
          <table:table-cell table:formula="of:=IF([.I87]&lt;0;1;0)" office:value-type="float" office:value="0" calcext:value-type="float">
            <text:p>0</text:p>
          </table:table-cell>
          <table:table-cell table:formula="of:=IF([.K87]=1;[.D87];0)" office:value-type="float" office:value="0" calcext:value-type="float">
            <text:p>0</text:p>
          </table:table-cell>
          <table:table-cell table:style-name="ce1" office:value-type="date" office:date-value="2021-03-29" calcext:value-type="date">
            <text:p>29.03.2021</text:p>
          </table:table-cell>
          <table:table-cell office:value-type="string" calcext:value-type="string">
            <text:p>poniedziałek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21-02-12" calcext:value-type="date">
            <text:p>12.02.2021</text:p>
          </table:table-cell>
          <table:table-cell office:value-type="string" calcext:value-type="string">
            <text:p>Przemysl</text:p>
          </table:table-cell>
          <table:table-cell office:value-type="float" office:value="4910" calcext:value-type="float">
            <text:p>4910</text:p>
          </table:table-cell>
          <table:table-cell table:formula="of:=VLOOKUP([.B88];[.$M$1:.$N$1048576];2;0)" office:value-type="string" office:string-value="piątek" calcext:value-type="string">
            <text:p>piątek</text:p>
          </table:table-cell>
          <table:table-cell table:formula="of:=IF(NOT(DAY([.B87]) = DAY([.B88]));1;0)" office:value-type="float" office:value="0" calcext:value-type="float">
            <text:p>0</text:p>
          </table:table-cell>
          <table:table-cell table:formula="of:=IF([.F88] = 1;IF(OR([.E88] = &quot;sobota&quot;;[.E88] = &quot;niedziela&quot;);5000;[.$Q$4]);0)" office:value-type="float" office:value="0" calcext:value-type="float">
            <text:p>0</text:p>
          </table:table-cell>
          <table:table-cell table:formula="of:=[.J87]+[.G88]" office:value-type="float" office:value="48940" calcext:value-type="float">
            <text:p>48940</text:p>
          </table:table-cell>
          <table:table-cell table:formula="of:=[.H88]-[.D88]" office:value-type="float" office:value="44030" calcext:value-type="float">
            <text:p>44030</text:p>
          </table:table-cell>
          <table:table-cell table:formula="of:=IF([.I88]&lt;0;[.H88];[.I88])" office:value-type="float" office:value="44030" calcext:value-type="float">
            <text:p>44030</text:p>
          </table:table-cell>
          <table:table-cell table:formula="of:=IF([.I88]&lt;0;1;0)" office:value-type="float" office:value="0" calcext:value-type="float">
            <text:p>0</text:p>
          </table:table-cell>
          <table:table-cell table:formula="of:=IF([.K88]=1;[.D88];0)" office:value-type="float" office:value="0" calcext:value-type="float">
            <text:p>0</text:p>
          </table:table-cell>
          <table:table-cell table:style-name="ce1" office:value-type="date" office:date-value="2021-03-30" calcext:value-type="date">
            <text:p>30.03.2021</text:p>
          </table:table-cell>
          <table:table-cell office:value-type="string" calcext:value-type="string">
            <text:p>wtorek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21-02-13" calcext:value-type="date">
            <text:p>13.02.2021</text:p>
          </table:table-cell>
          <table:table-cell office:value-type="string" calcext:value-type="string">
            <text:p>Przemysl</text:p>
          </table:table-cell>
          <table:table-cell office:value-type="float" office:value="5690" calcext:value-type="float">
            <text:p>5690</text:p>
          </table:table-cell>
          <table:table-cell table:formula="of:=VLOOKUP([.B89];[.$M$1:.$N$1048576];2;0)" office:value-type="string" office:string-value="sobota" calcext:value-type="string">
            <text:p>sobota</text:p>
          </table:table-cell>
          <table:table-cell table:formula="of:=IF(NOT(DAY([.B88]) = DAY([.B89]));1;0)" office:value-type="float" office:value="1" calcext:value-type="float">
            <text:p>1</text:p>
          </table:table-cell>
          <table:table-cell table:formula="of:=IF([.F89] = 1;IF(OR([.E89] = &quot;sobota&quot;;[.E89] = &quot;niedziela&quot;);5000;[.$Q$4]);0)" office:value-type="float" office:value="5000" calcext:value-type="float">
            <text:p>5000</text:p>
          </table:table-cell>
          <table:table-cell table:formula="of:=[.J88]+[.G89]" office:value-type="float" office:value="49030" calcext:value-type="float">
            <text:p>49030</text:p>
          </table:table-cell>
          <table:table-cell table:formula="of:=[.H89]-[.D89]" office:value-type="float" office:value="43340" calcext:value-type="float">
            <text:p>43340</text:p>
          </table:table-cell>
          <table:table-cell table:formula="of:=IF([.I89]&lt;0;[.H89];[.I89])" office:value-type="float" office:value="43340" calcext:value-type="float">
            <text:p>43340</text:p>
          </table:table-cell>
          <table:table-cell table:formula="of:=IF([.I89]&lt;0;1;0)" office:value-type="float" office:value="0" calcext:value-type="float">
            <text:p>0</text:p>
          </table:table-cell>
          <table:table-cell table:formula="of:=IF([.K89]=1;[.D89];0)" office:value-type="float" office:value="0" calcext:value-type="float">
            <text:p>0</text:p>
          </table:table-cell>
          <table:table-cell table:style-name="ce1" office:value-type="date" office:date-value="2021-03-31" calcext:value-type="date">
            <text:p>31.03.2021</text:p>
          </table:table-cell>
          <table:table-cell office:value-type="string" calcext:value-type="string">
            <text:p>środa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21-02-13" calcext:value-type="date">
            <text:p>13.02.2021</text:p>
          </table:table-cell>
          <table:table-cell office:value-type="string" calcext:value-type="string">
            <text:p>Ogrodzieniec</text:p>
          </table:table-cell>
          <table:table-cell office:value-type="float" office:value="1870" calcext:value-type="float">
            <text:p>1870</text:p>
          </table:table-cell>
          <table:table-cell table:formula="of:=VLOOKUP([.B90];[.$M$1:.$N$1048576];2;0)" office:value-type="string" office:string-value="sobota" calcext:value-type="string">
            <text:p>sobota</text:p>
          </table:table-cell>
          <table:table-cell table:formula="of:=IF(NOT(DAY([.B89]) = DAY([.B90]));1;0)" office:value-type="float" office:value="0" calcext:value-type="float">
            <text:p>0</text:p>
          </table:table-cell>
          <table:table-cell table:formula="of:=IF([.F90] = 1;IF(OR([.E90] = &quot;sobota&quot;;[.E90] = &quot;niedziela&quot;);5000;[.$Q$4]);0)" office:value-type="float" office:value="0" calcext:value-type="float">
            <text:p>0</text:p>
          </table:table-cell>
          <table:table-cell table:formula="of:=[.J89]+[.G90]" office:value-type="float" office:value="43340" calcext:value-type="float">
            <text:p>43340</text:p>
          </table:table-cell>
          <table:table-cell table:formula="of:=[.H90]-[.D90]" office:value-type="float" office:value="41470" calcext:value-type="float">
            <text:p>41470</text:p>
          </table:table-cell>
          <table:table-cell table:formula="of:=IF([.I90]&lt;0;[.H90];[.I90])" office:value-type="float" office:value="41470" calcext:value-type="float">
            <text:p>41470</text:p>
          </table:table-cell>
          <table:table-cell table:formula="of:=IF([.I90]&lt;0;1;0)" office:value-type="float" office:value="0" calcext:value-type="float">
            <text:p>0</text:p>
          </table:table-cell>
          <table:table-cell table:formula="of:=IF([.K90]=1;[.D90];0)" office:value-type="float" office:value="0" calcext:value-type="float">
            <text:p>0</text:p>
          </table:table-cell>
          <table:table-cell table:style-name="ce1" office:value-type="date" office:date-value="2021-04-01" calcext:value-type="date">
            <text:p>1.04.2021</text:p>
          </table:table-cell>
          <table:table-cell office:value-type="string" calcext:value-type="string">
            <text:p>czwartek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21-02-14" calcext:value-type="date">
            <text:p>14.02.2021</text:p>
          </table:table-cell>
          <table:table-cell office:value-type="string" calcext:value-type="string">
            <text:p>Przemysl</text:p>
          </table:table-cell>
          <table:table-cell office:value-type="float" office:value="1800" calcext:value-type="float">
            <text:p>1800</text:p>
          </table:table-cell>
          <table:table-cell table:formula="of:=VLOOKUP([.B91];[.$M$1:.$N$1048576];2;0)" office:value-type="string" office:string-value="niedziela" calcext:value-type="string">
            <text:p>niedziela</text:p>
          </table:table-cell>
          <table:table-cell table:formula="of:=IF(NOT(DAY([.B90]) = DAY([.B91]));1;0)" office:value-type="float" office:value="1" calcext:value-type="float">
            <text:p>1</text:p>
          </table:table-cell>
          <table:table-cell table:formula="of:=IF([.F91] = 1;IF(OR([.E91] = &quot;sobota&quot;;[.E91] = &quot;niedziela&quot;);5000;[.$Q$4]);0)" office:value-type="float" office:value="5000" calcext:value-type="float">
            <text:p>5000</text:p>
          </table:table-cell>
          <table:table-cell table:formula="of:=[.J90]+[.G91]" office:value-type="float" office:value="46470" calcext:value-type="float">
            <text:p>46470</text:p>
          </table:table-cell>
          <table:table-cell table:formula="of:=[.H91]-[.D91]" office:value-type="float" office:value="44670" calcext:value-type="float">
            <text:p>44670</text:p>
          </table:table-cell>
          <table:table-cell table:formula="of:=IF([.I91]&lt;0;[.H91];[.I91])" office:value-type="float" office:value="44670" calcext:value-type="float">
            <text:p>44670</text:p>
          </table:table-cell>
          <table:table-cell table:formula="of:=IF([.I91]&lt;0;1;0)" office:value-type="float" office:value="0" calcext:value-type="float">
            <text:p>0</text:p>
          </table:table-cell>
          <table:table-cell table:formula="of:=IF([.K91]=1;[.D91];0)" office:value-type="float" office:value="0" calcext:value-type="float">
            <text:p>0</text:p>
          </table:table-cell>
          <table:table-cell table:style-name="ce1" office:value-type="date" office:date-value="2021-04-02" calcext:value-type="date">
            <text:p>2.04.2021</text:p>
          </table:table-cell>
          <table:table-cell office:value-type="string" calcext:value-type="string">
            <text:p>piątek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21-02-14" calcext:value-type="date">
            <text:p>14.02.2021</text:p>
          </table:table-cell>
          <table:table-cell office:value-type="string" calcext:value-type="string">
            <text:p>Gniezno</text:p>
          </table:table-cell>
          <table:table-cell office:value-type="float" office:value="4150" calcext:value-type="float">
            <text:p>4150</text:p>
          </table:table-cell>
          <table:table-cell table:formula="of:=VLOOKUP([.B92];[.$M$1:.$N$1048576];2;0)" office:value-type="string" office:string-value="niedziela" calcext:value-type="string">
            <text:p>niedziela</text:p>
          </table:table-cell>
          <table:table-cell table:formula="of:=IF(NOT(DAY([.B91]) = DAY([.B92]));1;0)" office:value-type="float" office:value="0" calcext:value-type="float">
            <text:p>0</text:p>
          </table:table-cell>
          <table:table-cell table:formula="of:=IF([.F92] = 1;IF(OR([.E92] = &quot;sobota&quot;;[.E92] = &quot;niedziela&quot;);5000;[.$Q$4]);0)" office:value-type="float" office:value="0" calcext:value-type="float">
            <text:p>0</text:p>
          </table:table-cell>
          <table:table-cell table:formula="of:=[.J91]+[.G92]" office:value-type="float" office:value="44670" calcext:value-type="float">
            <text:p>44670</text:p>
          </table:table-cell>
          <table:table-cell table:formula="of:=[.H92]-[.D92]" office:value-type="float" office:value="40520" calcext:value-type="float">
            <text:p>40520</text:p>
          </table:table-cell>
          <table:table-cell table:formula="of:=IF([.I92]&lt;0;[.H92];[.I92])" office:value-type="float" office:value="40520" calcext:value-type="float">
            <text:p>40520</text:p>
          </table:table-cell>
          <table:table-cell table:formula="of:=IF([.I92]&lt;0;1;0)" office:value-type="float" office:value="0" calcext:value-type="float">
            <text:p>0</text:p>
          </table:table-cell>
          <table:table-cell table:formula="of:=IF([.K92]=1;[.D92];0)" office:value-type="float" office:value="0" calcext:value-type="float">
            <text:p>0</text:p>
          </table:table-cell>
          <table:table-cell table:style-name="ce1" office:value-type="date" office:date-value="2021-04-03" calcext:value-type="date">
            <text:p>3.04.2021</text:p>
          </table:table-cell>
          <table:table-cell office:value-type="string" calcext:value-type="string">
            <text:p>sobota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21-02-15" calcext:value-type="date">
            <text:p>15.02.2021</text:p>
          </table:table-cell>
          <table:table-cell office:value-type="string" calcext:value-type="string">
            <text:p>Ogrodzieniec</text:p>
          </table:table-cell>
          <table:table-cell office:value-type="float" office:value="3780" calcext:value-type="float">
            <text:p>3780</text:p>
          </table:table-cell>
          <table:table-cell table:formula="of:=VLOOKUP([.B93];[.$M$1:.$N$1048576];2;0)" office:value-type="string" office:string-value="poniedziałek" calcext:value-type="string">
            <text:p>poniedziałek</text:p>
          </table:table-cell>
          <table:table-cell table:formula="of:=IF(NOT(DAY([.B92]) = DAY([.B93]));1;0)" office:value-type="float" office:value="1" calcext:value-type="float">
            <text:p>1</text:p>
          </table:table-cell>
          <table:table-cell table:formula="of:=IF([.F93] = 1;IF(OR([.E93] = &quot;sobota&quot;;[.E93] = &quot;niedziela&quot;);5000;[.$Q$4]);0)" office:value-type="float" office:value="13179" calcext:value-type="float">
            <text:p>13179</text:p>
          </table:table-cell>
          <table:table-cell table:formula="of:=[.J92]+[.G93]" office:value-type="float" office:value="53699" calcext:value-type="float">
            <text:p>53699</text:p>
          </table:table-cell>
          <table:table-cell table:formula="of:=[.H93]-[.D93]" office:value-type="float" office:value="49919" calcext:value-type="float">
            <text:p>49919</text:p>
          </table:table-cell>
          <table:table-cell table:formula="of:=IF([.I93]&lt;0;[.H93];[.I93])" office:value-type="float" office:value="49919" calcext:value-type="float">
            <text:p>49919</text:p>
          </table:table-cell>
          <table:table-cell table:formula="of:=IF([.I93]&lt;0;1;0)" office:value-type="float" office:value="0" calcext:value-type="float">
            <text:p>0</text:p>
          </table:table-cell>
          <table:table-cell table:formula="of:=IF([.K93]=1;[.D93];0)" office:value-type="float" office:value="0" calcext:value-type="float">
            <text:p>0</text:p>
          </table:table-cell>
          <table:table-cell table:style-name="ce1" office:value-type="date" office:date-value="2021-04-04" calcext:value-type="date">
            <text:p>4.04.2021</text:p>
          </table:table-cell>
          <table:table-cell office:value-type="string" calcext:value-type="string">
            <text:p>niedziela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21-02-16" calcext:value-type="date">
            <text:p>16.02.2021</text:p>
          </table:table-cell>
          <table:table-cell office:value-type="string" calcext:value-type="string">
            <text:p>Malbork</text:p>
          </table:table-cell>
          <table:table-cell office:value-type="float" office:value="3330" calcext:value-type="float">
            <text:p>3330</text:p>
          </table:table-cell>
          <table:table-cell table:formula="of:=VLOOKUP([.B94];[.$M$1:.$N$1048576];2;0)" office:value-type="string" office:string-value="wtorek" calcext:value-type="string">
            <text:p>wtorek</text:p>
          </table:table-cell>
          <table:table-cell table:formula="of:=IF(NOT(DAY([.B93]) = DAY([.B94]));1;0)" office:value-type="float" office:value="1" calcext:value-type="float">
            <text:p>1</text:p>
          </table:table-cell>
          <table:table-cell table:formula="of:=IF([.F94] = 1;IF(OR([.E94] = &quot;sobota&quot;;[.E94] = &quot;niedziela&quot;);5000;[.$Q$4]);0)" office:value-type="float" office:value="13179" calcext:value-type="float">
            <text:p>13179</text:p>
          </table:table-cell>
          <table:table-cell table:formula="of:=[.J93]+[.G94]" office:value-type="float" office:value="63098" calcext:value-type="float">
            <text:p>63098</text:p>
          </table:table-cell>
          <table:table-cell table:formula="of:=[.H94]-[.D94]" office:value-type="float" office:value="59768" calcext:value-type="float">
            <text:p>59768</text:p>
          </table:table-cell>
          <table:table-cell table:formula="of:=IF([.I94]&lt;0;[.H94];[.I94])" office:value-type="float" office:value="59768" calcext:value-type="float">
            <text:p>59768</text:p>
          </table:table-cell>
          <table:table-cell table:formula="of:=IF([.I94]&lt;0;1;0)" office:value-type="float" office:value="0" calcext:value-type="float">
            <text:p>0</text:p>
          </table:table-cell>
          <table:table-cell table:formula="of:=IF([.K94]=1;[.D94];0)" office:value-type="float" office:value="0" calcext:value-type="float">
            <text:p>0</text:p>
          </table:table-cell>
          <table:table-cell table:style-name="ce1" office:value-type="date" office:date-value="2021-04-05" calcext:value-type="date">
            <text:p>5.04.2021</text:p>
          </table:table-cell>
          <table:table-cell office:value-type="string" calcext:value-type="string">
            <text:p>poniedziałek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21-02-16" calcext:value-type="date">
            <text:p>16.02.2021</text:p>
          </table:table-cell>
          <table:table-cell office:value-type="string" calcext:value-type="string">
            <text:p>Ogrodzieniec</text:p>
          </table:table-cell>
          <table:table-cell office:value-type="float" office:value="1570" calcext:value-type="float">
            <text:p>1570</text:p>
          </table:table-cell>
          <table:table-cell table:formula="of:=VLOOKUP([.B95];[.$M$1:.$N$1048576];2;0)" office:value-type="string" office:string-value="wtorek" calcext:value-type="string">
            <text:p>wtorek</text:p>
          </table:table-cell>
          <table:table-cell table:formula="of:=IF(NOT(DAY([.B94]) = DAY([.B95]));1;0)" office:value-type="float" office:value="0" calcext:value-type="float">
            <text:p>0</text:p>
          </table:table-cell>
          <table:table-cell table:formula="of:=IF([.F95] = 1;IF(OR([.E95] = &quot;sobota&quot;;[.E95] = &quot;niedziela&quot;);5000;[.$Q$4]);0)" office:value-type="float" office:value="0" calcext:value-type="float">
            <text:p>0</text:p>
          </table:table-cell>
          <table:table-cell table:formula="of:=[.J94]+[.G95]" office:value-type="float" office:value="59768" calcext:value-type="float">
            <text:p>59768</text:p>
          </table:table-cell>
          <table:table-cell table:formula="of:=[.H95]-[.D95]" office:value-type="float" office:value="58198" calcext:value-type="float">
            <text:p>58198</text:p>
          </table:table-cell>
          <table:table-cell table:formula="of:=IF([.I95]&lt;0;[.H95];[.I95])" office:value-type="float" office:value="58198" calcext:value-type="float">
            <text:p>58198</text:p>
          </table:table-cell>
          <table:table-cell table:formula="of:=IF([.I95]&lt;0;1;0)" office:value-type="float" office:value="0" calcext:value-type="float">
            <text:p>0</text:p>
          </table:table-cell>
          <table:table-cell table:formula="of:=IF([.K95]=1;[.D95];0)" office:value-type="float" office:value="0" calcext:value-type="float">
            <text:p>0</text:p>
          </table:table-cell>
          <table:table-cell table:style-name="ce1" office:value-type="date" office:date-value="2021-04-06" calcext:value-type="date">
            <text:p>6.04.2021</text:p>
          </table:table-cell>
          <table:table-cell office:value-type="string" calcext:value-type="string">
            <text:p>wtorek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21-02-16" calcext:value-type="date">
            <text:p>16.02.2021</text:p>
          </table:table-cell>
          <table:table-cell office:value-type="string" calcext:value-type="string">
            <text:p>Gniezno</text:p>
          </table:table-cell>
          <table:table-cell office:value-type="float" office:value="1590" calcext:value-type="float">
            <text:p>1590</text:p>
          </table:table-cell>
          <table:table-cell table:formula="of:=VLOOKUP([.B96];[.$M$1:.$N$1048576];2;0)" office:value-type="string" office:string-value="wtorek" calcext:value-type="string">
            <text:p>wtorek</text:p>
          </table:table-cell>
          <table:table-cell table:formula="of:=IF(NOT(DAY([.B95]) = DAY([.B96]));1;0)" office:value-type="float" office:value="0" calcext:value-type="float">
            <text:p>0</text:p>
          </table:table-cell>
          <table:table-cell table:formula="of:=IF([.F96] = 1;IF(OR([.E96] = &quot;sobota&quot;;[.E96] = &quot;niedziela&quot;);5000;[.$Q$4]);0)" office:value-type="float" office:value="0" calcext:value-type="float">
            <text:p>0</text:p>
          </table:table-cell>
          <table:table-cell table:formula="of:=[.J95]+[.G96]" office:value-type="float" office:value="58198" calcext:value-type="float">
            <text:p>58198</text:p>
          </table:table-cell>
          <table:table-cell table:formula="of:=[.H96]-[.D96]" office:value-type="float" office:value="56608" calcext:value-type="float">
            <text:p>56608</text:p>
          </table:table-cell>
          <table:table-cell table:formula="of:=IF([.I96]&lt;0;[.H96];[.I96])" office:value-type="float" office:value="56608" calcext:value-type="float">
            <text:p>56608</text:p>
          </table:table-cell>
          <table:table-cell table:formula="of:=IF([.I96]&lt;0;1;0)" office:value-type="float" office:value="0" calcext:value-type="float">
            <text:p>0</text:p>
          </table:table-cell>
          <table:table-cell table:formula="of:=IF([.K96]=1;[.D96];0)" office:value-type="float" office:value="0" calcext:value-type="float">
            <text:p>0</text:p>
          </table:table-cell>
          <table:table-cell table:style-name="ce1" office:value-type="date" office:date-value="2021-04-07" calcext:value-type="date">
            <text:p>7.04.2021</text:p>
          </table:table-cell>
          <table:table-cell office:value-type="string" calcext:value-type="string">
            <text:p>środa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21-02-17" calcext:value-type="date">
            <text:p>17.02.2021</text:p>
          </table:table-cell>
          <table:table-cell office:value-type="string" calcext:value-type="string">
            <text:p>Przemysl</text:p>
          </table:table-cell>
          <table:table-cell office:value-type="float" office:value="7240" calcext:value-type="float">
            <text:p>7240</text:p>
          </table:table-cell>
          <table:table-cell table:formula="of:=VLOOKUP([.B97];[.$M$1:.$N$1048576];2;0)" office:value-type="string" office:string-value="środa" calcext:value-type="string">
            <text:p>środa</text:p>
          </table:table-cell>
          <table:table-cell table:formula="of:=IF(NOT(DAY([.B96]) = DAY([.B97]));1;0)" office:value-type="float" office:value="1" calcext:value-type="float">
            <text:p>1</text:p>
          </table:table-cell>
          <table:table-cell table:formula="of:=IF([.F97] = 1;IF(OR([.E97] = &quot;sobota&quot;;[.E97] = &quot;niedziela&quot;);5000;[.$Q$4]);0)" office:value-type="float" office:value="13179" calcext:value-type="float">
            <text:p>13179</text:p>
          </table:table-cell>
          <table:table-cell table:formula="of:=[.J96]+[.G97]" office:value-type="float" office:value="69787" calcext:value-type="float">
            <text:p>69787</text:p>
          </table:table-cell>
          <table:table-cell table:formula="of:=[.H97]-[.D97]" office:value-type="float" office:value="62547" calcext:value-type="float">
            <text:p>62547</text:p>
          </table:table-cell>
          <table:table-cell table:formula="of:=IF([.I97]&lt;0;[.H97];[.I97])" office:value-type="float" office:value="62547" calcext:value-type="float">
            <text:p>62547</text:p>
          </table:table-cell>
          <table:table-cell table:formula="of:=IF([.I97]&lt;0;1;0)" office:value-type="float" office:value="0" calcext:value-type="float">
            <text:p>0</text:p>
          </table:table-cell>
          <table:table-cell table:formula="of:=IF([.K97]=1;[.D97];0)" office:value-type="float" office:value="0" calcext:value-type="float">
            <text:p>0</text:p>
          </table:table-cell>
          <table:table-cell table:style-name="ce1" office:value-type="date" office:date-value="2021-04-08" calcext:value-type="date">
            <text:p>8.04.2021</text:p>
          </table:table-cell>
          <table:table-cell office:value-type="string" calcext:value-type="string">
            <text:p>czwartek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21-02-17" calcext:value-type="date">
            <text:p>17.02.2021</text:p>
          </table:table-cell>
          <table:table-cell office:value-type="string" calcext:value-type="string">
            <text:p>Ogrodzieniec</text:p>
          </table:table-cell>
          <table:table-cell office:value-type="float" office:value="9690" calcext:value-type="float">
            <text:p>9690</text:p>
          </table:table-cell>
          <table:table-cell table:formula="of:=VLOOKUP([.B98];[.$M$1:.$N$1048576];2;0)" office:value-type="string" office:string-value="środa" calcext:value-type="string">
            <text:p>środa</text:p>
          </table:table-cell>
          <table:table-cell table:formula="of:=IF(NOT(DAY([.B97]) = DAY([.B98]));1;0)" office:value-type="float" office:value="0" calcext:value-type="float">
            <text:p>0</text:p>
          </table:table-cell>
          <table:table-cell table:formula="of:=IF([.F98] = 1;IF(OR([.E98] = &quot;sobota&quot;;[.E98] = &quot;niedziela&quot;);5000;[.$Q$4]);0)" office:value-type="float" office:value="0" calcext:value-type="float">
            <text:p>0</text:p>
          </table:table-cell>
          <table:table-cell table:formula="of:=[.J97]+[.G98]" office:value-type="float" office:value="62547" calcext:value-type="float">
            <text:p>62547</text:p>
          </table:table-cell>
          <table:table-cell table:formula="of:=[.H98]-[.D98]" office:value-type="float" office:value="52857" calcext:value-type="float">
            <text:p>52857</text:p>
          </table:table-cell>
          <table:table-cell table:formula="of:=IF([.I98]&lt;0;[.H98];[.I98])" office:value-type="float" office:value="52857" calcext:value-type="float">
            <text:p>52857</text:p>
          </table:table-cell>
          <table:table-cell table:formula="of:=IF([.I98]&lt;0;1;0)" office:value-type="float" office:value="0" calcext:value-type="float">
            <text:p>0</text:p>
          </table:table-cell>
          <table:table-cell table:formula="of:=IF([.K98]=1;[.D98];0)" office:value-type="float" office:value="0" calcext:value-type="float">
            <text:p>0</text:p>
          </table:table-cell>
          <table:table-cell table:style-name="ce1" office:value-type="date" office:date-value="2021-04-09" calcext:value-type="date">
            <text:p>9.04.2021</text:p>
          </table:table-cell>
          <table:table-cell office:value-type="string" calcext:value-type="string">
            <text:p>piątek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21-02-17" calcext:value-type="date">
            <text:p>17.02.2021</text:p>
          </table:table-cell>
          <table:table-cell office:value-type="string" calcext:value-type="string">
            <text:p>Malbork</text:p>
          </table:table-cell>
          <table:table-cell office:value-type="float" office:value="5600" calcext:value-type="float">
            <text:p>5600</text:p>
          </table:table-cell>
          <table:table-cell table:formula="of:=VLOOKUP([.B99];[.$M$1:.$N$1048576];2;0)" office:value-type="string" office:string-value="środa" calcext:value-type="string">
            <text:p>środa</text:p>
          </table:table-cell>
          <table:table-cell table:formula="of:=IF(NOT(DAY([.B98]) = DAY([.B99]));1;0)" office:value-type="float" office:value="0" calcext:value-type="float">
            <text:p>0</text:p>
          </table:table-cell>
          <table:table-cell table:formula="of:=IF([.F99] = 1;IF(OR([.E99] = &quot;sobota&quot;;[.E99] = &quot;niedziela&quot;);5000;[.$Q$4]);0)" office:value-type="float" office:value="0" calcext:value-type="float">
            <text:p>0</text:p>
          </table:table-cell>
          <table:table-cell table:formula="of:=[.J98]+[.G99]" office:value-type="float" office:value="52857" calcext:value-type="float">
            <text:p>52857</text:p>
          </table:table-cell>
          <table:table-cell table:formula="of:=[.H99]-[.D99]" office:value-type="float" office:value="47257" calcext:value-type="float">
            <text:p>47257</text:p>
          </table:table-cell>
          <table:table-cell table:formula="of:=IF([.I99]&lt;0;[.H99];[.I99])" office:value-type="float" office:value="47257" calcext:value-type="float">
            <text:p>47257</text:p>
          </table:table-cell>
          <table:table-cell table:formula="of:=IF([.I99]&lt;0;1;0)" office:value-type="float" office:value="0" calcext:value-type="float">
            <text:p>0</text:p>
          </table:table-cell>
          <table:table-cell table:formula="of:=IF([.K99]=1;[.D99];0)" office:value-type="float" office:value="0" calcext:value-type="float">
            <text:p>0</text:p>
          </table:table-cell>
          <table:table-cell table:style-name="ce1" office:value-type="date" office:date-value="2021-04-10" calcext:value-type="date">
            <text:p>10.04.2021</text:p>
          </table:table-cell>
          <table:table-cell office:value-type="string" calcext:value-type="string">
            <text:p>sobota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21-02-18" calcext:value-type="date">
            <text:p>18.02.2021</text:p>
          </table:table-cell>
          <table:table-cell office:value-type="string" calcext:value-type="string">
            <text:p>Przemysl</text:p>
          </table:table-cell>
          <table:table-cell office:value-type="float" office:value="1740" calcext:value-type="float">
            <text:p>1740</text:p>
          </table:table-cell>
          <table:table-cell table:formula="of:=VLOOKUP([.B100];[.$M$1:.$N$1048576];2;0)" office:value-type="string" office:string-value="czwartek" calcext:value-type="string">
            <text:p>czwartek</text:p>
          </table:table-cell>
          <table:table-cell table:formula="of:=IF(NOT(DAY([.B99]) = DAY([.B100]));1;0)" office:value-type="float" office:value="1" calcext:value-type="float">
            <text:p>1</text:p>
          </table:table-cell>
          <table:table-cell table:formula="of:=IF([.F100] = 1;IF(OR([.E100] = &quot;sobota&quot;;[.E100] = &quot;niedziela&quot;);5000;[.$Q$4]);0)" office:value-type="float" office:value="13179" calcext:value-type="float">
            <text:p>13179</text:p>
          </table:table-cell>
          <table:table-cell table:formula="of:=[.J99]+[.G100]" office:value-type="float" office:value="60436" calcext:value-type="float">
            <text:p>60436</text:p>
          </table:table-cell>
          <table:table-cell table:formula="of:=[.H100]-[.D100]" office:value-type="float" office:value="58696" calcext:value-type="float">
            <text:p>58696</text:p>
          </table:table-cell>
          <table:table-cell table:formula="of:=IF([.I100]&lt;0;[.H100];[.I100])" office:value-type="float" office:value="58696" calcext:value-type="float">
            <text:p>58696</text:p>
          </table:table-cell>
          <table:table-cell table:formula="of:=IF([.I100]&lt;0;1;0)" office:value-type="float" office:value="0" calcext:value-type="float">
            <text:p>0</text:p>
          </table:table-cell>
          <table:table-cell table:formula="of:=IF([.K100]=1;[.D100];0)" office:value-type="float" office:value="0" calcext:value-type="float">
            <text:p>0</text:p>
          </table:table-cell>
          <table:table-cell table:style-name="ce1" office:value-type="date" office:date-value="2021-04-11" calcext:value-type="date">
            <text:p>11.04.2021</text:p>
          </table:table-cell>
          <table:table-cell office:value-type="string" calcext:value-type="string">
            <text:p>niedziela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21-02-19" calcext:value-type="date">
            <text:p>19.02.2021</text:p>
          </table:table-cell>
          <table:table-cell office:value-type="string" calcext:value-type="string">
            <text:p>Przemysl</text:p>
          </table:table-cell>
          <table:table-cell office:value-type="float" office:value="5430" calcext:value-type="float">
            <text:p>5430</text:p>
          </table:table-cell>
          <table:table-cell table:formula="of:=VLOOKUP([.B101];[.$M$1:.$N$1048576];2;0)" office:value-type="string" office:string-value="piątek" calcext:value-type="string">
            <text:p>piątek</text:p>
          </table:table-cell>
          <table:table-cell table:formula="of:=IF(NOT(DAY([.B100]) = DAY([.B101]));1;0)" office:value-type="float" office:value="1" calcext:value-type="float">
            <text:p>1</text:p>
          </table:table-cell>
          <table:table-cell table:formula="of:=IF([.F101] = 1;IF(OR([.E101] = &quot;sobota&quot;;[.E101] = &quot;niedziela&quot;);5000;[.$Q$4]);0)" office:value-type="float" office:value="13179" calcext:value-type="float">
            <text:p>13179</text:p>
          </table:table-cell>
          <table:table-cell table:formula="of:=[.J100]+[.G101]" office:value-type="float" office:value="71875" calcext:value-type="float">
            <text:p>71875</text:p>
          </table:table-cell>
          <table:table-cell table:formula="of:=[.H101]-[.D101]" office:value-type="float" office:value="66445" calcext:value-type="float">
            <text:p>66445</text:p>
          </table:table-cell>
          <table:table-cell table:formula="of:=IF([.I101]&lt;0;[.H101];[.I101])" office:value-type="float" office:value="66445" calcext:value-type="float">
            <text:p>66445</text:p>
          </table:table-cell>
          <table:table-cell table:formula="of:=IF([.I101]&lt;0;1;0)" office:value-type="float" office:value="0" calcext:value-type="float">
            <text:p>0</text:p>
          </table:table-cell>
          <table:table-cell table:formula="of:=IF([.K101]=1;[.D101];0)" office:value-type="float" office:value="0" calcext:value-type="float">
            <text:p>0</text:p>
          </table:table-cell>
          <table:table-cell table:style-name="ce1" office:value-type="date" office:date-value="2021-04-12" calcext:value-type="date">
            <text:p>12.04.2021</text:p>
          </table:table-cell>
          <table:table-cell office:value-type="string" calcext:value-type="string">
            <text:p>poniedziałek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21-02-20" calcext:value-type="date">
            <text:p>20.02.2021</text:p>
          </table:table-cell>
          <table:table-cell office:value-type="string" calcext:value-type="string">
            <text:p>Malbork</text:p>
          </table:table-cell>
          <table:table-cell office:value-type="float" office:value="8190" calcext:value-type="float">
            <text:p>8190</text:p>
          </table:table-cell>
          <table:table-cell table:formula="of:=VLOOKUP([.B102];[.$M$1:.$N$1048576];2;0)" office:value-type="string" office:string-value="sobota" calcext:value-type="string">
            <text:p>sobota</text:p>
          </table:table-cell>
          <table:table-cell table:formula="of:=IF(NOT(DAY([.B101]) = DAY([.B102]));1;0)" office:value-type="float" office:value="1" calcext:value-type="float">
            <text:p>1</text:p>
          </table:table-cell>
          <table:table-cell table:formula="of:=IF([.F102] = 1;IF(OR([.E102] = &quot;sobota&quot;;[.E102] = &quot;niedziela&quot;);5000;[.$Q$4]);0)" office:value-type="float" office:value="5000" calcext:value-type="float">
            <text:p>5000</text:p>
          </table:table-cell>
          <table:table-cell table:formula="of:=[.J101]+[.G102]" office:value-type="float" office:value="71445" calcext:value-type="float">
            <text:p>71445</text:p>
          </table:table-cell>
          <table:table-cell table:formula="of:=[.H102]-[.D102]" office:value-type="float" office:value="63255" calcext:value-type="float">
            <text:p>63255</text:p>
          </table:table-cell>
          <table:table-cell table:formula="of:=IF([.I102]&lt;0;[.H102];[.I102])" office:value-type="float" office:value="63255" calcext:value-type="float">
            <text:p>63255</text:p>
          </table:table-cell>
          <table:table-cell table:formula="of:=IF([.I102]&lt;0;1;0)" office:value-type="float" office:value="0" calcext:value-type="float">
            <text:p>0</text:p>
          </table:table-cell>
          <table:table-cell table:formula="of:=IF([.K102]=1;[.D102];0)" office:value-type="float" office:value="0" calcext:value-type="float">
            <text:p>0</text:p>
          </table:table-cell>
          <table:table-cell table:style-name="ce1" office:value-type="date" office:date-value="2021-04-13" calcext:value-type="date">
            <text:p>13.04.2021</text:p>
          </table:table-cell>
          <table:table-cell office:value-type="string" calcext:value-type="string">
            <text:p>wtorek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21-02-20" calcext:value-type="date">
            <text:p>20.02.2021</text:p>
          </table:table-cell>
          <table:table-cell office:value-type="string" calcext:value-type="string">
            <text:p>Przemysl</text:p>
          </table:table-cell>
          <table:table-cell office:value-type="float" office:value="1470" calcext:value-type="float">
            <text:p>1470</text:p>
          </table:table-cell>
          <table:table-cell table:formula="of:=VLOOKUP([.B103];[.$M$1:.$N$1048576];2;0)" office:value-type="string" office:string-value="sobota" calcext:value-type="string">
            <text:p>sobota</text:p>
          </table:table-cell>
          <table:table-cell table:formula="of:=IF(NOT(DAY([.B102]) = DAY([.B103]));1;0)" office:value-type="float" office:value="0" calcext:value-type="float">
            <text:p>0</text:p>
          </table:table-cell>
          <table:table-cell table:formula="of:=IF([.F103] = 1;IF(OR([.E103] = &quot;sobota&quot;;[.E103] = &quot;niedziela&quot;);5000;[.$Q$4]);0)" office:value-type="float" office:value="0" calcext:value-type="float">
            <text:p>0</text:p>
          </table:table-cell>
          <table:table-cell table:formula="of:=[.J102]+[.G103]" office:value-type="float" office:value="63255" calcext:value-type="float">
            <text:p>63255</text:p>
          </table:table-cell>
          <table:table-cell table:formula="of:=[.H103]-[.D103]" office:value-type="float" office:value="61785" calcext:value-type="float">
            <text:p>61785</text:p>
          </table:table-cell>
          <table:table-cell table:formula="of:=IF([.I103]&lt;0;[.H103];[.I103])" office:value-type="float" office:value="61785" calcext:value-type="float">
            <text:p>61785</text:p>
          </table:table-cell>
          <table:table-cell table:formula="of:=IF([.I103]&lt;0;1;0)" office:value-type="float" office:value="0" calcext:value-type="float">
            <text:p>0</text:p>
          </table:table-cell>
          <table:table-cell table:formula="of:=IF([.K103]=1;[.D103];0)" office:value-type="float" office:value="0" calcext:value-type="float">
            <text:p>0</text:p>
          </table:table-cell>
          <table:table-cell table:style-name="ce1" office:value-type="date" office:date-value="2021-04-14" calcext:value-type="date">
            <text:p>14.04.2021</text:p>
          </table:table-cell>
          <table:table-cell office:value-type="string" calcext:value-type="string">
            <text:p>środa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21-02-21" calcext:value-type="date">
            <text:p>21.02.2021</text:p>
          </table:table-cell>
          <table:table-cell office:value-type="string" calcext:value-type="string">
            <text:p>Gniezno</text:p>
          </table:table-cell>
          <table:table-cell office:value-type="float" office:value="1620" calcext:value-type="float">
            <text:p>1620</text:p>
          </table:table-cell>
          <table:table-cell table:formula="of:=VLOOKUP([.B104];[.$M$1:.$N$1048576];2;0)" office:value-type="string" office:string-value="niedziela" calcext:value-type="string">
            <text:p>niedziela</text:p>
          </table:table-cell>
          <table:table-cell table:formula="of:=IF(NOT(DAY([.B103]) = DAY([.B104]));1;0)" office:value-type="float" office:value="1" calcext:value-type="float">
            <text:p>1</text:p>
          </table:table-cell>
          <table:table-cell table:formula="of:=IF([.F104] = 1;IF(OR([.E104] = &quot;sobota&quot;;[.E104] = &quot;niedziela&quot;);5000;[.$Q$4]);0)" office:value-type="float" office:value="5000" calcext:value-type="float">
            <text:p>5000</text:p>
          </table:table-cell>
          <table:table-cell table:formula="of:=[.J103]+[.G104]" office:value-type="float" office:value="66785" calcext:value-type="float">
            <text:p>66785</text:p>
          </table:table-cell>
          <table:table-cell table:formula="of:=[.H104]-[.D104]" office:value-type="float" office:value="65165" calcext:value-type="float">
            <text:p>65165</text:p>
          </table:table-cell>
          <table:table-cell table:formula="of:=IF([.I104]&lt;0;[.H104];[.I104])" office:value-type="float" office:value="65165" calcext:value-type="float">
            <text:p>65165</text:p>
          </table:table-cell>
          <table:table-cell table:formula="of:=IF([.I104]&lt;0;1;0)" office:value-type="float" office:value="0" calcext:value-type="float">
            <text:p>0</text:p>
          </table:table-cell>
          <table:table-cell table:formula="of:=IF([.K104]=1;[.D104];0)" office:value-type="float" office:value="0" calcext:value-type="float">
            <text:p>0</text:p>
          </table:table-cell>
          <table:table-cell table:style-name="ce1" office:value-type="date" office:date-value="2021-04-15" calcext:value-type="date">
            <text:p>15.04.2021</text:p>
          </table:table-cell>
          <table:table-cell office:value-type="string" calcext:value-type="string">
            <text:p>czwartek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21-02-21" calcext:value-type="date">
            <text:p>21.02.2021</text:p>
          </table:table-cell>
          <table:table-cell office:value-type="string" calcext:value-type="string">
            <text:p>Ogrodzieniec</text:p>
          </table:table-cell>
          <table:table-cell office:value-type="float" office:value="6700" calcext:value-type="float">
            <text:p>6700</text:p>
          </table:table-cell>
          <table:table-cell table:formula="of:=VLOOKUP([.B105];[.$M$1:.$N$1048576];2;0)" office:value-type="string" office:string-value="niedziela" calcext:value-type="string">
            <text:p>niedziela</text:p>
          </table:table-cell>
          <table:table-cell table:formula="of:=IF(NOT(DAY([.B104]) = DAY([.B105]));1;0)" office:value-type="float" office:value="0" calcext:value-type="float">
            <text:p>0</text:p>
          </table:table-cell>
          <table:table-cell table:formula="of:=IF([.F105] = 1;IF(OR([.E105] = &quot;sobota&quot;;[.E105] = &quot;niedziela&quot;);5000;[.$Q$4]);0)" office:value-type="float" office:value="0" calcext:value-type="float">
            <text:p>0</text:p>
          </table:table-cell>
          <table:table-cell table:formula="of:=[.J104]+[.G105]" office:value-type="float" office:value="65165" calcext:value-type="float">
            <text:p>65165</text:p>
          </table:table-cell>
          <table:table-cell table:formula="of:=[.H105]-[.D105]" office:value-type="float" office:value="58465" calcext:value-type="float">
            <text:p>58465</text:p>
          </table:table-cell>
          <table:table-cell table:formula="of:=IF([.I105]&lt;0;[.H105];[.I105])" office:value-type="float" office:value="58465" calcext:value-type="float">
            <text:p>58465</text:p>
          </table:table-cell>
          <table:table-cell table:formula="of:=IF([.I105]&lt;0;1;0)" office:value-type="float" office:value="0" calcext:value-type="float">
            <text:p>0</text:p>
          </table:table-cell>
          <table:table-cell table:formula="of:=IF([.K105]=1;[.D105];0)" office:value-type="float" office:value="0" calcext:value-type="float">
            <text:p>0</text:p>
          </table:table-cell>
          <table:table-cell table:style-name="ce1" office:value-type="date" office:date-value="2021-04-16" calcext:value-type="date">
            <text:p>16.04.2021</text:p>
          </table:table-cell>
          <table:table-cell office:value-type="string" calcext:value-type="string">
            <text:p>piątek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21-02-22" calcext:value-type="date">
            <text:p>22.02.2021</text:p>
          </table:table-cell>
          <table:table-cell office:value-type="string" calcext:value-type="string">
            <text:p>Ogrodzieniec</text:p>
          </table:table-cell>
          <table:table-cell office:value-type="float" office:value="5570" calcext:value-type="float">
            <text:p>5570</text:p>
          </table:table-cell>
          <table:table-cell table:formula="of:=VLOOKUP([.B106];[.$M$1:.$N$1048576];2;0)" office:value-type="string" office:string-value="poniedziałek" calcext:value-type="string">
            <text:p>poniedziałek</text:p>
          </table:table-cell>
          <table:table-cell table:formula="of:=IF(NOT(DAY([.B105]) = DAY([.B106]));1;0)" office:value-type="float" office:value="1" calcext:value-type="float">
            <text:p>1</text:p>
          </table:table-cell>
          <table:table-cell table:formula="of:=IF([.F106] = 1;IF(OR([.E106] = &quot;sobota&quot;;[.E106] = &quot;niedziela&quot;);5000;[.$Q$4]);0)" office:value-type="float" office:value="13179" calcext:value-type="float">
            <text:p>13179</text:p>
          </table:table-cell>
          <table:table-cell table:formula="of:=[.J105]+[.G106]" office:value-type="float" office:value="71644" calcext:value-type="float">
            <text:p>71644</text:p>
          </table:table-cell>
          <table:table-cell table:formula="of:=[.H106]-[.D106]" office:value-type="float" office:value="66074" calcext:value-type="float">
            <text:p>66074</text:p>
          </table:table-cell>
          <table:table-cell table:formula="of:=IF([.I106]&lt;0;[.H106];[.I106])" office:value-type="float" office:value="66074" calcext:value-type="float">
            <text:p>66074</text:p>
          </table:table-cell>
          <table:table-cell table:formula="of:=IF([.I106]&lt;0;1;0)" office:value-type="float" office:value="0" calcext:value-type="float">
            <text:p>0</text:p>
          </table:table-cell>
          <table:table-cell table:formula="of:=IF([.K106]=1;[.D106];0)" office:value-type="float" office:value="0" calcext:value-type="float">
            <text:p>0</text:p>
          </table:table-cell>
          <table:table-cell table:style-name="ce1" office:value-type="date" office:date-value="2021-04-17" calcext:value-type="date">
            <text:p>17.04.2021</text:p>
          </table:table-cell>
          <table:table-cell office:value-type="string" calcext:value-type="string">
            <text:p>sobota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21-02-22" calcext:value-type="date">
            <text:p>22.02.2021</text:p>
          </table:table-cell>
          <table:table-cell office:value-type="string" calcext:value-type="string">
            <text:p>Malbork</text:p>
          </table:table-cell>
          <table:table-cell office:value-type="float" office:value="4070" calcext:value-type="float">
            <text:p>4070</text:p>
          </table:table-cell>
          <table:table-cell table:formula="of:=VLOOKUP([.B107];[.$M$1:.$N$1048576];2;0)" office:value-type="string" office:string-value="poniedziałek" calcext:value-type="string">
            <text:p>poniedziałek</text:p>
          </table:table-cell>
          <table:table-cell table:formula="of:=IF(NOT(DAY([.B106]) = DAY([.B107]));1;0)" office:value-type="float" office:value="0" calcext:value-type="float">
            <text:p>0</text:p>
          </table:table-cell>
          <table:table-cell table:formula="of:=IF([.F107] = 1;IF(OR([.E107] = &quot;sobota&quot;;[.E107] = &quot;niedziela&quot;);5000;[.$Q$4]);0)" office:value-type="float" office:value="0" calcext:value-type="float">
            <text:p>0</text:p>
          </table:table-cell>
          <table:table-cell table:formula="of:=[.J106]+[.G107]" office:value-type="float" office:value="66074" calcext:value-type="float">
            <text:p>66074</text:p>
          </table:table-cell>
          <table:table-cell table:formula="of:=[.H107]-[.D107]" office:value-type="float" office:value="62004" calcext:value-type="float">
            <text:p>62004</text:p>
          </table:table-cell>
          <table:table-cell table:formula="of:=IF([.I107]&lt;0;[.H107];[.I107])" office:value-type="float" office:value="62004" calcext:value-type="float">
            <text:p>62004</text:p>
          </table:table-cell>
          <table:table-cell table:formula="of:=IF([.I107]&lt;0;1;0)" office:value-type="float" office:value="0" calcext:value-type="float">
            <text:p>0</text:p>
          </table:table-cell>
          <table:table-cell table:formula="of:=IF([.K107]=1;[.D107];0)" office:value-type="float" office:value="0" calcext:value-type="float">
            <text:p>0</text:p>
          </table:table-cell>
          <table:table-cell table:style-name="ce1" office:value-type="date" office:date-value="2021-04-18" calcext:value-type="date">
            <text:p>18.04.2021</text:p>
          </table:table-cell>
          <table:table-cell office:value-type="string" calcext:value-type="string">
            <text:p>niedziela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21-02-22" calcext:value-type="date">
            <text:p>22.02.2021</text:p>
          </table:table-cell>
          <table:table-cell office:value-type="string" calcext:value-type="string">
            <text:p>Gniezno</text:p>
          </table:table-cell>
          <table:table-cell office:value-type="float" office:value="6500" calcext:value-type="float">
            <text:p>6500</text:p>
          </table:table-cell>
          <table:table-cell table:formula="of:=VLOOKUP([.B108];[.$M$1:.$N$1048576];2;0)" office:value-type="string" office:string-value="poniedziałek" calcext:value-type="string">
            <text:p>poniedziałek</text:p>
          </table:table-cell>
          <table:table-cell table:formula="of:=IF(NOT(DAY([.B107]) = DAY([.B108]));1;0)" office:value-type="float" office:value="0" calcext:value-type="float">
            <text:p>0</text:p>
          </table:table-cell>
          <table:table-cell table:formula="of:=IF([.F108] = 1;IF(OR([.E108] = &quot;sobota&quot;;[.E108] = &quot;niedziela&quot;);5000;[.$Q$4]);0)" office:value-type="float" office:value="0" calcext:value-type="float">
            <text:p>0</text:p>
          </table:table-cell>
          <table:table-cell table:formula="of:=[.J107]+[.G108]" office:value-type="float" office:value="62004" calcext:value-type="float">
            <text:p>62004</text:p>
          </table:table-cell>
          <table:table-cell table:formula="of:=[.H108]-[.D108]" office:value-type="float" office:value="55504" calcext:value-type="float">
            <text:p>55504</text:p>
          </table:table-cell>
          <table:table-cell table:formula="of:=IF([.I108]&lt;0;[.H108];[.I108])" office:value-type="float" office:value="55504" calcext:value-type="float">
            <text:p>55504</text:p>
          </table:table-cell>
          <table:table-cell table:formula="of:=IF([.I108]&lt;0;1;0)" office:value-type="float" office:value="0" calcext:value-type="float">
            <text:p>0</text:p>
          </table:table-cell>
          <table:table-cell table:formula="of:=IF([.K108]=1;[.D108];0)" office:value-type="float" office:value="0" calcext:value-type="float">
            <text:p>0</text:p>
          </table:table-cell>
          <table:table-cell table:style-name="ce1" office:value-type="date" office:date-value="2021-04-19" calcext:value-type="date">
            <text:p>19.04.2021</text:p>
          </table:table-cell>
          <table:table-cell office:value-type="string" calcext:value-type="string">
            <text:p>poniedziałek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21-02-23" calcext:value-type="date">
            <text:p>23.02.2021</text:p>
          </table:table-cell>
          <table:table-cell office:value-type="string" calcext:value-type="string">
            <text:p>Gniezno</text:p>
          </table:table-cell>
          <table:table-cell office:value-type="float" office:value="6050" calcext:value-type="float">
            <text:p>6050</text:p>
          </table:table-cell>
          <table:table-cell table:formula="of:=VLOOKUP([.B109];[.$M$1:.$N$1048576];2;0)" office:value-type="string" office:string-value="wtorek" calcext:value-type="string">
            <text:p>wtorek</text:p>
          </table:table-cell>
          <table:table-cell table:formula="of:=IF(NOT(DAY([.B108]) = DAY([.B109]));1;0)" office:value-type="float" office:value="1" calcext:value-type="float">
            <text:p>1</text:p>
          </table:table-cell>
          <table:table-cell table:formula="of:=IF([.F109] = 1;IF(OR([.E109] = &quot;sobota&quot;;[.E109] = &quot;niedziela&quot;);5000;[.$Q$4]);0)" office:value-type="float" office:value="13179" calcext:value-type="float">
            <text:p>13179</text:p>
          </table:table-cell>
          <table:table-cell table:formula="of:=[.J108]+[.G109]" office:value-type="float" office:value="68683" calcext:value-type="float">
            <text:p>68683</text:p>
          </table:table-cell>
          <table:table-cell table:formula="of:=[.H109]-[.D109]" office:value-type="float" office:value="62633" calcext:value-type="float">
            <text:p>62633</text:p>
          </table:table-cell>
          <table:table-cell table:formula="of:=IF([.I109]&lt;0;[.H109];[.I109])" office:value-type="float" office:value="62633" calcext:value-type="float">
            <text:p>62633</text:p>
          </table:table-cell>
          <table:table-cell table:formula="of:=IF([.I109]&lt;0;1;0)" office:value-type="float" office:value="0" calcext:value-type="float">
            <text:p>0</text:p>
          </table:table-cell>
          <table:table-cell table:formula="of:=IF([.K109]=1;[.D109];0)" office:value-type="float" office:value="0" calcext:value-type="float">
            <text:p>0</text:p>
          </table:table-cell>
          <table:table-cell table:style-name="ce1" office:value-type="date" office:date-value="2021-04-20" calcext:value-type="date">
            <text:p>20.04.2021</text:p>
          </table:table-cell>
          <table:table-cell office:value-type="string" calcext:value-type="string">
            <text:p>wtorek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21-02-23" calcext:value-type="date">
            <text:p>23.02.2021</text:p>
          </table:table-cell>
          <table:table-cell office:value-type="string" calcext:value-type="string">
            <text:p>Przemysl</text:p>
          </table:table-cell>
          <table:table-cell office:value-type="float" office:value="6880" calcext:value-type="float">
            <text:p>6880</text:p>
          </table:table-cell>
          <table:table-cell table:formula="of:=VLOOKUP([.B110];[.$M$1:.$N$1048576];2;0)" office:value-type="string" office:string-value="wtorek" calcext:value-type="string">
            <text:p>wtorek</text:p>
          </table:table-cell>
          <table:table-cell table:formula="of:=IF(NOT(DAY([.B109]) = DAY([.B110]));1;0)" office:value-type="float" office:value="0" calcext:value-type="float">
            <text:p>0</text:p>
          </table:table-cell>
          <table:table-cell table:formula="of:=IF([.F110] = 1;IF(OR([.E110] = &quot;sobota&quot;;[.E110] = &quot;niedziela&quot;);5000;[.$Q$4]);0)" office:value-type="float" office:value="0" calcext:value-type="float">
            <text:p>0</text:p>
          </table:table-cell>
          <table:table-cell table:formula="of:=[.J109]+[.G110]" office:value-type="float" office:value="62633" calcext:value-type="float">
            <text:p>62633</text:p>
          </table:table-cell>
          <table:table-cell table:formula="of:=[.H110]-[.D110]" office:value-type="float" office:value="55753" calcext:value-type="float">
            <text:p>55753</text:p>
          </table:table-cell>
          <table:table-cell table:formula="of:=IF([.I110]&lt;0;[.H110];[.I110])" office:value-type="float" office:value="55753" calcext:value-type="float">
            <text:p>55753</text:p>
          </table:table-cell>
          <table:table-cell table:formula="of:=IF([.I110]&lt;0;1;0)" office:value-type="float" office:value="0" calcext:value-type="float">
            <text:p>0</text:p>
          </table:table-cell>
          <table:table-cell table:formula="of:=IF([.K110]=1;[.D110];0)" office:value-type="float" office:value="0" calcext:value-type="float">
            <text:p>0</text:p>
          </table:table-cell>
          <table:table-cell table:style-name="ce1" office:value-type="date" office:date-value="2021-04-21" calcext:value-type="date">
            <text:p>21.04.2021</text:p>
          </table:table-cell>
          <table:table-cell office:value-type="string" calcext:value-type="string">
            <text:p>środa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21-02-24" calcext:value-type="date">
            <text:p>24.02.2021</text:p>
          </table:table-cell>
          <table:table-cell office:value-type="string" calcext:value-type="string">
            <text:p>Przemysl</text:p>
          </table:table-cell>
          <table:table-cell office:value-type="float" office:value="3790" calcext:value-type="float">
            <text:p>3790</text:p>
          </table:table-cell>
          <table:table-cell table:formula="of:=VLOOKUP([.B111];[.$M$1:.$N$1048576];2;0)" office:value-type="string" office:string-value="środa" calcext:value-type="string">
            <text:p>środa</text:p>
          </table:table-cell>
          <table:table-cell table:formula="of:=IF(NOT(DAY([.B110]) = DAY([.B111]));1;0)" office:value-type="float" office:value="1" calcext:value-type="float">
            <text:p>1</text:p>
          </table:table-cell>
          <table:table-cell table:formula="of:=IF([.F111] = 1;IF(OR([.E111] = &quot;sobota&quot;;[.E111] = &quot;niedziela&quot;);5000;[.$Q$4]);0)" office:value-type="float" office:value="13179" calcext:value-type="float">
            <text:p>13179</text:p>
          </table:table-cell>
          <table:table-cell table:formula="of:=[.J110]+[.G111]" office:value-type="float" office:value="68932" calcext:value-type="float">
            <text:p>68932</text:p>
          </table:table-cell>
          <table:table-cell table:formula="of:=[.H111]-[.D111]" office:value-type="float" office:value="65142" calcext:value-type="float">
            <text:p>65142</text:p>
          </table:table-cell>
          <table:table-cell table:formula="of:=IF([.I111]&lt;0;[.H111];[.I111])" office:value-type="float" office:value="65142" calcext:value-type="float">
            <text:p>65142</text:p>
          </table:table-cell>
          <table:table-cell table:formula="of:=IF([.I111]&lt;0;1;0)" office:value-type="float" office:value="0" calcext:value-type="float">
            <text:p>0</text:p>
          </table:table-cell>
          <table:table-cell table:formula="of:=IF([.K111]=1;[.D111];0)" office:value-type="float" office:value="0" calcext:value-type="float">
            <text:p>0</text:p>
          </table:table-cell>
          <table:table-cell table:style-name="ce1" office:value-type="date" office:date-value="2021-04-22" calcext:value-type="date">
            <text:p>22.04.2021</text:p>
          </table:table-cell>
          <table:table-cell office:value-type="string" calcext:value-type="string">
            <text:p>czwartek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21-02-25" calcext:value-type="date">
            <text:p>25.02.2021</text:p>
          </table:table-cell>
          <table:table-cell office:value-type="string" calcext:value-type="string">
            <text:p>Przemysl</text:p>
          </table:table-cell>
          <table:table-cell office:value-type="float" office:value="4560" calcext:value-type="float">
            <text:p>4560</text:p>
          </table:table-cell>
          <table:table-cell table:formula="of:=VLOOKUP([.B112];[.$M$1:.$N$1048576];2;0)" office:value-type="string" office:string-value="czwartek" calcext:value-type="string">
            <text:p>czwartek</text:p>
          </table:table-cell>
          <table:table-cell table:formula="of:=IF(NOT(DAY([.B111]) = DAY([.B112]));1;0)" office:value-type="float" office:value="1" calcext:value-type="float">
            <text:p>1</text:p>
          </table:table-cell>
          <table:table-cell table:formula="of:=IF([.F112] = 1;IF(OR([.E112] = &quot;sobota&quot;;[.E112] = &quot;niedziela&quot;);5000;[.$Q$4]);0)" office:value-type="float" office:value="13179" calcext:value-type="float">
            <text:p>13179</text:p>
          </table:table-cell>
          <table:table-cell table:formula="of:=[.J111]+[.G112]" office:value-type="float" office:value="78321" calcext:value-type="float">
            <text:p>78321</text:p>
          </table:table-cell>
          <table:table-cell table:formula="of:=[.H112]-[.D112]" office:value-type="float" office:value="73761" calcext:value-type="float">
            <text:p>73761</text:p>
          </table:table-cell>
          <table:table-cell table:formula="of:=IF([.I112]&lt;0;[.H112];[.I112])" office:value-type="float" office:value="73761" calcext:value-type="float">
            <text:p>73761</text:p>
          </table:table-cell>
          <table:table-cell table:formula="of:=IF([.I112]&lt;0;1;0)" office:value-type="float" office:value="0" calcext:value-type="float">
            <text:p>0</text:p>
          </table:table-cell>
          <table:table-cell table:formula="of:=IF([.K112]=1;[.D112];0)" office:value-type="float" office:value="0" calcext:value-type="float">
            <text:p>0</text:p>
          </table:table-cell>
          <table:table-cell table:style-name="ce1" office:value-type="date" office:date-value="2021-04-23" calcext:value-type="date">
            <text:p>23.04.2021</text:p>
          </table:table-cell>
          <table:table-cell office:value-type="string" calcext:value-type="string">
            <text:p>piątek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21-02-25" calcext:value-type="date">
            <text:p>25.02.2021</text:p>
          </table:table-cell>
          <table:table-cell office:value-type="string" calcext:value-type="string">
            <text:p>Gniezno</text:p>
          </table:table-cell>
          <table:table-cell office:value-type="float" office:value="3910" calcext:value-type="float">
            <text:p>3910</text:p>
          </table:table-cell>
          <table:table-cell table:formula="of:=VLOOKUP([.B113];[.$M$1:.$N$1048576];2;0)" office:value-type="string" office:string-value="czwartek" calcext:value-type="string">
            <text:p>czwartek</text:p>
          </table:table-cell>
          <table:table-cell table:formula="of:=IF(NOT(DAY([.B112]) = DAY([.B113]));1;0)" office:value-type="float" office:value="0" calcext:value-type="float">
            <text:p>0</text:p>
          </table:table-cell>
          <table:table-cell table:formula="of:=IF([.F113] = 1;IF(OR([.E113] = &quot;sobota&quot;;[.E113] = &quot;niedziela&quot;);5000;[.$Q$4]);0)" office:value-type="float" office:value="0" calcext:value-type="float">
            <text:p>0</text:p>
          </table:table-cell>
          <table:table-cell table:formula="of:=[.J112]+[.G113]" office:value-type="float" office:value="73761" calcext:value-type="float">
            <text:p>73761</text:p>
          </table:table-cell>
          <table:table-cell table:formula="of:=[.H113]-[.D113]" office:value-type="float" office:value="69851" calcext:value-type="float">
            <text:p>69851</text:p>
          </table:table-cell>
          <table:table-cell table:formula="of:=IF([.I113]&lt;0;[.H113];[.I113])" office:value-type="float" office:value="69851" calcext:value-type="float">
            <text:p>69851</text:p>
          </table:table-cell>
          <table:table-cell table:formula="of:=IF([.I113]&lt;0;1;0)" office:value-type="float" office:value="0" calcext:value-type="float">
            <text:p>0</text:p>
          </table:table-cell>
          <table:table-cell table:formula="of:=IF([.K113]=1;[.D113];0)" office:value-type="float" office:value="0" calcext:value-type="float">
            <text:p>0</text:p>
          </table:table-cell>
          <table:table-cell table:style-name="ce1" office:value-type="date" office:date-value="2021-04-24" calcext:value-type="date">
            <text:p>24.04.2021</text:p>
          </table:table-cell>
          <table:table-cell office:value-type="string" calcext:value-type="string">
            <text:p>sobota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21-02-25" calcext:value-type="date">
            <text:p>25.02.2021</text:p>
          </table:table-cell>
          <table:table-cell office:value-type="string" calcext:value-type="string">
            <text:p>Ogrodzieniec</text:p>
          </table:table-cell>
          <table:table-cell office:value-type="float" office:value="5060" calcext:value-type="float">
            <text:p>5060</text:p>
          </table:table-cell>
          <table:table-cell table:formula="of:=VLOOKUP([.B114];[.$M$1:.$N$1048576];2;0)" office:value-type="string" office:string-value="czwartek" calcext:value-type="string">
            <text:p>czwartek</text:p>
          </table:table-cell>
          <table:table-cell table:formula="of:=IF(NOT(DAY([.B113]) = DAY([.B114]));1;0)" office:value-type="float" office:value="0" calcext:value-type="float">
            <text:p>0</text:p>
          </table:table-cell>
          <table:table-cell table:formula="of:=IF([.F114] = 1;IF(OR([.E114] = &quot;sobota&quot;;[.E114] = &quot;niedziela&quot;);5000;[.$Q$4]);0)" office:value-type="float" office:value="0" calcext:value-type="float">
            <text:p>0</text:p>
          </table:table-cell>
          <table:table-cell table:formula="of:=[.J113]+[.G114]" office:value-type="float" office:value="69851" calcext:value-type="float">
            <text:p>69851</text:p>
          </table:table-cell>
          <table:table-cell table:formula="of:=[.H114]-[.D114]" office:value-type="float" office:value="64791" calcext:value-type="float">
            <text:p>64791</text:p>
          </table:table-cell>
          <table:table-cell table:formula="of:=IF([.I114]&lt;0;[.H114];[.I114])" office:value-type="float" office:value="64791" calcext:value-type="float">
            <text:p>64791</text:p>
          </table:table-cell>
          <table:table-cell table:formula="of:=IF([.I114]&lt;0;1;0)" office:value-type="float" office:value="0" calcext:value-type="float">
            <text:p>0</text:p>
          </table:table-cell>
          <table:table-cell table:formula="of:=IF([.K114]=1;[.D114];0)" office:value-type="float" office:value="0" calcext:value-type="float">
            <text:p>0</text:p>
          </table:table-cell>
          <table:table-cell table:style-name="ce1" office:value-type="date" office:date-value="2021-04-25" calcext:value-type="date">
            <text:p>25.04.2021</text:p>
          </table:table-cell>
          <table:table-cell office:value-type="string" calcext:value-type="string">
            <text:p>niedziela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21-02-26" calcext:value-type="date">
            <text:p>26.02.2021</text:p>
          </table:table-cell>
          <table:table-cell office:value-type="string" calcext:value-type="string">
            <text:p>Malbork</text:p>
          </table:table-cell>
          <table:table-cell office:value-type="float" office:value="9440" calcext:value-type="float">
            <text:p>9440</text:p>
          </table:table-cell>
          <table:table-cell table:formula="of:=VLOOKUP([.B115];[.$M$1:.$N$1048576];2;0)" office:value-type="string" office:string-value="piątek" calcext:value-type="string">
            <text:p>piątek</text:p>
          </table:table-cell>
          <table:table-cell table:formula="of:=IF(NOT(DAY([.B114]) = DAY([.B115]));1;0)" office:value-type="float" office:value="1" calcext:value-type="float">
            <text:p>1</text:p>
          </table:table-cell>
          <table:table-cell table:formula="of:=IF([.F115] = 1;IF(OR([.E115] = &quot;sobota&quot;;[.E115] = &quot;niedziela&quot;);5000;[.$Q$4]);0)" office:value-type="float" office:value="13179" calcext:value-type="float">
            <text:p>13179</text:p>
          </table:table-cell>
          <table:table-cell table:formula="of:=[.J114]+[.G115]" office:value-type="float" office:value="77970" calcext:value-type="float">
            <text:p>77970</text:p>
          </table:table-cell>
          <table:table-cell table:formula="of:=[.H115]-[.D115]" office:value-type="float" office:value="68530" calcext:value-type="float">
            <text:p>68530</text:p>
          </table:table-cell>
          <table:table-cell table:formula="of:=IF([.I115]&lt;0;[.H115];[.I115])" office:value-type="float" office:value="68530" calcext:value-type="float">
            <text:p>68530</text:p>
          </table:table-cell>
          <table:table-cell table:formula="of:=IF([.I115]&lt;0;1;0)" office:value-type="float" office:value="0" calcext:value-type="float">
            <text:p>0</text:p>
          </table:table-cell>
          <table:table-cell table:formula="of:=IF([.K115]=1;[.D115];0)" office:value-type="float" office:value="0" calcext:value-type="float">
            <text:p>0</text:p>
          </table:table-cell>
          <table:table-cell table:style-name="ce1" office:value-type="date" office:date-value="2021-04-26" calcext:value-type="date">
            <text:p>26.04.2021</text:p>
          </table:table-cell>
          <table:table-cell office:value-type="string" calcext:value-type="string">
            <text:p>poniedziałek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21-02-26" calcext:value-type="date">
            <text:p>26.02.2021</text:p>
          </table:table-cell>
          <table:table-cell office:value-type="string" calcext:value-type="string">
            <text:p>Ogrodzieniec</text:p>
          </table:table-cell>
          <table:table-cell office:value-type="float" office:value="5100" calcext:value-type="float">
            <text:p>5100</text:p>
          </table:table-cell>
          <table:table-cell table:formula="of:=VLOOKUP([.B116];[.$M$1:.$N$1048576];2;0)" office:value-type="string" office:string-value="piątek" calcext:value-type="string">
            <text:p>piątek</text:p>
          </table:table-cell>
          <table:table-cell table:formula="of:=IF(NOT(DAY([.B115]) = DAY([.B116]));1;0)" office:value-type="float" office:value="0" calcext:value-type="float">
            <text:p>0</text:p>
          </table:table-cell>
          <table:table-cell table:formula="of:=IF([.F116] = 1;IF(OR([.E116] = &quot;sobota&quot;;[.E116] = &quot;niedziela&quot;);5000;[.$Q$4]);0)" office:value-type="float" office:value="0" calcext:value-type="float">
            <text:p>0</text:p>
          </table:table-cell>
          <table:table-cell table:formula="of:=[.J115]+[.G116]" office:value-type="float" office:value="68530" calcext:value-type="float">
            <text:p>68530</text:p>
          </table:table-cell>
          <table:table-cell table:formula="of:=[.H116]-[.D116]" office:value-type="float" office:value="63430" calcext:value-type="float">
            <text:p>63430</text:p>
          </table:table-cell>
          <table:table-cell table:formula="of:=IF([.I116]&lt;0;[.H116];[.I116])" office:value-type="float" office:value="63430" calcext:value-type="float">
            <text:p>63430</text:p>
          </table:table-cell>
          <table:table-cell table:formula="of:=IF([.I116]&lt;0;1;0)" office:value-type="float" office:value="0" calcext:value-type="float">
            <text:p>0</text:p>
          </table:table-cell>
          <table:table-cell table:formula="of:=IF([.K116]=1;[.D116];0)" office:value-type="float" office:value="0" calcext:value-type="float">
            <text:p>0</text:p>
          </table:table-cell>
          <table:table-cell table:style-name="ce1" office:value-type="date" office:date-value="2021-04-27" calcext:value-type="date">
            <text:p>27.04.2021</text:p>
          </table:table-cell>
          <table:table-cell office:value-type="string" calcext:value-type="string">
            <text:p>wtorek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21-02-27" calcext:value-type="date">
            <text:p>27.02.2021</text:p>
          </table:table-cell>
          <table:table-cell office:value-type="string" calcext:value-type="string">
            <text:p>Przemysl</text:p>
          </table:table-cell>
          <table:table-cell office:value-type="float" office:value="4360" calcext:value-type="float">
            <text:p>4360</text:p>
          </table:table-cell>
          <table:table-cell table:formula="of:=VLOOKUP([.B117];[.$M$1:.$N$1048576];2;0)" office:value-type="string" office:string-value="sobota" calcext:value-type="string">
            <text:p>sobota</text:p>
          </table:table-cell>
          <table:table-cell table:formula="of:=IF(NOT(DAY([.B116]) = DAY([.B117]));1;0)" office:value-type="float" office:value="1" calcext:value-type="float">
            <text:p>1</text:p>
          </table:table-cell>
          <table:table-cell table:formula="of:=IF([.F117] = 1;IF(OR([.E117] = &quot;sobota&quot;;[.E117] = &quot;niedziela&quot;);5000;[.$Q$4]);0)" office:value-type="float" office:value="5000" calcext:value-type="float">
            <text:p>5000</text:p>
          </table:table-cell>
          <table:table-cell table:formula="of:=[.J116]+[.G117]" office:value-type="float" office:value="68430" calcext:value-type="float">
            <text:p>68430</text:p>
          </table:table-cell>
          <table:table-cell table:formula="of:=[.H117]-[.D117]" office:value-type="float" office:value="64070" calcext:value-type="float">
            <text:p>64070</text:p>
          </table:table-cell>
          <table:table-cell table:formula="of:=IF([.I117]&lt;0;[.H117];[.I117])" office:value-type="float" office:value="64070" calcext:value-type="float">
            <text:p>64070</text:p>
          </table:table-cell>
          <table:table-cell table:formula="of:=IF([.I117]&lt;0;1;0)" office:value-type="float" office:value="0" calcext:value-type="float">
            <text:p>0</text:p>
          </table:table-cell>
          <table:table-cell table:formula="of:=IF([.K117]=1;[.D117];0)" office:value-type="float" office:value="0" calcext:value-type="float">
            <text:p>0</text:p>
          </table:table-cell>
          <table:table-cell table:style-name="ce1" office:value-type="date" office:date-value="2021-04-28" calcext:value-type="date">
            <text:p>28.04.2021</text:p>
          </table:table-cell>
          <table:table-cell office:value-type="string" calcext:value-type="string">
            <text:p>środa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21-02-27" calcext:value-type="date">
            <text:p>27.02.2021</text:p>
          </table:table-cell>
          <table:table-cell office:value-type="string" calcext:value-type="string">
            <text:p>Gniezno</text:p>
          </table:table-cell>
          <table:table-cell office:value-type="float" office:value="6220" calcext:value-type="float">
            <text:p>6220</text:p>
          </table:table-cell>
          <table:table-cell table:formula="of:=VLOOKUP([.B118];[.$M$1:.$N$1048576];2;0)" office:value-type="string" office:string-value="sobota" calcext:value-type="string">
            <text:p>sobota</text:p>
          </table:table-cell>
          <table:table-cell table:formula="of:=IF(NOT(DAY([.B117]) = DAY([.B118]));1;0)" office:value-type="float" office:value="0" calcext:value-type="float">
            <text:p>0</text:p>
          </table:table-cell>
          <table:table-cell table:formula="of:=IF([.F118] = 1;IF(OR([.E118] = &quot;sobota&quot;;[.E118] = &quot;niedziela&quot;);5000;[.$Q$4]);0)" office:value-type="float" office:value="0" calcext:value-type="float">
            <text:p>0</text:p>
          </table:table-cell>
          <table:table-cell table:formula="of:=[.J117]+[.G118]" office:value-type="float" office:value="64070" calcext:value-type="float">
            <text:p>64070</text:p>
          </table:table-cell>
          <table:table-cell table:formula="of:=[.H118]-[.D118]" office:value-type="float" office:value="57850" calcext:value-type="float">
            <text:p>57850</text:p>
          </table:table-cell>
          <table:table-cell table:formula="of:=IF([.I118]&lt;0;[.H118];[.I118])" office:value-type="float" office:value="57850" calcext:value-type="float">
            <text:p>57850</text:p>
          </table:table-cell>
          <table:table-cell table:formula="of:=IF([.I118]&lt;0;1;0)" office:value-type="float" office:value="0" calcext:value-type="float">
            <text:p>0</text:p>
          </table:table-cell>
          <table:table-cell table:formula="of:=IF([.K118]=1;[.D118];0)" office:value-type="float" office:value="0" calcext:value-type="float">
            <text:p>0</text:p>
          </table:table-cell>
          <table:table-cell table:style-name="ce1" office:value-type="date" office:date-value="2021-04-29" calcext:value-type="date">
            <text:p>29.04.2021</text:p>
          </table:table-cell>
          <table:table-cell office:value-type="string" calcext:value-type="string">
            <text:p>czwartek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21-02-28" calcext:value-type="date">
            <text:p>28.02.2021</text:p>
          </table:table-cell>
          <table:table-cell office:value-type="string" calcext:value-type="string">
            <text:p>Ogrodzieniec</text:p>
          </table:table-cell>
          <table:table-cell office:value-type="float" office:value="4290" calcext:value-type="float">
            <text:p>4290</text:p>
          </table:table-cell>
          <table:table-cell table:formula="of:=VLOOKUP([.B119];[.$M$1:.$N$1048576];2;0)" office:value-type="string" office:string-value="niedziela" calcext:value-type="string">
            <text:p>niedziela</text:p>
          </table:table-cell>
          <table:table-cell table:formula="of:=IF(NOT(DAY([.B118]) = DAY([.B119]));1;0)" office:value-type="float" office:value="1" calcext:value-type="float">
            <text:p>1</text:p>
          </table:table-cell>
          <table:table-cell table:formula="of:=IF([.F119] = 1;IF(OR([.E119] = &quot;sobota&quot;;[.E119] = &quot;niedziela&quot;);5000;[.$Q$4]);0)" office:value-type="float" office:value="5000" calcext:value-type="float">
            <text:p>5000</text:p>
          </table:table-cell>
          <table:table-cell table:formula="of:=[.J118]+[.G119]" office:value-type="float" office:value="62850" calcext:value-type="float">
            <text:p>62850</text:p>
          </table:table-cell>
          <table:table-cell table:formula="of:=[.H119]-[.D119]" office:value-type="float" office:value="58560" calcext:value-type="float">
            <text:p>58560</text:p>
          </table:table-cell>
          <table:table-cell table:formula="of:=IF([.I119]&lt;0;[.H119];[.I119])" office:value-type="float" office:value="58560" calcext:value-type="float">
            <text:p>58560</text:p>
          </table:table-cell>
          <table:table-cell table:formula="of:=IF([.I119]&lt;0;1;0)" office:value-type="float" office:value="0" calcext:value-type="float">
            <text:p>0</text:p>
          </table:table-cell>
          <table:table-cell table:formula="of:=IF([.K119]=1;[.D119];0)" office:value-type="float" office:value="0" calcext:value-type="float">
            <text:p>0</text:p>
          </table:table-cell>
          <table:table-cell table:style-name="ce1" office:value-type="date" office:date-value="2021-04-30" calcext:value-type="date">
            <text:p>30.04.2021</text:p>
          </table:table-cell>
          <table:table-cell office:value-type="string" calcext:value-type="string">
            <text:p>piątek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21-02-28" calcext:value-type="date">
            <text:p>28.02.2021</text:p>
          </table:table-cell>
          <table:table-cell office:value-type="string" calcext:value-type="string">
            <text:p>Gniezno</text:p>
          </table:table-cell>
          <table:table-cell office:value-type="float" office:value="1260" calcext:value-type="float">
            <text:p>1260</text:p>
          </table:table-cell>
          <table:table-cell table:formula="of:=VLOOKUP([.B120];[.$M$1:.$N$1048576];2;0)" office:value-type="string" office:string-value="niedziela" calcext:value-type="string">
            <text:p>niedziela</text:p>
          </table:table-cell>
          <table:table-cell table:formula="of:=IF(NOT(DAY([.B119]) = DAY([.B120]));1;0)" office:value-type="float" office:value="0" calcext:value-type="float">
            <text:p>0</text:p>
          </table:table-cell>
          <table:table-cell table:formula="of:=IF([.F120] = 1;IF(OR([.E120] = &quot;sobota&quot;;[.E120] = &quot;niedziela&quot;);5000;[.$Q$4]);0)" office:value-type="float" office:value="0" calcext:value-type="float">
            <text:p>0</text:p>
          </table:table-cell>
          <table:table-cell table:formula="of:=[.J119]+[.G120]" office:value-type="float" office:value="58560" calcext:value-type="float">
            <text:p>58560</text:p>
          </table:table-cell>
          <table:table-cell table:formula="of:=[.H120]-[.D120]" office:value-type="float" office:value="57300" calcext:value-type="float">
            <text:p>57300</text:p>
          </table:table-cell>
          <table:table-cell table:formula="of:=IF([.I120]&lt;0;[.H120];[.I120])" office:value-type="float" office:value="57300" calcext:value-type="float">
            <text:p>57300</text:p>
          </table:table-cell>
          <table:table-cell table:formula="of:=IF([.I120]&lt;0;1;0)" office:value-type="float" office:value="0" calcext:value-type="float">
            <text:p>0</text:p>
          </table:table-cell>
          <table:table-cell table:formula="of:=IF([.K120]=1;[.D120];0)" office:value-type="float" office:value="0" calcext:value-type="float">
            <text:p>0</text:p>
          </table:table-cell>
          <table:table-cell table:style-name="ce1" office:value-type="date" office:date-value="2021-05-01" calcext:value-type="date">
            <text:p>1.05.2021</text:p>
          </table:table-cell>
          <table:table-cell office:value-type="string" calcext:value-type="string">
            <text:p>sobota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21-03-01" calcext:value-type="date">
            <text:p>1.03.2021</text:p>
          </table:table-cell>
          <table:table-cell office:value-type="string" calcext:value-type="string">
            <text:p>Przemysl</text:p>
          </table:table-cell>
          <table:table-cell office:value-type="float" office:value="9520" calcext:value-type="float">
            <text:p>9520</text:p>
          </table:table-cell>
          <table:table-cell table:formula="of:=VLOOKUP([.B121];[.$M$1:.$N$1048576];2;0)" office:value-type="string" office:string-value="poniedziałek" calcext:value-type="string">
            <text:p>poniedziałek</text:p>
          </table:table-cell>
          <table:table-cell table:formula="of:=IF(NOT(DAY([.B120]) = DAY([.B121]));1;0)" office:value-type="float" office:value="1" calcext:value-type="float">
            <text:p>1</text:p>
          </table:table-cell>
          <table:table-cell table:formula="of:=IF([.F121] = 1;IF(OR([.E121] = &quot;sobota&quot;;[.E121] = &quot;niedziela&quot;);5000;[.$Q$4]);0)" office:value-type="float" office:value="13179" calcext:value-type="float">
            <text:p>13179</text:p>
          </table:table-cell>
          <table:table-cell table:formula="of:=[.J120]+[.G121]" office:value-type="float" office:value="70479" calcext:value-type="float">
            <text:p>70479</text:p>
          </table:table-cell>
          <table:table-cell table:formula="of:=[.H121]-[.D121]" office:value-type="float" office:value="60959" calcext:value-type="float">
            <text:p>60959</text:p>
          </table:table-cell>
          <table:table-cell table:formula="of:=IF([.I121]&lt;0;[.H121];[.I121])" office:value-type="float" office:value="60959" calcext:value-type="float">
            <text:p>60959</text:p>
          </table:table-cell>
          <table:table-cell table:formula="of:=IF([.I121]&lt;0;1;0)" office:value-type="float" office:value="0" calcext:value-type="float">
            <text:p>0</text:p>
          </table:table-cell>
          <table:table-cell table:formula="of:=IF([.K121]=1;[.D121];0)" office:value-type="float" office:value="0" calcext:value-type="float">
            <text:p>0</text:p>
          </table:table-cell>
          <table:table-cell table:style-name="ce1" office:value-type="date" office:date-value="2021-05-02" calcext:value-type="date">
            <text:p>2.05.2021</text:p>
          </table:table-cell>
          <table:table-cell office:value-type="string" calcext:value-type="string">
            <text:p>niedziela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21-03-01" calcext:value-type="date">
            <text:p>1.03.2021</text:p>
          </table:table-cell>
          <table:table-cell office:value-type="string" calcext:value-type="string">
            <text:p>Ogrodzieniec</text:p>
          </table:table-cell>
          <table:table-cell office:value-type="float" office:value="8650" calcext:value-type="float">
            <text:p>8650</text:p>
          </table:table-cell>
          <table:table-cell table:formula="of:=VLOOKUP([.B122];[.$M$1:.$N$1048576];2;0)" office:value-type="string" office:string-value="poniedziałek" calcext:value-type="string">
            <text:p>poniedziałek</text:p>
          </table:table-cell>
          <table:table-cell table:formula="of:=IF(NOT(DAY([.B121]) = DAY([.B122]));1;0)" office:value-type="float" office:value="0" calcext:value-type="float">
            <text:p>0</text:p>
          </table:table-cell>
          <table:table-cell table:formula="of:=IF([.F122] = 1;IF(OR([.E122] = &quot;sobota&quot;;[.E122] = &quot;niedziela&quot;);5000;[.$Q$4]);0)" office:value-type="float" office:value="0" calcext:value-type="float">
            <text:p>0</text:p>
          </table:table-cell>
          <table:table-cell table:formula="of:=[.J121]+[.G122]" office:value-type="float" office:value="60959" calcext:value-type="float">
            <text:p>60959</text:p>
          </table:table-cell>
          <table:table-cell table:formula="of:=[.H122]-[.D122]" office:value-type="float" office:value="52309" calcext:value-type="float">
            <text:p>52309</text:p>
          </table:table-cell>
          <table:table-cell table:formula="of:=IF([.I122]&lt;0;[.H122];[.I122])" office:value-type="float" office:value="52309" calcext:value-type="float">
            <text:p>52309</text:p>
          </table:table-cell>
          <table:table-cell table:formula="of:=IF([.I122]&lt;0;1;0)" office:value-type="float" office:value="0" calcext:value-type="float">
            <text:p>0</text:p>
          </table:table-cell>
          <table:table-cell table:formula="of:=IF([.K122]=1;[.D122];0)" office:value-type="float" office:value="0" calcext:value-type="float">
            <text:p>0</text:p>
          </table:table-cell>
          <table:table-cell table:style-name="ce1" office:value-type="date" office:date-value="2021-05-03" calcext:value-type="date">
            <text:p>3.05.2021</text:p>
          </table:table-cell>
          <table:table-cell office:value-type="string" calcext:value-type="string">
            <text:p>poniedziałek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21-03-02" calcext:value-type="date">
            <text:p>2.03.2021</text:p>
          </table:table-cell>
          <table:table-cell office:value-type="string" calcext:value-type="string">
            <text:p>Gniezno</text:p>
          </table:table-cell>
          <table:table-cell office:value-type="float" office:value="9080" calcext:value-type="float">
            <text:p>9080</text:p>
          </table:table-cell>
          <table:table-cell table:formula="of:=VLOOKUP([.B123];[.$M$1:.$N$1048576];2;0)" office:value-type="string" office:string-value="wtorek" calcext:value-type="string">
            <text:p>wtorek</text:p>
          </table:table-cell>
          <table:table-cell table:formula="of:=IF(NOT(DAY([.B122]) = DAY([.B123]));1;0)" office:value-type="float" office:value="1" calcext:value-type="float">
            <text:p>1</text:p>
          </table:table-cell>
          <table:table-cell table:formula="of:=IF([.F123] = 1;IF(OR([.E123] = &quot;sobota&quot;;[.E123] = &quot;niedziela&quot;);5000;[.$Q$4]);0)" office:value-type="float" office:value="13179" calcext:value-type="float">
            <text:p>13179</text:p>
          </table:table-cell>
          <table:table-cell table:formula="of:=[.J122]+[.G123]" office:value-type="float" office:value="65488" calcext:value-type="float">
            <text:p>65488</text:p>
          </table:table-cell>
          <table:table-cell table:formula="of:=[.H123]-[.D123]" office:value-type="float" office:value="56408" calcext:value-type="float">
            <text:p>56408</text:p>
          </table:table-cell>
          <table:table-cell table:formula="of:=IF([.I123]&lt;0;[.H123];[.I123])" office:value-type="float" office:value="56408" calcext:value-type="float">
            <text:p>56408</text:p>
          </table:table-cell>
          <table:table-cell table:formula="of:=IF([.I123]&lt;0;1;0)" office:value-type="float" office:value="0" calcext:value-type="float">
            <text:p>0</text:p>
          </table:table-cell>
          <table:table-cell table:formula="of:=IF([.K123]=1;[.D123];0)" office:value-type="float" office:value="0" calcext:value-type="float">
            <text:p>0</text:p>
          </table:table-cell>
          <table:table-cell table:style-name="ce1" office:value-type="date" office:date-value="2021-05-04" calcext:value-type="date">
            <text:p>4.05.2021</text:p>
          </table:table-cell>
          <table:table-cell office:value-type="string" calcext:value-type="string">
            <text:p>wtorek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2021-03-02" calcext:value-type="date">
            <text:p>2.03.2021</text:p>
          </table:table-cell>
          <table:table-cell office:value-type="string" calcext:value-type="string">
            <text:p>Przemysl</text:p>
          </table:table-cell>
          <table:table-cell office:value-type="float" office:value="1510" calcext:value-type="float">
            <text:p>1510</text:p>
          </table:table-cell>
          <table:table-cell table:formula="of:=VLOOKUP([.B124];[.$M$1:.$N$1048576];2;0)" office:value-type="string" office:string-value="wtorek" calcext:value-type="string">
            <text:p>wtorek</text:p>
          </table:table-cell>
          <table:table-cell table:formula="of:=IF(NOT(DAY([.B123]) = DAY([.B124]));1;0)" office:value-type="float" office:value="0" calcext:value-type="float">
            <text:p>0</text:p>
          </table:table-cell>
          <table:table-cell table:formula="of:=IF([.F124] = 1;IF(OR([.E124] = &quot;sobota&quot;;[.E124] = &quot;niedziela&quot;);5000;[.$Q$4]);0)" office:value-type="float" office:value="0" calcext:value-type="float">
            <text:p>0</text:p>
          </table:table-cell>
          <table:table-cell table:formula="of:=[.J123]+[.G124]" office:value-type="float" office:value="56408" calcext:value-type="float">
            <text:p>56408</text:p>
          </table:table-cell>
          <table:table-cell table:formula="of:=[.H124]-[.D124]" office:value-type="float" office:value="54898" calcext:value-type="float">
            <text:p>54898</text:p>
          </table:table-cell>
          <table:table-cell table:formula="of:=IF([.I124]&lt;0;[.H124];[.I124])" office:value-type="float" office:value="54898" calcext:value-type="float">
            <text:p>54898</text:p>
          </table:table-cell>
          <table:table-cell table:formula="of:=IF([.I124]&lt;0;1;0)" office:value-type="float" office:value="0" calcext:value-type="float">
            <text:p>0</text:p>
          </table:table-cell>
          <table:table-cell table:formula="of:=IF([.K124]=1;[.D124];0)" office:value-type="float" office:value="0" calcext:value-type="float">
            <text:p>0</text:p>
          </table:table-cell>
          <table:table-cell table:style-name="ce1" office:value-type="date" office:date-value="2021-05-05" calcext:value-type="date">
            <text:p>5.05.2021</text:p>
          </table:table-cell>
          <table:table-cell office:value-type="string" calcext:value-type="string">
            <text:p>środa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2021-03-03" calcext:value-type="date">
            <text:p>3.03.2021</text:p>
          </table:table-cell>
          <table:table-cell office:value-type="string" calcext:value-type="string">
            <text:p>Ogrodzieniec</text:p>
          </table:table-cell>
          <table:table-cell office:value-type="float" office:value="6850" calcext:value-type="float">
            <text:p>6850</text:p>
          </table:table-cell>
          <table:table-cell table:formula="of:=VLOOKUP([.B125];[.$M$1:.$N$1048576];2;0)" office:value-type="string" office:string-value="środa" calcext:value-type="string">
            <text:p>środa</text:p>
          </table:table-cell>
          <table:table-cell table:formula="of:=IF(NOT(DAY([.B124]) = DAY([.B125]));1;0)" office:value-type="float" office:value="1" calcext:value-type="float">
            <text:p>1</text:p>
          </table:table-cell>
          <table:table-cell table:formula="of:=IF([.F125] = 1;IF(OR([.E125] = &quot;sobota&quot;;[.E125] = &quot;niedziela&quot;);5000;[.$Q$4]);0)" office:value-type="float" office:value="13179" calcext:value-type="float">
            <text:p>13179</text:p>
          </table:table-cell>
          <table:table-cell table:formula="of:=[.J124]+[.G125]" office:value-type="float" office:value="68077" calcext:value-type="float">
            <text:p>68077</text:p>
          </table:table-cell>
          <table:table-cell table:formula="of:=[.H125]-[.D125]" office:value-type="float" office:value="61227" calcext:value-type="float">
            <text:p>61227</text:p>
          </table:table-cell>
          <table:table-cell table:formula="of:=IF([.I125]&lt;0;[.H125];[.I125])" office:value-type="float" office:value="61227" calcext:value-type="float">
            <text:p>61227</text:p>
          </table:table-cell>
          <table:table-cell table:formula="of:=IF([.I125]&lt;0;1;0)" office:value-type="float" office:value="0" calcext:value-type="float">
            <text:p>0</text:p>
          </table:table-cell>
          <table:table-cell table:formula="of:=IF([.K125]=1;[.D125];0)" office:value-type="float" office:value="0" calcext:value-type="float">
            <text:p>0</text:p>
          </table:table-cell>
          <table:table-cell table:style-name="ce1" office:value-type="date" office:date-value="2021-05-06" calcext:value-type="date">
            <text:p>6.05.2021</text:p>
          </table:table-cell>
          <table:table-cell office:value-type="string" calcext:value-type="string">
            <text:p>czwartek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2021-03-04" calcext:value-type="date">
            <text:p>4.03.2021</text:p>
          </table:table-cell>
          <table:table-cell office:value-type="string" calcext:value-type="string">
            <text:p>Ogrodzieniec</text:p>
          </table:table-cell>
          <table:table-cell office:value-type="float" office:value="6210" calcext:value-type="float">
            <text:p>6210</text:p>
          </table:table-cell>
          <table:table-cell table:formula="of:=VLOOKUP([.B126];[.$M$1:.$N$1048576];2;0)" office:value-type="string" office:string-value="czwartek" calcext:value-type="string">
            <text:p>czwartek</text:p>
          </table:table-cell>
          <table:table-cell table:formula="of:=IF(NOT(DAY([.B125]) = DAY([.B126]));1;0)" office:value-type="float" office:value="1" calcext:value-type="float">
            <text:p>1</text:p>
          </table:table-cell>
          <table:table-cell table:formula="of:=IF([.F126] = 1;IF(OR([.E126] = &quot;sobota&quot;;[.E126] = &quot;niedziela&quot;);5000;[.$Q$4]);0)" office:value-type="float" office:value="13179" calcext:value-type="float">
            <text:p>13179</text:p>
          </table:table-cell>
          <table:table-cell table:formula="of:=[.J125]+[.G126]" office:value-type="float" office:value="74406" calcext:value-type="float">
            <text:p>74406</text:p>
          </table:table-cell>
          <table:table-cell table:formula="of:=[.H126]-[.D126]" office:value-type="float" office:value="68196" calcext:value-type="float">
            <text:p>68196</text:p>
          </table:table-cell>
          <table:table-cell table:formula="of:=IF([.I126]&lt;0;[.H126];[.I126])" office:value-type="float" office:value="68196" calcext:value-type="float">
            <text:p>68196</text:p>
          </table:table-cell>
          <table:table-cell table:formula="of:=IF([.I126]&lt;0;1;0)" office:value-type="float" office:value="0" calcext:value-type="float">
            <text:p>0</text:p>
          </table:table-cell>
          <table:table-cell table:formula="of:=IF([.K126]=1;[.D126];0)" office:value-type="float" office:value="0" calcext:value-type="float">
            <text:p>0</text:p>
          </table:table-cell>
          <table:table-cell table:style-name="ce1" office:value-type="date" office:date-value="2021-05-07" calcext:value-type="date">
            <text:p>7.05.2021</text:p>
          </table:table-cell>
          <table:table-cell office:value-type="string" calcext:value-type="string">
            <text:p>piątek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21-03-05" calcext:value-type="date">
            <text:p>5.03.2021</text:p>
          </table:table-cell>
          <table:table-cell office:value-type="string" calcext:value-type="string">
            <text:p>Ogrodzieniec</text:p>
          </table:table-cell>
          <table:table-cell office:value-type="float" office:value="3340" calcext:value-type="float">
            <text:p>3340</text:p>
          </table:table-cell>
          <table:table-cell table:formula="of:=VLOOKUP([.B127];[.$M$1:.$N$1048576];2;0)" office:value-type="string" office:string-value="piątek" calcext:value-type="string">
            <text:p>piątek</text:p>
          </table:table-cell>
          <table:table-cell table:formula="of:=IF(NOT(DAY([.B126]) = DAY([.B127]));1;0)" office:value-type="float" office:value="1" calcext:value-type="float">
            <text:p>1</text:p>
          </table:table-cell>
          <table:table-cell table:formula="of:=IF([.F127] = 1;IF(OR([.E127] = &quot;sobota&quot;;[.E127] = &quot;niedziela&quot;);5000;[.$Q$4]);0)" office:value-type="float" office:value="13179" calcext:value-type="float">
            <text:p>13179</text:p>
          </table:table-cell>
          <table:table-cell table:formula="of:=[.J126]+[.G127]" office:value-type="float" office:value="81375" calcext:value-type="float">
            <text:p>81375</text:p>
          </table:table-cell>
          <table:table-cell table:formula="of:=[.H127]-[.D127]" office:value-type="float" office:value="78035" calcext:value-type="float">
            <text:p>78035</text:p>
          </table:table-cell>
          <table:table-cell table:formula="of:=IF([.I127]&lt;0;[.H127];[.I127])" office:value-type="float" office:value="78035" calcext:value-type="float">
            <text:p>78035</text:p>
          </table:table-cell>
          <table:table-cell table:formula="of:=IF([.I127]&lt;0;1;0)" office:value-type="float" office:value="0" calcext:value-type="float">
            <text:p>0</text:p>
          </table:table-cell>
          <table:table-cell table:formula="of:=IF([.K127]=1;[.D127];0)" office:value-type="float" office:value="0" calcext:value-type="float">
            <text:p>0</text:p>
          </table:table-cell>
          <table:table-cell table:style-name="ce1" office:value-type="date" office:date-value="2021-05-08" calcext:value-type="date">
            <text:p>8.05.2021</text:p>
          </table:table-cell>
          <table:table-cell office:value-type="string" calcext:value-type="string">
            <text:p>sobota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2021-03-05" calcext:value-type="date">
            <text:p>5.03.2021</text:p>
          </table:table-cell>
          <table:table-cell office:value-type="string" calcext:value-type="string">
            <text:p>Przemysl</text:p>
          </table:table-cell>
          <table:table-cell office:value-type="float" office:value="3450" calcext:value-type="float">
            <text:p>3450</text:p>
          </table:table-cell>
          <table:table-cell table:formula="of:=VLOOKUP([.B128];[.$M$1:.$N$1048576];2;0)" office:value-type="string" office:string-value="piątek" calcext:value-type="string">
            <text:p>piątek</text:p>
          </table:table-cell>
          <table:table-cell table:formula="of:=IF(NOT(DAY([.B127]) = DAY([.B128]));1;0)" office:value-type="float" office:value="0" calcext:value-type="float">
            <text:p>0</text:p>
          </table:table-cell>
          <table:table-cell table:formula="of:=IF([.F128] = 1;IF(OR([.E128] = &quot;sobota&quot;;[.E128] = &quot;niedziela&quot;);5000;[.$Q$4]);0)" office:value-type="float" office:value="0" calcext:value-type="float">
            <text:p>0</text:p>
          </table:table-cell>
          <table:table-cell table:formula="of:=[.J127]+[.G128]" office:value-type="float" office:value="78035" calcext:value-type="float">
            <text:p>78035</text:p>
          </table:table-cell>
          <table:table-cell table:formula="of:=[.H128]-[.D128]" office:value-type="float" office:value="74585" calcext:value-type="float">
            <text:p>74585</text:p>
          </table:table-cell>
          <table:table-cell table:formula="of:=IF([.I128]&lt;0;[.H128];[.I128])" office:value-type="float" office:value="74585" calcext:value-type="float">
            <text:p>74585</text:p>
          </table:table-cell>
          <table:table-cell table:formula="of:=IF([.I128]&lt;0;1;0)" office:value-type="float" office:value="0" calcext:value-type="float">
            <text:p>0</text:p>
          </table:table-cell>
          <table:table-cell table:formula="of:=IF([.K128]=1;[.D128];0)" office:value-type="float" office:value="0" calcext:value-type="float">
            <text:p>0</text:p>
          </table:table-cell>
          <table:table-cell table:style-name="ce1" office:value-type="date" office:date-value="2021-05-09" calcext:value-type="date">
            <text:p>9.05.2021</text:p>
          </table:table-cell>
          <table:table-cell office:value-type="string" calcext:value-type="string">
            <text:p>niedziela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2021-03-06" calcext:value-type="date">
            <text:p>6.03.2021</text:p>
          </table:table-cell>
          <table:table-cell office:value-type="string" calcext:value-type="string">
            <text:p>Malbork</text:p>
          </table:table-cell>
          <table:table-cell office:value-type="float" office:value="3270" calcext:value-type="float">
            <text:p>3270</text:p>
          </table:table-cell>
          <table:table-cell table:formula="of:=VLOOKUP([.B129];[.$M$1:.$N$1048576];2;0)" office:value-type="string" office:string-value="sobota" calcext:value-type="string">
            <text:p>sobota</text:p>
          </table:table-cell>
          <table:table-cell table:formula="of:=IF(NOT(DAY([.B128]) = DAY([.B129]));1;0)" office:value-type="float" office:value="1" calcext:value-type="float">
            <text:p>1</text:p>
          </table:table-cell>
          <table:table-cell table:formula="of:=IF([.F129] = 1;IF(OR([.E129] = &quot;sobota&quot;;[.E129] = &quot;niedziela&quot;);5000;[.$Q$4]);0)" office:value-type="float" office:value="5000" calcext:value-type="float">
            <text:p>5000</text:p>
          </table:table-cell>
          <table:table-cell table:formula="of:=[.J128]+[.G129]" office:value-type="float" office:value="79585" calcext:value-type="float">
            <text:p>79585</text:p>
          </table:table-cell>
          <table:table-cell table:formula="of:=[.H129]-[.D129]" office:value-type="float" office:value="76315" calcext:value-type="float">
            <text:p>76315</text:p>
          </table:table-cell>
          <table:table-cell table:formula="of:=IF([.I129]&lt;0;[.H129];[.I129])" office:value-type="float" office:value="76315" calcext:value-type="float">
            <text:p>76315</text:p>
          </table:table-cell>
          <table:table-cell table:formula="of:=IF([.I129]&lt;0;1;0)" office:value-type="float" office:value="0" calcext:value-type="float">
            <text:p>0</text:p>
          </table:table-cell>
          <table:table-cell table:formula="of:=IF([.K129]=1;[.D129];0)" office:value-type="float" office:value="0" calcext:value-type="float">
            <text:p>0</text:p>
          </table:table-cell>
          <table:table-cell table:style-name="ce1" office:value-type="date" office:date-value="2021-05-10" calcext:value-type="date">
            <text:p>10.05.2021</text:p>
          </table:table-cell>
          <table:table-cell office:value-type="string" calcext:value-type="string">
            <text:p>poniedziałek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2021-03-06" calcext:value-type="date">
            <text:p>6.03.2021</text:p>
          </table:table-cell>
          <table:table-cell office:value-type="string" calcext:value-type="string">
            <text:p>Gniezno</text:p>
          </table:table-cell>
          <table:table-cell office:value-type="float" office:value="3580" calcext:value-type="float">
            <text:p>3580</text:p>
          </table:table-cell>
          <table:table-cell table:formula="of:=VLOOKUP([.B130];[.$M$1:.$N$1048576];2;0)" office:value-type="string" office:string-value="sobota" calcext:value-type="string">
            <text:p>sobota</text:p>
          </table:table-cell>
          <table:table-cell table:formula="of:=IF(NOT(DAY([.B129]) = DAY([.B130]));1;0)" office:value-type="float" office:value="0" calcext:value-type="float">
            <text:p>0</text:p>
          </table:table-cell>
          <table:table-cell table:formula="of:=IF([.F130] = 1;IF(OR([.E130] = &quot;sobota&quot;;[.E130] = &quot;niedziela&quot;);5000;[.$Q$4]);0)" office:value-type="float" office:value="0" calcext:value-type="float">
            <text:p>0</text:p>
          </table:table-cell>
          <table:table-cell table:formula="of:=[.J129]+[.G130]" office:value-type="float" office:value="76315" calcext:value-type="float">
            <text:p>76315</text:p>
          </table:table-cell>
          <table:table-cell table:formula="of:=[.H130]-[.D130]" office:value-type="float" office:value="72735" calcext:value-type="float">
            <text:p>72735</text:p>
          </table:table-cell>
          <table:table-cell table:formula="of:=IF([.I130]&lt;0;[.H130];[.I130])" office:value-type="float" office:value="72735" calcext:value-type="float">
            <text:p>72735</text:p>
          </table:table-cell>
          <table:table-cell table:formula="of:=IF([.I130]&lt;0;1;0)" office:value-type="float" office:value="0" calcext:value-type="float">
            <text:p>0</text:p>
          </table:table-cell>
          <table:table-cell table:formula="of:=IF([.K130]=1;[.D130];0)" office:value-type="float" office:value="0" calcext:value-type="float">
            <text:p>0</text:p>
          </table:table-cell>
          <table:table-cell table:style-name="ce1" office:value-type="date" office:date-value="2021-05-11" calcext:value-type="date">
            <text:p>11.05.2021</text:p>
          </table:table-cell>
          <table:table-cell office:value-type="string" calcext:value-type="string">
            <text:p>wtorek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2021-03-06" calcext:value-type="date">
            <text:p>6.03.2021</text:p>
          </table:table-cell>
          <table:table-cell office:value-type="string" calcext:value-type="string">
            <text:p>Przemysl</text:p>
          </table:table-cell>
          <table:table-cell office:value-type="float" office:value="9560" calcext:value-type="float">
            <text:p>9560</text:p>
          </table:table-cell>
          <table:table-cell table:formula="of:=VLOOKUP([.B131];[.$M$1:.$N$1048576];2;0)" office:value-type="string" office:string-value="sobota" calcext:value-type="string">
            <text:p>sobota</text:p>
          </table:table-cell>
          <table:table-cell table:formula="of:=IF(NOT(DAY([.B130]) = DAY([.B131]));1;0)" office:value-type="float" office:value="0" calcext:value-type="float">
            <text:p>0</text:p>
          </table:table-cell>
          <table:table-cell table:formula="of:=IF([.F131] = 1;IF(OR([.E131] = &quot;sobota&quot;;[.E131] = &quot;niedziela&quot;);5000;[.$Q$4]);0)" office:value-type="float" office:value="0" calcext:value-type="float">
            <text:p>0</text:p>
          </table:table-cell>
          <table:table-cell table:formula="of:=[.J130]+[.G131]" office:value-type="float" office:value="72735" calcext:value-type="float">
            <text:p>72735</text:p>
          </table:table-cell>
          <table:table-cell table:formula="of:=[.H131]-[.D131]" office:value-type="float" office:value="63175" calcext:value-type="float">
            <text:p>63175</text:p>
          </table:table-cell>
          <table:table-cell table:formula="of:=IF([.I131]&lt;0;[.H131];[.I131])" office:value-type="float" office:value="63175" calcext:value-type="float">
            <text:p>63175</text:p>
          </table:table-cell>
          <table:table-cell table:formula="of:=IF([.I131]&lt;0;1;0)" office:value-type="float" office:value="0" calcext:value-type="float">
            <text:p>0</text:p>
          </table:table-cell>
          <table:table-cell table:formula="of:=IF([.K131]=1;[.D131];0)" office:value-type="float" office:value="0" calcext:value-type="float">
            <text:p>0</text:p>
          </table:table-cell>
          <table:table-cell table:style-name="ce1" office:value-type="date" office:date-value="2021-05-12" calcext:value-type="date">
            <text:p>12.05.2021</text:p>
          </table:table-cell>
          <table:table-cell office:value-type="string" calcext:value-type="string">
            <text:p>środa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2021-03-07" calcext:value-type="date">
            <text:p>7.03.2021</text:p>
          </table:table-cell>
          <table:table-cell office:value-type="string" calcext:value-type="string">
            <text:p>Ogrodzieniec</text:p>
          </table:table-cell>
          <table:table-cell office:value-type="float" office:value="5310" calcext:value-type="float">
            <text:p>5310</text:p>
          </table:table-cell>
          <table:table-cell table:formula="of:=VLOOKUP([.B132];[.$M$1:.$N$1048576];2;0)" office:value-type="string" office:string-value="niedziela" calcext:value-type="string">
            <text:p>niedziela</text:p>
          </table:table-cell>
          <table:table-cell table:formula="of:=IF(NOT(DAY([.B131]) = DAY([.B132]));1;0)" office:value-type="float" office:value="1" calcext:value-type="float">
            <text:p>1</text:p>
          </table:table-cell>
          <table:table-cell table:formula="of:=IF([.F132] = 1;IF(OR([.E132] = &quot;sobota&quot;;[.E132] = &quot;niedziela&quot;);5000;[.$Q$4]);0)" office:value-type="float" office:value="5000" calcext:value-type="float">
            <text:p>5000</text:p>
          </table:table-cell>
          <table:table-cell table:formula="of:=[.J131]+[.G132]" office:value-type="float" office:value="68175" calcext:value-type="float">
            <text:p>68175</text:p>
          </table:table-cell>
          <table:table-cell table:formula="of:=[.H132]-[.D132]" office:value-type="float" office:value="62865" calcext:value-type="float">
            <text:p>62865</text:p>
          </table:table-cell>
          <table:table-cell table:formula="of:=IF([.I132]&lt;0;[.H132];[.I132])" office:value-type="float" office:value="62865" calcext:value-type="float">
            <text:p>62865</text:p>
          </table:table-cell>
          <table:table-cell table:formula="of:=IF([.I132]&lt;0;1;0)" office:value-type="float" office:value="0" calcext:value-type="float">
            <text:p>0</text:p>
          </table:table-cell>
          <table:table-cell table:formula="of:=IF([.K132]=1;[.D132];0)" office:value-type="float" office:value="0" calcext:value-type="float">
            <text:p>0</text:p>
          </table:table-cell>
          <table:table-cell table:style-name="ce1" office:value-type="date" office:date-value="2021-05-13" calcext:value-type="date">
            <text:p>13.05.2021</text:p>
          </table:table-cell>
          <table:table-cell office:value-type="string" calcext:value-type="string">
            <text:p>czwartek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2021-03-08" calcext:value-type="date">
            <text:p>8.03.2021</text:p>
          </table:table-cell>
          <table:table-cell office:value-type="string" calcext:value-type="string">
            <text:p>Ogrodzieniec</text:p>
          </table:table-cell>
          <table:table-cell office:value-type="float" office:value="9130" calcext:value-type="float">
            <text:p>9130</text:p>
          </table:table-cell>
          <table:table-cell table:formula="of:=VLOOKUP([.B133];[.$M$1:.$N$1048576];2;0)" office:value-type="string" office:string-value="poniedziałek" calcext:value-type="string">
            <text:p>poniedziałek</text:p>
          </table:table-cell>
          <table:table-cell table:formula="of:=IF(NOT(DAY([.B132]) = DAY([.B133]));1;0)" office:value-type="float" office:value="1" calcext:value-type="float">
            <text:p>1</text:p>
          </table:table-cell>
          <table:table-cell table:formula="of:=IF([.F133] = 1;IF(OR([.E133] = &quot;sobota&quot;;[.E133] = &quot;niedziela&quot;);5000;[.$Q$4]);0)" office:value-type="float" office:value="13179" calcext:value-type="float">
            <text:p>13179</text:p>
          </table:table-cell>
          <table:table-cell table:formula="of:=[.J132]+[.G133]" office:value-type="float" office:value="76044" calcext:value-type="float">
            <text:p>76044</text:p>
          </table:table-cell>
          <table:table-cell table:formula="of:=[.H133]-[.D133]" office:value-type="float" office:value="66914" calcext:value-type="float">
            <text:p>66914</text:p>
          </table:table-cell>
          <table:table-cell table:formula="of:=IF([.I133]&lt;0;[.H133];[.I133])" office:value-type="float" office:value="66914" calcext:value-type="float">
            <text:p>66914</text:p>
          </table:table-cell>
          <table:table-cell table:formula="of:=IF([.I133]&lt;0;1;0)" office:value-type="float" office:value="0" calcext:value-type="float">
            <text:p>0</text:p>
          </table:table-cell>
          <table:table-cell table:formula="of:=IF([.K133]=1;[.D133];0)" office:value-type="float" office:value="0" calcext:value-type="float">
            <text:p>0</text:p>
          </table:table-cell>
          <table:table-cell table:style-name="ce1" office:value-type="date" office:date-value="2021-05-14" calcext:value-type="date">
            <text:p>14.05.2021</text:p>
          </table:table-cell>
          <table:table-cell office:value-type="string" calcext:value-type="string">
            <text:p>piątek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date" office:date-value="2021-03-08" calcext:value-type="date">
            <text:p>8.03.2021</text:p>
          </table:table-cell>
          <table:table-cell office:value-type="string" calcext:value-type="string">
            <text:p>Przemysl</text:p>
          </table:table-cell>
          <table:table-cell office:value-type="float" office:value="8710" calcext:value-type="float">
            <text:p>8710</text:p>
          </table:table-cell>
          <table:table-cell table:formula="of:=VLOOKUP([.B134];[.$M$1:.$N$1048576];2;0)" office:value-type="string" office:string-value="poniedziałek" calcext:value-type="string">
            <text:p>poniedziałek</text:p>
          </table:table-cell>
          <table:table-cell table:formula="of:=IF(NOT(DAY([.B133]) = DAY([.B134]));1;0)" office:value-type="float" office:value="0" calcext:value-type="float">
            <text:p>0</text:p>
          </table:table-cell>
          <table:table-cell table:formula="of:=IF([.F134] = 1;IF(OR([.E134] = &quot;sobota&quot;;[.E134] = &quot;niedziela&quot;);5000;[.$Q$4]);0)" office:value-type="float" office:value="0" calcext:value-type="float">
            <text:p>0</text:p>
          </table:table-cell>
          <table:table-cell table:formula="of:=[.J133]+[.G134]" office:value-type="float" office:value="66914" calcext:value-type="float">
            <text:p>66914</text:p>
          </table:table-cell>
          <table:table-cell table:formula="of:=[.H134]-[.D134]" office:value-type="float" office:value="58204" calcext:value-type="float">
            <text:p>58204</text:p>
          </table:table-cell>
          <table:table-cell table:formula="of:=IF([.I134]&lt;0;[.H134];[.I134])" office:value-type="float" office:value="58204" calcext:value-type="float">
            <text:p>58204</text:p>
          </table:table-cell>
          <table:table-cell table:formula="of:=IF([.I134]&lt;0;1;0)" office:value-type="float" office:value="0" calcext:value-type="float">
            <text:p>0</text:p>
          </table:table-cell>
          <table:table-cell table:formula="of:=IF([.K134]=1;[.D134];0)" office:value-type="float" office:value="0" calcext:value-type="float">
            <text:p>0</text:p>
          </table:table-cell>
          <table:table-cell table:style-name="ce1" office:value-type="date" office:date-value="2021-05-15" calcext:value-type="date">
            <text:p>15.05.2021</text:p>
          </table:table-cell>
          <table:table-cell office:value-type="string" calcext:value-type="string">
            <text:p>sobota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21-03-09" calcext:value-type="date">
            <text:p>9.03.2021</text:p>
          </table:table-cell>
          <table:table-cell office:value-type="string" calcext:value-type="string">
            <text:p>Ogrodzieniec</text:p>
          </table:table-cell>
          <table:table-cell office:value-type="float" office:value="1920" calcext:value-type="float">
            <text:p>1920</text:p>
          </table:table-cell>
          <table:table-cell table:formula="of:=VLOOKUP([.B135];[.$M$1:.$N$1048576];2;0)" office:value-type="string" office:string-value="wtorek" calcext:value-type="string">
            <text:p>wtorek</text:p>
          </table:table-cell>
          <table:table-cell table:formula="of:=IF(NOT(DAY([.B134]) = DAY([.B135]));1;0)" office:value-type="float" office:value="1" calcext:value-type="float">
            <text:p>1</text:p>
          </table:table-cell>
          <table:table-cell table:formula="of:=IF([.F135] = 1;IF(OR([.E135] = &quot;sobota&quot;;[.E135] = &quot;niedziela&quot;);5000;[.$Q$4]);0)" office:value-type="float" office:value="13179" calcext:value-type="float">
            <text:p>13179</text:p>
          </table:table-cell>
          <table:table-cell table:formula="of:=[.J134]+[.G135]" office:value-type="float" office:value="71383" calcext:value-type="float">
            <text:p>71383</text:p>
          </table:table-cell>
          <table:table-cell table:formula="of:=[.H135]-[.D135]" office:value-type="float" office:value="69463" calcext:value-type="float">
            <text:p>69463</text:p>
          </table:table-cell>
          <table:table-cell table:formula="of:=IF([.I135]&lt;0;[.H135];[.I135])" office:value-type="float" office:value="69463" calcext:value-type="float">
            <text:p>69463</text:p>
          </table:table-cell>
          <table:table-cell table:formula="of:=IF([.I135]&lt;0;1;0)" office:value-type="float" office:value="0" calcext:value-type="float">
            <text:p>0</text:p>
          </table:table-cell>
          <table:table-cell table:formula="of:=IF([.K135]=1;[.D135];0)" office:value-type="float" office:value="0" calcext:value-type="float">
            <text:p>0</text:p>
          </table:table-cell>
          <table:table-cell table:style-name="ce1" office:value-type="date" office:date-value="2021-05-16" calcext:value-type="date">
            <text:p>16.05.2021</text:p>
          </table:table-cell>
          <table:table-cell office:value-type="string" calcext:value-type="string">
            <text:p>niedziela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2021-03-09" calcext:value-type="date">
            <text:p>9.03.2021</text:p>
          </table:table-cell>
          <table:table-cell office:value-type="string" calcext:value-type="string">
            <text:p>Przemysl</text:p>
          </table:table-cell>
          <table:table-cell office:value-type="float" office:value="4330" calcext:value-type="float">
            <text:p>4330</text:p>
          </table:table-cell>
          <table:table-cell table:formula="of:=VLOOKUP([.B136];[.$M$1:.$N$1048576];2;0)" office:value-type="string" office:string-value="wtorek" calcext:value-type="string">
            <text:p>wtorek</text:p>
          </table:table-cell>
          <table:table-cell table:formula="of:=IF(NOT(DAY([.B135]) = DAY([.B136]));1;0)" office:value-type="float" office:value="0" calcext:value-type="float">
            <text:p>0</text:p>
          </table:table-cell>
          <table:table-cell table:formula="of:=IF([.F136] = 1;IF(OR([.E136] = &quot;sobota&quot;;[.E136] = &quot;niedziela&quot;);5000;[.$Q$4]);0)" office:value-type="float" office:value="0" calcext:value-type="float">
            <text:p>0</text:p>
          </table:table-cell>
          <table:table-cell table:formula="of:=[.J135]+[.G136]" office:value-type="float" office:value="69463" calcext:value-type="float">
            <text:p>69463</text:p>
          </table:table-cell>
          <table:table-cell table:formula="of:=[.H136]-[.D136]" office:value-type="float" office:value="65133" calcext:value-type="float">
            <text:p>65133</text:p>
          </table:table-cell>
          <table:table-cell table:formula="of:=IF([.I136]&lt;0;[.H136];[.I136])" office:value-type="float" office:value="65133" calcext:value-type="float">
            <text:p>65133</text:p>
          </table:table-cell>
          <table:table-cell table:formula="of:=IF([.I136]&lt;0;1;0)" office:value-type="float" office:value="0" calcext:value-type="float">
            <text:p>0</text:p>
          </table:table-cell>
          <table:table-cell table:formula="of:=IF([.K136]=1;[.D136];0)" office:value-type="float" office:value="0" calcext:value-type="float">
            <text:p>0</text:p>
          </table:table-cell>
          <table:table-cell table:style-name="ce1" office:value-type="date" office:date-value="2021-05-17" calcext:value-type="date">
            <text:p>17.05.2021</text:p>
          </table:table-cell>
          <table:table-cell office:value-type="string" calcext:value-type="string">
            <text:p>poniedziałek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21-03-10" calcext:value-type="date">
            <text:p>10.03.2021</text:p>
          </table:table-cell>
          <table:table-cell office:value-type="string" calcext:value-type="string">
            <text:p>Gniezno</text:p>
          </table:table-cell>
          <table:table-cell office:value-type="float" office:value="6010" calcext:value-type="float">
            <text:p>6010</text:p>
          </table:table-cell>
          <table:table-cell table:formula="of:=VLOOKUP([.B137];[.$M$1:.$N$1048576];2;0)" office:value-type="string" office:string-value="środa" calcext:value-type="string">
            <text:p>środa</text:p>
          </table:table-cell>
          <table:table-cell table:formula="of:=IF(NOT(DAY([.B136]) = DAY([.B137]));1;0)" office:value-type="float" office:value="1" calcext:value-type="float">
            <text:p>1</text:p>
          </table:table-cell>
          <table:table-cell table:formula="of:=IF([.F137] = 1;IF(OR([.E137] = &quot;sobota&quot;;[.E137] = &quot;niedziela&quot;);5000;[.$Q$4]);0)" office:value-type="float" office:value="13179" calcext:value-type="float">
            <text:p>13179</text:p>
          </table:table-cell>
          <table:table-cell table:formula="of:=[.J136]+[.G137]" office:value-type="float" office:value="78312" calcext:value-type="float">
            <text:p>78312</text:p>
          </table:table-cell>
          <table:table-cell table:formula="of:=[.H137]-[.D137]" office:value-type="float" office:value="72302" calcext:value-type="float">
            <text:p>72302</text:p>
          </table:table-cell>
          <table:table-cell table:formula="of:=IF([.I137]&lt;0;[.H137];[.I137])" office:value-type="float" office:value="72302" calcext:value-type="float">
            <text:p>72302</text:p>
          </table:table-cell>
          <table:table-cell table:formula="of:=IF([.I137]&lt;0;1;0)" office:value-type="float" office:value="0" calcext:value-type="float">
            <text:p>0</text:p>
          </table:table-cell>
          <table:table-cell table:formula="of:=IF([.K137]=1;[.D137];0)" office:value-type="float" office:value="0" calcext:value-type="float">
            <text:p>0</text:p>
          </table:table-cell>
          <table:table-cell table:style-name="ce1" office:value-type="date" office:date-value="2021-05-18" calcext:value-type="date">
            <text:p>18.05.2021</text:p>
          </table:table-cell>
          <table:table-cell office:value-type="string" calcext:value-type="string">
            <text:p>wtorek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2021-03-10" calcext:value-type="date">
            <text:p>10.03.2021</text:p>
          </table:table-cell>
          <table:table-cell office:value-type="string" calcext:value-type="string">
            <text:p>Przemysl</text:p>
          </table:table-cell>
          <table:table-cell office:value-type="float" office:value="8680" calcext:value-type="float">
            <text:p>8680</text:p>
          </table:table-cell>
          <table:table-cell table:formula="of:=VLOOKUP([.B138];[.$M$1:.$N$1048576];2;0)" office:value-type="string" office:string-value="środa" calcext:value-type="string">
            <text:p>środa</text:p>
          </table:table-cell>
          <table:table-cell table:formula="of:=IF(NOT(DAY([.B137]) = DAY([.B138]));1;0)" office:value-type="float" office:value="0" calcext:value-type="float">
            <text:p>0</text:p>
          </table:table-cell>
          <table:table-cell table:formula="of:=IF([.F138] = 1;IF(OR([.E138] = &quot;sobota&quot;;[.E138] = &quot;niedziela&quot;);5000;[.$Q$4]);0)" office:value-type="float" office:value="0" calcext:value-type="float">
            <text:p>0</text:p>
          </table:table-cell>
          <table:table-cell table:formula="of:=[.J137]+[.G138]" office:value-type="float" office:value="72302" calcext:value-type="float">
            <text:p>72302</text:p>
          </table:table-cell>
          <table:table-cell table:formula="of:=[.H138]-[.D138]" office:value-type="float" office:value="63622" calcext:value-type="float">
            <text:p>63622</text:p>
          </table:table-cell>
          <table:table-cell table:formula="of:=IF([.I138]&lt;0;[.H138];[.I138])" office:value-type="float" office:value="63622" calcext:value-type="float">
            <text:p>63622</text:p>
          </table:table-cell>
          <table:table-cell table:formula="of:=IF([.I138]&lt;0;1;0)" office:value-type="float" office:value="0" calcext:value-type="float">
            <text:p>0</text:p>
          </table:table-cell>
          <table:table-cell table:formula="of:=IF([.K138]=1;[.D138];0)" office:value-type="float" office:value="0" calcext:value-type="float">
            <text:p>0</text:p>
          </table:table-cell>
          <table:table-cell table:style-name="ce1" office:value-type="date" office:date-value="2021-05-19" calcext:value-type="date">
            <text:p>19.05.2021</text:p>
          </table:table-cell>
          <table:table-cell office:value-type="string" calcext:value-type="string">
            <text:p>środa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date" office:date-value="2021-03-10" calcext:value-type="date">
            <text:p>10.03.2021</text:p>
          </table:table-cell>
          <table:table-cell office:value-type="string" calcext:value-type="string">
            <text:p>Malbork</text:p>
          </table:table-cell>
          <table:table-cell office:value-type="float" office:value="6950" calcext:value-type="float">
            <text:p>6950</text:p>
          </table:table-cell>
          <table:table-cell table:formula="of:=VLOOKUP([.B139];[.$M$1:.$N$1048576];2;0)" office:value-type="string" office:string-value="środa" calcext:value-type="string">
            <text:p>środa</text:p>
          </table:table-cell>
          <table:table-cell table:formula="of:=IF(NOT(DAY([.B138]) = DAY([.B139]));1;0)" office:value-type="float" office:value="0" calcext:value-type="float">
            <text:p>0</text:p>
          </table:table-cell>
          <table:table-cell table:formula="of:=IF([.F139] = 1;IF(OR([.E139] = &quot;sobota&quot;;[.E139] = &quot;niedziela&quot;);5000;[.$Q$4]);0)" office:value-type="float" office:value="0" calcext:value-type="float">
            <text:p>0</text:p>
          </table:table-cell>
          <table:table-cell table:formula="of:=[.J138]+[.G139]" office:value-type="float" office:value="63622" calcext:value-type="float">
            <text:p>63622</text:p>
          </table:table-cell>
          <table:table-cell table:formula="of:=[.H139]-[.D139]" office:value-type="float" office:value="56672" calcext:value-type="float">
            <text:p>56672</text:p>
          </table:table-cell>
          <table:table-cell table:formula="of:=IF([.I139]&lt;0;[.H139];[.I139])" office:value-type="float" office:value="56672" calcext:value-type="float">
            <text:p>56672</text:p>
          </table:table-cell>
          <table:table-cell table:formula="of:=IF([.I139]&lt;0;1;0)" office:value-type="float" office:value="0" calcext:value-type="float">
            <text:p>0</text:p>
          </table:table-cell>
          <table:table-cell table:formula="of:=IF([.K139]=1;[.D139];0)" office:value-type="float" office:value="0" calcext:value-type="float">
            <text:p>0</text:p>
          </table:table-cell>
          <table:table-cell table:style-name="ce1" office:value-type="date" office:date-value="2021-05-20" calcext:value-type="date">
            <text:p>20.05.2021</text:p>
          </table:table-cell>
          <table:table-cell office:value-type="string" calcext:value-type="string">
            <text:p>czwartek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2021-03-11" calcext:value-type="date">
            <text:p>11.03.2021</text:p>
          </table:table-cell>
          <table:table-cell office:value-type="string" calcext:value-type="string">
            <text:p>Przemysl</text:p>
          </table:table-cell>
          <table:table-cell office:value-type="float" office:value="3280" calcext:value-type="float">
            <text:p>3280</text:p>
          </table:table-cell>
          <table:table-cell table:formula="of:=VLOOKUP([.B140];[.$M$1:.$N$1048576];2;0)" office:value-type="string" office:string-value="czwartek" calcext:value-type="string">
            <text:p>czwartek</text:p>
          </table:table-cell>
          <table:table-cell table:formula="of:=IF(NOT(DAY([.B139]) = DAY([.B140]));1;0)" office:value-type="float" office:value="1" calcext:value-type="float">
            <text:p>1</text:p>
          </table:table-cell>
          <table:table-cell table:formula="of:=IF([.F140] = 1;IF(OR([.E140] = &quot;sobota&quot;;[.E140] = &quot;niedziela&quot;);5000;[.$Q$4]);0)" office:value-type="float" office:value="13179" calcext:value-type="float">
            <text:p>13179</text:p>
          </table:table-cell>
          <table:table-cell table:formula="of:=[.J139]+[.G140]" office:value-type="float" office:value="69851" calcext:value-type="float">
            <text:p>69851</text:p>
          </table:table-cell>
          <table:table-cell table:formula="of:=[.H140]-[.D140]" office:value-type="float" office:value="66571" calcext:value-type="float">
            <text:p>66571</text:p>
          </table:table-cell>
          <table:table-cell table:formula="of:=IF([.I140]&lt;0;[.H140];[.I140])" office:value-type="float" office:value="66571" calcext:value-type="float">
            <text:p>66571</text:p>
          </table:table-cell>
          <table:table-cell table:formula="of:=IF([.I140]&lt;0;1;0)" office:value-type="float" office:value="0" calcext:value-type="float">
            <text:p>0</text:p>
          </table:table-cell>
          <table:table-cell table:formula="of:=IF([.K140]=1;[.D140];0)" office:value-type="float" office:value="0" calcext:value-type="float">
            <text:p>0</text:p>
          </table:table-cell>
          <table:table-cell table:style-name="ce1" office:value-type="date" office:date-value="2021-05-21" calcext:value-type="date">
            <text:p>21.05.2021</text:p>
          </table:table-cell>
          <table:table-cell office:value-type="string" calcext:value-type="string">
            <text:p>piątek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2021-03-12" calcext:value-type="date">
            <text:p>12.03.2021</text:p>
          </table:table-cell>
          <table:table-cell office:value-type="string" calcext:value-type="string">
            <text:p>Gniezno</text:p>
          </table:table-cell>
          <table:table-cell office:value-type="float" office:value="9590" calcext:value-type="float">
            <text:p>9590</text:p>
          </table:table-cell>
          <table:table-cell table:formula="of:=VLOOKUP([.B141];[.$M$1:.$N$1048576];2;0)" office:value-type="string" office:string-value="piątek" calcext:value-type="string">
            <text:p>piątek</text:p>
          </table:table-cell>
          <table:table-cell table:formula="of:=IF(NOT(DAY([.B140]) = DAY([.B141]));1;0)" office:value-type="float" office:value="1" calcext:value-type="float">
            <text:p>1</text:p>
          </table:table-cell>
          <table:table-cell table:formula="of:=IF([.F141] = 1;IF(OR([.E141] = &quot;sobota&quot;;[.E141] = &quot;niedziela&quot;);5000;[.$Q$4]);0)" office:value-type="float" office:value="13179" calcext:value-type="float">
            <text:p>13179</text:p>
          </table:table-cell>
          <table:table-cell table:formula="of:=[.J140]+[.G141]" office:value-type="float" office:value="79750" calcext:value-type="float">
            <text:p>79750</text:p>
          </table:table-cell>
          <table:table-cell table:formula="of:=[.H141]-[.D141]" office:value-type="float" office:value="70160" calcext:value-type="float">
            <text:p>70160</text:p>
          </table:table-cell>
          <table:table-cell table:formula="of:=IF([.I141]&lt;0;[.H141];[.I141])" office:value-type="float" office:value="70160" calcext:value-type="float">
            <text:p>70160</text:p>
          </table:table-cell>
          <table:table-cell table:formula="of:=IF([.I141]&lt;0;1;0)" office:value-type="float" office:value="0" calcext:value-type="float">
            <text:p>0</text:p>
          </table:table-cell>
          <table:table-cell table:formula="of:=IF([.K141]=1;[.D141];0)" office:value-type="float" office:value="0" calcext:value-type="float">
            <text:p>0</text:p>
          </table:table-cell>
          <table:table-cell table:style-name="ce1" office:value-type="date" office:date-value="2021-05-22" calcext:value-type="date">
            <text:p>22.05.2021</text:p>
          </table:table-cell>
          <table:table-cell office:value-type="string" calcext:value-type="string">
            <text:p>sobota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2021-03-12" calcext:value-type="date">
            <text:p>12.03.2021</text:p>
          </table:table-cell>
          <table:table-cell office:value-type="string" calcext:value-type="string">
            <text:p>Ogrodzieniec</text:p>
          </table:table-cell>
          <table:table-cell office:value-type="float" office:value="820" calcext:value-type="float">
            <text:p>820</text:p>
          </table:table-cell>
          <table:table-cell table:formula="of:=VLOOKUP([.B142];[.$M$1:.$N$1048576];2;0)" office:value-type="string" office:string-value="piątek" calcext:value-type="string">
            <text:p>piątek</text:p>
          </table:table-cell>
          <table:table-cell table:formula="of:=IF(NOT(DAY([.B141]) = DAY([.B142]));1;0)" office:value-type="float" office:value="0" calcext:value-type="float">
            <text:p>0</text:p>
          </table:table-cell>
          <table:table-cell table:formula="of:=IF([.F142] = 1;IF(OR([.E142] = &quot;sobota&quot;;[.E142] = &quot;niedziela&quot;);5000;[.$Q$4]);0)" office:value-type="float" office:value="0" calcext:value-type="float">
            <text:p>0</text:p>
          </table:table-cell>
          <table:table-cell table:formula="of:=[.J141]+[.G142]" office:value-type="float" office:value="70160" calcext:value-type="float">
            <text:p>70160</text:p>
          </table:table-cell>
          <table:table-cell table:formula="of:=[.H142]-[.D142]" office:value-type="float" office:value="69340" calcext:value-type="float">
            <text:p>69340</text:p>
          </table:table-cell>
          <table:table-cell table:formula="of:=IF([.I142]&lt;0;[.H142];[.I142])" office:value-type="float" office:value="69340" calcext:value-type="float">
            <text:p>69340</text:p>
          </table:table-cell>
          <table:table-cell table:formula="of:=IF([.I142]&lt;0;1;0)" office:value-type="float" office:value="0" calcext:value-type="float">
            <text:p>0</text:p>
          </table:table-cell>
          <table:table-cell table:formula="of:=IF([.K142]=1;[.D142];0)" office:value-type="float" office:value="0" calcext:value-type="float">
            <text:p>0</text:p>
          </table:table-cell>
          <table:table-cell table:style-name="ce1" office:value-type="date" office:date-value="2021-05-23" calcext:value-type="date">
            <text:p>23.05.2021</text:p>
          </table:table-cell>
          <table:table-cell office:value-type="string" calcext:value-type="string">
            <text:p>niedziela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date" office:date-value="2021-03-13" calcext:value-type="date">
            <text:p>13.03.2021</text:p>
          </table:table-cell>
          <table:table-cell office:value-type="string" calcext:value-type="string">
            <text:p>Ogrodzieniec</text:p>
          </table:table-cell>
          <table:table-cell office:value-type="float" office:value="5220" calcext:value-type="float">
            <text:p>5220</text:p>
          </table:table-cell>
          <table:table-cell table:formula="of:=VLOOKUP([.B143];[.$M$1:.$N$1048576];2;0)" office:value-type="string" office:string-value="sobota" calcext:value-type="string">
            <text:p>sobota</text:p>
          </table:table-cell>
          <table:table-cell table:formula="of:=IF(NOT(DAY([.B142]) = DAY([.B143]));1;0)" office:value-type="float" office:value="1" calcext:value-type="float">
            <text:p>1</text:p>
          </table:table-cell>
          <table:table-cell table:formula="of:=IF([.F143] = 1;IF(OR([.E143] = &quot;sobota&quot;;[.E143] = &quot;niedziela&quot;);5000;[.$Q$4]);0)" office:value-type="float" office:value="5000" calcext:value-type="float">
            <text:p>5000</text:p>
          </table:table-cell>
          <table:table-cell table:formula="of:=[.J142]+[.G143]" office:value-type="float" office:value="74340" calcext:value-type="float">
            <text:p>74340</text:p>
          </table:table-cell>
          <table:table-cell table:formula="of:=[.H143]-[.D143]" office:value-type="float" office:value="69120" calcext:value-type="float">
            <text:p>69120</text:p>
          </table:table-cell>
          <table:table-cell table:formula="of:=IF([.I143]&lt;0;[.H143];[.I143])" office:value-type="float" office:value="69120" calcext:value-type="float">
            <text:p>69120</text:p>
          </table:table-cell>
          <table:table-cell table:formula="of:=IF([.I143]&lt;0;1;0)" office:value-type="float" office:value="0" calcext:value-type="float">
            <text:p>0</text:p>
          </table:table-cell>
          <table:table-cell table:formula="of:=IF([.K143]=1;[.D143];0)" office:value-type="float" office:value="0" calcext:value-type="float">
            <text:p>0</text:p>
          </table:table-cell>
          <table:table-cell table:style-name="ce1" office:value-type="date" office:date-value="2021-05-24" calcext:value-type="date">
            <text:p>24.05.2021</text:p>
          </table:table-cell>
          <table:table-cell office:value-type="string" calcext:value-type="string">
            <text:p>poniedziałek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2021-03-14" calcext:value-type="date">
            <text:p>14.03.2021</text:p>
          </table:table-cell>
          <table:table-cell office:value-type="string" calcext:value-type="string">
            <text:p>Gniezno</text:p>
          </table:table-cell>
          <table:table-cell office:value-type="float" office:value="6210" calcext:value-type="float">
            <text:p>6210</text:p>
          </table:table-cell>
          <table:table-cell table:formula="of:=VLOOKUP([.B144];[.$M$1:.$N$1048576];2;0)" office:value-type="string" office:string-value="niedziela" calcext:value-type="string">
            <text:p>niedziela</text:p>
          </table:table-cell>
          <table:table-cell table:formula="of:=IF(NOT(DAY([.B143]) = DAY([.B144]));1;0)" office:value-type="float" office:value="1" calcext:value-type="float">
            <text:p>1</text:p>
          </table:table-cell>
          <table:table-cell table:formula="of:=IF([.F144] = 1;IF(OR([.E144] = &quot;sobota&quot;;[.E144] = &quot;niedziela&quot;);5000;[.$Q$4]);0)" office:value-type="float" office:value="5000" calcext:value-type="float">
            <text:p>5000</text:p>
          </table:table-cell>
          <table:table-cell table:formula="of:=[.J143]+[.G144]" office:value-type="float" office:value="74120" calcext:value-type="float">
            <text:p>74120</text:p>
          </table:table-cell>
          <table:table-cell table:formula="of:=[.H144]-[.D144]" office:value-type="float" office:value="67910" calcext:value-type="float">
            <text:p>67910</text:p>
          </table:table-cell>
          <table:table-cell table:formula="of:=IF([.I144]&lt;0;[.H144];[.I144])" office:value-type="float" office:value="67910" calcext:value-type="float">
            <text:p>67910</text:p>
          </table:table-cell>
          <table:table-cell table:formula="of:=IF([.I144]&lt;0;1;0)" office:value-type="float" office:value="0" calcext:value-type="float">
            <text:p>0</text:p>
          </table:table-cell>
          <table:table-cell table:formula="of:=IF([.K144]=1;[.D144];0)" office:value-type="float" office:value="0" calcext:value-type="float">
            <text:p>0</text:p>
          </table:table-cell>
          <table:table-cell table:style-name="ce1" office:value-type="date" office:date-value="2021-05-25" calcext:value-type="date">
            <text:p>25.05.2021</text:p>
          </table:table-cell>
          <table:table-cell office:value-type="string" calcext:value-type="string">
            <text:p>wtorek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2021-03-14" calcext:value-type="date">
            <text:p>14.03.2021</text:p>
          </table:table-cell>
          <table:table-cell office:value-type="string" calcext:value-type="string">
            <text:p>Przemysl</text:p>
          </table:table-cell>
          <table:table-cell office:value-type="float" office:value="3180" calcext:value-type="float">
            <text:p>3180</text:p>
          </table:table-cell>
          <table:table-cell table:formula="of:=VLOOKUP([.B145];[.$M$1:.$N$1048576];2;0)" office:value-type="string" office:string-value="niedziela" calcext:value-type="string">
            <text:p>niedziela</text:p>
          </table:table-cell>
          <table:table-cell table:formula="of:=IF(NOT(DAY([.B144]) = DAY([.B145]));1;0)" office:value-type="float" office:value="0" calcext:value-type="float">
            <text:p>0</text:p>
          </table:table-cell>
          <table:table-cell table:formula="of:=IF([.F145] = 1;IF(OR([.E145] = &quot;sobota&quot;;[.E145] = &quot;niedziela&quot;);5000;[.$Q$4]);0)" office:value-type="float" office:value="0" calcext:value-type="float">
            <text:p>0</text:p>
          </table:table-cell>
          <table:table-cell table:formula="of:=[.J144]+[.G145]" office:value-type="float" office:value="67910" calcext:value-type="float">
            <text:p>67910</text:p>
          </table:table-cell>
          <table:table-cell table:formula="of:=[.H145]-[.D145]" office:value-type="float" office:value="64730" calcext:value-type="float">
            <text:p>64730</text:p>
          </table:table-cell>
          <table:table-cell table:formula="of:=IF([.I145]&lt;0;[.H145];[.I145])" office:value-type="float" office:value="64730" calcext:value-type="float">
            <text:p>64730</text:p>
          </table:table-cell>
          <table:table-cell table:formula="of:=IF([.I145]&lt;0;1;0)" office:value-type="float" office:value="0" calcext:value-type="float">
            <text:p>0</text:p>
          </table:table-cell>
          <table:table-cell table:formula="of:=IF([.K145]=1;[.D145];0)" office:value-type="float" office:value="0" calcext:value-type="float">
            <text:p>0</text:p>
          </table:table-cell>
          <table:table-cell table:style-name="ce1" office:value-type="date" office:date-value="2021-05-26" calcext:value-type="date">
            <text:p>26.05.2021</text:p>
          </table:table-cell>
          <table:table-cell office:value-type="string" calcext:value-type="string">
            <text:p>środa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2021-03-15" calcext:value-type="date">
            <text:p>15.03.2021</text:p>
          </table:table-cell>
          <table:table-cell office:value-type="string" calcext:value-type="string">
            <text:p>Ogrodzieniec</text:p>
          </table:table-cell>
          <table:table-cell office:value-type="float" office:value="6860" calcext:value-type="float">
            <text:p>6860</text:p>
          </table:table-cell>
          <table:table-cell table:formula="of:=VLOOKUP([.B146];[.$M$1:.$N$1048576];2;0)" office:value-type="string" office:string-value="poniedziałek" calcext:value-type="string">
            <text:p>poniedziałek</text:p>
          </table:table-cell>
          <table:table-cell table:formula="of:=IF(NOT(DAY([.B145]) = DAY([.B146]));1;0)" office:value-type="float" office:value="1" calcext:value-type="float">
            <text:p>1</text:p>
          </table:table-cell>
          <table:table-cell table:formula="of:=IF([.F146] = 1;IF(OR([.E146] = &quot;sobota&quot;;[.E146] = &quot;niedziela&quot;);5000;[.$Q$4]);0)" office:value-type="float" office:value="13179" calcext:value-type="float">
            <text:p>13179</text:p>
          </table:table-cell>
          <table:table-cell table:formula="of:=[.J145]+[.G146]" office:value-type="float" office:value="77909" calcext:value-type="float">
            <text:p>77909</text:p>
          </table:table-cell>
          <table:table-cell table:formula="of:=[.H146]-[.D146]" office:value-type="float" office:value="71049" calcext:value-type="float">
            <text:p>71049</text:p>
          </table:table-cell>
          <table:table-cell table:formula="of:=IF([.I146]&lt;0;[.H146];[.I146])" office:value-type="float" office:value="71049" calcext:value-type="float">
            <text:p>71049</text:p>
          </table:table-cell>
          <table:table-cell table:formula="of:=IF([.I146]&lt;0;1;0)" office:value-type="float" office:value="0" calcext:value-type="float">
            <text:p>0</text:p>
          </table:table-cell>
          <table:table-cell table:formula="of:=IF([.K146]=1;[.D146];0)" office:value-type="float" office:value="0" calcext:value-type="float">
            <text:p>0</text:p>
          </table:table-cell>
          <table:table-cell table:style-name="ce1" office:value-type="date" office:date-value="2021-05-27" calcext:value-type="date">
            <text:p>27.05.2021</text:p>
          </table:table-cell>
          <table:table-cell office:value-type="string" calcext:value-type="string">
            <text:p>czwartek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2021-03-16" calcext:value-type="date">
            <text:p>16.03.2021</text:p>
          </table:table-cell>
          <table:table-cell office:value-type="string" calcext:value-type="string">
            <text:p>Ogrodzieniec</text:p>
          </table:table-cell>
          <table:table-cell office:value-type="float" office:value="2020" calcext:value-type="float">
            <text:p>2020</text:p>
          </table:table-cell>
          <table:table-cell table:formula="of:=VLOOKUP([.B147];[.$M$1:.$N$1048576];2;0)" office:value-type="string" office:string-value="wtorek" calcext:value-type="string">
            <text:p>wtorek</text:p>
          </table:table-cell>
          <table:table-cell table:formula="of:=IF(NOT(DAY([.B146]) = DAY([.B147]));1;0)" office:value-type="float" office:value="1" calcext:value-type="float">
            <text:p>1</text:p>
          </table:table-cell>
          <table:table-cell table:formula="of:=IF([.F147] = 1;IF(OR([.E147] = &quot;sobota&quot;;[.E147] = &quot;niedziela&quot;);5000;[.$Q$4]);0)" office:value-type="float" office:value="13179" calcext:value-type="float">
            <text:p>13179</text:p>
          </table:table-cell>
          <table:table-cell table:formula="of:=[.J146]+[.G147]" office:value-type="float" office:value="84228" calcext:value-type="float">
            <text:p>84228</text:p>
          </table:table-cell>
          <table:table-cell table:formula="of:=[.H147]-[.D147]" office:value-type="float" office:value="82208" calcext:value-type="float">
            <text:p>82208</text:p>
          </table:table-cell>
          <table:table-cell table:formula="of:=IF([.I147]&lt;0;[.H147];[.I147])" office:value-type="float" office:value="82208" calcext:value-type="float">
            <text:p>82208</text:p>
          </table:table-cell>
          <table:table-cell table:formula="of:=IF([.I147]&lt;0;1;0)" office:value-type="float" office:value="0" calcext:value-type="float">
            <text:p>0</text:p>
          </table:table-cell>
          <table:table-cell table:formula="of:=IF([.K147]=1;[.D147];0)" office:value-type="float" office:value="0" calcext:value-type="float">
            <text:p>0</text:p>
          </table:table-cell>
          <table:table-cell table:style-name="ce1" office:value-type="date" office:date-value="2021-05-28" calcext:value-type="date">
            <text:p>28.05.2021</text:p>
          </table:table-cell>
          <table:table-cell office:value-type="string" calcext:value-type="string">
            <text:p>piątek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2021-03-16" calcext:value-type="date">
            <text:p>16.03.2021</text:p>
          </table:table-cell>
          <table:table-cell office:value-type="string" calcext:value-type="string">
            <text:p>Przemysl</text:p>
          </table:table-cell>
          <table:table-cell office:value-type="float" office:value="3650" calcext:value-type="float">
            <text:p>3650</text:p>
          </table:table-cell>
          <table:table-cell table:formula="of:=VLOOKUP([.B148];[.$M$1:.$N$1048576];2;0)" office:value-type="string" office:string-value="wtorek" calcext:value-type="string">
            <text:p>wtorek</text:p>
          </table:table-cell>
          <table:table-cell table:formula="of:=IF(NOT(DAY([.B147]) = DAY([.B148]));1;0)" office:value-type="float" office:value="0" calcext:value-type="float">
            <text:p>0</text:p>
          </table:table-cell>
          <table:table-cell table:formula="of:=IF([.F148] = 1;IF(OR([.E148] = &quot;sobota&quot;;[.E148] = &quot;niedziela&quot;);5000;[.$Q$4]);0)" office:value-type="float" office:value="0" calcext:value-type="float">
            <text:p>0</text:p>
          </table:table-cell>
          <table:table-cell table:formula="of:=[.J147]+[.G148]" office:value-type="float" office:value="82208" calcext:value-type="float">
            <text:p>82208</text:p>
          </table:table-cell>
          <table:table-cell table:formula="of:=[.H148]-[.D148]" office:value-type="float" office:value="78558" calcext:value-type="float">
            <text:p>78558</text:p>
          </table:table-cell>
          <table:table-cell table:formula="of:=IF([.I148]&lt;0;[.H148];[.I148])" office:value-type="float" office:value="78558" calcext:value-type="float">
            <text:p>78558</text:p>
          </table:table-cell>
          <table:table-cell table:formula="of:=IF([.I148]&lt;0;1;0)" office:value-type="float" office:value="0" calcext:value-type="float">
            <text:p>0</text:p>
          </table:table-cell>
          <table:table-cell table:formula="of:=IF([.K148]=1;[.D148];0)" office:value-type="float" office:value="0" calcext:value-type="float">
            <text:p>0</text:p>
          </table:table-cell>
          <table:table-cell table:style-name="ce1" office:value-type="date" office:date-value="2021-05-29" calcext:value-type="date">
            <text:p>29.05.2021</text:p>
          </table:table-cell>
          <table:table-cell office:value-type="string" calcext:value-type="string">
            <text:p>sobota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2021-03-17" calcext:value-type="date">
            <text:p>17.03.2021</text:p>
          </table:table-cell>
          <table:table-cell office:value-type="string" calcext:value-type="string">
            <text:p>Ogrodzieniec</text:p>
          </table:table-cell>
          <table:table-cell office:value-type="float" office:value="9720" calcext:value-type="float">
            <text:p>9720</text:p>
          </table:table-cell>
          <table:table-cell table:formula="of:=VLOOKUP([.B149];[.$M$1:.$N$1048576];2;0)" office:value-type="string" office:string-value="środa" calcext:value-type="string">
            <text:p>środa</text:p>
          </table:table-cell>
          <table:table-cell table:formula="of:=IF(NOT(DAY([.B148]) = DAY([.B149]));1;0)" office:value-type="float" office:value="1" calcext:value-type="float">
            <text:p>1</text:p>
          </table:table-cell>
          <table:table-cell table:formula="of:=IF([.F149] = 1;IF(OR([.E149] = &quot;sobota&quot;;[.E149] = &quot;niedziela&quot;);5000;[.$Q$4]);0)" office:value-type="float" office:value="13179" calcext:value-type="float">
            <text:p>13179</text:p>
          </table:table-cell>
          <table:table-cell table:formula="of:=[.J148]+[.G149]" office:value-type="float" office:value="91737" calcext:value-type="float">
            <text:p>91737</text:p>
          </table:table-cell>
          <table:table-cell table:formula="of:=[.H149]-[.D149]" office:value-type="float" office:value="82017" calcext:value-type="float">
            <text:p>82017</text:p>
          </table:table-cell>
          <table:table-cell table:formula="of:=IF([.I149]&lt;0;[.H149];[.I149])" office:value-type="float" office:value="82017" calcext:value-type="float">
            <text:p>82017</text:p>
          </table:table-cell>
          <table:table-cell table:formula="of:=IF([.I149]&lt;0;1;0)" office:value-type="float" office:value="0" calcext:value-type="float">
            <text:p>0</text:p>
          </table:table-cell>
          <table:table-cell table:formula="of:=IF([.K149]=1;[.D149];0)" office:value-type="float" office:value="0" calcext:value-type="float">
            <text:p>0</text:p>
          </table:table-cell>
          <table:table-cell table:style-name="ce1" office:value-type="date" office:date-value="2021-05-30" calcext:value-type="date">
            <text:p>30.05.2021</text:p>
          </table:table-cell>
          <table:table-cell office:value-type="string" calcext:value-type="string">
            <text:p>niedziela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2021-03-18" calcext:value-type="date">
            <text:p>18.03.2021</text:p>
          </table:table-cell>
          <table:table-cell office:value-type="string" calcext:value-type="string">
            <text:p>Przemysl</text:p>
          </table:table-cell>
          <table:table-cell office:value-type="float" office:value="7840" calcext:value-type="float">
            <text:p>7840</text:p>
          </table:table-cell>
          <table:table-cell table:formula="of:=VLOOKUP([.B150];[.$M$1:.$N$1048576];2;0)" office:value-type="string" office:string-value="czwartek" calcext:value-type="string">
            <text:p>czwartek</text:p>
          </table:table-cell>
          <table:table-cell table:formula="of:=IF(NOT(DAY([.B149]) = DAY([.B150]));1;0)" office:value-type="float" office:value="1" calcext:value-type="float">
            <text:p>1</text:p>
          </table:table-cell>
          <table:table-cell table:formula="of:=IF([.F150] = 1;IF(OR([.E150] = &quot;sobota&quot;;[.E150] = &quot;niedziela&quot;);5000;[.$Q$4]);0)" office:value-type="float" office:value="13179" calcext:value-type="float">
            <text:p>13179</text:p>
          </table:table-cell>
          <table:table-cell table:formula="of:=[.J149]+[.G150]" office:value-type="float" office:value="95196" calcext:value-type="float">
            <text:p>95196</text:p>
          </table:table-cell>
          <table:table-cell table:formula="of:=[.H150]-[.D150]" office:value-type="float" office:value="87356" calcext:value-type="float">
            <text:p>87356</text:p>
          </table:table-cell>
          <table:table-cell table:formula="of:=IF([.I150]&lt;0;[.H150];[.I150])" office:value-type="float" office:value="87356" calcext:value-type="float">
            <text:p>87356</text:p>
          </table:table-cell>
          <table:table-cell table:formula="of:=IF([.I150]&lt;0;1;0)" office:value-type="float" office:value="0" calcext:value-type="float">
            <text:p>0</text:p>
          </table:table-cell>
          <table:table-cell table:formula="of:=IF([.K150]=1;[.D150];0)" office:value-type="float" office:value="0" calcext:value-type="float">
            <text:p>0</text:p>
          </table:table-cell>
          <table:table-cell table:style-name="ce1" office:value-type="date" office:date-value="2021-05-31" calcext:value-type="date">
            <text:p>31.05.2021</text:p>
          </table:table-cell>
          <table:table-cell office:value-type="string" calcext:value-type="string">
            <text:p>poniedziałek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21-03-18" calcext:value-type="date">
            <text:p>18.03.2021</text:p>
          </table:table-cell>
          <table:table-cell office:value-type="string" calcext:value-type="string">
            <text:p>Ogrodzieniec</text:p>
          </table:table-cell>
          <table:table-cell office:value-type="float" office:value="6780" calcext:value-type="float">
            <text:p>6780</text:p>
          </table:table-cell>
          <table:table-cell table:formula="of:=VLOOKUP([.B151];[.$M$1:.$N$1048576];2;0)" office:value-type="string" office:string-value="czwartek" calcext:value-type="string">
            <text:p>czwartek</text:p>
          </table:table-cell>
          <table:table-cell table:formula="of:=IF(NOT(DAY([.B150]) = DAY([.B151]));1;0)" office:value-type="float" office:value="0" calcext:value-type="float">
            <text:p>0</text:p>
          </table:table-cell>
          <table:table-cell table:formula="of:=IF([.F151] = 1;IF(OR([.E151] = &quot;sobota&quot;;[.E151] = &quot;niedziela&quot;);5000;[.$Q$4]);0)" office:value-type="float" office:value="0" calcext:value-type="float">
            <text:p>0</text:p>
          </table:table-cell>
          <table:table-cell table:formula="of:=[.J150]+[.G151]" office:value-type="float" office:value="87356" calcext:value-type="float">
            <text:p>87356</text:p>
          </table:table-cell>
          <table:table-cell table:formula="of:=[.H151]-[.D151]" office:value-type="float" office:value="80576" calcext:value-type="float">
            <text:p>80576</text:p>
          </table:table-cell>
          <table:table-cell table:formula="of:=IF([.I151]&lt;0;[.H151];[.I151])" office:value-type="float" office:value="80576" calcext:value-type="float">
            <text:p>80576</text:p>
          </table:table-cell>
          <table:table-cell table:formula="of:=IF([.I151]&lt;0;1;0)" office:value-type="float" office:value="0" calcext:value-type="float">
            <text:p>0</text:p>
          </table:table-cell>
          <table:table-cell table:formula="of:=IF([.K151]=1;[.D151];0)" office:value-type="float" office:value="0" calcext:value-type="float">
            <text:p>0</text:p>
          </table:table-cell>
          <table:table-cell table:style-name="ce1" office:value-type="date" office:date-value="2021-06-01" calcext:value-type="date">
            <text:p>1.06.2021</text:p>
          </table:table-cell>
          <table:table-cell office:value-type="string" calcext:value-type="string">
            <text:p>wtorek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date" office:date-value="2021-03-18" calcext:value-type="date">
            <text:p>18.03.2021</text:p>
          </table:table-cell>
          <table:table-cell office:value-type="string" calcext:value-type="string">
            <text:p>Gniezno</text:p>
          </table:table-cell>
          <table:table-cell office:value-type="float" office:value="3490" calcext:value-type="float">
            <text:p>3490</text:p>
          </table:table-cell>
          <table:table-cell table:formula="of:=VLOOKUP([.B152];[.$M$1:.$N$1048576];2;0)" office:value-type="string" office:string-value="czwartek" calcext:value-type="string">
            <text:p>czwartek</text:p>
          </table:table-cell>
          <table:table-cell table:formula="of:=IF(NOT(DAY([.B151]) = DAY([.B152]));1;0)" office:value-type="float" office:value="0" calcext:value-type="float">
            <text:p>0</text:p>
          </table:table-cell>
          <table:table-cell table:formula="of:=IF([.F152] = 1;IF(OR([.E152] = &quot;sobota&quot;;[.E152] = &quot;niedziela&quot;);5000;[.$Q$4]);0)" office:value-type="float" office:value="0" calcext:value-type="float">
            <text:p>0</text:p>
          </table:table-cell>
          <table:table-cell table:formula="of:=[.J151]+[.G152]" office:value-type="float" office:value="80576" calcext:value-type="float">
            <text:p>80576</text:p>
          </table:table-cell>
          <table:table-cell table:formula="of:=[.H152]-[.D152]" office:value-type="float" office:value="77086" calcext:value-type="float">
            <text:p>77086</text:p>
          </table:table-cell>
          <table:table-cell table:formula="of:=IF([.I152]&lt;0;[.H152];[.I152])" office:value-type="float" office:value="77086" calcext:value-type="float">
            <text:p>77086</text:p>
          </table:table-cell>
          <table:table-cell table:formula="of:=IF([.I152]&lt;0;1;0)" office:value-type="float" office:value="0" calcext:value-type="float">
            <text:p>0</text:p>
          </table:table-cell>
          <table:table-cell table:formula="of:=IF([.K152]=1;[.D152];0)" office:value-type="float" office:value="0" calcext:value-type="float">
            <text:p>0</text:p>
          </table:table-cell>
          <table:table-cell table:style-name="ce1" office:value-type="date" office:date-value="2021-06-02" calcext:value-type="date">
            <text:p>2.06.2021</text:p>
          </table:table-cell>
          <table:table-cell office:value-type="string" calcext:value-type="string">
            <text:p>środa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date" office:date-value="2021-03-18" calcext:value-type="date">
            <text:p>18.03.2021</text:p>
          </table:table-cell>
          <table:table-cell office:value-type="string" calcext:value-type="string">
            <text:p>Malbork</text:p>
          </table:table-cell>
          <table:table-cell office:value-type="float" office:value="9980" calcext:value-type="float">
            <text:p>9980</text:p>
          </table:table-cell>
          <table:table-cell table:formula="of:=VLOOKUP([.B153];[.$M$1:.$N$1048576];2;0)" office:value-type="string" office:string-value="czwartek" calcext:value-type="string">
            <text:p>czwartek</text:p>
          </table:table-cell>
          <table:table-cell table:formula="of:=IF(NOT(DAY([.B152]) = DAY([.B153]));1;0)" office:value-type="float" office:value="0" calcext:value-type="float">
            <text:p>0</text:p>
          </table:table-cell>
          <table:table-cell table:formula="of:=IF([.F153] = 1;IF(OR([.E153] = &quot;sobota&quot;;[.E153] = &quot;niedziela&quot;);5000;[.$Q$4]);0)" office:value-type="float" office:value="0" calcext:value-type="float">
            <text:p>0</text:p>
          </table:table-cell>
          <table:table-cell table:formula="of:=[.J152]+[.G153]" office:value-type="float" office:value="77086" calcext:value-type="float">
            <text:p>77086</text:p>
          </table:table-cell>
          <table:table-cell table:formula="of:=[.H153]-[.D153]" office:value-type="float" office:value="67106" calcext:value-type="float">
            <text:p>67106</text:p>
          </table:table-cell>
          <table:table-cell table:formula="of:=IF([.I153]&lt;0;[.H153];[.I153])" office:value-type="float" office:value="67106" calcext:value-type="float">
            <text:p>67106</text:p>
          </table:table-cell>
          <table:table-cell table:formula="of:=IF([.I153]&lt;0;1;0)" office:value-type="float" office:value="0" calcext:value-type="float">
            <text:p>0</text:p>
          </table:table-cell>
          <table:table-cell table:formula="of:=IF([.K153]=1;[.D153];0)" office:value-type="float" office:value="0" calcext:value-type="float">
            <text:p>0</text:p>
          </table:table-cell>
          <table:table-cell table:style-name="ce1" office:value-type="date" office:date-value="2021-06-03" calcext:value-type="date">
            <text:p>3.06.2021</text:p>
          </table:table-cell>
          <table:table-cell office:value-type="string" calcext:value-type="string">
            <text:p>czwartek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date" office:date-value="2021-03-19" calcext:value-type="date">
            <text:p>19.03.2021</text:p>
          </table:table-cell>
          <table:table-cell office:value-type="string" calcext:value-type="string">
            <text:p>Malbork</text:p>
          </table:table-cell>
          <table:table-cell office:value-type="float" office:value="7850" calcext:value-type="float">
            <text:p>7850</text:p>
          </table:table-cell>
          <table:table-cell table:formula="of:=VLOOKUP([.B154];[.$M$1:.$N$1048576];2;0)" office:value-type="string" office:string-value="piątek" calcext:value-type="string">
            <text:p>piątek</text:p>
          </table:table-cell>
          <table:table-cell table:formula="of:=IF(NOT(DAY([.B153]) = DAY([.B154]));1;0)" office:value-type="float" office:value="1" calcext:value-type="float">
            <text:p>1</text:p>
          </table:table-cell>
          <table:table-cell table:formula="of:=IF([.F154] = 1;IF(OR([.E154] = &quot;sobota&quot;;[.E154] = &quot;niedziela&quot;);5000;[.$Q$4]);0)" office:value-type="float" office:value="13179" calcext:value-type="float">
            <text:p>13179</text:p>
          </table:table-cell>
          <table:table-cell table:formula="of:=[.J153]+[.G154]" office:value-type="float" office:value="80285" calcext:value-type="float">
            <text:p>80285</text:p>
          </table:table-cell>
          <table:table-cell table:formula="of:=[.H154]-[.D154]" office:value-type="float" office:value="72435" calcext:value-type="float">
            <text:p>72435</text:p>
          </table:table-cell>
          <table:table-cell table:formula="of:=IF([.I154]&lt;0;[.H154];[.I154])" office:value-type="float" office:value="72435" calcext:value-type="float">
            <text:p>72435</text:p>
          </table:table-cell>
          <table:table-cell table:formula="of:=IF([.I154]&lt;0;1;0)" office:value-type="float" office:value="0" calcext:value-type="float">
            <text:p>0</text:p>
          </table:table-cell>
          <table:table-cell table:formula="of:=IF([.K154]=1;[.D154];0)" office:value-type="float" office:value="0" calcext:value-type="float">
            <text:p>0</text:p>
          </table:table-cell>
          <table:table-cell table:style-name="ce1" office:value-type="date" office:date-value="2021-06-04" calcext:value-type="date">
            <text:p>4.06.2021</text:p>
          </table:table-cell>
          <table:table-cell office:value-type="string" calcext:value-type="string">
            <text:p>piątek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date" office:date-value="2021-03-19" calcext:value-type="date">
            <text:p>19.03.2021</text:p>
          </table:table-cell>
          <table:table-cell office:value-type="string" calcext:value-type="string">
            <text:p>Gniezno</text:p>
          </table:table-cell>
          <table:table-cell office:value-type="float" office:value="9770" calcext:value-type="float">
            <text:p>9770</text:p>
          </table:table-cell>
          <table:table-cell table:formula="of:=VLOOKUP([.B155];[.$M$1:.$N$1048576];2;0)" office:value-type="string" office:string-value="piątek" calcext:value-type="string">
            <text:p>piątek</text:p>
          </table:table-cell>
          <table:table-cell table:formula="of:=IF(NOT(DAY([.B154]) = DAY([.B155]));1;0)" office:value-type="float" office:value="0" calcext:value-type="float">
            <text:p>0</text:p>
          </table:table-cell>
          <table:table-cell table:formula="of:=IF([.F155] = 1;IF(OR([.E155] = &quot;sobota&quot;;[.E155] = &quot;niedziela&quot;);5000;[.$Q$4]);0)" office:value-type="float" office:value="0" calcext:value-type="float">
            <text:p>0</text:p>
          </table:table-cell>
          <table:table-cell table:formula="of:=[.J154]+[.G155]" office:value-type="float" office:value="72435" calcext:value-type="float">
            <text:p>72435</text:p>
          </table:table-cell>
          <table:table-cell table:formula="of:=[.H155]-[.D155]" office:value-type="float" office:value="62665" calcext:value-type="float">
            <text:p>62665</text:p>
          </table:table-cell>
          <table:table-cell table:formula="of:=IF([.I155]&lt;0;[.H155];[.I155])" office:value-type="float" office:value="62665" calcext:value-type="float">
            <text:p>62665</text:p>
          </table:table-cell>
          <table:table-cell table:formula="of:=IF([.I155]&lt;0;1;0)" office:value-type="float" office:value="0" calcext:value-type="float">
            <text:p>0</text:p>
          </table:table-cell>
          <table:table-cell table:formula="of:=IF([.K155]=1;[.D155];0)" office:value-type="float" office:value="0" calcext:value-type="float">
            <text:p>0</text:p>
          </table:table-cell>
          <table:table-cell table:style-name="ce1" office:value-type="date" office:date-value="2021-06-05" calcext:value-type="date">
            <text:p>5.06.2021</text:p>
          </table:table-cell>
          <table:table-cell office:value-type="string" calcext:value-type="string">
            <text:p>sobota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date" office:date-value="2021-03-20" calcext:value-type="date">
            <text:p>20.03.2021</text:p>
          </table:table-cell>
          <table:table-cell office:value-type="string" calcext:value-type="string">
            <text:p>Gniezno</text:p>
          </table:table-cell>
          <table:table-cell office:value-type="float" office:value="750" calcext:value-type="float">
            <text:p>750</text:p>
          </table:table-cell>
          <table:table-cell table:formula="of:=VLOOKUP([.B156];[.$M$1:.$N$1048576];2;0)" office:value-type="string" office:string-value="sobota" calcext:value-type="string">
            <text:p>sobota</text:p>
          </table:table-cell>
          <table:table-cell table:formula="of:=IF(NOT(DAY([.B155]) = DAY([.B156]));1;0)" office:value-type="float" office:value="1" calcext:value-type="float">
            <text:p>1</text:p>
          </table:table-cell>
          <table:table-cell table:formula="of:=IF([.F156] = 1;IF(OR([.E156] = &quot;sobota&quot;;[.E156] = &quot;niedziela&quot;);5000;[.$Q$4]);0)" office:value-type="float" office:value="5000" calcext:value-type="float">
            <text:p>5000</text:p>
          </table:table-cell>
          <table:table-cell table:formula="of:=[.J155]+[.G156]" office:value-type="float" office:value="67665" calcext:value-type="float">
            <text:p>67665</text:p>
          </table:table-cell>
          <table:table-cell table:formula="of:=[.H156]-[.D156]" office:value-type="float" office:value="66915" calcext:value-type="float">
            <text:p>66915</text:p>
          </table:table-cell>
          <table:table-cell table:formula="of:=IF([.I156]&lt;0;[.H156];[.I156])" office:value-type="float" office:value="66915" calcext:value-type="float">
            <text:p>66915</text:p>
          </table:table-cell>
          <table:table-cell table:formula="of:=IF([.I156]&lt;0;1;0)" office:value-type="float" office:value="0" calcext:value-type="float">
            <text:p>0</text:p>
          </table:table-cell>
          <table:table-cell table:formula="of:=IF([.K156]=1;[.D156];0)" office:value-type="float" office:value="0" calcext:value-type="float">
            <text:p>0</text:p>
          </table:table-cell>
          <table:table-cell table:style-name="ce1" office:value-type="date" office:date-value="2021-06-06" calcext:value-type="date">
            <text:p>6.06.2021</text:p>
          </table:table-cell>
          <table:table-cell office:value-type="string" calcext:value-type="string">
            <text:p>niedziela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date" office:date-value="2021-03-20" calcext:value-type="date">
            <text:p>20.03.2021</text:p>
          </table:table-cell>
          <table:table-cell office:value-type="string" calcext:value-type="string">
            <text:p>Malbork</text:p>
          </table:table-cell>
          <table:table-cell office:value-type="float" office:value="8900" calcext:value-type="float">
            <text:p>8900</text:p>
          </table:table-cell>
          <table:table-cell table:formula="of:=VLOOKUP([.B157];[.$M$1:.$N$1048576];2;0)" office:value-type="string" office:string-value="sobota" calcext:value-type="string">
            <text:p>sobota</text:p>
          </table:table-cell>
          <table:table-cell table:formula="of:=IF(NOT(DAY([.B156]) = DAY([.B157]));1;0)" office:value-type="float" office:value="0" calcext:value-type="float">
            <text:p>0</text:p>
          </table:table-cell>
          <table:table-cell table:formula="of:=IF([.F157] = 1;IF(OR([.E157] = &quot;sobota&quot;;[.E157] = &quot;niedziela&quot;);5000;[.$Q$4]);0)" office:value-type="float" office:value="0" calcext:value-type="float">
            <text:p>0</text:p>
          </table:table-cell>
          <table:table-cell table:formula="of:=[.J156]+[.G157]" office:value-type="float" office:value="66915" calcext:value-type="float">
            <text:p>66915</text:p>
          </table:table-cell>
          <table:table-cell table:formula="of:=[.H157]-[.D157]" office:value-type="float" office:value="58015" calcext:value-type="float">
            <text:p>58015</text:p>
          </table:table-cell>
          <table:table-cell table:formula="of:=IF([.I157]&lt;0;[.H157];[.I157])" office:value-type="float" office:value="58015" calcext:value-type="float">
            <text:p>58015</text:p>
          </table:table-cell>
          <table:table-cell table:formula="of:=IF([.I157]&lt;0;1;0)" office:value-type="float" office:value="0" calcext:value-type="float">
            <text:p>0</text:p>
          </table:table-cell>
          <table:table-cell table:formula="of:=IF([.K157]=1;[.D157];0)" office:value-type="float" office:value="0" calcext:value-type="float">
            <text:p>0</text:p>
          </table:table-cell>
          <table:table-cell table:style-name="ce1" office:value-type="date" office:date-value="2021-06-07" calcext:value-type="date">
            <text:p>7.06.2021</text:p>
          </table:table-cell>
          <table:table-cell office:value-type="string" calcext:value-type="string">
            <text:p>poniedziałek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date" office:date-value="2021-03-20" calcext:value-type="date">
            <text:p>20.03.2021</text:p>
          </table:table-cell>
          <table:table-cell office:value-type="string" calcext:value-type="string">
            <text:p>Ogrodzieniec</text:p>
          </table:table-cell>
          <table:table-cell office:value-type="float" office:value="9410" calcext:value-type="float">
            <text:p>9410</text:p>
          </table:table-cell>
          <table:table-cell table:formula="of:=VLOOKUP([.B158];[.$M$1:.$N$1048576];2;0)" office:value-type="string" office:string-value="sobota" calcext:value-type="string">
            <text:p>sobota</text:p>
          </table:table-cell>
          <table:table-cell table:formula="of:=IF(NOT(DAY([.B157]) = DAY([.B158]));1;0)" office:value-type="float" office:value="0" calcext:value-type="float">
            <text:p>0</text:p>
          </table:table-cell>
          <table:table-cell table:formula="of:=IF([.F158] = 1;IF(OR([.E158] = &quot;sobota&quot;;[.E158] = &quot;niedziela&quot;);5000;[.$Q$4]);0)" office:value-type="float" office:value="0" calcext:value-type="float">
            <text:p>0</text:p>
          </table:table-cell>
          <table:table-cell table:formula="of:=[.J157]+[.G158]" office:value-type="float" office:value="58015" calcext:value-type="float">
            <text:p>58015</text:p>
          </table:table-cell>
          <table:table-cell table:formula="of:=[.H158]-[.D158]" office:value-type="float" office:value="48605" calcext:value-type="float">
            <text:p>48605</text:p>
          </table:table-cell>
          <table:table-cell table:formula="of:=IF([.I158]&lt;0;[.H158];[.I158])" office:value-type="float" office:value="48605" calcext:value-type="float">
            <text:p>48605</text:p>
          </table:table-cell>
          <table:table-cell table:formula="of:=IF([.I158]&lt;0;1;0)" office:value-type="float" office:value="0" calcext:value-type="float">
            <text:p>0</text:p>
          </table:table-cell>
          <table:table-cell table:formula="of:=IF([.K158]=1;[.D158];0)" office:value-type="float" office:value="0" calcext:value-type="float">
            <text:p>0</text:p>
          </table:table-cell>
          <table:table-cell table:style-name="ce1" office:value-type="date" office:date-value="2021-06-08" calcext:value-type="date">
            <text:p>8.06.2021</text:p>
          </table:table-cell>
          <table:table-cell office:value-type="string" calcext:value-type="string">
            <text:p>wtorek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date" office:date-value="2021-03-21" calcext:value-type="date">
            <text:p>21.03.2021</text:p>
          </table:table-cell>
          <table:table-cell office:value-type="string" calcext:value-type="string">
            <text:p>Gniezno</text:p>
          </table:table-cell>
          <table:table-cell office:value-type="float" office:value="9310" calcext:value-type="float">
            <text:p>9310</text:p>
          </table:table-cell>
          <table:table-cell table:formula="of:=VLOOKUP([.B159];[.$M$1:.$N$1048576];2;0)" office:value-type="string" office:string-value="niedziela" calcext:value-type="string">
            <text:p>niedziela</text:p>
          </table:table-cell>
          <table:table-cell table:formula="of:=IF(NOT(DAY([.B158]) = DAY([.B159]));1;0)" office:value-type="float" office:value="1" calcext:value-type="float">
            <text:p>1</text:p>
          </table:table-cell>
          <table:table-cell table:formula="of:=IF([.F159] = 1;IF(OR([.E159] = &quot;sobota&quot;;[.E159] = &quot;niedziela&quot;);5000;[.$Q$4]);0)" office:value-type="float" office:value="5000" calcext:value-type="float">
            <text:p>5000</text:p>
          </table:table-cell>
          <table:table-cell table:formula="of:=[.J158]+[.G159]" office:value-type="float" office:value="53605" calcext:value-type="float">
            <text:p>53605</text:p>
          </table:table-cell>
          <table:table-cell table:formula="of:=[.H159]-[.D159]" office:value-type="float" office:value="44295" calcext:value-type="float">
            <text:p>44295</text:p>
          </table:table-cell>
          <table:table-cell table:formula="of:=IF([.I159]&lt;0;[.H159];[.I159])" office:value-type="float" office:value="44295" calcext:value-type="float">
            <text:p>44295</text:p>
          </table:table-cell>
          <table:table-cell table:formula="of:=IF([.I159]&lt;0;1;0)" office:value-type="float" office:value="0" calcext:value-type="float">
            <text:p>0</text:p>
          </table:table-cell>
          <table:table-cell table:formula="of:=IF([.K159]=1;[.D159];0)" office:value-type="float" office:value="0" calcext:value-type="float">
            <text:p>0</text:p>
          </table:table-cell>
          <table:table-cell table:style-name="ce1" office:value-type="date" office:date-value="2021-06-09" calcext:value-type="date">
            <text:p>9.06.2021</text:p>
          </table:table-cell>
          <table:table-cell office:value-type="string" calcext:value-type="string">
            <text:p>środa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date" office:date-value="2021-03-21" calcext:value-type="date">
            <text:p>21.03.2021</text:p>
          </table:table-cell>
          <table:table-cell office:value-type="string" calcext:value-type="string">
            <text:p>Ogrodzieniec</text:p>
          </table:table-cell>
          <table:table-cell office:value-type="float" office:value="2480" calcext:value-type="float">
            <text:p>2480</text:p>
          </table:table-cell>
          <table:table-cell table:formula="of:=VLOOKUP([.B160];[.$M$1:.$N$1048576];2;0)" office:value-type="string" office:string-value="niedziela" calcext:value-type="string">
            <text:p>niedziela</text:p>
          </table:table-cell>
          <table:table-cell table:formula="of:=IF(NOT(DAY([.B159]) = DAY([.B160]));1;0)" office:value-type="float" office:value="0" calcext:value-type="float">
            <text:p>0</text:p>
          </table:table-cell>
          <table:table-cell table:formula="of:=IF([.F160] = 1;IF(OR([.E160] = &quot;sobota&quot;;[.E160] = &quot;niedziela&quot;);5000;[.$Q$4]);0)" office:value-type="float" office:value="0" calcext:value-type="float">
            <text:p>0</text:p>
          </table:table-cell>
          <table:table-cell table:formula="of:=[.J159]+[.G160]" office:value-type="float" office:value="44295" calcext:value-type="float">
            <text:p>44295</text:p>
          </table:table-cell>
          <table:table-cell table:formula="of:=[.H160]-[.D160]" office:value-type="float" office:value="41815" calcext:value-type="float">
            <text:p>41815</text:p>
          </table:table-cell>
          <table:table-cell table:formula="of:=IF([.I160]&lt;0;[.H160];[.I160])" office:value-type="float" office:value="41815" calcext:value-type="float">
            <text:p>41815</text:p>
          </table:table-cell>
          <table:table-cell table:formula="of:=IF([.I160]&lt;0;1;0)" office:value-type="float" office:value="0" calcext:value-type="float">
            <text:p>0</text:p>
          </table:table-cell>
          <table:table-cell table:formula="of:=IF([.K160]=1;[.D160];0)" office:value-type="float" office:value="0" calcext:value-type="float">
            <text:p>0</text:p>
          </table:table-cell>
          <table:table-cell table:style-name="ce1" office:value-type="date" office:date-value="2021-06-10" calcext:value-type="date">
            <text:p>10.06.2021</text:p>
          </table:table-cell>
          <table:table-cell office:value-type="string" calcext:value-type="string">
            <text:p>czwartek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date" office:date-value="2021-03-21" calcext:value-type="date">
            <text:p>21.03.2021</text:p>
          </table:table-cell>
          <table:table-cell office:value-type="string" calcext:value-type="string">
            <text:p>Przemysl</text:p>
          </table:table-cell>
          <table:table-cell office:value-type="float" office:value="1740" calcext:value-type="float">
            <text:p>1740</text:p>
          </table:table-cell>
          <table:table-cell table:formula="of:=VLOOKUP([.B161];[.$M$1:.$N$1048576];2;0)" office:value-type="string" office:string-value="niedziela" calcext:value-type="string">
            <text:p>niedziela</text:p>
          </table:table-cell>
          <table:table-cell table:formula="of:=IF(NOT(DAY([.B160]) = DAY([.B161]));1;0)" office:value-type="float" office:value="0" calcext:value-type="float">
            <text:p>0</text:p>
          </table:table-cell>
          <table:table-cell table:formula="of:=IF([.F161] = 1;IF(OR([.E161] = &quot;sobota&quot;;[.E161] = &quot;niedziela&quot;);5000;[.$Q$4]);0)" office:value-type="float" office:value="0" calcext:value-type="float">
            <text:p>0</text:p>
          </table:table-cell>
          <table:table-cell table:formula="of:=[.J160]+[.G161]" office:value-type="float" office:value="41815" calcext:value-type="float">
            <text:p>41815</text:p>
          </table:table-cell>
          <table:table-cell table:formula="of:=[.H161]-[.D161]" office:value-type="float" office:value="40075" calcext:value-type="float">
            <text:p>40075</text:p>
          </table:table-cell>
          <table:table-cell table:formula="of:=IF([.I161]&lt;0;[.H161];[.I161])" office:value-type="float" office:value="40075" calcext:value-type="float">
            <text:p>40075</text:p>
          </table:table-cell>
          <table:table-cell table:formula="of:=IF([.I161]&lt;0;1;0)" office:value-type="float" office:value="0" calcext:value-type="float">
            <text:p>0</text:p>
          </table:table-cell>
          <table:table-cell table:formula="of:=IF([.K161]=1;[.D161];0)" office:value-type="float" office:value="0" calcext:value-type="float">
            <text:p>0</text:p>
          </table:table-cell>
          <table:table-cell table:style-name="ce1" office:value-type="date" office:date-value="2021-06-11" calcext:value-type="date">
            <text:p>11.06.2021</text:p>
          </table:table-cell>
          <table:table-cell office:value-type="string" calcext:value-type="string">
            <text:p>piątek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date" office:date-value="2021-03-22" calcext:value-type="date">
            <text:p>22.03.2021</text:p>
          </table:table-cell>
          <table:table-cell office:value-type="string" calcext:value-type="string">
            <text:p>Ogrodzieniec</text:p>
          </table:table-cell>
          <table:table-cell office:value-type="float" office:value="860" calcext:value-type="float">
            <text:p>860</text:p>
          </table:table-cell>
          <table:table-cell table:formula="of:=VLOOKUP([.B162];[.$M$1:.$N$1048576];2;0)" office:value-type="string" office:string-value="poniedziałek" calcext:value-type="string">
            <text:p>poniedziałek</text:p>
          </table:table-cell>
          <table:table-cell table:formula="of:=IF(NOT(DAY([.B161]) = DAY([.B162]));1;0)" office:value-type="float" office:value="1" calcext:value-type="float">
            <text:p>1</text:p>
          </table:table-cell>
          <table:table-cell table:formula="of:=IF([.F162] = 1;IF(OR([.E162] = &quot;sobota&quot;;[.E162] = &quot;niedziela&quot;);5000;[.$Q$4]);0)" office:value-type="float" office:value="13179" calcext:value-type="float">
            <text:p>13179</text:p>
          </table:table-cell>
          <table:table-cell table:formula="of:=[.J161]+[.G162]" office:value-type="float" office:value="53254" calcext:value-type="float">
            <text:p>53254</text:p>
          </table:table-cell>
          <table:table-cell table:formula="of:=[.H162]-[.D162]" office:value-type="float" office:value="52394" calcext:value-type="float">
            <text:p>52394</text:p>
          </table:table-cell>
          <table:table-cell table:formula="of:=IF([.I162]&lt;0;[.H162];[.I162])" office:value-type="float" office:value="52394" calcext:value-type="float">
            <text:p>52394</text:p>
          </table:table-cell>
          <table:table-cell table:formula="of:=IF([.I162]&lt;0;1;0)" office:value-type="float" office:value="0" calcext:value-type="float">
            <text:p>0</text:p>
          </table:table-cell>
          <table:table-cell table:formula="of:=IF([.K162]=1;[.D162];0)" office:value-type="float" office:value="0" calcext:value-type="float">
            <text:p>0</text:p>
          </table:table-cell>
          <table:table-cell table:style-name="ce1" office:value-type="date" office:date-value="2021-06-12" calcext:value-type="date">
            <text:p>12.06.2021</text:p>
          </table:table-cell>
          <table:table-cell office:value-type="string" calcext:value-type="string">
            <text:p>sobota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date" office:date-value="2021-03-23" calcext:value-type="date">
            <text:p>23.03.2021</text:p>
          </table:table-cell>
          <table:table-cell office:value-type="string" calcext:value-type="string">
            <text:p>Przemysl</text:p>
          </table:table-cell>
          <table:table-cell office:value-type="float" office:value="1830" calcext:value-type="float">
            <text:p>1830</text:p>
          </table:table-cell>
          <table:table-cell table:formula="of:=VLOOKUP([.B163];[.$M$1:.$N$1048576];2;0)" office:value-type="string" office:string-value="wtorek" calcext:value-type="string">
            <text:p>wtorek</text:p>
          </table:table-cell>
          <table:table-cell table:formula="of:=IF(NOT(DAY([.B162]) = DAY([.B163]));1;0)" office:value-type="float" office:value="1" calcext:value-type="float">
            <text:p>1</text:p>
          </table:table-cell>
          <table:table-cell table:formula="of:=IF([.F163] = 1;IF(OR([.E163] = &quot;sobota&quot;;[.E163] = &quot;niedziela&quot;);5000;[.$Q$4]);0)" office:value-type="float" office:value="13179" calcext:value-type="float">
            <text:p>13179</text:p>
          </table:table-cell>
          <table:table-cell table:formula="of:=[.J162]+[.G163]" office:value-type="float" office:value="65573" calcext:value-type="float">
            <text:p>65573</text:p>
          </table:table-cell>
          <table:table-cell table:formula="of:=[.H163]-[.D163]" office:value-type="float" office:value="63743" calcext:value-type="float">
            <text:p>63743</text:p>
          </table:table-cell>
          <table:table-cell table:formula="of:=IF([.I163]&lt;0;[.H163];[.I163])" office:value-type="float" office:value="63743" calcext:value-type="float">
            <text:p>63743</text:p>
          </table:table-cell>
          <table:table-cell table:formula="of:=IF([.I163]&lt;0;1;0)" office:value-type="float" office:value="0" calcext:value-type="float">
            <text:p>0</text:p>
          </table:table-cell>
          <table:table-cell table:formula="of:=IF([.K163]=1;[.D163];0)" office:value-type="float" office:value="0" calcext:value-type="float">
            <text:p>0</text:p>
          </table:table-cell>
          <table:table-cell table:style-name="ce1" office:value-type="date" office:date-value="2021-06-13" calcext:value-type="date">
            <text:p>13.06.2021</text:p>
          </table:table-cell>
          <table:table-cell office:value-type="string" calcext:value-type="string">
            <text:p>niedziela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date" office:date-value="2021-03-24" calcext:value-type="date">
            <text:p>24.03.2021</text:p>
          </table:table-cell>
          <table:table-cell office:value-type="string" calcext:value-type="string">
            <text:p>Gniezno</text:p>
          </table:table-cell>
          <table:table-cell office:value-type="float" office:value="1770" calcext:value-type="float">
            <text:p>1770</text:p>
          </table:table-cell>
          <table:table-cell table:formula="of:=VLOOKUP([.B164];[.$M$1:.$N$1048576];2;0)" office:value-type="string" office:string-value="środa" calcext:value-type="string">
            <text:p>środa</text:p>
          </table:table-cell>
          <table:table-cell table:formula="of:=IF(NOT(DAY([.B163]) = DAY([.B164]));1;0)" office:value-type="float" office:value="1" calcext:value-type="float">
            <text:p>1</text:p>
          </table:table-cell>
          <table:table-cell table:formula="of:=IF([.F164] = 1;IF(OR([.E164] = &quot;sobota&quot;;[.E164] = &quot;niedziela&quot;);5000;[.$Q$4]);0)" office:value-type="float" office:value="13179" calcext:value-type="float">
            <text:p>13179</text:p>
          </table:table-cell>
          <table:table-cell table:formula="of:=[.J163]+[.G164]" office:value-type="float" office:value="76922" calcext:value-type="float">
            <text:p>76922</text:p>
          </table:table-cell>
          <table:table-cell table:formula="of:=[.H164]-[.D164]" office:value-type="float" office:value="75152" calcext:value-type="float">
            <text:p>75152</text:p>
          </table:table-cell>
          <table:table-cell table:formula="of:=IF([.I164]&lt;0;[.H164];[.I164])" office:value-type="float" office:value="75152" calcext:value-type="float">
            <text:p>75152</text:p>
          </table:table-cell>
          <table:table-cell table:formula="of:=IF([.I164]&lt;0;1;0)" office:value-type="float" office:value="0" calcext:value-type="float">
            <text:p>0</text:p>
          </table:table-cell>
          <table:table-cell table:formula="of:=IF([.K164]=1;[.D164];0)" office:value-type="float" office:value="0" calcext:value-type="float">
            <text:p>0</text:p>
          </table:table-cell>
          <table:table-cell table:style-name="ce1" office:value-type="date" office:date-value="2021-06-14" calcext:value-type="date">
            <text:p>14.06.2021</text:p>
          </table:table-cell>
          <table:table-cell office:value-type="string" calcext:value-type="string">
            <text:p>poniedziałek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date" office:date-value="2021-03-24" calcext:value-type="date">
            <text:p>24.03.2021</text:p>
          </table:table-cell>
          <table:table-cell office:value-type="string" calcext:value-type="string">
            <text:p>Malbork</text:p>
          </table:table-cell>
          <table:table-cell office:value-type="float" office:value="7830" calcext:value-type="float">
            <text:p>7830</text:p>
          </table:table-cell>
          <table:table-cell table:formula="of:=VLOOKUP([.B165];[.$M$1:.$N$1048576];2;0)" office:value-type="string" office:string-value="środa" calcext:value-type="string">
            <text:p>środa</text:p>
          </table:table-cell>
          <table:table-cell table:formula="of:=IF(NOT(DAY([.B164]) = DAY([.B165]));1;0)" office:value-type="float" office:value="0" calcext:value-type="float">
            <text:p>0</text:p>
          </table:table-cell>
          <table:table-cell table:formula="of:=IF([.F165] = 1;IF(OR([.E165] = &quot;sobota&quot;;[.E165] = &quot;niedziela&quot;);5000;[.$Q$4]);0)" office:value-type="float" office:value="0" calcext:value-type="float">
            <text:p>0</text:p>
          </table:table-cell>
          <table:table-cell table:formula="of:=[.J164]+[.G165]" office:value-type="float" office:value="75152" calcext:value-type="float">
            <text:p>75152</text:p>
          </table:table-cell>
          <table:table-cell table:formula="of:=[.H165]-[.D165]" office:value-type="float" office:value="67322" calcext:value-type="float">
            <text:p>67322</text:p>
          </table:table-cell>
          <table:table-cell table:formula="of:=IF([.I165]&lt;0;[.H165];[.I165])" office:value-type="float" office:value="67322" calcext:value-type="float">
            <text:p>67322</text:p>
          </table:table-cell>
          <table:table-cell table:formula="of:=IF([.I165]&lt;0;1;0)" office:value-type="float" office:value="0" calcext:value-type="float">
            <text:p>0</text:p>
          </table:table-cell>
          <table:table-cell table:formula="of:=IF([.K165]=1;[.D165];0)" office:value-type="float" office:value="0" calcext:value-type="float">
            <text:p>0</text:p>
          </table:table-cell>
          <table:table-cell table:style-name="ce1" office:value-type="date" office:date-value="2021-06-15" calcext:value-type="date">
            <text:p>15.06.2021</text:p>
          </table:table-cell>
          <table:table-cell office:value-type="string" calcext:value-type="string">
            <text:p>wtorek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date" office:date-value="2021-03-24" calcext:value-type="date">
            <text:p>24.03.2021</text:p>
          </table:table-cell>
          <table:table-cell office:value-type="string" calcext:value-type="string">
            <text:p>Ogrodzieniec</text:p>
          </table:table-cell>
          <table:table-cell office:value-type="float" office:value="8300" calcext:value-type="float">
            <text:p>8300</text:p>
          </table:table-cell>
          <table:table-cell table:formula="of:=VLOOKUP([.B166];[.$M$1:.$N$1048576];2;0)" office:value-type="string" office:string-value="środa" calcext:value-type="string">
            <text:p>środa</text:p>
          </table:table-cell>
          <table:table-cell table:formula="of:=IF(NOT(DAY([.B165]) = DAY([.B166]));1;0)" office:value-type="float" office:value="0" calcext:value-type="float">
            <text:p>0</text:p>
          </table:table-cell>
          <table:table-cell table:formula="of:=IF([.F166] = 1;IF(OR([.E166] = &quot;sobota&quot;;[.E166] = &quot;niedziela&quot;);5000;[.$Q$4]);0)" office:value-type="float" office:value="0" calcext:value-type="float">
            <text:p>0</text:p>
          </table:table-cell>
          <table:table-cell table:formula="of:=[.J165]+[.G166]" office:value-type="float" office:value="67322" calcext:value-type="float">
            <text:p>67322</text:p>
          </table:table-cell>
          <table:table-cell table:formula="of:=[.H166]-[.D166]" office:value-type="float" office:value="59022" calcext:value-type="float">
            <text:p>59022</text:p>
          </table:table-cell>
          <table:table-cell table:formula="of:=IF([.I166]&lt;0;[.H166];[.I166])" office:value-type="float" office:value="59022" calcext:value-type="float">
            <text:p>59022</text:p>
          </table:table-cell>
          <table:table-cell table:formula="of:=IF([.I166]&lt;0;1;0)" office:value-type="float" office:value="0" calcext:value-type="float">
            <text:p>0</text:p>
          </table:table-cell>
          <table:table-cell table:formula="of:=IF([.K166]=1;[.D166];0)" office:value-type="float" office:value="0" calcext:value-type="float">
            <text:p>0</text:p>
          </table:table-cell>
          <table:table-cell table:style-name="ce1" office:value-type="date" office:date-value="2021-06-16" calcext:value-type="date">
            <text:p>16.06.2021</text:p>
          </table:table-cell>
          <table:table-cell office:value-type="string" calcext:value-type="string">
            <text:p>środa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date" office:date-value="2021-03-25" calcext:value-type="date">
            <text:p>25.03.2021</text:p>
          </table:table-cell>
          <table:table-cell office:value-type="string" calcext:value-type="string">
            <text:p>Przemysl</text:p>
          </table:table-cell>
          <table:table-cell office:value-type="float" office:value="1050" calcext:value-type="float">
            <text:p>1050</text:p>
          </table:table-cell>
          <table:table-cell table:formula="of:=VLOOKUP([.B167];[.$M$1:.$N$1048576];2;0)" office:value-type="string" office:string-value="czwartek" calcext:value-type="string">
            <text:p>czwartek</text:p>
          </table:table-cell>
          <table:table-cell table:formula="of:=IF(NOT(DAY([.B166]) = DAY([.B167]));1;0)" office:value-type="float" office:value="1" calcext:value-type="float">
            <text:p>1</text:p>
          </table:table-cell>
          <table:table-cell table:formula="of:=IF([.F167] = 1;IF(OR([.E167] = &quot;sobota&quot;;[.E167] = &quot;niedziela&quot;);5000;[.$Q$4]);0)" office:value-type="float" office:value="13179" calcext:value-type="float">
            <text:p>13179</text:p>
          </table:table-cell>
          <table:table-cell table:formula="of:=[.J166]+[.G167]" office:value-type="float" office:value="72201" calcext:value-type="float">
            <text:p>72201</text:p>
          </table:table-cell>
          <table:table-cell table:formula="of:=[.H167]-[.D167]" office:value-type="float" office:value="71151" calcext:value-type="float">
            <text:p>71151</text:p>
          </table:table-cell>
          <table:table-cell table:formula="of:=IF([.I167]&lt;0;[.H167];[.I167])" office:value-type="float" office:value="71151" calcext:value-type="float">
            <text:p>71151</text:p>
          </table:table-cell>
          <table:table-cell table:formula="of:=IF([.I167]&lt;0;1;0)" office:value-type="float" office:value="0" calcext:value-type="float">
            <text:p>0</text:p>
          </table:table-cell>
          <table:table-cell table:formula="of:=IF([.K167]=1;[.D167];0)" office:value-type="float" office:value="0" calcext:value-type="float">
            <text:p>0</text:p>
          </table:table-cell>
          <table:table-cell table:style-name="ce1" office:value-type="date" office:date-value="2021-06-17" calcext:value-type="date">
            <text:p>17.06.2021</text:p>
          </table:table-cell>
          <table:table-cell office:value-type="string" calcext:value-type="string">
            <text:p>czwartek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date" office:date-value="2021-03-25" calcext:value-type="date">
            <text:p>25.03.2021</text:p>
          </table:table-cell>
          <table:table-cell office:value-type="string" calcext:value-type="string">
            <text:p>Malbork</text:p>
          </table:table-cell>
          <table:table-cell office:value-type="float" office:value="5150" calcext:value-type="float">
            <text:p>5150</text:p>
          </table:table-cell>
          <table:table-cell table:formula="of:=VLOOKUP([.B168];[.$M$1:.$N$1048576];2;0)" office:value-type="string" office:string-value="czwartek" calcext:value-type="string">
            <text:p>czwartek</text:p>
          </table:table-cell>
          <table:table-cell table:formula="of:=IF(NOT(DAY([.B167]) = DAY([.B168]));1;0)" office:value-type="float" office:value="0" calcext:value-type="float">
            <text:p>0</text:p>
          </table:table-cell>
          <table:table-cell table:formula="of:=IF([.F168] = 1;IF(OR([.E168] = &quot;sobota&quot;;[.E168] = &quot;niedziela&quot;);5000;[.$Q$4]);0)" office:value-type="float" office:value="0" calcext:value-type="float">
            <text:p>0</text:p>
          </table:table-cell>
          <table:table-cell table:formula="of:=[.J167]+[.G168]" office:value-type="float" office:value="71151" calcext:value-type="float">
            <text:p>71151</text:p>
          </table:table-cell>
          <table:table-cell table:formula="of:=[.H168]-[.D168]" office:value-type="float" office:value="66001" calcext:value-type="float">
            <text:p>66001</text:p>
          </table:table-cell>
          <table:table-cell table:formula="of:=IF([.I168]&lt;0;[.H168];[.I168])" office:value-type="float" office:value="66001" calcext:value-type="float">
            <text:p>66001</text:p>
          </table:table-cell>
          <table:table-cell table:formula="of:=IF([.I168]&lt;0;1;0)" office:value-type="float" office:value="0" calcext:value-type="float">
            <text:p>0</text:p>
          </table:table-cell>
          <table:table-cell table:formula="of:=IF([.K168]=1;[.D168];0)" office:value-type="float" office:value="0" calcext:value-type="float">
            <text:p>0</text:p>
          </table:table-cell>
          <table:table-cell table:style-name="ce1" office:value-type="date" office:date-value="2021-06-18" calcext:value-type="date">
            <text:p>18.06.2021</text:p>
          </table:table-cell>
          <table:table-cell office:value-type="string" calcext:value-type="string">
            <text:p>piątek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date" office:date-value="2021-03-25" calcext:value-type="date">
            <text:p>25.03.2021</text:p>
          </table:table-cell>
          <table:table-cell office:value-type="string" calcext:value-type="string">
            <text:p>Gniezno</text:p>
          </table:table-cell>
          <table:table-cell office:value-type="float" office:value="6860" calcext:value-type="float">
            <text:p>6860</text:p>
          </table:table-cell>
          <table:table-cell table:formula="of:=VLOOKUP([.B169];[.$M$1:.$N$1048576];2;0)" office:value-type="string" office:string-value="czwartek" calcext:value-type="string">
            <text:p>czwartek</text:p>
          </table:table-cell>
          <table:table-cell table:formula="of:=IF(NOT(DAY([.B168]) = DAY([.B169]));1;0)" office:value-type="float" office:value="0" calcext:value-type="float">
            <text:p>0</text:p>
          </table:table-cell>
          <table:table-cell table:formula="of:=IF([.F169] = 1;IF(OR([.E169] = &quot;sobota&quot;;[.E169] = &quot;niedziela&quot;);5000;[.$Q$4]);0)" office:value-type="float" office:value="0" calcext:value-type="float">
            <text:p>0</text:p>
          </table:table-cell>
          <table:table-cell table:formula="of:=[.J168]+[.G169]" office:value-type="float" office:value="66001" calcext:value-type="float">
            <text:p>66001</text:p>
          </table:table-cell>
          <table:table-cell table:formula="of:=[.H169]-[.D169]" office:value-type="float" office:value="59141" calcext:value-type="float">
            <text:p>59141</text:p>
          </table:table-cell>
          <table:table-cell table:formula="of:=IF([.I169]&lt;0;[.H169];[.I169])" office:value-type="float" office:value="59141" calcext:value-type="float">
            <text:p>59141</text:p>
          </table:table-cell>
          <table:table-cell table:formula="of:=IF([.I169]&lt;0;1;0)" office:value-type="float" office:value="0" calcext:value-type="float">
            <text:p>0</text:p>
          </table:table-cell>
          <table:table-cell table:formula="of:=IF([.K169]=1;[.D169];0)" office:value-type="float" office:value="0" calcext:value-type="float">
            <text:p>0</text:p>
          </table:table-cell>
          <table:table-cell table:style-name="ce1" office:value-type="date" office:date-value="2021-06-19" calcext:value-type="date">
            <text:p>19.06.2021</text:p>
          </table:table-cell>
          <table:table-cell office:value-type="string" calcext:value-type="string">
            <text:p>sobota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date" office:date-value="2021-03-26" calcext:value-type="date">
            <text:p>26.03.2021</text:p>
          </table:table-cell>
          <table:table-cell office:value-type="string" calcext:value-type="string">
            <text:p>Ogrodzieniec</text:p>
          </table:table-cell>
          <table:table-cell office:value-type="float" office:value="1300" calcext:value-type="float">
            <text:p>1300</text:p>
          </table:table-cell>
          <table:table-cell table:formula="of:=VLOOKUP([.B170];[.$M$1:.$N$1048576];2;0)" office:value-type="string" office:string-value="piątek" calcext:value-type="string">
            <text:p>piątek</text:p>
          </table:table-cell>
          <table:table-cell table:formula="of:=IF(NOT(DAY([.B169]) = DAY([.B170]));1;0)" office:value-type="float" office:value="1" calcext:value-type="float">
            <text:p>1</text:p>
          </table:table-cell>
          <table:table-cell table:formula="of:=IF([.F170] = 1;IF(OR([.E170] = &quot;sobota&quot;;[.E170] = &quot;niedziela&quot;);5000;[.$Q$4]);0)" office:value-type="float" office:value="13179" calcext:value-type="float">
            <text:p>13179</text:p>
          </table:table-cell>
          <table:table-cell table:formula="of:=[.J169]+[.G170]" office:value-type="float" office:value="72320" calcext:value-type="float">
            <text:p>72320</text:p>
          </table:table-cell>
          <table:table-cell table:formula="of:=[.H170]-[.D170]" office:value-type="float" office:value="71020" calcext:value-type="float">
            <text:p>71020</text:p>
          </table:table-cell>
          <table:table-cell table:formula="of:=IF([.I170]&lt;0;[.H170];[.I170])" office:value-type="float" office:value="71020" calcext:value-type="float">
            <text:p>71020</text:p>
          </table:table-cell>
          <table:table-cell table:formula="of:=IF([.I170]&lt;0;1;0)" office:value-type="float" office:value="0" calcext:value-type="float">
            <text:p>0</text:p>
          </table:table-cell>
          <table:table-cell table:formula="of:=IF([.K170]=1;[.D170];0)" office:value-type="float" office:value="0" calcext:value-type="float">
            <text:p>0</text:p>
          </table:table-cell>
          <table:table-cell table:style-name="ce1" office:value-type="date" office:date-value="2021-06-20" calcext:value-type="date">
            <text:p>20.06.2021</text:p>
          </table:table-cell>
          <table:table-cell office:value-type="string" calcext:value-type="string">
            <text:p>niedziela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date" office:date-value="2021-03-26" calcext:value-type="date">
            <text:p>26.03.2021</text:p>
          </table:table-cell>
          <table:table-cell office:value-type="string" calcext:value-type="string">
            <text:p>Przemysl</text:p>
          </table:table-cell>
          <table:table-cell office:value-type="float" office:value="8800" calcext:value-type="float">
            <text:p>8800</text:p>
          </table:table-cell>
          <table:table-cell table:formula="of:=VLOOKUP([.B171];[.$M$1:.$N$1048576];2;0)" office:value-type="string" office:string-value="piątek" calcext:value-type="string">
            <text:p>piątek</text:p>
          </table:table-cell>
          <table:table-cell table:formula="of:=IF(NOT(DAY([.B170]) = DAY([.B171]));1;0)" office:value-type="float" office:value="0" calcext:value-type="float">
            <text:p>0</text:p>
          </table:table-cell>
          <table:table-cell table:formula="of:=IF([.F171] = 1;IF(OR([.E171] = &quot;sobota&quot;;[.E171] = &quot;niedziela&quot;);5000;[.$Q$4]);0)" office:value-type="float" office:value="0" calcext:value-type="float">
            <text:p>0</text:p>
          </table:table-cell>
          <table:table-cell table:formula="of:=[.J170]+[.G171]" office:value-type="float" office:value="71020" calcext:value-type="float">
            <text:p>71020</text:p>
          </table:table-cell>
          <table:table-cell table:formula="of:=[.H171]-[.D171]" office:value-type="float" office:value="62220" calcext:value-type="float">
            <text:p>62220</text:p>
          </table:table-cell>
          <table:table-cell table:formula="of:=IF([.I171]&lt;0;[.H171];[.I171])" office:value-type="float" office:value="62220" calcext:value-type="float">
            <text:p>62220</text:p>
          </table:table-cell>
          <table:table-cell table:formula="of:=IF([.I171]&lt;0;1;0)" office:value-type="float" office:value="0" calcext:value-type="float">
            <text:p>0</text:p>
          </table:table-cell>
          <table:table-cell table:formula="of:=IF([.K171]=1;[.D171];0)" office:value-type="float" office:value="0" calcext:value-type="float">
            <text:p>0</text:p>
          </table:table-cell>
          <table:table-cell table:style-name="ce1" office:value-type="date" office:date-value="2021-06-21" calcext:value-type="date">
            <text:p>21.06.2021</text:p>
          </table:table-cell>
          <table:table-cell office:value-type="string" calcext:value-type="string">
            <text:p>poniedziałek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date" office:date-value="2021-03-27" calcext:value-type="date">
            <text:p>27.03.2021</text:p>
          </table:table-cell>
          <table:table-cell office:value-type="string" calcext:value-type="string">
            <text:p>Gniezno</text:p>
          </table:table-cell>
          <table:table-cell office:value-type="float" office:value="1250" calcext:value-type="float">
            <text:p>1250</text:p>
          </table:table-cell>
          <table:table-cell table:formula="of:=VLOOKUP([.B172];[.$M$1:.$N$1048576];2;0)" office:value-type="string" office:string-value="sobota" calcext:value-type="string">
            <text:p>sobota</text:p>
          </table:table-cell>
          <table:table-cell table:formula="of:=IF(NOT(DAY([.B171]) = DAY([.B172]));1;0)" office:value-type="float" office:value="1" calcext:value-type="float">
            <text:p>1</text:p>
          </table:table-cell>
          <table:table-cell table:formula="of:=IF([.F172] = 1;IF(OR([.E172] = &quot;sobota&quot;;[.E172] = &quot;niedziela&quot;);5000;[.$Q$4]);0)" office:value-type="float" office:value="5000" calcext:value-type="float">
            <text:p>5000</text:p>
          </table:table-cell>
          <table:table-cell table:formula="of:=[.J171]+[.G172]" office:value-type="float" office:value="67220" calcext:value-type="float">
            <text:p>67220</text:p>
          </table:table-cell>
          <table:table-cell table:formula="of:=[.H172]-[.D172]" office:value-type="float" office:value="65970" calcext:value-type="float">
            <text:p>65970</text:p>
          </table:table-cell>
          <table:table-cell table:formula="of:=IF([.I172]&lt;0;[.H172];[.I172])" office:value-type="float" office:value="65970" calcext:value-type="float">
            <text:p>65970</text:p>
          </table:table-cell>
          <table:table-cell table:formula="of:=IF([.I172]&lt;0;1;0)" office:value-type="float" office:value="0" calcext:value-type="float">
            <text:p>0</text:p>
          </table:table-cell>
          <table:table-cell table:formula="of:=IF([.K172]=1;[.D172];0)" office:value-type="float" office:value="0" calcext:value-type="float">
            <text:p>0</text:p>
          </table:table-cell>
          <table:table-cell table:style-name="ce1" office:value-type="date" office:date-value="2021-06-22" calcext:value-type="date">
            <text:p>22.06.2021</text:p>
          </table:table-cell>
          <table:table-cell office:value-type="string" calcext:value-type="string">
            <text:p>wtorek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date" office:date-value="2021-03-28" calcext:value-type="date">
            <text:p>28.03.2021</text:p>
          </table:table-cell>
          <table:table-cell office:value-type="string" calcext:value-type="string">
            <text:p>Przemysl</text:p>
          </table:table-cell>
          <table:table-cell office:value-type="float" office:value="3910" calcext:value-type="float">
            <text:p>3910</text:p>
          </table:table-cell>
          <table:table-cell table:formula="of:=VLOOKUP([.B173];[.$M$1:.$N$1048576];2;0)" office:value-type="string" office:string-value="niedziela" calcext:value-type="string">
            <text:p>niedziela</text:p>
          </table:table-cell>
          <table:table-cell table:formula="of:=IF(NOT(DAY([.B172]) = DAY([.B173]));1;0)" office:value-type="float" office:value="1" calcext:value-type="float">
            <text:p>1</text:p>
          </table:table-cell>
          <table:table-cell table:formula="of:=IF([.F173] = 1;IF(OR([.E173] = &quot;sobota&quot;;[.E173] = &quot;niedziela&quot;);5000;[.$Q$4]);0)" office:value-type="float" office:value="5000" calcext:value-type="float">
            <text:p>5000</text:p>
          </table:table-cell>
          <table:table-cell table:formula="of:=[.J172]+[.G173]" office:value-type="float" office:value="70970" calcext:value-type="float">
            <text:p>70970</text:p>
          </table:table-cell>
          <table:table-cell table:formula="of:=[.H173]-[.D173]" office:value-type="float" office:value="67060" calcext:value-type="float">
            <text:p>67060</text:p>
          </table:table-cell>
          <table:table-cell table:formula="of:=IF([.I173]&lt;0;[.H173];[.I173])" office:value-type="float" office:value="67060" calcext:value-type="float">
            <text:p>67060</text:p>
          </table:table-cell>
          <table:table-cell table:formula="of:=IF([.I173]&lt;0;1;0)" office:value-type="float" office:value="0" calcext:value-type="float">
            <text:p>0</text:p>
          </table:table-cell>
          <table:table-cell table:formula="of:=IF([.K173]=1;[.D173];0)" office:value-type="float" office:value="0" calcext:value-type="float">
            <text:p>0</text:p>
          </table:table-cell>
          <table:table-cell table:style-name="ce1" office:value-type="date" office:date-value="2021-06-23" calcext:value-type="date">
            <text:p>23.06.2021</text:p>
          </table:table-cell>
          <table:table-cell office:value-type="string" calcext:value-type="string">
            <text:p>środa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date" office:date-value="2021-03-28" calcext:value-type="date">
            <text:p>28.03.2021</text:p>
          </table:table-cell>
          <table:table-cell office:value-type="string" calcext:value-type="string">
            <text:p>Ogrodzieniec</text:p>
          </table:table-cell>
          <table:table-cell office:value-type="float" office:value="1460" calcext:value-type="float">
            <text:p>1460</text:p>
          </table:table-cell>
          <table:table-cell table:formula="of:=VLOOKUP([.B174];[.$M$1:.$N$1048576];2;0)" office:value-type="string" office:string-value="niedziela" calcext:value-type="string">
            <text:p>niedziela</text:p>
          </table:table-cell>
          <table:table-cell table:formula="of:=IF(NOT(DAY([.B173]) = DAY([.B174]));1;0)" office:value-type="float" office:value="0" calcext:value-type="float">
            <text:p>0</text:p>
          </table:table-cell>
          <table:table-cell table:formula="of:=IF([.F174] = 1;IF(OR([.E174] = &quot;sobota&quot;;[.E174] = &quot;niedziela&quot;);5000;[.$Q$4]);0)" office:value-type="float" office:value="0" calcext:value-type="float">
            <text:p>0</text:p>
          </table:table-cell>
          <table:table-cell table:formula="of:=[.J173]+[.G174]" office:value-type="float" office:value="67060" calcext:value-type="float">
            <text:p>67060</text:p>
          </table:table-cell>
          <table:table-cell table:formula="of:=[.H174]-[.D174]" office:value-type="float" office:value="65600" calcext:value-type="float">
            <text:p>65600</text:p>
          </table:table-cell>
          <table:table-cell table:formula="of:=IF([.I174]&lt;0;[.H174];[.I174])" office:value-type="float" office:value="65600" calcext:value-type="float">
            <text:p>65600</text:p>
          </table:table-cell>
          <table:table-cell table:formula="of:=IF([.I174]&lt;0;1;0)" office:value-type="float" office:value="0" calcext:value-type="float">
            <text:p>0</text:p>
          </table:table-cell>
          <table:table-cell table:formula="of:=IF([.K174]=1;[.D174];0)" office:value-type="float" office:value="0" calcext:value-type="float">
            <text:p>0</text:p>
          </table:table-cell>
          <table:table-cell table:style-name="ce1" office:value-type="date" office:date-value="2021-06-24" calcext:value-type="date">
            <text:p>24.06.2021</text:p>
          </table:table-cell>
          <table:table-cell office:value-type="string" calcext:value-type="string">
            <text:p>czwartek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date" office:date-value="2021-03-28" calcext:value-type="date">
            <text:p>28.03.2021</text:p>
          </table:table-cell>
          <table:table-cell office:value-type="string" calcext:value-type="string">
            <text:p>Malbork</text:p>
          </table:table-cell>
          <table:table-cell office:value-type="float" office:value="6470" calcext:value-type="float">
            <text:p>6470</text:p>
          </table:table-cell>
          <table:table-cell table:formula="of:=VLOOKUP([.B175];[.$M$1:.$N$1048576];2;0)" office:value-type="string" office:string-value="niedziela" calcext:value-type="string">
            <text:p>niedziela</text:p>
          </table:table-cell>
          <table:table-cell table:formula="of:=IF(NOT(DAY([.B174]) = DAY([.B175]));1;0)" office:value-type="float" office:value="0" calcext:value-type="float">
            <text:p>0</text:p>
          </table:table-cell>
          <table:table-cell table:formula="of:=IF([.F175] = 1;IF(OR([.E175] = &quot;sobota&quot;;[.E175] = &quot;niedziela&quot;);5000;[.$Q$4]);0)" office:value-type="float" office:value="0" calcext:value-type="float">
            <text:p>0</text:p>
          </table:table-cell>
          <table:table-cell table:formula="of:=[.J174]+[.G175]" office:value-type="float" office:value="65600" calcext:value-type="float">
            <text:p>65600</text:p>
          </table:table-cell>
          <table:table-cell table:formula="of:=[.H175]-[.D175]" office:value-type="float" office:value="59130" calcext:value-type="float">
            <text:p>59130</text:p>
          </table:table-cell>
          <table:table-cell table:formula="of:=IF([.I175]&lt;0;[.H175];[.I175])" office:value-type="float" office:value="59130" calcext:value-type="float">
            <text:p>59130</text:p>
          </table:table-cell>
          <table:table-cell table:formula="of:=IF([.I175]&lt;0;1;0)" office:value-type="float" office:value="0" calcext:value-type="float">
            <text:p>0</text:p>
          </table:table-cell>
          <table:table-cell table:formula="of:=IF([.K175]=1;[.D175];0)" office:value-type="float" office:value="0" calcext:value-type="float">
            <text:p>0</text:p>
          </table:table-cell>
          <table:table-cell table:style-name="ce1" office:value-type="date" office:date-value="2021-06-25" calcext:value-type="date">
            <text:p>25.06.2021</text:p>
          </table:table-cell>
          <table:table-cell office:value-type="string" calcext:value-type="string">
            <text:p>piątek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date" office:date-value="2021-03-28" calcext:value-type="date">
            <text:p>28.03.2021</text:p>
          </table:table-cell>
          <table:table-cell office:value-type="string" calcext:value-type="string">
            <text:p>Gniezno</text:p>
          </table:table-cell>
          <table:table-cell office:value-type="float" office:value="6580" calcext:value-type="float">
            <text:p>6580</text:p>
          </table:table-cell>
          <table:table-cell table:formula="of:=VLOOKUP([.B176];[.$M$1:.$N$1048576];2;0)" office:value-type="string" office:string-value="niedziela" calcext:value-type="string">
            <text:p>niedziela</text:p>
          </table:table-cell>
          <table:table-cell table:formula="of:=IF(NOT(DAY([.B175]) = DAY([.B176]));1;0)" office:value-type="float" office:value="0" calcext:value-type="float">
            <text:p>0</text:p>
          </table:table-cell>
          <table:table-cell table:formula="of:=IF([.F176] = 1;IF(OR([.E176] = &quot;sobota&quot;;[.E176] = &quot;niedziela&quot;);5000;[.$Q$4]);0)" office:value-type="float" office:value="0" calcext:value-type="float">
            <text:p>0</text:p>
          </table:table-cell>
          <table:table-cell table:formula="of:=[.J175]+[.G176]" office:value-type="float" office:value="59130" calcext:value-type="float">
            <text:p>59130</text:p>
          </table:table-cell>
          <table:table-cell table:formula="of:=[.H176]-[.D176]" office:value-type="float" office:value="52550" calcext:value-type="float">
            <text:p>52550</text:p>
          </table:table-cell>
          <table:table-cell table:formula="of:=IF([.I176]&lt;0;[.H176];[.I176])" office:value-type="float" office:value="52550" calcext:value-type="float">
            <text:p>52550</text:p>
          </table:table-cell>
          <table:table-cell table:formula="of:=IF([.I176]&lt;0;1;0)" office:value-type="float" office:value="0" calcext:value-type="float">
            <text:p>0</text:p>
          </table:table-cell>
          <table:table-cell table:formula="of:=IF([.K176]=1;[.D176];0)" office:value-type="float" office:value="0" calcext:value-type="float">
            <text:p>0</text:p>
          </table:table-cell>
          <table:table-cell table:style-name="ce1" office:value-type="date" office:date-value="2021-06-26" calcext:value-type="date">
            <text:p>26.06.2021</text:p>
          </table:table-cell>
          <table:table-cell office:value-type="string" calcext:value-type="string">
            <text:p>sobota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date" office:date-value="2021-03-29" calcext:value-type="date">
            <text:p>29.03.2021</text:p>
          </table:table-cell>
          <table:table-cell office:value-type="string" calcext:value-type="string">
            <text:p>Ogrodzieniec</text:p>
          </table:table-cell>
          <table:table-cell office:value-type="float" office:value="8090" calcext:value-type="float">
            <text:p>8090</text:p>
          </table:table-cell>
          <table:table-cell table:formula="of:=VLOOKUP([.B177];[.$M$1:.$N$1048576];2;0)" office:value-type="string" office:string-value="poniedziałek" calcext:value-type="string">
            <text:p>poniedziałek</text:p>
          </table:table-cell>
          <table:table-cell table:formula="of:=IF(NOT(DAY([.B176]) = DAY([.B177]));1;0)" office:value-type="float" office:value="1" calcext:value-type="float">
            <text:p>1</text:p>
          </table:table-cell>
          <table:table-cell table:formula="of:=IF([.F177] = 1;IF(OR([.E177] = &quot;sobota&quot;;[.E177] = &quot;niedziela&quot;);5000;[.$Q$4]);0)" office:value-type="float" office:value="13179" calcext:value-type="float">
            <text:p>13179</text:p>
          </table:table-cell>
          <table:table-cell table:formula="of:=[.J176]+[.G177]" office:value-type="float" office:value="65729" calcext:value-type="float">
            <text:p>65729</text:p>
          </table:table-cell>
          <table:table-cell table:formula="of:=[.H177]-[.D177]" office:value-type="float" office:value="57639" calcext:value-type="float">
            <text:p>57639</text:p>
          </table:table-cell>
          <table:table-cell table:formula="of:=IF([.I177]&lt;0;[.H177];[.I177])" office:value-type="float" office:value="57639" calcext:value-type="float">
            <text:p>57639</text:p>
          </table:table-cell>
          <table:table-cell table:formula="of:=IF([.I177]&lt;0;1;0)" office:value-type="float" office:value="0" calcext:value-type="float">
            <text:p>0</text:p>
          </table:table-cell>
          <table:table-cell table:formula="of:=IF([.K177]=1;[.D177];0)" office:value-type="float" office:value="0" calcext:value-type="float">
            <text:p>0</text:p>
          </table:table-cell>
          <table:table-cell table:style-name="ce1" office:value-type="date" office:date-value="2021-06-27" calcext:value-type="date">
            <text:p>27.06.2021</text:p>
          </table:table-cell>
          <table:table-cell office:value-type="string" calcext:value-type="string">
            <text:p>niedziela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date" office:date-value="2021-03-30" calcext:value-type="date">
            <text:p>30.03.2021</text:p>
          </table:table-cell>
          <table:table-cell office:value-type="string" calcext:value-type="string">
            <text:p>Ogrodzieniec</text:p>
          </table:table-cell>
          <table:table-cell office:value-type="float" office:value="4230" calcext:value-type="float">
            <text:p>4230</text:p>
          </table:table-cell>
          <table:table-cell table:formula="of:=VLOOKUP([.B178];[.$M$1:.$N$1048576];2;0)" office:value-type="string" office:string-value="wtorek" calcext:value-type="string">
            <text:p>wtorek</text:p>
          </table:table-cell>
          <table:table-cell table:formula="of:=IF(NOT(DAY([.B177]) = DAY([.B178]));1;0)" office:value-type="float" office:value="1" calcext:value-type="float">
            <text:p>1</text:p>
          </table:table-cell>
          <table:table-cell table:formula="of:=IF([.F178] = 1;IF(OR([.E178] = &quot;sobota&quot;;[.E178] = &quot;niedziela&quot;);5000;[.$Q$4]);0)" office:value-type="float" office:value="13179" calcext:value-type="float">
            <text:p>13179</text:p>
          </table:table-cell>
          <table:table-cell table:formula="of:=[.J177]+[.G178]" office:value-type="float" office:value="70818" calcext:value-type="float">
            <text:p>70818</text:p>
          </table:table-cell>
          <table:table-cell table:formula="of:=[.H178]-[.D178]" office:value-type="float" office:value="66588" calcext:value-type="float">
            <text:p>66588</text:p>
          </table:table-cell>
          <table:table-cell table:formula="of:=IF([.I178]&lt;0;[.H178];[.I178])" office:value-type="float" office:value="66588" calcext:value-type="float">
            <text:p>66588</text:p>
          </table:table-cell>
          <table:table-cell table:formula="of:=IF([.I178]&lt;0;1;0)" office:value-type="float" office:value="0" calcext:value-type="float">
            <text:p>0</text:p>
          </table:table-cell>
          <table:table-cell table:formula="of:=IF([.K178]=1;[.D178];0)" office:value-type="float" office:value="0" calcext:value-type="float">
            <text:p>0</text:p>
          </table:table-cell>
          <table:table-cell table:style-name="ce1" office:value-type="date" office:date-value="2021-06-28" calcext:value-type="date">
            <text:p>28.06.2021</text:p>
          </table:table-cell>
          <table:table-cell office:value-type="string" calcext:value-type="string">
            <text:p>poniedziałek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date" office:date-value="2021-03-31" calcext:value-type="date">
            <text:p>31.03.2021</text:p>
          </table:table-cell>
          <table:table-cell office:value-type="string" calcext:value-type="string">
            <text:p>Malbork</text:p>
          </table:table-cell>
          <table:table-cell office:value-type="float" office:value="2750" calcext:value-type="float">
            <text:p>2750</text:p>
          </table:table-cell>
          <table:table-cell table:formula="of:=VLOOKUP([.B179];[.$M$1:.$N$1048576];2;0)" office:value-type="string" office:string-value="środa" calcext:value-type="string">
            <text:p>środa</text:p>
          </table:table-cell>
          <table:table-cell table:formula="of:=IF(NOT(DAY([.B178]) = DAY([.B179]));1;0)" office:value-type="float" office:value="1" calcext:value-type="float">
            <text:p>1</text:p>
          </table:table-cell>
          <table:table-cell table:formula="of:=IF([.F179] = 1;IF(OR([.E179] = &quot;sobota&quot;;[.E179] = &quot;niedziela&quot;);5000;[.$Q$4]);0)" office:value-type="float" office:value="13179" calcext:value-type="float">
            <text:p>13179</text:p>
          </table:table-cell>
          <table:table-cell table:formula="of:=[.J178]+[.G179]" office:value-type="float" office:value="79767" calcext:value-type="float">
            <text:p>79767</text:p>
          </table:table-cell>
          <table:table-cell table:formula="of:=[.H179]-[.D179]" office:value-type="float" office:value="77017" calcext:value-type="float">
            <text:p>77017</text:p>
          </table:table-cell>
          <table:table-cell table:formula="of:=IF([.I179]&lt;0;[.H179];[.I179])" office:value-type="float" office:value="77017" calcext:value-type="float">
            <text:p>77017</text:p>
          </table:table-cell>
          <table:table-cell table:formula="of:=IF([.I179]&lt;0;1;0)" office:value-type="float" office:value="0" calcext:value-type="float">
            <text:p>0</text:p>
          </table:table-cell>
          <table:table-cell table:formula="of:=IF([.K179]=1;[.D179];0)" office:value-type="float" office:value="0" calcext:value-type="float">
            <text:p>0</text:p>
          </table:table-cell>
          <table:table-cell table:style-name="ce1" office:value-type="date" office:date-value="2021-06-29" calcext:value-type="date">
            <text:p>29.06.2021</text:p>
          </table:table-cell>
          <table:table-cell office:value-type="string" calcext:value-type="string">
            <text:p>wtorek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date" office:date-value="2021-03-31" calcext:value-type="date">
            <text:p>31.03.2021</text:p>
          </table:table-cell>
          <table:table-cell office:value-type="string" calcext:value-type="string">
            <text:p>Przemysl</text:p>
          </table:table-cell>
          <table:table-cell office:value-type="float" office:value="5660" calcext:value-type="float">
            <text:p>5660</text:p>
          </table:table-cell>
          <table:table-cell table:formula="of:=VLOOKUP([.B180];[.$M$1:.$N$1048576];2;0)" office:value-type="string" office:string-value="środa" calcext:value-type="string">
            <text:p>środa</text:p>
          </table:table-cell>
          <table:table-cell table:formula="of:=IF(NOT(DAY([.B179]) = DAY([.B180]));1;0)" office:value-type="float" office:value="0" calcext:value-type="float">
            <text:p>0</text:p>
          </table:table-cell>
          <table:table-cell table:formula="of:=IF([.F180] = 1;IF(OR([.E180] = &quot;sobota&quot;;[.E180] = &quot;niedziela&quot;);5000;[.$Q$4]);0)" office:value-type="float" office:value="0" calcext:value-type="float">
            <text:p>0</text:p>
          </table:table-cell>
          <table:table-cell table:formula="of:=[.J179]+[.G180]" office:value-type="float" office:value="77017" calcext:value-type="float">
            <text:p>77017</text:p>
          </table:table-cell>
          <table:table-cell table:formula="of:=[.H180]-[.D180]" office:value-type="float" office:value="71357" calcext:value-type="float">
            <text:p>71357</text:p>
          </table:table-cell>
          <table:table-cell table:formula="of:=IF([.I180]&lt;0;[.H180];[.I180])" office:value-type="float" office:value="71357" calcext:value-type="float">
            <text:p>71357</text:p>
          </table:table-cell>
          <table:table-cell table:formula="of:=IF([.I180]&lt;0;1;0)" office:value-type="float" office:value="0" calcext:value-type="float">
            <text:p>0</text:p>
          </table:table-cell>
          <table:table-cell table:formula="of:=IF([.K180]=1;[.D180];0)" office:value-type="float" office:value="0" calcext:value-type="float">
            <text:p>0</text:p>
          </table:table-cell>
          <table:table-cell table:style-name="ce1" office:value-type="date" office:date-value="2021-06-30" calcext:value-type="date">
            <text:p>30.06.2021</text:p>
          </table:table-cell>
          <table:table-cell office:value-type="string" calcext:value-type="string">
            <text:p>środa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date" office:date-value="2021-04-01" calcext:value-type="date">
            <text:p>1.04.2021</text:p>
          </table:table-cell>
          <table:table-cell office:value-type="string" calcext:value-type="string">
            <text:p>Ogrodzieniec</text:p>
          </table:table-cell>
          <table:table-cell office:value-type="float" office:value="3540" calcext:value-type="float">
            <text:p>3540</text:p>
          </table:table-cell>
          <table:table-cell table:formula="of:=VLOOKUP([.B181];[.$M$1:.$N$1048576];2;0)" office:value-type="string" office:string-value="czwartek" calcext:value-type="string">
            <text:p>czwartek</text:p>
          </table:table-cell>
          <table:table-cell table:formula="of:=IF(NOT(DAY([.B180]) = DAY([.B181]));1;0)" office:value-type="float" office:value="1" calcext:value-type="float">
            <text:p>1</text:p>
          </table:table-cell>
          <table:table-cell table:formula="of:=IF([.F181] = 1;IF(OR([.E181] = &quot;sobota&quot;;[.E181] = &quot;niedziela&quot;);5000;[.$Q$4]);0)" office:value-type="float" office:value="13179" calcext:value-type="float">
            <text:p>13179</text:p>
          </table:table-cell>
          <table:table-cell table:formula="of:=[.J180]+[.G181]" office:value-type="float" office:value="84536" calcext:value-type="float">
            <text:p>84536</text:p>
          </table:table-cell>
          <table:table-cell table:formula="of:=[.H181]-[.D181]" office:value-type="float" office:value="80996" calcext:value-type="float">
            <text:p>80996</text:p>
          </table:table-cell>
          <table:table-cell table:formula="of:=IF([.I181]&lt;0;[.H181];[.I181])" office:value-type="float" office:value="80996" calcext:value-type="float">
            <text:p>80996</text:p>
          </table:table-cell>
          <table:table-cell table:formula="of:=IF([.I181]&lt;0;1;0)" office:value-type="float" office:value="0" calcext:value-type="float">
            <text:p>0</text:p>
          </table:table-cell>
          <table:table-cell table:formula="of:=IF([.K181]=1;[.D181];0)" office:value-type="float" office:value="0" calcext:value-type="float">
            <text:p>0</text:p>
          </table:table-cell>
          <table:table-cell table:style-name="ce1" office:value-type="date" office:date-value="2021-07-01" calcext:value-type="date">
            <text:p>1.07.2021</text:p>
          </table:table-cell>
          <table:table-cell office:value-type="string" calcext:value-type="string">
            <text:p>czwartek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date" office:date-value="2021-04-01" calcext:value-type="date">
            <text:p>1.04.2021</text:p>
          </table:table-cell>
          <table:table-cell office:value-type="string" calcext:value-type="string">
            <text:p>Malbork</text:p>
          </table:table-cell>
          <table:table-cell office:value-type="float" office:value="2630" calcext:value-type="float">
            <text:p>2630</text:p>
          </table:table-cell>
          <table:table-cell table:formula="of:=VLOOKUP([.B182];[.$M$1:.$N$1048576];2;0)" office:value-type="string" office:string-value="czwartek" calcext:value-type="string">
            <text:p>czwartek</text:p>
          </table:table-cell>
          <table:table-cell table:formula="of:=IF(NOT(DAY([.B181]) = DAY([.B182]));1;0)" office:value-type="float" office:value="0" calcext:value-type="float">
            <text:p>0</text:p>
          </table:table-cell>
          <table:table-cell table:formula="of:=IF([.F182] = 1;IF(OR([.E182] = &quot;sobota&quot;;[.E182] = &quot;niedziela&quot;);5000;[.$Q$4]);0)" office:value-type="float" office:value="0" calcext:value-type="float">
            <text:p>0</text:p>
          </table:table-cell>
          <table:table-cell table:formula="of:=[.J181]+[.G182]" office:value-type="float" office:value="80996" calcext:value-type="float">
            <text:p>80996</text:p>
          </table:table-cell>
          <table:table-cell table:formula="of:=[.H182]-[.D182]" office:value-type="float" office:value="78366" calcext:value-type="float">
            <text:p>78366</text:p>
          </table:table-cell>
          <table:table-cell table:formula="of:=IF([.I182]&lt;0;[.H182];[.I182])" office:value-type="float" office:value="78366" calcext:value-type="float">
            <text:p>78366</text:p>
          </table:table-cell>
          <table:table-cell table:formula="of:=IF([.I182]&lt;0;1;0)" office:value-type="float" office:value="0" calcext:value-type="float">
            <text:p>0</text:p>
          </table:table-cell>
          <table:table-cell table:formula="of:=IF([.K182]=1;[.D182];0)" office:value-type="float" office:value="0" calcext:value-type="float">
            <text:p>0</text:p>
          </table:table-cell>
          <table:table-cell table:style-name="ce1" office:value-type="date" office:date-value="2021-07-02" calcext:value-type="date">
            <text:p>2.07.2021</text:p>
          </table:table-cell>
          <table:table-cell office:value-type="string" calcext:value-type="string">
            <text:p>piątek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date" office:date-value="2021-04-02" calcext:value-type="date">
            <text:p>2.04.2021</text:p>
          </table:table-cell>
          <table:table-cell office:value-type="string" calcext:value-type="string">
            <text:p>Gniezno</text:p>
          </table:table-cell>
          <table:table-cell office:value-type="float" office:value="1030" calcext:value-type="float">
            <text:p>1030</text:p>
          </table:table-cell>
          <table:table-cell table:formula="of:=VLOOKUP([.B183];[.$M$1:.$N$1048576];2;0)" office:value-type="string" office:string-value="piątek" calcext:value-type="string">
            <text:p>piątek</text:p>
          </table:table-cell>
          <table:table-cell table:formula="of:=IF(NOT(DAY([.B182]) = DAY([.B183]));1;0)" office:value-type="float" office:value="1" calcext:value-type="float">
            <text:p>1</text:p>
          </table:table-cell>
          <table:table-cell table:formula="of:=IF([.F183] = 1;IF(OR([.E183] = &quot;sobota&quot;;[.E183] = &quot;niedziela&quot;);5000;[.$Q$4]);0)" office:value-type="float" office:value="13179" calcext:value-type="float">
            <text:p>13179</text:p>
          </table:table-cell>
          <table:table-cell table:formula="of:=[.J182]+[.G183]" office:value-type="float" office:value="91545" calcext:value-type="float">
            <text:p>91545</text:p>
          </table:table-cell>
          <table:table-cell table:formula="of:=[.H183]-[.D183]" office:value-type="float" office:value="90515" calcext:value-type="float">
            <text:p>90515</text:p>
          </table:table-cell>
          <table:table-cell table:formula="of:=IF([.I183]&lt;0;[.H183];[.I183])" office:value-type="float" office:value="90515" calcext:value-type="float">
            <text:p>90515</text:p>
          </table:table-cell>
          <table:table-cell table:formula="of:=IF([.I183]&lt;0;1;0)" office:value-type="float" office:value="0" calcext:value-type="float">
            <text:p>0</text:p>
          </table:table-cell>
          <table:table-cell table:formula="of:=IF([.K183]=1;[.D183];0)" office:value-type="float" office:value="0" calcext:value-type="float">
            <text:p>0</text:p>
          </table:table-cell>
          <table:table-cell table:style-name="ce1" office:value-type="date" office:date-value="2021-07-03" calcext:value-type="date">
            <text:p>3.07.2021</text:p>
          </table:table-cell>
          <table:table-cell office:value-type="string" calcext:value-type="string">
            <text:p>sobota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date" office:date-value="2021-04-02" calcext:value-type="date">
            <text:p>2.04.2021</text:p>
          </table:table-cell>
          <table:table-cell office:value-type="string" calcext:value-type="string">
            <text:p>Ogrodzieniec</text:p>
          </table:table-cell>
          <table:table-cell office:value-type="float" office:value="4560" calcext:value-type="float">
            <text:p>4560</text:p>
          </table:table-cell>
          <table:table-cell table:formula="of:=VLOOKUP([.B184];[.$M$1:.$N$1048576];2;0)" office:value-type="string" office:string-value="piątek" calcext:value-type="string">
            <text:p>piątek</text:p>
          </table:table-cell>
          <table:table-cell table:formula="of:=IF(NOT(DAY([.B183]) = DAY([.B184]));1;0)" office:value-type="float" office:value="0" calcext:value-type="float">
            <text:p>0</text:p>
          </table:table-cell>
          <table:table-cell table:formula="of:=IF([.F184] = 1;IF(OR([.E184] = &quot;sobota&quot;;[.E184] = &quot;niedziela&quot;);5000;[.$Q$4]);0)" office:value-type="float" office:value="0" calcext:value-type="float">
            <text:p>0</text:p>
          </table:table-cell>
          <table:table-cell table:formula="of:=[.J183]+[.G184]" office:value-type="float" office:value="90515" calcext:value-type="float">
            <text:p>90515</text:p>
          </table:table-cell>
          <table:table-cell table:formula="of:=[.H184]-[.D184]" office:value-type="float" office:value="85955" calcext:value-type="float">
            <text:p>85955</text:p>
          </table:table-cell>
          <table:table-cell table:formula="of:=IF([.I184]&lt;0;[.H184];[.I184])" office:value-type="float" office:value="85955" calcext:value-type="float">
            <text:p>85955</text:p>
          </table:table-cell>
          <table:table-cell table:formula="of:=IF([.I184]&lt;0;1;0)" office:value-type="float" office:value="0" calcext:value-type="float">
            <text:p>0</text:p>
          </table:table-cell>
          <table:table-cell table:formula="of:=IF([.K184]=1;[.D184];0)" office:value-type="float" office:value="0" calcext:value-type="float">
            <text:p>0</text:p>
          </table:table-cell>
          <table:table-cell table:style-name="ce1" office:value-type="date" office:date-value="2021-07-04" calcext:value-type="date">
            <text:p>4.07.2021</text:p>
          </table:table-cell>
          <table:table-cell office:value-type="string" calcext:value-type="string">
            <text:p>niedziela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date" office:date-value="2021-04-03" calcext:value-type="date">
            <text:p>3.04.2021</text:p>
          </table:table-cell>
          <table:table-cell office:value-type="string" calcext:value-type="string">
            <text:p>Przemysl</text:p>
          </table:table-cell>
          <table:table-cell office:value-type="float" office:value="6400" calcext:value-type="float">
            <text:p>6400</text:p>
          </table:table-cell>
          <table:table-cell table:formula="of:=VLOOKUP([.B185];[.$M$1:.$N$1048576];2;0)" office:value-type="string" office:string-value="sobota" calcext:value-type="string">
            <text:p>sobota</text:p>
          </table:table-cell>
          <table:table-cell table:formula="of:=IF(NOT(DAY([.B184]) = DAY([.B185]));1;0)" office:value-type="float" office:value="1" calcext:value-type="float">
            <text:p>1</text:p>
          </table:table-cell>
          <table:table-cell table:formula="of:=IF([.F185] = 1;IF(OR([.E185] = &quot;sobota&quot;;[.E185] = &quot;niedziela&quot;);5000;[.$Q$4]);0)" office:value-type="float" office:value="5000" calcext:value-type="float">
            <text:p>5000</text:p>
          </table:table-cell>
          <table:table-cell table:formula="of:=[.J184]+[.G185]" office:value-type="float" office:value="90955" calcext:value-type="float">
            <text:p>90955</text:p>
          </table:table-cell>
          <table:table-cell table:formula="of:=[.H185]-[.D185]" office:value-type="float" office:value="84555" calcext:value-type="float">
            <text:p>84555</text:p>
          </table:table-cell>
          <table:table-cell table:formula="of:=IF([.I185]&lt;0;[.H185];[.I185])" office:value-type="float" office:value="84555" calcext:value-type="float">
            <text:p>84555</text:p>
          </table:table-cell>
          <table:table-cell table:formula="of:=IF([.I185]&lt;0;1;0)" office:value-type="float" office:value="0" calcext:value-type="float">
            <text:p>0</text:p>
          </table:table-cell>
          <table:table-cell table:formula="of:=IF([.K185]=1;[.D185];0)" office:value-type="float" office:value="0" calcext:value-type="float">
            <text:p>0</text:p>
          </table:table-cell>
          <table:table-cell table:style-name="ce1" office:value-type="date" office:date-value="2021-07-05" calcext:value-type="date">
            <text:p>5.07.2021</text:p>
          </table:table-cell>
          <table:table-cell office:value-type="string" calcext:value-type="string">
            <text:p>poniedziałek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date" office:date-value="2021-04-04" calcext:value-type="date">
            <text:p>4.04.2021</text:p>
          </table:table-cell>
          <table:table-cell office:value-type="string" calcext:value-type="string">
            <text:p>Przemysl</text:p>
          </table:table-cell>
          <table:table-cell office:value-type="float" office:value="3040" calcext:value-type="float">
            <text:p>3040</text:p>
          </table:table-cell>
          <table:table-cell table:formula="of:=VLOOKUP([.B186];[.$M$1:.$N$1048576];2;0)" office:value-type="string" office:string-value="niedziela" calcext:value-type="string">
            <text:p>niedziela</text:p>
          </table:table-cell>
          <table:table-cell table:formula="of:=IF(NOT(DAY([.B185]) = DAY([.B186]));1;0)" office:value-type="float" office:value="1" calcext:value-type="float">
            <text:p>1</text:p>
          </table:table-cell>
          <table:table-cell table:formula="of:=IF([.F186] = 1;IF(OR([.E186] = &quot;sobota&quot;;[.E186] = &quot;niedziela&quot;);5000;[.$Q$4]);0)" office:value-type="float" office:value="5000" calcext:value-type="float">
            <text:p>5000</text:p>
          </table:table-cell>
          <table:table-cell table:formula="of:=[.J185]+[.G186]" office:value-type="float" office:value="89555" calcext:value-type="float">
            <text:p>89555</text:p>
          </table:table-cell>
          <table:table-cell table:formula="of:=[.H186]-[.D186]" office:value-type="float" office:value="86515" calcext:value-type="float">
            <text:p>86515</text:p>
          </table:table-cell>
          <table:table-cell table:formula="of:=IF([.I186]&lt;0;[.H186];[.I186])" office:value-type="float" office:value="86515" calcext:value-type="float">
            <text:p>86515</text:p>
          </table:table-cell>
          <table:table-cell table:formula="of:=IF([.I186]&lt;0;1;0)" office:value-type="float" office:value="0" calcext:value-type="float">
            <text:p>0</text:p>
          </table:table-cell>
          <table:table-cell table:formula="of:=IF([.K186]=1;[.D186];0)" office:value-type="float" office:value="0" calcext:value-type="float">
            <text:p>0</text:p>
          </table:table-cell>
          <table:table-cell table:style-name="ce1" office:value-type="date" office:date-value="2021-07-06" calcext:value-type="date">
            <text:p>6.07.2021</text:p>
          </table:table-cell>
          <table:table-cell office:value-type="string" calcext:value-type="string">
            <text:p>wtorek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date" office:date-value="2021-04-04" calcext:value-type="date">
            <text:p>4.04.2021</text:p>
          </table:table-cell>
          <table:table-cell office:value-type="string" calcext:value-type="string">
            <text:p>Gniezno</text:p>
          </table:table-cell>
          <table:table-cell office:value-type="float" office:value="6450" calcext:value-type="float">
            <text:p>6450</text:p>
          </table:table-cell>
          <table:table-cell table:formula="of:=VLOOKUP([.B187];[.$M$1:.$N$1048576];2;0)" office:value-type="string" office:string-value="niedziela" calcext:value-type="string">
            <text:p>niedziela</text:p>
          </table:table-cell>
          <table:table-cell table:formula="of:=IF(NOT(DAY([.B186]) = DAY([.B187]));1;0)" office:value-type="float" office:value="0" calcext:value-type="float">
            <text:p>0</text:p>
          </table:table-cell>
          <table:table-cell table:formula="of:=IF([.F187] = 1;IF(OR([.E187] = &quot;sobota&quot;;[.E187] = &quot;niedziela&quot;);5000;[.$Q$4]);0)" office:value-type="float" office:value="0" calcext:value-type="float">
            <text:p>0</text:p>
          </table:table-cell>
          <table:table-cell table:formula="of:=[.J186]+[.G187]" office:value-type="float" office:value="86515" calcext:value-type="float">
            <text:p>86515</text:p>
          </table:table-cell>
          <table:table-cell table:formula="of:=[.H187]-[.D187]" office:value-type="float" office:value="80065" calcext:value-type="float">
            <text:p>80065</text:p>
          </table:table-cell>
          <table:table-cell table:formula="of:=IF([.I187]&lt;0;[.H187];[.I187])" office:value-type="float" office:value="80065" calcext:value-type="float">
            <text:p>80065</text:p>
          </table:table-cell>
          <table:table-cell table:formula="of:=IF([.I187]&lt;0;1;0)" office:value-type="float" office:value="0" calcext:value-type="float">
            <text:p>0</text:p>
          </table:table-cell>
          <table:table-cell table:formula="of:=IF([.K187]=1;[.D187];0)" office:value-type="float" office:value="0" calcext:value-type="float">
            <text:p>0</text:p>
          </table:table-cell>
          <table:table-cell table:style-name="ce1" office:value-type="date" office:date-value="2021-07-07" calcext:value-type="date">
            <text:p>7.07.2021</text:p>
          </table:table-cell>
          <table:table-cell office:value-type="string" calcext:value-type="string">
            <text:p>środa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date" office:date-value="2021-04-05" calcext:value-type="date">
            <text:p>5.04.2021</text:p>
          </table:table-cell>
          <table:table-cell office:value-type="string" calcext:value-type="string">
            <text:p>Gniezno</text:p>
          </table:table-cell>
          <table:table-cell office:value-type="float" office:value="7650" calcext:value-type="float">
            <text:p>7650</text:p>
          </table:table-cell>
          <table:table-cell table:formula="of:=VLOOKUP([.B188];[.$M$1:.$N$1048576];2;0)" office:value-type="string" office:string-value="poniedziałek" calcext:value-type="string">
            <text:p>poniedziałek</text:p>
          </table:table-cell>
          <table:table-cell table:formula="of:=IF(NOT(DAY([.B187]) = DAY([.B188]));1;0)" office:value-type="float" office:value="1" calcext:value-type="float">
            <text:p>1</text:p>
          </table:table-cell>
          <table:table-cell table:formula="of:=IF([.F188] = 1;IF(OR([.E188] = &quot;sobota&quot;;[.E188] = &quot;niedziela&quot;);5000;[.$Q$4]);0)" office:value-type="float" office:value="13179" calcext:value-type="float">
            <text:p>13179</text:p>
          </table:table-cell>
          <table:table-cell table:formula="of:=[.J187]+[.G188]" office:value-type="float" office:value="93244" calcext:value-type="float">
            <text:p>93244</text:p>
          </table:table-cell>
          <table:table-cell table:formula="of:=[.H188]-[.D188]" office:value-type="float" office:value="85594" calcext:value-type="float">
            <text:p>85594</text:p>
          </table:table-cell>
          <table:table-cell table:formula="of:=IF([.I188]&lt;0;[.H188];[.I188])" office:value-type="float" office:value="85594" calcext:value-type="float">
            <text:p>85594</text:p>
          </table:table-cell>
          <table:table-cell table:formula="of:=IF([.I188]&lt;0;1;0)" office:value-type="float" office:value="0" calcext:value-type="float">
            <text:p>0</text:p>
          </table:table-cell>
          <table:table-cell table:formula="of:=IF([.K188]=1;[.D188];0)" office:value-type="float" office:value="0" calcext:value-type="float">
            <text:p>0</text:p>
          </table:table-cell>
          <table:table-cell table:style-name="ce1" office:value-type="date" office:date-value="2021-07-08" calcext:value-type="date">
            <text:p>8.07.2021</text:p>
          </table:table-cell>
          <table:table-cell office:value-type="string" calcext:value-type="string">
            <text:p>czwartek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date" office:date-value="2021-04-06" calcext:value-type="date">
            <text:p>6.04.2021</text:p>
          </table:table-cell>
          <table:table-cell office:value-type="string" calcext:value-type="string">
            <text:p>Przemysl</text:p>
          </table:table-cell>
          <table:table-cell office:value-type="float" office:value="7190" calcext:value-type="float">
            <text:p>7190</text:p>
          </table:table-cell>
          <table:table-cell table:formula="of:=VLOOKUP([.B189];[.$M$1:.$N$1048576];2;0)" office:value-type="string" office:string-value="wtorek" calcext:value-type="string">
            <text:p>wtorek</text:p>
          </table:table-cell>
          <table:table-cell table:formula="of:=IF(NOT(DAY([.B188]) = DAY([.B189]));1;0)" office:value-type="float" office:value="1" calcext:value-type="float">
            <text:p>1</text:p>
          </table:table-cell>
          <table:table-cell table:formula="of:=IF([.F189] = 1;IF(OR([.E189] = &quot;sobota&quot;;[.E189] = &quot;niedziela&quot;);5000;[.$Q$4]);0)" office:value-type="float" office:value="13179" calcext:value-type="float">
            <text:p>13179</text:p>
          </table:table-cell>
          <table:table-cell table:formula="of:=[.J188]+[.G189]" office:value-type="float" office:value="98773" calcext:value-type="float">
            <text:p>98773</text:p>
          </table:table-cell>
          <table:table-cell table:formula="of:=[.H189]-[.D189]" office:value-type="float" office:value="91583" calcext:value-type="float">
            <text:p>91583</text:p>
          </table:table-cell>
          <table:table-cell table:formula="of:=IF([.I189]&lt;0;[.H189];[.I189])" office:value-type="float" office:value="91583" calcext:value-type="float">
            <text:p>91583</text:p>
          </table:table-cell>
          <table:table-cell table:formula="of:=IF([.I189]&lt;0;1;0)" office:value-type="float" office:value="0" calcext:value-type="float">
            <text:p>0</text:p>
          </table:table-cell>
          <table:table-cell table:formula="of:=IF([.K189]=1;[.D189];0)" office:value-type="float" office:value="0" calcext:value-type="float">
            <text:p>0</text:p>
          </table:table-cell>
          <table:table-cell table:style-name="ce1" office:value-type="date" office:date-value="2021-07-09" calcext:value-type="date">
            <text:p>9.07.2021</text:p>
          </table:table-cell>
          <table:table-cell office:value-type="string" calcext:value-type="string">
            <text:p>piątek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date" office:date-value="2021-04-06" calcext:value-type="date">
            <text:p>6.04.2021</text:p>
          </table:table-cell>
          <table:table-cell office:value-type="string" calcext:value-type="string">
            <text:p>Ogrodzieniec</text:p>
          </table:table-cell>
          <table:table-cell office:value-type="float" office:value="7100" calcext:value-type="float">
            <text:p>7100</text:p>
          </table:table-cell>
          <table:table-cell table:formula="of:=VLOOKUP([.B190];[.$M$1:.$N$1048576];2;0)" office:value-type="string" office:string-value="wtorek" calcext:value-type="string">
            <text:p>wtorek</text:p>
          </table:table-cell>
          <table:table-cell table:formula="of:=IF(NOT(DAY([.B189]) = DAY([.B190]));1;0)" office:value-type="float" office:value="0" calcext:value-type="float">
            <text:p>0</text:p>
          </table:table-cell>
          <table:table-cell table:formula="of:=IF([.F190] = 1;IF(OR([.E190] = &quot;sobota&quot;;[.E190] = &quot;niedziela&quot;);5000;[.$Q$4]);0)" office:value-type="float" office:value="0" calcext:value-type="float">
            <text:p>0</text:p>
          </table:table-cell>
          <table:table-cell table:formula="of:=[.J189]+[.G190]" office:value-type="float" office:value="91583" calcext:value-type="float">
            <text:p>91583</text:p>
          </table:table-cell>
          <table:table-cell table:formula="of:=[.H190]-[.D190]" office:value-type="float" office:value="84483" calcext:value-type="float">
            <text:p>84483</text:p>
          </table:table-cell>
          <table:table-cell table:formula="of:=IF([.I190]&lt;0;[.H190];[.I190])" office:value-type="float" office:value="84483" calcext:value-type="float">
            <text:p>84483</text:p>
          </table:table-cell>
          <table:table-cell table:formula="of:=IF([.I190]&lt;0;1;0)" office:value-type="float" office:value="0" calcext:value-type="float">
            <text:p>0</text:p>
          </table:table-cell>
          <table:table-cell table:formula="of:=IF([.K190]=1;[.D190];0)" office:value-type="float" office:value="0" calcext:value-type="float">
            <text:p>0</text:p>
          </table:table-cell>
          <table:table-cell table:style-name="ce1" office:value-type="date" office:date-value="2021-07-10" calcext:value-type="date">
            <text:p>10.07.2021</text:p>
          </table:table-cell>
          <table:table-cell office:value-type="string" calcext:value-type="string">
            <text:p>sobota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date" office:date-value="2021-04-06" calcext:value-type="date">
            <text:p>6.04.2021</text:p>
          </table:table-cell>
          <table:table-cell office:value-type="string" calcext:value-type="string">
            <text:p>Malbork</text:p>
          </table:table-cell>
          <table:table-cell office:value-type="float" office:value="8950" calcext:value-type="float">
            <text:p>8950</text:p>
          </table:table-cell>
          <table:table-cell table:formula="of:=VLOOKUP([.B191];[.$M$1:.$N$1048576];2;0)" office:value-type="string" office:string-value="wtorek" calcext:value-type="string">
            <text:p>wtorek</text:p>
          </table:table-cell>
          <table:table-cell table:formula="of:=IF(NOT(DAY([.B190]) = DAY([.B191]));1;0)" office:value-type="float" office:value="0" calcext:value-type="float">
            <text:p>0</text:p>
          </table:table-cell>
          <table:table-cell table:formula="of:=IF([.F191] = 1;IF(OR([.E191] = &quot;sobota&quot;;[.E191] = &quot;niedziela&quot;);5000;[.$Q$4]);0)" office:value-type="float" office:value="0" calcext:value-type="float">
            <text:p>0</text:p>
          </table:table-cell>
          <table:table-cell table:formula="of:=[.J190]+[.G191]" office:value-type="float" office:value="84483" calcext:value-type="float">
            <text:p>84483</text:p>
          </table:table-cell>
          <table:table-cell table:formula="of:=[.H191]-[.D191]" office:value-type="float" office:value="75533" calcext:value-type="float">
            <text:p>75533</text:p>
          </table:table-cell>
          <table:table-cell table:formula="of:=IF([.I191]&lt;0;[.H191];[.I191])" office:value-type="float" office:value="75533" calcext:value-type="float">
            <text:p>75533</text:p>
          </table:table-cell>
          <table:table-cell table:formula="of:=IF([.I191]&lt;0;1;0)" office:value-type="float" office:value="0" calcext:value-type="float">
            <text:p>0</text:p>
          </table:table-cell>
          <table:table-cell table:formula="of:=IF([.K191]=1;[.D191];0)" office:value-type="float" office:value="0" calcext:value-type="float">
            <text:p>0</text:p>
          </table:table-cell>
          <table:table-cell table:style-name="ce1" office:value-type="date" office:date-value="2021-07-11" calcext:value-type="date">
            <text:p>11.07.2021</text:p>
          </table:table-cell>
          <table:table-cell office:value-type="string" calcext:value-type="string">
            <text:p>niedziela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date" office:date-value="2021-04-07" calcext:value-type="date">
            <text:p>7.04.2021</text:p>
          </table:table-cell>
          <table:table-cell office:value-type="string" calcext:value-type="string">
            <text:p>Ogrodzieniec</text:p>
          </table:table-cell>
          <table:table-cell office:value-type="float" office:value="7650" calcext:value-type="float">
            <text:p>7650</text:p>
          </table:table-cell>
          <table:table-cell table:formula="of:=VLOOKUP([.B192];[.$M$1:.$N$1048576];2;0)" office:value-type="string" office:string-value="środa" calcext:value-type="string">
            <text:p>środa</text:p>
          </table:table-cell>
          <table:table-cell table:formula="of:=IF(NOT(DAY([.B191]) = DAY([.B192]));1;0)" office:value-type="float" office:value="1" calcext:value-type="float">
            <text:p>1</text:p>
          </table:table-cell>
          <table:table-cell table:formula="of:=IF([.F192] = 1;IF(OR([.E192] = &quot;sobota&quot;;[.E192] = &quot;niedziela&quot;);5000;[.$Q$4]);0)" office:value-type="float" office:value="13179" calcext:value-type="float">
            <text:p>13179</text:p>
          </table:table-cell>
          <table:table-cell table:formula="of:=[.J191]+[.G192]" office:value-type="float" office:value="88712" calcext:value-type="float">
            <text:p>88712</text:p>
          </table:table-cell>
          <table:table-cell table:formula="of:=[.H192]-[.D192]" office:value-type="float" office:value="81062" calcext:value-type="float">
            <text:p>81062</text:p>
          </table:table-cell>
          <table:table-cell table:formula="of:=IF([.I192]&lt;0;[.H192];[.I192])" office:value-type="float" office:value="81062" calcext:value-type="float">
            <text:p>81062</text:p>
          </table:table-cell>
          <table:table-cell table:formula="of:=IF([.I192]&lt;0;1;0)" office:value-type="float" office:value="0" calcext:value-type="float">
            <text:p>0</text:p>
          </table:table-cell>
          <table:table-cell table:formula="of:=IF([.K192]=1;[.D192];0)" office:value-type="float" office:value="0" calcext:value-type="float">
            <text:p>0</text:p>
          </table:table-cell>
          <table:table-cell table:style-name="ce1" office:value-type="date" office:date-value="2021-07-12" calcext:value-type="date">
            <text:p>12.07.2021</text:p>
          </table:table-cell>
          <table:table-cell office:value-type="string" calcext:value-type="string">
            <text:p>poniedziałek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date" office:date-value="2021-04-07" calcext:value-type="date">
            <text:p>7.04.2021</text:p>
          </table:table-cell>
          <table:table-cell office:value-type="string" calcext:value-type="string">
            <text:p>Gniezno</text:p>
          </table:table-cell>
          <table:table-cell office:value-type="float" office:value="3350" calcext:value-type="float">
            <text:p>3350</text:p>
          </table:table-cell>
          <table:table-cell table:formula="of:=VLOOKUP([.B193];[.$M$1:.$N$1048576];2;0)" office:value-type="string" office:string-value="środa" calcext:value-type="string">
            <text:p>środa</text:p>
          </table:table-cell>
          <table:table-cell table:formula="of:=IF(NOT(DAY([.B192]) = DAY([.B193]));1;0)" office:value-type="float" office:value="0" calcext:value-type="float">
            <text:p>0</text:p>
          </table:table-cell>
          <table:table-cell table:formula="of:=IF([.F193] = 1;IF(OR([.E193] = &quot;sobota&quot;;[.E193] = &quot;niedziela&quot;);5000;[.$Q$4]);0)" office:value-type="float" office:value="0" calcext:value-type="float">
            <text:p>0</text:p>
          </table:table-cell>
          <table:table-cell table:formula="of:=[.J192]+[.G193]" office:value-type="float" office:value="81062" calcext:value-type="float">
            <text:p>81062</text:p>
          </table:table-cell>
          <table:table-cell table:formula="of:=[.H193]-[.D193]" office:value-type="float" office:value="77712" calcext:value-type="float">
            <text:p>77712</text:p>
          </table:table-cell>
          <table:table-cell table:formula="of:=IF([.I193]&lt;0;[.H193];[.I193])" office:value-type="float" office:value="77712" calcext:value-type="float">
            <text:p>77712</text:p>
          </table:table-cell>
          <table:table-cell table:formula="of:=IF([.I193]&lt;0;1;0)" office:value-type="float" office:value="0" calcext:value-type="float">
            <text:p>0</text:p>
          </table:table-cell>
          <table:table-cell table:formula="of:=IF([.K193]=1;[.D193];0)" office:value-type="float" office:value="0" calcext:value-type="float">
            <text:p>0</text:p>
          </table:table-cell>
          <table:table-cell table:style-name="ce1" office:value-type="date" office:date-value="2021-07-13" calcext:value-type="date">
            <text:p>13.07.2021</text:p>
          </table:table-cell>
          <table:table-cell office:value-type="string" calcext:value-type="string">
            <text:p>wtorek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date" office:date-value="2021-04-08" calcext:value-type="date">
            <text:p>8.04.2021</text:p>
          </table:table-cell>
          <table:table-cell office:value-type="string" calcext:value-type="string">
            <text:p>Ogrodzieniec</text:p>
          </table:table-cell>
          <table:table-cell office:value-type="float" office:value="8230" calcext:value-type="float">
            <text:p>8230</text:p>
          </table:table-cell>
          <table:table-cell table:formula="of:=VLOOKUP([.B194];[.$M$1:.$N$1048576];2;0)" office:value-type="string" office:string-value="czwartek" calcext:value-type="string">
            <text:p>czwartek</text:p>
          </table:table-cell>
          <table:table-cell table:formula="of:=IF(NOT(DAY([.B193]) = DAY([.B194]));1;0)" office:value-type="float" office:value="1" calcext:value-type="float">
            <text:p>1</text:p>
          </table:table-cell>
          <table:table-cell table:formula="of:=IF([.F194] = 1;IF(OR([.E194] = &quot;sobota&quot;;[.E194] = &quot;niedziela&quot;);5000;[.$Q$4]);0)" office:value-type="float" office:value="13179" calcext:value-type="float">
            <text:p>13179</text:p>
          </table:table-cell>
          <table:table-cell table:formula="of:=[.J193]+[.G194]" office:value-type="float" office:value="90891" calcext:value-type="float">
            <text:p>90891</text:p>
          </table:table-cell>
          <table:table-cell table:formula="of:=[.H194]-[.D194]" office:value-type="float" office:value="82661" calcext:value-type="float">
            <text:p>82661</text:p>
          </table:table-cell>
          <table:table-cell table:formula="of:=IF([.I194]&lt;0;[.H194];[.I194])" office:value-type="float" office:value="82661" calcext:value-type="float">
            <text:p>82661</text:p>
          </table:table-cell>
          <table:table-cell table:formula="of:=IF([.I194]&lt;0;1;0)" office:value-type="float" office:value="0" calcext:value-type="float">
            <text:p>0</text:p>
          </table:table-cell>
          <table:table-cell table:formula="of:=IF([.K194]=1;[.D194];0)" office:value-type="float" office:value="0" calcext:value-type="float">
            <text:p>0</text:p>
          </table:table-cell>
          <table:table-cell table:style-name="ce1" office:value-type="date" office:date-value="2021-07-14" calcext:value-type="date">
            <text:p>14.07.2021</text:p>
          </table:table-cell>
          <table:table-cell office:value-type="string" calcext:value-type="string">
            <text:p>środa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date" office:date-value="2021-04-08" calcext:value-type="date">
            <text:p>8.04.2021</text:p>
          </table:table-cell>
          <table:table-cell office:value-type="string" calcext:value-type="string">
            <text:p>Malbork</text:p>
          </table:table-cell>
          <table:table-cell office:value-type="float" office:value="4860" calcext:value-type="float">
            <text:p>4860</text:p>
          </table:table-cell>
          <table:table-cell table:formula="of:=VLOOKUP([.B195];[.$M$1:.$N$1048576];2;0)" office:value-type="string" office:string-value="czwartek" calcext:value-type="string">
            <text:p>czwartek</text:p>
          </table:table-cell>
          <table:table-cell table:formula="of:=IF(NOT(DAY([.B194]) = DAY([.B195]));1;0)" office:value-type="float" office:value="0" calcext:value-type="float">
            <text:p>0</text:p>
          </table:table-cell>
          <table:table-cell table:formula="of:=IF([.F195] = 1;IF(OR([.E195] = &quot;sobota&quot;;[.E195] = &quot;niedziela&quot;);5000;[.$Q$4]);0)" office:value-type="float" office:value="0" calcext:value-type="float">
            <text:p>0</text:p>
          </table:table-cell>
          <table:table-cell table:formula="of:=[.J194]+[.G195]" office:value-type="float" office:value="82661" calcext:value-type="float">
            <text:p>82661</text:p>
          </table:table-cell>
          <table:table-cell table:formula="of:=[.H195]-[.D195]" office:value-type="float" office:value="77801" calcext:value-type="float">
            <text:p>77801</text:p>
          </table:table-cell>
          <table:table-cell table:formula="of:=IF([.I195]&lt;0;[.H195];[.I195])" office:value-type="float" office:value="77801" calcext:value-type="float">
            <text:p>77801</text:p>
          </table:table-cell>
          <table:table-cell table:formula="of:=IF([.I195]&lt;0;1;0)" office:value-type="float" office:value="0" calcext:value-type="float">
            <text:p>0</text:p>
          </table:table-cell>
          <table:table-cell table:formula="of:=IF([.K195]=1;[.D195];0)" office:value-type="float" office:value="0" calcext:value-type="float">
            <text:p>0</text:p>
          </table:table-cell>
          <table:table-cell table:style-name="ce1" office:value-type="date" office:date-value="2021-07-15" calcext:value-type="date">
            <text:p>15.07.2021</text:p>
          </table:table-cell>
          <table:table-cell office:value-type="string" calcext:value-type="string">
            <text:p>czwartek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date" office:date-value="2021-04-08" calcext:value-type="date">
            <text:p>8.04.2021</text:p>
          </table:table-cell>
          <table:table-cell office:value-type="string" calcext:value-type="string">
            <text:p>Gniezno</text:p>
          </table:table-cell>
          <table:table-cell office:value-type="float" office:value="2250" calcext:value-type="float">
            <text:p>2250</text:p>
          </table:table-cell>
          <table:table-cell table:formula="of:=VLOOKUP([.B196];[.$M$1:.$N$1048576];2;0)" office:value-type="string" office:string-value="czwartek" calcext:value-type="string">
            <text:p>czwartek</text:p>
          </table:table-cell>
          <table:table-cell table:formula="of:=IF(NOT(DAY([.B195]) = DAY([.B196]));1;0)" office:value-type="float" office:value="0" calcext:value-type="float">
            <text:p>0</text:p>
          </table:table-cell>
          <table:table-cell table:formula="of:=IF([.F196] = 1;IF(OR([.E196] = &quot;sobota&quot;;[.E196] = &quot;niedziela&quot;);5000;[.$Q$4]);0)" office:value-type="float" office:value="0" calcext:value-type="float">
            <text:p>0</text:p>
          </table:table-cell>
          <table:table-cell table:formula="of:=[.J195]+[.G196]" office:value-type="float" office:value="77801" calcext:value-type="float">
            <text:p>77801</text:p>
          </table:table-cell>
          <table:table-cell table:formula="of:=[.H196]-[.D196]" office:value-type="float" office:value="75551" calcext:value-type="float">
            <text:p>75551</text:p>
          </table:table-cell>
          <table:table-cell table:formula="of:=IF([.I196]&lt;0;[.H196];[.I196])" office:value-type="float" office:value="75551" calcext:value-type="float">
            <text:p>75551</text:p>
          </table:table-cell>
          <table:table-cell table:formula="of:=IF([.I196]&lt;0;1;0)" office:value-type="float" office:value="0" calcext:value-type="float">
            <text:p>0</text:p>
          </table:table-cell>
          <table:table-cell table:formula="of:=IF([.K196]=1;[.D196];0)" office:value-type="float" office:value="0" calcext:value-type="float">
            <text:p>0</text:p>
          </table:table-cell>
          <table:table-cell table:style-name="ce1" office:value-type="date" office:date-value="2021-07-16" calcext:value-type="date">
            <text:p>16.07.2021</text:p>
          </table:table-cell>
          <table:table-cell office:value-type="string" calcext:value-type="string">
            <text:p>piątek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date" office:date-value="2021-04-09" calcext:value-type="date">
            <text:p>9.04.2021</text:p>
          </table:table-cell>
          <table:table-cell office:value-type="string" calcext:value-type="string">
            <text:p>Ogrodzieniec</text:p>
          </table:table-cell>
          <table:table-cell office:value-type="float" office:value="9980" calcext:value-type="float">
            <text:p>9980</text:p>
          </table:table-cell>
          <table:table-cell table:formula="of:=VLOOKUP([.B197];[.$M$1:.$N$1048576];2;0)" office:value-type="string" office:string-value="piątek" calcext:value-type="string">
            <text:p>piątek</text:p>
          </table:table-cell>
          <table:table-cell table:formula="of:=IF(NOT(DAY([.B196]) = DAY([.B197]));1;0)" office:value-type="float" office:value="1" calcext:value-type="float">
            <text:p>1</text:p>
          </table:table-cell>
          <table:table-cell table:formula="of:=IF([.F197] = 1;IF(OR([.E197] = &quot;sobota&quot;;[.E197] = &quot;niedziela&quot;);5000;[.$Q$4]);0)" office:value-type="float" office:value="13179" calcext:value-type="float">
            <text:p>13179</text:p>
          </table:table-cell>
          <table:table-cell table:formula="of:=[.J196]+[.G197]" office:value-type="float" office:value="88730" calcext:value-type="float">
            <text:p>88730</text:p>
          </table:table-cell>
          <table:table-cell table:formula="of:=[.H197]-[.D197]" office:value-type="float" office:value="78750" calcext:value-type="float">
            <text:p>78750</text:p>
          </table:table-cell>
          <table:table-cell table:formula="of:=IF([.I197]&lt;0;[.H197];[.I197])" office:value-type="float" office:value="78750" calcext:value-type="float">
            <text:p>78750</text:p>
          </table:table-cell>
          <table:table-cell table:formula="of:=IF([.I197]&lt;0;1;0)" office:value-type="float" office:value="0" calcext:value-type="float">
            <text:p>0</text:p>
          </table:table-cell>
          <table:table-cell table:formula="of:=IF([.K197]=1;[.D197];0)" office:value-type="float" office:value="0" calcext:value-type="float">
            <text:p>0</text:p>
          </table:table-cell>
          <table:table-cell table:style-name="ce1" office:value-type="date" office:date-value="2021-07-17" calcext:value-type="date">
            <text:p>17.07.2021</text:p>
          </table:table-cell>
          <table:table-cell office:value-type="string" calcext:value-type="string">
            <text:p>sobota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date" office:date-value="2021-04-09" calcext:value-type="date">
            <text:p>9.04.2021</text:p>
          </table:table-cell>
          <table:table-cell office:value-type="string" calcext:value-type="string">
            <text:p>Gniezno</text:p>
          </table:table-cell>
          <table:table-cell office:value-type="float" office:value="6320" calcext:value-type="float">
            <text:p>6320</text:p>
          </table:table-cell>
          <table:table-cell table:formula="of:=VLOOKUP([.B198];[.$M$1:.$N$1048576];2;0)" office:value-type="string" office:string-value="piątek" calcext:value-type="string">
            <text:p>piątek</text:p>
          </table:table-cell>
          <table:table-cell table:formula="of:=IF(NOT(DAY([.B197]) = DAY([.B198]));1;0)" office:value-type="float" office:value="0" calcext:value-type="float">
            <text:p>0</text:p>
          </table:table-cell>
          <table:table-cell table:formula="of:=IF([.F198] = 1;IF(OR([.E198] = &quot;sobota&quot;;[.E198] = &quot;niedziela&quot;);5000;[.$Q$4]);0)" office:value-type="float" office:value="0" calcext:value-type="float">
            <text:p>0</text:p>
          </table:table-cell>
          <table:table-cell table:formula="of:=[.J197]+[.G198]" office:value-type="float" office:value="78750" calcext:value-type="float">
            <text:p>78750</text:p>
          </table:table-cell>
          <table:table-cell table:formula="of:=[.H198]-[.D198]" office:value-type="float" office:value="72430" calcext:value-type="float">
            <text:p>72430</text:p>
          </table:table-cell>
          <table:table-cell table:formula="of:=IF([.I198]&lt;0;[.H198];[.I198])" office:value-type="float" office:value="72430" calcext:value-type="float">
            <text:p>72430</text:p>
          </table:table-cell>
          <table:table-cell table:formula="of:=IF([.I198]&lt;0;1;0)" office:value-type="float" office:value="0" calcext:value-type="float">
            <text:p>0</text:p>
          </table:table-cell>
          <table:table-cell table:formula="of:=IF([.K198]=1;[.D198];0)" office:value-type="float" office:value="0" calcext:value-type="float">
            <text:p>0</text:p>
          </table:table-cell>
          <table:table-cell table:style-name="ce1" office:value-type="date" office:date-value="2021-07-18" calcext:value-type="date">
            <text:p>18.07.2021</text:p>
          </table:table-cell>
          <table:table-cell office:value-type="string" calcext:value-type="string">
            <text:p>niedziela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date" office:date-value="2021-04-09" calcext:value-type="date">
            <text:p>9.04.2021</text:p>
          </table:table-cell>
          <table:table-cell office:value-type="string" calcext:value-type="string">
            <text:p>Malbork</text:p>
          </table:table-cell>
          <table:table-cell office:value-type="float" office:value="4600" calcext:value-type="float">
            <text:p>4600</text:p>
          </table:table-cell>
          <table:table-cell table:formula="of:=VLOOKUP([.B199];[.$M$1:.$N$1048576];2;0)" office:value-type="string" office:string-value="piątek" calcext:value-type="string">
            <text:p>piątek</text:p>
          </table:table-cell>
          <table:table-cell table:formula="of:=IF(NOT(DAY([.B198]) = DAY([.B199]));1;0)" office:value-type="float" office:value="0" calcext:value-type="float">
            <text:p>0</text:p>
          </table:table-cell>
          <table:table-cell table:formula="of:=IF([.F199] = 1;IF(OR([.E199] = &quot;sobota&quot;;[.E199] = &quot;niedziela&quot;);5000;[.$Q$4]);0)" office:value-type="float" office:value="0" calcext:value-type="float">
            <text:p>0</text:p>
          </table:table-cell>
          <table:table-cell table:formula="of:=[.J198]+[.G199]" office:value-type="float" office:value="72430" calcext:value-type="float">
            <text:p>72430</text:p>
          </table:table-cell>
          <table:table-cell table:formula="of:=[.H199]-[.D199]" office:value-type="float" office:value="67830" calcext:value-type="float">
            <text:p>67830</text:p>
          </table:table-cell>
          <table:table-cell table:formula="of:=IF([.I199]&lt;0;[.H199];[.I199])" office:value-type="float" office:value="67830" calcext:value-type="float">
            <text:p>67830</text:p>
          </table:table-cell>
          <table:table-cell table:formula="of:=IF([.I199]&lt;0;1;0)" office:value-type="float" office:value="0" calcext:value-type="float">
            <text:p>0</text:p>
          </table:table-cell>
          <table:table-cell table:formula="of:=IF([.K199]=1;[.D199];0)" office:value-type="float" office:value="0" calcext:value-type="float">
            <text:p>0</text:p>
          </table:table-cell>
          <table:table-cell table:style-name="ce1" office:value-type="date" office:date-value="2021-07-19" calcext:value-type="date">
            <text:p>19.07.2021</text:p>
          </table:table-cell>
          <table:table-cell office:value-type="string" calcext:value-type="string">
            <text:p>poniedziałek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date" office:date-value="2021-04-10" calcext:value-type="date">
            <text:p>10.04.2021</text:p>
          </table:table-cell>
          <table:table-cell office:value-type="string" calcext:value-type="string">
            <text:p>Przemysl</text:p>
          </table:table-cell>
          <table:table-cell office:value-type="float" office:value="9150" calcext:value-type="float">
            <text:p>9150</text:p>
          </table:table-cell>
          <table:table-cell table:formula="of:=VLOOKUP([.B200];[.$M$1:.$N$1048576];2;0)" office:value-type="string" office:string-value="sobota" calcext:value-type="string">
            <text:p>sobota</text:p>
          </table:table-cell>
          <table:table-cell table:formula="of:=IF(NOT(DAY([.B199]) = DAY([.B200]));1;0)" office:value-type="float" office:value="1" calcext:value-type="float">
            <text:p>1</text:p>
          </table:table-cell>
          <table:table-cell table:formula="of:=IF([.F200] = 1;IF(OR([.E200] = &quot;sobota&quot;;[.E200] = &quot;niedziela&quot;);5000;[.$Q$4]);0)" office:value-type="float" office:value="5000" calcext:value-type="float">
            <text:p>5000</text:p>
          </table:table-cell>
          <table:table-cell table:formula="of:=[.J199]+[.G200]" office:value-type="float" office:value="72830" calcext:value-type="float">
            <text:p>72830</text:p>
          </table:table-cell>
          <table:table-cell table:formula="of:=[.H200]-[.D200]" office:value-type="float" office:value="63680" calcext:value-type="float">
            <text:p>63680</text:p>
          </table:table-cell>
          <table:table-cell table:formula="of:=IF([.I200]&lt;0;[.H200];[.I200])" office:value-type="float" office:value="63680" calcext:value-type="float">
            <text:p>63680</text:p>
          </table:table-cell>
          <table:table-cell table:formula="of:=IF([.I200]&lt;0;1;0)" office:value-type="float" office:value="0" calcext:value-type="float">
            <text:p>0</text:p>
          </table:table-cell>
          <table:table-cell table:formula="of:=IF([.K200]=1;[.D200];0)" office:value-type="float" office:value="0" calcext:value-type="float">
            <text:p>0</text:p>
          </table:table-cell>
          <table:table-cell table:style-name="ce1" office:value-type="date" office:date-value="2021-07-20" calcext:value-type="date">
            <text:p>20.07.2021</text:p>
          </table:table-cell>
          <table:table-cell office:value-type="string" calcext:value-type="string">
            <text:p>wtorek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date" office:date-value="2021-04-11" calcext:value-type="date">
            <text:p>11.04.2021</text:p>
          </table:table-cell>
          <table:table-cell office:value-type="string" calcext:value-type="string">
            <text:p>Malbork</text:p>
          </table:table-cell>
          <table:table-cell office:value-type="float" office:value="4940" calcext:value-type="float">
            <text:p>4940</text:p>
          </table:table-cell>
          <table:table-cell table:formula="of:=VLOOKUP([.B201];[.$M$1:.$N$1048576];2;0)" office:value-type="string" office:string-value="niedziela" calcext:value-type="string">
            <text:p>niedziela</text:p>
          </table:table-cell>
          <table:table-cell table:formula="of:=IF(NOT(DAY([.B200]) = DAY([.B201]));1;0)" office:value-type="float" office:value="1" calcext:value-type="float">
            <text:p>1</text:p>
          </table:table-cell>
          <table:table-cell table:formula="of:=IF([.F201] = 1;IF(OR([.E201] = &quot;sobota&quot;;[.E201] = &quot;niedziela&quot;);5000;[.$Q$4]);0)" office:value-type="float" office:value="5000" calcext:value-type="float">
            <text:p>5000</text:p>
          </table:table-cell>
          <table:table-cell table:formula="of:=[.J200]+[.G201]" office:value-type="float" office:value="68680" calcext:value-type="float">
            <text:p>68680</text:p>
          </table:table-cell>
          <table:table-cell table:formula="of:=[.H201]-[.D201]" office:value-type="float" office:value="63740" calcext:value-type="float">
            <text:p>63740</text:p>
          </table:table-cell>
          <table:table-cell table:formula="of:=IF([.I201]&lt;0;[.H201];[.I201])" office:value-type="float" office:value="63740" calcext:value-type="float">
            <text:p>63740</text:p>
          </table:table-cell>
          <table:table-cell table:formula="of:=IF([.I201]&lt;0;1;0)" office:value-type="float" office:value="0" calcext:value-type="float">
            <text:p>0</text:p>
          </table:table-cell>
          <table:table-cell table:formula="of:=IF([.K201]=1;[.D201];0)" office:value-type="float" office:value="0" calcext:value-type="float">
            <text:p>0</text:p>
          </table:table-cell>
          <table:table-cell table:style-name="ce1" office:value-type="date" office:date-value="2021-07-21" calcext:value-type="date">
            <text:p>21.07.2021</text:p>
          </table:table-cell>
          <table:table-cell office:value-type="string" calcext:value-type="string">
            <text:p>środa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date" office:date-value="2021-04-12" calcext:value-type="date">
            <text:p>12.04.2021</text:p>
          </table:table-cell>
          <table:table-cell office:value-type="string" calcext:value-type="string">
            <text:p>Przemysl</text:p>
          </table:table-cell>
          <table:table-cell office:value-type="float" office:value="7550" calcext:value-type="float">
            <text:p>7550</text:p>
          </table:table-cell>
          <table:table-cell table:formula="of:=VLOOKUP([.B202];[.$M$1:.$N$1048576];2;0)" office:value-type="string" office:string-value="poniedziałek" calcext:value-type="string">
            <text:p>poniedziałek</text:p>
          </table:table-cell>
          <table:table-cell table:formula="of:=IF(NOT(DAY([.B201]) = DAY([.B202]));1;0)" office:value-type="float" office:value="1" calcext:value-type="float">
            <text:p>1</text:p>
          </table:table-cell>
          <table:table-cell table:formula="of:=IF([.F202] = 1;IF(OR([.E202] = &quot;sobota&quot;;[.E202] = &quot;niedziela&quot;);5000;[.$Q$4]);0)" office:value-type="float" office:value="13179" calcext:value-type="float">
            <text:p>13179</text:p>
          </table:table-cell>
          <table:table-cell table:formula="of:=[.J201]+[.G202]" office:value-type="float" office:value="76919" calcext:value-type="float">
            <text:p>76919</text:p>
          </table:table-cell>
          <table:table-cell table:formula="of:=[.H202]-[.D202]" office:value-type="float" office:value="69369" calcext:value-type="float">
            <text:p>69369</text:p>
          </table:table-cell>
          <table:table-cell table:formula="of:=IF([.I202]&lt;0;[.H202];[.I202])" office:value-type="float" office:value="69369" calcext:value-type="float">
            <text:p>69369</text:p>
          </table:table-cell>
          <table:table-cell table:formula="of:=IF([.I202]&lt;0;1;0)" office:value-type="float" office:value="0" calcext:value-type="float">
            <text:p>0</text:p>
          </table:table-cell>
          <table:table-cell table:formula="of:=IF([.K202]=1;[.D202];0)" office:value-type="float" office:value="0" calcext:value-type="float">
            <text:p>0</text:p>
          </table:table-cell>
          <table:table-cell table:style-name="ce1" office:value-type="date" office:date-value="2021-07-22" calcext:value-type="date">
            <text:p>22.07.2021</text:p>
          </table:table-cell>
          <table:table-cell office:value-type="string" calcext:value-type="string">
            <text:p>czwartek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date" office:date-value="2021-04-12" calcext:value-type="date">
            <text:p>12.04.2021</text:p>
          </table:table-cell>
          <table:table-cell office:value-type="string" calcext:value-type="string">
            <text:p>Ogrodzieniec</text:p>
          </table:table-cell>
          <table:table-cell office:value-type="float" office:value="4460" calcext:value-type="float">
            <text:p>4460</text:p>
          </table:table-cell>
          <table:table-cell table:formula="of:=VLOOKUP([.B203];[.$M$1:.$N$1048576];2;0)" office:value-type="string" office:string-value="poniedziałek" calcext:value-type="string">
            <text:p>poniedziałek</text:p>
          </table:table-cell>
          <table:table-cell table:formula="of:=IF(NOT(DAY([.B202]) = DAY([.B203]));1;0)" office:value-type="float" office:value="0" calcext:value-type="float">
            <text:p>0</text:p>
          </table:table-cell>
          <table:table-cell table:formula="of:=IF([.F203] = 1;IF(OR([.E203] = &quot;sobota&quot;;[.E203] = &quot;niedziela&quot;);5000;[.$Q$4]);0)" office:value-type="float" office:value="0" calcext:value-type="float">
            <text:p>0</text:p>
          </table:table-cell>
          <table:table-cell table:formula="of:=[.J202]+[.G203]" office:value-type="float" office:value="69369" calcext:value-type="float">
            <text:p>69369</text:p>
          </table:table-cell>
          <table:table-cell table:formula="of:=[.H203]-[.D203]" office:value-type="float" office:value="64909" calcext:value-type="float">
            <text:p>64909</text:p>
          </table:table-cell>
          <table:table-cell table:formula="of:=IF([.I203]&lt;0;[.H203];[.I203])" office:value-type="float" office:value="64909" calcext:value-type="float">
            <text:p>64909</text:p>
          </table:table-cell>
          <table:table-cell table:formula="of:=IF([.I203]&lt;0;1;0)" office:value-type="float" office:value="0" calcext:value-type="float">
            <text:p>0</text:p>
          </table:table-cell>
          <table:table-cell table:formula="of:=IF([.K203]=1;[.D203];0)" office:value-type="float" office:value="0" calcext:value-type="float">
            <text:p>0</text:p>
          </table:table-cell>
          <table:table-cell table:style-name="ce1" office:value-type="date" office:date-value="2021-07-23" calcext:value-type="date">
            <text:p>23.07.2021</text:p>
          </table:table-cell>
          <table:table-cell office:value-type="string" calcext:value-type="string">
            <text:p>piątek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date" office:date-value="2021-04-13" calcext:value-type="date">
            <text:p>13.04.2021</text:p>
          </table:table-cell>
          <table:table-cell office:value-type="string" calcext:value-type="string">
            <text:p>Przemysl</text:p>
          </table:table-cell>
          <table:table-cell office:value-type="float" office:value="1680" calcext:value-type="float">
            <text:p>1680</text:p>
          </table:table-cell>
          <table:table-cell table:formula="of:=VLOOKUP([.B204];[.$M$1:.$N$1048576];2;0)" office:value-type="string" office:string-value="wtorek" calcext:value-type="string">
            <text:p>wtorek</text:p>
          </table:table-cell>
          <table:table-cell table:formula="of:=IF(NOT(DAY([.B203]) = DAY([.B204]));1;0)" office:value-type="float" office:value="1" calcext:value-type="float">
            <text:p>1</text:p>
          </table:table-cell>
          <table:table-cell table:formula="of:=IF([.F204] = 1;IF(OR([.E204] = &quot;sobota&quot;;[.E204] = &quot;niedziela&quot;);5000;[.$Q$4]);0)" office:value-type="float" office:value="13179" calcext:value-type="float">
            <text:p>13179</text:p>
          </table:table-cell>
          <table:table-cell table:formula="of:=[.J203]+[.G204]" office:value-type="float" office:value="78088" calcext:value-type="float">
            <text:p>78088</text:p>
          </table:table-cell>
          <table:table-cell table:formula="of:=[.H204]-[.D204]" office:value-type="float" office:value="76408" calcext:value-type="float">
            <text:p>76408</text:p>
          </table:table-cell>
          <table:table-cell table:formula="of:=IF([.I204]&lt;0;[.H204];[.I204])" office:value-type="float" office:value="76408" calcext:value-type="float">
            <text:p>76408</text:p>
          </table:table-cell>
          <table:table-cell table:formula="of:=IF([.I204]&lt;0;1;0)" office:value-type="float" office:value="0" calcext:value-type="float">
            <text:p>0</text:p>
          </table:table-cell>
          <table:table-cell table:formula="of:=IF([.K204]=1;[.D204];0)" office:value-type="float" office:value="0" calcext:value-type="float">
            <text:p>0</text:p>
          </table:table-cell>
          <table:table-cell table:style-name="ce1" office:value-type="date" office:date-value="2021-07-24" calcext:value-type="date">
            <text:p>24.07.2021</text:p>
          </table:table-cell>
          <table:table-cell office:value-type="string" calcext:value-type="string">
            <text:p>sobota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date" office:date-value="2021-04-13" calcext:value-type="date">
            <text:p>13.04.2021</text:p>
          </table:table-cell>
          <table:table-cell office:value-type="string" calcext:value-type="string">
            <text:p>Malbork</text:p>
          </table:table-cell>
          <table:table-cell office:value-type="float" office:value="5220" calcext:value-type="float">
            <text:p>5220</text:p>
          </table:table-cell>
          <table:table-cell table:formula="of:=VLOOKUP([.B205];[.$M$1:.$N$1048576];2;0)" office:value-type="string" office:string-value="wtorek" calcext:value-type="string">
            <text:p>wtorek</text:p>
          </table:table-cell>
          <table:table-cell table:formula="of:=IF(NOT(DAY([.B204]) = DAY([.B205]));1;0)" office:value-type="float" office:value="0" calcext:value-type="float">
            <text:p>0</text:p>
          </table:table-cell>
          <table:table-cell table:formula="of:=IF([.F205] = 1;IF(OR([.E205] = &quot;sobota&quot;;[.E205] = &quot;niedziela&quot;);5000;[.$Q$4]);0)" office:value-type="float" office:value="0" calcext:value-type="float">
            <text:p>0</text:p>
          </table:table-cell>
          <table:table-cell table:formula="of:=[.J204]+[.G205]" office:value-type="float" office:value="76408" calcext:value-type="float">
            <text:p>76408</text:p>
          </table:table-cell>
          <table:table-cell table:formula="of:=[.H205]-[.D205]" office:value-type="float" office:value="71188" calcext:value-type="float">
            <text:p>71188</text:p>
          </table:table-cell>
          <table:table-cell table:formula="of:=IF([.I205]&lt;0;[.H205];[.I205])" office:value-type="float" office:value="71188" calcext:value-type="float">
            <text:p>71188</text:p>
          </table:table-cell>
          <table:table-cell table:formula="of:=IF([.I205]&lt;0;1;0)" office:value-type="float" office:value="0" calcext:value-type="float">
            <text:p>0</text:p>
          </table:table-cell>
          <table:table-cell table:formula="of:=IF([.K205]=1;[.D205];0)" office:value-type="float" office:value="0" calcext:value-type="float">
            <text:p>0</text:p>
          </table:table-cell>
          <table:table-cell table:style-name="ce1" office:value-type="date" office:date-value="2021-07-25" calcext:value-type="date">
            <text:p>25.07.2021</text:p>
          </table:table-cell>
          <table:table-cell office:value-type="string" calcext:value-type="string">
            <text:p>niedziela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date" office:date-value="2021-04-13" calcext:value-type="date">
            <text:p>13.04.2021</text:p>
          </table:table-cell>
          <table:table-cell office:value-type="string" calcext:value-type="string">
            <text:p>Gniezno</text:p>
          </table:table-cell>
          <table:table-cell office:value-type="float" office:value="6180" calcext:value-type="float">
            <text:p>6180</text:p>
          </table:table-cell>
          <table:table-cell table:formula="of:=VLOOKUP([.B206];[.$M$1:.$N$1048576];2;0)" office:value-type="string" office:string-value="wtorek" calcext:value-type="string">
            <text:p>wtorek</text:p>
          </table:table-cell>
          <table:table-cell table:formula="of:=IF(NOT(DAY([.B205]) = DAY([.B206]));1;0)" office:value-type="float" office:value="0" calcext:value-type="float">
            <text:p>0</text:p>
          </table:table-cell>
          <table:table-cell table:formula="of:=IF([.F206] = 1;IF(OR([.E206] = &quot;sobota&quot;;[.E206] = &quot;niedziela&quot;);5000;[.$Q$4]);0)" office:value-type="float" office:value="0" calcext:value-type="float">
            <text:p>0</text:p>
          </table:table-cell>
          <table:table-cell table:formula="of:=[.J205]+[.G206]" office:value-type="float" office:value="71188" calcext:value-type="float">
            <text:p>71188</text:p>
          </table:table-cell>
          <table:table-cell table:formula="of:=[.H206]-[.D206]" office:value-type="float" office:value="65008" calcext:value-type="float">
            <text:p>65008</text:p>
          </table:table-cell>
          <table:table-cell table:formula="of:=IF([.I206]&lt;0;[.H206];[.I206])" office:value-type="float" office:value="65008" calcext:value-type="float">
            <text:p>65008</text:p>
          </table:table-cell>
          <table:table-cell table:formula="of:=IF([.I206]&lt;0;1;0)" office:value-type="float" office:value="0" calcext:value-type="float">
            <text:p>0</text:p>
          </table:table-cell>
          <table:table-cell table:formula="of:=IF([.K206]=1;[.D206];0)" office:value-type="float" office:value="0" calcext:value-type="float">
            <text:p>0</text:p>
          </table:table-cell>
          <table:table-cell table:style-name="ce1" office:value-type="date" office:date-value="2021-07-26" calcext:value-type="date">
            <text:p>26.07.2021</text:p>
          </table:table-cell>
          <table:table-cell office:value-type="string" calcext:value-type="string">
            <text:p>poniedziałek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date" office:date-value="2021-04-14" calcext:value-type="date">
            <text:p>14.04.2021</text:p>
          </table:table-cell>
          <table:table-cell office:value-type="string" calcext:value-type="string">
            <text:p>Ogrodzieniec</text:p>
          </table:table-cell>
          <table:table-cell office:value-type="float" office:value="6780" calcext:value-type="float">
            <text:p>6780</text:p>
          </table:table-cell>
          <table:table-cell table:formula="of:=VLOOKUP([.B207];[.$M$1:.$N$1048576];2;0)" office:value-type="string" office:string-value="środa" calcext:value-type="string">
            <text:p>środa</text:p>
          </table:table-cell>
          <table:table-cell table:formula="of:=IF(NOT(DAY([.B206]) = DAY([.B207]));1;0)" office:value-type="float" office:value="1" calcext:value-type="float">
            <text:p>1</text:p>
          </table:table-cell>
          <table:table-cell table:formula="of:=IF([.F207] = 1;IF(OR([.E207] = &quot;sobota&quot;;[.E207] = &quot;niedziela&quot;);5000;[.$Q$4]);0)" office:value-type="float" office:value="13179" calcext:value-type="float">
            <text:p>13179</text:p>
          </table:table-cell>
          <table:table-cell table:formula="of:=[.J206]+[.G207]" office:value-type="float" office:value="78187" calcext:value-type="float">
            <text:p>78187</text:p>
          </table:table-cell>
          <table:table-cell table:formula="of:=[.H207]-[.D207]" office:value-type="float" office:value="71407" calcext:value-type="float">
            <text:p>71407</text:p>
          </table:table-cell>
          <table:table-cell table:formula="of:=IF([.I207]&lt;0;[.H207];[.I207])" office:value-type="float" office:value="71407" calcext:value-type="float">
            <text:p>71407</text:p>
          </table:table-cell>
          <table:table-cell table:formula="of:=IF([.I207]&lt;0;1;0)" office:value-type="float" office:value="0" calcext:value-type="float">
            <text:p>0</text:p>
          </table:table-cell>
          <table:table-cell table:formula="of:=IF([.K207]=1;[.D207];0)" office:value-type="float" office:value="0" calcext:value-type="float">
            <text:p>0</text:p>
          </table:table-cell>
          <table:table-cell table:style-name="ce1" office:value-type="date" office:date-value="2021-07-27" calcext:value-type="date">
            <text:p>27.07.2021</text:p>
          </table:table-cell>
          <table:table-cell office:value-type="string" calcext:value-type="string">
            <text:p>wtorek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date" office:date-value="2021-04-14" calcext:value-type="date">
            <text:p>14.04.2021</text:p>
          </table:table-cell>
          <table:table-cell office:value-type="string" calcext:value-type="string">
            <text:p>Gniezno</text:p>
          </table:table-cell>
          <table:table-cell office:value-type="float" office:value="6770" calcext:value-type="float">
            <text:p>6770</text:p>
          </table:table-cell>
          <table:table-cell table:formula="of:=VLOOKUP([.B208];[.$M$1:.$N$1048576];2;0)" office:value-type="string" office:string-value="środa" calcext:value-type="string">
            <text:p>środa</text:p>
          </table:table-cell>
          <table:table-cell table:formula="of:=IF(NOT(DAY([.B207]) = DAY([.B208]));1;0)" office:value-type="float" office:value="0" calcext:value-type="float">
            <text:p>0</text:p>
          </table:table-cell>
          <table:table-cell table:formula="of:=IF([.F208] = 1;IF(OR([.E208] = &quot;sobota&quot;;[.E208] = &quot;niedziela&quot;);5000;[.$Q$4]);0)" office:value-type="float" office:value="0" calcext:value-type="float">
            <text:p>0</text:p>
          </table:table-cell>
          <table:table-cell table:formula="of:=[.J207]+[.G208]" office:value-type="float" office:value="71407" calcext:value-type="float">
            <text:p>71407</text:p>
          </table:table-cell>
          <table:table-cell table:formula="of:=[.H208]-[.D208]" office:value-type="float" office:value="64637" calcext:value-type="float">
            <text:p>64637</text:p>
          </table:table-cell>
          <table:table-cell table:formula="of:=IF([.I208]&lt;0;[.H208];[.I208])" office:value-type="float" office:value="64637" calcext:value-type="float">
            <text:p>64637</text:p>
          </table:table-cell>
          <table:table-cell table:formula="of:=IF([.I208]&lt;0;1;0)" office:value-type="float" office:value="0" calcext:value-type="float">
            <text:p>0</text:p>
          </table:table-cell>
          <table:table-cell table:formula="of:=IF([.K208]=1;[.D208];0)" office:value-type="float" office:value="0" calcext:value-type="float">
            <text:p>0</text:p>
          </table:table-cell>
          <table:table-cell table:style-name="ce1" office:value-type="date" office:date-value="2021-07-28" calcext:value-type="date">
            <text:p>28.07.2021</text:p>
          </table:table-cell>
          <table:table-cell office:value-type="string" calcext:value-type="string">
            <text:p>środa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date" office:date-value="2021-04-14" calcext:value-type="date">
            <text:p>14.04.2021</text:p>
          </table:table-cell>
          <table:table-cell office:value-type="string" calcext:value-type="string">
            <text:p>Malbork</text:p>
          </table:table-cell>
          <table:table-cell office:value-type="float" office:value="2070" calcext:value-type="float">
            <text:p>2070</text:p>
          </table:table-cell>
          <table:table-cell table:formula="of:=VLOOKUP([.B209];[.$M$1:.$N$1048576];2;0)" office:value-type="string" office:string-value="środa" calcext:value-type="string">
            <text:p>środa</text:p>
          </table:table-cell>
          <table:table-cell table:formula="of:=IF(NOT(DAY([.B208]) = DAY([.B209]));1;0)" office:value-type="float" office:value="0" calcext:value-type="float">
            <text:p>0</text:p>
          </table:table-cell>
          <table:table-cell table:formula="of:=IF([.F209] = 1;IF(OR([.E209] = &quot;sobota&quot;;[.E209] = &quot;niedziela&quot;);5000;[.$Q$4]);0)" office:value-type="float" office:value="0" calcext:value-type="float">
            <text:p>0</text:p>
          </table:table-cell>
          <table:table-cell table:formula="of:=[.J208]+[.G209]" office:value-type="float" office:value="64637" calcext:value-type="float">
            <text:p>64637</text:p>
          </table:table-cell>
          <table:table-cell table:formula="of:=[.H209]-[.D209]" office:value-type="float" office:value="62567" calcext:value-type="float">
            <text:p>62567</text:p>
          </table:table-cell>
          <table:table-cell table:formula="of:=IF([.I209]&lt;0;[.H209];[.I209])" office:value-type="float" office:value="62567" calcext:value-type="float">
            <text:p>62567</text:p>
          </table:table-cell>
          <table:table-cell table:formula="of:=IF([.I209]&lt;0;1;0)" office:value-type="float" office:value="0" calcext:value-type="float">
            <text:p>0</text:p>
          </table:table-cell>
          <table:table-cell table:formula="of:=IF([.K209]=1;[.D209];0)" office:value-type="float" office:value="0" calcext:value-type="float">
            <text:p>0</text:p>
          </table:table-cell>
          <table:table-cell table:style-name="ce1" office:value-type="date" office:date-value="2021-07-29" calcext:value-type="date">
            <text:p>29.07.2021</text:p>
          </table:table-cell>
          <table:table-cell office:value-type="string" calcext:value-type="string">
            <text:p>czwartek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date" office:date-value="2021-04-15" calcext:value-type="date">
            <text:p>15.04.2021</text:p>
          </table:table-cell>
          <table:table-cell office:value-type="string" calcext:value-type="string">
            <text:p>Ogrodzieniec</text:p>
          </table:table-cell>
          <table:table-cell office:value-type="float" office:value="6720" calcext:value-type="float">
            <text:p>6720</text:p>
          </table:table-cell>
          <table:table-cell table:formula="of:=VLOOKUP([.B210];[.$M$1:.$N$1048576];2;0)" office:value-type="string" office:string-value="czwartek" calcext:value-type="string">
            <text:p>czwartek</text:p>
          </table:table-cell>
          <table:table-cell table:formula="of:=IF(NOT(DAY([.B209]) = DAY([.B210]));1;0)" office:value-type="float" office:value="1" calcext:value-type="float">
            <text:p>1</text:p>
          </table:table-cell>
          <table:table-cell table:formula="of:=IF([.F210] = 1;IF(OR([.E210] = &quot;sobota&quot;;[.E210] = &quot;niedziela&quot;);5000;[.$Q$4]);0)" office:value-type="float" office:value="13179" calcext:value-type="float">
            <text:p>13179</text:p>
          </table:table-cell>
          <table:table-cell table:formula="of:=[.J209]+[.G210]" office:value-type="float" office:value="75746" calcext:value-type="float">
            <text:p>75746</text:p>
          </table:table-cell>
          <table:table-cell table:formula="of:=[.H210]-[.D210]" office:value-type="float" office:value="69026" calcext:value-type="float">
            <text:p>69026</text:p>
          </table:table-cell>
          <table:table-cell table:formula="of:=IF([.I210]&lt;0;[.H210];[.I210])" office:value-type="float" office:value="69026" calcext:value-type="float">
            <text:p>69026</text:p>
          </table:table-cell>
          <table:table-cell table:formula="of:=IF([.I210]&lt;0;1;0)" office:value-type="float" office:value="0" calcext:value-type="float">
            <text:p>0</text:p>
          </table:table-cell>
          <table:table-cell table:formula="of:=IF([.K210]=1;[.D210];0)" office:value-type="float" office:value="0" calcext:value-type="float">
            <text:p>0</text:p>
          </table:table-cell>
          <table:table-cell table:style-name="ce1" office:value-type="date" office:date-value="2021-07-30" calcext:value-type="date">
            <text:p>30.07.2021</text:p>
          </table:table-cell>
          <table:table-cell office:value-type="string" calcext:value-type="string">
            <text:p>piątek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date" office:date-value="2021-04-15" calcext:value-type="date">
            <text:p>15.04.2021</text:p>
          </table:table-cell>
          <table:table-cell office:value-type="string" calcext:value-type="string">
            <text:p>Gniezno</text:p>
          </table:table-cell>
          <table:table-cell office:value-type="float" office:value="5160" calcext:value-type="float">
            <text:p>5160</text:p>
          </table:table-cell>
          <table:table-cell table:formula="of:=VLOOKUP([.B211];[.$M$1:.$N$1048576];2;0)" office:value-type="string" office:string-value="czwartek" calcext:value-type="string">
            <text:p>czwartek</text:p>
          </table:table-cell>
          <table:table-cell table:formula="of:=IF(NOT(DAY([.B210]) = DAY([.B211]));1;0)" office:value-type="float" office:value="0" calcext:value-type="float">
            <text:p>0</text:p>
          </table:table-cell>
          <table:table-cell table:formula="of:=IF([.F211] = 1;IF(OR([.E211] = &quot;sobota&quot;;[.E211] = &quot;niedziela&quot;);5000;[.$Q$4]);0)" office:value-type="float" office:value="0" calcext:value-type="float">
            <text:p>0</text:p>
          </table:table-cell>
          <table:table-cell table:formula="of:=[.J210]+[.G211]" office:value-type="float" office:value="69026" calcext:value-type="float">
            <text:p>69026</text:p>
          </table:table-cell>
          <table:table-cell table:formula="of:=[.H211]-[.D211]" office:value-type="float" office:value="63866" calcext:value-type="float">
            <text:p>63866</text:p>
          </table:table-cell>
          <table:table-cell table:formula="of:=IF([.I211]&lt;0;[.H211];[.I211])" office:value-type="float" office:value="63866" calcext:value-type="float">
            <text:p>63866</text:p>
          </table:table-cell>
          <table:table-cell table:formula="of:=IF([.I211]&lt;0;1;0)" office:value-type="float" office:value="0" calcext:value-type="float">
            <text:p>0</text:p>
          </table:table-cell>
          <table:table-cell table:formula="of:=IF([.K211]=1;[.D211];0)" office:value-type="float" office:value="0" calcext:value-type="float">
            <text:p>0</text:p>
          </table:table-cell>
          <table:table-cell table:style-name="ce1" office:value-type="date" office:date-value="2021-07-31" calcext:value-type="date">
            <text:p>31.07.2021</text:p>
          </table:table-cell>
          <table:table-cell office:value-type="string" calcext:value-type="string">
            <text:p>sobota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date" office:date-value="2021-04-15" calcext:value-type="date">
            <text:p>15.04.2021</text:p>
          </table:table-cell>
          <table:table-cell office:value-type="string" calcext:value-type="string">
            <text:p>Malbork</text:p>
          </table:table-cell>
          <table:table-cell office:value-type="float" office:value="3130" calcext:value-type="float">
            <text:p>3130</text:p>
          </table:table-cell>
          <table:table-cell table:formula="of:=VLOOKUP([.B212];[.$M$1:.$N$1048576];2;0)" office:value-type="string" office:string-value="czwartek" calcext:value-type="string">
            <text:p>czwartek</text:p>
          </table:table-cell>
          <table:table-cell table:formula="of:=IF(NOT(DAY([.B211]) = DAY([.B212]));1;0)" office:value-type="float" office:value="0" calcext:value-type="float">
            <text:p>0</text:p>
          </table:table-cell>
          <table:table-cell table:formula="of:=IF([.F212] = 1;IF(OR([.E212] = &quot;sobota&quot;;[.E212] = &quot;niedziela&quot;);5000;[.$Q$4]);0)" office:value-type="float" office:value="0" calcext:value-type="float">
            <text:p>0</text:p>
          </table:table-cell>
          <table:table-cell table:formula="of:=[.J211]+[.G212]" office:value-type="float" office:value="63866" calcext:value-type="float">
            <text:p>63866</text:p>
          </table:table-cell>
          <table:table-cell table:formula="of:=[.H212]-[.D212]" office:value-type="float" office:value="60736" calcext:value-type="float">
            <text:p>60736</text:p>
          </table:table-cell>
          <table:table-cell table:formula="of:=IF([.I212]&lt;0;[.H212];[.I212])" office:value-type="float" office:value="60736" calcext:value-type="float">
            <text:p>60736</text:p>
          </table:table-cell>
          <table:table-cell table:formula="of:=IF([.I212]&lt;0;1;0)" office:value-type="float" office:value="0" calcext:value-type="float">
            <text:p>0</text:p>
          </table:table-cell>
          <table:table-cell table:formula="of:=IF([.K212]=1;[.D212];0)" office:value-type="float" office:value="0" calcext:value-type="float">
            <text:p>0</text:p>
          </table:table-cell>
          <table:table-cell table:style-name="ce1" office:value-type="date" office:date-value="2021-08-01" calcext:value-type="date">
            <text:p>1.08.2021</text:p>
          </table:table-cell>
          <table:table-cell office:value-type="string" calcext:value-type="string">
            <text:p>niedziela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date" office:date-value="2021-04-16" calcext:value-type="date">
            <text:p>16.04.2021</text:p>
          </table:table-cell>
          <table:table-cell office:value-type="string" calcext:value-type="string">
            <text:p>Przemysl</text:p>
          </table:table-cell>
          <table:table-cell office:value-type="float" office:value="6560" calcext:value-type="float">
            <text:p>6560</text:p>
          </table:table-cell>
          <table:table-cell table:formula="of:=VLOOKUP([.B213];[.$M$1:.$N$1048576];2;0)" office:value-type="string" office:string-value="piątek" calcext:value-type="string">
            <text:p>piątek</text:p>
          </table:table-cell>
          <table:table-cell table:formula="of:=IF(NOT(DAY([.B212]) = DAY([.B213]));1;0)" office:value-type="float" office:value="1" calcext:value-type="float">
            <text:p>1</text:p>
          </table:table-cell>
          <table:table-cell table:formula="of:=IF([.F213] = 1;IF(OR([.E213] = &quot;sobota&quot;;[.E213] = &quot;niedziela&quot;);5000;[.$Q$4]);0)" office:value-type="float" office:value="13179" calcext:value-type="float">
            <text:p>13179</text:p>
          </table:table-cell>
          <table:table-cell table:formula="of:=[.J212]+[.G213]" office:value-type="float" office:value="73915" calcext:value-type="float">
            <text:p>73915</text:p>
          </table:table-cell>
          <table:table-cell table:formula="of:=[.H213]-[.D213]" office:value-type="float" office:value="67355" calcext:value-type="float">
            <text:p>67355</text:p>
          </table:table-cell>
          <table:table-cell table:formula="of:=IF([.I213]&lt;0;[.H213];[.I213])" office:value-type="float" office:value="67355" calcext:value-type="float">
            <text:p>67355</text:p>
          </table:table-cell>
          <table:table-cell table:formula="of:=IF([.I213]&lt;0;1;0)" office:value-type="float" office:value="0" calcext:value-type="float">
            <text:p>0</text:p>
          </table:table-cell>
          <table:table-cell table:formula="of:=IF([.K213]=1;[.D213];0)" office:value-type="float" office:value="0" calcext:value-type="float">
            <text:p>0</text:p>
          </table:table-cell>
          <table:table-cell table:style-name="ce1" office:value-type="date" office:date-value="2021-08-02" calcext:value-type="date">
            <text:p>2.08.2021</text:p>
          </table:table-cell>
          <table:table-cell office:value-type="string" calcext:value-type="string">
            <text:p>poniedziałek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date" office:date-value="2021-04-16" calcext:value-type="date">
            <text:p>16.04.2021</text:p>
          </table:table-cell>
          <table:table-cell office:value-type="string" calcext:value-type="string">
            <text:p>Ogrodzieniec</text:p>
          </table:table-cell>
          <table:table-cell office:value-type="float" office:value="1000" calcext:value-type="float">
            <text:p>1000</text:p>
          </table:table-cell>
          <table:table-cell table:formula="of:=VLOOKUP([.B214];[.$M$1:.$N$1048576];2;0)" office:value-type="string" office:string-value="piątek" calcext:value-type="string">
            <text:p>piątek</text:p>
          </table:table-cell>
          <table:table-cell table:formula="of:=IF(NOT(DAY([.B213]) = DAY([.B214]));1;0)" office:value-type="float" office:value="0" calcext:value-type="float">
            <text:p>0</text:p>
          </table:table-cell>
          <table:table-cell table:formula="of:=IF([.F214] = 1;IF(OR([.E214] = &quot;sobota&quot;;[.E214] = &quot;niedziela&quot;);5000;[.$Q$4]);0)" office:value-type="float" office:value="0" calcext:value-type="float">
            <text:p>0</text:p>
          </table:table-cell>
          <table:table-cell table:formula="of:=[.J213]+[.G214]" office:value-type="float" office:value="67355" calcext:value-type="float">
            <text:p>67355</text:p>
          </table:table-cell>
          <table:table-cell table:formula="of:=[.H214]-[.D214]" office:value-type="float" office:value="66355" calcext:value-type="float">
            <text:p>66355</text:p>
          </table:table-cell>
          <table:table-cell table:formula="of:=IF([.I214]&lt;0;[.H214];[.I214])" office:value-type="float" office:value="66355" calcext:value-type="float">
            <text:p>66355</text:p>
          </table:table-cell>
          <table:table-cell table:formula="of:=IF([.I214]&lt;0;1;0)" office:value-type="float" office:value="0" calcext:value-type="float">
            <text:p>0</text:p>
          </table:table-cell>
          <table:table-cell table:formula="of:=IF([.K214]=1;[.D214];0)" office:value-type="float" office:value="0" calcext:value-type="float">
            <text:p>0</text:p>
          </table:table-cell>
          <table:table-cell table:style-name="ce1" office:value-type="date" office:date-value="2021-08-03" calcext:value-type="date">
            <text:p>3.08.2021</text:p>
          </table:table-cell>
          <table:table-cell office:value-type="string" calcext:value-type="string">
            <text:p>wtorek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date" office:date-value="2021-04-17" calcext:value-type="date">
            <text:p>17.04.2021</text:p>
          </table:table-cell>
          <table:table-cell office:value-type="string" calcext:value-type="string">
            <text:p>Malbork</text:p>
          </table:table-cell>
          <table:table-cell office:value-type="float" office:value="2660" calcext:value-type="float">
            <text:p>2660</text:p>
          </table:table-cell>
          <table:table-cell table:formula="of:=VLOOKUP([.B215];[.$M$1:.$N$1048576];2;0)" office:value-type="string" office:string-value="sobota" calcext:value-type="string">
            <text:p>sobota</text:p>
          </table:table-cell>
          <table:table-cell table:formula="of:=IF(NOT(DAY([.B214]) = DAY([.B215]));1;0)" office:value-type="float" office:value="1" calcext:value-type="float">
            <text:p>1</text:p>
          </table:table-cell>
          <table:table-cell table:formula="of:=IF([.F215] = 1;IF(OR([.E215] = &quot;sobota&quot;;[.E215] = &quot;niedziela&quot;);5000;[.$Q$4]);0)" office:value-type="float" office:value="5000" calcext:value-type="float">
            <text:p>5000</text:p>
          </table:table-cell>
          <table:table-cell table:formula="of:=[.J214]+[.G215]" office:value-type="float" office:value="71355" calcext:value-type="float">
            <text:p>71355</text:p>
          </table:table-cell>
          <table:table-cell table:formula="of:=[.H215]-[.D215]" office:value-type="float" office:value="68695" calcext:value-type="float">
            <text:p>68695</text:p>
          </table:table-cell>
          <table:table-cell table:formula="of:=IF([.I215]&lt;0;[.H215];[.I215])" office:value-type="float" office:value="68695" calcext:value-type="float">
            <text:p>68695</text:p>
          </table:table-cell>
          <table:table-cell table:formula="of:=IF([.I215]&lt;0;1;0)" office:value-type="float" office:value="0" calcext:value-type="float">
            <text:p>0</text:p>
          </table:table-cell>
          <table:table-cell table:formula="of:=IF([.K215]=1;[.D215];0)" office:value-type="float" office:value="0" calcext:value-type="float">
            <text:p>0</text:p>
          </table:table-cell>
          <table:table-cell table:style-name="ce1" office:value-type="date" office:date-value="2021-08-04" calcext:value-type="date">
            <text:p>4.08.2021</text:p>
          </table:table-cell>
          <table:table-cell office:value-type="string" calcext:value-type="string">
            <text:p>środa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date" office:date-value="2021-04-17" calcext:value-type="date">
            <text:p>17.04.2021</text:p>
          </table:table-cell>
          <table:table-cell office:value-type="string" calcext:value-type="string">
            <text:p>Gniezno</text:p>
          </table:table-cell>
          <table:table-cell office:value-type="float" office:value="8880" calcext:value-type="float">
            <text:p>8880</text:p>
          </table:table-cell>
          <table:table-cell table:formula="of:=VLOOKUP([.B216];[.$M$1:.$N$1048576];2;0)" office:value-type="string" office:string-value="sobota" calcext:value-type="string">
            <text:p>sobota</text:p>
          </table:table-cell>
          <table:table-cell table:formula="of:=IF(NOT(DAY([.B215]) = DAY([.B216]));1;0)" office:value-type="float" office:value="0" calcext:value-type="float">
            <text:p>0</text:p>
          </table:table-cell>
          <table:table-cell table:formula="of:=IF([.F216] = 1;IF(OR([.E216] = &quot;sobota&quot;;[.E216] = &quot;niedziela&quot;);5000;[.$Q$4]);0)" office:value-type="float" office:value="0" calcext:value-type="float">
            <text:p>0</text:p>
          </table:table-cell>
          <table:table-cell table:formula="of:=[.J215]+[.G216]" office:value-type="float" office:value="68695" calcext:value-type="float">
            <text:p>68695</text:p>
          </table:table-cell>
          <table:table-cell table:formula="of:=[.H216]-[.D216]" office:value-type="float" office:value="59815" calcext:value-type="float">
            <text:p>59815</text:p>
          </table:table-cell>
          <table:table-cell table:formula="of:=IF([.I216]&lt;0;[.H216];[.I216])" office:value-type="float" office:value="59815" calcext:value-type="float">
            <text:p>59815</text:p>
          </table:table-cell>
          <table:table-cell table:formula="of:=IF([.I216]&lt;0;1;0)" office:value-type="float" office:value="0" calcext:value-type="float">
            <text:p>0</text:p>
          </table:table-cell>
          <table:table-cell table:formula="of:=IF([.K216]=1;[.D216];0)" office:value-type="float" office:value="0" calcext:value-type="float">
            <text:p>0</text:p>
          </table:table-cell>
          <table:table-cell table:style-name="ce1" office:value-type="date" office:date-value="2021-08-05" calcext:value-type="date">
            <text:p>5.08.2021</text:p>
          </table:table-cell>
          <table:table-cell office:value-type="string" calcext:value-type="string">
            <text:p>czwartek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date" office:date-value="2021-04-17" calcext:value-type="date">
            <text:p>17.04.2021</text:p>
          </table:table-cell>
          <table:table-cell office:value-type="string" calcext:value-type="string">
            <text:p>Ogrodzieniec</text:p>
          </table:table-cell>
          <table:table-cell office:value-type="float" office:value="1800" calcext:value-type="float">
            <text:p>1800</text:p>
          </table:table-cell>
          <table:table-cell table:formula="of:=VLOOKUP([.B217];[.$M$1:.$N$1048576];2;0)" office:value-type="string" office:string-value="sobota" calcext:value-type="string">
            <text:p>sobota</text:p>
          </table:table-cell>
          <table:table-cell table:formula="of:=IF(NOT(DAY([.B216]) = DAY([.B217]));1;0)" office:value-type="float" office:value="0" calcext:value-type="float">
            <text:p>0</text:p>
          </table:table-cell>
          <table:table-cell table:formula="of:=IF([.F217] = 1;IF(OR([.E217] = &quot;sobota&quot;;[.E217] = &quot;niedziela&quot;);5000;[.$Q$4]);0)" office:value-type="float" office:value="0" calcext:value-type="float">
            <text:p>0</text:p>
          </table:table-cell>
          <table:table-cell table:formula="of:=[.J216]+[.G217]" office:value-type="float" office:value="59815" calcext:value-type="float">
            <text:p>59815</text:p>
          </table:table-cell>
          <table:table-cell table:formula="of:=[.H217]-[.D217]" office:value-type="float" office:value="58015" calcext:value-type="float">
            <text:p>58015</text:p>
          </table:table-cell>
          <table:table-cell table:formula="of:=IF([.I217]&lt;0;[.H217];[.I217])" office:value-type="float" office:value="58015" calcext:value-type="float">
            <text:p>58015</text:p>
          </table:table-cell>
          <table:table-cell table:formula="of:=IF([.I217]&lt;0;1;0)" office:value-type="float" office:value="0" calcext:value-type="float">
            <text:p>0</text:p>
          </table:table-cell>
          <table:table-cell table:formula="of:=IF([.K217]=1;[.D217];0)" office:value-type="float" office:value="0" calcext:value-type="float">
            <text:p>0</text:p>
          </table:table-cell>
          <table:table-cell table:style-name="ce1" office:value-type="date" office:date-value="2021-08-06" calcext:value-type="date">
            <text:p>6.08.2021</text:p>
          </table:table-cell>
          <table:table-cell office:value-type="string" calcext:value-type="string">
            <text:p>piątek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date" office:date-value="2021-04-18" calcext:value-type="date">
            <text:p>18.04.2021</text:p>
          </table:table-cell>
          <table:table-cell office:value-type="string" calcext:value-type="string">
            <text:p>Gniezno</text:p>
          </table:table-cell>
          <table:table-cell office:value-type="float" office:value="6820" calcext:value-type="float">
            <text:p>6820</text:p>
          </table:table-cell>
          <table:table-cell table:formula="of:=VLOOKUP([.B218];[.$M$1:.$N$1048576];2;0)" office:value-type="string" office:string-value="niedziela" calcext:value-type="string">
            <text:p>niedziela</text:p>
          </table:table-cell>
          <table:table-cell table:formula="of:=IF(NOT(DAY([.B217]) = DAY([.B218]));1;0)" office:value-type="float" office:value="1" calcext:value-type="float">
            <text:p>1</text:p>
          </table:table-cell>
          <table:table-cell table:formula="of:=IF([.F218] = 1;IF(OR([.E218] = &quot;sobota&quot;;[.E218] = &quot;niedziela&quot;);5000;[.$Q$4]);0)" office:value-type="float" office:value="5000" calcext:value-type="float">
            <text:p>5000</text:p>
          </table:table-cell>
          <table:table-cell table:formula="of:=[.J217]+[.G218]" office:value-type="float" office:value="63015" calcext:value-type="float">
            <text:p>63015</text:p>
          </table:table-cell>
          <table:table-cell table:formula="of:=[.H218]-[.D218]" office:value-type="float" office:value="56195" calcext:value-type="float">
            <text:p>56195</text:p>
          </table:table-cell>
          <table:table-cell table:formula="of:=IF([.I218]&lt;0;[.H218];[.I218])" office:value-type="float" office:value="56195" calcext:value-type="float">
            <text:p>56195</text:p>
          </table:table-cell>
          <table:table-cell table:formula="of:=IF([.I218]&lt;0;1;0)" office:value-type="float" office:value="0" calcext:value-type="float">
            <text:p>0</text:p>
          </table:table-cell>
          <table:table-cell table:formula="of:=IF([.K218]=1;[.D218];0)" office:value-type="float" office:value="0" calcext:value-type="float">
            <text:p>0</text:p>
          </table:table-cell>
          <table:table-cell table:style-name="ce1" office:value-type="date" office:date-value="2021-08-07" calcext:value-type="date">
            <text:p>7.08.2021</text:p>
          </table:table-cell>
          <table:table-cell office:value-type="string" calcext:value-type="string">
            <text:p>sobota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date" office:date-value="2021-04-18" calcext:value-type="date">
            <text:p>18.04.2021</text:p>
          </table:table-cell>
          <table:table-cell office:value-type="string" calcext:value-type="string">
            <text:p>Malbork</text:p>
          </table:table-cell>
          <table:table-cell office:value-type="float" office:value="3860" calcext:value-type="float">
            <text:p>3860</text:p>
          </table:table-cell>
          <table:table-cell table:formula="of:=VLOOKUP([.B219];[.$M$1:.$N$1048576];2;0)" office:value-type="string" office:string-value="niedziela" calcext:value-type="string">
            <text:p>niedziela</text:p>
          </table:table-cell>
          <table:table-cell table:formula="of:=IF(NOT(DAY([.B218]) = DAY([.B219]));1;0)" office:value-type="float" office:value="0" calcext:value-type="float">
            <text:p>0</text:p>
          </table:table-cell>
          <table:table-cell table:formula="of:=IF([.F219] = 1;IF(OR([.E219] = &quot;sobota&quot;;[.E219] = &quot;niedziela&quot;);5000;[.$Q$4]);0)" office:value-type="float" office:value="0" calcext:value-type="float">
            <text:p>0</text:p>
          </table:table-cell>
          <table:table-cell table:formula="of:=[.J218]+[.G219]" office:value-type="float" office:value="56195" calcext:value-type="float">
            <text:p>56195</text:p>
          </table:table-cell>
          <table:table-cell table:formula="of:=[.H219]-[.D219]" office:value-type="float" office:value="52335" calcext:value-type="float">
            <text:p>52335</text:p>
          </table:table-cell>
          <table:table-cell table:formula="of:=IF([.I219]&lt;0;[.H219];[.I219])" office:value-type="float" office:value="52335" calcext:value-type="float">
            <text:p>52335</text:p>
          </table:table-cell>
          <table:table-cell table:formula="of:=IF([.I219]&lt;0;1;0)" office:value-type="float" office:value="0" calcext:value-type="float">
            <text:p>0</text:p>
          </table:table-cell>
          <table:table-cell table:formula="of:=IF([.K219]=1;[.D219];0)" office:value-type="float" office:value="0" calcext:value-type="float">
            <text:p>0</text:p>
          </table:table-cell>
          <table:table-cell table:style-name="ce1" office:value-type="date" office:date-value="2021-08-08" calcext:value-type="date">
            <text:p>8.08.2021</text:p>
          </table:table-cell>
          <table:table-cell office:value-type="string" calcext:value-type="string">
            <text:p>niedziela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date" office:date-value="2021-04-18" calcext:value-type="date">
            <text:p>18.04.2021</text:p>
          </table:table-cell>
          <table:table-cell office:value-type="string" calcext:value-type="string">
            <text:p>Ogrodzieniec</text:p>
          </table:table-cell>
          <table:table-cell office:value-type="float" office:value="6470" calcext:value-type="float">
            <text:p>6470</text:p>
          </table:table-cell>
          <table:table-cell table:formula="of:=VLOOKUP([.B220];[.$M$1:.$N$1048576];2;0)" office:value-type="string" office:string-value="niedziela" calcext:value-type="string">
            <text:p>niedziela</text:p>
          </table:table-cell>
          <table:table-cell table:formula="of:=IF(NOT(DAY([.B219]) = DAY([.B220]));1;0)" office:value-type="float" office:value="0" calcext:value-type="float">
            <text:p>0</text:p>
          </table:table-cell>
          <table:table-cell table:formula="of:=IF([.F220] = 1;IF(OR([.E220] = &quot;sobota&quot;;[.E220] = &quot;niedziela&quot;);5000;[.$Q$4]);0)" office:value-type="float" office:value="0" calcext:value-type="float">
            <text:p>0</text:p>
          </table:table-cell>
          <table:table-cell table:formula="of:=[.J219]+[.G220]" office:value-type="float" office:value="52335" calcext:value-type="float">
            <text:p>52335</text:p>
          </table:table-cell>
          <table:table-cell table:formula="of:=[.H220]-[.D220]" office:value-type="float" office:value="45865" calcext:value-type="float">
            <text:p>45865</text:p>
          </table:table-cell>
          <table:table-cell table:formula="of:=IF([.I220]&lt;0;[.H220];[.I220])" office:value-type="float" office:value="45865" calcext:value-type="float">
            <text:p>45865</text:p>
          </table:table-cell>
          <table:table-cell table:formula="of:=IF([.I220]&lt;0;1;0)" office:value-type="float" office:value="0" calcext:value-type="float">
            <text:p>0</text:p>
          </table:table-cell>
          <table:table-cell table:formula="of:=IF([.K220]=1;[.D220];0)" office:value-type="float" office:value="0" calcext:value-type="float">
            <text:p>0</text:p>
          </table:table-cell>
          <table:table-cell table:style-name="ce1" office:value-type="date" office:date-value="2021-08-09" calcext:value-type="date">
            <text:p>9.08.2021</text:p>
          </table:table-cell>
          <table:table-cell office:value-type="string" calcext:value-type="string">
            <text:p>poniedziałek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date" office:date-value="2021-04-19" calcext:value-type="date">
            <text:p>19.04.2021</text:p>
          </table:table-cell>
          <table:table-cell office:value-type="string" calcext:value-type="string">
            <text:p>Gniezno</text:p>
          </table:table-cell>
          <table:table-cell office:value-type="float" office:value="1560" calcext:value-type="float">
            <text:p>1560</text:p>
          </table:table-cell>
          <table:table-cell table:formula="of:=VLOOKUP([.B221];[.$M$1:.$N$1048576];2;0)" office:value-type="string" office:string-value="poniedziałek" calcext:value-type="string">
            <text:p>poniedziałek</text:p>
          </table:table-cell>
          <table:table-cell table:formula="of:=IF(NOT(DAY([.B220]) = DAY([.B221]));1;0)" office:value-type="float" office:value="1" calcext:value-type="float">
            <text:p>1</text:p>
          </table:table-cell>
          <table:table-cell table:formula="of:=IF([.F221] = 1;IF(OR([.E221] = &quot;sobota&quot;;[.E221] = &quot;niedziela&quot;);5000;[.$Q$4]);0)" office:value-type="float" office:value="13179" calcext:value-type="float">
            <text:p>13179</text:p>
          </table:table-cell>
          <table:table-cell table:formula="of:=[.J220]+[.G221]" office:value-type="float" office:value="59044" calcext:value-type="float">
            <text:p>59044</text:p>
          </table:table-cell>
          <table:table-cell table:formula="of:=[.H221]-[.D221]" office:value-type="float" office:value="57484" calcext:value-type="float">
            <text:p>57484</text:p>
          </table:table-cell>
          <table:table-cell table:formula="of:=IF([.I221]&lt;0;[.H221];[.I221])" office:value-type="float" office:value="57484" calcext:value-type="float">
            <text:p>57484</text:p>
          </table:table-cell>
          <table:table-cell table:formula="of:=IF([.I221]&lt;0;1;0)" office:value-type="float" office:value="0" calcext:value-type="float">
            <text:p>0</text:p>
          </table:table-cell>
          <table:table-cell table:formula="of:=IF([.K221]=1;[.D221];0)" office:value-type="float" office:value="0" calcext:value-type="float">
            <text:p>0</text:p>
          </table:table-cell>
          <table:table-cell table:style-name="ce1" office:value-type="date" office:date-value="2021-08-10" calcext:value-type="date">
            <text:p>10.08.2021</text:p>
          </table:table-cell>
          <table:table-cell office:value-type="string" calcext:value-type="string">
            <text:p>wtorek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date" office:date-value="2021-04-19" calcext:value-type="date">
            <text:p>19.04.2021</text:p>
          </table:table-cell>
          <table:table-cell office:value-type="string" calcext:value-type="string">
            <text:p>Malbork</text:p>
          </table:table-cell>
          <table:table-cell office:value-type="float" office:value="3420" calcext:value-type="float">
            <text:p>3420</text:p>
          </table:table-cell>
          <table:table-cell table:formula="of:=VLOOKUP([.B222];[.$M$1:.$N$1048576];2;0)" office:value-type="string" office:string-value="poniedziałek" calcext:value-type="string">
            <text:p>poniedziałek</text:p>
          </table:table-cell>
          <table:table-cell table:formula="of:=IF(NOT(DAY([.B221]) = DAY([.B222]));1;0)" office:value-type="float" office:value="0" calcext:value-type="float">
            <text:p>0</text:p>
          </table:table-cell>
          <table:table-cell table:formula="of:=IF([.F222] = 1;IF(OR([.E222] = &quot;sobota&quot;;[.E222] = &quot;niedziela&quot;);5000;[.$Q$4]);0)" office:value-type="float" office:value="0" calcext:value-type="float">
            <text:p>0</text:p>
          </table:table-cell>
          <table:table-cell table:formula="of:=[.J221]+[.G222]" office:value-type="float" office:value="57484" calcext:value-type="float">
            <text:p>57484</text:p>
          </table:table-cell>
          <table:table-cell table:formula="of:=[.H222]-[.D222]" office:value-type="float" office:value="54064" calcext:value-type="float">
            <text:p>54064</text:p>
          </table:table-cell>
          <table:table-cell table:formula="of:=IF([.I222]&lt;0;[.H222];[.I222])" office:value-type="float" office:value="54064" calcext:value-type="float">
            <text:p>54064</text:p>
          </table:table-cell>
          <table:table-cell table:formula="of:=IF([.I222]&lt;0;1;0)" office:value-type="float" office:value="0" calcext:value-type="float">
            <text:p>0</text:p>
          </table:table-cell>
          <table:table-cell table:formula="of:=IF([.K222]=1;[.D222];0)" office:value-type="float" office:value="0" calcext:value-type="float">
            <text:p>0</text:p>
          </table:table-cell>
          <table:table-cell table:style-name="ce1" office:value-type="date" office:date-value="2021-08-11" calcext:value-type="date">
            <text:p>11.08.2021</text:p>
          </table:table-cell>
          <table:table-cell office:value-type="string" calcext:value-type="string">
            <text:p>środa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date" office:date-value="2021-04-19" calcext:value-type="date">
            <text:p>19.04.2021</text:p>
          </table:table-cell>
          <table:table-cell office:value-type="string" calcext:value-type="string">
            <text:p>Ogrodzieniec</text:p>
          </table:table-cell>
          <table:table-cell office:value-type="float" office:value="5220" calcext:value-type="float">
            <text:p>5220</text:p>
          </table:table-cell>
          <table:table-cell table:formula="of:=VLOOKUP([.B223];[.$M$1:.$N$1048576];2;0)" office:value-type="string" office:string-value="poniedziałek" calcext:value-type="string">
            <text:p>poniedziałek</text:p>
          </table:table-cell>
          <table:table-cell table:formula="of:=IF(NOT(DAY([.B222]) = DAY([.B223]));1;0)" office:value-type="float" office:value="0" calcext:value-type="float">
            <text:p>0</text:p>
          </table:table-cell>
          <table:table-cell table:formula="of:=IF([.F223] = 1;IF(OR([.E223] = &quot;sobota&quot;;[.E223] = &quot;niedziela&quot;);5000;[.$Q$4]);0)" office:value-type="float" office:value="0" calcext:value-type="float">
            <text:p>0</text:p>
          </table:table-cell>
          <table:table-cell table:formula="of:=[.J222]+[.G223]" office:value-type="float" office:value="54064" calcext:value-type="float">
            <text:p>54064</text:p>
          </table:table-cell>
          <table:table-cell table:formula="of:=[.H223]-[.D223]" office:value-type="float" office:value="48844" calcext:value-type="float">
            <text:p>48844</text:p>
          </table:table-cell>
          <table:table-cell table:formula="of:=IF([.I223]&lt;0;[.H223];[.I223])" office:value-type="float" office:value="48844" calcext:value-type="float">
            <text:p>48844</text:p>
          </table:table-cell>
          <table:table-cell table:formula="of:=IF([.I223]&lt;0;1;0)" office:value-type="float" office:value="0" calcext:value-type="float">
            <text:p>0</text:p>
          </table:table-cell>
          <table:table-cell table:formula="of:=IF([.K223]=1;[.D223];0)" office:value-type="float" office:value="0" calcext:value-type="float">
            <text:p>0</text:p>
          </table:table-cell>
          <table:table-cell table:style-name="ce1" office:value-type="date" office:date-value="2021-08-12" calcext:value-type="date">
            <text:p>12.08.2021</text:p>
          </table:table-cell>
          <table:table-cell office:value-type="string" calcext:value-type="string">
            <text:p>czwartek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date" office:date-value="2021-04-20" calcext:value-type="date">
            <text:p>20.04.2021</text:p>
          </table:table-cell>
          <table:table-cell office:value-type="string" calcext:value-type="string">
            <text:p>Malbork</text:p>
          </table:table-cell>
          <table:table-cell office:value-type="float" office:value="6100" calcext:value-type="float">
            <text:p>6100</text:p>
          </table:table-cell>
          <table:table-cell table:formula="of:=VLOOKUP([.B224];[.$M$1:.$N$1048576];2;0)" office:value-type="string" office:string-value="wtorek" calcext:value-type="string">
            <text:p>wtorek</text:p>
          </table:table-cell>
          <table:table-cell table:formula="of:=IF(NOT(DAY([.B223]) = DAY([.B224]));1;0)" office:value-type="float" office:value="1" calcext:value-type="float">
            <text:p>1</text:p>
          </table:table-cell>
          <table:table-cell table:formula="of:=IF([.F224] = 1;IF(OR([.E224] = &quot;sobota&quot;;[.E224] = &quot;niedziela&quot;);5000;[.$Q$4]);0)" office:value-type="float" office:value="13179" calcext:value-type="float">
            <text:p>13179</text:p>
          </table:table-cell>
          <table:table-cell table:formula="of:=[.J223]+[.G224]" office:value-type="float" office:value="62023" calcext:value-type="float">
            <text:p>62023</text:p>
          </table:table-cell>
          <table:table-cell table:formula="of:=[.H224]-[.D224]" office:value-type="float" office:value="55923" calcext:value-type="float">
            <text:p>55923</text:p>
          </table:table-cell>
          <table:table-cell table:formula="of:=IF([.I224]&lt;0;[.H224];[.I224])" office:value-type="float" office:value="55923" calcext:value-type="float">
            <text:p>55923</text:p>
          </table:table-cell>
          <table:table-cell table:formula="of:=IF([.I224]&lt;0;1;0)" office:value-type="float" office:value="0" calcext:value-type="float">
            <text:p>0</text:p>
          </table:table-cell>
          <table:table-cell table:formula="of:=IF([.K224]=1;[.D224];0)" office:value-type="float" office:value="0" calcext:value-type="float">
            <text:p>0</text:p>
          </table:table-cell>
          <table:table-cell table:style-name="ce1" office:value-type="date" office:date-value="2021-08-13" calcext:value-type="date">
            <text:p>13.08.2021</text:p>
          </table:table-cell>
          <table:table-cell office:value-type="string" calcext:value-type="string">
            <text:p>piątek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date" office:date-value="2021-04-20" calcext:value-type="date">
            <text:p>20.04.2021</text:p>
          </table:table-cell>
          <table:table-cell office:value-type="string" calcext:value-type="string">
            <text:p>Przemysl</text:p>
          </table:table-cell>
          <table:table-cell office:value-type="float" office:value="3800" calcext:value-type="float">
            <text:p>3800</text:p>
          </table:table-cell>
          <table:table-cell table:formula="of:=VLOOKUP([.B225];[.$M$1:.$N$1048576];2;0)" office:value-type="string" office:string-value="wtorek" calcext:value-type="string">
            <text:p>wtorek</text:p>
          </table:table-cell>
          <table:table-cell table:formula="of:=IF(NOT(DAY([.B224]) = DAY([.B225]));1;0)" office:value-type="float" office:value="0" calcext:value-type="float">
            <text:p>0</text:p>
          </table:table-cell>
          <table:table-cell table:formula="of:=IF([.F225] = 1;IF(OR([.E225] = &quot;sobota&quot;;[.E225] = &quot;niedziela&quot;);5000;[.$Q$4]);0)" office:value-type="float" office:value="0" calcext:value-type="float">
            <text:p>0</text:p>
          </table:table-cell>
          <table:table-cell table:formula="of:=[.J224]+[.G225]" office:value-type="float" office:value="55923" calcext:value-type="float">
            <text:p>55923</text:p>
          </table:table-cell>
          <table:table-cell table:formula="of:=[.H225]-[.D225]" office:value-type="float" office:value="52123" calcext:value-type="float">
            <text:p>52123</text:p>
          </table:table-cell>
          <table:table-cell table:formula="of:=IF([.I225]&lt;0;[.H225];[.I225])" office:value-type="float" office:value="52123" calcext:value-type="float">
            <text:p>52123</text:p>
          </table:table-cell>
          <table:table-cell table:formula="of:=IF([.I225]&lt;0;1;0)" office:value-type="float" office:value="0" calcext:value-type="float">
            <text:p>0</text:p>
          </table:table-cell>
          <table:table-cell table:formula="of:=IF([.K225]=1;[.D225];0)" office:value-type="float" office:value="0" calcext:value-type="float">
            <text:p>0</text:p>
          </table:table-cell>
          <table:table-cell table:style-name="ce1" office:value-type="date" office:date-value="2021-08-14" calcext:value-type="date">
            <text:p>14.08.2021</text:p>
          </table:table-cell>
          <table:table-cell office:value-type="string" calcext:value-type="string">
            <text:p>sobota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date" office:date-value="2021-04-21" calcext:value-type="date">
            <text:p>21.04.2021</text:p>
          </table:table-cell>
          <table:table-cell office:value-type="string" calcext:value-type="string">
            <text:p>Malbork</text:p>
          </table:table-cell>
          <table:table-cell office:value-type="float" office:value="3170" calcext:value-type="float">
            <text:p>3170</text:p>
          </table:table-cell>
          <table:table-cell table:formula="of:=VLOOKUP([.B226];[.$M$1:.$N$1048576];2;0)" office:value-type="string" office:string-value="środa" calcext:value-type="string">
            <text:p>środa</text:p>
          </table:table-cell>
          <table:table-cell table:formula="of:=IF(NOT(DAY([.B225]) = DAY([.B226]));1;0)" office:value-type="float" office:value="1" calcext:value-type="float">
            <text:p>1</text:p>
          </table:table-cell>
          <table:table-cell table:formula="of:=IF([.F226] = 1;IF(OR([.E226] = &quot;sobota&quot;;[.E226] = &quot;niedziela&quot;);5000;[.$Q$4]);0)" office:value-type="float" office:value="13179" calcext:value-type="float">
            <text:p>13179</text:p>
          </table:table-cell>
          <table:table-cell table:formula="of:=[.J225]+[.G226]" office:value-type="float" office:value="65302" calcext:value-type="float">
            <text:p>65302</text:p>
          </table:table-cell>
          <table:table-cell table:formula="of:=[.H226]-[.D226]" office:value-type="float" office:value="62132" calcext:value-type="float">
            <text:p>62132</text:p>
          </table:table-cell>
          <table:table-cell table:formula="of:=IF([.I226]&lt;0;[.H226];[.I226])" office:value-type="float" office:value="62132" calcext:value-type="float">
            <text:p>62132</text:p>
          </table:table-cell>
          <table:table-cell table:formula="of:=IF([.I226]&lt;0;1;0)" office:value-type="float" office:value="0" calcext:value-type="float">
            <text:p>0</text:p>
          </table:table-cell>
          <table:table-cell table:formula="of:=IF([.K226]=1;[.D226];0)" office:value-type="float" office:value="0" calcext:value-type="float">
            <text:p>0</text:p>
          </table:table-cell>
          <table:table-cell table:style-name="ce1" office:value-type="date" office:date-value="2021-08-15" calcext:value-type="date">
            <text:p>15.08.2021</text:p>
          </table:table-cell>
          <table:table-cell office:value-type="string" calcext:value-type="string">
            <text:p>niedziela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date" office:date-value="2021-04-21" calcext:value-type="date">
            <text:p>21.04.2021</text:p>
          </table:table-cell>
          <table:table-cell office:value-type="string" calcext:value-type="string">
            <text:p>Ogrodzieniec</text:p>
          </table:table-cell>
          <table:table-cell office:value-type="float" office:value="4140" calcext:value-type="float">
            <text:p>4140</text:p>
          </table:table-cell>
          <table:table-cell table:formula="of:=VLOOKUP([.B227];[.$M$1:.$N$1048576];2;0)" office:value-type="string" office:string-value="środa" calcext:value-type="string">
            <text:p>środa</text:p>
          </table:table-cell>
          <table:table-cell table:formula="of:=IF(NOT(DAY([.B226]) = DAY([.B227]));1;0)" office:value-type="float" office:value="0" calcext:value-type="float">
            <text:p>0</text:p>
          </table:table-cell>
          <table:table-cell table:formula="of:=IF([.F227] = 1;IF(OR([.E227] = &quot;sobota&quot;;[.E227] = &quot;niedziela&quot;);5000;[.$Q$4]);0)" office:value-type="float" office:value="0" calcext:value-type="float">
            <text:p>0</text:p>
          </table:table-cell>
          <table:table-cell table:formula="of:=[.J226]+[.G227]" office:value-type="float" office:value="62132" calcext:value-type="float">
            <text:p>62132</text:p>
          </table:table-cell>
          <table:table-cell table:formula="of:=[.H227]-[.D227]" office:value-type="float" office:value="57992" calcext:value-type="float">
            <text:p>57992</text:p>
          </table:table-cell>
          <table:table-cell table:formula="of:=IF([.I227]&lt;0;[.H227];[.I227])" office:value-type="float" office:value="57992" calcext:value-type="float">
            <text:p>57992</text:p>
          </table:table-cell>
          <table:table-cell table:formula="of:=IF([.I227]&lt;0;1;0)" office:value-type="float" office:value="0" calcext:value-type="float">
            <text:p>0</text:p>
          </table:table-cell>
          <table:table-cell table:formula="of:=IF([.K227]=1;[.D227];0)" office:value-type="float" office:value="0" calcext:value-type="float">
            <text:p>0</text:p>
          </table:table-cell>
          <table:table-cell table:style-name="ce1" office:value-type="date" office:date-value="2021-08-16" calcext:value-type="date">
            <text:p>16.08.2021</text:p>
          </table:table-cell>
          <table:table-cell office:value-type="string" calcext:value-type="string">
            <text:p>poniedziałek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date" office:date-value="2021-04-21" calcext:value-type="date">
            <text:p>21.04.2021</text:p>
          </table:table-cell>
          <table:table-cell office:value-type="string" calcext:value-type="string">
            <text:p>Przemysl</text:p>
          </table:table-cell>
          <table:table-cell office:value-type="float" office:value="2060" calcext:value-type="float">
            <text:p>2060</text:p>
          </table:table-cell>
          <table:table-cell table:formula="of:=VLOOKUP([.B228];[.$M$1:.$N$1048576];2;0)" office:value-type="string" office:string-value="środa" calcext:value-type="string">
            <text:p>środa</text:p>
          </table:table-cell>
          <table:table-cell table:formula="of:=IF(NOT(DAY([.B227]) = DAY([.B228]));1;0)" office:value-type="float" office:value="0" calcext:value-type="float">
            <text:p>0</text:p>
          </table:table-cell>
          <table:table-cell table:formula="of:=IF([.F228] = 1;IF(OR([.E228] = &quot;sobota&quot;;[.E228] = &quot;niedziela&quot;);5000;[.$Q$4]);0)" office:value-type="float" office:value="0" calcext:value-type="float">
            <text:p>0</text:p>
          </table:table-cell>
          <table:table-cell table:formula="of:=[.J227]+[.G228]" office:value-type="float" office:value="57992" calcext:value-type="float">
            <text:p>57992</text:p>
          </table:table-cell>
          <table:table-cell table:formula="of:=[.H228]-[.D228]" office:value-type="float" office:value="55932" calcext:value-type="float">
            <text:p>55932</text:p>
          </table:table-cell>
          <table:table-cell table:formula="of:=IF([.I228]&lt;0;[.H228];[.I228])" office:value-type="float" office:value="55932" calcext:value-type="float">
            <text:p>55932</text:p>
          </table:table-cell>
          <table:table-cell table:formula="of:=IF([.I228]&lt;0;1;0)" office:value-type="float" office:value="0" calcext:value-type="float">
            <text:p>0</text:p>
          </table:table-cell>
          <table:table-cell table:formula="of:=IF([.K228]=1;[.D228];0)" office:value-type="float" office:value="0" calcext:value-type="float">
            <text:p>0</text:p>
          </table:table-cell>
          <table:table-cell table:style-name="ce1" office:value-type="date" office:date-value="2021-08-17" calcext:value-type="date">
            <text:p>17.08.2021</text:p>
          </table:table-cell>
          <table:table-cell office:value-type="string" calcext:value-type="string">
            <text:p>wtorek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date" office:date-value="2021-04-22" calcext:value-type="date">
            <text:p>22.04.2021</text:p>
          </table:table-cell>
          <table:table-cell office:value-type="string" calcext:value-type="string">
            <text:p>Przemysl</text:p>
          </table:table-cell>
          <table:table-cell office:value-type="float" office:value="8220" calcext:value-type="float">
            <text:p>8220</text:p>
          </table:table-cell>
          <table:table-cell table:formula="of:=VLOOKUP([.B229];[.$M$1:.$N$1048576];2;0)" office:value-type="string" office:string-value="czwartek" calcext:value-type="string">
            <text:p>czwartek</text:p>
          </table:table-cell>
          <table:table-cell table:formula="of:=IF(NOT(DAY([.B228]) = DAY([.B229]));1;0)" office:value-type="float" office:value="1" calcext:value-type="float">
            <text:p>1</text:p>
          </table:table-cell>
          <table:table-cell table:formula="of:=IF([.F229] = 1;IF(OR([.E229] = &quot;sobota&quot;;[.E229] = &quot;niedziela&quot;);5000;[.$Q$4]);0)" office:value-type="float" office:value="13179" calcext:value-type="float">
            <text:p>13179</text:p>
          </table:table-cell>
          <table:table-cell table:formula="of:=[.J228]+[.G229]" office:value-type="float" office:value="69111" calcext:value-type="float">
            <text:p>69111</text:p>
          </table:table-cell>
          <table:table-cell table:formula="of:=[.H229]-[.D229]" office:value-type="float" office:value="60891" calcext:value-type="float">
            <text:p>60891</text:p>
          </table:table-cell>
          <table:table-cell table:formula="of:=IF([.I229]&lt;0;[.H229];[.I229])" office:value-type="float" office:value="60891" calcext:value-type="float">
            <text:p>60891</text:p>
          </table:table-cell>
          <table:table-cell table:formula="of:=IF([.I229]&lt;0;1;0)" office:value-type="float" office:value="0" calcext:value-type="float">
            <text:p>0</text:p>
          </table:table-cell>
          <table:table-cell table:formula="of:=IF([.K229]=1;[.D229];0)" office:value-type="float" office:value="0" calcext:value-type="float">
            <text:p>0</text:p>
          </table:table-cell>
          <table:table-cell table:style-name="ce1" office:value-type="date" office:date-value="2021-08-18" calcext:value-type="date">
            <text:p>18.08.2021</text:p>
          </table:table-cell>
          <table:table-cell office:value-type="string" calcext:value-type="string">
            <text:p>środa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date" office:date-value="2021-04-23" calcext:value-type="date">
            <text:p>23.04.2021</text:p>
          </table:table-cell>
          <table:table-cell office:value-type="string" calcext:value-type="string">
            <text:p>Malbork</text:p>
          </table:table-cell>
          <table:table-cell office:value-type="float" office:value="9490" calcext:value-type="float">
            <text:p>9490</text:p>
          </table:table-cell>
          <table:table-cell table:formula="of:=VLOOKUP([.B230];[.$M$1:.$N$1048576];2;0)" office:value-type="string" office:string-value="piątek" calcext:value-type="string">
            <text:p>piątek</text:p>
          </table:table-cell>
          <table:table-cell table:formula="of:=IF(NOT(DAY([.B229]) = DAY([.B230]));1;0)" office:value-type="float" office:value="1" calcext:value-type="float">
            <text:p>1</text:p>
          </table:table-cell>
          <table:table-cell table:formula="of:=IF([.F230] = 1;IF(OR([.E230] = &quot;sobota&quot;;[.E230] = &quot;niedziela&quot;);5000;[.$Q$4]);0)" office:value-type="float" office:value="13179" calcext:value-type="float">
            <text:p>13179</text:p>
          </table:table-cell>
          <table:table-cell table:formula="of:=[.J229]+[.G230]" office:value-type="float" office:value="74070" calcext:value-type="float">
            <text:p>74070</text:p>
          </table:table-cell>
          <table:table-cell table:formula="of:=[.H230]-[.D230]" office:value-type="float" office:value="64580" calcext:value-type="float">
            <text:p>64580</text:p>
          </table:table-cell>
          <table:table-cell table:formula="of:=IF([.I230]&lt;0;[.H230];[.I230])" office:value-type="float" office:value="64580" calcext:value-type="float">
            <text:p>64580</text:p>
          </table:table-cell>
          <table:table-cell table:formula="of:=IF([.I230]&lt;0;1;0)" office:value-type="float" office:value="0" calcext:value-type="float">
            <text:p>0</text:p>
          </table:table-cell>
          <table:table-cell table:formula="of:=IF([.K230]=1;[.D230];0)" office:value-type="float" office:value="0" calcext:value-type="float">
            <text:p>0</text:p>
          </table:table-cell>
          <table:table-cell table:style-name="ce1" office:value-type="date" office:date-value="2021-08-19" calcext:value-type="date">
            <text:p>19.08.2021</text:p>
          </table:table-cell>
          <table:table-cell office:value-type="string" calcext:value-type="string">
            <text:p>czwartek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date" office:date-value="2021-04-23" calcext:value-type="date">
            <text:p>23.04.2021</text:p>
          </table:table-cell>
          <table:table-cell office:value-type="string" calcext:value-type="string">
            <text:p>Ogrodzieniec</text:p>
          </table:table-cell>
          <table:table-cell office:value-type="float" office:value="950" calcext:value-type="float">
            <text:p>950</text:p>
          </table:table-cell>
          <table:table-cell table:formula="of:=VLOOKUP([.B231];[.$M$1:.$N$1048576];2;0)" office:value-type="string" office:string-value="piątek" calcext:value-type="string">
            <text:p>piątek</text:p>
          </table:table-cell>
          <table:table-cell table:formula="of:=IF(NOT(DAY([.B230]) = DAY([.B231]));1;0)" office:value-type="float" office:value="0" calcext:value-type="float">
            <text:p>0</text:p>
          </table:table-cell>
          <table:table-cell table:formula="of:=IF([.F231] = 1;IF(OR([.E231] = &quot;sobota&quot;;[.E231] = &quot;niedziela&quot;);5000;[.$Q$4]);0)" office:value-type="float" office:value="0" calcext:value-type="float">
            <text:p>0</text:p>
          </table:table-cell>
          <table:table-cell table:formula="of:=[.J230]+[.G231]" office:value-type="float" office:value="64580" calcext:value-type="float">
            <text:p>64580</text:p>
          </table:table-cell>
          <table:table-cell table:formula="of:=[.H231]-[.D231]" office:value-type="float" office:value="63630" calcext:value-type="float">
            <text:p>63630</text:p>
          </table:table-cell>
          <table:table-cell table:formula="of:=IF([.I231]&lt;0;[.H231];[.I231])" office:value-type="float" office:value="63630" calcext:value-type="float">
            <text:p>63630</text:p>
          </table:table-cell>
          <table:table-cell table:formula="of:=IF([.I231]&lt;0;1;0)" office:value-type="float" office:value="0" calcext:value-type="float">
            <text:p>0</text:p>
          </table:table-cell>
          <table:table-cell table:formula="of:=IF([.K231]=1;[.D231];0)" office:value-type="float" office:value="0" calcext:value-type="float">
            <text:p>0</text:p>
          </table:table-cell>
          <table:table-cell table:style-name="ce1" office:value-type="date" office:date-value="2021-08-20" calcext:value-type="date">
            <text:p>20.08.2021</text:p>
          </table:table-cell>
          <table:table-cell office:value-type="string" calcext:value-type="string">
            <text:p>piątek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date" office:date-value="2021-04-24" calcext:value-type="date">
            <text:p>24.04.2021</text:p>
          </table:table-cell>
          <table:table-cell office:value-type="string" calcext:value-type="string">
            <text:p>Przemysl</text:p>
          </table:table-cell>
          <table:table-cell office:value-type="float" office:value="3110" calcext:value-type="float">
            <text:p>3110</text:p>
          </table:table-cell>
          <table:table-cell table:formula="of:=VLOOKUP([.B232];[.$M$1:.$N$1048576];2;0)" office:value-type="string" office:string-value="sobota" calcext:value-type="string">
            <text:p>sobota</text:p>
          </table:table-cell>
          <table:table-cell table:formula="of:=IF(NOT(DAY([.B231]) = DAY([.B232]));1;0)" office:value-type="float" office:value="1" calcext:value-type="float">
            <text:p>1</text:p>
          </table:table-cell>
          <table:table-cell table:formula="of:=IF([.F232] = 1;IF(OR([.E232] = &quot;sobota&quot;;[.E232] = &quot;niedziela&quot;);5000;[.$Q$4]);0)" office:value-type="float" office:value="5000" calcext:value-type="float">
            <text:p>5000</text:p>
          </table:table-cell>
          <table:table-cell table:formula="of:=[.J231]+[.G232]" office:value-type="float" office:value="68630" calcext:value-type="float">
            <text:p>68630</text:p>
          </table:table-cell>
          <table:table-cell table:formula="of:=[.H232]-[.D232]" office:value-type="float" office:value="65520" calcext:value-type="float">
            <text:p>65520</text:p>
          </table:table-cell>
          <table:table-cell table:formula="of:=IF([.I232]&lt;0;[.H232];[.I232])" office:value-type="float" office:value="65520" calcext:value-type="float">
            <text:p>65520</text:p>
          </table:table-cell>
          <table:table-cell table:formula="of:=IF([.I232]&lt;0;1;0)" office:value-type="float" office:value="0" calcext:value-type="float">
            <text:p>0</text:p>
          </table:table-cell>
          <table:table-cell table:formula="of:=IF([.K232]=1;[.D232];0)" office:value-type="float" office:value="0" calcext:value-type="float">
            <text:p>0</text:p>
          </table:table-cell>
          <table:table-cell table:style-name="ce1" office:value-type="date" office:date-value="2021-08-21" calcext:value-type="date">
            <text:p>21.08.2021</text:p>
          </table:table-cell>
          <table:table-cell office:value-type="string" calcext:value-type="string">
            <text:p>sobota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date" office:date-value="2021-04-25" calcext:value-type="date">
            <text:p>25.04.2021</text:p>
          </table:table-cell>
          <table:table-cell office:value-type="string" calcext:value-type="string">
            <text:p>Gniezno</text:p>
          </table:table-cell>
          <table:table-cell office:value-type="float" office:value="6010" calcext:value-type="float">
            <text:p>6010</text:p>
          </table:table-cell>
          <table:table-cell table:formula="of:=VLOOKUP([.B233];[.$M$1:.$N$1048576];2;0)" office:value-type="string" office:string-value="niedziela" calcext:value-type="string">
            <text:p>niedziela</text:p>
          </table:table-cell>
          <table:table-cell table:formula="of:=IF(NOT(DAY([.B232]) = DAY([.B233]));1;0)" office:value-type="float" office:value="1" calcext:value-type="float">
            <text:p>1</text:p>
          </table:table-cell>
          <table:table-cell table:formula="of:=IF([.F233] = 1;IF(OR([.E233] = &quot;sobota&quot;;[.E233] = &quot;niedziela&quot;);5000;[.$Q$4]);0)" office:value-type="float" office:value="5000" calcext:value-type="float">
            <text:p>5000</text:p>
          </table:table-cell>
          <table:table-cell table:formula="of:=[.J232]+[.G233]" office:value-type="float" office:value="70520" calcext:value-type="float">
            <text:p>70520</text:p>
          </table:table-cell>
          <table:table-cell table:formula="of:=[.H233]-[.D233]" office:value-type="float" office:value="64510" calcext:value-type="float">
            <text:p>64510</text:p>
          </table:table-cell>
          <table:table-cell table:formula="of:=IF([.I233]&lt;0;[.H233];[.I233])" office:value-type="float" office:value="64510" calcext:value-type="float">
            <text:p>64510</text:p>
          </table:table-cell>
          <table:table-cell table:formula="of:=IF([.I233]&lt;0;1;0)" office:value-type="float" office:value="0" calcext:value-type="float">
            <text:p>0</text:p>
          </table:table-cell>
          <table:table-cell table:formula="of:=IF([.K233]=1;[.D233];0)" office:value-type="float" office:value="0" calcext:value-type="float">
            <text:p>0</text:p>
          </table:table-cell>
          <table:table-cell table:style-name="ce1" office:value-type="date" office:date-value="2021-08-22" calcext:value-type="date">
            <text:p>22.08.2021</text:p>
          </table:table-cell>
          <table:table-cell office:value-type="string" calcext:value-type="string">
            <text:p>niedziela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date" office:date-value="2021-04-25" calcext:value-type="date">
            <text:p>25.04.2021</text:p>
          </table:table-cell>
          <table:table-cell office:value-type="string" calcext:value-type="string">
            <text:p>Malbork</text:p>
          </table:table-cell>
          <table:table-cell office:value-type="float" office:value="1220" calcext:value-type="float">
            <text:p>1220</text:p>
          </table:table-cell>
          <table:table-cell table:formula="of:=VLOOKUP([.B234];[.$M$1:.$N$1048576];2;0)" office:value-type="string" office:string-value="niedziela" calcext:value-type="string">
            <text:p>niedziela</text:p>
          </table:table-cell>
          <table:table-cell table:formula="of:=IF(NOT(DAY([.B233]) = DAY([.B234]));1;0)" office:value-type="float" office:value="0" calcext:value-type="float">
            <text:p>0</text:p>
          </table:table-cell>
          <table:table-cell table:formula="of:=IF([.F234] = 1;IF(OR([.E234] = &quot;sobota&quot;;[.E234] = &quot;niedziela&quot;);5000;[.$Q$4]);0)" office:value-type="float" office:value="0" calcext:value-type="float">
            <text:p>0</text:p>
          </table:table-cell>
          <table:table-cell table:formula="of:=[.J233]+[.G234]" office:value-type="float" office:value="64510" calcext:value-type="float">
            <text:p>64510</text:p>
          </table:table-cell>
          <table:table-cell table:formula="of:=[.H234]-[.D234]" office:value-type="float" office:value="63290" calcext:value-type="float">
            <text:p>63290</text:p>
          </table:table-cell>
          <table:table-cell table:formula="of:=IF([.I234]&lt;0;[.H234];[.I234])" office:value-type="float" office:value="63290" calcext:value-type="float">
            <text:p>63290</text:p>
          </table:table-cell>
          <table:table-cell table:formula="of:=IF([.I234]&lt;0;1;0)" office:value-type="float" office:value="0" calcext:value-type="float">
            <text:p>0</text:p>
          </table:table-cell>
          <table:table-cell table:formula="of:=IF([.K234]=1;[.D234];0)" office:value-type="float" office:value="0" calcext:value-type="float">
            <text:p>0</text:p>
          </table:table-cell>
          <table:table-cell table:style-name="ce1" office:value-type="date" office:date-value="2021-08-23" calcext:value-type="date">
            <text:p>23.08.2021</text:p>
          </table:table-cell>
          <table:table-cell office:value-type="string" calcext:value-type="string">
            <text:p>poniedziałek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date" office:date-value="2021-04-25" calcext:value-type="date">
            <text:p>25.04.2021</text:p>
          </table:table-cell>
          <table:table-cell office:value-type="string" calcext:value-type="string">
            <text:p>Ogrodzieniec</text:p>
          </table:table-cell>
          <table:table-cell office:value-type="float" office:value="8060" calcext:value-type="float">
            <text:p>8060</text:p>
          </table:table-cell>
          <table:table-cell table:formula="of:=VLOOKUP([.B235];[.$M$1:.$N$1048576];2;0)" office:value-type="string" office:string-value="niedziela" calcext:value-type="string">
            <text:p>niedziela</text:p>
          </table:table-cell>
          <table:table-cell table:formula="of:=IF(NOT(DAY([.B234]) = DAY([.B235]));1;0)" office:value-type="float" office:value="0" calcext:value-type="float">
            <text:p>0</text:p>
          </table:table-cell>
          <table:table-cell table:formula="of:=IF([.F235] = 1;IF(OR([.E235] = &quot;sobota&quot;;[.E235] = &quot;niedziela&quot;);5000;[.$Q$4]);0)" office:value-type="float" office:value="0" calcext:value-type="float">
            <text:p>0</text:p>
          </table:table-cell>
          <table:table-cell table:formula="of:=[.J234]+[.G235]" office:value-type="float" office:value="63290" calcext:value-type="float">
            <text:p>63290</text:p>
          </table:table-cell>
          <table:table-cell table:formula="of:=[.H235]-[.D235]" office:value-type="float" office:value="55230" calcext:value-type="float">
            <text:p>55230</text:p>
          </table:table-cell>
          <table:table-cell table:formula="of:=IF([.I235]&lt;0;[.H235];[.I235])" office:value-type="float" office:value="55230" calcext:value-type="float">
            <text:p>55230</text:p>
          </table:table-cell>
          <table:table-cell table:formula="of:=IF([.I235]&lt;0;1;0)" office:value-type="float" office:value="0" calcext:value-type="float">
            <text:p>0</text:p>
          </table:table-cell>
          <table:table-cell table:formula="of:=IF([.K235]=1;[.D235];0)" office:value-type="float" office:value="0" calcext:value-type="float">
            <text:p>0</text:p>
          </table:table-cell>
          <table:table-cell table:style-name="ce1" office:value-type="date" office:date-value="2021-08-24" calcext:value-type="date">
            <text:p>24.08.2021</text:p>
          </table:table-cell>
          <table:table-cell office:value-type="string" calcext:value-type="string">
            <text:p>wtorek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date" office:date-value="2021-04-26" calcext:value-type="date">
            <text:p>26.04.2021</text:p>
          </table:table-cell>
          <table:table-cell office:value-type="string" calcext:value-type="string">
            <text:p>Malbork</text:p>
          </table:table-cell>
          <table:table-cell office:value-type="float" office:value="4040" calcext:value-type="float">
            <text:p>4040</text:p>
          </table:table-cell>
          <table:table-cell table:formula="of:=VLOOKUP([.B236];[.$M$1:.$N$1048576];2;0)" office:value-type="string" office:string-value="poniedziałek" calcext:value-type="string">
            <text:p>poniedziałek</text:p>
          </table:table-cell>
          <table:table-cell table:formula="of:=IF(NOT(DAY([.B235]) = DAY([.B236]));1;0)" office:value-type="float" office:value="1" calcext:value-type="float">
            <text:p>1</text:p>
          </table:table-cell>
          <table:table-cell table:formula="of:=IF([.F236] = 1;IF(OR([.E236] = &quot;sobota&quot;;[.E236] = &quot;niedziela&quot;);5000;[.$Q$4]);0)" office:value-type="float" office:value="13179" calcext:value-type="float">
            <text:p>13179</text:p>
          </table:table-cell>
          <table:table-cell table:formula="of:=[.J235]+[.G236]" office:value-type="float" office:value="68409" calcext:value-type="float">
            <text:p>68409</text:p>
          </table:table-cell>
          <table:table-cell table:formula="of:=[.H236]-[.D236]" office:value-type="float" office:value="64369" calcext:value-type="float">
            <text:p>64369</text:p>
          </table:table-cell>
          <table:table-cell table:formula="of:=IF([.I236]&lt;0;[.H236];[.I236])" office:value-type="float" office:value="64369" calcext:value-type="float">
            <text:p>64369</text:p>
          </table:table-cell>
          <table:table-cell table:formula="of:=IF([.I236]&lt;0;1;0)" office:value-type="float" office:value="0" calcext:value-type="float">
            <text:p>0</text:p>
          </table:table-cell>
          <table:table-cell table:formula="of:=IF([.K236]=1;[.D236];0)" office:value-type="float" office:value="0" calcext:value-type="float">
            <text:p>0</text:p>
          </table:table-cell>
          <table:table-cell table:style-name="ce1" office:value-type="date" office:date-value="2021-08-25" calcext:value-type="date">
            <text:p>25.08.2021</text:p>
          </table:table-cell>
          <table:table-cell office:value-type="string" calcext:value-type="string">
            <text:p>środa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date" office:date-value="2021-04-27" calcext:value-type="date">
            <text:p>27.04.2021</text:p>
          </table:table-cell>
          <table:table-cell office:value-type="string" calcext:value-type="string">
            <text:p>Gniezno</text:p>
          </table:table-cell>
          <table:table-cell office:value-type="float" office:value="950" calcext:value-type="float">
            <text:p>950</text:p>
          </table:table-cell>
          <table:table-cell table:formula="of:=VLOOKUP([.B237];[.$M$1:.$N$1048576];2;0)" office:value-type="string" office:string-value="wtorek" calcext:value-type="string">
            <text:p>wtorek</text:p>
          </table:table-cell>
          <table:table-cell table:formula="of:=IF(NOT(DAY([.B236]) = DAY([.B237]));1;0)" office:value-type="float" office:value="1" calcext:value-type="float">
            <text:p>1</text:p>
          </table:table-cell>
          <table:table-cell table:formula="of:=IF([.F237] = 1;IF(OR([.E237] = &quot;sobota&quot;;[.E237] = &quot;niedziela&quot;);5000;[.$Q$4]);0)" office:value-type="float" office:value="13179" calcext:value-type="float">
            <text:p>13179</text:p>
          </table:table-cell>
          <table:table-cell table:formula="of:=[.J236]+[.G237]" office:value-type="float" office:value="77548" calcext:value-type="float">
            <text:p>77548</text:p>
          </table:table-cell>
          <table:table-cell table:formula="of:=[.H237]-[.D237]" office:value-type="float" office:value="76598" calcext:value-type="float">
            <text:p>76598</text:p>
          </table:table-cell>
          <table:table-cell table:formula="of:=IF([.I237]&lt;0;[.H237];[.I237])" office:value-type="float" office:value="76598" calcext:value-type="float">
            <text:p>76598</text:p>
          </table:table-cell>
          <table:table-cell table:formula="of:=IF([.I237]&lt;0;1;0)" office:value-type="float" office:value="0" calcext:value-type="float">
            <text:p>0</text:p>
          </table:table-cell>
          <table:table-cell table:formula="of:=IF([.K237]=1;[.D237];0)" office:value-type="float" office:value="0" calcext:value-type="float">
            <text:p>0</text:p>
          </table:table-cell>
          <table:table-cell table:style-name="ce1" office:value-type="date" office:date-value="2021-08-26" calcext:value-type="date">
            <text:p>26.08.2021</text:p>
          </table:table-cell>
          <table:table-cell office:value-type="string" calcext:value-type="string">
            <text:p>czwartek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date" office:date-value="2021-04-27" calcext:value-type="date">
            <text:p>27.04.2021</text:p>
          </table:table-cell>
          <table:table-cell office:value-type="string" calcext:value-type="string">
            <text:p>Przemysl</text:p>
          </table:table-cell>
          <table:table-cell office:value-type="float" office:value="9470" calcext:value-type="float">
            <text:p>9470</text:p>
          </table:table-cell>
          <table:table-cell table:formula="of:=VLOOKUP([.B238];[.$M$1:.$N$1048576];2;0)" office:value-type="string" office:string-value="wtorek" calcext:value-type="string">
            <text:p>wtorek</text:p>
          </table:table-cell>
          <table:table-cell table:formula="of:=IF(NOT(DAY([.B237]) = DAY([.B238]));1;0)" office:value-type="float" office:value="0" calcext:value-type="float">
            <text:p>0</text:p>
          </table:table-cell>
          <table:table-cell table:formula="of:=IF([.F238] = 1;IF(OR([.E238] = &quot;sobota&quot;;[.E238] = &quot;niedziela&quot;);5000;[.$Q$4]);0)" office:value-type="float" office:value="0" calcext:value-type="float">
            <text:p>0</text:p>
          </table:table-cell>
          <table:table-cell table:formula="of:=[.J237]+[.G238]" office:value-type="float" office:value="76598" calcext:value-type="float">
            <text:p>76598</text:p>
          </table:table-cell>
          <table:table-cell table:formula="of:=[.H238]-[.D238]" office:value-type="float" office:value="67128" calcext:value-type="float">
            <text:p>67128</text:p>
          </table:table-cell>
          <table:table-cell table:formula="of:=IF([.I238]&lt;0;[.H238];[.I238])" office:value-type="float" office:value="67128" calcext:value-type="float">
            <text:p>67128</text:p>
          </table:table-cell>
          <table:table-cell table:formula="of:=IF([.I238]&lt;0;1;0)" office:value-type="float" office:value="0" calcext:value-type="float">
            <text:p>0</text:p>
          </table:table-cell>
          <table:table-cell table:formula="of:=IF([.K238]=1;[.D238];0)" office:value-type="float" office:value="0" calcext:value-type="float">
            <text:p>0</text:p>
          </table:table-cell>
          <table:table-cell table:style-name="ce1" office:value-type="date" office:date-value="2021-08-27" calcext:value-type="date">
            <text:p>27.08.2021</text:p>
          </table:table-cell>
          <table:table-cell office:value-type="string" calcext:value-type="string">
            <text:p>piątek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date" office:date-value="2021-04-27" calcext:value-type="date">
            <text:p>27.04.2021</text:p>
          </table:table-cell>
          <table:table-cell office:value-type="string" calcext:value-type="string">
            <text:p>Malbork</text:p>
          </table:table-cell>
          <table:table-cell office:value-type="float" office:value="4760" calcext:value-type="float">
            <text:p>4760</text:p>
          </table:table-cell>
          <table:table-cell table:formula="of:=VLOOKUP([.B239];[.$M$1:.$N$1048576];2;0)" office:value-type="string" office:string-value="wtorek" calcext:value-type="string">
            <text:p>wtorek</text:p>
          </table:table-cell>
          <table:table-cell table:formula="of:=IF(NOT(DAY([.B238]) = DAY([.B239]));1;0)" office:value-type="float" office:value="0" calcext:value-type="float">
            <text:p>0</text:p>
          </table:table-cell>
          <table:table-cell table:formula="of:=IF([.F239] = 1;IF(OR([.E239] = &quot;sobota&quot;;[.E239] = &quot;niedziela&quot;);5000;[.$Q$4]);0)" office:value-type="float" office:value="0" calcext:value-type="float">
            <text:p>0</text:p>
          </table:table-cell>
          <table:table-cell table:formula="of:=[.J238]+[.G239]" office:value-type="float" office:value="67128" calcext:value-type="float">
            <text:p>67128</text:p>
          </table:table-cell>
          <table:table-cell table:formula="of:=[.H239]-[.D239]" office:value-type="float" office:value="62368" calcext:value-type="float">
            <text:p>62368</text:p>
          </table:table-cell>
          <table:table-cell table:formula="of:=IF([.I239]&lt;0;[.H239];[.I239])" office:value-type="float" office:value="62368" calcext:value-type="float">
            <text:p>62368</text:p>
          </table:table-cell>
          <table:table-cell table:formula="of:=IF([.I239]&lt;0;1;0)" office:value-type="float" office:value="0" calcext:value-type="float">
            <text:p>0</text:p>
          </table:table-cell>
          <table:table-cell table:formula="of:=IF([.K239]=1;[.D239];0)" office:value-type="float" office:value="0" calcext:value-type="float">
            <text:p>0</text:p>
          </table:table-cell>
          <table:table-cell table:style-name="ce1" office:value-type="date" office:date-value="2021-08-28" calcext:value-type="date">
            <text:p>28.08.2021</text:p>
          </table:table-cell>
          <table:table-cell office:value-type="string" calcext:value-type="string">
            <text:p>sobota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date" office:date-value="2021-04-28" calcext:value-type="date">
            <text:p>28.04.2021</text:p>
          </table:table-cell>
          <table:table-cell office:value-type="string" calcext:value-type="string">
            <text:p>Ogrodzieniec</text:p>
          </table:table-cell>
          <table:table-cell office:value-type="float" office:value="9390" calcext:value-type="float">
            <text:p>9390</text:p>
          </table:table-cell>
          <table:table-cell table:formula="of:=VLOOKUP([.B240];[.$M$1:.$N$1048576];2;0)" office:value-type="string" office:string-value="środa" calcext:value-type="string">
            <text:p>środa</text:p>
          </table:table-cell>
          <table:table-cell table:formula="of:=IF(NOT(DAY([.B239]) = DAY([.B240]));1;0)" office:value-type="float" office:value="1" calcext:value-type="float">
            <text:p>1</text:p>
          </table:table-cell>
          <table:table-cell table:formula="of:=IF([.F240] = 1;IF(OR([.E240] = &quot;sobota&quot;;[.E240] = &quot;niedziela&quot;);5000;[.$Q$4]);0)" office:value-type="float" office:value="13179" calcext:value-type="float">
            <text:p>13179</text:p>
          </table:table-cell>
          <table:table-cell table:formula="of:=[.J239]+[.G240]" office:value-type="float" office:value="75547" calcext:value-type="float">
            <text:p>75547</text:p>
          </table:table-cell>
          <table:table-cell table:formula="of:=[.H240]-[.D240]" office:value-type="float" office:value="66157" calcext:value-type="float">
            <text:p>66157</text:p>
          </table:table-cell>
          <table:table-cell table:formula="of:=IF([.I240]&lt;0;[.H240];[.I240])" office:value-type="float" office:value="66157" calcext:value-type="float">
            <text:p>66157</text:p>
          </table:table-cell>
          <table:table-cell table:formula="of:=IF([.I240]&lt;0;1;0)" office:value-type="float" office:value="0" calcext:value-type="float">
            <text:p>0</text:p>
          </table:table-cell>
          <table:table-cell table:formula="of:=IF([.K240]=1;[.D240];0)" office:value-type="float" office:value="0" calcext:value-type="float">
            <text:p>0</text:p>
          </table:table-cell>
          <table:table-cell table:style-name="ce1" office:value-type="date" office:date-value="2021-08-29" calcext:value-type="date">
            <text:p>29.08.2021</text:p>
          </table:table-cell>
          <table:table-cell office:value-type="string" calcext:value-type="string">
            <text:p>niedziela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date" office:date-value="2021-04-28" calcext:value-type="date">
            <text:p>28.04.2021</text:p>
          </table:table-cell>
          <table:table-cell office:value-type="string" calcext:value-type="string">
            <text:p>Przemysl</text:p>
          </table:table-cell>
          <table:table-cell office:value-type="float" office:value="4520" calcext:value-type="float">
            <text:p>4520</text:p>
          </table:table-cell>
          <table:table-cell table:formula="of:=VLOOKUP([.B241];[.$M$1:.$N$1048576];2;0)" office:value-type="string" office:string-value="środa" calcext:value-type="string">
            <text:p>środa</text:p>
          </table:table-cell>
          <table:table-cell table:formula="of:=IF(NOT(DAY([.B240]) = DAY([.B241]));1;0)" office:value-type="float" office:value="0" calcext:value-type="float">
            <text:p>0</text:p>
          </table:table-cell>
          <table:table-cell table:formula="of:=IF([.F241] = 1;IF(OR([.E241] = &quot;sobota&quot;;[.E241] = &quot;niedziela&quot;);5000;[.$Q$4]);0)" office:value-type="float" office:value="0" calcext:value-type="float">
            <text:p>0</text:p>
          </table:table-cell>
          <table:table-cell table:formula="of:=[.J240]+[.G241]" office:value-type="float" office:value="66157" calcext:value-type="float">
            <text:p>66157</text:p>
          </table:table-cell>
          <table:table-cell table:formula="of:=[.H241]-[.D241]" office:value-type="float" office:value="61637" calcext:value-type="float">
            <text:p>61637</text:p>
          </table:table-cell>
          <table:table-cell table:formula="of:=IF([.I241]&lt;0;[.H241];[.I241])" office:value-type="float" office:value="61637" calcext:value-type="float">
            <text:p>61637</text:p>
          </table:table-cell>
          <table:table-cell table:formula="of:=IF([.I241]&lt;0;1;0)" office:value-type="float" office:value="0" calcext:value-type="float">
            <text:p>0</text:p>
          </table:table-cell>
          <table:table-cell table:formula="of:=IF([.K241]=1;[.D241];0)" office:value-type="float" office:value="0" calcext:value-type="float">
            <text:p>0</text:p>
          </table:table-cell>
          <table:table-cell table:style-name="ce1" office:value-type="date" office:date-value="2021-08-30" calcext:value-type="date">
            <text:p>30.08.2021</text:p>
          </table:table-cell>
          <table:table-cell office:value-type="string" calcext:value-type="string">
            <text:p>poniedziałek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date" office:date-value="2021-04-29" calcext:value-type="date">
            <text:p>29.04.2021</text:p>
          </table:table-cell>
          <table:table-cell office:value-type="string" calcext:value-type="string">
            <text:p>Przemysl</text:p>
          </table:table-cell>
          <table:table-cell office:value-type="float" office:value="8460" calcext:value-type="float">
            <text:p>8460</text:p>
          </table:table-cell>
          <table:table-cell table:formula="of:=VLOOKUP([.B242];[.$M$1:.$N$1048576];2;0)" office:value-type="string" office:string-value="czwartek" calcext:value-type="string">
            <text:p>czwartek</text:p>
          </table:table-cell>
          <table:table-cell table:formula="of:=IF(NOT(DAY([.B241]) = DAY([.B242]));1;0)" office:value-type="float" office:value="1" calcext:value-type="float">
            <text:p>1</text:p>
          </table:table-cell>
          <table:table-cell table:formula="of:=IF([.F242] = 1;IF(OR([.E242] = &quot;sobota&quot;;[.E242] = &quot;niedziela&quot;);5000;[.$Q$4]);0)" office:value-type="float" office:value="13179" calcext:value-type="float">
            <text:p>13179</text:p>
          </table:table-cell>
          <table:table-cell table:formula="of:=[.J241]+[.G242]" office:value-type="float" office:value="74816" calcext:value-type="float">
            <text:p>74816</text:p>
          </table:table-cell>
          <table:table-cell table:formula="of:=[.H242]-[.D242]" office:value-type="float" office:value="66356" calcext:value-type="float">
            <text:p>66356</text:p>
          </table:table-cell>
          <table:table-cell table:formula="of:=IF([.I242]&lt;0;[.H242];[.I242])" office:value-type="float" office:value="66356" calcext:value-type="float">
            <text:p>66356</text:p>
          </table:table-cell>
          <table:table-cell table:formula="of:=IF([.I242]&lt;0;1;0)" office:value-type="float" office:value="0" calcext:value-type="float">
            <text:p>0</text:p>
          </table:table-cell>
          <table:table-cell table:formula="of:=IF([.K242]=1;[.D242];0)" office:value-type="float" office:value="0" calcext:value-type="float">
            <text:p>0</text:p>
          </table:table-cell>
          <table:table-cell table:style-name="ce1" office:value-type="date" office:date-value="2021-08-31" calcext:value-type="date">
            <text:p>31.08.2021</text:p>
          </table:table-cell>
          <table:table-cell office:value-type="string" calcext:value-type="string">
            <text:p>wtorek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date" office:date-value="2021-04-30" calcext:value-type="date">
            <text:p>30.04.2021</text:p>
          </table:table-cell>
          <table:table-cell office:value-type="string" calcext:value-type="string">
            <text:p>Ogrodzieniec</text:p>
          </table:table-cell>
          <table:table-cell office:value-type="float" office:value="4880" calcext:value-type="float">
            <text:p>4880</text:p>
          </table:table-cell>
          <table:table-cell table:formula="of:=VLOOKUP([.B243];[.$M$1:.$N$1048576];2;0)" office:value-type="string" office:string-value="piątek" calcext:value-type="string">
            <text:p>piątek</text:p>
          </table:table-cell>
          <table:table-cell table:formula="of:=IF(NOT(DAY([.B242]) = DAY([.B243]));1;0)" office:value-type="float" office:value="1" calcext:value-type="float">
            <text:p>1</text:p>
          </table:table-cell>
          <table:table-cell table:formula="of:=IF([.F243] = 1;IF(OR([.E243] = &quot;sobota&quot;;[.E243] = &quot;niedziela&quot;);5000;[.$Q$4]);0)" office:value-type="float" office:value="13179" calcext:value-type="float">
            <text:p>13179</text:p>
          </table:table-cell>
          <table:table-cell table:formula="of:=[.J242]+[.G243]" office:value-type="float" office:value="79535" calcext:value-type="float">
            <text:p>79535</text:p>
          </table:table-cell>
          <table:table-cell table:formula="of:=[.H243]-[.D243]" office:value-type="float" office:value="74655" calcext:value-type="float">
            <text:p>74655</text:p>
          </table:table-cell>
          <table:table-cell table:formula="of:=IF([.I243]&lt;0;[.H243];[.I243])" office:value-type="float" office:value="74655" calcext:value-type="float">
            <text:p>74655</text:p>
          </table:table-cell>
          <table:table-cell table:formula="of:=IF([.I243]&lt;0;1;0)" office:value-type="float" office:value="0" calcext:value-type="float">
            <text:p>0</text:p>
          </table:table-cell>
          <table:table-cell table:formula="of:=IF([.K243]=1;[.D243];0)" office:value-type="float" office:value="0" calcext:value-type="float">
            <text:p>0</text:p>
          </table:table-cell>
          <table:table-cell table:style-name="ce1" office:value-type="date" office:date-value="2021-09-01" calcext:value-type="date">
            <text:p>1.09.2021</text:p>
          </table:table-cell>
          <table:table-cell office:value-type="string" calcext:value-type="string">
            <text:p>środa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date" office:date-value="2021-05-01" calcext:value-type="date">
            <text:p>1.05.2021</text:p>
          </table:table-cell>
          <table:table-cell office:value-type="string" calcext:value-type="string">
            <text:p>Ogrodzieniec</text:p>
          </table:table-cell>
          <table:table-cell office:value-type="float" office:value="3980" calcext:value-type="float">
            <text:p>3980</text:p>
          </table:table-cell>
          <table:table-cell table:formula="of:=VLOOKUP([.B244];[.$M$1:.$N$1048576];2;0)" office:value-type="string" office:string-value="sobota" calcext:value-type="string">
            <text:p>sobota</text:p>
          </table:table-cell>
          <table:table-cell table:formula="of:=IF(NOT(DAY([.B243]) = DAY([.B244]));1;0)" office:value-type="float" office:value="1" calcext:value-type="float">
            <text:p>1</text:p>
          </table:table-cell>
          <table:table-cell table:formula="of:=IF([.F244] = 1;IF(OR([.E244] = &quot;sobota&quot;;[.E244] = &quot;niedziela&quot;);5000;[.$Q$4]);0)" office:value-type="float" office:value="5000" calcext:value-type="float">
            <text:p>5000</text:p>
          </table:table-cell>
          <table:table-cell table:formula="of:=[.J243]+[.G244]" office:value-type="float" office:value="79655" calcext:value-type="float">
            <text:p>79655</text:p>
          </table:table-cell>
          <table:table-cell table:formula="of:=[.H244]-[.D244]" office:value-type="float" office:value="75675" calcext:value-type="float">
            <text:p>75675</text:p>
          </table:table-cell>
          <table:table-cell table:formula="of:=IF([.I244]&lt;0;[.H244];[.I244])" office:value-type="float" office:value="75675" calcext:value-type="float">
            <text:p>75675</text:p>
          </table:table-cell>
          <table:table-cell table:formula="of:=IF([.I244]&lt;0;1;0)" office:value-type="float" office:value="0" calcext:value-type="float">
            <text:p>0</text:p>
          </table:table-cell>
          <table:table-cell table:formula="of:=IF([.K244]=1;[.D244];0)" office:value-type="float" office:value="0" calcext:value-type="float">
            <text:p>0</text:p>
          </table:table-cell>
          <table:table-cell table:style-name="ce1" office:value-type="date" office:date-value="2021-09-02" calcext:value-type="date">
            <text:p>2.09.2021</text:p>
          </table:table-cell>
          <table:table-cell office:value-type="string" calcext:value-type="string">
            <text:p>czwartek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date" office:date-value="2021-05-02" calcext:value-type="date">
            <text:p>2.05.2021</text:p>
          </table:table-cell>
          <table:table-cell office:value-type="string" calcext:value-type="string">
            <text:p>Ogrodzieniec</text:p>
          </table:table-cell>
          <table:table-cell office:value-type="float" office:value="3980" calcext:value-type="float">
            <text:p>3980</text:p>
          </table:table-cell>
          <table:table-cell table:formula="of:=VLOOKUP([.B245];[.$M$1:.$N$1048576];2;0)" office:value-type="string" office:string-value="niedziela" calcext:value-type="string">
            <text:p>niedziela</text:p>
          </table:table-cell>
          <table:table-cell table:formula="of:=IF(NOT(DAY([.B244]) = DAY([.B245]));1;0)" office:value-type="float" office:value="1" calcext:value-type="float">
            <text:p>1</text:p>
          </table:table-cell>
          <table:table-cell table:formula="of:=IF([.F245] = 1;IF(OR([.E245] = &quot;sobota&quot;;[.E245] = &quot;niedziela&quot;);5000;[.$Q$4]);0)" office:value-type="float" office:value="5000" calcext:value-type="float">
            <text:p>5000</text:p>
          </table:table-cell>
          <table:table-cell table:formula="of:=[.J244]+[.G245]" office:value-type="float" office:value="80675" calcext:value-type="float">
            <text:p>80675</text:p>
          </table:table-cell>
          <table:table-cell table:formula="of:=[.H245]-[.D245]" office:value-type="float" office:value="76695" calcext:value-type="float">
            <text:p>76695</text:p>
          </table:table-cell>
          <table:table-cell table:formula="of:=IF([.I245]&lt;0;[.H245];[.I245])" office:value-type="float" office:value="76695" calcext:value-type="float">
            <text:p>76695</text:p>
          </table:table-cell>
          <table:table-cell table:formula="of:=IF([.I245]&lt;0;1;0)" office:value-type="float" office:value="0" calcext:value-type="float">
            <text:p>0</text:p>
          </table:table-cell>
          <table:table-cell table:formula="of:=IF([.K245]=1;[.D245];0)" office:value-type="float" office:value="0" calcext:value-type="float">
            <text:p>0</text:p>
          </table:table-cell>
          <table:table-cell table:style-name="ce1" office:value-type="date" office:date-value="2021-09-03" calcext:value-type="date">
            <text:p>3.09.2021</text:p>
          </table:table-cell>
          <table:table-cell office:value-type="string" calcext:value-type="string">
            <text:p>piątek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date" office:date-value="2021-05-03" calcext:value-type="date">
            <text:p>3.05.2021</text:p>
          </table:table-cell>
          <table:table-cell office:value-type="string" calcext:value-type="string">
            <text:p>Gniezno</text:p>
          </table:table-cell>
          <table:table-cell office:value-type="float" office:value="2130" calcext:value-type="float">
            <text:p>2130</text:p>
          </table:table-cell>
          <table:table-cell table:formula="of:=VLOOKUP([.B246];[.$M$1:.$N$1048576];2;0)" office:value-type="string" office:string-value="poniedziałek" calcext:value-type="string">
            <text:p>poniedziałek</text:p>
          </table:table-cell>
          <table:table-cell table:formula="of:=IF(NOT(DAY([.B245]) = DAY([.B246]));1;0)" office:value-type="float" office:value="1" calcext:value-type="float">
            <text:p>1</text:p>
          </table:table-cell>
          <table:table-cell table:formula="of:=IF([.F246] = 1;IF(OR([.E246] = &quot;sobota&quot;;[.E246] = &quot;niedziela&quot;);5000;[.$Q$4]);0)" office:value-type="float" office:value="13179" calcext:value-type="float">
            <text:p>13179</text:p>
          </table:table-cell>
          <table:table-cell table:formula="of:=[.J245]+[.G246]" office:value-type="float" office:value="89874" calcext:value-type="float">
            <text:p>89874</text:p>
          </table:table-cell>
          <table:table-cell table:formula="of:=[.H246]-[.D246]" office:value-type="float" office:value="87744" calcext:value-type="float">
            <text:p>87744</text:p>
          </table:table-cell>
          <table:table-cell table:formula="of:=IF([.I246]&lt;0;[.H246];[.I246])" office:value-type="float" office:value="87744" calcext:value-type="float">
            <text:p>87744</text:p>
          </table:table-cell>
          <table:table-cell table:formula="of:=IF([.I246]&lt;0;1;0)" office:value-type="float" office:value="0" calcext:value-type="float">
            <text:p>0</text:p>
          </table:table-cell>
          <table:table-cell table:formula="of:=IF([.K246]=1;[.D246];0)" office:value-type="float" office:value="0" calcext:value-type="float">
            <text:p>0</text:p>
          </table:table-cell>
          <table:table-cell table:style-name="ce1" office:value-type="date" office:date-value="2021-09-04" calcext:value-type="date">
            <text:p>4.09.2021</text:p>
          </table:table-cell>
          <table:table-cell office:value-type="string" calcext:value-type="string">
            <text:p>sobota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date" office:date-value="2021-05-03" calcext:value-type="date">
            <text:p>3.05.2021</text:p>
          </table:table-cell>
          <table:table-cell office:value-type="string" calcext:value-type="string">
            <text:p>Przemysl</text:p>
          </table:table-cell>
          <table:table-cell office:value-type="float" office:value="7520" calcext:value-type="float">
            <text:p>7520</text:p>
          </table:table-cell>
          <table:table-cell table:formula="of:=VLOOKUP([.B247];[.$M$1:.$N$1048576];2;0)" office:value-type="string" office:string-value="poniedziałek" calcext:value-type="string">
            <text:p>poniedziałek</text:p>
          </table:table-cell>
          <table:table-cell table:formula="of:=IF(NOT(DAY([.B246]) = DAY([.B247]));1;0)" office:value-type="float" office:value="0" calcext:value-type="float">
            <text:p>0</text:p>
          </table:table-cell>
          <table:table-cell table:formula="of:=IF([.F247] = 1;IF(OR([.E247] = &quot;sobota&quot;;[.E247] = &quot;niedziela&quot;);5000;[.$Q$4]);0)" office:value-type="float" office:value="0" calcext:value-type="float">
            <text:p>0</text:p>
          </table:table-cell>
          <table:table-cell table:formula="of:=[.J246]+[.G247]" office:value-type="float" office:value="87744" calcext:value-type="float">
            <text:p>87744</text:p>
          </table:table-cell>
          <table:table-cell table:formula="of:=[.H247]-[.D247]" office:value-type="float" office:value="80224" calcext:value-type="float">
            <text:p>80224</text:p>
          </table:table-cell>
          <table:table-cell table:formula="of:=IF([.I247]&lt;0;[.H247];[.I247])" office:value-type="float" office:value="80224" calcext:value-type="float">
            <text:p>80224</text:p>
          </table:table-cell>
          <table:table-cell table:formula="of:=IF([.I247]&lt;0;1;0)" office:value-type="float" office:value="0" calcext:value-type="float">
            <text:p>0</text:p>
          </table:table-cell>
          <table:table-cell table:formula="of:=IF([.K247]=1;[.D247];0)" office:value-type="float" office:value="0" calcext:value-type="float">
            <text:p>0</text:p>
          </table:table-cell>
          <table:table-cell table:style-name="ce1" office:value-type="date" office:date-value="2021-09-05" calcext:value-type="date">
            <text:p>5.09.2021</text:p>
          </table:table-cell>
          <table:table-cell office:value-type="string" calcext:value-type="string">
            <text:p>niedziela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date" office:date-value="2021-05-04" calcext:value-type="date">
            <text:p>4.05.2021</text:p>
          </table:table-cell>
          <table:table-cell office:value-type="string" calcext:value-type="string">
            <text:p>Przemysl</text:p>
          </table:table-cell>
          <table:table-cell office:value-type="float" office:value="3900" calcext:value-type="float">
            <text:p>3900</text:p>
          </table:table-cell>
          <table:table-cell table:formula="of:=VLOOKUP([.B248];[.$M$1:.$N$1048576];2;0)" office:value-type="string" office:string-value="wtorek" calcext:value-type="string">
            <text:p>wtorek</text:p>
          </table:table-cell>
          <table:table-cell table:formula="of:=IF(NOT(DAY([.B247]) = DAY([.B248]));1;0)" office:value-type="float" office:value="1" calcext:value-type="float">
            <text:p>1</text:p>
          </table:table-cell>
          <table:table-cell table:formula="of:=IF([.F248] = 1;IF(OR([.E248] = &quot;sobota&quot;;[.E248] = &quot;niedziela&quot;);5000;[.$Q$4]);0)" office:value-type="float" office:value="13179" calcext:value-type="float">
            <text:p>13179</text:p>
          </table:table-cell>
          <table:table-cell table:formula="of:=[.J247]+[.G248]" office:value-type="float" office:value="93403" calcext:value-type="float">
            <text:p>93403</text:p>
          </table:table-cell>
          <table:table-cell table:formula="of:=[.H248]-[.D248]" office:value-type="float" office:value="89503" calcext:value-type="float">
            <text:p>89503</text:p>
          </table:table-cell>
          <table:table-cell table:formula="of:=IF([.I248]&lt;0;[.H248];[.I248])" office:value-type="float" office:value="89503" calcext:value-type="float">
            <text:p>89503</text:p>
          </table:table-cell>
          <table:table-cell table:formula="of:=IF([.I248]&lt;0;1;0)" office:value-type="float" office:value="0" calcext:value-type="float">
            <text:p>0</text:p>
          </table:table-cell>
          <table:table-cell table:formula="of:=IF([.K248]=1;[.D248];0)" office:value-type="float" office:value="0" calcext:value-type="float">
            <text:p>0</text:p>
          </table:table-cell>
          <table:table-cell table:style-name="ce1" office:value-type="date" office:date-value="2021-09-06" calcext:value-type="date">
            <text:p>6.09.2021</text:p>
          </table:table-cell>
          <table:table-cell office:value-type="string" calcext:value-type="string">
            <text:p>poniedziałek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date" office:date-value="2021-05-05" calcext:value-type="date">
            <text:p>5.05.2021</text:p>
          </table:table-cell>
          <table:table-cell office:value-type="string" calcext:value-type="string">
            <text:p>Przemysl</text:p>
          </table:table-cell>
          <table:table-cell office:value-type="float" office:value="8960" calcext:value-type="float">
            <text:p>8960</text:p>
          </table:table-cell>
          <table:table-cell table:formula="of:=VLOOKUP([.B249];[.$M$1:.$N$1048576];2;0)" office:value-type="string" office:string-value="środa" calcext:value-type="string">
            <text:p>środa</text:p>
          </table:table-cell>
          <table:table-cell table:formula="of:=IF(NOT(DAY([.B248]) = DAY([.B249]));1;0)" office:value-type="float" office:value="1" calcext:value-type="float">
            <text:p>1</text:p>
          </table:table-cell>
          <table:table-cell table:formula="of:=IF([.F249] = 1;IF(OR([.E249] = &quot;sobota&quot;;[.E249] = &quot;niedziela&quot;);5000;[.$Q$4]);0)" office:value-type="float" office:value="13179" calcext:value-type="float">
            <text:p>13179</text:p>
          </table:table-cell>
          <table:table-cell table:formula="of:=[.J248]+[.G249]" office:value-type="float" office:value="102682" calcext:value-type="float">
            <text:p>102682</text:p>
          </table:table-cell>
          <table:table-cell table:formula="of:=[.H249]-[.D249]" office:value-type="float" office:value="93722" calcext:value-type="float">
            <text:p>93722</text:p>
          </table:table-cell>
          <table:table-cell table:formula="of:=IF([.I249]&lt;0;[.H249];[.I249])" office:value-type="float" office:value="93722" calcext:value-type="float">
            <text:p>93722</text:p>
          </table:table-cell>
          <table:table-cell table:formula="of:=IF([.I249]&lt;0;1;0)" office:value-type="float" office:value="0" calcext:value-type="float">
            <text:p>0</text:p>
          </table:table-cell>
          <table:table-cell table:formula="of:=IF([.K249]=1;[.D249];0)" office:value-type="float" office:value="0" calcext:value-type="float">
            <text:p>0</text:p>
          </table:table-cell>
          <table:table-cell table:style-name="ce1" office:value-type="date" office:date-value="2021-09-07" calcext:value-type="date">
            <text:p>7.09.2021</text:p>
          </table:table-cell>
          <table:table-cell office:value-type="string" calcext:value-type="string">
            <text:p>wtorek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date" office:date-value="2021-05-05" calcext:value-type="date">
            <text:p>5.05.2021</text:p>
          </table:table-cell>
          <table:table-cell office:value-type="string" calcext:value-type="string">
            <text:p>Ogrodzieniec</text:p>
          </table:table-cell>
          <table:table-cell office:value-type="float" office:value="3070" calcext:value-type="float">
            <text:p>3070</text:p>
          </table:table-cell>
          <table:table-cell table:formula="of:=VLOOKUP([.B250];[.$M$1:.$N$1048576];2;0)" office:value-type="string" office:string-value="środa" calcext:value-type="string">
            <text:p>środa</text:p>
          </table:table-cell>
          <table:table-cell table:formula="of:=IF(NOT(DAY([.B249]) = DAY([.B250]));1;0)" office:value-type="float" office:value="0" calcext:value-type="float">
            <text:p>0</text:p>
          </table:table-cell>
          <table:table-cell table:formula="of:=IF([.F250] = 1;IF(OR([.E250] = &quot;sobota&quot;;[.E250] = &quot;niedziela&quot;);5000;[.$Q$4]);0)" office:value-type="float" office:value="0" calcext:value-type="float">
            <text:p>0</text:p>
          </table:table-cell>
          <table:table-cell table:formula="of:=[.J249]+[.G250]" office:value-type="float" office:value="93722" calcext:value-type="float">
            <text:p>93722</text:p>
          </table:table-cell>
          <table:table-cell table:formula="of:=[.H250]-[.D250]" office:value-type="float" office:value="90652" calcext:value-type="float">
            <text:p>90652</text:p>
          </table:table-cell>
          <table:table-cell table:formula="of:=IF([.I250]&lt;0;[.H250];[.I250])" office:value-type="float" office:value="90652" calcext:value-type="float">
            <text:p>90652</text:p>
          </table:table-cell>
          <table:table-cell table:formula="of:=IF([.I250]&lt;0;1;0)" office:value-type="float" office:value="0" calcext:value-type="float">
            <text:p>0</text:p>
          </table:table-cell>
          <table:table-cell table:formula="of:=IF([.K250]=1;[.D250];0)" office:value-type="float" office:value="0" calcext:value-type="float">
            <text:p>0</text:p>
          </table:table-cell>
          <table:table-cell table:style-name="ce1" office:value-type="date" office:date-value="2021-09-08" calcext:value-type="date">
            <text:p>8.09.2021</text:p>
          </table:table-cell>
          <table:table-cell office:value-type="string" calcext:value-type="string">
            <text:p>środa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date" office:date-value="2021-05-06" calcext:value-type="date">
            <text:p>6.05.2021</text:p>
          </table:table-cell>
          <table:table-cell office:value-type="string" calcext:value-type="string">
            <text:p>Ogrodzieniec</text:p>
          </table:table-cell>
          <table:table-cell office:value-type="float" office:value="1950" calcext:value-type="float">
            <text:p>1950</text:p>
          </table:table-cell>
          <table:table-cell table:formula="of:=VLOOKUP([.B251];[.$M$1:.$N$1048576];2;0)" office:value-type="string" office:string-value="czwartek" calcext:value-type="string">
            <text:p>czwartek</text:p>
          </table:table-cell>
          <table:table-cell table:formula="of:=IF(NOT(DAY([.B250]) = DAY([.B251]));1;0)" office:value-type="float" office:value="1" calcext:value-type="float">
            <text:p>1</text:p>
          </table:table-cell>
          <table:table-cell table:formula="of:=IF([.F251] = 1;IF(OR([.E251] = &quot;sobota&quot;;[.E251] = &quot;niedziela&quot;);5000;[.$Q$4]);0)" office:value-type="float" office:value="13179" calcext:value-type="float">
            <text:p>13179</text:p>
          </table:table-cell>
          <table:table-cell table:formula="of:=[.J250]+[.G251]" office:value-type="float" office:value="103831" calcext:value-type="float">
            <text:p>103831</text:p>
          </table:table-cell>
          <table:table-cell table:formula="of:=[.H251]-[.D251]" office:value-type="float" office:value="101881" calcext:value-type="float">
            <text:p>101881</text:p>
          </table:table-cell>
          <table:table-cell table:formula="of:=IF([.I251]&lt;0;[.H251];[.I251])" office:value-type="float" office:value="101881" calcext:value-type="float">
            <text:p>101881</text:p>
          </table:table-cell>
          <table:table-cell table:formula="of:=IF([.I251]&lt;0;1;0)" office:value-type="float" office:value="0" calcext:value-type="float">
            <text:p>0</text:p>
          </table:table-cell>
          <table:table-cell table:formula="of:=IF([.K251]=1;[.D251];0)" office:value-type="float" office:value="0" calcext:value-type="float">
            <text:p>0</text:p>
          </table:table-cell>
          <table:table-cell table:style-name="ce1" office:value-type="date" office:date-value="2021-09-09" calcext:value-type="date">
            <text:p>9.09.2021</text:p>
          </table:table-cell>
          <table:table-cell office:value-type="string" calcext:value-type="string">
            <text:p>czwartek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date" office:date-value="2021-05-06" calcext:value-type="date">
            <text:p>6.05.2021</text:p>
          </table:table-cell>
          <table:table-cell office:value-type="string" calcext:value-type="string">
            <text:p>Malbork</text:p>
          </table:table-cell>
          <table:table-cell office:value-type="float" office:value="4340" calcext:value-type="float">
            <text:p>4340</text:p>
          </table:table-cell>
          <table:table-cell table:formula="of:=VLOOKUP([.B252];[.$M$1:.$N$1048576];2;0)" office:value-type="string" office:string-value="czwartek" calcext:value-type="string">
            <text:p>czwartek</text:p>
          </table:table-cell>
          <table:table-cell table:formula="of:=IF(NOT(DAY([.B251]) = DAY([.B252]));1;0)" office:value-type="float" office:value="0" calcext:value-type="float">
            <text:p>0</text:p>
          </table:table-cell>
          <table:table-cell table:formula="of:=IF([.F252] = 1;IF(OR([.E252] = &quot;sobota&quot;;[.E252] = &quot;niedziela&quot;);5000;[.$Q$4]);0)" office:value-type="float" office:value="0" calcext:value-type="float">
            <text:p>0</text:p>
          </table:table-cell>
          <table:table-cell table:formula="of:=[.J251]+[.G252]" office:value-type="float" office:value="101881" calcext:value-type="float">
            <text:p>101881</text:p>
          </table:table-cell>
          <table:table-cell table:formula="of:=[.H252]-[.D252]" office:value-type="float" office:value="97541" calcext:value-type="float">
            <text:p>97541</text:p>
          </table:table-cell>
          <table:table-cell table:formula="of:=IF([.I252]&lt;0;[.H252];[.I252])" office:value-type="float" office:value="97541" calcext:value-type="float">
            <text:p>97541</text:p>
          </table:table-cell>
          <table:table-cell table:formula="of:=IF([.I252]&lt;0;1;0)" office:value-type="float" office:value="0" calcext:value-type="float">
            <text:p>0</text:p>
          </table:table-cell>
          <table:table-cell table:formula="of:=IF([.K252]=1;[.D252];0)" office:value-type="float" office:value="0" calcext:value-type="float">
            <text:p>0</text:p>
          </table:table-cell>
          <table:table-cell table:style-name="ce1" office:value-type="date" office:date-value="2021-09-10" calcext:value-type="date">
            <text:p>10.09.2021</text:p>
          </table:table-cell>
          <table:table-cell office:value-type="string" calcext:value-type="string">
            <text:p>piątek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date" office:date-value="2021-05-07" calcext:value-type="date">
            <text:p>7.05.2021</text:p>
          </table:table-cell>
          <table:table-cell office:value-type="string" calcext:value-type="string">
            <text:p>Malbork</text:p>
          </table:table-cell>
          <table:table-cell office:value-type="float" office:value="8510" calcext:value-type="float">
            <text:p>8510</text:p>
          </table:table-cell>
          <table:table-cell table:formula="of:=VLOOKUP([.B253];[.$M$1:.$N$1048576];2;0)" office:value-type="string" office:string-value="piątek" calcext:value-type="string">
            <text:p>piątek</text:p>
          </table:table-cell>
          <table:table-cell table:formula="of:=IF(NOT(DAY([.B252]) = DAY([.B253]));1;0)" office:value-type="float" office:value="1" calcext:value-type="float">
            <text:p>1</text:p>
          </table:table-cell>
          <table:table-cell table:formula="of:=IF([.F253] = 1;IF(OR([.E253] = &quot;sobota&quot;;[.E253] = &quot;niedziela&quot;);5000;[.$Q$4]);0)" office:value-type="float" office:value="13179" calcext:value-type="float">
            <text:p>13179</text:p>
          </table:table-cell>
          <table:table-cell table:formula="of:=[.J252]+[.G253]" office:value-type="float" office:value="110720" calcext:value-type="float">
            <text:p>110720</text:p>
          </table:table-cell>
          <table:table-cell table:formula="of:=[.H253]-[.D253]" office:value-type="float" office:value="102210" calcext:value-type="float">
            <text:p>102210</text:p>
          </table:table-cell>
          <table:table-cell table:formula="of:=IF([.I253]&lt;0;[.H253];[.I253])" office:value-type="float" office:value="102210" calcext:value-type="float">
            <text:p>102210</text:p>
          </table:table-cell>
          <table:table-cell table:formula="of:=IF([.I253]&lt;0;1;0)" office:value-type="float" office:value="0" calcext:value-type="float">
            <text:p>0</text:p>
          </table:table-cell>
          <table:table-cell table:formula="of:=IF([.K253]=1;[.D253];0)" office:value-type="float" office:value="0" calcext:value-type="float">
            <text:p>0</text:p>
          </table:table-cell>
          <table:table-cell table:style-name="ce1" office:value-type="date" office:date-value="2021-09-11" calcext:value-type="date">
            <text:p>11.09.2021</text:p>
          </table:table-cell>
          <table:table-cell office:value-type="string" calcext:value-type="string">
            <text:p>sobota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date" office:date-value="2021-05-07" calcext:value-type="date">
            <text:p>7.05.2021</text:p>
          </table:table-cell>
          <table:table-cell office:value-type="string" calcext:value-type="string">
            <text:p>Ogrodzieniec</text:p>
          </table:table-cell>
          <table:table-cell office:value-type="float" office:value="9810" calcext:value-type="float">
            <text:p>9810</text:p>
          </table:table-cell>
          <table:table-cell table:formula="of:=VLOOKUP([.B254];[.$M$1:.$N$1048576];2;0)" office:value-type="string" office:string-value="piątek" calcext:value-type="string">
            <text:p>piątek</text:p>
          </table:table-cell>
          <table:table-cell table:formula="of:=IF(NOT(DAY([.B253]) = DAY([.B254]));1;0)" office:value-type="float" office:value="0" calcext:value-type="float">
            <text:p>0</text:p>
          </table:table-cell>
          <table:table-cell table:formula="of:=IF([.F254] = 1;IF(OR([.E254] = &quot;sobota&quot;;[.E254] = &quot;niedziela&quot;);5000;[.$Q$4]);0)" office:value-type="float" office:value="0" calcext:value-type="float">
            <text:p>0</text:p>
          </table:table-cell>
          <table:table-cell table:formula="of:=[.J253]+[.G254]" office:value-type="float" office:value="102210" calcext:value-type="float">
            <text:p>102210</text:p>
          </table:table-cell>
          <table:table-cell table:formula="of:=[.H254]-[.D254]" office:value-type="float" office:value="92400" calcext:value-type="float">
            <text:p>92400</text:p>
          </table:table-cell>
          <table:table-cell table:formula="of:=IF([.I254]&lt;0;[.H254];[.I254])" office:value-type="float" office:value="92400" calcext:value-type="float">
            <text:p>92400</text:p>
          </table:table-cell>
          <table:table-cell table:formula="of:=IF([.I254]&lt;0;1;0)" office:value-type="float" office:value="0" calcext:value-type="float">
            <text:p>0</text:p>
          </table:table-cell>
          <table:table-cell table:formula="of:=IF([.K254]=1;[.D254];0)" office:value-type="float" office:value="0" calcext:value-type="float">
            <text:p>0</text:p>
          </table:table-cell>
          <table:table-cell table:style-name="ce1" office:value-type="date" office:date-value="2021-09-12" calcext:value-type="date">
            <text:p>12.09.2021</text:p>
          </table:table-cell>
          <table:table-cell office:value-type="string" calcext:value-type="string">
            <text:p>niedziela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date" office:date-value="2021-05-07" calcext:value-type="date">
            <text:p>7.05.2021</text:p>
          </table:table-cell>
          <table:table-cell office:value-type="string" calcext:value-type="string">
            <text:p>Gniezno</text:p>
          </table:table-cell>
          <table:table-cell office:value-type="float" office:value="5560" calcext:value-type="float">
            <text:p>5560</text:p>
          </table:table-cell>
          <table:table-cell table:formula="of:=VLOOKUP([.B255];[.$M$1:.$N$1048576];2;0)" office:value-type="string" office:string-value="piątek" calcext:value-type="string">
            <text:p>piątek</text:p>
          </table:table-cell>
          <table:table-cell table:formula="of:=IF(NOT(DAY([.B254]) = DAY([.B255]));1;0)" office:value-type="float" office:value="0" calcext:value-type="float">
            <text:p>0</text:p>
          </table:table-cell>
          <table:table-cell table:formula="of:=IF([.F255] = 1;IF(OR([.E255] = &quot;sobota&quot;;[.E255] = &quot;niedziela&quot;);5000;[.$Q$4]);0)" office:value-type="float" office:value="0" calcext:value-type="float">
            <text:p>0</text:p>
          </table:table-cell>
          <table:table-cell table:formula="of:=[.J254]+[.G255]" office:value-type="float" office:value="92400" calcext:value-type="float">
            <text:p>92400</text:p>
          </table:table-cell>
          <table:table-cell table:formula="of:=[.H255]-[.D255]" office:value-type="float" office:value="86840" calcext:value-type="float">
            <text:p>86840</text:p>
          </table:table-cell>
          <table:table-cell table:formula="of:=IF([.I255]&lt;0;[.H255];[.I255])" office:value-type="float" office:value="86840" calcext:value-type="float">
            <text:p>86840</text:p>
          </table:table-cell>
          <table:table-cell table:formula="of:=IF([.I255]&lt;0;1;0)" office:value-type="float" office:value="0" calcext:value-type="float">
            <text:p>0</text:p>
          </table:table-cell>
          <table:table-cell table:formula="of:=IF([.K255]=1;[.D255];0)" office:value-type="float" office:value="0" calcext:value-type="float">
            <text:p>0</text:p>
          </table:table-cell>
          <table:table-cell table:style-name="ce1" office:value-type="date" office:date-value="2021-09-13" calcext:value-type="date">
            <text:p>13.09.2021</text:p>
          </table:table-cell>
          <table:table-cell office:value-type="string" calcext:value-type="string">
            <text:p>poniedziałek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date" office:date-value="2021-05-07" calcext:value-type="date">
            <text:p>7.05.2021</text:p>
          </table:table-cell>
          <table:table-cell office:value-type="string" calcext:value-type="string">
            <text:p>Przemysl</text:p>
          </table:table-cell>
          <table:table-cell office:value-type="float" office:value="8340" calcext:value-type="float">
            <text:p>8340</text:p>
          </table:table-cell>
          <table:table-cell table:formula="of:=VLOOKUP([.B256];[.$M$1:.$N$1048576];2;0)" office:value-type="string" office:string-value="piątek" calcext:value-type="string">
            <text:p>piątek</text:p>
          </table:table-cell>
          <table:table-cell table:formula="of:=IF(NOT(DAY([.B255]) = DAY([.B256]));1;0)" office:value-type="float" office:value="0" calcext:value-type="float">
            <text:p>0</text:p>
          </table:table-cell>
          <table:table-cell table:formula="of:=IF([.F256] = 1;IF(OR([.E256] = &quot;sobota&quot;;[.E256] = &quot;niedziela&quot;);5000;[.$Q$4]);0)" office:value-type="float" office:value="0" calcext:value-type="float">
            <text:p>0</text:p>
          </table:table-cell>
          <table:table-cell table:formula="of:=[.J255]+[.G256]" office:value-type="float" office:value="86840" calcext:value-type="float">
            <text:p>86840</text:p>
          </table:table-cell>
          <table:table-cell table:formula="of:=[.H256]-[.D256]" office:value-type="float" office:value="78500" calcext:value-type="float">
            <text:p>78500</text:p>
          </table:table-cell>
          <table:table-cell table:formula="of:=IF([.I256]&lt;0;[.H256];[.I256])" office:value-type="float" office:value="78500" calcext:value-type="float">
            <text:p>78500</text:p>
          </table:table-cell>
          <table:table-cell table:formula="of:=IF([.I256]&lt;0;1;0)" office:value-type="float" office:value="0" calcext:value-type="float">
            <text:p>0</text:p>
          </table:table-cell>
          <table:table-cell table:formula="of:=IF([.K256]=1;[.D256];0)" office:value-type="float" office:value="0" calcext:value-type="float">
            <text:p>0</text:p>
          </table:table-cell>
          <table:table-cell table:style-name="ce1" office:value-type="date" office:date-value="2021-09-14" calcext:value-type="date">
            <text:p>14.09.2021</text:p>
          </table:table-cell>
          <table:table-cell office:value-type="string" calcext:value-type="string">
            <text:p>wtorek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date" office:date-value="2021-05-08" calcext:value-type="date">
            <text:p>8.05.2021</text:p>
          </table:table-cell>
          <table:table-cell office:value-type="string" calcext:value-type="string">
            <text:p>Przemysl</text:p>
          </table:table-cell>
          <table:table-cell office:value-type="float" office:value="4510" calcext:value-type="float">
            <text:p>4510</text:p>
          </table:table-cell>
          <table:table-cell table:formula="of:=VLOOKUP([.B257];[.$M$1:.$N$1048576];2;0)" office:value-type="string" office:string-value="sobota" calcext:value-type="string">
            <text:p>sobota</text:p>
          </table:table-cell>
          <table:table-cell table:formula="of:=IF(NOT(DAY([.B256]) = DAY([.B257]));1;0)" office:value-type="float" office:value="1" calcext:value-type="float">
            <text:p>1</text:p>
          </table:table-cell>
          <table:table-cell table:formula="of:=IF([.F257] = 1;IF(OR([.E257] = &quot;sobota&quot;;[.E257] = &quot;niedziela&quot;);5000;[.$Q$4]);0)" office:value-type="float" office:value="5000" calcext:value-type="float">
            <text:p>5000</text:p>
          </table:table-cell>
          <table:table-cell table:formula="of:=[.J256]+[.G257]" office:value-type="float" office:value="83500" calcext:value-type="float">
            <text:p>83500</text:p>
          </table:table-cell>
          <table:table-cell table:formula="of:=[.H257]-[.D257]" office:value-type="float" office:value="78990" calcext:value-type="float">
            <text:p>78990</text:p>
          </table:table-cell>
          <table:table-cell table:formula="of:=IF([.I257]&lt;0;[.H257];[.I257])" office:value-type="float" office:value="78990" calcext:value-type="float">
            <text:p>78990</text:p>
          </table:table-cell>
          <table:table-cell table:formula="of:=IF([.I257]&lt;0;1;0)" office:value-type="float" office:value="0" calcext:value-type="float">
            <text:p>0</text:p>
          </table:table-cell>
          <table:table-cell table:formula="of:=IF([.K257]=1;[.D257];0)" office:value-type="float" office:value="0" calcext:value-type="float">
            <text:p>0</text:p>
          </table:table-cell>
          <table:table-cell table:style-name="ce1" office:value-type="date" office:date-value="2021-09-15" calcext:value-type="date">
            <text:p>15.09.2021</text:p>
          </table:table-cell>
          <table:table-cell office:value-type="string" calcext:value-type="string">
            <text:p>środa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date" office:date-value="2021-05-08" calcext:value-type="date">
            <text:p>8.05.2021</text:p>
          </table:table-cell>
          <table:table-cell office:value-type="string" calcext:value-type="string">
            <text:p>Ogrodzieniec</text:p>
          </table:table-cell>
          <table:table-cell office:value-type="float" office:value="7270" calcext:value-type="float">
            <text:p>7270</text:p>
          </table:table-cell>
          <table:table-cell table:formula="of:=VLOOKUP([.B258];[.$M$1:.$N$1048576];2;0)" office:value-type="string" office:string-value="sobota" calcext:value-type="string">
            <text:p>sobota</text:p>
          </table:table-cell>
          <table:table-cell table:formula="of:=IF(NOT(DAY([.B257]) = DAY([.B258]));1;0)" office:value-type="float" office:value="0" calcext:value-type="float">
            <text:p>0</text:p>
          </table:table-cell>
          <table:table-cell table:formula="of:=IF([.F258] = 1;IF(OR([.E258] = &quot;sobota&quot;;[.E258] = &quot;niedziela&quot;);5000;[.$Q$4]);0)" office:value-type="float" office:value="0" calcext:value-type="float">
            <text:p>0</text:p>
          </table:table-cell>
          <table:table-cell table:formula="of:=[.J257]+[.G258]" office:value-type="float" office:value="78990" calcext:value-type="float">
            <text:p>78990</text:p>
          </table:table-cell>
          <table:table-cell table:formula="of:=[.H258]-[.D258]" office:value-type="float" office:value="71720" calcext:value-type="float">
            <text:p>71720</text:p>
          </table:table-cell>
          <table:table-cell table:formula="of:=IF([.I258]&lt;0;[.H258];[.I258])" office:value-type="float" office:value="71720" calcext:value-type="float">
            <text:p>71720</text:p>
          </table:table-cell>
          <table:table-cell table:formula="of:=IF([.I258]&lt;0;1;0)" office:value-type="float" office:value="0" calcext:value-type="float">
            <text:p>0</text:p>
          </table:table-cell>
          <table:table-cell table:formula="of:=IF([.K258]=1;[.D258];0)" office:value-type="float" office:value="0" calcext:value-type="float">
            <text:p>0</text:p>
          </table:table-cell>
          <table:table-cell table:style-name="ce1" office:value-type="date" office:date-value="2021-09-16" calcext:value-type="date">
            <text:p>16.09.2021</text:p>
          </table:table-cell>
          <table:table-cell office:value-type="string" calcext:value-type="string">
            <text:p>czwartek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date" office:date-value="2021-05-09" calcext:value-type="date">
            <text:p>9.05.2021</text:p>
          </table:table-cell>
          <table:table-cell office:value-type="string" calcext:value-type="string">
            <text:p>Przemysl</text:p>
          </table:table-cell>
          <table:table-cell office:value-type="float" office:value="7710" calcext:value-type="float">
            <text:p>7710</text:p>
          </table:table-cell>
          <table:table-cell table:formula="of:=VLOOKUP([.B259];[.$M$1:.$N$1048576];2;0)" office:value-type="string" office:string-value="niedziela" calcext:value-type="string">
            <text:p>niedziela</text:p>
          </table:table-cell>
          <table:table-cell table:formula="of:=IF(NOT(DAY([.B258]) = DAY([.B259]));1;0)" office:value-type="float" office:value="1" calcext:value-type="float">
            <text:p>1</text:p>
          </table:table-cell>
          <table:table-cell table:formula="of:=IF([.F259] = 1;IF(OR([.E259] = &quot;sobota&quot;;[.E259] = &quot;niedziela&quot;);5000;[.$Q$4]);0)" office:value-type="float" office:value="5000" calcext:value-type="float">
            <text:p>5000</text:p>
          </table:table-cell>
          <table:table-cell table:formula="of:=[.J258]+[.G259]" office:value-type="float" office:value="76720" calcext:value-type="float">
            <text:p>76720</text:p>
          </table:table-cell>
          <table:table-cell table:formula="of:=[.H259]-[.D259]" office:value-type="float" office:value="69010" calcext:value-type="float">
            <text:p>69010</text:p>
          </table:table-cell>
          <table:table-cell table:formula="of:=IF([.I259]&lt;0;[.H259];[.I259])" office:value-type="float" office:value="69010" calcext:value-type="float">
            <text:p>69010</text:p>
          </table:table-cell>
          <table:table-cell table:formula="of:=IF([.I259]&lt;0;1;0)" office:value-type="float" office:value="0" calcext:value-type="float">
            <text:p>0</text:p>
          </table:table-cell>
          <table:table-cell table:formula="of:=IF([.K259]=1;[.D259];0)" office:value-type="float" office:value="0" calcext:value-type="float">
            <text:p>0</text:p>
          </table:table-cell>
          <table:table-cell table:style-name="ce1" office:value-type="date" office:date-value="2021-09-17" calcext:value-type="date">
            <text:p>17.09.2021</text:p>
          </table:table-cell>
          <table:table-cell office:value-type="string" calcext:value-type="string">
            <text:p>piątek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date" office:date-value="2021-05-09" calcext:value-type="date">
            <text:p>9.05.2021</text:p>
          </table:table-cell>
          <table:table-cell office:value-type="string" calcext:value-type="string">
            <text:p>Gniezno</text:p>
          </table:table-cell>
          <table:table-cell office:value-type="float" office:value="8090" calcext:value-type="float">
            <text:p>8090</text:p>
          </table:table-cell>
          <table:table-cell table:formula="of:=VLOOKUP([.B260];[.$M$1:.$N$1048576];2;0)" office:value-type="string" office:string-value="niedziela" calcext:value-type="string">
            <text:p>niedziela</text:p>
          </table:table-cell>
          <table:table-cell table:formula="of:=IF(NOT(DAY([.B259]) = DAY([.B260]));1;0)" office:value-type="float" office:value="0" calcext:value-type="float">
            <text:p>0</text:p>
          </table:table-cell>
          <table:table-cell table:formula="of:=IF([.F260] = 1;IF(OR([.E260] = &quot;sobota&quot;;[.E260] = &quot;niedziela&quot;);5000;[.$Q$4]);0)" office:value-type="float" office:value="0" calcext:value-type="float">
            <text:p>0</text:p>
          </table:table-cell>
          <table:table-cell table:formula="of:=[.J259]+[.G260]" office:value-type="float" office:value="69010" calcext:value-type="float">
            <text:p>69010</text:p>
          </table:table-cell>
          <table:table-cell table:formula="of:=[.H260]-[.D260]" office:value-type="float" office:value="60920" calcext:value-type="float">
            <text:p>60920</text:p>
          </table:table-cell>
          <table:table-cell table:formula="of:=IF([.I260]&lt;0;[.H260];[.I260])" office:value-type="float" office:value="60920" calcext:value-type="float">
            <text:p>60920</text:p>
          </table:table-cell>
          <table:table-cell table:formula="of:=IF([.I260]&lt;0;1;0)" office:value-type="float" office:value="0" calcext:value-type="float">
            <text:p>0</text:p>
          </table:table-cell>
          <table:table-cell table:formula="of:=IF([.K260]=1;[.D260];0)" office:value-type="float" office:value="0" calcext:value-type="float">
            <text:p>0</text:p>
          </table:table-cell>
          <table:table-cell table:style-name="ce1" office:value-type="date" office:date-value="2021-09-18" calcext:value-type="date">
            <text:p>18.09.2021</text:p>
          </table:table-cell>
          <table:table-cell office:value-type="string" calcext:value-type="string">
            <text:p>sobota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date" office:date-value="2021-05-09" calcext:value-type="date">
            <text:p>9.05.2021</text:p>
          </table:table-cell>
          <table:table-cell office:value-type="string" calcext:value-type="string">
            <text:p>Ogrodzieniec</text:p>
          </table:table-cell>
          <table:table-cell office:value-type="float" office:value="5440" calcext:value-type="float">
            <text:p>5440</text:p>
          </table:table-cell>
          <table:table-cell table:formula="of:=VLOOKUP([.B261];[.$M$1:.$N$1048576];2;0)" office:value-type="string" office:string-value="niedziela" calcext:value-type="string">
            <text:p>niedziela</text:p>
          </table:table-cell>
          <table:table-cell table:formula="of:=IF(NOT(DAY([.B260]) = DAY([.B261]));1;0)" office:value-type="float" office:value="0" calcext:value-type="float">
            <text:p>0</text:p>
          </table:table-cell>
          <table:table-cell table:formula="of:=IF([.F261] = 1;IF(OR([.E261] = &quot;sobota&quot;;[.E261] = &quot;niedziela&quot;);5000;[.$Q$4]);0)" office:value-type="float" office:value="0" calcext:value-type="float">
            <text:p>0</text:p>
          </table:table-cell>
          <table:table-cell table:formula="of:=[.J260]+[.G261]" office:value-type="float" office:value="60920" calcext:value-type="float">
            <text:p>60920</text:p>
          </table:table-cell>
          <table:table-cell table:formula="of:=[.H261]-[.D261]" office:value-type="float" office:value="55480" calcext:value-type="float">
            <text:p>55480</text:p>
          </table:table-cell>
          <table:table-cell table:formula="of:=IF([.I261]&lt;0;[.H261];[.I261])" office:value-type="float" office:value="55480" calcext:value-type="float">
            <text:p>55480</text:p>
          </table:table-cell>
          <table:table-cell table:formula="of:=IF([.I261]&lt;0;1;0)" office:value-type="float" office:value="0" calcext:value-type="float">
            <text:p>0</text:p>
          </table:table-cell>
          <table:table-cell table:formula="of:=IF([.K261]=1;[.D261];0)" office:value-type="float" office:value="0" calcext:value-type="float">
            <text:p>0</text:p>
          </table:table-cell>
          <table:table-cell table:style-name="ce1" office:value-type="date" office:date-value="2021-09-19" calcext:value-type="date">
            <text:p>19.09.2021</text:p>
          </table:table-cell>
          <table:table-cell office:value-type="string" calcext:value-type="string">
            <text:p>niedziela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date" office:date-value="2021-05-09" calcext:value-type="date">
            <text:p>9.05.2021</text:p>
          </table:table-cell>
          <table:table-cell office:value-type="string" calcext:value-type="string">
            <text:p>Malbork</text:p>
          </table:table-cell>
          <table:table-cell office:value-type="float" office:value="4060" calcext:value-type="float">
            <text:p>4060</text:p>
          </table:table-cell>
          <table:table-cell table:formula="of:=VLOOKUP([.B262];[.$M$1:.$N$1048576];2;0)" office:value-type="string" office:string-value="niedziela" calcext:value-type="string">
            <text:p>niedziela</text:p>
          </table:table-cell>
          <table:table-cell table:formula="of:=IF(NOT(DAY([.B261]) = DAY([.B262]));1;0)" office:value-type="float" office:value="0" calcext:value-type="float">
            <text:p>0</text:p>
          </table:table-cell>
          <table:table-cell table:formula="of:=IF([.F262] = 1;IF(OR([.E262] = &quot;sobota&quot;;[.E262] = &quot;niedziela&quot;);5000;[.$Q$4]);0)" office:value-type="float" office:value="0" calcext:value-type="float">
            <text:p>0</text:p>
          </table:table-cell>
          <table:table-cell table:formula="of:=[.J261]+[.G262]" office:value-type="float" office:value="55480" calcext:value-type="float">
            <text:p>55480</text:p>
          </table:table-cell>
          <table:table-cell table:formula="of:=[.H262]-[.D262]" office:value-type="float" office:value="51420" calcext:value-type="float">
            <text:p>51420</text:p>
          </table:table-cell>
          <table:table-cell table:formula="of:=IF([.I262]&lt;0;[.H262];[.I262])" office:value-type="float" office:value="51420" calcext:value-type="float">
            <text:p>51420</text:p>
          </table:table-cell>
          <table:table-cell table:formula="of:=IF([.I262]&lt;0;1;0)" office:value-type="float" office:value="0" calcext:value-type="float">
            <text:p>0</text:p>
          </table:table-cell>
          <table:table-cell table:formula="of:=IF([.K262]=1;[.D262];0)" office:value-type="float" office:value="0" calcext:value-type="float">
            <text:p>0</text:p>
          </table:table-cell>
          <table:table-cell table:style-name="ce1" office:value-type="date" office:date-value="2021-09-20" calcext:value-type="date">
            <text:p>20.09.2021</text:p>
          </table:table-cell>
          <table:table-cell office:value-type="string" calcext:value-type="string">
            <text:p>poniedziałek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date" office:date-value="2021-05-10" calcext:value-type="date">
            <text:p>10.05.2021</text:p>
          </table:table-cell>
          <table:table-cell office:value-type="string" calcext:value-type="string">
            <text:p>Przemysl</text:p>
          </table:table-cell>
          <table:table-cell office:value-type="float" office:value="9620" calcext:value-type="float">
            <text:p>9620</text:p>
          </table:table-cell>
          <table:table-cell table:formula="of:=VLOOKUP([.B263];[.$M$1:.$N$1048576];2;0)" office:value-type="string" office:string-value="poniedziałek" calcext:value-type="string">
            <text:p>poniedziałek</text:p>
          </table:table-cell>
          <table:table-cell table:formula="of:=IF(NOT(DAY([.B262]) = DAY([.B263]));1;0)" office:value-type="float" office:value="1" calcext:value-type="float">
            <text:p>1</text:p>
          </table:table-cell>
          <table:table-cell table:formula="of:=IF([.F263] = 1;IF(OR([.E263] = &quot;sobota&quot;;[.E263] = &quot;niedziela&quot;);5000;[.$Q$4]);0)" office:value-type="float" office:value="13179" calcext:value-type="float">
            <text:p>13179</text:p>
          </table:table-cell>
          <table:table-cell table:formula="of:=[.J262]+[.G263]" office:value-type="float" office:value="64599" calcext:value-type="float">
            <text:p>64599</text:p>
          </table:table-cell>
          <table:table-cell table:formula="of:=[.H263]-[.D263]" office:value-type="float" office:value="54979" calcext:value-type="float">
            <text:p>54979</text:p>
          </table:table-cell>
          <table:table-cell table:formula="of:=IF([.I263]&lt;0;[.H263];[.I263])" office:value-type="float" office:value="54979" calcext:value-type="float">
            <text:p>54979</text:p>
          </table:table-cell>
          <table:table-cell table:formula="of:=IF([.I263]&lt;0;1;0)" office:value-type="float" office:value="0" calcext:value-type="float">
            <text:p>0</text:p>
          </table:table-cell>
          <table:table-cell table:formula="of:=IF([.K263]=1;[.D263];0)" office:value-type="float" office:value="0" calcext:value-type="float">
            <text:p>0</text:p>
          </table:table-cell>
          <table:table-cell table:style-name="ce1" office:value-type="date" office:date-value="2021-09-21" calcext:value-type="date">
            <text:p>21.09.2021</text:p>
          </table:table-cell>
          <table:table-cell office:value-type="string" calcext:value-type="string">
            <text:p>wtorek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date" office:date-value="2021-05-11" calcext:value-type="date">
            <text:p>11.05.2021</text:p>
          </table:table-cell>
          <table:table-cell office:value-type="string" calcext:value-type="string">
            <text:p>Gniezno</text:p>
          </table:table-cell>
          <table:table-cell office:value-type="float" office:value="9630" calcext:value-type="float">
            <text:p>9630</text:p>
          </table:table-cell>
          <table:table-cell table:formula="of:=VLOOKUP([.B264];[.$M$1:.$N$1048576];2;0)" office:value-type="string" office:string-value="wtorek" calcext:value-type="string">
            <text:p>wtorek</text:p>
          </table:table-cell>
          <table:table-cell table:formula="of:=IF(NOT(DAY([.B263]) = DAY([.B264]));1;0)" office:value-type="float" office:value="1" calcext:value-type="float">
            <text:p>1</text:p>
          </table:table-cell>
          <table:table-cell table:formula="of:=IF([.F264] = 1;IF(OR([.E264] = &quot;sobota&quot;;[.E264] = &quot;niedziela&quot;);5000;[.$Q$4]);0)" office:value-type="float" office:value="13179" calcext:value-type="float">
            <text:p>13179</text:p>
          </table:table-cell>
          <table:table-cell table:formula="of:=[.J263]+[.G264]" office:value-type="float" office:value="68158" calcext:value-type="float">
            <text:p>68158</text:p>
          </table:table-cell>
          <table:table-cell table:formula="of:=[.H264]-[.D264]" office:value-type="float" office:value="58528" calcext:value-type="float">
            <text:p>58528</text:p>
          </table:table-cell>
          <table:table-cell table:formula="of:=IF([.I264]&lt;0;[.H264];[.I264])" office:value-type="float" office:value="58528" calcext:value-type="float">
            <text:p>58528</text:p>
          </table:table-cell>
          <table:table-cell table:formula="of:=IF([.I264]&lt;0;1;0)" office:value-type="float" office:value="0" calcext:value-type="float">
            <text:p>0</text:p>
          </table:table-cell>
          <table:table-cell table:formula="of:=IF([.K264]=1;[.D264];0)" office:value-type="float" office:value="0" calcext:value-type="float">
            <text:p>0</text:p>
          </table:table-cell>
          <table:table-cell table:style-name="ce1" office:value-type="date" office:date-value="2021-09-22" calcext:value-type="date">
            <text:p>22.09.2021</text:p>
          </table:table-cell>
          <table:table-cell office:value-type="string" calcext:value-type="string">
            <text:p>środa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date" office:date-value="2021-05-12" calcext:value-type="date">
            <text:p>12.05.2021</text:p>
          </table:table-cell>
          <table:table-cell office:value-type="string" calcext:value-type="string">
            <text:p>Gniezno</text:p>
          </table:table-cell>
          <table:table-cell office:value-type="float" office:value="390" calcext:value-type="float">
            <text:p>390</text:p>
          </table:table-cell>
          <table:table-cell table:formula="of:=VLOOKUP([.B265];[.$M$1:.$N$1048576];2;0)" office:value-type="string" office:string-value="środa" calcext:value-type="string">
            <text:p>środa</text:p>
          </table:table-cell>
          <table:table-cell table:formula="of:=IF(NOT(DAY([.B264]) = DAY([.B265]));1;0)" office:value-type="float" office:value="1" calcext:value-type="float">
            <text:p>1</text:p>
          </table:table-cell>
          <table:table-cell table:formula="of:=IF([.F265] = 1;IF(OR([.E265] = &quot;sobota&quot;;[.E265] = &quot;niedziela&quot;);5000;[.$Q$4]);0)" office:value-type="float" office:value="13179" calcext:value-type="float">
            <text:p>13179</text:p>
          </table:table-cell>
          <table:table-cell table:formula="of:=[.J264]+[.G265]" office:value-type="float" office:value="71707" calcext:value-type="float">
            <text:p>71707</text:p>
          </table:table-cell>
          <table:table-cell table:formula="of:=[.H265]-[.D265]" office:value-type="float" office:value="71317" calcext:value-type="float">
            <text:p>71317</text:p>
          </table:table-cell>
          <table:table-cell table:formula="of:=IF([.I265]&lt;0;[.H265];[.I265])" office:value-type="float" office:value="71317" calcext:value-type="float">
            <text:p>71317</text:p>
          </table:table-cell>
          <table:table-cell table:formula="of:=IF([.I265]&lt;0;1;0)" office:value-type="float" office:value="0" calcext:value-type="float">
            <text:p>0</text:p>
          </table:table-cell>
          <table:table-cell table:formula="of:=IF([.K265]=1;[.D265];0)" office:value-type="float" office:value="0" calcext:value-type="float">
            <text:p>0</text:p>
          </table:table-cell>
          <table:table-cell table:style-name="ce1" office:value-type="date" office:date-value="2021-09-23" calcext:value-type="date">
            <text:p>23.09.2021</text:p>
          </table:table-cell>
          <table:table-cell office:value-type="string" calcext:value-type="string">
            <text:p>czwartek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date" office:date-value="2021-05-13" calcext:value-type="date">
            <text:p>13.05.2021</text:p>
          </table:table-cell>
          <table:table-cell office:value-type="string" calcext:value-type="string">
            <text:p>Malbork</text:p>
          </table:table-cell>
          <table:table-cell office:value-type="float" office:value="7870" calcext:value-type="float">
            <text:p>7870</text:p>
          </table:table-cell>
          <table:table-cell table:formula="of:=VLOOKUP([.B266];[.$M$1:.$N$1048576];2;0)" office:value-type="string" office:string-value="czwartek" calcext:value-type="string">
            <text:p>czwartek</text:p>
          </table:table-cell>
          <table:table-cell table:formula="of:=IF(NOT(DAY([.B265]) = DAY([.B266]));1;0)" office:value-type="float" office:value="1" calcext:value-type="float">
            <text:p>1</text:p>
          </table:table-cell>
          <table:table-cell table:formula="of:=IF([.F266] = 1;IF(OR([.E266] = &quot;sobota&quot;;[.E266] = &quot;niedziela&quot;);5000;[.$Q$4]);0)" office:value-type="float" office:value="13179" calcext:value-type="float">
            <text:p>13179</text:p>
          </table:table-cell>
          <table:table-cell table:formula="of:=[.J265]+[.G266]" office:value-type="float" office:value="84496" calcext:value-type="float">
            <text:p>84496</text:p>
          </table:table-cell>
          <table:table-cell table:formula="of:=[.H266]-[.D266]" office:value-type="float" office:value="76626" calcext:value-type="float">
            <text:p>76626</text:p>
          </table:table-cell>
          <table:table-cell table:formula="of:=IF([.I266]&lt;0;[.H266];[.I266])" office:value-type="float" office:value="76626" calcext:value-type="float">
            <text:p>76626</text:p>
          </table:table-cell>
          <table:table-cell table:formula="of:=IF([.I266]&lt;0;1;0)" office:value-type="float" office:value="0" calcext:value-type="float">
            <text:p>0</text:p>
          </table:table-cell>
          <table:table-cell table:formula="of:=IF([.K266]=1;[.D266];0)" office:value-type="float" office:value="0" calcext:value-type="float">
            <text:p>0</text:p>
          </table:table-cell>
          <table:table-cell table:style-name="ce1" office:value-type="date" office:date-value="2021-09-24" calcext:value-type="date">
            <text:p>24.09.2021</text:p>
          </table:table-cell>
          <table:table-cell office:value-type="string" calcext:value-type="string">
            <text:p>piątek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date" office:date-value="2021-05-13" calcext:value-type="date">
            <text:p>13.05.2021</text:p>
          </table:table-cell>
          <table:table-cell office:value-type="string" calcext:value-type="string">
            <text:p>Przemysl</text:p>
          </table:table-cell>
          <table:table-cell office:value-type="float" office:value="4100" calcext:value-type="float">
            <text:p>4100</text:p>
          </table:table-cell>
          <table:table-cell table:formula="of:=VLOOKUP([.B267];[.$M$1:.$N$1048576];2;0)" office:value-type="string" office:string-value="czwartek" calcext:value-type="string">
            <text:p>czwartek</text:p>
          </table:table-cell>
          <table:table-cell table:formula="of:=IF(NOT(DAY([.B266]) = DAY([.B267]));1;0)" office:value-type="float" office:value="0" calcext:value-type="float">
            <text:p>0</text:p>
          </table:table-cell>
          <table:table-cell table:formula="of:=IF([.F267] = 1;IF(OR([.E267] = &quot;sobota&quot;;[.E267] = &quot;niedziela&quot;);5000;[.$Q$4]);0)" office:value-type="float" office:value="0" calcext:value-type="float">
            <text:p>0</text:p>
          </table:table-cell>
          <table:table-cell table:formula="of:=[.J266]+[.G267]" office:value-type="float" office:value="76626" calcext:value-type="float">
            <text:p>76626</text:p>
          </table:table-cell>
          <table:table-cell table:formula="of:=[.H267]-[.D267]" office:value-type="float" office:value="72526" calcext:value-type="float">
            <text:p>72526</text:p>
          </table:table-cell>
          <table:table-cell table:formula="of:=IF([.I267]&lt;0;[.H267];[.I267])" office:value-type="float" office:value="72526" calcext:value-type="float">
            <text:p>72526</text:p>
          </table:table-cell>
          <table:table-cell table:formula="of:=IF([.I267]&lt;0;1;0)" office:value-type="float" office:value="0" calcext:value-type="float">
            <text:p>0</text:p>
          </table:table-cell>
          <table:table-cell table:formula="of:=IF([.K267]=1;[.D267];0)" office:value-type="float" office:value="0" calcext:value-type="float">
            <text:p>0</text:p>
          </table:table-cell>
          <table:table-cell table:style-name="ce1" office:value-type="date" office:date-value="2021-09-25" calcext:value-type="date">
            <text:p>25.09.2021</text:p>
          </table:table-cell>
          <table:table-cell office:value-type="string" calcext:value-type="string">
            <text:p>sobota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date" office:date-value="2021-05-13" calcext:value-type="date">
            <text:p>13.05.2021</text:p>
          </table:table-cell>
          <table:table-cell office:value-type="string" calcext:value-type="string">
            <text:p>Ogrodzieniec</text:p>
          </table:table-cell>
          <table:table-cell office:value-type="float" office:value="600" calcext:value-type="float">
            <text:p>600</text:p>
          </table:table-cell>
          <table:table-cell table:formula="of:=VLOOKUP([.B268];[.$M$1:.$N$1048576];2;0)" office:value-type="string" office:string-value="czwartek" calcext:value-type="string">
            <text:p>czwartek</text:p>
          </table:table-cell>
          <table:table-cell table:formula="of:=IF(NOT(DAY([.B267]) = DAY([.B268]));1;0)" office:value-type="float" office:value="0" calcext:value-type="float">
            <text:p>0</text:p>
          </table:table-cell>
          <table:table-cell table:formula="of:=IF([.F268] = 1;IF(OR([.E268] = &quot;sobota&quot;;[.E268] = &quot;niedziela&quot;);5000;[.$Q$4]);0)" office:value-type="float" office:value="0" calcext:value-type="float">
            <text:p>0</text:p>
          </table:table-cell>
          <table:table-cell table:formula="of:=[.J267]+[.G268]" office:value-type="float" office:value="72526" calcext:value-type="float">
            <text:p>72526</text:p>
          </table:table-cell>
          <table:table-cell table:formula="of:=[.H268]-[.D268]" office:value-type="float" office:value="71926" calcext:value-type="float">
            <text:p>71926</text:p>
          </table:table-cell>
          <table:table-cell table:formula="of:=IF([.I268]&lt;0;[.H268];[.I268])" office:value-type="float" office:value="71926" calcext:value-type="float">
            <text:p>71926</text:p>
          </table:table-cell>
          <table:table-cell table:formula="of:=IF([.I268]&lt;0;1;0)" office:value-type="float" office:value="0" calcext:value-type="float">
            <text:p>0</text:p>
          </table:table-cell>
          <table:table-cell table:formula="of:=IF([.K268]=1;[.D268];0)" office:value-type="float" office:value="0" calcext:value-type="float">
            <text:p>0</text:p>
          </table:table-cell>
          <table:table-cell table:style-name="ce1" office:value-type="date" office:date-value="2021-09-26" calcext:value-type="date">
            <text:p>26.09.2021</text:p>
          </table:table-cell>
          <table:table-cell office:value-type="string" calcext:value-type="string">
            <text:p>niedziela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date" office:date-value="2021-05-14" calcext:value-type="date">
            <text:p>14.05.2021</text:p>
          </table:table-cell>
          <table:table-cell office:value-type="string" calcext:value-type="string">
            <text:p>Ogrodzieniec</text:p>
          </table:table-cell>
          <table:table-cell office:value-type="float" office:value="1170" calcext:value-type="float">
            <text:p>1170</text:p>
          </table:table-cell>
          <table:table-cell table:formula="of:=VLOOKUP([.B269];[.$M$1:.$N$1048576];2;0)" office:value-type="string" office:string-value="piątek" calcext:value-type="string">
            <text:p>piątek</text:p>
          </table:table-cell>
          <table:table-cell table:formula="of:=IF(NOT(DAY([.B268]) = DAY([.B269]));1;0)" office:value-type="float" office:value="1" calcext:value-type="float">
            <text:p>1</text:p>
          </table:table-cell>
          <table:table-cell table:formula="of:=IF([.F269] = 1;IF(OR([.E269] = &quot;sobota&quot;;[.E269] = &quot;niedziela&quot;);5000;[.$Q$4]);0)" office:value-type="float" office:value="13179" calcext:value-type="float">
            <text:p>13179</text:p>
          </table:table-cell>
          <table:table-cell table:formula="of:=[.J268]+[.G269]" office:value-type="float" office:value="85105" calcext:value-type="float">
            <text:p>85105</text:p>
          </table:table-cell>
          <table:table-cell table:formula="of:=[.H269]-[.D269]" office:value-type="float" office:value="83935" calcext:value-type="float">
            <text:p>83935</text:p>
          </table:table-cell>
          <table:table-cell table:formula="of:=IF([.I269]&lt;0;[.H269];[.I269])" office:value-type="float" office:value="83935" calcext:value-type="float">
            <text:p>83935</text:p>
          </table:table-cell>
          <table:table-cell table:formula="of:=IF([.I269]&lt;0;1;0)" office:value-type="float" office:value="0" calcext:value-type="float">
            <text:p>0</text:p>
          </table:table-cell>
          <table:table-cell table:formula="of:=IF([.K269]=1;[.D269];0)" office:value-type="float" office:value="0" calcext:value-type="float">
            <text:p>0</text:p>
          </table:table-cell>
          <table:table-cell table:style-name="ce1" office:value-type="date" office:date-value="2021-09-27" calcext:value-type="date">
            <text:p>27.09.2021</text:p>
          </table:table-cell>
          <table:table-cell office:value-type="string" calcext:value-type="string">
            <text:p>poniedziałek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date" office:date-value="2021-05-14" calcext:value-type="date">
            <text:p>14.05.2021</text:p>
          </table:table-cell>
          <table:table-cell office:value-type="string" calcext:value-type="string">
            <text:p>Malbork</text:p>
          </table:table-cell>
          <table:table-cell office:value-type="float" office:value="860" calcext:value-type="float">
            <text:p>860</text:p>
          </table:table-cell>
          <table:table-cell table:formula="of:=VLOOKUP([.B270];[.$M$1:.$N$1048576];2;0)" office:value-type="string" office:string-value="piątek" calcext:value-type="string">
            <text:p>piątek</text:p>
          </table:table-cell>
          <table:table-cell table:formula="of:=IF(NOT(DAY([.B269]) = DAY([.B270]));1;0)" office:value-type="float" office:value="0" calcext:value-type="float">
            <text:p>0</text:p>
          </table:table-cell>
          <table:table-cell table:formula="of:=IF([.F270] = 1;IF(OR([.E270] = &quot;sobota&quot;;[.E270] = &quot;niedziela&quot;);5000;[.$Q$4]);0)" office:value-type="float" office:value="0" calcext:value-type="float">
            <text:p>0</text:p>
          </table:table-cell>
          <table:table-cell table:formula="of:=[.J269]+[.G270]" office:value-type="float" office:value="83935" calcext:value-type="float">
            <text:p>83935</text:p>
          </table:table-cell>
          <table:table-cell table:formula="of:=[.H270]-[.D270]" office:value-type="float" office:value="83075" calcext:value-type="float">
            <text:p>83075</text:p>
          </table:table-cell>
          <table:table-cell table:formula="of:=IF([.I270]&lt;0;[.H270];[.I270])" office:value-type="float" office:value="83075" calcext:value-type="float">
            <text:p>83075</text:p>
          </table:table-cell>
          <table:table-cell table:formula="of:=IF([.I270]&lt;0;1;0)" office:value-type="float" office:value="0" calcext:value-type="float">
            <text:p>0</text:p>
          </table:table-cell>
          <table:table-cell table:formula="of:=IF([.K270]=1;[.D270];0)" office:value-type="float" office:value="0" calcext:value-type="float">
            <text:p>0</text:p>
          </table:table-cell>
          <table:table-cell table:style-name="ce1" office:value-type="date" office:date-value="2021-09-28" calcext:value-type="date">
            <text:p>28.09.2021</text:p>
          </table:table-cell>
          <table:table-cell office:value-type="string" calcext:value-type="string">
            <text:p>wtorek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date" office:date-value="2021-05-15" calcext:value-type="date">
            <text:p>15.05.2021</text:p>
          </table:table-cell>
          <table:table-cell office:value-type="string" calcext:value-type="string">
            <text:p>Gniezno</text:p>
          </table:table-cell>
          <table:table-cell office:value-type="float" office:value="2350" calcext:value-type="float">
            <text:p>2350</text:p>
          </table:table-cell>
          <table:table-cell table:formula="of:=VLOOKUP([.B271];[.$M$1:.$N$1048576];2;0)" office:value-type="string" office:string-value="sobota" calcext:value-type="string">
            <text:p>sobota</text:p>
          </table:table-cell>
          <table:table-cell table:formula="of:=IF(NOT(DAY([.B270]) = DAY([.B271]));1;0)" office:value-type="float" office:value="1" calcext:value-type="float">
            <text:p>1</text:p>
          </table:table-cell>
          <table:table-cell table:formula="of:=IF([.F271] = 1;IF(OR([.E271] = &quot;sobota&quot;;[.E271] = &quot;niedziela&quot;);5000;[.$Q$4]);0)" office:value-type="float" office:value="5000" calcext:value-type="float">
            <text:p>5000</text:p>
          </table:table-cell>
          <table:table-cell table:formula="of:=[.J270]+[.G271]" office:value-type="float" office:value="88075" calcext:value-type="float">
            <text:p>88075</text:p>
          </table:table-cell>
          <table:table-cell table:formula="of:=[.H271]-[.D271]" office:value-type="float" office:value="85725" calcext:value-type="float">
            <text:p>85725</text:p>
          </table:table-cell>
          <table:table-cell table:formula="of:=IF([.I271]&lt;0;[.H271];[.I271])" office:value-type="float" office:value="85725" calcext:value-type="float">
            <text:p>85725</text:p>
          </table:table-cell>
          <table:table-cell table:formula="of:=IF([.I271]&lt;0;1;0)" office:value-type="float" office:value="0" calcext:value-type="float">
            <text:p>0</text:p>
          </table:table-cell>
          <table:table-cell table:formula="of:=IF([.K271]=1;[.D271];0)" office:value-type="float" office:value="0" calcext:value-type="float">
            <text:p>0</text:p>
          </table:table-cell>
          <table:table-cell table:style-name="ce1" office:value-type="date" office:date-value="2021-09-29" calcext:value-type="date">
            <text:p>29.09.2021</text:p>
          </table:table-cell>
          <table:table-cell office:value-type="string" calcext:value-type="string">
            <text:p>środa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date" office:date-value="2021-05-15" calcext:value-type="date">
            <text:p>15.05.2021</text:p>
          </table:table-cell>
          <table:table-cell office:value-type="string" calcext:value-type="string">
            <text:p>Malbork</text:p>
          </table:table-cell>
          <table:table-cell office:value-type="float" office:value="9230" calcext:value-type="float">
            <text:p>9230</text:p>
          </table:table-cell>
          <table:table-cell table:formula="of:=VLOOKUP([.B272];[.$M$1:.$N$1048576];2;0)" office:value-type="string" office:string-value="sobota" calcext:value-type="string">
            <text:p>sobota</text:p>
          </table:table-cell>
          <table:table-cell table:formula="of:=IF(NOT(DAY([.B271]) = DAY([.B272]));1;0)" office:value-type="float" office:value="0" calcext:value-type="float">
            <text:p>0</text:p>
          </table:table-cell>
          <table:table-cell table:formula="of:=IF([.F272] = 1;IF(OR([.E272] = &quot;sobota&quot;;[.E272] = &quot;niedziela&quot;);5000;[.$Q$4]);0)" office:value-type="float" office:value="0" calcext:value-type="float">
            <text:p>0</text:p>
          </table:table-cell>
          <table:table-cell table:formula="of:=[.J271]+[.G272]" office:value-type="float" office:value="85725" calcext:value-type="float">
            <text:p>85725</text:p>
          </table:table-cell>
          <table:table-cell table:formula="of:=[.H272]-[.D272]" office:value-type="float" office:value="76495" calcext:value-type="float">
            <text:p>76495</text:p>
          </table:table-cell>
          <table:table-cell table:formula="of:=IF([.I272]&lt;0;[.H272];[.I272])" office:value-type="float" office:value="76495" calcext:value-type="float">
            <text:p>76495</text:p>
          </table:table-cell>
          <table:table-cell table:formula="of:=IF([.I272]&lt;0;1;0)" office:value-type="float" office:value="0" calcext:value-type="float">
            <text:p>0</text:p>
          </table:table-cell>
          <table:table-cell table:formula="of:=IF([.K272]=1;[.D272];0)" office:value-type="float" office:value="0" calcext:value-type="float">
            <text:p>0</text:p>
          </table:table-cell>
          <table:table-cell table:style-name="ce1" office:value-type="date" office:date-value="2021-09-30" calcext:value-type="date">
            <text:p>30.09.2021</text:p>
          </table:table-cell>
          <table:table-cell office:value-type="string" calcext:value-type="string">
            <text:p>czwartek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date" office:date-value="2021-05-16" calcext:value-type="date">
            <text:p>16.05.2021</text:p>
          </table:table-cell>
          <table:table-cell office:value-type="string" calcext:value-type="string">
            <text:p>Ogrodzieniec</text:p>
          </table:table-cell>
          <table:table-cell office:value-type="float" office:value="1200" calcext:value-type="float">
            <text:p>1200</text:p>
          </table:table-cell>
          <table:table-cell table:formula="of:=VLOOKUP([.B273];[.$M$1:.$N$1048576];2;0)" office:value-type="string" office:string-value="niedziela" calcext:value-type="string">
            <text:p>niedziela</text:p>
          </table:table-cell>
          <table:table-cell table:formula="of:=IF(NOT(DAY([.B272]) = DAY([.B273]));1;0)" office:value-type="float" office:value="1" calcext:value-type="float">
            <text:p>1</text:p>
          </table:table-cell>
          <table:table-cell table:formula="of:=IF([.F273] = 1;IF(OR([.E273] = &quot;sobota&quot;;[.E273] = &quot;niedziela&quot;);5000;[.$Q$4]);0)" office:value-type="float" office:value="5000" calcext:value-type="float">
            <text:p>5000</text:p>
          </table:table-cell>
          <table:table-cell table:formula="of:=[.J272]+[.G273]" office:value-type="float" office:value="81495" calcext:value-type="float">
            <text:p>81495</text:p>
          </table:table-cell>
          <table:table-cell table:formula="of:=[.H273]-[.D273]" office:value-type="float" office:value="80295" calcext:value-type="float">
            <text:p>80295</text:p>
          </table:table-cell>
          <table:table-cell table:formula="of:=IF([.I273]&lt;0;[.H273];[.I273])" office:value-type="float" office:value="80295" calcext:value-type="float">
            <text:p>80295</text:p>
          </table:table-cell>
          <table:table-cell table:formula="of:=IF([.I273]&lt;0;1;0)" office:value-type="float" office:value="0" calcext:value-type="float">
            <text:p>0</text:p>
          </table:table-cell>
          <table:table-cell table:formula="of:=IF([.K273]=1;[.D273];0)" office:value-type="float" office:value="0" calcext:value-type="float">
            <text:p>0</text:p>
          </table:table-cell>
          <table:table-cell table:style-name="ce1" office:value-type="date" office:date-value="2021-10-01" calcext:value-type="date">
            <text:p>1.10.2021</text:p>
          </table:table-cell>
          <table:table-cell office:value-type="string" calcext:value-type="string">
            <text:p>piątek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date" office:date-value="2021-05-16" calcext:value-type="date">
            <text:p>16.05.2021</text:p>
          </table:table-cell>
          <table:table-cell office:value-type="string" calcext:value-type="string">
            <text:p>Przemysl</text:p>
          </table:table-cell>
          <table:table-cell office:value-type="float" office:value="7370" calcext:value-type="float">
            <text:p>7370</text:p>
          </table:table-cell>
          <table:table-cell table:formula="of:=VLOOKUP([.B274];[.$M$1:.$N$1048576];2;0)" office:value-type="string" office:string-value="niedziela" calcext:value-type="string">
            <text:p>niedziela</text:p>
          </table:table-cell>
          <table:table-cell table:formula="of:=IF(NOT(DAY([.B273]) = DAY([.B274]));1;0)" office:value-type="float" office:value="0" calcext:value-type="float">
            <text:p>0</text:p>
          </table:table-cell>
          <table:table-cell table:formula="of:=IF([.F274] = 1;IF(OR([.E274] = &quot;sobota&quot;;[.E274] = &quot;niedziela&quot;);5000;[.$Q$4]);0)" office:value-type="float" office:value="0" calcext:value-type="float">
            <text:p>0</text:p>
          </table:table-cell>
          <table:table-cell table:formula="of:=[.J273]+[.G274]" office:value-type="float" office:value="80295" calcext:value-type="float">
            <text:p>80295</text:p>
          </table:table-cell>
          <table:table-cell table:formula="of:=[.H274]-[.D274]" office:value-type="float" office:value="72925" calcext:value-type="float">
            <text:p>72925</text:p>
          </table:table-cell>
          <table:table-cell table:formula="of:=IF([.I274]&lt;0;[.H274];[.I274])" office:value-type="float" office:value="72925" calcext:value-type="float">
            <text:p>72925</text:p>
          </table:table-cell>
          <table:table-cell table:formula="of:=IF([.I274]&lt;0;1;0)" office:value-type="float" office:value="0" calcext:value-type="float">
            <text:p>0</text:p>
          </table:table-cell>
          <table:table-cell table:formula="of:=IF([.K274]=1;[.D274];0)" office:value-type="float" office:value="0" calcext:value-type="float">
            <text:p>0</text:p>
          </table:table-cell>
          <table:table-cell table:style-name="ce1" office:value-type="date" office:date-value="2021-10-02" calcext:value-type="date">
            <text:p>2.10.2021</text:p>
          </table:table-cell>
          <table:table-cell office:value-type="string" calcext:value-type="string">
            <text:p>sobota</text:p>
          </table:table-cell>
          <table:table-cell table:number-columns-repeated="6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date" office:date-value="2021-05-17" calcext:value-type="date">
            <text:p>17.05.2021</text:p>
          </table:table-cell>
          <table:table-cell office:value-type="string" calcext:value-type="string">
            <text:p>Ogrodzieniec</text:p>
          </table:table-cell>
          <table:table-cell office:value-type="float" office:value="2210" calcext:value-type="float">
            <text:p>2210</text:p>
          </table:table-cell>
          <table:table-cell table:formula="of:=VLOOKUP([.B275];[.$M$1:.$N$1048576];2;0)" office:value-type="string" office:string-value="poniedziałek" calcext:value-type="string">
            <text:p>poniedziałek</text:p>
          </table:table-cell>
          <table:table-cell table:formula="of:=IF(NOT(DAY([.B274]) = DAY([.B275]));1;0)" office:value-type="float" office:value="1" calcext:value-type="float">
            <text:p>1</text:p>
          </table:table-cell>
          <table:table-cell table:formula="of:=IF([.F275] = 1;IF(OR([.E275] = &quot;sobota&quot;;[.E275] = &quot;niedziela&quot;);5000;[.$Q$4]);0)" office:value-type="float" office:value="13179" calcext:value-type="float">
            <text:p>13179</text:p>
          </table:table-cell>
          <table:table-cell table:formula="of:=[.J274]+[.G275]" office:value-type="float" office:value="86104" calcext:value-type="float">
            <text:p>86104</text:p>
          </table:table-cell>
          <table:table-cell table:formula="of:=[.H275]-[.D275]" office:value-type="float" office:value="83894" calcext:value-type="float">
            <text:p>83894</text:p>
          </table:table-cell>
          <table:table-cell table:formula="of:=IF([.I275]&lt;0;[.H275];[.I275])" office:value-type="float" office:value="83894" calcext:value-type="float">
            <text:p>83894</text:p>
          </table:table-cell>
          <table:table-cell table:formula="of:=IF([.I275]&lt;0;1;0)" office:value-type="float" office:value="0" calcext:value-type="float">
            <text:p>0</text:p>
          </table:table-cell>
          <table:table-cell table:formula="of:=IF([.K275]=1;[.D275];0)" office:value-type="float" office:value="0" calcext:value-type="float">
            <text:p>0</text:p>
          </table:table-cell>
          <table:table-cell table:style-name="ce1" office:value-type="date" office:date-value="2021-10-03" calcext:value-type="date">
            <text:p>3.10.2021</text:p>
          </table:table-cell>
          <table:table-cell office:value-type="string" calcext:value-type="string">
            <text:p>niedziela</text:p>
          </table:table-cell>
          <table:table-cell table:number-columns-repeated="6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date" office:date-value="2021-05-18" calcext:value-type="date">
            <text:p>18.05.2021</text:p>
          </table:table-cell>
          <table:table-cell office:value-type="string" calcext:value-type="string">
            <text:p>Ogrodzieniec</text:p>
          </table:table-cell>
          <table:table-cell office:value-type="float" office:value="1170" calcext:value-type="float">
            <text:p>1170</text:p>
          </table:table-cell>
          <table:table-cell table:formula="of:=VLOOKUP([.B276];[.$M$1:.$N$1048576];2;0)" office:value-type="string" office:string-value="wtorek" calcext:value-type="string">
            <text:p>wtorek</text:p>
          </table:table-cell>
          <table:table-cell table:formula="of:=IF(NOT(DAY([.B275]) = DAY([.B276]));1;0)" office:value-type="float" office:value="1" calcext:value-type="float">
            <text:p>1</text:p>
          </table:table-cell>
          <table:table-cell table:formula="of:=IF([.F276] = 1;IF(OR([.E276] = &quot;sobota&quot;;[.E276] = &quot;niedziela&quot;);5000;[.$Q$4]);0)" office:value-type="float" office:value="13179" calcext:value-type="float">
            <text:p>13179</text:p>
          </table:table-cell>
          <table:table-cell table:formula="of:=[.J275]+[.G276]" office:value-type="float" office:value="97073" calcext:value-type="float">
            <text:p>97073</text:p>
          </table:table-cell>
          <table:table-cell table:formula="of:=[.H276]-[.D276]" office:value-type="float" office:value="95903" calcext:value-type="float">
            <text:p>95903</text:p>
          </table:table-cell>
          <table:table-cell table:formula="of:=IF([.I276]&lt;0;[.H276];[.I276])" office:value-type="float" office:value="95903" calcext:value-type="float">
            <text:p>95903</text:p>
          </table:table-cell>
          <table:table-cell table:formula="of:=IF([.I276]&lt;0;1;0)" office:value-type="float" office:value="0" calcext:value-type="float">
            <text:p>0</text:p>
          </table:table-cell>
          <table:table-cell table:formula="of:=IF([.K276]=1;[.D276];0)" office:value-type="float" office:value="0" calcext:value-type="float">
            <text:p>0</text:p>
          </table:table-cell>
          <table:table-cell table:style-name="ce1" office:value-type="date" office:date-value="2021-10-04" calcext:value-type="date">
            <text:p>4.10.2021</text:p>
          </table:table-cell>
          <table:table-cell office:value-type="string" calcext:value-type="string">
            <text:p>poniedziałek</text:p>
          </table:table-cell>
          <table:table-cell table:number-columns-repeated="6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date" office:date-value="2021-05-18" calcext:value-type="date">
            <text:p>18.05.2021</text:p>
          </table:table-cell>
          <table:table-cell office:value-type="string" calcext:value-type="string">
            <text:p>Gniezno</text:p>
          </table:table-cell>
          <table:table-cell office:value-type="float" office:value="4170" calcext:value-type="float">
            <text:p>4170</text:p>
          </table:table-cell>
          <table:table-cell table:formula="of:=VLOOKUP([.B277];[.$M$1:.$N$1048576];2;0)" office:value-type="string" office:string-value="wtorek" calcext:value-type="string">
            <text:p>wtorek</text:p>
          </table:table-cell>
          <table:table-cell table:formula="of:=IF(NOT(DAY([.B276]) = DAY([.B277]));1;0)" office:value-type="float" office:value="0" calcext:value-type="float">
            <text:p>0</text:p>
          </table:table-cell>
          <table:table-cell table:formula="of:=IF([.F277] = 1;IF(OR([.E277] = &quot;sobota&quot;;[.E277] = &quot;niedziela&quot;);5000;[.$Q$4]);0)" office:value-type="float" office:value="0" calcext:value-type="float">
            <text:p>0</text:p>
          </table:table-cell>
          <table:table-cell table:formula="of:=[.J276]+[.G277]" office:value-type="float" office:value="95903" calcext:value-type="float">
            <text:p>95903</text:p>
          </table:table-cell>
          <table:table-cell table:formula="of:=[.H277]-[.D277]" office:value-type="float" office:value="91733" calcext:value-type="float">
            <text:p>91733</text:p>
          </table:table-cell>
          <table:table-cell table:formula="of:=IF([.I277]&lt;0;[.H277];[.I277])" office:value-type="float" office:value="91733" calcext:value-type="float">
            <text:p>91733</text:p>
          </table:table-cell>
          <table:table-cell table:formula="of:=IF([.I277]&lt;0;1;0)" office:value-type="float" office:value="0" calcext:value-type="float">
            <text:p>0</text:p>
          </table:table-cell>
          <table:table-cell table:formula="of:=IF([.K277]=1;[.D277];0)" office:value-type="float" office:value="0" calcext:value-type="float">
            <text:p>0</text:p>
          </table:table-cell>
          <table:table-cell table:style-name="ce1" office:value-type="date" office:date-value="2021-10-05" calcext:value-type="date">
            <text:p>5.10.2021</text:p>
          </table:table-cell>
          <table:table-cell office:value-type="string" calcext:value-type="string">
            <text:p>wtorek</text:p>
          </table:table-cell>
          <table:table-cell table:number-columns-repeated="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date" office:date-value="2021-05-18" calcext:value-type="date">
            <text:p>18.05.2021</text:p>
          </table:table-cell>
          <table:table-cell office:value-type="string" calcext:value-type="string">
            <text:p>Przemysl</text:p>
          </table:table-cell>
          <table:table-cell office:value-type="float" office:value="7330" calcext:value-type="float">
            <text:p>7330</text:p>
          </table:table-cell>
          <table:table-cell table:formula="of:=VLOOKUP([.B278];[.$M$1:.$N$1048576];2;0)" office:value-type="string" office:string-value="wtorek" calcext:value-type="string">
            <text:p>wtorek</text:p>
          </table:table-cell>
          <table:table-cell table:formula="of:=IF(NOT(DAY([.B277]) = DAY([.B278]));1;0)" office:value-type="float" office:value="0" calcext:value-type="float">
            <text:p>0</text:p>
          </table:table-cell>
          <table:table-cell table:formula="of:=IF([.F278] = 1;IF(OR([.E278] = &quot;sobota&quot;;[.E278] = &quot;niedziela&quot;);5000;[.$Q$4]);0)" office:value-type="float" office:value="0" calcext:value-type="float">
            <text:p>0</text:p>
          </table:table-cell>
          <table:table-cell table:formula="of:=[.J277]+[.G278]" office:value-type="float" office:value="91733" calcext:value-type="float">
            <text:p>91733</text:p>
          </table:table-cell>
          <table:table-cell table:formula="of:=[.H278]-[.D278]" office:value-type="float" office:value="84403" calcext:value-type="float">
            <text:p>84403</text:p>
          </table:table-cell>
          <table:table-cell table:formula="of:=IF([.I278]&lt;0;[.H278];[.I278])" office:value-type="float" office:value="84403" calcext:value-type="float">
            <text:p>84403</text:p>
          </table:table-cell>
          <table:table-cell table:formula="of:=IF([.I278]&lt;0;1;0)" office:value-type="float" office:value="0" calcext:value-type="float">
            <text:p>0</text:p>
          </table:table-cell>
          <table:table-cell table:formula="of:=IF([.K278]=1;[.D278];0)" office:value-type="float" office:value="0" calcext:value-type="float">
            <text:p>0</text:p>
          </table:table-cell>
          <table:table-cell table:style-name="ce1" office:value-type="date" office:date-value="2021-10-06" calcext:value-type="date">
            <text:p>6.10.2021</text:p>
          </table:table-cell>
          <table:table-cell office:value-type="string" calcext:value-type="string">
            <text:p>środa</text:p>
          </table:table-cell>
          <table:table-cell table:number-columns-repeated="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date" office:date-value="2021-05-19" calcext:value-type="date">
            <text:p>19.05.2021</text:p>
          </table:table-cell>
          <table:table-cell office:value-type="string" calcext:value-type="string">
            <text:p>Gniezno</text:p>
          </table:table-cell>
          <table:table-cell office:value-type="float" office:value="6170" calcext:value-type="float">
            <text:p>6170</text:p>
          </table:table-cell>
          <table:table-cell table:formula="of:=VLOOKUP([.B279];[.$M$1:.$N$1048576];2;0)" office:value-type="string" office:string-value="środa" calcext:value-type="string">
            <text:p>środa</text:p>
          </table:table-cell>
          <table:table-cell table:formula="of:=IF(NOT(DAY([.B278]) = DAY([.B279]));1;0)" office:value-type="float" office:value="1" calcext:value-type="float">
            <text:p>1</text:p>
          </table:table-cell>
          <table:table-cell table:formula="of:=IF([.F279] = 1;IF(OR([.E279] = &quot;sobota&quot;;[.E279] = &quot;niedziela&quot;);5000;[.$Q$4]);0)" office:value-type="float" office:value="13179" calcext:value-type="float">
            <text:p>13179</text:p>
          </table:table-cell>
          <table:table-cell table:formula="of:=[.J278]+[.G279]" office:value-type="float" office:value="97582" calcext:value-type="float">
            <text:p>97582</text:p>
          </table:table-cell>
          <table:table-cell table:formula="of:=[.H279]-[.D279]" office:value-type="float" office:value="91412" calcext:value-type="float">
            <text:p>91412</text:p>
          </table:table-cell>
          <table:table-cell table:formula="of:=IF([.I279]&lt;0;[.H279];[.I279])" office:value-type="float" office:value="91412" calcext:value-type="float">
            <text:p>91412</text:p>
          </table:table-cell>
          <table:table-cell table:formula="of:=IF([.I279]&lt;0;1;0)" office:value-type="float" office:value="0" calcext:value-type="float">
            <text:p>0</text:p>
          </table:table-cell>
          <table:table-cell table:formula="of:=IF([.K279]=1;[.D279];0)" office:value-type="float" office:value="0" calcext:value-type="float">
            <text:p>0</text:p>
          </table:table-cell>
          <table:table-cell table:style-name="ce1" office:value-type="date" office:date-value="2021-10-07" calcext:value-type="date">
            <text:p>7.10.2021</text:p>
          </table:table-cell>
          <table:table-cell office:value-type="string" calcext:value-type="string">
            <text:p>czwartek</text:p>
          </table:table-cell>
          <table:table-cell table:number-columns-repeated="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date" office:date-value="2021-05-19" calcext:value-type="date">
            <text:p>19.05.2021</text:p>
          </table:table-cell>
          <table:table-cell office:value-type="string" calcext:value-type="string">
            <text:p>Malbork</text:p>
          </table:table-cell>
          <table:table-cell office:value-type="float" office:value="5020" calcext:value-type="float">
            <text:p>5020</text:p>
          </table:table-cell>
          <table:table-cell table:formula="of:=VLOOKUP([.B280];[.$M$1:.$N$1048576];2;0)" office:value-type="string" office:string-value="środa" calcext:value-type="string">
            <text:p>środa</text:p>
          </table:table-cell>
          <table:table-cell table:formula="of:=IF(NOT(DAY([.B279]) = DAY([.B280]));1;0)" office:value-type="float" office:value="0" calcext:value-type="float">
            <text:p>0</text:p>
          </table:table-cell>
          <table:table-cell table:formula="of:=IF([.F280] = 1;IF(OR([.E280] = &quot;sobota&quot;;[.E280] = &quot;niedziela&quot;);5000;[.$Q$4]);0)" office:value-type="float" office:value="0" calcext:value-type="float">
            <text:p>0</text:p>
          </table:table-cell>
          <table:table-cell table:formula="of:=[.J279]+[.G280]" office:value-type="float" office:value="91412" calcext:value-type="float">
            <text:p>91412</text:p>
          </table:table-cell>
          <table:table-cell table:formula="of:=[.H280]-[.D280]" office:value-type="float" office:value="86392" calcext:value-type="float">
            <text:p>86392</text:p>
          </table:table-cell>
          <table:table-cell table:formula="of:=IF([.I280]&lt;0;[.H280];[.I280])" office:value-type="float" office:value="86392" calcext:value-type="float">
            <text:p>86392</text:p>
          </table:table-cell>
          <table:table-cell table:formula="of:=IF([.I280]&lt;0;1;0)" office:value-type="float" office:value="0" calcext:value-type="float">
            <text:p>0</text:p>
          </table:table-cell>
          <table:table-cell table:formula="of:=IF([.K280]=1;[.D280];0)" office:value-type="float" office:value="0" calcext:value-type="float">
            <text:p>0</text:p>
          </table:table-cell>
          <table:table-cell table:style-name="ce1" office:value-type="date" office:date-value="2021-10-08" calcext:value-type="date">
            <text:p>8.10.2021</text:p>
          </table:table-cell>
          <table:table-cell office:value-type="string" calcext:value-type="string">
            <text:p>piątek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date" office:date-value="2021-05-19" calcext:value-type="date">
            <text:p>19.05.2021</text:p>
          </table:table-cell>
          <table:table-cell office:value-type="string" calcext:value-type="string">
            <text:p>Ogrodzieniec</text:p>
          </table:table-cell>
          <table:table-cell office:value-type="float" office:value="4470" calcext:value-type="float">
            <text:p>4470</text:p>
          </table:table-cell>
          <table:table-cell table:formula="of:=VLOOKUP([.B281];[.$M$1:.$N$1048576];2;0)" office:value-type="string" office:string-value="środa" calcext:value-type="string">
            <text:p>środa</text:p>
          </table:table-cell>
          <table:table-cell table:formula="of:=IF(NOT(DAY([.B280]) = DAY([.B281]));1;0)" office:value-type="float" office:value="0" calcext:value-type="float">
            <text:p>0</text:p>
          </table:table-cell>
          <table:table-cell table:formula="of:=IF([.F281] = 1;IF(OR([.E281] = &quot;sobota&quot;;[.E281] = &quot;niedziela&quot;);5000;[.$Q$4]);0)" office:value-type="float" office:value="0" calcext:value-type="float">
            <text:p>0</text:p>
          </table:table-cell>
          <table:table-cell table:formula="of:=[.J280]+[.G281]" office:value-type="float" office:value="86392" calcext:value-type="float">
            <text:p>86392</text:p>
          </table:table-cell>
          <table:table-cell table:formula="of:=[.H281]-[.D281]" office:value-type="float" office:value="81922" calcext:value-type="float">
            <text:p>81922</text:p>
          </table:table-cell>
          <table:table-cell table:formula="of:=IF([.I281]&lt;0;[.H281];[.I281])" office:value-type="float" office:value="81922" calcext:value-type="float">
            <text:p>81922</text:p>
          </table:table-cell>
          <table:table-cell table:formula="of:=IF([.I281]&lt;0;1;0)" office:value-type="float" office:value="0" calcext:value-type="float">
            <text:p>0</text:p>
          </table:table-cell>
          <table:table-cell table:formula="of:=IF([.K281]=1;[.D281];0)" office:value-type="float" office:value="0" calcext:value-type="float">
            <text:p>0</text:p>
          </table:table-cell>
          <table:table-cell table:style-name="ce1" office:value-type="date" office:date-value="2021-10-09" calcext:value-type="date">
            <text:p>9.10.2021</text:p>
          </table:table-cell>
          <table:table-cell office:value-type="string" calcext:value-type="string">
            <text:p>sobota</text:p>
          </table:table-cell>
          <table:table-cell table:number-columns-repeated="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date" office:date-value="2021-05-19" calcext:value-type="date">
            <text:p>19.05.2021</text:p>
          </table:table-cell>
          <table:table-cell office:value-type="string" calcext:value-type="string">
            <text:p>Przemysl</text:p>
          </table:table-cell>
          <table:table-cell office:value-type="float" office:value="8450" calcext:value-type="float">
            <text:p>8450</text:p>
          </table:table-cell>
          <table:table-cell table:formula="of:=VLOOKUP([.B282];[.$M$1:.$N$1048576];2;0)" office:value-type="string" office:string-value="środa" calcext:value-type="string">
            <text:p>środa</text:p>
          </table:table-cell>
          <table:table-cell table:formula="of:=IF(NOT(DAY([.B281]) = DAY([.B282]));1;0)" office:value-type="float" office:value="0" calcext:value-type="float">
            <text:p>0</text:p>
          </table:table-cell>
          <table:table-cell table:formula="of:=IF([.F282] = 1;IF(OR([.E282] = &quot;sobota&quot;;[.E282] = &quot;niedziela&quot;);5000;[.$Q$4]);0)" office:value-type="float" office:value="0" calcext:value-type="float">
            <text:p>0</text:p>
          </table:table-cell>
          <table:table-cell table:formula="of:=[.J281]+[.G282]" office:value-type="float" office:value="81922" calcext:value-type="float">
            <text:p>81922</text:p>
          </table:table-cell>
          <table:table-cell table:formula="of:=[.H282]-[.D282]" office:value-type="float" office:value="73472" calcext:value-type="float">
            <text:p>73472</text:p>
          </table:table-cell>
          <table:table-cell table:formula="of:=IF([.I282]&lt;0;[.H282];[.I282])" office:value-type="float" office:value="73472" calcext:value-type="float">
            <text:p>73472</text:p>
          </table:table-cell>
          <table:table-cell table:formula="of:=IF([.I282]&lt;0;1;0)" office:value-type="float" office:value="0" calcext:value-type="float">
            <text:p>0</text:p>
          </table:table-cell>
          <table:table-cell table:formula="of:=IF([.K282]=1;[.D282];0)" office:value-type="float" office:value="0" calcext:value-type="float">
            <text:p>0</text:p>
          </table:table-cell>
          <table:table-cell table:style-name="ce1" office:value-type="date" office:date-value="2021-10-10" calcext:value-type="date">
            <text:p>10.10.2021</text:p>
          </table:table-cell>
          <table:table-cell office:value-type="string" calcext:value-type="string">
            <text:p>niedziela</text:p>
          </table:table-cell>
          <table:table-cell table:number-columns-repeated="6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date" office:date-value="2021-05-20" calcext:value-type="date">
            <text:p>20.05.2021</text:p>
          </table:table-cell>
          <table:table-cell office:value-type="string" calcext:value-type="string">
            <text:p>Ogrodzieniec</text:p>
          </table:table-cell>
          <table:table-cell office:value-type="float" office:value="2250" calcext:value-type="float">
            <text:p>2250</text:p>
          </table:table-cell>
          <table:table-cell table:formula="of:=VLOOKUP([.B283];[.$M$1:.$N$1048576];2;0)" office:value-type="string" office:string-value="czwartek" calcext:value-type="string">
            <text:p>czwartek</text:p>
          </table:table-cell>
          <table:table-cell table:formula="of:=IF(NOT(DAY([.B282]) = DAY([.B283]));1;0)" office:value-type="float" office:value="1" calcext:value-type="float">
            <text:p>1</text:p>
          </table:table-cell>
          <table:table-cell table:formula="of:=IF([.F283] = 1;IF(OR([.E283] = &quot;sobota&quot;;[.E283] = &quot;niedziela&quot;);5000;[.$Q$4]);0)" office:value-type="float" office:value="13179" calcext:value-type="float">
            <text:p>13179</text:p>
          </table:table-cell>
          <table:table-cell table:formula="of:=[.J282]+[.G283]" office:value-type="float" office:value="86651" calcext:value-type="float">
            <text:p>86651</text:p>
          </table:table-cell>
          <table:table-cell table:formula="of:=[.H283]-[.D283]" office:value-type="float" office:value="84401" calcext:value-type="float">
            <text:p>84401</text:p>
          </table:table-cell>
          <table:table-cell table:formula="of:=IF([.I283]&lt;0;[.H283];[.I283])" office:value-type="float" office:value="84401" calcext:value-type="float">
            <text:p>84401</text:p>
          </table:table-cell>
          <table:table-cell table:formula="of:=IF([.I283]&lt;0;1;0)" office:value-type="float" office:value="0" calcext:value-type="float">
            <text:p>0</text:p>
          </table:table-cell>
          <table:table-cell table:formula="of:=IF([.K283]=1;[.D283];0)" office:value-type="float" office:value="0" calcext:value-type="float">
            <text:p>0</text:p>
          </table:table-cell>
          <table:table-cell table:style-name="ce1" office:value-type="date" office:date-value="2021-10-11" calcext:value-type="date">
            <text:p>11.10.2021</text:p>
          </table:table-cell>
          <table:table-cell office:value-type="string" calcext:value-type="string">
            <text:p>poniedziałek</text:p>
          </table:table-cell>
          <table:table-cell table:number-columns-repeated="6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date" office:date-value="2021-05-20" calcext:value-type="date">
            <text:p>20.05.2021</text:p>
          </table:table-cell>
          <table:table-cell office:value-type="string" calcext:value-type="string">
            <text:p>Przemysl</text:p>
          </table:table-cell>
          <table:table-cell office:value-type="float" office:value="6050" calcext:value-type="float">
            <text:p>6050</text:p>
          </table:table-cell>
          <table:table-cell table:formula="of:=VLOOKUP([.B284];[.$M$1:.$N$1048576];2;0)" office:value-type="string" office:string-value="czwartek" calcext:value-type="string">
            <text:p>czwartek</text:p>
          </table:table-cell>
          <table:table-cell table:formula="of:=IF(NOT(DAY([.B283]) = DAY([.B284]));1;0)" office:value-type="float" office:value="0" calcext:value-type="float">
            <text:p>0</text:p>
          </table:table-cell>
          <table:table-cell table:formula="of:=IF([.F284] = 1;IF(OR([.E284] = &quot;sobota&quot;;[.E284] = &quot;niedziela&quot;);5000;[.$Q$4]);0)" office:value-type="float" office:value="0" calcext:value-type="float">
            <text:p>0</text:p>
          </table:table-cell>
          <table:table-cell table:formula="of:=[.J283]+[.G284]" office:value-type="float" office:value="84401" calcext:value-type="float">
            <text:p>84401</text:p>
          </table:table-cell>
          <table:table-cell table:formula="of:=[.H284]-[.D284]" office:value-type="float" office:value="78351" calcext:value-type="float">
            <text:p>78351</text:p>
          </table:table-cell>
          <table:table-cell table:formula="of:=IF([.I284]&lt;0;[.H284];[.I284])" office:value-type="float" office:value="78351" calcext:value-type="float">
            <text:p>78351</text:p>
          </table:table-cell>
          <table:table-cell table:formula="of:=IF([.I284]&lt;0;1;0)" office:value-type="float" office:value="0" calcext:value-type="float">
            <text:p>0</text:p>
          </table:table-cell>
          <table:table-cell table:formula="of:=IF([.K284]=1;[.D284];0)" office:value-type="float" office:value="0" calcext:value-type="float">
            <text:p>0</text:p>
          </table:table-cell>
          <table:table-cell table:style-name="ce1" office:value-type="date" office:date-value="2021-10-12" calcext:value-type="date">
            <text:p>12.10.2021</text:p>
          </table:table-cell>
          <table:table-cell office:value-type="string" calcext:value-type="string">
            <text:p>wtorek</text:p>
          </table:table-cell>
          <table:table-cell table:number-columns-repeated="6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date" office:date-value="2021-05-21" calcext:value-type="date">
            <text:p>21.05.2021</text:p>
          </table:table-cell>
          <table:table-cell office:value-type="string" calcext:value-type="string">
            <text:p>Przemysl</text:p>
          </table:table-cell>
          <table:table-cell office:value-type="float" office:value="5490" calcext:value-type="float">
            <text:p>5490</text:p>
          </table:table-cell>
          <table:table-cell table:formula="of:=VLOOKUP([.B285];[.$M$1:.$N$1048576];2;0)" office:value-type="string" office:string-value="piątek" calcext:value-type="string">
            <text:p>piątek</text:p>
          </table:table-cell>
          <table:table-cell table:formula="of:=IF(NOT(DAY([.B284]) = DAY([.B285]));1;0)" office:value-type="float" office:value="1" calcext:value-type="float">
            <text:p>1</text:p>
          </table:table-cell>
          <table:table-cell table:formula="of:=IF([.F285] = 1;IF(OR([.E285] = &quot;sobota&quot;;[.E285] = &quot;niedziela&quot;);5000;[.$Q$4]);0)" office:value-type="float" office:value="13179" calcext:value-type="float">
            <text:p>13179</text:p>
          </table:table-cell>
          <table:table-cell table:formula="of:=[.J284]+[.G285]" office:value-type="float" office:value="91530" calcext:value-type="float">
            <text:p>91530</text:p>
          </table:table-cell>
          <table:table-cell table:formula="of:=[.H285]-[.D285]" office:value-type="float" office:value="86040" calcext:value-type="float">
            <text:p>86040</text:p>
          </table:table-cell>
          <table:table-cell table:formula="of:=IF([.I285]&lt;0;[.H285];[.I285])" office:value-type="float" office:value="86040" calcext:value-type="float">
            <text:p>86040</text:p>
          </table:table-cell>
          <table:table-cell table:formula="of:=IF([.I285]&lt;0;1;0)" office:value-type="float" office:value="0" calcext:value-type="float">
            <text:p>0</text:p>
          </table:table-cell>
          <table:table-cell table:formula="of:=IF([.K285]=1;[.D285];0)" office:value-type="float" office:value="0" calcext:value-type="float">
            <text:p>0</text:p>
          </table:table-cell>
          <table:table-cell table:style-name="ce1" office:value-type="date" office:date-value="2021-10-13" calcext:value-type="date">
            <text:p>13.10.2021</text:p>
          </table:table-cell>
          <table:table-cell office:value-type="string" calcext:value-type="string">
            <text:p>środa</text:p>
          </table:table-cell>
          <table:table-cell table:number-columns-repeated="6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date" office:date-value="2021-05-22" calcext:value-type="date">
            <text:p>22.05.2021</text:p>
          </table:table-cell>
          <table:table-cell office:value-type="string" calcext:value-type="string">
            <text:p>Malbork</text:p>
          </table:table-cell>
          <table:table-cell office:value-type="float" office:value="3000" calcext:value-type="float">
            <text:p>3000</text:p>
          </table:table-cell>
          <table:table-cell table:formula="of:=VLOOKUP([.B286];[.$M$1:.$N$1048576];2;0)" office:value-type="string" office:string-value="sobota" calcext:value-type="string">
            <text:p>sobota</text:p>
          </table:table-cell>
          <table:table-cell table:formula="of:=IF(NOT(DAY([.B285]) = DAY([.B286]));1;0)" office:value-type="float" office:value="1" calcext:value-type="float">
            <text:p>1</text:p>
          </table:table-cell>
          <table:table-cell table:formula="of:=IF([.F286] = 1;IF(OR([.E286] = &quot;sobota&quot;;[.E286] = &quot;niedziela&quot;);5000;[.$Q$4]);0)" office:value-type="float" office:value="5000" calcext:value-type="float">
            <text:p>5000</text:p>
          </table:table-cell>
          <table:table-cell table:formula="of:=[.J285]+[.G286]" office:value-type="float" office:value="91040" calcext:value-type="float">
            <text:p>91040</text:p>
          </table:table-cell>
          <table:table-cell table:formula="of:=[.H286]-[.D286]" office:value-type="float" office:value="88040" calcext:value-type="float">
            <text:p>88040</text:p>
          </table:table-cell>
          <table:table-cell table:formula="of:=IF([.I286]&lt;0;[.H286];[.I286])" office:value-type="float" office:value="88040" calcext:value-type="float">
            <text:p>88040</text:p>
          </table:table-cell>
          <table:table-cell table:formula="of:=IF([.I286]&lt;0;1;0)" office:value-type="float" office:value="0" calcext:value-type="float">
            <text:p>0</text:p>
          </table:table-cell>
          <table:table-cell table:formula="of:=IF([.K286]=1;[.D286];0)" office:value-type="float" office:value="0" calcext:value-type="float">
            <text:p>0</text:p>
          </table:table-cell>
          <table:table-cell table:style-name="ce1" office:value-type="date" office:date-value="2021-10-14" calcext:value-type="date">
            <text:p>14.10.2021</text:p>
          </table:table-cell>
          <table:table-cell office:value-type="string" calcext:value-type="string">
            <text:p>czwartek</text:p>
          </table:table-cell>
          <table:table-cell table:number-columns-repeated="6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date" office:date-value="2021-05-22" calcext:value-type="date">
            <text:p>22.05.2021</text:p>
          </table:table-cell>
          <table:table-cell office:value-type="string" calcext:value-type="string">
            <text:p>Gniezno</text:p>
          </table:table-cell>
          <table:table-cell office:value-type="float" office:value="9670" calcext:value-type="float">
            <text:p>9670</text:p>
          </table:table-cell>
          <table:table-cell table:formula="of:=VLOOKUP([.B287];[.$M$1:.$N$1048576];2;0)" office:value-type="string" office:string-value="sobota" calcext:value-type="string">
            <text:p>sobota</text:p>
          </table:table-cell>
          <table:table-cell table:formula="of:=IF(NOT(DAY([.B286]) = DAY([.B287]));1;0)" office:value-type="float" office:value="0" calcext:value-type="float">
            <text:p>0</text:p>
          </table:table-cell>
          <table:table-cell table:formula="of:=IF([.F287] = 1;IF(OR([.E287] = &quot;sobota&quot;;[.E287] = &quot;niedziela&quot;);5000;[.$Q$4]);0)" office:value-type="float" office:value="0" calcext:value-type="float">
            <text:p>0</text:p>
          </table:table-cell>
          <table:table-cell table:formula="of:=[.J286]+[.G287]" office:value-type="float" office:value="88040" calcext:value-type="float">
            <text:p>88040</text:p>
          </table:table-cell>
          <table:table-cell table:formula="of:=[.H287]-[.D287]" office:value-type="float" office:value="78370" calcext:value-type="float">
            <text:p>78370</text:p>
          </table:table-cell>
          <table:table-cell table:formula="of:=IF([.I287]&lt;0;[.H287];[.I287])" office:value-type="float" office:value="78370" calcext:value-type="float">
            <text:p>78370</text:p>
          </table:table-cell>
          <table:table-cell table:formula="of:=IF([.I287]&lt;0;1;0)" office:value-type="float" office:value="0" calcext:value-type="float">
            <text:p>0</text:p>
          </table:table-cell>
          <table:table-cell table:formula="of:=IF([.K287]=1;[.D287];0)" office:value-type="float" office:value="0" calcext:value-type="float">
            <text:p>0</text:p>
          </table:table-cell>
          <table:table-cell table:style-name="ce1" office:value-type="date" office:date-value="2021-10-15" calcext:value-type="date">
            <text:p>15.10.2021</text:p>
          </table:table-cell>
          <table:table-cell office:value-type="string" calcext:value-type="string">
            <text:p>piątek</text:p>
          </table:table-cell>
          <table:table-cell table:number-columns-repeated="6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date" office:date-value="2021-05-23" calcext:value-type="date">
            <text:p>23.05.2021</text:p>
          </table:table-cell>
          <table:table-cell office:value-type="string" calcext:value-type="string">
            <text:p>Malbork</text:p>
          </table:table-cell>
          <table:table-cell office:value-type="float" office:value="3710" calcext:value-type="float">
            <text:p>3710</text:p>
          </table:table-cell>
          <table:table-cell table:formula="of:=VLOOKUP([.B288];[.$M$1:.$N$1048576];2;0)" office:value-type="string" office:string-value="niedziela" calcext:value-type="string">
            <text:p>niedziela</text:p>
          </table:table-cell>
          <table:table-cell table:formula="of:=IF(NOT(DAY([.B287]) = DAY([.B288]));1;0)" office:value-type="float" office:value="1" calcext:value-type="float">
            <text:p>1</text:p>
          </table:table-cell>
          <table:table-cell table:formula="of:=IF([.F288] = 1;IF(OR([.E288] = &quot;sobota&quot;;[.E288] = &quot;niedziela&quot;);5000;[.$Q$4]);0)" office:value-type="float" office:value="5000" calcext:value-type="float">
            <text:p>5000</text:p>
          </table:table-cell>
          <table:table-cell table:formula="of:=[.J287]+[.G288]" office:value-type="float" office:value="83370" calcext:value-type="float">
            <text:p>83370</text:p>
          </table:table-cell>
          <table:table-cell table:formula="of:=[.H288]-[.D288]" office:value-type="float" office:value="79660" calcext:value-type="float">
            <text:p>79660</text:p>
          </table:table-cell>
          <table:table-cell table:formula="of:=IF([.I288]&lt;0;[.H288];[.I288])" office:value-type="float" office:value="79660" calcext:value-type="float">
            <text:p>79660</text:p>
          </table:table-cell>
          <table:table-cell table:formula="of:=IF([.I288]&lt;0;1;0)" office:value-type="float" office:value="0" calcext:value-type="float">
            <text:p>0</text:p>
          </table:table-cell>
          <table:table-cell table:formula="of:=IF([.K288]=1;[.D288];0)" office:value-type="float" office:value="0" calcext:value-type="float">
            <text:p>0</text:p>
          </table:table-cell>
          <table:table-cell table:style-name="ce1" office:value-type="date" office:date-value="2021-10-16" calcext:value-type="date">
            <text:p>16.10.2021</text:p>
          </table:table-cell>
          <table:table-cell office:value-type="string" calcext:value-type="string">
            <text:p>sobota</text:p>
          </table:table-cell>
          <table:table-cell table:number-columns-repeated="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date" office:date-value="2021-05-23" calcext:value-type="date">
            <text:p>23.05.2021</text:p>
          </table:table-cell>
          <table:table-cell office:value-type="string" calcext:value-type="string">
            <text:p>Przemysl</text:p>
          </table:table-cell>
          <table:table-cell office:value-type="float" office:value="2680" calcext:value-type="float">
            <text:p>2680</text:p>
          </table:table-cell>
          <table:table-cell table:formula="of:=VLOOKUP([.B289];[.$M$1:.$N$1048576];2;0)" office:value-type="string" office:string-value="niedziela" calcext:value-type="string">
            <text:p>niedziela</text:p>
          </table:table-cell>
          <table:table-cell table:formula="of:=IF(NOT(DAY([.B288]) = DAY([.B289]));1;0)" office:value-type="float" office:value="0" calcext:value-type="float">
            <text:p>0</text:p>
          </table:table-cell>
          <table:table-cell table:formula="of:=IF([.F289] = 1;IF(OR([.E289] = &quot;sobota&quot;;[.E289] = &quot;niedziela&quot;);5000;[.$Q$4]);0)" office:value-type="float" office:value="0" calcext:value-type="float">
            <text:p>0</text:p>
          </table:table-cell>
          <table:table-cell table:formula="of:=[.J288]+[.G289]" office:value-type="float" office:value="79660" calcext:value-type="float">
            <text:p>79660</text:p>
          </table:table-cell>
          <table:table-cell table:formula="of:=[.H289]-[.D289]" office:value-type="float" office:value="76980" calcext:value-type="float">
            <text:p>76980</text:p>
          </table:table-cell>
          <table:table-cell table:formula="of:=IF([.I289]&lt;0;[.H289];[.I289])" office:value-type="float" office:value="76980" calcext:value-type="float">
            <text:p>76980</text:p>
          </table:table-cell>
          <table:table-cell table:formula="of:=IF([.I289]&lt;0;1;0)" office:value-type="float" office:value="0" calcext:value-type="float">
            <text:p>0</text:p>
          </table:table-cell>
          <table:table-cell table:formula="of:=IF([.K289]=1;[.D289];0)" office:value-type="float" office:value="0" calcext:value-type="float">
            <text:p>0</text:p>
          </table:table-cell>
          <table:table-cell table:style-name="ce1" office:value-type="date" office:date-value="2021-10-17" calcext:value-type="date">
            <text:p>17.10.2021</text:p>
          </table:table-cell>
          <table:table-cell office:value-type="string" calcext:value-type="string">
            <text:p>niedziela</text:p>
          </table:table-cell>
          <table:table-cell table:number-columns-repeated="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date" office:date-value="2021-05-23" calcext:value-type="date">
            <text:p>23.05.2021</text:p>
          </table:table-cell>
          <table:table-cell office:value-type="string" calcext:value-type="string">
            <text:p>Ogrodzieniec</text:p>
          </table:table-cell>
          <table:table-cell office:value-type="float" office:value="4700" calcext:value-type="float">
            <text:p>4700</text:p>
          </table:table-cell>
          <table:table-cell table:formula="of:=VLOOKUP([.B290];[.$M$1:.$N$1048576];2;0)" office:value-type="string" office:string-value="niedziela" calcext:value-type="string">
            <text:p>niedziela</text:p>
          </table:table-cell>
          <table:table-cell table:formula="of:=IF(NOT(DAY([.B289]) = DAY([.B290]));1;0)" office:value-type="float" office:value="0" calcext:value-type="float">
            <text:p>0</text:p>
          </table:table-cell>
          <table:table-cell table:formula="of:=IF([.F290] = 1;IF(OR([.E290] = &quot;sobota&quot;;[.E290] = &quot;niedziela&quot;);5000;[.$Q$4]);0)" office:value-type="float" office:value="0" calcext:value-type="float">
            <text:p>0</text:p>
          </table:table-cell>
          <table:table-cell table:formula="of:=[.J289]+[.G290]" office:value-type="float" office:value="76980" calcext:value-type="float">
            <text:p>76980</text:p>
          </table:table-cell>
          <table:table-cell table:formula="of:=[.H290]-[.D290]" office:value-type="float" office:value="72280" calcext:value-type="float">
            <text:p>72280</text:p>
          </table:table-cell>
          <table:table-cell table:formula="of:=IF([.I290]&lt;0;[.H290];[.I290])" office:value-type="float" office:value="72280" calcext:value-type="float">
            <text:p>72280</text:p>
          </table:table-cell>
          <table:table-cell table:formula="of:=IF([.I290]&lt;0;1;0)" office:value-type="float" office:value="0" calcext:value-type="float">
            <text:p>0</text:p>
          </table:table-cell>
          <table:table-cell table:formula="of:=IF([.K290]=1;[.D290];0)" office:value-type="float" office:value="0" calcext:value-type="float">
            <text:p>0</text:p>
          </table:table-cell>
          <table:table-cell table:style-name="ce1" office:value-type="date" office:date-value="2021-10-18" calcext:value-type="date">
            <text:p>18.10.2021</text:p>
          </table:table-cell>
          <table:table-cell office:value-type="string" calcext:value-type="string">
            <text:p>poniedziałek</text:p>
          </table:table-cell>
          <table:table-cell table:number-columns-repeated="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date" office:date-value="2021-05-24" calcext:value-type="date">
            <text:p>24.05.2021</text:p>
          </table:table-cell>
          <table:table-cell office:value-type="string" calcext:value-type="string">
            <text:p>Ogrodzieniec</text:p>
          </table:table-cell>
          <table:table-cell office:value-type="float" office:value="1830" calcext:value-type="float">
            <text:p>1830</text:p>
          </table:table-cell>
          <table:table-cell table:formula="of:=VLOOKUP([.B291];[.$M$1:.$N$1048576];2;0)" office:value-type="string" office:string-value="poniedziałek" calcext:value-type="string">
            <text:p>poniedziałek</text:p>
          </table:table-cell>
          <table:table-cell table:formula="of:=IF(NOT(DAY([.B290]) = DAY([.B291]));1;0)" office:value-type="float" office:value="1" calcext:value-type="float">
            <text:p>1</text:p>
          </table:table-cell>
          <table:table-cell table:formula="of:=IF([.F291] = 1;IF(OR([.E291] = &quot;sobota&quot;;[.E291] = &quot;niedziela&quot;);5000;[.$Q$4]);0)" office:value-type="float" office:value="13179" calcext:value-type="float">
            <text:p>13179</text:p>
          </table:table-cell>
          <table:table-cell table:formula="of:=[.J290]+[.G291]" office:value-type="float" office:value="85459" calcext:value-type="float">
            <text:p>85459</text:p>
          </table:table-cell>
          <table:table-cell table:formula="of:=[.H291]-[.D291]" office:value-type="float" office:value="83629" calcext:value-type="float">
            <text:p>83629</text:p>
          </table:table-cell>
          <table:table-cell table:formula="of:=IF([.I291]&lt;0;[.H291];[.I291])" office:value-type="float" office:value="83629" calcext:value-type="float">
            <text:p>83629</text:p>
          </table:table-cell>
          <table:table-cell table:formula="of:=IF([.I291]&lt;0;1;0)" office:value-type="float" office:value="0" calcext:value-type="float">
            <text:p>0</text:p>
          </table:table-cell>
          <table:table-cell table:formula="of:=IF([.K291]=1;[.D291];0)" office:value-type="float" office:value="0" calcext:value-type="float">
            <text:p>0</text:p>
          </table:table-cell>
          <table:table-cell table:style-name="ce1" office:value-type="date" office:date-value="2021-10-19" calcext:value-type="date">
            <text:p>19.10.2021</text:p>
          </table:table-cell>
          <table:table-cell office:value-type="string" calcext:value-type="string">
            <text:p>wtorek</text:p>
          </table:table-cell>
          <table:table-cell table:number-columns-repeated="6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date" office:date-value="2021-05-24" calcext:value-type="date">
            <text:p>24.05.2021</text:p>
          </table:table-cell>
          <table:table-cell office:value-type="string" calcext:value-type="string">
            <text:p>Przemysl</text:p>
          </table:table-cell>
          <table:table-cell office:value-type="float" office:value="4100" calcext:value-type="float">
            <text:p>4100</text:p>
          </table:table-cell>
          <table:table-cell table:formula="of:=VLOOKUP([.B292];[.$M$1:.$N$1048576];2;0)" office:value-type="string" office:string-value="poniedziałek" calcext:value-type="string">
            <text:p>poniedziałek</text:p>
          </table:table-cell>
          <table:table-cell table:formula="of:=IF(NOT(DAY([.B291]) = DAY([.B292]));1;0)" office:value-type="float" office:value="0" calcext:value-type="float">
            <text:p>0</text:p>
          </table:table-cell>
          <table:table-cell table:formula="of:=IF([.F292] = 1;IF(OR([.E292] = &quot;sobota&quot;;[.E292] = &quot;niedziela&quot;);5000;[.$Q$4]);0)" office:value-type="float" office:value="0" calcext:value-type="float">
            <text:p>0</text:p>
          </table:table-cell>
          <table:table-cell table:formula="of:=[.J291]+[.G292]" office:value-type="float" office:value="83629" calcext:value-type="float">
            <text:p>83629</text:p>
          </table:table-cell>
          <table:table-cell table:formula="of:=[.H292]-[.D292]" office:value-type="float" office:value="79529" calcext:value-type="float">
            <text:p>79529</text:p>
          </table:table-cell>
          <table:table-cell table:formula="of:=IF([.I292]&lt;0;[.H292];[.I292])" office:value-type="float" office:value="79529" calcext:value-type="float">
            <text:p>79529</text:p>
          </table:table-cell>
          <table:table-cell table:formula="of:=IF([.I292]&lt;0;1;0)" office:value-type="float" office:value="0" calcext:value-type="float">
            <text:p>0</text:p>
          </table:table-cell>
          <table:table-cell table:formula="of:=IF([.K292]=1;[.D292];0)" office:value-type="float" office:value="0" calcext:value-type="float">
            <text:p>0</text:p>
          </table:table-cell>
          <table:table-cell table:style-name="ce1" office:value-type="date" office:date-value="2021-10-20" calcext:value-type="date">
            <text:p>20.10.2021</text:p>
          </table:table-cell>
          <table:table-cell office:value-type="string" calcext:value-type="string">
            <text:p>środa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date" office:date-value="2021-05-25" calcext:value-type="date">
            <text:p>25.05.2021</text:p>
          </table:table-cell>
          <table:table-cell office:value-type="string" calcext:value-type="string">
            <text:p>Malbork</text:p>
          </table:table-cell>
          <table:table-cell office:value-type="float" office:value="7870" calcext:value-type="float">
            <text:p>7870</text:p>
          </table:table-cell>
          <table:table-cell table:formula="of:=VLOOKUP([.B293];[.$M$1:.$N$1048576];2;0)" office:value-type="string" office:string-value="wtorek" calcext:value-type="string">
            <text:p>wtorek</text:p>
          </table:table-cell>
          <table:table-cell table:formula="of:=IF(NOT(DAY([.B292]) = DAY([.B293]));1;0)" office:value-type="float" office:value="1" calcext:value-type="float">
            <text:p>1</text:p>
          </table:table-cell>
          <table:table-cell table:formula="of:=IF([.F293] = 1;IF(OR([.E293] = &quot;sobota&quot;;[.E293] = &quot;niedziela&quot;);5000;[.$Q$4]);0)" office:value-type="float" office:value="13179" calcext:value-type="float">
            <text:p>13179</text:p>
          </table:table-cell>
          <table:table-cell table:formula="of:=[.J292]+[.G293]" office:value-type="float" office:value="92708" calcext:value-type="float">
            <text:p>92708</text:p>
          </table:table-cell>
          <table:table-cell table:formula="of:=[.H293]-[.D293]" office:value-type="float" office:value="84838" calcext:value-type="float">
            <text:p>84838</text:p>
          </table:table-cell>
          <table:table-cell table:formula="of:=IF([.I293]&lt;0;[.H293];[.I293])" office:value-type="float" office:value="84838" calcext:value-type="float">
            <text:p>84838</text:p>
          </table:table-cell>
          <table:table-cell table:formula="of:=IF([.I293]&lt;0;1;0)" office:value-type="float" office:value="0" calcext:value-type="float">
            <text:p>0</text:p>
          </table:table-cell>
          <table:table-cell table:formula="of:=IF([.K293]=1;[.D293];0)" office:value-type="float" office:value="0" calcext:value-type="float">
            <text:p>0</text:p>
          </table:table-cell>
          <table:table-cell table:style-name="ce1" office:value-type="date" office:date-value="2021-10-21" calcext:value-type="date">
            <text:p>21.10.2021</text:p>
          </table:table-cell>
          <table:table-cell office:value-type="string" calcext:value-type="string">
            <text:p>czwartek</text:p>
          </table:table-cell>
          <table:table-cell table:number-columns-repeated="6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date" office:date-value="2021-05-25" calcext:value-type="date">
            <text:p>25.05.2021</text:p>
          </table:table-cell>
          <table:table-cell office:value-type="string" calcext:value-type="string">
            <text:p>Przemysl</text:p>
          </table:table-cell>
          <table:table-cell office:value-type="float" office:value="7160" calcext:value-type="float">
            <text:p>7160</text:p>
          </table:table-cell>
          <table:table-cell table:formula="of:=VLOOKUP([.B294];[.$M$1:.$N$1048576];2;0)" office:value-type="string" office:string-value="wtorek" calcext:value-type="string">
            <text:p>wtorek</text:p>
          </table:table-cell>
          <table:table-cell table:formula="of:=IF(NOT(DAY([.B293]) = DAY([.B294]));1;0)" office:value-type="float" office:value="0" calcext:value-type="float">
            <text:p>0</text:p>
          </table:table-cell>
          <table:table-cell table:formula="of:=IF([.F294] = 1;IF(OR([.E294] = &quot;sobota&quot;;[.E294] = &quot;niedziela&quot;);5000;[.$Q$4]);0)" office:value-type="float" office:value="0" calcext:value-type="float">
            <text:p>0</text:p>
          </table:table-cell>
          <table:table-cell table:formula="of:=[.J293]+[.G294]" office:value-type="float" office:value="84838" calcext:value-type="float">
            <text:p>84838</text:p>
          </table:table-cell>
          <table:table-cell table:formula="of:=[.H294]-[.D294]" office:value-type="float" office:value="77678" calcext:value-type="float">
            <text:p>77678</text:p>
          </table:table-cell>
          <table:table-cell table:formula="of:=IF([.I294]&lt;0;[.H294];[.I294])" office:value-type="float" office:value="77678" calcext:value-type="float">
            <text:p>77678</text:p>
          </table:table-cell>
          <table:table-cell table:formula="of:=IF([.I294]&lt;0;1;0)" office:value-type="float" office:value="0" calcext:value-type="float">
            <text:p>0</text:p>
          </table:table-cell>
          <table:table-cell table:formula="of:=IF([.K294]=1;[.D294];0)" office:value-type="float" office:value="0" calcext:value-type="float">
            <text:p>0</text:p>
          </table:table-cell>
          <table:table-cell table:style-name="ce1" office:value-type="date" office:date-value="2021-10-22" calcext:value-type="date">
            <text:p>22.10.2021</text:p>
          </table:table-cell>
          <table:table-cell office:value-type="string" calcext:value-type="string">
            <text:p>piątek</text:p>
          </table:table-cell>
          <table:table-cell table:number-columns-repeated="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date" office:date-value="2021-05-25" calcext:value-type="date">
            <text:p>25.05.2021</text:p>
          </table:table-cell>
          <table:table-cell office:value-type="string" calcext:value-type="string">
            <text:p>Gniezno</text:p>
          </table:table-cell>
          <table:table-cell office:value-type="float" office:value="9200" calcext:value-type="float">
            <text:p>9200</text:p>
          </table:table-cell>
          <table:table-cell table:formula="of:=VLOOKUP([.B295];[.$M$1:.$N$1048576];2;0)" office:value-type="string" office:string-value="wtorek" calcext:value-type="string">
            <text:p>wtorek</text:p>
          </table:table-cell>
          <table:table-cell table:formula="of:=IF(NOT(DAY([.B294]) = DAY([.B295]));1;0)" office:value-type="float" office:value="0" calcext:value-type="float">
            <text:p>0</text:p>
          </table:table-cell>
          <table:table-cell table:formula="of:=IF([.F295] = 1;IF(OR([.E295] = &quot;sobota&quot;;[.E295] = &quot;niedziela&quot;);5000;[.$Q$4]);0)" office:value-type="float" office:value="0" calcext:value-type="float">
            <text:p>0</text:p>
          </table:table-cell>
          <table:table-cell table:formula="of:=[.J294]+[.G295]" office:value-type="float" office:value="77678" calcext:value-type="float">
            <text:p>77678</text:p>
          </table:table-cell>
          <table:table-cell table:formula="of:=[.H295]-[.D295]" office:value-type="float" office:value="68478" calcext:value-type="float">
            <text:p>68478</text:p>
          </table:table-cell>
          <table:table-cell table:formula="of:=IF([.I295]&lt;0;[.H295];[.I295])" office:value-type="float" office:value="68478" calcext:value-type="float">
            <text:p>68478</text:p>
          </table:table-cell>
          <table:table-cell table:formula="of:=IF([.I295]&lt;0;1;0)" office:value-type="float" office:value="0" calcext:value-type="float">
            <text:p>0</text:p>
          </table:table-cell>
          <table:table-cell table:formula="of:=IF([.K295]=1;[.D295];0)" office:value-type="float" office:value="0" calcext:value-type="float">
            <text:p>0</text:p>
          </table:table-cell>
          <table:table-cell table:style-name="ce1" office:value-type="date" office:date-value="2021-10-23" calcext:value-type="date">
            <text:p>23.10.2021</text:p>
          </table:table-cell>
          <table:table-cell office:value-type="string" calcext:value-type="string">
            <text:p>sobota</text:p>
          </table:table-cell>
          <table:table-cell table:number-columns-repeated="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date" office:date-value="2021-05-26" calcext:value-type="date">
            <text:p>26.05.2021</text:p>
          </table:table-cell>
          <table:table-cell office:value-type="string" calcext:value-type="string">
            <text:p>Przemysl</text:p>
          </table:table-cell>
          <table:table-cell office:value-type="float" office:value="7390" calcext:value-type="float">
            <text:p>7390</text:p>
          </table:table-cell>
          <table:table-cell table:formula="of:=VLOOKUP([.B296];[.$M$1:.$N$1048576];2;0)" office:value-type="string" office:string-value="środa" calcext:value-type="string">
            <text:p>środa</text:p>
          </table:table-cell>
          <table:table-cell table:formula="of:=IF(NOT(DAY([.B295]) = DAY([.B296]));1;0)" office:value-type="float" office:value="1" calcext:value-type="float">
            <text:p>1</text:p>
          </table:table-cell>
          <table:table-cell table:formula="of:=IF([.F296] = 1;IF(OR([.E296] = &quot;sobota&quot;;[.E296] = &quot;niedziela&quot;);5000;[.$Q$4]);0)" office:value-type="float" office:value="13179" calcext:value-type="float">
            <text:p>13179</text:p>
          </table:table-cell>
          <table:table-cell table:formula="of:=[.J295]+[.G296]" office:value-type="float" office:value="81657" calcext:value-type="float">
            <text:p>81657</text:p>
          </table:table-cell>
          <table:table-cell table:formula="of:=[.H296]-[.D296]" office:value-type="float" office:value="74267" calcext:value-type="float">
            <text:p>74267</text:p>
          </table:table-cell>
          <table:table-cell table:formula="of:=IF([.I296]&lt;0;[.H296];[.I296])" office:value-type="float" office:value="74267" calcext:value-type="float">
            <text:p>74267</text:p>
          </table:table-cell>
          <table:table-cell table:formula="of:=IF([.I296]&lt;0;1;0)" office:value-type="float" office:value="0" calcext:value-type="float">
            <text:p>0</text:p>
          </table:table-cell>
          <table:table-cell table:formula="of:=IF([.K296]=1;[.D296];0)" office:value-type="float" office:value="0" calcext:value-type="float">
            <text:p>0</text:p>
          </table:table-cell>
          <table:table-cell table:style-name="ce1" office:value-type="date" office:date-value="2021-10-24" calcext:value-type="date">
            <text:p>24.10.2021</text:p>
          </table:table-cell>
          <table:table-cell office:value-type="string" calcext:value-type="string">
            <text:p>niedziela</text:p>
          </table:table-cell>
          <table:table-cell table:number-columns-repeated="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date" office:date-value="2021-05-26" calcext:value-type="date">
            <text:p>26.05.2021</text:p>
          </table:table-cell>
          <table:table-cell office:value-type="string" calcext:value-type="string">
            <text:p>Ogrodzieniec</text:p>
          </table:table-cell>
          <table:table-cell office:value-type="float" office:value="4560" calcext:value-type="float">
            <text:p>4560</text:p>
          </table:table-cell>
          <table:table-cell table:formula="of:=VLOOKUP([.B297];[.$M$1:.$N$1048576];2;0)" office:value-type="string" office:string-value="środa" calcext:value-type="string">
            <text:p>środa</text:p>
          </table:table-cell>
          <table:table-cell table:formula="of:=IF(NOT(DAY([.B296]) = DAY([.B297]));1;0)" office:value-type="float" office:value="0" calcext:value-type="float">
            <text:p>0</text:p>
          </table:table-cell>
          <table:table-cell table:formula="of:=IF([.F297] = 1;IF(OR([.E297] = &quot;sobota&quot;;[.E297] = &quot;niedziela&quot;);5000;[.$Q$4]);0)" office:value-type="float" office:value="0" calcext:value-type="float">
            <text:p>0</text:p>
          </table:table-cell>
          <table:table-cell table:formula="of:=[.J296]+[.G297]" office:value-type="float" office:value="74267" calcext:value-type="float">
            <text:p>74267</text:p>
          </table:table-cell>
          <table:table-cell table:formula="of:=[.H297]-[.D297]" office:value-type="float" office:value="69707" calcext:value-type="float">
            <text:p>69707</text:p>
          </table:table-cell>
          <table:table-cell table:formula="of:=IF([.I297]&lt;0;[.H297];[.I297])" office:value-type="float" office:value="69707" calcext:value-type="float">
            <text:p>69707</text:p>
          </table:table-cell>
          <table:table-cell table:formula="of:=IF([.I297]&lt;0;1;0)" office:value-type="float" office:value="0" calcext:value-type="float">
            <text:p>0</text:p>
          </table:table-cell>
          <table:table-cell table:formula="of:=IF([.K297]=1;[.D297];0)" office:value-type="float" office:value="0" calcext:value-type="float">
            <text:p>0</text:p>
          </table:table-cell>
          <table:table-cell table:style-name="ce1" office:value-type="date" office:date-value="2021-10-25" calcext:value-type="date">
            <text:p>25.10.2021</text:p>
          </table:table-cell>
          <table:table-cell office:value-type="string" calcext:value-type="string">
            <text:p>poniedziałek</text:p>
          </table:table-cell>
          <table:table-cell table:number-columns-repeated="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date" office:date-value="2021-05-27" calcext:value-type="date">
            <text:p>27.05.2021</text:p>
          </table:table-cell>
          <table:table-cell office:value-type="string" calcext:value-type="string">
            <text:p>Przemysl</text:p>
          </table:table-cell>
          <table:table-cell office:value-type="float" office:value="8680" calcext:value-type="float">
            <text:p>8680</text:p>
          </table:table-cell>
          <table:table-cell table:formula="of:=VLOOKUP([.B298];[.$M$1:.$N$1048576];2;0)" office:value-type="string" office:string-value="czwartek" calcext:value-type="string">
            <text:p>czwartek</text:p>
          </table:table-cell>
          <table:table-cell table:formula="of:=IF(NOT(DAY([.B297]) = DAY([.B298]));1;0)" office:value-type="float" office:value="1" calcext:value-type="float">
            <text:p>1</text:p>
          </table:table-cell>
          <table:table-cell table:formula="of:=IF([.F298] = 1;IF(OR([.E298] = &quot;sobota&quot;;[.E298] = &quot;niedziela&quot;);5000;[.$Q$4]);0)" office:value-type="float" office:value="13179" calcext:value-type="float">
            <text:p>13179</text:p>
          </table:table-cell>
          <table:table-cell table:formula="of:=[.J297]+[.G298]" office:value-type="float" office:value="82886" calcext:value-type="float">
            <text:p>82886</text:p>
          </table:table-cell>
          <table:table-cell table:formula="of:=[.H298]-[.D298]" office:value-type="float" office:value="74206" calcext:value-type="float">
            <text:p>74206</text:p>
          </table:table-cell>
          <table:table-cell table:formula="of:=IF([.I298]&lt;0;[.H298];[.I298])" office:value-type="float" office:value="74206" calcext:value-type="float">
            <text:p>74206</text:p>
          </table:table-cell>
          <table:table-cell table:formula="of:=IF([.I298]&lt;0;1;0)" office:value-type="float" office:value="0" calcext:value-type="float">
            <text:p>0</text:p>
          </table:table-cell>
          <table:table-cell table:formula="of:=IF([.K298]=1;[.D298];0)" office:value-type="float" office:value="0" calcext:value-type="float">
            <text:p>0</text:p>
          </table:table-cell>
          <table:table-cell table:style-name="ce1" office:value-type="date" office:date-value="2021-10-26" calcext:value-type="date">
            <text:p>26.10.2021</text:p>
          </table:table-cell>
          <table:table-cell office:value-type="string" calcext:value-type="string">
            <text:p>wtorek</text:p>
          </table:table-cell>
          <table:table-cell table:number-columns-repeated="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date" office:date-value="2021-05-27" calcext:value-type="date">
            <text:p>27.05.2021</text:p>
          </table:table-cell>
          <table:table-cell office:value-type="string" calcext:value-type="string">
            <text:p>Ogrodzieniec</text:p>
          </table:table-cell>
          <table:table-cell office:value-type="float" office:value="3110" calcext:value-type="float">
            <text:p>3110</text:p>
          </table:table-cell>
          <table:table-cell table:formula="of:=VLOOKUP([.B299];[.$M$1:.$N$1048576];2;0)" office:value-type="string" office:string-value="czwartek" calcext:value-type="string">
            <text:p>czwartek</text:p>
          </table:table-cell>
          <table:table-cell table:formula="of:=IF(NOT(DAY([.B298]) = DAY([.B299]));1;0)" office:value-type="float" office:value="0" calcext:value-type="float">
            <text:p>0</text:p>
          </table:table-cell>
          <table:table-cell table:formula="of:=IF([.F299] = 1;IF(OR([.E299] = &quot;sobota&quot;;[.E299] = &quot;niedziela&quot;);5000;[.$Q$4]);0)" office:value-type="float" office:value="0" calcext:value-type="float">
            <text:p>0</text:p>
          </table:table-cell>
          <table:table-cell table:formula="of:=[.J298]+[.G299]" office:value-type="float" office:value="74206" calcext:value-type="float">
            <text:p>74206</text:p>
          </table:table-cell>
          <table:table-cell table:formula="of:=[.H299]-[.D299]" office:value-type="float" office:value="71096" calcext:value-type="float">
            <text:p>71096</text:p>
          </table:table-cell>
          <table:table-cell table:formula="of:=IF([.I299]&lt;0;[.H299];[.I299])" office:value-type="float" office:value="71096" calcext:value-type="float">
            <text:p>71096</text:p>
          </table:table-cell>
          <table:table-cell table:formula="of:=IF([.I299]&lt;0;1;0)" office:value-type="float" office:value="0" calcext:value-type="float">
            <text:p>0</text:p>
          </table:table-cell>
          <table:table-cell table:formula="of:=IF([.K299]=1;[.D299];0)" office:value-type="float" office:value="0" calcext:value-type="float">
            <text:p>0</text:p>
          </table:table-cell>
          <table:table-cell table:style-name="ce1" office:value-type="date" office:date-value="2021-10-27" calcext:value-type="date">
            <text:p>27.10.2021</text:p>
          </table:table-cell>
          <table:table-cell office:value-type="string" calcext:value-type="string">
            <text:p>środa</text:p>
          </table:table-cell>
          <table:table-cell table:number-columns-repeated="6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date" office:date-value="2021-05-27" calcext:value-type="date">
            <text:p>27.05.2021</text:p>
          </table:table-cell>
          <table:table-cell office:value-type="string" calcext:value-type="string">
            <text:p>Malbork</text:p>
          </table:table-cell>
          <table:table-cell office:value-type="float" office:value="8770" calcext:value-type="float">
            <text:p>8770</text:p>
          </table:table-cell>
          <table:table-cell table:formula="of:=VLOOKUP([.B300];[.$M$1:.$N$1048576];2;0)" office:value-type="string" office:string-value="czwartek" calcext:value-type="string">
            <text:p>czwartek</text:p>
          </table:table-cell>
          <table:table-cell table:formula="of:=IF(NOT(DAY([.B299]) = DAY([.B300]));1;0)" office:value-type="float" office:value="0" calcext:value-type="float">
            <text:p>0</text:p>
          </table:table-cell>
          <table:table-cell table:formula="of:=IF([.F300] = 1;IF(OR([.E300] = &quot;sobota&quot;;[.E300] = &quot;niedziela&quot;);5000;[.$Q$4]);0)" office:value-type="float" office:value="0" calcext:value-type="float">
            <text:p>0</text:p>
          </table:table-cell>
          <table:table-cell table:formula="of:=[.J299]+[.G300]" office:value-type="float" office:value="71096" calcext:value-type="float">
            <text:p>71096</text:p>
          </table:table-cell>
          <table:table-cell table:formula="of:=[.H300]-[.D300]" office:value-type="float" office:value="62326" calcext:value-type="float">
            <text:p>62326</text:p>
          </table:table-cell>
          <table:table-cell table:formula="of:=IF([.I300]&lt;0;[.H300];[.I300])" office:value-type="float" office:value="62326" calcext:value-type="float">
            <text:p>62326</text:p>
          </table:table-cell>
          <table:table-cell table:formula="of:=IF([.I300]&lt;0;1;0)" office:value-type="float" office:value="0" calcext:value-type="float">
            <text:p>0</text:p>
          </table:table-cell>
          <table:table-cell table:formula="of:=IF([.K300]=1;[.D300];0)" office:value-type="float" office:value="0" calcext:value-type="float">
            <text:p>0</text:p>
          </table:table-cell>
          <table:table-cell table:style-name="ce1" office:value-type="date" office:date-value="2021-10-28" calcext:value-type="date">
            <text:p>28.10.2021</text:p>
          </table:table-cell>
          <table:table-cell office:value-type="string" calcext:value-type="string">
            <text:p>czwartek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date" office:date-value="2021-05-28" calcext:value-type="date">
            <text:p>28.05.2021</text:p>
          </table:table-cell>
          <table:table-cell office:value-type="string" calcext:value-type="string">
            <text:p>Malbork</text:p>
          </table:table-cell>
          <table:table-cell office:value-type="float" office:value="6900" calcext:value-type="float">
            <text:p>6900</text:p>
          </table:table-cell>
          <table:table-cell table:formula="of:=VLOOKUP([.B301];[.$M$1:.$N$1048576];2;0)" office:value-type="string" office:string-value="piątek" calcext:value-type="string">
            <text:p>piątek</text:p>
          </table:table-cell>
          <table:table-cell table:formula="of:=IF(NOT(DAY([.B300]) = DAY([.B301]));1;0)" office:value-type="float" office:value="1" calcext:value-type="float">
            <text:p>1</text:p>
          </table:table-cell>
          <table:table-cell table:formula="of:=IF([.F301] = 1;IF(OR([.E301] = &quot;sobota&quot;;[.E301] = &quot;niedziela&quot;);5000;[.$Q$4]);0)" office:value-type="float" office:value="13179" calcext:value-type="float">
            <text:p>13179</text:p>
          </table:table-cell>
          <table:table-cell table:formula="of:=[.J300]+[.G301]" office:value-type="float" office:value="75505" calcext:value-type="float">
            <text:p>75505</text:p>
          </table:table-cell>
          <table:table-cell table:formula="of:=[.H301]-[.D301]" office:value-type="float" office:value="68605" calcext:value-type="float">
            <text:p>68605</text:p>
          </table:table-cell>
          <table:table-cell table:formula="of:=IF([.I301]&lt;0;[.H301];[.I301])" office:value-type="float" office:value="68605" calcext:value-type="float">
            <text:p>68605</text:p>
          </table:table-cell>
          <table:table-cell table:formula="of:=IF([.I301]&lt;0;1;0)" office:value-type="float" office:value="0" calcext:value-type="float">
            <text:p>0</text:p>
          </table:table-cell>
          <table:table-cell table:formula="of:=IF([.K301]=1;[.D301];0)" office:value-type="float" office:value="0" calcext:value-type="float">
            <text:p>0</text:p>
          </table:table-cell>
          <table:table-cell table:style-name="ce1" office:value-type="date" office:date-value="2021-10-29" calcext:value-type="date">
            <text:p>29.10.2021</text:p>
          </table:table-cell>
          <table:table-cell office:value-type="string" calcext:value-type="string">
            <text:p>piątek</text:p>
          </table:table-cell>
          <table:table-cell table:number-columns-repeated="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date" office:date-value="2021-05-28" calcext:value-type="date">
            <text:p>28.05.2021</text:p>
          </table:table-cell>
          <table:table-cell office:value-type="string" calcext:value-type="string">
            <text:p>Ogrodzieniec</text:p>
          </table:table-cell>
          <table:table-cell office:value-type="float" office:value="9220" calcext:value-type="float">
            <text:p>9220</text:p>
          </table:table-cell>
          <table:table-cell table:formula="of:=VLOOKUP([.B302];[.$M$1:.$N$1048576];2;0)" office:value-type="string" office:string-value="piątek" calcext:value-type="string">
            <text:p>piątek</text:p>
          </table:table-cell>
          <table:table-cell table:formula="of:=IF(NOT(DAY([.B301]) = DAY([.B302]));1;0)" office:value-type="float" office:value="0" calcext:value-type="float">
            <text:p>0</text:p>
          </table:table-cell>
          <table:table-cell table:formula="of:=IF([.F302] = 1;IF(OR([.E302] = &quot;sobota&quot;;[.E302] = &quot;niedziela&quot;);5000;[.$Q$4]);0)" office:value-type="float" office:value="0" calcext:value-type="float">
            <text:p>0</text:p>
          </table:table-cell>
          <table:table-cell table:formula="of:=[.J301]+[.G302]" office:value-type="float" office:value="68605" calcext:value-type="float">
            <text:p>68605</text:p>
          </table:table-cell>
          <table:table-cell table:formula="of:=[.H302]-[.D302]" office:value-type="float" office:value="59385" calcext:value-type="float">
            <text:p>59385</text:p>
          </table:table-cell>
          <table:table-cell table:formula="of:=IF([.I302]&lt;0;[.H302];[.I302])" office:value-type="float" office:value="59385" calcext:value-type="float">
            <text:p>59385</text:p>
          </table:table-cell>
          <table:table-cell table:formula="of:=IF([.I302]&lt;0;1;0)" office:value-type="float" office:value="0" calcext:value-type="float">
            <text:p>0</text:p>
          </table:table-cell>
          <table:table-cell table:formula="of:=IF([.K302]=1;[.D302];0)" office:value-type="float" office:value="0" calcext:value-type="float">
            <text:p>0</text:p>
          </table:table-cell>
          <table:table-cell table:style-name="ce1" office:value-type="date" office:date-value="2021-10-30" calcext:value-type="date">
            <text:p>30.10.2021</text:p>
          </table:table-cell>
          <table:table-cell office:value-type="string" calcext:value-type="string">
            <text:p>sobota</text:p>
          </table:table-cell>
          <table:table-cell table:number-columns-repeated="6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date" office:date-value="2021-05-29" calcext:value-type="date">
            <text:p>29.05.2021</text:p>
          </table:table-cell>
          <table:table-cell office:value-type="string" calcext:value-type="string">
            <text:p>Ogrodzieniec</text:p>
          </table:table-cell>
          <table:table-cell office:value-type="float" office:value="9740" calcext:value-type="float">
            <text:p>9740</text:p>
          </table:table-cell>
          <table:table-cell table:formula="of:=VLOOKUP([.B303];[.$M$1:.$N$1048576];2;0)" office:value-type="string" office:string-value="sobota" calcext:value-type="string">
            <text:p>sobota</text:p>
          </table:table-cell>
          <table:table-cell table:formula="of:=IF(NOT(DAY([.B302]) = DAY([.B303]));1;0)" office:value-type="float" office:value="1" calcext:value-type="float">
            <text:p>1</text:p>
          </table:table-cell>
          <table:table-cell table:formula="of:=IF([.F303] = 1;IF(OR([.E303] = &quot;sobota&quot;;[.E303] = &quot;niedziela&quot;);5000;[.$Q$4]);0)" office:value-type="float" office:value="5000" calcext:value-type="float">
            <text:p>5000</text:p>
          </table:table-cell>
          <table:table-cell table:formula="of:=[.J302]+[.G303]" office:value-type="float" office:value="64385" calcext:value-type="float">
            <text:p>64385</text:p>
          </table:table-cell>
          <table:table-cell table:formula="of:=[.H303]-[.D303]" office:value-type="float" office:value="54645" calcext:value-type="float">
            <text:p>54645</text:p>
          </table:table-cell>
          <table:table-cell table:formula="of:=IF([.I303]&lt;0;[.H303];[.I303])" office:value-type="float" office:value="54645" calcext:value-type="float">
            <text:p>54645</text:p>
          </table:table-cell>
          <table:table-cell table:formula="of:=IF([.I303]&lt;0;1;0)" office:value-type="float" office:value="0" calcext:value-type="float">
            <text:p>0</text:p>
          </table:table-cell>
          <table:table-cell table:formula="of:=IF([.K303]=1;[.D303];0)" office:value-type="float" office:value="0" calcext:value-type="float">
            <text:p>0</text:p>
          </table:table-cell>
          <table:table-cell table:style-name="ce1" office:value-type="date" office:date-value="2021-10-31" calcext:value-type="date">
            <text:p>31.10.2021</text:p>
          </table:table-cell>
          <table:table-cell office:value-type="string" calcext:value-type="string">
            <text:p>niedziela</text:p>
          </table:table-cell>
          <table:table-cell table:number-columns-repeated="6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date" office:date-value="2021-05-30" calcext:value-type="date">
            <text:p>30.05.2021</text:p>
          </table:table-cell>
          <table:table-cell office:value-type="string" calcext:value-type="string">
            <text:p>Ogrodzieniec</text:p>
          </table:table-cell>
          <table:table-cell office:value-type="float" office:value="4500" calcext:value-type="float">
            <text:p>4500</text:p>
          </table:table-cell>
          <table:table-cell table:formula="of:=VLOOKUP([.B304];[.$M$1:.$N$1048576];2;0)" office:value-type="string" office:string-value="niedziela" calcext:value-type="string">
            <text:p>niedziela</text:p>
          </table:table-cell>
          <table:table-cell table:formula="of:=IF(NOT(DAY([.B303]) = DAY([.B304]));1;0)" office:value-type="float" office:value="1" calcext:value-type="float">
            <text:p>1</text:p>
          </table:table-cell>
          <table:table-cell table:formula="of:=IF([.F304] = 1;IF(OR([.E304] = &quot;sobota&quot;;[.E304] = &quot;niedziela&quot;);5000;[.$Q$4]);0)" office:value-type="float" office:value="5000" calcext:value-type="float">
            <text:p>5000</text:p>
          </table:table-cell>
          <table:table-cell table:formula="of:=[.J303]+[.G304]" office:value-type="float" office:value="59645" calcext:value-type="float">
            <text:p>59645</text:p>
          </table:table-cell>
          <table:table-cell table:formula="of:=[.H304]-[.D304]" office:value-type="float" office:value="55145" calcext:value-type="float">
            <text:p>55145</text:p>
          </table:table-cell>
          <table:table-cell table:formula="of:=IF([.I304]&lt;0;[.H304];[.I304])" office:value-type="float" office:value="55145" calcext:value-type="float">
            <text:p>55145</text:p>
          </table:table-cell>
          <table:table-cell table:formula="of:=IF([.I304]&lt;0;1;0)" office:value-type="float" office:value="0" calcext:value-type="float">
            <text:p>0</text:p>
          </table:table-cell>
          <table:table-cell table:formula="of:=IF([.K304]=1;[.D304];0)" office:value-type="float" office:value="0" calcext:value-type="float">
            <text:p>0</text:p>
          </table:table-cell>
          <table:table-cell table:style-name="ce1" office:value-type="date" office:date-value="2021-11-01" calcext:value-type="date">
            <text:p>1.11.2021</text:p>
          </table:table-cell>
          <table:table-cell office:value-type="string" calcext:value-type="string">
            <text:p>poniedziałek</text:p>
          </table:table-cell>
          <table:table-cell table:number-columns-repeated="6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date" office:date-value="2021-05-30" calcext:value-type="date">
            <text:p>30.05.2021</text:p>
          </table:table-cell>
          <table:table-cell office:value-type="string" calcext:value-type="string">
            <text:p>Gniezno</text:p>
          </table:table-cell>
          <table:table-cell office:value-type="float" office:value="9950" calcext:value-type="float">
            <text:p>9950</text:p>
          </table:table-cell>
          <table:table-cell table:formula="of:=VLOOKUP([.B305];[.$M$1:.$N$1048576];2;0)" office:value-type="string" office:string-value="niedziela" calcext:value-type="string">
            <text:p>niedziela</text:p>
          </table:table-cell>
          <table:table-cell table:formula="of:=IF(NOT(DAY([.B304]) = DAY([.B305]));1;0)" office:value-type="float" office:value="0" calcext:value-type="float">
            <text:p>0</text:p>
          </table:table-cell>
          <table:table-cell table:formula="of:=IF([.F305] = 1;IF(OR([.E305] = &quot;sobota&quot;;[.E305] = &quot;niedziela&quot;);5000;[.$Q$4]);0)" office:value-type="float" office:value="0" calcext:value-type="float">
            <text:p>0</text:p>
          </table:table-cell>
          <table:table-cell table:formula="of:=[.J304]+[.G305]" office:value-type="float" office:value="55145" calcext:value-type="float">
            <text:p>55145</text:p>
          </table:table-cell>
          <table:table-cell table:formula="of:=[.H305]-[.D305]" office:value-type="float" office:value="45195" calcext:value-type="float">
            <text:p>45195</text:p>
          </table:table-cell>
          <table:table-cell table:formula="of:=IF([.I305]&lt;0;[.H305];[.I305])" office:value-type="float" office:value="45195" calcext:value-type="float">
            <text:p>45195</text:p>
          </table:table-cell>
          <table:table-cell table:formula="of:=IF([.I305]&lt;0;1;0)" office:value-type="float" office:value="0" calcext:value-type="float">
            <text:p>0</text:p>
          </table:table-cell>
          <table:table-cell table:formula="of:=IF([.K305]=1;[.D305];0)" office:value-type="float" office:value="0" calcext:value-type="float">
            <text:p>0</text:p>
          </table:table-cell>
          <table:table-cell table:style-name="ce1" office:value-type="date" office:date-value="2021-11-02" calcext:value-type="date">
            <text:p>2.11.2021</text:p>
          </table:table-cell>
          <table:table-cell office:value-type="string" calcext:value-type="string">
            <text:p>wtorek</text:p>
          </table:table-cell>
          <table:table-cell table:number-columns-repeated="6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date" office:date-value="2021-05-31" calcext:value-type="date">
            <text:p>31.05.2021</text:p>
          </table:table-cell>
          <table:table-cell office:value-type="string" calcext:value-type="string">
            <text:p>Ogrodzieniec</text:p>
          </table:table-cell>
          <table:table-cell office:value-type="float" office:value="9960" calcext:value-type="float">
            <text:p>9960</text:p>
          </table:table-cell>
          <table:table-cell table:formula="of:=VLOOKUP([.B306];[.$M$1:.$N$1048576];2;0)" office:value-type="string" office:string-value="poniedziałek" calcext:value-type="string">
            <text:p>poniedziałek</text:p>
          </table:table-cell>
          <table:table-cell table:formula="of:=IF(NOT(DAY([.B305]) = DAY([.B306]));1;0)" office:value-type="float" office:value="1" calcext:value-type="float">
            <text:p>1</text:p>
          </table:table-cell>
          <table:table-cell table:formula="of:=IF([.F306] = 1;IF(OR([.E306] = &quot;sobota&quot;;[.E306] = &quot;niedziela&quot;);5000;[.$Q$4]);0)" office:value-type="float" office:value="13179" calcext:value-type="float">
            <text:p>13179</text:p>
          </table:table-cell>
          <table:table-cell table:formula="of:=[.J305]+[.G306]" office:value-type="float" office:value="58374" calcext:value-type="float">
            <text:p>58374</text:p>
          </table:table-cell>
          <table:table-cell table:formula="of:=[.H306]-[.D306]" office:value-type="float" office:value="48414" calcext:value-type="float">
            <text:p>48414</text:p>
          </table:table-cell>
          <table:table-cell table:formula="of:=IF([.I306]&lt;0;[.H306];[.I306])" office:value-type="float" office:value="48414" calcext:value-type="float">
            <text:p>48414</text:p>
          </table:table-cell>
          <table:table-cell table:formula="of:=IF([.I306]&lt;0;1;0)" office:value-type="float" office:value="0" calcext:value-type="float">
            <text:p>0</text:p>
          </table:table-cell>
          <table:table-cell table:formula="of:=IF([.K306]=1;[.D306];0)" office:value-type="float" office:value="0" calcext:value-type="float">
            <text:p>0</text:p>
          </table:table-cell>
          <table:table-cell table:style-name="ce1" office:value-type="date" office:date-value="2021-11-03" calcext:value-type="date">
            <text:p>3.11.2021</text:p>
          </table:table-cell>
          <table:table-cell office:value-type="string" calcext:value-type="string">
            <text:p>środa</text:p>
          </table:table-cell>
          <table:table-cell table:number-columns-repeated="6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date" office:date-value="2021-05-31" calcext:value-type="date">
            <text:p>31.05.2021</text:p>
          </table:table-cell>
          <table:table-cell office:value-type="string" calcext:value-type="string">
            <text:p>Gniezno</text:p>
          </table:table-cell>
          <table:table-cell office:value-type="float" office:value="8880" calcext:value-type="float">
            <text:p>8880</text:p>
          </table:table-cell>
          <table:table-cell table:formula="of:=VLOOKUP([.B307];[.$M$1:.$N$1048576];2;0)" office:value-type="string" office:string-value="poniedziałek" calcext:value-type="string">
            <text:p>poniedziałek</text:p>
          </table:table-cell>
          <table:table-cell table:formula="of:=IF(NOT(DAY([.B306]) = DAY([.B307]));1;0)" office:value-type="float" office:value="0" calcext:value-type="float">
            <text:p>0</text:p>
          </table:table-cell>
          <table:table-cell table:formula="of:=IF([.F307] = 1;IF(OR([.E307] = &quot;sobota&quot;;[.E307] = &quot;niedziela&quot;);5000;[.$Q$4]);0)" office:value-type="float" office:value="0" calcext:value-type="float">
            <text:p>0</text:p>
          </table:table-cell>
          <table:table-cell table:formula="of:=[.J306]+[.G307]" office:value-type="float" office:value="48414" calcext:value-type="float">
            <text:p>48414</text:p>
          </table:table-cell>
          <table:table-cell table:formula="of:=[.H307]-[.D307]" office:value-type="float" office:value="39534" calcext:value-type="float">
            <text:p>39534</text:p>
          </table:table-cell>
          <table:table-cell table:formula="of:=IF([.I307]&lt;0;[.H307];[.I307])" office:value-type="float" office:value="39534" calcext:value-type="float">
            <text:p>39534</text:p>
          </table:table-cell>
          <table:table-cell table:formula="of:=IF([.I307]&lt;0;1;0)" office:value-type="float" office:value="0" calcext:value-type="float">
            <text:p>0</text:p>
          </table:table-cell>
          <table:table-cell table:formula="of:=IF([.K307]=1;[.D307];0)" office:value-type="float" office:value="0" calcext:value-type="float">
            <text:p>0</text:p>
          </table:table-cell>
          <table:table-cell table:style-name="ce1" office:value-type="date" office:date-value="2021-11-04" calcext:value-type="date">
            <text:p>4.11.2021</text:p>
          </table:table-cell>
          <table:table-cell office:value-type="string" calcext:value-type="string">
            <text:p>czwartek</text:p>
          </table:table-cell>
          <table:table-cell table:number-columns-repeated="6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date" office:date-value="2021-05-31" calcext:value-type="date">
            <text:p>31.05.2021</text:p>
          </table:table-cell>
          <table:table-cell office:value-type="string" calcext:value-type="string">
            <text:p>Przemysl</text:p>
          </table:table-cell>
          <table:table-cell office:value-type="float" office:value="4160" calcext:value-type="float">
            <text:p>4160</text:p>
          </table:table-cell>
          <table:table-cell table:formula="of:=VLOOKUP([.B308];[.$M$1:.$N$1048576];2;0)" office:value-type="string" office:string-value="poniedziałek" calcext:value-type="string">
            <text:p>poniedziałek</text:p>
          </table:table-cell>
          <table:table-cell table:formula="of:=IF(NOT(DAY([.B307]) = DAY([.B308]));1;0)" office:value-type="float" office:value="0" calcext:value-type="float">
            <text:p>0</text:p>
          </table:table-cell>
          <table:table-cell table:formula="of:=IF([.F308] = 1;IF(OR([.E308] = &quot;sobota&quot;;[.E308] = &quot;niedziela&quot;);5000;[.$Q$4]);0)" office:value-type="float" office:value="0" calcext:value-type="float">
            <text:p>0</text:p>
          </table:table-cell>
          <table:table-cell table:formula="of:=[.J307]+[.G308]" office:value-type="float" office:value="39534" calcext:value-type="float">
            <text:p>39534</text:p>
          </table:table-cell>
          <table:table-cell table:formula="of:=[.H308]-[.D308]" office:value-type="float" office:value="35374" calcext:value-type="float">
            <text:p>35374</text:p>
          </table:table-cell>
          <table:table-cell table:formula="of:=IF([.I308]&lt;0;[.H308];[.I308])" office:value-type="float" office:value="35374" calcext:value-type="float">
            <text:p>35374</text:p>
          </table:table-cell>
          <table:table-cell table:formula="of:=IF([.I308]&lt;0;1;0)" office:value-type="float" office:value="0" calcext:value-type="float">
            <text:p>0</text:p>
          </table:table-cell>
          <table:table-cell table:formula="of:=IF([.K308]=1;[.D308];0)" office:value-type="float" office:value="0" calcext:value-type="float">
            <text:p>0</text:p>
          </table:table-cell>
          <table:table-cell table:style-name="ce1" office:value-type="date" office:date-value="2021-11-05" calcext:value-type="date">
            <text:p>5.11.2021</text:p>
          </table:table-cell>
          <table:table-cell office:value-type="string" calcext:value-type="string">
            <text:p>piątek</text:p>
          </table:table-cell>
          <table:table-cell table:number-columns-repeated="6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date" office:date-value="2021-06-01" calcext:value-type="date">
            <text:p>1.06.2021</text:p>
          </table:table-cell>
          <table:table-cell office:value-type="string" calcext:value-type="string">
            <text:p>Przemysl</text:p>
          </table:table-cell>
          <table:table-cell office:value-type="float" office:value="6300" calcext:value-type="float">
            <text:p>6300</text:p>
          </table:table-cell>
          <table:table-cell table:formula="of:=VLOOKUP([.B309];[.$M$1:.$N$1048576];2;0)" office:value-type="string" office:string-value="wtorek" calcext:value-type="string">
            <text:p>wtorek</text:p>
          </table:table-cell>
          <table:table-cell table:formula="of:=IF(NOT(DAY([.B308]) = DAY([.B309]));1;0)" office:value-type="float" office:value="1" calcext:value-type="float">
            <text:p>1</text:p>
          </table:table-cell>
          <table:table-cell table:formula="of:=IF([.F309] = 1;IF(OR([.E309] = &quot;sobota&quot;;[.E309] = &quot;niedziela&quot;);5000;[.$Q$4]);0)" office:value-type="float" office:value="13179" calcext:value-type="float">
            <text:p>13179</text:p>
          </table:table-cell>
          <table:table-cell table:formula="of:=[.J308]+[.G309]" office:value-type="float" office:value="48553" calcext:value-type="float">
            <text:p>48553</text:p>
          </table:table-cell>
          <table:table-cell table:formula="of:=[.H309]-[.D309]" office:value-type="float" office:value="42253" calcext:value-type="float">
            <text:p>42253</text:p>
          </table:table-cell>
          <table:table-cell table:formula="of:=IF([.I309]&lt;0;[.H309];[.I309])" office:value-type="float" office:value="42253" calcext:value-type="float">
            <text:p>42253</text:p>
          </table:table-cell>
          <table:table-cell table:formula="of:=IF([.I309]&lt;0;1;0)" office:value-type="float" office:value="0" calcext:value-type="float">
            <text:p>0</text:p>
          </table:table-cell>
          <table:table-cell table:formula="of:=IF([.K309]=1;[.D309];0)" office:value-type="float" office:value="0" calcext:value-type="float">
            <text:p>0</text:p>
          </table:table-cell>
          <table:table-cell table:style-name="ce1" office:value-type="date" office:date-value="2021-11-06" calcext:value-type="date">
            <text:p>6.11.2021</text:p>
          </table:table-cell>
          <table:table-cell office:value-type="string" calcext:value-type="string">
            <text:p>sobota</text:p>
          </table:table-cell>
          <table:table-cell table:number-columns-repeated="6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date" office:date-value="2021-06-01" calcext:value-type="date">
            <text:p>1.06.2021</text:p>
          </table:table-cell>
          <table:table-cell office:value-type="string" calcext:value-type="string">
            <text:p>Malbork</text:p>
          </table:table-cell>
          <table:table-cell office:value-type="float" office:value="9040" calcext:value-type="float">
            <text:p>9040</text:p>
          </table:table-cell>
          <table:table-cell table:formula="of:=VLOOKUP([.B310];[.$M$1:.$N$1048576];2;0)" office:value-type="string" office:string-value="wtorek" calcext:value-type="string">
            <text:p>wtorek</text:p>
          </table:table-cell>
          <table:table-cell table:formula="of:=IF(NOT(DAY([.B309]) = DAY([.B310]));1;0)" office:value-type="float" office:value="0" calcext:value-type="float">
            <text:p>0</text:p>
          </table:table-cell>
          <table:table-cell table:formula="of:=IF([.F310] = 1;IF(OR([.E310] = &quot;sobota&quot;;[.E310] = &quot;niedziela&quot;);5000;[.$Q$4]);0)" office:value-type="float" office:value="0" calcext:value-type="float">
            <text:p>0</text:p>
          </table:table-cell>
          <table:table-cell table:formula="of:=[.J309]+[.G310]" office:value-type="float" office:value="42253" calcext:value-type="float">
            <text:p>42253</text:p>
          </table:table-cell>
          <table:table-cell table:formula="of:=[.H310]-[.D310]" office:value-type="float" office:value="33213" calcext:value-type="float">
            <text:p>33213</text:p>
          </table:table-cell>
          <table:table-cell table:formula="of:=IF([.I310]&lt;0;[.H310];[.I310])" office:value-type="float" office:value="33213" calcext:value-type="float">
            <text:p>33213</text:p>
          </table:table-cell>
          <table:table-cell table:formula="of:=IF([.I310]&lt;0;1;0)" office:value-type="float" office:value="0" calcext:value-type="float">
            <text:p>0</text:p>
          </table:table-cell>
          <table:table-cell table:formula="of:=IF([.K310]=1;[.D310];0)" office:value-type="float" office:value="0" calcext:value-type="float">
            <text:p>0</text:p>
          </table:table-cell>
          <table:table-cell table:style-name="ce1" office:value-type="date" office:date-value="2021-11-07" calcext:value-type="date">
            <text:p>7.11.2021</text:p>
          </table:table-cell>
          <table:table-cell office:value-type="string" calcext:value-type="string">
            <text:p>niedziela</text:p>
          </table:table-cell>
          <table:table-cell table:number-columns-repeated="6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date" office:date-value="2021-06-02" calcext:value-type="date">
            <text:p>2.06.2021</text:p>
          </table:table-cell>
          <table:table-cell office:value-type="string" calcext:value-type="string">
            <text:p>Malbork</text:p>
          </table:table-cell>
          <table:table-cell office:value-type="float" office:value="8880" calcext:value-type="float">
            <text:p>8880</text:p>
          </table:table-cell>
          <table:table-cell table:formula="of:=VLOOKUP([.B311];[.$M$1:.$N$1048576];2;0)" office:value-type="string" office:string-value="środa" calcext:value-type="string">
            <text:p>środa</text:p>
          </table:table-cell>
          <table:table-cell table:formula="of:=IF(NOT(DAY([.B310]) = DAY([.B311]));1;0)" office:value-type="float" office:value="1" calcext:value-type="float">
            <text:p>1</text:p>
          </table:table-cell>
          <table:table-cell table:formula="of:=IF([.F311] = 1;IF(OR([.E311] = &quot;sobota&quot;;[.E311] = &quot;niedziela&quot;);5000;[.$Q$4]);0)" office:value-type="float" office:value="13179" calcext:value-type="float">
            <text:p>13179</text:p>
          </table:table-cell>
          <table:table-cell table:formula="of:=[.J310]+[.G311]" office:value-type="float" office:value="46392" calcext:value-type="float">
            <text:p>46392</text:p>
          </table:table-cell>
          <table:table-cell table:formula="of:=[.H311]-[.D311]" office:value-type="float" office:value="37512" calcext:value-type="float">
            <text:p>37512</text:p>
          </table:table-cell>
          <table:table-cell table:formula="of:=IF([.I311]&lt;0;[.H311];[.I311])" office:value-type="float" office:value="37512" calcext:value-type="float">
            <text:p>37512</text:p>
          </table:table-cell>
          <table:table-cell table:formula="of:=IF([.I311]&lt;0;1;0)" office:value-type="float" office:value="0" calcext:value-type="float">
            <text:p>0</text:p>
          </table:table-cell>
          <table:table-cell table:formula="of:=IF([.K311]=1;[.D311];0)" office:value-type="float" office:value="0" calcext:value-type="float">
            <text:p>0</text:p>
          </table:table-cell>
          <table:table-cell table:style-name="ce1" office:value-type="date" office:date-value="2021-11-08" calcext:value-type="date">
            <text:p>8.11.2021</text:p>
          </table:table-cell>
          <table:table-cell office:value-type="string" calcext:value-type="string">
            <text:p>poniedziałek</text:p>
          </table:table-cell>
          <table:table-cell table:number-columns-repeated="6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date" office:date-value="2021-06-03" calcext:value-type="date">
            <text:p>3.06.2021</text:p>
          </table:table-cell>
          <table:table-cell office:value-type="string" calcext:value-type="string">
            <text:p>Ogrodzieniec</text:p>
          </table:table-cell>
          <table:table-cell office:value-type="float" office:value="5030" calcext:value-type="float">
            <text:p>5030</text:p>
          </table:table-cell>
          <table:table-cell table:formula="of:=VLOOKUP([.B312];[.$M$1:.$N$1048576];2;0)" office:value-type="string" office:string-value="czwartek" calcext:value-type="string">
            <text:p>czwartek</text:p>
          </table:table-cell>
          <table:table-cell table:formula="of:=IF(NOT(DAY([.B311]) = DAY([.B312]));1;0)" office:value-type="float" office:value="1" calcext:value-type="float">
            <text:p>1</text:p>
          </table:table-cell>
          <table:table-cell table:formula="of:=IF([.F312] = 1;IF(OR([.E312] = &quot;sobota&quot;;[.E312] = &quot;niedziela&quot;);5000;[.$Q$4]);0)" office:value-type="float" office:value="13179" calcext:value-type="float">
            <text:p>13179</text:p>
          </table:table-cell>
          <table:table-cell table:formula="of:=[.J311]+[.G312]" office:value-type="float" office:value="50691" calcext:value-type="float">
            <text:p>50691</text:p>
          </table:table-cell>
          <table:table-cell table:formula="of:=[.H312]-[.D312]" office:value-type="float" office:value="45661" calcext:value-type="float">
            <text:p>45661</text:p>
          </table:table-cell>
          <table:table-cell table:formula="of:=IF([.I312]&lt;0;[.H312];[.I312])" office:value-type="float" office:value="45661" calcext:value-type="float">
            <text:p>45661</text:p>
          </table:table-cell>
          <table:table-cell table:formula="of:=IF([.I312]&lt;0;1;0)" office:value-type="float" office:value="0" calcext:value-type="float">
            <text:p>0</text:p>
          </table:table-cell>
          <table:table-cell table:formula="of:=IF([.K312]=1;[.D312];0)" office:value-type="float" office:value="0" calcext:value-type="float">
            <text:p>0</text:p>
          </table:table-cell>
          <table:table-cell table:style-name="ce1" office:value-type="date" office:date-value="2021-11-09" calcext:value-type="date">
            <text:p>9.11.2021</text:p>
          </table:table-cell>
          <table:table-cell office:value-type="string" calcext:value-type="string">
            <text:p>wtorek</text:p>
          </table:table-cell>
          <table:table-cell table:number-columns-repeated="6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date" office:date-value="2021-06-03" calcext:value-type="date">
            <text:p>3.06.2021</text:p>
          </table:table-cell>
          <table:table-cell office:value-type="string" calcext:value-type="string">
            <text:p>Gniezno</text:p>
          </table:table-cell>
          <table:table-cell office:value-type="float" office:value="6010" calcext:value-type="float">
            <text:p>6010</text:p>
          </table:table-cell>
          <table:table-cell table:formula="of:=VLOOKUP([.B313];[.$M$1:.$N$1048576];2;0)" office:value-type="string" office:string-value="czwartek" calcext:value-type="string">
            <text:p>czwartek</text:p>
          </table:table-cell>
          <table:table-cell table:formula="of:=IF(NOT(DAY([.B312]) = DAY([.B313]));1;0)" office:value-type="float" office:value="0" calcext:value-type="float">
            <text:p>0</text:p>
          </table:table-cell>
          <table:table-cell table:formula="of:=IF([.F313] = 1;IF(OR([.E313] = &quot;sobota&quot;;[.E313] = &quot;niedziela&quot;);5000;[.$Q$4]);0)" office:value-type="float" office:value="0" calcext:value-type="float">
            <text:p>0</text:p>
          </table:table-cell>
          <table:table-cell table:formula="of:=[.J312]+[.G313]" office:value-type="float" office:value="45661" calcext:value-type="float">
            <text:p>45661</text:p>
          </table:table-cell>
          <table:table-cell table:formula="of:=[.H313]-[.D313]" office:value-type="float" office:value="39651" calcext:value-type="float">
            <text:p>39651</text:p>
          </table:table-cell>
          <table:table-cell table:formula="of:=IF([.I313]&lt;0;[.H313];[.I313])" office:value-type="float" office:value="39651" calcext:value-type="float">
            <text:p>39651</text:p>
          </table:table-cell>
          <table:table-cell table:formula="of:=IF([.I313]&lt;0;1;0)" office:value-type="float" office:value="0" calcext:value-type="float">
            <text:p>0</text:p>
          </table:table-cell>
          <table:table-cell table:formula="of:=IF([.K313]=1;[.D313];0)" office:value-type="float" office:value="0" calcext:value-type="float">
            <text:p>0</text:p>
          </table:table-cell>
          <table:table-cell table:style-name="ce1" office:value-type="date" office:date-value="2021-11-10" calcext:value-type="date">
            <text:p>10.11.2021</text:p>
          </table:table-cell>
          <table:table-cell office:value-type="string" calcext:value-type="string">
            <text:p>środa</text:p>
          </table:table-cell>
          <table:table-cell table:number-columns-repeated="6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date" office:date-value="2021-06-04" calcext:value-type="date">
            <text:p>4.06.2021</text:p>
          </table:table-cell>
          <table:table-cell office:value-type="string" calcext:value-type="string">
            <text:p>Przemysl</text:p>
          </table:table-cell>
          <table:table-cell office:value-type="float" office:value="8880" calcext:value-type="float">
            <text:p>8880</text:p>
          </table:table-cell>
          <table:table-cell table:formula="of:=VLOOKUP([.B314];[.$M$1:.$N$1048576];2;0)" office:value-type="string" office:string-value="piątek" calcext:value-type="string">
            <text:p>piątek</text:p>
          </table:table-cell>
          <table:table-cell table:formula="of:=IF(NOT(DAY([.B313]) = DAY([.B314]));1;0)" office:value-type="float" office:value="1" calcext:value-type="float">
            <text:p>1</text:p>
          </table:table-cell>
          <table:table-cell table:formula="of:=IF([.F314] = 1;IF(OR([.E314] = &quot;sobota&quot;;[.E314] = &quot;niedziela&quot;);5000;[.$Q$4]);0)" office:value-type="float" office:value="13179" calcext:value-type="float">
            <text:p>13179</text:p>
          </table:table-cell>
          <table:table-cell table:formula="of:=[.J313]+[.G314]" office:value-type="float" office:value="52830" calcext:value-type="float">
            <text:p>52830</text:p>
          </table:table-cell>
          <table:table-cell table:formula="of:=[.H314]-[.D314]" office:value-type="float" office:value="43950" calcext:value-type="float">
            <text:p>43950</text:p>
          </table:table-cell>
          <table:table-cell table:formula="of:=IF([.I314]&lt;0;[.H314];[.I314])" office:value-type="float" office:value="43950" calcext:value-type="float">
            <text:p>43950</text:p>
          </table:table-cell>
          <table:table-cell table:formula="of:=IF([.I314]&lt;0;1;0)" office:value-type="float" office:value="0" calcext:value-type="float">
            <text:p>0</text:p>
          </table:table-cell>
          <table:table-cell table:formula="of:=IF([.K314]=1;[.D314];0)" office:value-type="float" office:value="0" calcext:value-type="float">
            <text:p>0</text:p>
          </table:table-cell>
          <table:table-cell table:style-name="ce1" office:value-type="date" office:date-value="2021-11-11" calcext:value-type="date">
            <text:p>11.11.2021</text:p>
          </table:table-cell>
          <table:table-cell office:value-type="string" calcext:value-type="string">
            <text:p>czwartek</text:p>
          </table:table-cell>
          <table:table-cell table:number-columns-repeated="6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date" office:date-value="2021-06-05" calcext:value-type="date">
            <text:p>5.06.2021</text:p>
          </table:table-cell>
          <table:table-cell office:value-type="string" calcext:value-type="string">
            <text:p>Ogrodzieniec</text:p>
          </table:table-cell>
          <table:table-cell office:value-type="float" office:value="5490" calcext:value-type="float">
            <text:p>5490</text:p>
          </table:table-cell>
          <table:table-cell table:formula="of:=VLOOKUP([.B315];[.$M$1:.$N$1048576];2;0)" office:value-type="string" office:string-value="sobota" calcext:value-type="string">
            <text:p>sobota</text:p>
          </table:table-cell>
          <table:table-cell table:formula="of:=IF(NOT(DAY([.B314]) = DAY([.B315]));1;0)" office:value-type="float" office:value="1" calcext:value-type="float">
            <text:p>1</text:p>
          </table:table-cell>
          <table:table-cell table:formula="of:=IF([.F315] = 1;IF(OR([.E315] = &quot;sobota&quot;;[.E315] = &quot;niedziela&quot;);5000;[.$Q$4]);0)" office:value-type="float" office:value="5000" calcext:value-type="float">
            <text:p>5000</text:p>
          </table:table-cell>
          <table:table-cell table:formula="of:=[.J314]+[.G315]" office:value-type="float" office:value="48950" calcext:value-type="float">
            <text:p>48950</text:p>
          </table:table-cell>
          <table:table-cell table:formula="of:=[.H315]-[.D315]" office:value-type="float" office:value="43460" calcext:value-type="float">
            <text:p>43460</text:p>
          </table:table-cell>
          <table:table-cell table:formula="of:=IF([.I315]&lt;0;[.H315];[.I315])" office:value-type="float" office:value="43460" calcext:value-type="float">
            <text:p>43460</text:p>
          </table:table-cell>
          <table:table-cell table:formula="of:=IF([.I315]&lt;0;1;0)" office:value-type="float" office:value="0" calcext:value-type="float">
            <text:p>0</text:p>
          </table:table-cell>
          <table:table-cell table:formula="of:=IF([.K315]=1;[.D315];0)" office:value-type="float" office:value="0" calcext:value-type="float">
            <text:p>0</text:p>
          </table:table-cell>
          <table:table-cell table:style-name="ce1" office:value-type="date" office:date-value="2021-11-12" calcext:value-type="date">
            <text:p>12.11.2021</text:p>
          </table:table-cell>
          <table:table-cell office:value-type="string" calcext:value-type="string">
            <text:p>piątek</text:p>
          </table:table-cell>
          <table:table-cell table:number-columns-repeated="6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date" office:date-value="2021-06-06" calcext:value-type="date">
            <text:p>6.06.2021</text:p>
          </table:table-cell>
          <table:table-cell office:value-type="string" calcext:value-type="string">
            <text:p>Malbork</text:p>
          </table:table-cell>
          <table:table-cell office:value-type="float" office:value="9370" calcext:value-type="float">
            <text:p>9370</text:p>
          </table:table-cell>
          <table:table-cell table:formula="of:=VLOOKUP([.B316];[.$M$1:.$N$1048576];2;0)" office:value-type="string" office:string-value="niedziela" calcext:value-type="string">
            <text:p>niedziela</text:p>
          </table:table-cell>
          <table:table-cell table:formula="of:=IF(NOT(DAY([.B315]) = DAY([.B316]));1;0)" office:value-type="float" office:value="1" calcext:value-type="float">
            <text:p>1</text:p>
          </table:table-cell>
          <table:table-cell table:formula="of:=IF([.F316] = 1;IF(OR([.E316] = &quot;sobota&quot;;[.E316] = &quot;niedziela&quot;);5000;[.$Q$4]);0)" office:value-type="float" office:value="5000" calcext:value-type="float">
            <text:p>5000</text:p>
          </table:table-cell>
          <table:table-cell table:formula="of:=[.J315]+[.G316]" office:value-type="float" office:value="48460" calcext:value-type="float">
            <text:p>48460</text:p>
          </table:table-cell>
          <table:table-cell table:formula="of:=[.H316]-[.D316]" office:value-type="float" office:value="39090" calcext:value-type="float">
            <text:p>39090</text:p>
          </table:table-cell>
          <table:table-cell table:formula="of:=IF([.I316]&lt;0;[.H316];[.I316])" office:value-type="float" office:value="39090" calcext:value-type="float">
            <text:p>39090</text:p>
          </table:table-cell>
          <table:table-cell table:formula="of:=IF([.I316]&lt;0;1;0)" office:value-type="float" office:value="0" calcext:value-type="float">
            <text:p>0</text:p>
          </table:table-cell>
          <table:table-cell table:formula="of:=IF([.K316]=1;[.D316];0)" office:value-type="float" office:value="0" calcext:value-type="float">
            <text:p>0</text:p>
          </table:table-cell>
          <table:table-cell table:style-name="ce1" office:value-type="date" office:date-value="2021-11-13" calcext:value-type="date">
            <text:p>13.11.2021</text:p>
          </table:table-cell>
          <table:table-cell office:value-type="string" calcext:value-type="string">
            <text:p>sobota</text:p>
          </table:table-cell>
          <table:table-cell table:number-columns-repeated="6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date" office:date-value="2021-06-06" calcext:value-type="date">
            <text:p>6.06.2021</text:p>
          </table:table-cell>
          <table:table-cell office:value-type="string" calcext:value-type="string">
            <text:p>Ogrodzieniec</text:p>
          </table:table-cell>
          <table:table-cell office:value-type="float" office:value="6790" calcext:value-type="float">
            <text:p>6790</text:p>
          </table:table-cell>
          <table:table-cell table:formula="of:=VLOOKUP([.B317];[.$M$1:.$N$1048576];2;0)" office:value-type="string" office:string-value="niedziela" calcext:value-type="string">
            <text:p>niedziela</text:p>
          </table:table-cell>
          <table:table-cell table:formula="of:=IF(NOT(DAY([.B316]) = DAY([.B317]));1;0)" office:value-type="float" office:value="0" calcext:value-type="float">
            <text:p>0</text:p>
          </table:table-cell>
          <table:table-cell table:formula="of:=IF([.F317] = 1;IF(OR([.E317] = &quot;sobota&quot;;[.E317] = &quot;niedziela&quot;);5000;[.$Q$4]);0)" office:value-type="float" office:value="0" calcext:value-type="float">
            <text:p>0</text:p>
          </table:table-cell>
          <table:table-cell table:formula="of:=[.J316]+[.G317]" office:value-type="float" office:value="39090" calcext:value-type="float">
            <text:p>39090</text:p>
          </table:table-cell>
          <table:table-cell table:formula="of:=[.H317]-[.D317]" office:value-type="float" office:value="32300" calcext:value-type="float">
            <text:p>32300</text:p>
          </table:table-cell>
          <table:table-cell table:formula="of:=IF([.I317]&lt;0;[.H317];[.I317])" office:value-type="float" office:value="32300" calcext:value-type="float">
            <text:p>32300</text:p>
          </table:table-cell>
          <table:table-cell table:formula="of:=IF([.I317]&lt;0;1;0)" office:value-type="float" office:value="0" calcext:value-type="float">
            <text:p>0</text:p>
          </table:table-cell>
          <table:table-cell table:formula="of:=IF([.K317]=1;[.D317];0)" office:value-type="float" office:value="0" calcext:value-type="float">
            <text:p>0</text:p>
          </table:table-cell>
          <table:table-cell table:style-name="ce1" office:value-type="date" office:date-value="2021-11-14" calcext:value-type="date">
            <text:p>14.11.2021</text:p>
          </table:table-cell>
          <table:table-cell office:value-type="string" calcext:value-type="string">
            <text:p>niedziela</text:p>
          </table:table-cell>
          <table:table-cell table:number-columns-repeated="6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date" office:date-value="2021-06-07" calcext:value-type="date">
            <text:p>7.06.2021</text:p>
          </table:table-cell>
          <table:table-cell office:value-type="string" calcext:value-type="string">
            <text:p>Przemysl</text:p>
          </table:table-cell>
          <table:table-cell office:value-type="float" office:value="2540" calcext:value-type="float">
            <text:p>2540</text:p>
          </table:table-cell>
          <table:table-cell table:formula="of:=VLOOKUP([.B318];[.$M$1:.$N$1048576];2;0)" office:value-type="string" office:string-value="poniedziałek" calcext:value-type="string">
            <text:p>poniedziałek</text:p>
          </table:table-cell>
          <table:table-cell table:formula="of:=IF(NOT(DAY([.B317]) = DAY([.B318]));1;0)" office:value-type="float" office:value="1" calcext:value-type="float">
            <text:p>1</text:p>
          </table:table-cell>
          <table:table-cell table:formula="of:=IF([.F318] = 1;IF(OR([.E318] = &quot;sobota&quot;;[.E318] = &quot;niedziela&quot;);5000;[.$Q$4]);0)" office:value-type="float" office:value="13179" calcext:value-type="float">
            <text:p>13179</text:p>
          </table:table-cell>
          <table:table-cell table:formula="of:=[.J317]+[.G318]" office:value-type="float" office:value="45479" calcext:value-type="float">
            <text:p>45479</text:p>
          </table:table-cell>
          <table:table-cell table:formula="of:=[.H318]-[.D318]" office:value-type="float" office:value="42939" calcext:value-type="float">
            <text:p>42939</text:p>
          </table:table-cell>
          <table:table-cell table:formula="of:=IF([.I318]&lt;0;[.H318];[.I318])" office:value-type="float" office:value="42939" calcext:value-type="float">
            <text:p>42939</text:p>
          </table:table-cell>
          <table:table-cell table:formula="of:=IF([.I318]&lt;0;1;0)" office:value-type="float" office:value="0" calcext:value-type="float">
            <text:p>0</text:p>
          </table:table-cell>
          <table:table-cell table:formula="of:=IF([.K318]=1;[.D318];0)" office:value-type="float" office:value="0" calcext:value-type="float">
            <text:p>0</text:p>
          </table:table-cell>
          <table:table-cell table:style-name="ce1" office:value-type="date" office:date-value="2021-11-15" calcext:value-type="date">
            <text:p>15.11.2021</text:p>
          </table:table-cell>
          <table:table-cell office:value-type="string" calcext:value-type="string">
            <text:p>poniedziałek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date" office:date-value="2021-06-07" calcext:value-type="date">
            <text:p>7.06.2021</text:p>
          </table:table-cell>
          <table:table-cell office:value-type="string" calcext:value-type="string">
            <text:p>Ogrodzieniec</text:p>
          </table:table-cell>
          <table:table-cell office:value-type="float" office:value="5530" calcext:value-type="float">
            <text:p>5530</text:p>
          </table:table-cell>
          <table:table-cell table:formula="of:=VLOOKUP([.B319];[.$M$1:.$N$1048576];2;0)" office:value-type="string" office:string-value="poniedziałek" calcext:value-type="string">
            <text:p>poniedziałek</text:p>
          </table:table-cell>
          <table:table-cell table:formula="of:=IF(NOT(DAY([.B318]) = DAY([.B319]));1;0)" office:value-type="float" office:value="0" calcext:value-type="float">
            <text:p>0</text:p>
          </table:table-cell>
          <table:table-cell table:formula="of:=IF([.F319] = 1;IF(OR([.E319] = &quot;sobota&quot;;[.E319] = &quot;niedziela&quot;);5000;[.$Q$4]);0)" office:value-type="float" office:value="0" calcext:value-type="float">
            <text:p>0</text:p>
          </table:table-cell>
          <table:table-cell table:formula="of:=[.J318]+[.G319]" office:value-type="float" office:value="42939" calcext:value-type="float">
            <text:p>42939</text:p>
          </table:table-cell>
          <table:table-cell table:formula="of:=[.H319]-[.D319]" office:value-type="float" office:value="37409" calcext:value-type="float">
            <text:p>37409</text:p>
          </table:table-cell>
          <table:table-cell table:formula="of:=IF([.I319]&lt;0;[.H319];[.I319])" office:value-type="float" office:value="37409" calcext:value-type="float">
            <text:p>37409</text:p>
          </table:table-cell>
          <table:table-cell table:formula="of:=IF([.I319]&lt;0;1;0)" office:value-type="float" office:value="0" calcext:value-type="float">
            <text:p>0</text:p>
          </table:table-cell>
          <table:table-cell table:formula="of:=IF([.K319]=1;[.D319];0)" office:value-type="float" office:value="0" calcext:value-type="float">
            <text:p>0</text:p>
          </table:table-cell>
          <table:table-cell table:style-name="ce1" office:value-type="date" office:date-value="2021-11-16" calcext:value-type="date">
            <text:p>16.11.2021</text:p>
          </table:table-cell>
          <table:table-cell office:value-type="string" calcext:value-type="string">
            <text:p>wtorek</text:p>
          </table:table-cell>
          <table:table-cell table:number-columns-repeated="6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date" office:date-value="2021-06-07" calcext:value-type="date">
            <text:p>7.06.2021</text:p>
          </table:table-cell>
          <table:table-cell office:value-type="string" calcext:value-type="string">
            <text:p>Malbork</text:p>
          </table:table-cell>
          <table:table-cell office:value-type="float" office:value="7020" calcext:value-type="float">
            <text:p>7020</text:p>
          </table:table-cell>
          <table:table-cell table:formula="of:=VLOOKUP([.B320];[.$M$1:.$N$1048576];2;0)" office:value-type="string" office:string-value="poniedziałek" calcext:value-type="string">
            <text:p>poniedziałek</text:p>
          </table:table-cell>
          <table:table-cell table:formula="of:=IF(NOT(DAY([.B319]) = DAY([.B320]));1;0)" office:value-type="float" office:value="0" calcext:value-type="float">
            <text:p>0</text:p>
          </table:table-cell>
          <table:table-cell table:formula="of:=IF([.F320] = 1;IF(OR([.E320] = &quot;sobota&quot;;[.E320] = &quot;niedziela&quot;);5000;[.$Q$4]);0)" office:value-type="float" office:value="0" calcext:value-type="float">
            <text:p>0</text:p>
          </table:table-cell>
          <table:table-cell table:formula="of:=[.J319]+[.G320]" office:value-type="float" office:value="37409" calcext:value-type="float">
            <text:p>37409</text:p>
          </table:table-cell>
          <table:table-cell table:formula="of:=[.H320]-[.D320]" office:value-type="float" office:value="30389" calcext:value-type="float">
            <text:p>30389</text:p>
          </table:table-cell>
          <table:table-cell table:formula="of:=IF([.I320]&lt;0;[.H320];[.I320])" office:value-type="float" office:value="30389" calcext:value-type="float">
            <text:p>30389</text:p>
          </table:table-cell>
          <table:table-cell table:formula="of:=IF([.I320]&lt;0;1;0)" office:value-type="float" office:value="0" calcext:value-type="float">
            <text:p>0</text:p>
          </table:table-cell>
          <table:table-cell table:formula="of:=IF([.K320]=1;[.D320];0)" office:value-type="float" office:value="0" calcext:value-type="float">
            <text:p>0</text:p>
          </table:table-cell>
          <table:table-cell table:style-name="ce1" office:value-type="date" office:date-value="2021-11-17" calcext:value-type="date">
            <text:p>17.11.2021</text:p>
          </table:table-cell>
          <table:table-cell office:value-type="string" calcext:value-type="string">
            <text:p>środa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date" office:date-value="2021-06-08" calcext:value-type="date">
            <text:p>8.06.2021</text:p>
          </table:table-cell>
          <table:table-cell office:value-type="string" calcext:value-type="string">
            <text:p>Przemysl</text:p>
          </table:table-cell>
          <table:table-cell office:value-type="float" office:value="2330" calcext:value-type="float">
            <text:p>2330</text:p>
          </table:table-cell>
          <table:table-cell table:formula="of:=VLOOKUP([.B321];[.$M$1:.$N$1048576];2;0)" office:value-type="string" office:string-value="wtorek" calcext:value-type="string">
            <text:p>wtorek</text:p>
          </table:table-cell>
          <table:table-cell table:formula="of:=IF(NOT(DAY([.B320]) = DAY([.B321]));1;0)" office:value-type="float" office:value="1" calcext:value-type="float">
            <text:p>1</text:p>
          </table:table-cell>
          <table:table-cell table:formula="of:=IF([.F321] = 1;IF(OR([.E321] = &quot;sobota&quot;;[.E321] = &quot;niedziela&quot;);5000;[.$Q$4]);0)" office:value-type="float" office:value="13179" calcext:value-type="float">
            <text:p>13179</text:p>
          </table:table-cell>
          <table:table-cell table:formula="of:=[.J320]+[.G321]" office:value-type="float" office:value="43568" calcext:value-type="float">
            <text:p>43568</text:p>
          </table:table-cell>
          <table:table-cell table:formula="of:=[.H321]-[.D321]" office:value-type="float" office:value="41238" calcext:value-type="float">
            <text:p>41238</text:p>
          </table:table-cell>
          <table:table-cell table:formula="of:=IF([.I321]&lt;0;[.H321];[.I321])" office:value-type="float" office:value="41238" calcext:value-type="float">
            <text:p>41238</text:p>
          </table:table-cell>
          <table:table-cell table:formula="of:=IF([.I321]&lt;0;1;0)" office:value-type="float" office:value="0" calcext:value-type="float">
            <text:p>0</text:p>
          </table:table-cell>
          <table:table-cell table:formula="of:=IF([.K321]=1;[.D321];0)" office:value-type="float" office:value="0" calcext:value-type="float">
            <text:p>0</text:p>
          </table:table-cell>
          <table:table-cell table:style-name="ce1" office:value-type="date" office:date-value="2021-11-18" calcext:value-type="date">
            <text:p>18.11.2021</text:p>
          </table:table-cell>
          <table:table-cell office:value-type="string" calcext:value-type="string">
            <text:p>czwartek</text:p>
          </table:table-cell>
          <table:table-cell table:number-columns-repeated="6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date" office:date-value="2021-06-09" calcext:value-type="date">
            <text:p>9.06.2021</text:p>
          </table:table-cell>
          <table:table-cell office:value-type="string" calcext:value-type="string">
            <text:p>Ogrodzieniec</text:p>
          </table:table-cell>
          <table:table-cell office:value-type="float" office:value="5550" calcext:value-type="float">
            <text:p>5550</text:p>
          </table:table-cell>
          <table:table-cell table:formula="of:=VLOOKUP([.B322];[.$M$1:.$N$1048576];2;0)" office:value-type="string" office:string-value="środa" calcext:value-type="string">
            <text:p>środa</text:p>
          </table:table-cell>
          <table:table-cell table:formula="of:=IF(NOT(DAY([.B321]) = DAY([.B322]));1;0)" office:value-type="float" office:value="1" calcext:value-type="float">
            <text:p>1</text:p>
          </table:table-cell>
          <table:table-cell table:formula="of:=IF([.F322] = 1;IF(OR([.E322] = &quot;sobota&quot;;[.E322] = &quot;niedziela&quot;);5000;[.$Q$4]);0)" office:value-type="float" office:value="13179" calcext:value-type="float">
            <text:p>13179</text:p>
          </table:table-cell>
          <table:table-cell table:formula="of:=[.J321]+[.G322]" office:value-type="float" office:value="54417" calcext:value-type="float">
            <text:p>54417</text:p>
          </table:table-cell>
          <table:table-cell table:formula="of:=[.H322]-[.D322]" office:value-type="float" office:value="48867" calcext:value-type="float">
            <text:p>48867</text:p>
          </table:table-cell>
          <table:table-cell table:formula="of:=IF([.I322]&lt;0;[.H322];[.I322])" office:value-type="float" office:value="48867" calcext:value-type="float">
            <text:p>48867</text:p>
          </table:table-cell>
          <table:table-cell table:formula="of:=IF([.I322]&lt;0;1;0)" office:value-type="float" office:value="0" calcext:value-type="float">
            <text:p>0</text:p>
          </table:table-cell>
          <table:table-cell table:formula="of:=IF([.K322]=1;[.D322];0)" office:value-type="float" office:value="0" calcext:value-type="float">
            <text:p>0</text:p>
          </table:table-cell>
          <table:table-cell table:style-name="ce1" office:value-type="date" office:date-value="2021-11-19" calcext:value-type="date">
            <text:p>19.11.2021</text:p>
          </table:table-cell>
          <table:table-cell office:value-type="string" calcext:value-type="string">
            <text:p>piątek</text:p>
          </table:table-cell>
          <table:table-cell table:number-columns-repeated="6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date" office:date-value="2021-06-09" calcext:value-type="date">
            <text:p>9.06.2021</text:p>
          </table:table-cell>
          <table:table-cell office:value-type="string" calcext:value-type="string">
            <text:p>Gniezno</text:p>
          </table:table-cell>
          <table:table-cell office:value-type="float" office:value="6150" calcext:value-type="float">
            <text:p>6150</text:p>
          </table:table-cell>
          <table:table-cell table:formula="of:=VLOOKUP([.B323];[.$M$1:.$N$1048576];2;0)" office:value-type="string" office:string-value="środa" calcext:value-type="string">
            <text:p>środa</text:p>
          </table:table-cell>
          <table:table-cell table:formula="of:=IF(NOT(DAY([.B322]) = DAY([.B323]));1;0)" office:value-type="float" office:value="0" calcext:value-type="float">
            <text:p>0</text:p>
          </table:table-cell>
          <table:table-cell table:formula="of:=IF([.F323] = 1;IF(OR([.E323] = &quot;sobota&quot;;[.E323] = &quot;niedziela&quot;);5000;[.$Q$4]);0)" office:value-type="float" office:value="0" calcext:value-type="float">
            <text:p>0</text:p>
          </table:table-cell>
          <table:table-cell table:formula="of:=[.J322]+[.G323]" office:value-type="float" office:value="48867" calcext:value-type="float">
            <text:p>48867</text:p>
          </table:table-cell>
          <table:table-cell table:formula="of:=[.H323]-[.D323]" office:value-type="float" office:value="42717" calcext:value-type="float">
            <text:p>42717</text:p>
          </table:table-cell>
          <table:table-cell table:formula="of:=IF([.I323]&lt;0;[.H323];[.I323])" office:value-type="float" office:value="42717" calcext:value-type="float">
            <text:p>42717</text:p>
          </table:table-cell>
          <table:table-cell table:formula="of:=IF([.I323]&lt;0;1;0)" office:value-type="float" office:value="0" calcext:value-type="float">
            <text:p>0</text:p>
          </table:table-cell>
          <table:table-cell table:formula="of:=IF([.K323]=1;[.D323];0)" office:value-type="float" office:value="0" calcext:value-type="float">
            <text:p>0</text:p>
          </table:table-cell>
          <table:table-cell table:style-name="ce1" office:value-type="date" office:date-value="2021-11-20" calcext:value-type="date">
            <text:p>20.11.2021</text:p>
          </table:table-cell>
          <table:table-cell office:value-type="string" calcext:value-type="string">
            <text:p>sobota</text:p>
          </table:table-cell>
          <table:table-cell table:number-columns-repeated="6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albork</text:p>
          </table:table-cell>
          <table:table-cell office:value-type="float" office:value="3220" calcext:value-type="float">
            <text:p>3220</text:p>
          </table:table-cell>
          <table:table-cell table:formula="of:=VLOOKUP([.B324];[.$M$1:.$N$1048576];2;0)" office:value-type="string" office:string-value="czwartek" calcext:value-type="string">
            <text:p>czwartek</text:p>
          </table:table-cell>
          <table:table-cell table:formula="of:=IF(NOT(DAY([.B323]) = DAY([.B324]));1;0)" office:value-type="float" office:value="1" calcext:value-type="float">
            <text:p>1</text:p>
          </table:table-cell>
          <table:table-cell table:formula="of:=IF([.F324] = 1;IF(OR([.E324] = &quot;sobota&quot;;[.E324] = &quot;niedziela&quot;);5000;[.$Q$4]);0)" office:value-type="float" office:value="13179" calcext:value-type="float">
            <text:p>13179</text:p>
          </table:table-cell>
          <table:table-cell table:formula="of:=[.J323]+[.G324]" office:value-type="float" office:value="55896" calcext:value-type="float">
            <text:p>55896</text:p>
          </table:table-cell>
          <table:table-cell table:formula="of:=[.H324]-[.D324]" office:value-type="float" office:value="52676" calcext:value-type="float">
            <text:p>52676</text:p>
          </table:table-cell>
          <table:table-cell table:formula="of:=IF([.I324]&lt;0;[.H324];[.I324])" office:value-type="float" office:value="52676" calcext:value-type="float">
            <text:p>52676</text:p>
          </table:table-cell>
          <table:table-cell table:formula="of:=IF([.I324]&lt;0;1;0)" office:value-type="float" office:value="0" calcext:value-type="float">
            <text:p>0</text:p>
          </table:table-cell>
          <table:table-cell table:formula="of:=IF([.K324]=1;[.D324];0)" office:value-type="float" office:value="0" calcext:value-type="float">
            <text:p>0</text:p>
          </table:table-cell>
          <table:table-cell table:style-name="ce1" office:value-type="date" office:date-value="2021-11-21" calcext:value-type="date">
            <text:p>21.11.2021</text:p>
          </table:table-cell>
          <table:table-cell office:value-type="string" calcext:value-type="string">
            <text:p>niedziela</text:p>
          </table:table-cell>
          <table:table-cell table:number-columns-repeated="6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Ogrodzieniec</text:p>
          </table:table-cell>
          <table:table-cell office:value-type="float" office:value="4330" calcext:value-type="float">
            <text:p>4330</text:p>
          </table:table-cell>
          <table:table-cell table:formula="of:=VLOOKUP([.B325];[.$M$1:.$N$1048576];2;0)" office:value-type="string" office:string-value="czwartek" calcext:value-type="string">
            <text:p>czwartek</text:p>
          </table:table-cell>
          <table:table-cell table:formula="of:=IF(NOT(DAY([.B324]) = DAY([.B325]));1;0)" office:value-type="float" office:value="0" calcext:value-type="float">
            <text:p>0</text:p>
          </table:table-cell>
          <table:table-cell table:formula="of:=IF([.F325] = 1;IF(OR([.E325] = &quot;sobota&quot;;[.E325] = &quot;niedziela&quot;);5000;[.$Q$4]);0)" office:value-type="float" office:value="0" calcext:value-type="float">
            <text:p>0</text:p>
          </table:table-cell>
          <table:table-cell table:formula="of:=[.J324]+[.G325]" office:value-type="float" office:value="52676" calcext:value-type="float">
            <text:p>52676</text:p>
          </table:table-cell>
          <table:table-cell table:formula="of:=[.H325]-[.D325]" office:value-type="float" office:value="48346" calcext:value-type="float">
            <text:p>48346</text:p>
          </table:table-cell>
          <table:table-cell table:formula="of:=IF([.I325]&lt;0;[.H325];[.I325])" office:value-type="float" office:value="48346" calcext:value-type="float">
            <text:p>48346</text:p>
          </table:table-cell>
          <table:table-cell table:formula="of:=IF([.I325]&lt;0;1;0)" office:value-type="float" office:value="0" calcext:value-type="float">
            <text:p>0</text:p>
          </table:table-cell>
          <table:table-cell table:formula="of:=IF([.K325]=1;[.D325];0)" office:value-type="float" office:value="0" calcext:value-type="float">
            <text:p>0</text:p>
          </table:table-cell>
          <table:table-cell table:style-name="ce1" office:value-type="date" office:date-value="2021-11-22" calcext:value-type="date">
            <text:p>22.11.2021</text:p>
          </table:table-cell>
          <table:table-cell office:value-type="string" calcext:value-type="string">
            <text:p>poniedziałek</text:p>
          </table:table-cell>
          <table:table-cell table:number-columns-repeated="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Przemysl</text:p>
          </table:table-cell>
          <table:table-cell office:value-type="float" office:value="4000" calcext:value-type="float">
            <text:p>4000</text:p>
          </table:table-cell>
          <table:table-cell table:formula="of:=VLOOKUP([.B326];[.$M$1:.$N$1048576];2;0)" office:value-type="string" office:string-value="czwartek" calcext:value-type="string">
            <text:p>czwartek</text:p>
          </table:table-cell>
          <table:table-cell table:formula="of:=IF(NOT(DAY([.B325]) = DAY([.B326]));1;0)" office:value-type="float" office:value="0" calcext:value-type="float">
            <text:p>0</text:p>
          </table:table-cell>
          <table:table-cell table:formula="of:=IF([.F326] = 1;IF(OR([.E326] = &quot;sobota&quot;;[.E326] = &quot;niedziela&quot;);5000;[.$Q$4]);0)" office:value-type="float" office:value="0" calcext:value-type="float">
            <text:p>0</text:p>
          </table:table-cell>
          <table:table-cell table:formula="of:=[.J325]+[.G326]" office:value-type="float" office:value="48346" calcext:value-type="float">
            <text:p>48346</text:p>
          </table:table-cell>
          <table:table-cell table:formula="of:=[.H326]-[.D326]" office:value-type="float" office:value="44346" calcext:value-type="float">
            <text:p>44346</text:p>
          </table:table-cell>
          <table:table-cell table:formula="of:=IF([.I326]&lt;0;[.H326];[.I326])" office:value-type="float" office:value="44346" calcext:value-type="float">
            <text:p>44346</text:p>
          </table:table-cell>
          <table:table-cell table:formula="of:=IF([.I326]&lt;0;1;0)" office:value-type="float" office:value="0" calcext:value-type="float">
            <text:p>0</text:p>
          </table:table-cell>
          <table:table-cell table:formula="of:=IF([.K326]=1;[.D326];0)" office:value-type="float" office:value="0" calcext:value-type="float">
            <text:p>0</text:p>
          </table:table-cell>
          <table:table-cell table:style-name="ce1" office:value-type="date" office:date-value="2021-11-23" calcext:value-type="date">
            <text:p>23.11.2021</text:p>
          </table:table-cell>
          <table:table-cell office:value-type="string" calcext:value-type="string">
            <text:p>wtorek</text:p>
          </table:table-cell>
          <table:table-cell table:number-columns-repeated="6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date" office:date-value="2021-06-11" calcext:value-type="date">
            <text:p>11.06.2021</text:p>
          </table:table-cell>
          <table:table-cell office:value-type="string" calcext:value-type="string">
            <text:p>Malbork</text:p>
          </table:table-cell>
          <table:table-cell office:value-type="float" office:value="4970" calcext:value-type="float">
            <text:p>4970</text:p>
          </table:table-cell>
          <table:table-cell table:formula="of:=VLOOKUP([.B327];[.$M$1:.$N$1048576];2;0)" office:value-type="string" office:string-value="piątek" calcext:value-type="string">
            <text:p>piątek</text:p>
          </table:table-cell>
          <table:table-cell table:formula="of:=IF(NOT(DAY([.B326]) = DAY([.B327]));1;0)" office:value-type="float" office:value="1" calcext:value-type="float">
            <text:p>1</text:p>
          </table:table-cell>
          <table:table-cell table:formula="of:=IF([.F327] = 1;IF(OR([.E327] = &quot;sobota&quot;;[.E327] = &quot;niedziela&quot;);5000;[.$Q$4]);0)" office:value-type="float" office:value="13179" calcext:value-type="float">
            <text:p>13179</text:p>
          </table:table-cell>
          <table:table-cell table:formula="of:=[.J326]+[.G327]" office:value-type="float" office:value="57525" calcext:value-type="float">
            <text:p>57525</text:p>
          </table:table-cell>
          <table:table-cell table:formula="of:=[.H327]-[.D327]" office:value-type="float" office:value="52555" calcext:value-type="float">
            <text:p>52555</text:p>
          </table:table-cell>
          <table:table-cell table:formula="of:=IF([.I327]&lt;0;[.H327];[.I327])" office:value-type="float" office:value="52555" calcext:value-type="float">
            <text:p>52555</text:p>
          </table:table-cell>
          <table:table-cell table:formula="of:=IF([.I327]&lt;0;1;0)" office:value-type="float" office:value="0" calcext:value-type="float">
            <text:p>0</text:p>
          </table:table-cell>
          <table:table-cell table:formula="of:=IF([.K327]=1;[.D327];0)" office:value-type="float" office:value="0" calcext:value-type="float">
            <text:p>0</text:p>
          </table:table-cell>
          <table:table-cell table:style-name="ce1" office:value-type="date" office:date-value="2021-11-24" calcext:value-type="date">
            <text:p>24.11.2021</text:p>
          </table:table-cell>
          <table:table-cell office:value-type="string" calcext:value-type="string">
            <text:p>środa</text:p>
          </table:table-cell>
          <table:table-cell table:number-columns-repeated="6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date" office:date-value="2021-06-11" calcext:value-type="date">
            <text:p>11.06.2021</text:p>
          </table:table-cell>
          <table:table-cell office:value-type="string" calcext:value-type="string">
            <text:p>Gniezno</text:p>
          </table:table-cell>
          <table:table-cell office:value-type="float" office:value="8900" calcext:value-type="float">
            <text:p>8900</text:p>
          </table:table-cell>
          <table:table-cell table:formula="of:=VLOOKUP([.B328];[.$M$1:.$N$1048576];2;0)" office:value-type="string" office:string-value="piątek" calcext:value-type="string">
            <text:p>piątek</text:p>
          </table:table-cell>
          <table:table-cell table:formula="of:=IF(NOT(DAY([.B327]) = DAY([.B328]));1;0)" office:value-type="float" office:value="0" calcext:value-type="float">
            <text:p>0</text:p>
          </table:table-cell>
          <table:table-cell table:formula="of:=IF([.F328] = 1;IF(OR([.E328] = &quot;sobota&quot;;[.E328] = &quot;niedziela&quot;);5000;[.$Q$4]);0)" office:value-type="float" office:value="0" calcext:value-type="float">
            <text:p>0</text:p>
          </table:table-cell>
          <table:table-cell table:formula="of:=[.J327]+[.G328]" office:value-type="float" office:value="52555" calcext:value-type="float">
            <text:p>52555</text:p>
          </table:table-cell>
          <table:table-cell table:formula="of:=[.H328]-[.D328]" office:value-type="float" office:value="43655" calcext:value-type="float">
            <text:p>43655</text:p>
          </table:table-cell>
          <table:table-cell table:formula="of:=IF([.I328]&lt;0;[.H328];[.I328])" office:value-type="float" office:value="43655" calcext:value-type="float">
            <text:p>43655</text:p>
          </table:table-cell>
          <table:table-cell table:formula="of:=IF([.I328]&lt;0;1;0)" office:value-type="float" office:value="0" calcext:value-type="float">
            <text:p>0</text:p>
          </table:table-cell>
          <table:table-cell table:formula="of:=IF([.K328]=1;[.D328];0)" office:value-type="float" office:value="0" calcext:value-type="float">
            <text:p>0</text:p>
          </table:table-cell>
          <table:table-cell table:style-name="ce1" office:value-type="date" office:date-value="2021-11-25" calcext:value-type="date">
            <text:p>25.11.2021</text:p>
          </table:table-cell>
          <table:table-cell office:value-type="string" calcext:value-type="string">
            <text:p>czwartek</text:p>
          </table:table-cell>
          <table:table-cell table:number-columns-repeated="6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date" office:date-value="2021-06-12" calcext:value-type="date">
            <text:p>12.06.2021</text:p>
          </table:table-cell>
          <table:table-cell office:value-type="string" calcext:value-type="string">
            <text:p>Przemysl</text:p>
          </table:table-cell>
          <table:table-cell office:value-type="float" office:value="5340" calcext:value-type="float">
            <text:p>5340</text:p>
          </table:table-cell>
          <table:table-cell table:formula="of:=VLOOKUP([.B329];[.$M$1:.$N$1048576];2;0)" office:value-type="string" office:string-value="sobota" calcext:value-type="string">
            <text:p>sobota</text:p>
          </table:table-cell>
          <table:table-cell table:formula="of:=IF(NOT(DAY([.B328]) = DAY([.B329]));1;0)" office:value-type="float" office:value="1" calcext:value-type="float">
            <text:p>1</text:p>
          </table:table-cell>
          <table:table-cell table:formula="of:=IF([.F329] = 1;IF(OR([.E329] = &quot;sobota&quot;;[.E329] = &quot;niedziela&quot;);5000;[.$Q$4]);0)" office:value-type="float" office:value="5000" calcext:value-type="float">
            <text:p>5000</text:p>
          </table:table-cell>
          <table:table-cell table:formula="of:=[.J328]+[.G329]" office:value-type="float" office:value="48655" calcext:value-type="float">
            <text:p>48655</text:p>
          </table:table-cell>
          <table:table-cell table:formula="of:=[.H329]-[.D329]" office:value-type="float" office:value="43315" calcext:value-type="float">
            <text:p>43315</text:p>
          </table:table-cell>
          <table:table-cell table:formula="of:=IF([.I329]&lt;0;[.H329];[.I329])" office:value-type="float" office:value="43315" calcext:value-type="float">
            <text:p>43315</text:p>
          </table:table-cell>
          <table:table-cell table:formula="of:=IF([.I329]&lt;0;1;0)" office:value-type="float" office:value="0" calcext:value-type="float">
            <text:p>0</text:p>
          </table:table-cell>
          <table:table-cell table:formula="of:=IF([.K329]=1;[.D329];0)" office:value-type="float" office:value="0" calcext:value-type="float">
            <text:p>0</text:p>
          </table:table-cell>
          <table:table-cell table:style-name="ce1" office:value-type="date" office:date-value="2021-11-26" calcext:value-type="date">
            <text:p>26.11.2021</text:p>
          </table:table-cell>
          <table:table-cell office:value-type="string" calcext:value-type="string">
            <text:p>piątek</text:p>
          </table:table-cell>
          <table:table-cell table:number-columns-repeated="6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date" office:date-value="2021-06-12" calcext:value-type="date">
            <text:p>12.06.2021</text:p>
          </table:table-cell>
          <table:table-cell office:value-type="string" calcext:value-type="string">
            <text:p>Ogrodzieniec</text:p>
          </table:table-cell>
          <table:table-cell office:value-type="float" office:value="2240" calcext:value-type="float">
            <text:p>2240</text:p>
          </table:table-cell>
          <table:table-cell table:formula="of:=VLOOKUP([.B330];[.$M$1:.$N$1048576];2;0)" office:value-type="string" office:string-value="sobota" calcext:value-type="string">
            <text:p>sobota</text:p>
          </table:table-cell>
          <table:table-cell table:formula="of:=IF(NOT(DAY([.B329]) = DAY([.B330]));1;0)" office:value-type="float" office:value="0" calcext:value-type="float">
            <text:p>0</text:p>
          </table:table-cell>
          <table:table-cell table:formula="of:=IF([.F330] = 1;IF(OR([.E330] = &quot;sobota&quot;;[.E330] = &quot;niedziela&quot;);5000;[.$Q$4]);0)" office:value-type="float" office:value="0" calcext:value-type="float">
            <text:p>0</text:p>
          </table:table-cell>
          <table:table-cell table:formula="of:=[.J329]+[.G330]" office:value-type="float" office:value="43315" calcext:value-type="float">
            <text:p>43315</text:p>
          </table:table-cell>
          <table:table-cell table:formula="of:=[.H330]-[.D330]" office:value-type="float" office:value="41075" calcext:value-type="float">
            <text:p>41075</text:p>
          </table:table-cell>
          <table:table-cell table:formula="of:=IF([.I330]&lt;0;[.H330];[.I330])" office:value-type="float" office:value="41075" calcext:value-type="float">
            <text:p>41075</text:p>
          </table:table-cell>
          <table:table-cell table:formula="of:=IF([.I330]&lt;0;1;0)" office:value-type="float" office:value="0" calcext:value-type="float">
            <text:p>0</text:p>
          </table:table-cell>
          <table:table-cell table:formula="of:=IF([.K330]=1;[.D330];0)" office:value-type="float" office:value="0" calcext:value-type="float">
            <text:p>0</text:p>
          </table:table-cell>
          <table:table-cell table:style-name="ce1" office:value-type="date" office:date-value="2021-11-27" calcext:value-type="date">
            <text:p>27.11.2021</text:p>
          </table:table-cell>
          <table:table-cell office:value-type="string" calcext:value-type="string">
            <text:p>sobota</text:p>
          </table:table-cell>
          <table:table-cell table:number-columns-repeated="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date" office:date-value="2021-06-13" calcext:value-type="date">
            <text:p>13.06.2021</text:p>
          </table:table-cell>
          <table:table-cell office:value-type="string" calcext:value-type="string">
            <text:p>Ogrodzieniec</text:p>
          </table:table-cell>
          <table:table-cell office:value-type="float" office:value="1810" calcext:value-type="float">
            <text:p>1810</text:p>
          </table:table-cell>
          <table:table-cell table:formula="of:=VLOOKUP([.B331];[.$M$1:.$N$1048576];2;0)" office:value-type="string" office:string-value="niedziela" calcext:value-type="string">
            <text:p>niedziela</text:p>
          </table:table-cell>
          <table:table-cell table:formula="of:=IF(NOT(DAY([.B330]) = DAY([.B331]));1;0)" office:value-type="float" office:value="1" calcext:value-type="float">
            <text:p>1</text:p>
          </table:table-cell>
          <table:table-cell table:formula="of:=IF([.F331] = 1;IF(OR([.E331] = &quot;sobota&quot;;[.E331] = &quot;niedziela&quot;);5000;[.$Q$4]);0)" office:value-type="float" office:value="5000" calcext:value-type="float">
            <text:p>5000</text:p>
          </table:table-cell>
          <table:table-cell table:formula="of:=[.J330]+[.G331]" office:value-type="float" office:value="46075" calcext:value-type="float">
            <text:p>46075</text:p>
          </table:table-cell>
          <table:table-cell table:formula="of:=[.H331]-[.D331]" office:value-type="float" office:value="44265" calcext:value-type="float">
            <text:p>44265</text:p>
          </table:table-cell>
          <table:table-cell table:formula="of:=IF([.I331]&lt;0;[.H331];[.I331])" office:value-type="float" office:value="44265" calcext:value-type="float">
            <text:p>44265</text:p>
          </table:table-cell>
          <table:table-cell table:formula="of:=IF([.I331]&lt;0;1;0)" office:value-type="float" office:value="0" calcext:value-type="float">
            <text:p>0</text:p>
          </table:table-cell>
          <table:table-cell table:formula="of:=IF([.K331]=1;[.D331];0)" office:value-type="float" office:value="0" calcext:value-type="float">
            <text:p>0</text:p>
          </table:table-cell>
          <table:table-cell table:style-name="ce1" office:value-type="date" office:date-value="2021-11-28" calcext:value-type="date">
            <text:p>28.11.2021</text:p>
          </table:table-cell>
          <table:table-cell office:value-type="string" calcext:value-type="string">
            <text:p>niedziela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date" office:date-value="2021-06-13" calcext:value-type="date">
            <text:p>13.06.2021</text:p>
          </table:table-cell>
          <table:table-cell office:value-type="string" calcext:value-type="string">
            <text:p>Gniezno</text:p>
          </table:table-cell>
          <table:table-cell office:value-type="float" office:value="7960" calcext:value-type="float">
            <text:p>7960</text:p>
          </table:table-cell>
          <table:table-cell table:formula="of:=VLOOKUP([.B332];[.$M$1:.$N$1048576];2;0)" office:value-type="string" office:string-value="niedziela" calcext:value-type="string">
            <text:p>niedziela</text:p>
          </table:table-cell>
          <table:table-cell table:formula="of:=IF(NOT(DAY([.B331]) = DAY([.B332]));1;0)" office:value-type="float" office:value="0" calcext:value-type="float">
            <text:p>0</text:p>
          </table:table-cell>
          <table:table-cell table:formula="of:=IF([.F332] = 1;IF(OR([.E332] = &quot;sobota&quot;;[.E332] = &quot;niedziela&quot;);5000;[.$Q$4]);0)" office:value-type="float" office:value="0" calcext:value-type="float">
            <text:p>0</text:p>
          </table:table-cell>
          <table:table-cell table:formula="of:=[.J331]+[.G332]" office:value-type="float" office:value="44265" calcext:value-type="float">
            <text:p>44265</text:p>
          </table:table-cell>
          <table:table-cell table:formula="of:=[.H332]-[.D332]" office:value-type="float" office:value="36305" calcext:value-type="float">
            <text:p>36305</text:p>
          </table:table-cell>
          <table:table-cell table:formula="of:=IF([.I332]&lt;0;[.H332];[.I332])" office:value-type="float" office:value="36305" calcext:value-type="float">
            <text:p>36305</text:p>
          </table:table-cell>
          <table:table-cell table:formula="of:=IF([.I332]&lt;0;1;0)" office:value-type="float" office:value="0" calcext:value-type="float">
            <text:p>0</text:p>
          </table:table-cell>
          <table:table-cell table:formula="of:=IF([.K332]=1;[.D332];0)" office:value-type="float" office:value="0" calcext:value-type="float">
            <text:p>0</text:p>
          </table:table-cell>
          <table:table-cell table:style-name="ce1" office:value-type="date" office:date-value="2021-11-29" calcext:value-type="date">
            <text:p>29.11.2021</text:p>
          </table:table-cell>
          <table:table-cell office:value-type="string" calcext:value-type="string">
            <text:p>poniedziałek</text:p>
          </table:table-cell>
          <table:table-cell table:number-columns-repeated="6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date" office:date-value="2021-06-13" calcext:value-type="date">
            <text:p>13.06.2021</text:p>
          </table:table-cell>
          <table:table-cell office:value-type="string" calcext:value-type="string">
            <text:p>Przemysl</text:p>
          </table:table-cell>
          <table:table-cell office:value-type="float" office:value="9400" calcext:value-type="float">
            <text:p>9400</text:p>
          </table:table-cell>
          <table:table-cell table:formula="of:=VLOOKUP([.B333];[.$M$1:.$N$1048576];2;0)" office:value-type="string" office:string-value="niedziela" calcext:value-type="string">
            <text:p>niedziela</text:p>
          </table:table-cell>
          <table:table-cell table:formula="of:=IF(NOT(DAY([.B332]) = DAY([.B333]));1;0)" office:value-type="float" office:value="0" calcext:value-type="float">
            <text:p>0</text:p>
          </table:table-cell>
          <table:table-cell table:formula="of:=IF([.F333] = 1;IF(OR([.E333] = &quot;sobota&quot;;[.E333] = &quot;niedziela&quot;);5000;[.$Q$4]);0)" office:value-type="float" office:value="0" calcext:value-type="float">
            <text:p>0</text:p>
          </table:table-cell>
          <table:table-cell table:formula="of:=[.J332]+[.G333]" office:value-type="float" office:value="36305" calcext:value-type="float">
            <text:p>36305</text:p>
          </table:table-cell>
          <table:table-cell table:formula="of:=[.H333]-[.D333]" office:value-type="float" office:value="26905" calcext:value-type="float">
            <text:p>26905</text:p>
          </table:table-cell>
          <table:table-cell table:formula="of:=IF([.I333]&lt;0;[.H333];[.I333])" office:value-type="float" office:value="26905" calcext:value-type="float">
            <text:p>26905</text:p>
          </table:table-cell>
          <table:table-cell table:formula="of:=IF([.I333]&lt;0;1;0)" office:value-type="float" office:value="0" calcext:value-type="float">
            <text:p>0</text:p>
          </table:table-cell>
          <table:table-cell table:formula="of:=IF([.K333]=1;[.D333];0)" office:value-type="float" office:value="0" calcext:value-type="float">
            <text:p>0</text:p>
          </table:table-cell>
          <table:table-cell table:style-name="ce1" office:value-type="date" office:date-value="2021-11-30" calcext:value-type="date">
            <text:p>30.11.2021</text:p>
          </table:table-cell>
          <table:table-cell office:value-type="string" calcext:value-type="string">
            <text:p>wtorek</text:p>
          </table:table-cell>
          <table:table-cell table:number-columns-repeated="6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date" office:date-value="2021-06-14" calcext:value-type="date">
            <text:p>14.06.2021</text:p>
          </table:table-cell>
          <table:table-cell office:value-type="string" calcext:value-type="string">
            <text:p>Malbork</text:p>
          </table:table-cell>
          <table:table-cell office:value-type="float" office:value="5380" calcext:value-type="float">
            <text:p>5380</text:p>
          </table:table-cell>
          <table:table-cell table:formula="of:=VLOOKUP([.B334];[.$M$1:.$N$1048576];2;0)" office:value-type="string" office:string-value="poniedziałek" calcext:value-type="string">
            <text:p>poniedziałek</text:p>
          </table:table-cell>
          <table:table-cell table:formula="of:=IF(NOT(DAY([.B333]) = DAY([.B334]));1;0)" office:value-type="float" office:value="1" calcext:value-type="float">
            <text:p>1</text:p>
          </table:table-cell>
          <table:table-cell table:formula="of:=IF([.F334] = 1;IF(OR([.E334] = &quot;sobota&quot;;[.E334] = &quot;niedziela&quot;);5000;[.$Q$4]);0)" office:value-type="float" office:value="13179" calcext:value-type="float">
            <text:p>13179</text:p>
          </table:table-cell>
          <table:table-cell table:formula="of:=[.J333]+[.G334]" office:value-type="float" office:value="40084" calcext:value-type="float">
            <text:p>40084</text:p>
          </table:table-cell>
          <table:table-cell table:formula="of:=[.H334]-[.D334]" office:value-type="float" office:value="34704" calcext:value-type="float">
            <text:p>34704</text:p>
          </table:table-cell>
          <table:table-cell table:formula="of:=IF([.I334]&lt;0;[.H334];[.I334])" office:value-type="float" office:value="34704" calcext:value-type="float">
            <text:p>34704</text:p>
          </table:table-cell>
          <table:table-cell table:formula="of:=IF([.I334]&lt;0;1;0)" office:value-type="float" office:value="0" calcext:value-type="float">
            <text:p>0</text:p>
          </table:table-cell>
          <table:table-cell table:formula="of:=IF([.K334]=1;[.D334];0)" office:value-type="float" office:value="0" calcext:value-type="float">
            <text:p>0</text:p>
          </table:table-cell>
          <table:table-cell table:style-name="ce1" office:value-type="date" office:date-value="2021-12-01" calcext:value-type="date">
            <text:p>1.12.2021</text:p>
          </table:table-cell>
          <table:table-cell office:value-type="string" calcext:value-type="string">
            <text:p>środa</text:p>
          </table:table-cell>
          <table:table-cell table:number-columns-repeated="6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date" office:date-value="2021-06-14" calcext:value-type="date">
            <text:p>14.06.2021</text:p>
          </table:table-cell>
          <table:table-cell office:value-type="string" calcext:value-type="string">
            <text:p>Przemysl</text:p>
          </table:table-cell>
          <table:table-cell office:value-type="float" office:value="4220" calcext:value-type="float">
            <text:p>4220</text:p>
          </table:table-cell>
          <table:table-cell table:formula="of:=VLOOKUP([.B335];[.$M$1:.$N$1048576];2;0)" office:value-type="string" office:string-value="poniedziałek" calcext:value-type="string">
            <text:p>poniedziałek</text:p>
          </table:table-cell>
          <table:table-cell table:formula="of:=IF(NOT(DAY([.B334]) = DAY([.B335]));1;0)" office:value-type="float" office:value="0" calcext:value-type="float">
            <text:p>0</text:p>
          </table:table-cell>
          <table:table-cell table:formula="of:=IF([.F335] = 1;IF(OR([.E335] = &quot;sobota&quot;;[.E335] = &quot;niedziela&quot;);5000;[.$Q$4]);0)" office:value-type="float" office:value="0" calcext:value-type="float">
            <text:p>0</text:p>
          </table:table-cell>
          <table:table-cell table:formula="of:=[.J334]+[.G335]" office:value-type="float" office:value="34704" calcext:value-type="float">
            <text:p>34704</text:p>
          </table:table-cell>
          <table:table-cell table:formula="of:=[.H335]-[.D335]" office:value-type="float" office:value="30484" calcext:value-type="float">
            <text:p>30484</text:p>
          </table:table-cell>
          <table:table-cell table:formula="of:=IF([.I335]&lt;0;[.H335];[.I335])" office:value-type="float" office:value="30484" calcext:value-type="float">
            <text:p>30484</text:p>
          </table:table-cell>
          <table:table-cell table:formula="of:=IF([.I335]&lt;0;1;0)" office:value-type="float" office:value="0" calcext:value-type="float">
            <text:p>0</text:p>
          </table:table-cell>
          <table:table-cell table:formula="of:=IF([.K335]=1;[.D335];0)" office:value-type="float" office:value="0" calcext:value-type="float">
            <text:p>0</text:p>
          </table:table-cell>
          <table:table-cell table:style-name="ce1" office:value-type="date" office:date-value="2021-12-02" calcext:value-type="date">
            <text:p>2.12.2021</text:p>
          </table:table-cell>
          <table:table-cell office:value-type="string" calcext:value-type="string">
            <text:p>czwartek</text:p>
          </table:table-cell>
          <table:table-cell table:number-columns-repeated="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date" office:date-value="2021-06-14" calcext:value-type="date">
            <text:p>14.06.2021</text:p>
          </table:table-cell>
          <table:table-cell office:value-type="string" calcext:value-type="string">
            <text:p>Ogrodzieniec</text:p>
          </table:table-cell>
          <table:table-cell office:value-type="float" office:value="1230" calcext:value-type="float">
            <text:p>1230</text:p>
          </table:table-cell>
          <table:table-cell table:formula="of:=VLOOKUP([.B336];[.$M$1:.$N$1048576];2;0)" office:value-type="string" office:string-value="poniedziałek" calcext:value-type="string">
            <text:p>poniedziałek</text:p>
          </table:table-cell>
          <table:table-cell table:formula="of:=IF(NOT(DAY([.B335]) = DAY([.B336]));1;0)" office:value-type="float" office:value="0" calcext:value-type="float">
            <text:p>0</text:p>
          </table:table-cell>
          <table:table-cell table:formula="of:=IF([.F336] = 1;IF(OR([.E336] = &quot;sobota&quot;;[.E336] = &quot;niedziela&quot;);5000;[.$Q$4]);0)" office:value-type="float" office:value="0" calcext:value-type="float">
            <text:p>0</text:p>
          </table:table-cell>
          <table:table-cell table:formula="of:=[.J335]+[.G336]" office:value-type="float" office:value="30484" calcext:value-type="float">
            <text:p>30484</text:p>
          </table:table-cell>
          <table:table-cell table:formula="of:=[.H336]-[.D336]" office:value-type="float" office:value="29254" calcext:value-type="float">
            <text:p>29254</text:p>
          </table:table-cell>
          <table:table-cell table:formula="of:=IF([.I336]&lt;0;[.H336];[.I336])" office:value-type="float" office:value="29254" calcext:value-type="float">
            <text:p>29254</text:p>
          </table:table-cell>
          <table:table-cell table:formula="of:=IF([.I336]&lt;0;1;0)" office:value-type="float" office:value="0" calcext:value-type="float">
            <text:p>0</text:p>
          </table:table-cell>
          <table:table-cell table:formula="of:=IF([.K336]=1;[.D336];0)" office:value-type="float" office:value="0" calcext:value-type="float">
            <text:p>0</text:p>
          </table:table-cell>
          <table:table-cell table:style-name="ce1" office:value-type="date" office:date-value="2021-12-03" calcext:value-type="date">
            <text:p>3.12.2021</text:p>
          </table:table-cell>
          <table:table-cell office:value-type="string" calcext:value-type="string">
            <text:p>piątek</text:p>
          </table:table-cell>
          <table:table-cell table:number-columns-repeated="6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date" office:date-value="2021-06-15" calcext:value-type="date">
            <text:p>15.06.2021</text:p>
          </table:table-cell>
          <table:table-cell office:value-type="string" calcext:value-type="string">
            <text:p>Malbork</text:p>
          </table:table-cell>
          <table:table-cell office:value-type="float" office:value="1920" calcext:value-type="float">
            <text:p>1920</text:p>
          </table:table-cell>
          <table:table-cell table:formula="of:=VLOOKUP([.B337];[.$M$1:.$N$1048576];2;0)" office:value-type="string" office:string-value="wtorek" calcext:value-type="string">
            <text:p>wtorek</text:p>
          </table:table-cell>
          <table:table-cell table:formula="of:=IF(NOT(DAY([.B336]) = DAY([.B337]));1;0)" office:value-type="float" office:value="1" calcext:value-type="float">
            <text:p>1</text:p>
          </table:table-cell>
          <table:table-cell table:formula="of:=IF([.F337] = 1;IF(OR([.E337] = &quot;sobota&quot;;[.E337] = &quot;niedziela&quot;);5000;[.$Q$4]);0)" office:value-type="float" office:value="13179" calcext:value-type="float">
            <text:p>13179</text:p>
          </table:table-cell>
          <table:table-cell table:formula="of:=[.J336]+[.G337]" office:value-type="float" office:value="42433" calcext:value-type="float">
            <text:p>42433</text:p>
          </table:table-cell>
          <table:table-cell table:formula="of:=[.H337]-[.D337]" office:value-type="float" office:value="40513" calcext:value-type="float">
            <text:p>40513</text:p>
          </table:table-cell>
          <table:table-cell table:formula="of:=IF([.I337]&lt;0;[.H337];[.I337])" office:value-type="float" office:value="40513" calcext:value-type="float">
            <text:p>40513</text:p>
          </table:table-cell>
          <table:table-cell table:formula="of:=IF([.I337]&lt;0;1;0)" office:value-type="float" office:value="0" calcext:value-type="float">
            <text:p>0</text:p>
          </table:table-cell>
          <table:table-cell table:formula="of:=IF([.K337]=1;[.D337];0)" office:value-type="float" office:value="0" calcext:value-type="float">
            <text:p>0</text:p>
          </table:table-cell>
          <table:table-cell table:style-name="ce1" office:value-type="date" office:date-value="2021-12-04" calcext:value-type="date">
            <text:p>4.12.2021</text:p>
          </table:table-cell>
          <table:table-cell office:value-type="string" calcext:value-type="string">
            <text:p>sobota</text:p>
          </table:table-cell>
          <table:table-cell table:number-columns-repeated="6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date" office:date-value="2021-06-15" calcext:value-type="date">
            <text:p>15.06.2021</text:p>
          </table:table-cell>
          <table:table-cell office:value-type="string" calcext:value-type="string">
            <text:p>Przemysl</text:p>
          </table:table-cell>
          <table:table-cell office:value-type="float" office:value="6790" calcext:value-type="float">
            <text:p>6790</text:p>
          </table:table-cell>
          <table:table-cell table:formula="of:=VLOOKUP([.B338];[.$M$1:.$N$1048576];2;0)" office:value-type="string" office:string-value="wtorek" calcext:value-type="string">
            <text:p>wtorek</text:p>
          </table:table-cell>
          <table:table-cell table:formula="of:=IF(NOT(DAY([.B337]) = DAY([.B338]));1;0)" office:value-type="float" office:value="0" calcext:value-type="float">
            <text:p>0</text:p>
          </table:table-cell>
          <table:table-cell table:formula="of:=IF([.F338] = 1;IF(OR([.E338] = &quot;sobota&quot;;[.E338] = &quot;niedziela&quot;);5000;[.$Q$4]);0)" office:value-type="float" office:value="0" calcext:value-type="float">
            <text:p>0</text:p>
          </table:table-cell>
          <table:table-cell table:formula="of:=[.J337]+[.G338]" office:value-type="float" office:value="40513" calcext:value-type="float">
            <text:p>40513</text:p>
          </table:table-cell>
          <table:table-cell table:formula="of:=[.H338]-[.D338]" office:value-type="float" office:value="33723" calcext:value-type="float">
            <text:p>33723</text:p>
          </table:table-cell>
          <table:table-cell table:formula="of:=IF([.I338]&lt;0;[.H338];[.I338])" office:value-type="float" office:value="33723" calcext:value-type="float">
            <text:p>33723</text:p>
          </table:table-cell>
          <table:table-cell table:formula="of:=IF([.I338]&lt;0;1;0)" office:value-type="float" office:value="0" calcext:value-type="float">
            <text:p>0</text:p>
          </table:table-cell>
          <table:table-cell table:formula="of:=IF([.K338]=1;[.D338];0)" office:value-type="float" office:value="0" calcext:value-type="float">
            <text:p>0</text:p>
          </table:table-cell>
          <table:table-cell table:style-name="ce1" office:value-type="date" office:date-value="2021-12-05" calcext:value-type="date">
            <text:p>5.12.2021</text:p>
          </table:table-cell>
          <table:table-cell office:value-type="string" calcext:value-type="string">
            <text:p>niedziela</text:p>
          </table:table-cell>
          <table:table-cell table:number-columns-repeated="6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date" office:date-value="2021-06-15" calcext:value-type="date">
            <text:p>15.06.2021</text:p>
          </table:table-cell>
          <table:table-cell office:value-type="string" calcext:value-type="string">
            <text:p>Gniezno</text:p>
          </table:table-cell>
          <table:table-cell office:value-type="float" office:value="7950" calcext:value-type="float">
            <text:p>7950</text:p>
          </table:table-cell>
          <table:table-cell table:formula="of:=VLOOKUP([.B339];[.$M$1:.$N$1048576];2;0)" office:value-type="string" office:string-value="wtorek" calcext:value-type="string">
            <text:p>wtorek</text:p>
          </table:table-cell>
          <table:table-cell table:formula="of:=IF(NOT(DAY([.B338]) = DAY([.B339]));1;0)" office:value-type="float" office:value="0" calcext:value-type="float">
            <text:p>0</text:p>
          </table:table-cell>
          <table:table-cell table:formula="of:=IF([.F339] = 1;IF(OR([.E339] = &quot;sobota&quot;;[.E339] = &quot;niedziela&quot;);5000;[.$Q$4]);0)" office:value-type="float" office:value="0" calcext:value-type="float">
            <text:p>0</text:p>
          </table:table-cell>
          <table:table-cell table:formula="of:=[.J338]+[.G339]" office:value-type="float" office:value="33723" calcext:value-type="float">
            <text:p>33723</text:p>
          </table:table-cell>
          <table:table-cell table:formula="of:=[.H339]-[.D339]" office:value-type="float" office:value="25773" calcext:value-type="float">
            <text:p>25773</text:p>
          </table:table-cell>
          <table:table-cell table:formula="of:=IF([.I339]&lt;0;[.H339];[.I339])" office:value-type="float" office:value="25773" calcext:value-type="float">
            <text:p>25773</text:p>
          </table:table-cell>
          <table:table-cell table:formula="of:=IF([.I339]&lt;0;1;0)" office:value-type="float" office:value="0" calcext:value-type="float">
            <text:p>0</text:p>
          </table:table-cell>
          <table:table-cell table:formula="of:=IF([.K339]=1;[.D339];0)" office:value-type="float" office:value="0" calcext:value-type="float">
            <text:p>0</text:p>
          </table:table-cell>
          <table:table-cell table:style-name="ce1" office:value-type="date" office:date-value="2021-12-06" calcext:value-type="date">
            <text:p>6.12.2021</text:p>
          </table:table-cell>
          <table:table-cell office:value-type="string" calcext:value-type="string">
            <text:p>poniedziałek</text:p>
          </table:table-cell>
          <table:table-cell table:number-columns-repeated="6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date" office:date-value="2021-06-16" calcext:value-type="date">
            <text:p>16.06.2021</text:p>
          </table:table-cell>
          <table:table-cell office:value-type="string" calcext:value-type="string">
            <text:p>Ogrodzieniec</text:p>
          </table:table-cell>
          <table:table-cell office:value-type="float" office:value="3020" calcext:value-type="float">
            <text:p>3020</text:p>
          </table:table-cell>
          <table:table-cell table:formula="of:=VLOOKUP([.B340];[.$M$1:.$N$1048576];2;0)" office:value-type="string" office:string-value="środa" calcext:value-type="string">
            <text:p>środa</text:p>
          </table:table-cell>
          <table:table-cell table:formula="of:=IF(NOT(DAY([.B339]) = DAY([.B340]));1;0)" office:value-type="float" office:value="1" calcext:value-type="float">
            <text:p>1</text:p>
          </table:table-cell>
          <table:table-cell table:formula="of:=IF([.F340] = 1;IF(OR([.E340] = &quot;sobota&quot;;[.E340] = &quot;niedziela&quot;);5000;[.$Q$4]);0)" office:value-type="float" office:value="13179" calcext:value-type="float">
            <text:p>13179</text:p>
          </table:table-cell>
          <table:table-cell table:formula="of:=[.J339]+[.G340]" office:value-type="float" office:value="38952" calcext:value-type="float">
            <text:p>38952</text:p>
          </table:table-cell>
          <table:table-cell table:formula="of:=[.H340]-[.D340]" office:value-type="float" office:value="35932" calcext:value-type="float">
            <text:p>35932</text:p>
          </table:table-cell>
          <table:table-cell table:formula="of:=IF([.I340]&lt;0;[.H340];[.I340])" office:value-type="float" office:value="35932" calcext:value-type="float">
            <text:p>35932</text:p>
          </table:table-cell>
          <table:table-cell table:formula="of:=IF([.I340]&lt;0;1;0)" office:value-type="float" office:value="0" calcext:value-type="float">
            <text:p>0</text:p>
          </table:table-cell>
          <table:table-cell table:formula="of:=IF([.K340]=1;[.D340];0)" office:value-type="float" office:value="0" calcext:value-type="float">
            <text:p>0</text:p>
          </table:table-cell>
          <table:table-cell table:style-name="ce1" office:value-type="date" office:date-value="2021-12-07" calcext:value-type="date">
            <text:p>7.12.2021</text:p>
          </table:table-cell>
          <table:table-cell office:value-type="string" calcext:value-type="string">
            <text:p>wtorek</text:p>
          </table:table-cell>
          <table:table-cell table:number-columns-repeated="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date" office:date-value="2021-06-17" calcext:value-type="date">
            <text:p>17.06.2021</text:p>
          </table:table-cell>
          <table:table-cell office:value-type="string" calcext:value-type="string">
            <text:p>Przemysl</text:p>
          </table:table-cell>
          <table:table-cell office:value-type="float" office:value="7990" calcext:value-type="float">
            <text:p>7990</text:p>
          </table:table-cell>
          <table:table-cell table:formula="of:=VLOOKUP([.B341];[.$M$1:.$N$1048576];2;0)" office:value-type="string" office:string-value="czwartek" calcext:value-type="string">
            <text:p>czwartek</text:p>
          </table:table-cell>
          <table:table-cell table:formula="of:=IF(NOT(DAY([.B340]) = DAY([.B341]));1;0)" office:value-type="float" office:value="1" calcext:value-type="float">
            <text:p>1</text:p>
          </table:table-cell>
          <table:table-cell table:formula="of:=IF([.F341] = 1;IF(OR([.E341] = &quot;sobota&quot;;[.E341] = &quot;niedziela&quot;);5000;[.$Q$4]);0)" office:value-type="float" office:value="13179" calcext:value-type="float">
            <text:p>13179</text:p>
          </table:table-cell>
          <table:table-cell table:formula="of:=[.J340]+[.G341]" office:value-type="float" office:value="49111" calcext:value-type="float">
            <text:p>49111</text:p>
          </table:table-cell>
          <table:table-cell table:formula="of:=[.H341]-[.D341]" office:value-type="float" office:value="41121" calcext:value-type="float">
            <text:p>41121</text:p>
          </table:table-cell>
          <table:table-cell table:formula="of:=IF([.I341]&lt;0;[.H341];[.I341])" office:value-type="float" office:value="41121" calcext:value-type="float">
            <text:p>41121</text:p>
          </table:table-cell>
          <table:table-cell table:formula="of:=IF([.I341]&lt;0;1;0)" office:value-type="float" office:value="0" calcext:value-type="float">
            <text:p>0</text:p>
          </table:table-cell>
          <table:table-cell table:formula="of:=IF([.K341]=1;[.D341];0)" office:value-type="float" office:value="0" calcext:value-type="float">
            <text:p>0</text:p>
          </table:table-cell>
          <table:table-cell table:style-name="ce1" office:value-type="date" office:date-value="2021-12-08" calcext:value-type="date">
            <text:p>8.12.2021</text:p>
          </table:table-cell>
          <table:table-cell office:value-type="string" calcext:value-type="string">
            <text:p>środa</text:p>
          </table:table-cell>
          <table:table-cell table:number-columns-repeated="6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date" office:date-value="2021-06-17" calcext:value-type="date">
            <text:p>17.06.2021</text:p>
          </table:table-cell>
          <table:table-cell office:value-type="string" calcext:value-type="string">
            <text:p>Gniezno</text:p>
          </table:table-cell>
          <table:table-cell office:value-type="float" office:value="6390" calcext:value-type="float">
            <text:p>6390</text:p>
          </table:table-cell>
          <table:table-cell table:formula="of:=VLOOKUP([.B342];[.$M$1:.$N$1048576];2;0)" office:value-type="string" office:string-value="czwartek" calcext:value-type="string">
            <text:p>czwartek</text:p>
          </table:table-cell>
          <table:table-cell table:formula="of:=IF(NOT(DAY([.B341]) = DAY([.B342]));1;0)" office:value-type="float" office:value="0" calcext:value-type="float">
            <text:p>0</text:p>
          </table:table-cell>
          <table:table-cell table:formula="of:=IF([.F342] = 1;IF(OR([.E342] = &quot;sobota&quot;;[.E342] = &quot;niedziela&quot;);5000;[.$Q$4]);0)" office:value-type="float" office:value="0" calcext:value-type="float">
            <text:p>0</text:p>
          </table:table-cell>
          <table:table-cell table:formula="of:=[.J341]+[.G342]" office:value-type="float" office:value="41121" calcext:value-type="float">
            <text:p>41121</text:p>
          </table:table-cell>
          <table:table-cell table:formula="of:=[.H342]-[.D342]" office:value-type="float" office:value="34731" calcext:value-type="float">
            <text:p>34731</text:p>
          </table:table-cell>
          <table:table-cell table:formula="of:=IF([.I342]&lt;0;[.H342];[.I342])" office:value-type="float" office:value="34731" calcext:value-type="float">
            <text:p>34731</text:p>
          </table:table-cell>
          <table:table-cell table:formula="of:=IF([.I342]&lt;0;1;0)" office:value-type="float" office:value="0" calcext:value-type="float">
            <text:p>0</text:p>
          </table:table-cell>
          <table:table-cell table:formula="of:=IF([.K342]=1;[.D342];0)" office:value-type="float" office:value="0" calcext:value-type="float">
            <text:p>0</text:p>
          </table:table-cell>
          <table:table-cell table:style-name="ce1" office:value-type="date" office:date-value="2021-12-09" calcext:value-type="date">
            <text:p>9.12.2021</text:p>
          </table:table-cell>
          <table:table-cell office:value-type="string" calcext:value-type="string">
            <text:p>czwartek</text:p>
          </table:table-cell>
          <table:table-cell table:number-columns-repeated="6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date" office:date-value="2021-06-17" calcext:value-type="date">
            <text:p>17.06.2021</text:p>
          </table:table-cell>
          <table:table-cell office:value-type="string" calcext:value-type="string">
            <text:p>Ogrodzieniec</text:p>
          </table:table-cell>
          <table:table-cell office:value-type="float" office:value="4180" calcext:value-type="float">
            <text:p>4180</text:p>
          </table:table-cell>
          <table:table-cell table:formula="of:=VLOOKUP([.B343];[.$M$1:.$N$1048576];2;0)" office:value-type="string" office:string-value="czwartek" calcext:value-type="string">
            <text:p>czwartek</text:p>
          </table:table-cell>
          <table:table-cell table:formula="of:=IF(NOT(DAY([.B342]) = DAY([.B343]));1;0)" office:value-type="float" office:value="0" calcext:value-type="float">
            <text:p>0</text:p>
          </table:table-cell>
          <table:table-cell table:formula="of:=IF([.F343] = 1;IF(OR([.E343] = &quot;sobota&quot;;[.E343] = &quot;niedziela&quot;);5000;[.$Q$4]);0)" office:value-type="float" office:value="0" calcext:value-type="float">
            <text:p>0</text:p>
          </table:table-cell>
          <table:table-cell table:formula="of:=[.J342]+[.G343]" office:value-type="float" office:value="34731" calcext:value-type="float">
            <text:p>34731</text:p>
          </table:table-cell>
          <table:table-cell table:formula="of:=[.H343]-[.D343]" office:value-type="float" office:value="30551" calcext:value-type="float">
            <text:p>30551</text:p>
          </table:table-cell>
          <table:table-cell table:formula="of:=IF([.I343]&lt;0;[.H343];[.I343])" office:value-type="float" office:value="30551" calcext:value-type="float">
            <text:p>30551</text:p>
          </table:table-cell>
          <table:table-cell table:formula="of:=IF([.I343]&lt;0;1;0)" office:value-type="float" office:value="0" calcext:value-type="float">
            <text:p>0</text:p>
          </table:table-cell>
          <table:table-cell table:formula="of:=IF([.K343]=1;[.D343];0)" office:value-type="float" office:value="0" calcext:value-type="float">
            <text:p>0</text:p>
          </table:table-cell>
          <table:table-cell table:style-name="ce1" office:value-type="date" office:date-value="2021-12-10" calcext:value-type="date">
            <text:p>10.12.2021</text:p>
          </table:table-cell>
          <table:table-cell office:value-type="string" calcext:value-type="string">
            <text:p>piątek</text:p>
          </table:table-cell>
          <table:table-cell table:number-columns-repeated="6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date" office:date-value="2021-06-18" calcext:value-type="date">
            <text:p>18.06.2021</text:p>
          </table:table-cell>
          <table:table-cell office:value-type="string" calcext:value-type="string">
            <text:p>Malbork</text:p>
          </table:table-cell>
          <table:table-cell office:value-type="float" office:value="7940" calcext:value-type="float">
            <text:p>7940</text:p>
          </table:table-cell>
          <table:table-cell table:formula="of:=VLOOKUP([.B344];[.$M$1:.$N$1048576];2;0)" office:value-type="string" office:string-value="piątek" calcext:value-type="string">
            <text:p>piątek</text:p>
          </table:table-cell>
          <table:table-cell table:formula="of:=IF(NOT(DAY([.B343]) = DAY([.B344]));1;0)" office:value-type="float" office:value="1" calcext:value-type="float">
            <text:p>1</text:p>
          </table:table-cell>
          <table:table-cell table:formula="of:=IF([.F344] = 1;IF(OR([.E344] = &quot;sobota&quot;;[.E344] = &quot;niedziela&quot;);5000;[.$Q$4]);0)" office:value-type="float" office:value="13179" calcext:value-type="float">
            <text:p>13179</text:p>
          </table:table-cell>
          <table:table-cell table:formula="of:=[.J343]+[.G344]" office:value-type="float" office:value="43730" calcext:value-type="float">
            <text:p>43730</text:p>
          </table:table-cell>
          <table:table-cell table:formula="of:=[.H344]-[.D344]" office:value-type="float" office:value="35790" calcext:value-type="float">
            <text:p>35790</text:p>
          </table:table-cell>
          <table:table-cell table:formula="of:=IF([.I344]&lt;0;[.H344];[.I344])" office:value-type="float" office:value="35790" calcext:value-type="float">
            <text:p>35790</text:p>
          </table:table-cell>
          <table:table-cell table:formula="of:=IF([.I344]&lt;0;1;0)" office:value-type="float" office:value="0" calcext:value-type="float">
            <text:p>0</text:p>
          </table:table-cell>
          <table:table-cell table:formula="of:=IF([.K344]=1;[.D344];0)" office:value-type="float" office:value="0" calcext:value-type="float">
            <text:p>0</text:p>
          </table:table-cell>
          <table:table-cell table:style-name="ce1" office:value-type="date" office:date-value="2021-12-11" calcext:value-type="date">
            <text:p>11.12.2021</text:p>
          </table:table-cell>
          <table:table-cell office:value-type="string" calcext:value-type="string">
            <text:p>sobota</text:p>
          </table:table-cell>
          <table:table-cell table:number-columns-repeated="6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date" office:date-value="2021-06-18" calcext:value-type="date">
            <text:p>18.06.2021</text:p>
          </table:table-cell>
          <table:table-cell office:value-type="string" calcext:value-type="string">
            <text:p>Gniezno</text:p>
          </table:table-cell>
          <table:table-cell office:value-type="float" office:value="8070" calcext:value-type="float">
            <text:p>8070</text:p>
          </table:table-cell>
          <table:table-cell table:formula="of:=VLOOKUP([.B345];[.$M$1:.$N$1048576];2;0)" office:value-type="string" office:string-value="piątek" calcext:value-type="string">
            <text:p>piątek</text:p>
          </table:table-cell>
          <table:table-cell table:formula="of:=IF(NOT(DAY([.B344]) = DAY([.B345]));1;0)" office:value-type="float" office:value="0" calcext:value-type="float">
            <text:p>0</text:p>
          </table:table-cell>
          <table:table-cell table:formula="of:=IF([.F345] = 1;IF(OR([.E345] = &quot;sobota&quot;;[.E345] = &quot;niedziela&quot;);5000;[.$Q$4]);0)" office:value-type="float" office:value="0" calcext:value-type="float">
            <text:p>0</text:p>
          </table:table-cell>
          <table:table-cell table:formula="of:=[.J344]+[.G345]" office:value-type="float" office:value="35790" calcext:value-type="float">
            <text:p>35790</text:p>
          </table:table-cell>
          <table:table-cell table:formula="of:=[.H345]-[.D345]" office:value-type="float" office:value="27720" calcext:value-type="float">
            <text:p>27720</text:p>
          </table:table-cell>
          <table:table-cell table:formula="of:=IF([.I345]&lt;0;[.H345];[.I345])" office:value-type="float" office:value="27720" calcext:value-type="float">
            <text:p>27720</text:p>
          </table:table-cell>
          <table:table-cell table:formula="of:=IF([.I345]&lt;0;1;0)" office:value-type="float" office:value="0" calcext:value-type="float">
            <text:p>0</text:p>
          </table:table-cell>
          <table:table-cell table:formula="of:=IF([.K345]=1;[.D345];0)" office:value-type="float" office:value="0" calcext:value-type="float">
            <text:p>0</text:p>
          </table:table-cell>
          <table:table-cell table:style-name="ce1" office:value-type="date" office:date-value="2021-12-12" calcext:value-type="date">
            <text:p>12.12.2021</text:p>
          </table:table-cell>
          <table:table-cell office:value-type="string" calcext:value-type="string">
            <text:p>niedziela</text:p>
          </table:table-cell>
          <table:table-cell table:number-columns-repeated="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date" office:date-value="2021-06-18" calcext:value-type="date">
            <text:p>18.06.2021</text:p>
          </table:table-cell>
          <table:table-cell office:value-type="string" calcext:value-type="string">
            <text:p>Przemysl</text:p>
          </table:table-cell>
          <table:table-cell office:value-type="float" office:value="6060" calcext:value-type="float">
            <text:p>6060</text:p>
          </table:table-cell>
          <table:table-cell table:formula="of:=VLOOKUP([.B346];[.$M$1:.$N$1048576];2;0)" office:value-type="string" office:string-value="piątek" calcext:value-type="string">
            <text:p>piątek</text:p>
          </table:table-cell>
          <table:table-cell table:formula="of:=IF(NOT(DAY([.B345]) = DAY([.B346]));1;0)" office:value-type="float" office:value="0" calcext:value-type="float">
            <text:p>0</text:p>
          </table:table-cell>
          <table:table-cell table:formula="of:=IF([.F346] = 1;IF(OR([.E346] = &quot;sobota&quot;;[.E346] = &quot;niedziela&quot;);5000;[.$Q$4]);0)" office:value-type="float" office:value="0" calcext:value-type="float">
            <text:p>0</text:p>
          </table:table-cell>
          <table:table-cell table:formula="of:=[.J345]+[.G346]" office:value-type="float" office:value="27720" calcext:value-type="float">
            <text:p>27720</text:p>
          </table:table-cell>
          <table:table-cell table:formula="of:=[.H346]-[.D346]" office:value-type="float" office:value="21660" calcext:value-type="float">
            <text:p>21660</text:p>
          </table:table-cell>
          <table:table-cell table:formula="of:=IF([.I346]&lt;0;[.H346];[.I346])" office:value-type="float" office:value="21660" calcext:value-type="float">
            <text:p>21660</text:p>
          </table:table-cell>
          <table:table-cell table:formula="of:=IF([.I346]&lt;0;1;0)" office:value-type="float" office:value="0" calcext:value-type="float">
            <text:p>0</text:p>
          </table:table-cell>
          <table:table-cell table:formula="of:=IF([.K346]=1;[.D346];0)" office:value-type="float" office:value="0" calcext:value-type="float">
            <text:p>0</text:p>
          </table:table-cell>
          <table:table-cell table:style-name="ce1" office:value-type="date" office:date-value="2021-12-13" calcext:value-type="date">
            <text:p>13.12.2021</text:p>
          </table:table-cell>
          <table:table-cell office:value-type="string" calcext:value-type="string">
            <text:p>poniedziałek</text:p>
          </table:table-cell>
          <table:table-cell table:number-columns-repeated="6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date" office:date-value="2021-06-18" calcext:value-type="date">
            <text:p>18.06.2021</text:p>
          </table:table-cell>
          <table:table-cell office:value-type="string" calcext:value-type="string">
            <text:p>Ogrodzieniec</text:p>
          </table:table-cell>
          <table:table-cell office:value-type="float" office:value="9420" calcext:value-type="float">
            <text:p>9420</text:p>
          </table:table-cell>
          <table:table-cell table:formula="of:=VLOOKUP([.B347];[.$M$1:.$N$1048576];2;0)" office:value-type="string" office:string-value="piątek" calcext:value-type="string">
            <text:p>piątek</text:p>
          </table:table-cell>
          <table:table-cell table:formula="of:=IF(NOT(DAY([.B346]) = DAY([.B347]));1;0)" office:value-type="float" office:value="0" calcext:value-type="float">
            <text:p>0</text:p>
          </table:table-cell>
          <table:table-cell table:formula="of:=IF([.F347] = 1;IF(OR([.E347] = &quot;sobota&quot;;[.E347] = &quot;niedziela&quot;);5000;[.$Q$4]);0)" office:value-type="float" office:value="0" calcext:value-type="float">
            <text:p>0</text:p>
          </table:table-cell>
          <table:table-cell table:formula="of:=[.J346]+[.G347]" office:value-type="float" office:value="21660" calcext:value-type="float">
            <text:p>21660</text:p>
          </table:table-cell>
          <table:table-cell table:formula="of:=[.H347]-[.D347]" office:value-type="float" office:value="12240" calcext:value-type="float">
            <text:p>12240</text:p>
          </table:table-cell>
          <table:table-cell table:formula="of:=IF([.I347]&lt;0;[.H347];[.I347])" office:value-type="float" office:value="12240" calcext:value-type="float">
            <text:p>12240</text:p>
          </table:table-cell>
          <table:table-cell table:formula="of:=IF([.I347]&lt;0;1;0)" office:value-type="float" office:value="0" calcext:value-type="float">
            <text:p>0</text:p>
          </table:table-cell>
          <table:table-cell table:formula="of:=IF([.K347]=1;[.D347];0)" office:value-type="float" office:value="0" calcext:value-type="float">
            <text:p>0</text:p>
          </table:table-cell>
          <table:table-cell table:style-name="ce1" office:value-type="date" office:date-value="2021-12-14" calcext:value-type="date">
            <text:p>14.12.2021</text:p>
          </table:table-cell>
          <table:table-cell office:value-type="string" calcext:value-type="string">
            <text:p>wtorek</text:p>
          </table:table-cell>
          <table:table-cell table:number-columns-repeated="6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date" office:date-value="2021-06-19" calcext:value-type="date">
            <text:p>19.06.2021</text:p>
          </table:table-cell>
          <table:table-cell office:value-type="string" calcext:value-type="string">
            <text:p>Malbork</text:p>
          </table:table-cell>
          <table:table-cell office:value-type="float" office:value="4440" calcext:value-type="float">
            <text:p>4440</text:p>
          </table:table-cell>
          <table:table-cell table:formula="of:=VLOOKUP([.B348];[.$M$1:.$N$1048576];2;0)" office:value-type="string" office:string-value="sobota" calcext:value-type="string">
            <text:p>sobota</text:p>
          </table:table-cell>
          <table:table-cell table:formula="of:=IF(NOT(DAY([.B347]) = DAY([.B348]));1;0)" office:value-type="float" office:value="1" calcext:value-type="float">
            <text:p>1</text:p>
          </table:table-cell>
          <table:table-cell table:formula="of:=IF([.F348] = 1;IF(OR([.E348] = &quot;sobota&quot;;[.E348] = &quot;niedziela&quot;);5000;[.$Q$4]);0)" office:value-type="float" office:value="5000" calcext:value-type="float">
            <text:p>5000</text:p>
          </table:table-cell>
          <table:table-cell table:formula="of:=[.J347]+[.G348]" office:value-type="float" office:value="17240" calcext:value-type="float">
            <text:p>17240</text:p>
          </table:table-cell>
          <table:table-cell table:formula="of:=[.H348]-[.D348]" office:value-type="float" office:value="12800" calcext:value-type="float">
            <text:p>12800</text:p>
          </table:table-cell>
          <table:table-cell table:formula="of:=IF([.I348]&lt;0;[.H348];[.I348])" office:value-type="float" office:value="12800" calcext:value-type="float">
            <text:p>12800</text:p>
          </table:table-cell>
          <table:table-cell table:formula="of:=IF([.I348]&lt;0;1;0)" office:value-type="float" office:value="0" calcext:value-type="float">
            <text:p>0</text:p>
          </table:table-cell>
          <table:table-cell table:formula="of:=IF([.K348]=1;[.D348];0)" office:value-type="float" office:value="0" calcext:value-type="float">
            <text:p>0</text:p>
          </table:table-cell>
          <table:table-cell table:style-name="ce1" office:value-type="date" office:date-value="2021-12-15" calcext:value-type="date">
            <text:p>15.12.2021</text:p>
          </table:table-cell>
          <table:table-cell office:value-type="string" calcext:value-type="string">
            <text:p>środa</text:p>
          </table:table-cell>
          <table:table-cell table:number-columns-repeated="6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date" office:date-value="2021-06-20" calcext:value-type="date">
            <text:p>20.06.2021</text:p>
          </table:table-cell>
          <table:table-cell office:value-type="string" calcext:value-type="string">
            <text:p>Malbork</text:p>
          </table:table-cell>
          <table:table-cell office:value-type="float" office:value="3010" calcext:value-type="float">
            <text:p>3010</text:p>
          </table:table-cell>
          <table:table-cell table:formula="of:=VLOOKUP([.B349];[.$M$1:.$N$1048576];2;0)" office:value-type="string" office:string-value="niedziela" calcext:value-type="string">
            <text:p>niedziela</text:p>
          </table:table-cell>
          <table:table-cell table:formula="of:=IF(NOT(DAY([.B348]) = DAY([.B349]));1;0)" office:value-type="float" office:value="1" calcext:value-type="float">
            <text:p>1</text:p>
          </table:table-cell>
          <table:table-cell table:formula="of:=IF([.F349] = 1;IF(OR([.E349] = &quot;sobota&quot;;[.E349] = &quot;niedziela&quot;);5000;[.$Q$4]);0)" office:value-type="float" office:value="5000" calcext:value-type="float">
            <text:p>5000</text:p>
          </table:table-cell>
          <table:table-cell table:formula="of:=[.J348]+[.G349]" office:value-type="float" office:value="17800" calcext:value-type="float">
            <text:p>17800</text:p>
          </table:table-cell>
          <table:table-cell table:formula="of:=[.H349]-[.D349]" office:value-type="float" office:value="14790" calcext:value-type="float">
            <text:p>14790</text:p>
          </table:table-cell>
          <table:table-cell table:formula="of:=IF([.I349]&lt;0;[.H349];[.I349])" office:value-type="float" office:value="14790" calcext:value-type="float">
            <text:p>14790</text:p>
          </table:table-cell>
          <table:table-cell table:formula="of:=IF([.I349]&lt;0;1;0)" office:value-type="float" office:value="0" calcext:value-type="float">
            <text:p>0</text:p>
          </table:table-cell>
          <table:table-cell table:formula="of:=IF([.K349]=1;[.D349];0)" office:value-type="float" office:value="0" calcext:value-type="float">
            <text:p>0</text:p>
          </table:table-cell>
          <table:table-cell table:style-name="ce1" office:value-type="date" office:date-value="2021-12-16" calcext:value-type="date">
            <text:p>16.12.2021</text:p>
          </table:table-cell>
          <table:table-cell office:value-type="string" calcext:value-type="string">
            <text:p>czwartek</text:p>
          </table:table-cell>
          <table:table-cell table:number-columns-repeated="6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date" office:date-value="2021-06-20" calcext:value-type="date">
            <text:p>20.06.2021</text:p>
          </table:table-cell>
          <table:table-cell office:value-type="string" calcext:value-type="string">
            <text:p>Ogrodzieniec</text:p>
          </table:table-cell>
          <table:table-cell office:value-type="float" office:value="1060" calcext:value-type="float">
            <text:p>1060</text:p>
          </table:table-cell>
          <table:table-cell table:formula="of:=VLOOKUP([.B350];[.$M$1:.$N$1048576];2;0)" office:value-type="string" office:string-value="niedziela" calcext:value-type="string">
            <text:p>niedziela</text:p>
          </table:table-cell>
          <table:table-cell table:formula="of:=IF(NOT(DAY([.B349]) = DAY([.B350]));1;0)" office:value-type="float" office:value="0" calcext:value-type="float">
            <text:p>0</text:p>
          </table:table-cell>
          <table:table-cell table:formula="of:=IF([.F350] = 1;IF(OR([.E350] = &quot;sobota&quot;;[.E350] = &quot;niedziela&quot;);5000;[.$Q$4]);0)" office:value-type="float" office:value="0" calcext:value-type="float">
            <text:p>0</text:p>
          </table:table-cell>
          <table:table-cell table:formula="of:=[.J349]+[.G350]" office:value-type="float" office:value="14790" calcext:value-type="float">
            <text:p>14790</text:p>
          </table:table-cell>
          <table:table-cell table:formula="of:=[.H350]-[.D350]" office:value-type="float" office:value="13730" calcext:value-type="float">
            <text:p>13730</text:p>
          </table:table-cell>
          <table:table-cell table:formula="of:=IF([.I350]&lt;0;[.H350];[.I350])" office:value-type="float" office:value="13730" calcext:value-type="float">
            <text:p>13730</text:p>
          </table:table-cell>
          <table:table-cell table:formula="of:=IF([.I350]&lt;0;1;0)" office:value-type="float" office:value="0" calcext:value-type="float">
            <text:p>0</text:p>
          </table:table-cell>
          <table:table-cell table:formula="of:=IF([.K350]=1;[.D350];0)" office:value-type="float" office:value="0" calcext:value-type="float">
            <text:p>0</text:p>
          </table:table-cell>
          <table:table-cell table:style-name="ce1" office:value-type="date" office:date-value="2021-12-17" calcext:value-type="date">
            <text:p>17.12.2021</text:p>
          </table:table-cell>
          <table:table-cell office:value-type="string" calcext:value-type="string">
            <text:p>piątek</text:p>
          </table:table-cell>
          <table:table-cell table:number-columns-repeated="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date" office:date-value="2021-06-21" calcext:value-type="date">
            <text:p>21.06.2021</text:p>
          </table:table-cell>
          <table:table-cell office:value-type="string" calcext:value-type="string">
            <text:p>Malbork</text:p>
          </table:table-cell>
          <table:table-cell office:value-type="float" office:value="5970" calcext:value-type="float">
            <text:p>5970</text:p>
          </table:table-cell>
          <table:table-cell table:formula="of:=VLOOKUP([.B351];[.$M$1:.$N$1048576];2;0)" office:value-type="string" office:string-value="poniedziałek" calcext:value-type="string">
            <text:p>poniedziałek</text:p>
          </table:table-cell>
          <table:table-cell table:formula="of:=IF(NOT(DAY([.B350]) = DAY([.B351]));1;0)" office:value-type="float" office:value="1" calcext:value-type="float">
            <text:p>1</text:p>
          </table:table-cell>
          <table:table-cell table:formula="of:=IF([.F351] = 1;IF(OR([.E351] = &quot;sobota&quot;;[.E351] = &quot;niedziela&quot;);5000;[.$Q$4]);0)" office:value-type="float" office:value="13179" calcext:value-type="float">
            <text:p>13179</text:p>
          </table:table-cell>
          <table:table-cell table:formula="of:=[.J350]+[.G351]" office:value-type="float" office:value="26909" calcext:value-type="float">
            <text:p>26909</text:p>
          </table:table-cell>
          <table:table-cell table:formula="of:=[.H351]-[.D351]" office:value-type="float" office:value="20939" calcext:value-type="float">
            <text:p>20939</text:p>
          </table:table-cell>
          <table:table-cell table:formula="of:=IF([.I351]&lt;0;[.H351];[.I351])" office:value-type="float" office:value="20939" calcext:value-type="float">
            <text:p>20939</text:p>
          </table:table-cell>
          <table:table-cell table:formula="of:=IF([.I351]&lt;0;1;0)" office:value-type="float" office:value="0" calcext:value-type="float">
            <text:p>0</text:p>
          </table:table-cell>
          <table:table-cell table:formula="of:=IF([.K351]=1;[.D351];0)" office:value-type="float" office:value="0" calcext:value-type="float">
            <text:p>0</text:p>
          </table:table-cell>
          <table:table-cell table:style-name="ce1" office:value-type="date" office:date-value="2021-12-18" calcext:value-type="date">
            <text:p>18.12.2021</text:p>
          </table:table-cell>
          <table:table-cell office:value-type="string" calcext:value-type="string">
            <text:p>sobota</text:p>
          </table:table-cell>
          <table:table-cell table:number-columns-repeated="6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date" office:date-value="2021-06-21" calcext:value-type="date">
            <text:p>21.06.2021</text:p>
          </table:table-cell>
          <table:table-cell office:value-type="string" calcext:value-type="string">
            <text:p>Przemysl</text:p>
          </table:table-cell>
          <table:table-cell office:value-type="float" office:value="1180" calcext:value-type="float">
            <text:p>1180</text:p>
          </table:table-cell>
          <table:table-cell table:formula="of:=VLOOKUP([.B352];[.$M$1:.$N$1048576];2;0)" office:value-type="string" office:string-value="poniedziałek" calcext:value-type="string">
            <text:p>poniedziałek</text:p>
          </table:table-cell>
          <table:table-cell table:formula="of:=IF(NOT(DAY([.B351]) = DAY([.B352]));1;0)" office:value-type="float" office:value="0" calcext:value-type="float">
            <text:p>0</text:p>
          </table:table-cell>
          <table:table-cell table:formula="of:=IF([.F352] = 1;IF(OR([.E352] = &quot;sobota&quot;;[.E352] = &quot;niedziela&quot;);5000;[.$Q$4]);0)" office:value-type="float" office:value="0" calcext:value-type="float">
            <text:p>0</text:p>
          </table:table-cell>
          <table:table-cell table:formula="of:=[.J351]+[.G352]" office:value-type="float" office:value="20939" calcext:value-type="float">
            <text:p>20939</text:p>
          </table:table-cell>
          <table:table-cell table:formula="of:=[.H352]-[.D352]" office:value-type="float" office:value="19759" calcext:value-type="float">
            <text:p>19759</text:p>
          </table:table-cell>
          <table:table-cell table:formula="of:=IF([.I352]&lt;0;[.H352];[.I352])" office:value-type="float" office:value="19759" calcext:value-type="float">
            <text:p>19759</text:p>
          </table:table-cell>
          <table:table-cell table:formula="of:=IF([.I352]&lt;0;1;0)" office:value-type="float" office:value="0" calcext:value-type="float">
            <text:p>0</text:p>
          </table:table-cell>
          <table:table-cell table:formula="of:=IF([.K352]=1;[.D352];0)" office:value-type="float" office:value="0" calcext:value-type="float">
            <text:p>0</text:p>
          </table:table-cell>
          <table:table-cell table:style-name="ce1" office:value-type="date" office:date-value="2021-12-19" calcext:value-type="date">
            <text:p>19.12.2021</text:p>
          </table:table-cell>
          <table:table-cell office:value-type="string" calcext:value-type="string">
            <text:p>niedziela</text:p>
          </table:table-cell>
          <table:table-cell table:number-columns-repeated="6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date" office:date-value="2021-06-22" calcext:value-type="date">
            <text:p>22.06.2021</text:p>
          </table:table-cell>
          <table:table-cell office:value-type="string" calcext:value-type="string">
            <text:p>Przemysl</text:p>
          </table:table-cell>
          <table:table-cell office:value-type="float" office:value="1510" calcext:value-type="float">
            <text:p>1510</text:p>
          </table:table-cell>
          <table:table-cell table:formula="of:=VLOOKUP([.B353];[.$M$1:.$N$1048576];2;0)" office:value-type="string" office:string-value="wtorek" calcext:value-type="string">
            <text:p>wtorek</text:p>
          </table:table-cell>
          <table:table-cell table:formula="of:=IF(NOT(DAY([.B352]) = DAY([.B353]));1;0)" office:value-type="float" office:value="1" calcext:value-type="float">
            <text:p>1</text:p>
          </table:table-cell>
          <table:table-cell table:formula="of:=IF([.F353] = 1;IF(OR([.E353] = &quot;sobota&quot;;[.E353] = &quot;niedziela&quot;);5000;[.$Q$4]);0)" office:value-type="float" office:value="13179" calcext:value-type="float">
            <text:p>13179</text:p>
          </table:table-cell>
          <table:table-cell table:formula="of:=[.J352]+[.G353]" office:value-type="float" office:value="32938" calcext:value-type="float">
            <text:p>32938</text:p>
          </table:table-cell>
          <table:table-cell table:formula="of:=[.H353]-[.D353]" office:value-type="float" office:value="31428" calcext:value-type="float">
            <text:p>31428</text:p>
          </table:table-cell>
          <table:table-cell table:formula="of:=IF([.I353]&lt;0;[.H353];[.I353])" office:value-type="float" office:value="31428" calcext:value-type="float">
            <text:p>31428</text:p>
          </table:table-cell>
          <table:table-cell table:formula="of:=IF([.I353]&lt;0;1;0)" office:value-type="float" office:value="0" calcext:value-type="float">
            <text:p>0</text:p>
          </table:table-cell>
          <table:table-cell table:formula="of:=IF([.K353]=1;[.D353];0)" office:value-type="float" office:value="0" calcext:value-type="float">
            <text:p>0</text:p>
          </table:table-cell>
          <table:table-cell table:style-name="ce1" office:value-type="date" office:date-value="2021-12-20" calcext:value-type="date">
            <text:p>20.12.2021</text:p>
          </table:table-cell>
          <table:table-cell office:value-type="string" calcext:value-type="string">
            <text:p>poniedziałek</text:p>
          </table:table-cell>
          <table:table-cell table:number-columns-repeated="6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date" office:date-value="2021-06-23" calcext:value-type="date">
            <text:p>23.06.2021</text:p>
          </table:table-cell>
          <table:table-cell office:value-type="string" calcext:value-type="string">
            <text:p>Gniezno</text:p>
          </table:table-cell>
          <table:table-cell office:value-type="float" office:value="5610" calcext:value-type="float">
            <text:p>5610</text:p>
          </table:table-cell>
          <table:table-cell table:formula="of:=VLOOKUP([.B354];[.$M$1:.$N$1048576];2;0)" office:value-type="string" office:string-value="środa" calcext:value-type="string">
            <text:p>środa</text:p>
          </table:table-cell>
          <table:table-cell table:formula="of:=IF(NOT(DAY([.B353]) = DAY([.B354]));1;0)" office:value-type="float" office:value="1" calcext:value-type="float">
            <text:p>1</text:p>
          </table:table-cell>
          <table:table-cell table:formula="of:=IF([.F354] = 1;IF(OR([.E354] = &quot;sobota&quot;;[.E354] = &quot;niedziela&quot;);5000;[.$Q$4]);0)" office:value-type="float" office:value="13179" calcext:value-type="float">
            <text:p>13179</text:p>
          </table:table-cell>
          <table:table-cell table:formula="of:=[.J353]+[.G354]" office:value-type="float" office:value="44607" calcext:value-type="float">
            <text:p>44607</text:p>
          </table:table-cell>
          <table:table-cell table:formula="of:=[.H354]-[.D354]" office:value-type="float" office:value="38997" calcext:value-type="float">
            <text:p>38997</text:p>
          </table:table-cell>
          <table:table-cell table:formula="of:=IF([.I354]&lt;0;[.H354];[.I354])" office:value-type="float" office:value="38997" calcext:value-type="float">
            <text:p>38997</text:p>
          </table:table-cell>
          <table:table-cell table:formula="of:=IF([.I354]&lt;0;1;0)" office:value-type="float" office:value="0" calcext:value-type="float">
            <text:p>0</text:p>
          </table:table-cell>
          <table:table-cell table:formula="of:=IF([.K354]=1;[.D354];0)" office:value-type="float" office:value="0" calcext:value-type="float">
            <text:p>0</text:p>
          </table:table-cell>
          <table:table-cell table:style-name="ce1" office:value-type="date" office:date-value="2021-12-21" calcext:value-type="date">
            <text:p>21.12.2021</text:p>
          </table:table-cell>
          <table:table-cell office:value-type="string" calcext:value-type="string">
            <text:p>wtorek</text:p>
          </table:table-cell>
          <table:table-cell table:number-columns-repeated="6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date" office:date-value="2021-06-23" calcext:value-type="date">
            <text:p>23.06.2021</text:p>
          </table:table-cell>
          <table:table-cell office:value-type="string" calcext:value-type="string">
            <text:p>Malbork</text:p>
          </table:table-cell>
          <table:table-cell office:value-type="float" office:value="4850" calcext:value-type="float">
            <text:p>4850</text:p>
          </table:table-cell>
          <table:table-cell table:formula="of:=VLOOKUP([.B355];[.$M$1:.$N$1048576];2;0)" office:value-type="string" office:string-value="środa" calcext:value-type="string">
            <text:p>środa</text:p>
          </table:table-cell>
          <table:table-cell table:formula="of:=IF(NOT(DAY([.B354]) = DAY([.B355]));1;0)" office:value-type="float" office:value="0" calcext:value-type="float">
            <text:p>0</text:p>
          </table:table-cell>
          <table:table-cell table:formula="of:=IF([.F355] = 1;IF(OR([.E355] = &quot;sobota&quot;;[.E355] = &quot;niedziela&quot;);5000;[.$Q$4]);0)" office:value-type="float" office:value="0" calcext:value-type="float">
            <text:p>0</text:p>
          </table:table-cell>
          <table:table-cell table:formula="of:=[.J354]+[.G355]" office:value-type="float" office:value="38997" calcext:value-type="float">
            <text:p>38997</text:p>
          </table:table-cell>
          <table:table-cell table:formula="of:=[.H355]-[.D355]" office:value-type="float" office:value="34147" calcext:value-type="float">
            <text:p>34147</text:p>
          </table:table-cell>
          <table:table-cell table:formula="of:=IF([.I355]&lt;0;[.H355];[.I355])" office:value-type="float" office:value="34147" calcext:value-type="float">
            <text:p>34147</text:p>
          </table:table-cell>
          <table:table-cell table:formula="of:=IF([.I355]&lt;0;1;0)" office:value-type="float" office:value="0" calcext:value-type="float">
            <text:p>0</text:p>
          </table:table-cell>
          <table:table-cell table:formula="of:=IF([.K355]=1;[.D355];0)" office:value-type="float" office:value="0" calcext:value-type="float">
            <text:p>0</text:p>
          </table:table-cell>
          <table:table-cell table:style-name="ce1" office:value-type="date" office:date-value="2021-12-22" calcext:value-type="date">
            <text:p>22.12.2021</text:p>
          </table:table-cell>
          <table:table-cell office:value-type="string" calcext:value-type="string">
            <text:p>środa</text:p>
          </table:table-cell>
          <table:table-cell table:number-columns-repeated="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date" office:date-value="2021-06-24" calcext:value-type="date">
            <text:p>24.06.2021</text:p>
          </table:table-cell>
          <table:table-cell office:value-type="string" calcext:value-type="string">
            <text:p>Gniezno</text:p>
          </table:table-cell>
          <table:table-cell office:value-type="float" office:value="3640" calcext:value-type="float">
            <text:p>3640</text:p>
          </table:table-cell>
          <table:table-cell table:formula="of:=VLOOKUP([.B356];[.$M$1:.$N$1048576];2;0)" office:value-type="string" office:string-value="czwartek" calcext:value-type="string">
            <text:p>czwartek</text:p>
          </table:table-cell>
          <table:table-cell table:formula="of:=IF(NOT(DAY([.B355]) = DAY([.B356]));1;0)" office:value-type="float" office:value="1" calcext:value-type="float">
            <text:p>1</text:p>
          </table:table-cell>
          <table:table-cell table:formula="of:=IF([.F356] = 1;IF(OR([.E356] = &quot;sobota&quot;;[.E356] = &quot;niedziela&quot;);5000;[.$Q$4]);0)" office:value-type="float" office:value="13179" calcext:value-type="float">
            <text:p>13179</text:p>
          </table:table-cell>
          <table:table-cell table:formula="of:=[.J355]+[.G356]" office:value-type="float" office:value="47326" calcext:value-type="float">
            <text:p>47326</text:p>
          </table:table-cell>
          <table:table-cell table:formula="of:=[.H356]-[.D356]" office:value-type="float" office:value="43686" calcext:value-type="float">
            <text:p>43686</text:p>
          </table:table-cell>
          <table:table-cell table:formula="of:=IF([.I356]&lt;0;[.H356];[.I356])" office:value-type="float" office:value="43686" calcext:value-type="float">
            <text:p>43686</text:p>
          </table:table-cell>
          <table:table-cell table:formula="of:=IF([.I356]&lt;0;1;0)" office:value-type="float" office:value="0" calcext:value-type="float">
            <text:p>0</text:p>
          </table:table-cell>
          <table:table-cell table:formula="of:=IF([.K356]=1;[.D356];0)" office:value-type="float" office:value="0" calcext:value-type="float">
            <text:p>0</text:p>
          </table:table-cell>
          <table:table-cell table:style-name="ce1" office:value-type="date" office:date-value="2021-12-23" calcext:value-type="date">
            <text:p>23.12.2021</text:p>
          </table:table-cell>
          <table:table-cell office:value-type="string" calcext:value-type="string">
            <text:p>czwartek</text:p>
          </table:table-cell>
          <table:table-cell table:number-columns-repeated="6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date" office:date-value="2021-06-25" calcext:value-type="date">
            <text:p>25.06.2021</text:p>
          </table:table-cell>
          <table:table-cell office:value-type="string" calcext:value-type="string">
            <text:p>Gniezno</text:p>
          </table:table-cell>
          <table:table-cell office:value-type="float" office:value="6950" calcext:value-type="float">
            <text:p>6950</text:p>
          </table:table-cell>
          <table:table-cell table:formula="of:=VLOOKUP([.B357];[.$M$1:.$N$1048576];2;0)" office:value-type="string" office:string-value="piątek" calcext:value-type="string">
            <text:p>piątek</text:p>
          </table:table-cell>
          <table:table-cell table:formula="of:=IF(NOT(DAY([.B356]) = DAY([.B357]));1;0)" office:value-type="float" office:value="1" calcext:value-type="float">
            <text:p>1</text:p>
          </table:table-cell>
          <table:table-cell table:formula="of:=IF([.F357] = 1;IF(OR([.E357] = &quot;sobota&quot;;[.E357] = &quot;niedziela&quot;);5000;[.$Q$4]);0)" office:value-type="float" office:value="13179" calcext:value-type="float">
            <text:p>13179</text:p>
          </table:table-cell>
          <table:table-cell table:formula="of:=[.J356]+[.G357]" office:value-type="float" office:value="56865" calcext:value-type="float">
            <text:p>56865</text:p>
          </table:table-cell>
          <table:table-cell table:formula="of:=[.H357]-[.D357]" office:value-type="float" office:value="49915" calcext:value-type="float">
            <text:p>49915</text:p>
          </table:table-cell>
          <table:table-cell table:formula="of:=IF([.I357]&lt;0;[.H357];[.I357])" office:value-type="float" office:value="49915" calcext:value-type="float">
            <text:p>49915</text:p>
          </table:table-cell>
          <table:table-cell table:formula="of:=IF([.I357]&lt;0;1;0)" office:value-type="float" office:value="0" calcext:value-type="float">
            <text:p>0</text:p>
          </table:table-cell>
          <table:table-cell table:formula="of:=IF([.K357]=1;[.D357];0)" office:value-type="float" office:value="0" calcext:value-type="float">
            <text:p>0</text:p>
          </table:table-cell>
          <table:table-cell table:style-name="ce1" office:value-type="date" office:date-value="2021-12-24" calcext:value-type="date">
            <text:p>24.12.2021</text:p>
          </table:table-cell>
          <table:table-cell office:value-type="string" calcext:value-type="string">
            <text:p>piątek</text:p>
          </table:table-cell>
          <table:table-cell table:number-columns-repeated="6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date" office:date-value="2021-06-25" calcext:value-type="date">
            <text:p>25.06.2021</text:p>
          </table:table-cell>
          <table:table-cell office:value-type="string" calcext:value-type="string">
            <text:p>Malbork</text:p>
          </table:table-cell>
          <table:table-cell office:value-type="float" office:value="3790" calcext:value-type="float">
            <text:p>3790</text:p>
          </table:table-cell>
          <table:table-cell table:formula="of:=VLOOKUP([.B358];[.$M$1:.$N$1048576];2;0)" office:value-type="string" office:string-value="piątek" calcext:value-type="string">
            <text:p>piątek</text:p>
          </table:table-cell>
          <table:table-cell table:formula="of:=IF(NOT(DAY([.B357]) = DAY([.B358]));1;0)" office:value-type="float" office:value="0" calcext:value-type="float">
            <text:p>0</text:p>
          </table:table-cell>
          <table:table-cell table:formula="of:=IF([.F358] = 1;IF(OR([.E358] = &quot;sobota&quot;;[.E358] = &quot;niedziela&quot;);5000;[.$Q$4]);0)" office:value-type="float" office:value="0" calcext:value-type="float">
            <text:p>0</text:p>
          </table:table-cell>
          <table:table-cell table:formula="of:=[.J357]+[.G358]" office:value-type="float" office:value="49915" calcext:value-type="float">
            <text:p>49915</text:p>
          </table:table-cell>
          <table:table-cell table:formula="of:=[.H358]-[.D358]" office:value-type="float" office:value="46125" calcext:value-type="float">
            <text:p>46125</text:p>
          </table:table-cell>
          <table:table-cell table:formula="of:=IF([.I358]&lt;0;[.H358];[.I358])" office:value-type="float" office:value="46125" calcext:value-type="float">
            <text:p>46125</text:p>
          </table:table-cell>
          <table:table-cell table:formula="of:=IF([.I358]&lt;0;1;0)" office:value-type="float" office:value="0" calcext:value-type="float">
            <text:p>0</text:p>
          </table:table-cell>
          <table:table-cell table:formula="of:=IF([.K358]=1;[.D358];0)" office:value-type="float" office:value="0" calcext:value-type="float">
            <text:p>0</text:p>
          </table:table-cell>
          <table:table-cell table:style-name="ce1" office:value-type="date" office:date-value="2021-12-25" calcext:value-type="date">
            <text:p>25.12.2021</text:p>
          </table:table-cell>
          <table:table-cell office:value-type="string" calcext:value-type="string">
            <text:p>sobota</text:p>
          </table:table-cell>
          <table:table-cell table:number-columns-repeated="6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date" office:date-value="2021-06-26" calcext:value-type="date">
            <text:p>26.06.2021</text:p>
          </table:table-cell>
          <table:table-cell office:value-type="string" calcext:value-type="string">
            <text:p>Przemysl</text:p>
          </table:table-cell>
          <table:table-cell office:value-type="float" office:value="6570" calcext:value-type="float">
            <text:p>6570</text:p>
          </table:table-cell>
          <table:table-cell table:formula="of:=VLOOKUP([.B359];[.$M$1:.$N$1048576];2;0)" office:value-type="string" office:string-value="sobota" calcext:value-type="string">
            <text:p>sobota</text:p>
          </table:table-cell>
          <table:table-cell table:formula="of:=IF(NOT(DAY([.B358]) = DAY([.B359]));1;0)" office:value-type="float" office:value="1" calcext:value-type="float">
            <text:p>1</text:p>
          </table:table-cell>
          <table:table-cell table:formula="of:=IF([.F359] = 1;IF(OR([.E359] = &quot;sobota&quot;;[.E359] = &quot;niedziela&quot;);5000;[.$Q$4]);0)" office:value-type="float" office:value="5000" calcext:value-type="float">
            <text:p>5000</text:p>
          </table:table-cell>
          <table:table-cell table:formula="of:=[.J358]+[.G359]" office:value-type="float" office:value="51125" calcext:value-type="float">
            <text:p>51125</text:p>
          </table:table-cell>
          <table:table-cell table:formula="of:=[.H359]-[.D359]" office:value-type="float" office:value="44555" calcext:value-type="float">
            <text:p>44555</text:p>
          </table:table-cell>
          <table:table-cell table:formula="of:=IF([.I359]&lt;0;[.H359];[.I359])" office:value-type="float" office:value="44555" calcext:value-type="float">
            <text:p>44555</text:p>
          </table:table-cell>
          <table:table-cell table:formula="of:=IF([.I359]&lt;0;1;0)" office:value-type="float" office:value="0" calcext:value-type="float">
            <text:p>0</text:p>
          </table:table-cell>
          <table:table-cell table:formula="of:=IF([.K359]=1;[.D359];0)" office:value-type="float" office:value="0" calcext:value-type="float">
            <text:p>0</text:p>
          </table:table-cell>
          <table:table-cell table:style-name="ce1" office:value-type="date" office:date-value="2021-12-26" calcext:value-type="date">
            <text:p>26.12.2021</text:p>
          </table:table-cell>
          <table:table-cell office:value-type="string" calcext:value-type="string">
            <text:p>niedziela</text:p>
          </table:table-cell>
          <table:table-cell table:number-columns-repeated="6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date" office:date-value="2021-06-27" calcext:value-type="date">
            <text:p>27.06.2021</text:p>
          </table:table-cell>
          <table:table-cell office:value-type="string" calcext:value-type="string">
            <text:p>Gniezno</text:p>
          </table:table-cell>
          <table:table-cell office:value-type="float" office:value="6200" calcext:value-type="float">
            <text:p>6200</text:p>
          </table:table-cell>
          <table:table-cell table:formula="of:=VLOOKUP([.B360];[.$M$1:.$N$1048576];2;0)" office:value-type="string" office:string-value="niedziela" calcext:value-type="string">
            <text:p>niedziela</text:p>
          </table:table-cell>
          <table:table-cell table:formula="of:=IF(NOT(DAY([.B359]) = DAY([.B360]));1;0)" office:value-type="float" office:value="1" calcext:value-type="float">
            <text:p>1</text:p>
          </table:table-cell>
          <table:table-cell table:formula="of:=IF([.F360] = 1;IF(OR([.E360] = &quot;sobota&quot;;[.E360] = &quot;niedziela&quot;);5000;[.$Q$4]);0)" office:value-type="float" office:value="5000" calcext:value-type="float">
            <text:p>5000</text:p>
          </table:table-cell>
          <table:table-cell table:formula="of:=[.J359]+[.G360]" office:value-type="float" office:value="49555" calcext:value-type="float">
            <text:p>49555</text:p>
          </table:table-cell>
          <table:table-cell table:formula="of:=[.H360]-[.D360]" office:value-type="float" office:value="43355" calcext:value-type="float">
            <text:p>43355</text:p>
          </table:table-cell>
          <table:table-cell table:formula="of:=IF([.I360]&lt;0;[.H360];[.I360])" office:value-type="float" office:value="43355" calcext:value-type="float">
            <text:p>43355</text:p>
          </table:table-cell>
          <table:table-cell table:formula="of:=IF([.I360]&lt;0;1;0)" office:value-type="float" office:value="0" calcext:value-type="float">
            <text:p>0</text:p>
          </table:table-cell>
          <table:table-cell table:formula="of:=IF([.K360]=1;[.D360];0)" office:value-type="float" office:value="0" calcext:value-type="float">
            <text:p>0</text:p>
          </table:table-cell>
          <table:table-cell table:style-name="ce1" office:value-type="date" office:date-value="2021-12-27" calcext:value-type="date">
            <text:p>27.12.2021</text:p>
          </table:table-cell>
          <table:table-cell office:value-type="string" calcext:value-type="string">
            <text:p>poniedziałek</text:p>
          </table:table-cell>
          <table:table-cell table:number-columns-repeated="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date" office:date-value="2021-06-27" calcext:value-type="date">
            <text:p>27.06.2021</text:p>
          </table:table-cell>
          <table:table-cell office:value-type="string" calcext:value-type="string">
            <text:p>Ogrodzieniec</text:p>
          </table:table-cell>
          <table:table-cell office:value-type="float" office:value="9010" calcext:value-type="float">
            <text:p>9010</text:p>
          </table:table-cell>
          <table:table-cell table:formula="of:=VLOOKUP([.B361];[.$M$1:.$N$1048576];2;0)" office:value-type="string" office:string-value="niedziela" calcext:value-type="string">
            <text:p>niedziela</text:p>
          </table:table-cell>
          <table:table-cell table:formula="of:=IF(NOT(DAY([.B360]) = DAY([.B361]));1;0)" office:value-type="float" office:value="0" calcext:value-type="float">
            <text:p>0</text:p>
          </table:table-cell>
          <table:table-cell table:formula="of:=IF([.F361] = 1;IF(OR([.E361] = &quot;sobota&quot;;[.E361] = &quot;niedziela&quot;);5000;[.$Q$4]);0)" office:value-type="float" office:value="0" calcext:value-type="float">
            <text:p>0</text:p>
          </table:table-cell>
          <table:table-cell table:formula="of:=[.J360]+[.G361]" office:value-type="float" office:value="43355" calcext:value-type="float">
            <text:p>43355</text:p>
          </table:table-cell>
          <table:table-cell table:formula="of:=[.H361]-[.D361]" office:value-type="float" office:value="34345" calcext:value-type="float">
            <text:p>34345</text:p>
          </table:table-cell>
          <table:table-cell table:formula="of:=IF([.I361]&lt;0;[.H361];[.I361])" office:value-type="float" office:value="34345" calcext:value-type="float">
            <text:p>34345</text:p>
          </table:table-cell>
          <table:table-cell table:formula="of:=IF([.I361]&lt;0;1;0)" office:value-type="float" office:value="0" calcext:value-type="float">
            <text:p>0</text:p>
          </table:table-cell>
          <table:table-cell table:formula="of:=IF([.K361]=1;[.D361];0)" office:value-type="float" office:value="0" calcext:value-type="float">
            <text:p>0</text:p>
          </table:table-cell>
          <table:table-cell table:style-name="ce1" office:value-type="date" office:date-value="2021-12-28" calcext:value-type="date">
            <text:p>28.12.2021</text:p>
          </table:table-cell>
          <table:table-cell office:value-type="string" calcext:value-type="string">
            <text:p>wtorek</text:p>
          </table:table-cell>
          <table:table-cell table:number-columns-repeated="6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date" office:date-value="2021-06-28" calcext:value-type="date">
            <text:p>28.06.2021</text:p>
          </table:table-cell>
          <table:table-cell office:value-type="string" calcext:value-type="string">
            <text:p>Malbork</text:p>
          </table:table-cell>
          <table:table-cell office:value-type="float" office:value="1510" calcext:value-type="float">
            <text:p>1510</text:p>
          </table:table-cell>
          <table:table-cell table:formula="of:=VLOOKUP([.B362];[.$M$1:.$N$1048576];2;0)" office:value-type="string" office:string-value="poniedziałek" calcext:value-type="string">
            <text:p>poniedziałek</text:p>
          </table:table-cell>
          <table:table-cell table:formula="of:=IF(NOT(DAY([.B361]) = DAY([.B362]));1;0)" office:value-type="float" office:value="1" calcext:value-type="float">
            <text:p>1</text:p>
          </table:table-cell>
          <table:table-cell table:formula="of:=IF([.F362] = 1;IF(OR([.E362] = &quot;sobota&quot;;[.E362] = &quot;niedziela&quot;);5000;[.$Q$4]);0)" office:value-type="float" office:value="13179" calcext:value-type="float">
            <text:p>13179</text:p>
          </table:table-cell>
          <table:table-cell table:formula="of:=[.J361]+[.G362]" office:value-type="float" office:value="47524" calcext:value-type="float">
            <text:p>47524</text:p>
          </table:table-cell>
          <table:table-cell table:formula="of:=[.H362]-[.D362]" office:value-type="float" office:value="46014" calcext:value-type="float">
            <text:p>46014</text:p>
          </table:table-cell>
          <table:table-cell table:formula="of:=IF([.I362]&lt;0;[.H362];[.I362])" office:value-type="float" office:value="46014" calcext:value-type="float">
            <text:p>46014</text:p>
          </table:table-cell>
          <table:table-cell table:formula="of:=IF([.I362]&lt;0;1;0)" office:value-type="float" office:value="0" calcext:value-type="float">
            <text:p>0</text:p>
          </table:table-cell>
          <table:table-cell table:formula="of:=IF([.K362]=1;[.D362];0)" office:value-type="float" office:value="0" calcext:value-type="float">
            <text:p>0</text:p>
          </table:table-cell>
          <table:table-cell table:style-name="ce1" office:value-type="date" office:date-value="2021-12-29" calcext:value-type="date">
            <text:p>29.12.2021</text:p>
          </table:table-cell>
          <table:table-cell office:value-type="string" calcext:value-type="string">
            <text:p>środa</text:p>
          </table:table-cell>
          <table:table-cell table:number-columns-repeated="6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date" office:date-value="2021-06-29" calcext:value-type="date">
            <text:p>29.06.2021</text:p>
          </table:table-cell>
          <table:table-cell office:value-type="string" calcext:value-type="string">
            <text:p>Ogrodzieniec</text:p>
          </table:table-cell>
          <table:table-cell office:value-type="float" office:value="2910" calcext:value-type="float">
            <text:p>2910</text:p>
          </table:table-cell>
          <table:table-cell table:formula="of:=VLOOKUP([.B363];[.$M$1:.$N$1048576];2;0)" office:value-type="string" office:string-value="wtorek" calcext:value-type="string">
            <text:p>wtorek</text:p>
          </table:table-cell>
          <table:table-cell table:formula="of:=IF(NOT(DAY([.B362]) = DAY([.B363]));1;0)" office:value-type="float" office:value="1" calcext:value-type="float">
            <text:p>1</text:p>
          </table:table-cell>
          <table:table-cell table:formula="of:=IF([.F363] = 1;IF(OR([.E363] = &quot;sobota&quot;;[.E363] = &quot;niedziela&quot;);5000;[.$Q$4]);0)" office:value-type="float" office:value="13179" calcext:value-type="float">
            <text:p>13179</text:p>
          </table:table-cell>
          <table:table-cell table:formula="of:=[.J362]+[.G363]" office:value-type="float" office:value="59193" calcext:value-type="float">
            <text:p>59193</text:p>
          </table:table-cell>
          <table:table-cell table:formula="of:=[.H363]-[.D363]" office:value-type="float" office:value="56283" calcext:value-type="float">
            <text:p>56283</text:p>
          </table:table-cell>
          <table:table-cell table:formula="of:=IF([.I363]&lt;0;[.H363];[.I363])" office:value-type="float" office:value="56283" calcext:value-type="float">
            <text:p>56283</text:p>
          </table:table-cell>
          <table:table-cell table:formula="of:=IF([.I363]&lt;0;1;0)" office:value-type="float" office:value="0" calcext:value-type="float">
            <text:p>0</text:p>
          </table:table-cell>
          <table:table-cell table:formula="of:=IF([.K363]=1;[.D363];0)" office:value-type="float" office:value="0" calcext:value-type="float">
            <text:p>0</text:p>
          </table:table-cell>
          <table:table-cell table:style-name="ce1" office:value-type="date" office:date-value="2021-12-30" calcext:value-type="date">
            <text:p>30.12.2021</text:p>
          </table:table-cell>
          <table:table-cell office:value-type="string" calcext:value-type="string">
            <text:p>czwartek</text:p>
          </table:table-cell>
          <table:table-cell table:number-columns-repeated="6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date" office:date-value="2021-06-29" calcext:value-type="date">
            <text:p>29.06.2021</text:p>
          </table:table-cell>
          <table:table-cell office:value-type="string" calcext:value-type="string">
            <text:p>Gniezno</text:p>
          </table:table-cell>
          <table:table-cell office:value-type="float" office:value="6310" calcext:value-type="float">
            <text:p>6310</text:p>
          </table:table-cell>
          <table:table-cell table:formula="of:=VLOOKUP([.B364];[.$M$1:.$N$1048576];2;0)" office:value-type="string" office:string-value="wtorek" calcext:value-type="string">
            <text:p>wtorek</text:p>
          </table:table-cell>
          <table:table-cell table:formula="of:=IF(NOT(DAY([.B363]) = DAY([.B364]));1;0)" office:value-type="float" office:value="0" calcext:value-type="float">
            <text:p>0</text:p>
          </table:table-cell>
          <table:table-cell table:formula="of:=IF([.F364] = 1;IF(OR([.E364] = &quot;sobota&quot;;[.E364] = &quot;niedziela&quot;);5000;[.$Q$4]);0)" office:value-type="float" office:value="0" calcext:value-type="float">
            <text:p>0</text:p>
          </table:table-cell>
          <table:table-cell table:formula="of:=[.J363]+[.G364]" office:value-type="float" office:value="56283" calcext:value-type="float">
            <text:p>56283</text:p>
          </table:table-cell>
          <table:table-cell table:formula="of:=[.H364]-[.D364]" office:value-type="float" office:value="49973" calcext:value-type="float">
            <text:p>49973</text:p>
          </table:table-cell>
          <table:table-cell table:formula="of:=IF([.I364]&lt;0;[.H364];[.I364])" office:value-type="float" office:value="49973" calcext:value-type="float">
            <text:p>49973</text:p>
          </table:table-cell>
          <table:table-cell table:formula="of:=IF([.I364]&lt;0;1;0)" office:value-type="float" office:value="0" calcext:value-type="float">
            <text:p>0</text:p>
          </table:table-cell>
          <table:table-cell table:formula="of:=IF([.K364]=1;[.D364];0)" office:value-type="float" office:value="0" calcext:value-type="float">
            <text:p>0</text:p>
          </table:table-cell>
          <table:table-cell table:style-name="ce1" office:value-type="date" office:date-value="2021-12-31" calcext:value-type="date">
            <text:p>31.12.2021</text:p>
          </table:table-cell>
          <table:table-cell office:value-type="string" calcext:value-type="string">
            <text:p>piątek</text:p>
          </table:table-cell>
          <table:table-cell table:number-columns-repeated="6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date" office:date-value="2021-06-30" calcext:value-type="date">
            <text:p>30.06.2021</text:p>
          </table:table-cell>
          <table:table-cell office:value-type="string" calcext:value-type="string">
            <text:p>Gniezno</text:p>
          </table:table-cell>
          <table:table-cell office:value-type="float" office:value="7110" calcext:value-type="float">
            <text:p>7110</text:p>
          </table:table-cell>
          <table:table-cell table:formula="of:=VLOOKUP([.B365];[.$M$1:.$N$1048576];2;0)" office:value-type="string" office:string-value="środa" calcext:value-type="string">
            <text:p>środa</text:p>
          </table:table-cell>
          <table:table-cell table:formula="of:=IF(NOT(DAY([.B364]) = DAY([.B365]));1;0)" office:value-type="float" office:value="1" calcext:value-type="float">
            <text:p>1</text:p>
          </table:table-cell>
          <table:table-cell table:formula="of:=IF([.F365] = 1;IF(OR([.E365] = &quot;sobota&quot;;[.E365] = &quot;niedziela&quot;);5000;[.$Q$4]);0)" office:value-type="float" office:value="13179" calcext:value-type="float">
            <text:p>13179</text:p>
          </table:table-cell>
          <table:table-cell table:formula="of:=[.J364]+[.G365]" office:value-type="float" office:value="63152" calcext:value-type="float">
            <text:p>63152</text:p>
          </table:table-cell>
          <table:table-cell table:formula="of:=[.H365]-[.D365]" office:value-type="float" office:value="56042" calcext:value-type="float">
            <text:p>56042</text:p>
          </table:table-cell>
          <table:table-cell table:formula="of:=IF([.I365]&lt;0;[.H365];[.I365])" office:value-type="float" office:value="56042" calcext:value-type="float">
            <text:p>56042</text:p>
          </table:table-cell>
          <table:table-cell table:formula="of:=IF([.I365]&lt;0;1;0)" office:value-type="float" office:value="0" calcext:value-type="float">
            <text:p>0</text:p>
          </table:table-cell>
          <table:table-cell table:formula="of:=IF([.K365]=1;[.D365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date" office:date-value="2021-06-30" calcext:value-type="date">
            <text:p>30.06.2021</text:p>
          </table:table-cell>
          <table:table-cell office:value-type="string" calcext:value-type="string">
            <text:p>Przemysl</text:p>
          </table:table-cell>
          <table:table-cell office:value-type="float" office:value="2540" calcext:value-type="float">
            <text:p>2540</text:p>
          </table:table-cell>
          <table:table-cell table:formula="of:=VLOOKUP([.B366];[.$M$1:.$N$1048576];2;0)" office:value-type="string" office:string-value="środa" calcext:value-type="string">
            <text:p>środa</text:p>
          </table:table-cell>
          <table:table-cell table:formula="of:=IF(NOT(DAY([.B365]) = DAY([.B366]));1;0)" office:value-type="float" office:value="0" calcext:value-type="float">
            <text:p>0</text:p>
          </table:table-cell>
          <table:table-cell table:formula="of:=IF([.F366] = 1;IF(OR([.E366] = &quot;sobota&quot;;[.E366] = &quot;niedziela&quot;);5000;[.$Q$4]);0)" office:value-type="float" office:value="0" calcext:value-type="float">
            <text:p>0</text:p>
          </table:table-cell>
          <table:table-cell table:formula="of:=[.J365]+[.G366]" office:value-type="float" office:value="56042" calcext:value-type="float">
            <text:p>56042</text:p>
          </table:table-cell>
          <table:table-cell table:formula="of:=[.H366]-[.D366]" office:value-type="float" office:value="53502" calcext:value-type="float">
            <text:p>53502</text:p>
          </table:table-cell>
          <table:table-cell table:formula="of:=IF([.I366]&lt;0;[.H366];[.I366])" office:value-type="float" office:value="53502" calcext:value-type="float">
            <text:p>53502</text:p>
          </table:table-cell>
          <table:table-cell table:formula="of:=IF([.I366]&lt;0;1;0)" office:value-type="float" office:value="0" calcext:value-type="float">
            <text:p>0</text:p>
          </table:table-cell>
          <table:table-cell table:formula="of:=IF([.K366]=1;[.D366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date" office:date-value="2021-06-30" calcext:value-type="date">
            <text:p>30.06.2021</text:p>
          </table:table-cell>
          <table:table-cell office:value-type="string" calcext:value-type="string">
            <text:p>Malbork</text:p>
          </table:table-cell>
          <table:table-cell office:value-type="float" office:value="8140" calcext:value-type="float">
            <text:p>8140</text:p>
          </table:table-cell>
          <table:table-cell table:formula="of:=VLOOKUP([.B367];[.$M$1:.$N$1048576];2;0)" office:value-type="string" office:string-value="środa" calcext:value-type="string">
            <text:p>środa</text:p>
          </table:table-cell>
          <table:table-cell table:formula="of:=IF(NOT(DAY([.B366]) = DAY([.B367]));1;0)" office:value-type="float" office:value="0" calcext:value-type="float">
            <text:p>0</text:p>
          </table:table-cell>
          <table:table-cell table:formula="of:=IF([.F367] = 1;IF(OR([.E367] = &quot;sobota&quot;;[.E367] = &quot;niedziela&quot;);5000;[.$Q$4]);0)" office:value-type="float" office:value="0" calcext:value-type="float">
            <text:p>0</text:p>
          </table:table-cell>
          <table:table-cell table:formula="of:=[.J366]+[.G367]" office:value-type="float" office:value="53502" calcext:value-type="float">
            <text:p>53502</text:p>
          </table:table-cell>
          <table:table-cell table:formula="of:=[.H367]-[.D367]" office:value-type="float" office:value="45362" calcext:value-type="float">
            <text:p>45362</text:p>
          </table:table-cell>
          <table:table-cell table:formula="of:=IF([.I367]&lt;0;[.H367];[.I367])" office:value-type="float" office:value="45362" calcext:value-type="float">
            <text:p>45362</text:p>
          </table:table-cell>
          <table:table-cell table:formula="of:=IF([.I367]&lt;0;1;0)" office:value-type="float" office:value="0" calcext:value-type="float">
            <text:p>0</text:p>
          </table:table-cell>
          <table:table-cell table:formula="of:=IF([.K367]=1;[.D367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date" office:date-value="2021-07-01" calcext:value-type="date">
            <text:p>1.07.2021</text:p>
          </table:table-cell>
          <table:table-cell office:value-type="string" calcext:value-type="string">
            <text:p>Ogrodzieniec</text:p>
          </table:table-cell>
          <table:table-cell office:value-type="float" office:value="1740" calcext:value-type="float">
            <text:p>1740</text:p>
          </table:table-cell>
          <table:table-cell table:formula="of:=VLOOKUP([.B368];[.$M$1:.$N$1048576];2;0)" office:value-type="string" office:string-value="czwartek" calcext:value-type="string">
            <text:p>czwartek</text:p>
          </table:table-cell>
          <table:table-cell table:formula="of:=IF(NOT(DAY([.B367]) = DAY([.B368]));1;0)" office:value-type="float" office:value="1" calcext:value-type="float">
            <text:p>1</text:p>
          </table:table-cell>
          <table:table-cell table:formula="of:=IF([.F368] = 1;IF(OR([.E368] = &quot;sobota&quot;;[.E368] = &quot;niedziela&quot;);5000;[.$Q$4]);0)" office:value-type="float" office:value="13179" calcext:value-type="float">
            <text:p>13179</text:p>
          </table:table-cell>
          <table:table-cell table:formula="of:=[.J367]+[.G368]" office:value-type="float" office:value="58541" calcext:value-type="float">
            <text:p>58541</text:p>
          </table:table-cell>
          <table:table-cell table:formula="of:=[.H368]-[.D368]" office:value-type="float" office:value="56801" calcext:value-type="float">
            <text:p>56801</text:p>
          </table:table-cell>
          <table:table-cell table:formula="of:=IF([.I368]&lt;0;[.H368];[.I368])" office:value-type="float" office:value="56801" calcext:value-type="float">
            <text:p>56801</text:p>
          </table:table-cell>
          <table:table-cell table:formula="of:=IF([.I368]&lt;0;1;0)" office:value-type="float" office:value="0" calcext:value-type="float">
            <text:p>0</text:p>
          </table:table-cell>
          <table:table-cell table:formula="of:=IF([.K368]=1;[.D368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date" office:date-value="2021-07-01" calcext:value-type="date">
            <text:p>1.07.2021</text:p>
          </table:table-cell>
          <table:table-cell office:value-type="string" calcext:value-type="string">
            <text:p>Malbork</text:p>
          </table:table-cell>
          <table:table-cell office:value-type="float" office:value="5840" calcext:value-type="float">
            <text:p>5840</text:p>
          </table:table-cell>
          <table:table-cell table:formula="of:=VLOOKUP([.B369];[.$M$1:.$N$1048576];2;0)" office:value-type="string" office:string-value="czwartek" calcext:value-type="string">
            <text:p>czwartek</text:p>
          </table:table-cell>
          <table:table-cell table:formula="of:=IF(NOT(DAY([.B368]) = DAY([.B369]));1;0)" office:value-type="float" office:value="0" calcext:value-type="float">
            <text:p>0</text:p>
          </table:table-cell>
          <table:table-cell table:formula="of:=IF([.F369] = 1;IF(OR([.E369] = &quot;sobota&quot;;[.E369] = &quot;niedziela&quot;);5000;[.$Q$4]);0)" office:value-type="float" office:value="0" calcext:value-type="float">
            <text:p>0</text:p>
          </table:table-cell>
          <table:table-cell table:formula="of:=[.J368]+[.G369]" office:value-type="float" office:value="56801" calcext:value-type="float">
            <text:p>56801</text:p>
          </table:table-cell>
          <table:table-cell table:formula="of:=[.H369]-[.D369]" office:value-type="float" office:value="50961" calcext:value-type="float">
            <text:p>50961</text:p>
          </table:table-cell>
          <table:table-cell table:formula="of:=IF([.I369]&lt;0;[.H369];[.I369])" office:value-type="float" office:value="50961" calcext:value-type="float">
            <text:p>50961</text:p>
          </table:table-cell>
          <table:table-cell table:formula="of:=IF([.I369]&lt;0;1;0)" office:value-type="float" office:value="0" calcext:value-type="float">
            <text:p>0</text:p>
          </table:table-cell>
          <table:table-cell table:formula="of:=IF([.K369]=1;[.D369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date" office:date-value="2021-07-02" calcext:value-type="date">
            <text:p>2.07.2021</text:p>
          </table:table-cell>
          <table:table-cell office:value-type="string" calcext:value-type="string">
            <text:p>Przemysl</text:p>
          </table:table-cell>
          <table:table-cell office:value-type="float" office:value="3170" calcext:value-type="float">
            <text:p>3170</text:p>
          </table:table-cell>
          <table:table-cell table:formula="of:=VLOOKUP([.B370];[.$M$1:.$N$1048576];2;0)" office:value-type="string" office:string-value="piątek" calcext:value-type="string">
            <text:p>piątek</text:p>
          </table:table-cell>
          <table:table-cell table:formula="of:=IF(NOT(DAY([.B369]) = DAY([.B370]));1;0)" office:value-type="float" office:value="1" calcext:value-type="float">
            <text:p>1</text:p>
          </table:table-cell>
          <table:table-cell table:formula="of:=IF([.F370] = 1;IF(OR([.E370] = &quot;sobota&quot;;[.E370] = &quot;niedziela&quot;);5000;[.$Q$4]);0)" office:value-type="float" office:value="13179" calcext:value-type="float">
            <text:p>13179</text:p>
          </table:table-cell>
          <table:table-cell table:formula="of:=[.J369]+[.G370]" office:value-type="float" office:value="64140" calcext:value-type="float">
            <text:p>64140</text:p>
          </table:table-cell>
          <table:table-cell table:formula="of:=[.H370]-[.D370]" office:value-type="float" office:value="60970" calcext:value-type="float">
            <text:p>60970</text:p>
          </table:table-cell>
          <table:table-cell table:formula="of:=IF([.I370]&lt;0;[.H370];[.I370])" office:value-type="float" office:value="60970" calcext:value-type="float">
            <text:p>60970</text:p>
          </table:table-cell>
          <table:table-cell table:formula="of:=IF([.I370]&lt;0;1;0)" office:value-type="float" office:value="0" calcext:value-type="float">
            <text:p>0</text:p>
          </table:table-cell>
          <table:table-cell table:formula="of:=IF([.K370]=1;[.D370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date" office:date-value="2021-07-02" calcext:value-type="date">
            <text:p>2.07.2021</text:p>
          </table:table-cell>
          <table:table-cell office:value-type="string" calcext:value-type="string">
            <text:p>Malbork</text:p>
          </table:table-cell>
          <table:table-cell office:value-type="float" office:value="4000" calcext:value-type="float">
            <text:p>4000</text:p>
          </table:table-cell>
          <table:table-cell table:formula="of:=VLOOKUP([.B371];[.$M$1:.$N$1048576];2;0)" office:value-type="string" office:string-value="piątek" calcext:value-type="string">
            <text:p>piątek</text:p>
          </table:table-cell>
          <table:table-cell table:formula="of:=IF(NOT(DAY([.B370]) = DAY([.B371]));1;0)" office:value-type="float" office:value="0" calcext:value-type="float">
            <text:p>0</text:p>
          </table:table-cell>
          <table:table-cell table:formula="of:=IF([.F371] = 1;IF(OR([.E371] = &quot;sobota&quot;;[.E371] = &quot;niedziela&quot;);5000;[.$Q$4]);0)" office:value-type="float" office:value="0" calcext:value-type="float">
            <text:p>0</text:p>
          </table:table-cell>
          <table:table-cell table:formula="of:=[.J370]+[.G371]" office:value-type="float" office:value="60970" calcext:value-type="float">
            <text:p>60970</text:p>
          </table:table-cell>
          <table:table-cell table:formula="of:=[.H371]-[.D371]" office:value-type="float" office:value="56970" calcext:value-type="float">
            <text:p>56970</text:p>
          </table:table-cell>
          <table:table-cell table:formula="of:=IF([.I371]&lt;0;[.H371];[.I371])" office:value-type="float" office:value="56970" calcext:value-type="float">
            <text:p>56970</text:p>
          </table:table-cell>
          <table:table-cell table:formula="of:=IF([.I371]&lt;0;1;0)" office:value-type="float" office:value="0" calcext:value-type="float">
            <text:p>0</text:p>
          </table:table-cell>
          <table:table-cell table:formula="of:=IF([.K371]=1;[.D371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date" office:date-value="2021-07-03" calcext:value-type="date">
            <text:p>3.07.2021</text:p>
          </table:table-cell>
          <table:table-cell office:value-type="string" calcext:value-type="string">
            <text:p>Ogrodzieniec</text:p>
          </table:table-cell>
          <table:table-cell office:value-type="float" office:value="4600" calcext:value-type="float">
            <text:p>4600</text:p>
          </table:table-cell>
          <table:table-cell table:formula="of:=VLOOKUP([.B372];[.$M$1:.$N$1048576];2;0)" office:value-type="string" office:string-value="sobota" calcext:value-type="string">
            <text:p>sobota</text:p>
          </table:table-cell>
          <table:table-cell table:formula="of:=IF(NOT(DAY([.B371]) = DAY([.B372]));1;0)" office:value-type="float" office:value="1" calcext:value-type="float">
            <text:p>1</text:p>
          </table:table-cell>
          <table:table-cell table:formula="of:=IF([.F372] = 1;IF(OR([.E372] = &quot;sobota&quot;;[.E372] = &quot;niedziela&quot;);5000;[.$Q$4]);0)" office:value-type="float" office:value="5000" calcext:value-type="float">
            <text:p>5000</text:p>
          </table:table-cell>
          <table:table-cell table:formula="of:=[.J371]+[.G372]" office:value-type="float" office:value="61970" calcext:value-type="float">
            <text:p>61970</text:p>
          </table:table-cell>
          <table:table-cell table:formula="of:=[.H372]-[.D372]" office:value-type="float" office:value="57370" calcext:value-type="float">
            <text:p>57370</text:p>
          </table:table-cell>
          <table:table-cell table:formula="of:=IF([.I372]&lt;0;[.H372];[.I372])" office:value-type="float" office:value="57370" calcext:value-type="float">
            <text:p>57370</text:p>
          </table:table-cell>
          <table:table-cell table:formula="of:=IF([.I372]&lt;0;1;0)" office:value-type="float" office:value="0" calcext:value-type="float">
            <text:p>0</text:p>
          </table:table-cell>
          <table:table-cell table:formula="of:=IF([.K372]=1;[.D372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date" office:date-value="2021-07-03" calcext:value-type="date">
            <text:p>3.07.2021</text:p>
          </table:table-cell>
          <table:table-cell office:value-type="string" calcext:value-type="string">
            <text:p>Przemysl</text:p>
          </table:table-cell>
          <table:table-cell office:value-type="float" office:value="9870" calcext:value-type="float">
            <text:p>9870</text:p>
          </table:table-cell>
          <table:table-cell table:formula="of:=VLOOKUP([.B373];[.$M$1:.$N$1048576];2;0)" office:value-type="string" office:string-value="sobota" calcext:value-type="string">
            <text:p>sobota</text:p>
          </table:table-cell>
          <table:table-cell table:formula="of:=IF(NOT(DAY([.B372]) = DAY([.B373]));1;0)" office:value-type="float" office:value="0" calcext:value-type="float">
            <text:p>0</text:p>
          </table:table-cell>
          <table:table-cell table:formula="of:=IF([.F373] = 1;IF(OR([.E373] = &quot;sobota&quot;;[.E373] = &quot;niedziela&quot;);5000;[.$Q$4]);0)" office:value-type="float" office:value="0" calcext:value-type="float">
            <text:p>0</text:p>
          </table:table-cell>
          <table:table-cell table:formula="of:=[.J372]+[.G373]" office:value-type="float" office:value="57370" calcext:value-type="float">
            <text:p>57370</text:p>
          </table:table-cell>
          <table:table-cell table:formula="of:=[.H373]-[.D373]" office:value-type="float" office:value="47500" calcext:value-type="float">
            <text:p>47500</text:p>
          </table:table-cell>
          <table:table-cell table:formula="of:=IF([.I373]&lt;0;[.H373];[.I373])" office:value-type="float" office:value="47500" calcext:value-type="float">
            <text:p>47500</text:p>
          </table:table-cell>
          <table:table-cell table:formula="of:=IF([.I373]&lt;0;1;0)" office:value-type="float" office:value="0" calcext:value-type="float">
            <text:p>0</text:p>
          </table:table-cell>
          <table:table-cell table:formula="of:=IF([.K373]=1;[.D373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date" office:date-value="2021-07-04" calcext:value-type="date">
            <text:p>4.07.2021</text:p>
          </table:table-cell>
          <table:table-cell office:value-type="string" calcext:value-type="string">
            <text:p>Przemysl</text:p>
          </table:table-cell>
          <table:table-cell office:value-type="float" office:value="9390" calcext:value-type="float">
            <text:p>9390</text:p>
          </table:table-cell>
          <table:table-cell table:formula="of:=VLOOKUP([.B374];[.$M$1:.$N$1048576];2;0)" office:value-type="string" office:string-value="niedziela" calcext:value-type="string">
            <text:p>niedziela</text:p>
          </table:table-cell>
          <table:table-cell table:formula="of:=IF(NOT(DAY([.B373]) = DAY([.B374]));1;0)" office:value-type="float" office:value="1" calcext:value-type="float">
            <text:p>1</text:p>
          </table:table-cell>
          <table:table-cell table:formula="of:=IF([.F374] = 1;IF(OR([.E374] = &quot;sobota&quot;;[.E374] = &quot;niedziela&quot;);5000;[.$Q$4]);0)" office:value-type="float" office:value="5000" calcext:value-type="float">
            <text:p>5000</text:p>
          </table:table-cell>
          <table:table-cell table:formula="of:=[.J373]+[.G374]" office:value-type="float" office:value="52500" calcext:value-type="float">
            <text:p>52500</text:p>
          </table:table-cell>
          <table:table-cell table:formula="of:=[.H374]-[.D374]" office:value-type="float" office:value="43110" calcext:value-type="float">
            <text:p>43110</text:p>
          </table:table-cell>
          <table:table-cell table:formula="of:=IF([.I374]&lt;0;[.H374];[.I374])" office:value-type="float" office:value="43110" calcext:value-type="float">
            <text:p>43110</text:p>
          </table:table-cell>
          <table:table-cell table:formula="of:=IF([.I374]&lt;0;1;0)" office:value-type="float" office:value="0" calcext:value-type="float">
            <text:p>0</text:p>
          </table:table-cell>
          <table:table-cell table:formula="of:=IF([.K374]=1;[.D374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date" office:date-value="2021-07-05" calcext:value-type="date">
            <text:p>5.07.2021</text:p>
          </table:table-cell>
          <table:table-cell office:value-type="string" calcext:value-type="string">
            <text:p>Malbork</text:p>
          </table:table-cell>
          <table:table-cell office:value-type="float" office:value="1300" calcext:value-type="float">
            <text:p>1300</text:p>
          </table:table-cell>
          <table:table-cell table:formula="of:=VLOOKUP([.B375];[.$M$1:.$N$1048576];2;0)" office:value-type="string" office:string-value="poniedziałek" calcext:value-type="string">
            <text:p>poniedziałek</text:p>
          </table:table-cell>
          <table:table-cell table:formula="of:=IF(NOT(DAY([.B374]) = DAY([.B375]));1;0)" office:value-type="float" office:value="1" calcext:value-type="float">
            <text:p>1</text:p>
          </table:table-cell>
          <table:table-cell table:formula="of:=IF([.F375] = 1;IF(OR([.E375] = &quot;sobota&quot;;[.E375] = &quot;niedziela&quot;);5000;[.$Q$4]);0)" office:value-type="float" office:value="13179" calcext:value-type="float">
            <text:p>13179</text:p>
          </table:table-cell>
          <table:table-cell table:formula="of:=[.J374]+[.G375]" office:value-type="float" office:value="56289" calcext:value-type="float">
            <text:p>56289</text:p>
          </table:table-cell>
          <table:table-cell table:formula="of:=[.H375]-[.D375]" office:value-type="float" office:value="54989" calcext:value-type="float">
            <text:p>54989</text:p>
          </table:table-cell>
          <table:table-cell table:formula="of:=IF([.I375]&lt;0;[.H375];[.I375])" office:value-type="float" office:value="54989" calcext:value-type="float">
            <text:p>54989</text:p>
          </table:table-cell>
          <table:table-cell table:formula="of:=IF([.I375]&lt;0;1;0)" office:value-type="float" office:value="0" calcext:value-type="float">
            <text:p>0</text:p>
          </table:table-cell>
          <table:table-cell table:formula="of:=IF([.K375]=1;[.D375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date" office:date-value="2021-07-05" calcext:value-type="date">
            <text:p>5.07.2021</text:p>
          </table:table-cell>
          <table:table-cell office:value-type="string" calcext:value-type="string">
            <text:p>Ogrodzieniec</text:p>
          </table:table-cell>
          <table:table-cell office:value-type="float" office:value="2650" calcext:value-type="float">
            <text:p>2650</text:p>
          </table:table-cell>
          <table:table-cell table:formula="of:=VLOOKUP([.B376];[.$M$1:.$N$1048576];2;0)" office:value-type="string" office:string-value="poniedziałek" calcext:value-type="string">
            <text:p>poniedziałek</text:p>
          </table:table-cell>
          <table:table-cell table:formula="of:=IF(NOT(DAY([.B375]) = DAY([.B376]));1;0)" office:value-type="float" office:value="0" calcext:value-type="float">
            <text:p>0</text:p>
          </table:table-cell>
          <table:table-cell table:formula="of:=IF([.F376] = 1;IF(OR([.E376] = &quot;sobota&quot;;[.E376] = &quot;niedziela&quot;);5000;[.$Q$4]);0)" office:value-type="float" office:value="0" calcext:value-type="float">
            <text:p>0</text:p>
          </table:table-cell>
          <table:table-cell table:formula="of:=[.J375]+[.G376]" office:value-type="float" office:value="54989" calcext:value-type="float">
            <text:p>54989</text:p>
          </table:table-cell>
          <table:table-cell table:formula="of:=[.H376]-[.D376]" office:value-type="float" office:value="52339" calcext:value-type="float">
            <text:p>52339</text:p>
          </table:table-cell>
          <table:table-cell table:formula="of:=IF([.I376]&lt;0;[.H376];[.I376])" office:value-type="float" office:value="52339" calcext:value-type="float">
            <text:p>52339</text:p>
          </table:table-cell>
          <table:table-cell table:formula="of:=IF([.I376]&lt;0;1;0)" office:value-type="float" office:value="0" calcext:value-type="float">
            <text:p>0</text:p>
          </table:table-cell>
          <table:table-cell table:formula="of:=IF([.K376]=1;[.D376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date" office:date-value="2021-07-06" calcext:value-type="date">
            <text:p>6.07.2021</text:p>
          </table:table-cell>
          <table:table-cell office:value-type="string" calcext:value-type="string">
            <text:p>Przemysl</text:p>
          </table:table-cell>
          <table:table-cell office:value-type="float" office:value="4060" calcext:value-type="float">
            <text:p>4060</text:p>
          </table:table-cell>
          <table:table-cell table:formula="of:=VLOOKUP([.B377];[.$M$1:.$N$1048576];2;0)" office:value-type="string" office:string-value="wtorek" calcext:value-type="string">
            <text:p>wtorek</text:p>
          </table:table-cell>
          <table:table-cell table:formula="of:=IF(NOT(DAY([.B376]) = DAY([.B377]));1;0)" office:value-type="float" office:value="1" calcext:value-type="float">
            <text:p>1</text:p>
          </table:table-cell>
          <table:table-cell table:formula="of:=IF([.F377] = 1;IF(OR([.E377] = &quot;sobota&quot;;[.E377] = &quot;niedziela&quot;);5000;[.$Q$4]);0)" office:value-type="float" office:value="13179" calcext:value-type="float">
            <text:p>13179</text:p>
          </table:table-cell>
          <table:table-cell table:formula="of:=[.J376]+[.G377]" office:value-type="float" office:value="65518" calcext:value-type="float">
            <text:p>65518</text:p>
          </table:table-cell>
          <table:table-cell table:formula="of:=[.H377]-[.D377]" office:value-type="float" office:value="61458" calcext:value-type="float">
            <text:p>61458</text:p>
          </table:table-cell>
          <table:table-cell table:formula="of:=IF([.I377]&lt;0;[.H377];[.I377])" office:value-type="float" office:value="61458" calcext:value-type="float">
            <text:p>61458</text:p>
          </table:table-cell>
          <table:table-cell table:formula="of:=IF([.I377]&lt;0;1;0)" office:value-type="float" office:value="0" calcext:value-type="float">
            <text:p>0</text:p>
          </table:table-cell>
          <table:table-cell table:formula="of:=IF([.K377]=1;[.D377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date" office:date-value="2021-07-06" calcext:value-type="date">
            <text:p>6.07.2021</text:p>
          </table:table-cell>
          <table:table-cell office:value-type="string" calcext:value-type="string">
            <text:p>Ogrodzieniec</text:p>
          </table:table-cell>
          <table:table-cell office:value-type="float" office:value="4460" calcext:value-type="float">
            <text:p>4460</text:p>
          </table:table-cell>
          <table:table-cell table:formula="of:=VLOOKUP([.B378];[.$M$1:.$N$1048576];2;0)" office:value-type="string" office:string-value="wtorek" calcext:value-type="string">
            <text:p>wtorek</text:p>
          </table:table-cell>
          <table:table-cell table:formula="of:=IF(NOT(DAY([.B377]) = DAY([.B378]));1;0)" office:value-type="float" office:value="0" calcext:value-type="float">
            <text:p>0</text:p>
          </table:table-cell>
          <table:table-cell table:formula="of:=IF([.F378] = 1;IF(OR([.E378] = &quot;sobota&quot;;[.E378] = &quot;niedziela&quot;);5000;[.$Q$4]);0)" office:value-type="float" office:value="0" calcext:value-type="float">
            <text:p>0</text:p>
          </table:table-cell>
          <table:table-cell table:formula="of:=[.J377]+[.G378]" office:value-type="float" office:value="61458" calcext:value-type="float">
            <text:p>61458</text:p>
          </table:table-cell>
          <table:table-cell table:formula="of:=[.H378]-[.D378]" office:value-type="float" office:value="56998" calcext:value-type="float">
            <text:p>56998</text:p>
          </table:table-cell>
          <table:table-cell table:formula="of:=IF([.I378]&lt;0;[.H378];[.I378])" office:value-type="float" office:value="56998" calcext:value-type="float">
            <text:p>56998</text:p>
          </table:table-cell>
          <table:table-cell table:formula="of:=IF([.I378]&lt;0;1;0)" office:value-type="float" office:value="0" calcext:value-type="float">
            <text:p>0</text:p>
          </table:table-cell>
          <table:table-cell table:formula="of:=IF([.K378]=1;[.D378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date" office:date-value="2021-07-07" calcext:value-type="date">
            <text:p>7.07.2021</text:p>
          </table:table-cell>
          <table:table-cell office:value-type="string" calcext:value-type="string">
            <text:p>Gniezno</text:p>
          </table:table-cell>
          <table:table-cell office:value-type="float" office:value="9390" calcext:value-type="float">
            <text:p>9390</text:p>
          </table:table-cell>
          <table:table-cell table:formula="of:=VLOOKUP([.B379];[.$M$1:.$N$1048576];2;0)" office:value-type="string" office:string-value="środa" calcext:value-type="string">
            <text:p>środa</text:p>
          </table:table-cell>
          <table:table-cell table:formula="of:=IF(NOT(DAY([.B378]) = DAY([.B379]));1;0)" office:value-type="float" office:value="1" calcext:value-type="float">
            <text:p>1</text:p>
          </table:table-cell>
          <table:table-cell table:formula="of:=IF([.F379] = 1;IF(OR([.E379] = &quot;sobota&quot;;[.E379] = &quot;niedziela&quot;);5000;[.$Q$4]);0)" office:value-type="float" office:value="13179" calcext:value-type="float">
            <text:p>13179</text:p>
          </table:table-cell>
          <table:table-cell table:formula="of:=[.J378]+[.G379]" office:value-type="float" office:value="70177" calcext:value-type="float">
            <text:p>70177</text:p>
          </table:table-cell>
          <table:table-cell table:formula="of:=[.H379]-[.D379]" office:value-type="float" office:value="60787" calcext:value-type="float">
            <text:p>60787</text:p>
          </table:table-cell>
          <table:table-cell table:formula="of:=IF([.I379]&lt;0;[.H379];[.I379])" office:value-type="float" office:value="60787" calcext:value-type="float">
            <text:p>60787</text:p>
          </table:table-cell>
          <table:table-cell table:formula="of:=IF([.I379]&lt;0;1;0)" office:value-type="float" office:value="0" calcext:value-type="float">
            <text:p>0</text:p>
          </table:table-cell>
          <table:table-cell table:formula="of:=IF([.K379]=1;[.D379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date" office:date-value="2021-07-07" calcext:value-type="date">
            <text:p>7.07.2021</text:p>
          </table:table-cell>
          <table:table-cell office:value-type="string" calcext:value-type="string">
            <text:p>Ogrodzieniec</text:p>
          </table:table-cell>
          <table:table-cell office:value-type="float" office:value="9670" calcext:value-type="float">
            <text:p>9670</text:p>
          </table:table-cell>
          <table:table-cell table:formula="of:=VLOOKUP([.B380];[.$M$1:.$N$1048576];2;0)" office:value-type="string" office:string-value="środa" calcext:value-type="string">
            <text:p>środa</text:p>
          </table:table-cell>
          <table:table-cell table:formula="of:=IF(NOT(DAY([.B379]) = DAY([.B380]));1;0)" office:value-type="float" office:value="0" calcext:value-type="float">
            <text:p>0</text:p>
          </table:table-cell>
          <table:table-cell table:formula="of:=IF([.F380] = 1;IF(OR([.E380] = &quot;sobota&quot;;[.E380] = &quot;niedziela&quot;);5000;[.$Q$4]);0)" office:value-type="float" office:value="0" calcext:value-type="float">
            <text:p>0</text:p>
          </table:table-cell>
          <table:table-cell table:formula="of:=[.J379]+[.G380]" office:value-type="float" office:value="60787" calcext:value-type="float">
            <text:p>60787</text:p>
          </table:table-cell>
          <table:table-cell table:formula="of:=[.H380]-[.D380]" office:value-type="float" office:value="51117" calcext:value-type="float">
            <text:p>51117</text:p>
          </table:table-cell>
          <table:table-cell table:formula="of:=IF([.I380]&lt;0;[.H380];[.I380])" office:value-type="float" office:value="51117" calcext:value-type="float">
            <text:p>51117</text:p>
          </table:table-cell>
          <table:table-cell table:formula="of:=IF([.I380]&lt;0;1;0)" office:value-type="float" office:value="0" calcext:value-type="float">
            <text:p>0</text:p>
          </table:table-cell>
          <table:table-cell table:formula="of:=IF([.K380]=1;[.D380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date" office:date-value="2021-07-07" calcext:value-type="date">
            <text:p>7.07.2021</text:p>
          </table:table-cell>
          <table:table-cell office:value-type="string" calcext:value-type="string">
            <text:p>Przemysl</text:p>
          </table:table-cell>
          <table:table-cell office:value-type="float" office:value="3460" calcext:value-type="float">
            <text:p>3460</text:p>
          </table:table-cell>
          <table:table-cell table:formula="of:=VLOOKUP([.B381];[.$M$1:.$N$1048576];2;0)" office:value-type="string" office:string-value="środa" calcext:value-type="string">
            <text:p>środa</text:p>
          </table:table-cell>
          <table:table-cell table:formula="of:=IF(NOT(DAY([.B380]) = DAY([.B381]));1;0)" office:value-type="float" office:value="0" calcext:value-type="float">
            <text:p>0</text:p>
          </table:table-cell>
          <table:table-cell table:formula="of:=IF([.F381] = 1;IF(OR([.E381] = &quot;sobota&quot;;[.E381] = &quot;niedziela&quot;);5000;[.$Q$4]);0)" office:value-type="float" office:value="0" calcext:value-type="float">
            <text:p>0</text:p>
          </table:table-cell>
          <table:table-cell table:formula="of:=[.J380]+[.G381]" office:value-type="float" office:value="51117" calcext:value-type="float">
            <text:p>51117</text:p>
          </table:table-cell>
          <table:table-cell table:formula="of:=[.H381]-[.D381]" office:value-type="float" office:value="47657" calcext:value-type="float">
            <text:p>47657</text:p>
          </table:table-cell>
          <table:table-cell table:formula="of:=IF([.I381]&lt;0;[.H381];[.I381])" office:value-type="float" office:value="47657" calcext:value-type="float">
            <text:p>47657</text:p>
          </table:table-cell>
          <table:table-cell table:formula="of:=IF([.I381]&lt;0;1;0)" office:value-type="float" office:value="0" calcext:value-type="float">
            <text:p>0</text:p>
          </table:table-cell>
          <table:table-cell table:formula="of:=IF([.K381]=1;[.D381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date" office:date-value="2021-07-08" calcext:value-type="date">
            <text:p>8.07.2021</text:p>
          </table:table-cell>
          <table:table-cell office:value-type="string" calcext:value-type="string">
            <text:p>Ogrodzieniec</text:p>
          </table:table-cell>
          <table:table-cell office:value-type="float" office:value="2030" calcext:value-type="float">
            <text:p>2030</text:p>
          </table:table-cell>
          <table:table-cell table:formula="of:=VLOOKUP([.B382];[.$M$1:.$N$1048576];2;0)" office:value-type="string" office:string-value="czwartek" calcext:value-type="string">
            <text:p>czwartek</text:p>
          </table:table-cell>
          <table:table-cell table:formula="of:=IF(NOT(DAY([.B381]) = DAY([.B382]));1;0)" office:value-type="float" office:value="1" calcext:value-type="float">
            <text:p>1</text:p>
          </table:table-cell>
          <table:table-cell table:formula="of:=IF([.F382] = 1;IF(OR([.E382] = &quot;sobota&quot;;[.E382] = &quot;niedziela&quot;);5000;[.$Q$4]);0)" office:value-type="float" office:value="13179" calcext:value-type="float">
            <text:p>13179</text:p>
          </table:table-cell>
          <table:table-cell table:formula="of:=[.J381]+[.G382]" office:value-type="float" office:value="60836" calcext:value-type="float">
            <text:p>60836</text:p>
          </table:table-cell>
          <table:table-cell table:formula="of:=[.H382]-[.D382]" office:value-type="float" office:value="58806" calcext:value-type="float">
            <text:p>58806</text:p>
          </table:table-cell>
          <table:table-cell table:formula="of:=IF([.I382]&lt;0;[.H382];[.I382])" office:value-type="float" office:value="58806" calcext:value-type="float">
            <text:p>58806</text:p>
          </table:table-cell>
          <table:table-cell table:formula="of:=IF([.I382]&lt;0;1;0)" office:value-type="float" office:value="0" calcext:value-type="float">
            <text:p>0</text:p>
          </table:table-cell>
          <table:table-cell table:formula="of:=IF([.K382]=1;[.D382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date" office:date-value="2021-07-08" calcext:value-type="date">
            <text:p>8.07.2021</text:p>
          </table:table-cell>
          <table:table-cell office:value-type="string" calcext:value-type="string">
            <text:p>Gniezno</text:p>
          </table:table-cell>
          <table:table-cell office:value-type="float" office:value="3860" calcext:value-type="float">
            <text:p>3860</text:p>
          </table:table-cell>
          <table:table-cell table:formula="of:=VLOOKUP([.B383];[.$M$1:.$N$1048576];2;0)" office:value-type="string" office:string-value="czwartek" calcext:value-type="string">
            <text:p>czwartek</text:p>
          </table:table-cell>
          <table:table-cell table:formula="of:=IF(NOT(DAY([.B382]) = DAY([.B383]));1;0)" office:value-type="float" office:value="0" calcext:value-type="float">
            <text:p>0</text:p>
          </table:table-cell>
          <table:table-cell table:formula="of:=IF([.F383] = 1;IF(OR([.E383] = &quot;sobota&quot;;[.E383] = &quot;niedziela&quot;);5000;[.$Q$4]);0)" office:value-type="float" office:value="0" calcext:value-type="float">
            <text:p>0</text:p>
          </table:table-cell>
          <table:table-cell table:formula="of:=[.J382]+[.G383]" office:value-type="float" office:value="58806" calcext:value-type="float">
            <text:p>58806</text:p>
          </table:table-cell>
          <table:table-cell table:formula="of:=[.H383]-[.D383]" office:value-type="float" office:value="54946" calcext:value-type="float">
            <text:p>54946</text:p>
          </table:table-cell>
          <table:table-cell table:formula="of:=IF([.I383]&lt;0;[.H383];[.I383])" office:value-type="float" office:value="54946" calcext:value-type="float">
            <text:p>54946</text:p>
          </table:table-cell>
          <table:table-cell table:formula="of:=IF([.I383]&lt;0;1;0)" office:value-type="float" office:value="0" calcext:value-type="float">
            <text:p>0</text:p>
          </table:table-cell>
          <table:table-cell table:formula="of:=IF([.K383]=1;[.D383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date" office:date-value="2021-07-08" calcext:value-type="date">
            <text:p>8.07.2021</text:p>
          </table:table-cell>
          <table:table-cell office:value-type="string" calcext:value-type="string">
            <text:p>Przemysl</text:p>
          </table:table-cell>
          <table:table-cell office:value-type="float" office:value="3770" calcext:value-type="float">
            <text:p>3770</text:p>
          </table:table-cell>
          <table:table-cell table:formula="of:=VLOOKUP([.B384];[.$M$1:.$N$1048576];2;0)" office:value-type="string" office:string-value="czwartek" calcext:value-type="string">
            <text:p>czwartek</text:p>
          </table:table-cell>
          <table:table-cell table:formula="of:=IF(NOT(DAY([.B383]) = DAY([.B384]));1;0)" office:value-type="float" office:value="0" calcext:value-type="float">
            <text:p>0</text:p>
          </table:table-cell>
          <table:table-cell table:formula="of:=IF([.F384] = 1;IF(OR([.E384] = &quot;sobota&quot;;[.E384] = &quot;niedziela&quot;);5000;[.$Q$4]);0)" office:value-type="float" office:value="0" calcext:value-type="float">
            <text:p>0</text:p>
          </table:table-cell>
          <table:table-cell table:formula="of:=[.J383]+[.G384]" office:value-type="float" office:value="54946" calcext:value-type="float">
            <text:p>54946</text:p>
          </table:table-cell>
          <table:table-cell table:formula="of:=[.H384]-[.D384]" office:value-type="float" office:value="51176" calcext:value-type="float">
            <text:p>51176</text:p>
          </table:table-cell>
          <table:table-cell table:formula="of:=IF([.I384]&lt;0;[.H384];[.I384])" office:value-type="float" office:value="51176" calcext:value-type="float">
            <text:p>51176</text:p>
          </table:table-cell>
          <table:table-cell table:formula="of:=IF([.I384]&lt;0;1;0)" office:value-type="float" office:value="0" calcext:value-type="float">
            <text:p>0</text:p>
          </table:table-cell>
          <table:table-cell table:formula="of:=IF([.K384]=1;[.D384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date" office:date-value="2021-07-09" calcext:value-type="date">
            <text:p>9.07.2021</text:p>
          </table:table-cell>
          <table:table-cell office:value-type="string" calcext:value-type="string">
            <text:p>Gniezno</text:p>
          </table:table-cell>
          <table:table-cell office:value-type="float" office:value="3970" calcext:value-type="float">
            <text:p>3970</text:p>
          </table:table-cell>
          <table:table-cell table:formula="of:=VLOOKUP([.B385];[.$M$1:.$N$1048576];2;0)" office:value-type="string" office:string-value="piątek" calcext:value-type="string">
            <text:p>piątek</text:p>
          </table:table-cell>
          <table:table-cell table:formula="of:=IF(NOT(DAY([.B384]) = DAY([.B385]));1;0)" office:value-type="float" office:value="1" calcext:value-type="float">
            <text:p>1</text:p>
          </table:table-cell>
          <table:table-cell table:formula="of:=IF([.F385] = 1;IF(OR([.E385] = &quot;sobota&quot;;[.E385] = &quot;niedziela&quot;);5000;[.$Q$4]);0)" office:value-type="float" office:value="13179" calcext:value-type="float">
            <text:p>13179</text:p>
          </table:table-cell>
          <table:table-cell table:formula="of:=[.J384]+[.G385]" office:value-type="float" office:value="64355" calcext:value-type="float">
            <text:p>64355</text:p>
          </table:table-cell>
          <table:table-cell table:formula="of:=[.H385]-[.D385]" office:value-type="float" office:value="60385" calcext:value-type="float">
            <text:p>60385</text:p>
          </table:table-cell>
          <table:table-cell table:formula="of:=IF([.I385]&lt;0;[.H385];[.I385])" office:value-type="float" office:value="60385" calcext:value-type="float">
            <text:p>60385</text:p>
          </table:table-cell>
          <table:table-cell table:formula="of:=IF([.I385]&lt;0;1;0)" office:value-type="float" office:value="0" calcext:value-type="float">
            <text:p>0</text:p>
          </table:table-cell>
          <table:table-cell table:formula="of:=IF([.K385]=1;[.D385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date" office:date-value="2021-07-09" calcext:value-type="date">
            <text:p>9.07.2021</text:p>
          </table:table-cell>
          <table:table-cell office:value-type="string" calcext:value-type="string">
            <text:p>Ogrodzieniec</text:p>
          </table:table-cell>
          <table:table-cell office:value-type="float" office:value="9280" calcext:value-type="float">
            <text:p>9280</text:p>
          </table:table-cell>
          <table:table-cell table:formula="of:=VLOOKUP([.B386];[.$M$1:.$N$1048576];2;0)" office:value-type="string" office:string-value="piątek" calcext:value-type="string">
            <text:p>piątek</text:p>
          </table:table-cell>
          <table:table-cell table:formula="of:=IF(NOT(DAY([.B385]) = DAY([.B386]));1;0)" office:value-type="float" office:value="0" calcext:value-type="float">
            <text:p>0</text:p>
          </table:table-cell>
          <table:table-cell table:formula="of:=IF([.F386] = 1;IF(OR([.E386] = &quot;sobota&quot;;[.E386] = &quot;niedziela&quot;);5000;[.$Q$4]);0)" office:value-type="float" office:value="0" calcext:value-type="float">
            <text:p>0</text:p>
          </table:table-cell>
          <table:table-cell table:formula="of:=[.J385]+[.G386]" office:value-type="float" office:value="60385" calcext:value-type="float">
            <text:p>60385</text:p>
          </table:table-cell>
          <table:table-cell table:formula="of:=[.H386]-[.D386]" office:value-type="float" office:value="51105" calcext:value-type="float">
            <text:p>51105</text:p>
          </table:table-cell>
          <table:table-cell table:formula="of:=IF([.I386]&lt;0;[.H386];[.I386])" office:value-type="float" office:value="51105" calcext:value-type="float">
            <text:p>51105</text:p>
          </table:table-cell>
          <table:table-cell table:formula="of:=IF([.I386]&lt;0;1;0)" office:value-type="float" office:value="0" calcext:value-type="float">
            <text:p>0</text:p>
          </table:table-cell>
          <table:table-cell table:formula="of:=IF([.K386]=1;[.D386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date" office:date-value="2021-07-10" calcext:value-type="date">
            <text:p>10.07.2021</text:p>
          </table:table-cell>
          <table:table-cell office:value-type="string" calcext:value-type="string">
            <text:p>Malbork</text:p>
          </table:table-cell>
          <table:table-cell office:value-type="float" office:value="6930" calcext:value-type="float">
            <text:p>6930</text:p>
          </table:table-cell>
          <table:table-cell table:formula="of:=VLOOKUP([.B387];[.$M$1:.$N$1048576];2;0)" office:value-type="string" office:string-value="sobota" calcext:value-type="string">
            <text:p>sobota</text:p>
          </table:table-cell>
          <table:table-cell table:formula="of:=IF(NOT(DAY([.B386]) = DAY([.B387]));1;0)" office:value-type="float" office:value="1" calcext:value-type="float">
            <text:p>1</text:p>
          </table:table-cell>
          <table:table-cell table:formula="of:=IF([.F387] = 1;IF(OR([.E387] = &quot;sobota&quot;;[.E387] = &quot;niedziela&quot;);5000;[.$Q$4]);0)" office:value-type="float" office:value="5000" calcext:value-type="float">
            <text:p>5000</text:p>
          </table:table-cell>
          <table:table-cell table:formula="of:=[.J386]+[.G387]" office:value-type="float" office:value="56105" calcext:value-type="float">
            <text:p>56105</text:p>
          </table:table-cell>
          <table:table-cell table:formula="of:=[.H387]-[.D387]" office:value-type="float" office:value="49175" calcext:value-type="float">
            <text:p>49175</text:p>
          </table:table-cell>
          <table:table-cell table:formula="of:=IF([.I387]&lt;0;[.H387];[.I387])" office:value-type="float" office:value="49175" calcext:value-type="float">
            <text:p>49175</text:p>
          </table:table-cell>
          <table:table-cell table:formula="of:=IF([.I387]&lt;0;1;0)" office:value-type="float" office:value="0" calcext:value-type="float">
            <text:p>0</text:p>
          </table:table-cell>
          <table:table-cell table:formula="of:=IF([.K387]=1;[.D387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date" office:date-value="2021-07-11" calcext:value-type="date">
            <text:p>11.07.2021</text:p>
          </table:table-cell>
          <table:table-cell office:value-type="string" calcext:value-type="string">
            <text:p>Malbork</text:p>
          </table:table-cell>
          <table:table-cell office:value-type="float" office:value="2850" calcext:value-type="float">
            <text:p>2850</text:p>
          </table:table-cell>
          <table:table-cell table:formula="of:=VLOOKUP([.B388];[.$M$1:.$N$1048576];2;0)" office:value-type="string" office:string-value="niedziela" calcext:value-type="string">
            <text:p>niedziela</text:p>
          </table:table-cell>
          <table:table-cell table:formula="of:=IF(NOT(DAY([.B387]) = DAY([.B388]));1;0)" office:value-type="float" office:value="1" calcext:value-type="float">
            <text:p>1</text:p>
          </table:table-cell>
          <table:table-cell table:formula="of:=IF([.F388] = 1;IF(OR([.E388] = &quot;sobota&quot;;[.E388] = &quot;niedziela&quot;);5000;[.$Q$4]);0)" office:value-type="float" office:value="5000" calcext:value-type="float">
            <text:p>5000</text:p>
          </table:table-cell>
          <table:table-cell table:formula="of:=[.J387]+[.G388]" office:value-type="float" office:value="54175" calcext:value-type="float">
            <text:p>54175</text:p>
          </table:table-cell>
          <table:table-cell table:formula="of:=[.H388]-[.D388]" office:value-type="float" office:value="51325" calcext:value-type="float">
            <text:p>51325</text:p>
          </table:table-cell>
          <table:table-cell table:formula="of:=IF([.I388]&lt;0;[.H388];[.I388])" office:value-type="float" office:value="51325" calcext:value-type="float">
            <text:p>51325</text:p>
          </table:table-cell>
          <table:table-cell table:formula="of:=IF([.I388]&lt;0;1;0)" office:value-type="float" office:value="0" calcext:value-type="float">
            <text:p>0</text:p>
          </table:table-cell>
          <table:table-cell table:formula="of:=IF([.K388]=1;[.D388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date" office:date-value="2021-07-11" calcext:value-type="date">
            <text:p>11.07.2021</text:p>
          </table:table-cell>
          <table:table-cell office:value-type="string" calcext:value-type="string">
            <text:p>Przemysl</text:p>
          </table:table-cell>
          <table:table-cell office:value-type="float" office:value="7480" calcext:value-type="float">
            <text:p>7480</text:p>
          </table:table-cell>
          <table:table-cell table:formula="of:=VLOOKUP([.B389];[.$M$1:.$N$1048576];2;0)" office:value-type="string" office:string-value="niedziela" calcext:value-type="string">
            <text:p>niedziela</text:p>
          </table:table-cell>
          <table:table-cell table:formula="of:=IF(NOT(DAY([.B388]) = DAY([.B389]));1;0)" office:value-type="float" office:value="0" calcext:value-type="float">
            <text:p>0</text:p>
          </table:table-cell>
          <table:table-cell table:formula="of:=IF([.F389] = 1;IF(OR([.E389] = &quot;sobota&quot;;[.E389] = &quot;niedziela&quot;);5000;[.$Q$4]);0)" office:value-type="float" office:value="0" calcext:value-type="float">
            <text:p>0</text:p>
          </table:table-cell>
          <table:table-cell table:formula="of:=[.J388]+[.G389]" office:value-type="float" office:value="51325" calcext:value-type="float">
            <text:p>51325</text:p>
          </table:table-cell>
          <table:table-cell table:formula="of:=[.H389]-[.D389]" office:value-type="float" office:value="43845" calcext:value-type="float">
            <text:p>43845</text:p>
          </table:table-cell>
          <table:table-cell table:formula="of:=IF([.I389]&lt;0;[.H389];[.I389])" office:value-type="float" office:value="43845" calcext:value-type="float">
            <text:p>43845</text:p>
          </table:table-cell>
          <table:table-cell table:formula="of:=IF([.I389]&lt;0;1;0)" office:value-type="float" office:value="0" calcext:value-type="float">
            <text:p>0</text:p>
          </table:table-cell>
          <table:table-cell table:formula="of:=IF([.K389]=1;[.D389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date" office:date-value="2021-07-11" calcext:value-type="date">
            <text:p>11.07.2021</text:p>
          </table:table-cell>
          <table:table-cell office:value-type="string" calcext:value-type="string">
            <text:p>Ogrodzieniec</text:p>
          </table:table-cell>
          <table:table-cell office:value-type="float" office:value="4170" calcext:value-type="float">
            <text:p>4170</text:p>
          </table:table-cell>
          <table:table-cell table:formula="of:=VLOOKUP([.B390];[.$M$1:.$N$1048576];2;0)" office:value-type="string" office:string-value="niedziela" calcext:value-type="string">
            <text:p>niedziela</text:p>
          </table:table-cell>
          <table:table-cell table:formula="of:=IF(NOT(DAY([.B389]) = DAY([.B390]));1;0)" office:value-type="float" office:value="0" calcext:value-type="float">
            <text:p>0</text:p>
          </table:table-cell>
          <table:table-cell table:formula="of:=IF([.F390] = 1;IF(OR([.E390] = &quot;sobota&quot;;[.E390] = &quot;niedziela&quot;);5000;[.$Q$4]);0)" office:value-type="float" office:value="0" calcext:value-type="float">
            <text:p>0</text:p>
          </table:table-cell>
          <table:table-cell table:formula="of:=[.J389]+[.G390]" office:value-type="float" office:value="43845" calcext:value-type="float">
            <text:p>43845</text:p>
          </table:table-cell>
          <table:table-cell table:formula="of:=[.H390]-[.D390]" office:value-type="float" office:value="39675" calcext:value-type="float">
            <text:p>39675</text:p>
          </table:table-cell>
          <table:table-cell table:formula="of:=IF([.I390]&lt;0;[.H390];[.I390])" office:value-type="float" office:value="39675" calcext:value-type="float">
            <text:p>39675</text:p>
          </table:table-cell>
          <table:table-cell table:formula="of:=IF([.I390]&lt;0;1;0)" office:value-type="float" office:value="0" calcext:value-type="float">
            <text:p>0</text:p>
          </table:table-cell>
          <table:table-cell table:formula="of:=IF([.K390]=1;[.D390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date" office:date-value="2021-07-12" calcext:value-type="date">
            <text:p>12.07.2021</text:p>
          </table:table-cell>
          <table:table-cell office:value-type="string" calcext:value-type="string">
            <text:p>Ogrodzieniec</text:p>
          </table:table-cell>
          <table:table-cell office:value-type="float" office:value="6110" calcext:value-type="float">
            <text:p>6110</text:p>
          </table:table-cell>
          <table:table-cell table:formula="of:=VLOOKUP([.B391];[.$M$1:.$N$1048576];2;0)" office:value-type="string" office:string-value="poniedziałek" calcext:value-type="string">
            <text:p>poniedziałek</text:p>
          </table:table-cell>
          <table:table-cell table:formula="of:=IF(NOT(DAY([.B390]) = DAY([.B391]));1;0)" office:value-type="float" office:value="1" calcext:value-type="float">
            <text:p>1</text:p>
          </table:table-cell>
          <table:table-cell table:formula="of:=IF([.F391] = 1;IF(OR([.E391] = &quot;sobota&quot;;[.E391] = &quot;niedziela&quot;);5000;[.$Q$4]);0)" office:value-type="float" office:value="13179" calcext:value-type="float">
            <text:p>13179</text:p>
          </table:table-cell>
          <table:table-cell table:formula="of:=[.J390]+[.G391]" office:value-type="float" office:value="52854" calcext:value-type="float">
            <text:p>52854</text:p>
          </table:table-cell>
          <table:table-cell table:formula="of:=[.H391]-[.D391]" office:value-type="float" office:value="46744" calcext:value-type="float">
            <text:p>46744</text:p>
          </table:table-cell>
          <table:table-cell table:formula="of:=IF([.I391]&lt;0;[.H391];[.I391])" office:value-type="float" office:value="46744" calcext:value-type="float">
            <text:p>46744</text:p>
          </table:table-cell>
          <table:table-cell table:formula="of:=IF([.I391]&lt;0;1;0)" office:value-type="float" office:value="0" calcext:value-type="float">
            <text:p>0</text:p>
          </table:table-cell>
          <table:table-cell table:formula="of:=IF([.K391]=1;[.D391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date" office:date-value="2021-07-12" calcext:value-type="date">
            <text:p>12.07.2021</text:p>
          </table:table-cell>
          <table:table-cell office:value-type="string" calcext:value-type="string">
            <text:p>Malbork</text:p>
          </table:table-cell>
          <table:table-cell office:value-type="float" office:value="3250" calcext:value-type="float">
            <text:p>3250</text:p>
          </table:table-cell>
          <table:table-cell table:formula="of:=VLOOKUP([.B392];[.$M$1:.$N$1048576];2;0)" office:value-type="string" office:string-value="poniedziałek" calcext:value-type="string">
            <text:p>poniedziałek</text:p>
          </table:table-cell>
          <table:table-cell table:formula="of:=IF(NOT(DAY([.B391]) = DAY([.B392]));1;0)" office:value-type="float" office:value="0" calcext:value-type="float">
            <text:p>0</text:p>
          </table:table-cell>
          <table:table-cell table:formula="of:=IF([.F392] = 1;IF(OR([.E392] = &quot;sobota&quot;;[.E392] = &quot;niedziela&quot;);5000;[.$Q$4]);0)" office:value-type="float" office:value="0" calcext:value-type="float">
            <text:p>0</text:p>
          </table:table-cell>
          <table:table-cell table:formula="of:=[.J391]+[.G392]" office:value-type="float" office:value="46744" calcext:value-type="float">
            <text:p>46744</text:p>
          </table:table-cell>
          <table:table-cell table:formula="of:=[.H392]-[.D392]" office:value-type="float" office:value="43494" calcext:value-type="float">
            <text:p>43494</text:p>
          </table:table-cell>
          <table:table-cell table:formula="of:=IF([.I392]&lt;0;[.H392];[.I392])" office:value-type="float" office:value="43494" calcext:value-type="float">
            <text:p>43494</text:p>
          </table:table-cell>
          <table:table-cell table:formula="of:=IF([.I392]&lt;0;1;0)" office:value-type="float" office:value="0" calcext:value-type="float">
            <text:p>0</text:p>
          </table:table-cell>
          <table:table-cell table:formula="of:=IF([.K392]=1;[.D392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date" office:date-value="2021-07-13" calcext:value-type="date">
            <text:p>13.07.2021</text:p>
          </table:table-cell>
          <table:table-cell office:value-type="string" calcext:value-type="string">
            <text:p>Ogrodzieniec</text:p>
          </table:table-cell>
          <table:table-cell office:value-type="float" office:value="6930" calcext:value-type="float">
            <text:p>6930</text:p>
          </table:table-cell>
          <table:table-cell table:formula="of:=VLOOKUP([.B393];[.$M$1:.$N$1048576];2;0)" office:value-type="string" office:string-value="wtorek" calcext:value-type="string">
            <text:p>wtorek</text:p>
          </table:table-cell>
          <table:table-cell table:formula="of:=IF(NOT(DAY([.B392]) = DAY([.B393]));1;0)" office:value-type="float" office:value="1" calcext:value-type="float">
            <text:p>1</text:p>
          </table:table-cell>
          <table:table-cell table:formula="of:=IF([.F393] = 1;IF(OR([.E393] = &quot;sobota&quot;;[.E393] = &quot;niedziela&quot;);5000;[.$Q$4]);0)" office:value-type="float" office:value="13179" calcext:value-type="float">
            <text:p>13179</text:p>
          </table:table-cell>
          <table:table-cell table:formula="of:=[.J392]+[.G393]" office:value-type="float" office:value="56673" calcext:value-type="float">
            <text:p>56673</text:p>
          </table:table-cell>
          <table:table-cell table:formula="of:=[.H393]-[.D393]" office:value-type="float" office:value="49743" calcext:value-type="float">
            <text:p>49743</text:p>
          </table:table-cell>
          <table:table-cell table:formula="of:=IF([.I393]&lt;0;[.H393];[.I393])" office:value-type="float" office:value="49743" calcext:value-type="float">
            <text:p>49743</text:p>
          </table:table-cell>
          <table:table-cell table:formula="of:=IF([.I393]&lt;0;1;0)" office:value-type="float" office:value="0" calcext:value-type="float">
            <text:p>0</text:p>
          </table:table-cell>
          <table:table-cell table:formula="of:=IF([.K393]=1;[.D393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date" office:date-value="2021-07-13" calcext:value-type="date">
            <text:p>13.07.2021</text:p>
          </table:table-cell>
          <table:table-cell office:value-type="string" calcext:value-type="string">
            <text:p>Przemysl</text:p>
          </table:table-cell>
          <table:table-cell office:value-type="float" office:value="4790" calcext:value-type="float">
            <text:p>4790</text:p>
          </table:table-cell>
          <table:table-cell table:formula="of:=VLOOKUP([.B394];[.$M$1:.$N$1048576];2;0)" office:value-type="string" office:string-value="wtorek" calcext:value-type="string">
            <text:p>wtorek</text:p>
          </table:table-cell>
          <table:table-cell table:formula="of:=IF(NOT(DAY([.B393]) = DAY([.B394]));1;0)" office:value-type="float" office:value="0" calcext:value-type="float">
            <text:p>0</text:p>
          </table:table-cell>
          <table:table-cell table:formula="of:=IF([.F394] = 1;IF(OR([.E394] = &quot;sobota&quot;;[.E394] = &quot;niedziela&quot;);5000;[.$Q$4]);0)" office:value-type="float" office:value="0" calcext:value-type="float">
            <text:p>0</text:p>
          </table:table-cell>
          <table:table-cell table:formula="of:=[.J393]+[.G394]" office:value-type="float" office:value="49743" calcext:value-type="float">
            <text:p>49743</text:p>
          </table:table-cell>
          <table:table-cell table:formula="of:=[.H394]-[.D394]" office:value-type="float" office:value="44953" calcext:value-type="float">
            <text:p>44953</text:p>
          </table:table-cell>
          <table:table-cell table:formula="of:=IF([.I394]&lt;0;[.H394];[.I394])" office:value-type="float" office:value="44953" calcext:value-type="float">
            <text:p>44953</text:p>
          </table:table-cell>
          <table:table-cell table:formula="of:=IF([.I394]&lt;0;1;0)" office:value-type="float" office:value="0" calcext:value-type="float">
            <text:p>0</text:p>
          </table:table-cell>
          <table:table-cell table:formula="of:=IF([.K394]=1;[.D394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date" office:date-value="2021-07-13" calcext:value-type="date">
            <text:p>13.07.2021</text:p>
          </table:table-cell>
          <table:table-cell office:value-type="string" calcext:value-type="string">
            <text:p>Malbork</text:p>
          </table:table-cell>
          <table:table-cell office:value-type="float" office:value="3110" calcext:value-type="float">
            <text:p>3110</text:p>
          </table:table-cell>
          <table:table-cell table:formula="of:=VLOOKUP([.B395];[.$M$1:.$N$1048576];2;0)" office:value-type="string" office:string-value="wtorek" calcext:value-type="string">
            <text:p>wtorek</text:p>
          </table:table-cell>
          <table:table-cell table:formula="of:=IF(NOT(DAY([.B394]) = DAY([.B395]));1;0)" office:value-type="float" office:value="0" calcext:value-type="float">
            <text:p>0</text:p>
          </table:table-cell>
          <table:table-cell table:formula="of:=IF([.F395] = 1;IF(OR([.E395] = &quot;sobota&quot;;[.E395] = &quot;niedziela&quot;);5000;[.$Q$4]);0)" office:value-type="float" office:value="0" calcext:value-type="float">
            <text:p>0</text:p>
          </table:table-cell>
          <table:table-cell table:formula="of:=[.J394]+[.G395]" office:value-type="float" office:value="44953" calcext:value-type="float">
            <text:p>44953</text:p>
          </table:table-cell>
          <table:table-cell table:formula="of:=[.H395]-[.D395]" office:value-type="float" office:value="41843" calcext:value-type="float">
            <text:p>41843</text:p>
          </table:table-cell>
          <table:table-cell table:formula="of:=IF([.I395]&lt;0;[.H395];[.I395])" office:value-type="float" office:value="41843" calcext:value-type="float">
            <text:p>41843</text:p>
          </table:table-cell>
          <table:table-cell table:formula="of:=IF([.I395]&lt;0;1;0)" office:value-type="float" office:value="0" calcext:value-type="float">
            <text:p>0</text:p>
          </table:table-cell>
          <table:table-cell table:formula="of:=IF([.K395]=1;[.D395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date" office:date-value="2021-07-14" calcext:value-type="date">
            <text:p>14.07.2021</text:p>
          </table:table-cell>
          <table:table-cell office:value-type="string" calcext:value-type="string">
            <text:p>Malbork</text:p>
          </table:table-cell>
          <table:table-cell office:value-type="float" office:value="6930" calcext:value-type="float">
            <text:p>6930</text:p>
          </table:table-cell>
          <table:table-cell table:formula="of:=VLOOKUP([.B396];[.$M$1:.$N$1048576];2;0)" office:value-type="string" office:string-value="środa" calcext:value-type="string">
            <text:p>środa</text:p>
          </table:table-cell>
          <table:table-cell table:formula="of:=IF(NOT(DAY([.B395]) = DAY([.B396]));1;0)" office:value-type="float" office:value="1" calcext:value-type="float">
            <text:p>1</text:p>
          </table:table-cell>
          <table:table-cell table:formula="of:=IF([.F396] = 1;IF(OR([.E396] = &quot;sobota&quot;;[.E396] = &quot;niedziela&quot;);5000;[.$Q$4]);0)" office:value-type="float" office:value="13179" calcext:value-type="float">
            <text:p>13179</text:p>
          </table:table-cell>
          <table:table-cell table:formula="of:=[.J395]+[.G396]" office:value-type="float" office:value="55022" calcext:value-type="float">
            <text:p>55022</text:p>
          </table:table-cell>
          <table:table-cell table:formula="of:=[.H396]-[.D396]" office:value-type="float" office:value="48092" calcext:value-type="float">
            <text:p>48092</text:p>
          </table:table-cell>
          <table:table-cell table:formula="of:=IF([.I396]&lt;0;[.H396];[.I396])" office:value-type="float" office:value="48092" calcext:value-type="float">
            <text:p>48092</text:p>
          </table:table-cell>
          <table:table-cell table:formula="of:=IF([.I396]&lt;0;1;0)" office:value-type="float" office:value="0" calcext:value-type="float">
            <text:p>0</text:p>
          </table:table-cell>
          <table:table-cell table:formula="of:=IF([.K396]=1;[.D396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date" office:date-value="2021-07-15" calcext:value-type="date">
            <text:p>15.07.2021</text:p>
          </table:table-cell>
          <table:table-cell office:value-type="string" calcext:value-type="string">
            <text:p>Przemysl</text:p>
          </table:table-cell>
          <table:table-cell office:value-type="float" office:value="8100" calcext:value-type="float">
            <text:p>8100</text:p>
          </table:table-cell>
          <table:table-cell table:formula="of:=VLOOKUP([.B397];[.$M$1:.$N$1048576];2;0)" office:value-type="string" office:string-value="czwartek" calcext:value-type="string">
            <text:p>czwartek</text:p>
          </table:table-cell>
          <table:table-cell table:formula="of:=IF(NOT(DAY([.B396]) = DAY([.B397]));1;0)" office:value-type="float" office:value="1" calcext:value-type="float">
            <text:p>1</text:p>
          </table:table-cell>
          <table:table-cell table:formula="of:=IF([.F397] = 1;IF(OR([.E397] = &quot;sobota&quot;;[.E397] = &quot;niedziela&quot;);5000;[.$Q$4]);0)" office:value-type="float" office:value="13179" calcext:value-type="float">
            <text:p>13179</text:p>
          </table:table-cell>
          <table:table-cell table:formula="of:=[.J396]+[.G397]" office:value-type="float" office:value="61271" calcext:value-type="float">
            <text:p>61271</text:p>
          </table:table-cell>
          <table:table-cell table:formula="of:=[.H397]-[.D397]" office:value-type="float" office:value="53171" calcext:value-type="float">
            <text:p>53171</text:p>
          </table:table-cell>
          <table:table-cell table:formula="of:=IF([.I397]&lt;0;[.H397];[.I397])" office:value-type="float" office:value="53171" calcext:value-type="float">
            <text:p>53171</text:p>
          </table:table-cell>
          <table:table-cell table:formula="of:=IF([.I397]&lt;0;1;0)" office:value-type="float" office:value="0" calcext:value-type="float">
            <text:p>0</text:p>
          </table:table-cell>
          <table:table-cell table:formula="of:=IF([.K397]=1;[.D397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date" office:date-value="2021-07-15" calcext:value-type="date">
            <text:p>15.07.2021</text:p>
          </table:table-cell>
          <table:table-cell office:value-type="string" calcext:value-type="string">
            <text:p>Malbork</text:p>
          </table:table-cell>
          <table:table-cell office:value-type="float" office:value="6600" calcext:value-type="float">
            <text:p>6600</text:p>
          </table:table-cell>
          <table:table-cell table:formula="of:=VLOOKUP([.B398];[.$M$1:.$N$1048576];2;0)" office:value-type="string" office:string-value="czwartek" calcext:value-type="string">
            <text:p>czwartek</text:p>
          </table:table-cell>
          <table:table-cell table:formula="of:=IF(NOT(DAY([.B397]) = DAY([.B398]));1;0)" office:value-type="float" office:value="0" calcext:value-type="float">
            <text:p>0</text:p>
          </table:table-cell>
          <table:table-cell table:formula="of:=IF([.F398] = 1;IF(OR([.E398] = &quot;sobota&quot;;[.E398] = &quot;niedziela&quot;);5000;[.$Q$4]);0)" office:value-type="float" office:value="0" calcext:value-type="float">
            <text:p>0</text:p>
          </table:table-cell>
          <table:table-cell table:formula="of:=[.J397]+[.G398]" office:value-type="float" office:value="53171" calcext:value-type="float">
            <text:p>53171</text:p>
          </table:table-cell>
          <table:table-cell table:formula="of:=[.H398]-[.D398]" office:value-type="float" office:value="46571" calcext:value-type="float">
            <text:p>46571</text:p>
          </table:table-cell>
          <table:table-cell table:formula="of:=IF([.I398]&lt;0;[.H398];[.I398])" office:value-type="float" office:value="46571" calcext:value-type="float">
            <text:p>46571</text:p>
          </table:table-cell>
          <table:table-cell table:formula="of:=IF([.I398]&lt;0;1;0)" office:value-type="float" office:value="0" calcext:value-type="float">
            <text:p>0</text:p>
          </table:table-cell>
          <table:table-cell table:formula="of:=IF([.K398]=1;[.D398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date" office:date-value="2021-07-15" calcext:value-type="date">
            <text:p>15.07.2021</text:p>
          </table:table-cell>
          <table:table-cell office:value-type="string" calcext:value-type="string">
            <text:p>Ogrodzieniec</text:p>
          </table:table-cell>
          <table:table-cell office:value-type="float" office:value="9850" calcext:value-type="float">
            <text:p>9850</text:p>
          </table:table-cell>
          <table:table-cell table:formula="of:=VLOOKUP([.B399];[.$M$1:.$N$1048576];2;0)" office:value-type="string" office:string-value="czwartek" calcext:value-type="string">
            <text:p>czwartek</text:p>
          </table:table-cell>
          <table:table-cell table:formula="of:=IF(NOT(DAY([.B398]) = DAY([.B399]));1;0)" office:value-type="float" office:value="0" calcext:value-type="float">
            <text:p>0</text:p>
          </table:table-cell>
          <table:table-cell table:formula="of:=IF([.F399] = 1;IF(OR([.E399] = &quot;sobota&quot;;[.E399] = &quot;niedziela&quot;);5000;[.$Q$4]);0)" office:value-type="float" office:value="0" calcext:value-type="float">
            <text:p>0</text:p>
          </table:table-cell>
          <table:table-cell table:formula="of:=[.J398]+[.G399]" office:value-type="float" office:value="46571" calcext:value-type="float">
            <text:p>46571</text:p>
          </table:table-cell>
          <table:table-cell table:formula="of:=[.H399]-[.D399]" office:value-type="float" office:value="36721" calcext:value-type="float">
            <text:p>36721</text:p>
          </table:table-cell>
          <table:table-cell table:formula="of:=IF([.I399]&lt;0;[.H399];[.I399])" office:value-type="float" office:value="36721" calcext:value-type="float">
            <text:p>36721</text:p>
          </table:table-cell>
          <table:table-cell table:formula="of:=IF([.I399]&lt;0;1;0)" office:value-type="float" office:value="0" calcext:value-type="float">
            <text:p>0</text:p>
          </table:table-cell>
          <table:table-cell table:formula="of:=IF([.K399]=1;[.D399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date" office:date-value="2021-07-16" calcext:value-type="date">
            <text:p>16.07.2021</text:p>
          </table:table-cell>
          <table:table-cell office:value-type="string" calcext:value-type="string">
            <text:p>Ogrodzieniec</text:p>
          </table:table-cell>
          <table:table-cell office:value-type="float" office:value="8950" calcext:value-type="float">
            <text:p>8950</text:p>
          </table:table-cell>
          <table:table-cell table:formula="of:=VLOOKUP([.B400];[.$M$1:.$N$1048576];2;0)" office:value-type="string" office:string-value="piątek" calcext:value-type="string">
            <text:p>piątek</text:p>
          </table:table-cell>
          <table:table-cell table:formula="of:=IF(NOT(DAY([.B399]) = DAY([.B400]));1;0)" office:value-type="float" office:value="1" calcext:value-type="float">
            <text:p>1</text:p>
          </table:table-cell>
          <table:table-cell table:formula="of:=IF([.F400] = 1;IF(OR([.E400] = &quot;sobota&quot;;[.E400] = &quot;niedziela&quot;);5000;[.$Q$4]);0)" office:value-type="float" office:value="13179" calcext:value-type="float">
            <text:p>13179</text:p>
          </table:table-cell>
          <table:table-cell table:formula="of:=[.J399]+[.G400]" office:value-type="float" office:value="49900" calcext:value-type="float">
            <text:p>49900</text:p>
          </table:table-cell>
          <table:table-cell table:formula="of:=[.H400]-[.D400]" office:value-type="float" office:value="40950" calcext:value-type="float">
            <text:p>40950</text:p>
          </table:table-cell>
          <table:table-cell table:formula="of:=IF([.I400]&lt;0;[.H400];[.I400])" office:value-type="float" office:value="40950" calcext:value-type="float">
            <text:p>40950</text:p>
          </table:table-cell>
          <table:table-cell table:formula="of:=IF([.I400]&lt;0;1;0)" office:value-type="float" office:value="0" calcext:value-type="float">
            <text:p>0</text:p>
          </table:table-cell>
          <table:table-cell table:formula="of:=IF([.K400]=1;[.D400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date" office:date-value="2021-07-17" calcext:value-type="date">
            <text:p>17.07.2021</text:p>
          </table:table-cell>
          <table:table-cell office:value-type="string" calcext:value-type="string">
            <text:p>Malbork</text:p>
          </table:table-cell>
          <table:table-cell office:value-type="float" office:value="3280" calcext:value-type="float">
            <text:p>3280</text:p>
          </table:table-cell>
          <table:table-cell table:formula="of:=VLOOKUP([.B401];[.$M$1:.$N$1048576];2;0)" office:value-type="string" office:string-value="sobota" calcext:value-type="string">
            <text:p>sobota</text:p>
          </table:table-cell>
          <table:table-cell table:formula="of:=IF(NOT(DAY([.B400]) = DAY([.B401]));1;0)" office:value-type="float" office:value="1" calcext:value-type="float">
            <text:p>1</text:p>
          </table:table-cell>
          <table:table-cell table:formula="of:=IF([.F401] = 1;IF(OR([.E401] = &quot;sobota&quot;;[.E401] = &quot;niedziela&quot;);5000;[.$Q$4]);0)" office:value-type="float" office:value="5000" calcext:value-type="float">
            <text:p>5000</text:p>
          </table:table-cell>
          <table:table-cell table:formula="of:=[.J400]+[.G401]" office:value-type="float" office:value="45950" calcext:value-type="float">
            <text:p>45950</text:p>
          </table:table-cell>
          <table:table-cell table:formula="of:=[.H401]-[.D401]" office:value-type="float" office:value="42670" calcext:value-type="float">
            <text:p>42670</text:p>
          </table:table-cell>
          <table:table-cell table:formula="of:=IF([.I401]&lt;0;[.H401];[.I401])" office:value-type="float" office:value="42670" calcext:value-type="float">
            <text:p>42670</text:p>
          </table:table-cell>
          <table:table-cell table:formula="of:=IF([.I401]&lt;0;1;0)" office:value-type="float" office:value="0" calcext:value-type="float">
            <text:p>0</text:p>
          </table:table-cell>
          <table:table-cell table:formula="of:=IF([.K401]=1;[.D401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date" office:date-value="2021-07-17" calcext:value-type="date">
            <text:p>17.07.2021</text:p>
          </table:table-cell>
          <table:table-cell office:value-type="string" calcext:value-type="string">
            <text:p>Ogrodzieniec</text:p>
          </table:table-cell>
          <table:table-cell office:value-type="float" office:value="4680" calcext:value-type="float">
            <text:p>4680</text:p>
          </table:table-cell>
          <table:table-cell table:formula="of:=VLOOKUP([.B402];[.$M$1:.$N$1048576];2;0)" office:value-type="string" office:string-value="sobota" calcext:value-type="string">
            <text:p>sobota</text:p>
          </table:table-cell>
          <table:table-cell table:formula="of:=IF(NOT(DAY([.B401]) = DAY([.B402]));1;0)" office:value-type="float" office:value="0" calcext:value-type="float">
            <text:p>0</text:p>
          </table:table-cell>
          <table:table-cell table:formula="of:=IF([.F402] = 1;IF(OR([.E402] = &quot;sobota&quot;;[.E402] = &quot;niedziela&quot;);5000;[.$Q$4]);0)" office:value-type="float" office:value="0" calcext:value-type="float">
            <text:p>0</text:p>
          </table:table-cell>
          <table:table-cell table:formula="of:=[.J401]+[.G402]" office:value-type="float" office:value="42670" calcext:value-type="float">
            <text:p>42670</text:p>
          </table:table-cell>
          <table:table-cell table:formula="of:=[.H402]-[.D402]" office:value-type="float" office:value="37990" calcext:value-type="float">
            <text:p>37990</text:p>
          </table:table-cell>
          <table:table-cell table:formula="of:=IF([.I402]&lt;0;[.H402];[.I402])" office:value-type="float" office:value="37990" calcext:value-type="float">
            <text:p>37990</text:p>
          </table:table-cell>
          <table:table-cell table:formula="of:=IF([.I402]&lt;0;1;0)" office:value-type="float" office:value="0" calcext:value-type="float">
            <text:p>0</text:p>
          </table:table-cell>
          <table:table-cell table:formula="of:=IF([.K402]=1;[.D402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date" office:date-value="2021-07-18" calcext:value-type="date">
            <text:p>18.07.2021</text:p>
          </table:table-cell>
          <table:table-cell office:value-type="string" calcext:value-type="string">
            <text:p>Gniezno</text:p>
          </table:table-cell>
          <table:table-cell office:value-type="float" office:value="5750" calcext:value-type="float">
            <text:p>5750</text:p>
          </table:table-cell>
          <table:table-cell table:formula="of:=VLOOKUP([.B403];[.$M$1:.$N$1048576];2;0)" office:value-type="string" office:string-value="niedziela" calcext:value-type="string">
            <text:p>niedziela</text:p>
          </table:table-cell>
          <table:table-cell table:formula="of:=IF(NOT(DAY([.B402]) = DAY([.B403]));1;0)" office:value-type="float" office:value="1" calcext:value-type="float">
            <text:p>1</text:p>
          </table:table-cell>
          <table:table-cell table:formula="of:=IF([.F403] = 1;IF(OR([.E403] = &quot;sobota&quot;;[.E403] = &quot;niedziela&quot;);5000;[.$Q$4]);0)" office:value-type="float" office:value="5000" calcext:value-type="float">
            <text:p>5000</text:p>
          </table:table-cell>
          <table:table-cell table:formula="of:=[.J402]+[.G403]" office:value-type="float" office:value="42990" calcext:value-type="float">
            <text:p>42990</text:p>
          </table:table-cell>
          <table:table-cell table:formula="of:=[.H403]-[.D403]" office:value-type="float" office:value="37240" calcext:value-type="float">
            <text:p>37240</text:p>
          </table:table-cell>
          <table:table-cell table:formula="of:=IF([.I403]&lt;0;[.H403];[.I403])" office:value-type="float" office:value="37240" calcext:value-type="float">
            <text:p>37240</text:p>
          </table:table-cell>
          <table:table-cell table:formula="of:=IF([.I403]&lt;0;1;0)" office:value-type="float" office:value="0" calcext:value-type="float">
            <text:p>0</text:p>
          </table:table-cell>
          <table:table-cell table:formula="of:=IF([.K403]=1;[.D403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date" office:date-value="2021-07-18" calcext:value-type="date">
            <text:p>18.07.2021</text:p>
          </table:table-cell>
          <table:table-cell office:value-type="string" calcext:value-type="string">
            <text:p>Przemysl</text:p>
          </table:table-cell>
          <table:table-cell office:value-type="float" office:value="7000" calcext:value-type="float">
            <text:p>7000</text:p>
          </table:table-cell>
          <table:table-cell table:formula="of:=VLOOKUP([.B404];[.$M$1:.$N$1048576];2;0)" office:value-type="string" office:string-value="niedziela" calcext:value-type="string">
            <text:p>niedziela</text:p>
          </table:table-cell>
          <table:table-cell table:formula="of:=IF(NOT(DAY([.B403]) = DAY([.B404]));1;0)" office:value-type="float" office:value="0" calcext:value-type="float">
            <text:p>0</text:p>
          </table:table-cell>
          <table:table-cell table:formula="of:=IF([.F404] = 1;IF(OR([.E404] = &quot;sobota&quot;;[.E404] = &quot;niedziela&quot;);5000;[.$Q$4]);0)" office:value-type="float" office:value="0" calcext:value-type="float">
            <text:p>0</text:p>
          </table:table-cell>
          <table:table-cell table:formula="of:=[.J403]+[.G404]" office:value-type="float" office:value="37240" calcext:value-type="float">
            <text:p>37240</text:p>
          </table:table-cell>
          <table:table-cell table:formula="of:=[.H404]-[.D404]" office:value-type="float" office:value="30240" calcext:value-type="float">
            <text:p>30240</text:p>
          </table:table-cell>
          <table:table-cell table:formula="of:=IF([.I404]&lt;0;[.H404];[.I404])" office:value-type="float" office:value="30240" calcext:value-type="float">
            <text:p>30240</text:p>
          </table:table-cell>
          <table:table-cell table:formula="of:=IF([.I404]&lt;0;1;0)" office:value-type="float" office:value="0" calcext:value-type="float">
            <text:p>0</text:p>
          </table:table-cell>
          <table:table-cell table:formula="of:=IF([.K404]=1;[.D404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date" office:date-value="2021-07-19" calcext:value-type="date">
            <text:p>19.07.2021</text:p>
          </table:table-cell>
          <table:table-cell office:value-type="string" calcext:value-type="string">
            <text:p>Ogrodzieniec</text:p>
          </table:table-cell>
          <table:table-cell office:value-type="float" office:value="5870" calcext:value-type="float">
            <text:p>5870</text:p>
          </table:table-cell>
          <table:table-cell table:formula="of:=VLOOKUP([.B405];[.$M$1:.$N$1048576];2;0)" office:value-type="string" office:string-value="poniedziałek" calcext:value-type="string">
            <text:p>poniedziałek</text:p>
          </table:table-cell>
          <table:table-cell table:formula="of:=IF(NOT(DAY([.B404]) = DAY([.B405]));1;0)" office:value-type="float" office:value="1" calcext:value-type="float">
            <text:p>1</text:p>
          </table:table-cell>
          <table:table-cell table:formula="of:=IF([.F405] = 1;IF(OR([.E405] = &quot;sobota&quot;;[.E405] = &quot;niedziela&quot;);5000;[.$Q$4]);0)" office:value-type="float" office:value="13179" calcext:value-type="float">
            <text:p>13179</text:p>
          </table:table-cell>
          <table:table-cell table:formula="of:=[.J404]+[.G405]" office:value-type="float" office:value="43419" calcext:value-type="float">
            <text:p>43419</text:p>
          </table:table-cell>
          <table:table-cell table:formula="of:=[.H405]-[.D405]" office:value-type="float" office:value="37549" calcext:value-type="float">
            <text:p>37549</text:p>
          </table:table-cell>
          <table:table-cell table:formula="of:=IF([.I405]&lt;0;[.H405];[.I405])" office:value-type="float" office:value="37549" calcext:value-type="float">
            <text:p>37549</text:p>
          </table:table-cell>
          <table:table-cell table:formula="of:=IF([.I405]&lt;0;1;0)" office:value-type="float" office:value="0" calcext:value-type="float">
            <text:p>0</text:p>
          </table:table-cell>
          <table:table-cell table:formula="of:=IF([.K405]=1;[.D405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date" office:date-value="2021-07-19" calcext:value-type="date">
            <text:p>19.07.2021</text:p>
          </table:table-cell>
          <table:table-cell office:value-type="string" calcext:value-type="string">
            <text:p>Malbork</text:p>
          </table:table-cell>
          <table:table-cell office:value-type="float" office:value="6070" calcext:value-type="float">
            <text:p>6070</text:p>
          </table:table-cell>
          <table:table-cell table:formula="of:=VLOOKUP([.B406];[.$M$1:.$N$1048576];2;0)" office:value-type="string" office:string-value="poniedziałek" calcext:value-type="string">
            <text:p>poniedziałek</text:p>
          </table:table-cell>
          <table:table-cell table:formula="of:=IF(NOT(DAY([.B405]) = DAY([.B406]));1;0)" office:value-type="float" office:value="0" calcext:value-type="float">
            <text:p>0</text:p>
          </table:table-cell>
          <table:table-cell table:formula="of:=IF([.F406] = 1;IF(OR([.E406] = &quot;sobota&quot;;[.E406] = &quot;niedziela&quot;);5000;[.$Q$4]);0)" office:value-type="float" office:value="0" calcext:value-type="float">
            <text:p>0</text:p>
          </table:table-cell>
          <table:table-cell table:formula="of:=[.J405]+[.G406]" office:value-type="float" office:value="37549" calcext:value-type="float">
            <text:p>37549</text:p>
          </table:table-cell>
          <table:table-cell table:formula="of:=[.H406]-[.D406]" office:value-type="float" office:value="31479" calcext:value-type="float">
            <text:p>31479</text:p>
          </table:table-cell>
          <table:table-cell table:formula="of:=IF([.I406]&lt;0;[.H406];[.I406])" office:value-type="float" office:value="31479" calcext:value-type="float">
            <text:p>31479</text:p>
          </table:table-cell>
          <table:table-cell table:formula="of:=IF([.I406]&lt;0;1;0)" office:value-type="float" office:value="0" calcext:value-type="float">
            <text:p>0</text:p>
          </table:table-cell>
          <table:table-cell table:formula="of:=IF([.K406]=1;[.D406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date" office:date-value="2021-07-20" calcext:value-type="date">
            <text:p>20.07.2021</text:p>
          </table:table-cell>
          <table:table-cell office:value-type="string" calcext:value-type="string">
            <text:p>Ogrodzieniec</text:p>
          </table:table-cell>
          <table:table-cell office:value-type="float" office:value="1500" calcext:value-type="float">
            <text:p>1500</text:p>
          </table:table-cell>
          <table:table-cell table:formula="of:=VLOOKUP([.B407];[.$M$1:.$N$1048576];2;0)" office:value-type="string" office:string-value="wtorek" calcext:value-type="string">
            <text:p>wtorek</text:p>
          </table:table-cell>
          <table:table-cell table:formula="of:=IF(NOT(DAY([.B406]) = DAY([.B407]));1;0)" office:value-type="float" office:value="1" calcext:value-type="float">
            <text:p>1</text:p>
          </table:table-cell>
          <table:table-cell table:formula="of:=IF([.F407] = 1;IF(OR([.E407] = &quot;sobota&quot;;[.E407] = &quot;niedziela&quot;);5000;[.$Q$4]);0)" office:value-type="float" office:value="13179" calcext:value-type="float">
            <text:p>13179</text:p>
          </table:table-cell>
          <table:table-cell table:formula="of:=[.J406]+[.G407]" office:value-type="float" office:value="44658" calcext:value-type="float">
            <text:p>44658</text:p>
          </table:table-cell>
          <table:table-cell table:formula="of:=[.H407]-[.D407]" office:value-type="float" office:value="43158" calcext:value-type="float">
            <text:p>43158</text:p>
          </table:table-cell>
          <table:table-cell table:formula="of:=IF([.I407]&lt;0;[.H407];[.I407])" office:value-type="float" office:value="43158" calcext:value-type="float">
            <text:p>43158</text:p>
          </table:table-cell>
          <table:table-cell table:formula="of:=IF([.I407]&lt;0;1;0)" office:value-type="float" office:value="0" calcext:value-type="float">
            <text:p>0</text:p>
          </table:table-cell>
          <table:table-cell table:formula="of:=IF([.K407]=1;[.D407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date" office:date-value="2021-07-20" calcext:value-type="date">
            <text:p>20.07.2021</text:p>
          </table:table-cell>
          <table:table-cell office:value-type="string" calcext:value-type="string">
            <text:p>Przemysl</text:p>
          </table:table-cell>
          <table:table-cell office:value-type="float" office:value="6820" calcext:value-type="float">
            <text:p>6820</text:p>
          </table:table-cell>
          <table:table-cell table:formula="of:=VLOOKUP([.B408];[.$M$1:.$N$1048576];2;0)" office:value-type="string" office:string-value="wtorek" calcext:value-type="string">
            <text:p>wtorek</text:p>
          </table:table-cell>
          <table:table-cell table:formula="of:=IF(NOT(DAY([.B407]) = DAY([.B408]));1;0)" office:value-type="float" office:value="0" calcext:value-type="float">
            <text:p>0</text:p>
          </table:table-cell>
          <table:table-cell table:formula="of:=IF([.F408] = 1;IF(OR([.E408] = &quot;sobota&quot;;[.E408] = &quot;niedziela&quot;);5000;[.$Q$4]);0)" office:value-type="float" office:value="0" calcext:value-type="float">
            <text:p>0</text:p>
          </table:table-cell>
          <table:table-cell table:formula="of:=[.J407]+[.G408]" office:value-type="float" office:value="43158" calcext:value-type="float">
            <text:p>43158</text:p>
          </table:table-cell>
          <table:table-cell table:formula="of:=[.H408]-[.D408]" office:value-type="float" office:value="36338" calcext:value-type="float">
            <text:p>36338</text:p>
          </table:table-cell>
          <table:table-cell table:formula="of:=IF([.I408]&lt;0;[.H408];[.I408])" office:value-type="float" office:value="36338" calcext:value-type="float">
            <text:p>36338</text:p>
          </table:table-cell>
          <table:table-cell table:formula="of:=IF([.I408]&lt;0;1;0)" office:value-type="float" office:value="0" calcext:value-type="float">
            <text:p>0</text:p>
          </table:table-cell>
          <table:table-cell table:formula="of:=IF([.K408]=1;[.D408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date" office:date-value="2021-07-21" calcext:value-type="date">
            <text:p>21.07.2021</text:p>
          </table:table-cell>
          <table:table-cell office:value-type="string" calcext:value-type="string">
            <text:p>Ogrodzieniec</text:p>
          </table:table-cell>
          <table:table-cell office:value-type="float" office:value="2150" calcext:value-type="float">
            <text:p>2150</text:p>
          </table:table-cell>
          <table:table-cell table:formula="of:=VLOOKUP([.B409];[.$M$1:.$N$1048576];2;0)" office:value-type="string" office:string-value="środa" calcext:value-type="string">
            <text:p>środa</text:p>
          </table:table-cell>
          <table:table-cell table:formula="of:=IF(NOT(DAY([.B408]) = DAY([.B409]));1;0)" office:value-type="float" office:value="1" calcext:value-type="float">
            <text:p>1</text:p>
          </table:table-cell>
          <table:table-cell table:formula="of:=IF([.F409] = 1;IF(OR([.E409] = &quot;sobota&quot;;[.E409] = &quot;niedziela&quot;);5000;[.$Q$4]);0)" office:value-type="float" office:value="13179" calcext:value-type="float">
            <text:p>13179</text:p>
          </table:table-cell>
          <table:table-cell table:formula="of:=[.J408]+[.G409]" office:value-type="float" office:value="49517" calcext:value-type="float">
            <text:p>49517</text:p>
          </table:table-cell>
          <table:table-cell table:formula="of:=[.H409]-[.D409]" office:value-type="float" office:value="47367" calcext:value-type="float">
            <text:p>47367</text:p>
          </table:table-cell>
          <table:table-cell table:formula="of:=IF([.I409]&lt;0;[.H409];[.I409])" office:value-type="float" office:value="47367" calcext:value-type="float">
            <text:p>47367</text:p>
          </table:table-cell>
          <table:table-cell table:formula="of:=IF([.I409]&lt;0;1;0)" office:value-type="float" office:value="0" calcext:value-type="float">
            <text:p>0</text:p>
          </table:table-cell>
          <table:table-cell table:formula="of:=IF([.K409]=1;[.D409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date" office:date-value="2021-07-22" calcext:value-type="date">
            <text:p>22.07.2021</text:p>
          </table:table-cell>
          <table:table-cell office:value-type="string" calcext:value-type="string">
            <text:p>Malbork</text:p>
          </table:table-cell>
          <table:table-cell office:value-type="float" office:value="6600" calcext:value-type="float">
            <text:p>6600</text:p>
          </table:table-cell>
          <table:table-cell table:formula="of:=VLOOKUP([.B410];[.$M$1:.$N$1048576];2;0)" office:value-type="string" office:string-value="czwartek" calcext:value-type="string">
            <text:p>czwartek</text:p>
          </table:table-cell>
          <table:table-cell table:formula="of:=IF(NOT(DAY([.B409]) = DAY([.B410]));1;0)" office:value-type="float" office:value="1" calcext:value-type="float">
            <text:p>1</text:p>
          </table:table-cell>
          <table:table-cell table:formula="of:=IF([.F410] = 1;IF(OR([.E410] = &quot;sobota&quot;;[.E410] = &quot;niedziela&quot;);5000;[.$Q$4]);0)" office:value-type="float" office:value="13179" calcext:value-type="float">
            <text:p>13179</text:p>
          </table:table-cell>
          <table:table-cell table:formula="of:=[.J409]+[.G410]" office:value-type="float" office:value="60546" calcext:value-type="float">
            <text:p>60546</text:p>
          </table:table-cell>
          <table:table-cell table:formula="of:=[.H410]-[.D410]" office:value-type="float" office:value="53946" calcext:value-type="float">
            <text:p>53946</text:p>
          </table:table-cell>
          <table:table-cell table:formula="of:=IF([.I410]&lt;0;[.H410];[.I410])" office:value-type="float" office:value="53946" calcext:value-type="float">
            <text:p>53946</text:p>
          </table:table-cell>
          <table:table-cell table:formula="of:=IF([.I410]&lt;0;1;0)" office:value-type="float" office:value="0" calcext:value-type="float">
            <text:p>0</text:p>
          </table:table-cell>
          <table:table-cell table:formula="of:=IF([.K410]=1;[.D410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date" office:date-value="2021-07-22" calcext:value-type="date">
            <text:p>22.07.2021</text:p>
          </table:table-cell>
          <table:table-cell office:value-type="string" calcext:value-type="string">
            <text:p>Przemysl</text:p>
          </table:table-cell>
          <table:table-cell office:value-type="float" office:value="7270" calcext:value-type="float">
            <text:p>7270</text:p>
          </table:table-cell>
          <table:table-cell table:formula="of:=VLOOKUP([.B411];[.$M$1:.$N$1048576];2;0)" office:value-type="string" office:string-value="czwartek" calcext:value-type="string">
            <text:p>czwartek</text:p>
          </table:table-cell>
          <table:table-cell table:formula="of:=IF(NOT(DAY([.B410]) = DAY([.B411]));1;0)" office:value-type="float" office:value="0" calcext:value-type="float">
            <text:p>0</text:p>
          </table:table-cell>
          <table:table-cell table:formula="of:=IF([.F411] = 1;IF(OR([.E411] = &quot;sobota&quot;;[.E411] = &quot;niedziela&quot;);5000;[.$Q$4]);0)" office:value-type="float" office:value="0" calcext:value-type="float">
            <text:p>0</text:p>
          </table:table-cell>
          <table:table-cell table:formula="of:=[.J410]+[.G411]" office:value-type="float" office:value="53946" calcext:value-type="float">
            <text:p>53946</text:p>
          </table:table-cell>
          <table:table-cell table:formula="of:=[.H411]-[.D411]" office:value-type="float" office:value="46676" calcext:value-type="float">
            <text:p>46676</text:p>
          </table:table-cell>
          <table:table-cell table:formula="of:=IF([.I411]&lt;0;[.H411];[.I411])" office:value-type="float" office:value="46676" calcext:value-type="float">
            <text:p>46676</text:p>
          </table:table-cell>
          <table:table-cell table:formula="of:=IF([.I411]&lt;0;1;0)" office:value-type="float" office:value="0" calcext:value-type="float">
            <text:p>0</text:p>
          </table:table-cell>
          <table:table-cell table:formula="of:=IF([.K411]=1;[.D411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date" office:date-value="2021-07-22" calcext:value-type="date">
            <text:p>22.07.2021</text:p>
          </table:table-cell>
          <table:table-cell office:value-type="string" calcext:value-type="string">
            <text:p>Ogrodzieniec</text:p>
          </table:table-cell>
          <table:table-cell office:value-type="float" office:value="1560" calcext:value-type="float">
            <text:p>1560</text:p>
          </table:table-cell>
          <table:table-cell table:formula="of:=VLOOKUP([.B412];[.$M$1:.$N$1048576];2;0)" office:value-type="string" office:string-value="czwartek" calcext:value-type="string">
            <text:p>czwartek</text:p>
          </table:table-cell>
          <table:table-cell table:formula="of:=IF(NOT(DAY([.B411]) = DAY([.B412]));1;0)" office:value-type="float" office:value="0" calcext:value-type="float">
            <text:p>0</text:p>
          </table:table-cell>
          <table:table-cell table:formula="of:=IF([.F412] = 1;IF(OR([.E412] = &quot;sobota&quot;;[.E412] = &quot;niedziela&quot;);5000;[.$Q$4]);0)" office:value-type="float" office:value="0" calcext:value-type="float">
            <text:p>0</text:p>
          </table:table-cell>
          <table:table-cell table:formula="of:=[.J411]+[.G412]" office:value-type="float" office:value="46676" calcext:value-type="float">
            <text:p>46676</text:p>
          </table:table-cell>
          <table:table-cell table:formula="of:=[.H412]-[.D412]" office:value-type="float" office:value="45116" calcext:value-type="float">
            <text:p>45116</text:p>
          </table:table-cell>
          <table:table-cell table:formula="of:=IF([.I412]&lt;0;[.H412];[.I412])" office:value-type="float" office:value="45116" calcext:value-type="float">
            <text:p>45116</text:p>
          </table:table-cell>
          <table:table-cell table:formula="of:=IF([.I412]&lt;0;1;0)" office:value-type="float" office:value="0" calcext:value-type="float">
            <text:p>0</text:p>
          </table:table-cell>
          <table:table-cell table:formula="of:=IF([.K412]=1;[.D412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date" office:date-value="2021-07-22" calcext:value-type="date">
            <text:p>22.07.2021</text:p>
          </table:table-cell>
          <table:table-cell office:value-type="string" calcext:value-type="string">
            <text:p>Gniezno</text:p>
          </table:table-cell>
          <table:table-cell office:value-type="float" office:value="7040" calcext:value-type="float">
            <text:p>7040</text:p>
          </table:table-cell>
          <table:table-cell table:formula="of:=VLOOKUP([.B413];[.$M$1:.$N$1048576];2;0)" office:value-type="string" office:string-value="czwartek" calcext:value-type="string">
            <text:p>czwartek</text:p>
          </table:table-cell>
          <table:table-cell table:formula="of:=IF(NOT(DAY([.B412]) = DAY([.B413]));1;0)" office:value-type="float" office:value="0" calcext:value-type="float">
            <text:p>0</text:p>
          </table:table-cell>
          <table:table-cell table:formula="of:=IF([.F413] = 1;IF(OR([.E413] = &quot;sobota&quot;;[.E413] = &quot;niedziela&quot;);5000;[.$Q$4]);0)" office:value-type="float" office:value="0" calcext:value-type="float">
            <text:p>0</text:p>
          </table:table-cell>
          <table:table-cell table:formula="of:=[.J412]+[.G413]" office:value-type="float" office:value="45116" calcext:value-type="float">
            <text:p>45116</text:p>
          </table:table-cell>
          <table:table-cell table:formula="of:=[.H413]-[.D413]" office:value-type="float" office:value="38076" calcext:value-type="float">
            <text:p>38076</text:p>
          </table:table-cell>
          <table:table-cell table:formula="of:=IF([.I413]&lt;0;[.H413];[.I413])" office:value-type="float" office:value="38076" calcext:value-type="float">
            <text:p>38076</text:p>
          </table:table-cell>
          <table:table-cell table:formula="of:=IF([.I413]&lt;0;1;0)" office:value-type="float" office:value="0" calcext:value-type="float">
            <text:p>0</text:p>
          </table:table-cell>
          <table:table-cell table:formula="of:=IF([.K413]=1;[.D413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date" office:date-value="2021-07-23" calcext:value-type="date">
            <text:p>23.07.2021</text:p>
          </table:table-cell>
          <table:table-cell office:value-type="string" calcext:value-type="string">
            <text:p>Malbork</text:p>
          </table:table-cell>
          <table:table-cell office:value-type="float" office:value="2470" calcext:value-type="float">
            <text:p>2470</text:p>
          </table:table-cell>
          <table:table-cell table:formula="of:=VLOOKUP([.B414];[.$M$1:.$N$1048576];2;0)" office:value-type="string" office:string-value="piątek" calcext:value-type="string">
            <text:p>piątek</text:p>
          </table:table-cell>
          <table:table-cell table:formula="of:=IF(NOT(DAY([.B413]) = DAY([.B414]));1;0)" office:value-type="float" office:value="1" calcext:value-type="float">
            <text:p>1</text:p>
          </table:table-cell>
          <table:table-cell table:formula="of:=IF([.F414] = 1;IF(OR([.E414] = &quot;sobota&quot;;[.E414] = &quot;niedziela&quot;);5000;[.$Q$4]);0)" office:value-type="float" office:value="13179" calcext:value-type="float">
            <text:p>13179</text:p>
          </table:table-cell>
          <table:table-cell table:formula="of:=[.J413]+[.G414]" office:value-type="float" office:value="51255" calcext:value-type="float">
            <text:p>51255</text:p>
          </table:table-cell>
          <table:table-cell table:formula="of:=[.H414]-[.D414]" office:value-type="float" office:value="48785" calcext:value-type="float">
            <text:p>48785</text:p>
          </table:table-cell>
          <table:table-cell table:formula="of:=IF([.I414]&lt;0;[.H414];[.I414])" office:value-type="float" office:value="48785" calcext:value-type="float">
            <text:p>48785</text:p>
          </table:table-cell>
          <table:table-cell table:formula="of:=IF([.I414]&lt;0;1;0)" office:value-type="float" office:value="0" calcext:value-type="float">
            <text:p>0</text:p>
          </table:table-cell>
          <table:table-cell table:formula="of:=IF([.K414]=1;[.D414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date" office:date-value="2021-07-23" calcext:value-type="date">
            <text:p>23.07.2021</text:p>
          </table:table-cell>
          <table:table-cell office:value-type="string" calcext:value-type="string">
            <text:p>Ogrodzieniec</text:p>
          </table:table-cell>
          <table:table-cell office:value-type="float" office:value="8550" calcext:value-type="float">
            <text:p>8550</text:p>
          </table:table-cell>
          <table:table-cell table:formula="of:=VLOOKUP([.B415];[.$M$1:.$N$1048576];2;0)" office:value-type="string" office:string-value="piątek" calcext:value-type="string">
            <text:p>piątek</text:p>
          </table:table-cell>
          <table:table-cell table:formula="of:=IF(NOT(DAY([.B414]) = DAY([.B415]));1;0)" office:value-type="float" office:value="0" calcext:value-type="float">
            <text:p>0</text:p>
          </table:table-cell>
          <table:table-cell table:formula="of:=IF([.F415] = 1;IF(OR([.E415] = &quot;sobota&quot;;[.E415] = &quot;niedziela&quot;);5000;[.$Q$4]);0)" office:value-type="float" office:value="0" calcext:value-type="float">
            <text:p>0</text:p>
          </table:table-cell>
          <table:table-cell table:formula="of:=[.J414]+[.G415]" office:value-type="float" office:value="48785" calcext:value-type="float">
            <text:p>48785</text:p>
          </table:table-cell>
          <table:table-cell table:formula="of:=[.H415]-[.D415]" office:value-type="float" office:value="40235" calcext:value-type="float">
            <text:p>40235</text:p>
          </table:table-cell>
          <table:table-cell table:formula="of:=IF([.I415]&lt;0;[.H415];[.I415])" office:value-type="float" office:value="40235" calcext:value-type="float">
            <text:p>40235</text:p>
          </table:table-cell>
          <table:table-cell table:formula="of:=IF([.I415]&lt;0;1;0)" office:value-type="float" office:value="0" calcext:value-type="float">
            <text:p>0</text:p>
          </table:table-cell>
          <table:table-cell table:formula="of:=IF([.K415]=1;[.D415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date" office:date-value="2021-07-23" calcext:value-type="date">
            <text:p>23.07.2021</text:p>
          </table:table-cell>
          <table:table-cell office:value-type="string" calcext:value-type="string">
            <text:p>Przemysl</text:p>
          </table:table-cell>
          <table:table-cell office:value-type="float" office:value="6160" calcext:value-type="float">
            <text:p>6160</text:p>
          </table:table-cell>
          <table:table-cell table:formula="of:=VLOOKUP([.B416];[.$M$1:.$N$1048576];2;0)" office:value-type="string" office:string-value="piątek" calcext:value-type="string">
            <text:p>piątek</text:p>
          </table:table-cell>
          <table:table-cell table:formula="of:=IF(NOT(DAY([.B415]) = DAY([.B416]));1;0)" office:value-type="float" office:value="0" calcext:value-type="float">
            <text:p>0</text:p>
          </table:table-cell>
          <table:table-cell table:formula="of:=IF([.F416] = 1;IF(OR([.E416] = &quot;sobota&quot;;[.E416] = &quot;niedziela&quot;);5000;[.$Q$4]);0)" office:value-type="float" office:value="0" calcext:value-type="float">
            <text:p>0</text:p>
          </table:table-cell>
          <table:table-cell table:formula="of:=[.J415]+[.G416]" office:value-type="float" office:value="40235" calcext:value-type="float">
            <text:p>40235</text:p>
          </table:table-cell>
          <table:table-cell table:formula="of:=[.H416]-[.D416]" office:value-type="float" office:value="34075" calcext:value-type="float">
            <text:p>34075</text:p>
          </table:table-cell>
          <table:table-cell table:formula="of:=IF([.I416]&lt;0;[.H416];[.I416])" office:value-type="float" office:value="34075" calcext:value-type="float">
            <text:p>34075</text:p>
          </table:table-cell>
          <table:table-cell table:formula="of:=IF([.I416]&lt;0;1;0)" office:value-type="float" office:value="0" calcext:value-type="float">
            <text:p>0</text:p>
          </table:table-cell>
          <table:table-cell table:formula="of:=IF([.K416]=1;[.D416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date" office:date-value="2021-07-24" calcext:value-type="date">
            <text:p>24.07.2021</text:p>
          </table:table-cell>
          <table:table-cell office:value-type="string" calcext:value-type="string">
            <text:p>Malbork</text:p>
          </table:table-cell>
          <table:table-cell office:value-type="float" office:value="9010" calcext:value-type="float">
            <text:p>9010</text:p>
          </table:table-cell>
          <table:table-cell table:formula="of:=VLOOKUP([.B417];[.$M$1:.$N$1048576];2;0)" office:value-type="string" office:string-value="sobota" calcext:value-type="string">
            <text:p>sobota</text:p>
          </table:table-cell>
          <table:table-cell table:formula="of:=IF(NOT(DAY([.B416]) = DAY([.B417]));1;0)" office:value-type="float" office:value="1" calcext:value-type="float">
            <text:p>1</text:p>
          </table:table-cell>
          <table:table-cell table:formula="of:=IF([.F417] = 1;IF(OR([.E417] = &quot;sobota&quot;;[.E417] = &quot;niedziela&quot;);5000;[.$Q$4]);0)" office:value-type="float" office:value="5000" calcext:value-type="float">
            <text:p>5000</text:p>
          </table:table-cell>
          <table:table-cell table:formula="of:=[.J416]+[.G417]" office:value-type="float" office:value="39075" calcext:value-type="float">
            <text:p>39075</text:p>
          </table:table-cell>
          <table:table-cell table:formula="of:=[.H417]-[.D417]" office:value-type="float" office:value="30065" calcext:value-type="float">
            <text:p>30065</text:p>
          </table:table-cell>
          <table:table-cell table:formula="of:=IF([.I417]&lt;0;[.H417];[.I417])" office:value-type="float" office:value="30065" calcext:value-type="float">
            <text:p>30065</text:p>
          </table:table-cell>
          <table:table-cell table:formula="of:=IF([.I417]&lt;0;1;0)" office:value-type="float" office:value="0" calcext:value-type="float">
            <text:p>0</text:p>
          </table:table-cell>
          <table:table-cell table:formula="of:=IF([.K417]=1;[.D417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date" office:date-value="2021-07-24" calcext:value-type="date">
            <text:p>24.07.2021</text:p>
          </table:table-cell>
          <table:table-cell office:value-type="string" calcext:value-type="string">
            <text:p>Gniezno</text:p>
          </table:table-cell>
          <table:table-cell office:value-type="float" office:value="1400" calcext:value-type="float">
            <text:p>1400</text:p>
          </table:table-cell>
          <table:table-cell table:formula="of:=VLOOKUP([.B418];[.$M$1:.$N$1048576];2;0)" office:value-type="string" office:string-value="sobota" calcext:value-type="string">
            <text:p>sobota</text:p>
          </table:table-cell>
          <table:table-cell table:formula="of:=IF(NOT(DAY([.B417]) = DAY([.B418]));1;0)" office:value-type="float" office:value="0" calcext:value-type="float">
            <text:p>0</text:p>
          </table:table-cell>
          <table:table-cell table:formula="of:=IF([.F418] = 1;IF(OR([.E418] = &quot;sobota&quot;;[.E418] = &quot;niedziela&quot;);5000;[.$Q$4]);0)" office:value-type="float" office:value="0" calcext:value-type="float">
            <text:p>0</text:p>
          </table:table-cell>
          <table:table-cell table:formula="of:=[.J417]+[.G418]" office:value-type="float" office:value="30065" calcext:value-type="float">
            <text:p>30065</text:p>
          </table:table-cell>
          <table:table-cell table:formula="of:=[.H418]-[.D418]" office:value-type="float" office:value="28665" calcext:value-type="float">
            <text:p>28665</text:p>
          </table:table-cell>
          <table:table-cell table:formula="of:=IF([.I418]&lt;0;[.H418];[.I418])" office:value-type="float" office:value="28665" calcext:value-type="float">
            <text:p>28665</text:p>
          </table:table-cell>
          <table:table-cell table:formula="of:=IF([.I418]&lt;0;1;0)" office:value-type="float" office:value="0" calcext:value-type="float">
            <text:p>0</text:p>
          </table:table-cell>
          <table:table-cell table:formula="of:=IF([.K418]=1;[.D418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date" office:date-value="2021-07-24" calcext:value-type="date">
            <text:p>24.07.2021</text:p>
          </table:table-cell>
          <table:table-cell office:value-type="string" calcext:value-type="string">
            <text:p>Przemysl</text:p>
          </table:table-cell>
          <table:table-cell office:value-type="float" office:value="7730" calcext:value-type="float">
            <text:p>7730</text:p>
          </table:table-cell>
          <table:table-cell table:formula="of:=VLOOKUP([.B419];[.$M$1:.$N$1048576];2;0)" office:value-type="string" office:string-value="sobota" calcext:value-type="string">
            <text:p>sobota</text:p>
          </table:table-cell>
          <table:table-cell table:formula="of:=IF(NOT(DAY([.B418]) = DAY([.B419]));1;0)" office:value-type="float" office:value="0" calcext:value-type="float">
            <text:p>0</text:p>
          </table:table-cell>
          <table:table-cell table:formula="of:=IF([.F419] = 1;IF(OR([.E419] = &quot;sobota&quot;;[.E419] = &quot;niedziela&quot;);5000;[.$Q$4]);0)" office:value-type="float" office:value="0" calcext:value-type="float">
            <text:p>0</text:p>
          </table:table-cell>
          <table:table-cell table:formula="of:=[.J418]+[.G419]" office:value-type="float" office:value="28665" calcext:value-type="float">
            <text:p>28665</text:p>
          </table:table-cell>
          <table:table-cell table:formula="of:=[.H419]-[.D419]" office:value-type="float" office:value="20935" calcext:value-type="float">
            <text:p>20935</text:p>
          </table:table-cell>
          <table:table-cell table:formula="of:=IF([.I419]&lt;0;[.H419];[.I419])" office:value-type="float" office:value="20935" calcext:value-type="float">
            <text:p>20935</text:p>
          </table:table-cell>
          <table:table-cell table:formula="of:=IF([.I419]&lt;0;1;0)" office:value-type="float" office:value="0" calcext:value-type="float">
            <text:p>0</text:p>
          </table:table-cell>
          <table:table-cell table:formula="of:=IF([.K419]=1;[.D419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date" office:date-value="2021-07-24" calcext:value-type="date">
            <text:p>24.07.2021</text:p>
          </table:table-cell>
          <table:table-cell office:value-type="string" calcext:value-type="string">
            <text:p>Ogrodzieniec</text:p>
          </table:table-cell>
          <table:table-cell office:value-type="float" office:value="8020" calcext:value-type="float">
            <text:p>8020</text:p>
          </table:table-cell>
          <table:table-cell table:formula="of:=VLOOKUP([.B420];[.$M$1:.$N$1048576];2;0)" office:value-type="string" office:string-value="sobota" calcext:value-type="string">
            <text:p>sobota</text:p>
          </table:table-cell>
          <table:table-cell table:formula="of:=IF(NOT(DAY([.B419]) = DAY([.B420]));1;0)" office:value-type="float" office:value="0" calcext:value-type="float">
            <text:p>0</text:p>
          </table:table-cell>
          <table:table-cell table:formula="of:=IF([.F420] = 1;IF(OR([.E420] = &quot;sobota&quot;;[.E420] = &quot;niedziela&quot;);5000;[.$Q$4]);0)" office:value-type="float" office:value="0" calcext:value-type="float">
            <text:p>0</text:p>
          </table:table-cell>
          <table:table-cell table:formula="of:=[.J419]+[.G420]" office:value-type="float" office:value="20935" calcext:value-type="float">
            <text:p>20935</text:p>
          </table:table-cell>
          <table:table-cell table:formula="of:=[.H420]-[.D420]" office:value-type="float" office:value="12915" calcext:value-type="float">
            <text:p>12915</text:p>
          </table:table-cell>
          <table:table-cell table:formula="of:=IF([.I420]&lt;0;[.H420];[.I420])" office:value-type="float" office:value="12915" calcext:value-type="float">
            <text:p>12915</text:p>
          </table:table-cell>
          <table:table-cell table:formula="of:=IF([.I420]&lt;0;1;0)" office:value-type="float" office:value="0" calcext:value-type="float">
            <text:p>0</text:p>
          </table:table-cell>
          <table:table-cell table:formula="of:=IF([.K420]=1;[.D420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date" office:date-value="2021-07-25" calcext:value-type="date">
            <text:p>25.07.2021</text:p>
          </table:table-cell>
          <table:table-cell office:value-type="string" calcext:value-type="string">
            <text:p>Ogrodzieniec</text:p>
          </table:table-cell>
          <table:table-cell office:value-type="float" office:value="2730" calcext:value-type="float">
            <text:p>2730</text:p>
          </table:table-cell>
          <table:table-cell table:formula="of:=VLOOKUP([.B421];[.$M$1:.$N$1048576];2;0)" office:value-type="string" office:string-value="niedziela" calcext:value-type="string">
            <text:p>niedziela</text:p>
          </table:table-cell>
          <table:table-cell table:formula="of:=IF(NOT(DAY([.B420]) = DAY([.B421]));1;0)" office:value-type="float" office:value="1" calcext:value-type="float">
            <text:p>1</text:p>
          </table:table-cell>
          <table:table-cell table:formula="of:=IF([.F421] = 1;IF(OR([.E421] = &quot;sobota&quot;;[.E421] = &quot;niedziela&quot;);5000;[.$Q$4]);0)" office:value-type="float" office:value="5000" calcext:value-type="float">
            <text:p>5000</text:p>
          </table:table-cell>
          <table:table-cell table:formula="of:=[.J420]+[.G421]" office:value-type="float" office:value="17915" calcext:value-type="float">
            <text:p>17915</text:p>
          </table:table-cell>
          <table:table-cell table:formula="of:=[.H421]-[.D421]" office:value-type="float" office:value="15185" calcext:value-type="float">
            <text:p>15185</text:p>
          </table:table-cell>
          <table:table-cell table:formula="of:=IF([.I421]&lt;0;[.H421];[.I421])" office:value-type="float" office:value="15185" calcext:value-type="float">
            <text:p>15185</text:p>
          </table:table-cell>
          <table:table-cell table:formula="of:=IF([.I421]&lt;0;1;0)" office:value-type="float" office:value="0" calcext:value-type="float">
            <text:p>0</text:p>
          </table:table-cell>
          <table:table-cell table:formula="of:=IF([.K421]=1;[.D421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date" office:date-value="2021-07-26" calcext:value-type="date">
            <text:p>26.07.2021</text:p>
          </table:table-cell>
          <table:table-cell office:value-type="string" calcext:value-type="string">
            <text:p>Gniezno</text:p>
          </table:table-cell>
          <table:table-cell office:value-type="float" office:value="8340" calcext:value-type="float">
            <text:p>8340</text:p>
          </table:table-cell>
          <table:table-cell table:formula="of:=VLOOKUP([.B422];[.$M$1:.$N$1048576];2;0)" office:value-type="string" office:string-value="poniedziałek" calcext:value-type="string">
            <text:p>poniedziałek</text:p>
          </table:table-cell>
          <table:table-cell table:formula="of:=IF(NOT(DAY([.B421]) = DAY([.B422]));1;0)" office:value-type="float" office:value="1" calcext:value-type="float">
            <text:p>1</text:p>
          </table:table-cell>
          <table:table-cell table:formula="of:=IF([.F422] = 1;IF(OR([.E422] = &quot;sobota&quot;;[.E422] = &quot;niedziela&quot;);5000;[.$Q$4]);0)" office:value-type="float" office:value="13179" calcext:value-type="float">
            <text:p>13179</text:p>
          </table:table-cell>
          <table:table-cell table:formula="of:=[.J421]+[.G422]" office:value-type="float" office:value="28364" calcext:value-type="float">
            <text:p>28364</text:p>
          </table:table-cell>
          <table:table-cell table:formula="of:=[.H422]-[.D422]" office:value-type="float" office:value="20024" calcext:value-type="float">
            <text:p>20024</text:p>
          </table:table-cell>
          <table:table-cell table:formula="of:=IF([.I422]&lt;0;[.H422];[.I422])" office:value-type="float" office:value="20024" calcext:value-type="float">
            <text:p>20024</text:p>
          </table:table-cell>
          <table:table-cell table:formula="of:=IF([.I422]&lt;0;1;0)" office:value-type="float" office:value="0" calcext:value-type="float">
            <text:p>0</text:p>
          </table:table-cell>
          <table:table-cell table:formula="of:=IF([.K422]=1;[.D422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date" office:date-value="2021-07-27" calcext:value-type="date">
            <text:p>27.07.2021</text:p>
          </table:table-cell>
          <table:table-cell office:value-type="string" calcext:value-type="string">
            <text:p>Przemysl</text:p>
          </table:table-cell>
          <table:table-cell office:value-type="float" office:value="850" calcext:value-type="float">
            <text:p>850</text:p>
          </table:table-cell>
          <table:table-cell table:formula="of:=VLOOKUP([.B423];[.$M$1:.$N$1048576];2;0)" office:value-type="string" office:string-value="wtorek" calcext:value-type="string">
            <text:p>wtorek</text:p>
          </table:table-cell>
          <table:table-cell table:formula="of:=IF(NOT(DAY([.B422]) = DAY([.B423]));1;0)" office:value-type="float" office:value="1" calcext:value-type="float">
            <text:p>1</text:p>
          </table:table-cell>
          <table:table-cell table:formula="of:=IF([.F423] = 1;IF(OR([.E423] = &quot;sobota&quot;;[.E423] = &quot;niedziela&quot;);5000;[.$Q$4]);0)" office:value-type="float" office:value="13179" calcext:value-type="float">
            <text:p>13179</text:p>
          </table:table-cell>
          <table:table-cell table:formula="of:=[.J422]+[.G423]" office:value-type="float" office:value="33203" calcext:value-type="float">
            <text:p>33203</text:p>
          </table:table-cell>
          <table:table-cell table:formula="of:=[.H423]-[.D423]" office:value-type="float" office:value="32353" calcext:value-type="float">
            <text:p>32353</text:p>
          </table:table-cell>
          <table:table-cell table:formula="of:=IF([.I423]&lt;0;[.H423];[.I423])" office:value-type="float" office:value="32353" calcext:value-type="float">
            <text:p>32353</text:p>
          </table:table-cell>
          <table:table-cell table:formula="of:=IF([.I423]&lt;0;1;0)" office:value-type="float" office:value="0" calcext:value-type="float">
            <text:p>0</text:p>
          </table:table-cell>
          <table:table-cell table:formula="of:=IF([.K423]=1;[.D423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date" office:date-value="2021-07-27" calcext:value-type="date">
            <text:p>27.07.2021</text:p>
          </table:table-cell>
          <table:table-cell office:value-type="string" calcext:value-type="string">
            <text:p>Malbork</text:p>
          </table:table-cell>
          <table:table-cell office:value-type="float" office:value="8740" calcext:value-type="float">
            <text:p>8740</text:p>
          </table:table-cell>
          <table:table-cell table:formula="of:=VLOOKUP([.B424];[.$M$1:.$N$1048576];2;0)" office:value-type="string" office:string-value="wtorek" calcext:value-type="string">
            <text:p>wtorek</text:p>
          </table:table-cell>
          <table:table-cell table:formula="of:=IF(NOT(DAY([.B423]) = DAY([.B424]));1;0)" office:value-type="float" office:value="0" calcext:value-type="float">
            <text:p>0</text:p>
          </table:table-cell>
          <table:table-cell table:formula="of:=IF([.F424] = 1;IF(OR([.E424] = &quot;sobota&quot;;[.E424] = &quot;niedziela&quot;);5000;[.$Q$4]);0)" office:value-type="float" office:value="0" calcext:value-type="float">
            <text:p>0</text:p>
          </table:table-cell>
          <table:table-cell table:formula="of:=[.J423]+[.G424]" office:value-type="float" office:value="32353" calcext:value-type="float">
            <text:p>32353</text:p>
          </table:table-cell>
          <table:table-cell table:formula="of:=[.H424]-[.D424]" office:value-type="float" office:value="23613" calcext:value-type="float">
            <text:p>23613</text:p>
          </table:table-cell>
          <table:table-cell table:formula="of:=IF([.I424]&lt;0;[.H424];[.I424])" office:value-type="float" office:value="23613" calcext:value-type="float">
            <text:p>23613</text:p>
          </table:table-cell>
          <table:table-cell table:formula="of:=IF([.I424]&lt;0;1;0)" office:value-type="float" office:value="0" calcext:value-type="float">
            <text:p>0</text:p>
          </table:table-cell>
          <table:table-cell table:formula="of:=IF([.K424]=1;[.D424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date" office:date-value="2021-07-28" calcext:value-type="date">
            <text:p>28.07.2021</text:p>
          </table:table-cell>
          <table:table-cell office:value-type="string" calcext:value-type="string">
            <text:p>Przemysl</text:p>
          </table:table-cell>
          <table:table-cell office:value-type="float" office:value="6720" calcext:value-type="float">
            <text:p>6720</text:p>
          </table:table-cell>
          <table:table-cell table:formula="of:=VLOOKUP([.B425];[.$M$1:.$N$1048576];2;0)" office:value-type="string" office:string-value="środa" calcext:value-type="string">
            <text:p>środa</text:p>
          </table:table-cell>
          <table:table-cell table:formula="of:=IF(NOT(DAY([.B424]) = DAY([.B425]));1;0)" office:value-type="float" office:value="1" calcext:value-type="float">
            <text:p>1</text:p>
          </table:table-cell>
          <table:table-cell table:formula="of:=IF([.F425] = 1;IF(OR([.E425] = &quot;sobota&quot;;[.E425] = &quot;niedziela&quot;);5000;[.$Q$4]);0)" office:value-type="float" office:value="13179" calcext:value-type="float">
            <text:p>13179</text:p>
          </table:table-cell>
          <table:table-cell table:formula="of:=[.J424]+[.G425]" office:value-type="float" office:value="36792" calcext:value-type="float">
            <text:p>36792</text:p>
          </table:table-cell>
          <table:table-cell table:formula="of:=[.H425]-[.D425]" office:value-type="float" office:value="30072" calcext:value-type="float">
            <text:p>30072</text:p>
          </table:table-cell>
          <table:table-cell table:formula="of:=IF([.I425]&lt;0;[.H425];[.I425])" office:value-type="float" office:value="30072" calcext:value-type="float">
            <text:p>30072</text:p>
          </table:table-cell>
          <table:table-cell table:formula="of:=IF([.I425]&lt;0;1;0)" office:value-type="float" office:value="0" calcext:value-type="float">
            <text:p>0</text:p>
          </table:table-cell>
          <table:table-cell table:formula="of:=IF([.K425]=1;[.D425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date" office:date-value="2021-07-28" calcext:value-type="date">
            <text:p>28.07.2021</text:p>
          </table:table-cell>
          <table:table-cell office:value-type="string" calcext:value-type="string">
            <text:p>Ogrodzieniec</text:p>
          </table:table-cell>
          <table:table-cell office:value-type="float" office:value="780" calcext:value-type="float">
            <text:p>780</text:p>
          </table:table-cell>
          <table:table-cell table:formula="of:=VLOOKUP([.B426];[.$M$1:.$N$1048576];2;0)" office:value-type="string" office:string-value="środa" calcext:value-type="string">
            <text:p>środa</text:p>
          </table:table-cell>
          <table:table-cell table:formula="of:=IF(NOT(DAY([.B425]) = DAY([.B426]));1;0)" office:value-type="float" office:value="0" calcext:value-type="float">
            <text:p>0</text:p>
          </table:table-cell>
          <table:table-cell table:formula="of:=IF([.F426] = 1;IF(OR([.E426] = &quot;sobota&quot;;[.E426] = &quot;niedziela&quot;);5000;[.$Q$4]);0)" office:value-type="float" office:value="0" calcext:value-type="float">
            <text:p>0</text:p>
          </table:table-cell>
          <table:table-cell table:formula="of:=[.J425]+[.G426]" office:value-type="float" office:value="30072" calcext:value-type="float">
            <text:p>30072</text:p>
          </table:table-cell>
          <table:table-cell table:formula="of:=[.H426]-[.D426]" office:value-type="float" office:value="29292" calcext:value-type="float">
            <text:p>29292</text:p>
          </table:table-cell>
          <table:table-cell table:formula="of:=IF([.I426]&lt;0;[.H426];[.I426])" office:value-type="float" office:value="29292" calcext:value-type="float">
            <text:p>29292</text:p>
          </table:table-cell>
          <table:table-cell table:formula="of:=IF([.I426]&lt;0;1;0)" office:value-type="float" office:value="0" calcext:value-type="float">
            <text:p>0</text:p>
          </table:table-cell>
          <table:table-cell table:formula="of:=IF([.K426]=1;[.D426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date" office:date-value="2021-07-28" calcext:value-type="date">
            <text:p>28.07.2021</text:p>
          </table:table-cell>
          <table:table-cell office:value-type="string" calcext:value-type="string">
            <text:p>Malbork</text:p>
          </table:table-cell>
          <table:table-cell office:value-type="float" office:value="1020" calcext:value-type="float">
            <text:p>1020</text:p>
          </table:table-cell>
          <table:table-cell table:formula="of:=VLOOKUP([.B427];[.$M$1:.$N$1048576];2;0)" office:value-type="string" office:string-value="środa" calcext:value-type="string">
            <text:p>środa</text:p>
          </table:table-cell>
          <table:table-cell table:formula="of:=IF(NOT(DAY([.B426]) = DAY([.B427]));1;0)" office:value-type="float" office:value="0" calcext:value-type="float">
            <text:p>0</text:p>
          </table:table-cell>
          <table:table-cell table:formula="of:=IF([.F427] = 1;IF(OR([.E427] = &quot;sobota&quot;;[.E427] = &quot;niedziela&quot;);5000;[.$Q$4]);0)" office:value-type="float" office:value="0" calcext:value-type="float">
            <text:p>0</text:p>
          </table:table-cell>
          <table:table-cell table:formula="of:=[.J426]+[.G427]" office:value-type="float" office:value="29292" calcext:value-type="float">
            <text:p>29292</text:p>
          </table:table-cell>
          <table:table-cell table:formula="of:=[.H427]-[.D427]" office:value-type="float" office:value="28272" calcext:value-type="float">
            <text:p>28272</text:p>
          </table:table-cell>
          <table:table-cell table:formula="of:=IF([.I427]&lt;0;[.H427];[.I427])" office:value-type="float" office:value="28272" calcext:value-type="float">
            <text:p>28272</text:p>
          </table:table-cell>
          <table:table-cell table:formula="of:=IF([.I427]&lt;0;1;0)" office:value-type="float" office:value="0" calcext:value-type="float">
            <text:p>0</text:p>
          </table:table-cell>
          <table:table-cell table:formula="of:=IF([.K427]=1;[.D427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date" office:date-value="2021-07-29" calcext:value-type="date">
            <text:p>29.07.2021</text:p>
          </table:table-cell>
          <table:table-cell office:value-type="string" calcext:value-type="string">
            <text:p>Przemysl</text:p>
          </table:table-cell>
          <table:table-cell office:value-type="float" office:value="4870" calcext:value-type="float">
            <text:p>4870</text:p>
          </table:table-cell>
          <table:table-cell table:formula="of:=VLOOKUP([.B428];[.$M$1:.$N$1048576];2;0)" office:value-type="string" office:string-value="czwartek" calcext:value-type="string">
            <text:p>czwartek</text:p>
          </table:table-cell>
          <table:table-cell table:formula="of:=IF(NOT(DAY([.B427]) = DAY([.B428]));1;0)" office:value-type="float" office:value="1" calcext:value-type="float">
            <text:p>1</text:p>
          </table:table-cell>
          <table:table-cell table:formula="of:=IF([.F428] = 1;IF(OR([.E428] = &quot;sobota&quot;;[.E428] = &quot;niedziela&quot;);5000;[.$Q$4]);0)" office:value-type="float" office:value="13179" calcext:value-type="float">
            <text:p>13179</text:p>
          </table:table-cell>
          <table:table-cell table:formula="of:=[.J427]+[.G428]" office:value-type="float" office:value="41451" calcext:value-type="float">
            <text:p>41451</text:p>
          </table:table-cell>
          <table:table-cell table:formula="of:=[.H428]-[.D428]" office:value-type="float" office:value="36581" calcext:value-type="float">
            <text:p>36581</text:p>
          </table:table-cell>
          <table:table-cell table:formula="of:=IF([.I428]&lt;0;[.H428];[.I428])" office:value-type="float" office:value="36581" calcext:value-type="float">
            <text:p>36581</text:p>
          </table:table-cell>
          <table:table-cell table:formula="of:=IF([.I428]&lt;0;1;0)" office:value-type="float" office:value="0" calcext:value-type="float">
            <text:p>0</text:p>
          </table:table-cell>
          <table:table-cell table:formula="of:=IF([.K428]=1;[.D428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date" office:date-value="2021-07-29" calcext:value-type="date">
            <text:p>29.07.2021</text:p>
          </table:table-cell>
          <table:table-cell office:value-type="string" calcext:value-type="string">
            <text:p>Gniezno</text:p>
          </table:table-cell>
          <table:table-cell office:value-type="float" office:value="7250" calcext:value-type="float">
            <text:p>7250</text:p>
          </table:table-cell>
          <table:table-cell table:formula="of:=VLOOKUP([.B429];[.$M$1:.$N$1048576];2;0)" office:value-type="string" office:string-value="czwartek" calcext:value-type="string">
            <text:p>czwartek</text:p>
          </table:table-cell>
          <table:table-cell table:formula="of:=IF(NOT(DAY([.B428]) = DAY([.B429]));1;0)" office:value-type="float" office:value="0" calcext:value-type="float">
            <text:p>0</text:p>
          </table:table-cell>
          <table:table-cell table:formula="of:=IF([.F429] = 1;IF(OR([.E429] = &quot;sobota&quot;;[.E429] = &quot;niedziela&quot;);5000;[.$Q$4]);0)" office:value-type="float" office:value="0" calcext:value-type="float">
            <text:p>0</text:p>
          </table:table-cell>
          <table:table-cell table:formula="of:=[.J428]+[.G429]" office:value-type="float" office:value="36581" calcext:value-type="float">
            <text:p>36581</text:p>
          </table:table-cell>
          <table:table-cell table:formula="of:=[.H429]-[.D429]" office:value-type="float" office:value="29331" calcext:value-type="float">
            <text:p>29331</text:p>
          </table:table-cell>
          <table:table-cell table:formula="of:=IF([.I429]&lt;0;[.H429];[.I429])" office:value-type="float" office:value="29331" calcext:value-type="float">
            <text:p>29331</text:p>
          </table:table-cell>
          <table:table-cell table:formula="of:=IF([.I429]&lt;0;1;0)" office:value-type="float" office:value="0" calcext:value-type="float">
            <text:p>0</text:p>
          </table:table-cell>
          <table:table-cell table:formula="of:=IF([.K429]=1;[.D429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date" office:date-value="2021-07-29" calcext:value-type="date">
            <text:p>29.07.2021</text:p>
          </table:table-cell>
          <table:table-cell office:value-type="string" calcext:value-type="string">
            <text:p>Ogrodzieniec</text:p>
          </table:table-cell>
          <table:table-cell office:value-type="float" office:value="330" calcext:value-type="float">
            <text:p>330</text:p>
          </table:table-cell>
          <table:table-cell table:formula="of:=VLOOKUP([.B430];[.$M$1:.$N$1048576];2;0)" office:value-type="string" office:string-value="czwartek" calcext:value-type="string">
            <text:p>czwartek</text:p>
          </table:table-cell>
          <table:table-cell table:formula="of:=IF(NOT(DAY([.B429]) = DAY([.B430]));1;0)" office:value-type="float" office:value="0" calcext:value-type="float">
            <text:p>0</text:p>
          </table:table-cell>
          <table:table-cell table:formula="of:=IF([.F430] = 1;IF(OR([.E430] = &quot;sobota&quot;;[.E430] = &quot;niedziela&quot;);5000;[.$Q$4]);0)" office:value-type="float" office:value="0" calcext:value-type="float">
            <text:p>0</text:p>
          </table:table-cell>
          <table:table-cell table:formula="of:=[.J429]+[.G430]" office:value-type="float" office:value="29331" calcext:value-type="float">
            <text:p>29331</text:p>
          </table:table-cell>
          <table:table-cell table:formula="of:=[.H430]-[.D430]" office:value-type="float" office:value="29001" calcext:value-type="float">
            <text:p>29001</text:p>
          </table:table-cell>
          <table:table-cell table:formula="of:=IF([.I430]&lt;0;[.H430];[.I430])" office:value-type="float" office:value="29001" calcext:value-type="float">
            <text:p>29001</text:p>
          </table:table-cell>
          <table:table-cell table:formula="of:=IF([.I430]&lt;0;1;0)" office:value-type="float" office:value="0" calcext:value-type="float">
            <text:p>0</text:p>
          </table:table-cell>
          <table:table-cell table:formula="of:=IF([.K430]=1;[.D430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date" office:date-value="2021-07-30" calcext:value-type="date">
            <text:p>30.07.2021</text:p>
          </table:table-cell>
          <table:table-cell office:value-type="string" calcext:value-type="string">
            <text:p>Przemysl</text:p>
          </table:table-cell>
          <table:table-cell office:value-type="float" office:value="3290" calcext:value-type="float">
            <text:p>3290</text:p>
          </table:table-cell>
          <table:table-cell table:formula="of:=VLOOKUP([.B431];[.$M$1:.$N$1048576];2;0)" office:value-type="string" office:string-value="piątek" calcext:value-type="string">
            <text:p>piątek</text:p>
          </table:table-cell>
          <table:table-cell table:formula="of:=IF(NOT(DAY([.B430]) = DAY([.B431]));1;0)" office:value-type="float" office:value="1" calcext:value-type="float">
            <text:p>1</text:p>
          </table:table-cell>
          <table:table-cell table:formula="of:=IF([.F431] = 1;IF(OR([.E431] = &quot;sobota&quot;;[.E431] = &quot;niedziela&quot;);5000;[.$Q$4]);0)" office:value-type="float" office:value="13179" calcext:value-type="float">
            <text:p>13179</text:p>
          </table:table-cell>
          <table:table-cell table:formula="of:=[.J430]+[.G431]" office:value-type="float" office:value="42180" calcext:value-type="float">
            <text:p>42180</text:p>
          </table:table-cell>
          <table:table-cell table:formula="of:=[.H431]-[.D431]" office:value-type="float" office:value="38890" calcext:value-type="float">
            <text:p>38890</text:p>
          </table:table-cell>
          <table:table-cell table:formula="of:=IF([.I431]&lt;0;[.H431];[.I431])" office:value-type="float" office:value="38890" calcext:value-type="float">
            <text:p>38890</text:p>
          </table:table-cell>
          <table:table-cell table:formula="of:=IF([.I431]&lt;0;1;0)" office:value-type="float" office:value="0" calcext:value-type="float">
            <text:p>0</text:p>
          </table:table-cell>
          <table:table-cell table:formula="of:=IF([.K431]=1;[.D431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date" office:date-value="2021-07-30" calcext:value-type="date">
            <text:p>30.07.2021</text:p>
          </table:table-cell>
          <table:table-cell office:value-type="string" calcext:value-type="string">
            <text:p>Gniezno</text:p>
          </table:table-cell>
          <table:table-cell office:value-type="float" office:value="3820" calcext:value-type="float">
            <text:p>3820</text:p>
          </table:table-cell>
          <table:table-cell table:formula="of:=VLOOKUP([.B432];[.$M$1:.$N$1048576];2;0)" office:value-type="string" office:string-value="piątek" calcext:value-type="string">
            <text:p>piątek</text:p>
          </table:table-cell>
          <table:table-cell table:formula="of:=IF(NOT(DAY([.B431]) = DAY([.B432]));1;0)" office:value-type="float" office:value="0" calcext:value-type="float">
            <text:p>0</text:p>
          </table:table-cell>
          <table:table-cell table:formula="of:=IF([.F432] = 1;IF(OR([.E432] = &quot;sobota&quot;;[.E432] = &quot;niedziela&quot;);5000;[.$Q$4]);0)" office:value-type="float" office:value="0" calcext:value-type="float">
            <text:p>0</text:p>
          </table:table-cell>
          <table:table-cell table:formula="of:=[.J431]+[.G432]" office:value-type="float" office:value="38890" calcext:value-type="float">
            <text:p>38890</text:p>
          </table:table-cell>
          <table:table-cell table:formula="of:=[.H432]-[.D432]" office:value-type="float" office:value="35070" calcext:value-type="float">
            <text:p>35070</text:p>
          </table:table-cell>
          <table:table-cell table:formula="of:=IF([.I432]&lt;0;[.H432];[.I432])" office:value-type="float" office:value="35070" calcext:value-type="float">
            <text:p>35070</text:p>
          </table:table-cell>
          <table:table-cell table:formula="of:=IF([.I432]&lt;0;1;0)" office:value-type="float" office:value="0" calcext:value-type="float">
            <text:p>0</text:p>
          </table:table-cell>
          <table:table-cell table:formula="of:=IF([.K432]=1;[.D432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date" office:date-value="2021-07-30" calcext:value-type="date">
            <text:p>30.07.2021</text:p>
          </table:table-cell>
          <table:table-cell office:value-type="string" calcext:value-type="string">
            <text:p>Ogrodzieniec</text:p>
          </table:table-cell>
          <table:table-cell office:value-type="float" office:value="5660" calcext:value-type="float">
            <text:p>5660</text:p>
          </table:table-cell>
          <table:table-cell table:formula="of:=VLOOKUP([.B433];[.$M$1:.$N$1048576];2;0)" office:value-type="string" office:string-value="piątek" calcext:value-type="string">
            <text:p>piątek</text:p>
          </table:table-cell>
          <table:table-cell table:formula="of:=IF(NOT(DAY([.B432]) = DAY([.B433]));1;0)" office:value-type="float" office:value="0" calcext:value-type="float">
            <text:p>0</text:p>
          </table:table-cell>
          <table:table-cell table:formula="of:=IF([.F433] = 1;IF(OR([.E433] = &quot;sobota&quot;;[.E433] = &quot;niedziela&quot;);5000;[.$Q$4]);0)" office:value-type="float" office:value="0" calcext:value-type="float">
            <text:p>0</text:p>
          </table:table-cell>
          <table:table-cell table:formula="of:=[.J432]+[.G433]" office:value-type="float" office:value="35070" calcext:value-type="float">
            <text:p>35070</text:p>
          </table:table-cell>
          <table:table-cell table:formula="of:=[.H433]-[.D433]" office:value-type="float" office:value="29410" calcext:value-type="float">
            <text:p>29410</text:p>
          </table:table-cell>
          <table:table-cell table:formula="of:=IF([.I433]&lt;0;[.H433];[.I433])" office:value-type="float" office:value="29410" calcext:value-type="float">
            <text:p>29410</text:p>
          </table:table-cell>
          <table:table-cell table:formula="of:=IF([.I433]&lt;0;1;0)" office:value-type="float" office:value="0" calcext:value-type="float">
            <text:p>0</text:p>
          </table:table-cell>
          <table:table-cell table:formula="of:=IF([.K433]=1;[.D433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date" office:date-value="2021-07-31" calcext:value-type="date">
            <text:p>31.07.2021</text:p>
          </table:table-cell>
          <table:table-cell office:value-type="string" calcext:value-type="string">
            <text:p>Ogrodzieniec</text:p>
          </table:table-cell>
          <table:table-cell office:value-type="float" office:value="4200" calcext:value-type="float">
            <text:p>4200</text:p>
          </table:table-cell>
          <table:table-cell table:formula="of:=VLOOKUP([.B434];[.$M$1:.$N$1048576];2;0)" office:value-type="string" office:string-value="sobota" calcext:value-type="string">
            <text:p>sobota</text:p>
          </table:table-cell>
          <table:table-cell table:formula="of:=IF(NOT(DAY([.B433]) = DAY([.B434]));1;0)" office:value-type="float" office:value="1" calcext:value-type="float">
            <text:p>1</text:p>
          </table:table-cell>
          <table:table-cell table:formula="of:=IF([.F434] = 1;IF(OR([.E434] = &quot;sobota&quot;;[.E434] = &quot;niedziela&quot;);5000;[.$Q$4]);0)" office:value-type="float" office:value="5000" calcext:value-type="float">
            <text:p>5000</text:p>
          </table:table-cell>
          <table:table-cell table:formula="of:=[.J433]+[.G434]" office:value-type="float" office:value="34410" calcext:value-type="float">
            <text:p>34410</text:p>
          </table:table-cell>
          <table:table-cell table:formula="of:=[.H434]-[.D434]" office:value-type="float" office:value="30210" calcext:value-type="float">
            <text:p>30210</text:p>
          </table:table-cell>
          <table:table-cell table:formula="of:=IF([.I434]&lt;0;[.H434];[.I434])" office:value-type="float" office:value="30210" calcext:value-type="float">
            <text:p>30210</text:p>
          </table:table-cell>
          <table:table-cell table:formula="of:=IF([.I434]&lt;0;1;0)" office:value-type="float" office:value="0" calcext:value-type="float">
            <text:p>0</text:p>
          </table:table-cell>
          <table:table-cell table:formula="of:=IF([.K434]=1;[.D434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date" office:date-value="2021-07-31" calcext:value-type="date">
            <text:p>31.07.2021</text:p>
          </table:table-cell>
          <table:table-cell office:value-type="string" calcext:value-type="string">
            <text:p>Malbork</text:p>
          </table:table-cell>
          <table:table-cell office:value-type="float" office:value="5870" calcext:value-type="float">
            <text:p>5870</text:p>
          </table:table-cell>
          <table:table-cell table:formula="of:=VLOOKUP([.B435];[.$M$1:.$N$1048576];2;0)" office:value-type="string" office:string-value="sobota" calcext:value-type="string">
            <text:p>sobota</text:p>
          </table:table-cell>
          <table:table-cell table:formula="of:=IF(NOT(DAY([.B434]) = DAY([.B435]));1;0)" office:value-type="float" office:value="0" calcext:value-type="float">
            <text:p>0</text:p>
          </table:table-cell>
          <table:table-cell table:formula="of:=IF([.F435] = 1;IF(OR([.E435] = &quot;sobota&quot;;[.E435] = &quot;niedziela&quot;);5000;[.$Q$4]);0)" office:value-type="float" office:value="0" calcext:value-type="float">
            <text:p>0</text:p>
          </table:table-cell>
          <table:table-cell table:formula="of:=[.J434]+[.G435]" office:value-type="float" office:value="30210" calcext:value-type="float">
            <text:p>30210</text:p>
          </table:table-cell>
          <table:table-cell table:formula="of:=[.H435]-[.D435]" office:value-type="float" office:value="24340" calcext:value-type="float">
            <text:p>24340</text:p>
          </table:table-cell>
          <table:table-cell table:formula="of:=IF([.I435]&lt;0;[.H435];[.I435])" office:value-type="float" office:value="24340" calcext:value-type="float">
            <text:p>24340</text:p>
          </table:table-cell>
          <table:table-cell table:formula="of:=IF([.I435]&lt;0;1;0)" office:value-type="float" office:value="0" calcext:value-type="float">
            <text:p>0</text:p>
          </table:table-cell>
          <table:table-cell table:formula="of:=IF([.K435]=1;[.D435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date" office:date-value="2021-07-31" calcext:value-type="date">
            <text:p>31.07.2021</text:p>
          </table:table-cell>
          <table:table-cell office:value-type="string" calcext:value-type="string">
            <text:p>Gniezno</text:p>
          </table:table-cell>
          <table:table-cell office:value-type="float" office:value="1670" calcext:value-type="float">
            <text:p>1670</text:p>
          </table:table-cell>
          <table:table-cell table:formula="of:=VLOOKUP([.B436];[.$M$1:.$N$1048576];2;0)" office:value-type="string" office:string-value="sobota" calcext:value-type="string">
            <text:p>sobota</text:p>
          </table:table-cell>
          <table:table-cell table:formula="of:=IF(NOT(DAY([.B435]) = DAY([.B436]));1;0)" office:value-type="float" office:value="0" calcext:value-type="float">
            <text:p>0</text:p>
          </table:table-cell>
          <table:table-cell table:formula="of:=IF([.F436] = 1;IF(OR([.E436] = &quot;sobota&quot;;[.E436] = &quot;niedziela&quot;);5000;[.$Q$4]);0)" office:value-type="float" office:value="0" calcext:value-type="float">
            <text:p>0</text:p>
          </table:table-cell>
          <table:table-cell table:formula="of:=[.J435]+[.G436]" office:value-type="float" office:value="24340" calcext:value-type="float">
            <text:p>24340</text:p>
          </table:table-cell>
          <table:table-cell table:formula="of:=[.H436]-[.D436]" office:value-type="float" office:value="22670" calcext:value-type="float">
            <text:p>22670</text:p>
          </table:table-cell>
          <table:table-cell table:formula="of:=IF([.I436]&lt;0;[.H436];[.I436])" office:value-type="float" office:value="22670" calcext:value-type="float">
            <text:p>22670</text:p>
          </table:table-cell>
          <table:table-cell table:formula="of:=IF([.I436]&lt;0;1;0)" office:value-type="float" office:value="0" calcext:value-type="float">
            <text:p>0</text:p>
          </table:table-cell>
          <table:table-cell table:formula="of:=IF([.K436]=1;[.D436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date" office:date-value="2021-07-31" calcext:value-type="date">
            <text:p>31.07.2021</text:p>
          </table:table-cell>
          <table:table-cell office:value-type="string" calcext:value-type="string">
            <text:p>Przemysl</text:p>
          </table:table-cell>
          <table:table-cell office:value-type="float" office:value="3960" calcext:value-type="float">
            <text:p>3960</text:p>
          </table:table-cell>
          <table:table-cell table:formula="of:=VLOOKUP([.B437];[.$M$1:.$N$1048576];2;0)" office:value-type="string" office:string-value="sobota" calcext:value-type="string">
            <text:p>sobota</text:p>
          </table:table-cell>
          <table:table-cell table:formula="of:=IF(NOT(DAY([.B436]) = DAY([.B437]));1;0)" office:value-type="float" office:value="0" calcext:value-type="float">
            <text:p>0</text:p>
          </table:table-cell>
          <table:table-cell table:formula="of:=IF([.F437] = 1;IF(OR([.E437] = &quot;sobota&quot;;[.E437] = &quot;niedziela&quot;);5000;[.$Q$4]);0)" office:value-type="float" office:value="0" calcext:value-type="float">
            <text:p>0</text:p>
          </table:table-cell>
          <table:table-cell table:formula="of:=[.J436]+[.G437]" office:value-type="float" office:value="22670" calcext:value-type="float">
            <text:p>22670</text:p>
          </table:table-cell>
          <table:table-cell table:formula="of:=[.H437]-[.D437]" office:value-type="float" office:value="18710" calcext:value-type="float">
            <text:p>18710</text:p>
          </table:table-cell>
          <table:table-cell table:formula="of:=IF([.I437]&lt;0;[.H437];[.I437])" office:value-type="float" office:value="18710" calcext:value-type="float">
            <text:p>18710</text:p>
          </table:table-cell>
          <table:table-cell table:formula="of:=IF([.I437]&lt;0;1;0)" office:value-type="float" office:value="0" calcext:value-type="float">
            <text:p>0</text:p>
          </table:table-cell>
          <table:table-cell table:formula="of:=IF([.K437]=1;[.D437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date" office:date-value="2021-08-01" calcext:value-type="date">
            <text:p>1.08.2021</text:p>
          </table:table-cell>
          <table:table-cell office:value-type="string" calcext:value-type="string">
            <text:p>Ogrodzieniec</text:p>
          </table:table-cell>
          <table:table-cell office:value-type="float" office:value="4200" calcext:value-type="float">
            <text:p>4200</text:p>
          </table:table-cell>
          <table:table-cell table:formula="of:=VLOOKUP([.B438];[.$M$1:.$N$1048576];2;0)" office:value-type="string" office:string-value="niedziela" calcext:value-type="string">
            <text:p>niedziela</text:p>
          </table:table-cell>
          <table:table-cell table:formula="of:=IF(NOT(DAY([.B437]) = DAY([.B438]));1;0)" office:value-type="float" office:value="1" calcext:value-type="float">
            <text:p>1</text:p>
          </table:table-cell>
          <table:table-cell table:formula="of:=IF([.F438] = 1;IF(OR([.E438] = &quot;sobota&quot;;[.E438] = &quot;niedziela&quot;);5000;[.$Q$4]);0)" office:value-type="float" office:value="5000" calcext:value-type="float">
            <text:p>5000</text:p>
          </table:table-cell>
          <table:table-cell table:formula="of:=[.J437]+[.G438]" office:value-type="float" office:value="23710" calcext:value-type="float">
            <text:p>23710</text:p>
          </table:table-cell>
          <table:table-cell table:formula="of:=[.H438]-[.D438]" office:value-type="float" office:value="19510" calcext:value-type="float">
            <text:p>19510</text:p>
          </table:table-cell>
          <table:table-cell table:formula="of:=IF([.I438]&lt;0;[.H438];[.I438])" office:value-type="float" office:value="19510" calcext:value-type="float">
            <text:p>19510</text:p>
          </table:table-cell>
          <table:table-cell table:formula="of:=IF([.I438]&lt;0;1;0)" office:value-type="float" office:value="0" calcext:value-type="float">
            <text:p>0</text:p>
          </table:table-cell>
          <table:table-cell table:formula="of:=IF([.K438]=1;[.D438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date" office:date-value="2021-08-02" calcext:value-type="date">
            <text:p>2.08.2021</text:p>
          </table:table-cell>
          <table:table-cell office:value-type="string" calcext:value-type="string">
            <text:p>Malbork</text:p>
          </table:table-cell>
          <table:table-cell office:value-type="float" office:value="7980" calcext:value-type="float">
            <text:p>7980</text:p>
          </table:table-cell>
          <table:table-cell table:formula="of:=VLOOKUP([.B439];[.$M$1:.$N$1048576];2;0)" office:value-type="string" office:string-value="poniedziałek" calcext:value-type="string">
            <text:p>poniedziałek</text:p>
          </table:table-cell>
          <table:table-cell table:formula="of:=IF(NOT(DAY([.B438]) = DAY([.B439]));1;0)" office:value-type="float" office:value="1" calcext:value-type="float">
            <text:p>1</text:p>
          </table:table-cell>
          <table:table-cell table:formula="of:=IF([.F439] = 1;IF(OR([.E439] = &quot;sobota&quot;;[.E439] = &quot;niedziela&quot;);5000;[.$Q$4]);0)" office:value-type="float" office:value="13179" calcext:value-type="float">
            <text:p>13179</text:p>
          </table:table-cell>
          <table:table-cell table:formula="of:=[.J438]+[.G439]" office:value-type="float" office:value="32689" calcext:value-type="float">
            <text:p>32689</text:p>
          </table:table-cell>
          <table:table-cell table:formula="of:=[.H439]-[.D439]" office:value-type="float" office:value="24709" calcext:value-type="float">
            <text:p>24709</text:p>
          </table:table-cell>
          <table:table-cell table:formula="of:=IF([.I439]&lt;0;[.H439];[.I439])" office:value-type="float" office:value="24709" calcext:value-type="float">
            <text:p>24709</text:p>
          </table:table-cell>
          <table:table-cell table:formula="of:=IF([.I439]&lt;0;1;0)" office:value-type="float" office:value="0" calcext:value-type="float">
            <text:p>0</text:p>
          </table:table-cell>
          <table:table-cell table:formula="of:=IF([.K439]=1;[.D439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date" office:date-value="2021-08-02" calcext:value-type="date">
            <text:p>2.08.2021</text:p>
          </table:table-cell>
          <table:table-cell office:value-type="string" calcext:value-type="string">
            <text:p>Ogrodzieniec</text:p>
          </table:table-cell>
          <table:table-cell office:value-type="float" office:value="6110" calcext:value-type="float">
            <text:p>6110</text:p>
          </table:table-cell>
          <table:table-cell table:formula="of:=VLOOKUP([.B440];[.$M$1:.$N$1048576];2;0)" office:value-type="string" office:string-value="poniedziałek" calcext:value-type="string">
            <text:p>poniedziałek</text:p>
          </table:table-cell>
          <table:table-cell table:formula="of:=IF(NOT(DAY([.B439]) = DAY([.B440]));1;0)" office:value-type="float" office:value="0" calcext:value-type="float">
            <text:p>0</text:p>
          </table:table-cell>
          <table:table-cell table:formula="of:=IF([.F440] = 1;IF(OR([.E440] = &quot;sobota&quot;;[.E440] = &quot;niedziela&quot;);5000;[.$Q$4]);0)" office:value-type="float" office:value="0" calcext:value-type="float">
            <text:p>0</text:p>
          </table:table-cell>
          <table:table-cell table:formula="of:=[.J439]+[.G440]" office:value-type="float" office:value="24709" calcext:value-type="float">
            <text:p>24709</text:p>
          </table:table-cell>
          <table:table-cell table:formula="of:=[.H440]-[.D440]" office:value-type="float" office:value="18599" calcext:value-type="float">
            <text:p>18599</text:p>
          </table:table-cell>
          <table:table-cell table:formula="of:=IF([.I440]&lt;0;[.H440];[.I440])" office:value-type="float" office:value="18599" calcext:value-type="float">
            <text:p>18599</text:p>
          </table:table-cell>
          <table:table-cell table:formula="of:=IF([.I440]&lt;0;1;0)" office:value-type="float" office:value="0" calcext:value-type="float">
            <text:p>0</text:p>
          </table:table-cell>
          <table:table-cell table:formula="of:=IF([.K440]=1;[.D440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date" office:date-value="2021-08-03" calcext:value-type="date">
            <text:p>3.08.2021</text:p>
          </table:table-cell>
          <table:table-cell office:value-type="string" calcext:value-type="string">
            <text:p>Malbork</text:p>
          </table:table-cell>
          <table:table-cell office:value-type="float" office:value="7750" calcext:value-type="float">
            <text:p>7750</text:p>
          </table:table-cell>
          <table:table-cell table:formula="of:=VLOOKUP([.B441];[.$M$1:.$N$1048576];2;0)" office:value-type="string" office:string-value="wtorek" calcext:value-type="string">
            <text:p>wtorek</text:p>
          </table:table-cell>
          <table:table-cell table:formula="of:=IF(NOT(DAY([.B440]) = DAY([.B441]));1;0)" office:value-type="float" office:value="1" calcext:value-type="float">
            <text:p>1</text:p>
          </table:table-cell>
          <table:table-cell table:formula="of:=IF([.F441] = 1;IF(OR([.E441] = &quot;sobota&quot;;[.E441] = &quot;niedziela&quot;);5000;[.$Q$4]);0)" office:value-type="float" office:value="13179" calcext:value-type="float">
            <text:p>13179</text:p>
          </table:table-cell>
          <table:table-cell table:formula="of:=[.J440]+[.G441]" office:value-type="float" office:value="31778" calcext:value-type="float">
            <text:p>31778</text:p>
          </table:table-cell>
          <table:table-cell table:formula="of:=[.H441]-[.D441]" office:value-type="float" office:value="24028" calcext:value-type="float">
            <text:p>24028</text:p>
          </table:table-cell>
          <table:table-cell table:formula="of:=IF([.I441]&lt;0;[.H441];[.I441])" office:value-type="float" office:value="24028" calcext:value-type="float">
            <text:p>24028</text:p>
          </table:table-cell>
          <table:table-cell table:formula="of:=IF([.I441]&lt;0;1;0)" office:value-type="float" office:value="0" calcext:value-type="float">
            <text:p>0</text:p>
          </table:table-cell>
          <table:table-cell table:formula="of:=IF([.K441]=1;[.D441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date" office:date-value="2021-08-03" calcext:value-type="date">
            <text:p>3.08.2021</text:p>
          </table:table-cell>
          <table:table-cell office:value-type="string" calcext:value-type="string">
            <text:p>Przemysl</text:p>
          </table:table-cell>
          <table:table-cell office:value-type="float" office:value="7450" calcext:value-type="float">
            <text:p>7450</text:p>
          </table:table-cell>
          <table:table-cell table:formula="of:=VLOOKUP([.B442];[.$M$1:.$N$1048576];2;0)" office:value-type="string" office:string-value="wtorek" calcext:value-type="string">
            <text:p>wtorek</text:p>
          </table:table-cell>
          <table:table-cell table:formula="of:=IF(NOT(DAY([.B441]) = DAY([.B442]));1;0)" office:value-type="float" office:value="0" calcext:value-type="float">
            <text:p>0</text:p>
          </table:table-cell>
          <table:table-cell table:formula="of:=IF([.F442] = 1;IF(OR([.E442] = &quot;sobota&quot;;[.E442] = &quot;niedziela&quot;);5000;[.$Q$4]);0)" office:value-type="float" office:value="0" calcext:value-type="float">
            <text:p>0</text:p>
          </table:table-cell>
          <table:table-cell table:formula="of:=[.J441]+[.G442]" office:value-type="float" office:value="24028" calcext:value-type="float">
            <text:p>24028</text:p>
          </table:table-cell>
          <table:table-cell table:formula="of:=[.H442]-[.D442]" office:value-type="float" office:value="16578" calcext:value-type="float">
            <text:p>16578</text:p>
          </table:table-cell>
          <table:table-cell table:formula="of:=IF([.I442]&lt;0;[.H442];[.I442])" office:value-type="float" office:value="16578" calcext:value-type="float">
            <text:p>16578</text:p>
          </table:table-cell>
          <table:table-cell table:formula="of:=IF([.I442]&lt;0;1;0)" office:value-type="float" office:value="0" calcext:value-type="float">
            <text:p>0</text:p>
          </table:table-cell>
          <table:table-cell table:formula="of:=IF([.K442]=1;[.D442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date" office:date-value="2021-08-04" calcext:value-type="date">
            <text:p>4.08.2021</text:p>
          </table:table-cell>
          <table:table-cell office:value-type="string" calcext:value-type="string">
            <text:p>Gniezno</text:p>
          </table:table-cell>
          <table:table-cell office:value-type="float" office:value="3400" calcext:value-type="float">
            <text:p>3400</text:p>
          </table:table-cell>
          <table:table-cell table:formula="of:=VLOOKUP([.B443];[.$M$1:.$N$1048576];2;0)" office:value-type="string" office:string-value="środa" calcext:value-type="string">
            <text:p>środa</text:p>
          </table:table-cell>
          <table:table-cell table:formula="of:=IF(NOT(DAY([.B442]) = DAY([.B443]));1;0)" office:value-type="float" office:value="1" calcext:value-type="float">
            <text:p>1</text:p>
          </table:table-cell>
          <table:table-cell table:formula="of:=IF([.F443] = 1;IF(OR([.E443] = &quot;sobota&quot;;[.E443] = &quot;niedziela&quot;);5000;[.$Q$4]);0)" office:value-type="float" office:value="13179" calcext:value-type="float">
            <text:p>13179</text:p>
          </table:table-cell>
          <table:table-cell table:formula="of:=[.J442]+[.G443]" office:value-type="float" office:value="29757" calcext:value-type="float">
            <text:p>29757</text:p>
          </table:table-cell>
          <table:table-cell table:formula="of:=[.H443]-[.D443]" office:value-type="float" office:value="26357" calcext:value-type="float">
            <text:p>26357</text:p>
          </table:table-cell>
          <table:table-cell table:formula="of:=IF([.I443]&lt;0;[.H443];[.I443])" office:value-type="float" office:value="26357" calcext:value-type="float">
            <text:p>26357</text:p>
          </table:table-cell>
          <table:table-cell table:formula="of:=IF([.I443]&lt;0;1;0)" office:value-type="float" office:value="0" calcext:value-type="float">
            <text:p>0</text:p>
          </table:table-cell>
          <table:table-cell table:formula="of:=IF([.K443]=1;[.D443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date" office:date-value="2021-08-04" calcext:value-type="date">
            <text:p>4.08.2021</text:p>
          </table:table-cell>
          <table:table-cell office:value-type="string" calcext:value-type="string">
            <text:p>Malbork</text:p>
          </table:table-cell>
          <table:table-cell office:value-type="float" office:value="8560" calcext:value-type="float">
            <text:p>8560</text:p>
          </table:table-cell>
          <table:table-cell table:formula="of:=VLOOKUP([.B444];[.$M$1:.$N$1048576];2;0)" office:value-type="string" office:string-value="środa" calcext:value-type="string">
            <text:p>środa</text:p>
          </table:table-cell>
          <table:table-cell table:formula="of:=IF(NOT(DAY([.B443]) = DAY([.B444]));1;0)" office:value-type="float" office:value="0" calcext:value-type="float">
            <text:p>0</text:p>
          </table:table-cell>
          <table:table-cell table:formula="of:=IF([.F444] = 1;IF(OR([.E444] = &quot;sobota&quot;;[.E444] = &quot;niedziela&quot;);5000;[.$Q$4]);0)" office:value-type="float" office:value="0" calcext:value-type="float">
            <text:p>0</text:p>
          </table:table-cell>
          <table:table-cell table:formula="of:=[.J443]+[.G444]" office:value-type="float" office:value="26357" calcext:value-type="float">
            <text:p>26357</text:p>
          </table:table-cell>
          <table:table-cell table:formula="of:=[.H444]-[.D444]" office:value-type="float" office:value="17797" calcext:value-type="float">
            <text:p>17797</text:p>
          </table:table-cell>
          <table:table-cell table:formula="of:=IF([.I444]&lt;0;[.H444];[.I444])" office:value-type="float" office:value="17797" calcext:value-type="float">
            <text:p>17797</text:p>
          </table:table-cell>
          <table:table-cell table:formula="of:=IF([.I444]&lt;0;1;0)" office:value-type="float" office:value="0" calcext:value-type="float">
            <text:p>0</text:p>
          </table:table-cell>
          <table:table-cell table:formula="of:=IF([.K444]=1;[.D444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date" office:date-value="2021-08-05" calcext:value-type="date">
            <text:p>5.08.2021</text:p>
          </table:table-cell>
          <table:table-cell office:value-type="string" calcext:value-type="string">
            <text:p>Gniezno</text:p>
          </table:table-cell>
          <table:table-cell office:value-type="float" office:value="7190" calcext:value-type="float">
            <text:p>7190</text:p>
          </table:table-cell>
          <table:table-cell table:formula="of:=VLOOKUP([.B445];[.$M$1:.$N$1048576];2;0)" office:value-type="string" office:string-value="czwartek" calcext:value-type="string">
            <text:p>czwartek</text:p>
          </table:table-cell>
          <table:table-cell table:formula="of:=IF(NOT(DAY([.B444]) = DAY([.B445]));1;0)" office:value-type="float" office:value="1" calcext:value-type="float">
            <text:p>1</text:p>
          </table:table-cell>
          <table:table-cell table:formula="of:=IF([.F445] = 1;IF(OR([.E445] = &quot;sobota&quot;;[.E445] = &quot;niedziela&quot;);5000;[.$Q$4]);0)" office:value-type="float" office:value="13179" calcext:value-type="float">
            <text:p>13179</text:p>
          </table:table-cell>
          <table:table-cell table:formula="of:=[.J444]+[.G445]" office:value-type="float" office:value="30976" calcext:value-type="float">
            <text:p>30976</text:p>
          </table:table-cell>
          <table:table-cell table:formula="of:=[.H445]-[.D445]" office:value-type="float" office:value="23786" calcext:value-type="float">
            <text:p>23786</text:p>
          </table:table-cell>
          <table:table-cell table:formula="of:=IF([.I445]&lt;0;[.H445];[.I445])" office:value-type="float" office:value="23786" calcext:value-type="float">
            <text:p>23786</text:p>
          </table:table-cell>
          <table:table-cell table:formula="of:=IF([.I445]&lt;0;1;0)" office:value-type="float" office:value="0" calcext:value-type="float">
            <text:p>0</text:p>
          </table:table-cell>
          <table:table-cell table:formula="of:=IF([.K445]=1;[.D445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date" office:date-value="2021-08-06" calcext:value-type="date">
            <text:p>6.08.2021</text:p>
          </table:table-cell>
          <table:table-cell office:value-type="string" calcext:value-type="string">
            <text:p>Gniezno</text:p>
          </table:table-cell>
          <table:table-cell office:value-type="float" office:value="4590" calcext:value-type="float">
            <text:p>4590</text:p>
          </table:table-cell>
          <table:table-cell table:formula="of:=VLOOKUP([.B446];[.$M$1:.$N$1048576];2;0)" office:value-type="string" office:string-value="piątek" calcext:value-type="string">
            <text:p>piątek</text:p>
          </table:table-cell>
          <table:table-cell table:formula="of:=IF(NOT(DAY([.B445]) = DAY([.B446]));1;0)" office:value-type="float" office:value="1" calcext:value-type="float">
            <text:p>1</text:p>
          </table:table-cell>
          <table:table-cell table:formula="of:=IF([.F446] = 1;IF(OR([.E446] = &quot;sobota&quot;;[.E446] = &quot;niedziela&quot;);5000;[.$Q$4]);0)" office:value-type="float" office:value="13179" calcext:value-type="float">
            <text:p>13179</text:p>
          </table:table-cell>
          <table:table-cell table:formula="of:=[.J445]+[.G446]" office:value-type="float" office:value="36965" calcext:value-type="float">
            <text:p>36965</text:p>
          </table:table-cell>
          <table:table-cell table:formula="of:=[.H446]-[.D446]" office:value-type="float" office:value="32375" calcext:value-type="float">
            <text:p>32375</text:p>
          </table:table-cell>
          <table:table-cell table:formula="of:=IF([.I446]&lt;0;[.H446];[.I446])" office:value-type="float" office:value="32375" calcext:value-type="float">
            <text:p>32375</text:p>
          </table:table-cell>
          <table:table-cell table:formula="of:=IF([.I446]&lt;0;1;0)" office:value-type="float" office:value="0" calcext:value-type="float">
            <text:p>0</text:p>
          </table:table-cell>
          <table:table-cell table:formula="of:=IF([.K446]=1;[.D446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date" office:date-value="2021-08-07" calcext:value-type="date">
            <text:p>7.08.2021</text:p>
          </table:table-cell>
          <table:table-cell office:value-type="string" calcext:value-type="string">
            <text:p>Malbork</text:p>
          </table:table-cell>
          <table:table-cell office:value-type="float" office:value="4050" calcext:value-type="float">
            <text:p>4050</text:p>
          </table:table-cell>
          <table:table-cell table:formula="of:=VLOOKUP([.B447];[.$M$1:.$N$1048576];2;0)" office:value-type="string" office:string-value="sobota" calcext:value-type="string">
            <text:p>sobota</text:p>
          </table:table-cell>
          <table:table-cell table:formula="of:=IF(NOT(DAY([.B446]) = DAY([.B447]));1;0)" office:value-type="float" office:value="1" calcext:value-type="float">
            <text:p>1</text:p>
          </table:table-cell>
          <table:table-cell table:formula="of:=IF([.F447] = 1;IF(OR([.E447] = &quot;sobota&quot;;[.E447] = &quot;niedziela&quot;);5000;[.$Q$4]);0)" office:value-type="float" office:value="5000" calcext:value-type="float">
            <text:p>5000</text:p>
          </table:table-cell>
          <table:table-cell table:formula="of:=[.J446]+[.G447]" office:value-type="float" office:value="37375" calcext:value-type="float">
            <text:p>37375</text:p>
          </table:table-cell>
          <table:table-cell table:formula="of:=[.H447]-[.D447]" office:value-type="float" office:value="33325" calcext:value-type="float">
            <text:p>33325</text:p>
          </table:table-cell>
          <table:table-cell table:formula="of:=IF([.I447]&lt;0;[.H447];[.I447])" office:value-type="float" office:value="33325" calcext:value-type="float">
            <text:p>33325</text:p>
          </table:table-cell>
          <table:table-cell table:formula="of:=IF([.I447]&lt;0;1;0)" office:value-type="float" office:value="0" calcext:value-type="float">
            <text:p>0</text:p>
          </table:table-cell>
          <table:table-cell table:formula="of:=IF([.K447]=1;[.D447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date" office:date-value="2021-08-07" calcext:value-type="date">
            <text:p>7.08.2021</text:p>
          </table:table-cell>
          <table:table-cell office:value-type="string" calcext:value-type="string">
            <text:p>Przemysl</text:p>
          </table:table-cell>
          <table:table-cell office:value-type="float" office:value="4310" calcext:value-type="float">
            <text:p>4310</text:p>
          </table:table-cell>
          <table:table-cell table:formula="of:=VLOOKUP([.B448];[.$M$1:.$N$1048576];2;0)" office:value-type="string" office:string-value="sobota" calcext:value-type="string">
            <text:p>sobota</text:p>
          </table:table-cell>
          <table:table-cell table:formula="of:=IF(NOT(DAY([.B447]) = DAY([.B448]));1;0)" office:value-type="float" office:value="0" calcext:value-type="float">
            <text:p>0</text:p>
          </table:table-cell>
          <table:table-cell table:formula="of:=IF([.F448] = 1;IF(OR([.E448] = &quot;sobota&quot;;[.E448] = &quot;niedziela&quot;);5000;[.$Q$4]);0)" office:value-type="float" office:value="0" calcext:value-type="float">
            <text:p>0</text:p>
          </table:table-cell>
          <table:table-cell table:formula="of:=[.J447]+[.G448]" office:value-type="float" office:value="33325" calcext:value-type="float">
            <text:p>33325</text:p>
          </table:table-cell>
          <table:table-cell table:formula="of:=[.H448]-[.D448]" office:value-type="float" office:value="29015" calcext:value-type="float">
            <text:p>29015</text:p>
          </table:table-cell>
          <table:table-cell table:formula="of:=IF([.I448]&lt;0;[.H448];[.I448])" office:value-type="float" office:value="29015" calcext:value-type="float">
            <text:p>29015</text:p>
          </table:table-cell>
          <table:table-cell table:formula="of:=IF([.I448]&lt;0;1;0)" office:value-type="float" office:value="0" calcext:value-type="float">
            <text:p>0</text:p>
          </table:table-cell>
          <table:table-cell table:formula="of:=IF([.K448]=1;[.D448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date" office:date-value="2021-08-08" calcext:value-type="date">
            <text:p>8.08.2021</text:p>
          </table:table-cell>
          <table:table-cell office:value-type="string" calcext:value-type="string">
            <text:p>Gniezno</text:p>
          </table:table-cell>
          <table:table-cell office:value-type="float" office:value="7100" calcext:value-type="float">
            <text:p>7100</text:p>
          </table:table-cell>
          <table:table-cell table:formula="of:=VLOOKUP([.B449];[.$M$1:.$N$1048576];2;0)" office:value-type="string" office:string-value="niedziela" calcext:value-type="string">
            <text:p>niedziela</text:p>
          </table:table-cell>
          <table:table-cell table:formula="of:=IF(NOT(DAY([.B448]) = DAY([.B449]));1;0)" office:value-type="float" office:value="1" calcext:value-type="float">
            <text:p>1</text:p>
          </table:table-cell>
          <table:table-cell table:formula="of:=IF([.F449] = 1;IF(OR([.E449] = &quot;sobota&quot;;[.E449] = &quot;niedziela&quot;);5000;[.$Q$4]);0)" office:value-type="float" office:value="5000" calcext:value-type="float">
            <text:p>5000</text:p>
          </table:table-cell>
          <table:table-cell table:formula="of:=[.J448]+[.G449]" office:value-type="float" office:value="34015" calcext:value-type="float">
            <text:p>34015</text:p>
          </table:table-cell>
          <table:table-cell table:formula="of:=[.H449]-[.D449]" office:value-type="float" office:value="26915" calcext:value-type="float">
            <text:p>26915</text:p>
          </table:table-cell>
          <table:table-cell table:formula="of:=IF([.I449]&lt;0;[.H449];[.I449])" office:value-type="float" office:value="26915" calcext:value-type="float">
            <text:p>26915</text:p>
          </table:table-cell>
          <table:table-cell table:formula="of:=IF([.I449]&lt;0;1;0)" office:value-type="float" office:value="0" calcext:value-type="float">
            <text:p>0</text:p>
          </table:table-cell>
          <table:table-cell table:formula="of:=IF([.K449]=1;[.D449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date" office:date-value="2021-08-08" calcext:value-type="date">
            <text:p>8.08.2021</text:p>
          </table:table-cell>
          <table:table-cell office:value-type="string" calcext:value-type="string">
            <text:p>Ogrodzieniec</text:p>
          </table:table-cell>
          <table:table-cell office:value-type="float" office:value="5280" calcext:value-type="float">
            <text:p>5280</text:p>
          </table:table-cell>
          <table:table-cell table:formula="of:=VLOOKUP([.B450];[.$M$1:.$N$1048576];2;0)" office:value-type="string" office:string-value="niedziela" calcext:value-type="string">
            <text:p>niedziela</text:p>
          </table:table-cell>
          <table:table-cell table:formula="of:=IF(NOT(DAY([.B449]) = DAY([.B450]));1;0)" office:value-type="float" office:value="0" calcext:value-type="float">
            <text:p>0</text:p>
          </table:table-cell>
          <table:table-cell table:formula="of:=IF([.F450] = 1;IF(OR([.E450] = &quot;sobota&quot;;[.E450] = &quot;niedziela&quot;);5000;[.$Q$4]);0)" office:value-type="float" office:value="0" calcext:value-type="float">
            <text:p>0</text:p>
          </table:table-cell>
          <table:table-cell table:formula="of:=[.J449]+[.G450]" office:value-type="float" office:value="26915" calcext:value-type="float">
            <text:p>26915</text:p>
          </table:table-cell>
          <table:table-cell table:formula="of:=[.H450]-[.D450]" office:value-type="float" office:value="21635" calcext:value-type="float">
            <text:p>21635</text:p>
          </table:table-cell>
          <table:table-cell table:formula="of:=IF([.I450]&lt;0;[.H450];[.I450])" office:value-type="float" office:value="21635" calcext:value-type="float">
            <text:p>21635</text:p>
          </table:table-cell>
          <table:table-cell table:formula="of:=IF([.I450]&lt;0;1;0)" office:value-type="float" office:value="0" calcext:value-type="float">
            <text:p>0</text:p>
          </table:table-cell>
          <table:table-cell table:formula="of:=IF([.K450]=1;[.D450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date" office:date-value="2021-08-08" calcext:value-type="date">
            <text:p>8.08.2021</text:p>
          </table:table-cell>
          <table:table-cell office:value-type="string" calcext:value-type="string">
            <text:p>Malbork</text:p>
          </table:table-cell>
          <table:table-cell office:value-type="float" office:value="3350" calcext:value-type="float">
            <text:p>3350</text:p>
          </table:table-cell>
          <table:table-cell table:formula="of:=VLOOKUP([.B451];[.$M$1:.$N$1048576];2;0)" office:value-type="string" office:string-value="niedziela" calcext:value-type="string">
            <text:p>niedziela</text:p>
          </table:table-cell>
          <table:table-cell table:formula="of:=IF(NOT(DAY([.B450]) = DAY([.B451]));1;0)" office:value-type="float" office:value="0" calcext:value-type="float">
            <text:p>0</text:p>
          </table:table-cell>
          <table:table-cell table:formula="of:=IF([.F451] = 1;IF(OR([.E451] = &quot;sobota&quot;;[.E451] = &quot;niedziela&quot;);5000;[.$Q$4]);0)" office:value-type="float" office:value="0" calcext:value-type="float">
            <text:p>0</text:p>
          </table:table-cell>
          <table:table-cell table:formula="of:=[.J450]+[.G451]" office:value-type="float" office:value="21635" calcext:value-type="float">
            <text:p>21635</text:p>
          </table:table-cell>
          <table:table-cell table:formula="of:=[.H451]-[.D451]" office:value-type="float" office:value="18285" calcext:value-type="float">
            <text:p>18285</text:p>
          </table:table-cell>
          <table:table-cell table:formula="of:=IF([.I451]&lt;0;[.H451];[.I451])" office:value-type="float" office:value="18285" calcext:value-type="float">
            <text:p>18285</text:p>
          </table:table-cell>
          <table:table-cell table:formula="of:=IF([.I451]&lt;0;1;0)" office:value-type="float" office:value="0" calcext:value-type="float">
            <text:p>0</text:p>
          </table:table-cell>
          <table:table-cell table:formula="of:=IF([.K451]=1;[.D451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date" office:date-value="2021-08-09" calcext:value-type="date">
            <text:p>9.08.2021</text:p>
          </table:table-cell>
          <table:table-cell office:value-type="string" calcext:value-type="string">
            <text:p>Gniezno</text:p>
          </table:table-cell>
          <table:table-cell office:value-type="float" office:value="7820" calcext:value-type="float">
            <text:p>7820</text:p>
          </table:table-cell>
          <table:table-cell table:formula="of:=VLOOKUP([.B452];[.$M$1:.$N$1048576];2;0)" office:value-type="string" office:string-value="poniedziałek" calcext:value-type="string">
            <text:p>poniedziałek</text:p>
          </table:table-cell>
          <table:table-cell table:formula="of:=IF(NOT(DAY([.B451]) = DAY([.B452]));1;0)" office:value-type="float" office:value="1" calcext:value-type="float">
            <text:p>1</text:p>
          </table:table-cell>
          <table:table-cell table:formula="of:=IF([.F452] = 1;IF(OR([.E452] = &quot;sobota&quot;;[.E452] = &quot;niedziela&quot;);5000;[.$Q$4]);0)" office:value-type="float" office:value="13179" calcext:value-type="float">
            <text:p>13179</text:p>
          </table:table-cell>
          <table:table-cell table:formula="of:=[.J451]+[.G452]" office:value-type="float" office:value="31464" calcext:value-type="float">
            <text:p>31464</text:p>
          </table:table-cell>
          <table:table-cell table:formula="of:=[.H452]-[.D452]" office:value-type="float" office:value="23644" calcext:value-type="float">
            <text:p>23644</text:p>
          </table:table-cell>
          <table:table-cell table:formula="of:=IF([.I452]&lt;0;[.H452];[.I452])" office:value-type="float" office:value="23644" calcext:value-type="float">
            <text:p>23644</text:p>
          </table:table-cell>
          <table:table-cell table:formula="of:=IF([.I452]&lt;0;1;0)" office:value-type="float" office:value="0" calcext:value-type="float">
            <text:p>0</text:p>
          </table:table-cell>
          <table:table-cell table:formula="of:=IF([.K452]=1;[.D452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date" office:date-value="2021-08-10" calcext:value-type="date">
            <text:p>10.08.2021</text:p>
          </table:table-cell>
          <table:table-cell office:value-type="string" calcext:value-type="string">
            <text:p>Gniezno</text:p>
          </table:table-cell>
          <table:table-cell office:value-type="float" office:value="7910" calcext:value-type="float">
            <text:p>7910</text:p>
          </table:table-cell>
          <table:table-cell table:formula="of:=VLOOKUP([.B453];[.$M$1:.$N$1048576];2;0)" office:value-type="string" office:string-value="wtorek" calcext:value-type="string">
            <text:p>wtorek</text:p>
          </table:table-cell>
          <table:table-cell table:formula="of:=IF(NOT(DAY([.B452]) = DAY([.B453]));1;0)" office:value-type="float" office:value="1" calcext:value-type="float">
            <text:p>1</text:p>
          </table:table-cell>
          <table:table-cell table:formula="of:=IF([.F453] = 1;IF(OR([.E453] = &quot;sobota&quot;;[.E453] = &quot;niedziela&quot;);5000;[.$Q$4]);0)" office:value-type="float" office:value="13179" calcext:value-type="float">
            <text:p>13179</text:p>
          </table:table-cell>
          <table:table-cell table:formula="of:=[.J452]+[.G453]" office:value-type="float" office:value="36823" calcext:value-type="float">
            <text:p>36823</text:p>
          </table:table-cell>
          <table:table-cell table:formula="of:=[.H453]-[.D453]" office:value-type="float" office:value="28913" calcext:value-type="float">
            <text:p>28913</text:p>
          </table:table-cell>
          <table:table-cell table:formula="of:=IF([.I453]&lt;0;[.H453];[.I453])" office:value-type="float" office:value="28913" calcext:value-type="float">
            <text:p>28913</text:p>
          </table:table-cell>
          <table:table-cell table:formula="of:=IF([.I453]&lt;0;1;0)" office:value-type="float" office:value="0" calcext:value-type="float">
            <text:p>0</text:p>
          </table:table-cell>
          <table:table-cell table:formula="of:=IF([.K453]=1;[.D453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date" office:date-value="2021-08-10" calcext:value-type="date">
            <text:p>10.08.2021</text:p>
          </table:table-cell>
          <table:table-cell office:value-type="string" calcext:value-type="string">
            <text:p>Przemysl</text:p>
          </table:table-cell>
          <table:table-cell office:value-type="float" office:value="9000" calcext:value-type="float">
            <text:p>9000</text:p>
          </table:table-cell>
          <table:table-cell table:formula="of:=VLOOKUP([.B454];[.$M$1:.$N$1048576];2;0)" office:value-type="string" office:string-value="wtorek" calcext:value-type="string">
            <text:p>wtorek</text:p>
          </table:table-cell>
          <table:table-cell table:formula="of:=IF(NOT(DAY([.B453]) = DAY([.B454]));1;0)" office:value-type="float" office:value="0" calcext:value-type="float">
            <text:p>0</text:p>
          </table:table-cell>
          <table:table-cell table:formula="of:=IF([.F454] = 1;IF(OR([.E454] = &quot;sobota&quot;;[.E454] = &quot;niedziela&quot;);5000;[.$Q$4]);0)" office:value-type="float" office:value="0" calcext:value-type="float">
            <text:p>0</text:p>
          </table:table-cell>
          <table:table-cell table:formula="of:=[.J453]+[.G454]" office:value-type="float" office:value="28913" calcext:value-type="float">
            <text:p>28913</text:p>
          </table:table-cell>
          <table:table-cell table:formula="of:=[.H454]-[.D454]" office:value-type="float" office:value="19913" calcext:value-type="float">
            <text:p>19913</text:p>
          </table:table-cell>
          <table:table-cell table:formula="of:=IF([.I454]&lt;0;[.H454];[.I454])" office:value-type="float" office:value="19913" calcext:value-type="float">
            <text:p>19913</text:p>
          </table:table-cell>
          <table:table-cell table:formula="of:=IF([.I454]&lt;0;1;0)" office:value-type="float" office:value="0" calcext:value-type="float">
            <text:p>0</text:p>
          </table:table-cell>
          <table:table-cell table:formula="of:=IF([.K454]=1;[.D454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date" office:date-value="2021-08-11" calcext:value-type="date">
            <text:p>11.08.2021</text:p>
          </table:table-cell>
          <table:table-cell office:value-type="string" calcext:value-type="string">
            <text:p>Przemysl</text:p>
          </table:table-cell>
          <table:table-cell office:value-type="float" office:value="3240" calcext:value-type="float">
            <text:p>3240</text:p>
          </table:table-cell>
          <table:table-cell table:formula="of:=VLOOKUP([.B455];[.$M$1:.$N$1048576];2;0)" office:value-type="string" office:string-value="środa" calcext:value-type="string">
            <text:p>środa</text:p>
          </table:table-cell>
          <table:table-cell table:formula="of:=IF(NOT(DAY([.B454]) = DAY([.B455]));1;0)" office:value-type="float" office:value="1" calcext:value-type="float">
            <text:p>1</text:p>
          </table:table-cell>
          <table:table-cell table:formula="of:=IF([.F455] = 1;IF(OR([.E455] = &quot;sobota&quot;;[.E455] = &quot;niedziela&quot;);5000;[.$Q$4]);0)" office:value-type="float" office:value="13179" calcext:value-type="float">
            <text:p>13179</text:p>
          </table:table-cell>
          <table:table-cell table:formula="of:=[.J454]+[.G455]" office:value-type="float" office:value="33092" calcext:value-type="float">
            <text:p>33092</text:p>
          </table:table-cell>
          <table:table-cell table:formula="of:=[.H455]-[.D455]" office:value-type="float" office:value="29852" calcext:value-type="float">
            <text:p>29852</text:p>
          </table:table-cell>
          <table:table-cell table:formula="of:=IF([.I455]&lt;0;[.H455];[.I455])" office:value-type="float" office:value="29852" calcext:value-type="float">
            <text:p>29852</text:p>
          </table:table-cell>
          <table:table-cell table:formula="of:=IF([.I455]&lt;0;1;0)" office:value-type="float" office:value="0" calcext:value-type="float">
            <text:p>0</text:p>
          </table:table-cell>
          <table:table-cell table:formula="of:=IF([.K455]=1;[.D455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date" office:date-value="2021-08-11" calcext:value-type="date">
            <text:p>11.08.2021</text:p>
          </table:table-cell>
          <table:table-cell office:value-type="string" calcext:value-type="string">
            <text:p>Malbork</text:p>
          </table:table-cell>
          <table:table-cell office:value-type="float" office:value="8700" calcext:value-type="float">
            <text:p>8700</text:p>
          </table:table-cell>
          <table:table-cell table:formula="of:=VLOOKUP([.B456];[.$M$1:.$N$1048576];2;0)" office:value-type="string" office:string-value="środa" calcext:value-type="string">
            <text:p>środa</text:p>
          </table:table-cell>
          <table:table-cell table:formula="of:=IF(NOT(DAY([.B455]) = DAY([.B456]));1;0)" office:value-type="float" office:value="0" calcext:value-type="float">
            <text:p>0</text:p>
          </table:table-cell>
          <table:table-cell table:formula="of:=IF([.F456] = 1;IF(OR([.E456] = &quot;sobota&quot;;[.E456] = &quot;niedziela&quot;);5000;[.$Q$4]);0)" office:value-type="float" office:value="0" calcext:value-type="float">
            <text:p>0</text:p>
          </table:table-cell>
          <table:table-cell table:formula="of:=[.J455]+[.G456]" office:value-type="float" office:value="29852" calcext:value-type="float">
            <text:p>29852</text:p>
          </table:table-cell>
          <table:table-cell table:formula="of:=[.H456]-[.D456]" office:value-type="float" office:value="21152" calcext:value-type="float">
            <text:p>21152</text:p>
          </table:table-cell>
          <table:table-cell table:formula="of:=IF([.I456]&lt;0;[.H456];[.I456])" office:value-type="float" office:value="21152" calcext:value-type="float">
            <text:p>21152</text:p>
          </table:table-cell>
          <table:table-cell table:formula="of:=IF([.I456]&lt;0;1;0)" office:value-type="float" office:value="0" calcext:value-type="float">
            <text:p>0</text:p>
          </table:table-cell>
          <table:table-cell table:formula="of:=IF([.K456]=1;[.D456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date" office:date-value="2021-08-11" calcext:value-type="date">
            <text:p>11.08.2021</text:p>
          </table:table-cell>
          <table:table-cell office:value-type="string" calcext:value-type="string">
            <text:p>Ogrodzieniec</text:p>
          </table:table-cell>
          <table:table-cell office:value-type="float" office:value="8110" calcext:value-type="float">
            <text:p>8110</text:p>
          </table:table-cell>
          <table:table-cell table:formula="of:=VLOOKUP([.B457];[.$M$1:.$N$1048576];2;0)" office:value-type="string" office:string-value="środa" calcext:value-type="string">
            <text:p>środa</text:p>
          </table:table-cell>
          <table:table-cell table:formula="of:=IF(NOT(DAY([.B456]) = DAY([.B457]));1;0)" office:value-type="float" office:value="0" calcext:value-type="float">
            <text:p>0</text:p>
          </table:table-cell>
          <table:table-cell table:formula="of:=IF([.F457] = 1;IF(OR([.E457] = &quot;sobota&quot;;[.E457] = &quot;niedziela&quot;);5000;[.$Q$4]);0)" office:value-type="float" office:value="0" calcext:value-type="float">
            <text:p>0</text:p>
          </table:table-cell>
          <table:table-cell table:formula="of:=[.J456]+[.G457]" office:value-type="float" office:value="21152" calcext:value-type="float">
            <text:p>21152</text:p>
          </table:table-cell>
          <table:table-cell table:formula="of:=[.H457]-[.D457]" office:value-type="float" office:value="13042" calcext:value-type="float">
            <text:p>13042</text:p>
          </table:table-cell>
          <table:table-cell table:formula="of:=IF([.I457]&lt;0;[.H457];[.I457])" office:value-type="float" office:value="13042" calcext:value-type="float">
            <text:p>13042</text:p>
          </table:table-cell>
          <table:table-cell table:formula="of:=IF([.I457]&lt;0;1;0)" office:value-type="float" office:value="0" calcext:value-type="float">
            <text:p>0</text:p>
          </table:table-cell>
          <table:table-cell table:formula="of:=IF([.K457]=1;[.D457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date" office:date-value="2021-08-12" calcext:value-type="date">
            <text:p>12.08.2021</text:p>
          </table:table-cell>
          <table:table-cell office:value-type="string" calcext:value-type="string">
            <text:p>Malbork</text:p>
          </table:table-cell>
          <table:table-cell office:value-type="float" office:value="6510" calcext:value-type="float">
            <text:p>6510</text:p>
          </table:table-cell>
          <table:table-cell table:formula="of:=VLOOKUP([.B458];[.$M$1:.$N$1048576];2;0)" office:value-type="string" office:string-value="czwartek" calcext:value-type="string">
            <text:p>czwartek</text:p>
          </table:table-cell>
          <table:table-cell table:formula="of:=IF(NOT(DAY([.B457]) = DAY([.B458]));1;0)" office:value-type="float" office:value="1" calcext:value-type="float">
            <text:p>1</text:p>
          </table:table-cell>
          <table:table-cell table:formula="of:=IF([.F458] = 1;IF(OR([.E458] = &quot;sobota&quot;;[.E458] = &quot;niedziela&quot;);5000;[.$Q$4]);0)" office:value-type="float" office:value="13179" calcext:value-type="float">
            <text:p>13179</text:p>
          </table:table-cell>
          <table:table-cell table:formula="of:=[.J457]+[.G458]" office:value-type="float" office:value="26221" calcext:value-type="float">
            <text:p>26221</text:p>
          </table:table-cell>
          <table:table-cell table:formula="of:=[.H458]-[.D458]" office:value-type="float" office:value="19711" calcext:value-type="float">
            <text:p>19711</text:p>
          </table:table-cell>
          <table:table-cell table:formula="of:=IF([.I458]&lt;0;[.H458];[.I458])" office:value-type="float" office:value="19711" calcext:value-type="float">
            <text:p>19711</text:p>
          </table:table-cell>
          <table:table-cell table:formula="of:=IF([.I458]&lt;0;1;0)" office:value-type="float" office:value="0" calcext:value-type="float">
            <text:p>0</text:p>
          </table:table-cell>
          <table:table-cell table:formula="of:=IF([.K458]=1;[.D458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date" office:date-value="2021-08-13" calcext:value-type="date">
            <text:p>13.08.2021</text:p>
          </table:table-cell>
          <table:table-cell office:value-type="string" calcext:value-type="string">
            <text:p>Przemysl</text:p>
          </table:table-cell>
          <table:table-cell office:value-type="float" office:value="1150" calcext:value-type="float">
            <text:p>1150</text:p>
          </table:table-cell>
          <table:table-cell table:formula="of:=VLOOKUP([.B459];[.$M$1:.$N$1048576];2;0)" office:value-type="string" office:string-value="piątek" calcext:value-type="string">
            <text:p>piątek</text:p>
          </table:table-cell>
          <table:table-cell table:formula="of:=IF(NOT(DAY([.B458]) = DAY([.B459]));1;0)" office:value-type="float" office:value="1" calcext:value-type="float">
            <text:p>1</text:p>
          </table:table-cell>
          <table:table-cell table:formula="of:=IF([.F459] = 1;IF(OR([.E459] = &quot;sobota&quot;;[.E459] = &quot;niedziela&quot;);5000;[.$Q$4]);0)" office:value-type="float" office:value="13179" calcext:value-type="float">
            <text:p>13179</text:p>
          </table:table-cell>
          <table:table-cell table:formula="of:=[.J458]+[.G459]" office:value-type="float" office:value="32890" calcext:value-type="float">
            <text:p>32890</text:p>
          </table:table-cell>
          <table:table-cell table:formula="of:=[.H459]-[.D459]" office:value-type="float" office:value="31740" calcext:value-type="float">
            <text:p>31740</text:p>
          </table:table-cell>
          <table:table-cell table:formula="of:=IF([.I459]&lt;0;[.H459];[.I459])" office:value-type="float" office:value="31740" calcext:value-type="float">
            <text:p>31740</text:p>
          </table:table-cell>
          <table:table-cell table:formula="of:=IF([.I459]&lt;0;1;0)" office:value-type="float" office:value="0" calcext:value-type="float">
            <text:p>0</text:p>
          </table:table-cell>
          <table:table-cell table:formula="of:=IF([.K459]=1;[.D459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date" office:date-value="2021-08-14" calcext:value-type="date">
            <text:p>14.08.2021</text:p>
          </table:table-cell>
          <table:table-cell office:value-type="string" calcext:value-type="string">
            <text:p>Malbork</text:p>
          </table:table-cell>
          <table:table-cell office:value-type="float" office:value="9430" calcext:value-type="float">
            <text:p>9430</text:p>
          </table:table-cell>
          <table:table-cell table:formula="of:=VLOOKUP([.B460];[.$M$1:.$N$1048576];2;0)" office:value-type="string" office:string-value="sobota" calcext:value-type="string">
            <text:p>sobota</text:p>
          </table:table-cell>
          <table:table-cell table:formula="of:=IF(NOT(DAY([.B459]) = DAY([.B460]));1;0)" office:value-type="float" office:value="1" calcext:value-type="float">
            <text:p>1</text:p>
          </table:table-cell>
          <table:table-cell table:formula="of:=IF([.F460] = 1;IF(OR([.E460] = &quot;sobota&quot;;[.E460] = &quot;niedziela&quot;);5000;[.$Q$4]);0)" office:value-type="float" office:value="5000" calcext:value-type="float">
            <text:p>5000</text:p>
          </table:table-cell>
          <table:table-cell table:formula="of:=[.J459]+[.G460]" office:value-type="float" office:value="36740" calcext:value-type="float">
            <text:p>36740</text:p>
          </table:table-cell>
          <table:table-cell table:formula="of:=[.H460]-[.D460]" office:value-type="float" office:value="27310" calcext:value-type="float">
            <text:p>27310</text:p>
          </table:table-cell>
          <table:table-cell table:formula="of:=IF([.I460]&lt;0;[.H460];[.I460])" office:value-type="float" office:value="27310" calcext:value-type="float">
            <text:p>27310</text:p>
          </table:table-cell>
          <table:table-cell table:formula="of:=IF([.I460]&lt;0;1;0)" office:value-type="float" office:value="0" calcext:value-type="float">
            <text:p>0</text:p>
          </table:table-cell>
          <table:table-cell table:formula="of:=IF([.K460]=1;[.D460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date" office:date-value="2021-08-14" calcext:value-type="date">
            <text:p>14.08.2021</text:p>
          </table:table-cell>
          <table:table-cell office:value-type="string" calcext:value-type="string">
            <text:p>Ogrodzieniec</text:p>
          </table:table-cell>
          <table:table-cell office:value-type="float" office:value="6500" calcext:value-type="float">
            <text:p>6500</text:p>
          </table:table-cell>
          <table:table-cell table:formula="of:=VLOOKUP([.B461];[.$M$1:.$N$1048576];2;0)" office:value-type="string" office:string-value="sobota" calcext:value-type="string">
            <text:p>sobota</text:p>
          </table:table-cell>
          <table:table-cell table:formula="of:=IF(NOT(DAY([.B460]) = DAY([.B461]));1;0)" office:value-type="float" office:value="0" calcext:value-type="float">
            <text:p>0</text:p>
          </table:table-cell>
          <table:table-cell table:formula="of:=IF([.F461] = 1;IF(OR([.E461] = &quot;sobota&quot;;[.E461] = &quot;niedziela&quot;);5000;[.$Q$4]);0)" office:value-type="float" office:value="0" calcext:value-type="float">
            <text:p>0</text:p>
          </table:table-cell>
          <table:table-cell table:formula="of:=[.J460]+[.G461]" office:value-type="float" office:value="27310" calcext:value-type="float">
            <text:p>27310</text:p>
          </table:table-cell>
          <table:table-cell table:formula="of:=[.H461]-[.D461]" office:value-type="float" office:value="20810" calcext:value-type="float">
            <text:p>20810</text:p>
          </table:table-cell>
          <table:table-cell table:formula="of:=IF([.I461]&lt;0;[.H461];[.I461])" office:value-type="float" office:value="20810" calcext:value-type="float">
            <text:p>20810</text:p>
          </table:table-cell>
          <table:table-cell table:formula="of:=IF([.I461]&lt;0;1;0)" office:value-type="float" office:value="0" calcext:value-type="float">
            <text:p>0</text:p>
          </table:table-cell>
          <table:table-cell table:formula="of:=IF([.K461]=1;[.D461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date" office:date-value="2021-08-14" calcext:value-type="date">
            <text:p>14.08.2021</text:p>
          </table:table-cell>
          <table:table-cell office:value-type="string" calcext:value-type="string">
            <text:p>Przemysl</text:p>
          </table:table-cell>
          <table:table-cell office:value-type="float" office:value="6410" calcext:value-type="float">
            <text:p>6410</text:p>
          </table:table-cell>
          <table:table-cell table:formula="of:=VLOOKUP([.B462];[.$M$1:.$N$1048576];2;0)" office:value-type="string" office:string-value="sobota" calcext:value-type="string">
            <text:p>sobota</text:p>
          </table:table-cell>
          <table:table-cell table:formula="of:=IF(NOT(DAY([.B461]) = DAY([.B462]));1;0)" office:value-type="float" office:value="0" calcext:value-type="float">
            <text:p>0</text:p>
          </table:table-cell>
          <table:table-cell table:formula="of:=IF([.F462] = 1;IF(OR([.E462] = &quot;sobota&quot;;[.E462] = &quot;niedziela&quot;);5000;[.$Q$4]);0)" office:value-type="float" office:value="0" calcext:value-type="float">
            <text:p>0</text:p>
          </table:table-cell>
          <table:table-cell table:formula="of:=[.J461]+[.G462]" office:value-type="float" office:value="20810" calcext:value-type="float">
            <text:p>20810</text:p>
          </table:table-cell>
          <table:table-cell table:formula="of:=[.H462]-[.D462]" office:value-type="float" office:value="14400" calcext:value-type="float">
            <text:p>14400</text:p>
          </table:table-cell>
          <table:table-cell table:formula="of:=IF([.I462]&lt;0;[.H462];[.I462])" office:value-type="float" office:value="14400" calcext:value-type="float">
            <text:p>14400</text:p>
          </table:table-cell>
          <table:table-cell table:formula="of:=IF([.I462]&lt;0;1;0)" office:value-type="float" office:value="0" calcext:value-type="float">
            <text:p>0</text:p>
          </table:table-cell>
          <table:table-cell table:formula="of:=IF([.K462]=1;[.D462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date" office:date-value="2021-08-15" calcext:value-type="date">
            <text:p>15.08.2021</text:p>
          </table:table-cell>
          <table:table-cell office:value-type="string" calcext:value-type="string">
            <text:p>Malbork</text:p>
          </table:table-cell>
          <table:table-cell office:value-type="float" office:value="5300" calcext:value-type="float">
            <text:p>5300</text:p>
          </table:table-cell>
          <table:table-cell table:formula="of:=VLOOKUP([.B463];[.$M$1:.$N$1048576];2;0)" office:value-type="string" office:string-value="niedziela" calcext:value-type="string">
            <text:p>niedziela</text:p>
          </table:table-cell>
          <table:table-cell table:formula="of:=IF(NOT(DAY([.B462]) = DAY([.B463]));1;0)" office:value-type="float" office:value="1" calcext:value-type="float">
            <text:p>1</text:p>
          </table:table-cell>
          <table:table-cell table:formula="of:=IF([.F463] = 1;IF(OR([.E463] = &quot;sobota&quot;;[.E463] = &quot;niedziela&quot;);5000;[.$Q$4]);0)" office:value-type="float" office:value="5000" calcext:value-type="float">
            <text:p>5000</text:p>
          </table:table-cell>
          <table:table-cell table:formula="of:=[.J462]+[.G463]" office:value-type="float" office:value="19400" calcext:value-type="float">
            <text:p>19400</text:p>
          </table:table-cell>
          <table:table-cell table:formula="of:=[.H463]-[.D463]" office:value-type="float" office:value="14100" calcext:value-type="float">
            <text:p>14100</text:p>
          </table:table-cell>
          <table:table-cell table:formula="of:=IF([.I463]&lt;0;[.H463];[.I463])" office:value-type="float" office:value="14100" calcext:value-type="float">
            <text:p>14100</text:p>
          </table:table-cell>
          <table:table-cell table:formula="of:=IF([.I463]&lt;0;1;0)" office:value-type="float" office:value="0" calcext:value-type="float">
            <text:p>0</text:p>
          </table:table-cell>
          <table:table-cell table:formula="of:=IF([.K463]=1;[.D463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date" office:date-value="2021-08-15" calcext:value-type="date">
            <text:p>15.08.2021</text:p>
          </table:table-cell>
          <table:table-cell office:value-type="string" calcext:value-type="string">
            <text:p>Ogrodzieniec</text:p>
          </table:table-cell>
          <table:table-cell office:value-type="float" office:value="5430" calcext:value-type="float">
            <text:p>5430</text:p>
          </table:table-cell>
          <table:table-cell table:formula="of:=VLOOKUP([.B464];[.$M$1:.$N$1048576];2;0)" office:value-type="string" office:string-value="niedziela" calcext:value-type="string">
            <text:p>niedziela</text:p>
          </table:table-cell>
          <table:table-cell table:formula="of:=IF(NOT(DAY([.B463]) = DAY([.B464]));1;0)" office:value-type="float" office:value="0" calcext:value-type="float">
            <text:p>0</text:p>
          </table:table-cell>
          <table:table-cell table:formula="of:=IF([.F464] = 1;IF(OR([.E464] = &quot;sobota&quot;;[.E464] = &quot;niedziela&quot;);5000;[.$Q$4]);0)" office:value-type="float" office:value="0" calcext:value-type="float">
            <text:p>0</text:p>
          </table:table-cell>
          <table:table-cell table:formula="of:=[.J463]+[.G464]" office:value-type="float" office:value="14100" calcext:value-type="float">
            <text:p>14100</text:p>
          </table:table-cell>
          <table:table-cell table:formula="of:=[.H464]-[.D464]" office:value-type="float" office:value="8670" calcext:value-type="float">
            <text:p>8670</text:p>
          </table:table-cell>
          <table:table-cell table:formula="of:=IF([.I464]&lt;0;[.H464];[.I464])" office:value-type="float" office:value="8670" calcext:value-type="float">
            <text:p>8670</text:p>
          </table:table-cell>
          <table:table-cell table:formula="of:=IF([.I464]&lt;0;1;0)" office:value-type="float" office:value="0" calcext:value-type="float">
            <text:p>0</text:p>
          </table:table-cell>
          <table:table-cell table:formula="of:=IF([.K464]=1;[.D464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date" office:date-value="2021-08-15" calcext:value-type="date">
            <text:p>15.08.2021</text:p>
          </table:table-cell>
          <table:table-cell office:value-type="string" calcext:value-type="string">
            <text:p>Przemysl</text:p>
          </table:table-cell>
          <table:table-cell office:value-type="float" office:value="3660" calcext:value-type="float">
            <text:p>3660</text:p>
          </table:table-cell>
          <table:table-cell table:formula="of:=VLOOKUP([.B465];[.$M$1:.$N$1048576];2;0)" office:value-type="string" office:string-value="niedziela" calcext:value-type="string">
            <text:p>niedziela</text:p>
          </table:table-cell>
          <table:table-cell table:formula="of:=IF(NOT(DAY([.B464]) = DAY([.B465]));1;0)" office:value-type="float" office:value="0" calcext:value-type="float">
            <text:p>0</text:p>
          </table:table-cell>
          <table:table-cell table:formula="of:=IF([.F465] = 1;IF(OR([.E465] = &quot;sobota&quot;;[.E465] = &quot;niedziela&quot;);5000;[.$Q$4]);0)" office:value-type="float" office:value="0" calcext:value-type="float">
            <text:p>0</text:p>
          </table:table-cell>
          <table:table-cell table:formula="of:=[.J464]+[.G465]" office:value-type="float" office:value="8670" calcext:value-type="float">
            <text:p>8670</text:p>
          </table:table-cell>
          <table:table-cell table:formula="of:=[.H465]-[.D465]" office:value-type="float" office:value="5010" calcext:value-type="float">
            <text:p>5010</text:p>
          </table:table-cell>
          <table:table-cell table:formula="of:=IF([.I465]&lt;0;[.H465];[.I465])" office:value-type="float" office:value="5010" calcext:value-type="float">
            <text:p>5010</text:p>
          </table:table-cell>
          <table:table-cell table:formula="of:=IF([.I465]&lt;0;1;0)" office:value-type="float" office:value="0" calcext:value-type="float">
            <text:p>0</text:p>
          </table:table-cell>
          <table:table-cell table:formula="of:=IF([.K465]=1;[.D465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date" office:date-value="2021-08-16" calcext:value-type="date">
            <text:p>16.08.2021</text:p>
          </table:table-cell>
          <table:table-cell office:value-type="string" calcext:value-type="string">
            <text:p>Ogrodzieniec</text:p>
          </table:table-cell>
          <table:table-cell office:value-type="float" office:value="3000" calcext:value-type="float">
            <text:p>3000</text:p>
          </table:table-cell>
          <table:table-cell table:formula="of:=VLOOKUP([.B466];[.$M$1:.$N$1048576];2;0)" office:value-type="string" office:string-value="poniedziałek" calcext:value-type="string">
            <text:p>poniedziałek</text:p>
          </table:table-cell>
          <table:table-cell table:formula="of:=IF(NOT(DAY([.B465]) = DAY([.B466]));1;0)" office:value-type="float" office:value="1" calcext:value-type="float">
            <text:p>1</text:p>
          </table:table-cell>
          <table:table-cell table:formula="of:=IF([.F466] = 1;IF(OR([.E466] = &quot;sobota&quot;;[.E466] = &quot;niedziela&quot;);5000;[.$Q$4]);0)" office:value-type="float" office:value="13179" calcext:value-type="float">
            <text:p>13179</text:p>
          </table:table-cell>
          <table:table-cell table:formula="of:=[.J465]+[.G466]" office:value-type="float" office:value="18189" calcext:value-type="float">
            <text:p>18189</text:p>
          </table:table-cell>
          <table:table-cell table:formula="of:=[.H466]-[.D466]" office:value-type="float" office:value="15189" calcext:value-type="float">
            <text:p>15189</text:p>
          </table:table-cell>
          <table:table-cell table:formula="of:=IF([.I466]&lt;0;[.H466];[.I466])" office:value-type="float" office:value="15189" calcext:value-type="float">
            <text:p>15189</text:p>
          </table:table-cell>
          <table:table-cell table:formula="of:=IF([.I466]&lt;0;1;0)" office:value-type="float" office:value="0" calcext:value-type="float">
            <text:p>0</text:p>
          </table:table-cell>
          <table:table-cell table:formula="of:=IF([.K466]=1;[.D466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date" office:date-value="2021-08-16" calcext:value-type="date">
            <text:p>16.08.2021</text:p>
          </table:table-cell>
          <table:table-cell office:value-type="string" calcext:value-type="string">
            <text:p>Przemysl</text:p>
          </table:table-cell>
          <table:table-cell office:value-type="float" office:value="6120" calcext:value-type="float">
            <text:p>6120</text:p>
          </table:table-cell>
          <table:table-cell table:formula="of:=VLOOKUP([.B467];[.$M$1:.$N$1048576];2;0)" office:value-type="string" office:string-value="poniedziałek" calcext:value-type="string">
            <text:p>poniedziałek</text:p>
          </table:table-cell>
          <table:table-cell table:formula="of:=IF(NOT(DAY([.B466]) = DAY([.B467]));1;0)" office:value-type="float" office:value="0" calcext:value-type="float">
            <text:p>0</text:p>
          </table:table-cell>
          <table:table-cell table:formula="of:=IF([.F467] = 1;IF(OR([.E467] = &quot;sobota&quot;;[.E467] = &quot;niedziela&quot;);5000;[.$Q$4]);0)" office:value-type="float" office:value="0" calcext:value-type="float">
            <text:p>0</text:p>
          </table:table-cell>
          <table:table-cell table:formula="of:=[.J466]+[.G467]" office:value-type="float" office:value="15189" calcext:value-type="float">
            <text:p>15189</text:p>
          </table:table-cell>
          <table:table-cell table:formula="of:=[.H467]-[.D467]" office:value-type="float" office:value="9069" calcext:value-type="float">
            <text:p>9069</text:p>
          </table:table-cell>
          <table:table-cell table:formula="of:=IF([.I467]&lt;0;[.H467];[.I467])" office:value-type="float" office:value="9069" calcext:value-type="float">
            <text:p>9069</text:p>
          </table:table-cell>
          <table:table-cell table:formula="of:=IF([.I467]&lt;0;1;0)" office:value-type="float" office:value="0" calcext:value-type="float">
            <text:p>0</text:p>
          </table:table-cell>
          <table:table-cell table:formula="of:=IF([.K467]=1;[.D467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date" office:date-value="2021-08-16" calcext:value-type="date">
            <text:p>16.08.2021</text:p>
          </table:table-cell>
          <table:table-cell office:value-type="string" calcext:value-type="string">
            <text:p>Gniezno</text:p>
          </table:table-cell>
          <table:table-cell office:value-type="float" office:value="5850" calcext:value-type="float">
            <text:p>5850</text:p>
          </table:table-cell>
          <table:table-cell table:formula="of:=VLOOKUP([.B468];[.$M$1:.$N$1048576];2;0)" office:value-type="string" office:string-value="poniedziałek" calcext:value-type="string">
            <text:p>poniedziałek</text:p>
          </table:table-cell>
          <table:table-cell table:formula="of:=IF(NOT(DAY([.B467]) = DAY([.B468]));1;0)" office:value-type="float" office:value="0" calcext:value-type="float">
            <text:p>0</text:p>
          </table:table-cell>
          <table:table-cell table:formula="of:=IF([.F468] = 1;IF(OR([.E468] = &quot;sobota&quot;;[.E468] = &quot;niedziela&quot;);5000;[.$Q$4]);0)" office:value-type="float" office:value="0" calcext:value-type="float">
            <text:p>0</text:p>
          </table:table-cell>
          <table:table-cell table:formula="of:=[.J467]+[.G468]" office:value-type="float" office:value="9069" calcext:value-type="float">
            <text:p>9069</text:p>
          </table:table-cell>
          <table:table-cell table:formula="of:=[.H468]-[.D468]" office:value-type="float" office:value="3219" calcext:value-type="float">
            <text:p>3219</text:p>
          </table:table-cell>
          <table:table-cell table:formula="of:=IF([.I468]&lt;0;[.H468];[.I468])" office:value-type="float" office:value="3219" calcext:value-type="float">
            <text:p>3219</text:p>
          </table:table-cell>
          <table:table-cell table:formula="of:=IF([.I468]&lt;0;1;0)" office:value-type="float" office:value="0" calcext:value-type="float">
            <text:p>0</text:p>
          </table:table-cell>
          <table:table-cell table:formula="of:=IF([.K468]=1;[.D468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date" office:date-value="2021-08-17" calcext:value-type="date">
            <text:p>17.08.2021</text:p>
          </table:table-cell>
          <table:table-cell office:value-type="string" calcext:value-type="string">
            <text:p>Przemysl</text:p>
          </table:table-cell>
          <table:table-cell office:value-type="float" office:value="6690" calcext:value-type="float">
            <text:p>6690</text:p>
          </table:table-cell>
          <table:table-cell table:formula="of:=VLOOKUP([.B469];[.$M$1:.$N$1048576];2;0)" office:value-type="string" office:string-value="wtorek" calcext:value-type="string">
            <text:p>wtorek</text:p>
          </table:table-cell>
          <table:table-cell table:formula="of:=IF(NOT(DAY([.B468]) = DAY([.B469]));1;0)" office:value-type="float" office:value="1" calcext:value-type="float">
            <text:p>1</text:p>
          </table:table-cell>
          <table:table-cell table:formula="of:=IF([.F469] = 1;IF(OR([.E469] = &quot;sobota&quot;;[.E469] = &quot;niedziela&quot;);5000;[.$Q$4]);0)" office:value-type="float" office:value="13179" calcext:value-type="float">
            <text:p>13179</text:p>
          </table:table-cell>
          <table:table-cell table:formula="of:=[.J468]+[.G469]" office:value-type="float" office:value="16398" calcext:value-type="float">
            <text:p>16398</text:p>
          </table:table-cell>
          <table:table-cell table:formula="of:=[.H469]-[.D469]" office:value-type="float" office:value="9708" calcext:value-type="float">
            <text:p>9708</text:p>
          </table:table-cell>
          <table:table-cell table:formula="of:=IF([.I469]&lt;0;[.H469];[.I469])" office:value-type="float" office:value="9708" calcext:value-type="float">
            <text:p>9708</text:p>
          </table:table-cell>
          <table:table-cell table:formula="of:=IF([.I469]&lt;0;1;0)" office:value-type="float" office:value="0" calcext:value-type="float">
            <text:p>0</text:p>
          </table:table-cell>
          <table:table-cell table:formula="of:=IF([.K469]=1;[.D469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date" office:date-value="2021-08-17" calcext:value-type="date">
            <text:p>17.08.2021</text:p>
          </table:table-cell>
          <table:table-cell office:value-type="string" calcext:value-type="string">
            <text:p>Ogrodzieniec</text:p>
          </table:table-cell>
          <table:table-cell office:value-type="float" office:value="2510" calcext:value-type="float">
            <text:p>2510</text:p>
          </table:table-cell>
          <table:table-cell table:formula="of:=VLOOKUP([.B470];[.$M$1:.$N$1048576];2;0)" office:value-type="string" office:string-value="wtorek" calcext:value-type="string">
            <text:p>wtorek</text:p>
          </table:table-cell>
          <table:table-cell table:formula="of:=IF(NOT(DAY([.B469]) = DAY([.B470]));1;0)" office:value-type="float" office:value="0" calcext:value-type="float">
            <text:p>0</text:p>
          </table:table-cell>
          <table:table-cell table:formula="of:=IF([.F470] = 1;IF(OR([.E470] = &quot;sobota&quot;;[.E470] = &quot;niedziela&quot;);5000;[.$Q$4]);0)" office:value-type="float" office:value="0" calcext:value-type="float">
            <text:p>0</text:p>
          </table:table-cell>
          <table:table-cell table:formula="of:=[.J469]+[.G470]" office:value-type="float" office:value="9708" calcext:value-type="float">
            <text:p>9708</text:p>
          </table:table-cell>
          <table:table-cell table:formula="of:=[.H470]-[.D470]" office:value-type="float" office:value="7198" calcext:value-type="float">
            <text:p>7198</text:p>
          </table:table-cell>
          <table:table-cell table:formula="of:=IF([.I470]&lt;0;[.H470];[.I470])" office:value-type="float" office:value="7198" calcext:value-type="float">
            <text:p>7198</text:p>
          </table:table-cell>
          <table:table-cell table:formula="of:=IF([.I470]&lt;0;1;0)" office:value-type="float" office:value="0" calcext:value-type="float">
            <text:p>0</text:p>
          </table:table-cell>
          <table:table-cell table:formula="of:=IF([.K470]=1;[.D470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date" office:date-value="2021-08-18" calcext:value-type="date">
            <text:p>18.08.2021</text:p>
          </table:table-cell>
          <table:table-cell office:value-type="string" calcext:value-type="string">
            <text:p>Gniezno</text:p>
          </table:table-cell>
          <table:table-cell office:value-type="float" office:value="4090" calcext:value-type="float">
            <text:p>4090</text:p>
          </table:table-cell>
          <table:table-cell table:formula="of:=VLOOKUP([.B471];[.$M$1:.$N$1048576];2;0)" office:value-type="string" office:string-value="środa" calcext:value-type="string">
            <text:p>środa</text:p>
          </table:table-cell>
          <table:table-cell table:formula="of:=IF(NOT(DAY([.B470]) = DAY([.B471]));1;0)" office:value-type="float" office:value="1" calcext:value-type="float">
            <text:p>1</text:p>
          </table:table-cell>
          <table:table-cell table:formula="of:=IF([.F471] = 1;IF(OR([.E471] = &quot;sobota&quot;;[.E471] = &quot;niedziela&quot;);5000;[.$Q$4]);0)" office:value-type="float" office:value="13179" calcext:value-type="float">
            <text:p>13179</text:p>
          </table:table-cell>
          <table:table-cell table:formula="of:=[.J470]+[.G471]" office:value-type="float" office:value="20377" calcext:value-type="float">
            <text:p>20377</text:p>
          </table:table-cell>
          <table:table-cell table:formula="of:=[.H471]-[.D471]" office:value-type="float" office:value="16287" calcext:value-type="float">
            <text:p>16287</text:p>
          </table:table-cell>
          <table:table-cell table:formula="of:=IF([.I471]&lt;0;[.H471];[.I471])" office:value-type="float" office:value="16287" calcext:value-type="float">
            <text:p>16287</text:p>
          </table:table-cell>
          <table:table-cell table:formula="of:=IF([.I471]&lt;0;1;0)" office:value-type="float" office:value="0" calcext:value-type="float">
            <text:p>0</text:p>
          </table:table-cell>
          <table:table-cell table:formula="of:=IF([.K471]=1;[.D471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date" office:date-value="2021-08-19" calcext:value-type="date">
            <text:p>19.08.2021</text:p>
          </table:table-cell>
          <table:table-cell office:value-type="string" calcext:value-type="string">
            <text:p>Przemysl</text:p>
          </table:table-cell>
          <table:table-cell office:value-type="float" office:value="4580" calcext:value-type="float">
            <text:p>4580</text:p>
          </table:table-cell>
          <table:table-cell table:formula="of:=VLOOKUP([.B472];[.$M$1:.$N$1048576];2;0)" office:value-type="string" office:string-value="czwartek" calcext:value-type="string">
            <text:p>czwartek</text:p>
          </table:table-cell>
          <table:table-cell table:formula="of:=IF(NOT(DAY([.B471]) = DAY([.B472]));1;0)" office:value-type="float" office:value="1" calcext:value-type="float">
            <text:p>1</text:p>
          </table:table-cell>
          <table:table-cell table:formula="of:=IF([.F472] = 1;IF(OR([.E472] = &quot;sobota&quot;;[.E472] = &quot;niedziela&quot;);5000;[.$Q$4]);0)" office:value-type="float" office:value="13179" calcext:value-type="float">
            <text:p>13179</text:p>
          </table:table-cell>
          <table:table-cell table:formula="of:=[.J471]+[.G472]" office:value-type="float" office:value="29466" calcext:value-type="float">
            <text:p>29466</text:p>
          </table:table-cell>
          <table:table-cell table:formula="of:=[.H472]-[.D472]" office:value-type="float" office:value="24886" calcext:value-type="float">
            <text:p>24886</text:p>
          </table:table-cell>
          <table:table-cell table:formula="of:=IF([.I472]&lt;0;[.H472];[.I472])" office:value-type="float" office:value="24886" calcext:value-type="float">
            <text:p>24886</text:p>
          </table:table-cell>
          <table:table-cell table:formula="of:=IF([.I472]&lt;0;1;0)" office:value-type="float" office:value="0" calcext:value-type="float">
            <text:p>0</text:p>
          </table:table-cell>
          <table:table-cell table:formula="of:=IF([.K472]=1;[.D472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date" office:date-value="2021-08-20" calcext:value-type="date">
            <text:p>20.08.2021</text:p>
          </table:table-cell>
          <table:table-cell office:value-type="string" calcext:value-type="string">
            <text:p>Gniezno</text:p>
          </table:table-cell>
          <table:table-cell office:value-type="float" office:value="6590" calcext:value-type="float">
            <text:p>6590</text:p>
          </table:table-cell>
          <table:table-cell table:formula="of:=VLOOKUP([.B473];[.$M$1:.$N$1048576];2;0)" office:value-type="string" office:string-value="piątek" calcext:value-type="string">
            <text:p>piątek</text:p>
          </table:table-cell>
          <table:table-cell table:formula="of:=IF(NOT(DAY([.B472]) = DAY([.B473]));1;0)" office:value-type="float" office:value="1" calcext:value-type="float">
            <text:p>1</text:p>
          </table:table-cell>
          <table:table-cell table:formula="of:=IF([.F473] = 1;IF(OR([.E473] = &quot;sobota&quot;;[.E473] = &quot;niedziela&quot;);5000;[.$Q$4]);0)" office:value-type="float" office:value="13179" calcext:value-type="float">
            <text:p>13179</text:p>
          </table:table-cell>
          <table:table-cell table:formula="of:=[.J472]+[.G473]" office:value-type="float" office:value="38065" calcext:value-type="float">
            <text:p>38065</text:p>
          </table:table-cell>
          <table:table-cell table:formula="of:=[.H473]-[.D473]" office:value-type="float" office:value="31475" calcext:value-type="float">
            <text:p>31475</text:p>
          </table:table-cell>
          <table:table-cell table:formula="of:=IF([.I473]&lt;0;[.H473];[.I473])" office:value-type="float" office:value="31475" calcext:value-type="float">
            <text:p>31475</text:p>
          </table:table-cell>
          <table:table-cell table:formula="of:=IF([.I473]&lt;0;1;0)" office:value-type="float" office:value="0" calcext:value-type="float">
            <text:p>0</text:p>
          </table:table-cell>
          <table:table-cell table:formula="of:=IF([.K473]=1;[.D473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date" office:date-value="2021-08-20" calcext:value-type="date">
            <text:p>20.08.2021</text:p>
          </table:table-cell>
          <table:table-cell office:value-type="string" calcext:value-type="string">
            <text:p>Ogrodzieniec</text:p>
          </table:table-cell>
          <table:table-cell office:value-type="float" office:value="3060" calcext:value-type="float">
            <text:p>3060</text:p>
          </table:table-cell>
          <table:table-cell table:formula="of:=VLOOKUP([.B474];[.$M$1:.$N$1048576];2;0)" office:value-type="string" office:string-value="piątek" calcext:value-type="string">
            <text:p>piątek</text:p>
          </table:table-cell>
          <table:table-cell table:formula="of:=IF(NOT(DAY([.B473]) = DAY([.B474]));1;0)" office:value-type="float" office:value="0" calcext:value-type="float">
            <text:p>0</text:p>
          </table:table-cell>
          <table:table-cell table:formula="of:=IF([.F474] = 1;IF(OR([.E474] = &quot;sobota&quot;;[.E474] = &quot;niedziela&quot;);5000;[.$Q$4]);0)" office:value-type="float" office:value="0" calcext:value-type="float">
            <text:p>0</text:p>
          </table:table-cell>
          <table:table-cell table:formula="of:=[.J473]+[.G474]" office:value-type="float" office:value="31475" calcext:value-type="float">
            <text:p>31475</text:p>
          </table:table-cell>
          <table:table-cell table:formula="of:=[.H474]-[.D474]" office:value-type="float" office:value="28415" calcext:value-type="float">
            <text:p>28415</text:p>
          </table:table-cell>
          <table:table-cell table:formula="of:=IF([.I474]&lt;0;[.H474];[.I474])" office:value-type="float" office:value="28415" calcext:value-type="float">
            <text:p>28415</text:p>
          </table:table-cell>
          <table:table-cell table:formula="of:=IF([.I474]&lt;0;1;0)" office:value-type="float" office:value="0" calcext:value-type="float">
            <text:p>0</text:p>
          </table:table-cell>
          <table:table-cell table:formula="of:=IF([.K474]=1;[.D474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date" office:date-value="2021-08-20" calcext:value-type="date">
            <text:p>20.08.2021</text:p>
          </table:table-cell>
          <table:table-cell office:value-type="string" calcext:value-type="string">
            <text:p>Malbork</text:p>
          </table:table-cell>
          <table:table-cell office:value-type="float" office:value="1220" calcext:value-type="float">
            <text:p>1220</text:p>
          </table:table-cell>
          <table:table-cell table:formula="of:=VLOOKUP([.B475];[.$M$1:.$N$1048576];2;0)" office:value-type="string" office:string-value="piątek" calcext:value-type="string">
            <text:p>piątek</text:p>
          </table:table-cell>
          <table:table-cell table:formula="of:=IF(NOT(DAY([.B474]) = DAY([.B475]));1;0)" office:value-type="float" office:value="0" calcext:value-type="float">
            <text:p>0</text:p>
          </table:table-cell>
          <table:table-cell table:formula="of:=IF([.F475] = 1;IF(OR([.E475] = &quot;sobota&quot;;[.E475] = &quot;niedziela&quot;);5000;[.$Q$4]);0)" office:value-type="float" office:value="0" calcext:value-type="float">
            <text:p>0</text:p>
          </table:table-cell>
          <table:table-cell table:formula="of:=[.J474]+[.G475]" office:value-type="float" office:value="28415" calcext:value-type="float">
            <text:p>28415</text:p>
          </table:table-cell>
          <table:table-cell table:formula="of:=[.H475]-[.D475]" office:value-type="float" office:value="27195" calcext:value-type="float">
            <text:p>27195</text:p>
          </table:table-cell>
          <table:table-cell table:formula="of:=IF([.I475]&lt;0;[.H475];[.I475])" office:value-type="float" office:value="27195" calcext:value-type="float">
            <text:p>27195</text:p>
          </table:table-cell>
          <table:table-cell table:formula="of:=IF([.I475]&lt;0;1;0)" office:value-type="float" office:value="0" calcext:value-type="float">
            <text:p>0</text:p>
          </table:table-cell>
          <table:table-cell table:formula="of:=IF([.K475]=1;[.D475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date" office:date-value="2021-08-21" calcext:value-type="date">
            <text:p>21.08.2021</text:p>
          </table:table-cell>
          <table:table-cell office:value-type="string" calcext:value-type="string">
            <text:p>Malbork</text:p>
          </table:table-cell>
          <table:table-cell office:value-type="float" office:value="6590" calcext:value-type="float">
            <text:p>6590</text:p>
          </table:table-cell>
          <table:table-cell table:formula="of:=VLOOKUP([.B476];[.$M$1:.$N$1048576];2;0)" office:value-type="string" office:string-value="sobota" calcext:value-type="string">
            <text:p>sobota</text:p>
          </table:table-cell>
          <table:table-cell table:formula="of:=IF(NOT(DAY([.B475]) = DAY([.B476]));1;0)" office:value-type="float" office:value="1" calcext:value-type="float">
            <text:p>1</text:p>
          </table:table-cell>
          <table:table-cell table:formula="of:=IF([.F476] = 1;IF(OR([.E476] = &quot;sobota&quot;;[.E476] = &quot;niedziela&quot;);5000;[.$Q$4]);0)" office:value-type="float" office:value="5000" calcext:value-type="float">
            <text:p>5000</text:p>
          </table:table-cell>
          <table:table-cell table:formula="of:=[.J475]+[.G476]" office:value-type="float" office:value="32195" calcext:value-type="float">
            <text:p>32195</text:p>
          </table:table-cell>
          <table:table-cell table:formula="of:=[.H476]-[.D476]" office:value-type="float" office:value="25605" calcext:value-type="float">
            <text:p>25605</text:p>
          </table:table-cell>
          <table:table-cell table:formula="of:=IF([.I476]&lt;0;[.H476];[.I476])" office:value-type="float" office:value="25605" calcext:value-type="float">
            <text:p>25605</text:p>
          </table:table-cell>
          <table:table-cell table:formula="of:=IF([.I476]&lt;0;1;0)" office:value-type="float" office:value="0" calcext:value-type="float">
            <text:p>0</text:p>
          </table:table-cell>
          <table:table-cell table:formula="of:=IF([.K476]=1;[.D476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date" office:date-value="2021-08-22" calcext:value-type="date">
            <text:p>22.08.2021</text:p>
          </table:table-cell>
          <table:table-cell office:value-type="string" calcext:value-type="string">
            <text:p>Przemysl</text:p>
          </table:table-cell>
          <table:table-cell office:value-type="float" office:value="7000" calcext:value-type="float">
            <text:p>7000</text:p>
          </table:table-cell>
          <table:table-cell table:formula="of:=VLOOKUP([.B477];[.$M$1:.$N$1048576];2;0)" office:value-type="string" office:string-value="niedziela" calcext:value-type="string">
            <text:p>niedziela</text:p>
          </table:table-cell>
          <table:table-cell table:formula="of:=IF(NOT(DAY([.B476]) = DAY([.B477]));1;0)" office:value-type="float" office:value="1" calcext:value-type="float">
            <text:p>1</text:p>
          </table:table-cell>
          <table:table-cell table:formula="of:=IF([.F477] = 1;IF(OR([.E477] = &quot;sobota&quot;;[.E477] = &quot;niedziela&quot;);5000;[.$Q$4]);0)" office:value-type="float" office:value="5000" calcext:value-type="float">
            <text:p>5000</text:p>
          </table:table-cell>
          <table:table-cell table:formula="of:=[.J476]+[.G477]" office:value-type="float" office:value="30605" calcext:value-type="float">
            <text:p>30605</text:p>
          </table:table-cell>
          <table:table-cell table:formula="of:=[.H477]-[.D477]" office:value-type="float" office:value="23605" calcext:value-type="float">
            <text:p>23605</text:p>
          </table:table-cell>
          <table:table-cell table:formula="of:=IF([.I477]&lt;0;[.H477];[.I477])" office:value-type="float" office:value="23605" calcext:value-type="float">
            <text:p>23605</text:p>
          </table:table-cell>
          <table:table-cell table:formula="of:=IF([.I477]&lt;0;1;0)" office:value-type="float" office:value="0" calcext:value-type="float">
            <text:p>0</text:p>
          </table:table-cell>
          <table:table-cell table:formula="of:=IF([.K477]=1;[.D477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date" office:date-value="2021-08-22" calcext:value-type="date">
            <text:p>22.08.2021</text:p>
          </table:table-cell>
          <table:table-cell office:value-type="string" calcext:value-type="string">
            <text:p>Ogrodzieniec</text:p>
          </table:table-cell>
          <table:table-cell office:value-type="float" office:value="4530" calcext:value-type="float">
            <text:p>4530</text:p>
          </table:table-cell>
          <table:table-cell table:formula="of:=VLOOKUP([.B478];[.$M$1:.$N$1048576];2;0)" office:value-type="string" office:string-value="niedziela" calcext:value-type="string">
            <text:p>niedziela</text:p>
          </table:table-cell>
          <table:table-cell table:formula="of:=IF(NOT(DAY([.B477]) = DAY([.B478]));1;0)" office:value-type="float" office:value="0" calcext:value-type="float">
            <text:p>0</text:p>
          </table:table-cell>
          <table:table-cell table:formula="of:=IF([.F478] = 1;IF(OR([.E478] = &quot;sobota&quot;;[.E478] = &quot;niedziela&quot;);5000;[.$Q$4]);0)" office:value-type="float" office:value="0" calcext:value-type="float">
            <text:p>0</text:p>
          </table:table-cell>
          <table:table-cell table:formula="of:=[.J477]+[.G478]" office:value-type="float" office:value="23605" calcext:value-type="float">
            <text:p>23605</text:p>
          </table:table-cell>
          <table:table-cell table:formula="of:=[.H478]-[.D478]" office:value-type="float" office:value="19075" calcext:value-type="float">
            <text:p>19075</text:p>
          </table:table-cell>
          <table:table-cell table:formula="of:=IF([.I478]&lt;0;[.H478];[.I478])" office:value-type="float" office:value="19075" calcext:value-type="float">
            <text:p>19075</text:p>
          </table:table-cell>
          <table:table-cell table:formula="of:=IF([.I478]&lt;0;1;0)" office:value-type="float" office:value="0" calcext:value-type="float">
            <text:p>0</text:p>
          </table:table-cell>
          <table:table-cell table:formula="of:=IF([.K478]=1;[.D478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date" office:date-value="2021-08-22" calcext:value-type="date">
            <text:p>22.08.2021</text:p>
          </table:table-cell>
          <table:table-cell office:value-type="string" calcext:value-type="string">
            <text:p>Malbork</text:p>
          </table:table-cell>
          <table:table-cell office:value-type="float" office:value="5480" calcext:value-type="float">
            <text:p>5480</text:p>
          </table:table-cell>
          <table:table-cell table:formula="of:=VLOOKUP([.B479];[.$M$1:.$N$1048576];2;0)" office:value-type="string" office:string-value="niedziela" calcext:value-type="string">
            <text:p>niedziela</text:p>
          </table:table-cell>
          <table:table-cell table:formula="of:=IF(NOT(DAY([.B478]) = DAY([.B479]));1;0)" office:value-type="float" office:value="0" calcext:value-type="float">
            <text:p>0</text:p>
          </table:table-cell>
          <table:table-cell table:formula="of:=IF([.F479] = 1;IF(OR([.E479] = &quot;sobota&quot;;[.E479] = &quot;niedziela&quot;);5000;[.$Q$4]);0)" office:value-type="float" office:value="0" calcext:value-type="float">
            <text:p>0</text:p>
          </table:table-cell>
          <table:table-cell table:formula="of:=[.J478]+[.G479]" office:value-type="float" office:value="19075" calcext:value-type="float">
            <text:p>19075</text:p>
          </table:table-cell>
          <table:table-cell table:formula="of:=[.H479]-[.D479]" office:value-type="float" office:value="13595" calcext:value-type="float">
            <text:p>13595</text:p>
          </table:table-cell>
          <table:table-cell table:formula="of:=IF([.I479]&lt;0;[.H479];[.I479])" office:value-type="float" office:value="13595" calcext:value-type="float">
            <text:p>13595</text:p>
          </table:table-cell>
          <table:table-cell table:formula="of:=IF([.I479]&lt;0;1;0)" office:value-type="float" office:value="0" calcext:value-type="float">
            <text:p>0</text:p>
          </table:table-cell>
          <table:table-cell table:formula="of:=IF([.K479]=1;[.D479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date" office:date-value="2021-08-23" calcext:value-type="date">
            <text:p>23.08.2021</text:p>
          </table:table-cell>
          <table:table-cell office:value-type="string" calcext:value-type="string">
            <text:p>Ogrodzieniec</text:p>
          </table:table-cell>
          <table:table-cell office:value-type="float" office:value="6400" calcext:value-type="float">
            <text:p>6400</text:p>
          </table:table-cell>
          <table:table-cell table:formula="of:=VLOOKUP([.B480];[.$M$1:.$N$1048576];2;0)" office:value-type="string" office:string-value="poniedziałek" calcext:value-type="string">
            <text:p>poniedziałek</text:p>
          </table:table-cell>
          <table:table-cell table:formula="of:=IF(NOT(DAY([.B479]) = DAY([.B480]));1;0)" office:value-type="float" office:value="1" calcext:value-type="float">
            <text:p>1</text:p>
          </table:table-cell>
          <table:table-cell table:formula="of:=IF([.F480] = 1;IF(OR([.E480] = &quot;sobota&quot;;[.E480] = &quot;niedziela&quot;);5000;[.$Q$4]);0)" office:value-type="float" office:value="13179" calcext:value-type="float">
            <text:p>13179</text:p>
          </table:table-cell>
          <table:table-cell table:formula="of:=[.J479]+[.G480]" office:value-type="float" office:value="26774" calcext:value-type="float">
            <text:p>26774</text:p>
          </table:table-cell>
          <table:table-cell table:formula="of:=[.H480]-[.D480]" office:value-type="float" office:value="20374" calcext:value-type="float">
            <text:p>20374</text:p>
          </table:table-cell>
          <table:table-cell table:formula="of:=IF([.I480]&lt;0;[.H480];[.I480])" office:value-type="float" office:value="20374" calcext:value-type="float">
            <text:p>20374</text:p>
          </table:table-cell>
          <table:table-cell table:formula="of:=IF([.I480]&lt;0;1;0)" office:value-type="float" office:value="0" calcext:value-type="float">
            <text:p>0</text:p>
          </table:table-cell>
          <table:table-cell table:formula="of:=IF([.K480]=1;[.D480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date" office:date-value="2021-08-23" calcext:value-type="date">
            <text:p>23.08.2021</text:p>
          </table:table-cell>
          <table:table-cell office:value-type="string" calcext:value-type="string">
            <text:p>Przemysl</text:p>
          </table:table-cell>
          <table:table-cell office:value-type="float" office:value="7870" calcext:value-type="float">
            <text:p>7870</text:p>
          </table:table-cell>
          <table:table-cell table:formula="of:=VLOOKUP([.B481];[.$M$1:.$N$1048576];2;0)" office:value-type="string" office:string-value="poniedziałek" calcext:value-type="string">
            <text:p>poniedziałek</text:p>
          </table:table-cell>
          <table:table-cell table:formula="of:=IF(NOT(DAY([.B480]) = DAY([.B481]));1;0)" office:value-type="float" office:value="0" calcext:value-type="float">
            <text:p>0</text:p>
          </table:table-cell>
          <table:table-cell table:formula="of:=IF([.F481] = 1;IF(OR([.E481] = &quot;sobota&quot;;[.E481] = &quot;niedziela&quot;);5000;[.$Q$4]);0)" office:value-type="float" office:value="0" calcext:value-type="float">
            <text:p>0</text:p>
          </table:table-cell>
          <table:table-cell table:formula="of:=[.J480]+[.G481]" office:value-type="float" office:value="20374" calcext:value-type="float">
            <text:p>20374</text:p>
          </table:table-cell>
          <table:table-cell table:formula="of:=[.H481]-[.D481]" office:value-type="float" office:value="12504" calcext:value-type="float">
            <text:p>12504</text:p>
          </table:table-cell>
          <table:table-cell table:formula="of:=IF([.I481]&lt;0;[.H481];[.I481])" office:value-type="float" office:value="12504" calcext:value-type="float">
            <text:p>12504</text:p>
          </table:table-cell>
          <table:table-cell table:formula="of:=IF([.I481]&lt;0;1;0)" office:value-type="float" office:value="0" calcext:value-type="float">
            <text:p>0</text:p>
          </table:table-cell>
          <table:table-cell table:formula="of:=IF([.K481]=1;[.D481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date" office:date-value="2021-08-23" calcext:value-type="date">
            <text:p>23.08.2021</text:p>
          </table:table-cell>
          <table:table-cell office:value-type="string" calcext:value-type="string">
            <text:p>Malbork</text:p>
          </table:table-cell>
          <table:table-cell office:value-type="float" office:value="7490" calcext:value-type="float">
            <text:p>7490</text:p>
          </table:table-cell>
          <table:table-cell table:formula="of:=VLOOKUP([.B482];[.$M$1:.$N$1048576];2;0)" office:value-type="string" office:string-value="poniedziałek" calcext:value-type="string">
            <text:p>poniedziałek</text:p>
          </table:table-cell>
          <table:table-cell table:formula="of:=IF(NOT(DAY([.B481]) = DAY([.B482]));1;0)" office:value-type="float" office:value="0" calcext:value-type="float">
            <text:p>0</text:p>
          </table:table-cell>
          <table:table-cell table:formula="of:=IF([.F482] = 1;IF(OR([.E482] = &quot;sobota&quot;;[.E482] = &quot;niedziela&quot;);5000;[.$Q$4]);0)" office:value-type="float" office:value="0" calcext:value-type="float">
            <text:p>0</text:p>
          </table:table-cell>
          <table:table-cell table:formula="of:=[.J481]+[.G482]" office:value-type="float" office:value="12504" calcext:value-type="float">
            <text:p>12504</text:p>
          </table:table-cell>
          <table:table-cell table:formula="of:=[.H482]-[.D482]" office:value-type="float" office:value="5014" calcext:value-type="float">
            <text:p>5014</text:p>
          </table:table-cell>
          <table:table-cell table:formula="of:=IF([.I482]&lt;0;[.H482];[.I482])" office:value-type="float" office:value="5014" calcext:value-type="float">
            <text:p>5014</text:p>
          </table:table-cell>
          <table:table-cell table:formula="of:=IF([.I482]&lt;0;1;0)" office:value-type="float" office:value="0" calcext:value-type="float">
            <text:p>0</text:p>
          </table:table-cell>
          <table:table-cell table:formula="of:=IF([.K482]=1;[.D482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date" office:date-value="2021-08-24" calcext:value-type="date">
            <text:p>24.08.2021</text:p>
          </table:table-cell>
          <table:table-cell office:value-type="string" calcext:value-type="string">
            <text:p>Przemysl</text:p>
          </table:table-cell>
          <table:table-cell office:value-type="float" office:value="6900" calcext:value-type="float">
            <text:p>6900</text:p>
          </table:table-cell>
          <table:table-cell table:formula="of:=VLOOKUP([.B483];[.$M$1:.$N$1048576];2;0)" office:value-type="string" office:string-value="wtorek" calcext:value-type="string">
            <text:p>wtorek</text:p>
          </table:table-cell>
          <table:table-cell table:formula="of:=IF(NOT(DAY([.B482]) = DAY([.B483]));1;0)" office:value-type="float" office:value="1" calcext:value-type="float">
            <text:p>1</text:p>
          </table:table-cell>
          <table:table-cell table:formula="of:=IF([.F483] = 1;IF(OR([.E483] = &quot;sobota&quot;;[.E483] = &quot;niedziela&quot;);5000;[.$Q$4]);0)" office:value-type="float" office:value="13179" calcext:value-type="float">
            <text:p>13179</text:p>
          </table:table-cell>
          <table:table-cell table:formula="of:=[.J482]+[.G483]" office:value-type="float" office:value="18193" calcext:value-type="float">
            <text:p>18193</text:p>
          </table:table-cell>
          <table:table-cell table:formula="of:=[.H483]-[.D483]" office:value-type="float" office:value="11293" calcext:value-type="float">
            <text:p>11293</text:p>
          </table:table-cell>
          <table:table-cell table:formula="of:=IF([.I483]&lt;0;[.H483];[.I483])" office:value-type="float" office:value="11293" calcext:value-type="float">
            <text:p>11293</text:p>
          </table:table-cell>
          <table:table-cell table:formula="of:=IF([.I483]&lt;0;1;0)" office:value-type="float" office:value="0" calcext:value-type="float">
            <text:p>0</text:p>
          </table:table-cell>
          <table:table-cell table:formula="of:=IF([.K483]=1;[.D483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date" office:date-value="2021-08-24" calcext:value-type="date">
            <text:p>24.08.2021</text:p>
          </table:table-cell>
          <table:table-cell office:value-type="string" calcext:value-type="string">
            <text:p>Gniezno</text:p>
          </table:table-cell>
          <table:table-cell office:value-type="float" office:value="5180" calcext:value-type="float">
            <text:p>5180</text:p>
          </table:table-cell>
          <table:table-cell table:formula="of:=VLOOKUP([.B484];[.$M$1:.$N$1048576];2;0)" office:value-type="string" office:string-value="wtorek" calcext:value-type="string">
            <text:p>wtorek</text:p>
          </table:table-cell>
          <table:table-cell table:formula="of:=IF(NOT(DAY([.B483]) = DAY([.B484]));1;0)" office:value-type="float" office:value="0" calcext:value-type="float">
            <text:p>0</text:p>
          </table:table-cell>
          <table:table-cell table:formula="of:=IF([.F484] = 1;IF(OR([.E484] = &quot;sobota&quot;;[.E484] = &quot;niedziela&quot;);5000;[.$Q$4]);0)" office:value-type="float" office:value="0" calcext:value-type="float">
            <text:p>0</text:p>
          </table:table-cell>
          <table:table-cell table:formula="of:=[.J483]+[.G484]" office:value-type="float" office:value="11293" calcext:value-type="float">
            <text:p>11293</text:p>
          </table:table-cell>
          <table:table-cell table:formula="of:=[.H484]-[.D484]" office:value-type="float" office:value="6113" calcext:value-type="float">
            <text:p>6113</text:p>
          </table:table-cell>
          <table:table-cell table:formula="of:=IF([.I484]&lt;0;[.H484];[.I484])" office:value-type="float" office:value="6113" calcext:value-type="float">
            <text:p>6113</text:p>
          </table:table-cell>
          <table:table-cell table:formula="of:=IF([.I484]&lt;0;1;0)" office:value-type="float" office:value="0" calcext:value-type="float">
            <text:p>0</text:p>
          </table:table-cell>
          <table:table-cell table:formula="of:=IF([.K484]=1;[.D484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date" office:date-value="2021-08-24" calcext:value-type="date">
            <text:p>24.08.2021</text:p>
          </table:table-cell>
          <table:table-cell office:value-type="string" calcext:value-type="string">
            <text:p>Ogrodzieniec</text:p>
          </table:table-cell>
          <table:table-cell office:value-type="float" office:value="1870" calcext:value-type="float">
            <text:p>1870</text:p>
          </table:table-cell>
          <table:table-cell table:formula="of:=VLOOKUP([.B485];[.$M$1:.$N$1048576];2;0)" office:value-type="string" office:string-value="wtorek" calcext:value-type="string">
            <text:p>wtorek</text:p>
          </table:table-cell>
          <table:table-cell table:formula="of:=IF(NOT(DAY([.B484]) = DAY([.B485]));1;0)" office:value-type="float" office:value="0" calcext:value-type="float">
            <text:p>0</text:p>
          </table:table-cell>
          <table:table-cell table:formula="of:=IF([.F485] = 1;IF(OR([.E485] = &quot;sobota&quot;;[.E485] = &quot;niedziela&quot;);5000;[.$Q$4]);0)" office:value-type="float" office:value="0" calcext:value-type="float">
            <text:p>0</text:p>
          </table:table-cell>
          <table:table-cell table:formula="of:=[.J484]+[.G485]" office:value-type="float" office:value="6113" calcext:value-type="float">
            <text:p>6113</text:p>
          </table:table-cell>
          <table:table-cell table:formula="of:=[.H485]-[.D485]" office:value-type="float" office:value="4243" calcext:value-type="float">
            <text:p>4243</text:p>
          </table:table-cell>
          <table:table-cell table:formula="of:=IF([.I485]&lt;0;[.H485];[.I485])" office:value-type="float" office:value="4243" calcext:value-type="float">
            <text:p>4243</text:p>
          </table:table-cell>
          <table:table-cell table:formula="of:=IF([.I485]&lt;0;1;0)" office:value-type="float" office:value="0" calcext:value-type="float">
            <text:p>0</text:p>
          </table:table-cell>
          <table:table-cell table:formula="of:=IF([.K485]=1;[.D485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date" office:date-value="2021-08-25" calcext:value-type="date">
            <text:p>25.08.2021</text:p>
          </table:table-cell>
          <table:table-cell office:value-type="string" calcext:value-type="string">
            <text:p>Malbork</text:p>
          </table:table-cell>
          <table:table-cell office:value-type="float" office:value="2520" calcext:value-type="float">
            <text:p>2520</text:p>
          </table:table-cell>
          <table:table-cell table:formula="of:=VLOOKUP([.B486];[.$M$1:.$N$1048576];2;0)" office:value-type="string" office:string-value="środa" calcext:value-type="string">
            <text:p>środa</text:p>
          </table:table-cell>
          <table:table-cell table:formula="of:=IF(NOT(DAY([.B485]) = DAY([.B486]));1;0)" office:value-type="float" office:value="1" calcext:value-type="float">
            <text:p>1</text:p>
          </table:table-cell>
          <table:table-cell table:formula="of:=IF([.F486] = 1;IF(OR([.E486] = &quot;sobota&quot;;[.E486] = &quot;niedziela&quot;);5000;[.$Q$4]);0)" office:value-type="float" office:value="13179" calcext:value-type="float">
            <text:p>13179</text:p>
          </table:table-cell>
          <table:table-cell table:formula="of:=[.J485]+[.G486]" office:value-type="float" office:value="17422" calcext:value-type="float">
            <text:p>17422</text:p>
          </table:table-cell>
          <table:table-cell table:formula="of:=[.H486]-[.D486]" office:value-type="float" office:value="14902" calcext:value-type="float">
            <text:p>14902</text:p>
          </table:table-cell>
          <table:table-cell table:formula="of:=IF([.I486]&lt;0;[.H486];[.I486])" office:value-type="float" office:value="14902" calcext:value-type="float">
            <text:p>14902</text:p>
          </table:table-cell>
          <table:table-cell table:formula="of:=IF([.I486]&lt;0;1;0)" office:value-type="float" office:value="0" calcext:value-type="float">
            <text:p>0</text:p>
          </table:table-cell>
          <table:table-cell table:formula="of:=IF([.K486]=1;[.D486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date" office:date-value="2021-08-25" calcext:value-type="date">
            <text:p>25.08.2021</text:p>
          </table:table-cell>
          <table:table-cell office:value-type="string" calcext:value-type="string">
            <text:p>Przemysl</text:p>
          </table:table-cell>
          <table:table-cell office:value-type="float" office:value="6360" calcext:value-type="float">
            <text:p>6360</text:p>
          </table:table-cell>
          <table:table-cell table:formula="of:=VLOOKUP([.B487];[.$M$1:.$N$1048576];2;0)" office:value-type="string" office:string-value="środa" calcext:value-type="string">
            <text:p>środa</text:p>
          </table:table-cell>
          <table:table-cell table:formula="of:=IF(NOT(DAY([.B486]) = DAY([.B487]));1;0)" office:value-type="float" office:value="0" calcext:value-type="float">
            <text:p>0</text:p>
          </table:table-cell>
          <table:table-cell table:formula="of:=IF([.F487] = 1;IF(OR([.E487] = &quot;sobota&quot;;[.E487] = &quot;niedziela&quot;);5000;[.$Q$4]);0)" office:value-type="float" office:value="0" calcext:value-type="float">
            <text:p>0</text:p>
          </table:table-cell>
          <table:table-cell table:formula="of:=[.J486]+[.G487]" office:value-type="float" office:value="14902" calcext:value-type="float">
            <text:p>14902</text:p>
          </table:table-cell>
          <table:table-cell table:formula="of:=[.H487]-[.D487]" office:value-type="float" office:value="8542" calcext:value-type="float">
            <text:p>8542</text:p>
          </table:table-cell>
          <table:table-cell table:formula="of:=IF([.I487]&lt;0;[.H487];[.I487])" office:value-type="float" office:value="8542" calcext:value-type="float">
            <text:p>8542</text:p>
          </table:table-cell>
          <table:table-cell table:formula="of:=IF([.I487]&lt;0;1;0)" office:value-type="float" office:value="0" calcext:value-type="float">
            <text:p>0</text:p>
          </table:table-cell>
          <table:table-cell table:formula="of:=IF([.K487]=1;[.D487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date" office:date-value="2021-08-26" calcext:value-type="date">
            <text:p>26.08.2021</text:p>
          </table:table-cell>
          <table:table-cell office:value-type="string" calcext:value-type="string">
            <text:p>Ogrodzieniec</text:p>
          </table:table-cell>
          <table:table-cell office:value-type="float" office:value="8890" calcext:value-type="float">
            <text:p>8890</text:p>
          </table:table-cell>
          <table:table-cell table:formula="of:=VLOOKUP([.B488];[.$M$1:.$N$1048576];2;0)" office:value-type="string" office:string-value="czwartek" calcext:value-type="string">
            <text:p>czwartek</text:p>
          </table:table-cell>
          <table:table-cell table:formula="of:=IF(NOT(DAY([.B487]) = DAY([.B488]));1;0)" office:value-type="float" office:value="1" calcext:value-type="float">
            <text:p>1</text:p>
          </table:table-cell>
          <table:table-cell table:formula="of:=IF([.F488] = 1;IF(OR([.E488] = &quot;sobota&quot;;[.E488] = &quot;niedziela&quot;);5000;[.$Q$4]);0)" office:value-type="float" office:value="13179" calcext:value-type="float">
            <text:p>13179</text:p>
          </table:table-cell>
          <table:table-cell table:formula="of:=[.J487]+[.G488]" office:value-type="float" office:value="21721" calcext:value-type="float">
            <text:p>21721</text:p>
          </table:table-cell>
          <table:table-cell table:formula="of:=[.H488]-[.D488]" office:value-type="float" office:value="12831" calcext:value-type="float">
            <text:p>12831</text:p>
          </table:table-cell>
          <table:table-cell table:formula="of:=IF([.I488]&lt;0;[.H488];[.I488])" office:value-type="float" office:value="12831" calcext:value-type="float">
            <text:p>12831</text:p>
          </table:table-cell>
          <table:table-cell table:formula="of:=IF([.I488]&lt;0;1;0)" office:value-type="float" office:value="0" calcext:value-type="float">
            <text:p>0</text:p>
          </table:table-cell>
          <table:table-cell table:formula="of:=IF([.K488]=1;[.D488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date" office:date-value="2021-08-27" calcext:value-type="date">
            <text:p>27.08.2021</text:p>
          </table:table-cell>
          <table:table-cell office:value-type="string" calcext:value-type="string">
            <text:p>Malbork</text:p>
          </table:table-cell>
          <table:table-cell office:value-type="float" office:value="1470" calcext:value-type="float">
            <text:p>1470</text:p>
          </table:table-cell>
          <table:table-cell table:formula="of:=VLOOKUP([.B489];[.$M$1:.$N$1048576];2;0)" office:value-type="string" office:string-value="piątek" calcext:value-type="string">
            <text:p>piątek</text:p>
          </table:table-cell>
          <table:table-cell table:formula="of:=IF(NOT(DAY([.B488]) = DAY([.B489]));1;0)" office:value-type="float" office:value="1" calcext:value-type="float">
            <text:p>1</text:p>
          </table:table-cell>
          <table:table-cell table:formula="of:=IF([.F489] = 1;IF(OR([.E489] = &quot;sobota&quot;;[.E489] = &quot;niedziela&quot;);5000;[.$Q$4]);0)" office:value-type="float" office:value="13179" calcext:value-type="float">
            <text:p>13179</text:p>
          </table:table-cell>
          <table:table-cell table:formula="of:=[.J488]+[.G489]" office:value-type="float" office:value="26010" calcext:value-type="float">
            <text:p>26010</text:p>
          </table:table-cell>
          <table:table-cell table:formula="of:=[.H489]-[.D489]" office:value-type="float" office:value="24540" calcext:value-type="float">
            <text:p>24540</text:p>
          </table:table-cell>
          <table:table-cell table:formula="of:=IF([.I489]&lt;0;[.H489];[.I489])" office:value-type="float" office:value="24540" calcext:value-type="float">
            <text:p>24540</text:p>
          </table:table-cell>
          <table:table-cell table:formula="of:=IF([.I489]&lt;0;1;0)" office:value-type="float" office:value="0" calcext:value-type="float">
            <text:p>0</text:p>
          </table:table-cell>
          <table:table-cell table:formula="of:=IF([.K489]=1;[.D489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date" office:date-value="2021-08-28" calcext:value-type="date">
            <text:p>28.08.2021</text:p>
          </table:table-cell>
          <table:table-cell office:value-type="string" calcext:value-type="string">
            <text:p>Malbork</text:p>
          </table:table-cell>
          <table:table-cell office:value-type="float" office:value="2950" calcext:value-type="float">
            <text:p>2950</text:p>
          </table:table-cell>
          <table:table-cell table:formula="of:=VLOOKUP([.B490];[.$M$1:.$N$1048576];2;0)" office:value-type="string" office:string-value="sobota" calcext:value-type="string">
            <text:p>sobota</text:p>
          </table:table-cell>
          <table:table-cell table:formula="of:=IF(NOT(DAY([.B489]) = DAY([.B490]));1;0)" office:value-type="float" office:value="1" calcext:value-type="float">
            <text:p>1</text:p>
          </table:table-cell>
          <table:table-cell table:formula="of:=IF([.F490] = 1;IF(OR([.E490] = &quot;sobota&quot;;[.E490] = &quot;niedziela&quot;);5000;[.$Q$4]);0)" office:value-type="float" office:value="5000" calcext:value-type="float">
            <text:p>5000</text:p>
          </table:table-cell>
          <table:table-cell table:formula="of:=[.J489]+[.G490]" office:value-type="float" office:value="29540" calcext:value-type="float">
            <text:p>29540</text:p>
          </table:table-cell>
          <table:table-cell table:formula="of:=[.H490]-[.D490]" office:value-type="float" office:value="26590" calcext:value-type="float">
            <text:p>26590</text:p>
          </table:table-cell>
          <table:table-cell table:formula="of:=IF([.I490]&lt;0;[.H490];[.I490])" office:value-type="float" office:value="26590" calcext:value-type="float">
            <text:p>26590</text:p>
          </table:table-cell>
          <table:table-cell table:formula="of:=IF([.I490]&lt;0;1;0)" office:value-type="float" office:value="0" calcext:value-type="float">
            <text:p>0</text:p>
          </table:table-cell>
          <table:table-cell table:formula="of:=IF([.K490]=1;[.D490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date" office:date-value="2021-08-28" calcext:value-type="date">
            <text:p>28.08.2021</text:p>
          </table:table-cell>
          <table:table-cell office:value-type="string" calcext:value-type="string">
            <text:p>Ogrodzieniec</text:p>
          </table:table-cell>
          <table:table-cell office:value-type="float" office:value="6730" calcext:value-type="float">
            <text:p>6730</text:p>
          </table:table-cell>
          <table:table-cell table:formula="of:=VLOOKUP([.B491];[.$M$1:.$N$1048576];2;0)" office:value-type="string" office:string-value="sobota" calcext:value-type="string">
            <text:p>sobota</text:p>
          </table:table-cell>
          <table:table-cell table:formula="of:=IF(NOT(DAY([.B490]) = DAY([.B491]));1;0)" office:value-type="float" office:value="0" calcext:value-type="float">
            <text:p>0</text:p>
          </table:table-cell>
          <table:table-cell table:formula="of:=IF([.F491] = 1;IF(OR([.E491] = &quot;sobota&quot;;[.E491] = &quot;niedziela&quot;);5000;[.$Q$4]);0)" office:value-type="float" office:value="0" calcext:value-type="float">
            <text:p>0</text:p>
          </table:table-cell>
          <table:table-cell table:formula="of:=[.J490]+[.G491]" office:value-type="float" office:value="26590" calcext:value-type="float">
            <text:p>26590</text:p>
          </table:table-cell>
          <table:table-cell table:formula="of:=[.H491]-[.D491]" office:value-type="float" office:value="19860" calcext:value-type="float">
            <text:p>19860</text:p>
          </table:table-cell>
          <table:table-cell table:formula="of:=IF([.I491]&lt;0;[.H491];[.I491])" office:value-type="float" office:value="19860" calcext:value-type="float">
            <text:p>19860</text:p>
          </table:table-cell>
          <table:table-cell table:formula="of:=IF([.I491]&lt;0;1;0)" office:value-type="float" office:value="0" calcext:value-type="float">
            <text:p>0</text:p>
          </table:table-cell>
          <table:table-cell table:formula="of:=IF([.K491]=1;[.D491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date" office:date-value="2021-08-29" calcext:value-type="date">
            <text:p>29.08.2021</text:p>
          </table:table-cell>
          <table:table-cell office:value-type="string" calcext:value-type="string">
            <text:p>Przemysl</text:p>
          </table:table-cell>
          <table:table-cell office:value-type="float" office:value="5530" calcext:value-type="float">
            <text:p>5530</text:p>
          </table:table-cell>
          <table:table-cell table:formula="of:=VLOOKUP([.B492];[.$M$1:.$N$1048576];2;0)" office:value-type="string" office:string-value="niedziela" calcext:value-type="string">
            <text:p>niedziela</text:p>
          </table:table-cell>
          <table:table-cell table:formula="of:=IF(NOT(DAY([.B491]) = DAY([.B492]));1;0)" office:value-type="float" office:value="1" calcext:value-type="float">
            <text:p>1</text:p>
          </table:table-cell>
          <table:table-cell table:formula="of:=IF([.F492] = 1;IF(OR([.E492] = &quot;sobota&quot;;[.E492] = &quot;niedziela&quot;);5000;[.$Q$4]);0)" office:value-type="float" office:value="5000" calcext:value-type="float">
            <text:p>5000</text:p>
          </table:table-cell>
          <table:table-cell table:formula="of:=[.J491]+[.G492]" office:value-type="float" office:value="24860" calcext:value-type="float">
            <text:p>24860</text:p>
          </table:table-cell>
          <table:table-cell table:formula="of:=[.H492]-[.D492]" office:value-type="float" office:value="19330" calcext:value-type="float">
            <text:p>19330</text:p>
          </table:table-cell>
          <table:table-cell table:formula="of:=IF([.I492]&lt;0;[.H492];[.I492])" office:value-type="float" office:value="19330" calcext:value-type="float">
            <text:p>19330</text:p>
          </table:table-cell>
          <table:table-cell table:formula="of:=IF([.I492]&lt;0;1;0)" office:value-type="float" office:value="0" calcext:value-type="float">
            <text:p>0</text:p>
          </table:table-cell>
          <table:table-cell table:formula="of:=IF([.K492]=1;[.D492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date" office:date-value="2021-08-29" calcext:value-type="date">
            <text:p>29.08.2021</text:p>
          </table:table-cell>
          <table:table-cell office:value-type="string" calcext:value-type="string">
            <text:p>Malbork</text:p>
          </table:table-cell>
          <table:table-cell office:value-type="float" office:value="6600" calcext:value-type="float">
            <text:p>6600</text:p>
          </table:table-cell>
          <table:table-cell table:formula="of:=VLOOKUP([.B493];[.$M$1:.$N$1048576];2;0)" office:value-type="string" office:string-value="niedziela" calcext:value-type="string">
            <text:p>niedziela</text:p>
          </table:table-cell>
          <table:table-cell table:formula="of:=IF(NOT(DAY([.B492]) = DAY([.B493]));1;0)" office:value-type="float" office:value="0" calcext:value-type="float">
            <text:p>0</text:p>
          </table:table-cell>
          <table:table-cell table:formula="of:=IF([.F493] = 1;IF(OR([.E493] = &quot;sobota&quot;;[.E493] = &quot;niedziela&quot;);5000;[.$Q$4]);0)" office:value-type="float" office:value="0" calcext:value-type="float">
            <text:p>0</text:p>
          </table:table-cell>
          <table:table-cell table:formula="of:=[.J492]+[.G493]" office:value-type="float" office:value="19330" calcext:value-type="float">
            <text:p>19330</text:p>
          </table:table-cell>
          <table:table-cell table:formula="of:=[.H493]-[.D493]" office:value-type="float" office:value="12730" calcext:value-type="float">
            <text:p>12730</text:p>
          </table:table-cell>
          <table:table-cell table:formula="of:=IF([.I493]&lt;0;[.H493];[.I493])" office:value-type="float" office:value="12730" calcext:value-type="float">
            <text:p>12730</text:p>
          </table:table-cell>
          <table:table-cell table:formula="of:=IF([.I493]&lt;0;1;0)" office:value-type="float" office:value="0" calcext:value-type="float">
            <text:p>0</text:p>
          </table:table-cell>
          <table:table-cell table:formula="of:=IF([.K493]=1;[.D493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date" office:date-value="2021-08-30" calcext:value-type="date">
            <text:p>30.08.2021</text:p>
          </table:table-cell>
          <table:table-cell office:value-type="string" calcext:value-type="string">
            <text:p>Przemysl</text:p>
          </table:table-cell>
          <table:table-cell office:value-type="float" office:value="7740" calcext:value-type="float">
            <text:p>7740</text:p>
          </table:table-cell>
          <table:table-cell table:formula="of:=VLOOKUP([.B494];[.$M$1:.$N$1048576];2;0)" office:value-type="string" office:string-value="poniedziałek" calcext:value-type="string">
            <text:p>poniedziałek</text:p>
          </table:table-cell>
          <table:table-cell table:formula="of:=IF(NOT(DAY([.B493]) = DAY([.B494]));1;0)" office:value-type="float" office:value="1" calcext:value-type="float">
            <text:p>1</text:p>
          </table:table-cell>
          <table:table-cell table:formula="of:=IF([.F494] = 1;IF(OR([.E494] = &quot;sobota&quot;;[.E494] = &quot;niedziela&quot;);5000;[.$Q$4]);0)" office:value-type="float" office:value="13179" calcext:value-type="float">
            <text:p>13179</text:p>
          </table:table-cell>
          <table:table-cell table:formula="of:=[.J493]+[.G494]" office:value-type="float" office:value="25909" calcext:value-type="float">
            <text:p>25909</text:p>
          </table:table-cell>
          <table:table-cell table:formula="of:=[.H494]-[.D494]" office:value-type="float" office:value="18169" calcext:value-type="float">
            <text:p>18169</text:p>
          </table:table-cell>
          <table:table-cell table:formula="of:=IF([.I494]&lt;0;[.H494];[.I494])" office:value-type="float" office:value="18169" calcext:value-type="float">
            <text:p>18169</text:p>
          </table:table-cell>
          <table:table-cell table:formula="of:=IF([.I494]&lt;0;1;0)" office:value-type="float" office:value="0" calcext:value-type="float">
            <text:p>0</text:p>
          </table:table-cell>
          <table:table-cell table:formula="of:=IF([.K494]=1;[.D494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date" office:date-value="2021-08-30" calcext:value-type="date">
            <text:p>30.08.2021</text:p>
          </table:table-cell>
          <table:table-cell office:value-type="string" calcext:value-type="string">
            <text:p>Malbork</text:p>
          </table:table-cell>
          <table:table-cell office:value-type="float" office:value="3800" calcext:value-type="float">
            <text:p>3800</text:p>
          </table:table-cell>
          <table:table-cell table:formula="of:=VLOOKUP([.B495];[.$M$1:.$N$1048576];2;0)" office:value-type="string" office:string-value="poniedziałek" calcext:value-type="string">
            <text:p>poniedziałek</text:p>
          </table:table-cell>
          <table:table-cell table:formula="of:=IF(NOT(DAY([.B494]) = DAY([.B495]));1;0)" office:value-type="float" office:value="0" calcext:value-type="float">
            <text:p>0</text:p>
          </table:table-cell>
          <table:table-cell table:formula="of:=IF([.F495] = 1;IF(OR([.E495] = &quot;sobota&quot;;[.E495] = &quot;niedziela&quot;);5000;[.$Q$4]);0)" office:value-type="float" office:value="0" calcext:value-type="float">
            <text:p>0</text:p>
          </table:table-cell>
          <table:table-cell table:formula="of:=[.J494]+[.G495]" office:value-type="float" office:value="18169" calcext:value-type="float">
            <text:p>18169</text:p>
          </table:table-cell>
          <table:table-cell table:formula="of:=[.H495]-[.D495]" office:value-type="float" office:value="14369" calcext:value-type="float">
            <text:p>14369</text:p>
          </table:table-cell>
          <table:table-cell table:formula="of:=IF([.I495]&lt;0;[.H495];[.I495])" office:value-type="float" office:value="14369" calcext:value-type="float">
            <text:p>14369</text:p>
          </table:table-cell>
          <table:table-cell table:formula="of:=IF([.I495]&lt;0;1;0)" office:value-type="float" office:value="0" calcext:value-type="float">
            <text:p>0</text:p>
          </table:table-cell>
          <table:table-cell table:formula="of:=IF([.K495]=1;[.D495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date" office:date-value="2021-08-30" calcext:value-type="date">
            <text:p>30.08.2021</text:p>
          </table:table-cell>
          <table:table-cell office:value-type="string" calcext:value-type="string">
            <text:p>Ogrodzieniec</text:p>
          </table:table-cell>
          <table:table-cell office:value-type="float" office:value="7060" calcext:value-type="float">
            <text:p>7060</text:p>
          </table:table-cell>
          <table:table-cell table:formula="of:=VLOOKUP([.B496];[.$M$1:.$N$1048576];2;0)" office:value-type="string" office:string-value="poniedziałek" calcext:value-type="string">
            <text:p>poniedziałek</text:p>
          </table:table-cell>
          <table:table-cell table:formula="of:=IF(NOT(DAY([.B495]) = DAY([.B496]));1;0)" office:value-type="float" office:value="0" calcext:value-type="float">
            <text:p>0</text:p>
          </table:table-cell>
          <table:table-cell table:formula="of:=IF([.F496] = 1;IF(OR([.E496] = &quot;sobota&quot;;[.E496] = &quot;niedziela&quot;);5000;[.$Q$4]);0)" office:value-type="float" office:value="0" calcext:value-type="float">
            <text:p>0</text:p>
          </table:table-cell>
          <table:table-cell table:formula="of:=[.J495]+[.G496]" office:value-type="float" office:value="14369" calcext:value-type="float">
            <text:p>14369</text:p>
          </table:table-cell>
          <table:table-cell table:formula="of:=[.H496]-[.D496]" office:value-type="float" office:value="7309" calcext:value-type="float">
            <text:p>7309</text:p>
          </table:table-cell>
          <table:table-cell table:formula="of:=IF([.I496]&lt;0;[.H496];[.I496])" office:value-type="float" office:value="7309" calcext:value-type="float">
            <text:p>7309</text:p>
          </table:table-cell>
          <table:table-cell table:formula="of:=IF([.I496]&lt;0;1;0)" office:value-type="float" office:value="0" calcext:value-type="float">
            <text:p>0</text:p>
          </table:table-cell>
          <table:table-cell table:formula="of:=IF([.K496]=1;[.D496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date" office:date-value="2021-08-31" calcext:value-type="date">
            <text:p>31.08.2021</text:p>
          </table:table-cell>
          <table:table-cell office:value-type="string" calcext:value-type="string">
            <text:p>Ogrodzieniec</text:p>
          </table:table-cell>
          <table:table-cell office:value-type="float" office:value="4560" calcext:value-type="float">
            <text:p>4560</text:p>
          </table:table-cell>
          <table:table-cell table:formula="of:=VLOOKUP([.B497];[.$M$1:.$N$1048576];2;0)" office:value-type="string" office:string-value="wtorek" calcext:value-type="string">
            <text:p>wtorek</text:p>
          </table:table-cell>
          <table:table-cell table:formula="of:=IF(NOT(DAY([.B496]) = DAY([.B497]));1;0)" office:value-type="float" office:value="1" calcext:value-type="float">
            <text:p>1</text:p>
          </table:table-cell>
          <table:table-cell table:formula="of:=IF([.F497] = 1;IF(OR([.E497] = &quot;sobota&quot;;[.E497] = &quot;niedziela&quot;);5000;[.$Q$4]);0)" office:value-type="float" office:value="13179" calcext:value-type="float">
            <text:p>13179</text:p>
          </table:table-cell>
          <table:table-cell table:formula="of:=[.J496]+[.G497]" office:value-type="float" office:value="20488" calcext:value-type="float">
            <text:p>20488</text:p>
          </table:table-cell>
          <table:table-cell table:formula="of:=[.H497]-[.D497]" office:value-type="float" office:value="15928" calcext:value-type="float">
            <text:p>15928</text:p>
          </table:table-cell>
          <table:table-cell table:formula="of:=IF([.I497]&lt;0;[.H497];[.I497])" office:value-type="float" office:value="15928" calcext:value-type="float">
            <text:p>15928</text:p>
          </table:table-cell>
          <table:table-cell table:formula="of:=IF([.I497]&lt;0;1;0)" office:value-type="float" office:value="0" calcext:value-type="float">
            <text:p>0</text:p>
          </table:table-cell>
          <table:table-cell table:formula="of:=IF([.K497]=1;[.D497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date" office:date-value="2021-09-01" calcext:value-type="date">
            <text:p>1.09.2021</text:p>
          </table:table-cell>
          <table:table-cell office:value-type="string" calcext:value-type="string">
            <text:p>Ogrodzieniec</text:p>
          </table:table-cell>
          <table:table-cell office:value-type="float" office:value="4620" calcext:value-type="float">
            <text:p>4620</text:p>
          </table:table-cell>
          <table:table-cell table:formula="of:=VLOOKUP([.B498];[.$M$1:.$N$1048576];2;0)" office:value-type="string" office:string-value="środa" calcext:value-type="string">
            <text:p>środa</text:p>
          </table:table-cell>
          <table:table-cell table:formula="of:=IF(NOT(DAY([.B497]) = DAY([.B498]));1;0)" office:value-type="float" office:value="1" calcext:value-type="float">
            <text:p>1</text:p>
          </table:table-cell>
          <table:table-cell table:formula="of:=IF([.F498] = 1;IF(OR([.E498] = &quot;sobota&quot;;[.E498] = &quot;niedziela&quot;);5000;[.$Q$4]);0)" office:value-type="float" office:value="13179" calcext:value-type="float">
            <text:p>13179</text:p>
          </table:table-cell>
          <table:table-cell table:formula="of:=[.J497]+[.G498]" office:value-type="float" office:value="29107" calcext:value-type="float">
            <text:p>29107</text:p>
          </table:table-cell>
          <table:table-cell table:formula="of:=[.H498]-[.D498]" office:value-type="float" office:value="24487" calcext:value-type="float">
            <text:p>24487</text:p>
          </table:table-cell>
          <table:table-cell table:formula="of:=IF([.I498]&lt;0;[.H498];[.I498])" office:value-type="float" office:value="24487" calcext:value-type="float">
            <text:p>24487</text:p>
          </table:table-cell>
          <table:table-cell table:formula="of:=IF([.I498]&lt;0;1;0)" office:value-type="float" office:value="0" calcext:value-type="float">
            <text:p>0</text:p>
          </table:table-cell>
          <table:table-cell table:formula="of:=IF([.K498]=1;[.D498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date" office:date-value="2021-09-01" calcext:value-type="date">
            <text:p>1.09.2021</text:p>
          </table:table-cell>
          <table:table-cell office:value-type="string" calcext:value-type="string">
            <text:p>Malbork</text:p>
          </table:table-cell>
          <table:table-cell office:value-type="float" office:value="1530" calcext:value-type="float">
            <text:p>1530</text:p>
          </table:table-cell>
          <table:table-cell table:formula="of:=VLOOKUP([.B499];[.$M$1:.$N$1048576];2;0)" office:value-type="string" office:string-value="środa" calcext:value-type="string">
            <text:p>środa</text:p>
          </table:table-cell>
          <table:table-cell table:formula="of:=IF(NOT(DAY([.B498]) = DAY([.B499]));1;0)" office:value-type="float" office:value="0" calcext:value-type="float">
            <text:p>0</text:p>
          </table:table-cell>
          <table:table-cell table:formula="of:=IF([.F499] = 1;IF(OR([.E499] = &quot;sobota&quot;;[.E499] = &quot;niedziela&quot;);5000;[.$Q$4]);0)" office:value-type="float" office:value="0" calcext:value-type="float">
            <text:p>0</text:p>
          </table:table-cell>
          <table:table-cell table:formula="of:=[.J498]+[.G499]" office:value-type="float" office:value="24487" calcext:value-type="float">
            <text:p>24487</text:p>
          </table:table-cell>
          <table:table-cell table:formula="of:=[.H499]-[.D499]" office:value-type="float" office:value="22957" calcext:value-type="float">
            <text:p>22957</text:p>
          </table:table-cell>
          <table:table-cell table:formula="of:=IF([.I499]&lt;0;[.H499];[.I499])" office:value-type="float" office:value="22957" calcext:value-type="float">
            <text:p>22957</text:p>
          </table:table-cell>
          <table:table-cell table:formula="of:=IF([.I499]&lt;0;1;0)" office:value-type="float" office:value="0" calcext:value-type="float">
            <text:p>0</text:p>
          </table:table-cell>
          <table:table-cell table:formula="of:=IF([.K499]=1;[.D499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date" office:date-value="2021-09-02" calcext:value-type="date">
            <text:p>2.09.2021</text:p>
          </table:table-cell>
          <table:table-cell office:value-type="string" calcext:value-type="string">
            <text:p>Ogrodzieniec</text:p>
          </table:table-cell>
          <table:table-cell office:value-type="float" office:value="6920" calcext:value-type="float">
            <text:p>6920</text:p>
          </table:table-cell>
          <table:table-cell table:formula="of:=VLOOKUP([.B500];[.$M$1:.$N$1048576];2;0)" office:value-type="string" office:string-value="czwartek" calcext:value-type="string">
            <text:p>czwartek</text:p>
          </table:table-cell>
          <table:table-cell table:formula="of:=IF(NOT(DAY([.B499]) = DAY([.B500]));1;0)" office:value-type="float" office:value="1" calcext:value-type="float">
            <text:p>1</text:p>
          </table:table-cell>
          <table:table-cell table:formula="of:=IF([.F500] = 1;IF(OR([.E500] = &quot;sobota&quot;;[.E500] = &quot;niedziela&quot;);5000;[.$Q$4]);0)" office:value-type="float" office:value="13179" calcext:value-type="float">
            <text:p>13179</text:p>
          </table:table-cell>
          <table:table-cell table:formula="of:=[.J499]+[.G500]" office:value-type="float" office:value="36136" calcext:value-type="float">
            <text:p>36136</text:p>
          </table:table-cell>
          <table:table-cell table:formula="of:=[.H500]-[.D500]" office:value-type="float" office:value="29216" calcext:value-type="float">
            <text:p>29216</text:p>
          </table:table-cell>
          <table:table-cell table:formula="of:=IF([.I500]&lt;0;[.H500];[.I500])" office:value-type="float" office:value="29216" calcext:value-type="float">
            <text:p>29216</text:p>
          </table:table-cell>
          <table:table-cell table:formula="of:=IF([.I500]&lt;0;1;0)" office:value-type="float" office:value="0" calcext:value-type="float">
            <text:p>0</text:p>
          </table:table-cell>
          <table:table-cell table:formula="of:=IF([.K500]=1;[.D500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date" office:date-value="2021-09-02" calcext:value-type="date">
            <text:p>2.09.2021</text:p>
          </table:table-cell>
          <table:table-cell office:value-type="string" calcext:value-type="string">
            <text:p>Gniezno</text:p>
          </table:table-cell>
          <table:table-cell office:value-type="float" office:value="4100" calcext:value-type="float">
            <text:p>4100</text:p>
          </table:table-cell>
          <table:table-cell table:formula="of:=VLOOKUP([.B501];[.$M$1:.$N$1048576];2;0)" office:value-type="string" office:string-value="czwartek" calcext:value-type="string">
            <text:p>czwartek</text:p>
          </table:table-cell>
          <table:table-cell table:formula="of:=IF(NOT(DAY([.B500]) = DAY([.B501]));1;0)" office:value-type="float" office:value="0" calcext:value-type="float">
            <text:p>0</text:p>
          </table:table-cell>
          <table:table-cell table:formula="of:=IF([.F501] = 1;IF(OR([.E501] = &quot;sobota&quot;;[.E501] = &quot;niedziela&quot;);5000;[.$Q$4]);0)" office:value-type="float" office:value="0" calcext:value-type="float">
            <text:p>0</text:p>
          </table:table-cell>
          <table:table-cell table:formula="of:=[.J500]+[.G501]" office:value-type="float" office:value="29216" calcext:value-type="float">
            <text:p>29216</text:p>
          </table:table-cell>
          <table:table-cell table:formula="of:=[.H501]-[.D501]" office:value-type="float" office:value="25116" calcext:value-type="float">
            <text:p>25116</text:p>
          </table:table-cell>
          <table:table-cell table:formula="of:=IF([.I501]&lt;0;[.H501];[.I501])" office:value-type="float" office:value="25116" calcext:value-type="float">
            <text:p>25116</text:p>
          </table:table-cell>
          <table:table-cell table:formula="of:=IF([.I501]&lt;0;1;0)" office:value-type="float" office:value="0" calcext:value-type="float">
            <text:p>0</text:p>
          </table:table-cell>
          <table:table-cell table:formula="of:=IF([.K501]=1;[.D501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date" office:date-value="2021-09-03" calcext:value-type="date">
            <text:p>3.09.2021</text:p>
          </table:table-cell>
          <table:table-cell office:value-type="string" calcext:value-type="string">
            <text:p>Przemysl</text:p>
          </table:table-cell>
          <table:table-cell office:value-type="float" office:value="2870" calcext:value-type="float">
            <text:p>2870</text:p>
          </table:table-cell>
          <table:table-cell table:formula="of:=VLOOKUP([.B502];[.$M$1:.$N$1048576];2;0)" office:value-type="string" office:string-value="piątek" calcext:value-type="string">
            <text:p>piątek</text:p>
          </table:table-cell>
          <table:table-cell table:formula="of:=IF(NOT(DAY([.B501]) = DAY([.B502]));1;0)" office:value-type="float" office:value="1" calcext:value-type="float">
            <text:p>1</text:p>
          </table:table-cell>
          <table:table-cell table:formula="of:=IF([.F502] = 1;IF(OR([.E502] = &quot;sobota&quot;;[.E502] = &quot;niedziela&quot;);5000;[.$Q$4]);0)" office:value-type="float" office:value="13179" calcext:value-type="float">
            <text:p>13179</text:p>
          </table:table-cell>
          <table:table-cell table:formula="of:=[.J501]+[.G502]" office:value-type="float" office:value="38295" calcext:value-type="float">
            <text:p>38295</text:p>
          </table:table-cell>
          <table:table-cell table:formula="of:=[.H502]-[.D502]" office:value-type="float" office:value="35425" calcext:value-type="float">
            <text:p>35425</text:p>
          </table:table-cell>
          <table:table-cell table:formula="of:=IF([.I502]&lt;0;[.H502];[.I502])" office:value-type="float" office:value="35425" calcext:value-type="float">
            <text:p>35425</text:p>
          </table:table-cell>
          <table:table-cell table:formula="of:=IF([.I502]&lt;0;1;0)" office:value-type="float" office:value="0" calcext:value-type="float">
            <text:p>0</text:p>
          </table:table-cell>
          <table:table-cell table:formula="of:=IF([.K502]=1;[.D502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date" office:date-value="2021-09-03" calcext:value-type="date">
            <text:p>3.09.2021</text:p>
          </table:table-cell>
          <table:table-cell office:value-type="string" calcext:value-type="string">
            <text:p>Ogrodzieniec</text:p>
          </table:table-cell>
          <table:table-cell office:value-type="float" office:value="1160" calcext:value-type="float">
            <text:p>1160</text:p>
          </table:table-cell>
          <table:table-cell table:formula="of:=VLOOKUP([.B503];[.$M$1:.$N$1048576];2;0)" office:value-type="string" office:string-value="piątek" calcext:value-type="string">
            <text:p>piątek</text:p>
          </table:table-cell>
          <table:table-cell table:formula="of:=IF(NOT(DAY([.B502]) = DAY([.B503]));1;0)" office:value-type="float" office:value="0" calcext:value-type="float">
            <text:p>0</text:p>
          </table:table-cell>
          <table:table-cell table:formula="of:=IF([.F503] = 1;IF(OR([.E503] = &quot;sobota&quot;;[.E503] = &quot;niedziela&quot;);5000;[.$Q$4]);0)" office:value-type="float" office:value="0" calcext:value-type="float">
            <text:p>0</text:p>
          </table:table-cell>
          <table:table-cell table:formula="of:=[.J502]+[.G503]" office:value-type="float" office:value="35425" calcext:value-type="float">
            <text:p>35425</text:p>
          </table:table-cell>
          <table:table-cell table:formula="of:=[.H503]-[.D503]" office:value-type="float" office:value="34265" calcext:value-type="float">
            <text:p>34265</text:p>
          </table:table-cell>
          <table:table-cell table:formula="of:=IF([.I503]&lt;0;[.H503];[.I503])" office:value-type="float" office:value="34265" calcext:value-type="float">
            <text:p>34265</text:p>
          </table:table-cell>
          <table:table-cell table:formula="of:=IF([.I503]&lt;0;1;0)" office:value-type="float" office:value="0" calcext:value-type="float">
            <text:p>0</text:p>
          </table:table-cell>
          <table:table-cell table:formula="of:=IF([.K503]=1;[.D503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date" office:date-value="2021-09-03" calcext:value-type="date">
            <text:p>3.09.2021</text:p>
          </table:table-cell>
          <table:table-cell office:value-type="string" calcext:value-type="string">
            <text:p>Gniezno</text:p>
          </table:table-cell>
          <table:table-cell office:value-type="float" office:value="8460" calcext:value-type="float">
            <text:p>8460</text:p>
          </table:table-cell>
          <table:table-cell table:formula="of:=VLOOKUP([.B504];[.$M$1:.$N$1048576];2;0)" office:value-type="string" office:string-value="piątek" calcext:value-type="string">
            <text:p>piątek</text:p>
          </table:table-cell>
          <table:table-cell table:formula="of:=IF(NOT(DAY([.B503]) = DAY([.B504]));1;0)" office:value-type="float" office:value="0" calcext:value-type="float">
            <text:p>0</text:p>
          </table:table-cell>
          <table:table-cell table:formula="of:=IF([.F504] = 1;IF(OR([.E504] = &quot;sobota&quot;;[.E504] = &quot;niedziela&quot;);5000;[.$Q$4]);0)" office:value-type="float" office:value="0" calcext:value-type="float">
            <text:p>0</text:p>
          </table:table-cell>
          <table:table-cell table:formula="of:=[.J503]+[.G504]" office:value-type="float" office:value="34265" calcext:value-type="float">
            <text:p>34265</text:p>
          </table:table-cell>
          <table:table-cell table:formula="of:=[.H504]-[.D504]" office:value-type="float" office:value="25805" calcext:value-type="float">
            <text:p>25805</text:p>
          </table:table-cell>
          <table:table-cell table:formula="of:=IF([.I504]&lt;0;[.H504];[.I504])" office:value-type="float" office:value="25805" calcext:value-type="float">
            <text:p>25805</text:p>
          </table:table-cell>
          <table:table-cell table:formula="of:=IF([.I504]&lt;0;1;0)" office:value-type="float" office:value="0" calcext:value-type="float">
            <text:p>0</text:p>
          </table:table-cell>
          <table:table-cell table:formula="of:=IF([.K504]=1;[.D504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date" office:date-value="2021-09-04" calcext:value-type="date">
            <text:p>4.09.2021</text:p>
          </table:table-cell>
          <table:table-cell office:value-type="string" calcext:value-type="string">
            <text:p>Przemysl</text:p>
          </table:table-cell>
          <table:table-cell office:value-type="float" office:value="6880" calcext:value-type="float">
            <text:p>6880</text:p>
          </table:table-cell>
          <table:table-cell table:formula="of:=VLOOKUP([.B505];[.$M$1:.$N$1048576];2;0)" office:value-type="string" office:string-value="sobota" calcext:value-type="string">
            <text:p>sobota</text:p>
          </table:table-cell>
          <table:table-cell table:formula="of:=IF(NOT(DAY([.B504]) = DAY([.B505]));1;0)" office:value-type="float" office:value="1" calcext:value-type="float">
            <text:p>1</text:p>
          </table:table-cell>
          <table:table-cell table:formula="of:=IF([.F505] = 1;IF(OR([.E505] = &quot;sobota&quot;;[.E505] = &quot;niedziela&quot;);5000;[.$Q$4]);0)" office:value-type="float" office:value="5000" calcext:value-type="float">
            <text:p>5000</text:p>
          </table:table-cell>
          <table:table-cell table:formula="of:=[.J504]+[.G505]" office:value-type="float" office:value="30805" calcext:value-type="float">
            <text:p>30805</text:p>
          </table:table-cell>
          <table:table-cell table:formula="of:=[.H505]-[.D505]" office:value-type="float" office:value="23925" calcext:value-type="float">
            <text:p>23925</text:p>
          </table:table-cell>
          <table:table-cell table:formula="of:=IF([.I505]&lt;0;[.H505];[.I505])" office:value-type="float" office:value="23925" calcext:value-type="float">
            <text:p>23925</text:p>
          </table:table-cell>
          <table:table-cell table:formula="of:=IF([.I505]&lt;0;1;0)" office:value-type="float" office:value="0" calcext:value-type="float">
            <text:p>0</text:p>
          </table:table-cell>
          <table:table-cell table:formula="of:=IF([.K505]=1;[.D505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date" office:date-value="2021-09-05" calcext:value-type="date">
            <text:p>5.09.2021</text:p>
          </table:table-cell>
          <table:table-cell office:value-type="string" calcext:value-type="string">
            <text:p>Malbork</text:p>
          </table:table-cell>
          <table:table-cell office:value-type="float" office:value="3610" calcext:value-type="float">
            <text:p>3610</text:p>
          </table:table-cell>
          <table:table-cell table:formula="of:=VLOOKUP([.B506];[.$M$1:.$N$1048576];2;0)" office:value-type="string" office:string-value="niedziela" calcext:value-type="string">
            <text:p>niedziela</text:p>
          </table:table-cell>
          <table:table-cell table:formula="of:=IF(NOT(DAY([.B505]) = DAY([.B506]));1;0)" office:value-type="float" office:value="1" calcext:value-type="float">
            <text:p>1</text:p>
          </table:table-cell>
          <table:table-cell table:formula="of:=IF([.F506] = 1;IF(OR([.E506] = &quot;sobota&quot;;[.E506] = &quot;niedziela&quot;);5000;[.$Q$4]);0)" office:value-type="float" office:value="5000" calcext:value-type="float">
            <text:p>5000</text:p>
          </table:table-cell>
          <table:table-cell table:formula="of:=[.J505]+[.G506]" office:value-type="float" office:value="28925" calcext:value-type="float">
            <text:p>28925</text:p>
          </table:table-cell>
          <table:table-cell table:formula="of:=[.H506]-[.D506]" office:value-type="float" office:value="25315" calcext:value-type="float">
            <text:p>25315</text:p>
          </table:table-cell>
          <table:table-cell table:formula="of:=IF([.I506]&lt;0;[.H506];[.I506])" office:value-type="float" office:value="25315" calcext:value-type="float">
            <text:p>25315</text:p>
          </table:table-cell>
          <table:table-cell table:formula="of:=IF([.I506]&lt;0;1;0)" office:value-type="float" office:value="0" calcext:value-type="float">
            <text:p>0</text:p>
          </table:table-cell>
          <table:table-cell table:formula="of:=IF([.K506]=1;[.D506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date" office:date-value="2021-09-06" calcext:value-type="date">
            <text:p>6.09.2021</text:p>
          </table:table-cell>
          <table:table-cell office:value-type="string" calcext:value-type="string">
            <text:p>Gniezno</text:p>
          </table:table-cell>
          <table:table-cell office:value-type="float" office:value="2400" calcext:value-type="float">
            <text:p>2400</text:p>
          </table:table-cell>
          <table:table-cell table:formula="of:=VLOOKUP([.B507];[.$M$1:.$N$1048576];2;0)" office:value-type="string" office:string-value="poniedziałek" calcext:value-type="string">
            <text:p>poniedziałek</text:p>
          </table:table-cell>
          <table:table-cell table:formula="of:=IF(NOT(DAY([.B506]) = DAY([.B507]));1;0)" office:value-type="float" office:value="1" calcext:value-type="float">
            <text:p>1</text:p>
          </table:table-cell>
          <table:table-cell table:formula="of:=IF([.F507] = 1;IF(OR([.E507] = &quot;sobota&quot;;[.E507] = &quot;niedziela&quot;);5000;[.$Q$4]);0)" office:value-type="float" office:value="13179" calcext:value-type="float">
            <text:p>13179</text:p>
          </table:table-cell>
          <table:table-cell table:formula="of:=[.J506]+[.G507]" office:value-type="float" office:value="38494" calcext:value-type="float">
            <text:p>38494</text:p>
          </table:table-cell>
          <table:table-cell table:formula="of:=[.H507]-[.D507]" office:value-type="float" office:value="36094" calcext:value-type="float">
            <text:p>36094</text:p>
          </table:table-cell>
          <table:table-cell table:formula="of:=IF([.I507]&lt;0;[.H507];[.I507])" office:value-type="float" office:value="36094" calcext:value-type="float">
            <text:p>36094</text:p>
          </table:table-cell>
          <table:table-cell table:formula="of:=IF([.I507]&lt;0;1;0)" office:value-type="float" office:value="0" calcext:value-type="float">
            <text:p>0</text:p>
          </table:table-cell>
          <table:table-cell table:formula="of:=IF([.K507]=1;[.D507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date" office:date-value="2021-09-07" calcext:value-type="date">
            <text:p>7.09.2021</text:p>
          </table:table-cell>
          <table:table-cell office:value-type="string" calcext:value-type="string">
            <text:p>Przemysl</text:p>
          </table:table-cell>
          <table:table-cell office:value-type="float" office:value="2660" calcext:value-type="float">
            <text:p>2660</text:p>
          </table:table-cell>
          <table:table-cell table:formula="of:=VLOOKUP([.B508];[.$M$1:.$N$1048576];2;0)" office:value-type="string" office:string-value="wtorek" calcext:value-type="string">
            <text:p>wtorek</text:p>
          </table:table-cell>
          <table:table-cell table:formula="of:=IF(NOT(DAY([.B507]) = DAY([.B508]));1;0)" office:value-type="float" office:value="1" calcext:value-type="float">
            <text:p>1</text:p>
          </table:table-cell>
          <table:table-cell table:formula="of:=IF([.F508] = 1;IF(OR([.E508] = &quot;sobota&quot;;[.E508] = &quot;niedziela&quot;);5000;[.$Q$4]);0)" office:value-type="float" office:value="13179" calcext:value-type="float">
            <text:p>13179</text:p>
          </table:table-cell>
          <table:table-cell table:formula="of:=[.J507]+[.G508]" office:value-type="float" office:value="49273" calcext:value-type="float">
            <text:p>49273</text:p>
          </table:table-cell>
          <table:table-cell table:formula="of:=[.H508]-[.D508]" office:value-type="float" office:value="46613" calcext:value-type="float">
            <text:p>46613</text:p>
          </table:table-cell>
          <table:table-cell table:formula="of:=IF([.I508]&lt;0;[.H508];[.I508])" office:value-type="float" office:value="46613" calcext:value-type="float">
            <text:p>46613</text:p>
          </table:table-cell>
          <table:table-cell table:formula="of:=IF([.I508]&lt;0;1;0)" office:value-type="float" office:value="0" calcext:value-type="float">
            <text:p>0</text:p>
          </table:table-cell>
          <table:table-cell table:formula="of:=IF([.K508]=1;[.D508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date" office:date-value="2021-09-08" calcext:value-type="date">
            <text:p>8.09.2021</text:p>
          </table:table-cell>
          <table:table-cell office:value-type="string" calcext:value-type="string">
            <text:p>Malbork</text:p>
          </table:table-cell>
          <table:table-cell office:value-type="float" office:value="9310" calcext:value-type="float">
            <text:p>9310</text:p>
          </table:table-cell>
          <table:table-cell table:formula="of:=VLOOKUP([.B509];[.$M$1:.$N$1048576];2;0)" office:value-type="string" office:string-value="środa" calcext:value-type="string">
            <text:p>środa</text:p>
          </table:table-cell>
          <table:table-cell table:formula="of:=IF(NOT(DAY([.B508]) = DAY([.B509]));1;0)" office:value-type="float" office:value="1" calcext:value-type="float">
            <text:p>1</text:p>
          </table:table-cell>
          <table:table-cell table:formula="of:=IF([.F509] = 1;IF(OR([.E509] = &quot;sobota&quot;;[.E509] = &quot;niedziela&quot;);5000;[.$Q$4]);0)" office:value-type="float" office:value="13179" calcext:value-type="float">
            <text:p>13179</text:p>
          </table:table-cell>
          <table:table-cell table:formula="of:=[.J508]+[.G509]" office:value-type="float" office:value="59792" calcext:value-type="float">
            <text:p>59792</text:p>
          </table:table-cell>
          <table:table-cell table:formula="of:=[.H509]-[.D509]" office:value-type="float" office:value="50482" calcext:value-type="float">
            <text:p>50482</text:p>
          </table:table-cell>
          <table:table-cell table:formula="of:=IF([.I509]&lt;0;[.H509];[.I509])" office:value-type="float" office:value="50482" calcext:value-type="float">
            <text:p>50482</text:p>
          </table:table-cell>
          <table:table-cell table:formula="of:=IF([.I509]&lt;0;1;0)" office:value-type="float" office:value="0" calcext:value-type="float">
            <text:p>0</text:p>
          </table:table-cell>
          <table:table-cell table:formula="of:=IF([.K509]=1;[.D509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date" office:date-value="2021-09-08" calcext:value-type="date">
            <text:p>8.09.2021</text:p>
          </table:table-cell>
          <table:table-cell office:value-type="string" calcext:value-type="string">
            <text:p>Przemysl</text:p>
          </table:table-cell>
          <table:table-cell office:value-type="float" office:value="3980" calcext:value-type="float">
            <text:p>3980</text:p>
          </table:table-cell>
          <table:table-cell table:formula="of:=VLOOKUP([.B510];[.$M$1:.$N$1048576];2;0)" office:value-type="string" office:string-value="środa" calcext:value-type="string">
            <text:p>środa</text:p>
          </table:table-cell>
          <table:table-cell table:formula="of:=IF(NOT(DAY([.B509]) = DAY([.B510]));1;0)" office:value-type="float" office:value="0" calcext:value-type="float">
            <text:p>0</text:p>
          </table:table-cell>
          <table:table-cell table:formula="of:=IF([.F510] = 1;IF(OR([.E510] = &quot;sobota&quot;;[.E510] = &quot;niedziela&quot;);5000;[.$Q$4]);0)" office:value-type="float" office:value="0" calcext:value-type="float">
            <text:p>0</text:p>
          </table:table-cell>
          <table:table-cell table:formula="of:=[.J509]+[.G510]" office:value-type="float" office:value="50482" calcext:value-type="float">
            <text:p>50482</text:p>
          </table:table-cell>
          <table:table-cell table:formula="of:=[.H510]-[.D510]" office:value-type="float" office:value="46502" calcext:value-type="float">
            <text:p>46502</text:p>
          </table:table-cell>
          <table:table-cell table:formula="of:=IF([.I510]&lt;0;[.H510];[.I510])" office:value-type="float" office:value="46502" calcext:value-type="float">
            <text:p>46502</text:p>
          </table:table-cell>
          <table:table-cell table:formula="of:=IF([.I510]&lt;0;1;0)" office:value-type="float" office:value="0" calcext:value-type="float">
            <text:p>0</text:p>
          </table:table-cell>
          <table:table-cell table:formula="of:=IF([.K510]=1;[.D510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date" office:date-value="2021-09-09" calcext:value-type="date">
            <text:p>9.09.2021</text:p>
          </table:table-cell>
          <table:table-cell office:value-type="string" calcext:value-type="string">
            <text:p>Gniezno</text:p>
          </table:table-cell>
          <table:table-cell office:value-type="float" office:value="7000" calcext:value-type="float">
            <text:p>7000</text:p>
          </table:table-cell>
          <table:table-cell table:formula="of:=VLOOKUP([.B511];[.$M$1:.$N$1048576];2;0)" office:value-type="string" office:string-value="czwartek" calcext:value-type="string">
            <text:p>czwartek</text:p>
          </table:table-cell>
          <table:table-cell table:formula="of:=IF(NOT(DAY([.B510]) = DAY([.B511]));1;0)" office:value-type="float" office:value="1" calcext:value-type="float">
            <text:p>1</text:p>
          </table:table-cell>
          <table:table-cell table:formula="of:=IF([.F511] = 1;IF(OR([.E511] = &quot;sobota&quot;;[.E511] = &quot;niedziela&quot;);5000;[.$Q$4]);0)" office:value-type="float" office:value="13179" calcext:value-type="float">
            <text:p>13179</text:p>
          </table:table-cell>
          <table:table-cell table:formula="of:=[.J510]+[.G511]" office:value-type="float" office:value="59681" calcext:value-type="float">
            <text:p>59681</text:p>
          </table:table-cell>
          <table:table-cell table:formula="of:=[.H511]-[.D511]" office:value-type="float" office:value="52681" calcext:value-type="float">
            <text:p>52681</text:p>
          </table:table-cell>
          <table:table-cell table:formula="of:=IF([.I511]&lt;0;[.H511];[.I511])" office:value-type="float" office:value="52681" calcext:value-type="float">
            <text:p>52681</text:p>
          </table:table-cell>
          <table:table-cell table:formula="of:=IF([.I511]&lt;0;1;0)" office:value-type="float" office:value="0" calcext:value-type="float">
            <text:p>0</text:p>
          </table:table-cell>
          <table:table-cell table:formula="of:=IF([.K511]=1;[.D511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date" office:date-value="2021-09-09" calcext:value-type="date">
            <text:p>9.09.2021</text:p>
          </table:table-cell>
          <table:table-cell office:value-type="string" calcext:value-type="string">
            <text:p>Przemysl</text:p>
          </table:table-cell>
          <table:table-cell office:value-type="float" office:value="4660" calcext:value-type="float">
            <text:p>4660</text:p>
          </table:table-cell>
          <table:table-cell table:formula="of:=VLOOKUP([.B512];[.$M$1:.$N$1048576];2;0)" office:value-type="string" office:string-value="czwartek" calcext:value-type="string">
            <text:p>czwartek</text:p>
          </table:table-cell>
          <table:table-cell table:formula="of:=IF(NOT(DAY([.B511]) = DAY([.B512]));1;0)" office:value-type="float" office:value="0" calcext:value-type="float">
            <text:p>0</text:p>
          </table:table-cell>
          <table:table-cell table:formula="of:=IF([.F512] = 1;IF(OR([.E512] = &quot;sobota&quot;;[.E512] = &quot;niedziela&quot;);5000;[.$Q$4]);0)" office:value-type="float" office:value="0" calcext:value-type="float">
            <text:p>0</text:p>
          </table:table-cell>
          <table:table-cell table:formula="of:=[.J511]+[.G512]" office:value-type="float" office:value="52681" calcext:value-type="float">
            <text:p>52681</text:p>
          </table:table-cell>
          <table:table-cell table:formula="of:=[.H512]-[.D512]" office:value-type="float" office:value="48021" calcext:value-type="float">
            <text:p>48021</text:p>
          </table:table-cell>
          <table:table-cell table:formula="of:=IF([.I512]&lt;0;[.H512];[.I512])" office:value-type="float" office:value="48021" calcext:value-type="float">
            <text:p>48021</text:p>
          </table:table-cell>
          <table:table-cell table:formula="of:=IF([.I512]&lt;0;1;0)" office:value-type="float" office:value="0" calcext:value-type="float">
            <text:p>0</text:p>
          </table:table-cell>
          <table:table-cell table:formula="of:=IF([.K512]=1;[.D512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date" office:date-value="2021-09-09" calcext:value-type="date">
            <text:p>9.09.2021</text:p>
          </table:table-cell>
          <table:table-cell office:value-type="string" calcext:value-type="string">
            <text:p>Ogrodzieniec</text:p>
          </table:table-cell>
          <table:table-cell office:value-type="float" office:value="6620" calcext:value-type="float">
            <text:p>6620</text:p>
          </table:table-cell>
          <table:table-cell table:formula="of:=VLOOKUP([.B513];[.$M$1:.$N$1048576];2;0)" office:value-type="string" office:string-value="czwartek" calcext:value-type="string">
            <text:p>czwartek</text:p>
          </table:table-cell>
          <table:table-cell table:formula="of:=IF(NOT(DAY([.B512]) = DAY([.B513]));1;0)" office:value-type="float" office:value="0" calcext:value-type="float">
            <text:p>0</text:p>
          </table:table-cell>
          <table:table-cell table:formula="of:=IF([.F513] = 1;IF(OR([.E513] = &quot;sobota&quot;;[.E513] = &quot;niedziela&quot;);5000;[.$Q$4]);0)" office:value-type="float" office:value="0" calcext:value-type="float">
            <text:p>0</text:p>
          </table:table-cell>
          <table:table-cell table:formula="of:=[.J512]+[.G513]" office:value-type="float" office:value="48021" calcext:value-type="float">
            <text:p>48021</text:p>
          </table:table-cell>
          <table:table-cell table:formula="of:=[.H513]-[.D513]" office:value-type="float" office:value="41401" calcext:value-type="float">
            <text:p>41401</text:p>
          </table:table-cell>
          <table:table-cell table:formula="of:=IF([.I513]&lt;0;[.H513];[.I513])" office:value-type="float" office:value="41401" calcext:value-type="float">
            <text:p>41401</text:p>
          </table:table-cell>
          <table:table-cell table:formula="of:=IF([.I513]&lt;0;1;0)" office:value-type="float" office:value="0" calcext:value-type="float">
            <text:p>0</text:p>
          </table:table-cell>
          <table:table-cell table:formula="of:=IF([.K513]=1;[.D513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date" office:date-value="2021-09-10" calcext:value-type="date">
            <text:p>10.09.2021</text:p>
          </table:table-cell>
          <table:table-cell office:value-type="string" calcext:value-type="string">
            <text:p>Gniezno</text:p>
          </table:table-cell>
          <table:table-cell office:value-type="float" office:value="1690" calcext:value-type="float">
            <text:p>1690</text:p>
          </table:table-cell>
          <table:table-cell table:formula="of:=VLOOKUP([.B514];[.$M$1:.$N$1048576];2;0)" office:value-type="string" office:string-value="piątek" calcext:value-type="string">
            <text:p>piątek</text:p>
          </table:table-cell>
          <table:table-cell table:formula="of:=IF(NOT(DAY([.B513]) = DAY([.B514]));1;0)" office:value-type="float" office:value="1" calcext:value-type="float">
            <text:p>1</text:p>
          </table:table-cell>
          <table:table-cell table:formula="of:=IF([.F514] = 1;IF(OR([.E514] = &quot;sobota&quot;;[.E514] = &quot;niedziela&quot;);5000;[.$Q$4]);0)" office:value-type="float" office:value="13179" calcext:value-type="float">
            <text:p>13179</text:p>
          </table:table-cell>
          <table:table-cell table:formula="of:=[.J513]+[.G514]" office:value-type="float" office:value="54580" calcext:value-type="float">
            <text:p>54580</text:p>
          </table:table-cell>
          <table:table-cell table:formula="of:=[.H514]-[.D514]" office:value-type="float" office:value="52890" calcext:value-type="float">
            <text:p>52890</text:p>
          </table:table-cell>
          <table:table-cell table:formula="of:=IF([.I514]&lt;0;[.H514];[.I514])" office:value-type="float" office:value="52890" calcext:value-type="float">
            <text:p>52890</text:p>
          </table:table-cell>
          <table:table-cell table:formula="of:=IF([.I514]&lt;0;1;0)" office:value-type="float" office:value="0" calcext:value-type="float">
            <text:p>0</text:p>
          </table:table-cell>
          <table:table-cell table:formula="of:=IF([.K514]=1;[.D514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date" office:date-value="2021-09-10" calcext:value-type="date">
            <text:p>10.09.2021</text:p>
          </table:table-cell>
          <table:table-cell office:value-type="string" calcext:value-type="string">
            <text:p>Malbork</text:p>
          </table:table-cell>
          <table:table-cell office:value-type="float" office:value="6080" calcext:value-type="float">
            <text:p>6080</text:p>
          </table:table-cell>
          <table:table-cell table:formula="of:=VLOOKUP([.B515];[.$M$1:.$N$1048576];2;0)" office:value-type="string" office:string-value="piątek" calcext:value-type="string">
            <text:p>piątek</text:p>
          </table:table-cell>
          <table:table-cell table:formula="of:=IF(NOT(DAY([.B514]) = DAY([.B515]));1;0)" office:value-type="float" office:value="0" calcext:value-type="float">
            <text:p>0</text:p>
          </table:table-cell>
          <table:table-cell table:formula="of:=IF([.F515] = 1;IF(OR([.E515] = &quot;sobota&quot;;[.E515] = &quot;niedziela&quot;);5000;[.$Q$4]);0)" office:value-type="float" office:value="0" calcext:value-type="float">
            <text:p>0</text:p>
          </table:table-cell>
          <table:table-cell table:formula="of:=[.J514]+[.G515]" office:value-type="float" office:value="52890" calcext:value-type="float">
            <text:p>52890</text:p>
          </table:table-cell>
          <table:table-cell table:formula="of:=[.H515]-[.D515]" office:value-type="float" office:value="46810" calcext:value-type="float">
            <text:p>46810</text:p>
          </table:table-cell>
          <table:table-cell table:formula="of:=IF([.I515]&lt;0;[.H515];[.I515])" office:value-type="float" office:value="46810" calcext:value-type="float">
            <text:p>46810</text:p>
          </table:table-cell>
          <table:table-cell table:formula="of:=IF([.I515]&lt;0;1;0)" office:value-type="float" office:value="0" calcext:value-type="float">
            <text:p>0</text:p>
          </table:table-cell>
          <table:table-cell table:formula="of:=IF([.K515]=1;[.D515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date" office:date-value="2021-09-11" calcext:value-type="date">
            <text:p>11.09.2021</text:p>
          </table:table-cell>
          <table:table-cell office:value-type="string" calcext:value-type="string">
            <text:p>Ogrodzieniec</text:p>
          </table:table-cell>
          <table:table-cell office:value-type="float" office:value="1970" calcext:value-type="float">
            <text:p>1970</text:p>
          </table:table-cell>
          <table:table-cell table:formula="of:=VLOOKUP([.B516];[.$M$1:.$N$1048576];2;0)" office:value-type="string" office:string-value="sobota" calcext:value-type="string">
            <text:p>sobota</text:p>
          </table:table-cell>
          <table:table-cell table:formula="of:=IF(NOT(DAY([.B515]) = DAY([.B516]));1;0)" office:value-type="float" office:value="1" calcext:value-type="float">
            <text:p>1</text:p>
          </table:table-cell>
          <table:table-cell table:formula="of:=IF([.F516] = 1;IF(OR([.E516] = &quot;sobota&quot;;[.E516] = &quot;niedziela&quot;);5000;[.$Q$4]);0)" office:value-type="float" office:value="5000" calcext:value-type="float">
            <text:p>5000</text:p>
          </table:table-cell>
          <table:table-cell table:formula="of:=[.J515]+[.G516]" office:value-type="float" office:value="51810" calcext:value-type="float">
            <text:p>51810</text:p>
          </table:table-cell>
          <table:table-cell table:formula="of:=[.H516]-[.D516]" office:value-type="float" office:value="49840" calcext:value-type="float">
            <text:p>49840</text:p>
          </table:table-cell>
          <table:table-cell table:formula="of:=IF([.I516]&lt;0;[.H516];[.I516])" office:value-type="float" office:value="49840" calcext:value-type="float">
            <text:p>49840</text:p>
          </table:table-cell>
          <table:table-cell table:formula="of:=IF([.I516]&lt;0;1;0)" office:value-type="float" office:value="0" calcext:value-type="float">
            <text:p>0</text:p>
          </table:table-cell>
          <table:table-cell table:formula="of:=IF([.K516]=1;[.D516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date" office:date-value="2021-09-11" calcext:value-type="date">
            <text:p>11.09.2021</text:p>
          </table:table-cell>
          <table:table-cell office:value-type="string" calcext:value-type="string">
            <text:p>Gniezno</text:p>
          </table:table-cell>
          <table:table-cell office:value-type="float" office:value="4320" calcext:value-type="float">
            <text:p>4320</text:p>
          </table:table-cell>
          <table:table-cell table:formula="of:=VLOOKUP([.B517];[.$M$1:.$N$1048576];2;0)" office:value-type="string" office:string-value="sobota" calcext:value-type="string">
            <text:p>sobota</text:p>
          </table:table-cell>
          <table:table-cell table:formula="of:=IF(NOT(DAY([.B516]) = DAY([.B517]));1;0)" office:value-type="float" office:value="0" calcext:value-type="float">
            <text:p>0</text:p>
          </table:table-cell>
          <table:table-cell table:formula="of:=IF([.F517] = 1;IF(OR([.E517] = &quot;sobota&quot;;[.E517] = &quot;niedziela&quot;);5000;[.$Q$4]);0)" office:value-type="float" office:value="0" calcext:value-type="float">
            <text:p>0</text:p>
          </table:table-cell>
          <table:table-cell table:formula="of:=[.J516]+[.G517]" office:value-type="float" office:value="49840" calcext:value-type="float">
            <text:p>49840</text:p>
          </table:table-cell>
          <table:table-cell table:formula="of:=[.H517]-[.D517]" office:value-type="float" office:value="45520" calcext:value-type="float">
            <text:p>45520</text:p>
          </table:table-cell>
          <table:table-cell table:formula="of:=IF([.I517]&lt;0;[.H517];[.I517])" office:value-type="float" office:value="45520" calcext:value-type="float">
            <text:p>45520</text:p>
          </table:table-cell>
          <table:table-cell table:formula="of:=IF([.I517]&lt;0;1;0)" office:value-type="float" office:value="0" calcext:value-type="float">
            <text:p>0</text:p>
          </table:table-cell>
          <table:table-cell table:formula="of:=IF([.K517]=1;[.D517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date" office:date-value="2021-09-11" calcext:value-type="date">
            <text:p>11.09.2021</text:p>
          </table:table-cell>
          <table:table-cell office:value-type="string" calcext:value-type="string">
            <text:p>Przemysl</text:p>
          </table:table-cell>
          <table:table-cell office:value-type="float" office:value="3310" calcext:value-type="float">
            <text:p>3310</text:p>
          </table:table-cell>
          <table:table-cell table:formula="of:=VLOOKUP([.B518];[.$M$1:.$N$1048576];2;0)" office:value-type="string" office:string-value="sobota" calcext:value-type="string">
            <text:p>sobota</text:p>
          </table:table-cell>
          <table:table-cell table:formula="of:=IF(NOT(DAY([.B517]) = DAY([.B518]));1;0)" office:value-type="float" office:value="0" calcext:value-type="float">
            <text:p>0</text:p>
          </table:table-cell>
          <table:table-cell table:formula="of:=IF([.F518] = 1;IF(OR([.E518] = &quot;sobota&quot;;[.E518] = &quot;niedziela&quot;);5000;[.$Q$4]);0)" office:value-type="float" office:value="0" calcext:value-type="float">
            <text:p>0</text:p>
          </table:table-cell>
          <table:table-cell table:formula="of:=[.J517]+[.G518]" office:value-type="float" office:value="45520" calcext:value-type="float">
            <text:p>45520</text:p>
          </table:table-cell>
          <table:table-cell table:formula="of:=[.H518]-[.D518]" office:value-type="float" office:value="42210" calcext:value-type="float">
            <text:p>42210</text:p>
          </table:table-cell>
          <table:table-cell table:formula="of:=IF([.I518]&lt;0;[.H518];[.I518])" office:value-type="float" office:value="42210" calcext:value-type="float">
            <text:p>42210</text:p>
          </table:table-cell>
          <table:table-cell table:formula="of:=IF([.I518]&lt;0;1;0)" office:value-type="float" office:value="0" calcext:value-type="float">
            <text:p>0</text:p>
          </table:table-cell>
          <table:table-cell table:formula="of:=IF([.K518]=1;[.D518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date" office:date-value="2021-09-12" calcext:value-type="date">
            <text:p>12.09.2021</text:p>
          </table:table-cell>
          <table:table-cell office:value-type="string" calcext:value-type="string">
            <text:p>Malbork</text:p>
          </table:table-cell>
          <table:table-cell office:value-type="float" office:value="3550" calcext:value-type="float">
            <text:p>3550</text:p>
          </table:table-cell>
          <table:table-cell table:formula="of:=VLOOKUP([.B519];[.$M$1:.$N$1048576];2;0)" office:value-type="string" office:string-value="niedziela" calcext:value-type="string">
            <text:p>niedziela</text:p>
          </table:table-cell>
          <table:table-cell table:formula="of:=IF(NOT(DAY([.B518]) = DAY([.B519]));1;0)" office:value-type="float" office:value="1" calcext:value-type="float">
            <text:p>1</text:p>
          </table:table-cell>
          <table:table-cell table:formula="of:=IF([.F519] = 1;IF(OR([.E519] = &quot;sobota&quot;;[.E519] = &quot;niedziela&quot;);5000;[.$Q$4]);0)" office:value-type="float" office:value="5000" calcext:value-type="float">
            <text:p>5000</text:p>
          </table:table-cell>
          <table:table-cell table:formula="of:=[.J518]+[.G519]" office:value-type="float" office:value="47210" calcext:value-type="float">
            <text:p>47210</text:p>
          </table:table-cell>
          <table:table-cell table:formula="of:=[.H519]-[.D519]" office:value-type="float" office:value="43660" calcext:value-type="float">
            <text:p>43660</text:p>
          </table:table-cell>
          <table:table-cell table:formula="of:=IF([.I519]&lt;0;[.H519];[.I519])" office:value-type="float" office:value="43660" calcext:value-type="float">
            <text:p>43660</text:p>
          </table:table-cell>
          <table:table-cell table:formula="of:=IF([.I519]&lt;0;1;0)" office:value-type="float" office:value="0" calcext:value-type="float">
            <text:p>0</text:p>
          </table:table-cell>
          <table:table-cell table:formula="of:=IF([.K519]=1;[.D519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date" office:date-value="2021-09-12" calcext:value-type="date">
            <text:p>12.09.2021</text:p>
          </table:table-cell>
          <table:table-cell office:value-type="string" calcext:value-type="string">
            <text:p>Ogrodzieniec</text:p>
          </table:table-cell>
          <table:table-cell office:value-type="float" office:value="5210" calcext:value-type="float">
            <text:p>5210</text:p>
          </table:table-cell>
          <table:table-cell table:formula="of:=VLOOKUP([.B520];[.$M$1:.$N$1048576];2;0)" office:value-type="string" office:string-value="niedziela" calcext:value-type="string">
            <text:p>niedziela</text:p>
          </table:table-cell>
          <table:table-cell table:formula="of:=IF(NOT(DAY([.B519]) = DAY([.B520]));1;0)" office:value-type="float" office:value="0" calcext:value-type="float">
            <text:p>0</text:p>
          </table:table-cell>
          <table:table-cell table:formula="of:=IF([.F520] = 1;IF(OR([.E520] = &quot;sobota&quot;;[.E520] = &quot;niedziela&quot;);5000;[.$Q$4]);0)" office:value-type="float" office:value="0" calcext:value-type="float">
            <text:p>0</text:p>
          </table:table-cell>
          <table:table-cell table:formula="of:=[.J519]+[.G520]" office:value-type="float" office:value="43660" calcext:value-type="float">
            <text:p>43660</text:p>
          </table:table-cell>
          <table:table-cell table:formula="of:=[.H520]-[.D520]" office:value-type="float" office:value="38450" calcext:value-type="float">
            <text:p>38450</text:p>
          </table:table-cell>
          <table:table-cell table:formula="of:=IF([.I520]&lt;0;[.H520];[.I520])" office:value-type="float" office:value="38450" calcext:value-type="float">
            <text:p>38450</text:p>
          </table:table-cell>
          <table:table-cell table:formula="of:=IF([.I520]&lt;0;1;0)" office:value-type="float" office:value="0" calcext:value-type="float">
            <text:p>0</text:p>
          </table:table-cell>
          <table:table-cell table:formula="of:=IF([.K520]=1;[.D520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date" office:date-value="2021-09-12" calcext:value-type="date">
            <text:p>12.09.2021</text:p>
          </table:table-cell>
          <table:table-cell office:value-type="string" calcext:value-type="string">
            <text:p>Przemysl</text:p>
          </table:table-cell>
          <table:table-cell office:value-type="float" office:value="2990" calcext:value-type="float">
            <text:p>2990</text:p>
          </table:table-cell>
          <table:table-cell table:formula="of:=VLOOKUP([.B521];[.$M$1:.$N$1048576];2;0)" office:value-type="string" office:string-value="niedziela" calcext:value-type="string">
            <text:p>niedziela</text:p>
          </table:table-cell>
          <table:table-cell table:formula="of:=IF(NOT(DAY([.B520]) = DAY([.B521]));1;0)" office:value-type="float" office:value="0" calcext:value-type="float">
            <text:p>0</text:p>
          </table:table-cell>
          <table:table-cell table:formula="of:=IF([.F521] = 1;IF(OR([.E521] = &quot;sobota&quot;;[.E521] = &quot;niedziela&quot;);5000;[.$Q$4]);0)" office:value-type="float" office:value="0" calcext:value-type="float">
            <text:p>0</text:p>
          </table:table-cell>
          <table:table-cell table:formula="of:=[.J520]+[.G521]" office:value-type="float" office:value="38450" calcext:value-type="float">
            <text:p>38450</text:p>
          </table:table-cell>
          <table:table-cell table:formula="of:=[.H521]-[.D521]" office:value-type="float" office:value="35460" calcext:value-type="float">
            <text:p>35460</text:p>
          </table:table-cell>
          <table:table-cell table:formula="of:=IF([.I521]&lt;0;[.H521];[.I521])" office:value-type="float" office:value="35460" calcext:value-type="float">
            <text:p>35460</text:p>
          </table:table-cell>
          <table:table-cell table:formula="of:=IF([.I521]&lt;0;1;0)" office:value-type="float" office:value="0" calcext:value-type="float">
            <text:p>0</text:p>
          </table:table-cell>
          <table:table-cell table:formula="of:=IF([.K521]=1;[.D521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date" office:date-value="2021-09-13" calcext:value-type="date">
            <text:p>13.09.2021</text:p>
          </table:table-cell>
          <table:table-cell office:value-type="string" calcext:value-type="string">
            <text:p>Gniezno</text:p>
          </table:table-cell>
          <table:table-cell office:value-type="float" office:value="7890" calcext:value-type="float">
            <text:p>7890</text:p>
          </table:table-cell>
          <table:table-cell table:formula="of:=VLOOKUP([.B522];[.$M$1:.$N$1048576];2;0)" office:value-type="string" office:string-value="poniedziałek" calcext:value-type="string">
            <text:p>poniedziałek</text:p>
          </table:table-cell>
          <table:table-cell table:formula="of:=IF(NOT(DAY([.B521]) = DAY([.B522]));1;0)" office:value-type="float" office:value="1" calcext:value-type="float">
            <text:p>1</text:p>
          </table:table-cell>
          <table:table-cell table:formula="of:=IF([.F522] = 1;IF(OR([.E522] = &quot;sobota&quot;;[.E522] = &quot;niedziela&quot;);5000;[.$Q$4]);0)" office:value-type="float" office:value="13179" calcext:value-type="float">
            <text:p>13179</text:p>
          </table:table-cell>
          <table:table-cell table:formula="of:=[.J521]+[.G522]" office:value-type="float" office:value="48639" calcext:value-type="float">
            <text:p>48639</text:p>
          </table:table-cell>
          <table:table-cell table:formula="of:=[.H522]-[.D522]" office:value-type="float" office:value="40749" calcext:value-type="float">
            <text:p>40749</text:p>
          </table:table-cell>
          <table:table-cell table:formula="of:=IF([.I522]&lt;0;[.H522];[.I522])" office:value-type="float" office:value="40749" calcext:value-type="float">
            <text:p>40749</text:p>
          </table:table-cell>
          <table:table-cell table:formula="of:=IF([.I522]&lt;0;1;0)" office:value-type="float" office:value="0" calcext:value-type="float">
            <text:p>0</text:p>
          </table:table-cell>
          <table:table-cell table:formula="of:=IF([.K522]=1;[.D522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date" office:date-value="2021-09-13" calcext:value-type="date">
            <text:p>13.09.2021</text:p>
          </table:table-cell>
          <table:table-cell office:value-type="string" calcext:value-type="string">
            <text:p>Przemysl</text:p>
          </table:table-cell>
          <table:table-cell office:value-type="float" office:value="3440" calcext:value-type="float">
            <text:p>3440</text:p>
          </table:table-cell>
          <table:table-cell table:formula="of:=VLOOKUP([.B523];[.$M$1:.$N$1048576];2;0)" office:value-type="string" office:string-value="poniedziałek" calcext:value-type="string">
            <text:p>poniedziałek</text:p>
          </table:table-cell>
          <table:table-cell table:formula="of:=IF(NOT(DAY([.B522]) = DAY([.B523]));1;0)" office:value-type="float" office:value="0" calcext:value-type="float">
            <text:p>0</text:p>
          </table:table-cell>
          <table:table-cell table:formula="of:=IF([.F523] = 1;IF(OR([.E523] = &quot;sobota&quot;;[.E523] = &quot;niedziela&quot;);5000;[.$Q$4]);0)" office:value-type="float" office:value="0" calcext:value-type="float">
            <text:p>0</text:p>
          </table:table-cell>
          <table:table-cell table:formula="of:=[.J522]+[.G523]" office:value-type="float" office:value="40749" calcext:value-type="float">
            <text:p>40749</text:p>
          </table:table-cell>
          <table:table-cell table:formula="of:=[.H523]-[.D523]" office:value-type="float" office:value="37309" calcext:value-type="float">
            <text:p>37309</text:p>
          </table:table-cell>
          <table:table-cell table:formula="of:=IF([.I523]&lt;0;[.H523];[.I523])" office:value-type="float" office:value="37309" calcext:value-type="float">
            <text:p>37309</text:p>
          </table:table-cell>
          <table:table-cell table:formula="of:=IF([.I523]&lt;0;1;0)" office:value-type="float" office:value="0" calcext:value-type="float">
            <text:p>0</text:p>
          </table:table-cell>
          <table:table-cell table:formula="of:=IF([.K523]=1;[.D523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date" office:date-value="2021-09-13" calcext:value-type="date">
            <text:p>13.09.2021</text:p>
          </table:table-cell>
          <table:table-cell office:value-type="string" calcext:value-type="string">
            <text:p>Malbork</text:p>
          </table:table-cell>
          <table:table-cell office:value-type="float" office:value="6170" calcext:value-type="float">
            <text:p>6170</text:p>
          </table:table-cell>
          <table:table-cell table:formula="of:=VLOOKUP([.B524];[.$M$1:.$N$1048576];2;0)" office:value-type="string" office:string-value="poniedziałek" calcext:value-type="string">
            <text:p>poniedziałek</text:p>
          </table:table-cell>
          <table:table-cell table:formula="of:=IF(NOT(DAY([.B523]) = DAY([.B524]));1;0)" office:value-type="float" office:value="0" calcext:value-type="float">
            <text:p>0</text:p>
          </table:table-cell>
          <table:table-cell table:formula="of:=IF([.F524] = 1;IF(OR([.E524] = &quot;sobota&quot;;[.E524] = &quot;niedziela&quot;);5000;[.$Q$4]);0)" office:value-type="float" office:value="0" calcext:value-type="float">
            <text:p>0</text:p>
          </table:table-cell>
          <table:table-cell table:formula="of:=[.J523]+[.G524]" office:value-type="float" office:value="37309" calcext:value-type="float">
            <text:p>37309</text:p>
          </table:table-cell>
          <table:table-cell table:formula="of:=[.H524]-[.D524]" office:value-type="float" office:value="31139" calcext:value-type="float">
            <text:p>31139</text:p>
          </table:table-cell>
          <table:table-cell table:formula="of:=IF([.I524]&lt;0;[.H524];[.I524])" office:value-type="float" office:value="31139" calcext:value-type="float">
            <text:p>31139</text:p>
          </table:table-cell>
          <table:table-cell table:formula="of:=IF([.I524]&lt;0;1;0)" office:value-type="float" office:value="0" calcext:value-type="float">
            <text:p>0</text:p>
          </table:table-cell>
          <table:table-cell table:formula="of:=IF([.K524]=1;[.D524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date" office:date-value="2021-09-14" calcext:value-type="date">
            <text:p>14.09.2021</text:p>
          </table:table-cell>
          <table:table-cell office:value-type="string" calcext:value-type="string">
            <text:p>Ogrodzieniec</text:p>
          </table:table-cell>
          <table:table-cell office:value-type="float" office:value="8230" calcext:value-type="float">
            <text:p>8230</text:p>
          </table:table-cell>
          <table:table-cell table:formula="of:=VLOOKUP([.B525];[.$M$1:.$N$1048576];2;0)" office:value-type="string" office:string-value="wtorek" calcext:value-type="string">
            <text:p>wtorek</text:p>
          </table:table-cell>
          <table:table-cell table:formula="of:=IF(NOT(DAY([.B524]) = DAY([.B525]));1;0)" office:value-type="float" office:value="1" calcext:value-type="float">
            <text:p>1</text:p>
          </table:table-cell>
          <table:table-cell table:formula="of:=IF([.F525] = 1;IF(OR([.E525] = &quot;sobota&quot;;[.E525] = &quot;niedziela&quot;);5000;[.$Q$4]);0)" office:value-type="float" office:value="13179" calcext:value-type="float">
            <text:p>13179</text:p>
          </table:table-cell>
          <table:table-cell table:formula="of:=[.J524]+[.G525]" office:value-type="float" office:value="44318" calcext:value-type="float">
            <text:p>44318</text:p>
          </table:table-cell>
          <table:table-cell table:formula="of:=[.H525]-[.D525]" office:value-type="float" office:value="36088" calcext:value-type="float">
            <text:p>36088</text:p>
          </table:table-cell>
          <table:table-cell table:formula="of:=IF([.I525]&lt;0;[.H525];[.I525])" office:value-type="float" office:value="36088" calcext:value-type="float">
            <text:p>36088</text:p>
          </table:table-cell>
          <table:table-cell table:formula="of:=IF([.I525]&lt;0;1;0)" office:value-type="float" office:value="0" calcext:value-type="float">
            <text:p>0</text:p>
          </table:table-cell>
          <table:table-cell table:formula="of:=IF([.K525]=1;[.D525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date" office:date-value="2021-09-15" calcext:value-type="date">
            <text:p>15.09.2021</text:p>
          </table:table-cell>
          <table:table-cell office:value-type="string" calcext:value-type="string">
            <text:p>Przemysl</text:p>
          </table:table-cell>
          <table:table-cell office:value-type="float" office:value="4710" calcext:value-type="float">
            <text:p>4710</text:p>
          </table:table-cell>
          <table:table-cell table:formula="of:=VLOOKUP([.B526];[.$M$1:.$N$1048576];2;0)" office:value-type="string" office:string-value="środa" calcext:value-type="string">
            <text:p>środa</text:p>
          </table:table-cell>
          <table:table-cell table:formula="of:=IF(NOT(DAY([.B525]) = DAY([.B526]));1;0)" office:value-type="float" office:value="1" calcext:value-type="float">
            <text:p>1</text:p>
          </table:table-cell>
          <table:table-cell table:formula="of:=IF([.F526] = 1;IF(OR([.E526] = &quot;sobota&quot;;[.E526] = &quot;niedziela&quot;);5000;[.$Q$4]);0)" office:value-type="float" office:value="13179" calcext:value-type="float">
            <text:p>13179</text:p>
          </table:table-cell>
          <table:table-cell table:formula="of:=[.J525]+[.G526]" office:value-type="float" office:value="49267" calcext:value-type="float">
            <text:p>49267</text:p>
          </table:table-cell>
          <table:table-cell table:formula="of:=[.H526]-[.D526]" office:value-type="float" office:value="44557" calcext:value-type="float">
            <text:p>44557</text:p>
          </table:table-cell>
          <table:table-cell table:formula="of:=IF([.I526]&lt;0;[.H526];[.I526])" office:value-type="float" office:value="44557" calcext:value-type="float">
            <text:p>44557</text:p>
          </table:table-cell>
          <table:table-cell table:formula="of:=IF([.I526]&lt;0;1;0)" office:value-type="float" office:value="0" calcext:value-type="float">
            <text:p>0</text:p>
          </table:table-cell>
          <table:table-cell table:formula="of:=IF([.K526]=1;[.D526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date" office:date-value="2021-09-15" calcext:value-type="date">
            <text:p>15.09.2021</text:p>
          </table:table-cell>
          <table:table-cell office:value-type="string" calcext:value-type="string">
            <text:p>Gniezno</text:p>
          </table:table-cell>
          <table:table-cell office:value-type="float" office:value="5870" calcext:value-type="float">
            <text:p>5870</text:p>
          </table:table-cell>
          <table:table-cell table:formula="of:=VLOOKUP([.B527];[.$M$1:.$N$1048576];2;0)" office:value-type="string" office:string-value="środa" calcext:value-type="string">
            <text:p>środa</text:p>
          </table:table-cell>
          <table:table-cell table:formula="of:=IF(NOT(DAY([.B526]) = DAY([.B527]));1;0)" office:value-type="float" office:value="0" calcext:value-type="float">
            <text:p>0</text:p>
          </table:table-cell>
          <table:table-cell table:formula="of:=IF([.F527] = 1;IF(OR([.E527] = &quot;sobota&quot;;[.E527] = &quot;niedziela&quot;);5000;[.$Q$4]);0)" office:value-type="float" office:value="0" calcext:value-type="float">
            <text:p>0</text:p>
          </table:table-cell>
          <table:table-cell table:formula="of:=[.J526]+[.G527]" office:value-type="float" office:value="44557" calcext:value-type="float">
            <text:p>44557</text:p>
          </table:table-cell>
          <table:table-cell table:formula="of:=[.H527]-[.D527]" office:value-type="float" office:value="38687" calcext:value-type="float">
            <text:p>38687</text:p>
          </table:table-cell>
          <table:table-cell table:formula="of:=IF([.I527]&lt;0;[.H527];[.I527])" office:value-type="float" office:value="38687" calcext:value-type="float">
            <text:p>38687</text:p>
          </table:table-cell>
          <table:table-cell table:formula="of:=IF([.I527]&lt;0;1;0)" office:value-type="float" office:value="0" calcext:value-type="float">
            <text:p>0</text:p>
          </table:table-cell>
          <table:table-cell table:formula="of:=IF([.K527]=1;[.D527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date" office:date-value="2021-09-15" calcext:value-type="date">
            <text:p>15.09.2021</text:p>
          </table:table-cell>
          <table:table-cell office:value-type="string" calcext:value-type="string">
            <text:p>Malbork</text:p>
          </table:table-cell>
          <table:table-cell office:value-type="float" office:value="4400" calcext:value-type="float">
            <text:p>4400</text:p>
          </table:table-cell>
          <table:table-cell table:formula="of:=VLOOKUP([.B528];[.$M$1:.$N$1048576];2;0)" office:value-type="string" office:string-value="środa" calcext:value-type="string">
            <text:p>środa</text:p>
          </table:table-cell>
          <table:table-cell table:formula="of:=IF(NOT(DAY([.B527]) = DAY([.B528]));1;0)" office:value-type="float" office:value="0" calcext:value-type="float">
            <text:p>0</text:p>
          </table:table-cell>
          <table:table-cell table:formula="of:=IF([.F528] = 1;IF(OR([.E528] = &quot;sobota&quot;;[.E528] = &quot;niedziela&quot;);5000;[.$Q$4]);0)" office:value-type="float" office:value="0" calcext:value-type="float">
            <text:p>0</text:p>
          </table:table-cell>
          <table:table-cell table:formula="of:=[.J527]+[.G528]" office:value-type="float" office:value="38687" calcext:value-type="float">
            <text:p>38687</text:p>
          </table:table-cell>
          <table:table-cell table:formula="of:=[.H528]-[.D528]" office:value-type="float" office:value="34287" calcext:value-type="float">
            <text:p>34287</text:p>
          </table:table-cell>
          <table:table-cell table:formula="of:=IF([.I528]&lt;0;[.H528];[.I528])" office:value-type="float" office:value="34287" calcext:value-type="float">
            <text:p>34287</text:p>
          </table:table-cell>
          <table:table-cell table:formula="of:=IF([.I528]&lt;0;1;0)" office:value-type="float" office:value="0" calcext:value-type="float">
            <text:p>0</text:p>
          </table:table-cell>
          <table:table-cell table:formula="of:=IF([.K528]=1;[.D528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date" office:date-value="2021-09-16" calcext:value-type="date">
            <text:p>16.09.2021</text:p>
          </table:table-cell>
          <table:table-cell office:value-type="string" calcext:value-type="string">
            <text:p>Ogrodzieniec</text:p>
          </table:table-cell>
          <table:table-cell office:value-type="float" office:value="9580" calcext:value-type="float">
            <text:p>9580</text:p>
          </table:table-cell>
          <table:table-cell table:formula="of:=VLOOKUP([.B529];[.$M$1:.$N$1048576];2;0)" office:value-type="string" office:string-value="czwartek" calcext:value-type="string">
            <text:p>czwartek</text:p>
          </table:table-cell>
          <table:table-cell table:formula="of:=IF(NOT(DAY([.B528]) = DAY([.B529]));1;0)" office:value-type="float" office:value="1" calcext:value-type="float">
            <text:p>1</text:p>
          </table:table-cell>
          <table:table-cell table:formula="of:=IF([.F529] = 1;IF(OR([.E529] = &quot;sobota&quot;;[.E529] = &quot;niedziela&quot;);5000;[.$Q$4]);0)" office:value-type="float" office:value="13179" calcext:value-type="float">
            <text:p>13179</text:p>
          </table:table-cell>
          <table:table-cell table:formula="of:=[.J528]+[.G529]" office:value-type="float" office:value="47466" calcext:value-type="float">
            <text:p>47466</text:p>
          </table:table-cell>
          <table:table-cell table:formula="of:=[.H529]-[.D529]" office:value-type="float" office:value="37886" calcext:value-type="float">
            <text:p>37886</text:p>
          </table:table-cell>
          <table:table-cell table:formula="of:=IF([.I529]&lt;0;[.H529];[.I529])" office:value-type="float" office:value="37886" calcext:value-type="float">
            <text:p>37886</text:p>
          </table:table-cell>
          <table:table-cell table:formula="of:=IF([.I529]&lt;0;1;0)" office:value-type="float" office:value="0" calcext:value-type="float">
            <text:p>0</text:p>
          </table:table-cell>
          <table:table-cell table:formula="of:=IF([.K529]=1;[.D529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date" office:date-value="2021-09-17" calcext:value-type="date">
            <text:p>17.09.2021</text:p>
          </table:table-cell>
          <table:table-cell office:value-type="string" calcext:value-type="string">
            <text:p>Przemysl</text:p>
          </table:table-cell>
          <table:table-cell office:value-type="float" office:value="6730" calcext:value-type="float">
            <text:p>6730</text:p>
          </table:table-cell>
          <table:table-cell table:formula="of:=VLOOKUP([.B530];[.$M$1:.$N$1048576];2;0)" office:value-type="string" office:string-value="piątek" calcext:value-type="string">
            <text:p>piątek</text:p>
          </table:table-cell>
          <table:table-cell table:formula="of:=IF(NOT(DAY([.B529]) = DAY([.B530]));1;0)" office:value-type="float" office:value="1" calcext:value-type="float">
            <text:p>1</text:p>
          </table:table-cell>
          <table:table-cell table:formula="of:=IF([.F530] = 1;IF(OR([.E530] = &quot;sobota&quot;;[.E530] = &quot;niedziela&quot;);5000;[.$Q$4]);0)" office:value-type="float" office:value="13179" calcext:value-type="float">
            <text:p>13179</text:p>
          </table:table-cell>
          <table:table-cell table:formula="of:=[.J529]+[.G530]" office:value-type="float" office:value="51065" calcext:value-type="float">
            <text:p>51065</text:p>
          </table:table-cell>
          <table:table-cell table:formula="of:=[.H530]-[.D530]" office:value-type="float" office:value="44335" calcext:value-type="float">
            <text:p>44335</text:p>
          </table:table-cell>
          <table:table-cell table:formula="of:=IF([.I530]&lt;0;[.H530];[.I530])" office:value-type="float" office:value="44335" calcext:value-type="float">
            <text:p>44335</text:p>
          </table:table-cell>
          <table:table-cell table:formula="of:=IF([.I530]&lt;0;1;0)" office:value-type="float" office:value="0" calcext:value-type="float">
            <text:p>0</text:p>
          </table:table-cell>
          <table:table-cell table:formula="of:=IF([.K530]=1;[.D530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date" office:date-value="2021-09-17" calcext:value-type="date">
            <text:p>17.09.2021</text:p>
          </table:table-cell>
          <table:table-cell office:value-type="string" calcext:value-type="string">
            <text:p>Malbork</text:p>
          </table:table-cell>
          <table:table-cell office:value-type="float" office:value="3320" calcext:value-type="float">
            <text:p>3320</text:p>
          </table:table-cell>
          <table:table-cell table:formula="of:=VLOOKUP([.B531];[.$M$1:.$N$1048576];2;0)" office:value-type="string" office:string-value="piątek" calcext:value-type="string">
            <text:p>piątek</text:p>
          </table:table-cell>
          <table:table-cell table:formula="of:=IF(NOT(DAY([.B530]) = DAY([.B531]));1;0)" office:value-type="float" office:value="0" calcext:value-type="float">
            <text:p>0</text:p>
          </table:table-cell>
          <table:table-cell table:formula="of:=IF([.F531] = 1;IF(OR([.E531] = &quot;sobota&quot;;[.E531] = &quot;niedziela&quot;);5000;[.$Q$4]);0)" office:value-type="float" office:value="0" calcext:value-type="float">
            <text:p>0</text:p>
          </table:table-cell>
          <table:table-cell table:formula="of:=[.J530]+[.G531]" office:value-type="float" office:value="44335" calcext:value-type="float">
            <text:p>44335</text:p>
          </table:table-cell>
          <table:table-cell table:formula="of:=[.H531]-[.D531]" office:value-type="float" office:value="41015" calcext:value-type="float">
            <text:p>41015</text:p>
          </table:table-cell>
          <table:table-cell table:formula="of:=IF([.I531]&lt;0;[.H531];[.I531])" office:value-type="float" office:value="41015" calcext:value-type="float">
            <text:p>41015</text:p>
          </table:table-cell>
          <table:table-cell table:formula="of:=IF([.I531]&lt;0;1;0)" office:value-type="float" office:value="0" calcext:value-type="float">
            <text:p>0</text:p>
          </table:table-cell>
          <table:table-cell table:formula="of:=IF([.K531]=1;[.D531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date" office:date-value="2021-09-17" calcext:value-type="date">
            <text:p>17.09.2021</text:p>
          </table:table-cell>
          <table:table-cell office:value-type="string" calcext:value-type="string">
            <text:p>Ogrodzieniec</text:p>
          </table:table-cell>
          <table:table-cell office:value-type="float" office:value="7580" calcext:value-type="float">
            <text:p>7580</text:p>
          </table:table-cell>
          <table:table-cell table:formula="of:=VLOOKUP([.B532];[.$M$1:.$N$1048576];2;0)" office:value-type="string" office:string-value="piątek" calcext:value-type="string">
            <text:p>piątek</text:p>
          </table:table-cell>
          <table:table-cell table:formula="of:=IF(NOT(DAY([.B531]) = DAY([.B532]));1;0)" office:value-type="float" office:value="0" calcext:value-type="float">
            <text:p>0</text:p>
          </table:table-cell>
          <table:table-cell table:formula="of:=IF([.F532] = 1;IF(OR([.E532] = &quot;sobota&quot;;[.E532] = &quot;niedziela&quot;);5000;[.$Q$4]);0)" office:value-type="float" office:value="0" calcext:value-type="float">
            <text:p>0</text:p>
          </table:table-cell>
          <table:table-cell table:formula="of:=[.J531]+[.G532]" office:value-type="float" office:value="41015" calcext:value-type="float">
            <text:p>41015</text:p>
          </table:table-cell>
          <table:table-cell table:formula="of:=[.H532]-[.D532]" office:value-type="float" office:value="33435" calcext:value-type="float">
            <text:p>33435</text:p>
          </table:table-cell>
          <table:table-cell table:formula="of:=IF([.I532]&lt;0;[.H532];[.I532])" office:value-type="float" office:value="33435" calcext:value-type="float">
            <text:p>33435</text:p>
          </table:table-cell>
          <table:table-cell table:formula="of:=IF([.I532]&lt;0;1;0)" office:value-type="float" office:value="0" calcext:value-type="float">
            <text:p>0</text:p>
          </table:table-cell>
          <table:table-cell table:formula="of:=IF([.K532]=1;[.D532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date" office:date-value="2021-09-18" calcext:value-type="date">
            <text:p>18.09.2021</text:p>
          </table:table-cell>
          <table:table-cell office:value-type="string" calcext:value-type="string">
            <text:p>Gniezno</text:p>
          </table:table-cell>
          <table:table-cell office:value-type="float" office:value="7650" calcext:value-type="float">
            <text:p>7650</text:p>
          </table:table-cell>
          <table:table-cell table:formula="of:=VLOOKUP([.B533];[.$M$1:.$N$1048576];2;0)" office:value-type="string" office:string-value="sobota" calcext:value-type="string">
            <text:p>sobota</text:p>
          </table:table-cell>
          <table:table-cell table:formula="of:=IF(NOT(DAY([.B532]) = DAY([.B533]));1;0)" office:value-type="float" office:value="1" calcext:value-type="float">
            <text:p>1</text:p>
          </table:table-cell>
          <table:table-cell table:formula="of:=IF([.F533] = 1;IF(OR([.E533] = &quot;sobota&quot;;[.E533] = &quot;niedziela&quot;);5000;[.$Q$4]);0)" office:value-type="float" office:value="5000" calcext:value-type="float">
            <text:p>5000</text:p>
          </table:table-cell>
          <table:table-cell table:formula="of:=[.J532]+[.G533]" office:value-type="float" office:value="38435" calcext:value-type="float">
            <text:p>38435</text:p>
          </table:table-cell>
          <table:table-cell table:formula="of:=[.H533]-[.D533]" office:value-type="float" office:value="30785" calcext:value-type="float">
            <text:p>30785</text:p>
          </table:table-cell>
          <table:table-cell table:formula="of:=IF([.I533]&lt;0;[.H533];[.I533])" office:value-type="float" office:value="30785" calcext:value-type="float">
            <text:p>30785</text:p>
          </table:table-cell>
          <table:table-cell table:formula="of:=IF([.I533]&lt;0;1;0)" office:value-type="float" office:value="0" calcext:value-type="float">
            <text:p>0</text:p>
          </table:table-cell>
          <table:table-cell table:formula="of:=IF([.K533]=1;[.D533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date" office:date-value="2021-09-18" calcext:value-type="date">
            <text:p>18.09.2021</text:p>
          </table:table-cell>
          <table:table-cell office:value-type="string" calcext:value-type="string">
            <text:p>Przemysl</text:p>
          </table:table-cell>
          <table:table-cell office:value-type="float" office:value="2640" calcext:value-type="float">
            <text:p>2640</text:p>
          </table:table-cell>
          <table:table-cell table:formula="of:=VLOOKUP([.B534];[.$M$1:.$N$1048576];2;0)" office:value-type="string" office:string-value="sobota" calcext:value-type="string">
            <text:p>sobota</text:p>
          </table:table-cell>
          <table:table-cell table:formula="of:=IF(NOT(DAY([.B533]) = DAY([.B534]));1;0)" office:value-type="float" office:value="0" calcext:value-type="float">
            <text:p>0</text:p>
          </table:table-cell>
          <table:table-cell table:formula="of:=IF([.F534] = 1;IF(OR([.E534] = &quot;sobota&quot;;[.E534] = &quot;niedziela&quot;);5000;[.$Q$4]);0)" office:value-type="float" office:value="0" calcext:value-type="float">
            <text:p>0</text:p>
          </table:table-cell>
          <table:table-cell table:formula="of:=[.J533]+[.G534]" office:value-type="float" office:value="30785" calcext:value-type="float">
            <text:p>30785</text:p>
          </table:table-cell>
          <table:table-cell table:formula="of:=[.H534]-[.D534]" office:value-type="float" office:value="28145" calcext:value-type="float">
            <text:p>28145</text:p>
          </table:table-cell>
          <table:table-cell table:formula="of:=IF([.I534]&lt;0;[.H534];[.I534])" office:value-type="float" office:value="28145" calcext:value-type="float">
            <text:p>28145</text:p>
          </table:table-cell>
          <table:table-cell table:formula="of:=IF([.I534]&lt;0;1;0)" office:value-type="float" office:value="0" calcext:value-type="float">
            <text:p>0</text:p>
          </table:table-cell>
          <table:table-cell table:formula="of:=IF([.K534]=1;[.D534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date" office:date-value="2021-09-19" calcext:value-type="date">
            <text:p>19.09.2021</text:p>
          </table:table-cell>
          <table:table-cell office:value-type="string" calcext:value-type="string">
            <text:p>Malbork</text:p>
          </table:table-cell>
          <table:table-cell office:value-type="float" office:value="9750" calcext:value-type="float">
            <text:p>9750</text:p>
          </table:table-cell>
          <table:table-cell table:formula="of:=VLOOKUP([.B535];[.$M$1:.$N$1048576];2;0)" office:value-type="string" office:string-value="niedziela" calcext:value-type="string">
            <text:p>niedziela</text:p>
          </table:table-cell>
          <table:table-cell table:formula="of:=IF(NOT(DAY([.B534]) = DAY([.B535]));1;0)" office:value-type="float" office:value="1" calcext:value-type="float">
            <text:p>1</text:p>
          </table:table-cell>
          <table:table-cell table:formula="of:=IF([.F535] = 1;IF(OR([.E535] = &quot;sobota&quot;;[.E535] = &quot;niedziela&quot;);5000;[.$Q$4]);0)" office:value-type="float" office:value="5000" calcext:value-type="float">
            <text:p>5000</text:p>
          </table:table-cell>
          <table:table-cell table:formula="of:=[.J534]+[.G535]" office:value-type="float" office:value="33145" calcext:value-type="float">
            <text:p>33145</text:p>
          </table:table-cell>
          <table:table-cell table:formula="of:=[.H535]-[.D535]" office:value-type="float" office:value="23395" calcext:value-type="float">
            <text:p>23395</text:p>
          </table:table-cell>
          <table:table-cell table:formula="of:=IF([.I535]&lt;0;[.H535];[.I535])" office:value-type="float" office:value="23395" calcext:value-type="float">
            <text:p>23395</text:p>
          </table:table-cell>
          <table:table-cell table:formula="of:=IF([.I535]&lt;0;1;0)" office:value-type="float" office:value="0" calcext:value-type="float">
            <text:p>0</text:p>
          </table:table-cell>
          <table:table-cell table:formula="of:=IF([.K535]=1;[.D535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date" office:date-value="2021-09-19" calcext:value-type="date">
            <text:p>19.09.2021</text:p>
          </table:table-cell>
          <table:table-cell office:value-type="string" calcext:value-type="string">
            <text:p>Przemysl</text:p>
          </table:table-cell>
          <table:table-cell office:value-type="float" office:value="9860" calcext:value-type="float">
            <text:p>9860</text:p>
          </table:table-cell>
          <table:table-cell table:formula="of:=VLOOKUP([.B536];[.$M$1:.$N$1048576];2;0)" office:value-type="string" office:string-value="niedziela" calcext:value-type="string">
            <text:p>niedziela</text:p>
          </table:table-cell>
          <table:table-cell table:formula="of:=IF(NOT(DAY([.B535]) = DAY([.B536]));1;0)" office:value-type="float" office:value="0" calcext:value-type="float">
            <text:p>0</text:p>
          </table:table-cell>
          <table:table-cell table:formula="of:=IF([.F536] = 1;IF(OR([.E536] = &quot;sobota&quot;;[.E536] = &quot;niedziela&quot;);5000;[.$Q$4]);0)" office:value-type="float" office:value="0" calcext:value-type="float">
            <text:p>0</text:p>
          </table:table-cell>
          <table:table-cell table:formula="of:=[.J535]+[.G536]" office:value-type="float" office:value="23395" calcext:value-type="float">
            <text:p>23395</text:p>
          </table:table-cell>
          <table:table-cell table:formula="of:=[.H536]-[.D536]" office:value-type="float" office:value="13535" calcext:value-type="float">
            <text:p>13535</text:p>
          </table:table-cell>
          <table:table-cell table:formula="of:=IF([.I536]&lt;0;[.H536];[.I536])" office:value-type="float" office:value="13535" calcext:value-type="float">
            <text:p>13535</text:p>
          </table:table-cell>
          <table:table-cell table:formula="of:=IF([.I536]&lt;0;1;0)" office:value-type="float" office:value="0" calcext:value-type="float">
            <text:p>0</text:p>
          </table:table-cell>
          <table:table-cell table:formula="of:=IF([.K536]=1;[.D536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date" office:date-value="2021-09-19" calcext:value-type="date">
            <text:p>19.09.2021</text:p>
          </table:table-cell>
          <table:table-cell office:value-type="string" calcext:value-type="string">
            <text:p>Gniezno</text:p>
          </table:table-cell>
          <table:table-cell office:value-type="float" office:value="8160" calcext:value-type="float">
            <text:p>8160</text:p>
          </table:table-cell>
          <table:table-cell table:formula="of:=VLOOKUP([.B537];[.$M$1:.$N$1048576];2;0)" office:value-type="string" office:string-value="niedziela" calcext:value-type="string">
            <text:p>niedziela</text:p>
          </table:table-cell>
          <table:table-cell table:formula="of:=IF(NOT(DAY([.B536]) = DAY([.B537]));1;0)" office:value-type="float" office:value="0" calcext:value-type="float">
            <text:p>0</text:p>
          </table:table-cell>
          <table:table-cell table:formula="of:=IF([.F537] = 1;IF(OR([.E537] = &quot;sobota&quot;;[.E537] = &quot;niedziela&quot;);5000;[.$Q$4]);0)" office:value-type="float" office:value="0" calcext:value-type="float">
            <text:p>0</text:p>
          </table:table-cell>
          <table:table-cell table:formula="of:=[.J536]+[.G537]" office:value-type="float" office:value="13535" calcext:value-type="float">
            <text:p>13535</text:p>
          </table:table-cell>
          <table:table-cell table:formula="of:=[.H537]-[.D537]" office:value-type="float" office:value="5375" calcext:value-type="float">
            <text:p>5375</text:p>
          </table:table-cell>
          <table:table-cell table:formula="of:=IF([.I537]&lt;0;[.H537];[.I537])" office:value-type="float" office:value="5375" calcext:value-type="float">
            <text:p>5375</text:p>
          </table:table-cell>
          <table:table-cell table:formula="of:=IF([.I537]&lt;0;1;0)" office:value-type="float" office:value="0" calcext:value-type="float">
            <text:p>0</text:p>
          </table:table-cell>
          <table:table-cell table:formula="of:=IF([.K537]=1;[.D537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date" office:date-value="2021-09-20" calcext:value-type="date">
            <text:p>20.09.2021</text:p>
          </table:table-cell>
          <table:table-cell office:value-type="string" calcext:value-type="string">
            <text:p>Ogrodzieniec</text:p>
          </table:table-cell>
          <table:table-cell office:value-type="float" office:value="6280" calcext:value-type="float">
            <text:p>6280</text:p>
          </table:table-cell>
          <table:table-cell table:formula="of:=VLOOKUP([.B538];[.$M$1:.$N$1048576];2;0)" office:value-type="string" office:string-value="poniedziałek" calcext:value-type="string">
            <text:p>poniedziałek</text:p>
          </table:table-cell>
          <table:table-cell table:formula="of:=IF(NOT(DAY([.B537]) = DAY([.B538]));1;0)" office:value-type="float" office:value="1" calcext:value-type="float">
            <text:p>1</text:p>
          </table:table-cell>
          <table:table-cell table:formula="of:=IF([.F538] = 1;IF(OR([.E538] = &quot;sobota&quot;;[.E538] = &quot;niedziela&quot;);5000;[.$Q$4]);0)" office:value-type="float" office:value="13179" calcext:value-type="float">
            <text:p>13179</text:p>
          </table:table-cell>
          <table:table-cell table:formula="of:=[.J537]+[.G538]" office:value-type="float" office:value="18554" calcext:value-type="float">
            <text:p>18554</text:p>
          </table:table-cell>
          <table:table-cell table:formula="of:=[.H538]-[.D538]" office:value-type="float" office:value="12274" calcext:value-type="float">
            <text:p>12274</text:p>
          </table:table-cell>
          <table:table-cell table:formula="of:=IF([.I538]&lt;0;[.H538];[.I538])" office:value-type="float" office:value="12274" calcext:value-type="float">
            <text:p>12274</text:p>
          </table:table-cell>
          <table:table-cell table:formula="of:=IF([.I538]&lt;0;1;0)" office:value-type="float" office:value="0" calcext:value-type="float">
            <text:p>0</text:p>
          </table:table-cell>
          <table:table-cell table:formula="of:=IF([.K538]=1;[.D538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date" office:date-value="2021-09-20" calcext:value-type="date">
            <text:p>20.09.2021</text:p>
          </table:table-cell>
          <table:table-cell office:value-type="string" calcext:value-type="string">
            <text:p>Malbork</text:p>
          </table:table-cell>
          <table:table-cell office:value-type="float" office:value="6490" calcext:value-type="float">
            <text:p>6490</text:p>
          </table:table-cell>
          <table:table-cell table:formula="of:=VLOOKUP([.B539];[.$M$1:.$N$1048576];2;0)" office:value-type="string" office:string-value="poniedziałek" calcext:value-type="string">
            <text:p>poniedziałek</text:p>
          </table:table-cell>
          <table:table-cell table:formula="of:=IF(NOT(DAY([.B538]) = DAY([.B539]));1;0)" office:value-type="float" office:value="0" calcext:value-type="float">
            <text:p>0</text:p>
          </table:table-cell>
          <table:table-cell table:formula="of:=IF([.F539] = 1;IF(OR([.E539] = &quot;sobota&quot;;[.E539] = &quot;niedziela&quot;);5000;[.$Q$4]);0)" office:value-type="float" office:value="0" calcext:value-type="float">
            <text:p>0</text:p>
          </table:table-cell>
          <table:table-cell table:formula="of:=[.J538]+[.G539]" office:value-type="float" office:value="12274" calcext:value-type="float">
            <text:p>12274</text:p>
          </table:table-cell>
          <table:table-cell table:formula="of:=[.H539]-[.D539]" office:value-type="float" office:value="5784" calcext:value-type="float">
            <text:p>5784</text:p>
          </table:table-cell>
          <table:table-cell table:formula="of:=IF([.I539]&lt;0;[.H539];[.I539])" office:value-type="float" office:value="5784" calcext:value-type="float">
            <text:p>5784</text:p>
          </table:table-cell>
          <table:table-cell table:formula="of:=IF([.I539]&lt;0;1;0)" office:value-type="float" office:value="0" calcext:value-type="float">
            <text:p>0</text:p>
          </table:table-cell>
          <table:table-cell table:formula="of:=IF([.K539]=1;[.D539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date" office:date-value="2021-09-21" calcext:value-type="date">
            <text:p>21.09.2021</text:p>
          </table:table-cell>
          <table:table-cell office:value-type="string" calcext:value-type="string">
            <text:p>Ogrodzieniec</text:p>
          </table:table-cell>
          <table:table-cell office:value-type="float" office:value="4110" calcext:value-type="float">
            <text:p>4110</text:p>
          </table:table-cell>
          <table:table-cell table:formula="of:=VLOOKUP([.B540];[.$M$1:.$N$1048576];2;0)" office:value-type="string" office:string-value="wtorek" calcext:value-type="string">
            <text:p>wtorek</text:p>
          </table:table-cell>
          <table:table-cell table:formula="of:=IF(NOT(DAY([.B539]) = DAY([.B540]));1;0)" office:value-type="float" office:value="1" calcext:value-type="float">
            <text:p>1</text:p>
          </table:table-cell>
          <table:table-cell table:formula="of:=IF([.F540] = 1;IF(OR([.E540] = &quot;sobota&quot;;[.E540] = &quot;niedziela&quot;);5000;[.$Q$4]);0)" office:value-type="float" office:value="13179" calcext:value-type="float">
            <text:p>13179</text:p>
          </table:table-cell>
          <table:table-cell table:formula="of:=[.J539]+[.G540]" office:value-type="float" office:value="18963" calcext:value-type="float">
            <text:p>18963</text:p>
          </table:table-cell>
          <table:table-cell table:formula="of:=[.H540]-[.D540]" office:value-type="float" office:value="14853" calcext:value-type="float">
            <text:p>14853</text:p>
          </table:table-cell>
          <table:table-cell table:formula="of:=IF([.I540]&lt;0;[.H540];[.I540])" office:value-type="float" office:value="14853" calcext:value-type="float">
            <text:p>14853</text:p>
          </table:table-cell>
          <table:table-cell table:formula="of:=IF([.I540]&lt;0;1;0)" office:value-type="float" office:value="0" calcext:value-type="float">
            <text:p>0</text:p>
          </table:table-cell>
          <table:table-cell table:formula="of:=IF([.K540]=1;[.D540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date" office:date-value="2021-09-21" calcext:value-type="date">
            <text:p>21.09.2021</text:p>
          </table:table-cell>
          <table:table-cell office:value-type="string" calcext:value-type="string">
            <text:p>Malbork</text:p>
          </table:table-cell>
          <table:table-cell office:value-type="float" office:value="3140" calcext:value-type="float">
            <text:p>3140</text:p>
          </table:table-cell>
          <table:table-cell table:formula="of:=VLOOKUP([.B541];[.$M$1:.$N$1048576];2;0)" office:value-type="string" office:string-value="wtorek" calcext:value-type="string">
            <text:p>wtorek</text:p>
          </table:table-cell>
          <table:table-cell table:formula="of:=IF(NOT(DAY([.B540]) = DAY([.B541]));1;0)" office:value-type="float" office:value="0" calcext:value-type="float">
            <text:p>0</text:p>
          </table:table-cell>
          <table:table-cell table:formula="of:=IF([.F541] = 1;IF(OR([.E541] = &quot;sobota&quot;;[.E541] = &quot;niedziela&quot;);5000;[.$Q$4]);0)" office:value-type="float" office:value="0" calcext:value-type="float">
            <text:p>0</text:p>
          </table:table-cell>
          <table:table-cell table:formula="of:=[.J540]+[.G541]" office:value-type="float" office:value="14853" calcext:value-type="float">
            <text:p>14853</text:p>
          </table:table-cell>
          <table:table-cell table:formula="of:=[.H541]-[.D541]" office:value-type="float" office:value="11713" calcext:value-type="float">
            <text:p>11713</text:p>
          </table:table-cell>
          <table:table-cell table:formula="of:=IF([.I541]&lt;0;[.H541];[.I541])" office:value-type="float" office:value="11713" calcext:value-type="float">
            <text:p>11713</text:p>
          </table:table-cell>
          <table:table-cell table:formula="of:=IF([.I541]&lt;0;1;0)" office:value-type="float" office:value="0" calcext:value-type="float">
            <text:p>0</text:p>
          </table:table-cell>
          <table:table-cell table:formula="of:=IF([.K541]=1;[.D541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date" office:date-value="2021-09-22" calcext:value-type="date">
            <text:p>22.09.2021</text:p>
          </table:table-cell>
          <table:table-cell office:value-type="string" calcext:value-type="string">
            <text:p>Malbork</text:p>
          </table:table-cell>
          <table:table-cell office:value-type="float" office:value="3550" calcext:value-type="float">
            <text:p>3550</text:p>
          </table:table-cell>
          <table:table-cell table:formula="of:=VLOOKUP([.B542];[.$M$1:.$N$1048576];2;0)" office:value-type="string" office:string-value="środa" calcext:value-type="string">
            <text:p>środa</text:p>
          </table:table-cell>
          <table:table-cell table:formula="of:=IF(NOT(DAY([.B541]) = DAY([.B542]));1;0)" office:value-type="float" office:value="1" calcext:value-type="float">
            <text:p>1</text:p>
          </table:table-cell>
          <table:table-cell table:formula="of:=IF([.F542] = 1;IF(OR([.E542] = &quot;sobota&quot;;[.E542] = &quot;niedziela&quot;);5000;[.$Q$4]);0)" office:value-type="float" office:value="13179" calcext:value-type="float">
            <text:p>13179</text:p>
          </table:table-cell>
          <table:table-cell table:formula="of:=[.J541]+[.G542]" office:value-type="float" office:value="24892" calcext:value-type="float">
            <text:p>24892</text:p>
          </table:table-cell>
          <table:table-cell table:formula="of:=[.H542]-[.D542]" office:value-type="float" office:value="21342" calcext:value-type="float">
            <text:p>21342</text:p>
          </table:table-cell>
          <table:table-cell table:formula="of:=IF([.I542]&lt;0;[.H542];[.I542])" office:value-type="float" office:value="21342" calcext:value-type="float">
            <text:p>21342</text:p>
          </table:table-cell>
          <table:table-cell table:formula="of:=IF([.I542]&lt;0;1;0)" office:value-type="float" office:value="0" calcext:value-type="float">
            <text:p>0</text:p>
          </table:table-cell>
          <table:table-cell table:formula="of:=IF([.K542]=1;[.D542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date" office:date-value="2021-09-22" calcext:value-type="date">
            <text:p>22.09.2021</text:p>
          </table:table-cell>
          <table:table-cell office:value-type="string" calcext:value-type="string">
            <text:p>Gniezno</text:p>
          </table:table-cell>
          <table:table-cell office:value-type="float" office:value="1280" calcext:value-type="float">
            <text:p>1280</text:p>
          </table:table-cell>
          <table:table-cell table:formula="of:=VLOOKUP([.B543];[.$M$1:.$N$1048576];2;0)" office:value-type="string" office:string-value="środa" calcext:value-type="string">
            <text:p>środa</text:p>
          </table:table-cell>
          <table:table-cell table:formula="of:=IF(NOT(DAY([.B542]) = DAY([.B543]));1;0)" office:value-type="float" office:value="0" calcext:value-type="float">
            <text:p>0</text:p>
          </table:table-cell>
          <table:table-cell table:formula="of:=IF([.F543] = 1;IF(OR([.E543] = &quot;sobota&quot;;[.E543] = &quot;niedziela&quot;);5000;[.$Q$4]);0)" office:value-type="float" office:value="0" calcext:value-type="float">
            <text:p>0</text:p>
          </table:table-cell>
          <table:table-cell table:formula="of:=[.J542]+[.G543]" office:value-type="float" office:value="21342" calcext:value-type="float">
            <text:p>21342</text:p>
          </table:table-cell>
          <table:table-cell table:formula="of:=[.H543]-[.D543]" office:value-type="float" office:value="20062" calcext:value-type="float">
            <text:p>20062</text:p>
          </table:table-cell>
          <table:table-cell table:formula="of:=IF([.I543]&lt;0;[.H543];[.I543])" office:value-type="float" office:value="20062" calcext:value-type="float">
            <text:p>20062</text:p>
          </table:table-cell>
          <table:table-cell table:formula="of:=IF([.I543]&lt;0;1;0)" office:value-type="float" office:value="0" calcext:value-type="float">
            <text:p>0</text:p>
          </table:table-cell>
          <table:table-cell table:formula="of:=IF([.K543]=1;[.D543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date" office:date-value="2021-09-23" calcext:value-type="date">
            <text:p>23.09.2021</text:p>
          </table:table-cell>
          <table:table-cell office:value-type="string" calcext:value-type="string">
            <text:p>Gniezno</text:p>
          </table:table-cell>
          <table:table-cell office:value-type="float" office:value="8360" calcext:value-type="float">
            <text:p>8360</text:p>
          </table:table-cell>
          <table:table-cell table:formula="of:=VLOOKUP([.B544];[.$M$1:.$N$1048576];2;0)" office:value-type="string" office:string-value="czwartek" calcext:value-type="string">
            <text:p>czwartek</text:p>
          </table:table-cell>
          <table:table-cell table:formula="of:=IF(NOT(DAY([.B543]) = DAY([.B544]));1;0)" office:value-type="float" office:value="1" calcext:value-type="float">
            <text:p>1</text:p>
          </table:table-cell>
          <table:table-cell table:formula="of:=IF([.F544] = 1;IF(OR([.E544] = &quot;sobota&quot;;[.E544] = &quot;niedziela&quot;);5000;[.$Q$4]);0)" office:value-type="float" office:value="13179" calcext:value-type="float">
            <text:p>13179</text:p>
          </table:table-cell>
          <table:table-cell table:formula="of:=[.J543]+[.G544]" office:value-type="float" office:value="33241" calcext:value-type="float">
            <text:p>33241</text:p>
          </table:table-cell>
          <table:table-cell table:formula="of:=[.H544]-[.D544]" office:value-type="float" office:value="24881" calcext:value-type="float">
            <text:p>24881</text:p>
          </table:table-cell>
          <table:table-cell table:formula="of:=IF([.I544]&lt;0;[.H544];[.I544])" office:value-type="float" office:value="24881" calcext:value-type="float">
            <text:p>24881</text:p>
          </table:table-cell>
          <table:table-cell table:formula="of:=IF([.I544]&lt;0;1;0)" office:value-type="float" office:value="0" calcext:value-type="float">
            <text:p>0</text:p>
          </table:table-cell>
          <table:table-cell table:formula="of:=IF([.K544]=1;[.D544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date" office:date-value="2021-09-24" calcext:value-type="date">
            <text:p>24.09.2021</text:p>
          </table:table-cell>
          <table:table-cell office:value-type="string" calcext:value-type="string">
            <text:p>Malbork</text:p>
          </table:table-cell>
          <table:table-cell office:value-type="float" office:value="2930" calcext:value-type="float">
            <text:p>2930</text:p>
          </table:table-cell>
          <table:table-cell table:formula="of:=VLOOKUP([.B545];[.$M$1:.$N$1048576];2;0)" office:value-type="string" office:string-value="piątek" calcext:value-type="string">
            <text:p>piątek</text:p>
          </table:table-cell>
          <table:table-cell table:formula="of:=IF(NOT(DAY([.B544]) = DAY([.B545]));1;0)" office:value-type="float" office:value="1" calcext:value-type="float">
            <text:p>1</text:p>
          </table:table-cell>
          <table:table-cell table:formula="of:=IF([.F545] = 1;IF(OR([.E545] = &quot;sobota&quot;;[.E545] = &quot;niedziela&quot;);5000;[.$Q$4]);0)" office:value-type="float" office:value="13179" calcext:value-type="float">
            <text:p>13179</text:p>
          </table:table-cell>
          <table:table-cell table:formula="of:=[.J544]+[.G545]" office:value-type="float" office:value="38060" calcext:value-type="float">
            <text:p>38060</text:p>
          </table:table-cell>
          <table:table-cell table:formula="of:=[.H545]-[.D545]" office:value-type="float" office:value="35130" calcext:value-type="float">
            <text:p>35130</text:p>
          </table:table-cell>
          <table:table-cell table:formula="of:=IF([.I545]&lt;0;[.H545];[.I545])" office:value-type="float" office:value="35130" calcext:value-type="float">
            <text:p>35130</text:p>
          </table:table-cell>
          <table:table-cell table:formula="of:=IF([.I545]&lt;0;1;0)" office:value-type="float" office:value="0" calcext:value-type="float">
            <text:p>0</text:p>
          </table:table-cell>
          <table:table-cell table:formula="of:=IF([.K545]=1;[.D545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date" office:date-value="2021-09-24" calcext:value-type="date">
            <text:p>24.09.2021</text:p>
          </table:table-cell>
          <table:table-cell office:value-type="string" calcext:value-type="string">
            <text:p>Gniezno</text:p>
          </table:table-cell>
          <table:table-cell office:value-type="float" office:value="9920" calcext:value-type="float">
            <text:p>9920</text:p>
          </table:table-cell>
          <table:table-cell table:formula="of:=VLOOKUP([.B546];[.$M$1:.$N$1048576];2;0)" office:value-type="string" office:string-value="piątek" calcext:value-type="string">
            <text:p>piątek</text:p>
          </table:table-cell>
          <table:table-cell table:formula="of:=IF(NOT(DAY([.B545]) = DAY([.B546]));1;0)" office:value-type="float" office:value="0" calcext:value-type="float">
            <text:p>0</text:p>
          </table:table-cell>
          <table:table-cell table:formula="of:=IF([.F546] = 1;IF(OR([.E546] = &quot;sobota&quot;;[.E546] = &quot;niedziela&quot;);5000;[.$Q$4]);0)" office:value-type="float" office:value="0" calcext:value-type="float">
            <text:p>0</text:p>
          </table:table-cell>
          <table:table-cell table:formula="of:=[.J545]+[.G546]" office:value-type="float" office:value="35130" calcext:value-type="float">
            <text:p>35130</text:p>
          </table:table-cell>
          <table:table-cell table:formula="of:=[.H546]-[.D546]" office:value-type="float" office:value="25210" calcext:value-type="float">
            <text:p>25210</text:p>
          </table:table-cell>
          <table:table-cell table:formula="of:=IF([.I546]&lt;0;[.H546];[.I546])" office:value-type="float" office:value="25210" calcext:value-type="float">
            <text:p>25210</text:p>
          </table:table-cell>
          <table:table-cell table:formula="of:=IF([.I546]&lt;0;1;0)" office:value-type="float" office:value="0" calcext:value-type="float">
            <text:p>0</text:p>
          </table:table-cell>
          <table:table-cell table:formula="of:=IF([.K546]=1;[.D546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date" office:date-value="2021-09-25" calcext:value-type="date">
            <text:p>25.09.2021</text:p>
          </table:table-cell>
          <table:table-cell office:value-type="string" calcext:value-type="string">
            <text:p>Gniezno</text:p>
          </table:table-cell>
          <table:table-cell office:value-type="float" office:value="3140" calcext:value-type="float">
            <text:p>3140</text:p>
          </table:table-cell>
          <table:table-cell table:formula="of:=VLOOKUP([.B547];[.$M$1:.$N$1048576];2;0)" office:value-type="string" office:string-value="sobota" calcext:value-type="string">
            <text:p>sobota</text:p>
          </table:table-cell>
          <table:table-cell table:formula="of:=IF(NOT(DAY([.B546]) = DAY([.B547]));1;0)" office:value-type="float" office:value="1" calcext:value-type="float">
            <text:p>1</text:p>
          </table:table-cell>
          <table:table-cell table:formula="of:=IF([.F547] = 1;IF(OR([.E547] = &quot;sobota&quot;;[.E547] = &quot;niedziela&quot;);5000;[.$Q$4]);0)" office:value-type="float" office:value="5000" calcext:value-type="float">
            <text:p>5000</text:p>
          </table:table-cell>
          <table:table-cell table:formula="of:=[.J546]+[.G547]" office:value-type="float" office:value="30210" calcext:value-type="float">
            <text:p>30210</text:p>
          </table:table-cell>
          <table:table-cell table:formula="of:=[.H547]-[.D547]" office:value-type="float" office:value="27070" calcext:value-type="float">
            <text:p>27070</text:p>
          </table:table-cell>
          <table:table-cell table:formula="of:=IF([.I547]&lt;0;[.H547];[.I547])" office:value-type="float" office:value="27070" calcext:value-type="float">
            <text:p>27070</text:p>
          </table:table-cell>
          <table:table-cell table:formula="of:=IF([.I547]&lt;0;1;0)" office:value-type="float" office:value="0" calcext:value-type="float">
            <text:p>0</text:p>
          </table:table-cell>
          <table:table-cell table:formula="of:=IF([.K547]=1;[.D547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date" office:date-value="2021-09-26" calcext:value-type="date">
            <text:p>26.09.2021</text:p>
          </table:table-cell>
          <table:table-cell office:value-type="string" calcext:value-type="string">
            <text:p>Ogrodzieniec</text:p>
          </table:table-cell>
          <table:table-cell office:value-type="float" office:value="1010" calcext:value-type="float">
            <text:p>1010</text:p>
          </table:table-cell>
          <table:table-cell table:formula="of:=VLOOKUP([.B548];[.$M$1:.$N$1048576];2;0)" office:value-type="string" office:string-value="niedziela" calcext:value-type="string">
            <text:p>niedziela</text:p>
          </table:table-cell>
          <table:table-cell table:formula="of:=IF(NOT(DAY([.B547]) = DAY([.B548]));1;0)" office:value-type="float" office:value="1" calcext:value-type="float">
            <text:p>1</text:p>
          </table:table-cell>
          <table:table-cell table:formula="of:=IF([.F548] = 1;IF(OR([.E548] = &quot;sobota&quot;;[.E548] = &quot;niedziela&quot;);5000;[.$Q$4]);0)" office:value-type="float" office:value="5000" calcext:value-type="float">
            <text:p>5000</text:p>
          </table:table-cell>
          <table:table-cell table:formula="of:=[.J547]+[.G548]" office:value-type="float" office:value="32070" calcext:value-type="float">
            <text:p>32070</text:p>
          </table:table-cell>
          <table:table-cell table:formula="of:=[.H548]-[.D548]" office:value-type="float" office:value="31060" calcext:value-type="float">
            <text:p>31060</text:p>
          </table:table-cell>
          <table:table-cell table:formula="of:=IF([.I548]&lt;0;[.H548];[.I548])" office:value-type="float" office:value="31060" calcext:value-type="float">
            <text:p>31060</text:p>
          </table:table-cell>
          <table:table-cell table:formula="of:=IF([.I548]&lt;0;1;0)" office:value-type="float" office:value="0" calcext:value-type="float">
            <text:p>0</text:p>
          </table:table-cell>
          <table:table-cell table:formula="of:=IF([.K548]=1;[.D548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date" office:date-value="2021-09-27" calcext:value-type="date">
            <text:p>27.09.2021</text:p>
          </table:table-cell>
          <table:table-cell office:value-type="string" calcext:value-type="string">
            <text:p>Gniezno</text:p>
          </table:table-cell>
          <table:table-cell office:value-type="float" office:value="9210" calcext:value-type="float">
            <text:p>9210</text:p>
          </table:table-cell>
          <table:table-cell table:formula="of:=VLOOKUP([.B549];[.$M$1:.$N$1048576];2;0)" office:value-type="string" office:string-value="poniedziałek" calcext:value-type="string">
            <text:p>poniedziałek</text:p>
          </table:table-cell>
          <table:table-cell table:formula="of:=IF(NOT(DAY([.B548]) = DAY([.B549]));1;0)" office:value-type="float" office:value="1" calcext:value-type="float">
            <text:p>1</text:p>
          </table:table-cell>
          <table:table-cell table:formula="of:=IF([.F549] = 1;IF(OR([.E549] = &quot;sobota&quot;;[.E549] = &quot;niedziela&quot;);5000;[.$Q$4]);0)" office:value-type="float" office:value="13179" calcext:value-type="float">
            <text:p>13179</text:p>
          </table:table-cell>
          <table:table-cell table:formula="of:=[.J548]+[.G549]" office:value-type="float" office:value="44239" calcext:value-type="float">
            <text:p>44239</text:p>
          </table:table-cell>
          <table:table-cell table:formula="of:=[.H549]-[.D549]" office:value-type="float" office:value="35029" calcext:value-type="float">
            <text:p>35029</text:p>
          </table:table-cell>
          <table:table-cell table:formula="of:=IF([.I549]&lt;0;[.H549];[.I549])" office:value-type="float" office:value="35029" calcext:value-type="float">
            <text:p>35029</text:p>
          </table:table-cell>
          <table:table-cell table:formula="of:=IF([.I549]&lt;0;1;0)" office:value-type="float" office:value="0" calcext:value-type="float">
            <text:p>0</text:p>
          </table:table-cell>
          <table:table-cell table:formula="of:=IF([.K549]=1;[.D549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date" office:date-value="2021-09-27" calcext:value-type="date">
            <text:p>27.09.2021</text:p>
          </table:table-cell>
          <table:table-cell office:value-type="string" calcext:value-type="string">
            <text:p>Malbork</text:p>
          </table:table-cell>
          <table:table-cell office:value-type="float" office:value="1880" calcext:value-type="float">
            <text:p>1880</text:p>
          </table:table-cell>
          <table:table-cell table:formula="of:=VLOOKUP([.B550];[.$M$1:.$N$1048576];2;0)" office:value-type="string" office:string-value="poniedziałek" calcext:value-type="string">
            <text:p>poniedziałek</text:p>
          </table:table-cell>
          <table:table-cell table:formula="of:=IF(NOT(DAY([.B549]) = DAY([.B550]));1;0)" office:value-type="float" office:value="0" calcext:value-type="float">
            <text:p>0</text:p>
          </table:table-cell>
          <table:table-cell table:formula="of:=IF([.F550] = 1;IF(OR([.E550] = &quot;sobota&quot;;[.E550] = &quot;niedziela&quot;);5000;[.$Q$4]);0)" office:value-type="float" office:value="0" calcext:value-type="float">
            <text:p>0</text:p>
          </table:table-cell>
          <table:table-cell table:formula="of:=[.J549]+[.G550]" office:value-type="float" office:value="35029" calcext:value-type="float">
            <text:p>35029</text:p>
          </table:table-cell>
          <table:table-cell table:formula="of:=[.H550]-[.D550]" office:value-type="float" office:value="33149" calcext:value-type="float">
            <text:p>33149</text:p>
          </table:table-cell>
          <table:table-cell table:formula="of:=IF([.I550]&lt;0;[.H550];[.I550])" office:value-type="float" office:value="33149" calcext:value-type="float">
            <text:p>33149</text:p>
          </table:table-cell>
          <table:table-cell table:formula="of:=IF([.I550]&lt;0;1;0)" office:value-type="float" office:value="0" calcext:value-type="float">
            <text:p>0</text:p>
          </table:table-cell>
          <table:table-cell table:formula="of:=IF([.K550]=1;[.D550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date" office:date-value="2021-09-28" calcext:value-type="date">
            <text:p>28.09.2021</text:p>
          </table:table-cell>
          <table:table-cell office:value-type="string" calcext:value-type="string">
            <text:p>Przemysl</text:p>
          </table:table-cell>
          <table:table-cell office:value-type="float" office:value="5080" calcext:value-type="float">
            <text:p>5080</text:p>
          </table:table-cell>
          <table:table-cell table:formula="of:=VLOOKUP([.B551];[.$M$1:.$N$1048576];2;0)" office:value-type="string" office:string-value="wtorek" calcext:value-type="string">
            <text:p>wtorek</text:p>
          </table:table-cell>
          <table:table-cell table:formula="of:=IF(NOT(DAY([.B550]) = DAY([.B551]));1;0)" office:value-type="float" office:value="1" calcext:value-type="float">
            <text:p>1</text:p>
          </table:table-cell>
          <table:table-cell table:formula="of:=IF([.F551] = 1;IF(OR([.E551] = &quot;sobota&quot;;[.E551] = &quot;niedziela&quot;);5000;[.$Q$4]);0)" office:value-type="float" office:value="13179" calcext:value-type="float">
            <text:p>13179</text:p>
          </table:table-cell>
          <table:table-cell table:formula="of:=[.J550]+[.G551]" office:value-type="float" office:value="46328" calcext:value-type="float">
            <text:p>46328</text:p>
          </table:table-cell>
          <table:table-cell table:formula="of:=[.H551]-[.D551]" office:value-type="float" office:value="41248" calcext:value-type="float">
            <text:p>41248</text:p>
          </table:table-cell>
          <table:table-cell table:formula="of:=IF([.I551]&lt;0;[.H551];[.I551])" office:value-type="float" office:value="41248" calcext:value-type="float">
            <text:p>41248</text:p>
          </table:table-cell>
          <table:table-cell table:formula="of:=IF([.I551]&lt;0;1;0)" office:value-type="float" office:value="0" calcext:value-type="float">
            <text:p>0</text:p>
          </table:table-cell>
          <table:table-cell table:formula="of:=IF([.K551]=1;[.D551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date" office:date-value="2021-09-28" calcext:value-type="date">
            <text:p>28.09.2021</text:p>
          </table:table-cell>
          <table:table-cell office:value-type="string" calcext:value-type="string">
            <text:p>Malbork</text:p>
          </table:table-cell>
          <table:table-cell office:value-type="float" office:value="6540" calcext:value-type="float">
            <text:p>6540</text:p>
          </table:table-cell>
          <table:table-cell table:formula="of:=VLOOKUP([.B552];[.$M$1:.$N$1048576];2;0)" office:value-type="string" office:string-value="wtorek" calcext:value-type="string">
            <text:p>wtorek</text:p>
          </table:table-cell>
          <table:table-cell table:formula="of:=IF(NOT(DAY([.B551]) = DAY([.B552]));1;0)" office:value-type="float" office:value="0" calcext:value-type="float">
            <text:p>0</text:p>
          </table:table-cell>
          <table:table-cell table:formula="of:=IF([.F552] = 1;IF(OR([.E552] = &quot;sobota&quot;;[.E552] = &quot;niedziela&quot;);5000;[.$Q$4]);0)" office:value-type="float" office:value="0" calcext:value-type="float">
            <text:p>0</text:p>
          </table:table-cell>
          <table:table-cell table:formula="of:=[.J551]+[.G552]" office:value-type="float" office:value="41248" calcext:value-type="float">
            <text:p>41248</text:p>
          </table:table-cell>
          <table:table-cell table:formula="of:=[.H552]-[.D552]" office:value-type="float" office:value="34708" calcext:value-type="float">
            <text:p>34708</text:p>
          </table:table-cell>
          <table:table-cell table:formula="of:=IF([.I552]&lt;0;[.H552];[.I552])" office:value-type="float" office:value="34708" calcext:value-type="float">
            <text:p>34708</text:p>
          </table:table-cell>
          <table:table-cell table:formula="of:=IF([.I552]&lt;0;1;0)" office:value-type="float" office:value="0" calcext:value-type="float">
            <text:p>0</text:p>
          </table:table-cell>
          <table:table-cell table:formula="of:=IF([.K552]=1;[.D552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date" office:date-value="2021-09-29" calcext:value-type="date">
            <text:p>29.09.2021</text:p>
          </table:table-cell>
          <table:table-cell office:value-type="string" calcext:value-type="string">
            <text:p>Gniezno</text:p>
          </table:table-cell>
          <table:table-cell office:value-type="float" office:value="3250" calcext:value-type="float">
            <text:p>3250</text:p>
          </table:table-cell>
          <table:table-cell table:formula="of:=VLOOKUP([.B553];[.$M$1:.$N$1048576];2;0)" office:value-type="string" office:string-value="środa" calcext:value-type="string">
            <text:p>środa</text:p>
          </table:table-cell>
          <table:table-cell table:formula="of:=IF(NOT(DAY([.B552]) = DAY([.B553]));1;0)" office:value-type="float" office:value="1" calcext:value-type="float">
            <text:p>1</text:p>
          </table:table-cell>
          <table:table-cell table:formula="of:=IF([.F553] = 1;IF(OR([.E553] = &quot;sobota&quot;;[.E553] = &quot;niedziela&quot;);5000;[.$Q$4]);0)" office:value-type="float" office:value="13179" calcext:value-type="float">
            <text:p>13179</text:p>
          </table:table-cell>
          <table:table-cell table:formula="of:=[.J552]+[.G553]" office:value-type="float" office:value="47887" calcext:value-type="float">
            <text:p>47887</text:p>
          </table:table-cell>
          <table:table-cell table:formula="of:=[.H553]-[.D553]" office:value-type="float" office:value="44637" calcext:value-type="float">
            <text:p>44637</text:p>
          </table:table-cell>
          <table:table-cell table:formula="of:=IF([.I553]&lt;0;[.H553];[.I553])" office:value-type="float" office:value="44637" calcext:value-type="float">
            <text:p>44637</text:p>
          </table:table-cell>
          <table:table-cell table:formula="of:=IF([.I553]&lt;0;1;0)" office:value-type="float" office:value="0" calcext:value-type="float">
            <text:p>0</text:p>
          </table:table-cell>
          <table:table-cell table:formula="of:=IF([.K553]=1;[.D553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date" office:date-value="2021-09-30" calcext:value-type="date">
            <text:p>30.09.2021</text:p>
          </table:table-cell>
          <table:table-cell office:value-type="string" calcext:value-type="string">
            <text:p>Ogrodzieniec</text:p>
          </table:table-cell>
          <table:table-cell office:value-type="float" office:value="5080" calcext:value-type="float">
            <text:p>5080</text:p>
          </table:table-cell>
          <table:table-cell table:formula="of:=VLOOKUP([.B554];[.$M$1:.$N$1048576];2;0)" office:value-type="string" office:string-value="czwartek" calcext:value-type="string">
            <text:p>czwartek</text:p>
          </table:table-cell>
          <table:table-cell table:formula="of:=IF(NOT(DAY([.B553]) = DAY([.B554]));1;0)" office:value-type="float" office:value="1" calcext:value-type="float">
            <text:p>1</text:p>
          </table:table-cell>
          <table:table-cell table:formula="of:=IF([.F554] = 1;IF(OR([.E554] = &quot;sobota&quot;;[.E554] = &quot;niedziela&quot;);5000;[.$Q$4]);0)" office:value-type="float" office:value="13179" calcext:value-type="float">
            <text:p>13179</text:p>
          </table:table-cell>
          <table:table-cell table:formula="of:=[.J553]+[.G554]" office:value-type="float" office:value="57816" calcext:value-type="float">
            <text:p>57816</text:p>
          </table:table-cell>
          <table:table-cell table:formula="of:=[.H554]-[.D554]" office:value-type="float" office:value="52736" calcext:value-type="float">
            <text:p>52736</text:p>
          </table:table-cell>
          <table:table-cell table:formula="of:=IF([.I554]&lt;0;[.H554];[.I554])" office:value-type="float" office:value="52736" calcext:value-type="float">
            <text:p>52736</text:p>
          </table:table-cell>
          <table:table-cell table:formula="of:=IF([.I554]&lt;0;1;0)" office:value-type="float" office:value="0" calcext:value-type="float">
            <text:p>0</text:p>
          </table:table-cell>
          <table:table-cell table:formula="of:=IF([.K554]=1;[.D554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date" office:date-value="2021-09-30" calcext:value-type="date">
            <text:p>30.09.2021</text:p>
          </table:table-cell>
          <table:table-cell office:value-type="string" calcext:value-type="string">
            <text:p>Przemysl</text:p>
          </table:table-cell>
          <table:table-cell office:value-type="float" office:value="7660" calcext:value-type="float">
            <text:p>7660</text:p>
          </table:table-cell>
          <table:table-cell table:formula="of:=VLOOKUP([.B555];[.$M$1:.$N$1048576];2;0)" office:value-type="string" office:string-value="czwartek" calcext:value-type="string">
            <text:p>czwartek</text:p>
          </table:table-cell>
          <table:table-cell table:formula="of:=IF(NOT(DAY([.B554]) = DAY([.B555]));1;0)" office:value-type="float" office:value="0" calcext:value-type="float">
            <text:p>0</text:p>
          </table:table-cell>
          <table:table-cell table:formula="of:=IF([.F555] = 1;IF(OR([.E555] = &quot;sobota&quot;;[.E555] = &quot;niedziela&quot;);5000;[.$Q$4]);0)" office:value-type="float" office:value="0" calcext:value-type="float">
            <text:p>0</text:p>
          </table:table-cell>
          <table:table-cell table:formula="of:=[.J554]+[.G555]" office:value-type="float" office:value="52736" calcext:value-type="float">
            <text:p>52736</text:p>
          </table:table-cell>
          <table:table-cell table:formula="of:=[.H555]-[.D555]" office:value-type="float" office:value="45076" calcext:value-type="float">
            <text:p>45076</text:p>
          </table:table-cell>
          <table:table-cell table:formula="of:=IF([.I555]&lt;0;[.H555];[.I555])" office:value-type="float" office:value="45076" calcext:value-type="float">
            <text:p>45076</text:p>
          </table:table-cell>
          <table:table-cell table:formula="of:=IF([.I555]&lt;0;1;0)" office:value-type="float" office:value="0" calcext:value-type="float">
            <text:p>0</text:p>
          </table:table-cell>
          <table:table-cell table:formula="of:=IF([.K555]=1;[.D555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date" office:date-value="2021-10-01" calcext:value-type="date">
            <text:p>1.10.2021</text:p>
          </table:table-cell>
          <table:table-cell office:value-type="string" calcext:value-type="string">
            <text:p>Malbork</text:p>
          </table:table-cell>
          <table:table-cell office:value-type="float" office:value="7840" calcext:value-type="float">
            <text:p>7840</text:p>
          </table:table-cell>
          <table:table-cell table:formula="of:=VLOOKUP([.B556];[.$M$1:.$N$1048576];2;0)" office:value-type="string" office:string-value="piątek" calcext:value-type="string">
            <text:p>piątek</text:p>
          </table:table-cell>
          <table:table-cell table:formula="of:=IF(NOT(DAY([.B555]) = DAY([.B556]));1;0)" office:value-type="float" office:value="1" calcext:value-type="float">
            <text:p>1</text:p>
          </table:table-cell>
          <table:table-cell table:formula="of:=IF([.F556] = 1;IF(OR([.E556] = &quot;sobota&quot;;[.E556] = &quot;niedziela&quot;);5000;[.$Q$4]);0)" office:value-type="float" office:value="13179" calcext:value-type="float">
            <text:p>13179</text:p>
          </table:table-cell>
          <table:table-cell table:formula="of:=[.J555]+[.G556]" office:value-type="float" office:value="58255" calcext:value-type="float">
            <text:p>58255</text:p>
          </table:table-cell>
          <table:table-cell table:formula="of:=[.H556]-[.D556]" office:value-type="float" office:value="50415" calcext:value-type="float">
            <text:p>50415</text:p>
          </table:table-cell>
          <table:table-cell table:formula="of:=IF([.I556]&lt;0;[.H556];[.I556])" office:value-type="float" office:value="50415" calcext:value-type="float">
            <text:p>50415</text:p>
          </table:table-cell>
          <table:table-cell table:formula="of:=IF([.I556]&lt;0;1;0)" office:value-type="float" office:value="0" calcext:value-type="float">
            <text:p>0</text:p>
          </table:table-cell>
          <table:table-cell table:formula="of:=IF([.K556]=1;[.D556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date" office:date-value="2021-10-01" calcext:value-type="date">
            <text:p>1.10.2021</text:p>
          </table:table-cell>
          <table:table-cell office:value-type="string" calcext:value-type="string">
            <text:p>Gniezno</text:p>
          </table:table-cell>
          <table:table-cell office:value-type="float" office:value="2060" calcext:value-type="float">
            <text:p>2060</text:p>
          </table:table-cell>
          <table:table-cell table:formula="of:=VLOOKUP([.B557];[.$M$1:.$N$1048576];2;0)" office:value-type="string" office:string-value="piątek" calcext:value-type="string">
            <text:p>piątek</text:p>
          </table:table-cell>
          <table:table-cell table:formula="of:=IF(NOT(DAY([.B556]) = DAY([.B557]));1;0)" office:value-type="float" office:value="0" calcext:value-type="float">
            <text:p>0</text:p>
          </table:table-cell>
          <table:table-cell table:formula="of:=IF([.F557] = 1;IF(OR([.E557] = &quot;sobota&quot;;[.E557] = &quot;niedziela&quot;);5000;[.$Q$4]);0)" office:value-type="float" office:value="0" calcext:value-type="float">
            <text:p>0</text:p>
          </table:table-cell>
          <table:table-cell table:formula="of:=[.J556]+[.G557]" office:value-type="float" office:value="50415" calcext:value-type="float">
            <text:p>50415</text:p>
          </table:table-cell>
          <table:table-cell table:formula="of:=[.H557]-[.D557]" office:value-type="float" office:value="48355" calcext:value-type="float">
            <text:p>48355</text:p>
          </table:table-cell>
          <table:table-cell table:formula="of:=IF([.I557]&lt;0;[.H557];[.I557])" office:value-type="float" office:value="48355" calcext:value-type="float">
            <text:p>48355</text:p>
          </table:table-cell>
          <table:table-cell table:formula="of:=IF([.I557]&lt;0;1;0)" office:value-type="float" office:value="0" calcext:value-type="float">
            <text:p>0</text:p>
          </table:table-cell>
          <table:table-cell table:formula="of:=IF([.K557]=1;[.D557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date" office:date-value="2021-10-02" calcext:value-type="date">
            <text:p>2.10.2021</text:p>
          </table:table-cell>
          <table:table-cell office:value-type="string" calcext:value-type="string">
            <text:p>Przemysl</text:p>
          </table:table-cell>
          <table:table-cell office:value-type="float" office:value="1010" calcext:value-type="float">
            <text:p>1010</text:p>
          </table:table-cell>
          <table:table-cell table:formula="of:=VLOOKUP([.B558];[.$M$1:.$N$1048576];2;0)" office:value-type="string" office:string-value="sobota" calcext:value-type="string">
            <text:p>sobota</text:p>
          </table:table-cell>
          <table:table-cell table:formula="of:=IF(NOT(DAY([.B557]) = DAY([.B558]));1;0)" office:value-type="float" office:value="1" calcext:value-type="float">
            <text:p>1</text:p>
          </table:table-cell>
          <table:table-cell table:formula="of:=IF([.F558] = 1;IF(OR([.E558] = &quot;sobota&quot;;[.E558] = &quot;niedziela&quot;);5000;[.$Q$4]);0)" office:value-type="float" office:value="5000" calcext:value-type="float">
            <text:p>5000</text:p>
          </table:table-cell>
          <table:table-cell table:formula="of:=[.J557]+[.G558]" office:value-type="float" office:value="53355" calcext:value-type="float">
            <text:p>53355</text:p>
          </table:table-cell>
          <table:table-cell table:formula="of:=[.H558]-[.D558]" office:value-type="float" office:value="52345" calcext:value-type="float">
            <text:p>52345</text:p>
          </table:table-cell>
          <table:table-cell table:formula="of:=IF([.I558]&lt;0;[.H558];[.I558])" office:value-type="float" office:value="52345" calcext:value-type="float">
            <text:p>52345</text:p>
          </table:table-cell>
          <table:table-cell table:formula="of:=IF([.I558]&lt;0;1;0)" office:value-type="float" office:value="0" calcext:value-type="float">
            <text:p>0</text:p>
          </table:table-cell>
          <table:table-cell table:formula="of:=IF([.K558]=1;[.D558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date" office:date-value="2021-10-03" calcext:value-type="date">
            <text:p>3.10.2021</text:p>
          </table:table-cell>
          <table:table-cell office:value-type="string" calcext:value-type="string">
            <text:p>Przemysl</text:p>
          </table:table-cell>
          <table:table-cell office:value-type="float" office:value="7540" calcext:value-type="float">
            <text:p>7540</text:p>
          </table:table-cell>
          <table:table-cell table:formula="of:=VLOOKUP([.B559];[.$M$1:.$N$1048576];2;0)" office:value-type="string" office:string-value="niedziela" calcext:value-type="string">
            <text:p>niedziela</text:p>
          </table:table-cell>
          <table:table-cell table:formula="of:=IF(NOT(DAY([.B558]) = DAY([.B559]));1;0)" office:value-type="float" office:value="1" calcext:value-type="float">
            <text:p>1</text:p>
          </table:table-cell>
          <table:table-cell table:formula="of:=IF([.F559] = 1;IF(OR([.E559] = &quot;sobota&quot;;[.E559] = &quot;niedziela&quot;);5000;[.$Q$4]);0)" office:value-type="float" office:value="5000" calcext:value-type="float">
            <text:p>5000</text:p>
          </table:table-cell>
          <table:table-cell table:formula="of:=[.J558]+[.G559]" office:value-type="float" office:value="57345" calcext:value-type="float">
            <text:p>57345</text:p>
          </table:table-cell>
          <table:table-cell table:formula="of:=[.H559]-[.D559]" office:value-type="float" office:value="49805" calcext:value-type="float">
            <text:p>49805</text:p>
          </table:table-cell>
          <table:table-cell table:formula="of:=IF([.I559]&lt;0;[.H559];[.I559])" office:value-type="float" office:value="49805" calcext:value-type="float">
            <text:p>49805</text:p>
          </table:table-cell>
          <table:table-cell table:formula="of:=IF([.I559]&lt;0;1;0)" office:value-type="float" office:value="0" calcext:value-type="float">
            <text:p>0</text:p>
          </table:table-cell>
          <table:table-cell table:formula="of:=IF([.K559]=1;[.D559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date" office:date-value="2021-10-03" calcext:value-type="date">
            <text:p>3.10.2021</text:p>
          </table:table-cell>
          <table:table-cell office:value-type="string" calcext:value-type="string">
            <text:p>Malbork</text:p>
          </table:table-cell>
          <table:table-cell office:value-type="float" office:value="6350" calcext:value-type="float">
            <text:p>6350</text:p>
          </table:table-cell>
          <table:table-cell table:formula="of:=VLOOKUP([.B560];[.$M$1:.$N$1048576];2;0)" office:value-type="string" office:string-value="niedziela" calcext:value-type="string">
            <text:p>niedziela</text:p>
          </table:table-cell>
          <table:table-cell table:formula="of:=IF(NOT(DAY([.B559]) = DAY([.B560]));1;0)" office:value-type="float" office:value="0" calcext:value-type="float">
            <text:p>0</text:p>
          </table:table-cell>
          <table:table-cell table:formula="of:=IF([.F560] = 1;IF(OR([.E560] = &quot;sobota&quot;;[.E560] = &quot;niedziela&quot;);5000;[.$Q$4]);0)" office:value-type="float" office:value="0" calcext:value-type="float">
            <text:p>0</text:p>
          </table:table-cell>
          <table:table-cell table:formula="of:=[.J559]+[.G560]" office:value-type="float" office:value="49805" calcext:value-type="float">
            <text:p>49805</text:p>
          </table:table-cell>
          <table:table-cell table:formula="of:=[.H560]-[.D560]" office:value-type="float" office:value="43455" calcext:value-type="float">
            <text:p>43455</text:p>
          </table:table-cell>
          <table:table-cell table:formula="of:=IF([.I560]&lt;0;[.H560];[.I560])" office:value-type="float" office:value="43455" calcext:value-type="float">
            <text:p>43455</text:p>
          </table:table-cell>
          <table:table-cell table:formula="of:=IF([.I560]&lt;0;1;0)" office:value-type="float" office:value="0" calcext:value-type="float">
            <text:p>0</text:p>
          </table:table-cell>
          <table:table-cell table:formula="of:=IF([.K560]=1;[.D560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date" office:date-value="2021-10-03" calcext:value-type="date">
            <text:p>3.10.2021</text:p>
          </table:table-cell>
          <table:table-cell office:value-type="string" calcext:value-type="string">
            <text:p>Ogrodzieniec</text:p>
          </table:table-cell>
          <table:table-cell office:value-type="float" office:value="9160" calcext:value-type="float">
            <text:p>9160</text:p>
          </table:table-cell>
          <table:table-cell table:formula="of:=VLOOKUP([.B561];[.$M$1:.$N$1048576];2;0)" office:value-type="string" office:string-value="niedziela" calcext:value-type="string">
            <text:p>niedziela</text:p>
          </table:table-cell>
          <table:table-cell table:formula="of:=IF(NOT(DAY([.B560]) = DAY([.B561]));1;0)" office:value-type="float" office:value="0" calcext:value-type="float">
            <text:p>0</text:p>
          </table:table-cell>
          <table:table-cell table:formula="of:=IF([.F561] = 1;IF(OR([.E561] = &quot;sobota&quot;;[.E561] = &quot;niedziela&quot;);5000;[.$Q$4]);0)" office:value-type="float" office:value="0" calcext:value-type="float">
            <text:p>0</text:p>
          </table:table-cell>
          <table:table-cell table:formula="of:=[.J560]+[.G561]" office:value-type="float" office:value="43455" calcext:value-type="float">
            <text:p>43455</text:p>
          </table:table-cell>
          <table:table-cell table:formula="of:=[.H561]-[.D561]" office:value-type="float" office:value="34295" calcext:value-type="float">
            <text:p>34295</text:p>
          </table:table-cell>
          <table:table-cell table:formula="of:=IF([.I561]&lt;0;[.H561];[.I561])" office:value-type="float" office:value="34295" calcext:value-type="float">
            <text:p>34295</text:p>
          </table:table-cell>
          <table:table-cell table:formula="of:=IF([.I561]&lt;0;1;0)" office:value-type="float" office:value="0" calcext:value-type="float">
            <text:p>0</text:p>
          </table:table-cell>
          <table:table-cell table:formula="of:=IF([.K561]=1;[.D561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date" office:date-value="2021-10-04" calcext:value-type="date">
            <text:p>4.10.2021</text:p>
          </table:table-cell>
          <table:table-cell office:value-type="string" calcext:value-type="string">
            <text:p>Przemysl</text:p>
          </table:table-cell>
          <table:table-cell office:value-type="float" office:value="9800" calcext:value-type="float">
            <text:p>9800</text:p>
          </table:table-cell>
          <table:table-cell table:formula="of:=VLOOKUP([.B562];[.$M$1:.$N$1048576];2;0)" office:value-type="string" office:string-value="poniedziałek" calcext:value-type="string">
            <text:p>poniedziałek</text:p>
          </table:table-cell>
          <table:table-cell table:formula="of:=IF(NOT(DAY([.B561]) = DAY([.B562]));1;0)" office:value-type="float" office:value="1" calcext:value-type="float">
            <text:p>1</text:p>
          </table:table-cell>
          <table:table-cell table:formula="of:=IF([.F562] = 1;IF(OR([.E562] = &quot;sobota&quot;;[.E562] = &quot;niedziela&quot;);5000;[.$Q$4]);0)" office:value-type="float" office:value="13179" calcext:value-type="float">
            <text:p>13179</text:p>
          </table:table-cell>
          <table:table-cell table:formula="of:=[.J561]+[.G562]" office:value-type="float" office:value="47474" calcext:value-type="float">
            <text:p>47474</text:p>
          </table:table-cell>
          <table:table-cell table:formula="of:=[.H562]-[.D562]" office:value-type="float" office:value="37674" calcext:value-type="float">
            <text:p>37674</text:p>
          </table:table-cell>
          <table:table-cell table:formula="of:=IF([.I562]&lt;0;[.H562];[.I562])" office:value-type="float" office:value="37674" calcext:value-type="float">
            <text:p>37674</text:p>
          </table:table-cell>
          <table:table-cell table:formula="of:=IF([.I562]&lt;0;1;0)" office:value-type="float" office:value="0" calcext:value-type="float">
            <text:p>0</text:p>
          </table:table-cell>
          <table:table-cell table:formula="of:=IF([.K562]=1;[.D562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date" office:date-value="2021-10-04" calcext:value-type="date">
            <text:p>4.10.2021</text:p>
          </table:table-cell>
          <table:table-cell office:value-type="string" calcext:value-type="string">
            <text:p>Malbork</text:p>
          </table:table-cell>
          <table:table-cell office:value-type="float" office:value="4990" calcext:value-type="float">
            <text:p>4990</text:p>
          </table:table-cell>
          <table:table-cell table:formula="of:=VLOOKUP([.B563];[.$M$1:.$N$1048576];2;0)" office:value-type="string" office:string-value="poniedziałek" calcext:value-type="string">
            <text:p>poniedziałek</text:p>
          </table:table-cell>
          <table:table-cell table:formula="of:=IF(NOT(DAY([.B562]) = DAY([.B563]));1;0)" office:value-type="float" office:value="0" calcext:value-type="float">
            <text:p>0</text:p>
          </table:table-cell>
          <table:table-cell table:formula="of:=IF([.F563] = 1;IF(OR([.E563] = &quot;sobota&quot;;[.E563] = &quot;niedziela&quot;);5000;[.$Q$4]);0)" office:value-type="float" office:value="0" calcext:value-type="float">
            <text:p>0</text:p>
          </table:table-cell>
          <table:table-cell table:formula="of:=[.J562]+[.G563]" office:value-type="float" office:value="37674" calcext:value-type="float">
            <text:p>37674</text:p>
          </table:table-cell>
          <table:table-cell table:formula="of:=[.H563]-[.D563]" office:value-type="float" office:value="32684" calcext:value-type="float">
            <text:p>32684</text:p>
          </table:table-cell>
          <table:table-cell table:formula="of:=IF([.I563]&lt;0;[.H563];[.I563])" office:value-type="float" office:value="32684" calcext:value-type="float">
            <text:p>32684</text:p>
          </table:table-cell>
          <table:table-cell table:formula="of:=IF([.I563]&lt;0;1;0)" office:value-type="float" office:value="0" calcext:value-type="float">
            <text:p>0</text:p>
          </table:table-cell>
          <table:table-cell table:formula="of:=IF([.K563]=1;[.D563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date" office:date-value="2021-10-05" calcext:value-type="date">
            <text:p>5.10.2021</text:p>
          </table:table-cell>
          <table:table-cell office:value-type="string" calcext:value-type="string">
            <text:p>Gniezno</text:p>
          </table:table-cell>
          <table:table-cell office:value-type="float" office:value="5220" calcext:value-type="float">
            <text:p>5220</text:p>
          </table:table-cell>
          <table:table-cell table:formula="of:=VLOOKUP([.B564];[.$M$1:.$N$1048576];2;0)" office:value-type="string" office:string-value="wtorek" calcext:value-type="string">
            <text:p>wtorek</text:p>
          </table:table-cell>
          <table:table-cell table:formula="of:=IF(NOT(DAY([.B563]) = DAY([.B564]));1;0)" office:value-type="float" office:value="1" calcext:value-type="float">
            <text:p>1</text:p>
          </table:table-cell>
          <table:table-cell table:formula="of:=IF([.F564] = 1;IF(OR([.E564] = &quot;sobota&quot;;[.E564] = &quot;niedziela&quot;);5000;[.$Q$4]);0)" office:value-type="float" office:value="13179" calcext:value-type="float">
            <text:p>13179</text:p>
          </table:table-cell>
          <table:table-cell table:formula="of:=[.J563]+[.G564]" office:value-type="float" office:value="45863" calcext:value-type="float">
            <text:p>45863</text:p>
          </table:table-cell>
          <table:table-cell table:formula="of:=[.H564]-[.D564]" office:value-type="float" office:value="40643" calcext:value-type="float">
            <text:p>40643</text:p>
          </table:table-cell>
          <table:table-cell table:formula="of:=IF([.I564]&lt;0;[.H564];[.I564])" office:value-type="float" office:value="40643" calcext:value-type="float">
            <text:p>40643</text:p>
          </table:table-cell>
          <table:table-cell table:formula="of:=IF([.I564]&lt;0;1;0)" office:value-type="float" office:value="0" calcext:value-type="float">
            <text:p>0</text:p>
          </table:table-cell>
          <table:table-cell table:formula="of:=IF([.K564]=1;[.D564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date" office:date-value="2021-10-05" calcext:value-type="date">
            <text:p>5.10.2021</text:p>
          </table:table-cell>
          <table:table-cell office:value-type="string" calcext:value-type="string">
            <text:p>Ogrodzieniec</text:p>
          </table:table-cell>
          <table:table-cell office:value-type="float" office:value="3610" calcext:value-type="float">
            <text:p>3610</text:p>
          </table:table-cell>
          <table:table-cell table:formula="of:=VLOOKUP([.B565];[.$M$1:.$N$1048576];2;0)" office:value-type="string" office:string-value="wtorek" calcext:value-type="string">
            <text:p>wtorek</text:p>
          </table:table-cell>
          <table:table-cell table:formula="of:=IF(NOT(DAY([.B564]) = DAY([.B565]));1;0)" office:value-type="float" office:value="0" calcext:value-type="float">
            <text:p>0</text:p>
          </table:table-cell>
          <table:table-cell table:formula="of:=IF([.F565] = 1;IF(OR([.E565] = &quot;sobota&quot;;[.E565] = &quot;niedziela&quot;);5000;[.$Q$4]);0)" office:value-type="float" office:value="0" calcext:value-type="float">
            <text:p>0</text:p>
          </table:table-cell>
          <table:table-cell table:formula="of:=[.J564]+[.G565]" office:value-type="float" office:value="40643" calcext:value-type="float">
            <text:p>40643</text:p>
          </table:table-cell>
          <table:table-cell table:formula="of:=[.H565]-[.D565]" office:value-type="float" office:value="37033" calcext:value-type="float">
            <text:p>37033</text:p>
          </table:table-cell>
          <table:table-cell table:formula="of:=IF([.I565]&lt;0;[.H565];[.I565])" office:value-type="float" office:value="37033" calcext:value-type="float">
            <text:p>37033</text:p>
          </table:table-cell>
          <table:table-cell table:formula="of:=IF([.I565]&lt;0;1;0)" office:value-type="float" office:value="0" calcext:value-type="float">
            <text:p>0</text:p>
          </table:table-cell>
          <table:table-cell table:formula="of:=IF([.K565]=1;[.D565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date" office:date-value="2021-10-05" calcext:value-type="date">
            <text:p>5.10.2021</text:p>
          </table:table-cell>
          <table:table-cell office:value-type="string" calcext:value-type="string">
            <text:p>Przemysl</text:p>
          </table:table-cell>
          <table:table-cell office:value-type="float" office:value="5150" calcext:value-type="float">
            <text:p>5150</text:p>
          </table:table-cell>
          <table:table-cell table:formula="of:=VLOOKUP([.B566];[.$M$1:.$N$1048576];2;0)" office:value-type="string" office:string-value="wtorek" calcext:value-type="string">
            <text:p>wtorek</text:p>
          </table:table-cell>
          <table:table-cell table:formula="of:=IF(NOT(DAY([.B565]) = DAY([.B566]));1;0)" office:value-type="float" office:value="0" calcext:value-type="float">
            <text:p>0</text:p>
          </table:table-cell>
          <table:table-cell table:formula="of:=IF([.F566] = 1;IF(OR([.E566] = &quot;sobota&quot;;[.E566] = &quot;niedziela&quot;);5000;[.$Q$4]);0)" office:value-type="float" office:value="0" calcext:value-type="float">
            <text:p>0</text:p>
          </table:table-cell>
          <table:table-cell table:formula="of:=[.J565]+[.G566]" office:value-type="float" office:value="37033" calcext:value-type="float">
            <text:p>37033</text:p>
          </table:table-cell>
          <table:table-cell table:formula="of:=[.H566]-[.D566]" office:value-type="float" office:value="31883" calcext:value-type="float">
            <text:p>31883</text:p>
          </table:table-cell>
          <table:table-cell table:formula="of:=IF([.I566]&lt;0;[.H566];[.I566])" office:value-type="float" office:value="31883" calcext:value-type="float">
            <text:p>31883</text:p>
          </table:table-cell>
          <table:table-cell table:formula="of:=IF([.I566]&lt;0;1;0)" office:value-type="float" office:value="0" calcext:value-type="float">
            <text:p>0</text:p>
          </table:table-cell>
          <table:table-cell table:formula="of:=IF([.K566]=1;[.D566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date" office:date-value="2021-10-06" calcext:value-type="date">
            <text:p>6.10.2021</text:p>
          </table:table-cell>
          <table:table-cell office:value-type="string" calcext:value-type="string">
            <text:p>Gniezno</text:p>
          </table:table-cell>
          <table:table-cell office:value-type="float" office:value="2500" calcext:value-type="float">
            <text:p>2500</text:p>
          </table:table-cell>
          <table:table-cell table:formula="of:=VLOOKUP([.B567];[.$M$1:.$N$1048576];2;0)" office:value-type="string" office:string-value="środa" calcext:value-type="string">
            <text:p>środa</text:p>
          </table:table-cell>
          <table:table-cell table:formula="of:=IF(NOT(DAY([.B566]) = DAY([.B567]));1;0)" office:value-type="float" office:value="1" calcext:value-type="float">
            <text:p>1</text:p>
          </table:table-cell>
          <table:table-cell table:formula="of:=IF([.F567] = 1;IF(OR([.E567] = &quot;sobota&quot;;[.E567] = &quot;niedziela&quot;);5000;[.$Q$4]);0)" office:value-type="float" office:value="13179" calcext:value-type="float">
            <text:p>13179</text:p>
          </table:table-cell>
          <table:table-cell table:formula="of:=[.J566]+[.G567]" office:value-type="float" office:value="45062" calcext:value-type="float">
            <text:p>45062</text:p>
          </table:table-cell>
          <table:table-cell table:formula="of:=[.H567]-[.D567]" office:value-type="float" office:value="42562" calcext:value-type="float">
            <text:p>42562</text:p>
          </table:table-cell>
          <table:table-cell table:formula="of:=IF([.I567]&lt;0;[.H567];[.I567])" office:value-type="float" office:value="42562" calcext:value-type="float">
            <text:p>42562</text:p>
          </table:table-cell>
          <table:table-cell table:formula="of:=IF([.I567]&lt;0;1;0)" office:value-type="float" office:value="0" calcext:value-type="float">
            <text:p>0</text:p>
          </table:table-cell>
          <table:table-cell table:formula="of:=IF([.K567]=1;[.D567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date" office:date-value="2021-10-06" calcext:value-type="date">
            <text:p>6.10.2021</text:p>
          </table:table-cell>
          <table:table-cell office:value-type="string" calcext:value-type="string">
            <text:p>Przemysl</text:p>
          </table:table-cell>
          <table:table-cell office:value-type="float" office:value="8900" calcext:value-type="float">
            <text:p>8900</text:p>
          </table:table-cell>
          <table:table-cell table:formula="of:=VLOOKUP([.B568];[.$M$1:.$N$1048576];2;0)" office:value-type="string" office:string-value="środa" calcext:value-type="string">
            <text:p>środa</text:p>
          </table:table-cell>
          <table:table-cell table:formula="of:=IF(NOT(DAY([.B567]) = DAY([.B568]));1;0)" office:value-type="float" office:value="0" calcext:value-type="float">
            <text:p>0</text:p>
          </table:table-cell>
          <table:table-cell table:formula="of:=IF([.F568] = 1;IF(OR([.E568] = &quot;sobota&quot;;[.E568] = &quot;niedziela&quot;);5000;[.$Q$4]);0)" office:value-type="float" office:value="0" calcext:value-type="float">
            <text:p>0</text:p>
          </table:table-cell>
          <table:table-cell table:formula="of:=[.J567]+[.G568]" office:value-type="float" office:value="42562" calcext:value-type="float">
            <text:p>42562</text:p>
          </table:table-cell>
          <table:table-cell table:formula="of:=[.H568]-[.D568]" office:value-type="float" office:value="33662" calcext:value-type="float">
            <text:p>33662</text:p>
          </table:table-cell>
          <table:table-cell table:formula="of:=IF([.I568]&lt;0;[.H568];[.I568])" office:value-type="float" office:value="33662" calcext:value-type="float">
            <text:p>33662</text:p>
          </table:table-cell>
          <table:table-cell table:formula="of:=IF([.I568]&lt;0;1;0)" office:value-type="float" office:value="0" calcext:value-type="float">
            <text:p>0</text:p>
          </table:table-cell>
          <table:table-cell table:formula="of:=IF([.K568]=1;[.D568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date" office:date-value="2021-10-06" calcext:value-type="date">
            <text:p>6.10.2021</text:p>
          </table:table-cell>
          <table:table-cell office:value-type="string" calcext:value-type="string">
            <text:p>Malbork</text:p>
          </table:table-cell>
          <table:table-cell office:value-type="float" office:value="2040" calcext:value-type="float">
            <text:p>2040</text:p>
          </table:table-cell>
          <table:table-cell table:formula="of:=VLOOKUP([.B569];[.$M$1:.$N$1048576];2;0)" office:value-type="string" office:string-value="środa" calcext:value-type="string">
            <text:p>środa</text:p>
          </table:table-cell>
          <table:table-cell table:formula="of:=IF(NOT(DAY([.B568]) = DAY([.B569]));1;0)" office:value-type="float" office:value="0" calcext:value-type="float">
            <text:p>0</text:p>
          </table:table-cell>
          <table:table-cell table:formula="of:=IF([.F569] = 1;IF(OR([.E569] = &quot;sobota&quot;;[.E569] = &quot;niedziela&quot;);5000;[.$Q$4]);0)" office:value-type="float" office:value="0" calcext:value-type="float">
            <text:p>0</text:p>
          </table:table-cell>
          <table:table-cell table:formula="of:=[.J568]+[.G569]" office:value-type="float" office:value="33662" calcext:value-type="float">
            <text:p>33662</text:p>
          </table:table-cell>
          <table:table-cell table:formula="of:=[.H569]-[.D569]" office:value-type="float" office:value="31622" calcext:value-type="float">
            <text:p>31622</text:p>
          </table:table-cell>
          <table:table-cell table:formula="of:=IF([.I569]&lt;0;[.H569];[.I569])" office:value-type="float" office:value="31622" calcext:value-type="float">
            <text:p>31622</text:p>
          </table:table-cell>
          <table:table-cell table:formula="of:=IF([.I569]&lt;0;1;0)" office:value-type="float" office:value="0" calcext:value-type="float">
            <text:p>0</text:p>
          </table:table-cell>
          <table:table-cell table:formula="of:=IF([.K569]=1;[.D569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date" office:date-value="2021-10-07" calcext:value-type="date">
            <text:p>7.10.2021</text:p>
          </table:table-cell>
          <table:table-cell office:value-type="string" calcext:value-type="string">
            <text:p>Ogrodzieniec</text:p>
          </table:table-cell>
          <table:table-cell office:value-type="float" office:value="8930" calcext:value-type="float">
            <text:p>8930</text:p>
          </table:table-cell>
          <table:table-cell table:formula="of:=VLOOKUP([.B570];[.$M$1:.$N$1048576];2;0)" office:value-type="string" office:string-value="czwartek" calcext:value-type="string">
            <text:p>czwartek</text:p>
          </table:table-cell>
          <table:table-cell table:formula="of:=IF(NOT(DAY([.B569]) = DAY([.B570]));1;0)" office:value-type="float" office:value="1" calcext:value-type="float">
            <text:p>1</text:p>
          </table:table-cell>
          <table:table-cell table:formula="of:=IF([.F570] = 1;IF(OR([.E570] = &quot;sobota&quot;;[.E570] = &quot;niedziela&quot;);5000;[.$Q$4]);0)" office:value-type="float" office:value="13179" calcext:value-type="float">
            <text:p>13179</text:p>
          </table:table-cell>
          <table:table-cell table:formula="of:=[.J569]+[.G570]" office:value-type="float" office:value="44801" calcext:value-type="float">
            <text:p>44801</text:p>
          </table:table-cell>
          <table:table-cell table:formula="of:=[.H570]-[.D570]" office:value-type="float" office:value="35871" calcext:value-type="float">
            <text:p>35871</text:p>
          </table:table-cell>
          <table:table-cell table:formula="of:=IF([.I570]&lt;0;[.H570];[.I570])" office:value-type="float" office:value="35871" calcext:value-type="float">
            <text:p>35871</text:p>
          </table:table-cell>
          <table:table-cell table:formula="of:=IF([.I570]&lt;0;1;0)" office:value-type="float" office:value="0" calcext:value-type="float">
            <text:p>0</text:p>
          </table:table-cell>
          <table:table-cell table:formula="of:=IF([.K570]=1;[.D570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date" office:date-value="2021-10-08" calcext:value-type="date">
            <text:p>8.10.2021</text:p>
          </table:table-cell>
          <table:table-cell office:value-type="string" calcext:value-type="string">
            <text:p>Przemysl</text:p>
          </table:table-cell>
          <table:table-cell office:value-type="float" office:value="4980" calcext:value-type="float">
            <text:p>4980</text:p>
          </table:table-cell>
          <table:table-cell table:formula="of:=VLOOKUP([.B571];[.$M$1:.$N$1048576];2;0)" office:value-type="string" office:string-value="piątek" calcext:value-type="string">
            <text:p>piątek</text:p>
          </table:table-cell>
          <table:table-cell table:formula="of:=IF(NOT(DAY([.B570]) = DAY([.B571]));1;0)" office:value-type="float" office:value="1" calcext:value-type="float">
            <text:p>1</text:p>
          </table:table-cell>
          <table:table-cell table:formula="of:=IF([.F571] = 1;IF(OR([.E571] = &quot;sobota&quot;;[.E571] = &quot;niedziela&quot;);5000;[.$Q$4]);0)" office:value-type="float" office:value="13179" calcext:value-type="float">
            <text:p>13179</text:p>
          </table:table-cell>
          <table:table-cell table:formula="of:=[.J570]+[.G571]" office:value-type="float" office:value="49050" calcext:value-type="float">
            <text:p>49050</text:p>
          </table:table-cell>
          <table:table-cell table:formula="of:=[.H571]-[.D571]" office:value-type="float" office:value="44070" calcext:value-type="float">
            <text:p>44070</text:p>
          </table:table-cell>
          <table:table-cell table:formula="of:=IF([.I571]&lt;0;[.H571];[.I571])" office:value-type="float" office:value="44070" calcext:value-type="float">
            <text:p>44070</text:p>
          </table:table-cell>
          <table:table-cell table:formula="of:=IF([.I571]&lt;0;1;0)" office:value-type="float" office:value="0" calcext:value-type="float">
            <text:p>0</text:p>
          </table:table-cell>
          <table:table-cell table:formula="of:=IF([.K571]=1;[.D571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date" office:date-value="2021-10-08" calcext:value-type="date">
            <text:p>8.10.2021</text:p>
          </table:table-cell>
          <table:table-cell office:value-type="string" calcext:value-type="string">
            <text:p>Gniezno</text:p>
          </table:table-cell>
          <table:table-cell office:value-type="float" office:value="7120" calcext:value-type="float">
            <text:p>7120</text:p>
          </table:table-cell>
          <table:table-cell table:formula="of:=VLOOKUP([.B572];[.$M$1:.$N$1048576];2;0)" office:value-type="string" office:string-value="piątek" calcext:value-type="string">
            <text:p>piątek</text:p>
          </table:table-cell>
          <table:table-cell table:formula="of:=IF(NOT(DAY([.B571]) = DAY([.B572]));1;0)" office:value-type="float" office:value="0" calcext:value-type="float">
            <text:p>0</text:p>
          </table:table-cell>
          <table:table-cell table:formula="of:=IF([.F572] = 1;IF(OR([.E572] = &quot;sobota&quot;;[.E572] = &quot;niedziela&quot;);5000;[.$Q$4]);0)" office:value-type="float" office:value="0" calcext:value-type="float">
            <text:p>0</text:p>
          </table:table-cell>
          <table:table-cell table:formula="of:=[.J571]+[.G572]" office:value-type="float" office:value="44070" calcext:value-type="float">
            <text:p>44070</text:p>
          </table:table-cell>
          <table:table-cell table:formula="of:=[.H572]-[.D572]" office:value-type="float" office:value="36950" calcext:value-type="float">
            <text:p>36950</text:p>
          </table:table-cell>
          <table:table-cell table:formula="of:=IF([.I572]&lt;0;[.H572];[.I572])" office:value-type="float" office:value="36950" calcext:value-type="float">
            <text:p>36950</text:p>
          </table:table-cell>
          <table:table-cell table:formula="of:=IF([.I572]&lt;0;1;0)" office:value-type="float" office:value="0" calcext:value-type="float">
            <text:p>0</text:p>
          </table:table-cell>
          <table:table-cell table:formula="of:=IF([.K572]=1;[.D572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date" office:date-value="2021-10-08" calcext:value-type="date">
            <text:p>8.10.2021</text:p>
          </table:table-cell>
          <table:table-cell office:value-type="string" calcext:value-type="string">
            <text:p>Ogrodzieniec</text:p>
          </table:table-cell>
          <table:table-cell office:value-type="float" office:value="1780" calcext:value-type="float">
            <text:p>1780</text:p>
          </table:table-cell>
          <table:table-cell table:formula="of:=VLOOKUP([.B573];[.$M$1:.$N$1048576];2;0)" office:value-type="string" office:string-value="piątek" calcext:value-type="string">
            <text:p>piątek</text:p>
          </table:table-cell>
          <table:table-cell table:formula="of:=IF(NOT(DAY([.B572]) = DAY([.B573]));1;0)" office:value-type="float" office:value="0" calcext:value-type="float">
            <text:p>0</text:p>
          </table:table-cell>
          <table:table-cell table:formula="of:=IF([.F573] = 1;IF(OR([.E573] = &quot;sobota&quot;;[.E573] = &quot;niedziela&quot;);5000;[.$Q$4]);0)" office:value-type="float" office:value="0" calcext:value-type="float">
            <text:p>0</text:p>
          </table:table-cell>
          <table:table-cell table:formula="of:=[.J572]+[.G573]" office:value-type="float" office:value="36950" calcext:value-type="float">
            <text:p>36950</text:p>
          </table:table-cell>
          <table:table-cell table:formula="of:=[.H573]-[.D573]" office:value-type="float" office:value="35170" calcext:value-type="float">
            <text:p>35170</text:p>
          </table:table-cell>
          <table:table-cell table:formula="of:=IF([.I573]&lt;0;[.H573];[.I573])" office:value-type="float" office:value="35170" calcext:value-type="float">
            <text:p>35170</text:p>
          </table:table-cell>
          <table:table-cell table:formula="of:=IF([.I573]&lt;0;1;0)" office:value-type="float" office:value="0" calcext:value-type="float">
            <text:p>0</text:p>
          </table:table-cell>
          <table:table-cell table:formula="of:=IF([.K573]=1;[.D573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date" office:date-value="2021-10-09" calcext:value-type="date">
            <text:p>9.10.2021</text:p>
          </table:table-cell>
          <table:table-cell office:value-type="string" calcext:value-type="string">
            <text:p>Przemysl</text:p>
          </table:table-cell>
          <table:table-cell office:value-type="float" office:value="8360" calcext:value-type="float">
            <text:p>8360</text:p>
          </table:table-cell>
          <table:table-cell table:formula="of:=VLOOKUP([.B574];[.$M$1:.$N$1048576];2;0)" office:value-type="string" office:string-value="sobota" calcext:value-type="string">
            <text:p>sobota</text:p>
          </table:table-cell>
          <table:table-cell table:formula="of:=IF(NOT(DAY([.B573]) = DAY([.B574]));1;0)" office:value-type="float" office:value="1" calcext:value-type="float">
            <text:p>1</text:p>
          </table:table-cell>
          <table:table-cell table:formula="of:=IF([.F574] = 1;IF(OR([.E574] = &quot;sobota&quot;;[.E574] = &quot;niedziela&quot;);5000;[.$Q$4]);0)" office:value-type="float" office:value="5000" calcext:value-type="float">
            <text:p>5000</text:p>
          </table:table-cell>
          <table:table-cell table:formula="of:=[.J573]+[.G574]" office:value-type="float" office:value="40170" calcext:value-type="float">
            <text:p>40170</text:p>
          </table:table-cell>
          <table:table-cell table:formula="of:=[.H574]-[.D574]" office:value-type="float" office:value="31810" calcext:value-type="float">
            <text:p>31810</text:p>
          </table:table-cell>
          <table:table-cell table:formula="of:=IF([.I574]&lt;0;[.H574];[.I574])" office:value-type="float" office:value="31810" calcext:value-type="float">
            <text:p>31810</text:p>
          </table:table-cell>
          <table:table-cell table:formula="of:=IF([.I574]&lt;0;1;0)" office:value-type="float" office:value="0" calcext:value-type="float">
            <text:p>0</text:p>
          </table:table-cell>
          <table:table-cell table:formula="of:=IF([.K574]=1;[.D574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date" office:date-value="2021-10-09" calcext:value-type="date">
            <text:p>9.10.2021</text:p>
          </table:table-cell>
          <table:table-cell office:value-type="string" calcext:value-type="string">
            <text:p>Ogrodzieniec</text:p>
          </table:table-cell>
          <table:table-cell office:value-type="float" office:value="5240" calcext:value-type="float">
            <text:p>5240</text:p>
          </table:table-cell>
          <table:table-cell table:formula="of:=VLOOKUP([.B575];[.$M$1:.$N$1048576];2;0)" office:value-type="string" office:string-value="sobota" calcext:value-type="string">
            <text:p>sobota</text:p>
          </table:table-cell>
          <table:table-cell table:formula="of:=IF(NOT(DAY([.B574]) = DAY([.B575]));1;0)" office:value-type="float" office:value="0" calcext:value-type="float">
            <text:p>0</text:p>
          </table:table-cell>
          <table:table-cell table:formula="of:=IF([.F575] = 1;IF(OR([.E575] = &quot;sobota&quot;;[.E575] = &quot;niedziela&quot;);5000;[.$Q$4]);0)" office:value-type="float" office:value="0" calcext:value-type="float">
            <text:p>0</text:p>
          </table:table-cell>
          <table:table-cell table:formula="of:=[.J574]+[.G575]" office:value-type="float" office:value="31810" calcext:value-type="float">
            <text:p>31810</text:p>
          </table:table-cell>
          <table:table-cell table:formula="of:=[.H575]-[.D575]" office:value-type="float" office:value="26570" calcext:value-type="float">
            <text:p>26570</text:p>
          </table:table-cell>
          <table:table-cell table:formula="of:=IF([.I575]&lt;0;[.H575];[.I575])" office:value-type="float" office:value="26570" calcext:value-type="float">
            <text:p>26570</text:p>
          </table:table-cell>
          <table:table-cell table:formula="of:=IF([.I575]&lt;0;1;0)" office:value-type="float" office:value="0" calcext:value-type="float">
            <text:p>0</text:p>
          </table:table-cell>
          <table:table-cell table:formula="of:=IF([.K575]=1;[.D575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date" office:date-value="2021-10-09" calcext:value-type="date">
            <text:p>9.10.2021</text:p>
          </table:table-cell>
          <table:table-cell office:value-type="string" calcext:value-type="string">
            <text:p>Malbork</text:p>
          </table:table-cell>
          <table:table-cell office:value-type="float" office:value="5420" calcext:value-type="float">
            <text:p>5420</text:p>
          </table:table-cell>
          <table:table-cell table:formula="of:=VLOOKUP([.B576];[.$M$1:.$N$1048576];2;0)" office:value-type="string" office:string-value="sobota" calcext:value-type="string">
            <text:p>sobota</text:p>
          </table:table-cell>
          <table:table-cell table:formula="of:=IF(NOT(DAY([.B575]) = DAY([.B576]));1;0)" office:value-type="float" office:value="0" calcext:value-type="float">
            <text:p>0</text:p>
          </table:table-cell>
          <table:table-cell table:formula="of:=IF([.F576] = 1;IF(OR([.E576] = &quot;sobota&quot;;[.E576] = &quot;niedziela&quot;);5000;[.$Q$4]);0)" office:value-type="float" office:value="0" calcext:value-type="float">
            <text:p>0</text:p>
          </table:table-cell>
          <table:table-cell table:formula="of:=[.J575]+[.G576]" office:value-type="float" office:value="26570" calcext:value-type="float">
            <text:p>26570</text:p>
          </table:table-cell>
          <table:table-cell table:formula="of:=[.H576]-[.D576]" office:value-type="float" office:value="21150" calcext:value-type="float">
            <text:p>21150</text:p>
          </table:table-cell>
          <table:table-cell table:formula="of:=IF([.I576]&lt;0;[.H576];[.I576])" office:value-type="float" office:value="21150" calcext:value-type="float">
            <text:p>21150</text:p>
          </table:table-cell>
          <table:table-cell table:formula="of:=IF([.I576]&lt;0;1;0)" office:value-type="float" office:value="0" calcext:value-type="float">
            <text:p>0</text:p>
          </table:table-cell>
          <table:table-cell table:formula="of:=IF([.K576]=1;[.D576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date" office:date-value="2021-10-10" calcext:value-type="date">
            <text:p>10.10.2021</text:p>
          </table:table-cell>
          <table:table-cell office:value-type="string" calcext:value-type="string">
            <text:p>Malbork</text:p>
          </table:table-cell>
          <table:table-cell office:value-type="float" office:value="9390" calcext:value-type="float">
            <text:p>9390</text:p>
          </table:table-cell>
          <table:table-cell table:formula="of:=VLOOKUP([.B577];[.$M$1:.$N$1048576];2;0)" office:value-type="string" office:string-value="niedziela" calcext:value-type="string">
            <text:p>niedziela</text:p>
          </table:table-cell>
          <table:table-cell table:formula="of:=IF(NOT(DAY([.B576]) = DAY([.B577]));1;0)" office:value-type="float" office:value="1" calcext:value-type="float">
            <text:p>1</text:p>
          </table:table-cell>
          <table:table-cell table:formula="of:=IF([.F577] = 1;IF(OR([.E577] = &quot;sobota&quot;;[.E577] = &quot;niedziela&quot;);5000;[.$Q$4]);0)" office:value-type="float" office:value="5000" calcext:value-type="float">
            <text:p>5000</text:p>
          </table:table-cell>
          <table:table-cell table:formula="of:=[.J576]+[.G577]" office:value-type="float" office:value="26150" calcext:value-type="float">
            <text:p>26150</text:p>
          </table:table-cell>
          <table:table-cell table:formula="of:=[.H577]-[.D577]" office:value-type="float" office:value="16760" calcext:value-type="float">
            <text:p>16760</text:p>
          </table:table-cell>
          <table:table-cell table:formula="of:=IF([.I577]&lt;0;[.H577];[.I577])" office:value-type="float" office:value="16760" calcext:value-type="float">
            <text:p>16760</text:p>
          </table:table-cell>
          <table:table-cell table:formula="of:=IF([.I577]&lt;0;1;0)" office:value-type="float" office:value="0" calcext:value-type="float">
            <text:p>0</text:p>
          </table:table-cell>
          <table:table-cell table:formula="of:=IF([.K577]=1;[.D577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date" office:date-value="2021-10-10" calcext:value-type="date">
            <text:p>10.10.2021</text:p>
          </table:table-cell>
          <table:table-cell office:value-type="string" calcext:value-type="string">
            <text:p>Ogrodzieniec</text:p>
          </table:table-cell>
          <table:table-cell office:value-type="float" office:value="2510" calcext:value-type="float">
            <text:p>2510</text:p>
          </table:table-cell>
          <table:table-cell table:formula="of:=VLOOKUP([.B578];[.$M$1:.$N$1048576];2;0)" office:value-type="string" office:string-value="niedziela" calcext:value-type="string">
            <text:p>niedziela</text:p>
          </table:table-cell>
          <table:table-cell table:formula="of:=IF(NOT(DAY([.B577]) = DAY([.B578]));1;0)" office:value-type="float" office:value="0" calcext:value-type="float">
            <text:p>0</text:p>
          </table:table-cell>
          <table:table-cell table:formula="of:=IF([.F578] = 1;IF(OR([.E578] = &quot;sobota&quot;;[.E578] = &quot;niedziela&quot;);5000;[.$Q$4]);0)" office:value-type="float" office:value="0" calcext:value-type="float">
            <text:p>0</text:p>
          </table:table-cell>
          <table:table-cell table:formula="of:=[.J577]+[.G578]" office:value-type="float" office:value="16760" calcext:value-type="float">
            <text:p>16760</text:p>
          </table:table-cell>
          <table:table-cell table:formula="of:=[.H578]-[.D578]" office:value-type="float" office:value="14250" calcext:value-type="float">
            <text:p>14250</text:p>
          </table:table-cell>
          <table:table-cell table:formula="of:=IF([.I578]&lt;0;[.H578];[.I578])" office:value-type="float" office:value="14250" calcext:value-type="float">
            <text:p>14250</text:p>
          </table:table-cell>
          <table:table-cell table:formula="of:=IF([.I578]&lt;0;1;0)" office:value-type="float" office:value="0" calcext:value-type="float">
            <text:p>0</text:p>
          </table:table-cell>
          <table:table-cell table:formula="of:=IF([.K578]=1;[.D578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date" office:date-value="2021-10-11" calcext:value-type="date">
            <text:p>11.10.2021</text:p>
          </table:table-cell>
          <table:table-cell office:value-type="string" calcext:value-type="string">
            <text:p>Malbork</text:p>
          </table:table-cell>
          <table:table-cell office:value-type="float" office:value="7980" calcext:value-type="float">
            <text:p>7980</text:p>
          </table:table-cell>
          <table:table-cell table:formula="of:=VLOOKUP([.B579];[.$M$1:.$N$1048576];2;0)" office:value-type="string" office:string-value="poniedziałek" calcext:value-type="string">
            <text:p>poniedziałek</text:p>
          </table:table-cell>
          <table:table-cell table:formula="of:=IF(NOT(DAY([.B578]) = DAY([.B579]));1;0)" office:value-type="float" office:value="1" calcext:value-type="float">
            <text:p>1</text:p>
          </table:table-cell>
          <table:table-cell table:formula="of:=IF([.F579] = 1;IF(OR([.E579] = &quot;sobota&quot;;[.E579] = &quot;niedziela&quot;);5000;[.$Q$4]);0)" office:value-type="float" office:value="13179" calcext:value-type="float">
            <text:p>13179</text:p>
          </table:table-cell>
          <table:table-cell table:formula="of:=[.J578]+[.G579]" office:value-type="float" office:value="27429" calcext:value-type="float">
            <text:p>27429</text:p>
          </table:table-cell>
          <table:table-cell table:formula="of:=[.H579]-[.D579]" office:value-type="float" office:value="19449" calcext:value-type="float">
            <text:p>19449</text:p>
          </table:table-cell>
          <table:table-cell table:formula="of:=IF([.I579]&lt;0;[.H579];[.I579])" office:value-type="float" office:value="19449" calcext:value-type="float">
            <text:p>19449</text:p>
          </table:table-cell>
          <table:table-cell table:formula="of:=IF([.I579]&lt;0;1;0)" office:value-type="float" office:value="0" calcext:value-type="float">
            <text:p>0</text:p>
          </table:table-cell>
          <table:table-cell table:formula="of:=IF([.K579]=1;[.D579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date" office:date-value="2021-10-11" calcext:value-type="date">
            <text:p>11.10.2021</text:p>
          </table:table-cell>
          <table:table-cell office:value-type="string" calcext:value-type="string">
            <text:p>Ogrodzieniec</text:p>
          </table:table-cell>
          <table:table-cell office:value-type="float" office:value="3720" calcext:value-type="float">
            <text:p>3720</text:p>
          </table:table-cell>
          <table:table-cell table:formula="of:=VLOOKUP([.B580];[.$M$1:.$N$1048576];2;0)" office:value-type="string" office:string-value="poniedziałek" calcext:value-type="string">
            <text:p>poniedziałek</text:p>
          </table:table-cell>
          <table:table-cell table:formula="of:=IF(NOT(DAY([.B579]) = DAY([.B580]));1;0)" office:value-type="float" office:value="0" calcext:value-type="float">
            <text:p>0</text:p>
          </table:table-cell>
          <table:table-cell table:formula="of:=IF([.F580] = 1;IF(OR([.E580] = &quot;sobota&quot;;[.E580] = &quot;niedziela&quot;);5000;[.$Q$4]);0)" office:value-type="float" office:value="0" calcext:value-type="float">
            <text:p>0</text:p>
          </table:table-cell>
          <table:table-cell table:formula="of:=[.J579]+[.G580]" office:value-type="float" office:value="19449" calcext:value-type="float">
            <text:p>19449</text:p>
          </table:table-cell>
          <table:table-cell table:formula="of:=[.H580]-[.D580]" office:value-type="float" office:value="15729" calcext:value-type="float">
            <text:p>15729</text:p>
          </table:table-cell>
          <table:table-cell table:formula="of:=IF([.I580]&lt;0;[.H580];[.I580])" office:value-type="float" office:value="15729" calcext:value-type="float">
            <text:p>15729</text:p>
          </table:table-cell>
          <table:table-cell table:formula="of:=IF([.I580]&lt;0;1;0)" office:value-type="float" office:value="0" calcext:value-type="float">
            <text:p>0</text:p>
          </table:table-cell>
          <table:table-cell table:formula="of:=IF([.K580]=1;[.D580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date" office:date-value="2021-10-12" calcext:value-type="date">
            <text:p>12.10.2021</text:p>
          </table:table-cell>
          <table:table-cell office:value-type="string" calcext:value-type="string">
            <text:p>Ogrodzieniec</text:p>
          </table:table-cell>
          <table:table-cell office:value-type="float" office:value="3210" calcext:value-type="float">
            <text:p>3210</text:p>
          </table:table-cell>
          <table:table-cell table:formula="of:=VLOOKUP([.B581];[.$M$1:.$N$1048576];2;0)" office:value-type="string" office:string-value="wtorek" calcext:value-type="string">
            <text:p>wtorek</text:p>
          </table:table-cell>
          <table:table-cell table:formula="of:=IF(NOT(DAY([.B580]) = DAY([.B581]));1;0)" office:value-type="float" office:value="1" calcext:value-type="float">
            <text:p>1</text:p>
          </table:table-cell>
          <table:table-cell table:formula="of:=IF([.F581] = 1;IF(OR([.E581] = &quot;sobota&quot;;[.E581] = &quot;niedziela&quot;);5000;[.$Q$4]);0)" office:value-type="float" office:value="13179" calcext:value-type="float">
            <text:p>13179</text:p>
          </table:table-cell>
          <table:table-cell table:formula="of:=[.J580]+[.G581]" office:value-type="float" office:value="28908" calcext:value-type="float">
            <text:p>28908</text:p>
          </table:table-cell>
          <table:table-cell table:formula="of:=[.H581]-[.D581]" office:value-type="float" office:value="25698" calcext:value-type="float">
            <text:p>25698</text:p>
          </table:table-cell>
          <table:table-cell table:formula="of:=IF([.I581]&lt;0;[.H581];[.I581])" office:value-type="float" office:value="25698" calcext:value-type="float">
            <text:p>25698</text:p>
          </table:table-cell>
          <table:table-cell table:formula="of:=IF([.I581]&lt;0;1;0)" office:value-type="float" office:value="0" calcext:value-type="float">
            <text:p>0</text:p>
          </table:table-cell>
          <table:table-cell table:formula="of:=IF([.K581]=1;[.D581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date" office:date-value="2021-10-13" calcext:value-type="date">
            <text:p>13.10.2021</text:p>
          </table:table-cell>
          <table:table-cell office:value-type="string" calcext:value-type="string">
            <text:p>Malbork</text:p>
          </table:table-cell>
          <table:table-cell office:value-type="float" office:value="7640" calcext:value-type="float">
            <text:p>7640</text:p>
          </table:table-cell>
          <table:table-cell table:formula="of:=VLOOKUP([.B582];[.$M$1:.$N$1048576];2;0)" office:value-type="string" office:string-value="środa" calcext:value-type="string">
            <text:p>środa</text:p>
          </table:table-cell>
          <table:table-cell table:formula="of:=IF(NOT(DAY([.B581]) = DAY([.B582]));1;0)" office:value-type="float" office:value="1" calcext:value-type="float">
            <text:p>1</text:p>
          </table:table-cell>
          <table:table-cell table:formula="of:=IF([.F582] = 1;IF(OR([.E582] = &quot;sobota&quot;;[.E582] = &quot;niedziela&quot;);5000;[.$Q$4]);0)" office:value-type="float" office:value="13179" calcext:value-type="float">
            <text:p>13179</text:p>
          </table:table-cell>
          <table:table-cell table:formula="of:=[.J581]+[.G582]" office:value-type="float" office:value="38877" calcext:value-type="float">
            <text:p>38877</text:p>
          </table:table-cell>
          <table:table-cell table:formula="of:=[.H582]-[.D582]" office:value-type="float" office:value="31237" calcext:value-type="float">
            <text:p>31237</text:p>
          </table:table-cell>
          <table:table-cell table:formula="of:=IF([.I582]&lt;0;[.H582];[.I582])" office:value-type="float" office:value="31237" calcext:value-type="float">
            <text:p>31237</text:p>
          </table:table-cell>
          <table:table-cell table:formula="of:=IF([.I582]&lt;0;1;0)" office:value-type="float" office:value="0" calcext:value-type="float">
            <text:p>0</text:p>
          </table:table-cell>
          <table:table-cell table:formula="of:=IF([.K582]=1;[.D582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date" office:date-value="2021-10-13" calcext:value-type="date">
            <text:p>13.10.2021</text:p>
          </table:table-cell>
          <table:table-cell office:value-type="string" calcext:value-type="string">
            <text:p>Ogrodzieniec</text:p>
          </table:table-cell>
          <table:table-cell office:value-type="float" office:value="6100" calcext:value-type="float">
            <text:p>6100</text:p>
          </table:table-cell>
          <table:table-cell table:formula="of:=VLOOKUP([.B583];[.$M$1:.$N$1048576];2;0)" office:value-type="string" office:string-value="środa" calcext:value-type="string">
            <text:p>środa</text:p>
          </table:table-cell>
          <table:table-cell table:formula="of:=IF(NOT(DAY([.B582]) = DAY([.B583]));1;0)" office:value-type="float" office:value="0" calcext:value-type="float">
            <text:p>0</text:p>
          </table:table-cell>
          <table:table-cell table:formula="of:=IF([.F583] = 1;IF(OR([.E583] = &quot;sobota&quot;;[.E583] = &quot;niedziela&quot;);5000;[.$Q$4]);0)" office:value-type="float" office:value="0" calcext:value-type="float">
            <text:p>0</text:p>
          </table:table-cell>
          <table:table-cell table:formula="of:=[.J582]+[.G583]" office:value-type="float" office:value="31237" calcext:value-type="float">
            <text:p>31237</text:p>
          </table:table-cell>
          <table:table-cell table:formula="of:=[.H583]-[.D583]" office:value-type="float" office:value="25137" calcext:value-type="float">
            <text:p>25137</text:p>
          </table:table-cell>
          <table:table-cell table:formula="of:=IF([.I583]&lt;0;[.H583];[.I583])" office:value-type="float" office:value="25137" calcext:value-type="float">
            <text:p>25137</text:p>
          </table:table-cell>
          <table:table-cell table:formula="of:=IF([.I583]&lt;0;1;0)" office:value-type="float" office:value="0" calcext:value-type="float">
            <text:p>0</text:p>
          </table:table-cell>
          <table:table-cell table:formula="of:=IF([.K583]=1;[.D583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date" office:date-value="2021-10-14" calcext:value-type="date">
            <text:p>14.10.2021</text:p>
          </table:table-cell>
          <table:table-cell office:value-type="string" calcext:value-type="string">
            <text:p>Ogrodzieniec</text:p>
          </table:table-cell>
          <table:table-cell office:value-type="float" office:value="6850" calcext:value-type="float">
            <text:p>6850</text:p>
          </table:table-cell>
          <table:table-cell table:formula="of:=VLOOKUP([.B584];[.$M$1:.$N$1048576];2;0)" office:value-type="string" office:string-value="czwartek" calcext:value-type="string">
            <text:p>czwartek</text:p>
          </table:table-cell>
          <table:table-cell table:formula="of:=IF(NOT(DAY([.B583]) = DAY([.B584]));1;0)" office:value-type="float" office:value="1" calcext:value-type="float">
            <text:p>1</text:p>
          </table:table-cell>
          <table:table-cell table:formula="of:=IF([.F584] = 1;IF(OR([.E584] = &quot;sobota&quot;;[.E584] = &quot;niedziela&quot;);5000;[.$Q$4]);0)" office:value-type="float" office:value="13179" calcext:value-type="float">
            <text:p>13179</text:p>
          </table:table-cell>
          <table:table-cell table:formula="of:=[.J583]+[.G584]" office:value-type="float" office:value="38316" calcext:value-type="float">
            <text:p>38316</text:p>
          </table:table-cell>
          <table:table-cell table:formula="of:=[.H584]-[.D584]" office:value-type="float" office:value="31466" calcext:value-type="float">
            <text:p>31466</text:p>
          </table:table-cell>
          <table:table-cell table:formula="of:=IF([.I584]&lt;0;[.H584];[.I584])" office:value-type="float" office:value="31466" calcext:value-type="float">
            <text:p>31466</text:p>
          </table:table-cell>
          <table:table-cell table:formula="of:=IF([.I584]&lt;0;1;0)" office:value-type="float" office:value="0" calcext:value-type="float">
            <text:p>0</text:p>
          </table:table-cell>
          <table:table-cell table:formula="of:=IF([.K584]=1;[.D584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date" office:date-value="2021-10-14" calcext:value-type="date">
            <text:p>14.10.2021</text:p>
          </table:table-cell>
          <table:table-cell office:value-type="string" calcext:value-type="string">
            <text:p>Malbork</text:p>
          </table:table-cell>
          <table:table-cell office:value-type="float" office:value="2170" calcext:value-type="float">
            <text:p>2170</text:p>
          </table:table-cell>
          <table:table-cell table:formula="of:=VLOOKUP([.B585];[.$M$1:.$N$1048576];2;0)" office:value-type="string" office:string-value="czwartek" calcext:value-type="string">
            <text:p>czwartek</text:p>
          </table:table-cell>
          <table:table-cell table:formula="of:=IF(NOT(DAY([.B584]) = DAY([.B585]));1;0)" office:value-type="float" office:value="0" calcext:value-type="float">
            <text:p>0</text:p>
          </table:table-cell>
          <table:table-cell table:formula="of:=IF([.F585] = 1;IF(OR([.E585] = &quot;sobota&quot;;[.E585] = &quot;niedziela&quot;);5000;[.$Q$4]);0)" office:value-type="float" office:value="0" calcext:value-type="float">
            <text:p>0</text:p>
          </table:table-cell>
          <table:table-cell table:formula="of:=[.J584]+[.G585]" office:value-type="float" office:value="31466" calcext:value-type="float">
            <text:p>31466</text:p>
          </table:table-cell>
          <table:table-cell table:formula="of:=[.H585]-[.D585]" office:value-type="float" office:value="29296" calcext:value-type="float">
            <text:p>29296</text:p>
          </table:table-cell>
          <table:table-cell table:formula="of:=IF([.I585]&lt;0;[.H585];[.I585])" office:value-type="float" office:value="29296" calcext:value-type="float">
            <text:p>29296</text:p>
          </table:table-cell>
          <table:table-cell table:formula="of:=IF([.I585]&lt;0;1;0)" office:value-type="float" office:value="0" calcext:value-type="float">
            <text:p>0</text:p>
          </table:table-cell>
          <table:table-cell table:formula="of:=IF([.K585]=1;[.D585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date" office:date-value="2021-10-15" calcext:value-type="date">
            <text:p>15.10.2021</text:p>
          </table:table-cell>
          <table:table-cell office:value-type="string" calcext:value-type="string">
            <text:p>Przemysl</text:p>
          </table:table-cell>
          <table:table-cell office:value-type="float" office:value="6230" calcext:value-type="float">
            <text:p>6230</text:p>
          </table:table-cell>
          <table:table-cell table:formula="of:=VLOOKUP([.B586];[.$M$1:.$N$1048576];2;0)" office:value-type="string" office:string-value="piątek" calcext:value-type="string">
            <text:p>piątek</text:p>
          </table:table-cell>
          <table:table-cell table:formula="of:=IF(NOT(DAY([.B585]) = DAY([.B586]));1;0)" office:value-type="float" office:value="1" calcext:value-type="float">
            <text:p>1</text:p>
          </table:table-cell>
          <table:table-cell table:formula="of:=IF([.F586] = 1;IF(OR([.E586] = &quot;sobota&quot;;[.E586] = &quot;niedziela&quot;);5000;[.$Q$4]);0)" office:value-type="float" office:value="13179" calcext:value-type="float">
            <text:p>13179</text:p>
          </table:table-cell>
          <table:table-cell table:formula="of:=[.J585]+[.G586]" office:value-type="float" office:value="42475" calcext:value-type="float">
            <text:p>42475</text:p>
          </table:table-cell>
          <table:table-cell table:formula="of:=[.H586]-[.D586]" office:value-type="float" office:value="36245" calcext:value-type="float">
            <text:p>36245</text:p>
          </table:table-cell>
          <table:table-cell table:formula="of:=IF([.I586]&lt;0;[.H586];[.I586])" office:value-type="float" office:value="36245" calcext:value-type="float">
            <text:p>36245</text:p>
          </table:table-cell>
          <table:table-cell table:formula="of:=IF([.I586]&lt;0;1;0)" office:value-type="float" office:value="0" calcext:value-type="float">
            <text:p>0</text:p>
          </table:table-cell>
          <table:table-cell table:formula="of:=IF([.K586]=1;[.D586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date" office:date-value="2021-10-15" calcext:value-type="date">
            <text:p>15.10.2021</text:p>
          </table:table-cell>
          <table:table-cell office:value-type="string" calcext:value-type="string">
            <text:p>Malbork</text:p>
          </table:table-cell>
          <table:table-cell office:value-type="float" office:value="2310" calcext:value-type="float">
            <text:p>2310</text:p>
          </table:table-cell>
          <table:table-cell table:formula="of:=VLOOKUP([.B587];[.$M$1:.$N$1048576];2;0)" office:value-type="string" office:string-value="piątek" calcext:value-type="string">
            <text:p>piątek</text:p>
          </table:table-cell>
          <table:table-cell table:formula="of:=IF(NOT(DAY([.B586]) = DAY([.B587]));1;0)" office:value-type="float" office:value="0" calcext:value-type="float">
            <text:p>0</text:p>
          </table:table-cell>
          <table:table-cell table:formula="of:=IF([.F587] = 1;IF(OR([.E587] = &quot;sobota&quot;;[.E587] = &quot;niedziela&quot;);5000;[.$Q$4]);0)" office:value-type="float" office:value="0" calcext:value-type="float">
            <text:p>0</text:p>
          </table:table-cell>
          <table:table-cell table:formula="of:=[.J586]+[.G587]" office:value-type="float" office:value="36245" calcext:value-type="float">
            <text:p>36245</text:p>
          </table:table-cell>
          <table:table-cell table:formula="of:=[.H587]-[.D587]" office:value-type="float" office:value="33935" calcext:value-type="float">
            <text:p>33935</text:p>
          </table:table-cell>
          <table:table-cell table:formula="of:=IF([.I587]&lt;0;[.H587];[.I587])" office:value-type="float" office:value="33935" calcext:value-type="float">
            <text:p>33935</text:p>
          </table:table-cell>
          <table:table-cell table:formula="of:=IF([.I587]&lt;0;1;0)" office:value-type="float" office:value="0" calcext:value-type="float">
            <text:p>0</text:p>
          </table:table-cell>
          <table:table-cell table:formula="of:=IF([.K587]=1;[.D587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date" office:date-value="2021-10-16" calcext:value-type="date">
            <text:p>16.10.2021</text:p>
          </table:table-cell>
          <table:table-cell office:value-type="string" calcext:value-type="string">
            <text:p>Gniezno</text:p>
          </table:table-cell>
          <table:table-cell office:value-type="float" office:value="5650" calcext:value-type="float">
            <text:p>5650</text:p>
          </table:table-cell>
          <table:table-cell table:formula="of:=VLOOKUP([.B588];[.$M$1:.$N$1048576];2;0)" office:value-type="string" office:string-value="sobota" calcext:value-type="string">
            <text:p>sobota</text:p>
          </table:table-cell>
          <table:table-cell table:formula="of:=IF(NOT(DAY([.B587]) = DAY([.B588]));1;0)" office:value-type="float" office:value="1" calcext:value-type="float">
            <text:p>1</text:p>
          </table:table-cell>
          <table:table-cell table:formula="of:=IF([.F588] = 1;IF(OR([.E588] = &quot;sobota&quot;;[.E588] = &quot;niedziela&quot;);5000;[.$Q$4]);0)" office:value-type="float" office:value="5000" calcext:value-type="float">
            <text:p>5000</text:p>
          </table:table-cell>
          <table:table-cell table:formula="of:=[.J587]+[.G588]" office:value-type="float" office:value="38935" calcext:value-type="float">
            <text:p>38935</text:p>
          </table:table-cell>
          <table:table-cell table:formula="of:=[.H588]-[.D588]" office:value-type="float" office:value="33285" calcext:value-type="float">
            <text:p>33285</text:p>
          </table:table-cell>
          <table:table-cell table:formula="of:=IF([.I588]&lt;0;[.H588];[.I588])" office:value-type="float" office:value="33285" calcext:value-type="float">
            <text:p>33285</text:p>
          </table:table-cell>
          <table:table-cell table:formula="of:=IF([.I588]&lt;0;1;0)" office:value-type="float" office:value="0" calcext:value-type="float">
            <text:p>0</text:p>
          </table:table-cell>
          <table:table-cell table:formula="of:=IF([.K588]=1;[.D588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date" office:date-value="2021-10-16" calcext:value-type="date">
            <text:p>16.10.2021</text:p>
          </table:table-cell>
          <table:table-cell office:value-type="string" calcext:value-type="string">
            <text:p>Malbork</text:p>
          </table:table-cell>
          <table:table-cell office:value-type="float" office:value="7250" calcext:value-type="float">
            <text:p>7250</text:p>
          </table:table-cell>
          <table:table-cell table:formula="of:=VLOOKUP([.B589];[.$M$1:.$N$1048576];2;0)" office:value-type="string" office:string-value="sobota" calcext:value-type="string">
            <text:p>sobota</text:p>
          </table:table-cell>
          <table:table-cell table:formula="of:=IF(NOT(DAY([.B588]) = DAY([.B589]));1;0)" office:value-type="float" office:value="0" calcext:value-type="float">
            <text:p>0</text:p>
          </table:table-cell>
          <table:table-cell table:formula="of:=IF([.F589] = 1;IF(OR([.E589] = &quot;sobota&quot;;[.E589] = &quot;niedziela&quot;);5000;[.$Q$4]);0)" office:value-type="float" office:value="0" calcext:value-type="float">
            <text:p>0</text:p>
          </table:table-cell>
          <table:table-cell table:formula="of:=[.J588]+[.G589]" office:value-type="float" office:value="33285" calcext:value-type="float">
            <text:p>33285</text:p>
          </table:table-cell>
          <table:table-cell table:formula="of:=[.H589]-[.D589]" office:value-type="float" office:value="26035" calcext:value-type="float">
            <text:p>26035</text:p>
          </table:table-cell>
          <table:table-cell table:formula="of:=IF([.I589]&lt;0;[.H589];[.I589])" office:value-type="float" office:value="26035" calcext:value-type="float">
            <text:p>26035</text:p>
          </table:table-cell>
          <table:table-cell table:formula="of:=IF([.I589]&lt;0;1;0)" office:value-type="float" office:value="0" calcext:value-type="float">
            <text:p>0</text:p>
          </table:table-cell>
          <table:table-cell table:formula="of:=IF([.K589]=1;[.D589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date" office:date-value="2021-10-17" calcext:value-type="date">
            <text:p>17.10.2021</text:p>
          </table:table-cell>
          <table:table-cell office:value-type="string" calcext:value-type="string">
            <text:p>Malbork</text:p>
          </table:table-cell>
          <table:table-cell office:value-type="float" office:value="3650" calcext:value-type="float">
            <text:p>3650</text:p>
          </table:table-cell>
          <table:table-cell table:formula="of:=VLOOKUP([.B590];[.$M$1:.$N$1048576];2;0)" office:value-type="string" office:string-value="niedziela" calcext:value-type="string">
            <text:p>niedziela</text:p>
          </table:table-cell>
          <table:table-cell table:formula="of:=IF(NOT(DAY([.B589]) = DAY([.B590]));1;0)" office:value-type="float" office:value="1" calcext:value-type="float">
            <text:p>1</text:p>
          </table:table-cell>
          <table:table-cell table:formula="of:=IF([.F590] = 1;IF(OR([.E590] = &quot;sobota&quot;;[.E590] = &quot;niedziela&quot;);5000;[.$Q$4]);0)" office:value-type="float" office:value="5000" calcext:value-type="float">
            <text:p>5000</text:p>
          </table:table-cell>
          <table:table-cell table:formula="of:=[.J589]+[.G590]" office:value-type="float" office:value="31035" calcext:value-type="float">
            <text:p>31035</text:p>
          </table:table-cell>
          <table:table-cell table:formula="of:=[.H590]-[.D590]" office:value-type="float" office:value="27385" calcext:value-type="float">
            <text:p>27385</text:p>
          </table:table-cell>
          <table:table-cell table:formula="of:=IF([.I590]&lt;0;[.H590];[.I590])" office:value-type="float" office:value="27385" calcext:value-type="float">
            <text:p>27385</text:p>
          </table:table-cell>
          <table:table-cell table:formula="of:=IF([.I590]&lt;0;1;0)" office:value-type="float" office:value="0" calcext:value-type="float">
            <text:p>0</text:p>
          </table:table-cell>
          <table:table-cell table:formula="of:=IF([.K590]=1;[.D590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date" office:date-value="2021-10-17" calcext:value-type="date">
            <text:p>17.10.2021</text:p>
          </table:table-cell>
          <table:table-cell office:value-type="string" calcext:value-type="string">
            <text:p>Przemysl</text:p>
          </table:table-cell>
          <table:table-cell office:value-type="float" office:value="4190" calcext:value-type="float">
            <text:p>4190</text:p>
          </table:table-cell>
          <table:table-cell table:formula="of:=VLOOKUP([.B591];[.$M$1:.$N$1048576];2;0)" office:value-type="string" office:string-value="niedziela" calcext:value-type="string">
            <text:p>niedziela</text:p>
          </table:table-cell>
          <table:table-cell table:formula="of:=IF(NOT(DAY([.B590]) = DAY([.B591]));1;0)" office:value-type="float" office:value="0" calcext:value-type="float">
            <text:p>0</text:p>
          </table:table-cell>
          <table:table-cell table:formula="of:=IF([.F591] = 1;IF(OR([.E591] = &quot;sobota&quot;;[.E591] = &quot;niedziela&quot;);5000;[.$Q$4]);0)" office:value-type="float" office:value="0" calcext:value-type="float">
            <text:p>0</text:p>
          </table:table-cell>
          <table:table-cell table:formula="of:=[.J590]+[.G591]" office:value-type="float" office:value="27385" calcext:value-type="float">
            <text:p>27385</text:p>
          </table:table-cell>
          <table:table-cell table:formula="of:=[.H591]-[.D591]" office:value-type="float" office:value="23195" calcext:value-type="float">
            <text:p>23195</text:p>
          </table:table-cell>
          <table:table-cell table:formula="of:=IF([.I591]&lt;0;[.H591];[.I591])" office:value-type="float" office:value="23195" calcext:value-type="float">
            <text:p>23195</text:p>
          </table:table-cell>
          <table:table-cell table:formula="of:=IF([.I591]&lt;0;1;0)" office:value-type="float" office:value="0" calcext:value-type="float">
            <text:p>0</text:p>
          </table:table-cell>
          <table:table-cell table:formula="of:=IF([.K591]=1;[.D591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date" office:date-value="2021-10-17" calcext:value-type="date">
            <text:p>17.10.2021</text:p>
          </table:table-cell>
          <table:table-cell office:value-type="string" calcext:value-type="string">
            <text:p>Ogrodzieniec</text:p>
          </table:table-cell>
          <table:table-cell office:value-type="float" office:value="7920" calcext:value-type="float">
            <text:p>7920</text:p>
          </table:table-cell>
          <table:table-cell table:formula="of:=VLOOKUP([.B592];[.$M$1:.$N$1048576];2;0)" office:value-type="string" office:string-value="niedziela" calcext:value-type="string">
            <text:p>niedziela</text:p>
          </table:table-cell>
          <table:table-cell table:formula="of:=IF(NOT(DAY([.B591]) = DAY([.B592]));1;0)" office:value-type="float" office:value="0" calcext:value-type="float">
            <text:p>0</text:p>
          </table:table-cell>
          <table:table-cell table:formula="of:=IF([.F592] = 1;IF(OR([.E592] = &quot;sobota&quot;;[.E592] = &quot;niedziela&quot;);5000;[.$Q$4]);0)" office:value-type="float" office:value="0" calcext:value-type="float">
            <text:p>0</text:p>
          </table:table-cell>
          <table:table-cell table:formula="of:=[.J591]+[.G592]" office:value-type="float" office:value="23195" calcext:value-type="float">
            <text:p>23195</text:p>
          </table:table-cell>
          <table:table-cell table:formula="of:=[.H592]-[.D592]" office:value-type="float" office:value="15275" calcext:value-type="float">
            <text:p>15275</text:p>
          </table:table-cell>
          <table:table-cell table:formula="of:=IF([.I592]&lt;0;[.H592];[.I592])" office:value-type="float" office:value="15275" calcext:value-type="float">
            <text:p>15275</text:p>
          </table:table-cell>
          <table:table-cell table:formula="of:=IF([.I592]&lt;0;1;0)" office:value-type="float" office:value="0" calcext:value-type="float">
            <text:p>0</text:p>
          </table:table-cell>
          <table:table-cell table:formula="of:=IF([.K592]=1;[.D592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date" office:date-value="2021-10-18" calcext:value-type="date">
            <text:p>18.10.2021</text:p>
          </table:table-cell>
          <table:table-cell office:value-type="string" calcext:value-type="string">
            <text:p>Przemysl</text:p>
          </table:table-cell>
          <table:table-cell office:value-type="float" office:value="5920" calcext:value-type="float">
            <text:p>5920</text:p>
          </table:table-cell>
          <table:table-cell table:formula="of:=VLOOKUP([.B593];[.$M$1:.$N$1048576];2;0)" office:value-type="string" office:string-value="poniedziałek" calcext:value-type="string">
            <text:p>poniedziałek</text:p>
          </table:table-cell>
          <table:table-cell table:formula="of:=IF(NOT(DAY([.B592]) = DAY([.B593]));1;0)" office:value-type="float" office:value="1" calcext:value-type="float">
            <text:p>1</text:p>
          </table:table-cell>
          <table:table-cell table:formula="of:=IF([.F593] = 1;IF(OR([.E593] = &quot;sobota&quot;;[.E593] = &quot;niedziela&quot;);5000;[.$Q$4]);0)" office:value-type="float" office:value="13179" calcext:value-type="float">
            <text:p>13179</text:p>
          </table:table-cell>
          <table:table-cell table:formula="of:=[.J592]+[.G593]" office:value-type="float" office:value="28454" calcext:value-type="float">
            <text:p>28454</text:p>
          </table:table-cell>
          <table:table-cell table:formula="of:=[.H593]-[.D593]" office:value-type="float" office:value="22534" calcext:value-type="float">
            <text:p>22534</text:p>
          </table:table-cell>
          <table:table-cell table:formula="of:=IF([.I593]&lt;0;[.H593];[.I593])" office:value-type="float" office:value="22534" calcext:value-type="float">
            <text:p>22534</text:p>
          </table:table-cell>
          <table:table-cell table:formula="of:=IF([.I593]&lt;0;1;0)" office:value-type="float" office:value="0" calcext:value-type="float">
            <text:p>0</text:p>
          </table:table-cell>
          <table:table-cell table:formula="of:=IF([.K593]=1;[.D593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date" office:date-value="2021-10-18" calcext:value-type="date">
            <text:p>18.10.2021</text:p>
          </table:table-cell>
          <table:table-cell office:value-type="string" calcext:value-type="string">
            <text:p>Ogrodzieniec</text:p>
          </table:table-cell>
          <table:table-cell office:value-type="float" office:value="5270" calcext:value-type="float">
            <text:p>5270</text:p>
          </table:table-cell>
          <table:table-cell table:formula="of:=VLOOKUP([.B594];[.$M$1:.$N$1048576];2;0)" office:value-type="string" office:string-value="poniedziałek" calcext:value-type="string">
            <text:p>poniedziałek</text:p>
          </table:table-cell>
          <table:table-cell table:formula="of:=IF(NOT(DAY([.B593]) = DAY([.B594]));1;0)" office:value-type="float" office:value="0" calcext:value-type="float">
            <text:p>0</text:p>
          </table:table-cell>
          <table:table-cell table:formula="of:=IF([.F594] = 1;IF(OR([.E594] = &quot;sobota&quot;;[.E594] = &quot;niedziela&quot;);5000;[.$Q$4]);0)" office:value-type="float" office:value="0" calcext:value-type="float">
            <text:p>0</text:p>
          </table:table-cell>
          <table:table-cell table:formula="of:=[.J593]+[.G594]" office:value-type="float" office:value="22534" calcext:value-type="float">
            <text:p>22534</text:p>
          </table:table-cell>
          <table:table-cell table:formula="of:=[.H594]-[.D594]" office:value-type="float" office:value="17264" calcext:value-type="float">
            <text:p>17264</text:p>
          </table:table-cell>
          <table:table-cell table:formula="of:=IF([.I594]&lt;0;[.H594];[.I594])" office:value-type="float" office:value="17264" calcext:value-type="float">
            <text:p>17264</text:p>
          </table:table-cell>
          <table:table-cell table:formula="of:=IF([.I594]&lt;0;1;0)" office:value-type="float" office:value="0" calcext:value-type="float">
            <text:p>0</text:p>
          </table:table-cell>
          <table:table-cell table:formula="of:=IF([.K594]=1;[.D594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date" office:date-value="2021-10-19" calcext:value-type="date">
            <text:p>19.10.2021</text:p>
          </table:table-cell>
          <table:table-cell office:value-type="string" calcext:value-type="string">
            <text:p>Gniezno</text:p>
          </table:table-cell>
          <table:table-cell office:value-type="float" office:value="7990" calcext:value-type="float">
            <text:p>7990</text:p>
          </table:table-cell>
          <table:table-cell table:formula="of:=VLOOKUP([.B595];[.$M$1:.$N$1048576];2;0)" office:value-type="string" office:string-value="wtorek" calcext:value-type="string">
            <text:p>wtorek</text:p>
          </table:table-cell>
          <table:table-cell table:formula="of:=IF(NOT(DAY([.B594]) = DAY([.B595]));1;0)" office:value-type="float" office:value="1" calcext:value-type="float">
            <text:p>1</text:p>
          </table:table-cell>
          <table:table-cell table:formula="of:=IF([.F595] = 1;IF(OR([.E595] = &quot;sobota&quot;;[.E595] = &quot;niedziela&quot;);5000;[.$Q$4]);0)" office:value-type="float" office:value="13179" calcext:value-type="float">
            <text:p>13179</text:p>
          </table:table-cell>
          <table:table-cell table:formula="of:=[.J594]+[.G595]" office:value-type="float" office:value="30443" calcext:value-type="float">
            <text:p>30443</text:p>
          </table:table-cell>
          <table:table-cell table:formula="of:=[.H595]-[.D595]" office:value-type="float" office:value="22453" calcext:value-type="float">
            <text:p>22453</text:p>
          </table:table-cell>
          <table:table-cell table:formula="of:=IF([.I595]&lt;0;[.H595];[.I595])" office:value-type="float" office:value="22453" calcext:value-type="float">
            <text:p>22453</text:p>
          </table:table-cell>
          <table:table-cell table:formula="of:=IF([.I595]&lt;0;1;0)" office:value-type="float" office:value="0" calcext:value-type="float">
            <text:p>0</text:p>
          </table:table-cell>
          <table:table-cell table:formula="of:=IF([.K595]=1;[.D595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date" office:date-value="2021-10-19" calcext:value-type="date">
            <text:p>19.10.2021</text:p>
          </table:table-cell>
          <table:table-cell office:value-type="string" calcext:value-type="string">
            <text:p>Przemysl</text:p>
          </table:table-cell>
          <table:table-cell office:value-type="float" office:value="5450" calcext:value-type="float">
            <text:p>5450</text:p>
          </table:table-cell>
          <table:table-cell table:formula="of:=VLOOKUP([.B596];[.$M$1:.$N$1048576];2;0)" office:value-type="string" office:string-value="wtorek" calcext:value-type="string">
            <text:p>wtorek</text:p>
          </table:table-cell>
          <table:table-cell table:formula="of:=IF(NOT(DAY([.B595]) = DAY([.B596]));1;0)" office:value-type="float" office:value="0" calcext:value-type="float">
            <text:p>0</text:p>
          </table:table-cell>
          <table:table-cell table:formula="of:=IF([.F596] = 1;IF(OR([.E596] = &quot;sobota&quot;;[.E596] = &quot;niedziela&quot;);5000;[.$Q$4]);0)" office:value-type="float" office:value="0" calcext:value-type="float">
            <text:p>0</text:p>
          </table:table-cell>
          <table:table-cell table:formula="of:=[.J595]+[.G596]" office:value-type="float" office:value="22453" calcext:value-type="float">
            <text:p>22453</text:p>
          </table:table-cell>
          <table:table-cell table:formula="of:=[.H596]-[.D596]" office:value-type="float" office:value="17003" calcext:value-type="float">
            <text:p>17003</text:p>
          </table:table-cell>
          <table:table-cell table:formula="of:=IF([.I596]&lt;0;[.H596];[.I596])" office:value-type="float" office:value="17003" calcext:value-type="float">
            <text:p>17003</text:p>
          </table:table-cell>
          <table:table-cell table:formula="of:=IF([.I596]&lt;0;1;0)" office:value-type="float" office:value="0" calcext:value-type="float">
            <text:p>0</text:p>
          </table:table-cell>
          <table:table-cell table:formula="of:=IF([.K596]=1;[.D596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date" office:date-value="2021-10-20" calcext:value-type="date">
            <text:p>20.10.2021</text:p>
          </table:table-cell>
          <table:table-cell office:value-type="string" calcext:value-type="string">
            <text:p>Ogrodzieniec</text:p>
          </table:table-cell>
          <table:table-cell office:value-type="float" office:value="2580" calcext:value-type="float">
            <text:p>2580</text:p>
          </table:table-cell>
          <table:table-cell table:formula="of:=VLOOKUP([.B597];[.$M$1:.$N$1048576];2;0)" office:value-type="string" office:string-value="środa" calcext:value-type="string">
            <text:p>środa</text:p>
          </table:table-cell>
          <table:table-cell table:formula="of:=IF(NOT(DAY([.B596]) = DAY([.B597]));1;0)" office:value-type="float" office:value="1" calcext:value-type="float">
            <text:p>1</text:p>
          </table:table-cell>
          <table:table-cell table:formula="of:=IF([.F597] = 1;IF(OR([.E597] = &quot;sobota&quot;;[.E597] = &quot;niedziela&quot;);5000;[.$Q$4]);0)" office:value-type="float" office:value="13179" calcext:value-type="float">
            <text:p>13179</text:p>
          </table:table-cell>
          <table:table-cell table:formula="of:=[.J596]+[.G597]" office:value-type="float" office:value="30182" calcext:value-type="float">
            <text:p>30182</text:p>
          </table:table-cell>
          <table:table-cell table:formula="of:=[.H597]-[.D597]" office:value-type="float" office:value="27602" calcext:value-type="float">
            <text:p>27602</text:p>
          </table:table-cell>
          <table:table-cell table:formula="of:=IF([.I597]&lt;0;[.H597];[.I597])" office:value-type="float" office:value="27602" calcext:value-type="float">
            <text:p>27602</text:p>
          </table:table-cell>
          <table:table-cell table:formula="of:=IF([.I597]&lt;0;1;0)" office:value-type="float" office:value="0" calcext:value-type="float">
            <text:p>0</text:p>
          </table:table-cell>
          <table:table-cell table:formula="of:=IF([.K597]=1;[.D597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date" office:date-value="2021-10-21" calcext:value-type="date">
            <text:p>21.10.2021</text:p>
          </table:table-cell>
          <table:table-cell office:value-type="string" calcext:value-type="string">
            <text:p>Ogrodzieniec</text:p>
          </table:table-cell>
          <table:table-cell office:value-type="float" office:value="8040" calcext:value-type="float">
            <text:p>8040</text:p>
          </table:table-cell>
          <table:table-cell table:formula="of:=VLOOKUP([.B598];[.$M$1:.$N$1048576];2;0)" office:value-type="string" office:string-value="czwartek" calcext:value-type="string">
            <text:p>czwartek</text:p>
          </table:table-cell>
          <table:table-cell table:formula="of:=IF(NOT(DAY([.B597]) = DAY([.B598]));1;0)" office:value-type="float" office:value="1" calcext:value-type="float">
            <text:p>1</text:p>
          </table:table-cell>
          <table:table-cell table:formula="of:=IF([.F598] = 1;IF(OR([.E598] = &quot;sobota&quot;;[.E598] = &quot;niedziela&quot;);5000;[.$Q$4]);0)" office:value-type="float" office:value="13179" calcext:value-type="float">
            <text:p>13179</text:p>
          </table:table-cell>
          <table:table-cell table:formula="of:=[.J597]+[.G598]" office:value-type="float" office:value="40781" calcext:value-type="float">
            <text:p>40781</text:p>
          </table:table-cell>
          <table:table-cell table:formula="of:=[.H598]-[.D598]" office:value-type="float" office:value="32741" calcext:value-type="float">
            <text:p>32741</text:p>
          </table:table-cell>
          <table:table-cell table:formula="of:=IF([.I598]&lt;0;[.H598];[.I598])" office:value-type="float" office:value="32741" calcext:value-type="float">
            <text:p>32741</text:p>
          </table:table-cell>
          <table:table-cell table:formula="of:=IF([.I598]&lt;0;1;0)" office:value-type="float" office:value="0" calcext:value-type="float">
            <text:p>0</text:p>
          </table:table-cell>
          <table:table-cell table:formula="of:=IF([.K598]=1;[.D598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date" office:date-value="2021-10-21" calcext:value-type="date">
            <text:p>21.10.2021</text:p>
          </table:table-cell>
          <table:table-cell office:value-type="string" calcext:value-type="string">
            <text:p>Malbork</text:p>
          </table:table-cell>
          <table:table-cell office:value-type="float" office:value="1920" calcext:value-type="float">
            <text:p>1920</text:p>
          </table:table-cell>
          <table:table-cell table:formula="of:=VLOOKUP([.B599];[.$M$1:.$N$1048576];2;0)" office:value-type="string" office:string-value="czwartek" calcext:value-type="string">
            <text:p>czwartek</text:p>
          </table:table-cell>
          <table:table-cell table:formula="of:=IF(NOT(DAY([.B598]) = DAY([.B599]));1;0)" office:value-type="float" office:value="0" calcext:value-type="float">
            <text:p>0</text:p>
          </table:table-cell>
          <table:table-cell table:formula="of:=IF([.F599] = 1;IF(OR([.E599] = &quot;sobota&quot;;[.E599] = &quot;niedziela&quot;);5000;[.$Q$4]);0)" office:value-type="float" office:value="0" calcext:value-type="float">
            <text:p>0</text:p>
          </table:table-cell>
          <table:table-cell table:formula="of:=[.J598]+[.G599]" office:value-type="float" office:value="32741" calcext:value-type="float">
            <text:p>32741</text:p>
          </table:table-cell>
          <table:table-cell table:formula="of:=[.H599]-[.D599]" office:value-type="float" office:value="30821" calcext:value-type="float">
            <text:p>30821</text:p>
          </table:table-cell>
          <table:table-cell table:formula="of:=IF([.I599]&lt;0;[.H599];[.I599])" office:value-type="float" office:value="30821" calcext:value-type="float">
            <text:p>30821</text:p>
          </table:table-cell>
          <table:table-cell table:formula="of:=IF([.I599]&lt;0;1;0)" office:value-type="float" office:value="0" calcext:value-type="float">
            <text:p>0</text:p>
          </table:table-cell>
          <table:table-cell table:formula="of:=IF([.K599]=1;[.D599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date" office:date-value="2021-10-22" calcext:value-type="date">
            <text:p>22.10.2021</text:p>
          </table:table-cell>
          <table:table-cell office:value-type="string" calcext:value-type="string">
            <text:p>Ogrodzieniec</text:p>
          </table:table-cell>
          <table:table-cell office:value-type="float" office:value="6930" calcext:value-type="float">
            <text:p>6930</text:p>
          </table:table-cell>
          <table:table-cell table:formula="of:=VLOOKUP([.B600];[.$M$1:.$N$1048576];2;0)" office:value-type="string" office:string-value="piątek" calcext:value-type="string">
            <text:p>piątek</text:p>
          </table:table-cell>
          <table:table-cell table:formula="of:=IF(NOT(DAY([.B599]) = DAY([.B600]));1;0)" office:value-type="float" office:value="1" calcext:value-type="float">
            <text:p>1</text:p>
          </table:table-cell>
          <table:table-cell table:formula="of:=IF([.F600] = 1;IF(OR([.E600] = &quot;sobota&quot;;[.E600] = &quot;niedziela&quot;);5000;[.$Q$4]);0)" office:value-type="float" office:value="13179" calcext:value-type="float">
            <text:p>13179</text:p>
          </table:table-cell>
          <table:table-cell table:formula="of:=[.J599]+[.G600]" office:value-type="float" office:value="44000" calcext:value-type="float">
            <text:p>44000</text:p>
          </table:table-cell>
          <table:table-cell table:formula="of:=[.H600]-[.D600]" office:value-type="float" office:value="37070" calcext:value-type="float">
            <text:p>37070</text:p>
          </table:table-cell>
          <table:table-cell table:formula="of:=IF([.I600]&lt;0;[.H600];[.I600])" office:value-type="float" office:value="37070" calcext:value-type="float">
            <text:p>37070</text:p>
          </table:table-cell>
          <table:table-cell table:formula="of:=IF([.I600]&lt;0;1;0)" office:value-type="float" office:value="0" calcext:value-type="float">
            <text:p>0</text:p>
          </table:table-cell>
          <table:table-cell table:formula="of:=IF([.K600]=1;[.D600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date" office:date-value="2021-10-22" calcext:value-type="date">
            <text:p>22.10.2021</text:p>
          </table:table-cell>
          <table:table-cell office:value-type="string" calcext:value-type="string">
            <text:p>Gniezno</text:p>
          </table:table-cell>
          <table:table-cell office:value-type="float" office:value="9480" calcext:value-type="float">
            <text:p>9480</text:p>
          </table:table-cell>
          <table:table-cell table:formula="of:=VLOOKUP([.B601];[.$M$1:.$N$1048576];2;0)" office:value-type="string" office:string-value="piątek" calcext:value-type="string">
            <text:p>piątek</text:p>
          </table:table-cell>
          <table:table-cell table:formula="of:=IF(NOT(DAY([.B600]) = DAY([.B601]));1;0)" office:value-type="float" office:value="0" calcext:value-type="float">
            <text:p>0</text:p>
          </table:table-cell>
          <table:table-cell table:formula="of:=IF([.F601] = 1;IF(OR([.E601] = &quot;sobota&quot;;[.E601] = &quot;niedziela&quot;);5000;[.$Q$4]);0)" office:value-type="float" office:value="0" calcext:value-type="float">
            <text:p>0</text:p>
          </table:table-cell>
          <table:table-cell table:formula="of:=[.J600]+[.G601]" office:value-type="float" office:value="37070" calcext:value-type="float">
            <text:p>37070</text:p>
          </table:table-cell>
          <table:table-cell table:formula="of:=[.H601]-[.D601]" office:value-type="float" office:value="27590" calcext:value-type="float">
            <text:p>27590</text:p>
          </table:table-cell>
          <table:table-cell table:formula="of:=IF([.I601]&lt;0;[.H601];[.I601])" office:value-type="float" office:value="27590" calcext:value-type="float">
            <text:p>27590</text:p>
          </table:table-cell>
          <table:table-cell table:formula="of:=IF([.I601]&lt;0;1;0)" office:value-type="float" office:value="0" calcext:value-type="float">
            <text:p>0</text:p>
          </table:table-cell>
          <table:table-cell table:formula="of:=IF([.K601]=1;[.D601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date" office:date-value="2021-10-22" calcext:value-type="date">
            <text:p>22.10.2021</text:p>
          </table:table-cell>
          <table:table-cell office:value-type="string" calcext:value-type="string">
            <text:p>Przemysl</text:p>
          </table:table-cell>
          <table:table-cell office:value-type="float" office:value="4810" calcext:value-type="float">
            <text:p>4810</text:p>
          </table:table-cell>
          <table:table-cell table:formula="of:=VLOOKUP([.B602];[.$M$1:.$N$1048576];2;0)" office:value-type="string" office:string-value="piątek" calcext:value-type="string">
            <text:p>piątek</text:p>
          </table:table-cell>
          <table:table-cell table:formula="of:=IF(NOT(DAY([.B601]) = DAY([.B602]));1;0)" office:value-type="float" office:value="0" calcext:value-type="float">
            <text:p>0</text:p>
          </table:table-cell>
          <table:table-cell table:formula="of:=IF([.F602] = 1;IF(OR([.E602] = &quot;sobota&quot;;[.E602] = &quot;niedziela&quot;);5000;[.$Q$4]);0)" office:value-type="float" office:value="0" calcext:value-type="float">
            <text:p>0</text:p>
          </table:table-cell>
          <table:table-cell table:formula="of:=[.J601]+[.G602]" office:value-type="float" office:value="27590" calcext:value-type="float">
            <text:p>27590</text:p>
          </table:table-cell>
          <table:table-cell table:formula="of:=[.H602]-[.D602]" office:value-type="float" office:value="22780" calcext:value-type="float">
            <text:p>22780</text:p>
          </table:table-cell>
          <table:table-cell table:formula="of:=IF([.I602]&lt;0;[.H602];[.I602])" office:value-type="float" office:value="22780" calcext:value-type="float">
            <text:p>22780</text:p>
          </table:table-cell>
          <table:table-cell table:formula="of:=IF([.I602]&lt;0;1;0)" office:value-type="float" office:value="0" calcext:value-type="float">
            <text:p>0</text:p>
          </table:table-cell>
          <table:table-cell table:formula="of:=IF([.K602]=1;[.D602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date" office:date-value="2021-10-23" calcext:value-type="date">
            <text:p>23.10.2021</text:p>
          </table:table-cell>
          <table:table-cell office:value-type="string" calcext:value-type="string">
            <text:p>Ogrodzieniec</text:p>
          </table:table-cell>
          <table:table-cell office:value-type="float" office:value="5770" calcext:value-type="float">
            <text:p>5770</text:p>
          </table:table-cell>
          <table:table-cell table:formula="of:=VLOOKUP([.B603];[.$M$1:.$N$1048576];2;0)" office:value-type="string" office:string-value="sobota" calcext:value-type="string">
            <text:p>sobota</text:p>
          </table:table-cell>
          <table:table-cell table:formula="of:=IF(NOT(DAY([.B602]) = DAY([.B603]));1;0)" office:value-type="float" office:value="1" calcext:value-type="float">
            <text:p>1</text:p>
          </table:table-cell>
          <table:table-cell table:formula="of:=IF([.F603] = 1;IF(OR([.E603] = &quot;sobota&quot;;[.E603] = &quot;niedziela&quot;);5000;[.$Q$4]);0)" office:value-type="float" office:value="5000" calcext:value-type="float">
            <text:p>5000</text:p>
          </table:table-cell>
          <table:table-cell table:formula="of:=[.J602]+[.G603]" office:value-type="float" office:value="27780" calcext:value-type="float">
            <text:p>27780</text:p>
          </table:table-cell>
          <table:table-cell table:formula="of:=[.H603]-[.D603]" office:value-type="float" office:value="22010" calcext:value-type="float">
            <text:p>22010</text:p>
          </table:table-cell>
          <table:table-cell table:formula="of:=IF([.I603]&lt;0;[.H603];[.I603])" office:value-type="float" office:value="22010" calcext:value-type="float">
            <text:p>22010</text:p>
          </table:table-cell>
          <table:table-cell table:formula="of:=IF([.I603]&lt;0;1;0)" office:value-type="float" office:value="0" calcext:value-type="float">
            <text:p>0</text:p>
          </table:table-cell>
          <table:table-cell table:formula="of:=IF([.K603]=1;[.D603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date" office:date-value="2021-10-23" calcext:value-type="date">
            <text:p>23.10.2021</text:p>
          </table:table-cell>
          <table:table-cell office:value-type="string" calcext:value-type="string">
            <text:p>Malbork</text:p>
          </table:table-cell>
          <table:table-cell office:value-type="float" office:value="2610" calcext:value-type="float">
            <text:p>2610</text:p>
          </table:table-cell>
          <table:table-cell table:formula="of:=VLOOKUP([.B604];[.$M$1:.$N$1048576];2;0)" office:value-type="string" office:string-value="sobota" calcext:value-type="string">
            <text:p>sobota</text:p>
          </table:table-cell>
          <table:table-cell table:formula="of:=IF(NOT(DAY([.B603]) = DAY([.B604]));1;0)" office:value-type="float" office:value="0" calcext:value-type="float">
            <text:p>0</text:p>
          </table:table-cell>
          <table:table-cell table:formula="of:=IF([.F604] = 1;IF(OR([.E604] = &quot;sobota&quot;;[.E604] = &quot;niedziela&quot;);5000;[.$Q$4]);0)" office:value-type="float" office:value="0" calcext:value-type="float">
            <text:p>0</text:p>
          </table:table-cell>
          <table:table-cell table:formula="of:=[.J603]+[.G604]" office:value-type="float" office:value="22010" calcext:value-type="float">
            <text:p>22010</text:p>
          </table:table-cell>
          <table:table-cell table:formula="of:=[.H604]-[.D604]" office:value-type="float" office:value="19400" calcext:value-type="float">
            <text:p>19400</text:p>
          </table:table-cell>
          <table:table-cell table:formula="of:=IF([.I604]&lt;0;[.H604];[.I604])" office:value-type="float" office:value="19400" calcext:value-type="float">
            <text:p>19400</text:p>
          </table:table-cell>
          <table:table-cell table:formula="of:=IF([.I604]&lt;0;1;0)" office:value-type="float" office:value="0" calcext:value-type="float">
            <text:p>0</text:p>
          </table:table-cell>
          <table:table-cell table:formula="of:=IF([.K604]=1;[.D604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date" office:date-value="2021-10-24" calcext:value-type="date">
            <text:p>24.10.2021</text:p>
          </table:table-cell>
          <table:table-cell office:value-type="string" calcext:value-type="string">
            <text:p>Przemysl</text:p>
          </table:table-cell>
          <table:table-cell office:value-type="float" office:value="2670" calcext:value-type="float">
            <text:p>2670</text:p>
          </table:table-cell>
          <table:table-cell table:formula="of:=VLOOKUP([.B605];[.$M$1:.$N$1048576];2;0)" office:value-type="string" office:string-value="niedziela" calcext:value-type="string">
            <text:p>niedziela</text:p>
          </table:table-cell>
          <table:table-cell table:formula="of:=IF(NOT(DAY([.B604]) = DAY([.B605]));1;0)" office:value-type="float" office:value="1" calcext:value-type="float">
            <text:p>1</text:p>
          </table:table-cell>
          <table:table-cell table:formula="of:=IF([.F605] = 1;IF(OR([.E605] = &quot;sobota&quot;;[.E605] = &quot;niedziela&quot;);5000;[.$Q$4]);0)" office:value-type="float" office:value="5000" calcext:value-type="float">
            <text:p>5000</text:p>
          </table:table-cell>
          <table:table-cell table:formula="of:=[.J604]+[.G605]" office:value-type="float" office:value="24400" calcext:value-type="float">
            <text:p>24400</text:p>
          </table:table-cell>
          <table:table-cell table:formula="of:=[.H605]-[.D605]" office:value-type="float" office:value="21730" calcext:value-type="float">
            <text:p>21730</text:p>
          </table:table-cell>
          <table:table-cell table:formula="of:=IF([.I605]&lt;0;[.H605];[.I605])" office:value-type="float" office:value="21730" calcext:value-type="float">
            <text:p>21730</text:p>
          </table:table-cell>
          <table:table-cell table:formula="of:=IF([.I605]&lt;0;1;0)" office:value-type="float" office:value="0" calcext:value-type="float">
            <text:p>0</text:p>
          </table:table-cell>
          <table:table-cell table:formula="of:=IF([.K605]=1;[.D605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date" office:date-value="2021-10-24" calcext:value-type="date">
            <text:p>24.10.2021</text:p>
          </table:table-cell>
          <table:table-cell office:value-type="string" calcext:value-type="string">
            <text:p>Malbork</text:p>
          </table:table-cell>
          <table:table-cell office:value-type="float" office:value="1330" calcext:value-type="float">
            <text:p>1330</text:p>
          </table:table-cell>
          <table:table-cell table:formula="of:=VLOOKUP([.B606];[.$M$1:.$N$1048576];2;0)" office:value-type="string" office:string-value="niedziela" calcext:value-type="string">
            <text:p>niedziela</text:p>
          </table:table-cell>
          <table:table-cell table:formula="of:=IF(NOT(DAY([.B605]) = DAY([.B606]));1;0)" office:value-type="float" office:value="0" calcext:value-type="float">
            <text:p>0</text:p>
          </table:table-cell>
          <table:table-cell table:formula="of:=IF([.F606] = 1;IF(OR([.E606] = &quot;sobota&quot;;[.E606] = &quot;niedziela&quot;);5000;[.$Q$4]);0)" office:value-type="float" office:value="0" calcext:value-type="float">
            <text:p>0</text:p>
          </table:table-cell>
          <table:table-cell table:formula="of:=[.J605]+[.G606]" office:value-type="float" office:value="21730" calcext:value-type="float">
            <text:p>21730</text:p>
          </table:table-cell>
          <table:table-cell table:formula="of:=[.H606]-[.D606]" office:value-type="float" office:value="20400" calcext:value-type="float">
            <text:p>20400</text:p>
          </table:table-cell>
          <table:table-cell table:formula="of:=IF([.I606]&lt;0;[.H606];[.I606])" office:value-type="float" office:value="20400" calcext:value-type="float">
            <text:p>20400</text:p>
          </table:table-cell>
          <table:table-cell table:formula="of:=IF([.I606]&lt;0;1;0)" office:value-type="float" office:value="0" calcext:value-type="float">
            <text:p>0</text:p>
          </table:table-cell>
          <table:table-cell table:formula="of:=IF([.K606]=1;[.D606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date" office:date-value="2021-10-25" calcext:value-type="date">
            <text:p>25.10.2021</text:p>
          </table:table-cell>
          <table:table-cell office:value-type="string" calcext:value-type="string">
            <text:p>Przemysl</text:p>
          </table:table-cell>
          <table:table-cell office:value-type="float" office:value="1700" calcext:value-type="float">
            <text:p>1700</text:p>
          </table:table-cell>
          <table:table-cell table:formula="of:=VLOOKUP([.B607];[.$M$1:.$N$1048576];2;0)" office:value-type="string" office:string-value="poniedziałek" calcext:value-type="string">
            <text:p>poniedziałek</text:p>
          </table:table-cell>
          <table:table-cell table:formula="of:=IF(NOT(DAY([.B606]) = DAY([.B607]));1;0)" office:value-type="float" office:value="1" calcext:value-type="float">
            <text:p>1</text:p>
          </table:table-cell>
          <table:table-cell table:formula="of:=IF([.F607] = 1;IF(OR([.E607] = &quot;sobota&quot;;[.E607] = &quot;niedziela&quot;);5000;[.$Q$4]);0)" office:value-type="float" office:value="13179" calcext:value-type="float">
            <text:p>13179</text:p>
          </table:table-cell>
          <table:table-cell table:formula="of:=[.J606]+[.G607]" office:value-type="float" office:value="33579" calcext:value-type="float">
            <text:p>33579</text:p>
          </table:table-cell>
          <table:table-cell table:formula="of:=[.H607]-[.D607]" office:value-type="float" office:value="31879" calcext:value-type="float">
            <text:p>31879</text:p>
          </table:table-cell>
          <table:table-cell table:formula="of:=IF([.I607]&lt;0;[.H607];[.I607])" office:value-type="float" office:value="31879" calcext:value-type="float">
            <text:p>31879</text:p>
          </table:table-cell>
          <table:table-cell table:formula="of:=IF([.I607]&lt;0;1;0)" office:value-type="float" office:value="0" calcext:value-type="float">
            <text:p>0</text:p>
          </table:table-cell>
          <table:table-cell table:formula="of:=IF([.K607]=1;[.D607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date" office:date-value="2021-10-25" calcext:value-type="date">
            <text:p>25.10.2021</text:p>
          </table:table-cell>
          <table:table-cell office:value-type="string" calcext:value-type="string">
            <text:p>Gniezno</text:p>
          </table:table-cell>
          <table:table-cell office:value-type="float" office:value="1050" calcext:value-type="float">
            <text:p>1050</text:p>
          </table:table-cell>
          <table:table-cell table:formula="of:=VLOOKUP([.B608];[.$M$1:.$N$1048576];2;0)" office:value-type="string" office:string-value="poniedziałek" calcext:value-type="string">
            <text:p>poniedziałek</text:p>
          </table:table-cell>
          <table:table-cell table:formula="of:=IF(NOT(DAY([.B607]) = DAY([.B608]));1;0)" office:value-type="float" office:value="0" calcext:value-type="float">
            <text:p>0</text:p>
          </table:table-cell>
          <table:table-cell table:formula="of:=IF([.F608] = 1;IF(OR([.E608] = &quot;sobota&quot;;[.E608] = &quot;niedziela&quot;);5000;[.$Q$4]);0)" office:value-type="float" office:value="0" calcext:value-type="float">
            <text:p>0</text:p>
          </table:table-cell>
          <table:table-cell table:formula="of:=[.J607]+[.G608]" office:value-type="float" office:value="31879" calcext:value-type="float">
            <text:p>31879</text:p>
          </table:table-cell>
          <table:table-cell table:formula="of:=[.H608]-[.D608]" office:value-type="float" office:value="30829" calcext:value-type="float">
            <text:p>30829</text:p>
          </table:table-cell>
          <table:table-cell table:formula="of:=IF([.I608]&lt;0;[.H608];[.I608])" office:value-type="float" office:value="30829" calcext:value-type="float">
            <text:p>30829</text:p>
          </table:table-cell>
          <table:table-cell table:formula="of:=IF([.I608]&lt;0;1;0)" office:value-type="float" office:value="0" calcext:value-type="float">
            <text:p>0</text:p>
          </table:table-cell>
          <table:table-cell table:formula="of:=IF([.K608]=1;[.D608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date" office:date-value="2021-10-25" calcext:value-type="date">
            <text:p>25.10.2021</text:p>
          </table:table-cell>
          <table:table-cell office:value-type="string" calcext:value-type="string">
            <text:p>Ogrodzieniec</text:p>
          </table:table-cell>
          <table:table-cell office:value-type="float" office:value="1750" calcext:value-type="float">
            <text:p>1750</text:p>
          </table:table-cell>
          <table:table-cell table:formula="of:=VLOOKUP([.B609];[.$M$1:.$N$1048576];2;0)" office:value-type="string" office:string-value="poniedziałek" calcext:value-type="string">
            <text:p>poniedziałek</text:p>
          </table:table-cell>
          <table:table-cell table:formula="of:=IF(NOT(DAY([.B608]) = DAY([.B609]));1;0)" office:value-type="float" office:value="0" calcext:value-type="float">
            <text:p>0</text:p>
          </table:table-cell>
          <table:table-cell table:formula="of:=IF([.F609] = 1;IF(OR([.E609] = &quot;sobota&quot;;[.E609] = &quot;niedziela&quot;);5000;[.$Q$4]);0)" office:value-type="float" office:value="0" calcext:value-type="float">
            <text:p>0</text:p>
          </table:table-cell>
          <table:table-cell table:formula="of:=[.J608]+[.G609]" office:value-type="float" office:value="30829" calcext:value-type="float">
            <text:p>30829</text:p>
          </table:table-cell>
          <table:table-cell table:formula="of:=[.H609]-[.D609]" office:value-type="float" office:value="29079" calcext:value-type="float">
            <text:p>29079</text:p>
          </table:table-cell>
          <table:table-cell table:formula="of:=IF([.I609]&lt;0;[.H609];[.I609])" office:value-type="float" office:value="29079" calcext:value-type="float">
            <text:p>29079</text:p>
          </table:table-cell>
          <table:table-cell table:formula="of:=IF([.I609]&lt;0;1;0)" office:value-type="float" office:value="0" calcext:value-type="float">
            <text:p>0</text:p>
          </table:table-cell>
          <table:table-cell table:formula="of:=IF([.K609]=1;[.D609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date" office:date-value="2021-10-25" calcext:value-type="date">
            <text:p>25.10.2021</text:p>
          </table:table-cell>
          <table:table-cell office:value-type="string" calcext:value-type="string">
            <text:p>Malbork</text:p>
          </table:table-cell>
          <table:table-cell office:value-type="float" office:value="6530" calcext:value-type="float">
            <text:p>6530</text:p>
          </table:table-cell>
          <table:table-cell table:formula="of:=VLOOKUP([.B610];[.$M$1:.$N$1048576];2;0)" office:value-type="string" office:string-value="poniedziałek" calcext:value-type="string">
            <text:p>poniedziałek</text:p>
          </table:table-cell>
          <table:table-cell table:formula="of:=IF(NOT(DAY([.B609]) = DAY([.B610]));1;0)" office:value-type="float" office:value="0" calcext:value-type="float">
            <text:p>0</text:p>
          </table:table-cell>
          <table:table-cell table:formula="of:=IF([.F610] = 1;IF(OR([.E610] = &quot;sobota&quot;;[.E610] = &quot;niedziela&quot;);5000;[.$Q$4]);0)" office:value-type="float" office:value="0" calcext:value-type="float">
            <text:p>0</text:p>
          </table:table-cell>
          <table:table-cell table:formula="of:=[.J609]+[.G610]" office:value-type="float" office:value="29079" calcext:value-type="float">
            <text:p>29079</text:p>
          </table:table-cell>
          <table:table-cell table:formula="of:=[.H610]-[.D610]" office:value-type="float" office:value="22549" calcext:value-type="float">
            <text:p>22549</text:p>
          </table:table-cell>
          <table:table-cell table:formula="of:=IF([.I610]&lt;0;[.H610];[.I610])" office:value-type="float" office:value="22549" calcext:value-type="float">
            <text:p>22549</text:p>
          </table:table-cell>
          <table:table-cell table:formula="of:=IF([.I610]&lt;0;1;0)" office:value-type="float" office:value="0" calcext:value-type="float">
            <text:p>0</text:p>
          </table:table-cell>
          <table:table-cell table:formula="of:=IF([.K610]=1;[.D610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date" office:date-value="2021-10-26" calcext:value-type="date">
            <text:p>26.10.2021</text:p>
          </table:table-cell>
          <table:table-cell office:value-type="string" calcext:value-type="string">
            <text:p>Ogrodzieniec</text:p>
          </table:table-cell>
          <table:table-cell office:value-type="float" office:value="6980" calcext:value-type="float">
            <text:p>6980</text:p>
          </table:table-cell>
          <table:table-cell table:formula="of:=VLOOKUP([.B611];[.$M$1:.$N$1048576];2;0)" office:value-type="string" office:string-value="wtorek" calcext:value-type="string">
            <text:p>wtorek</text:p>
          </table:table-cell>
          <table:table-cell table:formula="of:=IF(NOT(DAY([.B610]) = DAY([.B611]));1;0)" office:value-type="float" office:value="1" calcext:value-type="float">
            <text:p>1</text:p>
          </table:table-cell>
          <table:table-cell table:formula="of:=IF([.F611] = 1;IF(OR([.E611] = &quot;sobota&quot;;[.E611] = &quot;niedziela&quot;);5000;[.$Q$4]);0)" office:value-type="float" office:value="13179" calcext:value-type="float">
            <text:p>13179</text:p>
          </table:table-cell>
          <table:table-cell table:formula="of:=[.J610]+[.G611]" office:value-type="float" office:value="35728" calcext:value-type="float">
            <text:p>35728</text:p>
          </table:table-cell>
          <table:table-cell table:formula="of:=[.H611]-[.D611]" office:value-type="float" office:value="28748" calcext:value-type="float">
            <text:p>28748</text:p>
          </table:table-cell>
          <table:table-cell table:formula="of:=IF([.I611]&lt;0;[.H611];[.I611])" office:value-type="float" office:value="28748" calcext:value-type="float">
            <text:p>28748</text:p>
          </table:table-cell>
          <table:table-cell table:formula="of:=IF([.I611]&lt;0;1;0)" office:value-type="float" office:value="0" calcext:value-type="float">
            <text:p>0</text:p>
          </table:table-cell>
          <table:table-cell table:formula="of:=IF([.K611]=1;[.D611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date" office:date-value="2021-10-26" calcext:value-type="date">
            <text:p>26.10.2021</text:p>
          </table:table-cell>
          <table:table-cell office:value-type="string" calcext:value-type="string">
            <text:p>Gniezno</text:p>
          </table:table-cell>
          <table:table-cell office:value-type="float" office:value="6590" calcext:value-type="float">
            <text:p>6590</text:p>
          </table:table-cell>
          <table:table-cell table:formula="of:=VLOOKUP([.B612];[.$M$1:.$N$1048576];2;0)" office:value-type="string" office:string-value="wtorek" calcext:value-type="string">
            <text:p>wtorek</text:p>
          </table:table-cell>
          <table:table-cell table:formula="of:=IF(NOT(DAY([.B611]) = DAY([.B612]));1;0)" office:value-type="float" office:value="0" calcext:value-type="float">
            <text:p>0</text:p>
          </table:table-cell>
          <table:table-cell table:formula="of:=IF([.F612] = 1;IF(OR([.E612] = &quot;sobota&quot;;[.E612] = &quot;niedziela&quot;);5000;[.$Q$4]);0)" office:value-type="float" office:value="0" calcext:value-type="float">
            <text:p>0</text:p>
          </table:table-cell>
          <table:table-cell table:formula="of:=[.J611]+[.G612]" office:value-type="float" office:value="28748" calcext:value-type="float">
            <text:p>28748</text:p>
          </table:table-cell>
          <table:table-cell table:formula="of:=[.H612]-[.D612]" office:value-type="float" office:value="22158" calcext:value-type="float">
            <text:p>22158</text:p>
          </table:table-cell>
          <table:table-cell table:formula="of:=IF([.I612]&lt;0;[.H612];[.I612])" office:value-type="float" office:value="22158" calcext:value-type="float">
            <text:p>22158</text:p>
          </table:table-cell>
          <table:table-cell table:formula="of:=IF([.I612]&lt;0;1;0)" office:value-type="float" office:value="0" calcext:value-type="float">
            <text:p>0</text:p>
          </table:table-cell>
          <table:table-cell table:formula="of:=IF([.K612]=1;[.D612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date" office:date-value="2021-10-26" calcext:value-type="date">
            <text:p>26.10.2021</text:p>
          </table:table-cell>
          <table:table-cell office:value-type="string" calcext:value-type="string">
            <text:p>Przemysl</text:p>
          </table:table-cell>
          <table:table-cell office:value-type="float" office:value="2090" calcext:value-type="float">
            <text:p>2090</text:p>
          </table:table-cell>
          <table:table-cell table:formula="of:=VLOOKUP([.B613];[.$M$1:.$N$1048576];2;0)" office:value-type="string" office:string-value="wtorek" calcext:value-type="string">
            <text:p>wtorek</text:p>
          </table:table-cell>
          <table:table-cell table:formula="of:=IF(NOT(DAY([.B612]) = DAY([.B613]));1;0)" office:value-type="float" office:value="0" calcext:value-type="float">
            <text:p>0</text:p>
          </table:table-cell>
          <table:table-cell table:formula="of:=IF([.F613] = 1;IF(OR([.E613] = &quot;sobota&quot;;[.E613] = &quot;niedziela&quot;);5000;[.$Q$4]);0)" office:value-type="float" office:value="0" calcext:value-type="float">
            <text:p>0</text:p>
          </table:table-cell>
          <table:table-cell table:formula="of:=[.J612]+[.G613]" office:value-type="float" office:value="22158" calcext:value-type="float">
            <text:p>22158</text:p>
          </table:table-cell>
          <table:table-cell table:formula="of:=[.H613]-[.D613]" office:value-type="float" office:value="20068" calcext:value-type="float">
            <text:p>20068</text:p>
          </table:table-cell>
          <table:table-cell table:formula="of:=IF([.I613]&lt;0;[.H613];[.I613])" office:value-type="float" office:value="20068" calcext:value-type="float">
            <text:p>20068</text:p>
          </table:table-cell>
          <table:table-cell table:formula="of:=IF([.I613]&lt;0;1;0)" office:value-type="float" office:value="0" calcext:value-type="float">
            <text:p>0</text:p>
          </table:table-cell>
          <table:table-cell table:formula="of:=IF([.K613]=1;[.D613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date" office:date-value="2021-10-27" calcext:value-type="date">
            <text:p>27.10.2021</text:p>
          </table:table-cell>
          <table:table-cell office:value-type="string" calcext:value-type="string">
            <text:p>Przemysl</text:p>
          </table:table-cell>
          <table:table-cell office:value-type="float" office:value="3960" calcext:value-type="float">
            <text:p>3960</text:p>
          </table:table-cell>
          <table:table-cell table:formula="of:=VLOOKUP([.B614];[.$M$1:.$N$1048576];2;0)" office:value-type="string" office:string-value="środa" calcext:value-type="string">
            <text:p>środa</text:p>
          </table:table-cell>
          <table:table-cell table:formula="of:=IF(NOT(DAY([.B613]) = DAY([.B614]));1;0)" office:value-type="float" office:value="1" calcext:value-type="float">
            <text:p>1</text:p>
          </table:table-cell>
          <table:table-cell table:formula="of:=IF([.F614] = 1;IF(OR([.E614] = &quot;sobota&quot;;[.E614] = &quot;niedziela&quot;);5000;[.$Q$4]);0)" office:value-type="float" office:value="13179" calcext:value-type="float">
            <text:p>13179</text:p>
          </table:table-cell>
          <table:table-cell table:formula="of:=[.J613]+[.G614]" office:value-type="float" office:value="33247" calcext:value-type="float">
            <text:p>33247</text:p>
          </table:table-cell>
          <table:table-cell table:formula="of:=[.H614]-[.D614]" office:value-type="float" office:value="29287" calcext:value-type="float">
            <text:p>29287</text:p>
          </table:table-cell>
          <table:table-cell table:formula="of:=IF([.I614]&lt;0;[.H614];[.I614])" office:value-type="float" office:value="29287" calcext:value-type="float">
            <text:p>29287</text:p>
          </table:table-cell>
          <table:table-cell table:formula="of:=IF([.I614]&lt;0;1;0)" office:value-type="float" office:value="0" calcext:value-type="float">
            <text:p>0</text:p>
          </table:table-cell>
          <table:table-cell table:formula="of:=IF([.K614]=1;[.D614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date" office:date-value="2021-10-27" calcext:value-type="date">
            <text:p>27.10.2021</text:p>
          </table:table-cell>
          <table:table-cell office:value-type="string" calcext:value-type="string">
            <text:p>Gniezno</text:p>
          </table:table-cell>
          <table:table-cell office:value-type="float" office:value="6430" calcext:value-type="float">
            <text:p>6430</text:p>
          </table:table-cell>
          <table:table-cell table:formula="of:=VLOOKUP([.B615];[.$M$1:.$N$1048576];2;0)" office:value-type="string" office:string-value="środa" calcext:value-type="string">
            <text:p>środa</text:p>
          </table:table-cell>
          <table:table-cell table:formula="of:=IF(NOT(DAY([.B614]) = DAY([.B615]));1;0)" office:value-type="float" office:value="0" calcext:value-type="float">
            <text:p>0</text:p>
          </table:table-cell>
          <table:table-cell table:formula="of:=IF([.F615] = 1;IF(OR([.E615] = &quot;sobota&quot;;[.E615] = &quot;niedziela&quot;);5000;[.$Q$4]);0)" office:value-type="float" office:value="0" calcext:value-type="float">
            <text:p>0</text:p>
          </table:table-cell>
          <table:table-cell table:formula="of:=[.J614]+[.G615]" office:value-type="float" office:value="29287" calcext:value-type="float">
            <text:p>29287</text:p>
          </table:table-cell>
          <table:table-cell table:formula="of:=[.H615]-[.D615]" office:value-type="float" office:value="22857" calcext:value-type="float">
            <text:p>22857</text:p>
          </table:table-cell>
          <table:table-cell table:formula="of:=IF([.I615]&lt;0;[.H615];[.I615])" office:value-type="float" office:value="22857" calcext:value-type="float">
            <text:p>22857</text:p>
          </table:table-cell>
          <table:table-cell table:formula="of:=IF([.I615]&lt;0;1;0)" office:value-type="float" office:value="0" calcext:value-type="float">
            <text:p>0</text:p>
          </table:table-cell>
          <table:table-cell table:formula="of:=IF([.K615]=1;[.D615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date" office:date-value="2021-10-27" calcext:value-type="date">
            <text:p>27.10.2021</text:p>
          </table:table-cell>
          <table:table-cell office:value-type="string" calcext:value-type="string">
            <text:p>Ogrodzieniec</text:p>
          </table:table-cell>
          <table:table-cell office:value-type="float" office:value="9940" calcext:value-type="float">
            <text:p>9940</text:p>
          </table:table-cell>
          <table:table-cell table:formula="of:=VLOOKUP([.B616];[.$M$1:.$N$1048576];2;0)" office:value-type="string" office:string-value="środa" calcext:value-type="string">
            <text:p>środa</text:p>
          </table:table-cell>
          <table:table-cell table:formula="of:=IF(NOT(DAY([.B615]) = DAY([.B616]));1;0)" office:value-type="float" office:value="0" calcext:value-type="float">
            <text:p>0</text:p>
          </table:table-cell>
          <table:table-cell table:formula="of:=IF([.F616] = 1;IF(OR([.E616] = &quot;sobota&quot;;[.E616] = &quot;niedziela&quot;);5000;[.$Q$4]);0)" office:value-type="float" office:value="0" calcext:value-type="float">
            <text:p>0</text:p>
          </table:table-cell>
          <table:table-cell table:formula="of:=[.J615]+[.G616]" office:value-type="float" office:value="22857" calcext:value-type="float">
            <text:p>22857</text:p>
          </table:table-cell>
          <table:table-cell table:formula="of:=[.H616]-[.D616]" office:value-type="float" office:value="12917" calcext:value-type="float">
            <text:p>12917</text:p>
          </table:table-cell>
          <table:table-cell table:formula="of:=IF([.I616]&lt;0;[.H616];[.I616])" office:value-type="float" office:value="12917" calcext:value-type="float">
            <text:p>12917</text:p>
          </table:table-cell>
          <table:table-cell table:formula="of:=IF([.I616]&lt;0;1;0)" office:value-type="float" office:value="0" calcext:value-type="float">
            <text:p>0</text:p>
          </table:table-cell>
          <table:table-cell table:formula="of:=IF([.K616]=1;[.D616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date" office:date-value="2021-10-27" calcext:value-type="date">
            <text:p>27.10.2021</text:p>
          </table:table-cell>
          <table:table-cell office:value-type="string" calcext:value-type="string">
            <text:p>Malbork</text:p>
          </table:table-cell>
          <table:table-cell office:value-type="float" office:value="4220" calcext:value-type="float">
            <text:p>4220</text:p>
          </table:table-cell>
          <table:table-cell table:formula="of:=VLOOKUP([.B617];[.$M$1:.$N$1048576];2;0)" office:value-type="string" office:string-value="środa" calcext:value-type="string">
            <text:p>środa</text:p>
          </table:table-cell>
          <table:table-cell table:formula="of:=IF(NOT(DAY([.B616]) = DAY([.B617]));1;0)" office:value-type="float" office:value="0" calcext:value-type="float">
            <text:p>0</text:p>
          </table:table-cell>
          <table:table-cell table:formula="of:=IF([.F617] = 1;IF(OR([.E617] = &quot;sobota&quot;;[.E617] = &quot;niedziela&quot;);5000;[.$Q$4]);0)" office:value-type="float" office:value="0" calcext:value-type="float">
            <text:p>0</text:p>
          </table:table-cell>
          <table:table-cell table:formula="of:=[.J616]+[.G617]" office:value-type="float" office:value="12917" calcext:value-type="float">
            <text:p>12917</text:p>
          </table:table-cell>
          <table:table-cell table:formula="of:=[.H617]-[.D617]" office:value-type="float" office:value="8697" calcext:value-type="float">
            <text:p>8697</text:p>
          </table:table-cell>
          <table:table-cell table:formula="of:=IF([.I617]&lt;0;[.H617];[.I617])" office:value-type="float" office:value="8697" calcext:value-type="float">
            <text:p>8697</text:p>
          </table:table-cell>
          <table:table-cell table:formula="of:=IF([.I617]&lt;0;1;0)" office:value-type="float" office:value="0" calcext:value-type="float">
            <text:p>0</text:p>
          </table:table-cell>
          <table:table-cell table:formula="of:=IF([.K617]=1;[.D617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date" office:date-value="2021-10-28" calcext:value-type="date">
            <text:p>28.10.2021</text:p>
          </table:table-cell>
          <table:table-cell office:value-type="string" calcext:value-type="string">
            <text:p>Malbork</text:p>
          </table:table-cell>
          <table:table-cell office:value-type="float" office:value="2630" calcext:value-type="float">
            <text:p>2630</text:p>
          </table:table-cell>
          <table:table-cell table:formula="of:=VLOOKUP([.B618];[.$M$1:.$N$1048576];2;0)" office:value-type="string" office:string-value="czwartek" calcext:value-type="string">
            <text:p>czwartek</text:p>
          </table:table-cell>
          <table:table-cell table:formula="of:=IF(NOT(DAY([.B617]) = DAY([.B618]));1;0)" office:value-type="float" office:value="1" calcext:value-type="float">
            <text:p>1</text:p>
          </table:table-cell>
          <table:table-cell table:formula="of:=IF([.F618] = 1;IF(OR([.E618] = &quot;sobota&quot;;[.E618] = &quot;niedziela&quot;);5000;[.$Q$4]);0)" office:value-type="float" office:value="13179" calcext:value-type="float">
            <text:p>13179</text:p>
          </table:table-cell>
          <table:table-cell table:formula="of:=[.J617]+[.G618]" office:value-type="float" office:value="21876" calcext:value-type="float">
            <text:p>21876</text:p>
          </table:table-cell>
          <table:table-cell table:formula="of:=[.H618]-[.D618]" office:value-type="float" office:value="19246" calcext:value-type="float">
            <text:p>19246</text:p>
          </table:table-cell>
          <table:table-cell table:formula="of:=IF([.I618]&lt;0;[.H618];[.I618])" office:value-type="float" office:value="19246" calcext:value-type="float">
            <text:p>19246</text:p>
          </table:table-cell>
          <table:table-cell table:formula="of:=IF([.I618]&lt;0;1;0)" office:value-type="float" office:value="0" calcext:value-type="float">
            <text:p>0</text:p>
          </table:table-cell>
          <table:table-cell table:formula="of:=IF([.K618]=1;[.D618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date" office:date-value="2021-10-28" calcext:value-type="date">
            <text:p>28.10.2021</text:p>
          </table:table-cell>
          <table:table-cell office:value-type="string" calcext:value-type="string">
            <text:p>Ogrodzieniec</text:p>
          </table:table-cell>
          <table:table-cell office:value-type="float" office:value="3540" calcext:value-type="float">
            <text:p>3540</text:p>
          </table:table-cell>
          <table:table-cell table:formula="of:=VLOOKUP([.B619];[.$M$1:.$N$1048576];2;0)" office:value-type="string" office:string-value="czwartek" calcext:value-type="string">
            <text:p>czwartek</text:p>
          </table:table-cell>
          <table:table-cell table:formula="of:=IF(NOT(DAY([.B618]) = DAY([.B619]));1;0)" office:value-type="float" office:value="0" calcext:value-type="float">
            <text:p>0</text:p>
          </table:table-cell>
          <table:table-cell table:formula="of:=IF([.F619] = 1;IF(OR([.E619] = &quot;sobota&quot;;[.E619] = &quot;niedziela&quot;);5000;[.$Q$4]);0)" office:value-type="float" office:value="0" calcext:value-type="float">
            <text:p>0</text:p>
          </table:table-cell>
          <table:table-cell table:formula="of:=[.J618]+[.G619]" office:value-type="float" office:value="19246" calcext:value-type="float">
            <text:p>19246</text:p>
          </table:table-cell>
          <table:table-cell table:formula="of:=[.H619]-[.D619]" office:value-type="float" office:value="15706" calcext:value-type="float">
            <text:p>15706</text:p>
          </table:table-cell>
          <table:table-cell table:formula="of:=IF([.I619]&lt;0;[.H619];[.I619])" office:value-type="float" office:value="15706" calcext:value-type="float">
            <text:p>15706</text:p>
          </table:table-cell>
          <table:table-cell table:formula="of:=IF([.I619]&lt;0;1;0)" office:value-type="float" office:value="0" calcext:value-type="float">
            <text:p>0</text:p>
          </table:table-cell>
          <table:table-cell table:formula="of:=IF([.K619]=1;[.D619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date" office:date-value="2021-10-29" calcext:value-type="date">
            <text:p>29.10.2021</text:p>
          </table:table-cell>
          <table:table-cell office:value-type="string" calcext:value-type="string">
            <text:p>Przemysl</text:p>
          </table:table-cell>
          <table:table-cell office:value-type="float" office:value="2630" calcext:value-type="float">
            <text:p>2630</text:p>
          </table:table-cell>
          <table:table-cell table:formula="of:=VLOOKUP([.B620];[.$M$1:.$N$1048576];2;0)" office:value-type="string" office:string-value="piątek" calcext:value-type="string">
            <text:p>piątek</text:p>
          </table:table-cell>
          <table:table-cell table:formula="of:=IF(NOT(DAY([.B619]) = DAY([.B620]));1;0)" office:value-type="float" office:value="1" calcext:value-type="float">
            <text:p>1</text:p>
          </table:table-cell>
          <table:table-cell table:formula="of:=IF([.F620] = 1;IF(OR([.E620] = &quot;sobota&quot;;[.E620] = &quot;niedziela&quot;);5000;[.$Q$4]);0)" office:value-type="float" office:value="13179" calcext:value-type="float">
            <text:p>13179</text:p>
          </table:table-cell>
          <table:table-cell table:formula="of:=[.J619]+[.G620]" office:value-type="float" office:value="28885" calcext:value-type="float">
            <text:p>28885</text:p>
          </table:table-cell>
          <table:table-cell table:formula="of:=[.H620]-[.D620]" office:value-type="float" office:value="26255" calcext:value-type="float">
            <text:p>26255</text:p>
          </table:table-cell>
          <table:table-cell table:formula="of:=IF([.I620]&lt;0;[.H620];[.I620])" office:value-type="float" office:value="26255" calcext:value-type="float">
            <text:p>26255</text:p>
          </table:table-cell>
          <table:table-cell table:formula="of:=IF([.I620]&lt;0;1;0)" office:value-type="float" office:value="0" calcext:value-type="float">
            <text:p>0</text:p>
          </table:table-cell>
          <table:table-cell table:formula="of:=IF([.K620]=1;[.D620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date" office:date-value="2021-10-30" calcext:value-type="date">
            <text:p>30.10.2021</text:p>
          </table:table-cell>
          <table:table-cell office:value-type="string" calcext:value-type="string">
            <text:p>Gniezno</text:p>
          </table:table-cell>
          <table:table-cell office:value-type="float" office:value="4230" calcext:value-type="float">
            <text:p>4230</text:p>
          </table:table-cell>
          <table:table-cell table:formula="of:=VLOOKUP([.B621];[.$M$1:.$N$1048576];2;0)" office:value-type="string" office:string-value="sobota" calcext:value-type="string">
            <text:p>sobota</text:p>
          </table:table-cell>
          <table:table-cell table:formula="of:=IF(NOT(DAY([.B620]) = DAY([.B621]));1;0)" office:value-type="float" office:value="1" calcext:value-type="float">
            <text:p>1</text:p>
          </table:table-cell>
          <table:table-cell table:formula="of:=IF([.F621] = 1;IF(OR([.E621] = &quot;sobota&quot;;[.E621] = &quot;niedziela&quot;);5000;[.$Q$4]);0)" office:value-type="float" office:value="5000" calcext:value-type="float">
            <text:p>5000</text:p>
          </table:table-cell>
          <table:table-cell table:formula="of:=[.J620]+[.G621]" office:value-type="float" office:value="31255" calcext:value-type="float">
            <text:p>31255</text:p>
          </table:table-cell>
          <table:table-cell table:formula="of:=[.H621]-[.D621]" office:value-type="float" office:value="27025" calcext:value-type="float">
            <text:p>27025</text:p>
          </table:table-cell>
          <table:table-cell table:formula="of:=IF([.I621]&lt;0;[.H621];[.I621])" office:value-type="float" office:value="27025" calcext:value-type="float">
            <text:p>27025</text:p>
          </table:table-cell>
          <table:table-cell table:formula="of:=IF([.I621]&lt;0;1;0)" office:value-type="float" office:value="0" calcext:value-type="float">
            <text:p>0</text:p>
          </table:table-cell>
          <table:table-cell table:formula="of:=IF([.K621]=1;[.D621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date" office:date-value="2021-10-30" calcext:value-type="date">
            <text:p>30.10.2021</text:p>
          </table:table-cell>
          <table:table-cell office:value-type="string" calcext:value-type="string">
            <text:p>Ogrodzieniec</text:p>
          </table:table-cell>
          <table:table-cell office:value-type="float" office:value="4630" calcext:value-type="float">
            <text:p>4630</text:p>
          </table:table-cell>
          <table:table-cell table:formula="of:=VLOOKUP([.B622];[.$M$1:.$N$1048576];2;0)" office:value-type="string" office:string-value="sobota" calcext:value-type="string">
            <text:p>sobota</text:p>
          </table:table-cell>
          <table:table-cell table:formula="of:=IF(NOT(DAY([.B621]) = DAY([.B622]));1;0)" office:value-type="float" office:value="0" calcext:value-type="float">
            <text:p>0</text:p>
          </table:table-cell>
          <table:table-cell table:formula="of:=IF([.F622] = 1;IF(OR([.E622] = &quot;sobota&quot;;[.E622] = &quot;niedziela&quot;);5000;[.$Q$4]);0)" office:value-type="float" office:value="0" calcext:value-type="float">
            <text:p>0</text:p>
          </table:table-cell>
          <table:table-cell table:formula="of:=[.J621]+[.G622]" office:value-type="float" office:value="27025" calcext:value-type="float">
            <text:p>27025</text:p>
          </table:table-cell>
          <table:table-cell table:formula="of:=[.H622]-[.D622]" office:value-type="float" office:value="22395" calcext:value-type="float">
            <text:p>22395</text:p>
          </table:table-cell>
          <table:table-cell table:formula="of:=IF([.I622]&lt;0;[.H622];[.I622])" office:value-type="float" office:value="22395" calcext:value-type="float">
            <text:p>22395</text:p>
          </table:table-cell>
          <table:table-cell table:formula="of:=IF([.I622]&lt;0;1;0)" office:value-type="float" office:value="0" calcext:value-type="float">
            <text:p>0</text:p>
          </table:table-cell>
          <table:table-cell table:formula="of:=IF([.K622]=1;[.D622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date" office:date-value="2021-10-31" calcext:value-type="date">
            <text:p>31.10.2021</text:p>
          </table:table-cell>
          <table:table-cell office:value-type="string" calcext:value-type="string">
            <text:p>Przemysl</text:p>
          </table:table-cell>
          <table:table-cell office:value-type="float" office:value="2100" calcext:value-type="float">
            <text:p>2100</text:p>
          </table:table-cell>
          <table:table-cell table:formula="of:=VLOOKUP([.B623];[.$M$1:.$N$1048576];2;0)" office:value-type="string" office:string-value="niedziela" calcext:value-type="string">
            <text:p>niedziela</text:p>
          </table:table-cell>
          <table:table-cell table:formula="of:=IF(NOT(DAY([.B622]) = DAY([.B623]));1;0)" office:value-type="float" office:value="1" calcext:value-type="float">
            <text:p>1</text:p>
          </table:table-cell>
          <table:table-cell table:formula="of:=IF([.F623] = 1;IF(OR([.E623] = &quot;sobota&quot;;[.E623] = &quot;niedziela&quot;);5000;[.$Q$4]);0)" office:value-type="float" office:value="5000" calcext:value-type="float">
            <text:p>5000</text:p>
          </table:table-cell>
          <table:table-cell table:formula="of:=[.J622]+[.G623]" office:value-type="float" office:value="27395" calcext:value-type="float">
            <text:p>27395</text:p>
          </table:table-cell>
          <table:table-cell table:formula="of:=[.H623]-[.D623]" office:value-type="float" office:value="25295" calcext:value-type="float">
            <text:p>25295</text:p>
          </table:table-cell>
          <table:table-cell table:formula="of:=IF([.I623]&lt;0;[.H623];[.I623])" office:value-type="float" office:value="25295" calcext:value-type="float">
            <text:p>25295</text:p>
          </table:table-cell>
          <table:table-cell table:formula="of:=IF([.I623]&lt;0;1;0)" office:value-type="float" office:value="0" calcext:value-type="float">
            <text:p>0</text:p>
          </table:table-cell>
          <table:table-cell table:formula="of:=IF([.K623]=1;[.D623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date" office:date-value="2021-11-01" calcext:value-type="date">
            <text:p>1.11.2021</text:p>
          </table:table-cell>
          <table:table-cell office:value-type="string" calcext:value-type="string">
            <text:p>Ogrodzieniec</text:p>
          </table:table-cell>
          <table:table-cell office:value-type="float" office:value="4290" calcext:value-type="float">
            <text:p>4290</text:p>
          </table:table-cell>
          <table:table-cell table:formula="of:=VLOOKUP([.B624];[.$M$1:.$N$1048576];2;0)" office:value-type="string" office:string-value="poniedziałek" calcext:value-type="string">
            <text:p>poniedziałek</text:p>
          </table:table-cell>
          <table:table-cell table:formula="of:=IF(NOT(DAY([.B623]) = DAY([.B624]));1;0)" office:value-type="float" office:value="1" calcext:value-type="float">
            <text:p>1</text:p>
          </table:table-cell>
          <table:table-cell table:formula="of:=IF([.F624] = 1;IF(OR([.E624] = &quot;sobota&quot;;[.E624] = &quot;niedziela&quot;);5000;[.$Q$4]);0)" office:value-type="float" office:value="13179" calcext:value-type="float">
            <text:p>13179</text:p>
          </table:table-cell>
          <table:table-cell table:formula="of:=[.J623]+[.G624]" office:value-type="float" office:value="38474" calcext:value-type="float">
            <text:p>38474</text:p>
          </table:table-cell>
          <table:table-cell table:formula="of:=[.H624]-[.D624]" office:value-type="float" office:value="34184" calcext:value-type="float">
            <text:p>34184</text:p>
          </table:table-cell>
          <table:table-cell table:formula="of:=IF([.I624]&lt;0;[.H624];[.I624])" office:value-type="float" office:value="34184" calcext:value-type="float">
            <text:p>34184</text:p>
          </table:table-cell>
          <table:table-cell table:formula="of:=IF([.I624]&lt;0;1;0)" office:value-type="float" office:value="0" calcext:value-type="float">
            <text:p>0</text:p>
          </table:table-cell>
          <table:table-cell table:formula="of:=IF([.K624]=1;[.D624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date" office:date-value="2021-11-01" calcext:value-type="date">
            <text:p>1.11.2021</text:p>
          </table:table-cell>
          <table:table-cell office:value-type="string" calcext:value-type="string">
            <text:p>Gniezno</text:p>
          </table:table-cell>
          <table:table-cell office:value-type="float" office:value="2870" calcext:value-type="float">
            <text:p>2870</text:p>
          </table:table-cell>
          <table:table-cell table:formula="of:=VLOOKUP([.B625];[.$M$1:.$N$1048576];2;0)" office:value-type="string" office:string-value="poniedziałek" calcext:value-type="string">
            <text:p>poniedziałek</text:p>
          </table:table-cell>
          <table:table-cell table:formula="of:=IF(NOT(DAY([.B624]) = DAY([.B625]));1;0)" office:value-type="float" office:value="0" calcext:value-type="float">
            <text:p>0</text:p>
          </table:table-cell>
          <table:table-cell table:formula="of:=IF([.F625] = 1;IF(OR([.E625] = &quot;sobota&quot;;[.E625] = &quot;niedziela&quot;);5000;[.$Q$4]);0)" office:value-type="float" office:value="0" calcext:value-type="float">
            <text:p>0</text:p>
          </table:table-cell>
          <table:table-cell table:formula="of:=[.J624]+[.G625]" office:value-type="float" office:value="34184" calcext:value-type="float">
            <text:p>34184</text:p>
          </table:table-cell>
          <table:table-cell table:formula="of:=[.H625]-[.D625]" office:value-type="float" office:value="31314" calcext:value-type="float">
            <text:p>31314</text:p>
          </table:table-cell>
          <table:table-cell table:formula="of:=IF([.I625]&lt;0;[.H625];[.I625])" office:value-type="float" office:value="31314" calcext:value-type="float">
            <text:p>31314</text:p>
          </table:table-cell>
          <table:table-cell table:formula="of:=IF([.I625]&lt;0;1;0)" office:value-type="float" office:value="0" calcext:value-type="float">
            <text:p>0</text:p>
          </table:table-cell>
          <table:table-cell table:formula="of:=IF([.K625]=1;[.D625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date" office:date-value="2021-11-01" calcext:value-type="date">
            <text:p>1.11.2021</text:p>
          </table:table-cell>
          <table:table-cell office:value-type="string" calcext:value-type="string">
            <text:p>Przemysl</text:p>
          </table:table-cell>
          <table:table-cell office:value-type="float" office:value="3550" calcext:value-type="float">
            <text:p>3550</text:p>
          </table:table-cell>
          <table:table-cell table:formula="of:=VLOOKUP([.B626];[.$M$1:.$N$1048576];2;0)" office:value-type="string" office:string-value="poniedziałek" calcext:value-type="string">
            <text:p>poniedziałek</text:p>
          </table:table-cell>
          <table:table-cell table:formula="of:=IF(NOT(DAY([.B625]) = DAY([.B626]));1;0)" office:value-type="float" office:value="0" calcext:value-type="float">
            <text:p>0</text:p>
          </table:table-cell>
          <table:table-cell table:formula="of:=IF([.F626] = 1;IF(OR([.E626] = &quot;sobota&quot;;[.E626] = &quot;niedziela&quot;);5000;[.$Q$4]);0)" office:value-type="float" office:value="0" calcext:value-type="float">
            <text:p>0</text:p>
          </table:table-cell>
          <table:table-cell table:formula="of:=[.J625]+[.G626]" office:value-type="float" office:value="31314" calcext:value-type="float">
            <text:p>31314</text:p>
          </table:table-cell>
          <table:table-cell table:formula="of:=[.H626]-[.D626]" office:value-type="float" office:value="27764" calcext:value-type="float">
            <text:p>27764</text:p>
          </table:table-cell>
          <table:table-cell table:formula="of:=IF([.I626]&lt;0;[.H626];[.I626])" office:value-type="float" office:value="27764" calcext:value-type="float">
            <text:p>27764</text:p>
          </table:table-cell>
          <table:table-cell table:formula="of:=IF([.I626]&lt;0;1;0)" office:value-type="float" office:value="0" calcext:value-type="float">
            <text:p>0</text:p>
          </table:table-cell>
          <table:table-cell table:formula="of:=IF([.K626]=1;[.D626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date" office:date-value="2021-11-02" calcext:value-type="date">
            <text:p>2.11.2021</text:p>
          </table:table-cell>
          <table:table-cell office:value-type="string" calcext:value-type="string">
            <text:p>Ogrodzieniec</text:p>
          </table:table-cell>
          <table:table-cell office:value-type="float" office:value="8480" calcext:value-type="float">
            <text:p>8480</text:p>
          </table:table-cell>
          <table:table-cell table:formula="of:=VLOOKUP([.B627];[.$M$1:.$N$1048576];2;0)" office:value-type="string" office:string-value="wtorek" calcext:value-type="string">
            <text:p>wtorek</text:p>
          </table:table-cell>
          <table:table-cell table:formula="of:=IF(NOT(DAY([.B626]) = DAY([.B627]));1;0)" office:value-type="float" office:value="1" calcext:value-type="float">
            <text:p>1</text:p>
          </table:table-cell>
          <table:table-cell table:formula="of:=IF([.F627] = 1;IF(OR([.E627] = &quot;sobota&quot;;[.E627] = &quot;niedziela&quot;);5000;[.$Q$4]);0)" office:value-type="float" office:value="13179" calcext:value-type="float">
            <text:p>13179</text:p>
          </table:table-cell>
          <table:table-cell table:formula="of:=[.J626]+[.G627]" office:value-type="float" office:value="40943" calcext:value-type="float">
            <text:p>40943</text:p>
          </table:table-cell>
          <table:table-cell table:formula="of:=[.H627]-[.D627]" office:value-type="float" office:value="32463" calcext:value-type="float">
            <text:p>32463</text:p>
          </table:table-cell>
          <table:table-cell table:formula="of:=IF([.I627]&lt;0;[.H627];[.I627])" office:value-type="float" office:value="32463" calcext:value-type="float">
            <text:p>32463</text:p>
          </table:table-cell>
          <table:table-cell table:formula="of:=IF([.I627]&lt;0;1;0)" office:value-type="float" office:value="0" calcext:value-type="float">
            <text:p>0</text:p>
          </table:table-cell>
          <table:table-cell table:formula="of:=IF([.K627]=1;[.D627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date" office:date-value="2021-11-03" calcext:value-type="date">
            <text:p>3.11.2021</text:p>
          </table:table-cell>
          <table:table-cell office:value-type="string" calcext:value-type="string">
            <text:p>Ogrodzieniec</text:p>
          </table:table-cell>
          <table:table-cell office:value-type="float" office:value="4860" calcext:value-type="float">
            <text:p>4860</text:p>
          </table:table-cell>
          <table:table-cell table:formula="of:=VLOOKUP([.B628];[.$M$1:.$N$1048576];2;0)" office:value-type="string" office:string-value="środa" calcext:value-type="string">
            <text:p>środa</text:p>
          </table:table-cell>
          <table:table-cell table:formula="of:=IF(NOT(DAY([.B627]) = DAY([.B628]));1;0)" office:value-type="float" office:value="1" calcext:value-type="float">
            <text:p>1</text:p>
          </table:table-cell>
          <table:table-cell table:formula="of:=IF([.F628] = 1;IF(OR([.E628] = &quot;sobota&quot;;[.E628] = &quot;niedziela&quot;);5000;[.$Q$4]);0)" office:value-type="float" office:value="13179" calcext:value-type="float">
            <text:p>13179</text:p>
          </table:table-cell>
          <table:table-cell table:formula="of:=[.J627]+[.G628]" office:value-type="float" office:value="45642" calcext:value-type="float">
            <text:p>45642</text:p>
          </table:table-cell>
          <table:table-cell table:formula="of:=[.H628]-[.D628]" office:value-type="float" office:value="40782" calcext:value-type="float">
            <text:p>40782</text:p>
          </table:table-cell>
          <table:table-cell table:formula="of:=IF([.I628]&lt;0;[.H628];[.I628])" office:value-type="float" office:value="40782" calcext:value-type="float">
            <text:p>40782</text:p>
          </table:table-cell>
          <table:table-cell table:formula="of:=IF([.I628]&lt;0;1;0)" office:value-type="float" office:value="0" calcext:value-type="float">
            <text:p>0</text:p>
          </table:table-cell>
          <table:table-cell table:formula="of:=IF([.K628]=1;[.D628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date" office:date-value="2021-11-03" calcext:value-type="date">
            <text:p>3.11.2021</text:p>
          </table:table-cell>
          <table:table-cell office:value-type="string" calcext:value-type="string">
            <text:p>Przemysl</text:p>
          </table:table-cell>
          <table:table-cell office:value-type="float" office:value="8270" calcext:value-type="float">
            <text:p>8270</text:p>
          </table:table-cell>
          <table:table-cell table:formula="of:=VLOOKUP([.B629];[.$M$1:.$N$1048576];2;0)" office:value-type="string" office:string-value="środa" calcext:value-type="string">
            <text:p>środa</text:p>
          </table:table-cell>
          <table:table-cell table:formula="of:=IF(NOT(DAY([.B628]) = DAY([.B629]));1;0)" office:value-type="float" office:value="0" calcext:value-type="float">
            <text:p>0</text:p>
          </table:table-cell>
          <table:table-cell table:formula="of:=IF([.F629] = 1;IF(OR([.E629] = &quot;sobota&quot;;[.E629] = &quot;niedziela&quot;);5000;[.$Q$4]);0)" office:value-type="float" office:value="0" calcext:value-type="float">
            <text:p>0</text:p>
          </table:table-cell>
          <table:table-cell table:formula="of:=[.J628]+[.G629]" office:value-type="float" office:value="40782" calcext:value-type="float">
            <text:p>40782</text:p>
          </table:table-cell>
          <table:table-cell table:formula="of:=[.H629]-[.D629]" office:value-type="float" office:value="32512" calcext:value-type="float">
            <text:p>32512</text:p>
          </table:table-cell>
          <table:table-cell table:formula="of:=IF([.I629]&lt;0;[.H629];[.I629])" office:value-type="float" office:value="32512" calcext:value-type="float">
            <text:p>32512</text:p>
          </table:table-cell>
          <table:table-cell table:formula="of:=IF([.I629]&lt;0;1;0)" office:value-type="float" office:value="0" calcext:value-type="float">
            <text:p>0</text:p>
          </table:table-cell>
          <table:table-cell table:formula="of:=IF([.K629]=1;[.D629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date" office:date-value="2021-11-04" calcext:value-type="date">
            <text:p>4.11.2021</text:p>
          </table:table-cell>
          <table:table-cell office:value-type="string" calcext:value-type="string">
            <text:p>Malbork</text:p>
          </table:table-cell>
          <table:table-cell office:value-type="float" office:value="8790" calcext:value-type="float">
            <text:p>8790</text:p>
          </table:table-cell>
          <table:table-cell table:formula="of:=VLOOKUP([.B630];[.$M$1:.$N$1048576];2;0)" office:value-type="string" office:string-value="czwartek" calcext:value-type="string">
            <text:p>czwartek</text:p>
          </table:table-cell>
          <table:table-cell table:formula="of:=IF(NOT(DAY([.B629]) = DAY([.B630]));1;0)" office:value-type="float" office:value="1" calcext:value-type="float">
            <text:p>1</text:p>
          </table:table-cell>
          <table:table-cell table:formula="of:=IF([.F630] = 1;IF(OR([.E630] = &quot;sobota&quot;;[.E630] = &quot;niedziela&quot;);5000;[.$Q$4]);0)" office:value-type="float" office:value="13179" calcext:value-type="float">
            <text:p>13179</text:p>
          </table:table-cell>
          <table:table-cell table:formula="of:=[.J629]+[.G630]" office:value-type="float" office:value="45691" calcext:value-type="float">
            <text:p>45691</text:p>
          </table:table-cell>
          <table:table-cell table:formula="of:=[.H630]-[.D630]" office:value-type="float" office:value="36901" calcext:value-type="float">
            <text:p>36901</text:p>
          </table:table-cell>
          <table:table-cell table:formula="of:=IF([.I630]&lt;0;[.H630];[.I630])" office:value-type="float" office:value="36901" calcext:value-type="float">
            <text:p>36901</text:p>
          </table:table-cell>
          <table:table-cell table:formula="of:=IF([.I630]&lt;0;1;0)" office:value-type="float" office:value="0" calcext:value-type="float">
            <text:p>0</text:p>
          </table:table-cell>
          <table:table-cell table:formula="of:=IF([.K630]=1;[.D630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date" office:date-value="2021-11-04" calcext:value-type="date">
            <text:p>4.11.2021</text:p>
          </table:table-cell>
          <table:table-cell office:value-type="string" calcext:value-type="string">
            <text:p>Gniezno</text:p>
          </table:table-cell>
          <table:table-cell office:value-type="float" office:value="3110" calcext:value-type="float">
            <text:p>3110</text:p>
          </table:table-cell>
          <table:table-cell table:formula="of:=VLOOKUP([.B631];[.$M$1:.$N$1048576];2;0)" office:value-type="string" office:string-value="czwartek" calcext:value-type="string">
            <text:p>czwartek</text:p>
          </table:table-cell>
          <table:table-cell table:formula="of:=IF(NOT(DAY([.B630]) = DAY([.B631]));1;0)" office:value-type="float" office:value="0" calcext:value-type="float">
            <text:p>0</text:p>
          </table:table-cell>
          <table:table-cell table:formula="of:=IF([.F631] = 1;IF(OR([.E631] = &quot;sobota&quot;;[.E631] = &quot;niedziela&quot;);5000;[.$Q$4]);0)" office:value-type="float" office:value="0" calcext:value-type="float">
            <text:p>0</text:p>
          </table:table-cell>
          <table:table-cell table:formula="of:=[.J630]+[.G631]" office:value-type="float" office:value="36901" calcext:value-type="float">
            <text:p>36901</text:p>
          </table:table-cell>
          <table:table-cell table:formula="of:=[.H631]-[.D631]" office:value-type="float" office:value="33791" calcext:value-type="float">
            <text:p>33791</text:p>
          </table:table-cell>
          <table:table-cell table:formula="of:=IF([.I631]&lt;0;[.H631];[.I631])" office:value-type="float" office:value="33791" calcext:value-type="float">
            <text:p>33791</text:p>
          </table:table-cell>
          <table:table-cell table:formula="of:=IF([.I631]&lt;0;1;0)" office:value-type="float" office:value="0" calcext:value-type="float">
            <text:p>0</text:p>
          </table:table-cell>
          <table:table-cell table:formula="of:=IF([.K631]=1;[.D631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date" office:date-value="2021-11-04" calcext:value-type="date">
            <text:p>4.11.2021</text:p>
          </table:table-cell>
          <table:table-cell office:value-type="string" calcext:value-type="string">
            <text:p>Przemysl</text:p>
          </table:table-cell>
          <table:table-cell office:value-type="float" office:value="1440" calcext:value-type="float">
            <text:p>1440</text:p>
          </table:table-cell>
          <table:table-cell table:formula="of:=VLOOKUP([.B632];[.$M$1:.$N$1048576];2;0)" office:value-type="string" office:string-value="czwartek" calcext:value-type="string">
            <text:p>czwartek</text:p>
          </table:table-cell>
          <table:table-cell table:formula="of:=IF(NOT(DAY([.B631]) = DAY([.B632]));1;0)" office:value-type="float" office:value="0" calcext:value-type="float">
            <text:p>0</text:p>
          </table:table-cell>
          <table:table-cell table:formula="of:=IF([.F632] = 1;IF(OR([.E632] = &quot;sobota&quot;;[.E632] = &quot;niedziela&quot;);5000;[.$Q$4]);0)" office:value-type="float" office:value="0" calcext:value-type="float">
            <text:p>0</text:p>
          </table:table-cell>
          <table:table-cell table:formula="of:=[.J631]+[.G632]" office:value-type="float" office:value="33791" calcext:value-type="float">
            <text:p>33791</text:p>
          </table:table-cell>
          <table:table-cell table:formula="of:=[.H632]-[.D632]" office:value-type="float" office:value="32351" calcext:value-type="float">
            <text:p>32351</text:p>
          </table:table-cell>
          <table:table-cell table:formula="of:=IF([.I632]&lt;0;[.H632];[.I632])" office:value-type="float" office:value="32351" calcext:value-type="float">
            <text:p>32351</text:p>
          </table:table-cell>
          <table:table-cell table:formula="of:=IF([.I632]&lt;0;1;0)" office:value-type="float" office:value="0" calcext:value-type="float">
            <text:p>0</text:p>
          </table:table-cell>
          <table:table-cell table:formula="of:=IF([.K632]=1;[.D632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date" office:date-value="2021-11-05" calcext:value-type="date">
            <text:p>5.11.2021</text:p>
          </table:table-cell>
          <table:table-cell office:value-type="string" calcext:value-type="string">
            <text:p>Malbork</text:p>
          </table:table-cell>
          <table:table-cell office:value-type="float" office:value="4550" calcext:value-type="float">
            <text:p>4550</text:p>
          </table:table-cell>
          <table:table-cell table:formula="of:=VLOOKUP([.B633];[.$M$1:.$N$1048576];2;0)" office:value-type="string" office:string-value="piątek" calcext:value-type="string">
            <text:p>piątek</text:p>
          </table:table-cell>
          <table:table-cell table:formula="of:=IF(NOT(DAY([.B632]) = DAY([.B633]));1;0)" office:value-type="float" office:value="1" calcext:value-type="float">
            <text:p>1</text:p>
          </table:table-cell>
          <table:table-cell table:formula="of:=IF([.F633] = 1;IF(OR([.E633] = &quot;sobota&quot;;[.E633] = &quot;niedziela&quot;);5000;[.$Q$4]);0)" office:value-type="float" office:value="13179" calcext:value-type="float">
            <text:p>13179</text:p>
          </table:table-cell>
          <table:table-cell table:formula="of:=[.J632]+[.G633]" office:value-type="float" office:value="45530" calcext:value-type="float">
            <text:p>45530</text:p>
          </table:table-cell>
          <table:table-cell table:formula="of:=[.H633]-[.D633]" office:value-type="float" office:value="40980" calcext:value-type="float">
            <text:p>40980</text:p>
          </table:table-cell>
          <table:table-cell table:formula="of:=IF([.I633]&lt;0;[.H633];[.I633])" office:value-type="float" office:value="40980" calcext:value-type="float">
            <text:p>40980</text:p>
          </table:table-cell>
          <table:table-cell table:formula="of:=IF([.I633]&lt;0;1;0)" office:value-type="float" office:value="0" calcext:value-type="float">
            <text:p>0</text:p>
          </table:table-cell>
          <table:table-cell table:formula="of:=IF([.K633]=1;[.D633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date" office:date-value="2021-11-05" calcext:value-type="date">
            <text:p>5.11.2021</text:p>
          </table:table-cell>
          <table:table-cell office:value-type="string" calcext:value-type="string">
            <text:p>Ogrodzieniec</text:p>
          </table:table-cell>
          <table:table-cell office:value-type="float" office:value="6980" calcext:value-type="float">
            <text:p>6980</text:p>
          </table:table-cell>
          <table:table-cell table:formula="of:=VLOOKUP([.B634];[.$M$1:.$N$1048576];2;0)" office:value-type="string" office:string-value="piątek" calcext:value-type="string">
            <text:p>piątek</text:p>
          </table:table-cell>
          <table:table-cell table:formula="of:=IF(NOT(DAY([.B633]) = DAY([.B634]));1;0)" office:value-type="float" office:value="0" calcext:value-type="float">
            <text:p>0</text:p>
          </table:table-cell>
          <table:table-cell table:formula="of:=IF([.F634] = 1;IF(OR([.E634] = &quot;sobota&quot;;[.E634] = &quot;niedziela&quot;);5000;[.$Q$4]);0)" office:value-type="float" office:value="0" calcext:value-type="float">
            <text:p>0</text:p>
          </table:table-cell>
          <table:table-cell table:formula="of:=[.J633]+[.G634]" office:value-type="float" office:value="40980" calcext:value-type="float">
            <text:p>40980</text:p>
          </table:table-cell>
          <table:table-cell table:formula="of:=[.H634]-[.D634]" office:value-type="float" office:value="34000" calcext:value-type="float">
            <text:p>34000</text:p>
          </table:table-cell>
          <table:table-cell table:formula="of:=IF([.I634]&lt;0;[.H634];[.I634])" office:value-type="float" office:value="34000" calcext:value-type="float">
            <text:p>34000</text:p>
          </table:table-cell>
          <table:table-cell table:formula="of:=IF([.I634]&lt;0;1;0)" office:value-type="float" office:value="0" calcext:value-type="float">
            <text:p>0</text:p>
          </table:table-cell>
          <table:table-cell table:formula="of:=IF([.K634]=1;[.D634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date" office:date-value="2021-11-06" calcext:value-type="date">
            <text:p>6.11.2021</text:p>
          </table:table-cell>
          <table:table-cell office:value-type="string" calcext:value-type="string">
            <text:p>Przemysl</text:p>
          </table:table-cell>
          <table:table-cell office:value-type="float" office:value="3920" calcext:value-type="float">
            <text:p>3920</text:p>
          </table:table-cell>
          <table:table-cell table:formula="of:=VLOOKUP([.B635];[.$M$1:.$N$1048576];2;0)" office:value-type="string" office:string-value="sobota" calcext:value-type="string">
            <text:p>sobota</text:p>
          </table:table-cell>
          <table:table-cell table:formula="of:=IF(NOT(DAY([.B634]) = DAY([.B635]));1;0)" office:value-type="float" office:value="1" calcext:value-type="float">
            <text:p>1</text:p>
          </table:table-cell>
          <table:table-cell table:formula="of:=IF([.F635] = 1;IF(OR([.E635] = &quot;sobota&quot;;[.E635] = &quot;niedziela&quot;);5000;[.$Q$4]);0)" office:value-type="float" office:value="5000" calcext:value-type="float">
            <text:p>5000</text:p>
          </table:table-cell>
          <table:table-cell table:formula="of:=[.J634]+[.G635]" office:value-type="float" office:value="39000" calcext:value-type="float">
            <text:p>39000</text:p>
          </table:table-cell>
          <table:table-cell table:formula="of:=[.H635]-[.D635]" office:value-type="float" office:value="35080" calcext:value-type="float">
            <text:p>35080</text:p>
          </table:table-cell>
          <table:table-cell table:formula="of:=IF([.I635]&lt;0;[.H635];[.I635])" office:value-type="float" office:value="35080" calcext:value-type="float">
            <text:p>35080</text:p>
          </table:table-cell>
          <table:table-cell table:formula="of:=IF([.I635]&lt;0;1;0)" office:value-type="float" office:value="0" calcext:value-type="float">
            <text:p>0</text:p>
          </table:table-cell>
          <table:table-cell table:formula="of:=IF([.K635]=1;[.D635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date" office:date-value="2021-11-07" calcext:value-type="date">
            <text:p>7.11.2021</text:p>
          </table:table-cell>
          <table:table-cell office:value-type="string" calcext:value-type="string">
            <text:p>Przemysl</text:p>
          </table:table-cell>
          <table:table-cell office:value-type="float" office:value="7040" calcext:value-type="float">
            <text:p>7040</text:p>
          </table:table-cell>
          <table:table-cell table:formula="of:=VLOOKUP([.B636];[.$M$1:.$N$1048576];2;0)" office:value-type="string" office:string-value="niedziela" calcext:value-type="string">
            <text:p>niedziela</text:p>
          </table:table-cell>
          <table:table-cell table:formula="of:=IF(NOT(DAY([.B635]) = DAY([.B636]));1;0)" office:value-type="float" office:value="1" calcext:value-type="float">
            <text:p>1</text:p>
          </table:table-cell>
          <table:table-cell table:formula="of:=IF([.F636] = 1;IF(OR([.E636] = &quot;sobota&quot;;[.E636] = &quot;niedziela&quot;);5000;[.$Q$4]);0)" office:value-type="float" office:value="5000" calcext:value-type="float">
            <text:p>5000</text:p>
          </table:table-cell>
          <table:table-cell table:formula="of:=[.J635]+[.G636]" office:value-type="float" office:value="40080" calcext:value-type="float">
            <text:p>40080</text:p>
          </table:table-cell>
          <table:table-cell table:formula="of:=[.H636]-[.D636]" office:value-type="float" office:value="33040" calcext:value-type="float">
            <text:p>33040</text:p>
          </table:table-cell>
          <table:table-cell table:formula="of:=IF([.I636]&lt;0;[.H636];[.I636])" office:value-type="float" office:value="33040" calcext:value-type="float">
            <text:p>33040</text:p>
          </table:table-cell>
          <table:table-cell table:formula="of:=IF([.I636]&lt;0;1;0)" office:value-type="float" office:value="0" calcext:value-type="float">
            <text:p>0</text:p>
          </table:table-cell>
          <table:table-cell table:formula="of:=IF([.K636]=1;[.D636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date" office:date-value="2021-11-07" calcext:value-type="date">
            <text:p>7.11.2021</text:p>
          </table:table-cell>
          <table:table-cell office:value-type="string" calcext:value-type="string">
            <text:p>Ogrodzieniec</text:p>
          </table:table-cell>
          <table:table-cell office:value-type="float" office:value="7000" calcext:value-type="float">
            <text:p>7000</text:p>
          </table:table-cell>
          <table:table-cell table:formula="of:=VLOOKUP([.B637];[.$M$1:.$N$1048576];2;0)" office:value-type="string" office:string-value="niedziela" calcext:value-type="string">
            <text:p>niedziela</text:p>
          </table:table-cell>
          <table:table-cell table:formula="of:=IF(NOT(DAY([.B636]) = DAY([.B637]));1;0)" office:value-type="float" office:value="0" calcext:value-type="float">
            <text:p>0</text:p>
          </table:table-cell>
          <table:table-cell table:formula="of:=IF([.F637] = 1;IF(OR([.E637] = &quot;sobota&quot;;[.E637] = &quot;niedziela&quot;);5000;[.$Q$4]);0)" office:value-type="float" office:value="0" calcext:value-type="float">
            <text:p>0</text:p>
          </table:table-cell>
          <table:table-cell table:formula="of:=[.J636]+[.G637]" office:value-type="float" office:value="33040" calcext:value-type="float">
            <text:p>33040</text:p>
          </table:table-cell>
          <table:table-cell table:formula="of:=[.H637]-[.D637]" office:value-type="float" office:value="26040" calcext:value-type="float">
            <text:p>26040</text:p>
          </table:table-cell>
          <table:table-cell table:formula="of:=IF([.I637]&lt;0;[.H637];[.I637])" office:value-type="float" office:value="26040" calcext:value-type="float">
            <text:p>26040</text:p>
          </table:table-cell>
          <table:table-cell table:formula="of:=IF([.I637]&lt;0;1;0)" office:value-type="float" office:value="0" calcext:value-type="float">
            <text:p>0</text:p>
          </table:table-cell>
          <table:table-cell table:formula="of:=IF([.K637]=1;[.D637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date" office:date-value="2021-11-08" calcext:value-type="date">
            <text:p>8.11.2021</text:p>
          </table:table-cell>
          <table:table-cell office:value-type="string" calcext:value-type="string">
            <text:p>Przemysl</text:p>
          </table:table-cell>
          <table:table-cell office:value-type="float" office:value="1980" calcext:value-type="float">
            <text:p>1980</text:p>
          </table:table-cell>
          <table:table-cell table:formula="of:=VLOOKUP([.B638];[.$M$1:.$N$1048576];2;0)" office:value-type="string" office:string-value="poniedziałek" calcext:value-type="string">
            <text:p>poniedziałek</text:p>
          </table:table-cell>
          <table:table-cell table:formula="of:=IF(NOT(DAY([.B637]) = DAY([.B638]));1;0)" office:value-type="float" office:value="1" calcext:value-type="float">
            <text:p>1</text:p>
          </table:table-cell>
          <table:table-cell table:formula="of:=IF([.F638] = 1;IF(OR([.E638] = &quot;sobota&quot;;[.E638] = &quot;niedziela&quot;);5000;[.$Q$4]);0)" office:value-type="float" office:value="13179" calcext:value-type="float">
            <text:p>13179</text:p>
          </table:table-cell>
          <table:table-cell table:formula="of:=[.J637]+[.G638]" office:value-type="float" office:value="39219" calcext:value-type="float">
            <text:p>39219</text:p>
          </table:table-cell>
          <table:table-cell table:formula="of:=[.H638]-[.D638]" office:value-type="float" office:value="37239" calcext:value-type="float">
            <text:p>37239</text:p>
          </table:table-cell>
          <table:table-cell table:formula="of:=IF([.I638]&lt;0;[.H638];[.I638])" office:value-type="float" office:value="37239" calcext:value-type="float">
            <text:p>37239</text:p>
          </table:table-cell>
          <table:table-cell table:formula="of:=IF([.I638]&lt;0;1;0)" office:value-type="float" office:value="0" calcext:value-type="float">
            <text:p>0</text:p>
          </table:table-cell>
          <table:table-cell table:formula="of:=IF([.K638]=1;[.D638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date" office:date-value="2021-11-08" calcext:value-type="date">
            <text:p>8.11.2021</text:p>
          </table:table-cell>
          <table:table-cell office:value-type="string" calcext:value-type="string">
            <text:p>Ogrodzieniec</text:p>
          </table:table-cell>
          <table:table-cell office:value-type="float" office:value="7550" calcext:value-type="float">
            <text:p>7550</text:p>
          </table:table-cell>
          <table:table-cell table:formula="of:=VLOOKUP([.B639];[.$M$1:.$N$1048576];2;0)" office:value-type="string" office:string-value="poniedziałek" calcext:value-type="string">
            <text:p>poniedziałek</text:p>
          </table:table-cell>
          <table:table-cell table:formula="of:=IF(NOT(DAY([.B638]) = DAY([.B639]));1;0)" office:value-type="float" office:value="0" calcext:value-type="float">
            <text:p>0</text:p>
          </table:table-cell>
          <table:table-cell table:formula="of:=IF([.F639] = 1;IF(OR([.E639] = &quot;sobota&quot;;[.E639] = &quot;niedziela&quot;);5000;[.$Q$4]);0)" office:value-type="float" office:value="0" calcext:value-type="float">
            <text:p>0</text:p>
          </table:table-cell>
          <table:table-cell table:formula="of:=[.J638]+[.G639]" office:value-type="float" office:value="37239" calcext:value-type="float">
            <text:p>37239</text:p>
          </table:table-cell>
          <table:table-cell table:formula="of:=[.H639]-[.D639]" office:value-type="float" office:value="29689" calcext:value-type="float">
            <text:p>29689</text:p>
          </table:table-cell>
          <table:table-cell table:formula="of:=IF([.I639]&lt;0;[.H639];[.I639])" office:value-type="float" office:value="29689" calcext:value-type="float">
            <text:p>29689</text:p>
          </table:table-cell>
          <table:table-cell table:formula="of:=IF([.I639]&lt;0;1;0)" office:value-type="float" office:value="0" calcext:value-type="float">
            <text:p>0</text:p>
          </table:table-cell>
          <table:table-cell table:formula="of:=IF([.K639]=1;[.D639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date" office:date-value="2021-11-09" calcext:value-type="date">
            <text:p>9.11.2021</text:p>
          </table:table-cell>
          <table:table-cell office:value-type="string" calcext:value-type="string">
            <text:p>Gniezno</text:p>
          </table:table-cell>
          <table:table-cell office:value-type="float" office:value="2300" calcext:value-type="float">
            <text:p>2300</text:p>
          </table:table-cell>
          <table:table-cell table:formula="of:=VLOOKUP([.B640];[.$M$1:.$N$1048576];2;0)" office:value-type="string" office:string-value="wtorek" calcext:value-type="string">
            <text:p>wtorek</text:p>
          </table:table-cell>
          <table:table-cell table:formula="of:=IF(NOT(DAY([.B639]) = DAY([.B640]));1;0)" office:value-type="float" office:value="1" calcext:value-type="float">
            <text:p>1</text:p>
          </table:table-cell>
          <table:table-cell table:formula="of:=IF([.F640] = 1;IF(OR([.E640] = &quot;sobota&quot;;[.E640] = &quot;niedziela&quot;);5000;[.$Q$4]);0)" office:value-type="float" office:value="13179" calcext:value-type="float">
            <text:p>13179</text:p>
          </table:table-cell>
          <table:table-cell table:formula="of:=[.J639]+[.G640]" office:value-type="float" office:value="42868" calcext:value-type="float">
            <text:p>42868</text:p>
          </table:table-cell>
          <table:table-cell table:formula="of:=[.H640]-[.D640]" office:value-type="float" office:value="40568" calcext:value-type="float">
            <text:p>40568</text:p>
          </table:table-cell>
          <table:table-cell table:formula="of:=IF([.I640]&lt;0;[.H640];[.I640])" office:value-type="float" office:value="40568" calcext:value-type="float">
            <text:p>40568</text:p>
          </table:table-cell>
          <table:table-cell table:formula="of:=IF([.I640]&lt;0;1;0)" office:value-type="float" office:value="0" calcext:value-type="float">
            <text:p>0</text:p>
          </table:table-cell>
          <table:table-cell table:formula="of:=IF([.K640]=1;[.D640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date" office:date-value="2021-11-09" calcext:value-type="date">
            <text:p>9.11.2021</text:p>
          </table:table-cell>
          <table:table-cell office:value-type="string" calcext:value-type="string">
            <text:p>Przemysl</text:p>
          </table:table-cell>
          <table:table-cell office:value-type="float" office:value="5950" calcext:value-type="float">
            <text:p>5950</text:p>
          </table:table-cell>
          <table:table-cell table:formula="of:=VLOOKUP([.B641];[.$M$1:.$N$1048576];2;0)" office:value-type="string" office:string-value="wtorek" calcext:value-type="string">
            <text:p>wtorek</text:p>
          </table:table-cell>
          <table:table-cell table:formula="of:=IF(NOT(DAY([.B640]) = DAY([.B641]));1;0)" office:value-type="float" office:value="0" calcext:value-type="float">
            <text:p>0</text:p>
          </table:table-cell>
          <table:table-cell table:formula="of:=IF([.F641] = 1;IF(OR([.E641] = &quot;sobota&quot;;[.E641] = &quot;niedziela&quot;);5000;[.$Q$4]);0)" office:value-type="float" office:value="0" calcext:value-type="float">
            <text:p>0</text:p>
          </table:table-cell>
          <table:table-cell table:formula="of:=[.J640]+[.G641]" office:value-type="float" office:value="40568" calcext:value-type="float">
            <text:p>40568</text:p>
          </table:table-cell>
          <table:table-cell table:formula="of:=[.H641]-[.D641]" office:value-type="float" office:value="34618" calcext:value-type="float">
            <text:p>34618</text:p>
          </table:table-cell>
          <table:table-cell table:formula="of:=IF([.I641]&lt;0;[.H641];[.I641])" office:value-type="float" office:value="34618" calcext:value-type="float">
            <text:p>34618</text:p>
          </table:table-cell>
          <table:table-cell table:formula="of:=IF([.I641]&lt;0;1;0)" office:value-type="float" office:value="0" calcext:value-type="float">
            <text:p>0</text:p>
          </table:table-cell>
          <table:table-cell table:formula="of:=IF([.K641]=1;[.D641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date" office:date-value="2021-11-09" calcext:value-type="date">
            <text:p>9.11.2021</text:p>
          </table:table-cell>
          <table:table-cell office:value-type="string" calcext:value-type="string">
            <text:p>Malbork</text:p>
          </table:table-cell>
          <table:table-cell office:value-type="float" office:value="4860" calcext:value-type="float">
            <text:p>4860</text:p>
          </table:table-cell>
          <table:table-cell table:formula="of:=VLOOKUP([.B642];[.$M$1:.$N$1048576];2;0)" office:value-type="string" office:string-value="wtorek" calcext:value-type="string">
            <text:p>wtorek</text:p>
          </table:table-cell>
          <table:table-cell table:formula="of:=IF(NOT(DAY([.B641]) = DAY([.B642]));1;0)" office:value-type="float" office:value="0" calcext:value-type="float">
            <text:p>0</text:p>
          </table:table-cell>
          <table:table-cell table:formula="of:=IF([.F642] = 1;IF(OR([.E642] = &quot;sobota&quot;;[.E642] = &quot;niedziela&quot;);5000;[.$Q$4]);0)" office:value-type="float" office:value="0" calcext:value-type="float">
            <text:p>0</text:p>
          </table:table-cell>
          <table:table-cell table:formula="of:=[.J641]+[.G642]" office:value-type="float" office:value="34618" calcext:value-type="float">
            <text:p>34618</text:p>
          </table:table-cell>
          <table:table-cell table:formula="of:=[.H642]-[.D642]" office:value-type="float" office:value="29758" calcext:value-type="float">
            <text:p>29758</text:p>
          </table:table-cell>
          <table:table-cell table:formula="of:=IF([.I642]&lt;0;[.H642];[.I642])" office:value-type="float" office:value="29758" calcext:value-type="float">
            <text:p>29758</text:p>
          </table:table-cell>
          <table:table-cell table:formula="of:=IF([.I642]&lt;0;1;0)" office:value-type="float" office:value="0" calcext:value-type="float">
            <text:p>0</text:p>
          </table:table-cell>
          <table:table-cell table:formula="of:=IF([.K642]=1;[.D642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date" office:date-value="2021-11-10" calcext:value-type="date">
            <text:p>10.11.2021</text:p>
          </table:table-cell>
          <table:table-cell office:value-type="string" calcext:value-type="string">
            <text:p>Przemysl</text:p>
          </table:table-cell>
          <table:table-cell office:value-type="float" office:value="7210" calcext:value-type="float">
            <text:p>7210</text:p>
          </table:table-cell>
          <table:table-cell table:formula="of:=VLOOKUP([.B643];[.$M$1:.$N$1048576];2;0)" office:value-type="string" office:string-value="środa" calcext:value-type="string">
            <text:p>środa</text:p>
          </table:table-cell>
          <table:table-cell table:formula="of:=IF(NOT(DAY([.B642]) = DAY([.B643]));1;0)" office:value-type="float" office:value="1" calcext:value-type="float">
            <text:p>1</text:p>
          </table:table-cell>
          <table:table-cell table:formula="of:=IF([.F643] = 1;IF(OR([.E643] = &quot;sobota&quot;;[.E643] = &quot;niedziela&quot;);5000;[.$Q$4]);0)" office:value-type="float" office:value="13179" calcext:value-type="float">
            <text:p>13179</text:p>
          </table:table-cell>
          <table:table-cell table:formula="of:=[.J642]+[.G643]" office:value-type="float" office:value="42937" calcext:value-type="float">
            <text:p>42937</text:p>
          </table:table-cell>
          <table:table-cell table:formula="of:=[.H643]-[.D643]" office:value-type="float" office:value="35727" calcext:value-type="float">
            <text:p>35727</text:p>
          </table:table-cell>
          <table:table-cell table:formula="of:=IF([.I643]&lt;0;[.H643];[.I643])" office:value-type="float" office:value="35727" calcext:value-type="float">
            <text:p>35727</text:p>
          </table:table-cell>
          <table:table-cell table:formula="of:=IF([.I643]&lt;0;1;0)" office:value-type="float" office:value="0" calcext:value-type="float">
            <text:p>0</text:p>
          </table:table-cell>
          <table:table-cell table:formula="of:=IF([.K643]=1;[.D643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date" office:date-value="2021-11-10" calcext:value-type="date">
            <text:p>10.11.2021</text:p>
          </table:table-cell>
          <table:table-cell office:value-type="string" calcext:value-type="string">
            <text:p>Gniezno</text:p>
          </table:table-cell>
          <table:table-cell office:value-type="float" office:value="6320" calcext:value-type="float">
            <text:p>6320</text:p>
          </table:table-cell>
          <table:table-cell table:formula="of:=VLOOKUP([.B644];[.$M$1:.$N$1048576];2;0)" office:value-type="string" office:string-value="środa" calcext:value-type="string">
            <text:p>środa</text:p>
          </table:table-cell>
          <table:table-cell table:formula="of:=IF(NOT(DAY([.B643]) = DAY([.B644]));1;0)" office:value-type="float" office:value="0" calcext:value-type="float">
            <text:p>0</text:p>
          </table:table-cell>
          <table:table-cell table:formula="of:=IF([.F644] = 1;IF(OR([.E644] = &quot;sobota&quot;;[.E644] = &quot;niedziela&quot;);5000;[.$Q$4]);0)" office:value-type="float" office:value="0" calcext:value-type="float">
            <text:p>0</text:p>
          </table:table-cell>
          <table:table-cell table:formula="of:=[.J643]+[.G644]" office:value-type="float" office:value="35727" calcext:value-type="float">
            <text:p>35727</text:p>
          </table:table-cell>
          <table:table-cell table:formula="of:=[.H644]-[.D644]" office:value-type="float" office:value="29407" calcext:value-type="float">
            <text:p>29407</text:p>
          </table:table-cell>
          <table:table-cell table:formula="of:=IF([.I644]&lt;0;[.H644];[.I644])" office:value-type="float" office:value="29407" calcext:value-type="float">
            <text:p>29407</text:p>
          </table:table-cell>
          <table:table-cell table:formula="of:=IF([.I644]&lt;0;1;0)" office:value-type="float" office:value="0" calcext:value-type="float">
            <text:p>0</text:p>
          </table:table-cell>
          <table:table-cell table:formula="of:=IF([.K644]=1;[.D644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date" office:date-value="2021-11-10" calcext:value-type="date">
            <text:p>10.11.2021</text:p>
          </table:table-cell>
          <table:table-cell office:value-type="string" calcext:value-type="string">
            <text:p>Ogrodzieniec</text:p>
          </table:table-cell>
          <table:table-cell office:value-type="float" office:value="6800" calcext:value-type="float">
            <text:p>6800</text:p>
          </table:table-cell>
          <table:table-cell table:formula="of:=VLOOKUP([.B645];[.$M$1:.$N$1048576];2;0)" office:value-type="string" office:string-value="środa" calcext:value-type="string">
            <text:p>środa</text:p>
          </table:table-cell>
          <table:table-cell table:formula="of:=IF(NOT(DAY([.B644]) = DAY([.B645]));1;0)" office:value-type="float" office:value="0" calcext:value-type="float">
            <text:p>0</text:p>
          </table:table-cell>
          <table:table-cell table:formula="of:=IF([.F645] = 1;IF(OR([.E645] = &quot;sobota&quot;;[.E645] = &quot;niedziela&quot;);5000;[.$Q$4]);0)" office:value-type="float" office:value="0" calcext:value-type="float">
            <text:p>0</text:p>
          </table:table-cell>
          <table:table-cell table:formula="of:=[.J644]+[.G645]" office:value-type="float" office:value="29407" calcext:value-type="float">
            <text:p>29407</text:p>
          </table:table-cell>
          <table:table-cell table:formula="of:=[.H645]-[.D645]" office:value-type="float" office:value="22607" calcext:value-type="float">
            <text:p>22607</text:p>
          </table:table-cell>
          <table:table-cell table:formula="of:=IF([.I645]&lt;0;[.H645];[.I645])" office:value-type="float" office:value="22607" calcext:value-type="float">
            <text:p>22607</text:p>
          </table:table-cell>
          <table:table-cell table:formula="of:=IF([.I645]&lt;0;1;0)" office:value-type="float" office:value="0" calcext:value-type="float">
            <text:p>0</text:p>
          </table:table-cell>
          <table:table-cell table:formula="of:=IF([.K645]=1;[.D645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date" office:date-value="2021-11-11" calcext:value-type="date">
            <text:p>11.11.2021</text:p>
          </table:table-cell>
          <table:table-cell office:value-type="string" calcext:value-type="string">
            <text:p>Ogrodzieniec</text:p>
          </table:table-cell>
          <table:table-cell office:value-type="float" office:value="8040" calcext:value-type="float">
            <text:p>8040</text:p>
          </table:table-cell>
          <table:table-cell table:formula="of:=VLOOKUP([.B646];[.$M$1:.$N$1048576];2;0)" office:value-type="string" office:string-value="czwartek" calcext:value-type="string">
            <text:p>czwartek</text:p>
          </table:table-cell>
          <table:table-cell table:formula="of:=IF(NOT(DAY([.B645]) = DAY([.B646]));1;0)" office:value-type="float" office:value="1" calcext:value-type="float">
            <text:p>1</text:p>
          </table:table-cell>
          <table:table-cell table:formula="of:=IF([.F646] = 1;IF(OR([.E646] = &quot;sobota&quot;;[.E646] = &quot;niedziela&quot;);5000;[.$Q$4]);0)" office:value-type="float" office:value="13179" calcext:value-type="float">
            <text:p>13179</text:p>
          </table:table-cell>
          <table:table-cell table:formula="of:=[.J645]+[.G646]" office:value-type="float" office:value="35786" calcext:value-type="float">
            <text:p>35786</text:p>
          </table:table-cell>
          <table:table-cell table:formula="of:=[.H646]-[.D646]" office:value-type="float" office:value="27746" calcext:value-type="float">
            <text:p>27746</text:p>
          </table:table-cell>
          <table:table-cell table:formula="of:=IF([.I646]&lt;0;[.H646];[.I646])" office:value-type="float" office:value="27746" calcext:value-type="float">
            <text:p>27746</text:p>
          </table:table-cell>
          <table:table-cell table:formula="of:=IF([.I646]&lt;0;1;0)" office:value-type="float" office:value="0" calcext:value-type="float">
            <text:p>0</text:p>
          </table:table-cell>
          <table:table-cell table:formula="of:=IF([.K646]=1;[.D646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date" office:date-value="2021-11-11" calcext:value-type="date">
            <text:p>11.11.2021</text:p>
          </table:table-cell>
          <table:table-cell office:value-type="string" calcext:value-type="string">
            <text:p>Gniezno</text:p>
          </table:table-cell>
          <table:table-cell office:value-type="float" office:value="2960" calcext:value-type="float">
            <text:p>2960</text:p>
          </table:table-cell>
          <table:table-cell table:formula="of:=VLOOKUP([.B647];[.$M$1:.$N$1048576];2;0)" office:value-type="string" office:string-value="czwartek" calcext:value-type="string">
            <text:p>czwartek</text:p>
          </table:table-cell>
          <table:table-cell table:formula="of:=IF(NOT(DAY([.B646]) = DAY([.B647]));1;0)" office:value-type="float" office:value="0" calcext:value-type="float">
            <text:p>0</text:p>
          </table:table-cell>
          <table:table-cell table:formula="of:=IF([.F647] = 1;IF(OR([.E647] = &quot;sobota&quot;;[.E647] = &quot;niedziela&quot;);5000;[.$Q$4]);0)" office:value-type="float" office:value="0" calcext:value-type="float">
            <text:p>0</text:p>
          </table:table-cell>
          <table:table-cell table:formula="of:=[.J646]+[.G647]" office:value-type="float" office:value="27746" calcext:value-type="float">
            <text:p>27746</text:p>
          </table:table-cell>
          <table:table-cell table:formula="of:=[.H647]-[.D647]" office:value-type="float" office:value="24786" calcext:value-type="float">
            <text:p>24786</text:p>
          </table:table-cell>
          <table:table-cell table:formula="of:=IF([.I647]&lt;0;[.H647];[.I647])" office:value-type="float" office:value="24786" calcext:value-type="float">
            <text:p>24786</text:p>
          </table:table-cell>
          <table:table-cell table:formula="of:=IF([.I647]&lt;0;1;0)" office:value-type="float" office:value="0" calcext:value-type="float">
            <text:p>0</text:p>
          </table:table-cell>
          <table:table-cell table:formula="of:=IF([.K647]=1;[.D647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date" office:date-value="2021-11-12" calcext:value-type="date">
            <text:p>12.11.2021</text:p>
          </table:table-cell>
          <table:table-cell office:value-type="string" calcext:value-type="string">
            <text:p>Przemysl</text:p>
          </table:table-cell>
          <table:table-cell office:value-type="float" office:value="1960" calcext:value-type="float">
            <text:p>1960</text:p>
          </table:table-cell>
          <table:table-cell table:formula="of:=VLOOKUP([.B648];[.$M$1:.$N$1048576];2;0)" office:value-type="string" office:string-value="piątek" calcext:value-type="string">
            <text:p>piątek</text:p>
          </table:table-cell>
          <table:table-cell table:formula="of:=IF(NOT(DAY([.B647]) = DAY([.B648]));1;0)" office:value-type="float" office:value="1" calcext:value-type="float">
            <text:p>1</text:p>
          </table:table-cell>
          <table:table-cell table:formula="of:=IF([.F648] = 1;IF(OR([.E648] = &quot;sobota&quot;;[.E648] = &quot;niedziela&quot;);5000;[.$Q$4]);0)" office:value-type="float" office:value="13179" calcext:value-type="float">
            <text:p>13179</text:p>
          </table:table-cell>
          <table:table-cell table:formula="of:=[.J647]+[.G648]" office:value-type="float" office:value="37965" calcext:value-type="float">
            <text:p>37965</text:p>
          </table:table-cell>
          <table:table-cell table:formula="of:=[.H648]-[.D648]" office:value-type="float" office:value="36005" calcext:value-type="float">
            <text:p>36005</text:p>
          </table:table-cell>
          <table:table-cell table:formula="of:=IF([.I648]&lt;0;[.H648];[.I648])" office:value-type="float" office:value="36005" calcext:value-type="float">
            <text:p>36005</text:p>
          </table:table-cell>
          <table:table-cell table:formula="of:=IF([.I648]&lt;0;1;0)" office:value-type="float" office:value="0" calcext:value-type="float">
            <text:p>0</text:p>
          </table:table-cell>
          <table:table-cell table:formula="of:=IF([.K648]=1;[.D648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date" office:date-value="2021-11-13" calcext:value-type="date">
            <text:p>13.11.2021</text:p>
          </table:table-cell>
          <table:table-cell office:value-type="string" calcext:value-type="string">
            <text:p>Ogrodzieniec</text:p>
          </table:table-cell>
          <table:table-cell office:value-type="float" office:value="5740" calcext:value-type="float">
            <text:p>5740</text:p>
          </table:table-cell>
          <table:table-cell table:formula="of:=VLOOKUP([.B649];[.$M$1:.$N$1048576];2;0)" office:value-type="string" office:string-value="sobota" calcext:value-type="string">
            <text:p>sobota</text:p>
          </table:table-cell>
          <table:table-cell table:formula="of:=IF(NOT(DAY([.B648]) = DAY([.B649]));1;0)" office:value-type="float" office:value="1" calcext:value-type="float">
            <text:p>1</text:p>
          </table:table-cell>
          <table:table-cell table:formula="of:=IF([.F649] = 1;IF(OR([.E649] = &quot;sobota&quot;;[.E649] = &quot;niedziela&quot;);5000;[.$Q$4]);0)" office:value-type="float" office:value="5000" calcext:value-type="float">
            <text:p>5000</text:p>
          </table:table-cell>
          <table:table-cell table:formula="of:=[.J648]+[.G649]" office:value-type="float" office:value="41005" calcext:value-type="float">
            <text:p>41005</text:p>
          </table:table-cell>
          <table:table-cell table:formula="of:=[.H649]-[.D649]" office:value-type="float" office:value="35265" calcext:value-type="float">
            <text:p>35265</text:p>
          </table:table-cell>
          <table:table-cell table:formula="of:=IF([.I649]&lt;0;[.H649];[.I649])" office:value-type="float" office:value="35265" calcext:value-type="float">
            <text:p>35265</text:p>
          </table:table-cell>
          <table:table-cell table:formula="of:=IF([.I649]&lt;0;1;0)" office:value-type="float" office:value="0" calcext:value-type="float">
            <text:p>0</text:p>
          </table:table-cell>
          <table:table-cell table:formula="of:=IF([.K649]=1;[.D649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date" office:date-value="2021-11-14" calcext:value-type="date">
            <text:p>14.11.2021</text:p>
          </table:table-cell>
          <table:table-cell office:value-type="string" calcext:value-type="string">
            <text:p>Przemysl</text:p>
          </table:table-cell>
          <table:table-cell office:value-type="float" office:value="2610" calcext:value-type="float">
            <text:p>2610</text:p>
          </table:table-cell>
          <table:table-cell table:formula="of:=VLOOKUP([.B650];[.$M$1:.$N$1048576];2;0)" office:value-type="string" office:string-value="niedziela" calcext:value-type="string">
            <text:p>niedziela</text:p>
          </table:table-cell>
          <table:table-cell table:formula="of:=IF(NOT(DAY([.B649]) = DAY([.B650]));1;0)" office:value-type="float" office:value="1" calcext:value-type="float">
            <text:p>1</text:p>
          </table:table-cell>
          <table:table-cell table:formula="of:=IF([.F650] = 1;IF(OR([.E650] = &quot;sobota&quot;;[.E650] = &quot;niedziela&quot;);5000;[.$Q$4]);0)" office:value-type="float" office:value="5000" calcext:value-type="float">
            <text:p>5000</text:p>
          </table:table-cell>
          <table:table-cell table:formula="of:=[.J649]+[.G650]" office:value-type="float" office:value="40265" calcext:value-type="float">
            <text:p>40265</text:p>
          </table:table-cell>
          <table:table-cell table:formula="of:=[.H650]-[.D650]" office:value-type="float" office:value="37655" calcext:value-type="float">
            <text:p>37655</text:p>
          </table:table-cell>
          <table:table-cell table:formula="of:=IF([.I650]&lt;0;[.H650];[.I650])" office:value-type="float" office:value="37655" calcext:value-type="float">
            <text:p>37655</text:p>
          </table:table-cell>
          <table:table-cell table:formula="of:=IF([.I650]&lt;0;1;0)" office:value-type="float" office:value="0" calcext:value-type="float">
            <text:p>0</text:p>
          </table:table-cell>
          <table:table-cell table:formula="of:=IF([.K650]=1;[.D650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date" office:date-value="2021-11-14" calcext:value-type="date">
            <text:p>14.11.2021</text:p>
          </table:table-cell>
          <table:table-cell office:value-type="string" calcext:value-type="string">
            <text:p>Ogrodzieniec</text:p>
          </table:table-cell>
          <table:table-cell office:value-type="float" office:value="5910" calcext:value-type="float">
            <text:p>5910</text:p>
          </table:table-cell>
          <table:table-cell table:formula="of:=VLOOKUP([.B651];[.$M$1:.$N$1048576];2;0)" office:value-type="string" office:string-value="niedziela" calcext:value-type="string">
            <text:p>niedziela</text:p>
          </table:table-cell>
          <table:table-cell table:formula="of:=IF(NOT(DAY([.B650]) = DAY([.B651]));1;0)" office:value-type="float" office:value="0" calcext:value-type="float">
            <text:p>0</text:p>
          </table:table-cell>
          <table:table-cell table:formula="of:=IF([.F651] = 1;IF(OR([.E651] = &quot;sobota&quot;;[.E651] = &quot;niedziela&quot;);5000;[.$Q$4]);0)" office:value-type="float" office:value="0" calcext:value-type="float">
            <text:p>0</text:p>
          </table:table-cell>
          <table:table-cell table:formula="of:=[.J650]+[.G651]" office:value-type="float" office:value="37655" calcext:value-type="float">
            <text:p>37655</text:p>
          </table:table-cell>
          <table:table-cell table:formula="of:=[.H651]-[.D651]" office:value-type="float" office:value="31745" calcext:value-type="float">
            <text:p>31745</text:p>
          </table:table-cell>
          <table:table-cell table:formula="of:=IF([.I651]&lt;0;[.H651];[.I651])" office:value-type="float" office:value="31745" calcext:value-type="float">
            <text:p>31745</text:p>
          </table:table-cell>
          <table:table-cell table:formula="of:=IF([.I651]&lt;0;1;0)" office:value-type="float" office:value="0" calcext:value-type="float">
            <text:p>0</text:p>
          </table:table-cell>
          <table:table-cell table:formula="of:=IF([.K651]=1;[.D651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date" office:date-value="2021-11-15" calcext:value-type="date">
            <text:p>15.11.2021</text:p>
          </table:table-cell>
          <table:table-cell office:value-type="string" calcext:value-type="string">
            <text:p>Przemysl</text:p>
          </table:table-cell>
          <table:table-cell office:value-type="float" office:value="4410" calcext:value-type="float">
            <text:p>4410</text:p>
          </table:table-cell>
          <table:table-cell table:formula="of:=VLOOKUP([.B652];[.$M$1:.$N$1048576];2;0)" office:value-type="string" office:string-value="poniedziałek" calcext:value-type="string">
            <text:p>poniedziałek</text:p>
          </table:table-cell>
          <table:table-cell table:formula="of:=IF(NOT(DAY([.B651]) = DAY([.B652]));1;0)" office:value-type="float" office:value="1" calcext:value-type="float">
            <text:p>1</text:p>
          </table:table-cell>
          <table:table-cell table:formula="of:=IF([.F652] = 1;IF(OR([.E652] = &quot;sobota&quot;;[.E652] = &quot;niedziela&quot;);5000;[.$Q$4]);0)" office:value-type="float" office:value="13179" calcext:value-type="float">
            <text:p>13179</text:p>
          </table:table-cell>
          <table:table-cell table:formula="of:=[.J651]+[.G652]" office:value-type="float" office:value="44924" calcext:value-type="float">
            <text:p>44924</text:p>
          </table:table-cell>
          <table:table-cell table:formula="of:=[.H652]-[.D652]" office:value-type="float" office:value="40514" calcext:value-type="float">
            <text:p>40514</text:p>
          </table:table-cell>
          <table:table-cell table:formula="of:=IF([.I652]&lt;0;[.H652];[.I652])" office:value-type="float" office:value="40514" calcext:value-type="float">
            <text:p>40514</text:p>
          </table:table-cell>
          <table:table-cell table:formula="of:=IF([.I652]&lt;0;1;0)" office:value-type="float" office:value="0" calcext:value-type="float">
            <text:p>0</text:p>
          </table:table-cell>
          <table:table-cell table:formula="of:=IF([.K652]=1;[.D652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date" office:date-value="2021-11-15" calcext:value-type="date">
            <text:p>15.11.2021</text:p>
          </table:table-cell>
          <table:table-cell office:value-type="string" calcext:value-type="string">
            <text:p>Ogrodzieniec</text:p>
          </table:table-cell>
          <table:table-cell office:value-type="float" office:value="2820" calcext:value-type="float">
            <text:p>2820</text:p>
          </table:table-cell>
          <table:table-cell table:formula="of:=VLOOKUP([.B653];[.$M$1:.$N$1048576];2;0)" office:value-type="string" office:string-value="poniedziałek" calcext:value-type="string">
            <text:p>poniedziałek</text:p>
          </table:table-cell>
          <table:table-cell table:formula="of:=IF(NOT(DAY([.B652]) = DAY([.B653]));1;0)" office:value-type="float" office:value="0" calcext:value-type="float">
            <text:p>0</text:p>
          </table:table-cell>
          <table:table-cell table:formula="of:=IF([.F653] = 1;IF(OR([.E653] = &quot;sobota&quot;;[.E653] = &quot;niedziela&quot;);5000;[.$Q$4]);0)" office:value-type="float" office:value="0" calcext:value-type="float">
            <text:p>0</text:p>
          </table:table-cell>
          <table:table-cell table:formula="of:=[.J652]+[.G653]" office:value-type="float" office:value="40514" calcext:value-type="float">
            <text:p>40514</text:p>
          </table:table-cell>
          <table:table-cell table:formula="of:=[.H653]-[.D653]" office:value-type="float" office:value="37694" calcext:value-type="float">
            <text:p>37694</text:p>
          </table:table-cell>
          <table:table-cell table:formula="of:=IF([.I653]&lt;0;[.H653];[.I653])" office:value-type="float" office:value="37694" calcext:value-type="float">
            <text:p>37694</text:p>
          </table:table-cell>
          <table:table-cell table:formula="of:=IF([.I653]&lt;0;1;0)" office:value-type="float" office:value="0" calcext:value-type="float">
            <text:p>0</text:p>
          </table:table-cell>
          <table:table-cell table:formula="of:=IF([.K653]=1;[.D653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date" office:date-value="2021-11-15" calcext:value-type="date">
            <text:p>15.11.2021</text:p>
          </table:table-cell>
          <table:table-cell office:value-type="string" calcext:value-type="string">
            <text:p>Gniezno</text:p>
          </table:table-cell>
          <table:table-cell office:value-type="float" office:value="8320" calcext:value-type="float">
            <text:p>8320</text:p>
          </table:table-cell>
          <table:table-cell table:formula="of:=VLOOKUP([.B654];[.$M$1:.$N$1048576];2;0)" office:value-type="string" office:string-value="poniedziałek" calcext:value-type="string">
            <text:p>poniedziałek</text:p>
          </table:table-cell>
          <table:table-cell table:formula="of:=IF(NOT(DAY([.B653]) = DAY([.B654]));1;0)" office:value-type="float" office:value="0" calcext:value-type="float">
            <text:p>0</text:p>
          </table:table-cell>
          <table:table-cell table:formula="of:=IF([.F654] = 1;IF(OR([.E654] = &quot;sobota&quot;;[.E654] = &quot;niedziela&quot;);5000;[.$Q$4]);0)" office:value-type="float" office:value="0" calcext:value-type="float">
            <text:p>0</text:p>
          </table:table-cell>
          <table:table-cell table:formula="of:=[.J653]+[.G654]" office:value-type="float" office:value="37694" calcext:value-type="float">
            <text:p>37694</text:p>
          </table:table-cell>
          <table:table-cell table:formula="of:=[.H654]-[.D654]" office:value-type="float" office:value="29374" calcext:value-type="float">
            <text:p>29374</text:p>
          </table:table-cell>
          <table:table-cell table:formula="of:=IF([.I654]&lt;0;[.H654];[.I654])" office:value-type="float" office:value="29374" calcext:value-type="float">
            <text:p>29374</text:p>
          </table:table-cell>
          <table:table-cell table:formula="of:=IF([.I654]&lt;0;1;0)" office:value-type="float" office:value="0" calcext:value-type="float">
            <text:p>0</text:p>
          </table:table-cell>
          <table:table-cell table:formula="of:=IF([.K654]=1;[.D654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date" office:date-value="2021-11-15" calcext:value-type="date">
            <text:p>15.11.2021</text:p>
          </table:table-cell>
          <table:table-cell office:value-type="string" calcext:value-type="string">
            <text:p>Malbork</text:p>
          </table:table-cell>
          <table:table-cell office:value-type="float" office:value="1580" calcext:value-type="float">
            <text:p>1580</text:p>
          </table:table-cell>
          <table:table-cell table:formula="of:=VLOOKUP([.B655];[.$M$1:.$N$1048576];2;0)" office:value-type="string" office:string-value="poniedziałek" calcext:value-type="string">
            <text:p>poniedziałek</text:p>
          </table:table-cell>
          <table:table-cell table:formula="of:=IF(NOT(DAY([.B654]) = DAY([.B655]));1;0)" office:value-type="float" office:value="0" calcext:value-type="float">
            <text:p>0</text:p>
          </table:table-cell>
          <table:table-cell table:formula="of:=IF([.F655] = 1;IF(OR([.E655] = &quot;sobota&quot;;[.E655] = &quot;niedziela&quot;);5000;[.$Q$4]);0)" office:value-type="float" office:value="0" calcext:value-type="float">
            <text:p>0</text:p>
          </table:table-cell>
          <table:table-cell table:formula="of:=[.J654]+[.G655]" office:value-type="float" office:value="29374" calcext:value-type="float">
            <text:p>29374</text:p>
          </table:table-cell>
          <table:table-cell table:formula="of:=[.H655]-[.D655]" office:value-type="float" office:value="27794" calcext:value-type="float">
            <text:p>27794</text:p>
          </table:table-cell>
          <table:table-cell table:formula="of:=IF([.I655]&lt;0;[.H655];[.I655])" office:value-type="float" office:value="27794" calcext:value-type="float">
            <text:p>27794</text:p>
          </table:table-cell>
          <table:table-cell table:formula="of:=IF([.I655]&lt;0;1;0)" office:value-type="float" office:value="0" calcext:value-type="float">
            <text:p>0</text:p>
          </table:table-cell>
          <table:table-cell table:formula="of:=IF([.K655]=1;[.D655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date" office:date-value="2021-11-16" calcext:value-type="date">
            <text:p>16.11.2021</text:p>
          </table:table-cell>
          <table:table-cell office:value-type="string" calcext:value-type="string">
            <text:p>Malbork</text:p>
          </table:table-cell>
          <table:table-cell office:value-type="float" office:value="3470" calcext:value-type="float">
            <text:p>3470</text:p>
          </table:table-cell>
          <table:table-cell table:formula="of:=VLOOKUP([.B656];[.$M$1:.$N$1048576];2;0)" office:value-type="string" office:string-value="wtorek" calcext:value-type="string">
            <text:p>wtorek</text:p>
          </table:table-cell>
          <table:table-cell table:formula="of:=IF(NOT(DAY([.B655]) = DAY([.B656]));1;0)" office:value-type="float" office:value="1" calcext:value-type="float">
            <text:p>1</text:p>
          </table:table-cell>
          <table:table-cell table:formula="of:=IF([.F656] = 1;IF(OR([.E656] = &quot;sobota&quot;;[.E656] = &quot;niedziela&quot;);5000;[.$Q$4]);0)" office:value-type="float" office:value="13179" calcext:value-type="float">
            <text:p>13179</text:p>
          </table:table-cell>
          <table:table-cell table:formula="of:=[.J655]+[.G656]" office:value-type="float" office:value="40973" calcext:value-type="float">
            <text:p>40973</text:p>
          </table:table-cell>
          <table:table-cell table:formula="of:=[.H656]-[.D656]" office:value-type="float" office:value="37503" calcext:value-type="float">
            <text:p>37503</text:p>
          </table:table-cell>
          <table:table-cell table:formula="of:=IF([.I656]&lt;0;[.H656];[.I656])" office:value-type="float" office:value="37503" calcext:value-type="float">
            <text:p>37503</text:p>
          </table:table-cell>
          <table:table-cell table:formula="of:=IF([.I656]&lt;0;1;0)" office:value-type="float" office:value="0" calcext:value-type="float">
            <text:p>0</text:p>
          </table:table-cell>
          <table:table-cell table:formula="of:=IF([.K656]=1;[.D656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date" office:date-value="2021-11-16" calcext:value-type="date">
            <text:p>16.11.2021</text:p>
          </table:table-cell>
          <table:table-cell office:value-type="string" calcext:value-type="string">
            <text:p>Gniezno</text:p>
          </table:table-cell>
          <table:table-cell office:value-type="float" office:value="4420" calcext:value-type="float">
            <text:p>4420</text:p>
          </table:table-cell>
          <table:table-cell table:formula="of:=VLOOKUP([.B657];[.$M$1:.$N$1048576];2;0)" office:value-type="string" office:string-value="wtorek" calcext:value-type="string">
            <text:p>wtorek</text:p>
          </table:table-cell>
          <table:table-cell table:formula="of:=IF(NOT(DAY([.B656]) = DAY([.B657]));1;0)" office:value-type="float" office:value="0" calcext:value-type="float">
            <text:p>0</text:p>
          </table:table-cell>
          <table:table-cell table:formula="of:=IF([.F657] = 1;IF(OR([.E657] = &quot;sobota&quot;;[.E657] = &quot;niedziela&quot;);5000;[.$Q$4]);0)" office:value-type="float" office:value="0" calcext:value-type="float">
            <text:p>0</text:p>
          </table:table-cell>
          <table:table-cell table:formula="of:=[.J656]+[.G657]" office:value-type="float" office:value="37503" calcext:value-type="float">
            <text:p>37503</text:p>
          </table:table-cell>
          <table:table-cell table:formula="of:=[.H657]-[.D657]" office:value-type="float" office:value="33083" calcext:value-type="float">
            <text:p>33083</text:p>
          </table:table-cell>
          <table:table-cell table:formula="of:=IF([.I657]&lt;0;[.H657];[.I657])" office:value-type="float" office:value="33083" calcext:value-type="float">
            <text:p>33083</text:p>
          </table:table-cell>
          <table:table-cell table:formula="of:=IF([.I657]&lt;0;1;0)" office:value-type="float" office:value="0" calcext:value-type="float">
            <text:p>0</text:p>
          </table:table-cell>
          <table:table-cell table:formula="of:=IF([.K657]=1;[.D657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date" office:date-value="2021-11-17" calcext:value-type="date">
            <text:p>17.11.2021</text:p>
          </table:table-cell>
          <table:table-cell office:value-type="string" calcext:value-type="string">
            <text:p>Gniezno</text:p>
          </table:table-cell>
          <table:table-cell office:value-type="float" office:value="3130" calcext:value-type="float">
            <text:p>3130</text:p>
          </table:table-cell>
          <table:table-cell table:formula="of:=VLOOKUP([.B658];[.$M$1:.$N$1048576];2;0)" office:value-type="string" office:string-value="środa" calcext:value-type="string">
            <text:p>środa</text:p>
          </table:table-cell>
          <table:table-cell table:formula="of:=IF(NOT(DAY([.B657]) = DAY([.B658]));1;0)" office:value-type="float" office:value="1" calcext:value-type="float">
            <text:p>1</text:p>
          </table:table-cell>
          <table:table-cell table:formula="of:=IF([.F658] = 1;IF(OR([.E658] = &quot;sobota&quot;;[.E658] = &quot;niedziela&quot;);5000;[.$Q$4]);0)" office:value-type="float" office:value="13179" calcext:value-type="float">
            <text:p>13179</text:p>
          </table:table-cell>
          <table:table-cell table:formula="of:=[.J657]+[.G658]" office:value-type="float" office:value="46262" calcext:value-type="float">
            <text:p>46262</text:p>
          </table:table-cell>
          <table:table-cell table:formula="of:=[.H658]-[.D658]" office:value-type="float" office:value="43132" calcext:value-type="float">
            <text:p>43132</text:p>
          </table:table-cell>
          <table:table-cell table:formula="of:=IF([.I658]&lt;0;[.H658];[.I658])" office:value-type="float" office:value="43132" calcext:value-type="float">
            <text:p>43132</text:p>
          </table:table-cell>
          <table:table-cell table:formula="of:=IF([.I658]&lt;0;1;0)" office:value-type="float" office:value="0" calcext:value-type="float">
            <text:p>0</text:p>
          </table:table-cell>
          <table:table-cell table:formula="of:=IF([.K658]=1;[.D658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date" office:date-value="2021-11-17" calcext:value-type="date">
            <text:p>17.11.2021</text:p>
          </table:table-cell>
          <table:table-cell office:value-type="string" calcext:value-type="string">
            <text:p>Malbork</text:p>
          </table:table-cell>
          <table:table-cell office:value-type="float" office:value="1320" calcext:value-type="float">
            <text:p>1320</text:p>
          </table:table-cell>
          <table:table-cell table:formula="of:=VLOOKUP([.B659];[.$M$1:.$N$1048576];2;0)" office:value-type="string" office:string-value="środa" calcext:value-type="string">
            <text:p>środa</text:p>
          </table:table-cell>
          <table:table-cell table:formula="of:=IF(NOT(DAY([.B658]) = DAY([.B659]));1;0)" office:value-type="float" office:value="0" calcext:value-type="float">
            <text:p>0</text:p>
          </table:table-cell>
          <table:table-cell table:formula="of:=IF([.F659] = 1;IF(OR([.E659] = &quot;sobota&quot;;[.E659] = &quot;niedziela&quot;);5000;[.$Q$4]);0)" office:value-type="float" office:value="0" calcext:value-type="float">
            <text:p>0</text:p>
          </table:table-cell>
          <table:table-cell table:formula="of:=[.J658]+[.G659]" office:value-type="float" office:value="43132" calcext:value-type="float">
            <text:p>43132</text:p>
          </table:table-cell>
          <table:table-cell table:formula="of:=[.H659]-[.D659]" office:value-type="float" office:value="41812" calcext:value-type="float">
            <text:p>41812</text:p>
          </table:table-cell>
          <table:table-cell table:formula="of:=IF([.I659]&lt;0;[.H659];[.I659])" office:value-type="float" office:value="41812" calcext:value-type="float">
            <text:p>41812</text:p>
          </table:table-cell>
          <table:table-cell table:formula="of:=IF([.I659]&lt;0;1;0)" office:value-type="float" office:value="0" calcext:value-type="float">
            <text:p>0</text:p>
          </table:table-cell>
          <table:table-cell table:formula="of:=IF([.K659]=1;[.D659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date" office:date-value="2021-11-17" calcext:value-type="date">
            <text:p>17.11.2021</text:p>
          </table:table-cell>
          <table:table-cell office:value-type="string" calcext:value-type="string">
            <text:p>Ogrodzieniec</text:p>
          </table:table-cell>
          <table:table-cell office:value-type="float" office:value="8470" calcext:value-type="float">
            <text:p>8470</text:p>
          </table:table-cell>
          <table:table-cell table:formula="of:=VLOOKUP([.B660];[.$M$1:.$N$1048576];2;0)" office:value-type="string" office:string-value="środa" calcext:value-type="string">
            <text:p>środa</text:p>
          </table:table-cell>
          <table:table-cell table:formula="of:=IF(NOT(DAY([.B659]) = DAY([.B660]));1;0)" office:value-type="float" office:value="0" calcext:value-type="float">
            <text:p>0</text:p>
          </table:table-cell>
          <table:table-cell table:formula="of:=IF([.F660] = 1;IF(OR([.E660] = &quot;sobota&quot;;[.E660] = &quot;niedziela&quot;);5000;[.$Q$4]);0)" office:value-type="float" office:value="0" calcext:value-type="float">
            <text:p>0</text:p>
          </table:table-cell>
          <table:table-cell table:formula="of:=[.J659]+[.G660]" office:value-type="float" office:value="41812" calcext:value-type="float">
            <text:p>41812</text:p>
          </table:table-cell>
          <table:table-cell table:formula="of:=[.H660]-[.D660]" office:value-type="float" office:value="33342" calcext:value-type="float">
            <text:p>33342</text:p>
          </table:table-cell>
          <table:table-cell table:formula="of:=IF([.I660]&lt;0;[.H660];[.I660])" office:value-type="float" office:value="33342" calcext:value-type="float">
            <text:p>33342</text:p>
          </table:table-cell>
          <table:table-cell table:formula="of:=IF([.I660]&lt;0;1;0)" office:value-type="float" office:value="0" calcext:value-type="float">
            <text:p>0</text:p>
          </table:table-cell>
          <table:table-cell table:formula="of:=IF([.K660]=1;[.D660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date" office:date-value="2021-11-18" calcext:value-type="date">
            <text:p>18.11.2021</text:p>
          </table:table-cell>
          <table:table-cell office:value-type="string" calcext:value-type="string">
            <text:p>Gniezno</text:p>
          </table:table-cell>
          <table:table-cell office:value-type="float" office:value="1030" calcext:value-type="float">
            <text:p>1030</text:p>
          </table:table-cell>
          <table:table-cell table:formula="of:=VLOOKUP([.B661];[.$M$1:.$N$1048576];2;0)" office:value-type="string" office:string-value="czwartek" calcext:value-type="string">
            <text:p>czwartek</text:p>
          </table:table-cell>
          <table:table-cell table:formula="of:=IF(NOT(DAY([.B660]) = DAY([.B661]));1;0)" office:value-type="float" office:value="1" calcext:value-type="float">
            <text:p>1</text:p>
          </table:table-cell>
          <table:table-cell table:formula="of:=IF([.F661] = 1;IF(OR([.E661] = &quot;sobota&quot;;[.E661] = &quot;niedziela&quot;);5000;[.$Q$4]);0)" office:value-type="float" office:value="13179" calcext:value-type="float">
            <text:p>13179</text:p>
          </table:table-cell>
          <table:table-cell table:formula="of:=[.J660]+[.G661]" office:value-type="float" office:value="46521" calcext:value-type="float">
            <text:p>46521</text:p>
          </table:table-cell>
          <table:table-cell table:formula="of:=[.H661]-[.D661]" office:value-type="float" office:value="45491" calcext:value-type="float">
            <text:p>45491</text:p>
          </table:table-cell>
          <table:table-cell table:formula="of:=IF([.I661]&lt;0;[.H661];[.I661])" office:value-type="float" office:value="45491" calcext:value-type="float">
            <text:p>45491</text:p>
          </table:table-cell>
          <table:table-cell table:formula="of:=IF([.I661]&lt;0;1;0)" office:value-type="float" office:value="0" calcext:value-type="float">
            <text:p>0</text:p>
          </table:table-cell>
          <table:table-cell table:formula="of:=IF([.K661]=1;[.D661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date" office:date-value="2021-11-19" calcext:value-type="date">
            <text:p>19.11.2021</text:p>
          </table:table-cell>
          <table:table-cell office:value-type="string" calcext:value-type="string">
            <text:p>Ogrodzieniec</text:p>
          </table:table-cell>
          <table:table-cell office:value-type="float" office:value="6050" calcext:value-type="float">
            <text:p>6050</text:p>
          </table:table-cell>
          <table:table-cell table:formula="of:=VLOOKUP([.B662];[.$M$1:.$N$1048576];2;0)" office:value-type="string" office:string-value="piątek" calcext:value-type="string">
            <text:p>piątek</text:p>
          </table:table-cell>
          <table:table-cell table:formula="of:=IF(NOT(DAY([.B661]) = DAY([.B662]));1;0)" office:value-type="float" office:value="1" calcext:value-type="float">
            <text:p>1</text:p>
          </table:table-cell>
          <table:table-cell table:formula="of:=IF([.F662] = 1;IF(OR([.E662] = &quot;sobota&quot;;[.E662] = &quot;niedziela&quot;);5000;[.$Q$4]);0)" office:value-type="float" office:value="13179" calcext:value-type="float">
            <text:p>13179</text:p>
          </table:table-cell>
          <table:table-cell table:formula="of:=[.J661]+[.G662]" office:value-type="float" office:value="58670" calcext:value-type="float">
            <text:p>58670</text:p>
          </table:table-cell>
          <table:table-cell table:formula="of:=[.H662]-[.D662]" office:value-type="float" office:value="52620" calcext:value-type="float">
            <text:p>52620</text:p>
          </table:table-cell>
          <table:table-cell table:formula="of:=IF([.I662]&lt;0;[.H662];[.I662])" office:value-type="float" office:value="52620" calcext:value-type="float">
            <text:p>52620</text:p>
          </table:table-cell>
          <table:table-cell table:formula="of:=IF([.I662]&lt;0;1;0)" office:value-type="float" office:value="0" calcext:value-type="float">
            <text:p>0</text:p>
          </table:table-cell>
          <table:table-cell table:formula="of:=IF([.K662]=1;[.D662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date" office:date-value="2021-11-19" calcext:value-type="date">
            <text:p>19.11.2021</text:p>
          </table:table-cell>
          <table:table-cell office:value-type="string" calcext:value-type="string">
            <text:p>Przemysl</text:p>
          </table:table-cell>
          <table:table-cell office:value-type="float" office:value="4740" calcext:value-type="float">
            <text:p>4740</text:p>
          </table:table-cell>
          <table:table-cell table:formula="of:=VLOOKUP([.B663];[.$M$1:.$N$1048576];2;0)" office:value-type="string" office:string-value="piątek" calcext:value-type="string">
            <text:p>piątek</text:p>
          </table:table-cell>
          <table:table-cell table:formula="of:=IF(NOT(DAY([.B662]) = DAY([.B663]));1;0)" office:value-type="float" office:value="0" calcext:value-type="float">
            <text:p>0</text:p>
          </table:table-cell>
          <table:table-cell table:formula="of:=IF([.F663] = 1;IF(OR([.E663] = &quot;sobota&quot;;[.E663] = &quot;niedziela&quot;);5000;[.$Q$4]);0)" office:value-type="float" office:value="0" calcext:value-type="float">
            <text:p>0</text:p>
          </table:table-cell>
          <table:table-cell table:formula="of:=[.J662]+[.G663]" office:value-type="float" office:value="52620" calcext:value-type="float">
            <text:p>52620</text:p>
          </table:table-cell>
          <table:table-cell table:formula="of:=[.H663]-[.D663]" office:value-type="float" office:value="47880" calcext:value-type="float">
            <text:p>47880</text:p>
          </table:table-cell>
          <table:table-cell table:formula="of:=IF([.I663]&lt;0;[.H663];[.I663])" office:value-type="float" office:value="47880" calcext:value-type="float">
            <text:p>47880</text:p>
          </table:table-cell>
          <table:table-cell table:formula="of:=IF([.I663]&lt;0;1;0)" office:value-type="float" office:value="0" calcext:value-type="float">
            <text:p>0</text:p>
          </table:table-cell>
          <table:table-cell table:formula="of:=IF([.K663]=1;[.D663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date" office:date-value="2021-11-20" calcext:value-type="date">
            <text:p>20.11.2021</text:p>
          </table:table-cell>
          <table:table-cell office:value-type="string" calcext:value-type="string">
            <text:p>Ogrodzieniec</text:p>
          </table:table-cell>
          <table:table-cell office:value-type="float" office:value="5270" calcext:value-type="float">
            <text:p>5270</text:p>
          </table:table-cell>
          <table:table-cell table:formula="of:=VLOOKUP([.B664];[.$M$1:.$N$1048576];2;0)" office:value-type="string" office:string-value="sobota" calcext:value-type="string">
            <text:p>sobota</text:p>
          </table:table-cell>
          <table:table-cell table:formula="of:=IF(NOT(DAY([.B663]) = DAY([.B664]));1;0)" office:value-type="float" office:value="1" calcext:value-type="float">
            <text:p>1</text:p>
          </table:table-cell>
          <table:table-cell table:formula="of:=IF([.F664] = 1;IF(OR([.E664] = &quot;sobota&quot;;[.E664] = &quot;niedziela&quot;);5000;[.$Q$4]);0)" office:value-type="float" office:value="5000" calcext:value-type="float">
            <text:p>5000</text:p>
          </table:table-cell>
          <table:table-cell table:formula="of:=[.J663]+[.G664]" office:value-type="float" office:value="52880" calcext:value-type="float">
            <text:p>52880</text:p>
          </table:table-cell>
          <table:table-cell table:formula="of:=[.H664]-[.D664]" office:value-type="float" office:value="47610" calcext:value-type="float">
            <text:p>47610</text:p>
          </table:table-cell>
          <table:table-cell table:formula="of:=IF([.I664]&lt;0;[.H664];[.I664])" office:value-type="float" office:value="47610" calcext:value-type="float">
            <text:p>47610</text:p>
          </table:table-cell>
          <table:table-cell table:formula="of:=IF([.I664]&lt;0;1;0)" office:value-type="float" office:value="0" calcext:value-type="float">
            <text:p>0</text:p>
          </table:table-cell>
          <table:table-cell table:formula="of:=IF([.K664]=1;[.D664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date" office:date-value="2021-11-20" calcext:value-type="date">
            <text:p>20.11.2021</text:p>
          </table:table-cell>
          <table:table-cell office:value-type="string" calcext:value-type="string">
            <text:p>Przemysl</text:p>
          </table:table-cell>
          <table:table-cell office:value-type="float" office:value="9150" calcext:value-type="float">
            <text:p>9150</text:p>
          </table:table-cell>
          <table:table-cell table:formula="of:=VLOOKUP([.B665];[.$M$1:.$N$1048576];2;0)" office:value-type="string" office:string-value="sobota" calcext:value-type="string">
            <text:p>sobota</text:p>
          </table:table-cell>
          <table:table-cell table:formula="of:=IF(NOT(DAY([.B664]) = DAY([.B665]));1;0)" office:value-type="float" office:value="0" calcext:value-type="float">
            <text:p>0</text:p>
          </table:table-cell>
          <table:table-cell table:formula="of:=IF([.F665] = 1;IF(OR([.E665] = &quot;sobota&quot;;[.E665] = &quot;niedziela&quot;);5000;[.$Q$4]);0)" office:value-type="float" office:value="0" calcext:value-type="float">
            <text:p>0</text:p>
          </table:table-cell>
          <table:table-cell table:formula="of:=[.J664]+[.G665]" office:value-type="float" office:value="47610" calcext:value-type="float">
            <text:p>47610</text:p>
          </table:table-cell>
          <table:table-cell table:formula="of:=[.H665]-[.D665]" office:value-type="float" office:value="38460" calcext:value-type="float">
            <text:p>38460</text:p>
          </table:table-cell>
          <table:table-cell table:formula="of:=IF([.I665]&lt;0;[.H665];[.I665])" office:value-type="float" office:value="38460" calcext:value-type="float">
            <text:p>38460</text:p>
          </table:table-cell>
          <table:table-cell table:formula="of:=IF([.I665]&lt;0;1;0)" office:value-type="float" office:value="0" calcext:value-type="float">
            <text:p>0</text:p>
          </table:table-cell>
          <table:table-cell table:formula="of:=IF([.K665]=1;[.D665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date" office:date-value="2021-11-20" calcext:value-type="date">
            <text:p>20.11.2021</text:p>
          </table:table-cell>
          <table:table-cell office:value-type="string" calcext:value-type="string">
            <text:p>Gniezno</text:p>
          </table:table-cell>
          <table:table-cell office:value-type="float" office:value="8790" calcext:value-type="float">
            <text:p>8790</text:p>
          </table:table-cell>
          <table:table-cell table:formula="of:=VLOOKUP([.B666];[.$M$1:.$N$1048576];2;0)" office:value-type="string" office:string-value="sobota" calcext:value-type="string">
            <text:p>sobota</text:p>
          </table:table-cell>
          <table:table-cell table:formula="of:=IF(NOT(DAY([.B665]) = DAY([.B666]));1;0)" office:value-type="float" office:value="0" calcext:value-type="float">
            <text:p>0</text:p>
          </table:table-cell>
          <table:table-cell table:formula="of:=IF([.F666] = 1;IF(OR([.E666] = &quot;sobota&quot;;[.E666] = &quot;niedziela&quot;);5000;[.$Q$4]);0)" office:value-type="float" office:value="0" calcext:value-type="float">
            <text:p>0</text:p>
          </table:table-cell>
          <table:table-cell table:formula="of:=[.J665]+[.G666]" office:value-type="float" office:value="38460" calcext:value-type="float">
            <text:p>38460</text:p>
          </table:table-cell>
          <table:table-cell table:formula="of:=[.H666]-[.D666]" office:value-type="float" office:value="29670" calcext:value-type="float">
            <text:p>29670</text:p>
          </table:table-cell>
          <table:table-cell table:formula="of:=IF([.I666]&lt;0;[.H666];[.I666])" office:value-type="float" office:value="29670" calcext:value-type="float">
            <text:p>29670</text:p>
          </table:table-cell>
          <table:table-cell table:formula="of:=IF([.I666]&lt;0;1;0)" office:value-type="float" office:value="0" calcext:value-type="float">
            <text:p>0</text:p>
          </table:table-cell>
          <table:table-cell table:formula="of:=IF([.K666]=1;[.D666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date" office:date-value="2021-11-20" calcext:value-type="date">
            <text:p>20.11.2021</text:p>
          </table:table-cell>
          <table:table-cell office:value-type="string" calcext:value-type="string">
            <text:p>Malbork</text:p>
          </table:table-cell>
          <table:table-cell office:value-type="float" office:value="2830" calcext:value-type="float">
            <text:p>2830</text:p>
          </table:table-cell>
          <table:table-cell table:formula="of:=VLOOKUP([.B667];[.$M$1:.$N$1048576];2;0)" office:value-type="string" office:string-value="sobota" calcext:value-type="string">
            <text:p>sobota</text:p>
          </table:table-cell>
          <table:table-cell table:formula="of:=IF(NOT(DAY([.B666]) = DAY([.B667]));1;0)" office:value-type="float" office:value="0" calcext:value-type="float">
            <text:p>0</text:p>
          </table:table-cell>
          <table:table-cell table:formula="of:=IF([.F667] = 1;IF(OR([.E667] = &quot;sobota&quot;;[.E667] = &quot;niedziela&quot;);5000;[.$Q$4]);0)" office:value-type="float" office:value="0" calcext:value-type="float">
            <text:p>0</text:p>
          </table:table-cell>
          <table:table-cell table:formula="of:=[.J666]+[.G667]" office:value-type="float" office:value="29670" calcext:value-type="float">
            <text:p>29670</text:p>
          </table:table-cell>
          <table:table-cell table:formula="of:=[.H667]-[.D667]" office:value-type="float" office:value="26840" calcext:value-type="float">
            <text:p>26840</text:p>
          </table:table-cell>
          <table:table-cell table:formula="of:=IF([.I667]&lt;0;[.H667];[.I667])" office:value-type="float" office:value="26840" calcext:value-type="float">
            <text:p>26840</text:p>
          </table:table-cell>
          <table:table-cell table:formula="of:=IF([.I667]&lt;0;1;0)" office:value-type="float" office:value="0" calcext:value-type="float">
            <text:p>0</text:p>
          </table:table-cell>
          <table:table-cell table:formula="of:=IF([.K667]=1;[.D667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date" office:date-value="2021-11-21" calcext:value-type="date">
            <text:p>21.11.2021</text:p>
          </table:table-cell>
          <table:table-cell office:value-type="string" calcext:value-type="string">
            <text:p>Ogrodzieniec</text:p>
          </table:table-cell>
          <table:table-cell office:value-type="float" office:value="1380" calcext:value-type="float">
            <text:p>1380</text:p>
          </table:table-cell>
          <table:table-cell table:formula="of:=VLOOKUP([.B668];[.$M$1:.$N$1048576];2;0)" office:value-type="string" office:string-value="niedziela" calcext:value-type="string">
            <text:p>niedziela</text:p>
          </table:table-cell>
          <table:table-cell table:formula="of:=IF(NOT(DAY([.B667]) = DAY([.B668]));1;0)" office:value-type="float" office:value="1" calcext:value-type="float">
            <text:p>1</text:p>
          </table:table-cell>
          <table:table-cell table:formula="of:=IF([.F668] = 1;IF(OR([.E668] = &quot;sobota&quot;;[.E668] = &quot;niedziela&quot;);5000;[.$Q$4]);0)" office:value-type="float" office:value="5000" calcext:value-type="float">
            <text:p>5000</text:p>
          </table:table-cell>
          <table:table-cell table:formula="of:=[.J667]+[.G668]" office:value-type="float" office:value="31840" calcext:value-type="float">
            <text:p>31840</text:p>
          </table:table-cell>
          <table:table-cell table:formula="of:=[.H668]-[.D668]" office:value-type="float" office:value="30460" calcext:value-type="float">
            <text:p>30460</text:p>
          </table:table-cell>
          <table:table-cell table:formula="of:=IF([.I668]&lt;0;[.H668];[.I668])" office:value-type="float" office:value="30460" calcext:value-type="float">
            <text:p>30460</text:p>
          </table:table-cell>
          <table:table-cell table:formula="of:=IF([.I668]&lt;0;1;0)" office:value-type="float" office:value="0" calcext:value-type="float">
            <text:p>0</text:p>
          </table:table-cell>
          <table:table-cell table:formula="of:=IF([.K668]=1;[.D668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date" office:date-value="2021-11-22" calcext:value-type="date">
            <text:p>22.11.2021</text:p>
          </table:table-cell>
          <table:table-cell office:value-type="string" calcext:value-type="string">
            <text:p>Przemysl</text:p>
          </table:table-cell>
          <table:table-cell office:value-type="float" office:value="9060" calcext:value-type="float">
            <text:p>9060</text:p>
          </table:table-cell>
          <table:table-cell table:formula="of:=VLOOKUP([.B669];[.$M$1:.$N$1048576];2;0)" office:value-type="string" office:string-value="poniedziałek" calcext:value-type="string">
            <text:p>poniedziałek</text:p>
          </table:table-cell>
          <table:table-cell table:formula="of:=IF(NOT(DAY([.B668]) = DAY([.B669]));1;0)" office:value-type="float" office:value="1" calcext:value-type="float">
            <text:p>1</text:p>
          </table:table-cell>
          <table:table-cell table:formula="of:=IF([.F669] = 1;IF(OR([.E669] = &quot;sobota&quot;;[.E669] = &quot;niedziela&quot;);5000;[.$Q$4]);0)" office:value-type="float" office:value="13179" calcext:value-type="float">
            <text:p>13179</text:p>
          </table:table-cell>
          <table:table-cell table:formula="of:=[.J668]+[.G669]" office:value-type="float" office:value="43639" calcext:value-type="float">
            <text:p>43639</text:p>
          </table:table-cell>
          <table:table-cell table:formula="of:=[.H669]-[.D669]" office:value-type="float" office:value="34579" calcext:value-type="float">
            <text:p>34579</text:p>
          </table:table-cell>
          <table:table-cell table:formula="of:=IF([.I669]&lt;0;[.H669];[.I669])" office:value-type="float" office:value="34579" calcext:value-type="float">
            <text:p>34579</text:p>
          </table:table-cell>
          <table:table-cell table:formula="of:=IF([.I669]&lt;0;1;0)" office:value-type="float" office:value="0" calcext:value-type="float">
            <text:p>0</text:p>
          </table:table-cell>
          <table:table-cell table:formula="of:=IF([.K669]=1;[.D669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date" office:date-value="2021-11-22" calcext:value-type="date">
            <text:p>22.11.2021</text:p>
          </table:table-cell>
          <table:table-cell office:value-type="string" calcext:value-type="string">
            <text:p>Malbork</text:p>
          </table:table-cell>
          <table:table-cell office:value-type="float" office:value="3190" calcext:value-type="float">
            <text:p>3190</text:p>
          </table:table-cell>
          <table:table-cell table:formula="of:=VLOOKUP([.B670];[.$M$1:.$N$1048576];2;0)" office:value-type="string" office:string-value="poniedziałek" calcext:value-type="string">
            <text:p>poniedziałek</text:p>
          </table:table-cell>
          <table:table-cell table:formula="of:=IF(NOT(DAY([.B669]) = DAY([.B670]));1;0)" office:value-type="float" office:value="0" calcext:value-type="float">
            <text:p>0</text:p>
          </table:table-cell>
          <table:table-cell table:formula="of:=IF([.F670] = 1;IF(OR([.E670] = &quot;sobota&quot;;[.E670] = &quot;niedziela&quot;);5000;[.$Q$4]);0)" office:value-type="float" office:value="0" calcext:value-type="float">
            <text:p>0</text:p>
          </table:table-cell>
          <table:table-cell table:formula="of:=[.J669]+[.G670]" office:value-type="float" office:value="34579" calcext:value-type="float">
            <text:p>34579</text:p>
          </table:table-cell>
          <table:table-cell table:formula="of:=[.H670]-[.D670]" office:value-type="float" office:value="31389" calcext:value-type="float">
            <text:p>31389</text:p>
          </table:table-cell>
          <table:table-cell table:formula="of:=IF([.I670]&lt;0;[.H670];[.I670])" office:value-type="float" office:value="31389" calcext:value-type="float">
            <text:p>31389</text:p>
          </table:table-cell>
          <table:table-cell table:formula="of:=IF([.I670]&lt;0;1;0)" office:value-type="float" office:value="0" calcext:value-type="float">
            <text:p>0</text:p>
          </table:table-cell>
          <table:table-cell table:formula="of:=IF([.K670]=1;[.D670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date" office:date-value="2021-11-22" calcext:value-type="date">
            <text:p>22.11.2021</text:p>
          </table:table-cell>
          <table:table-cell office:value-type="string" calcext:value-type="string">
            <text:p>Gniezno</text:p>
          </table:table-cell>
          <table:table-cell office:value-type="float" office:value="4380" calcext:value-type="float">
            <text:p>4380</text:p>
          </table:table-cell>
          <table:table-cell table:formula="of:=VLOOKUP([.B671];[.$M$1:.$N$1048576];2;0)" office:value-type="string" office:string-value="poniedziałek" calcext:value-type="string">
            <text:p>poniedziałek</text:p>
          </table:table-cell>
          <table:table-cell table:formula="of:=IF(NOT(DAY([.B670]) = DAY([.B671]));1;0)" office:value-type="float" office:value="0" calcext:value-type="float">
            <text:p>0</text:p>
          </table:table-cell>
          <table:table-cell table:formula="of:=IF([.F671] = 1;IF(OR([.E671] = &quot;sobota&quot;;[.E671] = &quot;niedziela&quot;);5000;[.$Q$4]);0)" office:value-type="float" office:value="0" calcext:value-type="float">
            <text:p>0</text:p>
          </table:table-cell>
          <table:table-cell table:formula="of:=[.J670]+[.G671]" office:value-type="float" office:value="31389" calcext:value-type="float">
            <text:p>31389</text:p>
          </table:table-cell>
          <table:table-cell table:formula="of:=[.H671]-[.D671]" office:value-type="float" office:value="27009" calcext:value-type="float">
            <text:p>27009</text:p>
          </table:table-cell>
          <table:table-cell table:formula="of:=IF([.I671]&lt;0;[.H671];[.I671])" office:value-type="float" office:value="27009" calcext:value-type="float">
            <text:p>27009</text:p>
          </table:table-cell>
          <table:table-cell table:formula="of:=IF([.I671]&lt;0;1;0)" office:value-type="float" office:value="0" calcext:value-type="float">
            <text:p>0</text:p>
          </table:table-cell>
          <table:table-cell table:formula="of:=IF([.K671]=1;[.D671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date" office:date-value="2021-11-22" calcext:value-type="date">
            <text:p>22.11.2021</text:p>
          </table:table-cell>
          <table:table-cell office:value-type="string" calcext:value-type="string">
            <text:p>Ogrodzieniec</text:p>
          </table:table-cell>
          <table:table-cell office:value-type="float" office:value="5930" calcext:value-type="float">
            <text:p>5930</text:p>
          </table:table-cell>
          <table:table-cell table:formula="of:=VLOOKUP([.B672];[.$M$1:.$N$1048576];2;0)" office:value-type="string" office:string-value="poniedziałek" calcext:value-type="string">
            <text:p>poniedziałek</text:p>
          </table:table-cell>
          <table:table-cell table:formula="of:=IF(NOT(DAY([.B671]) = DAY([.B672]));1;0)" office:value-type="float" office:value="0" calcext:value-type="float">
            <text:p>0</text:p>
          </table:table-cell>
          <table:table-cell table:formula="of:=IF([.F672] = 1;IF(OR([.E672] = &quot;sobota&quot;;[.E672] = &quot;niedziela&quot;);5000;[.$Q$4]);0)" office:value-type="float" office:value="0" calcext:value-type="float">
            <text:p>0</text:p>
          </table:table-cell>
          <table:table-cell table:formula="of:=[.J671]+[.G672]" office:value-type="float" office:value="27009" calcext:value-type="float">
            <text:p>27009</text:p>
          </table:table-cell>
          <table:table-cell table:formula="of:=[.H672]-[.D672]" office:value-type="float" office:value="21079" calcext:value-type="float">
            <text:p>21079</text:p>
          </table:table-cell>
          <table:table-cell table:formula="of:=IF([.I672]&lt;0;[.H672];[.I672])" office:value-type="float" office:value="21079" calcext:value-type="float">
            <text:p>21079</text:p>
          </table:table-cell>
          <table:table-cell table:formula="of:=IF([.I672]&lt;0;1;0)" office:value-type="float" office:value="0" calcext:value-type="float">
            <text:p>0</text:p>
          </table:table-cell>
          <table:table-cell table:formula="of:=IF([.K672]=1;[.D672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date" office:date-value="2021-11-23" calcext:value-type="date">
            <text:p>23.11.2021</text:p>
          </table:table-cell>
          <table:table-cell office:value-type="string" calcext:value-type="string">
            <text:p>Przemysl</text:p>
          </table:table-cell>
          <table:table-cell office:value-type="float" office:value="3980" calcext:value-type="float">
            <text:p>3980</text:p>
          </table:table-cell>
          <table:table-cell table:formula="of:=VLOOKUP([.B673];[.$M$1:.$N$1048576];2;0)" office:value-type="string" office:string-value="wtorek" calcext:value-type="string">
            <text:p>wtorek</text:p>
          </table:table-cell>
          <table:table-cell table:formula="of:=IF(NOT(DAY([.B672]) = DAY([.B673]));1;0)" office:value-type="float" office:value="1" calcext:value-type="float">
            <text:p>1</text:p>
          </table:table-cell>
          <table:table-cell table:formula="of:=IF([.F673] = 1;IF(OR([.E673] = &quot;sobota&quot;;[.E673] = &quot;niedziela&quot;);5000;[.$Q$4]);0)" office:value-type="float" office:value="13179" calcext:value-type="float">
            <text:p>13179</text:p>
          </table:table-cell>
          <table:table-cell table:formula="of:=[.J672]+[.G673]" office:value-type="float" office:value="34258" calcext:value-type="float">
            <text:p>34258</text:p>
          </table:table-cell>
          <table:table-cell table:formula="of:=[.H673]-[.D673]" office:value-type="float" office:value="30278" calcext:value-type="float">
            <text:p>30278</text:p>
          </table:table-cell>
          <table:table-cell table:formula="of:=IF([.I673]&lt;0;[.H673];[.I673])" office:value-type="float" office:value="30278" calcext:value-type="float">
            <text:p>30278</text:p>
          </table:table-cell>
          <table:table-cell table:formula="of:=IF([.I673]&lt;0;1;0)" office:value-type="float" office:value="0" calcext:value-type="float">
            <text:p>0</text:p>
          </table:table-cell>
          <table:table-cell table:formula="of:=IF([.K673]=1;[.D673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date" office:date-value="2021-11-23" calcext:value-type="date">
            <text:p>23.11.2021</text:p>
          </table:table-cell>
          <table:table-cell office:value-type="string" calcext:value-type="string">
            <text:p>Ogrodzieniec</text:p>
          </table:table-cell>
          <table:table-cell office:value-type="float" office:value="9750" calcext:value-type="float">
            <text:p>9750</text:p>
          </table:table-cell>
          <table:table-cell table:formula="of:=VLOOKUP([.B674];[.$M$1:.$N$1048576];2;0)" office:value-type="string" office:string-value="wtorek" calcext:value-type="string">
            <text:p>wtorek</text:p>
          </table:table-cell>
          <table:table-cell table:formula="of:=IF(NOT(DAY([.B673]) = DAY([.B674]));1;0)" office:value-type="float" office:value="0" calcext:value-type="float">
            <text:p>0</text:p>
          </table:table-cell>
          <table:table-cell table:formula="of:=IF([.F674] = 1;IF(OR([.E674] = &quot;sobota&quot;;[.E674] = &quot;niedziela&quot;);5000;[.$Q$4]);0)" office:value-type="float" office:value="0" calcext:value-type="float">
            <text:p>0</text:p>
          </table:table-cell>
          <table:table-cell table:formula="of:=[.J673]+[.G674]" office:value-type="float" office:value="30278" calcext:value-type="float">
            <text:p>30278</text:p>
          </table:table-cell>
          <table:table-cell table:formula="of:=[.H674]-[.D674]" office:value-type="float" office:value="20528" calcext:value-type="float">
            <text:p>20528</text:p>
          </table:table-cell>
          <table:table-cell table:formula="of:=IF([.I674]&lt;0;[.H674];[.I674])" office:value-type="float" office:value="20528" calcext:value-type="float">
            <text:p>20528</text:p>
          </table:table-cell>
          <table:table-cell table:formula="of:=IF([.I674]&lt;0;1;0)" office:value-type="float" office:value="0" calcext:value-type="float">
            <text:p>0</text:p>
          </table:table-cell>
          <table:table-cell table:formula="of:=IF([.K674]=1;[.D674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date" office:date-value="2021-11-23" calcext:value-type="date">
            <text:p>23.11.2021</text:p>
          </table:table-cell>
          <table:table-cell office:value-type="string" calcext:value-type="string">
            <text:p>Malbork</text:p>
          </table:table-cell>
          <table:table-cell office:value-type="float" office:value="7340" calcext:value-type="float">
            <text:p>7340</text:p>
          </table:table-cell>
          <table:table-cell table:formula="of:=VLOOKUP([.B675];[.$M$1:.$N$1048576];2;0)" office:value-type="string" office:string-value="wtorek" calcext:value-type="string">
            <text:p>wtorek</text:p>
          </table:table-cell>
          <table:table-cell table:formula="of:=IF(NOT(DAY([.B674]) = DAY([.B675]));1;0)" office:value-type="float" office:value="0" calcext:value-type="float">
            <text:p>0</text:p>
          </table:table-cell>
          <table:table-cell table:formula="of:=IF([.F675] = 1;IF(OR([.E675] = &quot;sobota&quot;;[.E675] = &quot;niedziela&quot;);5000;[.$Q$4]);0)" office:value-type="float" office:value="0" calcext:value-type="float">
            <text:p>0</text:p>
          </table:table-cell>
          <table:table-cell table:formula="of:=[.J674]+[.G675]" office:value-type="float" office:value="20528" calcext:value-type="float">
            <text:p>20528</text:p>
          </table:table-cell>
          <table:table-cell table:formula="of:=[.H675]-[.D675]" office:value-type="float" office:value="13188" calcext:value-type="float">
            <text:p>13188</text:p>
          </table:table-cell>
          <table:table-cell table:formula="of:=IF([.I675]&lt;0;[.H675];[.I675])" office:value-type="float" office:value="13188" calcext:value-type="float">
            <text:p>13188</text:p>
          </table:table-cell>
          <table:table-cell table:formula="of:=IF([.I675]&lt;0;1;0)" office:value-type="float" office:value="0" calcext:value-type="float">
            <text:p>0</text:p>
          </table:table-cell>
          <table:table-cell table:formula="of:=IF([.K675]=1;[.D675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date" office:date-value="2021-11-23" calcext:value-type="date">
            <text:p>23.11.2021</text:p>
          </table:table-cell>
          <table:table-cell office:value-type="string" calcext:value-type="string">
            <text:p>Gniezno</text:p>
          </table:table-cell>
          <table:table-cell office:value-type="float" office:value="5350" calcext:value-type="float">
            <text:p>5350</text:p>
          </table:table-cell>
          <table:table-cell table:formula="of:=VLOOKUP([.B676];[.$M$1:.$N$1048576];2;0)" office:value-type="string" office:string-value="wtorek" calcext:value-type="string">
            <text:p>wtorek</text:p>
          </table:table-cell>
          <table:table-cell table:formula="of:=IF(NOT(DAY([.B675]) = DAY([.B676]));1;0)" office:value-type="float" office:value="0" calcext:value-type="float">
            <text:p>0</text:p>
          </table:table-cell>
          <table:table-cell table:formula="of:=IF([.F676] = 1;IF(OR([.E676] = &quot;sobota&quot;;[.E676] = &quot;niedziela&quot;);5000;[.$Q$4]);0)" office:value-type="float" office:value="0" calcext:value-type="float">
            <text:p>0</text:p>
          </table:table-cell>
          <table:table-cell table:formula="of:=[.J675]+[.G676]" office:value-type="float" office:value="13188" calcext:value-type="float">
            <text:p>13188</text:p>
          </table:table-cell>
          <table:table-cell table:formula="of:=[.H676]-[.D676]" office:value-type="float" office:value="7838" calcext:value-type="float">
            <text:p>7838</text:p>
          </table:table-cell>
          <table:table-cell table:formula="of:=IF([.I676]&lt;0;[.H676];[.I676])" office:value-type="float" office:value="7838" calcext:value-type="float">
            <text:p>7838</text:p>
          </table:table-cell>
          <table:table-cell table:formula="of:=IF([.I676]&lt;0;1;0)" office:value-type="float" office:value="0" calcext:value-type="float">
            <text:p>0</text:p>
          </table:table-cell>
          <table:table-cell table:formula="of:=IF([.K676]=1;[.D676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date" office:date-value="2021-11-24" calcext:value-type="date">
            <text:p>24.11.2021</text:p>
          </table:table-cell>
          <table:table-cell office:value-type="string" calcext:value-type="string">
            <text:p>Ogrodzieniec</text:p>
          </table:table-cell>
          <table:table-cell office:value-type="float" office:value="5490" calcext:value-type="float">
            <text:p>5490</text:p>
          </table:table-cell>
          <table:table-cell table:formula="of:=VLOOKUP([.B677];[.$M$1:.$N$1048576];2;0)" office:value-type="string" office:string-value="środa" calcext:value-type="string">
            <text:p>środa</text:p>
          </table:table-cell>
          <table:table-cell table:formula="of:=IF(NOT(DAY([.B676]) = DAY([.B677]));1;0)" office:value-type="float" office:value="1" calcext:value-type="float">
            <text:p>1</text:p>
          </table:table-cell>
          <table:table-cell table:formula="of:=IF([.F677] = 1;IF(OR([.E677] = &quot;sobota&quot;;[.E677] = &quot;niedziela&quot;);5000;[.$Q$4]);0)" office:value-type="float" office:value="13179" calcext:value-type="float">
            <text:p>13179</text:p>
          </table:table-cell>
          <table:table-cell table:formula="of:=[.J676]+[.G677]" office:value-type="float" office:value="21017" calcext:value-type="float">
            <text:p>21017</text:p>
          </table:table-cell>
          <table:table-cell table:formula="of:=[.H677]-[.D677]" office:value-type="float" office:value="15527" calcext:value-type="float">
            <text:p>15527</text:p>
          </table:table-cell>
          <table:table-cell table:formula="of:=IF([.I677]&lt;0;[.H677];[.I677])" office:value-type="float" office:value="15527" calcext:value-type="float">
            <text:p>15527</text:p>
          </table:table-cell>
          <table:table-cell table:formula="of:=IF([.I677]&lt;0;1;0)" office:value-type="float" office:value="0" calcext:value-type="float">
            <text:p>0</text:p>
          </table:table-cell>
          <table:table-cell table:formula="of:=IF([.K677]=1;[.D677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date" office:date-value="2021-11-24" calcext:value-type="date">
            <text:p>24.11.2021</text:p>
          </table:table-cell>
          <table:table-cell office:value-type="string" calcext:value-type="string">
            <text:p>Malbork</text:p>
          </table:table-cell>
          <table:table-cell office:value-type="float" office:value="1180" calcext:value-type="float">
            <text:p>1180</text:p>
          </table:table-cell>
          <table:table-cell table:formula="of:=VLOOKUP([.B678];[.$M$1:.$N$1048576];2;0)" office:value-type="string" office:string-value="środa" calcext:value-type="string">
            <text:p>środa</text:p>
          </table:table-cell>
          <table:table-cell table:formula="of:=IF(NOT(DAY([.B677]) = DAY([.B678]));1;0)" office:value-type="float" office:value="0" calcext:value-type="float">
            <text:p>0</text:p>
          </table:table-cell>
          <table:table-cell table:formula="of:=IF([.F678] = 1;IF(OR([.E678] = &quot;sobota&quot;;[.E678] = &quot;niedziela&quot;);5000;[.$Q$4]);0)" office:value-type="float" office:value="0" calcext:value-type="float">
            <text:p>0</text:p>
          </table:table-cell>
          <table:table-cell table:formula="of:=[.J677]+[.G678]" office:value-type="float" office:value="15527" calcext:value-type="float">
            <text:p>15527</text:p>
          </table:table-cell>
          <table:table-cell table:formula="of:=[.H678]-[.D678]" office:value-type="float" office:value="14347" calcext:value-type="float">
            <text:p>14347</text:p>
          </table:table-cell>
          <table:table-cell table:formula="of:=IF([.I678]&lt;0;[.H678];[.I678])" office:value-type="float" office:value="14347" calcext:value-type="float">
            <text:p>14347</text:p>
          </table:table-cell>
          <table:table-cell table:formula="of:=IF([.I678]&lt;0;1;0)" office:value-type="float" office:value="0" calcext:value-type="float">
            <text:p>0</text:p>
          </table:table-cell>
          <table:table-cell table:formula="of:=IF([.K678]=1;[.D678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date" office:date-value="2021-11-25" calcext:value-type="date">
            <text:p>25.11.2021</text:p>
          </table:table-cell>
          <table:table-cell office:value-type="string" calcext:value-type="string">
            <text:p>Malbork</text:p>
          </table:table-cell>
          <table:table-cell office:value-type="float" office:value="7560" calcext:value-type="float">
            <text:p>7560</text:p>
          </table:table-cell>
          <table:table-cell table:formula="of:=VLOOKUP([.B679];[.$M$1:.$N$1048576];2;0)" office:value-type="string" office:string-value="czwartek" calcext:value-type="string">
            <text:p>czwartek</text:p>
          </table:table-cell>
          <table:table-cell table:formula="of:=IF(NOT(DAY([.B678]) = DAY([.B679]));1;0)" office:value-type="float" office:value="1" calcext:value-type="float">
            <text:p>1</text:p>
          </table:table-cell>
          <table:table-cell table:formula="of:=IF([.F679] = 1;IF(OR([.E679] = &quot;sobota&quot;;[.E679] = &quot;niedziela&quot;);5000;[.$Q$4]);0)" office:value-type="float" office:value="13179" calcext:value-type="float">
            <text:p>13179</text:p>
          </table:table-cell>
          <table:table-cell table:formula="of:=[.J678]+[.G679]" office:value-type="float" office:value="27526" calcext:value-type="float">
            <text:p>27526</text:p>
          </table:table-cell>
          <table:table-cell table:formula="of:=[.H679]-[.D679]" office:value-type="float" office:value="19966" calcext:value-type="float">
            <text:p>19966</text:p>
          </table:table-cell>
          <table:table-cell table:formula="of:=IF([.I679]&lt;0;[.H679];[.I679])" office:value-type="float" office:value="19966" calcext:value-type="float">
            <text:p>19966</text:p>
          </table:table-cell>
          <table:table-cell table:formula="of:=IF([.I679]&lt;0;1;0)" office:value-type="float" office:value="0" calcext:value-type="float">
            <text:p>0</text:p>
          </table:table-cell>
          <table:table-cell table:formula="of:=IF([.K679]=1;[.D679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date" office:date-value="2021-11-26" calcext:value-type="date">
            <text:p>26.11.2021</text:p>
          </table:table-cell>
          <table:table-cell office:value-type="string" calcext:value-type="string">
            <text:p>Przemysl</text:p>
          </table:table-cell>
          <table:table-cell office:value-type="float" office:value="7970" calcext:value-type="float">
            <text:p>7970</text:p>
          </table:table-cell>
          <table:table-cell table:formula="of:=VLOOKUP([.B680];[.$M$1:.$N$1048576];2;0)" office:value-type="string" office:string-value="piątek" calcext:value-type="string">
            <text:p>piątek</text:p>
          </table:table-cell>
          <table:table-cell table:formula="of:=IF(NOT(DAY([.B679]) = DAY([.B680]));1;0)" office:value-type="float" office:value="1" calcext:value-type="float">
            <text:p>1</text:p>
          </table:table-cell>
          <table:table-cell table:formula="of:=IF([.F680] = 1;IF(OR([.E680] = &quot;sobota&quot;;[.E680] = &quot;niedziela&quot;);5000;[.$Q$4]);0)" office:value-type="float" office:value="13179" calcext:value-type="float">
            <text:p>13179</text:p>
          </table:table-cell>
          <table:table-cell table:formula="of:=[.J679]+[.G680]" office:value-type="float" office:value="33145" calcext:value-type="float">
            <text:p>33145</text:p>
          </table:table-cell>
          <table:table-cell table:formula="of:=[.H680]-[.D680]" office:value-type="float" office:value="25175" calcext:value-type="float">
            <text:p>25175</text:p>
          </table:table-cell>
          <table:table-cell table:formula="of:=IF([.I680]&lt;0;[.H680];[.I680])" office:value-type="float" office:value="25175" calcext:value-type="float">
            <text:p>25175</text:p>
          </table:table-cell>
          <table:table-cell table:formula="of:=IF([.I680]&lt;0;1;0)" office:value-type="float" office:value="0" calcext:value-type="float">
            <text:p>0</text:p>
          </table:table-cell>
          <table:table-cell table:formula="of:=IF([.K680]=1;[.D680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date" office:date-value="2021-11-26" calcext:value-type="date">
            <text:p>26.11.2021</text:p>
          </table:table-cell>
          <table:table-cell office:value-type="string" calcext:value-type="string">
            <text:p>Malbork</text:p>
          </table:table-cell>
          <table:table-cell office:value-type="float" office:value="2400" calcext:value-type="float">
            <text:p>2400</text:p>
          </table:table-cell>
          <table:table-cell table:formula="of:=VLOOKUP([.B681];[.$M$1:.$N$1048576];2;0)" office:value-type="string" office:string-value="piątek" calcext:value-type="string">
            <text:p>piątek</text:p>
          </table:table-cell>
          <table:table-cell table:formula="of:=IF(NOT(DAY([.B680]) = DAY([.B681]));1;0)" office:value-type="float" office:value="0" calcext:value-type="float">
            <text:p>0</text:p>
          </table:table-cell>
          <table:table-cell table:formula="of:=IF([.F681] = 1;IF(OR([.E681] = &quot;sobota&quot;;[.E681] = &quot;niedziela&quot;);5000;[.$Q$4]);0)" office:value-type="float" office:value="0" calcext:value-type="float">
            <text:p>0</text:p>
          </table:table-cell>
          <table:table-cell table:formula="of:=[.J680]+[.G681]" office:value-type="float" office:value="25175" calcext:value-type="float">
            <text:p>25175</text:p>
          </table:table-cell>
          <table:table-cell table:formula="of:=[.H681]-[.D681]" office:value-type="float" office:value="22775" calcext:value-type="float">
            <text:p>22775</text:p>
          </table:table-cell>
          <table:table-cell table:formula="of:=IF([.I681]&lt;0;[.H681];[.I681])" office:value-type="float" office:value="22775" calcext:value-type="float">
            <text:p>22775</text:p>
          </table:table-cell>
          <table:table-cell table:formula="of:=IF([.I681]&lt;0;1;0)" office:value-type="float" office:value="0" calcext:value-type="float">
            <text:p>0</text:p>
          </table:table-cell>
          <table:table-cell table:formula="of:=IF([.K681]=1;[.D681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date" office:date-value="2021-11-26" calcext:value-type="date">
            <text:p>26.11.2021</text:p>
          </table:table-cell>
          <table:table-cell office:value-type="string" calcext:value-type="string">
            <text:p>Ogrodzieniec</text:p>
          </table:table-cell>
          <table:table-cell office:value-type="float" office:value="7120" calcext:value-type="float">
            <text:p>7120</text:p>
          </table:table-cell>
          <table:table-cell table:formula="of:=VLOOKUP([.B682];[.$M$1:.$N$1048576];2;0)" office:value-type="string" office:string-value="piątek" calcext:value-type="string">
            <text:p>piątek</text:p>
          </table:table-cell>
          <table:table-cell table:formula="of:=IF(NOT(DAY([.B681]) = DAY([.B682]));1;0)" office:value-type="float" office:value="0" calcext:value-type="float">
            <text:p>0</text:p>
          </table:table-cell>
          <table:table-cell table:formula="of:=IF([.F682] = 1;IF(OR([.E682] = &quot;sobota&quot;;[.E682] = &quot;niedziela&quot;);5000;[.$Q$4]);0)" office:value-type="float" office:value="0" calcext:value-type="float">
            <text:p>0</text:p>
          </table:table-cell>
          <table:table-cell table:formula="of:=[.J681]+[.G682]" office:value-type="float" office:value="22775" calcext:value-type="float">
            <text:p>22775</text:p>
          </table:table-cell>
          <table:table-cell table:formula="of:=[.H682]-[.D682]" office:value-type="float" office:value="15655" calcext:value-type="float">
            <text:p>15655</text:p>
          </table:table-cell>
          <table:table-cell table:formula="of:=IF([.I682]&lt;0;[.H682];[.I682])" office:value-type="float" office:value="15655" calcext:value-type="float">
            <text:p>15655</text:p>
          </table:table-cell>
          <table:table-cell table:formula="of:=IF([.I682]&lt;0;1;0)" office:value-type="float" office:value="0" calcext:value-type="float">
            <text:p>0</text:p>
          </table:table-cell>
          <table:table-cell table:formula="of:=IF([.K682]=1;[.D682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date" office:date-value="2021-11-27" calcext:value-type="date">
            <text:p>27.11.2021</text:p>
          </table:table-cell>
          <table:table-cell office:value-type="string" calcext:value-type="string">
            <text:p>Malbork</text:p>
          </table:table-cell>
          <table:table-cell office:value-type="float" office:value="3500" calcext:value-type="float">
            <text:p>3500</text:p>
          </table:table-cell>
          <table:table-cell table:formula="of:=VLOOKUP([.B683];[.$M$1:.$N$1048576];2;0)" office:value-type="string" office:string-value="sobota" calcext:value-type="string">
            <text:p>sobota</text:p>
          </table:table-cell>
          <table:table-cell table:formula="of:=IF(NOT(DAY([.B682]) = DAY([.B683]));1;0)" office:value-type="float" office:value="1" calcext:value-type="float">
            <text:p>1</text:p>
          </table:table-cell>
          <table:table-cell table:formula="of:=IF([.F683] = 1;IF(OR([.E683] = &quot;sobota&quot;;[.E683] = &quot;niedziela&quot;);5000;[.$Q$4]);0)" office:value-type="float" office:value="5000" calcext:value-type="float">
            <text:p>5000</text:p>
          </table:table-cell>
          <table:table-cell table:formula="of:=[.J682]+[.G683]" office:value-type="float" office:value="20655" calcext:value-type="float">
            <text:p>20655</text:p>
          </table:table-cell>
          <table:table-cell table:formula="of:=[.H683]-[.D683]" office:value-type="float" office:value="17155" calcext:value-type="float">
            <text:p>17155</text:p>
          </table:table-cell>
          <table:table-cell table:formula="of:=IF([.I683]&lt;0;[.H683];[.I683])" office:value-type="float" office:value="17155" calcext:value-type="float">
            <text:p>17155</text:p>
          </table:table-cell>
          <table:table-cell table:formula="of:=IF([.I683]&lt;0;1;0)" office:value-type="float" office:value="0" calcext:value-type="float">
            <text:p>0</text:p>
          </table:table-cell>
          <table:table-cell table:formula="of:=IF([.K683]=1;[.D683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date" office:date-value="2021-11-27" calcext:value-type="date">
            <text:p>27.11.2021</text:p>
          </table:table-cell>
          <table:table-cell office:value-type="string" calcext:value-type="string">
            <text:p>Ogrodzieniec</text:p>
          </table:table-cell>
          <table:table-cell office:value-type="float" office:value="8590" calcext:value-type="float">
            <text:p>8590</text:p>
          </table:table-cell>
          <table:table-cell table:formula="of:=VLOOKUP([.B684];[.$M$1:.$N$1048576];2;0)" office:value-type="string" office:string-value="sobota" calcext:value-type="string">
            <text:p>sobota</text:p>
          </table:table-cell>
          <table:table-cell table:formula="of:=IF(NOT(DAY([.B683]) = DAY([.B684]));1;0)" office:value-type="float" office:value="0" calcext:value-type="float">
            <text:p>0</text:p>
          </table:table-cell>
          <table:table-cell table:formula="of:=IF([.F684] = 1;IF(OR([.E684] = &quot;sobota&quot;;[.E684] = &quot;niedziela&quot;);5000;[.$Q$4]);0)" office:value-type="float" office:value="0" calcext:value-type="float">
            <text:p>0</text:p>
          </table:table-cell>
          <table:table-cell table:formula="of:=[.J683]+[.G684]" office:value-type="float" office:value="17155" calcext:value-type="float">
            <text:p>17155</text:p>
          </table:table-cell>
          <table:table-cell table:formula="of:=[.H684]-[.D684]" office:value-type="float" office:value="8565" calcext:value-type="float">
            <text:p>8565</text:p>
          </table:table-cell>
          <table:table-cell table:formula="of:=IF([.I684]&lt;0;[.H684];[.I684])" office:value-type="float" office:value="8565" calcext:value-type="float">
            <text:p>8565</text:p>
          </table:table-cell>
          <table:table-cell table:formula="of:=IF([.I684]&lt;0;1;0)" office:value-type="float" office:value="0" calcext:value-type="float">
            <text:p>0</text:p>
          </table:table-cell>
          <table:table-cell table:formula="of:=IF([.K684]=1;[.D684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date" office:date-value="2021-11-28" calcext:value-type="date">
            <text:p>28.11.2021</text:p>
          </table:table-cell>
          <table:table-cell office:value-type="string" calcext:value-type="string">
            <text:p>Ogrodzieniec</text:p>
          </table:table-cell>
          <table:table-cell office:value-type="float" office:value="2510" calcext:value-type="float">
            <text:p>2510</text:p>
          </table:table-cell>
          <table:table-cell table:formula="of:=VLOOKUP([.B685];[.$M$1:.$N$1048576];2;0)" office:value-type="string" office:string-value="niedziela" calcext:value-type="string">
            <text:p>niedziela</text:p>
          </table:table-cell>
          <table:table-cell table:formula="of:=IF(NOT(DAY([.B684]) = DAY([.B685]));1;0)" office:value-type="float" office:value="1" calcext:value-type="float">
            <text:p>1</text:p>
          </table:table-cell>
          <table:table-cell table:formula="of:=IF([.F685] = 1;IF(OR([.E685] = &quot;sobota&quot;;[.E685] = &quot;niedziela&quot;);5000;[.$Q$4]);0)" office:value-type="float" office:value="5000" calcext:value-type="float">
            <text:p>5000</text:p>
          </table:table-cell>
          <table:table-cell table:formula="of:=[.J684]+[.G685]" office:value-type="float" office:value="13565" calcext:value-type="float">
            <text:p>13565</text:p>
          </table:table-cell>
          <table:table-cell table:formula="of:=[.H685]-[.D685]" office:value-type="float" office:value="11055" calcext:value-type="float">
            <text:p>11055</text:p>
          </table:table-cell>
          <table:table-cell table:formula="of:=IF([.I685]&lt;0;[.H685];[.I685])" office:value-type="float" office:value="11055" calcext:value-type="float">
            <text:p>11055</text:p>
          </table:table-cell>
          <table:table-cell table:formula="of:=IF([.I685]&lt;0;1;0)" office:value-type="float" office:value="0" calcext:value-type="float">
            <text:p>0</text:p>
          </table:table-cell>
          <table:table-cell table:formula="of:=IF([.K685]=1;[.D685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date" office:date-value="2021-11-28" calcext:value-type="date">
            <text:p>28.11.2021</text:p>
          </table:table-cell>
          <table:table-cell office:value-type="string" calcext:value-type="string">
            <text:p>Przemysl</text:p>
          </table:table-cell>
          <table:table-cell office:value-type="float" office:value="2180" calcext:value-type="float">
            <text:p>2180</text:p>
          </table:table-cell>
          <table:table-cell table:formula="of:=VLOOKUP([.B686];[.$M$1:.$N$1048576];2;0)" office:value-type="string" office:string-value="niedziela" calcext:value-type="string">
            <text:p>niedziela</text:p>
          </table:table-cell>
          <table:table-cell table:formula="of:=IF(NOT(DAY([.B685]) = DAY([.B686]));1;0)" office:value-type="float" office:value="0" calcext:value-type="float">
            <text:p>0</text:p>
          </table:table-cell>
          <table:table-cell table:formula="of:=IF([.F686] = 1;IF(OR([.E686] = &quot;sobota&quot;;[.E686] = &quot;niedziela&quot;);5000;[.$Q$4]);0)" office:value-type="float" office:value="0" calcext:value-type="float">
            <text:p>0</text:p>
          </table:table-cell>
          <table:table-cell table:formula="of:=[.J685]+[.G686]" office:value-type="float" office:value="11055" calcext:value-type="float">
            <text:p>11055</text:p>
          </table:table-cell>
          <table:table-cell table:formula="of:=[.H686]-[.D686]" office:value-type="float" office:value="8875" calcext:value-type="float">
            <text:p>8875</text:p>
          </table:table-cell>
          <table:table-cell table:formula="of:=IF([.I686]&lt;0;[.H686];[.I686])" office:value-type="float" office:value="8875" calcext:value-type="float">
            <text:p>8875</text:p>
          </table:table-cell>
          <table:table-cell table:formula="of:=IF([.I686]&lt;0;1;0)" office:value-type="float" office:value="0" calcext:value-type="float">
            <text:p>0</text:p>
          </table:table-cell>
          <table:table-cell table:formula="of:=IF([.K686]=1;[.D686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date" office:date-value="2021-11-28" calcext:value-type="date">
            <text:p>28.11.2021</text:p>
          </table:table-cell>
          <table:table-cell office:value-type="string" calcext:value-type="string">
            <text:p>Gniezno</text:p>
          </table:table-cell>
          <table:table-cell office:value-type="float" office:value="4710" calcext:value-type="float">
            <text:p>4710</text:p>
          </table:table-cell>
          <table:table-cell table:formula="of:=VLOOKUP([.B687];[.$M$1:.$N$1048576];2;0)" office:value-type="string" office:string-value="niedziela" calcext:value-type="string">
            <text:p>niedziela</text:p>
          </table:table-cell>
          <table:table-cell table:formula="of:=IF(NOT(DAY([.B686]) = DAY([.B687]));1;0)" office:value-type="float" office:value="0" calcext:value-type="float">
            <text:p>0</text:p>
          </table:table-cell>
          <table:table-cell table:formula="of:=IF([.F687] = 1;IF(OR([.E687] = &quot;sobota&quot;;[.E687] = &quot;niedziela&quot;);5000;[.$Q$4]);0)" office:value-type="float" office:value="0" calcext:value-type="float">
            <text:p>0</text:p>
          </table:table-cell>
          <table:table-cell table:formula="of:=[.J686]+[.G687]" office:value-type="float" office:value="8875" calcext:value-type="float">
            <text:p>8875</text:p>
          </table:table-cell>
          <table:table-cell table:formula="of:=[.H687]-[.D687]" office:value-type="float" office:value="4165" calcext:value-type="float">
            <text:p>4165</text:p>
          </table:table-cell>
          <table:table-cell table:formula="of:=IF([.I687]&lt;0;[.H687];[.I687])" office:value-type="float" office:value="4165" calcext:value-type="float">
            <text:p>4165</text:p>
          </table:table-cell>
          <table:table-cell table:formula="of:=IF([.I687]&lt;0;1;0)" office:value-type="float" office:value="0" calcext:value-type="float">
            <text:p>0</text:p>
          </table:table-cell>
          <table:table-cell table:formula="of:=IF([.K687]=1;[.D687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date" office:date-value="2021-11-29" calcext:value-type="date">
            <text:p>29.11.2021</text:p>
          </table:table-cell>
          <table:table-cell office:value-type="string" calcext:value-type="string">
            <text:p>Przemysl</text:p>
          </table:table-cell>
          <table:table-cell office:value-type="float" office:value="3830" calcext:value-type="float">
            <text:p>3830</text:p>
          </table:table-cell>
          <table:table-cell table:formula="of:=VLOOKUP([.B688];[.$M$1:.$N$1048576];2;0)" office:value-type="string" office:string-value="poniedziałek" calcext:value-type="string">
            <text:p>poniedziałek</text:p>
          </table:table-cell>
          <table:table-cell table:formula="of:=IF(NOT(DAY([.B687]) = DAY([.B688]));1;0)" office:value-type="float" office:value="1" calcext:value-type="float">
            <text:p>1</text:p>
          </table:table-cell>
          <table:table-cell table:formula="of:=IF([.F688] = 1;IF(OR([.E688] = &quot;sobota&quot;;[.E688] = &quot;niedziela&quot;);5000;[.$Q$4]);0)" office:value-type="float" office:value="13179" calcext:value-type="float">
            <text:p>13179</text:p>
          </table:table-cell>
          <table:table-cell table:formula="of:=[.J687]+[.G688]" office:value-type="float" office:value="17344" calcext:value-type="float">
            <text:p>17344</text:p>
          </table:table-cell>
          <table:table-cell table:formula="of:=[.H688]-[.D688]" office:value-type="float" office:value="13514" calcext:value-type="float">
            <text:p>13514</text:p>
          </table:table-cell>
          <table:table-cell table:formula="of:=IF([.I688]&lt;0;[.H688];[.I688])" office:value-type="float" office:value="13514" calcext:value-type="float">
            <text:p>13514</text:p>
          </table:table-cell>
          <table:table-cell table:formula="of:=IF([.I688]&lt;0;1;0)" office:value-type="float" office:value="0" calcext:value-type="float">
            <text:p>0</text:p>
          </table:table-cell>
          <table:table-cell table:formula="of:=IF([.K688]=1;[.D688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date" office:date-value="2021-11-29" calcext:value-type="date">
            <text:p>29.11.2021</text:p>
          </table:table-cell>
          <table:table-cell office:value-type="string" calcext:value-type="string">
            <text:p>Ogrodzieniec</text:p>
          </table:table-cell>
          <table:table-cell office:value-type="float" office:value="3110" calcext:value-type="float">
            <text:p>3110</text:p>
          </table:table-cell>
          <table:table-cell table:formula="of:=VLOOKUP([.B689];[.$M$1:.$N$1048576];2;0)" office:value-type="string" office:string-value="poniedziałek" calcext:value-type="string">
            <text:p>poniedziałek</text:p>
          </table:table-cell>
          <table:table-cell table:formula="of:=IF(NOT(DAY([.B688]) = DAY([.B689]));1;0)" office:value-type="float" office:value="0" calcext:value-type="float">
            <text:p>0</text:p>
          </table:table-cell>
          <table:table-cell table:formula="of:=IF([.F689] = 1;IF(OR([.E689] = &quot;sobota&quot;;[.E689] = &quot;niedziela&quot;);5000;[.$Q$4]);0)" office:value-type="float" office:value="0" calcext:value-type="float">
            <text:p>0</text:p>
          </table:table-cell>
          <table:table-cell table:formula="of:=[.J688]+[.G689]" office:value-type="float" office:value="13514" calcext:value-type="float">
            <text:p>13514</text:p>
          </table:table-cell>
          <table:table-cell table:formula="of:=[.H689]-[.D689]" office:value-type="float" office:value="10404" calcext:value-type="float">
            <text:p>10404</text:p>
          </table:table-cell>
          <table:table-cell table:formula="of:=IF([.I689]&lt;0;[.H689];[.I689])" office:value-type="float" office:value="10404" calcext:value-type="float">
            <text:p>10404</text:p>
          </table:table-cell>
          <table:table-cell table:formula="of:=IF([.I689]&lt;0;1;0)" office:value-type="float" office:value="0" calcext:value-type="float">
            <text:p>0</text:p>
          </table:table-cell>
          <table:table-cell table:formula="of:=IF([.K689]=1;[.D689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date" office:date-value="2021-11-29" calcext:value-type="date">
            <text:p>29.11.2021</text:p>
          </table:table-cell>
          <table:table-cell office:value-type="string" calcext:value-type="string">
            <text:p>Malbork</text:p>
          </table:table-cell>
          <table:table-cell office:value-type="float" office:value="9840" calcext:value-type="float">
            <text:p>9840</text:p>
          </table:table-cell>
          <table:table-cell table:formula="of:=VLOOKUP([.B690];[.$M$1:.$N$1048576];2;0)" office:value-type="string" office:string-value="poniedziałek" calcext:value-type="string">
            <text:p>poniedziałek</text:p>
          </table:table-cell>
          <table:table-cell table:formula="of:=IF(NOT(DAY([.B689]) = DAY([.B690]));1;0)" office:value-type="float" office:value="0" calcext:value-type="float">
            <text:p>0</text:p>
          </table:table-cell>
          <table:table-cell table:formula="of:=IF([.F690] = 1;IF(OR([.E690] = &quot;sobota&quot;;[.E690] = &quot;niedziela&quot;);5000;[.$Q$4]);0)" office:value-type="float" office:value="0" calcext:value-type="float">
            <text:p>0</text:p>
          </table:table-cell>
          <table:table-cell table:formula="of:=[.J689]+[.G690]" office:value-type="float" office:value="10404" calcext:value-type="float">
            <text:p>10404</text:p>
          </table:table-cell>
          <table:table-cell table:formula="of:=[.H690]-[.D690]" office:value-type="float" office:value="564" calcext:value-type="float">
            <text:p>564</text:p>
          </table:table-cell>
          <table:table-cell table:formula="of:=IF([.I690]&lt;0;[.H690];[.I690])" office:value-type="float" office:value="564" calcext:value-type="float">
            <text:p>564</text:p>
          </table:table-cell>
          <table:table-cell table:formula="of:=IF([.I690]&lt;0;1;0)" office:value-type="float" office:value="0" calcext:value-type="float">
            <text:p>0</text:p>
          </table:table-cell>
          <table:table-cell table:formula="of:=IF([.K690]=1;[.D690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date" office:date-value="2021-11-30" calcext:value-type="date">
            <text:p>30.11.2021</text:p>
          </table:table-cell>
          <table:table-cell office:value-type="string" calcext:value-type="string">
            <text:p>Ogrodzieniec</text:p>
          </table:table-cell>
          <table:table-cell office:value-type="float" office:value="3880" calcext:value-type="float">
            <text:p>3880</text:p>
          </table:table-cell>
          <table:table-cell table:formula="of:=VLOOKUP([.B691];[.$M$1:.$N$1048576];2;0)" office:value-type="string" office:string-value="wtorek" calcext:value-type="string">
            <text:p>wtorek</text:p>
          </table:table-cell>
          <table:table-cell table:formula="of:=IF(NOT(DAY([.B690]) = DAY([.B691]));1;0)" office:value-type="float" office:value="1" calcext:value-type="float">
            <text:p>1</text:p>
          </table:table-cell>
          <table:table-cell table:formula="of:=IF([.F691] = 1;IF(OR([.E691] = &quot;sobota&quot;;[.E691] = &quot;niedziela&quot;);5000;[.$Q$4]);0)" office:value-type="float" office:value="13179" calcext:value-type="float">
            <text:p>13179</text:p>
          </table:table-cell>
          <table:table-cell table:formula="of:=[.J690]+[.G691]" office:value-type="float" office:value="13743" calcext:value-type="float">
            <text:p>13743</text:p>
          </table:table-cell>
          <table:table-cell table:formula="of:=[.H691]-[.D691]" office:value-type="float" office:value="9863" calcext:value-type="float">
            <text:p>9863</text:p>
          </table:table-cell>
          <table:table-cell table:formula="of:=IF([.I691]&lt;0;[.H691];[.I691])" office:value-type="float" office:value="9863" calcext:value-type="float">
            <text:p>9863</text:p>
          </table:table-cell>
          <table:table-cell table:formula="of:=IF([.I691]&lt;0;1;0)" office:value-type="float" office:value="0" calcext:value-type="float">
            <text:p>0</text:p>
          </table:table-cell>
          <table:table-cell table:formula="of:=IF([.K691]=1;[.D691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date" office:date-value="2021-11-30" calcext:value-type="date">
            <text:p>30.11.2021</text:p>
          </table:table-cell>
          <table:table-cell office:value-type="string" calcext:value-type="string">
            <text:p>Malbork</text:p>
          </table:table-cell>
          <table:table-cell office:value-type="float" office:value="9670" calcext:value-type="float">
            <text:p>9670</text:p>
          </table:table-cell>
          <table:table-cell table:formula="of:=VLOOKUP([.B692];[.$M$1:.$N$1048576];2;0)" office:value-type="string" office:string-value="wtorek" calcext:value-type="string">
            <text:p>wtorek</text:p>
          </table:table-cell>
          <table:table-cell table:formula="of:=IF(NOT(DAY([.B691]) = DAY([.B692]));1;0)" office:value-type="float" office:value="0" calcext:value-type="float">
            <text:p>0</text:p>
          </table:table-cell>
          <table:table-cell table:formula="of:=IF([.F692] = 1;IF(OR([.E692] = &quot;sobota&quot;;[.E692] = &quot;niedziela&quot;);5000;[.$Q$4]);0)" office:value-type="float" office:value="0" calcext:value-type="float">
            <text:p>0</text:p>
          </table:table-cell>
          <table:table-cell table:formula="of:=[.J691]+[.G692]" office:value-type="float" office:value="9863" calcext:value-type="float">
            <text:p>9863</text:p>
          </table:table-cell>
          <table:table-cell table:formula="of:=[.H692]-[.D692]" office:value-type="float" office:value="193" calcext:value-type="float">
            <text:p>193</text:p>
          </table:table-cell>
          <table:table-cell table:formula="of:=IF([.I692]&lt;0;[.H692];[.I692])" office:value-type="float" office:value="193" calcext:value-type="float">
            <text:p>193</text:p>
          </table:table-cell>
          <table:table-cell table:formula="of:=IF([.I692]&lt;0;1;0)" office:value-type="float" office:value="0" calcext:value-type="float">
            <text:p>0</text:p>
          </table:table-cell>
          <table:table-cell table:formula="of:=IF([.K692]=1;[.D692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date" office:date-value="2021-12-01" calcext:value-type="date">
            <text:p>1.12.2021</text:p>
          </table:table-cell>
          <table:table-cell office:value-type="string" calcext:value-type="string">
            <text:p>Malbork</text:p>
          </table:table-cell>
          <table:table-cell office:value-type="float" office:value="3510" calcext:value-type="float">
            <text:p>3510</text:p>
          </table:table-cell>
          <table:table-cell table:formula="of:=VLOOKUP([.B693];[.$M$1:.$N$1048576];2;0)" office:value-type="string" office:string-value="środa" calcext:value-type="string">
            <text:p>środa</text:p>
          </table:table-cell>
          <table:table-cell table:formula="of:=IF(NOT(DAY([.B692]) = DAY([.B693]));1;0)" office:value-type="float" office:value="1" calcext:value-type="float">
            <text:p>1</text:p>
          </table:table-cell>
          <table:table-cell table:formula="of:=IF([.F693] = 1;IF(OR([.E693] = &quot;sobota&quot;;[.E693] = &quot;niedziela&quot;);5000;[.$Q$4]);0)" office:value-type="float" office:value="13179" calcext:value-type="float">
            <text:p>13179</text:p>
          </table:table-cell>
          <table:table-cell table:formula="of:=[.J692]+[.G693]" office:value-type="float" office:value="13372" calcext:value-type="float">
            <text:p>13372</text:p>
          </table:table-cell>
          <table:table-cell table:formula="of:=[.H693]-[.D693]" office:value-type="float" office:value="9862" calcext:value-type="float">
            <text:p>9862</text:p>
          </table:table-cell>
          <table:table-cell table:formula="of:=IF([.I693]&lt;0;[.H693];[.I693])" office:value-type="float" office:value="9862" calcext:value-type="float">
            <text:p>9862</text:p>
          </table:table-cell>
          <table:table-cell table:formula="of:=IF([.I693]&lt;0;1;0)" office:value-type="float" office:value="0" calcext:value-type="float">
            <text:p>0</text:p>
          </table:table-cell>
          <table:table-cell table:formula="of:=IF([.K693]=1;[.D693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date" office:date-value="2021-12-02" calcext:value-type="date">
            <text:p>2.12.2021</text:p>
          </table:table-cell>
          <table:table-cell office:value-type="string" calcext:value-type="string">
            <text:p>Malbork</text:p>
          </table:table-cell>
          <table:table-cell office:value-type="float" office:value="5820" calcext:value-type="float">
            <text:p>5820</text:p>
          </table:table-cell>
          <table:table-cell table:formula="of:=VLOOKUP([.B694];[.$M$1:.$N$1048576];2;0)" office:value-type="string" office:string-value="czwartek" calcext:value-type="string">
            <text:p>czwartek</text:p>
          </table:table-cell>
          <table:table-cell table:formula="of:=IF(NOT(DAY([.B693]) = DAY([.B694]));1;0)" office:value-type="float" office:value="1" calcext:value-type="float">
            <text:p>1</text:p>
          </table:table-cell>
          <table:table-cell table:formula="of:=IF([.F694] = 1;IF(OR([.E694] = &quot;sobota&quot;;[.E694] = &quot;niedziela&quot;);5000;[.$Q$4]);0)" office:value-type="float" office:value="13179" calcext:value-type="float">
            <text:p>13179</text:p>
          </table:table-cell>
          <table:table-cell table:formula="of:=[.J693]+[.G694]" office:value-type="float" office:value="23041" calcext:value-type="float">
            <text:p>23041</text:p>
          </table:table-cell>
          <table:table-cell table:formula="of:=[.H694]-[.D694]" office:value-type="float" office:value="17221" calcext:value-type="float">
            <text:p>17221</text:p>
          </table:table-cell>
          <table:table-cell table:formula="of:=IF([.I694]&lt;0;[.H694];[.I694])" office:value-type="float" office:value="17221" calcext:value-type="float">
            <text:p>17221</text:p>
          </table:table-cell>
          <table:table-cell table:formula="of:=IF([.I694]&lt;0;1;0)" office:value-type="float" office:value="0" calcext:value-type="float">
            <text:p>0</text:p>
          </table:table-cell>
          <table:table-cell table:formula="of:=IF([.K694]=1;[.D694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date" office:date-value="2021-12-02" calcext:value-type="date">
            <text:p>2.12.2021</text:p>
          </table:table-cell>
          <table:table-cell office:value-type="string" calcext:value-type="string">
            <text:p>Ogrodzieniec</text:p>
          </table:table-cell>
          <table:table-cell office:value-type="float" office:value="1950" calcext:value-type="float">
            <text:p>1950</text:p>
          </table:table-cell>
          <table:table-cell table:formula="of:=VLOOKUP([.B695];[.$M$1:.$N$1048576];2;0)" office:value-type="string" office:string-value="czwartek" calcext:value-type="string">
            <text:p>czwartek</text:p>
          </table:table-cell>
          <table:table-cell table:formula="of:=IF(NOT(DAY([.B694]) = DAY([.B695]));1;0)" office:value-type="float" office:value="0" calcext:value-type="float">
            <text:p>0</text:p>
          </table:table-cell>
          <table:table-cell table:formula="of:=IF([.F695] = 1;IF(OR([.E695] = &quot;sobota&quot;;[.E695] = &quot;niedziela&quot;);5000;[.$Q$4]);0)" office:value-type="float" office:value="0" calcext:value-type="float">
            <text:p>0</text:p>
          </table:table-cell>
          <table:table-cell table:formula="of:=[.J694]+[.G695]" office:value-type="float" office:value="17221" calcext:value-type="float">
            <text:p>17221</text:p>
          </table:table-cell>
          <table:table-cell table:formula="of:=[.H695]-[.D695]" office:value-type="float" office:value="15271" calcext:value-type="float">
            <text:p>15271</text:p>
          </table:table-cell>
          <table:table-cell table:formula="of:=IF([.I695]&lt;0;[.H695];[.I695])" office:value-type="float" office:value="15271" calcext:value-type="float">
            <text:p>15271</text:p>
          </table:table-cell>
          <table:table-cell table:formula="of:=IF([.I695]&lt;0;1;0)" office:value-type="float" office:value="0" calcext:value-type="float">
            <text:p>0</text:p>
          </table:table-cell>
          <table:table-cell table:formula="of:=IF([.K695]=1;[.D695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date" office:date-value="2021-12-03" calcext:value-type="date">
            <text:p>3.12.2021</text:p>
          </table:table-cell>
          <table:table-cell office:value-type="string" calcext:value-type="string">
            <text:p>Malbork</text:p>
          </table:table-cell>
          <table:table-cell office:value-type="float" office:value="1310" calcext:value-type="float">
            <text:p>1310</text:p>
          </table:table-cell>
          <table:table-cell table:formula="of:=VLOOKUP([.B696];[.$M$1:.$N$1048576];2;0)" office:value-type="string" office:string-value="piątek" calcext:value-type="string">
            <text:p>piątek</text:p>
          </table:table-cell>
          <table:table-cell table:formula="of:=IF(NOT(DAY([.B695]) = DAY([.B696]));1;0)" office:value-type="float" office:value="1" calcext:value-type="float">
            <text:p>1</text:p>
          </table:table-cell>
          <table:table-cell table:formula="of:=IF([.F696] = 1;IF(OR([.E696] = &quot;sobota&quot;;[.E696] = &quot;niedziela&quot;);5000;[.$Q$4]);0)" office:value-type="float" office:value="13179" calcext:value-type="float">
            <text:p>13179</text:p>
          </table:table-cell>
          <table:table-cell table:formula="of:=[.J695]+[.G696]" office:value-type="float" office:value="28450" calcext:value-type="float">
            <text:p>28450</text:p>
          </table:table-cell>
          <table:table-cell table:formula="of:=[.H696]-[.D696]" office:value-type="float" office:value="27140" calcext:value-type="float">
            <text:p>27140</text:p>
          </table:table-cell>
          <table:table-cell table:formula="of:=IF([.I696]&lt;0;[.H696];[.I696])" office:value-type="float" office:value="27140" calcext:value-type="float">
            <text:p>27140</text:p>
          </table:table-cell>
          <table:table-cell table:formula="of:=IF([.I696]&lt;0;1;0)" office:value-type="float" office:value="0" calcext:value-type="float">
            <text:p>0</text:p>
          </table:table-cell>
          <table:table-cell table:formula="of:=IF([.K696]=1;[.D696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date" office:date-value="2021-12-03" calcext:value-type="date">
            <text:p>3.12.2021</text:p>
          </table:table-cell>
          <table:table-cell office:value-type="string" calcext:value-type="string">
            <text:p>Przemysl</text:p>
          </table:table-cell>
          <table:table-cell office:value-type="float" office:value="3850" calcext:value-type="float">
            <text:p>3850</text:p>
          </table:table-cell>
          <table:table-cell table:formula="of:=VLOOKUP([.B697];[.$M$1:.$N$1048576];2;0)" office:value-type="string" office:string-value="piątek" calcext:value-type="string">
            <text:p>piątek</text:p>
          </table:table-cell>
          <table:table-cell table:formula="of:=IF(NOT(DAY([.B696]) = DAY([.B697]));1;0)" office:value-type="float" office:value="0" calcext:value-type="float">
            <text:p>0</text:p>
          </table:table-cell>
          <table:table-cell table:formula="of:=IF([.F697] = 1;IF(OR([.E697] = &quot;sobota&quot;;[.E697] = &quot;niedziela&quot;);5000;[.$Q$4]);0)" office:value-type="float" office:value="0" calcext:value-type="float">
            <text:p>0</text:p>
          </table:table-cell>
          <table:table-cell table:formula="of:=[.J696]+[.G697]" office:value-type="float" office:value="27140" calcext:value-type="float">
            <text:p>27140</text:p>
          </table:table-cell>
          <table:table-cell table:formula="of:=[.H697]-[.D697]" office:value-type="float" office:value="23290" calcext:value-type="float">
            <text:p>23290</text:p>
          </table:table-cell>
          <table:table-cell table:formula="of:=IF([.I697]&lt;0;[.H697];[.I697])" office:value-type="float" office:value="23290" calcext:value-type="float">
            <text:p>23290</text:p>
          </table:table-cell>
          <table:table-cell table:formula="of:=IF([.I697]&lt;0;1;0)" office:value-type="float" office:value="0" calcext:value-type="float">
            <text:p>0</text:p>
          </table:table-cell>
          <table:table-cell table:formula="of:=IF([.K697]=1;[.D697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date" office:date-value="2021-12-03" calcext:value-type="date">
            <text:p>3.12.2021</text:p>
          </table:table-cell>
          <table:table-cell office:value-type="string" calcext:value-type="string">
            <text:p>Gniezno</text:p>
          </table:table-cell>
          <table:table-cell office:value-type="float" office:value="4160" calcext:value-type="float">
            <text:p>4160</text:p>
          </table:table-cell>
          <table:table-cell table:formula="of:=VLOOKUP([.B698];[.$M$1:.$N$1048576];2;0)" office:value-type="string" office:string-value="piątek" calcext:value-type="string">
            <text:p>piątek</text:p>
          </table:table-cell>
          <table:table-cell table:formula="of:=IF(NOT(DAY([.B697]) = DAY([.B698]));1;0)" office:value-type="float" office:value="0" calcext:value-type="float">
            <text:p>0</text:p>
          </table:table-cell>
          <table:table-cell table:formula="of:=IF([.F698] = 1;IF(OR([.E698] = &quot;sobota&quot;;[.E698] = &quot;niedziela&quot;);5000;[.$Q$4]);0)" office:value-type="float" office:value="0" calcext:value-type="float">
            <text:p>0</text:p>
          </table:table-cell>
          <table:table-cell table:formula="of:=[.J697]+[.G698]" office:value-type="float" office:value="23290" calcext:value-type="float">
            <text:p>23290</text:p>
          </table:table-cell>
          <table:table-cell table:formula="of:=[.H698]-[.D698]" office:value-type="float" office:value="19130" calcext:value-type="float">
            <text:p>19130</text:p>
          </table:table-cell>
          <table:table-cell table:formula="of:=IF([.I698]&lt;0;[.H698];[.I698])" office:value-type="float" office:value="19130" calcext:value-type="float">
            <text:p>19130</text:p>
          </table:table-cell>
          <table:table-cell table:formula="of:=IF([.I698]&lt;0;1;0)" office:value-type="float" office:value="0" calcext:value-type="float">
            <text:p>0</text:p>
          </table:table-cell>
          <table:table-cell table:formula="of:=IF([.K698]=1;[.D698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date" office:date-value="2021-12-04" calcext:value-type="date">
            <text:p>4.12.2021</text:p>
          </table:table-cell>
          <table:table-cell office:value-type="string" calcext:value-type="string">
            <text:p>Malbork</text:p>
          </table:table-cell>
          <table:table-cell office:value-type="float" office:value="3550" calcext:value-type="float">
            <text:p>3550</text:p>
          </table:table-cell>
          <table:table-cell table:formula="of:=VLOOKUP([.B699];[.$M$1:.$N$1048576];2;0)" office:value-type="string" office:string-value="sobota" calcext:value-type="string">
            <text:p>sobota</text:p>
          </table:table-cell>
          <table:table-cell table:formula="of:=IF(NOT(DAY([.B698]) = DAY([.B699]));1;0)" office:value-type="float" office:value="1" calcext:value-type="float">
            <text:p>1</text:p>
          </table:table-cell>
          <table:table-cell table:formula="of:=IF([.F699] = 1;IF(OR([.E699] = &quot;sobota&quot;;[.E699] = &quot;niedziela&quot;);5000;[.$Q$4]);0)" office:value-type="float" office:value="5000" calcext:value-type="float">
            <text:p>5000</text:p>
          </table:table-cell>
          <table:table-cell table:formula="of:=[.J698]+[.G699]" office:value-type="float" office:value="24130" calcext:value-type="float">
            <text:p>24130</text:p>
          </table:table-cell>
          <table:table-cell table:formula="of:=[.H699]-[.D699]" office:value-type="float" office:value="20580" calcext:value-type="float">
            <text:p>20580</text:p>
          </table:table-cell>
          <table:table-cell table:formula="of:=IF([.I699]&lt;0;[.H699];[.I699])" office:value-type="float" office:value="20580" calcext:value-type="float">
            <text:p>20580</text:p>
          </table:table-cell>
          <table:table-cell table:formula="of:=IF([.I699]&lt;0;1;0)" office:value-type="float" office:value="0" calcext:value-type="float">
            <text:p>0</text:p>
          </table:table-cell>
          <table:table-cell table:formula="of:=IF([.K699]=1;[.D699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date" office:date-value="2021-12-04" calcext:value-type="date">
            <text:p>4.12.2021</text:p>
          </table:table-cell>
          <table:table-cell office:value-type="string" calcext:value-type="string">
            <text:p>Przemysl</text:p>
          </table:table-cell>
          <table:table-cell office:value-type="float" office:value="2700" calcext:value-type="float">
            <text:p>2700</text:p>
          </table:table-cell>
          <table:table-cell table:formula="of:=VLOOKUP([.B700];[.$M$1:.$N$1048576];2;0)" office:value-type="string" office:string-value="sobota" calcext:value-type="string">
            <text:p>sobota</text:p>
          </table:table-cell>
          <table:table-cell table:formula="of:=IF(NOT(DAY([.B699]) = DAY([.B700]));1;0)" office:value-type="float" office:value="0" calcext:value-type="float">
            <text:p>0</text:p>
          </table:table-cell>
          <table:table-cell table:formula="of:=IF([.F700] = 1;IF(OR([.E700] = &quot;sobota&quot;;[.E700] = &quot;niedziela&quot;);5000;[.$Q$4]);0)" office:value-type="float" office:value="0" calcext:value-type="float">
            <text:p>0</text:p>
          </table:table-cell>
          <table:table-cell table:formula="of:=[.J699]+[.G700]" office:value-type="float" office:value="20580" calcext:value-type="float">
            <text:p>20580</text:p>
          </table:table-cell>
          <table:table-cell table:formula="of:=[.H700]-[.D700]" office:value-type="float" office:value="17880" calcext:value-type="float">
            <text:p>17880</text:p>
          </table:table-cell>
          <table:table-cell table:formula="of:=IF([.I700]&lt;0;[.H700];[.I700])" office:value-type="float" office:value="17880" calcext:value-type="float">
            <text:p>17880</text:p>
          </table:table-cell>
          <table:table-cell table:formula="of:=IF([.I700]&lt;0;1;0)" office:value-type="float" office:value="0" calcext:value-type="float">
            <text:p>0</text:p>
          </table:table-cell>
          <table:table-cell table:formula="of:=IF([.K700]=1;[.D700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date" office:date-value="2021-12-05" calcext:value-type="date">
            <text:p>5.12.2021</text:p>
          </table:table-cell>
          <table:table-cell office:value-type="string" calcext:value-type="string">
            <text:p>Ogrodzieniec</text:p>
          </table:table-cell>
          <table:table-cell office:value-type="float" office:value="4620" calcext:value-type="float">
            <text:p>4620</text:p>
          </table:table-cell>
          <table:table-cell table:formula="of:=VLOOKUP([.B701];[.$M$1:.$N$1048576];2;0)" office:value-type="string" office:string-value="niedziela" calcext:value-type="string">
            <text:p>niedziela</text:p>
          </table:table-cell>
          <table:table-cell table:formula="of:=IF(NOT(DAY([.B700]) = DAY([.B701]));1;0)" office:value-type="float" office:value="1" calcext:value-type="float">
            <text:p>1</text:p>
          </table:table-cell>
          <table:table-cell table:formula="of:=IF([.F701] = 1;IF(OR([.E701] = &quot;sobota&quot;;[.E701] = &quot;niedziela&quot;);5000;[.$Q$4]);0)" office:value-type="float" office:value="5000" calcext:value-type="float">
            <text:p>5000</text:p>
          </table:table-cell>
          <table:table-cell table:formula="of:=[.J700]+[.G701]" office:value-type="float" office:value="22880" calcext:value-type="float">
            <text:p>22880</text:p>
          </table:table-cell>
          <table:table-cell table:formula="of:=[.H701]-[.D701]" office:value-type="float" office:value="18260" calcext:value-type="float">
            <text:p>18260</text:p>
          </table:table-cell>
          <table:table-cell table:formula="of:=IF([.I701]&lt;0;[.H701];[.I701])" office:value-type="float" office:value="18260" calcext:value-type="float">
            <text:p>18260</text:p>
          </table:table-cell>
          <table:table-cell table:formula="of:=IF([.I701]&lt;0;1;0)" office:value-type="float" office:value="0" calcext:value-type="float">
            <text:p>0</text:p>
          </table:table-cell>
          <table:table-cell table:formula="of:=IF([.K701]=1;[.D701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date" office:date-value="2021-12-05" calcext:value-type="date">
            <text:p>5.12.2021</text:p>
          </table:table-cell>
          <table:table-cell office:value-type="string" calcext:value-type="string">
            <text:p>Przemysl</text:p>
          </table:table-cell>
          <table:table-cell office:value-type="float" office:value="5060" calcext:value-type="float">
            <text:p>5060</text:p>
          </table:table-cell>
          <table:table-cell table:formula="of:=VLOOKUP([.B702];[.$M$1:.$N$1048576];2;0)" office:value-type="string" office:string-value="niedziela" calcext:value-type="string">
            <text:p>niedziela</text:p>
          </table:table-cell>
          <table:table-cell table:formula="of:=IF(NOT(DAY([.B701]) = DAY([.B702]));1;0)" office:value-type="float" office:value="0" calcext:value-type="float">
            <text:p>0</text:p>
          </table:table-cell>
          <table:table-cell table:formula="of:=IF([.F702] = 1;IF(OR([.E702] = &quot;sobota&quot;;[.E702] = &quot;niedziela&quot;);5000;[.$Q$4]);0)" office:value-type="float" office:value="0" calcext:value-type="float">
            <text:p>0</text:p>
          </table:table-cell>
          <table:table-cell table:formula="of:=[.J701]+[.G702]" office:value-type="float" office:value="18260" calcext:value-type="float">
            <text:p>18260</text:p>
          </table:table-cell>
          <table:table-cell table:formula="of:=[.H702]-[.D702]" office:value-type="float" office:value="13200" calcext:value-type="float">
            <text:p>13200</text:p>
          </table:table-cell>
          <table:table-cell table:formula="of:=IF([.I702]&lt;0;[.H702];[.I702])" office:value-type="float" office:value="13200" calcext:value-type="float">
            <text:p>13200</text:p>
          </table:table-cell>
          <table:table-cell table:formula="of:=IF([.I702]&lt;0;1;0)" office:value-type="float" office:value="0" calcext:value-type="float">
            <text:p>0</text:p>
          </table:table-cell>
          <table:table-cell table:formula="of:=IF([.K702]=1;[.D702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date" office:date-value="2021-12-06" calcext:value-type="date">
            <text:p>6.12.2021</text:p>
          </table:table-cell>
          <table:table-cell office:value-type="string" calcext:value-type="string">
            <text:p>Ogrodzieniec</text:p>
          </table:table-cell>
          <table:table-cell office:value-type="float" office:value="2550" calcext:value-type="float">
            <text:p>2550</text:p>
          </table:table-cell>
          <table:table-cell table:formula="of:=VLOOKUP([.B703];[.$M$1:.$N$1048576];2;0)" office:value-type="string" office:string-value="poniedziałek" calcext:value-type="string">
            <text:p>poniedziałek</text:p>
          </table:table-cell>
          <table:table-cell table:formula="of:=IF(NOT(DAY([.B702]) = DAY([.B703]));1;0)" office:value-type="float" office:value="1" calcext:value-type="float">
            <text:p>1</text:p>
          </table:table-cell>
          <table:table-cell table:formula="of:=IF([.F703] = 1;IF(OR([.E703] = &quot;sobota&quot;;[.E703] = &quot;niedziela&quot;);5000;[.$Q$4]);0)" office:value-type="float" office:value="13179" calcext:value-type="float">
            <text:p>13179</text:p>
          </table:table-cell>
          <table:table-cell table:formula="of:=[.J702]+[.G703]" office:value-type="float" office:value="26379" calcext:value-type="float">
            <text:p>26379</text:p>
          </table:table-cell>
          <table:table-cell table:formula="of:=[.H703]-[.D703]" office:value-type="float" office:value="23829" calcext:value-type="float">
            <text:p>23829</text:p>
          </table:table-cell>
          <table:table-cell table:formula="of:=IF([.I703]&lt;0;[.H703];[.I703])" office:value-type="float" office:value="23829" calcext:value-type="float">
            <text:p>23829</text:p>
          </table:table-cell>
          <table:table-cell table:formula="of:=IF([.I703]&lt;0;1;0)" office:value-type="float" office:value="0" calcext:value-type="float">
            <text:p>0</text:p>
          </table:table-cell>
          <table:table-cell table:formula="of:=IF([.K703]=1;[.D703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date" office:date-value="2021-12-06" calcext:value-type="date">
            <text:p>6.12.2021</text:p>
          </table:table-cell>
          <table:table-cell office:value-type="string" calcext:value-type="string">
            <text:p>Przemysl</text:p>
          </table:table-cell>
          <table:table-cell office:value-type="float" office:value="4310" calcext:value-type="float">
            <text:p>4310</text:p>
          </table:table-cell>
          <table:table-cell table:formula="of:=VLOOKUP([.B704];[.$M$1:.$N$1048576];2;0)" office:value-type="string" office:string-value="poniedziałek" calcext:value-type="string">
            <text:p>poniedziałek</text:p>
          </table:table-cell>
          <table:table-cell table:formula="of:=IF(NOT(DAY([.B703]) = DAY([.B704]));1;0)" office:value-type="float" office:value="0" calcext:value-type="float">
            <text:p>0</text:p>
          </table:table-cell>
          <table:table-cell table:formula="of:=IF([.F704] = 1;IF(OR([.E704] = &quot;sobota&quot;;[.E704] = &quot;niedziela&quot;);5000;[.$Q$4]);0)" office:value-type="float" office:value="0" calcext:value-type="float">
            <text:p>0</text:p>
          </table:table-cell>
          <table:table-cell table:formula="of:=[.J703]+[.G704]" office:value-type="float" office:value="23829" calcext:value-type="float">
            <text:p>23829</text:p>
          </table:table-cell>
          <table:table-cell table:formula="of:=[.H704]-[.D704]" office:value-type="float" office:value="19519" calcext:value-type="float">
            <text:p>19519</text:p>
          </table:table-cell>
          <table:table-cell table:formula="of:=IF([.I704]&lt;0;[.H704];[.I704])" office:value-type="float" office:value="19519" calcext:value-type="float">
            <text:p>19519</text:p>
          </table:table-cell>
          <table:table-cell table:formula="of:=IF([.I704]&lt;0;1;0)" office:value-type="float" office:value="0" calcext:value-type="float">
            <text:p>0</text:p>
          </table:table-cell>
          <table:table-cell table:formula="of:=IF([.K704]=1;[.D704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date" office:date-value="2021-12-06" calcext:value-type="date">
            <text:p>6.12.2021</text:p>
          </table:table-cell>
          <table:table-cell office:value-type="string" calcext:value-type="string">
            <text:p>Gniezno</text:p>
          </table:table-cell>
          <table:table-cell office:value-type="float" office:value="7210" calcext:value-type="float">
            <text:p>7210</text:p>
          </table:table-cell>
          <table:table-cell table:formula="of:=VLOOKUP([.B705];[.$M$1:.$N$1048576];2;0)" office:value-type="string" office:string-value="poniedziałek" calcext:value-type="string">
            <text:p>poniedziałek</text:p>
          </table:table-cell>
          <table:table-cell table:formula="of:=IF(NOT(DAY([.B704]) = DAY([.B705]));1;0)" office:value-type="float" office:value="0" calcext:value-type="float">
            <text:p>0</text:p>
          </table:table-cell>
          <table:table-cell table:formula="of:=IF([.F705] = 1;IF(OR([.E705] = &quot;sobota&quot;;[.E705] = &quot;niedziela&quot;);5000;[.$Q$4]);0)" office:value-type="float" office:value="0" calcext:value-type="float">
            <text:p>0</text:p>
          </table:table-cell>
          <table:table-cell table:formula="of:=[.J704]+[.G705]" office:value-type="float" office:value="19519" calcext:value-type="float">
            <text:p>19519</text:p>
          </table:table-cell>
          <table:table-cell table:formula="of:=[.H705]-[.D705]" office:value-type="float" office:value="12309" calcext:value-type="float">
            <text:p>12309</text:p>
          </table:table-cell>
          <table:table-cell table:formula="of:=IF([.I705]&lt;0;[.H705];[.I705])" office:value-type="float" office:value="12309" calcext:value-type="float">
            <text:p>12309</text:p>
          </table:table-cell>
          <table:table-cell table:formula="of:=IF([.I705]&lt;0;1;0)" office:value-type="float" office:value="0" calcext:value-type="float">
            <text:p>0</text:p>
          </table:table-cell>
          <table:table-cell table:formula="of:=IF([.K705]=1;[.D705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date" office:date-value="2021-12-07" calcext:value-type="date">
            <text:p>7.12.2021</text:p>
          </table:table-cell>
          <table:table-cell office:value-type="string" calcext:value-type="string">
            <text:p>Gniezno</text:p>
          </table:table-cell>
          <table:table-cell office:value-type="float" office:value="3560" calcext:value-type="float">
            <text:p>3560</text:p>
          </table:table-cell>
          <table:table-cell table:formula="of:=VLOOKUP([.B706];[.$M$1:.$N$1048576];2;0)" office:value-type="string" office:string-value="wtorek" calcext:value-type="string">
            <text:p>wtorek</text:p>
          </table:table-cell>
          <table:table-cell table:formula="of:=IF(NOT(DAY([.B705]) = DAY([.B706]));1;0)" office:value-type="float" office:value="1" calcext:value-type="float">
            <text:p>1</text:p>
          </table:table-cell>
          <table:table-cell table:formula="of:=IF([.F706] = 1;IF(OR([.E706] = &quot;sobota&quot;;[.E706] = &quot;niedziela&quot;);5000;[.$Q$4]);0)" office:value-type="float" office:value="13179" calcext:value-type="float">
            <text:p>13179</text:p>
          </table:table-cell>
          <table:table-cell table:formula="of:=[.J705]+[.G706]" office:value-type="float" office:value="25488" calcext:value-type="float">
            <text:p>25488</text:p>
          </table:table-cell>
          <table:table-cell table:formula="of:=[.H706]-[.D706]" office:value-type="float" office:value="21928" calcext:value-type="float">
            <text:p>21928</text:p>
          </table:table-cell>
          <table:table-cell table:formula="of:=IF([.I706]&lt;0;[.H706];[.I706])" office:value-type="float" office:value="21928" calcext:value-type="float">
            <text:p>21928</text:p>
          </table:table-cell>
          <table:table-cell table:formula="of:=IF([.I706]&lt;0;1;0)" office:value-type="float" office:value="0" calcext:value-type="float">
            <text:p>0</text:p>
          </table:table-cell>
          <table:table-cell table:formula="of:=IF([.K706]=1;[.D706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date" office:date-value="2021-12-08" calcext:value-type="date">
            <text:p>8.12.2021</text:p>
          </table:table-cell>
          <table:table-cell office:value-type="string" calcext:value-type="string">
            <text:p>Przemysl</text:p>
          </table:table-cell>
          <table:table-cell office:value-type="float" office:value="520" calcext:value-type="float">
            <text:p>520</text:p>
          </table:table-cell>
          <table:table-cell table:formula="of:=VLOOKUP([.B707];[.$M$1:.$N$1048576];2;0)" office:value-type="string" office:string-value="środa" calcext:value-type="string">
            <text:p>środa</text:p>
          </table:table-cell>
          <table:table-cell table:formula="of:=IF(NOT(DAY([.B706]) = DAY([.B707]));1;0)" office:value-type="float" office:value="1" calcext:value-type="float">
            <text:p>1</text:p>
          </table:table-cell>
          <table:table-cell table:formula="of:=IF([.F707] = 1;IF(OR([.E707] = &quot;sobota&quot;;[.E707] = &quot;niedziela&quot;);5000;[.$Q$4]);0)" office:value-type="float" office:value="13179" calcext:value-type="float">
            <text:p>13179</text:p>
          </table:table-cell>
          <table:table-cell table:formula="of:=[.J706]+[.G707]" office:value-type="float" office:value="35107" calcext:value-type="float">
            <text:p>35107</text:p>
          </table:table-cell>
          <table:table-cell table:formula="of:=[.H707]-[.D707]" office:value-type="float" office:value="34587" calcext:value-type="float">
            <text:p>34587</text:p>
          </table:table-cell>
          <table:table-cell table:formula="of:=IF([.I707]&lt;0;[.H707];[.I707])" office:value-type="float" office:value="34587" calcext:value-type="float">
            <text:p>34587</text:p>
          </table:table-cell>
          <table:table-cell table:formula="of:=IF([.I707]&lt;0;1;0)" office:value-type="float" office:value="0" calcext:value-type="float">
            <text:p>0</text:p>
          </table:table-cell>
          <table:table-cell table:formula="of:=IF([.K707]=1;[.D707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date" office:date-value="2021-12-09" calcext:value-type="date">
            <text:p>9.12.2021</text:p>
          </table:table-cell>
          <table:table-cell office:value-type="string" calcext:value-type="string">
            <text:p>Malbork</text:p>
          </table:table-cell>
          <table:table-cell office:value-type="float" office:value="6090" calcext:value-type="float">
            <text:p>6090</text:p>
          </table:table-cell>
          <table:table-cell table:formula="of:=VLOOKUP([.B708];[.$M$1:.$N$1048576];2;0)" office:value-type="string" office:string-value="czwartek" calcext:value-type="string">
            <text:p>czwartek</text:p>
          </table:table-cell>
          <table:table-cell table:formula="of:=IF(NOT(DAY([.B707]) = DAY([.B708]));1;0)" office:value-type="float" office:value="1" calcext:value-type="float">
            <text:p>1</text:p>
          </table:table-cell>
          <table:table-cell table:formula="of:=IF([.F708] = 1;IF(OR([.E708] = &quot;sobota&quot;;[.E708] = &quot;niedziela&quot;);5000;[.$Q$4]);0)" office:value-type="float" office:value="13179" calcext:value-type="float">
            <text:p>13179</text:p>
          </table:table-cell>
          <table:table-cell table:formula="of:=[.J707]+[.G708]" office:value-type="float" office:value="47766" calcext:value-type="float">
            <text:p>47766</text:p>
          </table:table-cell>
          <table:table-cell table:formula="of:=[.H708]-[.D708]" office:value-type="float" office:value="41676" calcext:value-type="float">
            <text:p>41676</text:p>
          </table:table-cell>
          <table:table-cell table:formula="of:=IF([.I708]&lt;0;[.H708];[.I708])" office:value-type="float" office:value="41676" calcext:value-type="float">
            <text:p>41676</text:p>
          </table:table-cell>
          <table:table-cell table:formula="of:=IF([.I708]&lt;0;1;0)" office:value-type="float" office:value="0" calcext:value-type="float">
            <text:p>0</text:p>
          </table:table-cell>
          <table:table-cell table:formula="of:=IF([.K708]=1;[.D708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date" office:date-value="2021-12-10" calcext:value-type="date">
            <text:p>10.12.2021</text:p>
          </table:table-cell>
          <table:table-cell office:value-type="string" calcext:value-type="string">
            <text:p>Ogrodzieniec</text:p>
          </table:table-cell>
          <table:table-cell office:value-type="float" office:value="570" calcext:value-type="float">
            <text:p>570</text:p>
          </table:table-cell>
          <table:table-cell table:formula="of:=VLOOKUP([.B709];[.$M$1:.$N$1048576];2;0)" office:value-type="string" office:string-value="piątek" calcext:value-type="string">
            <text:p>piątek</text:p>
          </table:table-cell>
          <table:table-cell table:formula="of:=IF(NOT(DAY([.B708]) = DAY([.B709]));1;0)" office:value-type="float" office:value="1" calcext:value-type="float">
            <text:p>1</text:p>
          </table:table-cell>
          <table:table-cell table:formula="of:=IF([.F709] = 1;IF(OR([.E709] = &quot;sobota&quot;;[.E709] = &quot;niedziela&quot;);5000;[.$Q$4]);0)" office:value-type="float" office:value="13179" calcext:value-type="float">
            <text:p>13179</text:p>
          </table:table-cell>
          <table:table-cell table:formula="of:=[.J708]+[.G709]" office:value-type="float" office:value="54855" calcext:value-type="float">
            <text:p>54855</text:p>
          </table:table-cell>
          <table:table-cell table:formula="of:=[.H709]-[.D709]" office:value-type="float" office:value="54285" calcext:value-type="float">
            <text:p>54285</text:p>
          </table:table-cell>
          <table:table-cell table:formula="of:=IF([.I709]&lt;0;[.H709];[.I709])" office:value-type="float" office:value="54285" calcext:value-type="float">
            <text:p>54285</text:p>
          </table:table-cell>
          <table:table-cell table:formula="of:=IF([.I709]&lt;0;1;0)" office:value-type="float" office:value="0" calcext:value-type="float">
            <text:p>0</text:p>
          </table:table-cell>
          <table:table-cell table:formula="of:=IF([.K709]=1;[.D709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date" office:date-value="2021-12-11" calcext:value-type="date">
            <text:p>11.12.2021</text:p>
          </table:table-cell>
          <table:table-cell office:value-type="string" calcext:value-type="string">
            <text:p>Ogrodzieniec</text:p>
          </table:table-cell>
          <table:table-cell office:value-type="float" office:value="9510" calcext:value-type="float">
            <text:p>9510</text:p>
          </table:table-cell>
          <table:table-cell table:formula="of:=VLOOKUP([.B710];[.$M$1:.$N$1048576];2;0)" office:value-type="string" office:string-value="sobota" calcext:value-type="string">
            <text:p>sobota</text:p>
          </table:table-cell>
          <table:table-cell table:formula="of:=IF(NOT(DAY([.B709]) = DAY([.B710]));1;0)" office:value-type="float" office:value="1" calcext:value-type="float">
            <text:p>1</text:p>
          </table:table-cell>
          <table:table-cell table:formula="of:=IF([.F710] = 1;IF(OR([.E710] = &quot;sobota&quot;;[.E710] = &quot;niedziela&quot;);5000;[.$Q$4]);0)" office:value-type="float" office:value="5000" calcext:value-type="float">
            <text:p>5000</text:p>
          </table:table-cell>
          <table:table-cell table:formula="of:=[.J709]+[.G710]" office:value-type="float" office:value="59285" calcext:value-type="float">
            <text:p>59285</text:p>
          </table:table-cell>
          <table:table-cell table:formula="of:=[.H710]-[.D710]" office:value-type="float" office:value="49775" calcext:value-type="float">
            <text:p>49775</text:p>
          </table:table-cell>
          <table:table-cell table:formula="of:=IF([.I710]&lt;0;[.H710];[.I710])" office:value-type="float" office:value="49775" calcext:value-type="float">
            <text:p>49775</text:p>
          </table:table-cell>
          <table:table-cell table:formula="of:=IF([.I710]&lt;0;1;0)" office:value-type="float" office:value="0" calcext:value-type="float">
            <text:p>0</text:p>
          </table:table-cell>
          <table:table-cell table:formula="of:=IF([.K710]=1;[.D710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date" office:date-value="2021-12-11" calcext:value-type="date">
            <text:p>11.12.2021</text:p>
          </table:table-cell>
          <table:table-cell office:value-type="string" calcext:value-type="string">
            <text:p>Malbork</text:p>
          </table:table-cell>
          <table:table-cell office:value-type="float" office:value="2480" calcext:value-type="float">
            <text:p>2480</text:p>
          </table:table-cell>
          <table:table-cell table:formula="of:=VLOOKUP([.B711];[.$M$1:.$N$1048576];2;0)" office:value-type="string" office:string-value="sobota" calcext:value-type="string">
            <text:p>sobota</text:p>
          </table:table-cell>
          <table:table-cell table:formula="of:=IF(NOT(DAY([.B710]) = DAY([.B711]));1;0)" office:value-type="float" office:value="0" calcext:value-type="float">
            <text:p>0</text:p>
          </table:table-cell>
          <table:table-cell table:formula="of:=IF([.F711] = 1;IF(OR([.E711] = &quot;sobota&quot;;[.E711] = &quot;niedziela&quot;);5000;[.$Q$4]);0)" office:value-type="float" office:value="0" calcext:value-type="float">
            <text:p>0</text:p>
          </table:table-cell>
          <table:table-cell table:formula="of:=[.J710]+[.G711]" office:value-type="float" office:value="49775" calcext:value-type="float">
            <text:p>49775</text:p>
          </table:table-cell>
          <table:table-cell table:formula="of:=[.H711]-[.D711]" office:value-type="float" office:value="47295" calcext:value-type="float">
            <text:p>47295</text:p>
          </table:table-cell>
          <table:table-cell table:formula="of:=IF([.I711]&lt;0;[.H711];[.I711])" office:value-type="float" office:value="47295" calcext:value-type="float">
            <text:p>47295</text:p>
          </table:table-cell>
          <table:table-cell table:formula="of:=IF([.I711]&lt;0;1;0)" office:value-type="float" office:value="0" calcext:value-type="float">
            <text:p>0</text:p>
          </table:table-cell>
          <table:table-cell table:formula="of:=IF([.K711]=1;[.D711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date" office:date-value="2021-12-11" calcext:value-type="date">
            <text:p>11.12.2021</text:p>
          </table:table-cell>
          <table:table-cell office:value-type="string" calcext:value-type="string">
            <text:p>Gniezno</text:p>
          </table:table-cell>
          <table:table-cell office:value-type="float" office:value="8000" calcext:value-type="float">
            <text:p>8000</text:p>
          </table:table-cell>
          <table:table-cell table:formula="of:=VLOOKUP([.B712];[.$M$1:.$N$1048576];2;0)" office:value-type="string" office:string-value="sobota" calcext:value-type="string">
            <text:p>sobota</text:p>
          </table:table-cell>
          <table:table-cell table:formula="of:=IF(NOT(DAY([.B711]) = DAY([.B712]));1;0)" office:value-type="float" office:value="0" calcext:value-type="float">
            <text:p>0</text:p>
          </table:table-cell>
          <table:table-cell table:formula="of:=IF([.F712] = 1;IF(OR([.E712] = &quot;sobota&quot;;[.E712] = &quot;niedziela&quot;);5000;[.$Q$4]);0)" office:value-type="float" office:value="0" calcext:value-type="float">
            <text:p>0</text:p>
          </table:table-cell>
          <table:table-cell table:formula="of:=[.J711]+[.G712]" office:value-type="float" office:value="47295" calcext:value-type="float">
            <text:p>47295</text:p>
          </table:table-cell>
          <table:table-cell table:formula="of:=[.H712]-[.D712]" office:value-type="float" office:value="39295" calcext:value-type="float">
            <text:p>39295</text:p>
          </table:table-cell>
          <table:table-cell table:formula="of:=IF([.I712]&lt;0;[.H712];[.I712])" office:value-type="float" office:value="39295" calcext:value-type="float">
            <text:p>39295</text:p>
          </table:table-cell>
          <table:table-cell table:formula="of:=IF([.I712]&lt;0;1;0)" office:value-type="float" office:value="0" calcext:value-type="float">
            <text:p>0</text:p>
          </table:table-cell>
          <table:table-cell table:formula="of:=IF([.K712]=1;[.D712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date" office:date-value="2021-12-12" calcext:value-type="date">
            <text:p>12.12.2021</text:p>
          </table:table-cell>
          <table:table-cell office:value-type="string" calcext:value-type="string">
            <text:p>Przemysl</text:p>
          </table:table-cell>
          <table:table-cell office:value-type="float" office:value="9990" calcext:value-type="float">
            <text:p>9990</text:p>
          </table:table-cell>
          <table:table-cell table:formula="of:=VLOOKUP([.B713];[.$M$1:.$N$1048576];2;0)" office:value-type="string" office:string-value="niedziela" calcext:value-type="string">
            <text:p>niedziela</text:p>
          </table:table-cell>
          <table:table-cell table:formula="of:=IF(NOT(DAY([.B712]) = DAY([.B713]));1;0)" office:value-type="float" office:value="1" calcext:value-type="float">
            <text:p>1</text:p>
          </table:table-cell>
          <table:table-cell table:formula="of:=IF([.F713] = 1;IF(OR([.E713] = &quot;sobota&quot;;[.E713] = &quot;niedziela&quot;);5000;[.$Q$4]);0)" office:value-type="float" office:value="5000" calcext:value-type="float">
            <text:p>5000</text:p>
          </table:table-cell>
          <table:table-cell table:formula="of:=[.J712]+[.G713]" office:value-type="float" office:value="44295" calcext:value-type="float">
            <text:p>44295</text:p>
          </table:table-cell>
          <table:table-cell table:formula="of:=[.H713]-[.D713]" office:value-type="float" office:value="34305" calcext:value-type="float">
            <text:p>34305</text:p>
          </table:table-cell>
          <table:table-cell table:formula="of:=IF([.I713]&lt;0;[.H713];[.I713])" office:value-type="float" office:value="34305" calcext:value-type="float">
            <text:p>34305</text:p>
          </table:table-cell>
          <table:table-cell table:formula="of:=IF([.I713]&lt;0;1;0)" office:value-type="float" office:value="0" calcext:value-type="float">
            <text:p>0</text:p>
          </table:table-cell>
          <table:table-cell table:formula="of:=IF([.K713]=1;[.D713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date" office:date-value="2021-12-12" calcext:value-type="date">
            <text:p>12.12.2021</text:p>
          </table:table-cell>
          <table:table-cell office:value-type="string" calcext:value-type="string">
            <text:p>Ogrodzieniec</text:p>
          </table:table-cell>
          <table:table-cell office:value-type="float" office:value="2750" calcext:value-type="float">
            <text:p>2750</text:p>
          </table:table-cell>
          <table:table-cell table:formula="of:=VLOOKUP([.B714];[.$M$1:.$N$1048576];2;0)" office:value-type="string" office:string-value="niedziela" calcext:value-type="string">
            <text:p>niedziela</text:p>
          </table:table-cell>
          <table:table-cell table:formula="of:=IF(NOT(DAY([.B713]) = DAY([.B714]));1;0)" office:value-type="float" office:value="0" calcext:value-type="float">
            <text:p>0</text:p>
          </table:table-cell>
          <table:table-cell table:formula="of:=IF([.F714] = 1;IF(OR([.E714] = &quot;sobota&quot;;[.E714] = &quot;niedziela&quot;);5000;[.$Q$4]);0)" office:value-type="float" office:value="0" calcext:value-type="float">
            <text:p>0</text:p>
          </table:table-cell>
          <table:table-cell table:formula="of:=[.J713]+[.G714]" office:value-type="float" office:value="34305" calcext:value-type="float">
            <text:p>34305</text:p>
          </table:table-cell>
          <table:table-cell table:formula="of:=[.H714]-[.D714]" office:value-type="float" office:value="31555" calcext:value-type="float">
            <text:p>31555</text:p>
          </table:table-cell>
          <table:table-cell table:formula="of:=IF([.I714]&lt;0;[.H714];[.I714])" office:value-type="float" office:value="31555" calcext:value-type="float">
            <text:p>31555</text:p>
          </table:table-cell>
          <table:table-cell table:formula="of:=IF([.I714]&lt;0;1;0)" office:value-type="float" office:value="0" calcext:value-type="float">
            <text:p>0</text:p>
          </table:table-cell>
          <table:table-cell table:formula="of:=IF([.K714]=1;[.D714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date" office:date-value="2021-12-12" calcext:value-type="date">
            <text:p>12.12.2021</text:p>
          </table:table-cell>
          <table:table-cell office:value-type="string" calcext:value-type="string">
            <text:p>Malbork</text:p>
          </table:table-cell>
          <table:table-cell office:value-type="float" office:value="4260" calcext:value-type="float">
            <text:p>4260</text:p>
          </table:table-cell>
          <table:table-cell table:formula="of:=VLOOKUP([.B715];[.$M$1:.$N$1048576];2;0)" office:value-type="string" office:string-value="niedziela" calcext:value-type="string">
            <text:p>niedziela</text:p>
          </table:table-cell>
          <table:table-cell table:formula="of:=IF(NOT(DAY([.B714]) = DAY([.B715]));1;0)" office:value-type="float" office:value="0" calcext:value-type="float">
            <text:p>0</text:p>
          </table:table-cell>
          <table:table-cell table:formula="of:=IF([.F715] = 1;IF(OR([.E715] = &quot;sobota&quot;;[.E715] = &quot;niedziela&quot;);5000;[.$Q$4]);0)" office:value-type="float" office:value="0" calcext:value-type="float">
            <text:p>0</text:p>
          </table:table-cell>
          <table:table-cell table:formula="of:=[.J714]+[.G715]" office:value-type="float" office:value="31555" calcext:value-type="float">
            <text:p>31555</text:p>
          </table:table-cell>
          <table:table-cell table:formula="of:=[.H715]-[.D715]" office:value-type="float" office:value="27295" calcext:value-type="float">
            <text:p>27295</text:p>
          </table:table-cell>
          <table:table-cell table:formula="of:=IF([.I715]&lt;0;[.H715];[.I715])" office:value-type="float" office:value="27295" calcext:value-type="float">
            <text:p>27295</text:p>
          </table:table-cell>
          <table:table-cell table:formula="of:=IF([.I715]&lt;0;1;0)" office:value-type="float" office:value="0" calcext:value-type="float">
            <text:p>0</text:p>
          </table:table-cell>
          <table:table-cell table:formula="of:=IF([.K715]=1;[.D715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date" office:date-value="2021-12-13" calcext:value-type="date">
            <text:p>13.12.2021</text:p>
          </table:table-cell>
          <table:table-cell office:value-type="string" calcext:value-type="string">
            <text:p>Przemysl</text:p>
          </table:table-cell>
          <table:table-cell office:value-type="float" office:value="2700" calcext:value-type="float">
            <text:p>2700</text:p>
          </table:table-cell>
          <table:table-cell table:formula="of:=VLOOKUP([.B716];[.$M$1:.$N$1048576];2;0)" office:value-type="string" office:string-value="poniedziałek" calcext:value-type="string">
            <text:p>poniedziałek</text:p>
          </table:table-cell>
          <table:table-cell table:formula="of:=IF(NOT(DAY([.B715]) = DAY([.B716]));1;0)" office:value-type="float" office:value="1" calcext:value-type="float">
            <text:p>1</text:p>
          </table:table-cell>
          <table:table-cell table:formula="of:=IF([.F716] = 1;IF(OR([.E716] = &quot;sobota&quot;;[.E716] = &quot;niedziela&quot;);5000;[.$Q$4]);0)" office:value-type="float" office:value="13179" calcext:value-type="float">
            <text:p>13179</text:p>
          </table:table-cell>
          <table:table-cell table:formula="of:=[.J715]+[.G716]" office:value-type="float" office:value="40474" calcext:value-type="float">
            <text:p>40474</text:p>
          </table:table-cell>
          <table:table-cell table:formula="of:=[.H716]-[.D716]" office:value-type="float" office:value="37774" calcext:value-type="float">
            <text:p>37774</text:p>
          </table:table-cell>
          <table:table-cell table:formula="of:=IF([.I716]&lt;0;[.H716];[.I716])" office:value-type="float" office:value="37774" calcext:value-type="float">
            <text:p>37774</text:p>
          </table:table-cell>
          <table:table-cell table:formula="of:=IF([.I716]&lt;0;1;0)" office:value-type="float" office:value="0" calcext:value-type="float">
            <text:p>0</text:p>
          </table:table-cell>
          <table:table-cell table:formula="of:=IF([.K716]=1;[.D716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date" office:date-value="2021-12-13" calcext:value-type="date">
            <text:p>13.12.2021</text:p>
          </table:table-cell>
          <table:table-cell office:value-type="string" calcext:value-type="string">
            <text:p>Malbork</text:p>
          </table:table-cell>
          <table:table-cell office:value-type="float" office:value="2180" calcext:value-type="float">
            <text:p>2180</text:p>
          </table:table-cell>
          <table:table-cell table:formula="of:=VLOOKUP([.B717];[.$M$1:.$N$1048576];2;0)" office:value-type="string" office:string-value="poniedziałek" calcext:value-type="string">
            <text:p>poniedziałek</text:p>
          </table:table-cell>
          <table:table-cell table:formula="of:=IF(NOT(DAY([.B716]) = DAY([.B717]));1;0)" office:value-type="float" office:value="0" calcext:value-type="float">
            <text:p>0</text:p>
          </table:table-cell>
          <table:table-cell table:formula="of:=IF([.F717] = 1;IF(OR([.E717] = &quot;sobota&quot;;[.E717] = &quot;niedziela&quot;);5000;[.$Q$4]);0)" office:value-type="float" office:value="0" calcext:value-type="float">
            <text:p>0</text:p>
          </table:table-cell>
          <table:table-cell table:formula="of:=[.J716]+[.G717]" office:value-type="float" office:value="37774" calcext:value-type="float">
            <text:p>37774</text:p>
          </table:table-cell>
          <table:table-cell table:formula="of:=[.H717]-[.D717]" office:value-type="float" office:value="35594" calcext:value-type="float">
            <text:p>35594</text:p>
          </table:table-cell>
          <table:table-cell table:formula="of:=IF([.I717]&lt;0;[.H717];[.I717])" office:value-type="float" office:value="35594" calcext:value-type="float">
            <text:p>35594</text:p>
          </table:table-cell>
          <table:table-cell table:formula="of:=IF([.I717]&lt;0;1;0)" office:value-type="float" office:value="0" calcext:value-type="float">
            <text:p>0</text:p>
          </table:table-cell>
          <table:table-cell table:formula="of:=IF([.K717]=1;[.D717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date" office:date-value="2021-12-14" calcext:value-type="date">
            <text:p>14.12.2021</text:p>
          </table:table-cell>
          <table:table-cell office:value-type="string" calcext:value-type="string">
            <text:p>Przemysl</text:p>
          </table:table-cell>
          <table:table-cell office:value-type="float" office:value="8200" calcext:value-type="float">
            <text:p>8200</text:p>
          </table:table-cell>
          <table:table-cell table:formula="of:=VLOOKUP([.B718];[.$M$1:.$N$1048576];2;0)" office:value-type="string" office:string-value="wtorek" calcext:value-type="string">
            <text:p>wtorek</text:p>
          </table:table-cell>
          <table:table-cell table:formula="of:=IF(NOT(DAY([.B717]) = DAY([.B718]));1;0)" office:value-type="float" office:value="1" calcext:value-type="float">
            <text:p>1</text:p>
          </table:table-cell>
          <table:table-cell table:formula="of:=IF([.F718] = 1;IF(OR([.E718] = &quot;sobota&quot;;[.E718] = &quot;niedziela&quot;);5000;[.$Q$4]);0)" office:value-type="float" office:value="13179" calcext:value-type="float">
            <text:p>13179</text:p>
          </table:table-cell>
          <table:table-cell table:formula="of:=[.J717]+[.G718]" office:value-type="float" office:value="48773" calcext:value-type="float">
            <text:p>48773</text:p>
          </table:table-cell>
          <table:table-cell table:formula="of:=[.H718]-[.D718]" office:value-type="float" office:value="40573" calcext:value-type="float">
            <text:p>40573</text:p>
          </table:table-cell>
          <table:table-cell table:formula="of:=IF([.I718]&lt;0;[.H718];[.I718])" office:value-type="float" office:value="40573" calcext:value-type="float">
            <text:p>40573</text:p>
          </table:table-cell>
          <table:table-cell table:formula="of:=IF([.I718]&lt;0;1;0)" office:value-type="float" office:value="0" calcext:value-type="float">
            <text:p>0</text:p>
          </table:table-cell>
          <table:table-cell table:formula="of:=IF([.K718]=1;[.D718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date" office:date-value="2021-12-14" calcext:value-type="date">
            <text:p>14.12.2021</text:p>
          </table:table-cell>
          <table:table-cell office:value-type="string" calcext:value-type="string">
            <text:p>Gniezno</text:p>
          </table:table-cell>
          <table:table-cell office:value-type="float" office:value="5080" calcext:value-type="float">
            <text:p>5080</text:p>
          </table:table-cell>
          <table:table-cell table:formula="of:=VLOOKUP([.B719];[.$M$1:.$N$1048576];2;0)" office:value-type="string" office:string-value="wtorek" calcext:value-type="string">
            <text:p>wtorek</text:p>
          </table:table-cell>
          <table:table-cell table:formula="of:=IF(NOT(DAY([.B718]) = DAY([.B719]));1;0)" office:value-type="float" office:value="0" calcext:value-type="float">
            <text:p>0</text:p>
          </table:table-cell>
          <table:table-cell table:formula="of:=IF([.F719] = 1;IF(OR([.E719] = &quot;sobota&quot;;[.E719] = &quot;niedziela&quot;);5000;[.$Q$4]);0)" office:value-type="float" office:value="0" calcext:value-type="float">
            <text:p>0</text:p>
          </table:table-cell>
          <table:table-cell table:formula="of:=[.J718]+[.G719]" office:value-type="float" office:value="40573" calcext:value-type="float">
            <text:p>40573</text:p>
          </table:table-cell>
          <table:table-cell table:formula="of:=[.H719]-[.D719]" office:value-type="float" office:value="35493" calcext:value-type="float">
            <text:p>35493</text:p>
          </table:table-cell>
          <table:table-cell table:formula="of:=IF([.I719]&lt;0;[.H719];[.I719])" office:value-type="float" office:value="35493" calcext:value-type="float">
            <text:p>35493</text:p>
          </table:table-cell>
          <table:table-cell table:formula="of:=IF([.I719]&lt;0;1;0)" office:value-type="float" office:value="0" calcext:value-type="float">
            <text:p>0</text:p>
          </table:table-cell>
          <table:table-cell table:formula="of:=IF([.K719]=1;[.D719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date" office:date-value="2021-12-14" calcext:value-type="date">
            <text:p>14.12.2021</text:p>
          </table:table-cell>
          <table:table-cell office:value-type="string" calcext:value-type="string">
            <text:p>Ogrodzieniec</text:p>
          </table:table-cell>
          <table:table-cell office:value-type="float" office:value="7660" calcext:value-type="float">
            <text:p>7660</text:p>
          </table:table-cell>
          <table:table-cell table:formula="of:=VLOOKUP([.B720];[.$M$1:.$N$1048576];2;0)" office:value-type="string" office:string-value="wtorek" calcext:value-type="string">
            <text:p>wtorek</text:p>
          </table:table-cell>
          <table:table-cell table:formula="of:=IF(NOT(DAY([.B719]) = DAY([.B720]));1;0)" office:value-type="float" office:value="0" calcext:value-type="float">
            <text:p>0</text:p>
          </table:table-cell>
          <table:table-cell table:formula="of:=IF([.F720] = 1;IF(OR([.E720] = &quot;sobota&quot;;[.E720] = &quot;niedziela&quot;);5000;[.$Q$4]);0)" office:value-type="float" office:value="0" calcext:value-type="float">
            <text:p>0</text:p>
          </table:table-cell>
          <table:table-cell table:formula="of:=[.J719]+[.G720]" office:value-type="float" office:value="35493" calcext:value-type="float">
            <text:p>35493</text:p>
          </table:table-cell>
          <table:table-cell table:formula="of:=[.H720]-[.D720]" office:value-type="float" office:value="27833" calcext:value-type="float">
            <text:p>27833</text:p>
          </table:table-cell>
          <table:table-cell table:formula="of:=IF([.I720]&lt;0;[.H720];[.I720])" office:value-type="float" office:value="27833" calcext:value-type="float">
            <text:p>27833</text:p>
          </table:table-cell>
          <table:table-cell table:formula="of:=IF([.I720]&lt;0;1;0)" office:value-type="float" office:value="0" calcext:value-type="float">
            <text:p>0</text:p>
          </table:table-cell>
          <table:table-cell table:formula="of:=IF([.K720]=1;[.D720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date" office:date-value="2021-12-14" calcext:value-type="date">
            <text:p>14.12.2021</text:p>
          </table:table-cell>
          <table:table-cell office:value-type="string" calcext:value-type="string">
            <text:p>Malbork</text:p>
          </table:table-cell>
          <table:table-cell office:value-type="float" office:value="8700" calcext:value-type="float">
            <text:p>8700</text:p>
          </table:table-cell>
          <table:table-cell table:formula="of:=VLOOKUP([.B721];[.$M$1:.$N$1048576];2;0)" office:value-type="string" office:string-value="wtorek" calcext:value-type="string">
            <text:p>wtorek</text:p>
          </table:table-cell>
          <table:table-cell table:formula="of:=IF(NOT(DAY([.B720]) = DAY([.B721]));1;0)" office:value-type="float" office:value="0" calcext:value-type="float">
            <text:p>0</text:p>
          </table:table-cell>
          <table:table-cell table:formula="of:=IF([.F721] = 1;IF(OR([.E721] = &quot;sobota&quot;;[.E721] = &quot;niedziela&quot;);5000;[.$Q$4]);0)" office:value-type="float" office:value="0" calcext:value-type="float">
            <text:p>0</text:p>
          </table:table-cell>
          <table:table-cell table:formula="of:=[.J720]+[.G721]" office:value-type="float" office:value="27833" calcext:value-type="float">
            <text:p>27833</text:p>
          </table:table-cell>
          <table:table-cell table:formula="of:=[.H721]-[.D721]" office:value-type="float" office:value="19133" calcext:value-type="float">
            <text:p>19133</text:p>
          </table:table-cell>
          <table:table-cell table:formula="of:=IF([.I721]&lt;0;[.H721];[.I721])" office:value-type="float" office:value="19133" calcext:value-type="float">
            <text:p>19133</text:p>
          </table:table-cell>
          <table:table-cell table:formula="of:=IF([.I721]&lt;0;1;0)" office:value-type="float" office:value="0" calcext:value-type="float">
            <text:p>0</text:p>
          </table:table-cell>
          <table:table-cell table:formula="of:=IF([.K721]=1;[.D721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date" office:date-value="2021-12-15" calcext:value-type="date">
            <text:p>15.12.2021</text:p>
          </table:table-cell>
          <table:table-cell office:value-type="string" calcext:value-type="string">
            <text:p>Gniezno</text:p>
          </table:table-cell>
          <table:table-cell office:value-type="float" office:value="7940" calcext:value-type="float">
            <text:p>7940</text:p>
          </table:table-cell>
          <table:table-cell table:formula="of:=VLOOKUP([.B722];[.$M$1:.$N$1048576];2;0)" office:value-type="string" office:string-value="środa" calcext:value-type="string">
            <text:p>środa</text:p>
          </table:table-cell>
          <table:table-cell table:formula="of:=IF(NOT(DAY([.B721]) = DAY([.B722]));1;0)" office:value-type="float" office:value="1" calcext:value-type="float">
            <text:p>1</text:p>
          </table:table-cell>
          <table:table-cell table:formula="of:=IF([.F722] = 1;IF(OR([.E722] = &quot;sobota&quot;;[.E722] = &quot;niedziela&quot;);5000;[.$Q$4]);0)" office:value-type="float" office:value="13179" calcext:value-type="float">
            <text:p>13179</text:p>
          </table:table-cell>
          <table:table-cell table:formula="of:=[.J721]+[.G722]" office:value-type="float" office:value="32312" calcext:value-type="float">
            <text:p>32312</text:p>
          </table:table-cell>
          <table:table-cell table:formula="of:=[.H722]-[.D722]" office:value-type="float" office:value="24372" calcext:value-type="float">
            <text:p>24372</text:p>
          </table:table-cell>
          <table:table-cell table:formula="of:=IF([.I722]&lt;0;[.H722];[.I722])" office:value-type="float" office:value="24372" calcext:value-type="float">
            <text:p>24372</text:p>
          </table:table-cell>
          <table:table-cell table:formula="of:=IF([.I722]&lt;0;1;0)" office:value-type="float" office:value="0" calcext:value-type="float">
            <text:p>0</text:p>
          </table:table-cell>
          <table:table-cell table:formula="of:=IF([.K722]=1;[.D722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date" office:date-value="2021-12-15" calcext:value-type="date">
            <text:p>15.12.2021</text:p>
          </table:table-cell>
          <table:table-cell office:value-type="string" calcext:value-type="string">
            <text:p>Ogrodzieniec</text:p>
          </table:table-cell>
          <table:table-cell office:value-type="float" office:value="5370" calcext:value-type="float">
            <text:p>5370</text:p>
          </table:table-cell>
          <table:table-cell table:formula="of:=VLOOKUP([.B723];[.$M$1:.$N$1048576];2;0)" office:value-type="string" office:string-value="środa" calcext:value-type="string">
            <text:p>środa</text:p>
          </table:table-cell>
          <table:table-cell table:formula="of:=IF(NOT(DAY([.B722]) = DAY([.B723]));1;0)" office:value-type="float" office:value="0" calcext:value-type="float">
            <text:p>0</text:p>
          </table:table-cell>
          <table:table-cell table:formula="of:=IF([.F723] = 1;IF(OR([.E723] = &quot;sobota&quot;;[.E723] = &quot;niedziela&quot;);5000;[.$Q$4]);0)" office:value-type="float" office:value="0" calcext:value-type="float">
            <text:p>0</text:p>
          </table:table-cell>
          <table:table-cell table:formula="of:=[.J722]+[.G723]" office:value-type="float" office:value="24372" calcext:value-type="float">
            <text:p>24372</text:p>
          </table:table-cell>
          <table:table-cell table:formula="of:=[.H723]-[.D723]" office:value-type="float" office:value="19002" calcext:value-type="float">
            <text:p>19002</text:p>
          </table:table-cell>
          <table:table-cell table:formula="of:=IF([.I723]&lt;0;[.H723];[.I723])" office:value-type="float" office:value="19002" calcext:value-type="float">
            <text:p>19002</text:p>
          </table:table-cell>
          <table:table-cell table:formula="of:=IF([.I723]&lt;0;1;0)" office:value-type="float" office:value="0" calcext:value-type="float">
            <text:p>0</text:p>
          </table:table-cell>
          <table:table-cell table:formula="of:=IF([.K723]=1;[.D723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date" office:date-value="2021-12-16" calcext:value-type="date">
            <text:p>16.12.2021</text:p>
          </table:table-cell>
          <table:table-cell office:value-type="string" calcext:value-type="string">
            <text:p>Przemysl</text:p>
          </table:table-cell>
          <table:table-cell office:value-type="float" office:value="3940" calcext:value-type="float">
            <text:p>3940</text:p>
          </table:table-cell>
          <table:table-cell table:formula="of:=VLOOKUP([.B724];[.$M$1:.$N$1048576];2;0)" office:value-type="string" office:string-value="czwartek" calcext:value-type="string">
            <text:p>czwartek</text:p>
          </table:table-cell>
          <table:table-cell table:formula="of:=IF(NOT(DAY([.B723]) = DAY([.B724]));1;0)" office:value-type="float" office:value="1" calcext:value-type="float">
            <text:p>1</text:p>
          </table:table-cell>
          <table:table-cell table:formula="of:=IF([.F724] = 1;IF(OR([.E724] = &quot;sobota&quot;;[.E724] = &quot;niedziela&quot;);5000;[.$Q$4]);0)" office:value-type="float" office:value="13179" calcext:value-type="float">
            <text:p>13179</text:p>
          </table:table-cell>
          <table:table-cell table:formula="of:=[.J723]+[.G724]" office:value-type="float" office:value="32181" calcext:value-type="float">
            <text:p>32181</text:p>
          </table:table-cell>
          <table:table-cell table:formula="of:=[.H724]-[.D724]" office:value-type="float" office:value="28241" calcext:value-type="float">
            <text:p>28241</text:p>
          </table:table-cell>
          <table:table-cell table:formula="of:=IF([.I724]&lt;0;[.H724];[.I724])" office:value-type="float" office:value="28241" calcext:value-type="float">
            <text:p>28241</text:p>
          </table:table-cell>
          <table:table-cell table:formula="of:=IF([.I724]&lt;0;1;0)" office:value-type="float" office:value="0" calcext:value-type="float">
            <text:p>0</text:p>
          </table:table-cell>
          <table:table-cell table:formula="of:=IF([.K724]=1;[.D724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date" office:date-value="2021-12-17" calcext:value-type="date">
            <text:p>17.12.2021</text:p>
          </table:table-cell>
          <table:table-cell office:value-type="string" calcext:value-type="string">
            <text:p>Przemysl</text:p>
          </table:table-cell>
          <table:table-cell office:value-type="float" office:value="4400" calcext:value-type="float">
            <text:p>4400</text:p>
          </table:table-cell>
          <table:table-cell table:formula="of:=VLOOKUP([.B725];[.$M$1:.$N$1048576];2;0)" office:value-type="string" office:string-value="piątek" calcext:value-type="string">
            <text:p>piątek</text:p>
          </table:table-cell>
          <table:table-cell table:formula="of:=IF(NOT(DAY([.B724]) = DAY([.B725]));1;0)" office:value-type="float" office:value="1" calcext:value-type="float">
            <text:p>1</text:p>
          </table:table-cell>
          <table:table-cell table:formula="of:=IF([.F725] = 1;IF(OR([.E725] = &quot;sobota&quot;;[.E725] = &quot;niedziela&quot;);5000;[.$Q$4]);0)" office:value-type="float" office:value="13179" calcext:value-type="float">
            <text:p>13179</text:p>
          </table:table-cell>
          <table:table-cell table:formula="of:=[.J724]+[.G725]" office:value-type="float" office:value="41420" calcext:value-type="float">
            <text:p>41420</text:p>
          </table:table-cell>
          <table:table-cell table:formula="of:=[.H725]-[.D725]" office:value-type="float" office:value="37020" calcext:value-type="float">
            <text:p>37020</text:p>
          </table:table-cell>
          <table:table-cell table:formula="of:=IF([.I725]&lt;0;[.H725];[.I725])" office:value-type="float" office:value="37020" calcext:value-type="float">
            <text:p>37020</text:p>
          </table:table-cell>
          <table:table-cell table:formula="of:=IF([.I725]&lt;0;1;0)" office:value-type="float" office:value="0" calcext:value-type="float">
            <text:p>0</text:p>
          </table:table-cell>
          <table:table-cell table:formula="of:=IF([.K725]=1;[.D725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date" office:date-value="2021-12-18" calcext:value-type="date">
            <text:p>18.12.2021</text:p>
          </table:table-cell>
          <table:table-cell office:value-type="string" calcext:value-type="string">
            <text:p>Gniezno</text:p>
          </table:table-cell>
          <table:table-cell office:value-type="float" office:value="6800" calcext:value-type="float">
            <text:p>6800</text:p>
          </table:table-cell>
          <table:table-cell table:formula="of:=VLOOKUP([.B726];[.$M$1:.$N$1048576];2;0)" office:value-type="string" office:string-value="sobota" calcext:value-type="string">
            <text:p>sobota</text:p>
          </table:table-cell>
          <table:table-cell table:formula="of:=IF(NOT(DAY([.B725]) = DAY([.B726]));1;0)" office:value-type="float" office:value="1" calcext:value-type="float">
            <text:p>1</text:p>
          </table:table-cell>
          <table:table-cell table:formula="of:=IF([.F726] = 1;IF(OR([.E726] = &quot;sobota&quot;;[.E726] = &quot;niedziela&quot;);5000;[.$Q$4]);0)" office:value-type="float" office:value="5000" calcext:value-type="float">
            <text:p>5000</text:p>
          </table:table-cell>
          <table:table-cell table:formula="of:=[.J725]+[.G726]" office:value-type="float" office:value="42020" calcext:value-type="float">
            <text:p>42020</text:p>
          </table:table-cell>
          <table:table-cell table:formula="of:=[.H726]-[.D726]" office:value-type="float" office:value="35220" calcext:value-type="float">
            <text:p>35220</text:p>
          </table:table-cell>
          <table:table-cell table:formula="of:=IF([.I726]&lt;0;[.H726];[.I726])" office:value-type="float" office:value="35220" calcext:value-type="float">
            <text:p>35220</text:p>
          </table:table-cell>
          <table:table-cell table:formula="of:=IF([.I726]&lt;0;1;0)" office:value-type="float" office:value="0" calcext:value-type="float">
            <text:p>0</text:p>
          </table:table-cell>
          <table:table-cell table:formula="of:=IF([.K726]=1;[.D726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date" office:date-value="2021-12-18" calcext:value-type="date">
            <text:p>18.12.2021</text:p>
          </table:table-cell>
          <table:table-cell office:value-type="string" calcext:value-type="string">
            <text:p>Ogrodzieniec</text:p>
          </table:table-cell>
          <table:table-cell office:value-type="float" office:value="4640" calcext:value-type="float">
            <text:p>4640</text:p>
          </table:table-cell>
          <table:table-cell table:formula="of:=VLOOKUP([.B727];[.$M$1:.$N$1048576];2;0)" office:value-type="string" office:string-value="sobota" calcext:value-type="string">
            <text:p>sobota</text:p>
          </table:table-cell>
          <table:table-cell table:formula="of:=IF(NOT(DAY([.B726]) = DAY([.B727]));1;0)" office:value-type="float" office:value="0" calcext:value-type="float">
            <text:p>0</text:p>
          </table:table-cell>
          <table:table-cell table:formula="of:=IF([.F727] = 1;IF(OR([.E727] = &quot;sobota&quot;;[.E727] = &quot;niedziela&quot;);5000;[.$Q$4]);0)" office:value-type="float" office:value="0" calcext:value-type="float">
            <text:p>0</text:p>
          </table:table-cell>
          <table:table-cell table:formula="of:=[.J726]+[.G727]" office:value-type="float" office:value="35220" calcext:value-type="float">
            <text:p>35220</text:p>
          </table:table-cell>
          <table:table-cell table:formula="of:=[.H727]-[.D727]" office:value-type="float" office:value="30580" calcext:value-type="float">
            <text:p>30580</text:p>
          </table:table-cell>
          <table:table-cell table:formula="of:=IF([.I727]&lt;0;[.H727];[.I727])" office:value-type="float" office:value="30580" calcext:value-type="float">
            <text:p>30580</text:p>
          </table:table-cell>
          <table:table-cell table:formula="of:=IF([.I727]&lt;0;1;0)" office:value-type="float" office:value="0" calcext:value-type="float">
            <text:p>0</text:p>
          </table:table-cell>
          <table:table-cell table:formula="of:=IF([.K727]=1;[.D727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date" office:date-value="2021-12-18" calcext:value-type="date">
            <text:p>18.12.2021</text:p>
          </table:table-cell>
          <table:table-cell office:value-type="string" calcext:value-type="string">
            <text:p>Malbork</text:p>
          </table:table-cell>
          <table:table-cell office:value-type="float" office:value="7530" calcext:value-type="float">
            <text:p>7530</text:p>
          </table:table-cell>
          <table:table-cell table:formula="of:=VLOOKUP([.B728];[.$M$1:.$N$1048576];2;0)" office:value-type="string" office:string-value="sobota" calcext:value-type="string">
            <text:p>sobota</text:p>
          </table:table-cell>
          <table:table-cell table:formula="of:=IF(NOT(DAY([.B727]) = DAY([.B728]));1;0)" office:value-type="float" office:value="0" calcext:value-type="float">
            <text:p>0</text:p>
          </table:table-cell>
          <table:table-cell table:formula="of:=IF([.F728] = 1;IF(OR([.E728] = &quot;sobota&quot;;[.E728] = &quot;niedziela&quot;);5000;[.$Q$4]);0)" office:value-type="float" office:value="0" calcext:value-type="float">
            <text:p>0</text:p>
          </table:table-cell>
          <table:table-cell table:formula="of:=[.J727]+[.G728]" office:value-type="float" office:value="30580" calcext:value-type="float">
            <text:p>30580</text:p>
          </table:table-cell>
          <table:table-cell table:formula="of:=[.H728]-[.D728]" office:value-type="float" office:value="23050" calcext:value-type="float">
            <text:p>23050</text:p>
          </table:table-cell>
          <table:table-cell table:formula="of:=IF([.I728]&lt;0;[.H728];[.I728])" office:value-type="float" office:value="23050" calcext:value-type="float">
            <text:p>23050</text:p>
          </table:table-cell>
          <table:table-cell table:formula="of:=IF([.I728]&lt;0;1;0)" office:value-type="float" office:value="0" calcext:value-type="float">
            <text:p>0</text:p>
          </table:table-cell>
          <table:table-cell table:formula="of:=IF([.K728]=1;[.D728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date" office:date-value="2021-12-19" calcext:value-type="date">
            <text:p>19.12.2021</text:p>
          </table:table-cell>
          <table:table-cell office:value-type="string" calcext:value-type="string">
            <text:p>Malbork</text:p>
          </table:table-cell>
          <table:table-cell office:value-type="float" office:value="6950" calcext:value-type="float">
            <text:p>6950</text:p>
          </table:table-cell>
          <table:table-cell table:formula="of:=VLOOKUP([.B729];[.$M$1:.$N$1048576];2;0)" office:value-type="string" office:string-value="niedziela" calcext:value-type="string">
            <text:p>niedziela</text:p>
          </table:table-cell>
          <table:table-cell table:formula="of:=IF(NOT(DAY([.B728]) = DAY([.B729]));1;0)" office:value-type="float" office:value="1" calcext:value-type="float">
            <text:p>1</text:p>
          </table:table-cell>
          <table:table-cell table:formula="of:=IF([.F729] = 1;IF(OR([.E729] = &quot;sobota&quot;;[.E729] = &quot;niedziela&quot;);5000;[.$Q$4]);0)" office:value-type="float" office:value="5000" calcext:value-type="float">
            <text:p>5000</text:p>
          </table:table-cell>
          <table:table-cell table:formula="of:=[.J728]+[.G729]" office:value-type="float" office:value="28050" calcext:value-type="float">
            <text:p>28050</text:p>
          </table:table-cell>
          <table:table-cell table:formula="of:=[.H729]-[.D729]" office:value-type="float" office:value="21100" calcext:value-type="float">
            <text:p>21100</text:p>
          </table:table-cell>
          <table:table-cell table:formula="of:=IF([.I729]&lt;0;[.H729];[.I729])" office:value-type="float" office:value="21100" calcext:value-type="float">
            <text:p>21100</text:p>
          </table:table-cell>
          <table:table-cell table:formula="of:=IF([.I729]&lt;0;1;0)" office:value-type="float" office:value="0" calcext:value-type="float">
            <text:p>0</text:p>
          </table:table-cell>
          <table:table-cell table:formula="of:=IF([.K729]=1;[.D729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date" office:date-value="2021-12-19" calcext:value-type="date">
            <text:p>19.12.2021</text:p>
          </table:table-cell>
          <table:table-cell office:value-type="string" calcext:value-type="string">
            <text:p>Ogrodzieniec</text:p>
          </table:table-cell>
          <table:table-cell office:value-type="float" office:value="2520" calcext:value-type="float">
            <text:p>2520</text:p>
          </table:table-cell>
          <table:table-cell table:formula="of:=VLOOKUP([.B730];[.$M$1:.$N$1048576];2;0)" office:value-type="string" office:string-value="niedziela" calcext:value-type="string">
            <text:p>niedziela</text:p>
          </table:table-cell>
          <table:table-cell table:formula="of:=IF(NOT(DAY([.B729]) = DAY([.B730]));1;0)" office:value-type="float" office:value="0" calcext:value-type="float">
            <text:p>0</text:p>
          </table:table-cell>
          <table:table-cell table:formula="of:=IF([.F730] = 1;IF(OR([.E730] = &quot;sobota&quot;;[.E730] = &quot;niedziela&quot;);5000;[.$Q$4]);0)" office:value-type="float" office:value="0" calcext:value-type="float">
            <text:p>0</text:p>
          </table:table-cell>
          <table:table-cell table:formula="of:=[.J729]+[.G730]" office:value-type="float" office:value="21100" calcext:value-type="float">
            <text:p>21100</text:p>
          </table:table-cell>
          <table:table-cell table:formula="of:=[.H730]-[.D730]" office:value-type="float" office:value="18580" calcext:value-type="float">
            <text:p>18580</text:p>
          </table:table-cell>
          <table:table-cell table:formula="of:=IF([.I730]&lt;0;[.H730];[.I730])" office:value-type="float" office:value="18580" calcext:value-type="float">
            <text:p>18580</text:p>
          </table:table-cell>
          <table:table-cell table:formula="of:=IF([.I730]&lt;0;1;0)" office:value-type="float" office:value="0" calcext:value-type="float">
            <text:p>0</text:p>
          </table:table-cell>
          <table:table-cell table:formula="of:=IF([.K730]=1;[.D730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date" office:date-value="2021-12-19" calcext:value-type="date">
            <text:p>19.12.2021</text:p>
          </table:table-cell>
          <table:table-cell office:value-type="string" calcext:value-type="string">
            <text:p>Przemysl</text:p>
          </table:table-cell>
          <table:table-cell office:value-type="float" office:value="4570" calcext:value-type="float">
            <text:p>4570</text:p>
          </table:table-cell>
          <table:table-cell table:formula="of:=VLOOKUP([.B731];[.$M$1:.$N$1048576];2;0)" office:value-type="string" office:string-value="niedziela" calcext:value-type="string">
            <text:p>niedziela</text:p>
          </table:table-cell>
          <table:table-cell table:formula="of:=IF(NOT(DAY([.B730]) = DAY([.B731]));1;0)" office:value-type="float" office:value="0" calcext:value-type="float">
            <text:p>0</text:p>
          </table:table-cell>
          <table:table-cell table:formula="of:=IF([.F731] = 1;IF(OR([.E731] = &quot;sobota&quot;;[.E731] = &quot;niedziela&quot;);5000;[.$Q$4]);0)" office:value-type="float" office:value="0" calcext:value-type="float">
            <text:p>0</text:p>
          </table:table-cell>
          <table:table-cell table:formula="of:=[.J730]+[.G731]" office:value-type="float" office:value="18580" calcext:value-type="float">
            <text:p>18580</text:p>
          </table:table-cell>
          <table:table-cell table:formula="of:=[.H731]-[.D731]" office:value-type="float" office:value="14010" calcext:value-type="float">
            <text:p>14010</text:p>
          </table:table-cell>
          <table:table-cell table:formula="of:=IF([.I731]&lt;0;[.H731];[.I731])" office:value-type="float" office:value="14010" calcext:value-type="float">
            <text:p>14010</text:p>
          </table:table-cell>
          <table:table-cell table:formula="of:=IF([.I731]&lt;0;1;0)" office:value-type="float" office:value="0" calcext:value-type="float">
            <text:p>0</text:p>
          </table:table-cell>
          <table:table-cell table:formula="of:=IF([.K731]=1;[.D731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date" office:date-value="2021-12-20" calcext:value-type="date">
            <text:p>20.12.2021</text:p>
          </table:table-cell>
          <table:table-cell office:value-type="string" calcext:value-type="string">
            <text:p>Gniezno</text:p>
          </table:table-cell>
          <table:table-cell office:value-type="float" office:value="7250" calcext:value-type="float">
            <text:p>7250</text:p>
          </table:table-cell>
          <table:table-cell table:formula="of:=VLOOKUP([.B732];[.$M$1:.$N$1048576];2;0)" office:value-type="string" office:string-value="poniedziałek" calcext:value-type="string">
            <text:p>poniedziałek</text:p>
          </table:table-cell>
          <table:table-cell table:formula="of:=IF(NOT(DAY([.B731]) = DAY([.B732]));1;0)" office:value-type="float" office:value="1" calcext:value-type="float">
            <text:p>1</text:p>
          </table:table-cell>
          <table:table-cell table:formula="of:=IF([.F732] = 1;IF(OR([.E732] = &quot;sobota&quot;;[.E732] = &quot;niedziela&quot;);5000;[.$Q$4]);0)" office:value-type="float" office:value="13179" calcext:value-type="float">
            <text:p>13179</text:p>
          </table:table-cell>
          <table:table-cell table:formula="of:=[.J731]+[.G732]" office:value-type="float" office:value="27189" calcext:value-type="float">
            <text:p>27189</text:p>
          </table:table-cell>
          <table:table-cell table:formula="of:=[.H732]-[.D732]" office:value-type="float" office:value="19939" calcext:value-type="float">
            <text:p>19939</text:p>
          </table:table-cell>
          <table:table-cell table:formula="of:=IF([.I732]&lt;0;[.H732];[.I732])" office:value-type="float" office:value="19939" calcext:value-type="float">
            <text:p>19939</text:p>
          </table:table-cell>
          <table:table-cell table:formula="of:=IF([.I732]&lt;0;1;0)" office:value-type="float" office:value="0" calcext:value-type="float">
            <text:p>0</text:p>
          </table:table-cell>
          <table:table-cell table:formula="of:=IF([.K732]=1;[.D732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date" office:date-value="2021-12-20" calcext:value-type="date">
            <text:p>20.12.2021</text:p>
          </table:table-cell>
          <table:table-cell office:value-type="string" calcext:value-type="string">
            <text:p>Ogrodzieniec</text:p>
          </table:table-cell>
          <table:table-cell office:value-type="float" office:value="1340" calcext:value-type="float">
            <text:p>1340</text:p>
          </table:table-cell>
          <table:table-cell table:formula="of:=VLOOKUP([.B733];[.$M$1:.$N$1048576];2;0)" office:value-type="string" office:string-value="poniedziałek" calcext:value-type="string">
            <text:p>poniedziałek</text:p>
          </table:table-cell>
          <table:table-cell table:formula="of:=IF(NOT(DAY([.B732]) = DAY([.B733]));1;0)" office:value-type="float" office:value="0" calcext:value-type="float">
            <text:p>0</text:p>
          </table:table-cell>
          <table:table-cell table:formula="of:=IF([.F733] = 1;IF(OR([.E733] = &quot;sobota&quot;;[.E733] = &quot;niedziela&quot;);5000;[.$Q$4]);0)" office:value-type="float" office:value="0" calcext:value-type="float">
            <text:p>0</text:p>
          </table:table-cell>
          <table:table-cell table:formula="of:=[.J732]+[.G733]" office:value-type="float" office:value="19939" calcext:value-type="float">
            <text:p>19939</text:p>
          </table:table-cell>
          <table:table-cell table:formula="of:=[.H733]-[.D733]" office:value-type="float" office:value="18599" calcext:value-type="float">
            <text:p>18599</text:p>
          </table:table-cell>
          <table:table-cell table:formula="of:=IF([.I733]&lt;0;[.H733];[.I733])" office:value-type="float" office:value="18599" calcext:value-type="float">
            <text:p>18599</text:p>
          </table:table-cell>
          <table:table-cell table:formula="of:=IF([.I733]&lt;0;1;0)" office:value-type="float" office:value="0" calcext:value-type="float">
            <text:p>0</text:p>
          </table:table-cell>
          <table:table-cell table:formula="of:=IF([.K733]=1;[.D733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date" office:date-value="2021-12-21" calcext:value-type="date">
            <text:p>21.12.2021</text:p>
          </table:table-cell>
          <table:table-cell office:value-type="string" calcext:value-type="string">
            <text:p>Gniezno</text:p>
          </table:table-cell>
          <table:table-cell office:value-type="float" office:value="1880" calcext:value-type="float">
            <text:p>1880</text:p>
          </table:table-cell>
          <table:table-cell table:formula="of:=VLOOKUP([.B734];[.$M$1:.$N$1048576];2;0)" office:value-type="string" office:string-value="wtorek" calcext:value-type="string">
            <text:p>wtorek</text:p>
          </table:table-cell>
          <table:table-cell table:formula="of:=IF(NOT(DAY([.B733]) = DAY([.B734]));1;0)" office:value-type="float" office:value="1" calcext:value-type="float">
            <text:p>1</text:p>
          </table:table-cell>
          <table:table-cell table:formula="of:=IF([.F734] = 1;IF(OR([.E734] = &quot;sobota&quot;;[.E734] = &quot;niedziela&quot;);5000;[.$Q$4]);0)" office:value-type="float" office:value="13179" calcext:value-type="float">
            <text:p>13179</text:p>
          </table:table-cell>
          <table:table-cell table:formula="of:=[.J733]+[.G734]" office:value-type="float" office:value="31778" calcext:value-type="float">
            <text:p>31778</text:p>
          </table:table-cell>
          <table:table-cell table:formula="of:=[.H734]-[.D734]" office:value-type="float" office:value="29898" calcext:value-type="float">
            <text:p>29898</text:p>
          </table:table-cell>
          <table:table-cell table:formula="of:=IF([.I734]&lt;0;[.H734];[.I734])" office:value-type="float" office:value="29898" calcext:value-type="float">
            <text:p>29898</text:p>
          </table:table-cell>
          <table:table-cell table:formula="of:=IF([.I734]&lt;0;1;0)" office:value-type="float" office:value="0" calcext:value-type="float">
            <text:p>0</text:p>
          </table:table-cell>
          <table:table-cell table:formula="of:=IF([.K734]=1;[.D734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date" office:date-value="2021-12-22" calcext:value-type="date">
            <text:p>22.12.2021</text:p>
          </table:table-cell>
          <table:table-cell office:value-type="string" calcext:value-type="string">
            <text:p>Ogrodzieniec</text:p>
          </table:table-cell>
          <table:table-cell office:value-type="float" office:value="5730" calcext:value-type="float">
            <text:p>5730</text:p>
          </table:table-cell>
          <table:table-cell table:formula="of:=VLOOKUP([.B735];[.$M$1:.$N$1048576];2;0)" office:value-type="string" office:string-value="środa" calcext:value-type="string">
            <text:p>środa</text:p>
          </table:table-cell>
          <table:table-cell table:formula="of:=IF(NOT(DAY([.B734]) = DAY([.B735]));1;0)" office:value-type="float" office:value="1" calcext:value-type="float">
            <text:p>1</text:p>
          </table:table-cell>
          <table:table-cell table:formula="of:=IF([.F735] = 1;IF(OR([.E735] = &quot;sobota&quot;;[.E735] = &quot;niedziela&quot;);5000;[.$Q$4]);0)" office:value-type="float" office:value="13179" calcext:value-type="float">
            <text:p>13179</text:p>
          </table:table-cell>
          <table:table-cell table:formula="of:=[.J734]+[.G735]" office:value-type="float" office:value="43077" calcext:value-type="float">
            <text:p>43077</text:p>
          </table:table-cell>
          <table:table-cell table:formula="of:=[.H735]-[.D735]" office:value-type="float" office:value="37347" calcext:value-type="float">
            <text:p>37347</text:p>
          </table:table-cell>
          <table:table-cell table:formula="of:=IF([.I735]&lt;0;[.H735];[.I735])" office:value-type="float" office:value="37347" calcext:value-type="float">
            <text:p>37347</text:p>
          </table:table-cell>
          <table:table-cell table:formula="of:=IF([.I735]&lt;0;1;0)" office:value-type="float" office:value="0" calcext:value-type="float">
            <text:p>0</text:p>
          </table:table-cell>
          <table:table-cell table:formula="of:=IF([.K735]=1;[.D735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date" office:date-value="2021-12-22" calcext:value-type="date">
            <text:p>22.12.2021</text:p>
          </table:table-cell>
          <table:table-cell office:value-type="string" calcext:value-type="string">
            <text:p>Przemysl</text:p>
          </table:table-cell>
          <table:table-cell office:value-type="float" office:value="1260" calcext:value-type="float">
            <text:p>1260</text:p>
          </table:table-cell>
          <table:table-cell table:formula="of:=VLOOKUP([.B736];[.$M$1:.$N$1048576];2;0)" office:value-type="string" office:string-value="środa" calcext:value-type="string">
            <text:p>środa</text:p>
          </table:table-cell>
          <table:table-cell table:formula="of:=IF(NOT(DAY([.B735]) = DAY([.B736]));1;0)" office:value-type="float" office:value="0" calcext:value-type="float">
            <text:p>0</text:p>
          </table:table-cell>
          <table:table-cell table:formula="of:=IF([.F736] = 1;IF(OR([.E736] = &quot;sobota&quot;;[.E736] = &quot;niedziela&quot;);5000;[.$Q$4]);0)" office:value-type="float" office:value="0" calcext:value-type="float">
            <text:p>0</text:p>
          </table:table-cell>
          <table:table-cell table:formula="of:=[.J735]+[.G736]" office:value-type="float" office:value="37347" calcext:value-type="float">
            <text:p>37347</text:p>
          </table:table-cell>
          <table:table-cell table:formula="of:=[.H736]-[.D736]" office:value-type="float" office:value="36087" calcext:value-type="float">
            <text:p>36087</text:p>
          </table:table-cell>
          <table:table-cell table:formula="of:=IF([.I736]&lt;0;[.H736];[.I736])" office:value-type="float" office:value="36087" calcext:value-type="float">
            <text:p>36087</text:p>
          </table:table-cell>
          <table:table-cell table:formula="of:=IF([.I736]&lt;0;1;0)" office:value-type="float" office:value="0" calcext:value-type="float">
            <text:p>0</text:p>
          </table:table-cell>
          <table:table-cell table:formula="of:=IF([.K736]=1;[.D736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date" office:date-value="2021-12-23" calcext:value-type="date">
            <text:p>23.12.2021</text:p>
          </table:table-cell>
          <table:table-cell office:value-type="string" calcext:value-type="string">
            <text:p>Ogrodzieniec</text:p>
          </table:table-cell>
          <table:table-cell office:value-type="float" office:value="9620" calcext:value-type="float">
            <text:p>9620</text:p>
          </table:table-cell>
          <table:table-cell table:formula="of:=VLOOKUP([.B737];[.$M$1:.$N$1048576];2;0)" office:value-type="string" office:string-value="czwartek" calcext:value-type="string">
            <text:p>czwartek</text:p>
          </table:table-cell>
          <table:table-cell table:formula="of:=IF(NOT(DAY([.B736]) = DAY([.B737]));1;0)" office:value-type="float" office:value="1" calcext:value-type="float">
            <text:p>1</text:p>
          </table:table-cell>
          <table:table-cell table:formula="of:=IF([.F737] = 1;IF(OR([.E737] = &quot;sobota&quot;;[.E737] = &quot;niedziela&quot;);5000;[.$Q$4]);0)" office:value-type="float" office:value="13179" calcext:value-type="float">
            <text:p>13179</text:p>
          </table:table-cell>
          <table:table-cell table:formula="of:=[.J736]+[.G737]" office:value-type="float" office:value="49266" calcext:value-type="float">
            <text:p>49266</text:p>
          </table:table-cell>
          <table:table-cell table:formula="of:=[.H737]-[.D737]" office:value-type="float" office:value="39646" calcext:value-type="float">
            <text:p>39646</text:p>
          </table:table-cell>
          <table:table-cell table:formula="of:=IF([.I737]&lt;0;[.H737];[.I737])" office:value-type="float" office:value="39646" calcext:value-type="float">
            <text:p>39646</text:p>
          </table:table-cell>
          <table:table-cell table:formula="of:=IF([.I737]&lt;0;1;0)" office:value-type="float" office:value="0" calcext:value-type="float">
            <text:p>0</text:p>
          </table:table-cell>
          <table:table-cell table:formula="of:=IF([.K737]=1;[.D737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date" office:date-value="2021-12-23" calcext:value-type="date">
            <text:p>23.12.2021</text:p>
          </table:table-cell>
          <table:table-cell office:value-type="string" calcext:value-type="string">
            <text:p>Gniezno</text:p>
          </table:table-cell>
          <table:table-cell office:value-type="float" office:value="1280" calcext:value-type="float">
            <text:p>1280</text:p>
          </table:table-cell>
          <table:table-cell table:formula="of:=VLOOKUP([.B738];[.$M$1:.$N$1048576];2;0)" office:value-type="string" office:string-value="czwartek" calcext:value-type="string">
            <text:p>czwartek</text:p>
          </table:table-cell>
          <table:table-cell table:formula="of:=IF(NOT(DAY([.B737]) = DAY([.B738]));1;0)" office:value-type="float" office:value="0" calcext:value-type="float">
            <text:p>0</text:p>
          </table:table-cell>
          <table:table-cell table:formula="of:=IF([.F738] = 1;IF(OR([.E738] = &quot;sobota&quot;;[.E738] = &quot;niedziela&quot;);5000;[.$Q$4]);0)" office:value-type="float" office:value="0" calcext:value-type="float">
            <text:p>0</text:p>
          </table:table-cell>
          <table:table-cell table:formula="of:=[.J737]+[.G738]" office:value-type="float" office:value="39646" calcext:value-type="float">
            <text:p>39646</text:p>
          </table:table-cell>
          <table:table-cell table:formula="of:=[.H738]-[.D738]" office:value-type="float" office:value="38366" calcext:value-type="float">
            <text:p>38366</text:p>
          </table:table-cell>
          <table:table-cell table:formula="of:=IF([.I738]&lt;0;[.H738];[.I738])" office:value-type="float" office:value="38366" calcext:value-type="float">
            <text:p>38366</text:p>
          </table:table-cell>
          <table:table-cell table:formula="of:=IF([.I738]&lt;0;1;0)" office:value-type="float" office:value="0" calcext:value-type="float">
            <text:p>0</text:p>
          </table:table-cell>
          <table:table-cell table:formula="of:=IF([.K738]=1;[.D738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date" office:date-value="2021-12-23" calcext:value-type="date">
            <text:p>23.12.2021</text:p>
          </table:table-cell>
          <table:table-cell office:value-type="string" calcext:value-type="string">
            <text:p>Przemysl</text:p>
          </table:table-cell>
          <table:table-cell office:value-type="float" office:value="4040" calcext:value-type="float">
            <text:p>4040</text:p>
          </table:table-cell>
          <table:table-cell table:formula="of:=VLOOKUP([.B739];[.$M$1:.$N$1048576];2;0)" office:value-type="string" office:string-value="czwartek" calcext:value-type="string">
            <text:p>czwartek</text:p>
          </table:table-cell>
          <table:table-cell table:formula="of:=IF(NOT(DAY([.B738]) = DAY([.B739]));1;0)" office:value-type="float" office:value="0" calcext:value-type="float">
            <text:p>0</text:p>
          </table:table-cell>
          <table:table-cell table:formula="of:=IF([.F739] = 1;IF(OR([.E739] = &quot;sobota&quot;;[.E739] = &quot;niedziela&quot;);5000;[.$Q$4]);0)" office:value-type="float" office:value="0" calcext:value-type="float">
            <text:p>0</text:p>
          </table:table-cell>
          <table:table-cell table:formula="of:=[.J738]+[.G739]" office:value-type="float" office:value="38366" calcext:value-type="float">
            <text:p>38366</text:p>
          </table:table-cell>
          <table:table-cell table:formula="of:=[.H739]-[.D739]" office:value-type="float" office:value="34326" calcext:value-type="float">
            <text:p>34326</text:p>
          </table:table-cell>
          <table:table-cell table:formula="of:=IF([.I739]&lt;0;[.H739];[.I739])" office:value-type="float" office:value="34326" calcext:value-type="float">
            <text:p>34326</text:p>
          </table:table-cell>
          <table:table-cell table:formula="of:=IF([.I739]&lt;0;1;0)" office:value-type="float" office:value="0" calcext:value-type="float">
            <text:p>0</text:p>
          </table:table-cell>
          <table:table-cell table:formula="of:=IF([.K739]=1;[.D739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date" office:date-value="2021-12-24" calcext:value-type="date">
            <text:p>24.12.2021</text:p>
          </table:table-cell>
          <table:table-cell office:value-type="string" calcext:value-type="string">
            <text:p>Ogrodzieniec</text:p>
          </table:table-cell>
          <table:table-cell office:value-type="float" office:value="4270" calcext:value-type="float">
            <text:p>4270</text:p>
          </table:table-cell>
          <table:table-cell table:formula="of:=VLOOKUP([.B740];[.$M$1:.$N$1048576];2;0)" office:value-type="string" office:string-value="piątek" calcext:value-type="string">
            <text:p>piątek</text:p>
          </table:table-cell>
          <table:table-cell table:formula="of:=IF(NOT(DAY([.B739]) = DAY([.B740]));1;0)" office:value-type="float" office:value="1" calcext:value-type="float">
            <text:p>1</text:p>
          </table:table-cell>
          <table:table-cell table:formula="of:=IF([.F740] = 1;IF(OR([.E740] = &quot;sobota&quot;;[.E740] = &quot;niedziela&quot;);5000;[.$Q$4]);0)" office:value-type="float" office:value="13179" calcext:value-type="float">
            <text:p>13179</text:p>
          </table:table-cell>
          <table:table-cell table:formula="of:=[.J739]+[.G740]" office:value-type="float" office:value="47505" calcext:value-type="float">
            <text:p>47505</text:p>
          </table:table-cell>
          <table:table-cell table:formula="of:=[.H740]-[.D740]" office:value-type="float" office:value="43235" calcext:value-type="float">
            <text:p>43235</text:p>
          </table:table-cell>
          <table:table-cell table:formula="of:=IF([.I740]&lt;0;[.H740];[.I740])" office:value-type="float" office:value="43235" calcext:value-type="float">
            <text:p>43235</text:p>
          </table:table-cell>
          <table:table-cell table:formula="of:=IF([.I740]&lt;0;1;0)" office:value-type="float" office:value="0" calcext:value-type="float">
            <text:p>0</text:p>
          </table:table-cell>
          <table:table-cell table:formula="of:=IF([.K740]=1;[.D740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date" office:date-value="2021-12-25" calcext:value-type="date">
            <text:p>25.12.2021</text:p>
          </table:table-cell>
          <table:table-cell office:value-type="string" calcext:value-type="string">
            <text:p>Ogrodzieniec</text:p>
          </table:table-cell>
          <table:table-cell office:value-type="float" office:value="1590" calcext:value-type="float">
            <text:p>1590</text:p>
          </table:table-cell>
          <table:table-cell table:formula="of:=VLOOKUP([.B741];[.$M$1:.$N$1048576];2;0)" office:value-type="string" office:string-value="sobota" calcext:value-type="string">
            <text:p>sobota</text:p>
          </table:table-cell>
          <table:table-cell table:formula="of:=IF(NOT(DAY([.B740]) = DAY([.B741]));1;0)" office:value-type="float" office:value="1" calcext:value-type="float">
            <text:p>1</text:p>
          </table:table-cell>
          <table:table-cell table:formula="of:=IF([.F741] = 1;IF(OR([.E741] = &quot;sobota&quot;;[.E741] = &quot;niedziela&quot;);5000;[.$Q$4]);0)" office:value-type="float" office:value="5000" calcext:value-type="float">
            <text:p>5000</text:p>
          </table:table-cell>
          <table:table-cell table:formula="of:=[.J740]+[.G741]" office:value-type="float" office:value="48235" calcext:value-type="float">
            <text:p>48235</text:p>
          </table:table-cell>
          <table:table-cell table:formula="of:=[.H741]-[.D741]" office:value-type="float" office:value="46645" calcext:value-type="float">
            <text:p>46645</text:p>
          </table:table-cell>
          <table:table-cell table:formula="of:=IF([.I741]&lt;0;[.H741];[.I741])" office:value-type="float" office:value="46645" calcext:value-type="float">
            <text:p>46645</text:p>
          </table:table-cell>
          <table:table-cell table:formula="of:=IF([.I741]&lt;0;1;0)" office:value-type="float" office:value="0" calcext:value-type="float">
            <text:p>0</text:p>
          </table:table-cell>
          <table:table-cell table:formula="of:=IF([.K741]=1;[.D741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date" office:date-value="2021-12-26" calcext:value-type="date">
            <text:p>26.12.2021</text:p>
          </table:table-cell>
          <table:table-cell office:value-type="string" calcext:value-type="string">
            <text:p>Przemysl</text:p>
          </table:table-cell>
          <table:table-cell office:value-type="float" office:value="7700" calcext:value-type="float">
            <text:p>7700</text:p>
          </table:table-cell>
          <table:table-cell table:formula="of:=VLOOKUP([.B742];[.$M$1:.$N$1048576];2;0)" office:value-type="string" office:string-value="niedziela" calcext:value-type="string">
            <text:p>niedziela</text:p>
          </table:table-cell>
          <table:table-cell table:formula="of:=IF(NOT(DAY([.B741]) = DAY([.B742]));1;0)" office:value-type="float" office:value="1" calcext:value-type="float">
            <text:p>1</text:p>
          </table:table-cell>
          <table:table-cell table:formula="of:=IF([.F742] = 1;IF(OR([.E742] = &quot;sobota&quot;;[.E742] = &quot;niedziela&quot;);5000;[.$Q$4]);0)" office:value-type="float" office:value="5000" calcext:value-type="float">
            <text:p>5000</text:p>
          </table:table-cell>
          <table:table-cell table:formula="of:=[.J741]+[.G742]" office:value-type="float" office:value="51645" calcext:value-type="float">
            <text:p>51645</text:p>
          </table:table-cell>
          <table:table-cell table:formula="of:=[.H742]-[.D742]" office:value-type="float" office:value="43945" calcext:value-type="float">
            <text:p>43945</text:p>
          </table:table-cell>
          <table:table-cell table:formula="of:=IF([.I742]&lt;0;[.H742];[.I742])" office:value-type="float" office:value="43945" calcext:value-type="float">
            <text:p>43945</text:p>
          </table:table-cell>
          <table:table-cell table:formula="of:=IF([.I742]&lt;0;1;0)" office:value-type="float" office:value="0" calcext:value-type="float">
            <text:p>0</text:p>
          </table:table-cell>
          <table:table-cell table:formula="of:=IF([.K742]=1;[.D742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date" office:date-value="2021-12-26" calcext:value-type="date">
            <text:p>26.12.2021</text:p>
          </table:table-cell>
          <table:table-cell office:value-type="string" calcext:value-type="string">
            <text:p>Malbork</text:p>
          </table:table-cell>
          <table:table-cell office:value-type="float" office:value="7320" calcext:value-type="float">
            <text:p>7320</text:p>
          </table:table-cell>
          <table:table-cell table:formula="of:=VLOOKUP([.B743];[.$M$1:.$N$1048576];2;0)" office:value-type="string" office:string-value="niedziela" calcext:value-type="string">
            <text:p>niedziela</text:p>
          </table:table-cell>
          <table:table-cell table:formula="of:=IF(NOT(DAY([.B742]) = DAY([.B743]));1;0)" office:value-type="float" office:value="0" calcext:value-type="float">
            <text:p>0</text:p>
          </table:table-cell>
          <table:table-cell table:formula="of:=IF([.F743] = 1;IF(OR([.E743] = &quot;sobota&quot;;[.E743] = &quot;niedziela&quot;);5000;[.$Q$4]);0)" office:value-type="float" office:value="0" calcext:value-type="float">
            <text:p>0</text:p>
          </table:table-cell>
          <table:table-cell table:formula="of:=[.J742]+[.G743]" office:value-type="float" office:value="43945" calcext:value-type="float">
            <text:p>43945</text:p>
          </table:table-cell>
          <table:table-cell table:formula="of:=[.H743]-[.D743]" office:value-type="float" office:value="36625" calcext:value-type="float">
            <text:p>36625</text:p>
          </table:table-cell>
          <table:table-cell table:formula="of:=IF([.I743]&lt;0;[.H743];[.I743])" office:value-type="float" office:value="36625" calcext:value-type="float">
            <text:p>36625</text:p>
          </table:table-cell>
          <table:table-cell table:formula="of:=IF([.I743]&lt;0;1;0)" office:value-type="float" office:value="0" calcext:value-type="float">
            <text:p>0</text:p>
          </table:table-cell>
          <table:table-cell table:formula="of:=IF([.K743]=1;[.D743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date" office:date-value="2021-12-27" calcext:value-type="date">
            <text:p>27.12.2021</text:p>
          </table:table-cell>
          <table:table-cell office:value-type="string" calcext:value-type="string">
            <text:p>Malbork</text:p>
          </table:table-cell>
          <table:table-cell office:value-type="float" office:value="3930" calcext:value-type="float">
            <text:p>3930</text:p>
          </table:table-cell>
          <table:table-cell table:formula="of:=VLOOKUP([.B744];[.$M$1:.$N$1048576];2;0)" office:value-type="string" office:string-value="poniedziałek" calcext:value-type="string">
            <text:p>poniedziałek</text:p>
          </table:table-cell>
          <table:table-cell table:formula="of:=IF(NOT(DAY([.B743]) = DAY([.B744]));1;0)" office:value-type="float" office:value="1" calcext:value-type="float">
            <text:p>1</text:p>
          </table:table-cell>
          <table:table-cell table:formula="of:=IF([.F744] = 1;IF(OR([.E744] = &quot;sobota&quot;;[.E744] = &quot;niedziela&quot;);5000;[.$Q$4]);0)" office:value-type="float" office:value="13179" calcext:value-type="float">
            <text:p>13179</text:p>
          </table:table-cell>
          <table:table-cell table:formula="of:=[.J743]+[.G744]" office:value-type="float" office:value="49804" calcext:value-type="float">
            <text:p>49804</text:p>
          </table:table-cell>
          <table:table-cell table:formula="of:=[.H744]-[.D744]" office:value-type="float" office:value="45874" calcext:value-type="float">
            <text:p>45874</text:p>
          </table:table-cell>
          <table:table-cell table:formula="of:=IF([.I744]&lt;0;[.H744];[.I744])" office:value-type="float" office:value="45874" calcext:value-type="float">
            <text:p>45874</text:p>
          </table:table-cell>
          <table:table-cell table:formula="of:=IF([.I744]&lt;0;1;0)" office:value-type="float" office:value="0" calcext:value-type="float">
            <text:p>0</text:p>
          </table:table-cell>
          <table:table-cell table:formula="of:=IF([.K744]=1;[.D744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date" office:date-value="2021-12-27" calcext:value-type="date">
            <text:p>27.12.2021</text:p>
          </table:table-cell>
          <table:table-cell office:value-type="string" calcext:value-type="string">
            <text:p>Gniezno</text:p>
          </table:table-cell>
          <table:table-cell office:value-type="float" office:value="5870" calcext:value-type="float">
            <text:p>5870</text:p>
          </table:table-cell>
          <table:table-cell table:formula="of:=VLOOKUP([.B745];[.$M$1:.$N$1048576];2;0)" office:value-type="string" office:string-value="poniedziałek" calcext:value-type="string">
            <text:p>poniedziałek</text:p>
          </table:table-cell>
          <table:table-cell table:formula="of:=IF(NOT(DAY([.B744]) = DAY([.B745]));1;0)" office:value-type="float" office:value="0" calcext:value-type="float">
            <text:p>0</text:p>
          </table:table-cell>
          <table:table-cell table:formula="of:=IF([.F745] = 1;IF(OR([.E745] = &quot;sobota&quot;;[.E745] = &quot;niedziela&quot;);5000;[.$Q$4]);0)" office:value-type="float" office:value="0" calcext:value-type="float">
            <text:p>0</text:p>
          </table:table-cell>
          <table:table-cell table:formula="of:=[.J744]+[.G745]" office:value-type="float" office:value="45874" calcext:value-type="float">
            <text:p>45874</text:p>
          </table:table-cell>
          <table:table-cell table:formula="of:=[.H745]-[.D745]" office:value-type="float" office:value="40004" calcext:value-type="float">
            <text:p>40004</text:p>
          </table:table-cell>
          <table:table-cell table:formula="of:=IF([.I745]&lt;0;[.H745];[.I745])" office:value-type="float" office:value="40004" calcext:value-type="float">
            <text:p>40004</text:p>
          </table:table-cell>
          <table:table-cell table:formula="of:=IF([.I745]&lt;0;1;0)" office:value-type="float" office:value="0" calcext:value-type="float">
            <text:p>0</text:p>
          </table:table-cell>
          <table:table-cell table:formula="of:=IF([.K745]=1;[.D745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date" office:date-value="2021-12-27" calcext:value-type="date">
            <text:p>27.12.2021</text:p>
          </table:table-cell>
          <table:table-cell office:value-type="string" calcext:value-type="string">
            <text:p>Przemysl</text:p>
          </table:table-cell>
          <table:table-cell office:value-type="float" office:value="8040" calcext:value-type="float">
            <text:p>8040</text:p>
          </table:table-cell>
          <table:table-cell table:formula="of:=VLOOKUP([.B746];[.$M$1:.$N$1048576];2;0)" office:value-type="string" office:string-value="poniedziałek" calcext:value-type="string">
            <text:p>poniedziałek</text:p>
          </table:table-cell>
          <table:table-cell table:formula="of:=IF(NOT(DAY([.B745]) = DAY([.B746]));1;0)" office:value-type="float" office:value="0" calcext:value-type="float">
            <text:p>0</text:p>
          </table:table-cell>
          <table:table-cell table:formula="of:=IF([.F746] = 1;IF(OR([.E746] = &quot;sobota&quot;;[.E746] = &quot;niedziela&quot;);5000;[.$Q$4]);0)" office:value-type="float" office:value="0" calcext:value-type="float">
            <text:p>0</text:p>
          </table:table-cell>
          <table:table-cell table:formula="of:=[.J745]+[.G746]" office:value-type="float" office:value="40004" calcext:value-type="float">
            <text:p>40004</text:p>
          </table:table-cell>
          <table:table-cell table:formula="of:=[.H746]-[.D746]" office:value-type="float" office:value="31964" calcext:value-type="float">
            <text:p>31964</text:p>
          </table:table-cell>
          <table:table-cell table:formula="of:=IF([.I746]&lt;0;[.H746];[.I746])" office:value-type="float" office:value="31964" calcext:value-type="float">
            <text:p>31964</text:p>
          </table:table-cell>
          <table:table-cell table:formula="of:=IF([.I746]&lt;0;1;0)" office:value-type="float" office:value="0" calcext:value-type="float">
            <text:p>0</text:p>
          </table:table-cell>
          <table:table-cell table:formula="of:=IF([.K746]=1;[.D746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date" office:date-value="2021-12-27" calcext:value-type="date">
            <text:p>27.12.2021</text:p>
          </table:table-cell>
          <table:table-cell office:value-type="string" calcext:value-type="string">
            <text:p>Ogrodzieniec</text:p>
          </table:table-cell>
          <table:table-cell office:value-type="float" office:value="8030" calcext:value-type="float">
            <text:p>8030</text:p>
          </table:table-cell>
          <table:table-cell table:formula="of:=VLOOKUP([.B747];[.$M$1:.$N$1048576];2;0)" office:value-type="string" office:string-value="poniedziałek" calcext:value-type="string">
            <text:p>poniedziałek</text:p>
          </table:table-cell>
          <table:table-cell table:formula="of:=IF(NOT(DAY([.B746]) = DAY([.B747]));1;0)" office:value-type="float" office:value="0" calcext:value-type="float">
            <text:p>0</text:p>
          </table:table-cell>
          <table:table-cell table:formula="of:=IF([.F747] = 1;IF(OR([.E747] = &quot;sobota&quot;;[.E747] = &quot;niedziela&quot;);5000;[.$Q$4]);0)" office:value-type="float" office:value="0" calcext:value-type="float">
            <text:p>0</text:p>
          </table:table-cell>
          <table:table-cell table:formula="of:=[.J746]+[.G747]" office:value-type="float" office:value="31964" calcext:value-type="float">
            <text:p>31964</text:p>
          </table:table-cell>
          <table:table-cell table:formula="of:=[.H747]-[.D747]" office:value-type="float" office:value="23934" calcext:value-type="float">
            <text:p>23934</text:p>
          </table:table-cell>
          <table:table-cell table:formula="of:=IF([.I747]&lt;0;[.H747];[.I747])" office:value-type="float" office:value="23934" calcext:value-type="float">
            <text:p>23934</text:p>
          </table:table-cell>
          <table:table-cell table:formula="of:=IF([.I747]&lt;0;1;0)" office:value-type="float" office:value="0" calcext:value-type="float">
            <text:p>0</text:p>
          </table:table-cell>
          <table:table-cell table:formula="of:=IF([.K747]=1;[.D747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date" office:date-value="2021-12-28" calcext:value-type="date">
            <text:p>28.12.2021</text:p>
          </table:table-cell>
          <table:table-cell office:value-type="string" calcext:value-type="string">
            <text:p>Przemysl</text:p>
          </table:table-cell>
          <table:table-cell office:value-type="float" office:value="4140" calcext:value-type="float">
            <text:p>4140</text:p>
          </table:table-cell>
          <table:table-cell table:formula="of:=VLOOKUP([.B748];[.$M$1:.$N$1048576];2;0)" office:value-type="string" office:string-value="wtorek" calcext:value-type="string">
            <text:p>wtorek</text:p>
          </table:table-cell>
          <table:table-cell table:formula="of:=IF(NOT(DAY([.B747]) = DAY([.B748]));1;0)" office:value-type="float" office:value="1" calcext:value-type="float">
            <text:p>1</text:p>
          </table:table-cell>
          <table:table-cell table:formula="of:=IF([.F748] = 1;IF(OR([.E748] = &quot;sobota&quot;;[.E748] = &quot;niedziela&quot;);5000;[.$Q$4]);0)" office:value-type="float" office:value="13179" calcext:value-type="float">
            <text:p>13179</text:p>
          </table:table-cell>
          <table:table-cell table:formula="of:=[.J747]+[.G748]" office:value-type="float" office:value="37113" calcext:value-type="float">
            <text:p>37113</text:p>
          </table:table-cell>
          <table:table-cell table:formula="of:=[.H748]-[.D748]" office:value-type="float" office:value="32973" calcext:value-type="float">
            <text:p>32973</text:p>
          </table:table-cell>
          <table:table-cell table:formula="of:=IF([.I748]&lt;0;[.H748];[.I748])" office:value-type="float" office:value="32973" calcext:value-type="float">
            <text:p>32973</text:p>
          </table:table-cell>
          <table:table-cell table:formula="of:=IF([.I748]&lt;0;1;0)" office:value-type="float" office:value="0" calcext:value-type="float">
            <text:p>0</text:p>
          </table:table-cell>
          <table:table-cell table:formula="of:=IF([.K748]=1;[.D748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date" office:date-value="2021-12-28" calcext:value-type="date">
            <text:p>28.12.2021</text:p>
          </table:table-cell>
          <table:table-cell office:value-type="string" calcext:value-type="string">
            <text:p>Ogrodzieniec</text:p>
          </table:table-cell>
          <table:table-cell office:value-type="float" office:value="1410" calcext:value-type="float">
            <text:p>1410</text:p>
          </table:table-cell>
          <table:table-cell table:formula="of:=VLOOKUP([.B749];[.$M$1:.$N$1048576];2;0)" office:value-type="string" office:string-value="wtorek" calcext:value-type="string">
            <text:p>wtorek</text:p>
          </table:table-cell>
          <table:table-cell table:formula="of:=IF(NOT(DAY([.B748]) = DAY([.B749]));1;0)" office:value-type="float" office:value="0" calcext:value-type="float">
            <text:p>0</text:p>
          </table:table-cell>
          <table:table-cell table:formula="of:=IF([.F749] = 1;IF(OR([.E749] = &quot;sobota&quot;;[.E749] = &quot;niedziela&quot;);5000;[.$Q$4]);0)" office:value-type="float" office:value="0" calcext:value-type="float">
            <text:p>0</text:p>
          </table:table-cell>
          <table:table-cell table:formula="of:=[.J748]+[.G749]" office:value-type="float" office:value="32973" calcext:value-type="float">
            <text:p>32973</text:p>
          </table:table-cell>
          <table:table-cell table:formula="of:=[.H749]-[.D749]" office:value-type="float" office:value="31563" calcext:value-type="float">
            <text:p>31563</text:p>
          </table:table-cell>
          <table:table-cell table:formula="of:=IF([.I749]&lt;0;[.H749];[.I749])" office:value-type="float" office:value="31563" calcext:value-type="float">
            <text:p>31563</text:p>
          </table:table-cell>
          <table:table-cell table:formula="of:=IF([.I749]&lt;0;1;0)" office:value-type="float" office:value="0" calcext:value-type="float">
            <text:p>0</text:p>
          </table:table-cell>
          <table:table-cell table:formula="of:=IF([.K749]=1;[.D749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date" office:date-value="2021-12-28" calcext:value-type="date">
            <text:p>28.12.2021</text:p>
          </table:table-cell>
          <table:table-cell office:value-type="string" calcext:value-type="string">
            <text:p>Gniezno</text:p>
          </table:table-cell>
          <table:table-cell office:value-type="float" office:value="4500" calcext:value-type="float">
            <text:p>4500</text:p>
          </table:table-cell>
          <table:table-cell table:formula="of:=VLOOKUP([.B750];[.$M$1:.$N$1048576];2;0)" office:value-type="string" office:string-value="wtorek" calcext:value-type="string">
            <text:p>wtorek</text:p>
          </table:table-cell>
          <table:table-cell table:formula="of:=IF(NOT(DAY([.B749]) = DAY([.B750]));1;0)" office:value-type="float" office:value="0" calcext:value-type="float">
            <text:p>0</text:p>
          </table:table-cell>
          <table:table-cell table:formula="of:=IF([.F750] = 1;IF(OR([.E750] = &quot;sobota&quot;;[.E750] = &quot;niedziela&quot;);5000;[.$Q$4]);0)" office:value-type="float" office:value="0" calcext:value-type="float">
            <text:p>0</text:p>
          </table:table-cell>
          <table:table-cell table:formula="of:=[.J749]+[.G750]" office:value-type="float" office:value="31563" calcext:value-type="float">
            <text:p>31563</text:p>
          </table:table-cell>
          <table:table-cell table:formula="of:=[.H750]-[.D750]" office:value-type="float" office:value="27063" calcext:value-type="float">
            <text:p>27063</text:p>
          </table:table-cell>
          <table:table-cell table:formula="of:=IF([.I750]&lt;0;[.H750];[.I750])" office:value-type="float" office:value="27063" calcext:value-type="float">
            <text:p>27063</text:p>
          </table:table-cell>
          <table:table-cell table:formula="of:=IF([.I750]&lt;0;1;0)" office:value-type="float" office:value="0" calcext:value-type="float">
            <text:p>0</text:p>
          </table:table-cell>
          <table:table-cell table:formula="of:=IF([.K750]=1;[.D750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date" office:date-value="2021-12-29" calcext:value-type="date">
            <text:p>29.12.2021</text:p>
          </table:table-cell>
          <table:table-cell office:value-type="string" calcext:value-type="string">
            <text:p>Przemysl</text:p>
          </table:table-cell>
          <table:table-cell office:value-type="float" office:value="4050" calcext:value-type="float">
            <text:p>4050</text:p>
          </table:table-cell>
          <table:table-cell table:formula="of:=VLOOKUP([.B751];[.$M$1:.$N$1048576];2;0)" office:value-type="string" office:string-value="środa" calcext:value-type="string">
            <text:p>środa</text:p>
          </table:table-cell>
          <table:table-cell table:formula="of:=IF(NOT(DAY([.B750]) = DAY([.B751]));1;0)" office:value-type="float" office:value="1" calcext:value-type="float">
            <text:p>1</text:p>
          </table:table-cell>
          <table:table-cell table:formula="of:=IF([.F751] = 1;IF(OR([.E751] = &quot;sobota&quot;;[.E751] = &quot;niedziela&quot;);5000;[.$Q$4]);0)" office:value-type="float" office:value="13179" calcext:value-type="float">
            <text:p>13179</text:p>
          </table:table-cell>
          <table:table-cell table:formula="of:=[.J750]+[.G751]" office:value-type="float" office:value="40242" calcext:value-type="float">
            <text:p>40242</text:p>
          </table:table-cell>
          <table:table-cell table:formula="of:=[.H751]-[.D751]" office:value-type="float" office:value="36192" calcext:value-type="float">
            <text:p>36192</text:p>
          </table:table-cell>
          <table:table-cell table:formula="of:=IF([.I751]&lt;0;[.H751];[.I751])" office:value-type="float" office:value="36192" calcext:value-type="float">
            <text:p>36192</text:p>
          </table:table-cell>
          <table:table-cell table:formula="of:=IF([.I751]&lt;0;1;0)" office:value-type="float" office:value="0" calcext:value-type="float">
            <text:p>0</text:p>
          </table:table-cell>
          <table:table-cell table:formula="of:=IF([.K751]=1;[.D751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date" office:date-value="2021-12-29" calcext:value-type="date">
            <text:p>29.12.2021</text:p>
          </table:table-cell>
          <table:table-cell office:value-type="string" calcext:value-type="string">
            <text:p>Ogrodzieniec</text:p>
          </table:table-cell>
          <table:table-cell office:value-type="float" office:value="7390" calcext:value-type="float">
            <text:p>7390</text:p>
          </table:table-cell>
          <table:table-cell table:formula="of:=VLOOKUP([.B752];[.$M$1:.$N$1048576];2;0)" office:value-type="string" office:string-value="środa" calcext:value-type="string">
            <text:p>środa</text:p>
          </table:table-cell>
          <table:table-cell table:formula="of:=IF(NOT(DAY([.B751]) = DAY([.B752]));1;0)" office:value-type="float" office:value="0" calcext:value-type="float">
            <text:p>0</text:p>
          </table:table-cell>
          <table:table-cell table:formula="of:=IF([.F752] = 1;IF(OR([.E752] = &quot;sobota&quot;;[.E752] = &quot;niedziela&quot;);5000;[.$Q$4]);0)" office:value-type="float" office:value="0" calcext:value-type="float">
            <text:p>0</text:p>
          </table:table-cell>
          <table:table-cell table:formula="of:=[.J751]+[.G752]" office:value-type="float" office:value="36192" calcext:value-type="float">
            <text:p>36192</text:p>
          </table:table-cell>
          <table:table-cell table:formula="of:=[.H752]-[.D752]" office:value-type="float" office:value="28802" calcext:value-type="float">
            <text:p>28802</text:p>
          </table:table-cell>
          <table:table-cell table:formula="of:=IF([.I752]&lt;0;[.H752];[.I752])" office:value-type="float" office:value="28802" calcext:value-type="float">
            <text:p>28802</text:p>
          </table:table-cell>
          <table:table-cell table:formula="of:=IF([.I752]&lt;0;1;0)" office:value-type="float" office:value="0" calcext:value-type="float">
            <text:p>0</text:p>
          </table:table-cell>
          <table:table-cell table:formula="of:=IF([.K752]=1;[.D752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date" office:date-value="2021-12-30" calcext:value-type="date">
            <text:p>30.12.2021</text:p>
          </table:table-cell>
          <table:table-cell office:value-type="string" calcext:value-type="string">
            <text:p>Gniezno</text:p>
          </table:table-cell>
          <table:table-cell office:value-type="float" office:value="4600" calcext:value-type="float">
            <text:p>4600</text:p>
          </table:table-cell>
          <table:table-cell table:formula="of:=VLOOKUP([.B753];[.$M$1:.$N$1048576];2;0)" office:value-type="string" office:string-value="czwartek" calcext:value-type="string">
            <text:p>czwartek</text:p>
          </table:table-cell>
          <table:table-cell table:formula="of:=IF(NOT(DAY([.B752]) = DAY([.B753]));1;0)" office:value-type="float" office:value="1" calcext:value-type="float">
            <text:p>1</text:p>
          </table:table-cell>
          <table:table-cell table:formula="of:=IF([.F753] = 1;IF(OR([.E753] = &quot;sobota&quot;;[.E753] = &quot;niedziela&quot;);5000;[.$Q$4]);0)" office:value-type="float" office:value="13179" calcext:value-type="float">
            <text:p>13179</text:p>
          </table:table-cell>
          <table:table-cell table:formula="of:=[.J752]+[.G753]" office:value-type="float" office:value="41981" calcext:value-type="float">
            <text:p>41981</text:p>
          </table:table-cell>
          <table:table-cell table:formula="of:=[.H753]-[.D753]" office:value-type="float" office:value="37381" calcext:value-type="float">
            <text:p>37381</text:p>
          </table:table-cell>
          <table:table-cell table:formula="of:=IF([.I753]&lt;0;[.H753];[.I753])" office:value-type="float" office:value="37381" calcext:value-type="float">
            <text:p>37381</text:p>
          </table:table-cell>
          <table:table-cell table:formula="of:=IF([.I753]&lt;0;1;0)" office:value-type="float" office:value="0" calcext:value-type="float">
            <text:p>0</text:p>
          </table:table-cell>
          <table:table-cell table:formula="of:=IF([.K753]=1;[.D753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date" office:date-value="2021-12-30" calcext:value-type="date">
            <text:p>30.12.2021</text:p>
          </table:table-cell>
          <table:table-cell office:value-type="string" calcext:value-type="string">
            <text:p>Przemysl</text:p>
          </table:table-cell>
          <table:table-cell office:value-type="float" office:value="7040" calcext:value-type="float">
            <text:p>7040</text:p>
          </table:table-cell>
          <table:table-cell table:formula="of:=VLOOKUP([.B754];[.$M$1:.$N$1048576];2;0)" office:value-type="string" office:string-value="czwartek" calcext:value-type="string">
            <text:p>czwartek</text:p>
          </table:table-cell>
          <table:table-cell table:formula="of:=IF(NOT(DAY([.B753]) = DAY([.B754]));1;0)" office:value-type="float" office:value="0" calcext:value-type="float">
            <text:p>0</text:p>
          </table:table-cell>
          <table:table-cell table:formula="of:=IF([.F754] = 1;IF(OR([.E754] = &quot;sobota&quot;;[.E754] = &quot;niedziela&quot;);5000;[.$Q$4]);0)" office:value-type="float" office:value="0" calcext:value-type="float">
            <text:p>0</text:p>
          </table:table-cell>
          <table:table-cell table:formula="of:=[.J753]+[.G754]" office:value-type="float" office:value="37381" calcext:value-type="float">
            <text:p>37381</text:p>
          </table:table-cell>
          <table:table-cell table:formula="of:=[.H754]-[.D754]" office:value-type="float" office:value="30341" calcext:value-type="float">
            <text:p>30341</text:p>
          </table:table-cell>
          <table:table-cell table:formula="of:=IF([.I754]&lt;0;[.H754];[.I754])" office:value-type="float" office:value="30341" calcext:value-type="float">
            <text:p>30341</text:p>
          </table:table-cell>
          <table:table-cell table:formula="of:=IF([.I754]&lt;0;1;0)" office:value-type="float" office:value="0" calcext:value-type="float">
            <text:p>0</text:p>
          </table:table-cell>
          <table:table-cell table:formula="of:=IF([.K754]=1;[.D754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date" office:date-value="2021-12-30" calcext:value-type="date">
            <text:p>30.12.2021</text:p>
          </table:table-cell>
          <table:table-cell office:value-type="string" calcext:value-type="string">
            <text:p>Malbork</text:p>
          </table:table-cell>
          <table:table-cell office:value-type="float" office:value="2410" calcext:value-type="float">
            <text:p>2410</text:p>
          </table:table-cell>
          <table:table-cell table:formula="of:=VLOOKUP([.B755];[.$M$1:.$N$1048576];2;0)" office:value-type="string" office:string-value="czwartek" calcext:value-type="string">
            <text:p>czwartek</text:p>
          </table:table-cell>
          <table:table-cell table:formula="of:=IF(NOT(DAY([.B754]) = DAY([.B755]));1;0)" office:value-type="float" office:value="0" calcext:value-type="float">
            <text:p>0</text:p>
          </table:table-cell>
          <table:table-cell table:formula="of:=IF([.F755] = 1;IF(OR([.E755] = &quot;sobota&quot;;[.E755] = &quot;niedziela&quot;);5000;[.$Q$4]);0)" office:value-type="float" office:value="0" calcext:value-type="float">
            <text:p>0</text:p>
          </table:table-cell>
          <table:table-cell table:formula="of:=[.J754]+[.G755]" office:value-type="float" office:value="30341" calcext:value-type="float">
            <text:p>30341</text:p>
          </table:table-cell>
          <table:table-cell table:formula="of:=[.H755]-[.D755]" office:value-type="float" office:value="27931" calcext:value-type="float">
            <text:p>27931</text:p>
          </table:table-cell>
          <table:table-cell table:formula="of:=IF([.I755]&lt;0;[.H755];[.I755])" office:value-type="float" office:value="27931" calcext:value-type="float">
            <text:p>27931</text:p>
          </table:table-cell>
          <table:table-cell table:formula="of:=IF([.I755]&lt;0;1;0)" office:value-type="float" office:value="0" calcext:value-type="float">
            <text:p>0</text:p>
          </table:table-cell>
          <table:table-cell table:formula="of:=IF([.K755]=1;[.D755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date" office:date-value="2021-12-31" calcext:value-type="date">
            <text:p>31.12.2021</text:p>
          </table:table-cell>
          <table:table-cell office:value-type="string" calcext:value-type="string">
            <text:p>Gniezno</text:p>
          </table:table-cell>
          <table:table-cell office:value-type="float" office:value="6290" calcext:value-type="float">
            <text:p>6290</text:p>
          </table:table-cell>
          <table:table-cell table:formula="of:=VLOOKUP([.B756];[.$M$1:.$N$1048576];2;0)" office:value-type="string" office:string-value="piątek" calcext:value-type="string">
            <text:p>piątek</text:p>
          </table:table-cell>
          <table:table-cell table:formula="of:=IF(NOT(DAY([.B755]) = DAY([.B756]));1;0)" office:value-type="float" office:value="1" calcext:value-type="float">
            <text:p>1</text:p>
          </table:table-cell>
          <table:table-cell table:formula="of:=IF([.F756] = 1;IF(OR([.E756] = &quot;sobota&quot;;[.E756] = &quot;niedziela&quot;);5000;[.$Q$4]);0)" office:value-type="float" office:value="13179" calcext:value-type="float">
            <text:p>13179</text:p>
          </table:table-cell>
          <table:table-cell table:formula="of:=[.J755]+[.G756]" office:value-type="float" office:value="41110" calcext:value-type="float">
            <text:p>41110</text:p>
          </table:table-cell>
          <table:table-cell table:formula="of:=[.H756]-[.D756]" office:value-type="float" office:value="34820" calcext:value-type="float">
            <text:p>34820</text:p>
          </table:table-cell>
          <table:table-cell table:formula="of:=IF([.I756]&lt;0;[.H756];[.I756])" office:value-type="float" office:value="34820" calcext:value-type="float">
            <text:p>34820</text:p>
          </table:table-cell>
          <table:table-cell table:formula="of:=IF([.I756]&lt;0;1;0)" office:value-type="float" office:value="0" calcext:value-type="float">
            <text:p>0</text:p>
          </table:table-cell>
          <table:table-cell table:formula="of:=IF([.K756]=1;[.D756];0)" office:value-type="float" office:value="0" calcext:value-type="float">
            <text:p>0</text:p>
          </table:table-cell>
          <table:table-cell table:number-columns-repeated="8"/>
        </table:table-row>
      </table:table>
      <table:table table:name="Tabela przestawna_Arkusz1_3" table:style-name="ta1">
        <table:shapes>
          <draw:frame draw:z-index="0" draw:style-name="gr1" draw:text-style-name="P1" svg:width="15.999cm" svg:height="8.999cm" svg:x="19.088cm" svg:y="1.549cm">
            <draw:object draw:notify-on-update-of-ranges="'Tabela przestawna_Arkusz1_3'.F1:'Tabela przestawna_Arkusz1_3'.F1 'Tabela przestawna_Arkusz1_3'.F2:'Tabela przestawna_Arkusz1_3'.F5 'Tabela przestawna_Arkusz1_3'.G1:'Tabela przestawna_Arkusz1_3'.G1 'Tabela przestawna_Arkusz1_3'.G2:'Tabela przestawna_Arkusz1_3'.G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6" table:default-cell-style-name="Default"/>
        <table:table-column table:style-name="co8" table:default-cell-style-name="ce13"/>
        <table:table-row table:style-name="ro1">
          <table:table-cell table:style-name="ce4" office:value-type="string" calcext:value-type="string">
            <text:p>magazyn</text:p>
          </table:table-cell>
          <table:table-cell table:style-name="ce8" office:value-type="string" calcext:value-type="string">
            <text:p>Suma - wielkosc_zamowienia</text:p>
          </table:table-cell>
          <table:table-cell table:number-columns-repeated="3"/>
          <table:table-cell office:value-type="string" calcext:value-type="string">
            <text:p>Magazyn</text:p>
          </table:table-cell>
          <table:table-cell office:value-type="string" calcext:value-type="string">
            <text:p>Łączna wielkość zamówień</text:p>
          </table:table-cell>
        </table:table-row>
        <table:table-row table:style-name="ro1">
          <table:table-cell table:style-name="ce5" office:value-type="string" calcext:value-type="string">
            <text:p>Gniezno</text:p>
          </table:table-cell>
          <table:table-cell table:style-name="ce9" office:value-type="float" office:value="819000" calcext:value-type="float">
            <text:p>819000</text:p>
          </table:table-cell>
          <table:table-cell table:number-columns-repeated="3"/>
          <table:table-cell table:style-name="ce5" office:value-type="string" calcext:value-type="string">
            <text:p>Gniezno</text:p>
          </table:table-cell>
          <table:table-cell table:formula="of:=[.B2]/[.$B$6]" office:value-type="percentage" office:value="0.20777731548664" calcext:value-type="percentage">
            <text:p>20,78%</text:p>
          </table:table-cell>
        </table:table-row>
        <table:table-row table:style-name="ro1">
          <table:table-cell table:style-name="ce6" office:value-type="string" calcext:value-type="string">
            <text:p>Malbork</text:p>
          </table:table-cell>
          <table:table-cell table:style-name="ce10" office:value-type="float" office:value="944240" calcext:value-type="float">
            <text:p>944240</text:p>
          </table:table-cell>
          <table:table-cell table:number-columns-repeated="3"/>
          <table:table-cell table:style-name="ce6" office:value-type="string" calcext:value-type="string">
            <text:p>Malbork</text:p>
          </table:table-cell>
          <table:table-cell table:formula="of:=[.B3]/[.$B$6]" office:value-type="percentage" office:value="0.239550247100251" calcext:value-type="percentage">
            <text:p>23,96%</text:p>
          </table:table-cell>
        </table:table-row>
        <table:table-row table:style-name="ro1">
          <table:table-cell table:style-name="ce6" office:value-type="string" calcext:value-type="string">
            <text:p>Ogrodzieniec</text:p>
          </table:table-cell>
          <table:table-cell table:style-name="ce10" office:value-type="float" office:value="1115560" calcext:value-type="float">
            <text:p>1115560</text:p>
          </table:table-cell>
          <table:table-cell table:number-columns-repeated="3"/>
          <table:table-cell table:style-name="ce6" office:value-type="string" calcext:value-type="string">
            <text:p>Ogrodzieniec</text:p>
          </table:table-cell>
          <table:table-cell table:formula="of:=[.B4]/[.$B$6]" office:value-type="percentage" office:value="0.283013506793988" calcext:value-type="percentage">
            <text:p>28,30%</text:p>
          </table:table-cell>
        </table:table-row>
        <table:table-row table:style-name="ro1">
          <table:table-cell table:style-name="ce6" office:value-type="string" calcext:value-type="string">
            <text:p>Przemysl</text:p>
          </table:table-cell>
          <table:table-cell table:style-name="ce11" office:value-type="float" office:value="1062920" calcext:value-type="float">
            <text:p>1062920</text:p>
          </table:table-cell>
          <table:table-cell table:number-columns-repeated="3"/>
          <table:table-cell table:style-name="ce6" office:value-type="string" calcext:value-type="string">
            <text:p>Przemysl</text:p>
          </table:table-cell>
          <table:table-cell table:formula="of:=[.B5]/[.$B$6]" office:value-type="percentage" office:value="0.269658930619121" calcext:value-type="percentage">
            <text:p>26,97%</text:p>
          </table:table-cell>
        </table:table-row>
        <table:table-row table:style-name="ro1">
          <table:table-cell table:style-name="ce7" office:value-type="string" calcext:value-type="string">
            <text:p>Razem Wynik</text:p>
          </table:table-cell>
          <table:table-cell table:style-name="ce12" office:value-type="float" office:value="3941720" calcext:value-type="float">
            <text:p>3941720</text:p>
          </table:table-cell>
          <table:table-cell table:number-columns-repeated="5"/>
        </table:table-row>
        <table:table-row table:style-name="ro1" table:number-rows-repeated="104856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abela przestawna_Arkusz1_2" table:style-name="ta1">
        <table:table-column table:style-name="co2" table:default-cell-style-name="ce6"/>
        <table:table-column table:style-name="co2" table:default-cell-style-name="ce17"/>
        <table:table-column table:style-name="co9" table:default-cell-style-name="ce10"/>
        <table:table-column table:style-name="co2" table:number-columns-repeated="3" table:default-cell-style-name="Default"/>
        <table:table-row table:style-name="ro1">
          <table:table-cell table:style-name="ce4" office:value-type="string" calcext:value-type="string">
            <text:p>magazyn</text:p>
          </table:table-cell>
          <table:table-cell table:style-name="ce15" office:value-type="string" calcext:value-type="string">
            <text:p>data</text:p>
          </table:table-cell>
          <table:table-cell table:style-name="ce8" office:value-type="string" calcext:value-type="string">
            <text:p>Suma - wielkosc_zamowienia</text:p>
          </table:table-cell>
          <table:table-cell office:value-type="string" calcext:value-type="string">
            <text:p>streak</text:p>
          </table:table-cell>
          <table:table-cell/>
          <table:table-cell office:value-type="string" calcext:value-type="string">
            <text:p>maks</text:p>
          </table:table-cell>
        </table:table-row>
        <table:table-row table:style-name="ro1">
          <table:table-cell table:style-name="ce5" office:value-type="string" calcext:value-type="string">
            <text:p>Ogrodzieniec</text:p>
          </table:table-cell>
          <table:table-cell table:style-name="ce16" office:value-type="date" office:date-value="2021-01-02" calcext:value-type="date">
            <text:p>2.01.2021</text:p>
          </table:table-cell>
          <table:table-cell table:style-name="ce9" office:value-type="float" office:value="1290" calcext:value-type="float">
            <text:p>1290</text:p>
          </table:table-cell>
          <table:table-cell office:value-type="float" office:value="0" calcext:value-type="float">
            <text:p>0</text:p>
          </table:table-cell>
          <table:table-cell/>
          <table:table-cell table:formula="of:=MAX([.D$1:.D$1048576]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date" office:date-value="2021-01-05" calcext:value-type="date">
            <text:p>5.01.2021</text:p>
          </table:table-cell>
          <table:table-cell office:value-type="float" office:value="1430" calcext:value-type="float">
            <text:p>1430</text:p>
          </table:table-cell>
          <table:table-cell table:formula="of:=IF([.B3]-[.B2] = 1;[.D2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1-06" calcext:value-type="date">
            <text:p>6.01.2021</text:p>
          </table:table-cell>
          <table:table-cell office:value-type="float" office:value="5540" calcext:value-type="float">
            <text:p>5540</text:p>
          </table:table-cell>
          <table:table-cell table:formula="of:=IF([.B4]-[.B3] = 1;[.D3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1-08" calcext:value-type="date">
            <text:p>8.01.2021</text:p>
          </table:table-cell>
          <table:table-cell office:value-type="float" office:value="9410" calcext:value-type="float">
            <text:p>9410</text:p>
          </table:table-cell>
          <table:table-cell table:formula="of:=IF([.B5]-[.B4] = 1;[.D4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1-09" calcext:value-type="date">
            <text:p>9.01.2021</text:p>
          </table:table-cell>
          <table:table-cell office:value-type="float" office:value="2240" calcext:value-type="float">
            <text:p>2240</text:p>
          </table:table-cell>
          <table:table-cell table:formula="of:=IF([.B6]-[.B5] = 1;[.D5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1-11" calcext:value-type="date">
            <text:p>11.01.2021</text:p>
          </table:table-cell>
          <table:table-cell office:value-type="float" office:value="9750" calcext:value-type="float">
            <text:p>9750</text:p>
          </table:table-cell>
          <table:table-cell table:formula="of:=IF([.B7]-[.B6] = 1;[.D6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1-14" calcext:value-type="date">
            <text:p>14.01.2021</text:p>
          </table:table-cell>
          <table:table-cell office:value-type="float" office:value="2260" calcext:value-type="float">
            <text:p>2260</text:p>
          </table:table-cell>
          <table:table-cell table:formula="of:=IF([.B8]-[.B7] = 1;[.D7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1-15" calcext:value-type="date">
            <text:p>15.01.2021</text:p>
          </table:table-cell>
          <table:table-cell office:value-type="float" office:value="3260" calcext:value-type="float">
            <text:p>3260</text:p>
          </table:table-cell>
          <table:table-cell table:formula="of:=IF([.B9]-[.B8] = 1;[.D8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1-17" calcext:value-type="date">
            <text:p>17.01.2021</text:p>
          </table:table-cell>
          <table:table-cell office:value-type="float" office:value="3140" calcext:value-type="float">
            <text:p>3140</text:p>
          </table:table-cell>
          <table:table-cell table:formula="of:=IF([.B10]-[.B9] = 1;[.D9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1-19" calcext:value-type="date">
            <text:p>19.01.2021</text:p>
          </table:table-cell>
          <table:table-cell office:value-type="float" office:value="1170" calcext:value-type="float">
            <text:p>1170</text:p>
          </table:table-cell>
          <table:table-cell table:formula="of:=IF([.B11]-[.B10] = 1;[.D10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1-20" calcext:value-type="date">
            <text:p>20.01.2021</text:p>
          </table:table-cell>
          <table:table-cell office:value-type="float" office:value="2350" calcext:value-type="float">
            <text:p>2350</text:p>
          </table:table-cell>
          <table:table-cell table:formula="of:=IF([.B12]-[.B11] = 1;[.D11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1-23" calcext:value-type="date">
            <text:p>23.01.2021</text:p>
          </table:table-cell>
          <table:table-cell office:value-type="float" office:value="2870" calcext:value-type="float">
            <text:p>2870</text:p>
          </table:table-cell>
          <table:table-cell table:formula="of:=IF([.B13]-[.B12] = 1;[.D12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1-24" calcext:value-type="date">
            <text:p>24.01.2021</text:p>
          </table:table-cell>
          <table:table-cell office:value-type="float" office:value="8690" calcext:value-type="float">
            <text:p>8690</text:p>
          </table:table-cell>
          <table:table-cell table:formula="of:=IF([.B14]-[.B13] = 1;[.D13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1-27" calcext:value-type="date">
            <text:p>27.01.2021</text:p>
          </table:table-cell>
          <table:table-cell office:value-type="float" office:value="7870" calcext:value-type="float">
            <text:p>7870</text:p>
          </table:table-cell>
          <table:table-cell table:formula="of:=IF([.B15]-[.B14] = 1;[.D14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1-28" calcext:value-type="date">
            <text:p>28.01.2021</text:p>
          </table:table-cell>
          <table:table-cell office:value-type="float" office:value="1940" calcext:value-type="float">
            <text:p>1940</text:p>
          </table:table-cell>
          <table:table-cell table:formula="of:=IF([.B16]-[.B15] = 1;[.D15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1-31" calcext:value-type="date">
            <text:p>31.01.2021</text:p>
          </table:table-cell>
          <table:table-cell office:value-type="float" office:value="6900" calcext:value-type="float">
            <text:p>6900</text:p>
          </table:table-cell>
          <table:table-cell table:formula="of:=IF([.B17]-[.B16] = 1;[.D16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2-01" calcext:value-type="date">
            <text:p>1.02.2021</text:p>
          </table:table-cell>
          <table:table-cell office:value-type="float" office:value="6960" calcext:value-type="float">
            <text:p>6960</text:p>
          </table:table-cell>
          <table:table-cell table:formula="of:=IF([.B18]-[.B17] = 1;[.D17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2-04" calcext:value-type="date">
            <text:p>4.02.2021</text:p>
          </table:table-cell>
          <table:table-cell office:value-type="float" office:value="7770" calcext:value-type="float">
            <text:p>7770</text:p>
          </table:table-cell>
          <table:table-cell table:formula="of:=IF([.B19]-[.B18] = 1;[.D18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2-06" calcext:value-type="date">
            <text:p>6.02.2021</text:p>
          </table:table-cell>
          <table:table-cell office:value-type="float" office:value="1820" calcext:value-type="float">
            <text:p>1820</text:p>
          </table:table-cell>
          <table:table-cell table:formula="of:=IF([.B20]-[.B19] = 1;[.D19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2-07" calcext:value-type="date">
            <text:p>7.02.2021</text:p>
          </table:table-cell>
          <table:table-cell office:value-type="float" office:value="5920" calcext:value-type="float">
            <text:p>5920</text:p>
          </table:table-cell>
          <table:table-cell table:formula="of:=IF([.B21]-[.B20] = 1;[.D20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2-08" calcext:value-type="date">
            <text:p>8.02.2021</text:p>
          </table:table-cell>
          <table:table-cell office:value-type="float" office:value="1970" calcext:value-type="float">
            <text:p>1970</text:p>
          </table:table-cell>
          <table:table-cell table:formula="of:=IF([.B22]-[.B21] = 1;[.D21]+1;1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2-10" calcext:value-type="date">
            <text:p>10.02.2021</text:p>
          </table:table-cell>
          <table:table-cell office:value-type="float" office:value="2620" calcext:value-type="float">
            <text:p>2620</text:p>
          </table:table-cell>
          <table:table-cell table:formula="of:=IF([.B23]-[.B22] = 1;[.D22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2-13" calcext:value-type="date">
            <text:p>13.02.2021</text:p>
          </table:table-cell>
          <table:table-cell office:value-type="float" office:value="1870" calcext:value-type="float">
            <text:p>1870</text:p>
          </table:table-cell>
          <table:table-cell table:formula="of:=IF([.B24]-[.B23] = 1;[.D23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2-15" calcext:value-type="date">
            <text:p>15.02.2021</text:p>
          </table:table-cell>
          <table:table-cell office:value-type="float" office:value="3780" calcext:value-type="float">
            <text:p>3780</text:p>
          </table:table-cell>
          <table:table-cell table:formula="of:=IF([.B25]-[.B24] = 1;[.D24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2-16" calcext:value-type="date">
            <text:p>16.02.2021</text:p>
          </table:table-cell>
          <table:table-cell office:value-type="float" office:value="1570" calcext:value-type="float">
            <text:p>1570</text:p>
          </table:table-cell>
          <table:table-cell table:formula="of:=IF([.B26]-[.B25] = 1;[.D25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2-17" calcext:value-type="date">
            <text:p>17.02.2021</text:p>
          </table:table-cell>
          <table:table-cell office:value-type="float" office:value="9690" calcext:value-type="float">
            <text:p>9690</text:p>
          </table:table-cell>
          <table:table-cell table:formula="of:=IF([.B27]-[.B26] = 1;[.D26]+1;1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2-21" calcext:value-type="date">
            <text:p>21.02.2021</text:p>
          </table:table-cell>
          <table:table-cell office:value-type="float" office:value="6700" calcext:value-type="float">
            <text:p>6700</text:p>
          </table:table-cell>
          <table:table-cell table:formula="of:=IF([.B28]-[.B27] = 1;[.D27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2-22" calcext:value-type="date">
            <text:p>22.02.2021</text:p>
          </table:table-cell>
          <table:table-cell office:value-type="float" office:value="5570" calcext:value-type="float">
            <text:p>5570</text:p>
          </table:table-cell>
          <table:table-cell table:formula="of:=IF([.B29]-[.B28] = 1;[.D28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2-25" calcext:value-type="date">
            <text:p>25.02.2021</text:p>
          </table:table-cell>
          <table:table-cell office:value-type="float" office:value="5060" calcext:value-type="float">
            <text:p>5060</text:p>
          </table:table-cell>
          <table:table-cell table:formula="of:=IF([.B30]-[.B29] = 1;[.D29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2-26" calcext:value-type="date">
            <text:p>26.02.2021</text:p>
          </table:table-cell>
          <table:table-cell office:value-type="float" office:value="5100" calcext:value-type="float">
            <text:p>5100</text:p>
          </table:table-cell>
          <table:table-cell table:formula="of:=IF([.B31]-[.B30] = 1;[.D30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2-28" calcext:value-type="date">
            <text:p>28.02.2021</text:p>
          </table:table-cell>
          <table:table-cell office:value-type="float" office:value="4290" calcext:value-type="float">
            <text:p>4290</text:p>
          </table:table-cell>
          <table:table-cell table:formula="of:=IF([.B32]-[.B31] = 1;[.D31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3-01" calcext:value-type="date">
            <text:p>1.03.2021</text:p>
          </table:table-cell>
          <table:table-cell office:value-type="float" office:value="8650" calcext:value-type="float">
            <text:p>8650</text:p>
          </table:table-cell>
          <table:table-cell table:formula="of:=IF([.B33]-[.B32] = 1;[.D32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3-03" calcext:value-type="date">
            <text:p>3.03.2021</text:p>
          </table:table-cell>
          <table:table-cell office:value-type="float" office:value="6850" calcext:value-type="float">
            <text:p>6850</text:p>
          </table:table-cell>
          <table:table-cell table:formula="of:=IF([.B34]-[.B33] = 1;[.D33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3-04" calcext:value-type="date">
            <text:p>4.03.2021</text:p>
          </table:table-cell>
          <table:table-cell office:value-type="float" office:value="6210" calcext:value-type="float">
            <text:p>6210</text:p>
          </table:table-cell>
          <table:table-cell table:formula="of:=IF([.B35]-[.B34] = 1;[.D34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3-05" calcext:value-type="date">
            <text:p>5.03.2021</text:p>
          </table:table-cell>
          <table:table-cell office:value-type="float" office:value="3340" calcext:value-type="float">
            <text:p>3340</text:p>
          </table:table-cell>
          <table:table-cell table:formula="of:=IF([.B36]-[.B35] = 1;[.D35]+1;1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3-07" calcext:value-type="date">
            <text:p>7.03.2021</text:p>
          </table:table-cell>
          <table:table-cell office:value-type="float" office:value="5310" calcext:value-type="float">
            <text:p>5310</text:p>
          </table:table-cell>
          <table:table-cell table:formula="of:=IF([.B37]-[.B36] = 1;[.D36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3-08" calcext:value-type="date">
            <text:p>8.03.2021</text:p>
          </table:table-cell>
          <table:table-cell office:value-type="float" office:value="9130" calcext:value-type="float">
            <text:p>9130</text:p>
          </table:table-cell>
          <table:table-cell table:formula="of:=IF([.B38]-[.B37] = 1;[.D37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3-09" calcext:value-type="date">
            <text:p>9.03.2021</text:p>
          </table:table-cell>
          <table:table-cell office:value-type="float" office:value="1920" calcext:value-type="float">
            <text:p>1920</text:p>
          </table:table-cell>
          <table:table-cell table:formula="of:=IF([.B39]-[.B38] = 1;[.D38]+1;1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3-12" calcext:value-type="date">
            <text:p>12.03.2021</text:p>
          </table:table-cell>
          <table:table-cell office:value-type="float" office:value="820" calcext:value-type="float">
            <text:p>820</text:p>
          </table:table-cell>
          <table:table-cell table:formula="of:=IF([.B40]-[.B39] = 1;[.D39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3-13" calcext:value-type="date">
            <text:p>13.03.2021</text:p>
          </table:table-cell>
          <table:table-cell office:value-type="float" office:value="5220" calcext:value-type="float">
            <text:p>5220</text:p>
          </table:table-cell>
          <table:table-cell table:formula="of:=IF([.B41]-[.B40] = 1;[.D40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3-15" calcext:value-type="date">
            <text:p>15.03.2021</text:p>
          </table:table-cell>
          <table:table-cell office:value-type="float" office:value="6860" calcext:value-type="float">
            <text:p>6860</text:p>
          </table:table-cell>
          <table:table-cell table:formula="of:=IF([.B42]-[.B41] = 1;[.D41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3-16" calcext:value-type="date">
            <text:p>16.03.2021</text:p>
          </table:table-cell>
          <table:table-cell office:value-type="float" office:value="2020" calcext:value-type="float">
            <text:p>2020</text:p>
          </table:table-cell>
          <table:table-cell table:formula="of:=IF([.B43]-[.B42] = 1;[.D42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3-17" calcext:value-type="date">
            <text:p>17.03.2021</text:p>
          </table:table-cell>
          <table:table-cell office:value-type="float" office:value="9720" calcext:value-type="float">
            <text:p>9720</text:p>
          </table:table-cell>
          <table:table-cell table:formula="of:=IF([.B44]-[.B43] = 1;[.D43]+1;1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3-18" calcext:value-type="date">
            <text:p>18.03.2021</text:p>
          </table:table-cell>
          <table:table-cell office:value-type="float" office:value="6780" calcext:value-type="float">
            <text:p>6780</text:p>
          </table:table-cell>
          <table:table-cell table:formula="of:=IF([.B45]-[.B44] = 1;[.D44]+1;1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3-20" calcext:value-type="date">
            <text:p>20.03.2021</text:p>
          </table:table-cell>
          <table:table-cell office:value-type="float" office:value="9410" calcext:value-type="float">
            <text:p>9410</text:p>
          </table:table-cell>
          <table:table-cell table:formula="of:=IF([.B46]-[.B45] = 1;[.D45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3-21" calcext:value-type="date">
            <text:p>21.03.2021</text:p>
          </table:table-cell>
          <table:table-cell office:value-type="float" office:value="2480" calcext:value-type="float">
            <text:p>2480</text:p>
          </table:table-cell>
          <table:table-cell table:formula="of:=IF([.B47]-[.B46] = 1;[.D46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3-22" calcext:value-type="date">
            <text:p>22.03.2021</text:p>
          </table:table-cell>
          <table:table-cell office:value-type="float" office:value="860" calcext:value-type="float">
            <text:p>860</text:p>
          </table:table-cell>
          <table:table-cell table:formula="of:=IF([.B48]-[.B47] = 1;[.D47]+1;1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3-24" calcext:value-type="date">
            <text:p>24.03.2021</text:p>
          </table:table-cell>
          <table:table-cell office:value-type="float" office:value="8300" calcext:value-type="float">
            <text:p>8300</text:p>
          </table:table-cell>
          <table:table-cell table:formula="of:=IF([.B49]-[.B48] = 1;[.D48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3-26" calcext:value-type="date">
            <text:p>26.03.2021</text:p>
          </table:table-cell>
          <table:table-cell office:value-type="float" office:value="1300" calcext:value-type="float">
            <text:p>1300</text:p>
          </table:table-cell>
          <table:table-cell table:formula="of:=IF([.B50]-[.B49] = 1;[.D49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3-28" calcext:value-type="date">
            <text:p>28.03.2021</text:p>
          </table:table-cell>
          <table:table-cell office:value-type="float" office:value="1460" calcext:value-type="float">
            <text:p>1460</text:p>
          </table:table-cell>
          <table:table-cell table:formula="of:=IF([.B51]-[.B50] = 1;[.D50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3-29" calcext:value-type="date">
            <text:p>29.03.2021</text:p>
          </table:table-cell>
          <table:table-cell office:value-type="float" office:value="8090" calcext:value-type="float">
            <text:p>8090</text:p>
          </table:table-cell>
          <table:table-cell table:formula="of:=IF([.B52]-[.B51] = 1;[.D51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3-30" calcext:value-type="date">
            <text:p>30.03.2021</text:p>
          </table:table-cell>
          <table:table-cell office:value-type="float" office:value="4230" calcext:value-type="float">
            <text:p>4230</text:p>
          </table:table-cell>
          <table:table-cell table:formula="of:=IF([.B53]-[.B52] = 1;[.D52]+1;1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4-01" calcext:value-type="date">
            <text:p>1.04.2021</text:p>
          </table:table-cell>
          <table:table-cell office:value-type="float" office:value="3540" calcext:value-type="float">
            <text:p>3540</text:p>
          </table:table-cell>
          <table:table-cell table:formula="of:=IF([.B54]-[.B53] = 1;[.D53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4-02" calcext:value-type="date">
            <text:p>2.04.2021</text:p>
          </table:table-cell>
          <table:table-cell office:value-type="float" office:value="4560" calcext:value-type="float">
            <text:p>4560</text:p>
          </table:table-cell>
          <table:table-cell table:formula="of:=IF([.B55]-[.B54] = 1;[.D54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4-06" calcext:value-type="date">
            <text:p>6.04.2021</text:p>
          </table:table-cell>
          <table:table-cell office:value-type="float" office:value="7100" calcext:value-type="float">
            <text:p>7100</text:p>
          </table:table-cell>
          <table:table-cell table:formula="of:=IF([.B56]-[.B55] = 1;[.D55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4-07" calcext:value-type="date">
            <text:p>7.04.2021</text:p>
          </table:table-cell>
          <table:table-cell office:value-type="float" office:value="7650" calcext:value-type="float">
            <text:p>7650</text:p>
          </table:table-cell>
          <table:table-cell table:formula="of:=IF([.B57]-[.B56] = 1;[.D56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4-08" calcext:value-type="date">
            <text:p>8.04.2021</text:p>
          </table:table-cell>
          <table:table-cell office:value-type="float" office:value="8230" calcext:value-type="float">
            <text:p>8230</text:p>
          </table:table-cell>
          <table:table-cell table:formula="of:=IF([.B58]-[.B57] = 1;[.D57]+1;1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4-09" calcext:value-type="date">
            <text:p>9.04.2021</text:p>
          </table:table-cell>
          <table:table-cell office:value-type="float" office:value="9980" calcext:value-type="float">
            <text:p>9980</text:p>
          </table:table-cell>
          <table:table-cell table:formula="of:=IF([.B59]-[.B58] = 1;[.D58]+1;1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4-12" calcext:value-type="date">
            <text:p>12.04.2021</text:p>
          </table:table-cell>
          <table:table-cell office:value-type="float" office:value="4460" calcext:value-type="float">
            <text:p>4460</text:p>
          </table:table-cell>
          <table:table-cell table:formula="of:=IF([.B60]-[.B59] = 1;[.D59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4-14" calcext:value-type="date">
            <text:p>14.04.2021</text:p>
          </table:table-cell>
          <table:table-cell office:value-type="float" office:value="6780" calcext:value-type="float">
            <text:p>6780</text:p>
          </table:table-cell>
          <table:table-cell table:formula="of:=IF([.B61]-[.B60] = 1;[.D60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4-15" calcext:value-type="date">
            <text:p>15.04.2021</text:p>
          </table:table-cell>
          <table:table-cell office:value-type="float" office:value="6720" calcext:value-type="float">
            <text:p>6720</text:p>
          </table:table-cell>
          <table:table-cell table:formula="of:=IF([.B62]-[.B61] = 1;[.D61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4-16" calcext:value-type="date">
            <text:p>16.04.2021</text:p>
          </table:table-cell>
          <table:table-cell office:value-type="float" office:value="1000" calcext:value-type="float">
            <text:p>1000</text:p>
          </table:table-cell>
          <table:table-cell table:formula="of:=IF([.B63]-[.B62] = 1;[.D62]+1;1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4-17" calcext:value-type="date">
            <text:p>17.04.2021</text:p>
          </table:table-cell>
          <table:table-cell office:value-type="float" office:value="1800" calcext:value-type="float">
            <text:p>1800</text:p>
          </table:table-cell>
          <table:table-cell table:formula="of:=IF([.B64]-[.B63] = 1;[.D63]+1;1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4-18" calcext:value-type="date">
            <text:p>18.04.2021</text:p>
          </table:table-cell>
          <table:table-cell office:value-type="float" office:value="6470" calcext:value-type="float">
            <text:p>6470</text:p>
          </table:table-cell>
          <table:table-cell table:formula="of:=IF([.B65]-[.B64] = 1;[.D64]+1;1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4-19" calcext:value-type="date">
            <text:p>19.04.2021</text:p>
          </table:table-cell>
          <table:table-cell office:value-type="float" office:value="5220" calcext:value-type="float">
            <text:p>5220</text:p>
          </table:table-cell>
          <table:table-cell table:formula="of:=IF([.B66]-[.B65] = 1;[.D65]+1;1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4-21" calcext:value-type="date">
            <text:p>21.04.2021</text:p>
          </table:table-cell>
          <table:table-cell office:value-type="float" office:value="4140" calcext:value-type="float">
            <text:p>4140</text:p>
          </table:table-cell>
          <table:table-cell table:formula="of:=IF([.B67]-[.B66] = 1;[.D66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4-23" calcext:value-type="date">
            <text:p>23.04.2021</text:p>
          </table:table-cell>
          <table:table-cell office:value-type="float" office:value="950" calcext:value-type="float">
            <text:p>950</text:p>
          </table:table-cell>
          <table:table-cell table:formula="of:=IF([.B68]-[.B67] = 1;[.D67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4-25" calcext:value-type="date">
            <text:p>25.04.2021</text:p>
          </table:table-cell>
          <table:table-cell office:value-type="float" office:value="8060" calcext:value-type="float">
            <text:p>8060</text:p>
          </table:table-cell>
          <table:table-cell table:formula="of:=IF([.B69]-[.B68] = 1;[.D68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4-28" calcext:value-type="date">
            <text:p>28.04.2021</text:p>
          </table:table-cell>
          <table:table-cell office:value-type="float" office:value="9390" calcext:value-type="float">
            <text:p>9390</text:p>
          </table:table-cell>
          <table:table-cell table:formula="of:=IF([.B70]-[.B69] = 1;[.D69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4-30" calcext:value-type="date">
            <text:p>30.04.2021</text:p>
          </table:table-cell>
          <table:table-cell office:value-type="float" office:value="4880" calcext:value-type="float">
            <text:p>4880</text:p>
          </table:table-cell>
          <table:table-cell table:formula="of:=IF([.B71]-[.B70] = 1;[.D70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5-01" calcext:value-type="date">
            <text:p>1.05.2021</text:p>
          </table:table-cell>
          <table:table-cell office:value-type="float" office:value="3980" calcext:value-type="float">
            <text:p>3980</text:p>
          </table:table-cell>
          <table:table-cell table:formula="of:=IF([.B72]-[.B71] = 1;[.D71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5-02" calcext:value-type="date">
            <text:p>2.05.2021</text:p>
          </table:table-cell>
          <table:table-cell office:value-type="float" office:value="3980" calcext:value-type="float">
            <text:p>3980</text:p>
          </table:table-cell>
          <table:table-cell table:formula="of:=IF([.B73]-[.B72] = 1;[.D72]+1;1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5-05" calcext:value-type="date">
            <text:p>5.05.2021</text:p>
          </table:table-cell>
          <table:table-cell office:value-type="float" office:value="3070" calcext:value-type="float">
            <text:p>3070</text:p>
          </table:table-cell>
          <table:table-cell table:formula="of:=IF([.B74]-[.B73] = 1;[.D73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5-06" calcext:value-type="date">
            <text:p>6.05.2021</text:p>
          </table:table-cell>
          <table:table-cell office:value-type="float" office:value="1950" calcext:value-type="float">
            <text:p>1950</text:p>
          </table:table-cell>
          <table:table-cell table:formula="of:=IF([.B75]-[.B74] = 1;[.D74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5-07" calcext:value-type="date">
            <text:p>7.05.2021</text:p>
          </table:table-cell>
          <table:table-cell office:value-type="float" office:value="9810" calcext:value-type="float">
            <text:p>9810</text:p>
          </table:table-cell>
          <table:table-cell table:formula="of:=IF([.B76]-[.B75] = 1;[.D75]+1;1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5-08" calcext:value-type="date">
            <text:p>8.05.2021</text:p>
          </table:table-cell>
          <table:table-cell office:value-type="float" office:value="7270" calcext:value-type="float">
            <text:p>7270</text:p>
          </table:table-cell>
          <table:table-cell table:formula="of:=IF([.B77]-[.B76] = 1;[.D76]+1;1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5-09" calcext:value-type="date">
            <text:p>9.05.2021</text:p>
          </table:table-cell>
          <table:table-cell office:value-type="float" office:value="5440" calcext:value-type="float">
            <text:p>5440</text:p>
          </table:table-cell>
          <table:table-cell table:formula="of:=IF([.B78]-[.B77] = 1;[.D77]+1;1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5-13" calcext:value-type="date">
            <text:p>13.05.2021</text:p>
          </table:table-cell>
          <table:table-cell office:value-type="float" office:value="600" calcext:value-type="float">
            <text:p>600</text:p>
          </table:table-cell>
          <table:table-cell table:formula="of:=IF([.B79]-[.B78] = 1;[.D78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5-14" calcext:value-type="date">
            <text:p>14.05.2021</text:p>
          </table:table-cell>
          <table:table-cell office:value-type="float" office:value="1170" calcext:value-type="float">
            <text:p>1170</text:p>
          </table:table-cell>
          <table:table-cell table:formula="of:=IF([.B80]-[.B79] = 1;[.D79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5-16" calcext:value-type="date">
            <text:p>16.05.2021</text:p>
          </table:table-cell>
          <table:table-cell office:value-type="float" office:value="1200" calcext:value-type="float">
            <text:p>1200</text:p>
          </table:table-cell>
          <table:table-cell table:formula="of:=IF([.B81]-[.B80] = 1;[.D80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5-17" calcext:value-type="date">
            <text:p>17.05.2021</text:p>
          </table:table-cell>
          <table:table-cell office:value-type="float" office:value="2210" calcext:value-type="float">
            <text:p>2210</text:p>
          </table:table-cell>
          <table:table-cell table:formula="of:=IF([.B82]-[.B81] = 1;[.D81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5-18" calcext:value-type="date">
            <text:p>18.05.2021</text:p>
          </table:table-cell>
          <table:table-cell office:value-type="float" office:value="1170" calcext:value-type="float">
            <text:p>1170</text:p>
          </table:table-cell>
          <table:table-cell table:formula="of:=IF([.B83]-[.B82] = 1;[.D82]+1;1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5-19" calcext:value-type="date">
            <text:p>19.05.2021</text:p>
          </table:table-cell>
          <table:table-cell office:value-type="float" office:value="4470" calcext:value-type="float">
            <text:p>4470</text:p>
          </table:table-cell>
          <table:table-cell table:formula="of:=IF([.B84]-[.B83] = 1;[.D83]+1;1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5-20" calcext:value-type="date">
            <text:p>20.05.2021</text:p>
          </table:table-cell>
          <table:table-cell office:value-type="float" office:value="2250" calcext:value-type="float">
            <text:p>2250</text:p>
          </table:table-cell>
          <table:table-cell table:formula="of:=IF([.B85]-[.B84] = 1;[.D84]+1;1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5-23" calcext:value-type="date">
            <text:p>23.05.2021</text:p>
          </table:table-cell>
          <table:table-cell office:value-type="float" office:value="4700" calcext:value-type="float">
            <text:p>4700</text:p>
          </table:table-cell>
          <table:table-cell table:formula="of:=IF([.B86]-[.B85] = 1;[.D85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5-24" calcext:value-type="date">
            <text:p>24.05.2021</text:p>
          </table:table-cell>
          <table:table-cell office:value-type="float" office:value="1830" calcext:value-type="float">
            <text:p>1830</text:p>
          </table:table-cell>
          <table:table-cell table:formula="of:=IF([.B87]-[.B86] = 1;[.D86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5-26" calcext:value-type="date">
            <text:p>26.05.2021</text:p>
          </table:table-cell>
          <table:table-cell office:value-type="float" office:value="4560" calcext:value-type="float">
            <text:p>4560</text:p>
          </table:table-cell>
          <table:table-cell table:formula="of:=IF([.B88]-[.B87] = 1;[.D87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5-27" calcext:value-type="date">
            <text:p>27.05.2021</text:p>
          </table:table-cell>
          <table:table-cell office:value-type="float" office:value="3110" calcext:value-type="float">
            <text:p>3110</text:p>
          </table:table-cell>
          <table:table-cell table:formula="of:=IF([.B89]-[.B88] = 1;[.D88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5-28" calcext:value-type="date">
            <text:p>28.05.2021</text:p>
          </table:table-cell>
          <table:table-cell office:value-type="float" office:value="9220" calcext:value-type="float">
            <text:p>9220</text:p>
          </table:table-cell>
          <table:table-cell table:formula="of:=IF([.B90]-[.B89] = 1;[.D89]+1;1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5-29" calcext:value-type="date">
            <text:p>29.05.2021</text:p>
          </table:table-cell>
          <table:table-cell office:value-type="float" office:value="9740" calcext:value-type="float">
            <text:p>9740</text:p>
          </table:table-cell>
          <table:table-cell table:formula="of:=IF([.B91]-[.B90] = 1;[.D90]+1;1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5-30" calcext:value-type="date">
            <text:p>30.05.2021</text:p>
          </table:table-cell>
          <table:table-cell office:value-type="float" office:value="4500" calcext:value-type="float">
            <text:p>4500</text:p>
          </table:table-cell>
          <table:table-cell table:formula="of:=IF([.B92]-[.B91] = 1;[.D91]+1;1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5-31" calcext:value-type="date">
            <text:p>31.05.2021</text:p>
          </table:table-cell>
          <table:table-cell office:value-type="float" office:value="9960" calcext:value-type="float">
            <text:p>9960</text:p>
          </table:table-cell>
          <table:table-cell table:formula="of:=IF([.B93]-[.B92] = 1;[.D92]+1;1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6-03" calcext:value-type="date">
            <text:p>3.06.2021</text:p>
          </table:table-cell>
          <table:table-cell office:value-type="float" office:value="5030" calcext:value-type="float">
            <text:p>5030</text:p>
          </table:table-cell>
          <table:table-cell table:formula="of:=IF([.B94]-[.B93] = 1;[.D93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6-05" calcext:value-type="date">
            <text:p>5.06.2021</text:p>
          </table:table-cell>
          <table:table-cell office:value-type="float" office:value="5490" calcext:value-type="float">
            <text:p>5490</text:p>
          </table:table-cell>
          <table:table-cell table:formula="of:=IF([.B95]-[.B94] = 1;[.D94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6-06" calcext:value-type="date">
            <text:p>6.06.2021</text:p>
          </table:table-cell>
          <table:table-cell office:value-type="float" office:value="6790" calcext:value-type="float">
            <text:p>6790</text:p>
          </table:table-cell>
          <table:table-cell table:formula="of:=IF([.B96]-[.B95] = 1;[.D95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6-07" calcext:value-type="date">
            <text:p>7.06.2021</text:p>
          </table:table-cell>
          <table:table-cell office:value-type="float" office:value="5530" calcext:value-type="float">
            <text:p>5530</text:p>
          </table:table-cell>
          <table:table-cell table:formula="of:=IF([.B97]-[.B96] = 1;[.D96]+1;1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6-09" calcext:value-type="date">
            <text:p>9.06.2021</text:p>
          </table:table-cell>
          <table:table-cell office:value-type="float" office:value="5550" calcext:value-type="float">
            <text:p>5550</text:p>
          </table:table-cell>
          <table:table-cell table:formula="of:=IF([.B98]-[.B97] = 1;[.D97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6-10" calcext:value-type="date">
            <text:p>10.06.2021</text:p>
          </table:table-cell>
          <table:table-cell office:value-type="float" office:value="4330" calcext:value-type="float">
            <text:p>4330</text:p>
          </table:table-cell>
          <table:table-cell table:formula="of:=IF([.B99]-[.B98] = 1;[.D98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6-12" calcext:value-type="date">
            <text:p>12.06.2021</text:p>
          </table:table-cell>
          <table:table-cell office:value-type="float" office:value="2240" calcext:value-type="float">
            <text:p>2240</text:p>
          </table:table-cell>
          <table:table-cell table:formula="of:=IF([.B100]-[.B99] = 1;[.D99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6-13" calcext:value-type="date">
            <text:p>13.06.2021</text:p>
          </table:table-cell>
          <table:table-cell office:value-type="float" office:value="1810" calcext:value-type="float">
            <text:p>1810</text:p>
          </table:table-cell>
          <table:table-cell table:formula="of:=IF([.B101]-[.B100] = 1;[.D100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6-14" calcext:value-type="date">
            <text:p>14.06.2021</text:p>
          </table:table-cell>
          <table:table-cell office:value-type="float" office:value="1230" calcext:value-type="float">
            <text:p>1230</text:p>
          </table:table-cell>
          <table:table-cell table:formula="of:=IF([.B102]-[.B101] = 1;[.D101]+1;1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6-16" calcext:value-type="date">
            <text:p>16.06.2021</text:p>
          </table:table-cell>
          <table:table-cell office:value-type="float" office:value="3020" calcext:value-type="float">
            <text:p>3020</text:p>
          </table:table-cell>
          <table:table-cell table:formula="of:=IF([.B103]-[.B102] = 1;[.D102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6-17" calcext:value-type="date">
            <text:p>17.06.2021</text:p>
          </table:table-cell>
          <table:table-cell office:value-type="float" office:value="4180" calcext:value-type="float">
            <text:p>4180</text:p>
          </table:table-cell>
          <table:table-cell table:formula="of:=IF([.B104]-[.B103] = 1;[.D103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6-18" calcext:value-type="date">
            <text:p>18.06.2021</text:p>
          </table:table-cell>
          <table:table-cell office:value-type="float" office:value="9420" calcext:value-type="float">
            <text:p>9420</text:p>
          </table:table-cell>
          <table:table-cell table:formula="of:=IF([.B105]-[.B104] = 1;[.D104]+1;1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6-20" calcext:value-type="date">
            <text:p>20.06.2021</text:p>
          </table:table-cell>
          <table:table-cell office:value-type="float" office:value="1060" calcext:value-type="float">
            <text:p>1060</text:p>
          </table:table-cell>
          <table:table-cell table:formula="of:=IF([.B106]-[.B105] = 1;[.D105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6-27" calcext:value-type="date">
            <text:p>27.06.2021</text:p>
          </table:table-cell>
          <table:table-cell office:value-type="float" office:value="9010" calcext:value-type="float">
            <text:p>9010</text:p>
          </table:table-cell>
          <table:table-cell table:formula="of:=IF([.B107]-[.B106] = 1;[.D106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6-29" calcext:value-type="date">
            <text:p>29.06.2021</text:p>
          </table:table-cell>
          <table:table-cell office:value-type="float" office:value="2910" calcext:value-type="float">
            <text:p>2910</text:p>
          </table:table-cell>
          <table:table-cell table:formula="of:=IF([.B108]-[.B107] = 1;[.D107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7-01" calcext:value-type="date">
            <text:p>1.07.2021</text:p>
          </table:table-cell>
          <table:table-cell office:value-type="float" office:value="1740" calcext:value-type="float">
            <text:p>1740</text:p>
          </table:table-cell>
          <table:table-cell table:formula="of:=IF([.B109]-[.B108] = 1;[.D108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7-03" calcext:value-type="date">
            <text:p>3.07.2021</text:p>
          </table:table-cell>
          <table:table-cell office:value-type="float" office:value="4600" calcext:value-type="float">
            <text:p>4600</text:p>
          </table:table-cell>
          <table:table-cell table:formula="of:=IF([.B110]-[.B109] = 1;[.D109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7-05" calcext:value-type="date">
            <text:p>5.07.2021</text:p>
          </table:table-cell>
          <table:table-cell office:value-type="float" office:value="2650" calcext:value-type="float">
            <text:p>2650</text:p>
          </table:table-cell>
          <table:table-cell table:formula="of:=IF([.B111]-[.B110] = 1;[.D110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7-06" calcext:value-type="date">
            <text:p>6.07.2021</text:p>
          </table:table-cell>
          <table:table-cell office:value-type="float" office:value="4460" calcext:value-type="float">
            <text:p>4460</text:p>
          </table:table-cell>
          <table:table-cell table:formula="of:=IF([.B112]-[.B111] = 1;[.D111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7-07" calcext:value-type="date">
            <text:p>7.07.2021</text:p>
          </table:table-cell>
          <table:table-cell office:value-type="float" office:value="9670" calcext:value-type="float">
            <text:p>9670</text:p>
          </table:table-cell>
          <table:table-cell table:formula="of:=IF([.B113]-[.B112] = 1;[.D112]+1;1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7-08" calcext:value-type="date">
            <text:p>8.07.2021</text:p>
          </table:table-cell>
          <table:table-cell office:value-type="float" office:value="2030" calcext:value-type="float">
            <text:p>2030</text:p>
          </table:table-cell>
          <table:table-cell table:formula="of:=IF([.B114]-[.B113] = 1;[.D113]+1;1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7-09" calcext:value-type="date">
            <text:p>9.07.2021</text:p>
          </table:table-cell>
          <table:table-cell office:value-type="float" office:value="9280" calcext:value-type="float">
            <text:p>9280</text:p>
          </table:table-cell>
          <table:table-cell table:formula="of:=IF([.B115]-[.B114] = 1;[.D114]+1;1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7-11" calcext:value-type="date">
            <text:p>11.07.2021</text:p>
          </table:table-cell>
          <table:table-cell office:value-type="float" office:value="4170" calcext:value-type="float">
            <text:p>4170</text:p>
          </table:table-cell>
          <table:table-cell table:formula="of:=IF([.B116]-[.B115] = 1;[.D115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7-12" calcext:value-type="date">
            <text:p>12.07.2021</text:p>
          </table:table-cell>
          <table:table-cell office:value-type="float" office:value="6110" calcext:value-type="float">
            <text:p>6110</text:p>
          </table:table-cell>
          <table:table-cell table:formula="of:=IF([.B117]-[.B116] = 1;[.D116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7-13" calcext:value-type="date">
            <text:p>13.07.2021</text:p>
          </table:table-cell>
          <table:table-cell office:value-type="float" office:value="6930" calcext:value-type="float">
            <text:p>6930</text:p>
          </table:table-cell>
          <table:table-cell table:formula="of:=IF([.B118]-[.B117] = 1;[.D117]+1;1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7-15" calcext:value-type="date">
            <text:p>15.07.2021</text:p>
          </table:table-cell>
          <table:table-cell office:value-type="float" office:value="9850" calcext:value-type="float">
            <text:p>9850</text:p>
          </table:table-cell>
          <table:table-cell table:formula="of:=IF([.B119]-[.B118] = 1;[.D118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7-16" calcext:value-type="date">
            <text:p>16.07.2021</text:p>
          </table:table-cell>
          <table:table-cell office:value-type="float" office:value="8950" calcext:value-type="float">
            <text:p>8950</text:p>
          </table:table-cell>
          <table:table-cell table:formula="of:=IF([.B120]-[.B119] = 1;[.D119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7-17" calcext:value-type="date">
            <text:p>17.07.2021</text:p>
          </table:table-cell>
          <table:table-cell office:value-type="float" office:value="4680" calcext:value-type="float">
            <text:p>4680</text:p>
          </table:table-cell>
          <table:table-cell table:formula="of:=IF([.B121]-[.B120] = 1;[.D120]+1;1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7-19" calcext:value-type="date">
            <text:p>19.07.2021</text:p>
          </table:table-cell>
          <table:table-cell office:value-type="float" office:value="5870" calcext:value-type="float">
            <text:p>5870</text:p>
          </table:table-cell>
          <table:table-cell table:formula="of:=IF([.B122]-[.B121] = 1;[.D121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7-20" calcext:value-type="date">
            <text:p>20.07.2021</text:p>
          </table:table-cell>
          <table:table-cell office:value-type="float" office:value="1500" calcext:value-type="float">
            <text:p>1500</text:p>
          </table:table-cell>
          <table:table-cell table:formula="of:=IF([.B123]-[.B122] = 1;[.D122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7-21" calcext:value-type="date">
            <text:p>21.07.2021</text:p>
          </table:table-cell>
          <table:table-cell office:value-type="float" office:value="2150" calcext:value-type="float">
            <text:p>2150</text:p>
          </table:table-cell>
          <table:table-cell table:formula="of:=IF([.B124]-[.B123] = 1;[.D123]+1;1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7-22" calcext:value-type="date">
            <text:p>22.07.2021</text:p>
          </table:table-cell>
          <table:table-cell office:value-type="float" office:value="1560" calcext:value-type="float">
            <text:p>1560</text:p>
          </table:table-cell>
          <table:table-cell table:formula="of:=IF([.B125]-[.B124] = 1;[.D124]+1;1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7-23" calcext:value-type="date">
            <text:p>23.07.2021</text:p>
          </table:table-cell>
          <table:table-cell office:value-type="float" office:value="8550" calcext:value-type="float">
            <text:p>8550</text:p>
          </table:table-cell>
          <table:table-cell table:formula="of:=IF([.B126]-[.B125] = 1;[.D125]+1;1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7-24" calcext:value-type="date">
            <text:p>24.07.2021</text:p>
          </table:table-cell>
          <table:table-cell office:value-type="float" office:value="8020" calcext:value-type="float">
            <text:p>8020</text:p>
          </table:table-cell>
          <table:table-cell table:formula="of:=IF([.B127]-[.B126] = 1;[.D126]+1;1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7-25" calcext:value-type="date">
            <text:p>25.07.2021</text:p>
          </table:table-cell>
          <table:table-cell office:value-type="float" office:value="2730" calcext:value-type="float">
            <text:p>2730</text:p>
          </table:table-cell>
          <table:table-cell table:formula="of:=IF([.B128]-[.B127] = 1;[.D127]+1;1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7-28" calcext:value-type="date">
            <text:p>28.07.2021</text:p>
          </table:table-cell>
          <table:table-cell office:value-type="float" office:value="780" calcext:value-type="float">
            <text:p>780</text:p>
          </table:table-cell>
          <table:table-cell table:formula="of:=IF([.B129]-[.B128] = 1;[.D128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7-29" calcext:value-type="date">
            <text:p>29.07.2021</text:p>
          </table:table-cell>
          <table:table-cell office:value-type="float" office:value="330" calcext:value-type="float">
            <text:p>330</text:p>
          </table:table-cell>
          <table:table-cell table:formula="of:=IF([.B130]-[.B129] = 1;[.D129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7-30" calcext:value-type="date">
            <text:p>30.07.2021</text:p>
          </table:table-cell>
          <table:table-cell office:value-type="float" office:value="5660" calcext:value-type="float">
            <text:p>5660</text:p>
          </table:table-cell>
          <table:table-cell table:formula="of:=IF([.B131]-[.B130] = 1;[.D130]+1;1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7-31" calcext:value-type="date">
            <text:p>31.07.2021</text:p>
          </table:table-cell>
          <table:table-cell office:value-type="float" office:value="4200" calcext:value-type="float">
            <text:p>4200</text:p>
          </table:table-cell>
          <table:table-cell table:formula="of:=IF([.B132]-[.B131] = 1;[.D131]+1;1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8-01" calcext:value-type="date">
            <text:p>1.08.2021</text:p>
          </table:table-cell>
          <table:table-cell office:value-type="float" office:value="4200" calcext:value-type="float">
            <text:p>4200</text:p>
          </table:table-cell>
          <table:table-cell table:formula="of:=IF([.B133]-[.B132] = 1;[.D132]+1;1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8-02" calcext:value-type="date">
            <text:p>2.08.2021</text:p>
          </table:table-cell>
          <table:table-cell office:value-type="float" office:value="6110" calcext:value-type="float">
            <text:p>6110</text:p>
          </table:table-cell>
          <table:table-cell table:formula="of:=IF([.B134]-[.B133] = 1;[.D133]+1;1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8-08" calcext:value-type="date">
            <text:p>8.08.2021</text:p>
          </table:table-cell>
          <table:table-cell office:value-type="float" office:value="5280" calcext:value-type="float">
            <text:p>5280</text:p>
          </table:table-cell>
          <table:table-cell table:formula="of:=IF([.B135]-[.B134] = 1;[.D134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8-11" calcext:value-type="date">
            <text:p>11.08.2021</text:p>
          </table:table-cell>
          <table:table-cell office:value-type="float" office:value="8110" calcext:value-type="float">
            <text:p>8110</text:p>
          </table:table-cell>
          <table:table-cell table:formula="of:=IF([.B136]-[.B135] = 1;[.D135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8-14" calcext:value-type="date">
            <text:p>14.08.2021</text:p>
          </table:table-cell>
          <table:table-cell office:value-type="float" office:value="6500" calcext:value-type="float">
            <text:p>6500</text:p>
          </table:table-cell>
          <table:table-cell table:formula="of:=IF([.B137]-[.B136] = 1;[.D136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8-15" calcext:value-type="date">
            <text:p>15.08.2021</text:p>
          </table:table-cell>
          <table:table-cell office:value-type="float" office:value="5430" calcext:value-type="float">
            <text:p>5430</text:p>
          </table:table-cell>
          <table:table-cell table:formula="of:=IF([.B138]-[.B137] = 1;[.D137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8-16" calcext:value-type="date">
            <text:p>16.08.2021</text:p>
          </table:table-cell>
          <table:table-cell office:value-type="float" office:value="3000" calcext:value-type="float">
            <text:p>3000</text:p>
          </table:table-cell>
          <table:table-cell table:formula="of:=IF([.B139]-[.B138] = 1;[.D138]+1;1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8-17" calcext:value-type="date">
            <text:p>17.08.2021</text:p>
          </table:table-cell>
          <table:table-cell office:value-type="float" office:value="2510" calcext:value-type="float">
            <text:p>2510</text:p>
          </table:table-cell>
          <table:table-cell table:formula="of:=IF([.B140]-[.B139] = 1;[.D139]+1;1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8-20" calcext:value-type="date">
            <text:p>20.08.2021</text:p>
          </table:table-cell>
          <table:table-cell office:value-type="float" office:value="3060" calcext:value-type="float">
            <text:p>3060</text:p>
          </table:table-cell>
          <table:table-cell table:formula="of:=IF([.B141]-[.B140] = 1;[.D140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8-22" calcext:value-type="date">
            <text:p>22.08.2021</text:p>
          </table:table-cell>
          <table:table-cell office:value-type="float" office:value="4530" calcext:value-type="float">
            <text:p>4530</text:p>
          </table:table-cell>
          <table:table-cell table:formula="of:=IF([.B142]-[.B141] = 1;[.D141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6400" calcext:value-type="float">
            <text:p>6400</text:p>
          </table:table-cell>
          <table:table-cell table:formula="of:=IF([.B143]-[.B142] = 1;[.D142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1870" calcext:value-type="float">
            <text:p>1870</text:p>
          </table:table-cell>
          <table:table-cell table:formula="of:=IF([.B144]-[.B143] = 1;[.D143]+1;1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8890" calcext:value-type="float">
            <text:p>8890</text:p>
          </table:table-cell>
          <table:table-cell table:formula="of:=IF([.B145]-[.B144] = 1;[.D144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6730" calcext:value-type="float">
            <text:p>6730</text:p>
          </table:table-cell>
          <table:table-cell table:formula="of:=IF([.B146]-[.B145] = 1;[.D145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7060" calcext:value-type="float">
            <text:p>7060</text:p>
          </table:table-cell>
          <table:table-cell table:formula="of:=IF([.B147]-[.B146] = 1;[.D146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4560" calcext:value-type="float">
            <text:p>4560</text:p>
          </table:table-cell>
          <table:table-cell table:formula="of:=IF([.B148]-[.B147] = 1;[.D147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9-01" calcext:value-type="date">
            <text:p>1.09.2021</text:p>
          </table:table-cell>
          <table:table-cell office:value-type="float" office:value="4620" calcext:value-type="float">
            <text:p>4620</text:p>
          </table:table-cell>
          <table:table-cell table:formula="of:=IF([.B149]-[.B148] = 1;[.D148]+1;1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9-02" calcext:value-type="date">
            <text:p>2.09.2021</text:p>
          </table:table-cell>
          <table:table-cell office:value-type="float" office:value="6920" calcext:value-type="float">
            <text:p>6920</text:p>
          </table:table-cell>
          <table:table-cell table:formula="of:=IF([.B150]-[.B149] = 1;[.D149]+1;1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9-03" calcext:value-type="date">
            <text:p>3.09.2021</text:p>
          </table:table-cell>
          <table:table-cell office:value-type="float" office:value="1160" calcext:value-type="float">
            <text:p>1160</text:p>
          </table:table-cell>
          <table:table-cell table:formula="of:=IF([.B151]-[.B150] = 1;[.D150]+1;1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9-09" calcext:value-type="date">
            <text:p>9.09.2021</text:p>
          </table:table-cell>
          <table:table-cell office:value-type="float" office:value="6620" calcext:value-type="float">
            <text:p>6620</text:p>
          </table:table-cell>
          <table:table-cell table:formula="of:=IF([.B152]-[.B151] = 1;[.D151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1970" calcext:value-type="float">
            <text:p>1970</text:p>
          </table:table-cell>
          <table:table-cell table:formula="of:=IF([.B153]-[.B152] = 1;[.D152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5210" calcext:value-type="float">
            <text:p>5210</text:p>
          </table:table-cell>
          <table:table-cell table:formula="of:=IF([.B154]-[.B153] = 1;[.D153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8230" calcext:value-type="float">
            <text:p>8230</text:p>
          </table:table-cell>
          <table:table-cell table:formula="of:=IF([.B155]-[.B154] = 1;[.D154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9580" calcext:value-type="float">
            <text:p>9580</text:p>
          </table:table-cell>
          <table:table-cell table:formula="of:=IF([.B156]-[.B155] = 1;[.D155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7580" calcext:value-type="float">
            <text:p>7580</text:p>
          </table:table-cell>
          <table:table-cell table:formula="of:=IF([.B157]-[.B156] = 1;[.D156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6280" calcext:value-type="float">
            <text:p>6280</text:p>
          </table:table-cell>
          <table:table-cell table:formula="of:=IF([.B158]-[.B157] = 1;[.D157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4110" calcext:value-type="float">
            <text:p>4110</text:p>
          </table:table-cell>
          <table:table-cell table:formula="of:=IF([.B159]-[.B158] = 1;[.D158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1010" calcext:value-type="float">
            <text:p>1010</text:p>
          </table:table-cell>
          <table:table-cell table:formula="of:=IF([.B160]-[.B159] = 1;[.D159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5080" calcext:value-type="float">
            <text:p>5080</text:p>
          </table:table-cell>
          <table:table-cell table:formula="of:=IF([.B161]-[.B160] = 1;[.D160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0-03" calcext:value-type="date">
            <text:p>3.10.2021</text:p>
          </table:table-cell>
          <table:table-cell office:value-type="float" office:value="9160" calcext:value-type="float">
            <text:p>9160</text:p>
          </table:table-cell>
          <table:table-cell table:formula="of:=IF([.B162]-[.B161] = 1;[.D161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0-05" calcext:value-type="date">
            <text:p>5.10.2021</text:p>
          </table:table-cell>
          <table:table-cell office:value-type="float" office:value="3610" calcext:value-type="float">
            <text:p>3610</text:p>
          </table:table-cell>
          <table:table-cell table:formula="of:=IF([.B163]-[.B162] = 1;[.D162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0-07" calcext:value-type="date">
            <text:p>7.10.2021</text:p>
          </table:table-cell>
          <table:table-cell office:value-type="float" office:value="8930" calcext:value-type="float">
            <text:p>8930</text:p>
          </table:table-cell>
          <table:table-cell table:formula="of:=IF([.B164]-[.B163] = 1;[.D163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0-08" calcext:value-type="date">
            <text:p>8.10.2021</text:p>
          </table:table-cell>
          <table:table-cell office:value-type="float" office:value="1780" calcext:value-type="float">
            <text:p>1780</text:p>
          </table:table-cell>
          <table:table-cell table:formula="of:=IF([.B165]-[.B164] = 1;[.D164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0-09" calcext:value-type="date">
            <text:p>9.10.2021</text:p>
          </table:table-cell>
          <table:table-cell office:value-type="float" office:value="5240" calcext:value-type="float">
            <text:p>5240</text:p>
          </table:table-cell>
          <table:table-cell table:formula="of:=IF([.B166]-[.B165] = 1;[.D165]+1;1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0-10" calcext:value-type="date">
            <text:p>10.10.2021</text:p>
          </table:table-cell>
          <table:table-cell office:value-type="float" office:value="2510" calcext:value-type="float">
            <text:p>2510</text:p>
          </table:table-cell>
          <table:table-cell table:formula="of:=IF([.B167]-[.B166] = 1;[.D166]+1;1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0-11" calcext:value-type="date">
            <text:p>11.10.2021</text:p>
          </table:table-cell>
          <table:table-cell office:value-type="float" office:value="3720" calcext:value-type="float">
            <text:p>3720</text:p>
          </table:table-cell>
          <table:table-cell table:formula="of:=IF([.B168]-[.B167] = 1;[.D167]+1;1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0-12" calcext:value-type="date">
            <text:p>12.10.2021</text:p>
          </table:table-cell>
          <table:table-cell office:value-type="float" office:value="3210" calcext:value-type="float">
            <text:p>3210</text:p>
          </table:table-cell>
          <table:table-cell table:formula="of:=IF([.B169]-[.B168] = 1;[.D168]+1;1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0-13" calcext:value-type="date">
            <text:p>13.10.2021</text:p>
          </table:table-cell>
          <table:table-cell office:value-type="float" office:value="6100" calcext:value-type="float">
            <text:p>6100</text:p>
          </table:table-cell>
          <table:table-cell table:formula="of:=IF([.B170]-[.B169] = 1;[.D169]+1;1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0-14" calcext:value-type="date">
            <text:p>14.10.2021</text:p>
          </table:table-cell>
          <table:table-cell office:value-type="float" office:value="6850" calcext:value-type="float">
            <text:p>6850</text:p>
          </table:table-cell>
          <table:table-cell table:formula="of:=IF([.B171]-[.B170] = 1;[.D170]+1;1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0-17" calcext:value-type="date">
            <text:p>17.10.2021</text:p>
          </table:table-cell>
          <table:table-cell office:value-type="float" office:value="7920" calcext:value-type="float">
            <text:p>7920</text:p>
          </table:table-cell>
          <table:table-cell table:formula="of:=IF([.B172]-[.B171] = 1;[.D171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0-18" calcext:value-type="date">
            <text:p>18.10.2021</text:p>
          </table:table-cell>
          <table:table-cell office:value-type="float" office:value="5270" calcext:value-type="float">
            <text:p>5270</text:p>
          </table:table-cell>
          <table:table-cell table:formula="of:=IF([.B173]-[.B172] = 1;[.D172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0-20" calcext:value-type="date">
            <text:p>20.10.2021</text:p>
          </table:table-cell>
          <table:table-cell office:value-type="float" office:value="2580" calcext:value-type="float">
            <text:p>2580</text:p>
          </table:table-cell>
          <table:table-cell table:formula="of:=IF([.B174]-[.B173] = 1;[.D173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0-21" calcext:value-type="date">
            <text:p>21.10.2021</text:p>
          </table:table-cell>
          <table:table-cell office:value-type="float" office:value="8040" calcext:value-type="float">
            <text:p>8040</text:p>
          </table:table-cell>
          <table:table-cell table:formula="of:=IF([.B175]-[.B174] = 1;[.D174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0-22" calcext:value-type="date">
            <text:p>22.10.2021</text:p>
          </table:table-cell>
          <table:table-cell office:value-type="float" office:value="6930" calcext:value-type="float">
            <text:p>6930</text:p>
          </table:table-cell>
          <table:table-cell table:formula="of:=IF([.B176]-[.B175] = 1;[.D175]+1;1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0-23" calcext:value-type="date">
            <text:p>23.10.2021</text:p>
          </table:table-cell>
          <table:table-cell office:value-type="float" office:value="5770" calcext:value-type="float">
            <text:p>5770</text:p>
          </table:table-cell>
          <table:table-cell table:formula="of:=IF([.B177]-[.B176] = 1;[.D176]+1;1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0-25" calcext:value-type="date">
            <text:p>25.10.2021</text:p>
          </table:table-cell>
          <table:table-cell office:value-type="float" office:value="1750" calcext:value-type="float">
            <text:p>1750</text:p>
          </table:table-cell>
          <table:table-cell table:formula="of:=IF([.B178]-[.B177] = 1;[.D177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0-26" calcext:value-type="date">
            <text:p>26.10.2021</text:p>
          </table:table-cell>
          <table:table-cell office:value-type="float" office:value="6980" calcext:value-type="float">
            <text:p>6980</text:p>
          </table:table-cell>
          <table:table-cell table:formula="of:=IF([.B179]-[.B178] = 1;[.D178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0-27" calcext:value-type="date">
            <text:p>27.10.2021</text:p>
          </table:table-cell>
          <table:table-cell office:value-type="float" office:value="9940" calcext:value-type="float">
            <text:p>9940</text:p>
          </table:table-cell>
          <table:table-cell table:formula="of:=IF([.B180]-[.B179] = 1;[.D179]+1;1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0-28" calcext:value-type="date">
            <text:p>28.10.2021</text:p>
          </table:table-cell>
          <table:table-cell office:value-type="float" office:value="3540" calcext:value-type="float">
            <text:p>3540</text:p>
          </table:table-cell>
          <table:table-cell table:formula="of:=IF([.B181]-[.B180] = 1;[.D180]+1;1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0-30" calcext:value-type="date">
            <text:p>30.10.2021</text:p>
          </table:table-cell>
          <table:table-cell office:value-type="float" office:value="4630" calcext:value-type="float">
            <text:p>4630</text:p>
          </table:table-cell>
          <table:table-cell table:formula="of:=IF([.B182]-[.B181] = 1;[.D181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1-01" calcext:value-type="date">
            <text:p>1.11.2021</text:p>
          </table:table-cell>
          <table:table-cell office:value-type="float" office:value="4290" calcext:value-type="float">
            <text:p>4290</text:p>
          </table:table-cell>
          <table:table-cell table:formula="of:=IF([.B183]-[.B182] = 1;[.D182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1-02" calcext:value-type="date">
            <text:p>2.11.2021</text:p>
          </table:table-cell>
          <table:table-cell office:value-type="float" office:value="8480" calcext:value-type="float">
            <text:p>8480</text:p>
          </table:table-cell>
          <table:table-cell table:formula="of:=IF([.B184]-[.B183] = 1;[.D183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1-03" calcext:value-type="date">
            <text:p>3.11.2021</text:p>
          </table:table-cell>
          <table:table-cell office:value-type="float" office:value="4860" calcext:value-type="float">
            <text:p>4860</text:p>
          </table:table-cell>
          <table:table-cell table:formula="of:=IF([.B185]-[.B184] = 1;[.D184]+1;1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1-05" calcext:value-type="date">
            <text:p>5.11.2021</text:p>
          </table:table-cell>
          <table:table-cell office:value-type="float" office:value="6980" calcext:value-type="float">
            <text:p>6980</text:p>
          </table:table-cell>
          <table:table-cell table:formula="of:=IF([.B186]-[.B185] = 1;[.D185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1-07" calcext:value-type="date">
            <text:p>7.11.2021</text:p>
          </table:table-cell>
          <table:table-cell office:value-type="float" office:value="7000" calcext:value-type="float">
            <text:p>7000</text:p>
          </table:table-cell>
          <table:table-cell table:formula="of:=IF([.B187]-[.B186] = 1;[.D186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1-08" calcext:value-type="date">
            <text:p>8.11.2021</text:p>
          </table:table-cell>
          <table:table-cell office:value-type="float" office:value="7550" calcext:value-type="float">
            <text:p>7550</text:p>
          </table:table-cell>
          <table:table-cell table:formula="of:=IF([.B188]-[.B187] = 1;[.D187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1-10" calcext:value-type="date">
            <text:p>10.11.2021</text:p>
          </table:table-cell>
          <table:table-cell office:value-type="float" office:value="6800" calcext:value-type="float">
            <text:p>6800</text:p>
          </table:table-cell>
          <table:table-cell table:formula="of:=IF([.B189]-[.B188] = 1;[.D188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1-11" calcext:value-type="date">
            <text:p>11.11.2021</text:p>
          </table:table-cell>
          <table:table-cell office:value-type="float" office:value="8040" calcext:value-type="float">
            <text:p>8040</text:p>
          </table:table-cell>
          <table:table-cell table:formula="of:=IF([.B190]-[.B189] = 1;[.D189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1-13" calcext:value-type="date">
            <text:p>13.11.2021</text:p>
          </table:table-cell>
          <table:table-cell office:value-type="float" office:value="5740" calcext:value-type="float">
            <text:p>5740</text:p>
          </table:table-cell>
          <table:table-cell table:formula="of:=IF([.B191]-[.B190] = 1;[.D190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1-14" calcext:value-type="date">
            <text:p>14.11.2021</text:p>
          </table:table-cell>
          <table:table-cell office:value-type="float" office:value="5910" calcext:value-type="float">
            <text:p>5910</text:p>
          </table:table-cell>
          <table:table-cell table:formula="of:=IF([.B192]-[.B191] = 1;[.D191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1-15" calcext:value-type="date">
            <text:p>15.11.2021</text:p>
          </table:table-cell>
          <table:table-cell office:value-type="float" office:value="2820" calcext:value-type="float">
            <text:p>2820</text:p>
          </table:table-cell>
          <table:table-cell table:formula="of:=IF([.B193]-[.B192] = 1;[.D192]+1;1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1-17" calcext:value-type="date">
            <text:p>17.11.2021</text:p>
          </table:table-cell>
          <table:table-cell office:value-type="float" office:value="8470" calcext:value-type="float">
            <text:p>8470</text:p>
          </table:table-cell>
          <table:table-cell table:formula="of:=IF([.B194]-[.B193] = 1;[.D193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1-19" calcext:value-type="date">
            <text:p>19.11.2021</text:p>
          </table:table-cell>
          <table:table-cell office:value-type="float" office:value="6050" calcext:value-type="float">
            <text:p>6050</text:p>
          </table:table-cell>
          <table:table-cell table:formula="of:=IF([.B195]-[.B194] = 1;[.D194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1-20" calcext:value-type="date">
            <text:p>20.11.2021</text:p>
          </table:table-cell>
          <table:table-cell office:value-type="float" office:value="5270" calcext:value-type="float">
            <text:p>5270</text:p>
          </table:table-cell>
          <table:table-cell table:formula="of:=IF([.B196]-[.B195] = 1;[.D195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1-21" calcext:value-type="date">
            <text:p>21.11.2021</text:p>
          </table:table-cell>
          <table:table-cell office:value-type="float" office:value="1380" calcext:value-type="float">
            <text:p>1380</text:p>
          </table:table-cell>
          <table:table-cell table:formula="of:=IF([.B197]-[.B196] = 1;[.D196]+1;1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1-22" calcext:value-type="date">
            <text:p>22.11.2021</text:p>
          </table:table-cell>
          <table:table-cell office:value-type="float" office:value="5930" calcext:value-type="float">
            <text:p>5930</text:p>
          </table:table-cell>
          <table:table-cell table:formula="of:=IF([.B198]-[.B197] = 1;[.D197]+1;1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1-23" calcext:value-type="date">
            <text:p>23.11.2021</text:p>
          </table:table-cell>
          <table:table-cell office:value-type="float" office:value="9750" calcext:value-type="float">
            <text:p>9750</text:p>
          </table:table-cell>
          <table:table-cell table:formula="of:=IF([.B199]-[.B198] = 1;[.D198]+1;1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1-24" calcext:value-type="date">
            <text:p>24.11.2021</text:p>
          </table:table-cell>
          <table:table-cell office:value-type="float" office:value="5490" calcext:value-type="float">
            <text:p>5490</text:p>
          </table:table-cell>
          <table:table-cell table:formula="of:=IF([.B200]-[.B199] = 1;[.D199]+1;1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1-26" calcext:value-type="date">
            <text:p>26.11.2021</text:p>
          </table:table-cell>
          <table:table-cell office:value-type="float" office:value="7120" calcext:value-type="float">
            <text:p>7120</text:p>
          </table:table-cell>
          <table:table-cell table:formula="of:=IF([.B201]-[.B200] = 1;[.D200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1-27" calcext:value-type="date">
            <text:p>27.11.2021</text:p>
          </table:table-cell>
          <table:table-cell office:value-type="float" office:value="8590" calcext:value-type="float">
            <text:p>8590</text:p>
          </table:table-cell>
          <table:table-cell table:formula="of:=IF([.B202]-[.B201] = 1;[.D201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1-28" calcext:value-type="date">
            <text:p>28.11.2021</text:p>
          </table:table-cell>
          <table:table-cell office:value-type="float" office:value="2510" calcext:value-type="float">
            <text:p>2510</text:p>
          </table:table-cell>
          <table:table-cell table:formula="of:=IF([.B203]-[.B202] = 1;[.D202]+1;1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1-29" calcext:value-type="date">
            <text:p>29.11.2021</text:p>
          </table:table-cell>
          <table:table-cell office:value-type="float" office:value="3110" calcext:value-type="float">
            <text:p>3110</text:p>
          </table:table-cell>
          <table:table-cell table:formula="of:=IF([.B204]-[.B203] = 1;[.D203]+1;1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1-30" calcext:value-type="date">
            <text:p>30.11.2021</text:p>
          </table:table-cell>
          <table:table-cell office:value-type="float" office:value="3880" calcext:value-type="float">
            <text:p>3880</text:p>
          </table:table-cell>
          <table:table-cell table:formula="of:=IF([.B205]-[.B204] = 1;[.D204]+1;1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2-02" calcext:value-type="date">
            <text:p>2.12.2021</text:p>
          </table:table-cell>
          <table:table-cell office:value-type="float" office:value="1950" calcext:value-type="float">
            <text:p>1950</text:p>
          </table:table-cell>
          <table:table-cell table:formula="of:=IF([.B206]-[.B205] = 1;[.D205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2-05" calcext:value-type="date">
            <text:p>5.12.2021</text:p>
          </table:table-cell>
          <table:table-cell office:value-type="float" office:value="4620" calcext:value-type="float">
            <text:p>4620</text:p>
          </table:table-cell>
          <table:table-cell table:formula="of:=IF([.B207]-[.B206] = 1;[.D206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2-06" calcext:value-type="date">
            <text:p>6.12.2021</text:p>
          </table:table-cell>
          <table:table-cell office:value-type="float" office:value="2550" calcext:value-type="float">
            <text:p>2550</text:p>
          </table:table-cell>
          <table:table-cell table:formula="of:=IF([.B208]-[.B207] = 1;[.D207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2-10" calcext:value-type="date">
            <text:p>10.12.2021</text:p>
          </table:table-cell>
          <table:table-cell office:value-type="float" office:value="570" calcext:value-type="float">
            <text:p>570</text:p>
          </table:table-cell>
          <table:table-cell table:formula="of:=IF([.B209]-[.B208] = 1;[.D208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2-11" calcext:value-type="date">
            <text:p>11.12.2021</text:p>
          </table:table-cell>
          <table:table-cell office:value-type="float" office:value="9510" calcext:value-type="float">
            <text:p>9510</text:p>
          </table:table-cell>
          <table:table-cell table:formula="of:=IF([.B210]-[.B209] = 1;[.D209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2-12" calcext:value-type="date">
            <text:p>12.12.2021</text:p>
          </table:table-cell>
          <table:table-cell office:value-type="float" office:value="2750" calcext:value-type="float">
            <text:p>2750</text:p>
          </table:table-cell>
          <table:table-cell table:formula="of:=IF([.B211]-[.B210] = 1;[.D210]+1;1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2-14" calcext:value-type="date">
            <text:p>14.12.2021</text:p>
          </table:table-cell>
          <table:table-cell office:value-type="float" office:value="7660" calcext:value-type="float">
            <text:p>7660</text:p>
          </table:table-cell>
          <table:table-cell table:formula="of:=IF([.B212]-[.B211] = 1;[.D211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2-15" calcext:value-type="date">
            <text:p>15.12.2021</text:p>
          </table:table-cell>
          <table:table-cell office:value-type="float" office:value="5370" calcext:value-type="float">
            <text:p>5370</text:p>
          </table:table-cell>
          <table:table-cell table:formula="of:=IF([.B213]-[.B212] = 1;[.D212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2-18" calcext:value-type="date">
            <text:p>18.12.2021</text:p>
          </table:table-cell>
          <table:table-cell office:value-type="float" office:value="4640" calcext:value-type="float">
            <text:p>4640</text:p>
          </table:table-cell>
          <table:table-cell table:formula="of:=IF([.B214]-[.B213] = 1;[.D213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2-19" calcext:value-type="date">
            <text:p>19.12.2021</text:p>
          </table:table-cell>
          <table:table-cell office:value-type="float" office:value="2520" calcext:value-type="float">
            <text:p>2520</text:p>
          </table:table-cell>
          <table:table-cell table:formula="of:=IF([.B215]-[.B214] = 1;[.D214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2-20" calcext:value-type="date">
            <text:p>20.12.2021</text:p>
          </table:table-cell>
          <table:table-cell office:value-type="float" office:value="1340" calcext:value-type="float">
            <text:p>1340</text:p>
          </table:table-cell>
          <table:table-cell table:formula="of:=IF([.B216]-[.B215] = 1;[.D215]+1;1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2-22" calcext:value-type="date">
            <text:p>22.12.2021</text:p>
          </table:table-cell>
          <table:table-cell office:value-type="float" office:value="5730" calcext:value-type="float">
            <text:p>5730</text:p>
          </table:table-cell>
          <table:table-cell table:formula="of:=IF([.B217]-[.B216] = 1;[.D216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2-23" calcext:value-type="date">
            <text:p>23.12.2021</text:p>
          </table:table-cell>
          <table:table-cell office:value-type="float" office:value="9620" calcext:value-type="float">
            <text:p>9620</text:p>
          </table:table-cell>
          <table:table-cell table:formula="of:=IF([.B218]-[.B217] = 1;[.D217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2-24" calcext:value-type="date">
            <text:p>24.12.2021</text:p>
          </table:table-cell>
          <table:table-cell office:value-type="float" office:value="4270" calcext:value-type="float">
            <text:p>4270</text:p>
          </table:table-cell>
          <table:table-cell table:formula="of:=IF([.B219]-[.B218] = 1;[.D218]+1;1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2-25" calcext:value-type="date">
            <text:p>25.12.2021</text:p>
          </table:table-cell>
          <table:table-cell office:value-type="float" office:value="1590" calcext:value-type="float">
            <text:p>1590</text:p>
          </table:table-cell>
          <table:table-cell table:formula="of:=IF([.B220]-[.B219] = 1;[.D219]+1;1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2-27" calcext:value-type="date">
            <text:p>27.12.2021</text:p>
          </table:table-cell>
          <table:table-cell office:value-type="float" office:value="8030" calcext:value-type="float">
            <text:p>8030</text:p>
          </table:table-cell>
          <table:table-cell table:formula="of:=IF([.B221]-[.B220] = 1;[.D220]+1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1-12-28" calcext:value-type="date">
            <text:p>28.12.2021</text:p>
          </table:table-cell>
          <table:table-cell office:value-type="float" office:value="1410" calcext:value-type="float">
            <text:p>1410</text:p>
          </table:table-cell>
          <table:table-cell table:formula="of:=IF([.B222]-[.B221] = 1;[.D221]+1;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4"/>
          <table:table-cell table:style-name="ce18" office:value-type="date" office:date-value="2021-12-29" calcext:value-type="date">
            <text:p>29.12.2021</text:p>
          </table:table-cell>
          <table:table-cell table:style-name="ce19" office:value-type="float" office:value="7390" calcext:value-type="float">
            <text:p>7390</text:p>
          </table:table-cell>
          <table:table-cell table:formula="of:=IF([.B223]-[.B222] = 1;[.D222]+1;1)" office:value-type="float" office:value="3" calcext:value-type="float">
            <text:p>3</text:p>
          </table:table-cell>
          <table:table-cell table:number-columns-repeated="2"/>
        </table:table-row>
      </table:table>
      <table:table table:name="Tabela przestawna_Arkusz1_1" table:style-name="ta1">
        <table:table-column table:style-name="co2" table:default-cell-style-name="ce6"/>
        <table:table-column table:style-name="co2" table:default-cell-style-name="ce10"/>
        <table:table-row table:style-name="ro1">
          <table:table-cell table:style-name="ce4" office:value-type="string" calcext:value-type="string">
            <text:p>magazyn</text:p>
          </table:table-cell>
          <table:table-cell table:style-name="ce8" office:value-type="string" calcext:value-type="string">
            <text:p>Liczba - wielkosc_zamowienia</text:p>
          </table:table-cell>
        </table:table-row>
        <table:table-row table:style-name="ro1">
          <table:table-cell table:style-name="ce5" office:value-type="string" calcext:value-type="string">
            <text:p>Gniezno</text:p>
          </table:table-cell>
          <table:table-cell table:style-name="ce9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Malbork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Ogrodzieniec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table:style-name="ce14" office:value-type="string" calcext:value-type="string">
            <text:p>Przemysl</text:p>
          </table:table-cell>
          <table:table-cell table:style-name="ce19" office:value-type="float" office:value="198" calcext:value-type="float">
            <text:p>198</text:p>
          </table:table-cell>
        </table:table-row>
      </table:table>
      <table:named-expressions/>
      <table:data-pilot-tables>
        <table:data-pilot-table table:name="DataPilot1" table:application-data="" table:target-range-address="'Tabela przestawna_Arkusz1_1'.A1:'Tabela przestawna_Arkusz1_1'.B5" table:buttons="'Tabela przestawna_Arkusz1_1'.A1" table:grand-total="column" table:show-filter-button="false" table:drill-down-on-double-click="false">
          <table:source-cell-range table:cell-range-address="Arkusz1.A1:Arkusz1.D75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gazyn" table:orientation="row" table:used-hierarchy="0" table:function="auto">
            <table:data-pilot-level table:show-empty="false" calcext:repeat-item-labels="false">
              <table:data-pilot-members>
                <table:data-pilot-member table:name="Gniezno" table:display="true" table:show-details="true"/>
                <table:data-pilot-member table:name="Malbork" table:display="true" table:show-details="true"/>
                <table:data-pilot-member table:name="Ogrodzieniec" table:display="true" table:show-details="true"/>
                <table:data-pilot-member table:name="Przemys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ielkosc_zamowienia" table:orientation="data" table:used-hierarchy="0" table:function="count">
            <table:data-pilot-level table:show-empty="false" calcext:repeat-item-labels="false">
              <table:data-pilot-members>
                <table:data-pilot-member table:name="330" table:display="true" table:show-details="true"/>
                <table:data-pilot-member table:name="390" table:display="true" table:show-details="true"/>
                <table:data-pilot-member table:name="520" table:display="true" table:show-details="true"/>
                <table:data-pilot-member table:name="570" table:display="true" table:show-details="true"/>
                <table:data-pilot-member table:name="600" table:display="true" table:show-details="true"/>
                <table:data-pilot-member table:name="750" table:display="true" table:show-details="true"/>
                <table:data-pilot-member table:name="780" table:display="true" table:show-details="true"/>
                <table:data-pilot-member table:name="790" table:display="true" table:show-details="true"/>
                <table:data-pilot-member table:name="820" table:display="true" table:show-details="true"/>
                <table:data-pilot-member table:name="850" table:display="true" table:show-details="true"/>
                <table:data-pilot-member table:name="860" table:display="true" table:show-details="true"/>
                <table:data-pilot-member table:name="950" table:display="true" table:show-details="true"/>
                <table:data-pilot-member table:name="1000" table:display="true" table:show-details="true"/>
                <table:data-pilot-member table:name="1010" table:display="true" table:show-details="true"/>
                <table:data-pilot-member table:name="1020" table:display="true" table:show-details="true"/>
                <table:data-pilot-member table:name="1030" table:display="true" table:show-details="true"/>
                <table:data-pilot-member table:name="1050" table:display="true" table:show-details="true"/>
                <table:data-pilot-member table:name="1060" table:display="true" table:show-details="true"/>
                <table:data-pilot-member table:name="1140" table:display="true" table:show-details="true"/>
                <table:data-pilot-member table:name="1150" table:display="true" table:show-details="true"/>
                <table:data-pilot-member table:name="1160" table:display="true" table:show-details="true"/>
                <table:data-pilot-member table:name="1170" table:display="true" table:show-details="true"/>
                <table:data-pilot-member table:name="1180" table:display="true" table:show-details="true"/>
                <table:data-pilot-member table:name="1200" table:display="true" table:show-details="true"/>
                <table:data-pilot-member table:name="1220" table:display="true" table:show-details="true"/>
                <table:data-pilot-member table:name="1230" table:display="true" table:show-details="true"/>
                <table:data-pilot-member table:name="1250" table:display="true" table:show-details="true"/>
                <table:data-pilot-member table:name="1260" table:display="true" table:show-details="true"/>
                <table:data-pilot-member table:name="1280" table:display="true" table:show-details="true"/>
                <table:data-pilot-member table:name="1290" table:display="true" table:show-details="true"/>
                <table:data-pilot-member table:name="1300" table:display="true" table:show-details="true"/>
                <table:data-pilot-member table:name="1310" table:display="true" table:show-details="true"/>
                <table:data-pilot-member table:name="1320" table:display="true" table:show-details="true"/>
                <table:data-pilot-member table:name="1330" table:display="true" table:show-details="true"/>
                <table:data-pilot-member table:name="1340" table:display="true" table:show-details="true"/>
                <table:data-pilot-member table:name="1360" table:display="true" table:show-details="true"/>
                <table:data-pilot-member table:name="1380" table:display="true" table:show-details="true"/>
                <table:data-pilot-member table:name="1400" table:display="true" table:show-details="true"/>
                <table:data-pilot-member table:name="1410" table:display="true" table:show-details="true"/>
                <table:data-pilot-member table:name="1430" table:display="true" table:show-details="true"/>
                <table:data-pilot-member table:name="1440" table:display="true" table:show-details="true"/>
                <table:data-pilot-member table:name="1460" table:display="true" table:show-details="true"/>
                <table:data-pilot-member table:name="1470" table:display="true" table:show-details="true"/>
                <table:data-pilot-member table:name="1480" table:display="true" table:show-details="true"/>
                <table:data-pilot-member table:name="1500" table:display="true" table:show-details="true"/>
                <table:data-pilot-member table:name="1510" table:display="true" table:show-details="true"/>
                <table:data-pilot-member table:name="1530" table:display="true" table:show-details="true"/>
                <table:data-pilot-member table:name="1560" table:display="true" table:show-details="true"/>
                <table:data-pilot-member table:name="1570" table:display="true" table:show-details="true"/>
                <table:data-pilot-member table:name="1580" table:display="true" table:show-details="true"/>
                <table:data-pilot-member table:name="1590" table:display="true" table:show-details="true"/>
                <table:data-pilot-member table:name="1620" table:display="true" table:show-details="true"/>
                <table:data-pilot-member table:name="1650" table:display="true" table:show-details="true"/>
                <table:data-pilot-member table:name="1670" table:display="true" table:show-details="true"/>
                <table:data-pilot-member table:name="1680" table:display="true" table:show-details="true"/>
                <table:data-pilot-member table:name="1690" table:display="true" table:show-details="true"/>
                <table:data-pilot-member table:name="1700" table:display="true" table:show-details="true"/>
                <table:data-pilot-member table:name="1740" table:display="true" table:show-details="true"/>
                <table:data-pilot-member table:name="1750" table:display="true" table:show-details="true"/>
                <table:data-pilot-member table:name="1770" table:display="true" table:show-details="true"/>
                <table:data-pilot-member table:name="1780" table:display="true" table:show-details="true"/>
                <table:data-pilot-member table:name="1800" table:display="true" table:show-details="true"/>
                <table:data-pilot-member table:name="1810" table:display="true" table:show-details="true"/>
                <table:data-pilot-member table:name="1820" table:display="true" table:show-details="true"/>
                <table:data-pilot-member table:name="1830" table:display="true" table:show-details="true"/>
                <table:data-pilot-member table:name="1870" table:display="true" table:show-details="true"/>
                <table:data-pilot-member table:name="1880" table:display="true" table:show-details="true"/>
                <table:data-pilot-member table:name="1920" table:display="true" table:show-details="true"/>
                <table:data-pilot-member table:name="1940" table:display="true" table:show-details="true"/>
                <table:data-pilot-member table:name="1950" table:display="true" table:show-details="true"/>
                <table:data-pilot-member table:name="1960" table:display="true" table:show-details="true"/>
                <table:data-pilot-member table:name="1970" table:display="true" table:show-details="true"/>
                <table:data-pilot-member table:name="1980" table:display="true" table:show-details="true"/>
                <table:data-pilot-member table:name="1990" table:display="true" table:show-details="true"/>
                <table:data-pilot-member table:name="2020" table:display="true" table:show-details="true"/>
                <table:data-pilot-member table:name="2030" table:display="true" table:show-details="true"/>
                <table:data-pilot-member table:name="2040" table:display="true" table:show-details="true"/>
                <table:data-pilot-member table:name="2060" table:display="true" table:show-details="true"/>
                <table:data-pilot-member table:name="2070" table:display="true" table:show-details="true"/>
                <table:data-pilot-member table:name="2090" table:display="true" table:show-details="true"/>
                <table:data-pilot-member table:name="2100" table:display="true" table:show-details="true"/>
                <table:data-pilot-member table:name="2130" table:display="true" table:show-details="true"/>
                <table:data-pilot-member table:name="2150" table:display="true" table:show-details="true"/>
                <table:data-pilot-member table:name="2170" table:display="true" table:show-details="true"/>
                <table:data-pilot-member table:name="2180" table:display="true" table:show-details="true"/>
                <table:data-pilot-member table:name="2210" table:display="true" table:show-details="true"/>
                <table:data-pilot-member table:name="2240" table:display="true" table:show-details="true"/>
                <table:data-pilot-member table:name="2250" table:display="true" table:show-details="true"/>
                <table:data-pilot-member table:name="2260" table:display="true" table:show-details="true"/>
                <table:data-pilot-member table:name="2300" table:display="true" table:show-details="true"/>
                <table:data-pilot-member table:name="2310" table:display="true" table:show-details="true"/>
                <table:data-pilot-member table:name="2330" table:display="true" table:show-details="true"/>
                <table:data-pilot-member table:name="2340" table:display="true" table:show-details="true"/>
                <table:data-pilot-member table:name="2350" table:display="true" table:show-details="true"/>
                <table:data-pilot-member table:name="2400" table:display="true" table:show-details="true"/>
                <table:data-pilot-member table:name="2410" table:display="true" table:show-details="true"/>
                <table:data-pilot-member table:name="2460" table:display="true" table:show-details="true"/>
                <table:data-pilot-member table:name="2470" table:display="true" table:show-details="true"/>
                <table:data-pilot-member table:name="2480" table:display="true" table:show-details="true"/>
                <table:data-pilot-member table:name="2500" table:display="true" table:show-details="true"/>
                <table:data-pilot-member table:name="2510" table:display="true" table:show-details="true"/>
                <table:data-pilot-member table:name="2520" table:display="true" table:show-details="true"/>
                <table:data-pilot-member table:name="2540" table:display="true" table:show-details="true"/>
                <table:data-pilot-member table:name="2550" table:display="true" table:show-details="true"/>
                <table:data-pilot-member table:name="2580" table:display="true" table:show-details="true"/>
                <table:data-pilot-member table:name="2610" table:display="true" table:show-details="true"/>
                <table:data-pilot-member table:name="2620" table:display="true" table:show-details="true"/>
                <table:data-pilot-member table:name="2630" table:display="true" table:show-details="true"/>
                <table:data-pilot-member table:name="2640" table:display="true" table:show-details="true"/>
                <table:data-pilot-member table:name="2650" table:display="true" table:show-details="true"/>
                <table:data-pilot-member table:name="2660" table:display="true" table:show-details="true"/>
                <table:data-pilot-member table:name="2670" table:display="true" table:show-details="true"/>
                <table:data-pilot-member table:name="2680" table:display="true" table:show-details="true"/>
                <table:data-pilot-member table:name="2700" table:display="true" table:show-details="true"/>
                <table:data-pilot-member table:name="2720" table:display="true" table:show-details="true"/>
                <table:data-pilot-member table:name="2730" table:display="true" table:show-details="true"/>
                <table:data-pilot-member table:name="2750" table:display="true" table:show-details="true"/>
                <table:data-pilot-member table:name="2820" table:display="true" table:show-details="true"/>
                <table:data-pilot-member table:name="2830" table:display="true" table:show-details="true"/>
                <table:data-pilot-member table:name="2850" table:display="true" table:show-details="true"/>
                <table:data-pilot-member table:name="2870" table:display="true" table:show-details="true"/>
                <table:data-pilot-member table:name="2910" table:display="true" table:show-details="true"/>
                <table:data-pilot-member table:name="2930" table:display="true" table:show-details="true"/>
                <table:data-pilot-member table:name="2950" table:display="true" table:show-details="true"/>
                <table:data-pilot-member table:name="2960" table:display="true" table:show-details="true"/>
                <table:data-pilot-member table:name="2990" table:display="true" table:show-details="true"/>
                <table:data-pilot-member table:name="3000" table:display="true" table:show-details="true"/>
                <table:data-pilot-member table:name="3010" table:display="true" table:show-details="true"/>
                <table:data-pilot-member table:name="3020" table:display="true" table:show-details="true"/>
                <table:data-pilot-member table:name="3040" table:display="true" table:show-details="true"/>
                <table:data-pilot-member table:name="3050" table:display="true" table:show-details="true"/>
                <table:data-pilot-member table:name="3060" table:display="true" table:show-details="true"/>
                <table:data-pilot-member table:name="3070" table:display="true" table:show-details="true"/>
                <table:data-pilot-member table:name="3110" table:display="true" table:show-details="true"/>
                <table:data-pilot-member table:name="3130" table:display="true" table:show-details="true"/>
                <table:data-pilot-member table:name="3140" table:display="true" table:show-details="true"/>
                <table:data-pilot-member table:name="3170" table:display="true" table:show-details="true"/>
                <table:data-pilot-member table:name="3180" table:display="true" table:show-details="true"/>
                <table:data-pilot-member table:name="3190" table:display="true" table:show-details="true"/>
                <table:data-pilot-member table:name="3210" table:display="true" table:show-details="true"/>
                <table:data-pilot-member table:name="3220" table:display="true" table:show-details="true"/>
                <table:data-pilot-member table:name="3240" table:display="true" table:show-details="true"/>
                <table:data-pilot-member table:name="3250" table:display="true" table:show-details="true"/>
                <table:data-pilot-member table:name="3260" table:display="true" table:show-details="true"/>
                <table:data-pilot-member table:name="3270" table:display="true" table:show-details="true"/>
                <table:data-pilot-member table:name="3280" table:display="true" table:show-details="true"/>
                <table:data-pilot-member table:name="3290" table:display="true" table:show-details="true"/>
                <table:data-pilot-member table:name="3310" table:display="true" table:show-details="true"/>
                <table:data-pilot-member table:name="3320" table:display="true" table:show-details="true"/>
                <table:data-pilot-member table:name="3330" table:display="true" table:show-details="true"/>
                <table:data-pilot-member table:name="3340" table:display="true" table:show-details="true"/>
                <table:data-pilot-member table:name="3350" table:display="true" table:show-details="true"/>
                <table:data-pilot-member table:name="3400" table:display="true" table:show-details="true"/>
                <table:data-pilot-member table:name="3420" table:display="true" table:show-details="true"/>
                <table:data-pilot-member table:name="3440" table:display="true" table:show-details="true"/>
                <table:data-pilot-member table:name="3450" table:display="true" table:show-details="true"/>
                <table:data-pilot-member table:name="3460" table:display="true" table:show-details="true"/>
                <table:data-pilot-member table:name="3470" table:display="true" table:show-details="true"/>
                <table:data-pilot-member table:name="3490" table:display="true" table:show-details="true"/>
                <table:data-pilot-member table:name="3500" table:display="true" table:show-details="true"/>
                <table:data-pilot-member table:name="3510" table:display="true" table:show-details="true"/>
                <table:data-pilot-member table:name="3540" table:display="true" table:show-details="true"/>
                <table:data-pilot-member table:name="3550" table:display="true" table:show-details="true"/>
                <table:data-pilot-member table:name="3560" table:display="true" table:show-details="true"/>
                <table:data-pilot-member table:name="3580" table:display="true" table:show-details="true"/>
                <table:data-pilot-member table:name="3610" table:display="true" table:show-details="true"/>
                <table:data-pilot-member table:name="3640" table:display="true" table:show-details="true"/>
                <table:data-pilot-member table:name="3650" table:display="true" table:show-details="true"/>
                <table:data-pilot-member table:name="3660" table:display="true" table:show-details="true"/>
                <table:data-pilot-member table:name="3670" table:display="true" table:show-details="true"/>
                <table:data-pilot-member table:name="3710" table:display="true" table:show-details="true"/>
                <table:data-pilot-member table:name="3720" table:display="true" table:show-details="true"/>
                <table:data-pilot-member table:name="3770" table:display="true" table:show-details="true"/>
                <table:data-pilot-member table:name="3780" table:display="true" table:show-details="true"/>
                <table:data-pilot-member table:name="3790" table:display="true" table:show-details="true"/>
                <table:data-pilot-member table:name="3800" table:display="true" table:show-details="true"/>
                <table:data-pilot-member table:name="3820" table:display="true" table:show-details="true"/>
                <table:data-pilot-member table:name="3830" table:display="true" table:show-details="true"/>
                <table:data-pilot-member table:name="3850" table:display="true" table:show-details="true"/>
                <table:data-pilot-member table:name="3860" table:display="true" table:show-details="true"/>
                <table:data-pilot-member table:name="3870" table:display="true" table:show-details="true"/>
                <table:data-pilot-member table:name="3880" table:display="true" table:show-details="true"/>
                <table:data-pilot-member table:name="3900" table:display="true" table:show-details="true"/>
                <table:data-pilot-member table:name="3910" table:display="true" table:show-details="true"/>
                <table:data-pilot-member table:name="3920" table:display="true" table:show-details="true"/>
                <table:data-pilot-member table:name="3930" table:display="true" table:show-details="true"/>
                <table:data-pilot-member table:name="3940" table:display="true" table:show-details="true"/>
                <table:data-pilot-member table:name="3960" table:display="true" table:show-details="true"/>
                <table:data-pilot-member table:name="3970" table:display="true" table:show-details="true"/>
                <table:data-pilot-member table:name="3980" table:display="true" table:show-details="true"/>
                <table:data-pilot-member table:name="4000" table:display="true" table:show-details="true"/>
                <table:data-pilot-member table:name="4040" table:display="true" table:show-details="true"/>
                <table:data-pilot-member table:name="4050" table:display="true" table:show-details="true"/>
                <table:data-pilot-member table:name="4060" table:display="true" table:show-details="true"/>
                <table:data-pilot-member table:name="4070" table:display="true" table:show-details="true"/>
                <table:data-pilot-member table:name="4090" table:display="true" table:show-details="true"/>
                <table:data-pilot-member table:name="4100" table:display="true" table:show-details="true"/>
                <table:data-pilot-member table:name="4110" table:display="true" table:show-details="true"/>
                <table:data-pilot-member table:name="4140" table:display="true" table:show-details="true"/>
                <table:data-pilot-member table:name="4150" table:display="true" table:show-details="true"/>
                <table:data-pilot-member table:name="4160" table:display="true" table:show-details="true"/>
                <table:data-pilot-member table:name="4170" table:display="true" table:show-details="true"/>
                <table:data-pilot-member table:name="4180" table:display="true" table:show-details="true"/>
                <table:data-pilot-member table:name="4190" table:display="true" table:show-details="true"/>
                <table:data-pilot-member table:name="4200" table:display="true" table:show-details="true"/>
                <table:data-pilot-member table:name="4220" table:display="true" table:show-details="true"/>
                <table:data-pilot-member table:name="4230" table:display="true" table:show-details="true"/>
                <table:data-pilot-member table:name="4260" table:display="true" table:show-details="true"/>
                <table:data-pilot-member table:name="4270" table:display="true" table:show-details="true"/>
                <table:data-pilot-member table:name="4290" table:display="true" table:show-details="true"/>
                <table:data-pilot-member table:name="4310" table:display="true" table:show-details="true"/>
                <table:data-pilot-member table:name="4320" table:display="true" table:show-details="true"/>
                <table:data-pilot-member table:name="4330" table:display="true" table:show-details="true"/>
                <table:data-pilot-member table:name="4340" table:display="true" table:show-details="true"/>
                <table:data-pilot-member table:name="4360" table:display="true" table:show-details="true"/>
                <table:data-pilot-member table:name="4380" table:display="true" table:show-details="true"/>
                <table:data-pilot-member table:name="4400" table:display="true" table:show-details="true"/>
                <table:data-pilot-member table:name="4410" table:display="true" table:show-details="true"/>
                <table:data-pilot-member table:name="4420" table:display="true" table:show-details="true"/>
                <table:data-pilot-member table:name="4440" table:display="true" table:show-details="true"/>
                <table:data-pilot-member table:name="4460" table:display="true" table:show-details="true"/>
                <table:data-pilot-member table:name="4470" table:display="true" table:show-details="true"/>
                <table:data-pilot-member table:name="4500" table:display="true" table:show-details="true"/>
                <table:data-pilot-member table:name="4510" table:display="true" table:show-details="true"/>
                <table:data-pilot-member table:name="4520" table:display="true" table:show-details="true"/>
                <table:data-pilot-member table:name="4530" table:display="true" table:show-details="true"/>
                <table:data-pilot-member table:name="4550" table:display="true" table:show-details="true"/>
                <table:data-pilot-member table:name="4560" table:display="true" table:show-details="true"/>
                <table:data-pilot-member table:name="4570" table:display="true" table:show-details="true"/>
                <table:data-pilot-member table:name="4580" table:display="true" table:show-details="true"/>
                <table:data-pilot-member table:name="4590" table:display="true" table:show-details="true"/>
                <table:data-pilot-member table:name="4600" table:display="true" table:show-details="true"/>
                <table:data-pilot-member table:name="4620" table:display="true" table:show-details="true"/>
                <table:data-pilot-member table:name="4630" table:display="true" table:show-details="true"/>
                <table:data-pilot-member table:name="4640" table:display="true" table:show-details="true"/>
                <table:data-pilot-member table:name="4660" table:display="true" table:show-details="true"/>
                <table:data-pilot-member table:name="4680" table:display="true" table:show-details="true"/>
                <table:data-pilot-member table:name="4700" table:display="true" table:show-details="true"/>
                <table:data-pilot-member table:name="4710" table:display="true" table:show-details="true"/>
                <table:data-pilot-member table:name="4740" table:display="true" table:show-details="true"/>
                <table:data-pilot-member table:name="4760" table:display="true" table:show-details="true"/>
                <table:data-pilot-member table:name="4790" table:display="true" table:show-details="true"/>
                <table:data-pilot-member table:name="4800" table:display="true" table:show-details="true"/>
                <table:data-pilot-member table:name="4810" table:display="true" table:show-details="true"/>
                <table:data-pilot-member table:name="4850" table:display="true" table:show-details="true"/>
                <table:data-pilot-member table:name="4860" table:display="true" table:show-details="true"/>
                <table:data-pilot-member table:name="4870" table:display="true" table:show-details="true"/>
                <table:data-pilot-member table:name="4880" table:display="true" table:show-details="true"/>
                <table:data-pilot-member table:name="4910" table:display="true" table:show-details="true"/>
                <table:data-pilot-member table:name="4940" table:display="true" table:show-details="true"/>
                <table:data-pilot-member table:name="4970" table:display="true" table:show-details="true"/>
                <table:data-pilot-member table:name="4980" table:display="true" table:show-details="true"/>
                <table:data-pilot-member table:name="4990" table:display="true" table:show-details="true"/>
                <table:data-pilot-member table:name="5000" table:display="true" table:show-details="true"/>
                <table:data-pilot-member table:name="5020" table:display="true" table:show-details="true"/>
                <table:data-pilot-member table:name="5030" table:display="true" table:show-details="true"/>
                <table:data-pilot-member table:name="5060" table:display="true" table:show-details="true"/>
                <table:data-pilot-member table:name="5080" table:display="true" table:show-details="true"/>
                <table:data-pilot-member table:name="5100" table:display="true" table:show-details="true"/>
                <table:data-pilot-member table:name="5150" table:display="true" table:show-details="true"/>
                <table:data-pilot-member table:name="5160" table:display="true" table:show-details="true"/>
                <table:data-pilot-member table:name="5180" table:display="true" table:show-details="true"/>
                <table:data-pilot-member table:name="5190" table:display="true" table:show-details="true"/>
                <table:data-pilot-member table:name="5210" table:display="true" table:show-details="true"/>
                <table:data-pilot-member table:name="5220" table:display="true" table:show-details="true"/>
                <table:data-pilot-member table:name="5230" table:display="true" table:show-details="true"/>
                <table:data-pilot-member table:name="5240" table:display="true" table:show-details="true"/>
                <table:data-pilot-member table:name="5270" table:display="true" table:show-details="true"/>
                <table:data-pilot-member table:name="5280" table:display="true" table:show-details="true"/>
                <table:data-pilot-member table:name="5300" table:display="true" table:show-details="true"/>
                <table:data-pilot-member table:name="5310" table:display="true" table:show-details="true"/>
                <table:data-pilot-member table:name="5340" table:display="true" table:show-details="true"/>
                <table:data-pilot-member table:name="5350" table:display="true" table:show-details="true"/>
                <table:data-pilot-member table:name="5370" table:display="true" table:show-details="true"/>
                <table:data-pilot-member table:name="5380" table:display="true" table:show-details="true"/>
                <table:data-pilot-member table:name="5420" table:display="true" table:show-details="true"/>
                <table:data-pilot-member table:name="5430" table:display="true" table:show-details="true"/>
                <table:data-pilot-member table:name="5440" table:display="true" table:show-details="true"/>
                <table:data-pilot-member table:name="5450" table:display="true" table:show-details="true"/>
                <table:data-pilot-member table:name="5480" table:display="true" table:show-details="true"/>
                <table:data-pilot-member table:name="5490" table:display="true" table:show-details="true"/>
                <table:data-pilot-member table:name="5530" table:display="true" table:show-details="true"/>
                <table:data-pilot-member table:name="5540" table:display="true" table:show-details="true"/>
                <table:data-pilot-member table:name="5550" table:display="true" table:show-details="true"/>
                <table:data-pilot-member table:name="5560" table:display="true" table:show-details="true"/>
                <table:data-pilot-member table:name="5570" table:display="true" table:show-details="true"/>
                <table:data-pilot-member table:name="5600" table:display="true" table:show-details="true"/>
                <table:data-pilot-member table:name="5610" table:display="true" table:show-details="true"/>
                <table:data-pilot-member table:name="5650" table:display="true" table:show-details="true"/>
                <table:data-pilot-member table:name="5660" table:display="true" table:show-details="true"/>
                <table:data-pilot-member table:name="5690" table:display="true" table:show-details="true"/>
                <table:data-pilot-member table:name="5730" table:display="true" table:show-details="true"/>
                <table:data-pilot-member table:name="5740" table:display="true" table:show-details="true"/>
                <table:data-pilot-member table:name="5750" table:display="true" table:show-details="true"/>
                <table:data-pilot-member table:name="5760" table:display="true" table:show-details="true"/>
                <table:data-pilot-member table:name="5770" table:display="true" table:show-details="true"/>
                <table:data-pilot-member table:name="5820" table:display="true" table:show-details="true"/>
                <table:data-pilot-member table:name="5840" table:display="true" table:show-details="true"/>
                <table:data-pilot-member table:name="5850" table:display="true" table:show-details="true"/>
                <table:data-pilot-member table:name="5870" table:display="true" table:show-details="true"/>
                <table:data-pilot-member table:name="5910" table:display="true" table:show-details="true"/>
                <table:data-pilot-member table:name="5920" table:display="true" table:show-details="true"/>
                <table:data-pilot-member table:name="5930" table:display="true" table:show-details="true"/>
                <table:data-pilot-member table:name="5950" table:display="true" table:show-details="true"/>
                <table:data-pilot-member table:name="5970" table:display="true" table:show-details="true"/>
                <table:data-pilot-member table:name="6000" table:display="true" table:show-details="true"/>
                <table:data-pilot-member table:name="6010" table:display="true" table:show-details="true"/>
                <table:data-pilot-member table:name="6050" table:display="true" table:show-details="true"/>
                <table:data-pilot-member table:name="6060" table:display="true" table:show-details="true"/>
                <table:data-pilot-member table:name="6070" table:display="true" table:show-details="true"/>
                <table:data-pilot-member table:name="6080" table:display="true" table:show-details="true"/>
                <table:data-pilot-member table:name="6090" table:display="true" table:show-details="true"/>
                <table:data-pilot-member table:name="6100" table:display="true" table:show-details="true"/>
                <table:data-pilot-member table:name="6110" table:display="true" table:show-details="true"/>
                <table:data-pilot-member table:name="6120" table:display="true" table:show-details="true"/>
                <table:data-pilot-member table:name="6150" table:display="true" table:show-details="true"/>
                <table:data-pilot-member table:name="6160" table:display="true" table:show-details="true"/>
                <table:data-pilot-member table:name="6170" table:display="true" table:show-details="true"/>
                <table:data-pilot-member table:name="6180" table:display="true" table:show-details="true"/>
                <table:data-pilot-member table:name="6200" table:display="true" table:show-details="true"/>
                <table:data-pilot-member table:name="6210" table:display="true" table:show-details="true"/>
                <table:data-pilot-member table:name="6220" table:display="true" table:show-details="true"/>
                <table:data-pilot-member table:name="6230" table:display="true" table:show-details="true"/>
                <table:data-pilot-member table:name="6270" table:display="true" table:show-details="true"/>
                <table:data-pilot-member table:name="6280" table:display="true" table:show-details="true"/>
                <table:data-pilot-member table:name="6290" table:display="true" table:show-details="true"/>
                <table:data-pilot-member table:name="6300" table:display="true" table:show-details="true"/>
                <table:data-pilot-member table:name="6310" table:display="true" table:show-details="true"/>
                <table:data-pilot-member table:name="6320" table:display="true" table:show-details="true"/>
                <table:data-pilot-member table:name="6350" table:display="true" table:show-details="true"/>
                <table:data-pilot-member table:name="6360" table:display="true" table:show-details="true"/>
                <table:data-pilot-member table:name="6390" table:display="true" table:show-details="true"/>
                <table:data-pilot-member table:name="6400" table:display="true" table:show-details="true"/>
                <table:data-pilot-member table:name="6410" table:display="true" table:show-details="true"/>
                <table:data-pilot-member table:name="6430" table:display="true" table:show-details="true"/>
                <table:data-pilot-member table:name="6450" table:display="true" table:show-details="true"/>
                <table:data-pilot-member table:name="6460" table:display="true" table:show-details="true"/>
                <table:data-pilot-member table:name="6470" table:display="true" table:show-details="true"/>
                <table:data-pilot-member table:name="6490" table:display="true" table:show-details="true"/>
                <table:data-pilot-member table:name="6500" table:display="true" table:show-details="true"/>
                <table:data-pilot-member table:name="6510" table:display="true" table:show-details="true"/>
                <table:data-pilot-member table:name="6530" table:display="true" table:show-details="true"/>
                <table:data-pilot-member table:name="6540" table:display="true" table:show-details="true"/>
                <table:data-pilot-member table:name="6560" table:display="true" table:show-details="true"/>
                <table:data-pilot-member table:name="6570" table:display="true" table:show-details="true"/>
                <table:data-pilot-member table:name="6580" table:display="true" table:show-details="true"/>
                <table:data-pilot-member table:name="6590" table:display="true" table:show-details="true"/>
                <table:data-pilot-member table:name="6600" table:display="true" table:show-details="true"/>
                <table:data-pilot-member table:name="6620" table:display="true" table:show-details="true"/>
                <table:data-pilot-member table:name="6690" table:display="true" table:show-details="true"/>
                <table:data-pilot-member table:name="6700" table:display="true" table:show-details="true"/>
                <table:data-pilot-member table:name="6720" table:display="true" table:show-details="true"/>
                <table:data-pilot-member table:name="6730" table:display="true" table:show-details="true"/>
                <table:data-pilot-member table:name="6760" table:display="true" table:show-details="true"/>
                <table:data-pilot-member table:name="6770" table:display="true" table:show-details="true"/>
                <table:data-pilot-member table:name="6780" table:display="true" table:show-details="true"/>
                <table:data-pilot-member table:name="6790" table:display="true" table:show-details="true"/>
                <table:data-pilot-member table:name="6800" table:display="true" table:show-details="true"/>
                <table:data-pilot-member table:name="6820" table:display="true" table:show-details="true"/>
                <table:data-pilot-member table:name="6850" table:display="true" table:show-details="true"/>
                <table:data-pilot-member table:name="6860" table:display="true" table:show-details="true"/>
                <table:data-pilot-member table:name="6880" table:display="true" table:show-details="true"/>
                <table:data-pilot-member table:name="6900" table:display="true" table:show-details="true"/>
                <table:data-pilot-member table:name="6920" table:display="true" table:show-details="true"/>
                <table:data-pilot-member table:name="6930" table:display="true" table:show-details="true"/>
                <table:data-pilot-member table:name="6950" table:display="true" table:show-details="true"/>
                <table:data-pilot-member table:name="6960" table:display="true" table:show-details="true"/>
                <table:data-pilot-member table:name="6980" table:display="true" table:show-details="true"/>
                <table:data-pilot-member table:name="7000" table:display="true" table:show-details="true"/>
                <table:data-pilot-member table:name="7020" table:display="true" table:show-details="true"/>
                <table:data-pilot-member table:name="7030" table:display="true" table:show-details="true"/>
                <table:data-pilot-member table:name="7040" table:display="true" table:show-details="true"/>
                <table:data-pilot-member table:name="7060" table:display="true" table:show-details="true"/>
                <table:data-pilot-member table:name="7100" table:display="true" table:show-details="true"/>
                <table:data-pilot-member table:name="7110" table:display="true" table:show-details="true"/>
                <table:data-pilot-member table:name="7120" table:display="true" table:show-details="true"/>
                <table:data-pilot-member table:name="7160" table:display="true" table:show-details="true"/>
                <table:data-pilot-member table:name="7170" table:display="true" table:show-details="true"/>
                <table:data-pilot-member table:name="7190" table:display="true" table:show-details="true"/>
                <table:data-pilot-member table:name="7210" table:display="true" table:show-details="true"/>
                <table:data-pilot-member table:name="7240" table:display="true" table:show-details="true"/>
                <table:data-pilot-member table:name="7250" table:display="true" table:show-details="true"/>
                <table:data-pilot-member table:name="7270" table:display="true" table:show-details="true"/>
                <table:data-pilot-member table:name="7320" table:display="true" table:show-details="true"/>
                <table:data-pilot-member table:name="7330" table:display="true" table:show-details="true"/>
                <table:data-pilot-member table:name="7340" table:display="true" table:show-details="true"/>
                <table:data-pilot-member table:name="7370" table:display="true" table:show-details="true"/>
                <table:data-pilot-member table:name="7390" table:display="true" table:show-details="true"/>
                <table:data-pilot-member table:name="7450" table:display="true" table:show-details="true"/>
                <table:data-pilot-member table:name="7480" table:display="true" table:show-details="true"/>
                <table:data-pilot-member table:name="7490" table:display="true" table:show-details="true"/>
                <table:data-pilot-member table:name="7520" table:display="true" table:show-details="true"/>
                <table:data-pilot-member table:name="7530" table:display="true" table:show-details="true"/>
                <table:data-pilot-member table:name="7540" table:display="true" table:show-details="true"/>
                <table:data-pilot-member table:name="7550" table:display="true" table:show-details="true"/>
                <table:data-pilot-member table:name="7560" table:display="true" table:show-details="true"/>
                <table:data-pilot-member table:name="7580" table:display="true" table:show-details="true"/>
                <table:data-pilot-member table:name="7640" table:display="true" table:show-details="true"/>
                <table:data-pilot-member table:name="7650" table:display="true" table:show-details="true"/>
                <table:data-pilot-member table:name="7660" table:display="true" table:show-details="true"/>
                <table:data-pilot-member table:name="7700" table:display="true" table:show-details="true"/>
                <table:data-pilot-member table:name="7710" table:display="true" table:show-details="true"/>
                <table:data-pilot-member table:name="7730" table:display="true" table:show-details="true"/>
                <table:data-pilot-member table:name="7740" table:display="true" table:show-details="true"/>
                <table:data-pilot-member table:name="7750" table:display="true" table:show-details="true"/>
                <table:data-pilot-member table:name="7770" table:display="true" table:show-details="true"/>
                <table:data-pilot-member table:name="7820" table:display="true" table:show-details="true"/>
                <table:data-pilot-member table:name="7830" table:display="true" table:show-details="true"/>
                <table:data-pilot-member table:name="7840" table:display="true" table:show-details="true"/>
                <table:data-pilot-member table:name="7850" table:display="true" table:show-details="true"/>
                <table:data-pilot-member table:name="7870" table:display="true" table:show-details="true"/>
                <table:data-pilot-member table:name="7890" table:display="true" table:show-details="true"/>
                <table:data-pilot-member table:name="7910" table:display="true" table:show-details="true"/>
                <table:data-pilot-member table:name="7920" table:display="true" table:show-details="true"/>
                <table:data-pilot-member table:name="7930" table:display="true" table:show-details="true"/>
                <table:data-pilot-member table:name="7940" table:display="true" table:show-details="true"/>
                <table:data-pilot-member table:name="7950" table:display="true" table:show-details="true"/>
                <table:data-pilot-member table:name="7960" table:display="true" table:show-details="true"/>
                <table:data-pilot-member table:name="7970" table:display="true" table:show-details="true"/>
                <table:data-pilot-member table:name="7980" table:display="true" table:show-details="true"/>
                <table:data-pilot-member table:name="7990" table:display="true" table:show-details="true"/>
                <table:data-pilot-member table:name="8000" table:display="true" table:show-details="true"/>
                <table:data-pilot-member table:name="8020" table:display="true" table:show-details="true"/>
                <table:data-pilot-member table:name="8030" table:display="true" table:show-details="true"/>
                <table:data-pilot-member table:name="8040" table:display="true" table:show-details="true"/>
                <table:data-pilot-member table:name="8060" table:display="true" table:show-details="true"/>
                <table:data-pilot-member table:name="8070" table:display="true" table:show-details="true"/>
                <table:data-pilot-member table:name="8090" table:display="true" table:show-details="true"/>
                <table:data-pilot-member table:name="8100" table:display="true" table:show-details="true"/>
                <table:data-pilot-member table:name="8110" table:display="true" table:show-details="true"/>
                <table:data-pilot-member table:name="8140" table:display="true" table:show-details="true"/>
                <table:data-pilot-member table:name="8160" table:display="true" table:show-details="true"/>
                <table:data-pilot-member table:name="8170" table:display="true" table:show-details="true"/>
                <table:data-pilot-member table:name="8190" table:display="true" table:show-details="true"/>
                <table:data-pilot-member table:name="8200" table:display="true" table:show-details="true"/>
                <table:data-pilot-member table:name="8220" table:display="true" table:show-details="true"/>
                <table:data-pilot-member table:name="8230" table:display="true" table:show-details="true"/>
                <table:data-pilot-member table:name="8270" table:display="true" table:show-details="true"/>
                <table:data-pilot-member table:name="8300" table:display="true" table:show-details="true"/>
                <table:data-pilot-member table:name="8320" table:display="true" table:show-details="true"/>
                <table:data-pilot-member table:name="8340" table:display="true" table:show-details="true"/>
                <table:data-pilot-member table:name="8360" table:display="true" table:show-details="true"/>
                <table:data-pilot-member table:name="8450" table:display="true" table:show-details="true"/>
                <table:data-pilot-member table:name="8460" table:display="true" table:show-details="true"/>
                <table:data-pilot-member table:name="8470" table:display="true" table:show-details="true"/>
                <table:data-pilot-member table:name="8480" table:display="true" table:show-details="true"/>
                <table:data-pilot-member table:name="8510" table:display="true" table:show-details="true"/>
                <table:data-pilot-member table:name="8530" table:display="true" table:show-details="true"/>
                <table:data-pilot-member table:name="8550" table:display="true" table:show-details="true"/>
                <table:data-pilot-member table:name="8560" table:display="true" table:show-details="true"/>
                <table:data-pilot-member table:name="8590" table:display="true" table:show-details="true"/>
                <table:data-pilot-member table:name="8650" table:display="true" table:show-details="true"/>
                <table:data-pilot-member table:name="8680" table:display="true" table:show-details="true"/>
                <table:data-pilot-member table:name="8690" table:display="true" table:show-details="true"/>
                <table:data-pilot-member table:name="8700" table:display="true" table:show-details="true"/>
                <table:data-pilot-member table:name="8710" table:display="true" table:show-details="true"/>
                <table:data-pilot-member table:name="8740" table:display="true" table:show-details="true"/>
                <table:data-pilot-member table:name="8770" table:display="true" table:show-details="true"/>
                <table:data-pilot-member table:name="8790" table:display="true" table:show-details="true"/>
                <table:data-pilot-member table:name="8800" table:display="true" table:show-details="true"/>
                <table:data-pilot-member table:name="8880" table:display="true" table:show-details="true"/>
                <table:data-pilot-member table:name="8890" table:display="true" table:show-details="true"/>
                <table:data-pilot-member table:name="8900" table:display="true" table:show-details="true"/>
                <table:data-pilot-member table:name="8930" table:display="true" table:show-details="true"/>
                <table:data-pilot-member table:name="8950" table:display="true" table:show-details="true"/>
                <table:data-pilot-member table:name="8960" table:display="true" table:show-details="true"/>
                <table:data-pilot-member table:name="9000" table:display="true" table:show-details="true"/>
                <table:data-pilot-member table:name="9010" table:display="true" table:show-details="true"/>
                <table:data-pilot-member table:name="9020" table:display="true" table:show-details="true"/>
                <table:data-pilot-member table:name="9040" table:display="true" table:show-details="true"/>
                <table:data-pilot-member table:name="9060" table:display="true" table:show-details="true"/>
                <table:data-pilot-member table:name="9080" table:display="true" table:show-details="true"/>
                <table:data-pilot-member table:name="9130" table:display="true" table:show-details="true"/>
                <table:data-pilot-member table:name="9150" table:display="true" table:show-details="true"/>
                <table:data-pilot-member table:name="9160" table:display="true" table:show-details="true"/>
                <table:data-pilot-member table:name="9200" table:display="true" table:show-details="true"/>
                <table:data-pilot-member table:name="9210" table:display="true" table:show-details="true"/>
                <table:data-pilot-member table:name="9220" table:display="true" table:show-details="true"/>
                <table:data-pilot-member table:name="9230" table:display="true" table:show-details="true"/>
                <table:data-pilot-member table:name="9250" table:display="true" table:show-details="true"/>
                <table:data-pilot-member table:name="9280" table:display="true" table:show-details="true"/>
                <table:data-pilot-member table:name="9310" table:display="true" table:show-details="true"/>
                <table:data-pilot-member table:name="9370" table:display="true" table:show-details="true"/>
                <table:data-pilot-member table:name="9390" table:display="true" table:show-details="true"/>
                <table:data-pilot-member table:name="9400" table:display="true" table:show-details="true"/>
                <table:data-pilot-member table:name="9410" table:display="true" table:show-details="true"/>
                <table:data-pilot-member table:name="9420" table:display="true" table:show-details="true"/>
                <table:data-pilot-member table:name="9430" table:display="true" table:show-details="true"/>
                <table:data-pilot-member table:name="9440" table:display="true" table:show-details="true"/>
                <table:data-pilot-member table:name="9470" table:display="true" table:show-details="true"/>
                <table:data-pilot-member table:name="9480" table:display="true" table:show-details="true"/>
                <table:data-pilot-member table:name="9490" table:display="true" table:show-details="true"/>
                <table:data-pilot-member table:name="9510" table:display="true" table:show-details="true"/>
                <table:data-pilot-member table:name="9520" table:display="true" table:show-details="true"/>
                <table:data-pilot-member table:name="9560" table:display="true" table:show-details="true"/>
                <table:data-pilot-member table:name="9580" table:display="true" table:show-details="true"/>
                <table:data-pilot-member table:name="9590" table:display="true" table:show-details="true"/>
                <table:data-pilot-member table:name="9620" table:display="true" table:show-details="true"/>
                <table:data-pilot-member table:name="9630" table:display="true" table:show-details="true"/>
                <table:data-pilot-member table:name="9670" table:display="true" table:show-details="true"/>
                <table:data-pilot-member table:name="9690" table:display="true" table:show-details="true"/>
                <table:data-pilot-member table:name="9720" table:display="true" table:show-details="true"/>
                <table:data-pilot-member table:name="9740" table:display="true" table:show-details="true"/>
                <table:data-pilot-member table:name="9750" table:display="true" table:show-details="true"/>
                <table:data-pilot-member table:name="9770" table:display="true" table:show-details="true"/>
                <table:data-pilot-member table:name="9800" table:display="true" table:show-details="true"/>
                <table:data-pilot-member table:name="9810" table:display="true" table:show-details="true"/>
                <table:data-pilot-member table:name="9840" table:display="true" table:show-details="true"/>
                <table:data-pilot-member table:name="9850" table:display="true" table:show-details="true"/>
                <table:data-pilot-member table:name="9860" table:display="true" table:show-details="true"/>
                <table:data-pilot-member table:name="9870" table:display="true" table:show-details="true"/>
                <table:data-pilot-member table:name="9920" table:display="true" table:show-details="true"/>
                <table:data-pilot-member table:name="9940" table:display="true" table:show-details="true"/>
                <table:data-pilot-member table:name="9950" table:display="true" table:show-details="true"/>
                <table:data-pilot-member table:name="9960" table:display="true" table:show-details="true"/>
                <table:data-pilot-member table:name="9980" table:display="true" table:show-details="true"/>
                <table:data-pilot-member table:name="999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przestawna_Arkusz1_2'.A1:'Tabela przestawna_Arkusz1_2'.C223" table:buttons="'Tabela przestawna_Arkusz1_2'.A1 'Tabela przestawna_Arkusz1_2'.B1" table:grand-total="column" table:show-filter-button="false" table:drill-down-on-double-click="false">
          <table:source-cell-range table:cell-range-address="Arkusz1.A1:Arkusz1.D75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gazyn" table:orientation="row" table:used-hierarchy="0" table:function="auto">
            <table:data-pilot-level table:show-empty="false" calcext:repeat-item-labels="false">
              <table:data-pilot-members>
                <table:data-pilot-member table:name="Gniezno" table:display="false" table:show-details="true"/>
                <table:data-pilot-member table:name="Malbork" table:display="false" table:show-details="true"/>
                <table:data-pilot-member table:name="Ogrodzieniec" table:display="true" table:show-details="true"/>
                <table:data-pilot-member table:name="Przemysl" table:display="false" table:show-details="true"/>
              </table:data-pilot-members>
              <table:data-pilot-display-info table:enabled="false" table:display-member-mode="from-top" table:member-count="10" table:data-field="wielkosc_zamowienia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a" table:orientation="row" table:used-hierarchy="0" table:function="auto">
            <table:data-pilot-level table:show-empty="false" calcext:repeat-item-labels="false">
              <table:data-pilot-members>
                <table:data-pilot-member table:name="2.01.2021" table:display="true" table:show-details="true"/>
                <table:data-pilot-member table:name="3.01.2021" table:display="true" table:show-details="true"/>
                <table:data-pilot-member table:name="4.01.2021" table:display="true" table:show-details="true"/>
                <table:data-pilot-member table:name="5.01.2021" table:display="true" table:show-details="true"/>
                <table:data-pilot-member table:name="6.01.2021" table:display="true" table:show-details="true"/>
                <table:data-pilot-member table:name="7.01.2021" table:display="true" table:show-details="true"/>
                <table:data-pilot-member table:name="8.01.2021" table:display="true" table:show-details="true"/>
                <table:data-pilot-member table:name="9.01.2021" table:display="true" table:show-details="true"/>
                <table:data-pilot-member table:name="10.01.2021" table:display="true" table:show-details="true"/>
                <table:data-pilot-member table:name="11.01.2021" table:display="true" table:show-details="true"/>
                <table:data-pilot-member table:name="12.01.2021" table:display="true" table:show-details="true"/>
                <table:data-pilot-member table:name="13.01.2021" table:display="true" table:show-details="true"/>
                <table:data-pilot-member table:name="14.01.2021" table:display="true" table:show-details="true"/>
                <table:data-pilot-member table:name="15.01.2021" table:display="true" table:show-details="true"/>
                <table:data-pilot-member table:name="16.01.2021" table:display="true" table:show-details="true"/>
                <table:data-pilot-member table:name="17.01.2021" table:display="true" table:show-details="true"/>
                <table:data-pilot-member table:name="18.01.2021" table:display="true" table:show-details="true"/>
                <table:data-pilot-member table:name="19.01.2021" table:display="true" table:show-details="true"/>
                <table:data-pilot-member table:name="20.01.2021" table:display="true" table:show-details="true"/>
                <table:data-pilot-member table:name="21.01.2021" table:display="true" table:show-details="true"/>
                <table:data-pilot-member table:name="22.01.2021" table:display="true" table:show-details="true"/>
                <table:data-pilot-member table:name="23.01.2021" table:display="true" table:show-details="true"/>
                <table:data-pilot-member table:name="24.01.2021" table:display="true" table:show-details="true"/>
                <table:data-pilot-member table:name="25.01.2021" table:display="true" table:show-details="true"/>
                <table:data-pilot-member table:name="26.01.2021" table:display="true" table:show-details="true"/>
                <table:data-pilot-member table:name="27.01.2021" table:display="true" table:show-details="true"/>
                <table:data-pilot-member table:name="28.01.2021" table:display="true" table:show-details="true"/>
                <table:data-pilot-member table:name="29.01.2021" table:display="true" table:show-details="true"/>
                <table:data-pilot-member table:name="30.01.2021" table:display="true" table:show-details="true"/>
                <table:data-pilot-member table:name="31.01.2021" table:display="true" table:show-details="true"/>
                <table:data-pilot-member table:name="1.02.2021" table:display="true" table:show-details="true"/>
                <table:data-pilot-member table:name="2.02.2021" table:display="true" table:show-details="true"/>
                <table:data-pilot-member table:name="3.02.2021" table:display="true" table:show-details="true"/>
                <table:data-pilot-member table:name="4.02.2021" table:display="true" table:show-details="true"/>
                <table:data-pilot-member table:name="5.02.2021" table:display="true" table:show-details="true"/>
                <table:data-pilot-member table:name="6.02.2021" table:display="true" table:show-details="true"/>
                <table:data-pilot-member table:name="7.02.2021" table:display="true" table:show-details="true"/>
                <table:data-pilot-member table:name="8.02.2021" table:display="true" table:show-details="true"/>
                <table:data-pilot-member table:name="9.02.2021" table:display="true" table:show-details="true"/>
                <table:data-pilot-member table:name="10.02.2021" table:display="true" table:show-details="true"/>
                <table:data-pilot-member table:name="11.02.2021" table:display="true" table:show-details="true"/>
                <table:data-pilot-member table:name="12.02.2021" table:display="true" table:show-details="true"/>
                <table:data-pilot-member table:name="13.02.2021" table:display="true" table:show-details="true"/>
                <table:data-pilot-member table:name="14.02.2021" table:display="true" table:show-details="true"/>
                <table:data-pilot-member table:name="15.02.2021" table:display="true" table:show-details="true"/>
                <table:data-pilot-member table:name="16.02.2021" table:display="true" table:show-details="true"/>
                <table:data-pilot-member table:name="17.02.2021" table:display="true" table:show-details="true"/>
                <table:data-pilot-member table:name="18.02.2021" table:display="true" table:show-details="true"/>
                <table:data-pilot-member table:name="19.02.2021" table:display="true" table:show-details="true"/>
                <table:data-pilot-member table:name="20.02.2021" table:display="true" table:show-details="true"/>
                <table:data-pilot-member table:name="21.02.2021" table:display="true" table:show-details="true"/>
                <table:data-pilot-member table:name="22.02.2021" table:display="true" table:show-details="true"/>
                <table:data-pilot-member table:name="23.02.2021" table:display="true" table:show-details="true"/>
                <table:data-pilot-member table:name="24.02.2021" table:display="true" table:show-details="true"/>
                <table:data-pilot-member table:name="25.02.2021" table:display="true" table:show-details="true"/>
                <table:data-pilot-member table:name="26.02.2021" table:display="true" table:show-details="true"/>
                <table:data-pilot-member table:name="27.02.2021" table:display="true" table:show-details="true"/>
                <table:data-pilot-member table:name="28.02.2021" table:display="true" table:show-details="true"/>
                <table:data-pilot-member table:name="1.03.2021" table:display="true" table:show-details="true"/>
                <table:data-pilot-member table:name="2.03.2021" table:display="true" table:show-details="true"/>
                <table:data-pilot-member table:name="3.03.2021" table:display="true" table:show-details="true"/>
                <table:data-pilot-member table:name="4.03.2021" table:display="true" table:show-details="true"/>
                <table:data-pilot-member table:name="5.03.2021" table:display="true" table:show-details="true"/>
                <table:data-pilot-member table:name="6.03.2021" table:display="true" table:show-details="true"/>
                <table:data-pilot-member table:name="7.03.2021" table:display="true" table:show-details="true"/>
                <table:data-pilot-member table:name="8.03.2021" table:display="true" table:show-details="true"/>
                <table:data-pilot-member table:name="9.03.2021" table:display="true" table:show-details="true"/>
                <table:data-pilot-member table:name="10.03.2021" table:display="true" table:show-details="true"/>
                <table:data-pilot-member table:name="11.03.2021" table:display="true" table:show-details="true"/>
                <table:data-pilot-member table:name="12.03.2021" table:display="true" table:show-details="true"/>
                <table:data-pilot-member table:name="13.03.2021" table:display="true" table:show-details="true"/>
                <table:data-pilot-member table:name="14.03.2021" table:display="true" table:show-details="true"/>
                <table:data-pilot-member table:name="15.03.2021" table:display="true" table:show-details="true"/>
                <table:data-pilot-member table:name="16.03.2021" table:display="true" table:show-details="true"/>
                <table:data-pilot-member table:name="17.03.2021" table:display="true" table:show-details="true"/>
                <table:data-pilot-member table:name="18.03.2021" table:display="true" table:show-details="true"/>
                <table:data-pilot-member table:name="19.03.2021" table:display="true" table:show-details="true"/>
                <table:data-pilot-member table:name="20.03.2021" table:display="true" table:show-details="true"/>
                <table:data-pilot-member table:name="21.03.2021" table:display="true" table:show-details="true"/>
                <table:data-pilot-member table:name="22.03.2021" table:display="true" table:show-details="true"/>
                <table:data-pilot-member table:name="23.03.2021" table:display="true" table:show-details="true"/>
                <table:data-pilot-member table:name="24.03.2021" table:display="true" table:show-details="true"/>
                <table:data-pilot-member table:name="25.03.2021" table:display="true" table:show-details="true"/>
                <table:data-pilot-member table:name="26.03.2021" table:display="true" table:show-details="true"/>
                <table:data-pilot-member table:name="27.03.2021" table:display="true" table:show-details="true"/>
                <table:data-pilot-member table:name="28.03.2021" table:display="true" table:show-details="true"/>
                <table:data-pilot-member table:name="29.03.2021" table:display="true" table:show-details="true"/>
                <table:data-pilot-member table:name="30.03.2021" table:display="true" table:show-details="true"/>
                <table:data-pilot-member table:name="31.03.2021" table:display="true" table:show-details="true"/>
                <table:data-pilot-member table:name="1.04.2021" table:display="true" table:show-details="true"/>
                <table:data-pilot-member table:name="2.04.2021" table:display="true" table:show-details="true"/>
                <table:data-pilot-member table:name="3.04.2021" table:display="true" table:show-details="true"/>
                <table:data-pilot-member table:name="4.04.2021" table:display="true" table:show-details="true"/>
                <table:data-pilot-member table:name="5.04.2021" table:display="true" table:show-details="true"/>
                <table:data-pilot-member table:name="6.04.2021" table:display="true" table:show-details="true"/>
                <table:data-pilot-member table:name="7.04.2021" table:display="true" table:show-details="true"/>
                <table:data-pilot-member table:name="8.04.2021" table:display="true" table:show-details="true"/>
                <table:data-pilot-member table:name="9.04.2021" table:display="true" table:show-details="true"/>
                <table:data-pilot-member table:name="10.04.2021" table:display="true" table:show-details="true"/>
                <table:data-pilot-member table:name="11.04.2021" table:display="true" table:show-details="true"/>
                <table:data-pilot-member table:name="12.04.2021" table:display="true" table:show-details="true"/>
                <table:data-pilot-member table:name="13.04.2021" table:display="true" table:show-details="true"/>
                <table:data-pilot-member table:name="14.04.2021" table:display="true" table:show-details="true"/>
                <table:data-pilot-member table:name="15.04.2021" table:display="true" table:show-details="true"/>
                <table:data-pilot-member table:name="16.04.2021" table:display="true" table:show-details="true"/>
                <table:data-pilot-member table:name="17.04.2021" table:display="true" table:show-details="true"/>
                <table:data-pilot-member table:name="18.04.2021" table:display="true" table:show-details="true"/>
                <table:data-pilot-member table:name="19.04.2021" table:display="true" table:show-details="true"/>
                <table:data-pilot-member table:name="20.04.2021" table:display="true" table:show-details="true"/>
                <table:data-pilot-member table:name="21.04.2021" table:display="true" table:show-details="true"/>
                <table:data-pilot-member table:name="22.04.2021" table:display="true" table:show-details="true"/>
                <table:data-pilot-member table:name="23.04.2021" table:display="true" table:show-details="true"/>
                <table:data-pilot-member table:name="24.04.2021" table:display="true" table:show-details="true"/>
                <table:data-pilot-member table:name="25.04.2021" table:display="true" table:show-details="true"/>
                <table:data-pilot-member table:name="26.04.2021" table:display="true" table:show-details="true"/>
                <table:data-pilot-member table:name="27.04.2021" table:display="true" table:show-details="true"/>
                <table:data-pilot-member table:name="28.04.2021" table:display="true" table:show-details="true"/>
                <table:data-pilot-member table:name="29.04.2021" table:display="true" table:show-details="true"/>
                <table:data-pilot-member table:name="30.04.2021" table:display="true" table:show-details="true"/>
                <table:data-pilot-member table:name="1.05.2021" table:display="true" table:show-details="true"/>
                <table:data-pilot-member table:name="2.05.2021" table:display="true" table:show-details="true"/>
                <table:data-pilot-member table:name="3.05.2021" table:display="true" table:show-details="true"/>
                <table:data-pilot-member table:name="4.05.2021" table:display="true" table:show-details="true"/>
                <table:data-pilot-member table:name="5.05.2021" table:display="true" table:show-details="true"/>
                <table:data-pilot-member table:name="6.05.2021" table:display="true" table:show-details="true"/>
                <table:data-pilot-member table:name="7.05.2021" table:display="true" table:show-details="true"/>
                <table:data-pilot-member table:name="8.05.2021" table:display="true" table:show-details="true"/>
                <table:data-pilot-member table:name="9.05.2021" table:display="true" table:show-details="true"/>
                <table:data-pilot-member table:name="10.05.2021" table:display="true" table:show-details="true"/>
                <table:data-pilot-member table:name="11.05.2021" table:display="true" table:show-details="true"/>
                <table:data-pilot-member table:name="12.05.2021" table:display="true" table:show-details="true"/>
                <table:data-pilot-member table:name="13.05.2021" table:display="true" table:show-details="true"/>
                <table:data-pilot-member table:name="14.05.2021" table:display="true" table:show-details="true"/>
                <table:data-pilot-member table:name="15.05.2021" table:display="true" table:show-details="true"/>
                <table:data-pilot-member table:name="16.05.2021" table:display="true" table:show-details="true"/>
                <table:data-pilot-member table:name="17.05.2021" table:display="true" table:show-details="true"/>
                <table:data-pilot-member table:name="18.05.2021" table:display="true" table:show-details="true"/>
                <table:data-pilot-member table:name="19.05.2021" table:display="true" table:show-details="true"/>
                <table:data-pilot-member table:name="20.05.2021" table:display="true" table:show-details="true"/>
                <table:data-pilot-member table:name="21.05.2021" table:display="true" table:show-details="true"/>
                <table:data-pilot-member table:name="22.05.2021" table:display="true" table:show-details="true"/>
                <table:data-pilot-member table:name="23.05.2021" table:display="true" table:show-details="true"/>
                <table:data-pilot-member table:name="24.05.2021" table:display="true" table:show-details="true"/>
                <table:data-pilot-member table:name="25.05.2021" table:display="true" table:show-details="true"/>
                <table:data-pilot-member table:name="26.05.2021" table:display="true" table:show-details="true"/>
                <table:data-pilot-member table:name="27.05.2021" table:display="true" table:show-details="true"/>
                <table:data-pilot-member table:name="28.05.2021" table:display="true" table:show-details="true"/>
                <table:data-pilot-member table:name="29.05.2021" table:display="true" table:show-details="true"/>
                <table:data-pilot-member table:name="30.05.2021" table:display="true" table:show-details="true"/>
                <table:data-pilot-member table:name="31.05.2021" table:display="true" table:show-details="true"/>
                <table:data-pilot-member table:name="1.06.2021" table:display="true" table:show-details="true"/>
                <table:data-pilot-member table:name="2.06.2021" table:display="true" table:show-details="true"/>
                <table:data-pilot-member table:name="3.06.2021" table:display="true" table:show-details="true"/>
                <table:data-pilot-member table:name="4.06.2021" table:display="true" table:show-details="true"/>
                <table:data-pilot-member table:name="5.06.2021" table:display="true" table:show-details="true"/>
                <table:data-pilot-member table:name="6.06.2021" table:display="true" table:show-details="true"/>
                <table:data-pilot-member table:name="7.06.2021" table:display="true" table:show-details="true"/>
                <table:data-pilot-member table:name="8.06.2021" table:display="true" table:show-details="true"/>
                <table:data-pilot-member table:name="9.06.2021" table:display="true" table:show-details="true"/>
                <table:data-pilot-member table:name="10.06.2021" table:display="true" table:show-details="true"/>
                <table:data-pilot-member table:name="11.06.2021" table:display="true" table:show-details="true"/>
                <table:data-pilot-member table:name="12.06.2021" table:display="true" table:show-details="true"/>
                <table:data-pilot-member table:name="13.06.2021" table:display="true" table:show-details="true"/>
                <table:data-pilot-member table:name="14.06.2021" table:display="true" table:show-details="true"/>
                <table:data-pilot-member table:name="15.06.2021" table:display="true" table:show-details="true"/>
                <table:data-pilot-member table:name="16.06.2021" table:display="true" table:show-details="true"/>
                <table:data-pilot-member table:name="17.06.2021" table:display="true" table:show-details="true"/>
                <table:data-pilot-member table:name="18.06.2021" table:display="true" table:show-details="true"/>
                <table:data-pilot-member table:name="19.06.2021" table:display="true" table:show-details="true"/>
                <table:data-pilot-member table:name="20.06.2021" table:display="true" table:show-details="true"/>
                <table:data-pilot-member table:name="21.06.2021" table:display="true" table:show-details="true"/>
                <table:data-pilot-member table:name="22.06.2021" table:display="true" table:show-details="true"/>
                <table:data-pilot-member table:name="23.06.2021" table:display="true" table:show-details="true"/>
                <table:data-pilot-member table:name="24.06.2021" table:display="true" table:show-details="true"/>
                <table:data-pilot-member table:name="25.06.2021" table:display="true" table:show-details="true"/>
                <table:data-pilot-member table:name="26.06.2021" table:display="true" table:show-details="true"/>
                <table:data-pilot-member table:name="27.06.2021" table:display="true" table:show-details="true"/>
                <table:data-pilot-member table:name="28.06.2021" table:display="true" table:show-details="true"/>
                <table:data-pilot-member table:name="29.06.2021" table:display="true" table:show-details="true"/>
                <table:data-pilot-member table:name="30.06.2021" table:display="true" table:show-details="true"/>
                <table:data-pilot-member table:name="1.07.2021" table:display="true" table:show-details="true"/>
                <table:data-pilot-member table:name="2.07.2021" table:display="true" table:show-details="true"/>
                <table:data-pilot-member table:name="3.07.2021" table:display="true" table:show-details="true"/>
                <table:data-pilot-member table:name="4.07.2021" table:display="true" table:show-details="true"/>
                <table:data-pilot-member table:name="5.07.2021" table:display="true" table:show-details="true"/>
                <table:data-pilot-member table:name="6.07.2021" table:display="true" table:show-details="true"/>
                <table:data-pilot-member table:name="7.07.2021" table:display="true" table:show-details="true"/>
                <table:data-pilot-member table:name="8.07.2021" table:display="true" table:show-details="true"/>
                <table:data-pilot-member table:name="9.07.2021" table:display="true" table:show-details="true"/>
                <table:data-pilot-member table:name="10.07.2021" table:display="true" table:show-details="true"/>
                <table:data-pilot-member table:name="11.07.2021" table:display="true" table:show-details="true"/>
                <table:data-pilot-member table:name="12.07.2021" table:display="true" table:show-details="true"/>
                <table:data-pilot-member table:name="13.07.2021" table:display="true" table:show-details="true"/>
                <table:data-pilot-member table:name="14.07.2021" table:display="true" table:show-details="true"/>
                <table:data-pilot-member table:name="15.07.2021" table:display="true" table:show-details="true"/>
                <table:data-pilot-member table:name="16.07.2021" table:display="true" table:show-details="true"/>
                <table:data-pilot-member table:name="17.07.2021" table:display="true" table:show-details="true"/>
                <table:data-pilot-member table:name="18.07.2021" table:display="true" table:show-details="true"/>
                <table:data-pilot-member table:name="19.07.2021" table:display="true" table:show-details="true"/>
                <table:data-pilot-member table:name="20.07.2021" table:display="true" table:show-details="true"/>
                <table:data-pilot-member table:name="21.07.2021" table:display="true" table:show-details="true"/>
                <table:data-pilot-member table:name="22.07.2021" table:display="true" table:show-details="true"/>
                <table:data-pilot-member table:name="23.07.2021" table:display="true" table:show-details="true"/>
                <table:data-pilot-member table:name="24.07.2021" table:display="true" table:show-details="true"/>
                <table:data-pilot-member table:name="25.07.2021" table:display="true" table:show-details="true"/>
                <table:data-pilot-member table:name="26.07.2021" table:display="true" table:show-details="true"/>
                <table:data-pilot-member table:name="27.07.2021" table:display="true" table:show-details="true"/>
                <table:data-pilot-member table:name="28.07.2021" table:display="true" table:show-details="true"/>
                <table:data-pilot-member table:name="29.07.2021" table:display="true" table:show-details="true"/>
                <table:data-pilot-member table:name="30.07.2021" table:display="true" table:show-details="true"/>
                <table:data-pilot-member table:name="31.07.2021" table:display="true" table:show-details="true"/>
                <table:data-pilot-member table:name="1.08.2021" table:display="true" table:show-details="true"/>
                <table:data-pilot-member table:name="2.08.2021" table:display="true" table:show-details="true"/>
                <table:data-pilot-member table:name="3.08.2021" table:display="true" table:show-details="true"/>
                <table:data-pilot-member table:name="4.08.2021" table:display="true" table:show-details="true"/>
                <table:data-pilot-member table:name="5.08.2021" table:display="true" table:show-details="true"/>
                <table:data-pilot-member table:name="6.08.2021" table:display="true" table:show-details="true"/>
                <table:data-pilot-member table:name="7.08.2021" table:display="true" table:show-details="true"/>
                <table:data-pilot-member table:name="8.08.2021" table:display="true" table:show-details="true"/>
                <table:data-pilot-member table:name="9.08.2021" table:display="true" table:show-details="true"/>
                <table:data-pilot-member table:name="10.08.2021" table:display="true" table:show-details="true"/>
                <table:data-pilot-member table:name="11.08.2021" table:display="true" table:show-details="true"/>
                <table:data-pilot-member table:name="12.08.2021" table:display="true" table:show-details="true"/>
                <table:data-pilot-member table:name="13.08.2021" table:display="true" table:show-details="true"/>
                <table:data-pilot-member table:name="14.08.2021" table:display="true" table:show-details="true"/>
                <table:data-pilot-member table:name="15.08.2021" table:display="true" table:show-details="true"/>
                <table:data-pilot-member table:name="16.08.2021" table:display="true" table:show-details="true"/>
                <table:data-pilot-member table:name="17.08.2021" table:display="true" table:show-details="true"/>
                <table:data-pilot-member table:name="18.08.2021" table:display="true" table:show-details="true"/>
                <table:data-pilot-member table:name="19.08.2021" table:display="true" table:show-details="true"/>
                <table:data-pilot-member table:name="20.08.2021" table:display="true" table:show-details="true"/>
                <table:data-pilot-member table:name="21.08.2021" table:display="true" table:show-details="true"/>
                <table:data-pilot-member table:name="22.08.2021" table:display="true" table:show-details="true"/>
                <table:data-pilot-member table:name="23.08.2021" table:display="true" table:show-details="true"/>
                <table:data-pilot-member table:name="24.08.2021" table:display="true" table:show-details="true"/>
                <table:data-pilot-member table:name="25.08.2021" table:display="true" table:show-details="true"/>
                <table:data-pilot-member table:name="26.08.2021" table:display="true" table:show-details="true"/>
                <table:data-pilot-member table:name="27.08.2021" table:display="true" table:show-details="true"/>
                <table:data-pilot-member table:name="28.08.2021" table:display="true" table:show-details="true"/>
                <table:data-pilot-member table:name="29.08.2021" table:display="true" table:show-details="true"/>
                <table:data-pilot-member table:name="30.08.2021" table:display="true" table:show-details="true"/>
                <table:data-pilot-member table:name="31.08.2021" table:display="true" table:show-details="true"/>
                <table:data-pilot-member table:name="1.09.2021" table:display="true" table:show-details="true"/>
                <table:data-pilot-member table:name="2.09.2021" table:display="true" table:show-details="true"/>
                <table:data-pilot-member table:name="3.09.2021" table:display="true" table:show-details="true"/>
                <table:data-pilot-member table:name="4.09.2021" table:display="true" table:show-details="true"/>
                <table:data-pilot-member table:name="5.09.2021" table:display="true" table:show-details="true"/>
                <table:data-pilot-member table:name="6.09.2021" table:display="true" table:show-details="true"/>
                <table:data-pilot-member table:name="7.09.2021" table:display="true" table:show-details="true"/>
                <table:data-pilot-member table:name="8.09.2021" table:display="true" table:show-details="true"/>
                <table:data-pilot-member table:name="9.09.2021" table:display="true" table:show-details="true"/>
                <table:data-pilot-member table:name="10.09.2021" table:display="true" table:show-details="true"/>
                <table:data-pilot-member table:name="11.09.2021" table:display="true" table:show-details="true"/>
                <table:data-pilot-member table:name="12.09.2021" table:display="true" table:show-details="true"/>
                <table:data-pilot-member table:name="13.09.2021" table:display="true" table:show-details="true"/>
                <table:data-pilot-member table:name="14.09.2021" table:display="true" table:show-details="true"/>
                <table:data-pilot-member table:name="15.09.2021" table:display="true" table:show-details="true"/>
                <table:data-pilot-member table:name="16.09.2021" table:display="true" table:show-details="true"/>
                <table:data-pilot-member table:name="17.09.2021" table:display="true" table:show-details="true"/>
                <table:data-pilot-member table:name="18.09.2021" table:display="true" table:show-details="true"/>
                <table:data-pilot-member table:name="19.09.2021" table:display="true" table:show-details="true"/>
                <table:data-pilot-member table:name="20.09.2021" table:display="true" table:show-details="true"/>
                <table:data-pilot-member table:name="21.09.2021" table:display="true" table:show-details="true"/>
                <table:data-pilot-member table:name="22.09.2021" table:display="true" table:show-details="true"/>
                <table:data-pilot-member table:name="23.09.2021" table:display="true" table:show-details="true"/>
                <table:data-pilot-member table:name="24.09.2021" table:display="true" table:show-details="true"/>
                <table:data-pilot-member table:name="25.09.2021" table:display="true" table:show-details="true"/>
                <table:data-pilot-member table:name="26.09.2021" table:display="true" table:show-details="true"/>
                <table:data-pilot-member table:name="27.09.2021" table:display="true" table:show-details="true"/>
                <table:data-pilot-member table:name="28.09.2021" table:display="true" table:show-details="true"/>
                <table:data-pilot-member table:name="29.09.2021" table:display="true" table:show-details="true"/>
                <table:data-pilot-member table:name="30.09.2021" table:display="true" table:show-details="true"/>
                <table:data-pilot-member table:name="1.10.2021" table:display="true" table:show-details="true"/>
                <table:data-pilot-member table:name="2.10.2021" table:display="true" table:show-details="true"/>
                <table:data-pilot-member table:name="3.10.2021" table:display="true" table:show-details="true"/>
                <table:data-pilot-member table:name="4.10.2021" table:display="true" table:show-details="true"/>
                <table:data-pilot-member table:name="5.10.2021" table:display="true" table:show-details="true"/>
                <table:data-pilot-member table:name="6.10.2021" table:display="true" table:show-details="true"/>
                <table:data-pilot-member table:name="7.10.2021" table:display="true" table:show-details="true"/>
                <table:data-pilot-member table:name="8.10.2021" table:display="true" table:show-details="true"/>
                <table:data-pilot-member table:name="9.10.2021" table:display="true" table:show-details="true"/>
                <table:data-pilot-member table:name="10.10.2021" table:display="true" table:show-details="true"/>
                <table:data-pilot-member table:name="11.10.2021" table:display="true" table:show-details="true"/>
                <table:data-pilot-member table:name="12.10.2021" table:display="true" table:show-details="true"/>
                <table:data-pilot-member table:name="13.10.2021" table:display="true" table:show-details="true"/>
                <table:data-pilot-member table:name="14.10.2021" table:display="true" table:show-details="true"/>
                <table:data-pilot-member table:name="15.10.2021" table:display="true" table:show-details="true"/>
                <table:data-pilot-member table:name="16.10.2021" table:display="true" table:show-details="true"/>
                <table:data-pilot-member table:name="17.10.2021" table:display="true" table:show-details="true"/>
                <table:data-pilot-member table:name="18.10.2021" table:display="true" table:show-details="true"/>
                <table:data-pilot-member table:name="19.10.2021" table:display="true" table:show-details="true"/>
                <table:data-pilot-member table:name="20.10.2021" table:display="true" table:show-details="true"/>
                <table:data-pilot-member table:name="21.10.2021" table:display="true" table:show-details="true"/>
                <table:data-pilot-member table:name="22.10.2021" table:display="true" table:show-details="true"/>
                <table:data-pilot-member table:name="23.10.2021" table:display="true" table:show-details="true"/>
                <table:data-pilot-member table:name="24.10.2021" table:display="true" table:show-details="true"/>
                <table:data-pilot-member table:name="25.10.2021" table:display="true" table:show-details="true"/>
                <table:data-pilot-member table:name="26.10.2021" table:display="true" table:show-details="true"/>
                <table:data-pilot-member table:name="27.10.2021" table:display="true" table:show-details="true"/>
                <table:data-pilot-member table:name="28.10.2021" table:display="true" table:show-details="true"/>
                <table:data-pilot-member table:name="29.10.2021" table:display="true" table:show-details="true"/>
                <table:data-pilot-member table:name="30.10.2021" table:display="true" table:show-details="true"/>
                <table:data-pilot-member table:name="31.10.2021" table:display="true" table:show-details="true"/>
                <table:data-pilot-member table:name="1.11.2021" table:display="true" table:show-details="true"/>
                <table:data-pilot-member table:name="2.11.2021" table:display="true" table:show-details="true"/>
                <table:data-pilot-member table:name="3.11.2021" table:display="true" table:show-details="true"/>
                <table:data-pilot-member table:name="4.11.2021" table:display="true" table:show-details="true"/>
                <table:data-pilot-member table:name="5.11.2021" table:display="true" table:show-details="true"/>
                <table:data-pilot-member table:name="6.11.2021" table:display="true" table:show-details="true"/>
                <table:data-pilot-member table:name="7.11.2021" table:display="true" table:show-details="true"/>
                <table:data-pilot-member table:name="8.11.2021" table:display="true" table:show-details="true"/>
                <table:data-pilot-member table:name="9.11.2021" table:display="true" table:show-details="true"/>
                <table:data-pilot-member table:name="10.11.2021" table:display="true" table:show-details="true"/>
                <table:data-pilot-member table:name="11.11.2021" table:display="true" table:show-details="true"/>
                <table:data-pilot-member table:name="12.11.2021" table:display="true" table:show-details="true"/>
                <table:data-pilot-member table:name="13.11.2021" table:display="true" table:show-details="true"/>
                <table:data-pilot-member table:name="14.11.2021" table:display="true" table:show-details="true"/>
                <table:data-pilot-member table:name="15.11.2021" table:display="true" table:show-details="true"/>
                <table:data-pilot-member table:name="16.11.2021" table:display="true" table:show-details="true"/>
                <table:data-pilot-member table:name="17.11.2021" table:display="true" table:show-details="true"/>
                <table:data-pilot-member table:name="18.11.2021" table:display="true" table:show-details="true"/>
                <table:data-pilot-member table:name="19.11.2021" table:display="true" table:show-details="true"/>
                <table:data-pilot-member table:name="20.11.2021" table:display="true" table:show-details="true"/>
                <table:data-pilot-member table:name="21.11.2021" table:display="true" table:show-details="true"/>
                <table:data-pilot-member table:name="22.11.2021" table:display="true" table:show-details="true"/>
                <table:data-pilot-member table:name="23.11.2021" table:display="true" table:show-details="true"/>
                <table:data-pilot-member table:name="24.11.2021" table:display="true" table:show-details="true"/>
                <table:data-pilot-member table:name="25.11.2021" table:display="true" table:show-details="true"/>
                <table:data-pilot-member table:name="26.11.2021" table:display="true" table:show-details="true"/>
                <table:data-pilot-member table:name="27.11.2021" table:display="true" table:show-details="true"/>
                <table:data-pilot-member table:name="28.11.2021" table:display="true" table:show-details="true"/>
                <table:data-pilot-member table:name="29.11.2021" table:display="true" table:show-details="true"/>
                <table:data-pilot-member table:name="30.11.2021" table:display="true" table:show-details="true"/>
                <table:data-pilot-member table:name="1.12.2021" table:display="true" table:show-details="true"/>
                <table:data-pilot-member table:name="2.12.2021" table:display="true" table:show-details="true"/>
                <table:data-pilot-member table:name="3.12.2021" table:display="true" table:show-details="true"/>
                <table:data-pilot-member table:name="4.12.2021" table:display="true" table:show-details="true"/>
                <table:data-pilot-member table:name="5.12.2021" table:display="true" table:show-details="true"/>
                <table:data-pilot-member table:name="6.12.2021" table:display="true" table:show-details="true"/>
                <table:data-pilot-member table:name="7.12.2021" table:display="true" table:show-details="true"/>
                <table:data-pilot-member table:name="8.12.2021" table:display="true" table:show-details="true"/>
                <table:data-pilot-member table:name="9.12.2021" table:display="true" table:show-details="true"/>
                <table:data-pilot-member table:name="10.12.2021" table:display="true" table:show-details="true"/>
                <table:data-pilot-member table:name="11.12.2021" table:display="true" table:show-details="true"/>
                <table:data-pilot-member table:name="12.12.2021" table:display="true" table:show-details="true"/>
                <table:data-pilot-member table:name="13.12.2021" table:display="true" table:show-details="true"/>
                <table:data-pilot-member table:name="14.12.2021" table:display="true" table:show-details="true"/>
                <table:data-pilot-member table:name="15.12.2021" table:display="true" table:show-details="true"/>
                <table:data-pilot-member table:name="16.12.2021" table:display="true" table:show-details="true"/>
                <table:data-pilot-member table:name="17.12.2021" table:display="true" table:show-details="true"/>
                <table:data-pilot-member table:name="18.12.2021" table:display="true" table:show-details="true"/>
                <table:data-pilot-member table:name="19.12.2021" table:display="true" table:show-details="true"/>
                <table:data-pilot-member table:name="20.12.2021" table:display="true" table:show-details="true"/>
                <table:data-pilot-member table:name="21.12.2021" table:display="true" table:show-details="true"/>
                <table:data-pilot-member table:name="22.12.2021" table:display="true" table:show-details="true"/>
                <table:data-pilot-member table:name="23.12.2021" table:display="true" table:show-details="true"/>
                <table:data-pilot-member table:name="24.12.2021" table:display="true" table:show-details="true"/>
                <table:data-pilot-member table:name="25.12.2021" table:display="true" table:show-details="true"/>
                <table:data-pilot-member table:name="26.12.2021" table:display="true" table:show-details="true"/>
                <table:data-pilot-member table:name="27.12.2021" table:display="true" table:show-details="true"/>
                <table:data-pilot-member table:name="28.12.2021" table:display="true" table:show-details="true"/>
                <table:data-pilot-member table:name="29.12.2021" table:display="true" table:show-details="true"/>
                <table:data-pilot-member table:name="30.12.2021" table:display="true" table:show-details="true"/>
                <table:data-pilot-member table:name="31.12.202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ielkosc_zamowienia" table:orientation="data" table:used-hierarchy="0" table:function="sum">
            <table:data-pilot-level table:show-empty="false" calcext:repeat-item-labels="false">
              <table:data-pilot-members>
                <table:data-pilot-member table:name="330" table:display="true" table:show-details="true"/>
                <table:data-pilot-member table:name="390" table:display="true" table:show-details="true"/>
                <table:data-pilot-member table:name="520" table:display="true" table:show-details="true"/>
                <table:data-pilot-member table:name="570" table:display="true" table:show-details="true"/>
                <table:data-pilot-member table:name="600" table:display="true" table:show-details="true"/>
                <table:data-pilot-member table:name="750" table:display="true" table:show-details="true"/>
                <table:data-pilot-member table:name="780" table:display="true" table:show-details="true"/>
                <table:data-pilot-member table:name="790" table:display="true" table:show-details="true"/>
                <table:data-pilot-member table:name="820" table:display="true" table:show-details="true"/>
                <table:data-pilot-member table:name="850" table:display="true" table:show-details="true"/>
                <table:data-pilot-member table:name="860" table:display="true" table:show-details="true"/>
                <table:data-pilot-member table:name="950" table:display="true" table:show-details="true"/>
                <table:data-pilot-member table:name="1000" table:display="true" table:show-details="true"/>
                <table:data-pilot-member table:name="1010" table:display="true" table:show-details="true"/>
                <table:data-pilot-member table:name="1020" table:display="true" table:show-details="true"/>
                <table:data-pilot-member table:name="1030" table:display="true" table:show-details="true"/>
                <table:data-pilot-member table:name="1050" table:display="true" table:show-details="true"/>
                <table:data-pilot-member table:name="1060" table:display="true" table:show-details="true"/>
                <table:data-pilot-member table:name="1140" table:display="true" table:show-details="true"/>
                <table:data-pilot-member table:name="1150" table:display="true" table:show-details="true"/>
                <table:data-pilot-member table:name="1160" table:display="true" table:show-details="true"/>
                <table:data-pilot-member table:name="1170" table:display="true" table:show-details="true"/>
                <table:data-pilot-member table:name="1180" table:display="true" table:show-details="true"/>
                <table:data-pilot-member table:name="1200" table:display="true" table:show-details="true"/>
                <table:data-pilot-member table:name="1220" table:display="true" table:show-details="true"/>
                <table:data-pilot-member table:name="1230" table:display="true" table:show-details="true"/>
                <table:data-pilot-member table:name="1250" table:display="true" table:show-details="true"/>
                <table:data-pilot-member table:name="1260" table:display="true" table:show-details="true"/>
                <table:data-pilot-member table:name="1280" table:display="true" table:show-details="true"/>
                <table:data-pilot-member table:name="1290" table:display="true" table:show-details="true"/>
                <table:data-pilot-member table:name="1300" table:display="true" table:show-details="true"/>
                <table:data-pilot-member table:name="1310" table:display="true" table:show-details="true"/>
                <table:data-pilot-member table:name="1320" table:display="true" table:show-details="true"/>
                <table:data-pilot-member table:name="1330" table:display="true" table:show-details="true"/>
                <table:data-pilot-member table:name="1340" table:display="true" table:show-details="true"/>
                <table:data-pilot-member table:name="1360" table:display="true" table:show-details="true"/>
                <table:data-pilot-member table:name="1380" table:display="true" table:show-details="true"/>
                <table:data-pilot-member table:name="1400" table:display="true" table:show-details="true"/>
                <table:data-pilot-member table:name="1410" table:display="true" table:show-details="true"/>
                <table:data-pilot-member table:name="1430" table:display="true" table:show-details="true"/>
                <table:data-pilot-member table:name="1440" table:display="true" table:show-details="true"/>
                <table:data-pilot-member table:name="1460" table:display="true" table:show-details="true"/>
                <table:data-pilot-member table:name="1470" table:display="true" table:show-details="true"/>
                <table:data-pilot-member table:name="1480" table:display="true" table:show-details="true"/>
                <table:data-pilot-member table:name="1500" table:display="true" table:show-details="true"/>
                <table:data-pilot-member table:name="1510" table:display="true" table:show-details="true"/>
                <table:data-pilot-member table:name="1530" table:display="true" table:show-details="true"/>
                <table:data-pilot-member table:name="1560" table:display="true" table:show-details="true"/>
                <table:data-pilot-member table:name="1570" table:display="true" table:show-details="true"/>
                <table:data-pilot-member table:name="1580" table:display="true" table:show-details="true"/>
                <table:data-pilot-member table:name="1590" table:display="true" table:show-details="true"/>
                <table:data-pilot-member table:name="1620" table:display="true" table:show-details="true"/>
                <table:data-pilot-member table:name="1650" table:display="true" table:show-details="true"/>
                <table:data-pilot-member table:name="1670" table:display="true" table:show-details="true"/>
                <table:data-pilot-member table:name="1680" table:display="true" table:show-details="true"/>
                <table:data-pilot-member table:name="1690" table:display="true" table:show-details="true"/>
                <table:data-pilot-member table:name="1700" table:display="true" table:show-details="true"/>
                <table:data-pilot-member table:name="1740" table:display="true" table:show-details="true"/>
                <table:data-pilot-member table:name="1750" table:display="true" table:show-details="true"/>
                <table:data-pilot-member table:name="1770" table:display="true" table:show-details="true"/>
                <table:data-pilot-member table:name="1780" table:display="true" table:show-details="true"/>
                <table:data-pilot-member table:name="1800" table:display="true" table:show-details="true"/>
                <table:data-pilot-member table:name="1810" table:display="true" table:show-details="true"/>
                <table:data-pilot-member table:name="1820" table:display="true" table:show-details="true"/>
                <table:data-pilot-member table:name="1830" table:display="true" table:show-details="true"/>
                <table:data-pilot-member table:name="1870" table:display="true" table:show-details="true"/>
                <table:data-pilot-member table:name="1880" table:display="true" table:show-details="true"/>
                <table:data-pilot-member table:name="1920" table:display="true" table:show-details="true"/>
                <table:data-pilot-member table:name="1940" table:display="true" table:show-details="true"/>
                <table:data-pilot-member table:name="1950" table:display="true" table:show-details="true"/>
                <table:data-pilot-member table:name="1960" table:display="true" table:show-details="true"/>
                <table:data-pilot-member table:name="1970" table:display="true" table:show-details="true"/>
                <table:data-pilot-member table:name="1980" table:display="true" table:show-details="true"/>
                <table:data-pilot-member table:name="1990" table:display="true" table:show-details="true"/>
                <table:data-pilot-member table:name="2020" table:display="true" table:show-details="true"/>
                <table:data-pilot-member table:name="2030" table:display="true" table:show-details="true"/>
                <table:data-pilot-member table:name="2040" table:display="true" table:show-details="true"/>
                <table:data-pilot-member table:name="2060" table:display="true" table:show-details="true"/>
                <table:data-pilot-member table:name="2070" table:display="true" table:show-details="true"/>
                <table:data-pilot-member table:name="2090" table:display="true" table:show-details="true"/>
                <table:data-pilot-member table:name="2100" table:display="true" table:show-details="true"/>
                <table:data-pilot-member table:name="2130" table:display="true" table:show-details="true"/>
                <table:data-pilot-member table:name="2150" table:display="true" table:show-details="true"/>
                <table:data-pilot-member table:name="2170" table:display="true" table:show-details="true"/>
                <table:data-pilot-member table:name="2180" table:display="true" table:show-details="true"/>
                <table:data-pilot-member table:name="2210" table:display="true" table:show-details="true"/>
                <table:data-pilot-member table:name="2240" table:display="true" table:show-details="true"/>
                <table:data-pilot-member table:name="2250" table:display="true" table:show-details="true"/>
                <table:data-pilot-member table:name="2260" table:display="true" table:show-details="true"/>
                <table:data-pilot-member table:name="2300" table:display="true" table:show-details="true"/>
                <table:data-pilot-member table:name="2310" table:display="true" table:show-details="true"/>
                <table:data-pilot-member table:name="2330" table:display="true" table:show-details="true"/>
                <table:data-pilot-member table:name="2340" table:display="true" table:show-details="true"/>
                <table:data-pilot-member table:name="2350" table:display="true" table:show-details="true"/>
                <table:data-pilot-member table:name="2400" table:display="true" table:show-details="true"/>
                <table:data-pilot-member table:name="2410" table:display="true" table:show-details="true"/>
                <table:data-pilot-member table:name="2460" table:display="true" table:show-details="true"/>
                <table:data-pilot-member table:name="2470" table:display="true" table:show-details="true"/>
                <table:data-pilot-member table:name="2480" table:display="true" table:show-details="true"/>
                <table:data-pilot-member table:name="2500" table:display="true" table:show-details="true"/>
                <table:data-pilot-member table:name="2510" table:display="true" table:show-details="true"/>
                <table:data-pilot-member table:name="2520" table:display="true" table:show-details="true"/>
                <table:data-pilot-member table:name="2540" table:display="true" table:show-details="true"/>
                <table:data-pilot-member table:name="2550" table:display="true" table:show-details="true"/>
                <table:data-pilot-member table:name="2580" table:display="true" table:show-details="true"/>
                <table:data-pilot-member table:name="2610" table:display="true" table:show-details="true"/>
                <table:data-pilot-member table:name="2620" table:display="true" table:show-details="true"/>
                <table:data-pilot-member table:name="2630" table:display="true" table:show-details="true"/>
                <table:data-pilot-member table:name="2640" table:display="true" table:show-details="true"/>
                <table:data-pilot-member table:name="2650" table:display="true" table:show-details="true"/>
                <table:data-pilot-member table:name="2660" table:display="true" table:show-details="true"/>
                <table:data-pilot-member table:name="2670" table:display="true" table:show-details="true"/>
                <table:data-pilot-member table:name="2680" table:display="true" table:show-details="true"/>
                <table:data-pilot-member table:name="2700" table:display="true" table:show-details="true"/>
                <table:data-pilot-member table:name="2720" table:display="true" table:show-details="true"/>
                <table:data-pilot-member table:name="2730" table:display="true" table:show-details="true"/>
                <table:data-pilot-member table:name="2750" table:display="true" table:show-details="true"/>
                <table:data-pilot-member table:name="2820" table:display="true" table:show-details="true"/>
                <table:data-pilot-member table:name="2830" table:display="true" table:show-details="true"/>
                <table:data-pilot-member table:name="2850" table:display="true" table:show-details="true"/>
                <table:data-pilot-member table:name="2870" table:display="true" table:show-details="true"/>
                <table:data-pilot-member table:name="2910" table:display="true" table:show-details="true"/>
                <table:data-pilot-member table:name="2930" table:display="true" table:show-details="true"/>
                <table:data-pilot-member table:name="2950" table:display="true" table:show-details="true"/>
                <table:data-pilot-member table:name="2960" table:display="true" table:show-details="true"/>
                <table:data-pilot-member table:name="2990" table:display="true" table:show-details="true"/>
                <table:data-pilot-member table:name="3000" table:display="true" table:show-details="true"/>
                <table:data-pilot-member table:name="3010" table:display="true" table:show-details="true"/>
                <table:data-pilot-member table:name="3020" table:display="true" table:show-details="true"/>
                <table:data-pilot-member table:name="3040" table:display="true" table:show-details="true"/>
                <table:data-pilot-member table:name="3050" table:display="true" table:show-details="true"/>
                <table:data-pilot-member table:name="3060" table:display="true" table:show-details="true"/>
                <table:data-pilot-member table:name="3070" table:display="true" table:show-details="true"/>
                <table:data-pilot-member table:name="3110" table:display="true" table:show-details="true"/>
                <table:data-pilot-member table:name="3130" table:display="true" table:show-details="true"/>
                <table:data-pilot-member table:name="3140" table:display="true" table:show-details="true"/>
                <table:data-pilot-member table:name="3170" table:display="true" table:show-details="true"/>
                <table:data-pilot-member table:name="3180" table:display="true" table:show-details="true"/>
                <table:data-pilot-member table:name="3190" table:display="true" table:show-details="true"/>
                <table:data-pilot-member table:name="3210" table:display="true" table:show-details="true"/>
                <table:data-pilot-member table:name="3220" table:display="true" table:show-details="true"/>
                <table:data-pilot-member table:name="3240" table:display="true" table:show-details="true"/>
                <table:data-pilot-member table:name="3250" table:display="true" table:show-details="true"/>
                <table:data-pilot-member table:name="3260" table:display="true" table:show-details="true"/>
                <table:data-pilot-member table:name="3270" table:display="true" table:show-details="true"/>
                <table:data-pilot-member table:name="3280" table:display="true" table:show-details="true"/>
                <table:data-pilot-member table:name="3290" table:display="true" table:show-details="true"/>
                <table:data-pilot-member table:name="3310" table:display="true" table:show-details="true"/>
                <table:data-pilot-member table:name="3320" table:display="true" table:show-details="true"/>
                <table:data-pilot-member table:name="3330" table:display="true" table:show-details="true"/>
                <table:data-pilot-member table:name="3340" table:display="true" table:show-details="true"/>
                <table:data-pilot-member table:name="3350" table:display="true" table:show-details="true"/>
                <table:data-pilot-member table:name="3400" table:display="true" table:show-details="true"/>
                <table:data-pilot-member table:name="3420" table:display="true" table:show-details="true"/>
                <table:data-pilot-member table:name="3440" table:display="true" table:show-details="true"/>
                <table:data-pilot-member table:name="3450" table:display="true" table:show-details="true"/>
                <table:data-pilot-member table:name="3460" table:display="true" table:show-details="true"/>
                <table:data-pilot-member table:name="3470" table:display="true" table:show-details="true"/>
                <table:data-pilot-member table:name="3490" table:display="true" table:show-details="true"/>
                <table:data-pilot-member table:name="3500" table:display="true" table:show-details="true"/>
                <table:data-pilot-member table:name="3510" table:display="true" table:show-details="true"/>
                <table:data-pilot-member table:name="3540" table:display="true" table:show-details="true"/>
                <table:data-pilot-member table:name="3550" table:display="true" table:show-details="true"/>
                <table:data-pilot-member table:name="3560" table:display="true" table:show-details="true"/>
                <table:data-pilot-member table:name="3580" table:display="true" table:show-details="true"/>
                <table:data-pilot-member table:name="3610" table:display="true" table:show-details="true"/>
                <table:data-pilot-member table:name="3640" table:display="true" table:show-details="true"/>
                <table:data-pilot-member table:name="3650" table:display="true" table:show-details="true"/>
                <table:data-pilot-member table:name="3660" table:display="true" table:show-details="true"/>
                <table:data-pilot-member table:name="3670" table:display="true" table:show-details="true"/>
                <table:data-pilot-member table:name="3710" table:display="true" table:show-details="true"/>
                <table:data-pilot-member table:name="3720" table:display="true" table:show-details="true"/>
                <table:data-pilot-member table:name="3770" table:display="true" table:show-details="true"/>
                <table:data-pilot-member table:name="3780" table:display="true" table:show-details="true"/>
                <table:data-pilot-member table:name="3790" table:display="true" table:show-details="true"/>
                <table:data-pilot-member table:name="3800" table:display="true" table:show-details="true"/>
                <table:data-pilot-member table:name="3820" table:display="true" table:show-details="true"/>
                <table:data-pilot-member table:name="3830" table:display="true" table:show-details="true"/>
                <table:data-pilot-member table:name="3850" table:display="true" table:show-details="true"/>
                <table:data-pilot-member table:name="3860" table:display="true" table:show-details="true"/>
                <table:data-pilot-member table:name="3870" table:display="true" table:show-details="true"/>
                <table:data-pilot-member table:name="3880" table:display="true" table:show-details="true"/>
                <table:data-pilot-member table:name="3900" table:display="true" table:show-details="true"/>
                <table:data-pilot-member table:name="3910" table:display="true" table:show-details="true"/>
                <table:data-pilot-member table:name="3920" table:display="true" table:show-details="true"/>
                <table:data-pilot-member table:name="3930" table:display="true" table:show-details="true"/>
                <table:data-pilot-member table:name="3940" table:display="true" table:show-details="true"/>
                <table:data-pilot-member table:name="3960" table:display="true" table:show-details="true"/>
                <table:data-pilot-member table:name="3970" table:display="true" table:show-details="true"/>
                <table:data-pilot-member table:name="3980" table:display="true" table:show-details="true"/>
                <table:data-pilot-member table:name="4000" table:display="true" table:show-details="true"/>
                <table:data-pilot-member table:name="4040" table:display="true" table:show-details="true"/>
                <table:data-pilot-member table:name="4050" table:display="true" table:show-details="true"/>
                <table:data-pilot-member table:name="4060" table:display="true" table:show-details="true"/>
                <table:data-pilot-member table:name="4070" table:display="true" table:show-details="true"/>
                <table:data-pilot-member table:name="4090" table:display="true" table:show-details="true"/>
                <table:data-pilot-member table:name="4100" table:display="true" table:show-details="true"/>
                <table:data-pilot-member table:name="4110" table:display="true" table:show-details="true"/>
                <table:data-pilot-member table:name="4140" table:display="true" table:show-details="true"/>
                <table:data-pilot-member table:name="4150" table:display="true" table:show-details="true"/>
                <table:data-pilot-member table:name="4160" table:display="true" table:show-details="true"/>
                <table:data-pilot-member table:name="4170" table:display="true" table:show-details="true"/>
                <table:data-pilot-member table:name="4180" table:display="true" table:show-details="true"/>
                <table:data-pilot-member table:name="4190" table:display="true" table:show-details="true"/>
                <table:data-pilot-member table:name="4200" table:display="true" table:show-details="true"/>
                <table:data-pilot-member table:name="4220" table:display="true" table:show-details="true"/>
                <table:data-pilot-member table:name="4230" table:display="true" table:show-details="true"/>
                <table:data-pilot-member table:name="4260" table:display="true" table:show-details="true"/>
                <table:data-pilot-member table:name="4270" table:display="true" table:show-details="true"/>
                <table:data-pilot-member table:name="4290" table:display="true" table:show-details="true"/>
                <table:data-pilot-member table:name="4310" table:display="true" table:show-details="true"/>
                <table:data-pilot-member table:name="4320" table:display="true" table:show-details="true"/>
                <table:data-pilot-member table:name="4330" table:display="true" table:show-details="true"/>
                <table:data-pilot-member table:name="4340" table:display="true" table:show-details="true"/>
                <table:data-pilot-member table:name="4360" table:display="true" table:show-details="true"/>
                <table:data-pilot-member table:name="4380" table:display="true" table:show-details="true"/>
                <table:data-pilot-member table:name="4400" table:display="true" table:show-details="true"/>
                <table:data-pilot-member table:name="4410" table:display="true" table:show-details="true"/>
                <table:data-pilot-member table:name="4420" table:display="true" table:show-details="true"/>
                <table:data-pilot-member table:name="4440" table:display="true" table:show-details="true"/>
                <table:data-pilot-member table:name="4460" table:display="true" table:show-details="true"/>
                <table:data-pilot-member table:name="4470" table:display="true" table:show-details="true"/>
                <table:data-pilot-member table:name="4500" table:display="true" table:show-details="true"/>
                <table:data-pilot-member table:name="4510" table:display="true" table:show-details="true"/>
                <table:data-pilot-member table:name="4520" table:display="true" table:show-details="true"/>
                <table:data-pilot-member table:name="4530" table:display="true" table:show-details="true"/>
                <table:data-pilot-member table:name="4550" table:display="true" table:show-details="true"/>
                <table:data-pilot-member table:name="4560" table:display="true" table:show-details="true"/>
                <table:data-pilot-member table:name="4570" table:display="true" table:show-details="true"/>
                <table:data-pilot-member table:name="4580" table:display="true" table:show-details="true"/>
                <table:data-pilot-member table:name="4590" table:display="true" table:show-details="true"/>
                <table:data-pilot-member table:name="4600" table:display="true" table:show-details="true"/>
                <table:data-pilot-member table:name="4620" table:display="true" table:show-details="true"/>
                <table:data-pilot-member table:name="4630" table:display="true" table:show-details="true"/>
                <table:data-pilot-member table:name="4640" table:display="true" table:show-details="true"/>
                <table:data-pilot-member table:name="4660" table:display="true" table:show-details="true"/>
                <table:data-pilot-member table:name="4680" table:display="true" table:show-details="true"/>
                <table:data-pilot-member table:name="4700" table:display="true" table:show-details="true"/>
                <table:data-pilot-member table:name="4710" table:display="true" table:show-details="true"/>
                <table:data-pilot-member table:name="4740" table:display="true" table:show-details="true"/>
                <table:data-pilot-member table:name="4760" table:display="true" table:show-details="true"/>
                <table:data-pilot-member table:name="4790" table:display="true" table:show-details="true"/>
                <table:data-pilot-member table:name="4800" table:display="true" table:show-details="true"/>
                <table:data-pilot-member table:name="4810" table:display="true" table:show-details="true"/>
                <table:data-pilot-member table:name="4850" table:display="true" table:show-details="true"/>
                <table:data-pilot-member table:name="4860" table:display="true" table:show-details="true"/>
                <table:data-pilot-member table:name="4870" table:display="true" table:show-details="true"/>
                <table:data-pilot-member table:name="4880" table:display="true" table:show-details="true"/>
                <table:data-pilot-member table:name="4910" table:display="true" table:show-details="true"/>
                <table:data-pilot-member table:name="4940" table:display="true" table:show-details="true"/>
                <table:data-pilot-member table:name="4970" table:display="true" table:show-details="true"/>
                <table:data-pilot-member table:name="4980" table:display="true" table:show-details="true"/>
                <table:data-pilot-member table:name="4990" table:display="true" table:show-details="true"/>
                <table:data-pilot-member table:name="5000" table:display="true" table:show-details="true"/>
                <table:data-pilot-member table:name="5020" table:display="true" table:show-details="true"/>
                <table:data-pilot-member table:name="5030" table:display="true" table:show-details="true"/>
                <table:data-pilot-member table:name="5060" table:display="true" table:show-details="true"/>
                <table:data-pilot-member table:name="5080" table:display="true" table:show-details="true"/>
                <table:data-pilot-member table:name="5100" table:display="true" table:show-details="true"/>
                <table:data-pilot-member table:name="5150" table:display="true" table:show-details="true"/>
                <table:data-pilot-member table:name="5160" table:display="true" table:show-details="true"/>
                <table:data-pilot-member table:name="5180" table:display="true" table:show-details="true"/>
                <table:data-pilot-member table:name="5190" table:display="true" table:show-details="true"/>
                <table:data-pilot-member table:name="5210" table:display="true" table:show-details="true"/>
                <table:data-pilot-member table:name="5220" table:display="true" table:show-details="true"/>
                <table:data-pilot-member table:name="5230" table:display="true" table:show-details="true"/>
                <table:data-pilot-member table:name="5240" table:display="true" table:show-details="true"/>
                <table:data-pilot-member table:name="5270" table:display="true" table:show-details="true"/>
                <table:data-pilot-member table:name="5280" table:display="true" table:show-details="true"/>
                <table:data-pilot-member table:name="5300" table:display="true" table:show-details="true"/>
                <table:data-pilot-member table:name="5310" table:display="true" table:show-details="true"/>
                <table:data-pilot-member table:name="5340" table:display="true" table:show-details="true"/>
                <table:data-pilot-member table:name="5350" table:display="true" table:show-details="true"/>
                <table:data-pilot-member table:name="5370" table:display="true" table:show-details="true"/>
                <table:data-pilot-member table:name="5380" table:display="true" table:show-details="true"/>
                <table:data-pilot-member table:name="5420" table:display="true" table:show-details="true"/>
                <table:data-pilot-member table:name="5430" table:display="true" table:show-details="true"/>
                <table:data-pilot-member table:name="5440" table:display="true" table:show-details="true"/>
                <table:data-pilot-member table:name="5450" table:display="true" table:show-details="true"/>
                <table:data-pilot-member table:name="5480" table:display="true" table:show-details="true"/>
                <table:data-pilot-member table:name="5490" table:display="true" table:show-details="true"/>
                <table:data-pilot-member table:name="5530" table:display="true" table:show-details="true"/>
                <table:data-pilot-member table:name="5540" table:display="true" table:show-details="true"/>
                <table:data-pilot-member table:name="5550" table:display="true" table:show-details="true"/>
                <table:data-pilot-member table:name="5560" table:display="true" table:show-details="true"/>
                <table:data-pilot-member table:name="5570" table:display="true" table:show-details="true"/>
                <table:data-pilot-member table:name="5600" table:display="true" table:show-details="true"/>
                <table:data-pilot-member table:name="5610" table:display="true" table:show-details="true"/>
                <table:data-pilot-member table:name="5650" table:display="true" table:show-details="true"/>
                <table:data-pilot-member table:name="5660" table:display="true" table:show-details="true"/>
                <table:data-pilot-member table:name="5690" table:display="true" table:show-details="true"/>
                <table:data-pilot-member table:name="5730" table:display="true" table:show-details="true"/>
                <table:data-pilot-member table:name="5740" table:display="true" table:show-details="true"/>
                <table:data-pilot-member table:name="5750" table:display="true" table:show-details="true"/>
                <table:data-pilot-member table:name="5760" table:display="true" table:show-details="true"/>
                <table:data-pilot-member table:name="5770" table:display="true" table:show-details="true"/>
                <table:data-pilot-member table:name="5820" table:display="true" table:show-details="true"/>
                <table:data-pilot-member table:name="5840" table:display="true" table:show-details="true"/>
                <table:data-pilot-member table:name="5850" table:display="true" table:show-details="true"/>
                <table:data-pilot-member table:name="5870" table:display="true" table:show-details="true"/>
                <table:data-pilot-member table:name="5910" table:display="true" table:show-details="true"/>
                <table:data-pilot-member table:name="5920" table:display="true" table:show-details="true"/>
                <table:data-pilot-member table:name="5930" table:display="true" table:show-details="true"/>
                <table:data-pilot-member table:name="5950" table:display="true" table:show-details="true"/>
                <table:data-pilot-member table:name="5970" table:display="true" table:show-details="true"/>
                <table:data-pilot-member table:name="6000" table:display="true" table:show-details="true"/>
                <table:data-pilot-member table:name="6010" table:display="true" table:show-details="true"/>
                <table:data-pilot-member table:name="6050" table:display="true" table:show-details="true"/>
                <table:data-pilot-member table:name="6060" table:display="true" table:show-details="true"/>
                <table:data-pilot-member table:name="6070" table:display="true" table:show-details="true"/>
                <table:data-pilot-member table:name="6080" table:display="true" table:show-details="true"/>
                <table:data-pilot-member table:name="6090" table:display="true" table:show-details="true"/>
                <table:data-pilot-member table:name="6100" table:display="true" table:show-details="true"/>
                <table:data-pilot-member table:name="6110" table:display="true" table:show-details="true"/>
                <table:data-pilot-member table:name="6120" table:display="true" table:show-details="true"/>
                <table:data-pilot-member table:name="6150" table:display="true" table:show-details="true"/>
                <table:data-pilot-member table:name="6160" table:display="true" table:show-details="true"/>
                <table:data-pilot-member table:name="6170" table:display="true" table:show-details="true"/>
                <table:data-pilot-member table:name="6180" table:display="true" table:show-details="true"/>
                <table:data-pilot-member table:name="6200" table:display="true" table:show-details="true"/>
                <table:data-pilot-member table:name="6210" table:display="true" table:show-details="true"/>
                <table:data-pilot-member table:name="6220" table:display="true" table:show-details="true"/>
                <table:data-pilot-member table:name="6230" table:display="true" table:show-details="true"/>
                <table:data-pilot-member table:name="6270" table:display="true" table:show-details="true"/>
                <table:data-pilot-member table:name="6280" table:display="true" table:show-details="true"/>
                <table:data-pilot-member table:name="6290" table:display="true" table:show-details="true"/>
                <table:data-pilot-member table:name="6300" table:display="true" table:show-details="true"/>
                <table:data-pilot-member table:name="6310" table:display="true" table:show-details="true"/>
                <table:data-pilot-member table:name="6320" table:display="true" table:show-details="true"/>
                <table:data-pilot-member table:name="6350" table:display="true" table:show-details="true"/>
                <table:data-pilot-member table:name="6360" table:display="true" table:show-details="true"/>
                <table:data-pilot-member table:name="6390" table:display="true" table:show-details="true"/>
                <table:data-pilot-member table:name="6400" table:display="true" table:show-details="true"/>
                <table:data-pilot-member table:name="6410" table:display="true" table:show-details="true"/>
                <table:data-pilot-member table:name="6430" table:display="true" table:show-details="true"/>
                <table:data-pilot-member table:name="6450" table:display="true" table:show-details="true"/>
                <table:data-pilot-member table:name="6460" table:display="true" table:show-details="true"/>
                <table:data-pilot-member table:name="6470" table:display="true" table:show-details="true"/>
                <table:data-pilot-member table:name="6490" table:display="true" table:show-details="true"/>
                <table:data-pilot-member table:name="6500" table:display="true" table:show-details="true"/>
                <table:data-pilot-member table:name="6510" table:display="true" table:show-details="true"/>
                <table:data-pilot-member table:name="6530" table:display="true" table:show-details="true"/>
                <table:data-pilot-member table:name="6540" table:display="true" table:show-details="true"/>
                <table:data-pilot-member table:name="6560" table:display="true" table:show-details="true"/>
                <table:data-pilot-member table:name="6570" table:display="true" table:show-details="true"/>
                <table:data-pilot-member table:name="6580" table:display="true" table:show-details="true"/>
                <table:data-pilot-member table:name="6590" table:display="true" table:show-details="true"/>
                <table:data-pilot-member table:name="6600" table:display="true" table:show-details="true"/>
                <table:data-pilot-member table:name="6620" table:display="true" table:show-details="true"/>
                <table:data-pilot-member table:name="6690" table:display="true" table:show-details="true"/>
                <table:data-pilot-member table:name="6700" table:display="true" table:show-details="true"/>
                <table:data-pilot-member table:name="6720" table:display="true" table:show-details="true"/>
                <table:data-pilot-member table:name="6730" table:display="true" table:show-details="true"/>
                <table:data-pilot-member table:name="6760" table:display="true" table:show-details="true"/>
                <table:data-pilot-member table:name="6770" table:display="true" table:show-details="true"/>
                <table:data-pilot-member table:name="6780" table:display="true" table:show-details="true"/>
                <table:data-pilot-member table:name="6790" table:display="true" table:show-details="true"/>
                <table:data-pilot-member table:name="6800" table:display="true" table:show-details="true"/>
                <table:data-pilot-member table:name="6820" table:display="true" table:show-details="true"/>
                <table:data-pilot-member table:name="6850" table:display="true" table:show-details="true"/>
                <table:data-pilot-member table:name="6860" table:display="true" table:show-details="true"/>
                <table:data-pilot-member table:name="6880" table:display="true" table:show-details="true"/>
                <table:data-pilot-member table:name="6900" table:display="true" table:show-details="true"/>
                <table:data-pilot-member table:name="6920" table:display="true" table:show-details="true"/>
                <table:data-pilot-member table:name="6930" table:display="true" table:show-details="true"/>
                <table:data-pilot-member table:name="6950" table:display="true" table:show-details="true"/>
                <table:data-pilot-member table:name="6960" table:display="true" table:show-details="true"/>
                <table:data-pilot-member table:name="6980" table:display="true" table:show-details="true"/>
                <table:data-pilot-member table:name="7000" table:display="true" table:show-details="true"/>
                <table:data-pilot-member table:name="7020" table:display="true" table:show-details="true"/>
                <table:data-pilot-member table:name="7030" table:display="true" table:show-details="true"/>
                <table:data-pilot-member table:name="7040" table:display="true" table:show-details="true"/>
                <table:data-pilot-member table:name="7060" table:display="true" table:show-details="true"/>
                <table:data-pilot-member table:name="7100" table:display="true" table:show-details="true"/>
                <table:data-pilot-member table:name="7110" table:display="true" table:show-details="true"/>
                <table:data-pilot-member table:name="7120" table:display="true" table:show-details="true"/>
                <table:data-pilot-member table:name="7160" table:display="true" table:show-details="true"/>
                <table:data-pilot-member table:name="7170" table:display="true" table:show-details="true"/>
                <table:data-pilot-member table:name="7190" table:display="true" table:show-details="true"/>
                <table:data-pilot-member table:name="7210" table:display="true" table:show-details="true"/>
                <table:data-pilot-member table:name="7240" table:display="true" table:show-details="true"/>
                <table:data-pilot-member table:name="7250" table:display="true" table:show-details="true"/>
                <table:data-pilot-member table:name="7270" table:display="true" table:show-details="true"/>
                <table:data-pilot-member table:name="7320" table:display="true" table:show-details="true"/>
                <table:data-pilot-member table:name="7330" table:display="true" table:show-details="true"/>
                <table:data-pilot-member table:name="7340" table:display="true" table:show-details="true"/>
                <table:data-pilot-member table:name="7370" table:display="true" table:show-details="true"/>
                <table:data-pilot-member table:name="7390" table:display="true" table:show-details="true"/>
                <table:data-pilot-member table:name="7450" table:display="true" table:show-details="true"/>
                <table:data-pilot-member table:name="7480" table:display="true" table:show-details="true"/>
                <table:data-pilot-member table:name="7490" table:display="true" table:show-details="true"/>
                <table:data-pilot-member table:name="7520" table:display="true" table:show-details="true"/>
                <table:data-pilot-member table:name="7530" table:display="true" table:show-details="true"/>
                <table:data-pilot-member table:name="7540" table:display="true" table:show-details="true"/>
                <table:data-pilot-member table:name="7550" table:display="true" table:show-details="true"/>
                <table:data-pilot-member table:name="7560" table:display="true" table:show-details="true"/>
                <table:data-pilot-member table:name="7580" table:display="true" table:show-details="true"/>
                <table:data-pilot-member table:name="7640" table:display="true" table:show-details="true"/>
                <table:data-pilot-member table:name="7650" table:display="true" table:show-details="true"/>
                <table:data-pilot-member table:name="7660" table:display="true" table:show-details="true"/>
                <table:data-pilot-member table:name="7700" table:display="true" table:show-details="true"/>
                <table:data-pilot-member table:name="7710" table:display="true" table:show-details="true"/>
                <table:data-pilot-member table:name="7730" table:display="true" table:show-details="true"/>
                <table:data-pilot-member table:name="7740" table:display="true" table:show-details="true"/>
                <table:data-pilot-member table:name="7750" table:display="true" table:show-details="true"/>
                <table:data-pilot-member table:name="7770" table:display="true" table:show-details="true"/>
                <table:data-pilot-member table:name="7820" table:display="true" table:show-details="true"/>
                <table:data-pilot-member table:name="7830" table:display="true" table:show-details="true"/>
                <table:data-pilot-member table:name="7840" table:display="true" table:show-details="true"/>
                <table:data-pilot-member table:name="7850" table:display="true" table:show-details="true"/>
                <table:data-pilot-member table:name="7870" table:display="true" table:show-details="true"/>
                <table:data-pilot-member table:name="7890" table:display="true" table:show-details="true"/>
                <table:data-pilot-member table:name="7910" table:display="true" table:show-details="true"/>
                <table:data-pilot-member table:name="7920" table:display="true" table:show-details="true"/>
                <table:data-pilot-member table:name="7930" table:display="true" table:show-details="true"/>
                <table:data-pilot-member table:name="7940" table:display="true" table:show-details="true"/>
                <table:data-pilot-member table:name="7950" table:display="true" table:show-details="true"/>
                <table:data-pilot-member table:name="7960" table:display="true" table:show-details="true"/>
                <table:data-pilot-member table:name="7970" table:display="true" table:show-details="true"/>
                <table:data-pilot-member table:name="7980" table:display="true" table:show-details="true"/>
                <table:data-pilot-member table:name="7990" table:display="true" table:show-details="true"/>
                <table:data-pilot-member table:name="8000" table:display="true" table:show-details="true"/>
                <table:data-pilot-member table:name="8020" table:display="true" table:show-details="true"/>
                <table:data-pilot-member table:name="8030" table:display="true" table:show-details="true"/>
                <table:data-pilot-member table:name="8040" table:display="true" table:show-details="true"/>
                <table:data-pilot-member table:name="8060" table:display="true" table:show-details="true"/>
                <table:data-pilot-member table:name="8070" table:display="true" table:show-details="true"/>
                <table:data-pilot-member table:name="8090" table:display="true" table:show-details="true"/>
                <table:data-pilot-member table:name="8100" table:display="true" table:show-details="true"/>
                <table:data-pilot-member table:name="8110" table:display="true" table:show-details="true"/>
                <table:data-pilot-member table:name="8140" table:display="true" table:show-details="true"/>
                <table:data-pilot-member table:name="8160" table:display="true" table:show-details="true"/>
                <table:data-pilot-member table:name="8170" table:display="true" table:show-details="true"/>
                <table:data-pilot-member table:name="8190" table:display="true" table:show-details="true"/>
                <table:data-pilot-member table:name="8200" table:display="true" table:show-details="true"/>
                <table:data-pilot-member table:name="8220" table:display="true" table:show-details="true"/>
                <table:data-pilot-member table:name="8230" table:display="true" table:show-details="true"/>
                <table:data-pilot-member table:name="8270" table:display="true" table:show-details="true"/>
                <table:data-pilot-member table:name="8300" table:display="true" table:show-details="true"/>
                <table:data-pilot-member table:name="8320" table:display="true" table:show-details="true"/>
                <table:data-pilot-member table:name="8340" table:display="true" table:show-details="true"/>
                <table:data-pilot-member table:name="8360" table:display="true" table:show-details="true"/>
                <table:data-pilot-member table:name="8450" table:display="true" table:show-details="true"/>
                <table:data-pilot-member table:name="8460" table:display="true" table:show-details="true"/>
                <table:data-pilot-member table:name="8470" table:display="true" table:show-details="true"/>
                <table:data-pilot-member table:name="8480" table:display="true" table:show-details="true"/>
                <table:data-pilot-member table:name="8510" table:display="true" table:show-details="true"/>
                <table:data-pilot-member table:name="8530" table:display="true" table:show-details="true"/>
                <table:data-pilot-member table:name="8550" table:display="true" table:show-details="true"/>
                <table:data-pilot-member table:name="8560" table:display="true" table:show-details="true"/>
                <table:data-pilot-member table:name="8590" table:display="true" table:show-details="true"/>
                <table:data-pilot-member table:name="8650" table:display="true" table:show-details="true"/>
                <table:data-pilot-member table:name="8680" table:display="true" table:show-details="true"/>
                <table:data-pilot-member table:name="8690" table:display="true" table:show-details="true"/>
                <table:data-pilot-member table:name="8700" table:display="true" table:show-details="true"/>
                <table:data-pilot-member table:name="8710" table:display="true" table:show-details="true"/>
                <table:data-pilot-member table:name="8740" table:display="true" table:show-details="true"/>
                <table:data-pilot-member table:name="8770" table:display="true" table:show-details="true"/>
                <table:data-pilot-member table:name="8790" table:display="true" table:show-details="true"/>
                <table:data-pilot-member table:name="8800" table:display="true" table:show-details="true"/>
                <table:data-pilot-member table:name="8880" table:display="true" table:show-details="true"/>
                <table:data-pilot-member table:name="8890" table:display="true" table:show-details="true"/>
                <table:data-pilot-member table:name="8900" table:display="true" table:show-details="true"/>
                <table:data-pilot-member table:name="8930" table:display="true" table:show-details="true"/>
                <table:data-pilot-member table:name="8950" table:display="true" table:show-details="true"/>
                <table:data-pilot-member table:name="8960" table:display="true" table:show-details="true"/>
                <table:data-pilot-member table:name="9000" table:display="true" table:show-details="true"/>
                <table:data-pilot-member table:name="9010" table:display="true" table:show-details="true"/>
                <table:data-pilot-member table:name="9020" table:display="true" table:show-details="true"/>
                <table:data-pilot-member table:name="9040" table:display="true" table:show-details="true"/>
                <table:data-pilot-member table:name="9060" table:display="true" table:show-details="true"/>
                <table:data-pilot-member table:name="9080" table:display="true" table:show-details="true"/>
                <table:data-pilot-member table:name="9130" table:display="true" table:show-details="true"/>
                <table:data-pilot-member table:name="9150" table:display="true" table:show-details="true"/>
                <table:data-pilot-member table:name="9160" table:display="true" table:show-details="true"/>
                <table:data-pilot-member table:name="9200" table:display="true" table:show-details="true"/>
                <table:data-pilot-member table:name="9210" table:display="true" table:show-details="true"/>
                <table:data-pilot-member table:name="9220" table:display="true" table:show-details="true"/>
                <table:data-pilot-member table:name="9230" table:display="true" table:show-details="true"/>
                <table:data-pilot-member table:name="9250" table:display="true" table:show-details="true"/>
                <table:data-pilot-member table:name="9280" table:display="true" table:show-details="true"/>
                <table:data-pilot-member table:name="9310" table:display="true" table:show-details="true"/>
                <table:data-pilot-member table:name="9370" table:display="true" table:show-details="true"/>
                <table:data-pilot-member table:name="9390" table:display="true" table:show-details="true"/>
                <table:data-pilot-member table:name="9400" table:display="true" table:show-details="true"/>
                <table:data-pilot-member table:name="9410" table:display="true" table:show-details="true"/>
                <table:data-pilot-member table:name="9420" table:display="true" table:show-details="true"/>
                <table:data-pilot-member table:name="9430" table:display="true" table:show-details="true"/>
                <table:data-pilot-member table:name="9440" table:display="true" table:show-details="true"/>
                <table:data-pilot-member table:name="9470" table:display="true" table:show-details="true"/>
                <table:data-pilot-member table:name="9480" table:display="true" table:show-details="true"/>
                <table:data-pilot-member table:name="9490" table:display="true" table:show-details="true"/>
                <table:data-pilot-member table:name="9510" table:display="true" table:show-details="true"/>
                <table:data-pilot-member table:name="9520" table:display="true" table:show-details="true"/>
                <table:data-pilot-member table:name="9560" table:display="true" table:show-details="true"/>
                <table:data-pilot-member table:name="9580" table:display="true" table:show-details="true"/>
                <table:data-pilot-member table:name="9590" table:display="true" table:show-details="true"/>
                <table:data-pilot-member table:name="9620" table:display="true" table:show-details="true"/>
                <table:data-pilot-member table:name="9630" table:display="true" table:show-details="true"/>
                <table:data-pilot-member table:name="9670" table:display="true" table:show-details="true"/>
                <table:data-pilot-member table:name="9690" table:display="true" table:show-details="true"/>
                <table:data-pilot-member table:name="9720" table:display="true" table:show-details="true"/>
                <table:data-pilot-member table:name="9740" table:display="true" table:show-details="true"/>
                <table:data-pilot-member table:name="9750" table:display="true" table:show-details="true"/>
                <table:data-pilot-member table:name="9770" table:display="true" table:show-details="true"/>
                <table:data-pilot-member table:name="9800" table:display="true" table:show-details="true"/>
                <table:data-pilot-member table:name="9810" table:display="true" table:show-details="true"/>
                <table:data-pilot-member table:name="9840" table:display="true" table:show-details="true"/>
                <table:data-pilot-member table:name="9850" table:display="true" table:show-details="true"/>
                <table:data-pilot-member table:name="9860" table:display="true" table:show-details="true"/>
                <table:data-pilot-member table:name="9870" table:display="true" table:show-details="true"/>
                <table:data-pilot-member table:name="9920" table:display="true" table:show-details="true"/>
                <table:data-pilot-member table:name="9940" table:display="true" table:show-details="true"/>
                <table:data-pilot-member table:name="9950" table:display="true" table:show-details="true"/>
                <table:data-pilot-member table:name="9960" table:display="true" table:show-details="true"/>
                <table:data-pilot-member table:name="9980" table:display="true" table:show-details="true"/>
                <table:data-pilot-member table:name="999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Tabela przestawna_Arkusz1_3'.A1:'Tabela przestawna_Arkusz1_3'.B6" table:buttons="'Tabela przestawna_Arkusz1_3'.A1" table:show-filter-button="false" table:drill-down-on-double-click="false">
          <table:source-cell-range table:cell-range-address="Arkusz1.C1:Arkusz1.D75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gazyn" table:orientation="row" table:used-hierarchy="0" table:function="auto">
            <table:data-pilot-level table:show-empty="false" calcext:repeat-item-labels="false">
              <table:data-pilot-members>
                <table:data-pilot-member table:name="Gniezno" table:display="true" table:show-details="true"/>
                <table:data-pilot-member table:name="Malbork" table:display="true" table:show-details="true"/>
                <table:data-pilot-member table:name="Ogrodzieniec" table:display="true" table:show-details="true"/>
                <table:data-pilot-member table:name="Przemys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ielkosc_zamowienia" table:orientation="data" table:used-hierarchy="0" table:function="sum">
            <table:data-pilot-level table:show-empty="false" calcext:repeat-item-labels="false">
              <table:data-pilot-members>
                <table:data-pilot-member table:name="330" table:display="true" table:show-details="true"/>
                <table:data-pilot-member table:name="390" table:display="true" table:show-details="true"/>
                <table:data-pilot-member table:name="520" table:display="true" table:show-details="true"/>
                <table:data-pilot-member table:name="570" table:display="true" table:show-details="true"/>
                <table:data-pilot-member table:name="600" table:display="true" table:show-details="true"/>
                <table:data-pilot-member table:name="750" table:display="true" table:show-details="true"/>
                <table:data-pilot-member table:name="780" table:display="true" table:show-details="true"/>
                <table:data-pilot-member table:name="790" table:display="true" table:show-details="true"/>
                <table:data-pilot-member table:name="820" table:display="true" table:show-details="true"/>
                <table:data-pilot-member table:name="850" table:display="true" table:show-details="true"/>
                <table:data-pilot-member table:name="860" table:display="true" table:show-details="true"/>
                <table:data-pilot-member table:name="950" table:display="true" table:show-details="true"/>
                <table:data-pilot-member table:name="1000" table:display="true" table:show-details="true"/>
                <table:data-pilot-member table:name="1010" table:display="true" table:show-details="true"/>
                <table:data-pilot-member table:name="1020" table:display="true" table:show-details="true"/>
                <table:data-pilot-member table:name="1030" table:display="true" table:show-details="true"/>
                <table:data-pilot-member table:name="1050" table:display="true" table:show-details="true"/>
                <table:data-pilot-member table:name="1060" table:display="true" table:show-details="true"/>
                <table:data-pilot-member table:name="1140" table:display="true" table:show-details="true"/>
                <table:data-pilot-member table:name="1150" table:display="true" table:show-details="true"/>
                <table:data-pilot-member table:name="1160" table:display="true" table:show-details="true"/>
                <table:data-pilot-member table:name="1170" table:display="true" table:show-details="true"/>
                <table:data-pilot-member table:name="1180" table:display="true" table:show-details="true"/>
                <table:data-pilot-member table:name="1200" table:display="true" table:show-details="true"/>
                <table:data-pilot-member table:name="1220" table:display="true" table:show-details="true"/>
                <table:data-pilot-member table:name="1230" table:display="true" table:show-details="true"/>
                <table:data-pilot-member table:name="1250" table:display="true" table:show-details="true"/>
                <table:data-pilot-member table:name="1260" table:display="true" table:show-details="true"/>
                <table:data-pilot-member table:name="1280" table:display="true" table:show-details="true"/>
                <table:data-pilot-member table:name="1290" table:display="true" table:show-details="true"/>
                <table:data-pilot-member table:name="1300" table:display="true" table:show-details="true"/>
                <table:data-pilot-member table:name="1310" table:display="true" table:show-details="true"/>
                <table:data-pilot-member table:name="1320" table:display="true" table:show-details="true"/>
                <table:data-pilot-member table:name="1330" table:display="true" table:show-details="true"/>
                <table:data-pilot-member table:name="1340" table:display="true" table:show-details="true"/>
                <table:data-pilot-member table:name="1360" table:display="true" table:show-details="true"/>
                <table:data-pilot-member table:name="1380" table:display="true" table:show-details="true"/>
                <table:data-pilot-member table:name="1400" table:display="true" table:show-details="true"/>
                <table:data-pilot-member table:name="1410" table:display="true" table:show-details="true"/>
                <table:data-pilot-member table:name="1430" table:display="true" table:show-details="true"/>
                <table:data-pilot-member table:name="1440" table:display="true" table:show-details="true"/>
                <table:data-pilot-member table:name="1460" table:display="true" table:show-details="true"/>
                <table:data-pilot-member table:name="1470" table:display="true" table:show-details="true"/>
                <table:data-pilot-member table:name="1480" table:display="true" table:show-details="true"/>
                <table:data-pilot-member table:name="1500" table:display="true" table:show-details="true"/>
                <table:data-pilot-member table:name="1510" table:display="true" table:show-details="true"/>
                <table:data-pilot-member table:name="1530" table:display="true" table:show-details="true"/>
                <table:data-pilot-member table:name="1560" table:display="true" table:show-details="true"/>
                <table:data-pilot-member table:name="1570" table:display="true" table:show-details="true"/>
                <table:data-pilot-member table:name="1580" table:display="true" table:show-details="true"/>
                <table:data-pilot-member table:name="1590" table:display="true" table:show-details="true"/>
                <table:data-pilot-member table:name="1620" table:display="true" table:show-details="true"/>
                <table:data-pilot-member table:name="1650" table:display="true" table:show-details="true"/>
                <table:data-pilot-member table:name="1670" table:display="true" table:show-details="true"/>
                <table:data-pilot-member table:name="1680" table:display="true" table:show-details="true"/>
                <table:data-pilot-member table:name="1690" table:display="true" table:show-details="true"/>
                <table:data-pilot-member table:name="1700" table:display="true" table:show-details="true"/>
                <table:data-pilot-member table:name="1740" table:display="true" table:show-details="true"/>
                <table:data-pilot-member table:name="1750" table:display="true" table:show-details="true"/>
                <table:data-pilot-member table:name="1770" table:display="true" table:show-details="true"/>
                <table:data-pilot-member table:name="1780" table:display="true" table:show-details="true"/>
                <table:data-pilot-member table:name="1800" table:display="true" table:show-details="true"/>
                <table:data-pilot-member table:name="1810" table:display="true" table:show-details="true"/>
                <table:data-pilot-member table:name="1820" table:display="true" table:show-details="true"/>
                <table:data-pilot-member table:name="1830" table:display="true" table:show-details="true"/>
                <table:data-pilot-member table:name="1870" table:display="true" table:show-details="true"/>
                <table:data-pilot-member table:name="1880" table:display="true" table:show-details="true"/>
                <table:data-pilot-member table:name="1920" table:display="true" table:show-details="true"/>
                <table:data-pilot-member table:name="1940" table:display="true" table:show-details="true"/>
                <table:data-pilot-member table:name="1950" table:display="true" table:show-details="true"/>
                <table:data-pilot-member table:name="1960" table:display="true" table:show-details="true"/>
                <table:data-pilot-member table:name="1970" table:display="true" table:show-details="true"/>
                <table:data-pilot-member table:name="1980" table:display="true" table:show-details="true"/>
                <table:data-pilot-member table:name="1990" table:display="true" table:show-details="true"/>
                <table:data-pilot-member table:name="2020" table:display="true" table:show-details="true"/>
                <table:data-pilot-member table:name="2030" table:display="true" table:show-details="true"/>
                <table:data-pilot-member table:name="2040" table:display="true" table:show-details="true"/>
                <table:data-pilot-member table:name="2060" table:display="true" table:show-details="true"/>
                <table:data-pilot-member table:name="2070" table:display="true" table:show-details="true"/>
                <table:data-pilot-member table:name="2090" table:display="true" table:show-details="true"/>
                <table:data-pilot-member table:name="2100" table:display="true" table:show-details="true"/>
                <table:data-pilot-member table:name="2130" table:display="true" table:show-details="true"/>
                <table:data-pilot-member table:name="2150" table:display="true" table:show-details="true"/>
                <table:data-pilot-member table:name="2170" table:display="true" table:show-details="true"/>
                <table:data-pilot-member table:name="2180" table:display="true" table:show-details="true"/>
                <table:data-pilot-member table:name="2210" table:display="true" table:show-details="true"/>
                <table:data-pilot-member table:name="2240" table:display="true" table:show-details="true"/>
                <table:data-pilot-member table:name="2250" table:display="true" table:show-details="true"/>
                <table:data-pilot-member table:name="2260" table:display="true" table:show-details="true"/>
                <table:data-pilot-member table:name="2300" table:display="true" table:show-details="true"/>
                <table:data-pilot-member table:name="2310" table:display="true" table:show-details="true"/>
                <table:data-pilot-member table:name="2330" table:display="true" table:show-details="true"/>
                <table:data-pilot-member table:name="2340" table:display="true" table:show-details="true"/>
                <table:data-pilot-member table:name="2350" table:display="true" table:show-details="true"/>
                <table:data-pilot-member table:name="2400" table:display="true" table:show-details="true"/>
                <table:data-pilot-member table:name="2410" table:display="true" table:show-details="true"/>
                <table:data-pilot-member table:name="2460" table:display="true" table:show-details="true"/>
                <table:data-pilot-member table:name="2470" table:display="true" table:show-details="true"/>
                <table:data-pilot-member table:name="2480" table:display="true" table:show-details="true"/>
                <table:data-pilot-member table:name="2500" table:display="true" table:show-details="true"/>
                <table:data-pilot-member table:name="2510" table:display="true" table:show-details="true"/>
                <table:data-pilot-member table:name="2520" table:display="true" table:show-details="true"/>
                <table:data-pilot-member table:name="2540" table:display="true" table:show-details="true"/>
                <table:data-pilot-member table:name="2550" table:display="true" table:show-details="true"/>
                <table:data-pilot-member table:name="2580" table:display="true" table:show-details="true"/>
                <table:data-pilot-member table:name="2610" table:display="true" table:show-details="true"/>
                <table:data-pilot-member table:name="2620" table:display="true" table:show-details="true"/>
                <table:data-pilot-member table:name="2630" table:display="true" table:show-details="true"/>
                <table:data-pilot-member table:name="2640" table:display="true" table:show-details="true"/>
                <table:data-pilot-member table:name="2650" table:display="true" table:show-details="true"/>
                <table:data-pilot-member table:name="2660" table:display="true" table:show-details="true"/>
                <table:data-pilot-member table:name="2670" table:display="true" table:show-details="true"/>
                <table:data-pilot-member table:name="2680" table:display="true" table:show-details="true"/>
                <table:data-pilot-member table:name="2700" table:display="true" table:show-details="true"/>
                <table:data-pilot-member table:name="2720" table:display="true" table:show-details="true"/>
                <table:data-pilot-member table:name="2730" table:display="true" table:show-details="true"/>
                <table:data-pilot-member table:name="2750" table:display="true" table:show-details="true"/>
                <table:data-pilot-member table:name="2820" table:display="true" table:show-details="true"/>
                <table:data-pilot-member table:name="2830" table:display="true" table:show-details="true"/>
                <table:data-pilot-member table:name="2850" table:display="true" table:show-details="true"/>
                <table:data-pilot-member table:name="2870" table:display="true" table:show-details="true"/>
                <table:data-pilot-member table:name="2910" table:display="true" table:show-details="true"/>
                <table:data-pilot-member table:name="2930" table:display="true" table:show-details="true"/>
                <table:data-pilot-member table:name="2950" table:display="true" table:show-details="true"/>
                <table:data-pilot-member table:name="2960" table:display="true" table:show-details="true"/>
                <table:data-pilot-member table:name="2990" table:display="true" table:show-details="true"/>
                <table:data-pilot-member table:name="3000" table:display="true" table:show-details="true"/>
                <table:data-pilot-member table:name="3010" table:display="true" table:show-details="true"/>
                <table:data-pilot-member table:name="3020" table:display="true" table:show-details="true"/>
                <table:data-pilot-member table:name="3040" table:display="true" table:show-details="true"/>
                <table:data-pilot-member table:name="3050" table:display="true" table:show-details="true"/>
                <table:data-pilot-member table:name="3060" table:display="true" table:show-details="true"/>
                <table:data-pilot-member table:name="3070" table:display="true" table:show-details="true"/>
                <table:data-pilot-member table:name="3110" table:display="true" table:show-details="true"/>
                <table:data-pilot-member table:name="3130" table:display="true" table:show-details="true"/>
                <table:data-pilot-member table:name="3140" table:display="true" table:show-details="true"/>
                <table:data-pilot-member table:name="3170" table:display="true" table:show-details="true"/>
                <table:data-pilot-member table:name="3180" table:display="true" table:show-details="true"/>
                <table:data-pilot-member table:name="3190" table:display="true" table:show-details="true"/>
                <table:data-pilot-member table:name="3210" table:display="true" table:show-details="true"/>
                <table:data-pilot-member table:name="3220" table:display="true" table:show-details="true"/>
                <table:data-pilot-member table:name="3240" table:display="true" table:show-details="true"/>
                <table:data-pilot-member table:name="3250" table:display="true" table:show-details="true"/>
                <table:data-pilot-member table:name="3260" table:display="true" table:show-details="true"/>
                <table:data-pilot-member table:name="3270" table:display="true" table:show-details="true"/>
                <table:data-pilot-member table:name="3280" table:display="true" table:show-details="true"/>
                <table:data-pilot-member table:name="3290" table:display="true" table:show-details="true"/>
                <table:data-pilot-member table:name="3310" table:display="true" table:show-details="true"/>
                <table:data-pilot-member table:name="3320" table:display="true" table:show-details="true"/>
                <table:data-pilot-member table:name="3330" table:display="true" table:show-details="true"/>
                <table:data-pilot-member table:name="3340" table:display="true" table:show-details="true"/>
                <table:data-pilot-member table:name="3350" table:display="true" table:show-details="true"/>
                <table:data-pilot-member table:name="3400" table:display="true" table:show-details="true"/>
                <table:data-pilot-member table:name="3420" table:display="true" table:show-details="true"/>
                <table:data-pilot-member table:name="3440" table:display="true" table:show-details="true"/>
                <table:data-pilot-member table:name="3450" table:display="true" table:show-details="true"/>
                <table:data-pilot-member table:name="3460" table:display="true" table:show-details="true"/>
                <table:data-pilot-member table:name="3470" table:display="true" table:show-details="true"/>
                <table:data-pilot-member table:name="3490" table:display="true" table:show-details="true"/>
                <table:data-pilot-member table:name="3500" table:display="true" table:show-details="true"/>
                <table:data-pilot-member table:name="3510" table:display="true" table:show-details="true"/>
                <table:data-pilot-member table:name="3540" table:display="true" table:show-details="true"/>
                <table:data-pilot-member table:name="3550" table:display="true" table:show-details="true"/>
                <table:data-pilot-member table:name="3560" table:display="true" table:show-details="true"/>
                <table:data-pilot-member table:name="3580" table:display="true" table:show-details="true"/>
                <table:data-pilot-member table:name="3610" table:display="true" table:show-details="true"/>
                <table:data-pilot-member table:name="3640" table:display="true" table:show-details="true"/>
                <table:data-pilot-member table:name="3650" table:display="true" table:show-details="true"/>
                <table:data-pilot-member table:name="3660" table:display="true" table:show-details="true"/>
                <table:data-pilot-member table:name="3670" table:display="true" table:show-details="true"/>
                <table:data-pilot-member table:name="3710" table:display="true" table:show-details="true"/>
                <table:data-pilot-member table:name="3720" table:display="true" table:show-details="true"/>
                <table:data-pilot-member table:name="3770" table:display="true" table:show-details="true"/>
                <table:data-pilot-member table:name="3780" table:display="true" table:show-details="true"/>
                <table:data-pilot-member table:name="3790" table:display="true" table:show-details="true"/>
                <table:data-pilot-member table:name="3800" table:display="true" table:show-details="true"/>
                <table:data-pilot-member table:name="3820" table:display="true" table:show-details="true"/>
                <table:data-pilot-member table:name="3830" table:display="true" table:show-details="true"/>
                <table:data-pilot-member table:name="3850" table:display="true" table:show-details="true"/>
                <table:data-pilot-member table:name="3860" table:display="true" table:show-details="true"/>
                <table:data-pilot-member table:name="3870" table:display="true" table:show-details="true"/>
                <table:data-pilot-member table:name="3880" table:display="true" table:show-details="true"/>
                <table:data-pilot-member table:name="3900" table:display="true" table:show-details="true"/>
                <table:data-pilot-member table:name="3910" table:display="true" table:show-details="true"/>
                <table:data-pilot-member table:name="3920" table:display="true" table:show-details="true"/>
                <table:data-pilot-member table:name="3930" table:display="true" table:show-details="true"/>
                <table:data-pilot-member table:name="3940" table:display="true" table:show-details="true"/>
                <table:data-pilot-member table:name="3960" table:display="true" table:show-details="true"/>
                <table:data-pilot-member table:name="3970" table:display="true" table:show-details="true"/>
                <table:data-pilot-member table:name="3980" table:display="true" table:show-details="true"/>
                <table:data-pilot-member table:name="4000" table:display="true" table:show-details="true"/>
                <table:data-pilot-member table:name="4040" table:display="true" table:show-details="true"/>
                <table:data-pilot-member table:name="4050" table:display="true" table:show-details="true"/>
                <table:data-pilot-member table:name="4060" table:display="true" table:show-details="true"/>
                <table:data-pilot-member table:name="4070" table:display="true" table:show-details="true"/>
                <table:data-pilot-member table:name="4090" table:display="true" table:show-details="true"/>
                <table:data-pilot-member table:name="4100" table:display="true" table:show-details="true"/>
                <table:data-pilot-member table:name="4110" table:display="true" table:show-details="true"/>
                <table:data-pilot-member table:name="4140" table:display="true" table:show-details="true"/>
                <table:data-pilot-member table:name="4150" table:display="true" table:show-details="true"/>
                <table:data-pilot-member table:name="4160" table:display="true" table:show-details="true"/>
                <table:data-pilot-member table:name="4170" table:display="true" table:show-details="true"/>
                <table:data-pilot-member table:name="4180" table:display="true" table:show-details="true"/>
                <table:data-pilot-member table:name="4190" table:display="true" table:show-details="true"/>
                <table:data-pilot-member table:name="4200" table:display="true" table:show-details="true"/>
                <table:data-pilot-member table:name="4220" table:display="true" table:show-details="true"/>
                <table:data-pilot-member table:name="4230" table:display="true" table:show-details="true"/>
                <table:data-pilot-member table:name="4260" table:display="true" table:show-details="true"/>
                <table:data-pilot-member table:name="4270" table:display="true" table:show-details="true"/>
                <table:data-pilot-member table:name="4290" table:display="true" table:show-details="true"/>
                <table:data-pilot-member table:name="4310" table:display="true" table:show-details="true"/>
                <table:data-pilot-member table:name="4320" table:display="true" table:show-details="true"/>
                <table:data-pilot-member table:name="4330" table:display="true" table:show-details="true"/>
                <table:data-pilot-member table:name="4340" table:display="true" table:show-details="true"/>
                <table:data-pilot-member table:name="4360" table:display="true" table:show-details="true"/>
                <table:data-pilot-member table:name="4380" table:display="true" table:show-details="true"/>
                <table:data-pilot-member table:name="4400" table:display="true" table:show-details="true"/>
                <table:data-pilot-member table:name="4410" table:display="true" table:show-details="true"/>
                <table:data-pilot-member table:name="4420" table:display="true" table:show-details="true"/>
                <table:data-pilot-member table:name="4440" table:display="true" table:show-details="true"/>
                <table:data-pilot-member table:name="4460" table:display="true" table:show-details="true"/>
                <table:data-pilot-member table:name="4470" table:display="true" table:show-details="true"/>
                <table:data-pilot-member table:name="4500" table:display="true" table:show-details="true"/>
                <table:data-pilot-member table:name="4510" table:display="true" table:show-details="true"/>
                <table:data-pilot-member table:name="4520" table:display="true" table:show-details="true"/>
                <table:data-pilot-member table:name="4530" table:display="true" table:show-details="true"/>
                <table:data-pilot-member table:name="4550" table:display="true" table:show-details="true"/>
                <table:data-pilot-member table:name="4560" table:display="true" table:show-details="true"/>
                <table:data-pilot-member table:name="4570" table:display="true" table:show-details="true"/>
                <table:data-pilot-member table:name="4580" table:display="true" table:show-details="true"/>
                <table:data-pilot-member table:name="4590" table:display="true" table:show-details="true"/>
                <table:data-pilot-member table:name="4600" table:display="true" table:show-details="true"/>
                <table:data-pilot-member table:name="4620" table:display="true" table:show-details="true"/>
                <table:data-pilot-member table:name="4630" table:display="true" table:show-details="true"/>
                <table:data-pilot-member table:name="4640" table:display="true" table:show-details="true"/>
                <table:data-pilot-member table:name="4660" table:display="true" table:show-details="true"/>
                <table:data-pilot-member table:name="4680" table:display="true" table:show-details="true"/>
                <table:data-pilot-member table:name="4700" table:display="true" table:show-details="true"/>
                <table:data-pilot-member table:name="4710" table:display="true" table:show-details="true"/>
                <table:data-pilot-member table:name="4740" table:display="true" table:show-details="true"/>
                <table:data-pilot-member table:name="4760" table:display="true" table:show-details="true"/>
                <table:data-pilot-member table:name="4790" table:display="true" table:show-details="true"/>
                <table:data-pilot-member table:name="4800" table:display="true" table:show-details="true"/>
                <table:data-pilot-member table:name="4810" table:display="true" table:show-details="true"/>
                <table:data-pilot-member table:name="4850" table:display="true" table:show-details="true"/>
                <table:data-pilot-member table:name="4860" table:display="true" table:show-details="true"/>
                <table:data-pilot-member table:name="4870" table:display="true" table:show-details="true"/>
                <table:data-pilot-member table:name="4880" table:display="true" table:show-details="true"/>
                <table:data-pilot-member table:name="4910" table:display="true" table:show-details="true"/>
                <table:data-pilot-member table:name="4940" table:display="true" table:show-details="true"/>
                <table:data-pilot-member table:name="4970" table:display="true" table:show-details="true"/>
                <table:data-pilot-member table:name="4980" table:display="true" table:show-details="true"/>
                <table:data-pilot-member table:name="4990" table:display="true" table:show-details="true"/>
                <table:data-pilot-member table:name="5000" table:display="true" table:show-details="true"/>
                <table:data-pilot-member table:name="5020" table:display="true" table:show-details="true"/>
                <table:data-pilot-member table:name="5030" table:display="true" table:show-details="true"/>
                <table:data-pilot-member table:name="5060" table:display="true" table:show-details="true"/>
                <table:data-pilot-member table:name="5080" table:display="true" table:show-details="true"/>
                <table:data-pilot-member table:name="5100" table:display="true" table:show-details="true"/>
                <table:data-pilot-member table:name="5150" table:display="true" table:show-details="true"/>
                <table:data-pilot-member table:name="5160" table:display="true" table:show-details="true"/>
                <table:data-pilot-member table:name="5180" table:display="true" table:show-details="true"/>
                <table:data-pilot-member table:name="5190" table:display="true" table:show-details="true"/>
                <table:data-pilot-member table:name="5210" table:display="true" table:show-details="true"/>
                <table:data-pilot-member table:name="5220" table:display="true" table:show-details="true"/>
                <table:data-pilot-member table:name="5230" table:display="true" table:show-details="true"/>
                <table:data-pilot-member table:name="5240" table:display="true" table:show-details="true"/>
                <table:data-pilot-member table:name="5270" table:display="true" table:show-details="true"/>
                <table:data-pilot-member table:name="5280" table:display="true" table:show-details="true"/>
                <table:data-pilot-member table:name="5300" table:display="true" table:show-details="true"/>
                <table:data-pilot-member table:name="5310" table:display="true" table:show-details="true"/>
                <table:data-pilot-member table:name="5340" table:display="true" table:show-details="true"/>
                <table:data-pilot-member table:name="5350" table:display="true" table:show-details="true"/>
                <table:data-pilot-member table:name="5370" table:display="true" table:show-details="true"/>
                <table:data-pilot-member table:name="5380" table:display="true" table:show-details="true"/>
                <table:data-pilot-member table:name="5420" table:display="true" table:show-details="true"/>
                <table:data-pilot-member table:name="5430" table:display="true" table:show-details="true"/>
                <table:data-pilot-member table:name="5440" table:display="true" table:show-details="true"/>
                <table:data-pilot-member table:name="5450" table:display="true" table:show-details="true"/>
                <table:data-pilot-member table:name="5480" table:display="true" table:show-details="true"/>
                <table:data-pilot-member table:name="5490" table:display="true" table:show-details="true"/>
                <table:data-pilot-member table:name="5530" table:display="true" table:show-details="true"/>
                <table:data-pilot-member table:name="5540" table:display="true" table:show-details="true"/>
                <table:data-pilot-member table:name="5550" table:display="true" table:show-details="true"/>
                <table:data-pilot-member table:name="5560" table:display="true" table:show-details="true"/>
                <table:data-pilot-member table:name="5570" table:display="true" table:show-details="true"/>
                <table:data-pilot-member table:name="5600" table:display="true" table:show-details="true"/>
                <table:data-pilot-member table:name="5610" table:display="true" table:show-details="true"/>
                <table:data-pilot-member table:name="5650" table:display="true" table:show-details="true"/>
                <table:data-pilot-member table:name="5660" table:display="true" table:show-details="true"/>
                <table:data-pilot-member table:name="5690" table:display="true" table:show-details="true"/>
                <table:data-pilot-member table:name="5730" table:display="true" table:show-details="true"/>
                <table:data-pilot-member table:name="5740" table:display="true" table:show-details="true"/>
                <table:data-pilot-member table:name="5750" table:display="true" table:show-details="true"/>
                <table:data-pilot-member table:name="5760" table:display="true" table:show-details="true"/>
                <table:data-pilot-member table:name="5770" table:display="true" table:show-details="true"/>
                <table:data-pilot-member table:name="5820" table:display="true" table:show-details="true"/>
                <table:data-pilot-member table:name="5840" table:display="true" table:show-details="true"/>
                <table:data-pilot-member table:name="5850" table:display="true" table:show-details="true"/>
                <table:data-pilot-member table:name="5870" table:display="true" table:show-details="true"/>
                <table:data-pilot-member table:name="5910" table:display="true" table:show-details="true"/>
                <table:data-pilot-member table:name="5920" table:display="true" table:show-details="true"/>
                <table:data-pilot-member table:name="5930" table:display="true" table:show-details="true"/>
                <table:data-pilot-member table:name="5950" table:display="true" table:show-details="true"/>
                <table:data-pilot-member table:name="5970" table:display="true" table:show-details="true"/>
                <table:data-pilot-member table:name="6000" table:display="true" table:show-details="true"/>
                <table:data-pilot-member table:name="6010" table:display="true" table:show-details="true"/>
                <table:data-pilot-member table:name="6050" table:display="true" table:show-details="true"/>
                <table:data-pilot-member table:name="6060" table:display="true" table:show-details="true"/>
                <table:data-pilot-member table:name="6070" table:display="true" table:show-details="true"/>
                <table:data-pilot-member table:name="6080" table:display="true" table:show-details="true"/>
                <table:data-pilot-member table:name="6090" table:display="true" table:show-details="true"/>
                <table:data-pilot-member table:name="6100" table:display="true" table:show-details="true"/>
                <table:data-pilot-member table:name="6110" table:display="true" table:show-details="true"/>
                <table:data-pilot-member table:name="6120" table:display="true" table:show-details="true"/>
                <table:data-pilot-member table:name="6150" table:display="true" table:show-details="true"/>
                <table:data-pilot-member table:name="6160" table:display="true" table:show-details="true"/>
                <table:data-pilot-member table:name="6170" table:display="true" table:show-details="true"/>
                <table:data-pilot-member table:name="6180" table:display="true" table:show-details="true"/>
                <table:data-pilot-member table:name="6200" table:display="true" table:show-details="true"/>
                <table:data-pilot-member table:name="6210" table:display="true" table:show-details="true"/>
                <table:data-pilot-member table:name="6220" table:display="true" table:show-details="true"/>
                <table:data-pilot-member table:name="6230" table:display="true" table:show-details="true"/>
                <table:data-pilot-member table:name="6270" table:display="true" table:show-details="true"/>
                <table:data-pilot-member table:name="6280" table:display="true" table:show-details="true"/>
                <table:data-pilot-member table:name="6290" table:display="true" table:show-details="true"/>
                <table:data-pilot-member table:name="6300" table:display="true" table:show-details="true"/>
                <table:data-pilot-member table:name="6310" table:display="true" table:show-details="true"/>
                <table:data-pilot-member table:name="6320" table:display="true" table:show-details="true"/>
                <table:data-pilot-member table:name="6350" table:display="true" table:show-details="true"/>
                <table:data-pilot-member table:name="6360" table:display="true" table:show-details="true"/>
                <table:data-pilot-member table:name="6390" table:display="true" table:show-details="true"/>
                <table:data-pilot-member table:name="6400" table:display="true" table:show-details="true"/>
                <table:data-pilot-member table:name="6410" table:display="true" table:show-details="true"/>
                <table:data-pilot-member table:name="6430" table:display="true" table:show-details="true"/>
                <table:data-pilot-member table:name="6450" table:display="true" table:show-details="true"/>
                <table:data-pilot-member table:name="6460" table:display="true" table:show-details="true"/>
                <table:data-pilot-member table:name="6470" table:display="true" table:show-details="true"/>
                <table:data-pilot-member table:name="6490" table:display="true" table:show-details="true"/>
                <table:data-pilot-member table:name="6500" table:display="true" table:show-details="true"/>
                <table:data-pilot-member table:name="6510" table:display="true" table:show-details="true"/>
                <table:data-pilot-member table:name="6530" table:display="true" table:show-details="true"/>
                <table:data-pilot-member table:name="6540" table:display="true" table:show-details="true"/>
                <table:data-pilot-member table:name="6560" table:display="true" table:show-details="true"/>
                <table:data-pilot-member table:name="6570" table:display="true" table:show-details="true"/>
                <table:data-pilot-member table:name="6580" table:display="true" table:show-details="true"/>
                <table:data-pilot-member table:name="6590" table:display="true" table:show-details="true"/>
                <table:data-pilot-member table:name="6600" table:display="true" table:show-details="true"/>
                <table:data-pilot-member table:name="6620" table:display="true" table:show-details="true"/>
                <table:data-pilot-member table:name="6690" table:display="true" table:show-details="true"/>
                <table:data-pilot-member table:name="6700" table:display="true" table:show-details="true"/>
                <table:data-pilot-member table:name="6720" table:display="true" table:show-details="true"/>
                <table:data-pilot-member table:name="6730" table:display="true" table:show-details="true"/>
                <table:data-pilot-member table:name="6760" table:display="true" table:show-details="true"/>
                <table:data-pilot-member table:name="6770" table:display="true" table:show-details="true"/>
                <table:data-pilot-member table:name="6780" table:display="true" table:show-details="true"/>
                <table:data-pilot-member table:name="6790" table:display="true" table:show-details="true"/>
                <table:data-pilot-member table:name="6800" table:display="true" table:show-details="true"/>
                <table:data-pilot-member table:name="6820" table:display="true" table:show-details="true"/>
                <table:data-pilot-member table:name="6850" table:display="true" table:show-details="true"/>
                <table:data-pilot-member table:name="6860" table:display="true" table:show-details="true"/>
                <table:data-pilot-member table:name="6880" table:display="true" table:show-details="true"/>
                <table:data-pilot-member table:name="6900" table:display="true" table:show-details="true"/>
                <table:data-pilot-member table:name="6920" table:display="true" table:show-details="true"/>
                <table:data-pilot-member table:name="6930" table:display="true" table:show-details="true"/>
                <table:data-pilot-member table:name="6950" table:display="true" table:show-details="true"/>
                <table:data-pilot-member table:name="6960" table:display="true" table:show-details="true"/>
                <table:data-pilot-member table:name="6980" table:display="true" table:show-details="true"/>
                <table:data-pilot-member table:name="7000" table:display="true" table:show-details="true"/>
                <table:data-pilot-member table:name="7020" table:display="true" table:show-details="true"/>
                <table:data-pilot-member table:name="7030" table:display="true" table:show-details="true"/>
                <table:data-pilot-member table:name="7040" table:display="true" table:show-details="true"/>
                <table:data-pilot-member table:name="7060" table:display="true" table:show-details="true"/>
                <table:data-pilot-member table:name="7100" table:display="true" table:show-details="true"/>
                <table:data-pilot-member table:name="7110" table:display="true" table:show-details="true"/>
                <table:data-pilot-member table:name="7120" table:display="true" table:show-details="true"/>
                <table:data-pilot-member table:name="7160" table:display="true" table:show-details="true"/>
                <table:data-pilot-member table:name="7170" table:display="true" table:show-details="true"/>
                <table:data-pilot-member table:name="7190" table:display="true" table:show-details="true"/>
                <table:data-pilot-member table:name="7210" table:display="true" table:show-details="true"/>
                <table:data-pilot-member table:name="7240" table:display="true" table:show-details="true"/>
                <table:data-pilot-member table:name="7250" table:display="true" table:show-details="true"/>
                <table:data-pilot-member table:name="7270" table:display="true" table:show-details="true"/>
                <table:data-pilot-member table:name="7320" table:display="true" table:show-details="true"/>
                <table:data-pilot-member table:name="7330" table:display="true" table:show-details="true"/>
                <table:data-pilot-member table:name="7340" table:display="true" table:show-details="true"/>
                <table:data-pilot-member table:name="7370" table:display="true" table:show-details="true"/>
                <table:data-pilot-member table:name="7390" table:display="true" table:show-details="true"/>
                <table:data-pilot-member table:name="7450" table:display="true" table:show-details="true"/>
                <table:data-pilot-member table:name="7480" table:display="true" table:show-details="true"/>
                <table:data-pilot-member table:name="7490" table:display="true" table:show-details="true"/>
                <table:data-pilot-member table:name="7520" table:display="true" table:show-details="true"/>
                <table:data-pilot-member table:name="7530" table:display="true" table:show-details="true"/>
                <table:data-pilot-member table:name="7540" table:display="true" table:show-details="true"/>
                <table:data-pilot-member table:name="7550" table:display="true" table:show-details="true"/>
                <table:data-pilot-member table:name="7560" table:display="true" table:show-details="true"/>
                <table:data-pilot-member table:name="7580" table:display="true" table:show-details="true"/>
                <table:data-pilot-member table:name="7640" table:display="true" table:show-details="true"/>
                <table:data-pilot-member table:name="7650" table:display="true" table:show-details="true"/>
                <table:data-pilot-member table:name="7660" table:display="true" table:show-details="true"/>
                <table:data-pilot-member table:name="7700" table:display="true" table:show-details="true"/>
                <table:data-pilot-member table:name="7710" table:display="true" table:show-details="true"/>
                <table:data-pilot-member table:name="7730" table:display="true" table:show-details="true"/>
                <table:data-pilot-member table:name="7740" table:display="true" table:show-details="true"/>
                <table:data-pilot-member table:name="7750" table:display="true" table:show-details="true"/>
                <table:data-pilot-member table:name="7770" table:display="true" table:show-details="true"/>
                <table:data-pilot-member table:name="7820" table:display="true" table:show-details="true"/>
                <table:data-pilot-member table:name="7830" table:display="true" table:show-details="true"/>
                <table:data-pilot-member table:name="7840" table:display="true" table:show-details="true"/>
                <table:data-pilot-member table:name="7850" table:display="true" table:show-details="true"/>
                <table:data-pilot-member table:name="7870" table:display="true" table:show-details="true"/>
                <table:data-pilot-member table:name="7890" table:display="true" table:show-details="true"/>
                <table:data-pilot-member table:name="7910" table:display="true" table:show-details="true"/>
                <table:data-pilot-member table:name="7920" table:display="true" table:show-details="true"/>
                <table:data-pilot-member table:name="7930" table:display="true" table:show-details="true"/>
                <table:data-pilot-member table:name="7940" table:display="true" table:show-details="true"/>
                <table:data-pilot-member table:name="7950" table:display="true" table:show-details="true"/>
                <table:data-pilot-member table:name="7960" table:display="true" table:show-details="true"/>
                <table:data-pilot-member table:name="7970" table:display="true" table:show-details="true"/>
                <table:data-pilot-member table:name="7980" table:display="true" table:show-details="true"/>
                <table:data-pilot-member table:name="7990" table:display="true" table:show-details="true"/>
                <table:data-pilot-member table:name="8000" table:display="true" table:show-details="true"/>
                <table:data-pilot-member table:name="8020" table:display="true" table:show-details="true"/>
                <table:data-pilot-member table:name="8030" table:display="true" table:show-details="true"/>
                <table:data-pilot-member table:name="8040" table:display="true" table:show-details="true"/>
                <table:data-pilot-member table:name="8060" table:display="true" table:show-details="true"/>
                <table:data-pilot-member table:name="8070" table:display="true" table:show-details="true"/>
                <table:data-pilot-member table:name="8090" table:display="true" table:show-details="true"/>
                <table:data-pilot-member table:name="8100" table:display="true" table:show-details="true"/>
                <table:data-pilot-member table:name="8110" table:display="true" table:show-details="true"/>
                <table:data-pilot-member table:name="8140" table:display="true" table:show-details="true"/>
                <table:data-pilot-member table:name="8160" table:display="true" table:show-details="true"/>
                <table:data-pilot-member table:name="8170" table:display="true" table:show-details="true"/>
                <table:data-pilot-member table:name="8190" table:display="true" table:show-details="true"/>
                <table:data-pilot-member table:name="8200" table:display="true" table:show-details="true"/>
                <table:data-pilot-member table:name="8220" table:display="true" table:show-details="true"/>
                <table:data-pilot-member table:name="8230" table:display="true" table:show-details="true"/>
                <table:data-pilot-member table:name="8270" table:display="true" table:show-details="true"/>
                <table:data-pilot-member table:name="8300" table:display="true" table:show-details="true"/>
                <table:data-pilot-member table:name="8320" table:display="true" table:show-details="true"/>
                <table:data-pilot-member table:name="8340" table:display="true" table:show-details="true"/>
                <table:data-pilot-member table:name="8360" table:display="true" table:show-details="true"/>
                <table:data-pilot-member table:name="8450" table:display="true" table:show-details="true"/>
                <table:data-pilot-member table:name="8460" table:display="true" table:show-details="true"/>
                <table:data-pilot-member table:name="8470" table:display="true" table:show-details="true"/>
                <table:data-pilot-member table:name="8480" table:display="true" table:show-details="true"/>
                <table:data-pilot-member table:name="8510" table:display="true" table:show-details="true"/>
                <table:data-pilot-member table:name="8530" table:display="true" table:show-details="true"/>
                <table:data-pilot-member table:name="8550" table:display="true" table:show-details="true"/>
                <table:data-pilot-member table:name="8560" table:display="true" table:show-details="true"/>
                <table:data-pilot-member table:name="8590" table:display="true" table:show-details="true"/>
                <table:data-pilot-member table:name="8650" table:display="true" table:show-details="true"/>
                <table:data-pilot-member table:name="8680" table:display="true" table:show-details="true"/>
                <table:data-pilot-member table:name="8690" table:display="true" table:show-details="true"/>
                <table:data-pilot-member table:name="8700" table:display="true" table:show-details="true"/>
                <table:data-pilot-member table:name="8710" table:display="true" table:show-details="true"/>
                <table:data-pilot-member table:name="8740" table:display="true" table:show-details="true"/>
                <table:data-pilot-member table:name="8770" table:display="true" table:show-details="true"/>
                <table:data-pilot-member table:name="8790" table:display="true" table:show-details="true"/>
                <table:data-pilot-member table:name="8800" table:display="true" table:show-details="true"/>
                <table:data-pilot-member table:name="8880" table:display="true" table:show-details="true"/>
                <table:data-pilot-member table:name="8890" table:display="true" table:show-details="true"/>
                <table:data-pilot-member table:name="8900" table:display="true" table:show-details="true"/>
                <table:data-pilot-member table:name="8930" table:display="true" table:show-details="true"/>
                <table:data-pilot-member table:name="8950" table:display="true" table:show-details="true"/>
                <table:data-pilot-member table:name="8960" table:display="true" table:show-details="true"/>
                <table:data-pilot-member table:name="9000" table:display="true" table:show-details="true"/>
                <table:data-pilot-member table:name="9010" table:display="true" table:show-details="true"/>
                <table:data-pilot-member table:name="9020" table:display="true" table:show-details="true"/>
                <table:data-pilot-member table:name="9040" table:display="true" table:show-details="true"/>
                <table:data-pilot-member table:name="9060" table:display="true" table:show-details="true"/>
                <table:data-pilot-member table:name="9080" table:display="true" table:show-details="true"/>
                <table:data-pilot-member table:name="9130" table:display="true" table:show-details="true"/>
                <table:data-pilot-member table:name="9150" table:display="true" table:show-details="true"/>
                <table:data-pilot-member table:name="9160" table:display="true" table:show-details="true"/>
                <table:data-pilot-member table:name="9200" table:display="true" table:show-details="true"/>
                <table:data-pilot-member table:name="9210" table:display="true" table:show-details="true"/>
                <table:data-pilot-member table:name="9220" table:display="true" table:show-details="true"/>
                <table:data-pilot-member table:name="9230" table:display="true" table:show-details="true"/>
                <table:data-pilot-member table:name="9250" table:display="true" table:show-details="true"/>
                <table:data-pilot-member table:name="9280" table:display="true" table:show-details="true"/>
                <table:data-pilot-member table:name="9310" table:display="true" table:show-details="true"/>
                <table:data-pilot-member table:name="9370" table:display="true" table:show-details="true"/>
                <table:data-pilot-member table:name="9390" table:display="true" table:show-details="true"/>
                <table:data-pilot-member table:name="9400" table:display="true" table:show-details="true"/>
                <table:data-pilot-member table:name="9410" table:display="true" table:show-details="true"/>
                <table:data-pilot-member table:name="9420" table:display="true" table:show-details="true"/>
                <table:data-pilot-member table:name="9430" table:display="true" table:show-details="true"/>
                <table:data-pilot-member table:name="9440" table:display="true" table:show-details="true"/>
                <table:data-pilot-member table:name="9470" table:display="true" table:show-details="true"/>
                <table:data-pilot-member table:name="9480" table:display="true" table:show-details="true"/>
                <table:data-pilot-member table:name="9490" table:display="true" table:show-details="true"/>
                <table:data-pilot-member table:name="9510" table:display="true" table:show-details="true"/>
                <table:data-pilot-member table:name="9520" table:display="true" table:show-details="true"/>
                <table:data-pilot-member table:name="9560" table:display="true" table:show-details="true"/>
                <table:data-pilot-member table:name="9580" table:display="true" table:show-details="true"/>
                <table:data-pilot-member table:name="9590" table:display="true" table:show-details="true"/>
                <table:data-pilot-member table:name="9620" table:display="true" table:show-details="true"/>
                <table:data-pilot-member table:name="9630" table:display="true" table:show-details="true"/>
                <table:data-pilot-member table:name="9670" table:display="true" table:show-details="true"/>
                <table:data-pilot-member table:name="9690" table:display="true" table:show-details="true"/>
                <table:data-pilot-member table:name="9720" table:display="true" table:show-details="true"/>
                <table:data-pilot-member table:name="9740" table:display="true" table:show-details="true"/>
                <table:data-pilot-member table:name="9750" table:display="true" table:show-details="true"/>
                <table:data-pilot-member table:name="9770" table:display="true" table:show-details="true"/>
                <table:data-pilot-member table:name="9800" table:display="true" table:show-details="true"/>
                <table:data-pilot-member table:name="9810" table:display="true" table:show-details="true"/>
                <table:data-pilot-member table:name="9840" table:display="true" table:show-details="true"/>
                <table:data-pilot-member table:name="9850" table:display="true" table:show-details="true"/>
                <table:data-pilot-member table:name="9860" table:display="true" table:show-details="true"/>
                <table:data-pilot-member table:name="9870" table:display="true" table:show-details="true"/>
                <table:data-pilot-member table:name="9920" table:display="true" table:show-details="true"/>
                <table:data-pilot-member table:name="9940" table:display="true" table:show-details="true"/>
                <table:data-pilot-member table:name="9950" table:display="true" table:show-details="true"/>
                <table:data-pilot-member table:name="9960" table:display="true" table:show-details="true"/>
                <table:data-pilot-member table:name="9980" table:display="true" table:show-details="true"/>
                <table:data-pilot-member table:name="999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7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7T13:16:39.052000000</dc:date>
    <meta:editing-duration>PT21M25S</meta:editing-duration>
    <meta:editing-cycles>2</meta:editing-cycles>
    <meta:generator>LibreOffice/7.3.0.3$Windows_X86_64 LibreOffice_project/0f246aa12d0eee4a0f7adcefbf7c878fc2238db3</meta:generator>
    <meta:document-statistic meta:table-count="4" meta:cell-count="10511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2.693cm" svg:y="0.316cm" chart:style-name="ch2">
          <text:p>Łączna wielkośc zamówień dla danych magazynów</text:p>
        </chart:title>
        <chart:legend chart:legend-position="end" svg:x="13.159cm" svg:y="3.46cm" style:legend-expansion="high" chart:style-name="ch3"/>
        <chart:plot-area chart:style-name="ch4" table:cell-range-address="'Tabela przestawna_Arkusz1_3'.F1:'Tabela przestawna_Arkusz1_3'.G5" chart:data-source-has-labels="both" svg:x="0.32cm" svg:y="1.271cm" svg:width="12.519cm" svg:height="7.549cm">
          <chart:coordinate-region svg:x="2.805cm" svg:y="1.272cm" svg:width="7.548cm" svg:height="7.548cm"/>
          <chart:axis chart:dimension="x" chart:name="primary-x" chart:style-name="ch5" chartooo:axis-type="auto">
            <chartooo:date-scale/>
            <chart:categories table:cell-range-address="'Tabela przestawna_Arkusz1_3'.F2:'Tabela przestawna_Arkusz1_3'.F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Tabela przestawna_Arkusz1_3'.G2:'Tabela przestawna_Arkusz1_3'.G5" chart:label-cell-address="'Tabela przestawna_Arkusz1_3'.G1:'Tabela przestawna_Arkusz1_3'.G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Łączna wielkość zamówień</text:p>
                <draw:g>
                  <svg:desc>'Tabela przestawna_Arkusz1_3'.G1:'Tabela przestawna_Arkusz1_3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niezno</text:p>
                <draw:g>
                  <svg:desc>'Tabela przestawna_Arkusz1_3'.F2:'Tabela przestawna_Arkusz1_3'.F5</svg:desc>
                </draw:g>
              </table:table-cell>
              <table:table-cell office:value-type="float" office:value="0.20777731548664">
                <text:p>0.20777731548664</text:p>
                <draw:g>
                  <svg:desc>'Tabela przestawna_Arkusz1_3'.G2:'Tabela przestawna_Arkusz1_3'.G5</svg:desc>
                </draw:g>
              </table:table-cell>
            </table:table-row>
            <table:table-row>
              <table:table-cell office:value-type="string">
                <text:p>Malbork</text:p>
              </table:table-cell>
              <table:table-cell office:value-type="float" office:value="0.239550247100251">
                <text:p>0.239550247100251</text:p>
              </table:table-cell>
            </table:table-row>
            <table:table-row>
              <table:table-cell office:value-type="string">
                <text:p>Ogrodzieniec</text:p>
              </table:table-cell>
              <table:table-cell office:value-type="float" office:value="0.283013506793988">
                <text:p>0.283013506793988</text:p>
              </table:table-cell>
            </table:table-row>
            <table:table-row>
              <table:table-cell office:value-type="string">
                <text:p>Przemysl</text:p>
              </table:table-cell>
              <table:table-cell office:value-type="float" office:value="0.269658930619121">
                <text:p>0.2696589306191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